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262.69pt"/>
    </style:style>
    <style:style style:name="co3" style:family="table-column">
      <style:table-column-properties fo:break-before="auto" style:column-width="107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adre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ALAPAGOS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ALAPAGOS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ALAPAGOS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ALAPAGOS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ALAPAGOS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ALAPAGOS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ALAPAGOS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ALAPAG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</table:table-row>
        <table:table-row table:style-name="ro1">
          <table:table-cell office:value-type="string" calcext:value-type="string">
            <text:p>CODIGO PROVINCIA</text:p>
          </table:table-cell>
          <table:table-cell office:value-type="string" calcext:value-type="string">
            <text:p>DESCRIPCION PROVINCI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string" calcext:value-type="string">
            <text:p>GIRON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string" calcext:value-type="string">
            <text:p>GIRON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string" calcext:value-type="string">
            <text:p>GIRON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string" calcext:value-type="string">
            <text:p>NABON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string" calcext:value-type="string">
            <text:p>NABON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string" calcext:value-type="string">
            <text:p>NABON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string" calcext:value-type="string">
            <text:p>NABON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string" calcext:value-type="string">
            <text:p>NABON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string" calcext:value-type="string">
            <text:p>PAUTE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string" calcext:value-type="string">
            <text:p>PAUTE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string" calcext:value-type="string">
            <text:p>PAUTE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string" calcext:value-type="string">
            <text:p>PAUTE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string" calcext:value-type="string">
            <text:p>PAUTE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string" calcext:value-type="string">
            <text:p>PAUTE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string" calcext:value-type="string">
            <text:p>PAUTE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string" calcext:value-type="string">
            <text:p>PAUTE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string" calcext:value-type="string">
            <text:p>PUCAR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string" calcext:value-type="string">
            <text:p>PUCAR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7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7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string" calcext:value-type="string">
            <text:p>SIGSIG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string" calcext:value-type="string">
            <text:p>SIGSIG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string" calcext:value-type="string">
            <text:p>SIGSIG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string" calcext:value-type="string">
            <text:p>SIGSIG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string" calcext:value-type="string">
            <text:p>SIGSIG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string" calcext:value-type="string">
            <text:p>SIGSIG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string" calcext:value-type="string">
            <text:p>SIGSIG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OÑ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OÑ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CHORDELEG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CHORDELEG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CHORDELEG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CHORDELEG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CHORDELEG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EL PAN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EL PAN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string" calcext:value-type="string">
            <text:p>SEVILLA DE OR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string" calcext:value-type="string">
            <text:p>SEVILLA DE OR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string" calcext:value-type="string">
            <text:p>SEVILLA DE ORO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string" calcext:value-type="string">
            <text:p>GUACHAPALA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CAMILO PONCE ENRIQUEZ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CAMILO PONCE ENRIQUEZ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string" calcext:value-type="string">
            <text:p>CHILLANES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string" calcext:value-type="string">
            <text:p>CHILLANES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string" calcext:value-type="string">
            <text:p>CHIMBO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string" calcext:value-type="string">
            <text:p>CHIMBO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string" calcext:value-type="string">
            <text:p>CHIMBO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string" calcext:value-type="string">
            <text:p>CHIMBO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string" calcext:value-type="string">
            <text:p>CHIMBO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string" calcext:value-type="string">
            <text:p>ECHEANDI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6</text:p>
          </table:table-cell>
          <table:table-cell office:value-type="string" calcext:value-type="string">
            <text:p>CALUM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7</text:p>
          </table:table-cell>
          <table:table-cell office:value-type="string" calcext:value-type="string">
            <text:p>LAS NAVES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7</text:p>
          </table:table-cell>
          <table:table-cell office:value-type="string" calcext:value-type="string">
            <text:p>LAS NAVES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07</text:p>
          </table:table-cell>
          <table:table-cell office:value-type="string" calcext:value-type="string">
            <text:p>LAS NAVES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string" calcext:value-type="string">
            <text:p>BIBLIAN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string" calcext:value-type="string">
            <text:p>BIBLIAN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string" calcext:value-type="string">
            <text:p>BIBLIAN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string" calcext:value-type="string">
            <text:p>BIBLIAN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string" calcext:value-type="string">
            <text:p>BIBLIAN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string" calcext:value-type="string">
            <text:p>LA TRONCAL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string" calcext:value-type="string">
            <text:p>LA TRONCAL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string" calcext:value-type="string">
            <text:p>LA TRONCAL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string" calcext:value-type="string">
            <text:p>EL TAMBO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string" calcext:value-type="string">
            <text:p>DELEG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string" calcext:value-type="string">
            <text:p>DELEG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string" calcext:value-type="string">
            <text:p>SUSCAL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string" calcext:value-type="string">
            <text:p>ESPEJO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string" calcext:value-type="string">
            <text:p>ESPEJO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string" calcext:value-type="string">
            <text:p>ESPEJO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string" calcext:value-type="string">
            <text:p>ESPEJO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string" calcext:value-type="string">
            <text:p>ESPEJO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string" calcext:value-type="string">
            <text:p>ESPEJO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string" calcext:value-type="string">
            <text:p>MONTUF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string" calcext:value-type="string">
            <text:p>MONTUF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string" calcext:value-type="string">
            <text:p>MONTUF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string" calcext:value-type="string">
            <text:p>MONTUF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string" calcext:value-type="string">
            <text:p>MONTUF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string" calcext:value-type="string">
            <text:p>MONTUF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string" calcext:value-type="string">
            <text:p>MONTUF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string" calcext:value-type="string">
            <text:p>MONTUFAR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string" calcext:value-type="string">
            <text:p>SAN PEDRO DE HUACA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string" calcext:value-type="string">
            <text:p>SAN PEDRO DE HUACA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string" calcext:value-type="string">
            <text:p>LA MAN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string" calcext:value-type="string">
            <text:p>LA MAN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string" calcext:value-type="string">
            <text:p>LA MAN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string" calcext:value-type="string">
            <text:p>LA MAN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string" calcext:value-type="string">
            <text:p>PANGU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string" calcext:value-type="string">
            <text:p>PANGU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string" calcext:value-type="string">
            <text:p>PANGU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string" calcext:value-type="string">
            <text:p>PANGU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string" calcext:value-type="string">
            <text:p>PUJILI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string" calcext:value-type="string">
            <text:p>PUJILI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string" calcext:value-type="string">
            <text:p>PUJILI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string" calcext:value-type="string">
            <text:p>PUJILI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string" calcext:value-type="string">
            <text:p>PUJILI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string" calcext:value-type="string">
            <text:p>PUJILI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string" calcext:value-type="string">
            <text:p>PUJILI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5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5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5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5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5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5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6</text:p>
          </table:table-cell>
          <table:table-cell office:value-type="string" calcext:value-type="string">
            <text:p>SAQUISILI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6</text:p>
          </table:table-cell>
          <table:table-cell office:value-type="string" calcext:value-type="string">
            <text:p>SAQUISILI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6</text:p>
          </table:table-cell>
          <table:table-cell office:value-type="string" calcext:value-type="string">
            <text:p>SAQUISILI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6</text:p>
          </table:table-cell>
          <table:table-cell office:value-type="string" calcext:value-type="string">
            <text:p>SAQUISILI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7</text:p>
          </table:table-cell>
          <table:table-cell office:value-type="string" calcext:value-type="string">
            <text:p>SIGCHOS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7</text:p>
          </table:table-cell>
          <table:table-cell office:value-type="string" calcext:value-type="string">
            <text:p>SIGCHOS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7</text:p>
          </table:table-cell>
          <table:table-cell office:value-type="string" calcext:value-type="string">
            <text:p>SIGCHOS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7</text:p>
          </table:table-cell>
          <table:table-cell office:value-type="string" calcext:value-type="string">
            <text:p>SIGCHOS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07</text:p>
          </table:table-cell>
          <table:table-cell office:value-type="string" calcext:value-type="string">
            <text:p>SIGCHOS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2</text:p>
          </table:table-cell>
          <table:table-cell office:value-type="string" calcext:value-type="string">
            <text:p>ALAUS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2</text:p>
          </table:table-cell>
          <table:table-cell office:value-type="string" calcext:value-type="string">
            <text:p>ALAUS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2</text:p>
          </table:table-cell>
          <table:table-cell office:value-type="string" calcext:value-type="string">
            <text:p>ALAUS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0602</text:p>
          </table:table-cell>
          <table:table-cell office:value-type="string" calcext:value-type="string">
            <text:p>ALAUS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2</text:p>
          </table:table-cell>
          <table:table-cell office:value-type="string" calcext:value-type="string">
            <text:p>ALAUS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2</text:p>
          </table:table-cell>
          <table:table-cell office:value-type="string" calcext:value-type="string">
            <text:p>ALAUS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2</text:p>
          </table:table-cell>
          <table:table-cell office:value-type="string" calcext:value-type="string">
            <text:p>ALAUS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2</text:p>
          </table:table-cell>
          <table:table-cell office:value-type="string" calcext:value-type="string">
            <text:p>ALAUS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2</text:p>
          </table:table-cell>
          <table:table-cell office:value-type="string" calcext:value-type="string">
            <text:p>ALAUS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2</text:p>
          </table:table-cell>
          <table:table-cell office:value-type="string" calcext:value-type="string">
            <text:p>ALAUS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3</text:p>
          </table:table-cell>
          <table:table-cell office:value-type="string" calcext:value-type="string">
            <text:p>COLT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3</text:p>
          </table:table-cell>
          <table:table-cell office:value-type="string" calcext:value-type="string">
            <text:p>COLT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3</text:p>
          </table:table-cell>
          <table:table-cell office:value-type="string" calcext:value-type="string">
            <text:p>COLT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3</text:p>
          </table:table-cell>
          <table:table-cell office:value-type="string" calcext:value-type="string">
            <text:p>COLT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3</text:p>
          </table:table-cell>
          <table:table-cell office:value-type="string" calcext:value-type="string">
            <text:p>COLT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3</text:p>
          </table:table-cell>
          <table:table-cell office:value-type="string" calcext:value-type="string">
            <text:p>COLT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3</text:p>
          </table:table-cell>
          <table:table-cell office:value-type="string" calcext:value-type="string">
            <text:p>COLT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4</text:p>
          </table:table-cell>
          <table:table-cell office:value-type="string" calcext:value-type="string">
            <text:p>CHAMB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5</text:p>
          </table:table-cell>
          <table:table-cell office:value-type="string" calcext:value-type="string">
            <text:p>CHUNCH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5</text:p>
          </table:table-cell>
          <table:table-cell office:value-type="string" calcext:value-type="string">
            <text:p>CHUNCH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5</text:p>
          </table:table-cell>
          <table:table-cell office:value-type="string" calcext:value-type="string">
            <text:p>CHUNCH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5</text:p>
          </table:table-cell>
          <table:table-cell office:value-type="string" calcext:value-type="string">
            <text:p>CHUNCH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5</text:p>
          </table:table-cell>
          <table:table-cell office:value-type="string" calcext:value-type="string">
            <text:p>CHUNCHI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6</text:p>
          </table:table-cell>
          <table:table-cell office:value-type="string" calcext:value-type="string">
            <text:p>GUAMOTE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6</text:p>
          </table:table-cell>
          <table:table-cell office:value-type="string" calcext:value-type="string">
            <text:p>GUAMOTE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6</text:p>
          </table:table-cell>
          <table:table-cell office:value-type="string" calcext:value-type="string">
            <text:p>GUAMOTE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7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7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7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7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7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7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7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7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7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7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7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7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8</text:p>
          </table:table-cell>
          <table:table-cell office:value-type="string" calcext:value-type="string">
            <text:p>PALLATANG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9</text:p>
          </table:table-cell>
          <table:table-cell office:value-type="string" calcext:value-type="string">
            <text:p>PENIPE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9</text:p>
          </table:table-cell>
          <table:table-cell office:value-type="string" calcext:value-type="string">
            <text:p>PENIPE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9</text:p>
          </table:table-cell>
          <table:table-cell office:value-type="string" calcext:value-type="string">
            <text:p>PENIPE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9</text:p>
          </table:table-cell>
          <table:table-cell office:value-type="string" calcext:value-type="string">
            <text:p>PENIPE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9</text:p>
          </table:table-cell>
          <table:table-cell office:value-type="string" calcext:value-type="string">
            <text:p>PENIPE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9</text:p>
          </table:table-cell>
          <table:table-cell office:value-type="string" calcext:value-type="string">
            <text:p>PENIPE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09</text:p>
          </table:table-cell>
          <table:table-cell office:value-type="string" calcext:value-type="string">
            <text:p>PENIPE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10</text:p>
          </table:table-cell>
          <table:table-cell office:value-type="string" calcext:value-type="string">
            <text:p>CUMAND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2</text:p>
          </table:table-cell>
          <table:table-cell office:value-type="string" calcext:value-type="string">
            <text:p>ARENILL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2</text:p>
          </table:table-cell>
          <table:table-cell office:value-type="string" calcext:value-type="string">
            <text:p>ARENILL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2</text:p>
          </table:table-cell>
          <table:table-cell office:value-type="string" calcext:value-type="string">
            <text:p>ARENILL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2</text:p>
          </table:table-cell>
          <table:table-cell office:value-type="string" calcext:value-type="string">
            <text:p>ARENILL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4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4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5</text:p>
          </table:table-cell>
          <table:table-cell office:value-type="string" calcext:value-type="string">
            <text:p>CHILL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6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6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0706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6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6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7</text:p>
          </table:table-cell>
          <table:table-cell office:value-type="string" calcext:value-type="string">
            <text:p>HUAQUILL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7</text:p>
          </table:table-cell>
          <table:table-cell office:value-type="string" calcext:value-type="string">
            <text:p>HUAQUILL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7</text:p>
          </table:table-cell>
          <table:table-cell office:value-type="string" calcext:value-type="string">
            <text:p>HUAQUILL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7</text:p>
          </table:table-cell>
          <table:table-cell office:value-type="string" calcext:value-type="string">
            <text:p>HUAQUILL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7</text:p>
          </table:table-cell>
          <table:table-cell office:value-type="string" calcext:value-type="string">
            <text:p>HUAQUILL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7</text:p>
          </table:table-cell>
          <table:table-cell office:value-type="string" calcext:value-type="string">
            <text:p>HUAQUILL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8</text:p>
          </table:table-cell>
          <table:table-cell office:value-type="string" calcext:value-type="string">
            <text:p>MARCABELI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8</text:p>
          </table:table-cell>
          <table:table-cell office:value-type="string" calcext:value-type="string">
            <text:p>MARCABELI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0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0</text:p>
          </table:table-cell>
          <table:table-cell office:value-type="string" calcext:value-type="string">
            <text:p>PIÑ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0</text:p>
          </table:table-cell>
          <table:table-cell office:value-type="string" calcext:value-type="string">
            <text:p>PIÑ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0</text:p>
          </table:table-cell>
          <table:table-cell office:value-type="string" calcext:value-type="string">
            <text:p>PIÑ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0</text:p>
          </table:table-cell>
          <table:table-cell office:value-type="string" calcext:value-type="string">
            <text:p>PIÑ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0</text:p>
          </table:table-cell>
          <table:table-cell office:value-type="string" calcext:value-type="string">
            <text:p>PIÑ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0</text:p>
          </table:table-cell>
          <table:table-cell office:value-type="string" calcext:value-type="string">
            <text:p>PIÑ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0</text:p>
          </table:table-cell>
          <table:table-cell office:value-type="string" calcext:value-type="string">
            <text:p>PIÑ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0</text:p>
          </table:table-cell>
          <table:table-cell office:value-type="string" calcext:value-type="string">
            <text:p>PIÑ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0</text:p>
          </table:table-cell>
          <table:table-cell office:value-type="string" calcext:value-type="string">
            <text:p>PIÑ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0</text:p>
          </table:table-cell>
          <table:table-cell office:value-type="string" calcext:value-type="string">
            <text:p>PIÑ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1</text:p>
          </table:table-cell>
          <table:table-cell office:value-type="string" calcext:value-type="string">
            <text:p>PORTOVELO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1</text:p>
          </table:table-cell>
          <table:table-cell office:value-type="string" calcext:value-type="string">
            <text:p>PORTOVELO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1</text:p>
          </table:table-cell>
          <table:table-cell office:value-type="string" calcext:value-type="string">
            <text:p>PORTOVELO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1</text:p>
          </table:table-cell>
          <table:table-cell office:value-type="string" calcext:value-type="string">
            <text:p>PORTOVELO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3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3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3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3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3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3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3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3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3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3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4</text:p>
          </table:table-cell>
          <table:table-cell office:value-type="string" calcext:value-type="string">
            <text:p>LAS LAJ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4</text:p>
          </table:table-cell>
          <table:table-cell office:value-type="string" calcext:value-type="string">
            <text:p>LAS LAJ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4</text:p>
          </table:table-cell>
          <table:table-cell office:value-type="string" calcext:value-type="string">
            <text:p>LAS LAJ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4</text:p>
          </table:table-cell>
          <table:table-cell office:value-type="string" calcext:value-type="string">
            <text:p>LAS LAJ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4</text:p>
          </table:table-cell>
          <table:table-cell office:value-type="string" calcext:value-type="string">
            <text:p>LAS LAJ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4</text:p>
          </table:table-cell>
          <table:table-cell office:value-type="string" calcext:value-type="string">
            <text:p>LAS LAJ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14</text:p>
          </table:table-cell>
          <table:table-cell office:value-type="string" calcext:value-type="string">
            <text:p>LAS LAJ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3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3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3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3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3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3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3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3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3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4</text:p>
          </table:table-cell>
          <table:table-cell office:value-type="string" calcext:value-type="string">
            <text:p>QUININD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4</text:p>
          </table:table-cell>
          <table:table-cell office:value-type="string" calcext:value-type="string">
            <text:p>QUININD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4</text:p>
          </table:table-cell>
          <table:table-cell office:value-type="string" calcext:value-type="string">
            <text:p>QUININD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4</text:p>
          </table:table-cell>
          <table:table-cell office:value-type="string" calcext:value-type="string">
            <text:p>QUININD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4</text:p>
          </table:table-cell>
          <table:table-cell office:value-type="string" calcext:value-type="string">
            <text:p>QUININD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4</text:p>
          </table:table-cell>
          <table:table-cell office:value-type="string" calcext:value-type="string">
            <text:p>QUININD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6</text:p>
          </table:table-cell>
          <table:table-cell office:value-type="string" calcext:value-type="string">
            <text:p>ATACAME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6</text:p>
          </table:table-cell>
          <table:table-cell office:value-type="string" calcext:value-type="string">
            <text:p>ATACAME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6</text:p>
          </table:table-cell>
          <table:table-cell office:value-type="string" calcext:value-type="string">
            <text:p>ATACAME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6</text:p>
          </table:table-cell>
          <table:table-cell office:value-type="string" calcext:value-type="string">
            <text:p>ATACAME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6</text:p>
          </table:table-cell>
          <table:table-cell office:value-type="string" calcext:value-type="string">
            <text:p>ATACAME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7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7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7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7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7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0807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string" calcext:value-type="string">
            <text:p>ALFREDO BAQUERIZO MOREN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3</text:p>
          </table:table-cell>
          <table:table-cell office:value-type="string" calcext:value-type="string">
            <text:p>BALA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4</text:p>
          </table:table-cell>
          <table:table-cell office:value-type="string" calcext:value-type="string">
            <text:p>BALZAR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5</text:p>
          </table:table-cell>
          <table:table-cell office:value-type="string" calcext:value-type="string">
            <text:p>COLIMES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5</text:p>
          </table:table-cell>
          <table:table-cell office:value-type="string" calcext:value-type="string">
            <text:p>COLIMES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6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6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6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6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6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6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6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6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6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6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6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6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7</text:p>
          </table:table-cell>
          <table:table-cell office:value-type="string" calcext:value-type="string">
            <text:p>DURAN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8</text:p>
          </table:table-cell>
          <table:table-cell office:value-type="string" calcext:value-type="string">
            <text:p>EL EMPALM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8</text:p>
          </table:table-cell>
          <table:table-cell office:value-type="string" calcext:value-type="string">
            <text:p>EL EMPALM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8</text:p>
          </table:table-cell>
          <table:table-cell office:value-type="string" calcext:value-type="string">
            <text:p>EL EMPALM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09</text:p>
          </table:table-cell>
          <table:table-cell office:value-type="string" calcext:value-type="string">
            <text:p>EL TRIUNF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0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0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0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0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1</text:p>
          </table:table-cell>
          <table:table-cell office:value-type="string" calcext:value-type="string">
            <text:p>NARANJA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1</text:p>
          </table:table-cell>
          <table:table-cell office:value-type="string" calcext:value-type="string">
            <text:p>NARANJA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1</text:p>
          </table:table-cell>
          <table:table-cell office:value-type="string" calcext:value-type="string">
            <text:p>NARANJA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1</text:p>
          </table:table-cell>
          <table:table-cell office:value-type="string" calcext:value-type="string">
            <text:p>NARANJA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1</text:p>
          </table:table-cell>
          <table:table-cell office:value-type="string" calcext:value-type="string">
            <text:p>NARANJAL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2</text:p>
          </table:table-cell>
          <table:table-cell office:value-type="string" calcext:value-type="string">
            <text:p>NARANJIT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3</text:p>
          </table:table-cell>
          <table:table-cell office:value-type="string" calcext:value-type="string">
            <text:p>PALESTINA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4</text:p>
          </table:table-cell>
          <table:table-cell office:value-type="string" calcext:value-type="string">
            <text:p>PEDRO CARB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4</text:p>
          </table:table-cell>
          <table:table-cell office:value-type="string" calcext:value-type="string">
            <text:p>PEDRO CARB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4</text:p>
          </table:table-cell>
          <table:table-cell office:value-type="string" calcext:value-type="string">
            <text:p>PEDRO CARB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6</text:p>
          </table:table-cell>
          <table:table-cell office:value-type="string" calcext:value-type="string">
            <text:p>SAMBORONDON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6</text:p>
          </table:table-cell>
          <table:table-cell office:value-type="string" calcext:value-type="string">
            <text:p>SAMBORONDON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6</text:p>
          </table:table-cell>
          <table:table-cell office:value-type="string" calcext:value-type="string">
            <text:p>SAMBORONDON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6</text:p>
          </table:table-cell>
          <table:table-cell office:value-type="string" calcext:value-type="string">
            <text:p>SAMBORONDON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8</text:p>
          </table:table-cell>
          <table:table-cell office:value-type="string" calcext:value-type="string">
            <text:p>SANTA LUCIA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9</text:p>
          </table:table-cell>
          <table:table-cell office:value-type="string" calcext:value-type="string">
            <text:p>SALITR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0919</text:p>
          </table:table-cell>
          <table:table-cell office:value-type="string" calcext:value-type="string">
            <text:p>SALITR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9</text:p>
          </table:table-cell>
          <table:table-cell office:value-type="string" calcext:value-type="string">
            <text:p>SALITR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9</text:p>
          </table:table-cell>
          <table:table-cell office:value-type="string" calcext:value-type="string">
            <text:p>SALITR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9</text:p>
          </table:table-cell>
          <table:table-cell office:value-type="string" calcext:value-type="string">
            <text:p>SALITR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9</text:p>
          </table:table-cell>
          <table:table-cell office:value-type="string" calcext:value-type="string">
            <text:p>SALITR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9</text:p>
          </table:table-cell>
          <table:table-cell office:value-type="string" calcext:value-type="string">
            <text:p>SALITR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9</text:p>
          </table:table-cell>
          <table:table-cell office:value-type="string" calcext:value-type="string">
            <text:p>SALITR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19</text:p>
          </table:table-cell>
          <table:table-cell office:value-type="string" calcext:value-type="string">
            <text:p>SALITR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20</text:p>
          </table:table-cell>
          <table:table-cell office:value-type="string" calcext:value-type="string">
            <text:p>SAN JACINTO DE YAGUACHI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20</text:p>
          </table:table-cell>
          <table:table-cell office:value-type="string" calcext:value-type="string">
            <text:p>SAN JACINTO DE YAGUACHI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20</text:p>
          </table:table-cell>
          <table:table-cell office:value-type="string" calcext:value-type="string">
            <text:p>SAN JACINTO DE YAGUACHI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20</text:p>
          </table:table-cell>
          <table:table-cell office:value-type="string" calcext:value-type="string">
            <text:p>SAN JACINTO DE YAGUACHI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21</text:p>
          </table:table-cell>
          <table:table-cell office:value-type="string" calcext:value-type="string">
            <text:p>PLAYAS (GENERAL VILLAMIL)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22</text:p>
          </table:table-cell>
          <table:table-cell office:value-type="string" calcext:value-type="string">
            <text:p>SIMON BOLIVAR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22</text:p>
          </table:table-cell>
          <table:table-cell office:value-type="string" calcext:value-type="string">
            <text:p>SIMON BOLIVAR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23</text:p>
          </table:table-cell>
          <table:table-cell office:value-type="string" calcext:value-type="string">
            <text:p>CORONEL MARCELINO MARIDUEÑA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24</text:p>
          </table:table-cell>
          <table:table-cell office:value-type="string" calcext:value-type="string">
            <text:p>LOMAS DE SARGENTILL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25</text:p>
          </table:table-cell>
          <table:table-cell office:value-type="string" calcext:value-type="string">
            <text:p>NOBOL (VICENTE PIEDRAHITA)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27</text:p>
          </table:table-cell>
          <table:table-cell office:value-type="string" calcext:value-type="string">
            <text:p>GENERAL ANTONIO ELIZALDE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28</text:p>
          </table:table-cell>
          <table:table-cell office:value-type="string" calcext:value-type="string">
            <text:p>ISIDRO AYORA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ANTONIO ANTE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ANTONIO ANTE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ANTONIO ANTE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ANTONIO ANTE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ANTONIO ANTE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ANTONIO ANTE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ANTONIO ANTE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PIMAMPIR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PIMAMPIR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PIMAMPIR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PIMAMPIR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SAN MIGUEL DE URCUQU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SAN MIGUEL DE URCUQU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SAN MIGUEL DE URCUQU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SAN MIGUEL DE URCUQU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SAN MIGUEL DE URCUQU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SAN MIGUEL DE URCUQUI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CALV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CALV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CALV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CALV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CALV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CALV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CALV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CALV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CATAMAY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CATAMAY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CATAMAY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CATAMAY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CATAMAY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CATAMAY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CATAMAY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CHAHUARPAMB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CHAHUARPAMB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CHAHUARPAMB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CHAHUARPAMB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CHAHUARPAMB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ESPINDOL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ESPINDOL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ESPINDOL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ESPINDOL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ESPINDOL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ESPINDOL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ESPINDOL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7</text:p>
          </table:table-cell>
          <table:table-cell office:value-type="string" calcext:value-type="string">
            <text:p>GONZANAM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7</text:p>
          </table:table-cell>
          <table:table-cell office:value-type="string" calcext:value-type="string">
            <text:p>GONZANAM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7</text:p>
          </table:table-cell>
          <table:table-cell office:value-type="string" calcext:value-type="string">
            <text:p>GONZANAM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7</text:p>
          </table:table-cell>
          <table:table-cell office:value-type="string" calcext:value-type="string">
            <text:p>GONZANAM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7</text:p>
          </table:table-cell>
          <table:table-cell office:value-type="string" calcext:value-type="string">
            <text:p>GONZANAM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MACAR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MACAR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MACAR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MACAR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MACAR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MACAR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PUYANG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PUYANG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PUYANG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PUYANG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PUYANG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PUYANG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2</text:p>
          </table:table-cell>
          <table:table-cell office:value-type="string" calcext:value-type="string">
            <text:p>SOZORANG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2</text:p>
          </table:table-cell>
          <table:table-cell office:value-type="string" calcext:value-type="string">
            <text:p>SOZORANG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2</text:p>
          </table:table-cell>
          <table:table-cell office:value-type="string" calcext:value-type="string">
            <text:p>SOZORANG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3</text:p>
          </table:table-cell>
          <table:table-cell office:value-type="string" calcext:value-type="string">
            <text:p>ZAPOTILL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3</text:p>
          </table:table-cell>
          <table:table-cell office:value-type="string" calcext:value-type="string">
            <text:p>ZAPOTILL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3</text:p>
          </table:table-cell>
          <table:table-cell office:value-type="string" calcext:value-type="string">
            <text:p>ZAPOTILL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3</text:p>
          </table:table-cell>
          <table:table-cell office:value-type="string" calcext:value-type="string">
            <text:p>ZAPOTILL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3</text:p>
          </table:table-cell>
          <table:table-cell office:value-type="string" calcext:value-type="string">
            <text:p>ZAPOTILL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3</text:p>
          </table:table-cell>
          <table:table-cell office:value-type="string" calcext:value-type="string">
            <text:p>ZAPOTILL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4</text:p>
          </table:table-cell>
          <table:table-cell office:value-type="string" calcext:value-type="string">
            <text:p>PINDAL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4</text:p>
          </table:table-cell>
          <table:table-cell office:value-type="string" calcext:value-type="string">
            <text:p>PINDAL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4</text:p>
          </table:table-cell>
          <table:table-cell office:value-type="string" calcext:value-type="string">
            <text:p>PINDAL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5</text:p>
          </table:table-cell>
          <table:table-cell office:value-type="string" calcext:value-type="string">
            <text:p>QUILANG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5</text:p>
          </table:table-cell>
          <table:table-cell office:value-type="string" calcext:value-type="string">
            <text:p>QUILANG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5</text:p>
          </table:table-cell>
          <table:table-cell office:value-type="string" calcext:value-type="string">
            <text:p>QUILANG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6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16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3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PUEBLO VIEJ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PUEBLO VIEJ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PUEBLO VIEJ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6</text:p>
          </table:table-cell>
          <table:table-cell office:value-type="string" calcext:value-type="string">
            <text:p>URDANETA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6</text:p>
          </table:table-cell>
          <table:table-cell office:value-type="string" calcext:value-type="string">
            <text:p>URDANETA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7</text:p>
          </table:table-cell>
          <table:table-cell office:value-type="string" calcext:value-type="string">
            <text:p>VENTANAS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7</text:p>
          </table:table-cell>
          <table:table-cell office:value-type="string" calcext:value-type="string">
            <text:p>VENTANAS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8</text:p>
          </table:table-cell>
          <table:table-cell office:value-type="string" calcext:value-type="string">
            <text:p>VINCES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8</text:p>
          </table:table-cell>
          <table:table-cell office:value-type="string" calcext:value-type="string">
            <text:p>VINCES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09</text:p>
          </table:table-cell>
          <table:table-cell office:value-type="string" calcext:value-type="string">
            <text:p>PALENQUE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BUENA FE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BUENA FE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BUENA FE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BUENA FE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BUENA FE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11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12</text:p>
          </table:table-cell>
          <table:table-cell office:value-type="string" calcext:value-type="string">
            <text:p>MOCACHE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13</text:p>
          </table:table-cell>
          <table:table-cell office:value-type="string" calcext:value-type="string">
            <text:p>QUINSALOMA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4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4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4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4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4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5</text:p>
          </table:table-cell>
          <table:table-cell office:value-type="string" calcext:value-type="string">
            <text:p>FLAVIO ALFAR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5</text:p>
          </table:table-cell>
          <table:table-cell office:value-type="string" calcext:value-type="string">
            <text:p>FLAVIO ALFAR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5</text:p>
          </table:table-cell>
          <table:table-cell office:value-type="string" calcext:value-type="string">
            <text:p>FLAVIO ALFAR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7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9</text:p>
          </table:table-cell>
          <table:table-cell office:value-type="string" calcext:value-type="string">
            <text:p>MONTECRISTI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9</text:p>
          </table:table-cell>
          <table:table-cell office:value-type="string" calcext:value-type="string">
            <text:p>MONTECRISTI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9</text:p>
          </table:table-cell>
          <table:table-cell office:value-type="string" calcext:value-type="string">
            <text:p>MONTECRISTI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09</text:p>
          </table:table-cell>
          <table:table-cell office:value-type="string" calcext:value-type="string">
            <text:p>MONTECRISTI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0</text:p>
          </table:table-cell>
          <table:table-cell office:value-type="string" calcext:value-type="string">
            <text:p>PAJA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0</text:p>
          </table:table-cell>
          <table:table-cell office:value-type="string" calcext:value-type="string">
            <text:p>PAJA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0</text:p>
          </table:table-cell>
          <table:table-cell office:value-type="string" calcext:value-type="string">
            <text:p>PAJA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0</text:p>
          </table:table-cell>
          <table:table-cell office:value-type="string" calcext:value-type="string">
            <text:p>PAJA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0</text:p>
          </table:table-cell>
          <table:table-cell office:value-type="string" calcext:value-type="string">
            <text:p>PAJA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1</text:p>
          </table:table-cell>
          <table:table-cell office:value-type="string" calcext:value-type="string">
            <text:p>PICHINCH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1</text:p>
          </table:table-cell>
          <table:table-cell office:value-type="string" calcext:value-type="string">
            <text:p>PICHINCH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1</text:p>
          </table:table-cell>
          <table:table-cell office:value-type="string" calcext:value-type="string">
            <text:p>PICHINCH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2</text:p>
          </table:table-cell>
          <table:table-cell office:value-type="string" calcext:value-type="string">
            <text:p>ROCAFUERT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3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3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3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3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3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3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3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4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4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4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4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4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5</text:p>
          </table:table-cell>
          <table:table-cell office:value-type="string" calcext:value-type="string">
            <text:p>TOSAGU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5</text:p>
          </table:table-cell>
          <table:table-cell office:value-type="string" calcext:value-type="string">
            <text:p>TOSAGU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5</text:p>
          </table:table-cell>
          <table:table-cell office:value-type="string" calcext:value-type="string">
            <text:p>TOSAGU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6</text:p>
          </table:table-cell>
          <table:table-cell office:value-type="string" calcext:value-type="string">
            <text:p>24 DE MAY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6</text:p>
          </table:table-cell>
          <table:table-cell office:value-type="string" calcext:value-type="string">
            <text:p>24 DE MAY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6</text:p>
          </table:table-cell>
          <table:table-cell office:value-type="string" calcext:value-type="string">
            <text:p>24 DE MAY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6</text:p>
          </table:table-cell>
          <table:table-cell office:value-type="string" calcext:value-type="string">
            <text:p>24 DE MAY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7</text:p>
          </table:table-cell>
          <table:table-cell office:value-type="string" calcext:value-type="string">
            <text:p>PEDERNALES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7</text:p>
          </table:table-cell>
          <table:table-cell office:value-type="string" calcext:value-type="string">
            <text:p>PEDERNALES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7</text:p>
          </table:table-cell>
          <table:table-cell office:value-type="string" calcext:value-type="string">
            <text:p>PEDERNALES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7</text:p>
          </table:table-cell>
          <table:table-cell office:value-type="string" calcext:value-type="string">
            <text:p>PEDERNALES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8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9</text:p>
          </table:table-cell>
          <table:table-cell office:value-type="string" calcext:value-type="string">
            <text:p>PUERTO LOPEZ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9</text:p>
          </table:table-cell>
          <table:table-cell office:value-type="string" calcext:value-type="string">
            <text:p>PUERTO LOPEZ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19</text:p>
          </table:table-cell>
          <table:table-cell office:value-type="string" calcext:value-type="string">
            <text:p>PUERTO LOPEZ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20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21</text:p>
          </table:table-cell>
          <table:table-cell office:value-type="string" calcext:value-type="string">
            <text:p>JARAMIJ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22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22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401</text:p>
          </table:table-cell>
          <table:table-cell office:value-type="string" calcext:value-type="string">
            <text:p>MORON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1</text:p>
          </table:table-cell>
          <table:table-cell office:value-type="string" calcext:value-type="string">
            <text:p>MORON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1</text:p>
          </table:table-cell>
          <table:table-cell office:value-type="string" calcext:value-type="string">
            <text:p>MORON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1</text:p>
          </table:table-cell>
          <table:table-cell office:value-type="string" calcext:value-type="string">
            <text:p>MORON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1</text:p>
          </table:table-cell>
          <table:table-cell office:value-type="string" calcext:value-type="string">
            <text:p>MORON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1</text:p>
          </table:table-cell>
          <table:table-cell office:value-type="string" calcext:value-type="string">
            <text:p>MORON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1401</text:p>
          </table:table-cell>
          <table:table-cell office:value-type="string" calcext:value-type="string">
            <text:p>MORON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1</text:p>
          </table:table-cell>
          <table:table-cell office:value-type="string" calcext:value-type="string">
            <text:p>MORON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1</text:p>
          </table:table-cell>
          <table:table-cell office:value-type="string" calcext:value-type="string">
            <text:p>MORON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3</text:p>
          </table:table-cell>
          <table:table-cell office:value-type="string" calcext:value-type="string">
            <text:p>LIMON - INDAN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3</text:p>
          </table:table-cell>
          <table:table-cell office:value-type="string" calcext:value-type="string">
            <text:p>LIMON - INDAN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3</text:p>
          </table:table-cell>
          <table:table-cell office:value-type="string" calcext:value-type="string">
            <text:p>LIMON - INDAN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3</text:p>
          </table:table-cell>
          <table:table-cell office:value-type="string" calcext:value-type="string">
            <text:p>LIMON - INDAN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3</text:p>
          </table:table-cell>
          <table:table-cell office:value-type="string" calcext:value-type="string">
            <text:p>LIMON - INDAN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3</text:p>
          </table:table-cell>
          <table:table-cell office:value-type="string" calcext:value-type="string">
            <text:p>LIMON - INDAN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4</text:p>
          </table:table-cell>
          <table:table-cell office:value-type="string" calcext:value-type="string">
            <text:p>PALOR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4</text:p>
          </table:table-cell>
          <table:table-cell office:value-type="string" calcext:value-type="string">
            <text:p>PALOR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4</text:p>
          </table:table-cell>
          <table:table-cell office:value-type="string" calcext:value-type="string">
            <text:p>PALOR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4</text:p>
          </table:table-cell>
          <table:table-cell office:value-type="string" calcext:value-type="string">
            <text:p>PALOR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4</text:p>
          </table:table-cell>
          <table:table-cell office:value-type="string" calcext:value-type="string">
            <text:p>PALOR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6</text:p>
          </table:table-cell>
          <table:table-cell office:value-type="string" calcext:value-type="string">
            <text:p>SUCU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6</text:p>
          </table:table-cell>
          <table:table-cell office:value-type="string" calcext:value-type="string">
            <text:p>SUCU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6</text:p>
          </table:table-cell>
          <table:table-cell office:value-type="string" calcext:value-type="string">
            <text:p>SUCU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6</text:p>
          </table:table-cell>
          <table:table-cell office:value-type="string" calcext:value-type="string">
            <text:p>SUCU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7</text:p>
          </table:table-cell>
          <table:table-cell office:value-type="string" calcext:value-type="string">
            <text:p>HUAMBOY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7</text:p>
          </table:table-cell>
          <table:table-cell office:value-type="string" calcext:value-type="string">
            <text:p>HUAMBOY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8</text:p>
          </table:table-cell>
          <table:table-cell office:value-type="string" calcext:value-type="string">
            <text:p>SAN JUAN BOSC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8</text:p>
          </table:table-cell>
          <table:table-cell office:value-type="string" calcext:value-type="string">
            <text:p>SAN JUAN BOSC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8</text:p>
          </table:table-cell>
          <table:table-cell office:value-type="string" calcext:value-type="string">
            <text:p>SAN JUAN BOSC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8</text:p>
          </table:table-cell>
          <table:table-cell office:value-type="string" calcext:value-type="string">
            <text:p>SAN JUAN BOSC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8</text:p>
          </table:table-cell>
          <table:table-cell office:value-type="string" calcext:value-type="string">
            <text:p>SAN JUAN BOSC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9</text:p>
          </table:table-cell>
          <table:table-cell office:value-type="string" calcext:value-type="string">
            <text:p>TAISH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9</text:p>
          </table:table-cell>
          <table:table-cell office:value-type="string" calcext:value-type="string">
            <text:p>TAISH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9</text:p>
          </table:table-cell>
          <table:table-cell office:value-type="string" calcext:value-type="string">
            <text:p>TAISH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09</text:p>
          </table:table-cell>
          <table:table-cell office:value-type="string" calcext:value-type="string">
            <text:p>TAISH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10</text:p>
          </table:table-cell>
          <table:table-cell office:value-type="string" calcext:value-type="string">
            <text:p>LOGROÑ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10</text:p>
          </table:table-cell>
          <table:table-cell office:value-type="string" calcext:value-type="string">
            <text:p>LOGROÑ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10</text:p>
          </table:table-cell>
          <table:table-cell office:value-type="string" calcext:value-type="string">
            <text:p>LOGROÑ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11</text:p>
          </table:table-cell>
          <table:table-cell office:value-type="string" calcext:value-type="string">
            <text:p>PABLO SEXT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12</text:p>
          </table:table-cell>
          <table:table-cell office:value-type="string" calcext:value-type="string">
            <text:p>TIWINT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12</text:p>
          </table:table-cell>
          <table:table-cell office:value-type="string" calcext:value-type="string">
            <text:p>TIWINTZ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501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1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1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1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1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1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1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3</text:p>
          </table:table-cell>
          <table:table-cell office:value-type="string" calcext:value-type="string">
            <text:p>ARCHIDONA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3</text:p>
          </table:table-cell>
          <table:table-cell office:value-type="string" calcext:value-type="string">
            <text:p>ARCHIDONA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3</text:p>
          </table:table-cell>
          <table:table-cell office:value-type="string" calcext:value-type="string">
            <text:p>ARCHIDONA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4</text:p>
          </table:table-cell>
          <table:table-cell office:value-type="string" calcext:value-type="string">
            <text:p>EL CHACO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4</text:p>
          </table:table-cell>
          <table:table-cell office:value-type="string" calcext:value-type="string">
            <text:p>EL CHACO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4</text:p>
          </table:table-cell>
          <table:table-cell office:value-type="string" calcext:value-type="string">
            <text:p>EL CHACO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1504</text:p>
          </table:table-cell>
          <table:table-cell office:value-type="string" calcext:value-type="string">
            <text:p>EL CHACO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4</text:p>
          </table:table-cell>
          <table:table-cell office:value-type="string" calcext:value-type="string">
            <text:p>EL CHACO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4</text:p>
          </table:table-cell>
          <table:table-cell office:value-type="string" calcext:value-type="string">
            <text:p>EL CHACO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7</text:p>
          </table:table-cell>
          <table:table-cell office:value-type="string" calcext:value-type="string">
            <text:p>QUIJOS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7</text:p>
          </table:table-cell>
          <table:table-cell office:value-type="string" calcext:value-type="string">
            <text:p>QUIJOS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7</text:p>
          </table:table-cell>
          <table:table-cell office:value-type="string" calcext:value-type="string">
            <text:p>QUIJOS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7</text:p>
          </table:table-cell>
          <table:table-cell office:value-type="string" calcext:value-type="string">
            <text:p>QUIJOS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7</text:p>
          </table:table-cell>
          <table:table-cell office:value-type="string" calcext:value-type="string">
            <text:p>QUIJOS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7</text:p>
          </table:table-cell>
          <table:table-cell office:value-type="string" calcext:value-type="string">
            <text:p>QUIJOS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7</text:p>
          </table:table-cell>
          <table:table-cell office:value-type="string" calcext:value-type="string">
            <text:p>QUIJOS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09</text:p>
          </table:table-cell>
          <table:table-cell office:value-type="string" calcext:value-type="string">
            <text:p>CARLOS JULIO AROSEMENA T.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2</text:p>
          </table:table-cell>
          <table:table-cell office:value-type="string" calcext:value-type="string">
            <text:p>MER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2</text:p>
          </table:table-cell>
          <table:table-cell office:value-type="string" calcext:value-type="string">
            <text:p>MER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2</text:p>
          </table:table-cell>
          <table:table-cell office:value-type="string" calcext:value-type="string">
            <text:p>MER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3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3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4</text:p>
          </table:table-cell>
          <table:table-cell office:value-type="string" calcext:value-type="string">
            <text:p>ARAJUNO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04</text:p>
          </table:table-cell>
          <table:table-cell office:value-type="string" calcext:value-type="string">
            <text:p>ARAJUNO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2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2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2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2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2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2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2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2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2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3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3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3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3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3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3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3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3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4</text:p>
          </table:table-cell>
          <table:table-cell office:value-type="string" calcext:value-type="string">
            <text:p>PEDRO MONCAY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4</text:p>
          </table:table-cell>
          <table:table-cell office:value-type="string" calcext:value-type="string">
            <text:p>PEDRO MONCAY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4</text:p>
          </table:table-cell>
          <table:table-cell office:value-type="string" calcext:value-type="string">
            <text:p>PEDRO MONCAY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4</text:p>
          </table:table-cell>
          <table:table-cell office:value-type="string" calcext:value-type="string">
            <text:p>PEDRO MONCAY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4</text:p>
          </table:table-cell>
          <table:table-cell office:value-type="string" calcext:value-type="string">
            <text:p>PEDRO MONCAY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5</text:p>
          </table:table-cell>
          <table:table-cell office:value-type="string" calcext:value-type="string">
            <text:p>RUMIÑAHUI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5</text:p>
          </table:table-cell>
          <table:table-cell office:value-type="string" calcext:value-type="string">
            <text:p>RUMIÑAHUI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5</text:p>
          </table:table-cell>
          <table:table-cell office:value-type="string" calcext:value-type="string">
            <text:p>RUMIÑAHUI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5</text:p>
          </table:table-cell>
          <table:table-cell office:value-type="string" calcext:value-type="string">
            <text:p>RUMIÑAHUI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5</text:p>
          </table:table-cell>
          <table:table-cell office:value-type="string" calcext:value-type="string">
            <text:p>RUMIÑAHUI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5</text:p>
          </table:table-cell>
          <table:table-cell office:value-type="string" calcext:value-type="string">
            <text:p>RUMIÑAHUI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7</text:p>
          </table:table-cell>
          <table:table-cell office:value-type="string" calcext:value-type="string">
            <text:p>SAN MIGUEL DE LOS BANCOS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7</text:p>
          </table:table-cell>
          <table:table-cell office:value-type="string" calcext:value-type="string">
            <text:p>SAN MIGUEL DE LOS BANCOS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8</text:p>
          </table:table-cell>
          <table:table-cell office:value-type="string" calcext:value-type="string">
            <text:p>PEDRO VICENTE MALDONAD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709</text:p>
          </table:table-cell>
          <table:table-cell office:value-type="string" calcext:value-type="string">
            <text:p>PUERTO QUIT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2</text:p>
          </table:table-cell>
          <table:table-cell office:value-type="string" calcext:value-type="string">
            <text:p>BAÑOS DE AGUA SANTA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2</text:p>
          </table:table-cell>
          <table:table-cell office:value-type="string" calcext:value-type="string">
            <text:p>BAÑOS DE AGUA SANTA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2</text:p>
          </table:table-cell>
          <table:table-cell office:value-type="string" calcext:value-type="string">
            <text:p>BAÑOS DE AGUA SANTA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2</text:p>
          </table:table-cell>
          <table:table-cell office:value-type="string" calcext:value-type="string">
            <text:p>BAÑOS DE AGUA SANTA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2</text:p>
          </table:table-cell>
          <table:table-cell office:value-type="string" calcext:value-type="string">
            <text:p>BAÑOS DE AGUA SANTA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3</text:p>
          </table:table-cell>
          <table:table-cell office:value-type="string" calcext:value-type="string">
            <text:p>CEVALLOS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4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4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5</text:p>
          </table:table-cell>
          <table:table-cell office:value-type="string" calcext:value-type="string">
            <text:p>PATATE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5</text:p>
          </table:table-cell>
          <table:table-cell office:value-type="string" calcext:value-type="string">
            <text:p>PATATE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5</text:p>
          </table:table-cell>
          <table:table-cell office:value-type="string" calcext:value-type="string">
            <text:p>PATATE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5</text:p>
          </table:table-cell>
          <table:table-cell office:value-type="string" calcext:value-type="string">
            <text:p>PATATE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6</text:p>
          </table:table-cell>
          <table:table-cell office:value-type="string" calcext:value-type="string">
            <text:p>QUER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6</text:p>
          </table:table-cell>
          <table:table-cell office:value-type="string" calcext:value-type="string">
            <text:p>QUER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6</text:p>
          </table:table-cell>
          <table:table-cell office:value-type="string" calcext:value-type="string">
            <text:p>QUER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SAN PEDRO DE PELILE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SAN PEDRO DE PELILE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SAN PEDRO DE PELILE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SAN PEDRO DE PELILE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SAN PEDRO DE PELILE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SAN PEDRO DE PELILE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SAN PEDRO DE PELILE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SAN PEDRO DE PELILE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SAN PEDRO DE PELILE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SAN PEDRO DE PELILE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SAN PEDRO DE PELILE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8</text:p>
          </table:table-cell>
          <table:table-cell office:value-type="string" calcext:value-type="string">
            <text:p>SANTIAGO DE PILLAR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8</text:p>
          </table:table-cell>
          <table:table-cell office:value-type="string" calcext:value-type="string">
            <text:p>SANTIAGO DE PILLAR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8</text:p>
          </table:table-cell>
          <table:table-cell office:value-type="string" calcext:value-type="string">
            <text:p>SANTIAGO DE PILLAR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8</text:p>
          </table:table-cell>
          <table:table-cell office:value-type="string" calcext:value-type="string">
            <text:p>SANTIAGO DE PILLAR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8</text:p>
          </table:table-cell>
          <table:table-cell office:value-type="string" calcext:value-type="string">
            <text:p>SANTIAGO DE PILLAR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8</text:p>
          </table:table-cell>
          <table:table-cell office:value-type="string" calcext:value-type="string">
            <text:p>SANTIAGO DE PILLAR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8</text:p>
          </table:table-cell>
          <table:table-cell office:value-type="string" calcext:value-type="string">
            <text:p>SANTIAGO DE PILLAR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8</text:p>
          </table:table-cell>
          <table:table-cell office:value-type="string" calcext:value-type="string">
            <text:p>SANTIAGO DE PILLAR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8</text:p>
          </table:table-cell>
          <table:table-cell office:value-type="string" calcext:value-type="string">
            <text:p>SANTIAGO DE PILLAR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8</text:p>
          </table:table-cell>
          <table:table-cell office:value-type="string" calcext:value-type="string">
            <text:p>SANTIAGO DE PILLAR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9</text:p>
          </table:table-cell>
          <table:table-cell office:value-type="string" calcext:value-type="string">
            <text:p>TISALE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809</text:p>
          </table:table-cell>
          <table:table-cell office:value-type="string" calcext:value-type="string">
            <text:p>TISALE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1901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1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1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1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1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1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1901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1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1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2</text:p>
          </table:table-cell>
          <table:table-cell office:value-type="string" calcext:value-type="string">
            <text:p>CHINCHIPE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2</text:p>
          </table:table-cell>
          <table:table-cell office:value-type="string" calcext:value-type="string">
            <text:p>CHINCHIPE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2</text:p>
          </table:table-cell>
          <table:table-cell office:value-type="string" calcext:value-type="string">
            <text:p>CHINCHIPE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2</text:p>
          </table:table-cell>
          <table:table-cell office:value-type="string" calcext:value-type="string">
            <text:p>CHINCHIPE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2</text:p>
          </table:table-cell>
          <table:table-cell office:value-type="string" calcext:value-type="string">
            <text:p>CHINCHIPE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2</text:p>
          </table:table-cell>
          <table:table-cell office:value-type="string" calcext:value-type="string">
            <text:p>CHINCHIPE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3</text:p>
          </table:table-cell>
          <table:table-cell office:value-type="string" calcext:value-type="string">
            <text:p>NANGARITZ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3</text:p>
          </table:table-cell>
          <table:table-cell office:value-type="string" calcext:value-type="string">
            <text:p>NANGARITZ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4</text:p>
          </table:table-cell>
          <table:table-cell office:value-type="string" calcext:value-type="string">
            <text:p>YACUAMBI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4</text:p>
          </table:table-cell>
          <table:table-cell office:value-type="string" calcext:value-type="string">
            <text:p>YACUAMBI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4</text:p>
          </table:table-cell>
          <table:table-cell office:value-type="string" calcext:value-type="string">
            <text:p>YACUAMBI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5</text:p>
          </table:table-cell>
          <table:table-cell office:value-type="string" calcext:value-type="string">
            <text:p>YANTZAZ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5</text:p>
          </table:table-cell>
          <table:table-cell office:value-type="string" calcext:value-type="string">
            <text:p>YANTZAZ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5</text:p>
          </table:table-cell>
          <table:table-cell office:value-type="string" calcext:value-type="string">
            <text:p>YANTZAZ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6</text:p>
          </table:table-cell>
          <table:table-cell office:value-type="string" calcext:value-type="string">
            <text:p>EL PANGUI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6</text:p>
          </table:table-cell>
          <table:table-cell office:value-type="string" calcext:value-type="string">
            <text:p>EL PANGUI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6</text:p>
          </table:table-cell>
          <table:table-cell office:value-type="string" calcext:value-type="string">
            <text:p>EL PANGUI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6</text:p>
          </table:table-cell>
          <table:table-cell office:value-type="string" calcext:value-type="string">
            <text:p>EL PANGUI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7</text:p>
          </table:table-cell>
          <table:table-cell office:value-type="string" calcext:value-type="string">
            <text:p>CENTINELA DEL CONDOR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8</text:p>
          </table:table-cell>
          <table:table-cell office:value-type="string" calcext:value-type="string">
            <text:p>PALAND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8</text:p>
          </table:table-cell>
          <table:table-cell office:value-type="string" calcext:value-type="string">
            <text:p>PALAND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8</text:p>
          </table:table-cell>
          <table:table-cell office:value-type="string" calcext:value-type="string">
            <text:p>PALAND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8</text:p>
          </table:table-cell>
          <table:table-cell office:value-type="string" calcext:value-type="string">
            <text:p>PALAND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9</text:p>
          </table:table-cell>
          <table:table-cell office:value-type="string" calcext:value-type="string">
            <text:p>PAQUISH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9</text:p>
          </table:table-cell>
          <table:table-cell office:value-type="string" calcext:value-type="string">
            <text:p>PAQUISH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909</text:p>
          </table:table-cell>
          <table:table-cell office:value-type="string" calcext:value-type="string">
            <text:p>PAQUISH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2001</text:p>
          </table:table-cell>
          <table:table-cell office:value-type="string" calcext:value-type="string">
            <text:p>SAN CRISTOBAL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2001</text:p>
          </table:table-cell>
          <table:table-cell office:value-type="string" calcext:value-type="string">
            <text:p>SAN CRISTOBAL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2001</text:p>
          </table:table-cell>
          <table:table-cell office:value-type="string" calcext:value-type="string">
            <text:p>SAN CRISTOBAL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2002</text:p>
          </table:table-cell>
          <table:table-cell office:value-type="string" calcext:value-type="string">
            <text:p>ISABELA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2002</text:p>
          </table:table-cell>
          <table:table-cell office:value-type="string" calcext:value-type="string">
            <text:p>ISABELA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2003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2003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2003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2101</text:p>
          </table:table-cell>
          <table:table-cell office:value-type="string" calcext:value-type="string">
            <text:p>LAGO AGRI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1</text:p>
          </table:table-cell>
          <table:table-cell office:value-type="string" calcext:value-type="string">
            <text:p>LAGO AGRI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1</text:p>
          </table:table-cell>
          <table:table-cell office:value-type="string" calcext:value-type="string">
            <text:p>LAGO AGRI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1</text:p>
          </table:table-cell>
          <table:table-cell office:value-type="string" calcext:value-type="string">
            <text:p>LAGO AGRI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1</text:p>
          </table:table-cell>
          <table:table-cell office:value-type="string" calcext:value-type="string">
            <text:p>LAGO AGRI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1</text:p>
          </table:table-cell>
          <table:table-cell office:value-type="string" calcext:value-type="string">
            <text:p>LAGO AGRI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1</text:p>
          </table:table-cell>
          <table:table-cell office:value-type="string" calcext:value-type="string">
            <text:p>LAGO AGRI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2</text:p>
          </table:table-cell>
          <table:table-cell office:value-type="string" calcext:value-type="string">
            <text:p>GONZALO PIZARR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2</text:p>
          </table:table-cell>
          <table:table-cell office:value-type="string" calcext:value-type="string">
            <text:p>GONZALO PIZARR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2</text:p>
          </table:table-cell>
          <table:table-cell office:value-type="string" calcext:value-type="string">
            <text:p>GONZALO PIZARR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2</text:p>
          </table:table-cell>
          <table:table-cell office:value-type="string" calcext:value-type="string">
            <text:p>GONZALO PIZARR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3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3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3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3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3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4</text:p>
          </table:table-cell>
          <table:table-cell office:value-type="string" calcext:value-type="string">
            <text:p>SHUSHUFINDI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4</text:p>
          </table:table-cell>
          <table:table-cell office:value-type="string" calcext:value-type="string">
            <text:p>SHUSHUFINDI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4</text:p>
          </table:table-cell>
          <table:table-cell office:value-type="string" calcext:value-type="string">
            <text:p>SHUSHUFINDI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4</text:p>
          </table:table-cell>
          <table:table-cell office:value-type="string" calcext:value-type="string">
            <text:p>SHUSHUFINDI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4</text:p>
          </table:table-cell>
          <table:table-cell office:value-type="string" calcext:value-type="string">
            <text:p>SHUSHUFINDI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4</text:p>
          </table:table-cell>
          <table:table-cell office:value-type="string" calcext:value-type="string">
            <text:p>SHUSHUFINDI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5</text:p>
          </table:table-cell>
          <table:table-cell office:value-type="string" calcext:value-type="string">
            <text:p>SUCUMBIOS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5</text:p>
          </table:table-cell>
          <table:table-cell office:value-type="string" calcext:value-type="string">
            <text:p>SUCUMBIOS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5</text:p>
          </table:table-cell>
          <table:table-cell office:value-type="string" calcext:value-type="string">
            <text:p>SUCUMBIOS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5</text:p>
          </table:table-cell>
          <table:table-cell office:value-type="string" calcext:value-type="string">
            <text:p>SUCUMBIOS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5</text:p>
          </table:table-cell>
          <table:table-cell office:value-type="string" calcext:value-type="string">
            <text:p>SUCUMBIOS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6</text:p>
          </table:table-cell>
          <table:table-cell office:value-type="string" calcext:value-type="string">
            <text:p>CASCALES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6</text:p>
          </table:table-cell>
          <table:table-cell office:value-type="string" calcext:value-type="string">
            <text:p>CASCALES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2106</text:p>
          </table:table-cell>
          <table:table-cell office:value-type="string" calcext:value-type="string">
            <text:p>CASCALES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7</text:p>
          </table:table-cell>
          <table:table-cell office:value-type="string" calcext:value-type="string">
            <text:p>CUYABEN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7</text:p>
          </table:table-cell>
          <table:table-cell office:value-type="string" calcext:value-type="string">
            <text:p>CUYABEN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107</text:p>
          </table:table-cell>
          <table:table-cell office:value-type="string" calcext:value-type="string">
            <text:p>CUYABENO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FRANCISCO DE ORELLANA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FRANCISCO DE ORELLANA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FRANCISCO DE ORELLANA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FRANCISCO DE ORELLANA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FRANCISCO DE ORELLANA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FRANCISCO DE ORELLANA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FRANCISCO DE ORELLANA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FRANCISCO DE ORELLANA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FRANCISCO DE ORELLANA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FRANCISCO DE ORELLANA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FRANCISCO DE ORELLANA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FRANCISCO DE ORELLANA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2</text:p>
          </table:table-cell>
          <table:table-cell office:value-type="string" calcext:value-type="string">
            <text:p>AGUARIC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2</text:p>
          </table:table-cell>
          <table:table-cell office:value-type="string" calcext:value-type="string">
            <text:p>AGUARIC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2</text:p>
          </table:table-cell>
          <table:table-cell office:value-type="string" calcext:value-type="string">
            <text:p>AGUARIC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2</text:p>
          </table:table-cell>
          <table:table-cell office:value-type="string" calcext:value-type="string">
            <text:p>AGUARIC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2</text:p>
          </table:table-cell>
          <table:table-cell office:value-type="string" calcext:value-type="string">
            <text:p>AGUARIC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2</text:p>
          </table:table-cell>
          <table:table-cell office:value-type="string" calcext:value-type="string">
            <text:p>AGUARIC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3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3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3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3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3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3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3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3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3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4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4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4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4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4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204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0808</text:p>
          </table:table-cell>
          <table:table-cell office:value-type="string" calcext:value-type="string">
            <text:p>LA CONCORDIA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8</text:p>
          </table:table-cell>
          <table:table-cell office:value-type="string" calcext:value-type="string">
            <text:p>LA CONCORDIA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8</text:p>
          </table:table-cell>
          <table:table-cell office:value-type="string" calcext:value-type="string">
            <text:p>LA CONCORDIA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08</text:p>
          </table:table-cell>
          <table:table-cell office:value-type="string" calcext:value-type="string">
            <text:p>LA CONCORDIA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CODIGO CANTON</text:p>
          </table:table-cell>
          <table:table-cell office:value-type="string" calcext:value-type="string">
            <text:p>DESCRIPCION CANTON</text:p>
          </table:table-cell>
          <table:table-cell office:value-type="string" calcext:value-type="string">
            <text:p>CODIGO PROVINCIA</text:p>
          </table:table-cell>
        </table:table-row>
        <table:table-row table:style-name="ro1">
          <table:table-cell office:value-type="string" calcext:value-type="string">
            <text:p>2401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1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1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1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1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1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1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1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1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2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3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3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3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3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3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3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2403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010101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02</text:p>
          </table:table-cell>
          <table:table-cell office:value-type="string" calcext:value-type="string">
            <text:p>CAÑARIBAMBA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03</text:p>
          </table:table-cell>
          <table:table-cell office:value-type="string" calcext:value-type="string">
            <text:p>EL BATAN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04</text:p>
          </table:table-cell>
          <table:table-cell office:value-type="string" calcext:value-type="string">
            <text:p>EL SAGRARIO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05</text:p>
          </table:table-cell>
          <table:table-cell office:value-type="string" calcext:value-type="string">
            <text:p>EL VECINO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06</text:p>
          </table:table-cell>
          <table:table-cell office:value-type="string" calcext:value-type="string">
            <text:p>GIL RAMIREZ DAVALOS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07</text:p>
          </table:table-cell>
          <table:table-cell office:value-type="string" calcext:value-type="string">
            <text:p>HUAYNACAPAC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08</text:p>
          </table:table-cell>
          <table:table-cell office:value-type="string" calcext:value-type="string">
            <text:p>MACHANGARA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09</text:p>
          </table:table-cell>
          <table:table-cell office:value-type="string" calcext:value-type="string">
            <text:p>MONAY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1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11</text:p>
          </table:table-cell>
          <table:table-cell office:value-type="string" calcext:value-type="string">
            <text:p>SAN SEBASTIAN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12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13</text:p>
          </table:table-cell>
          <table:table-cell office:value-type="string" calcext:value-type="string">
            <text:p>TOTORACOCHA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14</text:p>
          </table:table-cell>
          <table:table-cell office:value-type="string" calcext:value-type="string">
            <text:p>YANUNCAY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15</text:p>
          </table:table-cell>
          <table:table-cell office:value-type="string" calcext:value-type="string">
            <text:p>HERMANO MIGUEL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50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51</text:p>
          </table:table-cell>
          <table:table-cell office:value-type="string" calcext:value-type="string">
            <text:p>BAÑOS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52</text:p>
          </table:table-cell>
          <table:table-cell office:value-type="string" calcext:value-type="string">
            <text:p>CUMBE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53</text:p>
          </table:table-cell>
          <table:table-cell office:value-type="string" calcext:value-type="string">
            <text:p>CHAUCHA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54</text:p>
          </table:table-cell>
          <table:table-cell office:value-type="string" calcext:value-type="string">
            <text:p>CHECA (JIDCAY)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55</text:p>
          </table:table-cell>
          <table:table-cell office:value-type="string" calcext:value-type="string">
            <text:p>CHIQUINTAD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56</text:p>
          </table:table-cell>
          <table:table-cell office:value-type="string" calcext:value-type="string">
            <text:p>LLACAO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57</text:p>
          </table:table-cell>
          <table:table-cell office:value-type="string" calcext:value-type="string">
            <text:p>MOLLETURO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58</text:p>
          </table:table-cell>
          <table:table-cell office:value-type="string" calcext:value-type="string">
            <text:p>NULTI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59</text:p>
          </table:table-cell>
          <table:table-cell office:value-type="string" calcext:value-type="string">
            <text:p>OCTAVIO CORDERO PALACIOS (SANTA ROSA)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60</text:p>
          </table:table-cell>
          <table:table-cell office:value-type="string" calcext:value-type="string">
            <text:p>PACCHA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61</text:p>
          </table:table-cell>
          <table:table-cell office:value-type="string" calcext:value-type="string">
            <text:p>QUINGEO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62</text:p>
          </table:table-cell>
          <table:table-cell office:value-type="string" calcext:value-type="string">
            <text:p>RICAURTE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63</text:p>
          </table:table-cell>
          <table:table-cell office:value-type="string" calcext:value-type="string">
            <text:p>SAN JOAQUIN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64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65</text:p>
          </table:table-cell>
          <table:table-cell office:value-type="string" calcext:value-type="string">
            <text:p>SAYAUSI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66</text:p>
          </table:table-cell>
          <table:table-cell office:value-type="string" calcext:value-type="string">
            <text:p>SIDCAY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67</text:p>
          </table:table-cell>
          <table:table-cell office:value-type="string" calcext:value-type="string">
            <text:p>SININCAY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68</text:p>
          </table:table-cell>
          <table:table-cell office:value-type="string" calcext:value-type="string">
            <text:p>TARQUI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69</text:p>
          </table:table-cell>
          <table:table-cell office:value-type="string" calcext:value-type="string">
            <text:p>TURI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70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171</text:p>
          </table:table-cell>
          <table:table-cell office:value-type="string" calcext:value-type="string">
            <text:p>VICTORIA DEL PORTETE (IRQUIS)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0250</text:p>
          </table:table-cell>
          <table:table-cell office:value-type="string" calcext:value-type="string">
            <text:p>GIRON</text:p>
          </table:table-cell>
          <table:table-cell office:value-type="string" calcext:value-type="string">
            <text:p>0102</text:p>
          </table:table-cell>
        </table:table-row>
        <table:table-row table:style-name="ro1">
          <table:table-cell office:value-type="string" calcext:value-type="string">
            <text:p>010251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0102</text:p>
          </table:table-cell>
        </table:table-row>
        <table:table-row table:style-name="ro1">
          <table:table-cell office:value-type="string" calcext:value-type="string">
            <text:p>010252</text:p>
          </table:table-cell>
          <table:table-cell office:value-type="string" calcext:value-type="string">
            <text:p>SAN GERARDO</text:p>
          </table:table-cell>
          <table:table-cell office:value-type="string" calcext:value-type="string">
            <text:p>0102</text:p>
          </table:table-cell>
        </table:table-row>
        <table:table-row table:style-name="ro1">
          <table:table-cell office:value-type="string" calcext:value-type="string">
            <text:p>010350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0103</text:p>
          </table:table-cell>
        </table:table-row>
        <table:table-row table:style-name="ro1">
          <table:table-cell office:value-type="string" calcext:value-type="string">
            <text:p>010352</text:p>
          </table:table-cell>
          <table:table-cell office:value-type="string" calcext:value-type="string">
            <text:p>DANIEL CORDOVA TORAL (EL ORIENTE)</text:p>
          </table:table-cell>
          <table:table-cell office:value-type="string" calcext:value-type="string">
            <text:p>0103</text:p>
          </table:table-cell>
        </table:table-row>
        <table:table-row table:style-name="ro1">
          <table:table-cell office:value-type="string" calcext:value-type="string">
            <text:p>010353</text:p>
          </table:table-cell>
          <table:table-cell office:value-type="string" calcext:value-type="string">
            <text:p>JADAN</text:p>
          </table:table-cell>
          <table:table-cell office:value-type="string" calcext:value-type="string">
            <text:p>0103</text:p>
          </table:table-cell>
        </table:table-row>
        <table:table-row table:style-name="ro1">
          <table:table-cell office:value-type="string" calcext:value-type="string">
            <text:p>010354</text:p>
          </table:table-cell>
          <table:table-cell office:value-type="string" calcext:value-type="string">
            <text:p>MARIANO MORENO</text:p>
          </table:table-cell>
          <table:table-cell office:value-type="string" calcext:value-type="string">
            <text:p>0103</text:p>
          </table:table-cell>
        </table:table-row>
        <table:table-row table:style-name="ro1">
          <table:table-cell office:value-type="string" calcext:value-type="string">
            <text:p>010356</text:p>
          </table:table-cell>
          <table:table-cell office:value-type="string" calcext:value-type="string">
            <text:p>REMIGIO CRESPO TORAL (GULAG)</text:p>
          </table:table-cell>
          <table:table-cell office:value-type="string" calcext:value-type="string">
            <text:p>0103</text:p>
          </table:table-cell>
        </table:table-row>
        <table:table-row table:style-name="ro1">
          <table:table-cell office:value-type="string" calcext:value-type="string">
            <text:p>010357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0103</text:p>
          </table:table-cell>
        </table:table-row>
        <table:table-row table:style-name="ro1">
          <table:table-cell office:value-type="string" calcext:value-type="string">
            <text:p>010358</text:p>
          </table:table-cell>
          <table:table-cell office:value-type="string" calcext:value-type="string">
            <text:p>ZHIDMAD</text:p>
          </table:table-cell>
          <table:table-cell office:value-type="string" calcext:value-type="string">
            <text:p>0103</text:p>
          </table:table-cell>
        </table:table-row>
        <table:table-row table:style-name="ro1">
          <table:table-cell office:value-type="string" calcext:value-type="string">
            <text:p>010359</text:p>
          </table:table-cell>
          <table:table-cell office:value-type="string" calcext:value-type="string">
            <text:p>LUIS CORDERO VEGA</text:p>
          </table:table-cell>
          <table:table-cell office:value-type="string" calcext:value-type="string">
            <text:p>0103</text:p>
          </table:table-cell>
        </table:table-row>
        <table:table-row table:style-name="ro1">
          <table:table-cell office:value-type="string" calcext:value-type="string">
            <text:p>010360</text:p>
          </table:table-cell>
          <table:table-cell office:value-type="string" calcext:value-type="string">
            <text:p>SIMÓN BOLÍVAR (CAB. EN GAÑANZOL)</text:p>
          </table:table-cell>
          <table:table-cell office:value-type="string" calcext:value-type="string">
            <text:p>0103</text:p>
          </table:table-cell>
        </table:table-row>
        <table:table-row table:style-name="ro1">
          <table:table-cell office:value-type="string" calcext:value-type="string">
            <text:p>010450</text:p>
          </table:table-cell>
          <table:table-cell office:value-type="string" calcext:value-type="string">
            <text:p>NABON</text:p>
          </table:table-cell>
          <table:table-cell office:value-type="string" calcext:value-type="string">
            <text:p>0104</text:p>
          </table:table-cell>
        </table:table-row>
        <table:table-row table:style-name="ro1">
          <table:table-cell office:value-type="string" calcext:value-type="string">
            <text:p>010451</text:p>
          </table:table-cell>
          <table:table-cell office:value-type="string" calcext:value-type="string">
            <text:p>COCHAPATA</text:p>
          </table:table-cell>
          <table:table-cell office:value-type="string" calcext:value-type="string">
            <text:p>0104</text:p>
          </table:table-cell>
        </table:table-row>
        <table:table-row table:style-name="ro1">
          <table:table-cell office:value-type="string" calcext:value-type="string">
            <text:p>010452</text:p>
          </table:table-cell>
          <table:table-cell office:value-type="string" calcext:value-type="string">
            <text:p>EL PROGRESO</text:p>
          </table:table-cell>
          <table:table-cell office:value-type="string" calcext:value-type="string">
            <text:p>0104</text:p>
          </table:table-cell>
        </table:table-row>
        <table:table-row table:style-name="ro1">
          <table:table-cell office:value-type="string" calcext:value-type="string">
            <text:p>010453</text:p>
          </table:table-cell>
          <table:table-cell office:value-type="string" calcext:value-type="string">
            <text:p>LAS NIEVES (CHAYA)</text:p>
          </table:table-cell>
          <table:table-cell office:value-type="string" calcext:value-type="string">
            <text:p>0104</text:p>
          </table:table-cell>
        </table:table-row>
        <table:table-row table:style-name="ro1">
          <table:table-cell office:value-type="string" calcext:value-type="string">
            <text:p>01045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0104</text:p>
          </table:table-cell>
        </table:table-row>
        <table:table-row table:style-name="ro1">
          <table:table-cell office:value-type="string" calcext:value-type="string">
            <text:p>010550</text:p>
          </table:table-cell>
          <table:table-cell office:value-type="string" calcext:value-type="string">
            <text:p>PAUTE</text:p>
          </table:table-cell>
          <table:table-cell office:value-type="string" calcext:value-type="string">
            <text:p>0105</text:p>
          </table:table-cell>
        </table:table-row>
        <table:table-row table:style-name="ro1">
          <table:table-cell office:value-type="string" calcext:value-type="string">
            <text:p>010552</text:p>
          </table:table-cell>
          <table:table-cell office:value-type="string" calcext:value-type="string">
            <text:p>BULAN (JOSE VICTOR IZQUIERDO)</text:p>
          </table:table-cell>
          <table:table-cell office:value-type="string" calcext:value-type="string">
            <text:p>0105</text:p>
          </table:table-cell>
        </table:table-row>
        <table:table-row table:style-name="ro1">
          <table:table-cell office:value-type="string" calcext:value-type="string">
            <text:p>010553</text:p>
          </table:table-cell>
          <table:table-cell office:value-type="string" calcext:value-type="string">
            <text:p>CHICAN (GUILLERMO ORTEGA)</text:p>
          </table:table-cell>
          <table:table-cell office:value-type="string" calcext:value-type="string">
            <text:p>0105</text:p>
          </table:table-cell>
        </table:table-row>
        <table:table-row table:style-name="ro1">
          <table:table-cell office:value-type="string" calcext:value-type="string">
            <text:p>010554</text:p>
          </table:table-cell>
          <table:table-cell office:value-type="string" calcext:value-type="string">
            <text:p>EL CABO</text:p>
          </table:table-cell>
          <table:table-cell office:value-type="string" calcext:value-type="string">
            <text:p>0105</text:p>
          </table:table-cell>
        </table:table-row>
        <table:table-row table:style-name="ro1">
          <table:table-cell office:value-type="string" calcext:value-type="string">
            <text:p>010556</text:p>
          </table:table-cell>
          <table:table-cell office:value-type="string" calcext:value-type="string">
            <text:p>GUARAINAG</text:p>
          </table:table-cell>
          <table:table-cell office:value-type="string" calcext:value-type="string">
            <text:p>0105</text:p>
          </table:table-cell>
        </table:table-row>
        <table:table-row table:style-name="ro1">
          <table:table-cell office:value-type="string" calcext:value-type="string">
            <text:p>010559</text:p>
          </table:table-cell>
          <table:table-cell office:value-type="string" calcext:value-type="string">
            <text:p>SAN CRISTOBAL (CARLOS ORDOÑEZ LAZO)</text:p>
          </table:table-cell>
          <table:table-cell office:value-type="string" calcext:value-type="string">
            <text:p>0105</text:p>
          </table:table-cell>
        </table:table-row>
        <table:table-row table:style-name="ro1">
          <table:table-cell office:value-type="string" calcext:value-type="string">
            <text:p>010561</text:p>
          </table:table-cell>
          <table:table-cell office:value-type="string" calcext:value-type="string">
            <text:p>TOMEBAMBA</text:p>
          </table:table-cell>
          <table:table-cell office:value-type="string" calcext:value-type="string">
            <text:p>0105</text:p>
          </table:table-cell>
        </table:table-row>
        <table:table-row table:style-name="ro1">
          <table:table-cell office:value-type="string" calcext:value-type="string">
            <text:p>010562</text:p>
          </table:table-cell>
          <table:table-cell office:value-type="string" calcext:value-type="string">
            <text:p>DUG-DUG</text:p>
          </table:table-cell>
          <table:table-cell office:value-type="string" calcext:value-type="string">
            <text:p>0105</text:p>
          </table:table-cell>
        </table:table-row>
        <table:table-row table:style-name="ro1">
          <table:table-cell office:value-type="string" calcext:value-type="string">
            <text:p>010650</text:p>
          </table:table-cell>
          <table:table-cell office:value-type="string" calcext:value-type="string">
            <text:p>PUCARA</text:p>
          </table:table-cell>
          <table:table-cell office:value-type="string" calcext:value-type="string">
            <text:p>0106</text:p>
          </table:table-cell>
        </table:table-row>
        <table:table-row table:style-name="ro1">
          <table:table-cell office:value-type="string" calcext:value-type="string">
            <text:p>010652</text:p>
          </table:table-cell>
          <table:table-cell office:value-type="string" calcext:value-type="string">
            <text:p>SAN RAFAEL DE SHARUG</text:p>
          </table:table-cell>
          <table:table-cell office:value-type="string" calcext:value-type="string">
            <text:p>0106</text:p>
          </table:table-cell>
        </table:table-row>
        <table:table-row table:style-name="ro1">
          <table:table-cell office:value-type="string" calcext:value-type="string">
            <text:p>010750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0107</text:p>
          </table:table-cell>
        </table:table-row>
        <table:table-row table:style-name="ro1">
          <table:table-cell office:value-type="string" calcext:value-type="string">
            <text:p>010751</text:p>
          </table:table-cell>
          <table:table-cell office:value-type="string" calcext:value-type="string">
            <text:p>CHUMBLIN</text:p>
          </table:table-cell>
          <table:table-cell office:value-type="string" calcext:value-type="string">
            <text:p>0107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010850</text:p>
          </table:table-cell>
          <table:table-cell office:value-type="string" calcext:value-type="string">
            <text:p>SANTA ISABEL (CHAGUARURCO)</text:p>
          </table:table-cell>
          <table:table-cell office:value-type="string" calcext:value-type="string">
            <text:p>0108</text:p>
          </table:table-cell>
        </table:table-row>
        <table:table-row table:style-name="ro1">
          <table:table-cell office:value-type="string" calcext:value-type="string">
            <text:p>010851</text:p>
          </table:table-cell>
          <table:table-cell office:value-type="string" calcext:value-type="string">
            <text:p>ABDON CALDERON (LA UNION)</text:p>
          </table:table-cell>
          <table:table-cell office:value-type="string" calcext:value-type="string">
            <text:p>0108</text:p>
          </table:table-cell>
        </table:table-row>
        <table:table-row table:style-name="ro1">
          <table:table-cell office:value-type="string" calcext:value-type="string">
            <text:p>010852</text:p>
          </table:table-cell>
          <table:table-cell office:value-type="string" calcext:value-type="string">
            <text:p>EL CARMEN DE PIJILI</text:p>
          </table:table-cell>
          <table:table-cell office:value-type="string" calcext:value-type="string">
            <text:p>0108</text:p>
          </table:table-cell>
        </table:table-row>
        <table:table-row table:style-name="ro1">
          <table:table-cell office:value-type="string" calcext:value-type="string">
            <text:p>010853</text:p>
          </table:table-cell>
          <table:table-cell office:value-type="string" calcext:value-type="string">
            <text:p>ZHAGLLI (SHAGLLI)</text:p>
          </table:table-cell>
          <table:table-cell office:value-type="string" calcext:value-type="string">
            <text:p>0108</text:p>
          </table:table-cell>
        </table:table-row>
        <table:table-row table:style-name="ro1">
          <table:table-cell office:value-type="string" calcext:value-type="string">
            <text:p>010950</text:p>
          </table:table-cell>
          <table:table-cell office:value-type="string" calcext:value-type="string">
            <text:p>SIGSIG</text:p>
          </table:table-cell>
          <table:table-cell office:value-type="string" calcext:value-type="string">
            <text:p>0109</text:p>
          </table:table-cell>
        </table:table-row>
        <table:table-row table:style-name="ro1">
          <table:table-cell office:value-type="string" calcext:value-type="string">
            <text:p>010951</text:p>
          </table:table-cell>
          <table:table-cell office:value-type="string" calcext:value-type="string">
            <text:p>CUCHIL (CUTCHIL)</text:p>
          </table:table-cell>
          <table:table-cell office:value-type="string" calcext:value-type="string">
            <text:p>0109</text:p>
          </table:table-cell>
        </table:table-row>
        <table:table-row table:style-name="ro1">
          <table:table-cell office:value-type="string" calcext:value-type="string">
            <text:p>010952</text:p>
          </table:table-cell>
          <table:table-cell office:value-type="string" calcext:value-type="string">
            <text:p>GIMA</text:p>
          </table:table-cell>
          <table:table-cell office:value-type="string" calcext:value-type="string">
            <text:p>0109</text:p>
          </table:table-cell>
        </table:table-row>
        <table:table-row table:style-name="ro1">
          <table:table-cell office:value-type="string" calcext:value-type="string">
            <text:p>010953</text:p>
          </table:table-cell>
          <table:table-cell office:value-type="string" calcext:value-type="string">
            <text:p>GUEL</text:p>
          </table:table-cell>
          <table:table-cell office:value-type="string" calcext:value-type="string">
            <text:p>0109</text:p>
          </table:table-cell>
        </table:table-row>
        <table:table-row table:style-name="ro1">
          <table:table-cell office:value-type="string" calcext:value-type="string">
            <text:p>010954</text:p>
          </table:table-cell>
          <table:table-cell office:value-type="string" calcext:value-type="string">
            <text:p>LUDO</text:p>
          </table:table-cell>
          <table:table-cell office:value-type="string" calcext:value-type="string">
            <text:p>0109</text:p>
          </table:table-cell>
        </table:table-row>
        <table:table-row table:style-name="ro1">
          <table:table-cell office:value-type="string" calcext:value-type="string">
            <text:p>010955</text:p>
          </table:table-cell>
          <table:table-cell office:value-type="string" calcext:value-type="string">
            <text:p>SAN BARTOLOME</text:p>
          </table:table-cell>
          <table:table-cell office:value-type="string" calcext:value-type="string">
            <text:p>0109</text:p>
          </table:table-cell>
        </table:table-row>
        <table:table-row table:style-name="ro1">
          <table:table-cell office:value-type="string" calcext:value-type="string">
            <text:p>010956</text:p>
          </table:table-cell>
          <table:table-cell office:value-type="string" calcext:value-type="string">
            <text:p>SAN JOSE DE RARANGA</text:p>
          </table:table-cell>
          <table:table-cell office:value-type="string" calcext:value-type="string">
            <text:p>0109</text:p>
          </table:table-cell>
        </table:table-row>
        <table:table-row table:style-name="ro1">
          <table:table-cell office:value-type="string" calcext:value-type="string">
            <text:p>011050</text:p>
          </table:table-cell>
          <table:table-cell office:value-type="string" calcext:value-type="string">
            <text:p>SAN FELIPE DE OÑA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011051</text:p>
          </table:table-cell>
          <table:table-cell office:value-type="string" calcext:value-type="string">
            <text:p>SUSUDEL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011150</text:p>
          </table:table-cell>
          <table:table-cell office:value-type="string" calcext:value-type="string">
            <text:p>CHORDELEG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01115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011152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011153</text:p>
          </table:table-cell>
          <table:table-cell office:value-type="string" calcext:value-type="string">
            <text:p>LUIS GALARZA ORELLANA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011154</text:p>
          </table:table-cell>
          <table:table-cell office:value-type="string" calcext:value-type="string">
            <text:p>SAN MARTIN DE PUZHIO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011250</text:p>
          </table:table-cell>
          <table:table-cell office:value-type="string" calcext:value-type="string">
            <text:p>EL PAN</text:p>
          </table:table-cell>
          <table:table-cell office:value-type="string" calcext:value-type="string">
            <text:p>0112</text:p>
          </table:table-cell>
        </table:table-row>
        <table:table-row table:style-name="ro1">
          <table:table-cell office:value-type="string" calcext:value-type="string">
            <text:p>011253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0112</text:p>
          </table:table-cell>
        </table:table-row>
        <table:table-row table:style-name="ro1">
          <table:table-cell office:value-type="string" calcext:value-type="string">
            <text:p>011350</text:p>
          </table:table-cell>
          <table:table-cell office:value-type="string" calcext:value-type="string">
            <text:p>SEVILLA DE ORO</text:p>
          </table:table-cell>
          <table:table-cell office:value-type="string" calcext:value-type="string">
            <text:p>0113</text:p>
          </table:table-cell>
        </table:table-row>
        <table:table-row table:style-name="ro1">
          <table:table-cell office:value-type="string" calcext:value-type="string">
            <text:p>011351</text:p>
          </table:table-cell>
          <table:table-cell office:value-type="string" calcext:value-type="string">
            <text:p>AMALUZA</text:p>
          </table:table-cell>
          <table:table-cell office:value-type="string" calcext:value-type="string">
            <text:p>0113</text:p>
          </table:table-cell>
        </table:table-row>
        <table:table-row table:style-name="ro1">
          <table:table-cell office:value-type="string" calcext:value-type="string">
            <text:p>011352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0113</text:p>
          </table:table-cell>
        </table:table-row>
        <table:table-row table:style-name="ro1">
          <table:table-cell office:value-type="string" calcext:value-type="string">
            <text:p>011450</text:p>
          </table:table-cell>
          <table:table-cell office:value-type="string" calcext:value-type="string">
            <text:p>GUACHAPALA</text:p>
          </table:table-cell>
          <table:table-cell office:value-type="string" calcext:value-type="string">
            <text:p>0114</text:p>
          </table:table-cell>
        </table:table-row>
        <table:table-row table:style-name="ro1">
          <table:table-cell office:value-type="string" calcext:value-type="string">
            <text:p>011550</text:p>
          </table:table-cell>
          <table:table-cell office:value-type="string" calcext:value-type="string">
            <text:p>CAMILO PONCE ENRIQUEZ</text:p>
          </table:table-cell>
          <table:table-cell office:value-type="string" calcext:value-type="string">
            <text:p>0115</text:p>
          </table:table-cell>
        </table:table-row>
        <table:table-row table:style-name="ro1">
          <table:table-cell office:value-type="string" calcext:value-type="string">
            <text:p>011551</text:p>
          </table:table-cell>
          <table:table-cell office:value-type="string" calcext:value-type="string">
            <text:p>EL CARMEN DE PIJILI</text:p>
          </table:table-cell>
          <table:table-cell office:value-type="string" calcext:value-type="string">
            <text:p>0115</text:p>
          </table:table-cell>
        </table:table-row>
        <table:table-row table:style-name="ro1">
          <table:table-cell office:value-type="string" calcext:value-type="string">
            <text:p>020101</text:p>
          </table:table-cell>
          <table:table-cell office:value-type="string" calcext:value-type="string">
            <text:p>ANGEL POLIBIO CHAVEZ</text:p>
          </table:table-cell>
          <table:table-cell office:value-type="string" calcext:value-type="string">
            <text:p>0201</text:p>
          </table:table-cell>
        </table:table-row>
        <table:table-row table:style-name="ro1">
          <table:table-cell office:value-type="string" calcext:value-type="string">
            <text:p>020102</text:p>
          </table:table-cell>
          <table:table-cell office:value-type="string" calcext:value-type="string">
            <text:p>GABRIEL IGNACIO VEINTIMILLA</text:p>
          </table:table-cell>
          <table:table-cell office:value-type="string" calcext:value-type="string">
            <text:p>0201</text:p>
          </table:table-cell>
        </table:table-row>
        <table:table-row table:style-name="ro1">
          <table:table-cell office:value-type="string" calcext:value-type="string">
            <text:p>020103</text:p>
          </table:table-cell>
          <table:table-cell office:value-type="string" calcext:value-type="string">
            <text:p>GUANUJO</text:p>
          </table:table-cell>
          <table:table-cell office:value-type="string" calcext:value-type="string">
            <text:p>0201</text:p>
          </table:table-cell>
        </table:table-row>
        <table:table-row table:style-name="ro1">
          <table:table-cell office:value-type="string" calcext:value-type="string">
            <text:p>020150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01</text:p>
          </table:table-cell>
        </table:table-row>
        <table:table-row table:style-name="ro1">
          <table:table-cell office:value-type="string" calcext:value-type="string">
            <text:p>020151</text:p>
          </table:table-cell>
          <table:table-cell office:value-type="string" calcext:value-type="string">
            <text:p>FACUNDO VELA</text:p>
          </table:table-cell>
          <table:table-cell office:value-type="string" calcext:value-type="string">
            <text:p>0201</text:p>
          </table:table-cell>
        </table:table-row>
        <table:table-row table:style-name="ro1">
          <table:table-cell office:value-type="string" calcext:value-type="string">
            <text:p>020153</text:p>
          </table:table-cell>
          <table:table-cell office:value-type="string" calcext:value-type="string">
            <text:p>JULIO E. MORENO (CATAHUAN GRANDE)</text:p>
          </table:table-cell>
          <table:table-cell office:value-type="string" calcext:value-type="string">
            <text:p>0201</text:p>
          </table:table-cell>
        </table:table-row>
        <table:table-row table:style-name="ro1">
          <table:table-cell office:value-type="string" calcext:value-type="string">
            <text:p>020155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0201</text:p>
          </table:table-cell>
        </table:table-row>
        <table:table-row table:style-name="ro1">
          <table:table-cell office:value-type="string" calcext:value-type="string">
            <text:p>020156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201</text:p>
          </table:table-cell>
        </table:table-row>
        <table:table-row table:style-name="ro1">
          <table:table-cell office:value-type="string" calcext:value-type="string">
            <text:p>020157</text:p>
          </table:table-cell>
          <table:table-cell office:value-type="string" calcext:value-type="string">
            <text:p>SAN SIMON (YACOTO)</text:p>
          </table:table-cell>
          <table:table-cell office:value-type="string" calcext:value-type="string">
            <text:p>0201</text:p>
          </table:table-cell>
        </table:table-row>
        <table:table-row table:style-name="ro1">
          <table:table-cell office:value-type="string" calcext:value-type="string">
            <text:p>020158</text:p>
          </table:table-cell>
          <table:table-cell office:value-type="string" calcext:value-type="string">
            <text:p>SANTAFE (SANTA FE)</text:p>
          </table:table-cell>
          <table:table-cell office:value-type="string" calcext:value-type="string">
            <text:p>0201</text:p>
          </table:table-cell>
        </table:table-row>
        <table:table-row table:style-name="ro1">
          <table:table-cell office:value-type="string" calcext:value-type="string">
            <text:p>020159</text:p>
          </table:table-cell>
          <table:table-cell office:value-type="string" calcext:value-type="string">
            <text:p>SIMIATUG</text:p>
          </table:table-cell>
          <table:table-cell office:value-type="string" calcext:value-type="string">
            <text:p>0201</text:p>
          </table:table-cell>
        </table:table-row>
        <table:table-row table:style-name="ro1">
          <table:table-cell office:value-type="string" calcext:value-type="string">
            <text:p>020160</text:p>
          </table:table-cell>
          <table:table-cell office:value-type="string" calcext:value-type="string">
            <text:p>SAN LUIS DE PAMBIL</text:p>
          </table:table-cell>
          <table:table-cell office:value-type="string" calcext:value-type="string">
            <text:p>0201</text:p>
          </table:table-cell>
        </table:table-row>
        <table:table-row table:style-name="ro1">
          <table:table-cell office:value-type="string" calcext:value-type="string">
            <text:p>020250</text:p>
          </table:table-cell>
          <table:table-cell office:value-type="string" calcext:value-type="string">
            <text:p>CHILLANES</text:p>
          </table:table-cell>
          <table:table-cell office:value-type="string" calcext:value-type="string">
            <text:p>0202</text:p>
          </table:table-cell>
        </table:table-row>
        <table:table-row table:style-name="ro1">
          <table:table-cell office:value-type="string" calcext:value-type="string">
            <text:p>020251</text:p>
          </table:table-cell>
          <table:table-cell office:value-type="string" calcext:value-type="string">
            <text:p>SAN JOSE DEL TAMBO (TAMBOPAMBA)</text:p>
          </table:table-cell>
          <table:table-cell office:value-type="string" calcext:value-type="string">
            <text:p>0202</text:p>
          </table:table-cell>
        </table:table-row>
        <table:table-row table:style-name="ro1">
          <table:table-cell office:value-type="string" calcext:value-type="string">
            <text:p>020350</text:p>
          </table:table-cell>
          <table:table-cell office:value-type="string" calcext:value-type="string">
            <text:p>SAN JOSE DE CHIMBO</text:p>
          </table:table-cell>
          <table:table-cell office:value-type="string" calcext:value-type="string">
            <text:p>0203</text:p>
          </table:table-cell>
        </table:table-row>
        <table:table-row table:style-name="ro1">
          <table:table-cell office:value-type="string" calcext:value-type="string">
            <text:p>020351</text:p>
          </table:table-cell>
          <table:table-cell office:value-type="string" calcext:value-type="string">
            <text:p>ASUNCION (ASANCOTO)</text:p>
          </table:table-cell>
          <table:table-cell office:value-type="string" calcext:value-type="string">
            <text:p>0203</text:p>
          </table:table-cell>
        </table:table-row>
        <table:table-row table:style-name="ro1">
          <table:table-cell office:value-type="string" calcext:value-type="string">
            <text:p>020353</text:p>
          </table:table-cell>
          <table:table-cell office:value-type="string" calcext:value-type="string">
            <text:p>MAGDALENA (CHAPACOTO)</text:p>
          </table:table-cell>
          <table:table-cell office:value-type="string" calcext:value-type="string">
            <text:p>0203</text:p>
          </table:table-cell>
        </table:table-row>
        <table:table-row table:style-name="ro1">
          <table:table-cell office:value-type="string" calcext:value-type="string">
            <text:p>020354</text:p>
          </table:table-cell>
          <table:table-cell office:value-type="string" calcext:value-type="string">
            <text:p>SAN SEBASTIAN</text:p>
          </table:table-cell>
          <table:table-cell office:value-type="string" calcext:value-type="string">
            <text:p>0203</text:p>
          </table:table-cell>
        </table:table-row>
        <table:table-row table:style-name="ro1">
          <table:table-cell office:value-type="string" calcext:value-type="string">
            <text:p>020355</text:p>
          </table:table-cell>
          <table:table-cell office:value-type="string" calcext:value-type="string">
            <text:p>TELIMBELA</text:p>
          </table:table-cell>
          <table:table-cell office:value-type="string" calcext:value-type="string">
            <text:p>0203</text:p>
          </table:table-cell>
        </table:table-row>
        <table:table-row table:style-name="ro1">
          <table:table-cell office:value-type="string" calcext:value-type="string">
            <text:p>020450</text:p>
          </table:table-cell>
          <table:table-cell office:value-type="string" calcext:value-type="string">
            <text:p>ECHEANDIA</text:p>
          </table:table-cell>
          <table:table-cell office:value-type="string" calcext:value-type="string">
            <text:p>0204</text:p>
          </table:table-cell>
        </table:table-row>
        <table:table-row table:style-name="ro1">
          <table:table-cell office:value-type="string" calcext:value-type="string">
            <text:p>020550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205</text:p>
          </table:table-cell>
        </table:table-row>
        <table:table-row table:style-name="ro1">
          <table:table-cell office:value-type="string" calcext:value-type="string">
            <text:p>020551</text:p>
          </table:table-cell>
          <table:table-cell office:value-type="string" calcext:value-type="string">
            <text:p>BALSAPAMBA</text:p>
          </table:table-cell>
          <table:table-cell office:value-type="string" calcext:value-type="string">
            <text:p>0205</text:p>
          </table:table-cell>
        </table:table-row>
        <table:table-row table:style-name="ro1">
          <table:table-cell office:value-type="string" calcext:value-type="string">
            <text:p>020552</text:p>
          </table:table-cell>
          <table:table-cell office:value-type="string" calcext:value-type="string">
            <text:p>BILOVAN</text:p>
          </table:table-cell>
          <table:table-cell office:value-type="string" calcext:value-type="string">
            <text:p>0205</text:p>
          </table:table-cell>
        </table:table-row>
        <table:table-row table:style-name="ro1">
          <table:table-cell office:value-type="string" calcext:value-type="string">
            <text:p>020553</text:p>
          </table:table-cell>
          <table:table-cell office:value-type="string" calcext:value-type="string">
            <text:p>REGULO DE MORA</text:p>
          </table:table-cell>
          <table:table-cell office:value-type="string" calcext:value-type="string">
            <text:p>0205</text:p>
          </table:table-cell>
        </table:table-row>
        <table:table-row table:style-name="ro1">
          <table:table-cell office:value-type="string" calcext:value-type="string">
            <text:p>020554</text:p>
          </table:table-cell>
          <table:table-cell office:value-type="string" calcext:value-type="string">
            <text:p>SAN PABLO (SAN PABLO DE ATENAS)</text:p>
          </table:table-cell>
          <table:table-cell office:value-type="string" calcext:value-type="string">
            <text:p>0205</text:p>
          </table:table-cell>
        </table:table-row>
        <table:table-row table:style-name="ro1">
          <table:table-cell office:value-type="string" calcext:value-type="string">
            <text:p>02055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0205</text:p>
          </table:table-cell>
        </table:table-row>
        <table:table-row table:style-name="ro1">
          <table:table-cell office:value-type="string" calcext:value-type="string">
            <text:p>020556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0205</text:p>
          </table:table-cell>
        </table:table-row>
        <table:table-row table:style-name="ro1">
          <table:table-cell office:value-type="string" calcext:value-type="string">
            <text:p>020650</text:p>
          </table:table-cell>
          <table:table-cell office:value-type="string" calcext:value-type="string">
            <text:p>CALUMA</text:p>
          </table:table-cell>
          <table:table-cell office:value-type="string" calcext:value-type="string">
            <text:p>0206</text:p>
          </table:table-cell>
        </table:table-row>
        <table:table-row table:style-name="ro1">
          <table:table-cell office:value-type="string" calcext:value-type="string">
            <text:p>020701</text:p>
          </table:table-cell>
          <table:table-cell office:value-type="string" calcext:value-type="string">
            <text:p>LAS MERCEDES</text:p>
          </table:table-cell>
          <table:table-cell office:value-type="string" calcext:value-type="string">
            <text:p>0207</text:p>
          </table:table-cell>
        </table:table-row>
        <table:table-row table:style-name="ro1">
          <table:table-cell office:value-type="string" calcext:value-type="string">
            <text:p>020702</text:p>
          </table:table-cell>
          <table:table-cell office:value-type="string" calcext:value-type="string">
            <text:p>LAS NAVES</text:p>
          </table:table-cell>
          <table:table-cell office:value-type="string" calcext:value-type="string">
            <text:p>0207</text:p>
          </table:table-cell>
        </table:table-row>
        <table:table-row table:style-name="ro1">
          <table:table-cell office:value-type="string" calcext:value-type="string">
            <text:p>020750</text:p>
          </table:table-cell>
          <table:table-cell office:value-type="string" calcext:value-type="string">
            <text:p>LAS NAVES</text:p>
          </table:table-cell>
          <table:table-cell office:value-type="string" calcext:value-type="string">
            <text:p>0207</text:p>
          </table:table-cell>
        </table:table-row>
        <table:table-row table:style-name="ro1">
          <table:table-cell office:value-type="string" calcext:value-type="string">
            <text:p>030101</text:p>
          </table:table-cell>
          <table:table-cell office:value-type="string" calcext:value-type="string">
            <text:p>AURELIO BAYAS MARTINEZ</text:p>
          </table:table-cell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030102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030103</text:p>
          </table:table-cell>
          <table:table-cell office:value-type="string" calcext:value-type="string">
            <text:p>BORRERO</text:p>
          </table:table-cell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03010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030150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030151</text:p>
          </table:table-cell>
          <table:table-cell office:value-type="string" calcext:value-type="string">
            <text:p>COJITAMBO</text:p>
          </table:table-cell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030153</text:p>
          </table:table-cell>
          <table:table-cell office:value-type="string" calcext:value-type="string">
            <text:p>GUAPAN</text:p>
          </table:table-cell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030154</text:p>
          </table:table-cell>
          <table:table-cell office:value-type="string" calcext:value-type="string">
            <text:p>JAVIER LOYOLA (CHUQUIPATA)</text:p>
          </table:table-cell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030155</text:p>
          </table:table-cell>
          <table:table-cell office:value-type="string" calcext:value-type="string">
            <text:p>LUIS CORDERO</text:p>
          </table:table-cell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030156</text:p>
          </table:table-cell>
          <table:table-cell office:value-type="string" calcext:value-type="string">
            <text:p>PINDILIG</text:p>
          </table:table-cell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030157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030158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030160</text:p>
          </table:table-cell>
          <table:table-cell office:value-type="string" calcext:value-type="string">
            <text:p>TADAY</text:p>
          </table:table-cell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030250</text:p>
          </table:table-cell>
          <table:table-cell office:value-type="string" calcext:value-type="string">
            <text:p>BIBLIAN</text:p>
          </table:table-cell>
          <table:table-cell office:value-type="string" calcext:value-type="string">
            <text:p>0302</text:p>
          </table:table-cell>
        </table:table-row>
        <table:table-row table:style-name="ro1">
          <table:table-cell office:value-type="string" calcext:value-type="string">
            <text:p>030251</text:p>
          </table:table-cell>
          <table:table-cell office:value-type="string" calcext:value-type="string">
            <text:p>NAZON</text:p>
          </table:table-cell>
          <table:table-cell office:value-type="string" calcext:value-type="string">
            <text:p>0302</text:p>
          </table:table-cell>
        </table:table-row>
        <table:table-row table:style-name="ro1">
          <table:table-cell office:value-type="string" calcext:value-type="string">
            <text:p>030252</text:p>
          </table:table-cell>
          <table:table-cell office:value-type="string" calcext:value-type="string">
            <text:p>SAN FRANCISCO DE SAGEO</text:p>
          </table:table-cell>
          <table:table-cell office:value-type="string" calcext:value-type="string">
            <text:p>0302</text:p>
          </table:table-cell>
        </table:table-row>
        <table:table-row table:style-name="ro1">
          <table:table-cell office:value-type="string" calcext:value-type="string">
            <text:p>030253</text:p>
          </table:table-cell>
          <table:table-cell office:value-type="string" calcext:value-type="string">
            <text:p>TURUPAMBA</text:p>
          </table:table-cell>
          <table:table-cell office:value-type="string" calcext:value-type="string">
            <text:p>0302</text:p>
          </table:table-cell>
        </table:table-row>
        <table:table-row table:style-name="ro1">
          <table:table-cell office:value-type="string" calcext:value-type="string">
            <text:p>030254</text:p>
          </table:table-cell>
          <table:table-cell office:value-type="string" calcext:value-type="string">
            <text:p>JERUSALEN</text:p>
          </table:table-cell>
          <table:table-cell office:value-type="string" calcext:value-type="string">
            <text:p>0302</text:p>
          </table:table-cell>
        </table:table-row>
        <table:table-row table:style-name="ro1">
          <table:table-cell office:value-type="string" calcext:value-type="string">
            <text:p>030350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03</text:p>
          </table:table-cell>
        </table:table-row>
        <table:table-row table:style-name="ro1">
          <table:table-cell office:value-type="string" calcext:value-type="string">
            <text:p>030351</text:p>
          </table:table-cell>
          <table:table-cell office:value-type="string" calcext:value-type="string">
            <text:p>CHONTAMARCA</text:p>
          </table:table-cell>
          <table:table-cell office:value-type="string" calcext:value-type="string">
            <text:p>0303</text:p>
          </table:table-cell>
        </table:table-row>
        <table:table-row table:style-name="ro1">
          <table:table-cell office:value-type="string" calcext:value-type="string">
            <text:p>030352</text:p>
          </table:table-cell>
          <table:table-cell office:value-type="string" calcext:value-type="string">
            <text:p>CHOROCOPTE</text:p>
          </table:table-cell>
          <table:table-cell office:value-type="string" calcext:value-type="string">
            <text:p>0303</text:p>
          </table:table-cell>
        </table:table-row>
        <table:table-row table:style-name="ro1">
          <table:table-cell office:value-type="string" calcext:value-type="string">
            <text:p>030353</text:p>
          </table:table-cell>
          <table:table-cell office:value-type="string" calcext:value-type="string">
            <text:p>GENERAL MORALES (SOCARTE)</text:p>
          </table:table-cell>
          <table:table-cell office:value-type="string" calcext:value-type="string">
            <text:p>0303</text:p>
          </table:table-cell>
        </table:table-row>
        <table:table-row table:style-name="ro1">
          <table:table-cell office:value-type="string" calcext:value-type="string">
            <text:p>030354</text:p>
          </table:table-cell>
          <table:table-cell office:value-type="string" calcext:value-type="string">
            <text:p>GUALLETURO</text:p>
          </table:table-cell>
          <table:table-cell office:value-type="string" calcext:value-type="string">
            <text:p>0303</text:p>
          </table:table-cell>
        </table:table-row>
        <table:table-row table:style-name="ro1">
          <table:table-cell office:value-type="string" calcext:value-type="string">
            <text:p>030355</text:p>
          </table:table-cell>
          <table:table-cell office:value-type="string" calcext:value-type="string">
            <text:p>HONORATO VASQUEZ (TAMBO VIEJO)</text:p>
          </table:table-cell>
          <table:table-cell office:value-type="string" calcext:value-type="string">
            <text:p>0303</text:p>
          </table:table-cell>
        </table:table-row>
        <table:table-row table:style-name="ro1">
          <table:table-cell office:value-type="string" calcext:value-type="string">
            <text:p>030356</text:p>
          </table:table-cell>
          <table:table-cell office:value-type="string" calcext:value-type="string">
            <text:p>INGAPIRCA</text:p>
          </table:table-cell>
          <table:table-cell office:value-type="string" calcext:value-type="string">
            <text:p>0303</text:p>
          </table:table-cell>
        </table:table-row>
        <table:table-row table:style-name="ro1">
          <table:table-cell office:value-type="string" calcext:value-type="string">
            <text:p>030357</text:p>
          </table:table-cell>
          <table:table-cell office:value-type="string" calcext:value-type="string">
            <text:p>JUNCAL</text:p>
          </table:table-cell>
          <table:table-cell office:value-type="string" calcext:value-type="string">
            <text:p>0303</text:p>
          </table:table-cell>
        </table:table-row>
        <table:table-row table:style-name="ro1">
          <table:table-cell office:value-type="string" calcext:value-type="string">
            <text:p>030358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0303</text:p>
          </table:table-cell>
        </table:table-row>
        <table:table-row table:style-name="ro1">
          <table:table-cell office:value-type="string" calcext:value-type="string">
            <text:p>030361</text:p>
          </table:table-cell>
          <table:table-cell office:value-type="string" calcext:value-type="string">
            <text:p>ZHUD</text:p>
          </table:table-cell>
          <table:table-cell office:value-type="string" calcext:value-type="string">
            <text:p>0303</text:p>
          </table:table-cell>
        </table:table-row>
        <table:table-row table:style-name="ro1">
          <table:table-cell office:value-type="string" calcext:value-type="string">
            <text:p>030362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0303</text:p>
          </table:table-cell>
        </table:table-row>
        <table:table-row table:style-name="ro1">
          <table:table-cell office:value-type="string" calcext:value-type="string">
            <text:p>030363</text:p>
          </table:table-cell>
          <table:table-cell office:value-type="string" calcext:value-type="string">
            <text:p>DUCUR</text:p>
          </table:table-cell>
          <table:table-cell office:value-type="string" calcext:value-type="string">
            <text:p>0303</text:p>
          </table:table-cell>
        </table:table-row>
        <table:table-row table:style-name="ro1">
          <table:table-cell office:value-type="string" calcext:value-type="string">
            <text:p>030450</text:p>
          </table:table-cell>
          <table:table-cell office:value-type="string" calcext:value-type="string">
            <text:p>LA TRONCAL</text:p>
          </table:table-cell>
          <table:table-cell office:value-type="string" calcext:value-type="string">
            <text:p>0304</text:p>
          </table:table-cell>
        </table:table-row>
        <table:table-row table:style-name="ro1">
          <table:table-cell office:value-type="string" calcext:value-type="string">
            <text:p>030451</text:p>
          </table:table-cell>
          <table:table-cell office:value-type="string" calcext:value-type="string">
            <text:p>MANUEL J. CALLE</text:p>
          </table:table-cell>
          <table:table-cell office:value-type="string" calcext:value-type="string">
            <text:p>0304</text:p>
          </table:table-cell>
        </table:table-row>
        <table:table-row table:style-name="ro1">
          <table:table-cell office:value-type="string" calcext:value-type="string">
            <text:p>030452</text:p>
          </table:table-cell>
          <table:table-cell office:value-type="string" calcext:value-type="string">
            <text:p>PANCHO NEGRO</text:p>
          </table:table-cell>
          <table:table-cell office:value-type="string" calcext:value-type="string">
            <text:p>0304</text:p>
          </table:table-cell>
        </table:table-row>
        <table:table-row table:style-name="ro1">
          <table:table-cell office:value-type="string" calcext:value-type="string">
            <text:p>030550</text:p>
          </table:table-cell>
          <table:table-cell office:value-type="string" calcext:value-type="string">
            <text:p>EL TAMBO</text:p>
          </table:table-cell>
          <table:table-cell office:value-type="string" calcext:value-type="string">
            <text:p>0305</text:p>
          </table:table-cell>
        </table:table-row>
        <table:table-row table:style-name="ro1">
          <table:table-cell office:value-type="string" calcext:value-type="string">
            <text:p>030650</text:p>
          </table:table-cell>
          <table:table-cell office:value-type="string" calcext:value-type="string">
            <text:p>DELEG</text:p>
          </table:table-cell>
          <table:table-cell office:value-type="string" calcext:value-type="string">
            <text:p>0306</text:p>
          </table:table-cell>
        </table:table-row>
        <table:table-row table:style-name="ro1">
          <table:table-cell office:value-type="string" calcext:value-type="string">
            <text:p>030651</text:p>
          </table:table-cell>
          <table:table-cell office:value-type="string" calcext:value-type="string">
            <text:p>SOLANO</text:p>
          </table:table-cell>
          <table:table-cell office:value-type="string" calcext:value-type="string">
            <text:p>0306</text:p>
          </table:table-cell>
        </table:table-row>
        <table:table-row table:style-name="ro1">
          <table:table-cell office:value-type="string" calcext:value-type="string">
            <text:p>030750</text:p>
          </table:table-cell>
          <table:table-cell office:value-type="string" calcext:value-type="string">
            <text:p>SUSCAL</text:p>
          </table:table-cell>
          <table:table-cell office:value-type="string" calcext:value-type="string">
            <text:p>0307</text:p>
          </table:table-cell>
        </table:table-row>
        <table:table-row table:style-name="ro1">
          <table:table-cell office:value-type="string" calcext:value-type="string">
            <text:p>040101</text:p>
          </table:table-cell>
          <table:table-cell office:value-type="string" calcext:value-type="string">
            <text:p>GONZALES SUAREZ</text:p>
          </table:table-cell>
          <table:table-cell office:value-type="string" calcext:value-type="string">
            <text:p>0401</text:p>
          </table:table-cell>
        </table:table-row>
        <table:table-row table:style-name="ro1">
          <table:table-cell office:value-type="string" calcext:value-type="string">
            <text:p>040102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01</text:p>
          </table:table-cell>
        </table:table-row>
        <table:table-row table:style-name="ro1">
          <table:table-cell office:value-type="string" calcext:value-type="string">
            <text:p>040150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01</text:p>
          </table:table-cell>
        </table:table-row>
        <table:table-row table:style-name="ro1">
          <table:table-cell office:value-type="string" calcext:value-type="string">
            <text:p>040151</text:p>
          </table:table-cell>
          <table:table-cell office:value-type="string" calcext:value-type="string">
            <text:p>EL CARMELO (EL PUN)</text:p>
          </table:table-cell>
          <table:table-cell office:value-type="string" calcext:value-type="string">
            <text:p>0401</text:p>
          </table:table-cell>
        </table:table-row>
        <table:table-row table:style-name="ro1">
          <table:table-cell office:value-type="string" calcext:value-type="string">
            <text:p>040153</text:p>
          </table:table-cell>
          <table:table-cell office:value-type="string" calcext:value-type="string">
            <text:p>JULIO ANDRADE (OREJUELA)</text:p>
          </table:table-cell>
          <table:table-cell office:value-type="string" calcext:value-type="string">
            <text:p>0401</text:p>
          </table:table-cell>
        </table:table-row>
        <table:table-row table:style-name="ro1">
          <table:table-cell office:value-type="string" calcext:value-type="string">
            <text:p>040154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0401</text:p>
          </table:table-cell>
        </table:table-row>
        <table:table-row table:style-name="ro1">
          <table:table-cell office:value-type="string" calcext:value-type="string">
            <text:p>040155</text:p>
          </table:table-cell>
          <table:table-cell office:value-type="string" calcext:value-type="string">
            <text:p>PIOTER</text:p>
          </table:table-cell>
          <table:table-cell office:value-type="string" calcext:value-type="string">
            <text:p>0401</text:p>
          </table:table-cell>
        </table:table-row>
        <table:table-row table:style-name="ro1">
          <table:table-cell office:value-type="string" calcext:value-type="string">
            <text:p>040156</text:p>
          </table:table-cell>
          <table:table-cell office:value-type="string" calcext:value-type="string">
            <text:p>TOBAR DONOSO (LA BOCANA DE CAMUMBI)</text:p>
          </table:table-cell>
          <table:table-cell office:value-type="string" calcext:value-type="string">
            <text:p>0401</text:p>
          </table:table-cell>
        </table:table-row>
        <table:table-row table:style-name="ro1">
          <table:table-cell office:value-type="string" calcext:value-type="string">
            <text:p>040157</text:p>
          </table:table-cell>
          <table:table-cell office:value-type="string" calcext:value-type="string">
            <text:p>TUFIÑO</text:p>
          </table:table-cell>
          <table:table-cell office:value-type="string" calcext:value-type="string">
            <text:p>0401</text:p>
          </table:table-cell>
        </table:table-row>
        <table:table-row table:style-name="ro1">
          <table:table-cell office:value-type="string" calcext:value-type="string">
            <text:p>040158</text:p>
          </table:table-cell>
          <table:table-cell office:value-type="string" calcext:value-type="string">
            <text:p>URBINA (TAYA)</text:p>
          </table:table-cell>
          <table:table-cell office:value-type="string" calcext:value-type="string">
            <text:p>0401</text:p>
          </table:table-cell>
        </table:table-row>
        <table:table-row table:style-name="ro1">
          <table:table-cell office:value-type="string" calcext:value-type="string">
            <text:p>040159</text:p>
          </table:table-cell>
          <table:table-cell office:value-type="string" calcext:value-type="string">
            <text:p>EL CHICAL</text:p>
          </table:table-cell>
          <table:table-cell office:value-type="string" calcext:value-type="string">
            <text:p>0401</text:p>
          </table:table-cell>
        </table:table-row>
        <table:table-row table:style-name="ro1">
          <table:table-cell office:value-type="string" calcext:value-type="string">
            <text:p>040161</text:p>
          </table:table-cell>
          <table:table-cell office:value-type="string" calcext:value-type="string">
            <text:p>SANTA MARTHA DE CUBA</text:p>
          </table:table-cell>
          <table:table-cell office:value-type="string" calcext:value-type="string">
            <text:p>0401</text:p>
          </table:table-cell>
        </table:table-row>
        <table:table-row table:style-name="ro1">
          <table:table-cell office:value-type="string" calcext:value-type="string">
            <text:p>04025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0402</text:p>
          </table:table-cell>
        </table:table-row>
        <table:table-row table:style-name="ro1">
          <table:table-cell office:value-type="string" calcext:value-type="string">
            <text:p>040251</text:p>
          </table:table-cell>
          <table:table-cell office:value-type="string" calcext:value-type="string">
            <text:p>GARCIA MORENO</text:p>
          </table:table-cell>
          <table:table-cell office:value-type="string" calcext:value-type="string">
            <text:p>0402</text:p>
          </table:table-cell>
        </table:table-row>
        <table:table-row table:style-name="ro1">
          <table:table-cell office:value-type="string" calcext:value-type="string">
            <text:p>040252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0402</text:p>
          </table:table-cell>
        </table:table-row>
        <table:table-row table:style-name="ro1">
          <table:table-cell office:value-type="string" calcext:value-type="string">
            <text:p>040253</text:p>
          </table:table-cell>
          <table:table-cell office:value-type="string" calcext:value-type="string">
            <text:p>MONTE OLIVO</text:p>
          </table:table-cell>
          <table:table-cell office:value-type="string" calcext:value-type="string">
            <text:p>0402</text:p>
          </table:table-cell>
        </table:table-row>
        <table:table-row table:style-name="ro1">
          <table:table-cell office:value-type="string" calcext:value-type="string">
            <text:p>040254</text:p>
          </table:table-cell>
          <table:table-cell office:value-type="string" calcext:value-type="string">
            <text:p>SAN VICENTE DE PUSIR</text:p>
          </table:table-cell>
          <table:table-cell office:value-type="string" calcext:value-type="string">
            <text:p>0402</text:p>
          </table:table-cell>
        </table:table-row>
        <table:table-row table:style-name="ro1">
          <table:table-cell office:value-type="string" calcext:value-type="string">
            <text:p>040255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0402</text:p>
          </table:table-cell>
        </table:table-row>
        <table:table-row table:style-name="ro1">
          <table:table-cell office:value-type="string" calcext:value-type="string">
            <text:p>040301</text:p>
          </table:table-cell>
          <table:table-cell office:value-type="string" calcext:value-type="string">
            <text:p>EL ANGEL</text:p>
          </table:table-cell>
          <table:table-cell office:value-type="string" calcext:value-type="string">
            <text:p>0403</text:p>
          </table:table-cell>
        </table:table-row>
        <table:table-row table:style-name="ro1">
          <table:table-cell office:value-type="string" calcext:value-type="string">
            <text:p>040302</text:p>
          </table:table-cell>
          <table:table-cell office:value-type="string" calcext:value-type="string">
            <text:p>27 DE SEPTIEMBRE</text:p>
          </table:table-cell>
          <table:table-cell office:value-type="string" calcext:value-type="string">
            <text:p>0403</text:p>
          </table:table-cell>
        </table:table-row>
        <table:table-row table:style-name="ro1">
          <table:table-cell office:value-type="string" calcext:value-type="string">
            <text:p>040350</text:p>
          </table:table-cell>
          <table:table-cell office:value-type="string" calcext:value-type="string">
            <text:p>EL ANGEL</text:p>
          </table:table-cell>
          <table:table-cell office:value-type="string" calcext:value-type="string">
            <text:p>0403</text:p>
          </table:table-cell>
        </table:table-row>
        <table:table-row table:style-name="ro1">
          <table:table-cell office:value-type="string" calcext:value-type="string">
            <text:p>040351</text:p>
          </table:table-cell>
          <table:table-cell office:value-type="string" calcext:value-type="string">
            <text:p>EL GOALTAL</text:p>
          </table:table-cell>
          <table:table-cell office:value-type="string" calcext:value-type="string">
            <text:p>0403</text:p>
          </table:table-cell>
        </table:table-row>
        <table:table-row table:style-name="ro1">
          <table:table-cell office:value-type="string" calcext:value-type="string">
            <text:p>040352</text:p>
          </table:table-cell>
          <table:table-cell office:value-type="string" calcext:value-type="string">
            <text:p>LA LIBERTAD (ALIZO)</text:p>
          </table:table-cell>
          <table:table-cell office:value-type="string" calcext:value-type="string">
            <text:p>0403</text:p>
          </table:table-cell>
        </table:table-row>
        <table:table-row table:style-name="ro1">
          <table:table-cell office:value-type="string" calcext:value-type="string">
            <text:p>04035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0403</text:p>
          </table:table-cell>
        </table:table-row>
        <table:table-row table:style-name="ro1">
          <table:table-cell office:value-type="string" calcext:value-type="string">
            <text:p>040450</text:p>
          </table:table-cell>
          <table:table-cell office:value-type="string" calcext:value-type="string">
            <text:p>MIRA (CHONTAHUASI)</text:p>
          </table:table-cell>
          <table:table-cell office:value-type="string" calcext:value-type="string">
            <text:p>0404</text:p>
          </table:table-cell>
        </table:table-row>
        <table:table-row table:style-name="ro1">
          <table:table-cell office:value-type="string" calcext:value-type="string">
            <text:p>040451</text:p>
          </table:table-cell>
          <table:table-cell office:value-type="string" calcext:value-type="string">
            <text:p>CONCEPCION</text:p>
          </table:table-cell>
          <table:table-cell office:value-type="string" calcext:value-type="string">
            <text:p>0404</text:p>
          </table:table-cell>
        </table:table-row>
        <table:table-row table:style-name="ro1">
          <table:table-cell office:value-type="string" calcext:value-type="string">
            <text:p>040452</text:p>
          </table:table-cell>
          <table:table-cell office:value-type="string" calcext:value-type="string">
            <text:p>JIJON Y CAAMAÑO</text:p>
          </table:table-cell>
          <table:table-cell office:value-type="string" calcext:value-type="string">
            <text:p>0404</text:p>
          </table:table-cell>
        </table:table-row>
        <table:table-row table:style-name="ro1">
          <table:table-cell office:value-type="string" calcext:value-type="string">
            <text:p>040453</text:p>
          </table:table-cell>
          <table:table-cell office:value-type="string" calcext:value-type="string">
            <text:p>JUAN MONTALVO</text:p>
          </table:table-cell>
          <table:table-cell office:value-type="string" calcext:value-type="string">
            <text:p>0404</text:p>
          </table:table-cell>
        </table:table-row>
        <table:table-row table:style-name="ro1">
          <table:table-cell office:value-type="string" calcext:value-type="string">
            <text:p>040501</text:p>
          </table:table-cell>
          <table:table-cell office:value-type="string" calcext:value-type="string">
            <text:p>GONZALEZ SUAREZ</text:p>
          </table:table-cell>
          <table:table-cell office:value-type="string" calcext:value-type="string">
            <text:p>0405</text:p>
          </table:table-cell>
        </table:table-row>
        <table:table-row table:style-name="ro1">
          <table:table-cell office:value-type="string" calcext:value-type="string">
            <text:p>040502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0405</text:p>
          </table:table-cell>
        </table:table-row>
        <table:table-row table:style-name="ro1">
          <table:table-cell office:value-type="string" calcext:value-type="string">
            <text:p>040550</text:p>
          </table:table-cell>
          <table:table-cell office:value-type="string" calcext:value-type="string">
            <text:p>SAN GABRIEL</text:p>
          </table:table-cell>
          <table:table-cell office:value-type="string" calcext:value-type="string">
            <text:p>0405</text:p>
          </table:table-cell>
        </table:table-row>
        <table:table-row table:style-name="ro1">
          <table:table-cell office:value-type="string" calcext:value-type="string">
            <text:p>040551</text:p>
          </table:table-cell>
          <table:table-cell office:value-type="string" calcext:value-type="string">
            <text:p>CRISTOBAL COLON</text:p>
          </table:table-cell>
          <table:table-cell office:value-type="string" calcext:value-type="string">
            <text:p>0405</text:p>
          </table:table-cell>
        </table:table-row>
        <table:table-row table:style-name="ro1">
          <table:table-cell office:value-type="string" calcext:value-type="string">
            <text:p>040552</text:p>
          </table:table-cell>
          <table:table-cell office:value-type="string" calcext:value-type="string">
            <text:p>CHITAN DE NAVARRETE</text:p>
          </table:table-cell>
          <table:table-cell office:value-type="string" calcext:value-type="string">
            <text:p>0405</text:p>
          </table:table-cell>
        </table:table-row>
        <table:table-row table:style-name="ro1">
          <table:table-cell office:value-type="string" calcext:value-type="string">
            <text:p>040553</text:p>
          </table:table-cell>
          <table:table-cell office:value-type="string" calcext:value-type="string">
            <text:p>FERNANDEZ SALVADOR</text:p>
          </table:table-cell>
          <table:table-cell office:value-type="string" calcext:value-type="string">
            <text:p>0405</text:p>
          </table:table-cell>
        </table:table-row>
        <table:table-row table:style-name="ro1">
          <table:table-cell office:value-type="string" calcext:value-type="string">
            <text:p>040554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0405</text:p>
          </table:table-cell>
        </table:table-row>
        <table:table-row table:style-name="ro1">
          <table:table-cell office:value-type="string" calcext:value-type="string">
            <text:p>040555</text:p>
          </table:table-cell>
          <table:table-cell office:value-type="string" calcext:value-type="string">
            <text:p>PIARTAL</text:p>
          </table:table-cell>
          <table:table-cell office:value-type="string" calcext:value-type="string">
            <text:p>0405</text:p>
          </table:table-cell>
        </table:table-row>
        <table:table-row table:style-name="ro1">
          <table:table-cell office:value-type="string" calcext:value-type="string">
            <text:p>040650</text:p>
          </table:table-cell>
          <table:table-cell office:value-type="string" calcext:value-type="string">
            <text:p>HUACA</text:p>
          </table:table-cell>
          <table:table-cell office:value-type="string" calcext:value-type="string">
            <text:p>0406</text:p>
          </table:table-cell>
        </table:table-row>
        <table:table-row table:style-name="ro1">
          <table:table-cell office:value-type="string" calcext:value-type="string">
            <text:p>040651</text:p>
          </table:table-cell>
          <table:table-cell office:value-type="string" calcext:value-type="string">
            <text:p>MARISCAL SUCRE</text:p>
          </table:table-cell>
          <table:table-cell office:value-type="string" calcext:value-type="string">
            <text:p>0406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050101</text:p>
          </table:table-cell>
          <table:table-cell office:value-type="string" calcext:value-type="string">
            <text:p>ELOY ALFARO (SAN FELIPE)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02</text:p>
          </table:table-cell>
          <table:table-cell office:value-type="string" calcext:value-type="string">
            <text:p>IGNACIO FLORES (PARQUE FLORES)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03</text:p>
          </table:table-cell>
          <table:table-cell office:value-type="string" calcext:value-type="string">
            <text:p>JUAN MONTALVO (SAN SEBASTIAN)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04</text:p>
          </table:table-cell>
          <table:table-cell office:value-type="string" calcext:value-type="string">
            <text:p>LA MATRIZ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05</text:p>
          </table:table-cell>
          <table:table-cell office:value-type="string" calcext:value-type="string">
            <text:p>SAN BUENAVENTURA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50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51</text:p>
          </table:table-cell>
          <table:table-cell office:value-type="string" calcext:value-type="string">
            <text:p>ALAQUES (ALAQUEZ)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52</text:p>
          </table:table-cell>
          <table:table-cell office:value-type="string" calcext:value-type="string">
            <text:p>BELISARIO QUEVEDO (GUANAILIN)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53</text:p>
          </table:table-cell>
          <table:table-cell office:value-type="string" calcext:value-type="string">
            <text:p>GUAITACAMA (GUAYTACAMA)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54</text:p>
          </table:table-cell>
          <table:table-cell office:value-type="string" calcext:value-type="string">
            <text:p>JOSEGUANGO BAJO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56</text:p>
          </table:table-cell>
          <table:table-cell office:value-type="string" calcext:value-type="string">
            <text:p>MULALO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57</text:p>
          </table:table-cell>
          <table:table-cell office:value-type="string" calcext:value-type="string">
            <text:p>11 DE NOVIEMBRE (ILINCHISI)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58</text:p>
          </table:table-cell>
          <table:table-cell office:value-type="string" calcext:value-type="string">
            <text:p>POALO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59</text:p>
          </table:table-cell>
          <table:table-cell office:value-type="string" calcext:value-type="string">
            <text:p>SAN JUAN DE PASTOCALLE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61</text:p>
          </table:table-cell>
          <table:table-cell office:value-type="string" calcext:value-type="string">
            <text:p>TANICUCHI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162</text:p>
          </table:table-cell>
          <table:table-cell office:value-type="string" calcext:value-type="string">
            <text:p>TOACASO</text:p>
          </table:table-cell>
          <table:table-cell office:value-type="string" calcext:value-type="string">
            <text:p>0501</text:p>
          </table:table-cell>
        </table:table-row>
        <table:table-row table:style-name="ro1">
          <table:table-cell office:value-type="string" calcext:value-type="string">
            <text:p>050202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0502</text:p>
          </table:table-cell>
        </table:table-row>
        <table:table-row table:style-name="ro1">
          <table:table-cell office:value-type="string" calcext:value-type="string">
            <text:p>050250</text:p>
          </table:table-cell>
          <table:table-cell office:value-type="string" calcext:value-type="string">
            <text:p>LA MANA</text:p>
          </table:table-cell>
          <table:table-cell office:value-type="string" calcext:value-type="string">
            <text:p>0502</text:p>
          </table:table-cell>
        </table:table-row>
        <table:table-row table:style-name="ro1">
          <table:table-cell office:value-type="string" calcext:value-type="string">
            <text:p>050251</text:p>
          </table:table-cell>
          <table:table-cell office:value-type="string" calcext:value-type="string">
            <text:p>GUASAGANDA</text:p>
          </table:table-cell>
          <table:table-cell office:value-type="string" calcext:value-type="string">
            <text:p>0502</text:p>
          </table:table-cell>
        </table:table-row>
        <table:table-row table:style-name="ro1">
          <table:table-cell office:value-type="string" calcext:value-type="string">
            <text:p>050252</text:p>
          </table:table-cell>
          <table:table-cell office:value-type="string" calcext:value-type="string">
            <text:p>PUCAYACU</text:p>
          </table:table-cell>
          <table:table-cell office:value-type="string" calcext:value-type="string">
            <text:p>0502</text:p>
          </table:table-cell>
        </table:table-row>
        <table:table-row table:style-name="ro1">
          <table:table-cell office:value-type="string" calcext:value-type="string">
            <text:p>050350</text:p>
          </table:table-cell>
          <table:table-cell office:value-type="string" calcext:value-type="string">
            <text:p>EL CORAZON</text:p>
          </table:table-cell>
          <table:table-cell office:value-type="string" calcext:value-type="string">
            <text:p>0503</text:p>
          </table:table-cell>
        </table:table-row>
        <table:table-row table:style-name="ro1">
          <table:table-cell office:value-type="string" calcext:value-type="string">
            <text:p>050351</text:p>
          </table:table-cell>
          <table:table-cell office:value-type="string" calcext:value-type="string">
            <text:p>MORASPUNGO</text:p>
          </table:table-cell>
          <table:table-cell office:value-type="string" calcext:value-type="string">
            <text:p>0503</text:p>
          </table:table-cell>
        </table:table-row>
        <table:table-row table:style-name="ro1">
          <table:table-cell office:value-type="string" calcext:value-type="string">
            <text:p>050352</text:p>
          </table:table-cell>
          <table:table-cell office:value-type="string" calcext:value-type="string">
            <text:p>PINLLOPATA</text:p>
          </table:table-cell>
          <table:table-cell office:value-type="string" calcext:value-type="string">
            <text:p>0503</text:p>
          </table:table-cell>
        </table:table-row>
        <table:table-row table:style-name="ro1">
          <table:table-cell office:value-type="string" calcext:value-type="string">
            <text:p>050353</text:p>
          </table:table-cell>
          <table:table-cell office:value-type="string" calcext:value-type="string">
            <text:p>RAMON CAMPAÑA</text:p>
          </table:table-cell>
          <table:table-cell office:value-type="string" calcext:value-type="string">
            <text:p>0503</text:p>
          </table:table-cell>
        </table:table-row>
        <table:table-row table:style-name="ro1">
          <table:table-cell office:value-type="string" calcext:value-type="string">
            <text:p>050450</text:p>
          </table:table-cell>
          <table:table-cell office:value-type="string" calcext:value-type="string">
            <text:p>PUJILI</text:p>
          </table:table-cell>
          <table:table-cell office:value-type="string" calcext:value-type="string">
            <text:p>0504</text:p>
          </table:table-cell>
        </table:table-row>
        <table:table-row table:style-name="ro1">
          <table:table-cell office:value-type="string" calcext:value-type="string">
            <text:p>050451</text:p>
          </table:table-cell>
          <table:table-cell office:value-type="string" calcext:value-type="string">
            <text:p>ANGAMARCA</text:p>
          </table:table-cell>
          <table:table-cell office:value-type="string" calcext:value-type="string">
            <text:p>0504</text:p>
          </table:table-cell>
        </table:table-row>
        <table:table-row table:style-name="ro1">
          <table:table-cell office:value-type="string" calcext:value-type="string">
            <text:p>050453</text:p>
          </table:table-cell>
          <table:table-cell office:value-type="string" calcext:value-type="string">
            <text:p>GUANGAJE</text:p>
          </table:table-cell>
          <table:table-cell office:value-type="string" calcext:value-type="string">
            <text:p>0504</text:p>
          </table:table-cell>
        </table:table-row>
        <table:table-row table:style-name="ro1">
          <table:table-cell office:value-type="string" calcext:value-type="string">
            <text:p>050455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0504</text:p>
          </table:table-cell>
        </table:table-row>
        <table:table-row table:style-name="ro1">
          <table:table-cell office:value-type="string" calcext:value-type="string">
            <text:p>050456</text:p>
          </table:table-cell>
          <table:table-cell office:value-type="string" calcext:value-type="string">
            <text:p>PILALO</text:p>
          </table:table-cell>
          <table:table-cell office:value-type="string" calcext:value-type="string">
            <text:p>0504</text:p>
          </table:table-cell>
        </table:table-row>
        <table:table-row table:style-name="ro1">
          <table:table-cell office:value-type="string" calcext:value-type="string">
            <text:p>050457</text:p>
          </table:table-cell>
          <table:table-cell office:value-type="string" calcext:value-type="string">
            <text:p>TINGO</text:p>
          </table:table-cell>
          <table:table-cell office:value-type="string" calcext:value-type="string">
            <text:p>0504</text:p>
          </table:table-cell>
        </table:table-row>
        <table:table-row table:style-name="ro1">
          <table:table-cell office:value-type="string" calcext:value-type="string">
            <text:p>050458</text:p>
          </table:table-cell>
          <table:table-cell office:value-type="string" calcext:value-type="string">
            <text:p>ZUMBAHUA</text:p>
          </table:table-cell>
          <table:table-cell office:value-type="string" calcext:value-type="string">
            <text:p>0504</text:p>
          </table:table-cell>
        </table:table-row>
        <table:table-row table:style-name="ro1">
          <table:table-cell office:value-type="string" calcext:value-type="string">
            <text:p>050550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505</text:p>
          </table:table-cell>
        </table:table-row>
        <table:table-row table:style-name="ro1">
          <table:table-cell office:value-type="string" calcext:value-type="string">
            <text:p>050551</text:p>
          </table:table-cell>
          <table:table-cell office:value-type="string" calcext:value-type="string">
            <text:p>ANTONIO JOSE HOLGUIN (SANTA LUCIA)</text:p>
          </table:table-cell>
          <table:table-cell office:value-type="string" calcext:value-type="string">
            <text:p>0505</text:p>
          </table:table-cell>
        </table:table-row>
        <table:table-row table:style-name="ro1">
          <table:table-cell office:value-type="string" calcext:value-type="string">
            <text:p>050552</text:p>
          </table:table-cell>
          <table:table-cell office:value-type="string" calcext:value-type="string">
            <text:p>CUSUBAMBA</text:p>
          </table:table-cell>
          <table:table-cell office:value-type="string" calcext:value-type="string">
            <text:p>0505</text:p>
          </table:table-cell>
        </table:table-row>
        <table:table-row table:style-name="ro1">
          <table:table-cell office:value-type="string" calcext:value-type="string">
            <text:p>050553</text:p>
          </table:table-cell>
          <table:table-cell office:value-type="string" calcext:value-type="string">
            <text:p>MULALILLO</text:p>
          </table:table-cell>
          <table:table-cell office:value-type="string" calcext:value-type="string">
            <text:p>0505</text:p>
          </table:table-cell>
        </table:table-row>
        <table:table-row table:style-name="ro1">
          <table:table-cell office:value-type="string" calcext:value-type="string">
            <text:p>050554</text:p>
          </table:table-cell>
          <table:table-cell office:value-type="string" calcext:value-type="string">
            <text:p>MULLIQUINDIL (SANTA ANA)</text:p>
          </table:table-cell>
          <table:table-cell office:value-type="string" calcext:value-type="string">
            <text:p>0505</text:p>
          </table:table-cell>
        </table:table-row>
        <table:table-row table:style-name="ro1">
          <table:table-cell office:value-type="string" calcext:value-type="string">
            <text:p>050555</text:p>
          </table:table-cell>
          <table:table-cell office:value-type="string" calcext:value-type="string">
            <text:p>PANSALEO</text:p>
          </table:table-cell>
          <table:table-cell office:value-type="string" calcext:value-type="string">
            <text:p>0505</text:p>
          </table:table-cell>
        </table:table-row>
        <table:table-row table:style-name="ro1">
          <table:table-cell office:value-type="string" calcext:value-type="string">
            <text:p>050650</text:p>
          </table:table-cell>
          <table:table-cell office:value-type="string" calcext:value-type="string">
            <text:p>SAQUISILI</text:p>
          </table:table-cell>
          <table:table-cell office:value-type="string" calcext:value-type="string">
            <text:p>0506</text:p>
          </table:table-cell>
        </table:table-row>
        <table:table-row table:style-name="ro1">
          <table:table-cell office:value-type="string" calcext:value-type="string">
            <text:p>050651</text:p>
          </table:table-cell>
          <table:table-cell office:value-type="string" calcext:value-type="string">
            <text:p>CANCHAGUA</text:p>
          </table:table-cell>
          <table:table-cell office:value-type="string" calcext:value-type="string">
            <text:p>0506</text:p>
          </table:table-cell>
        </table:table-row>
        <table:table-row table:style-name="ro1">
          <table:table-cell office:value-type="string" calcext:value-type="string">
            <text:p>050652</text:p>
          </table:table-cell>
          <table:table-cell office:value-type="string" calcext:value-type="string">
            <text:p>CHANTILIN</text:p>
          </table:table-cell>
          <table:table-cell office:value-type="string" calcext:value-type="string">
            <text:p>0506</text:p>
          </table:table-cell>
        </table:table-row>
        <table:table-row table:style-name="ro1">
          <table:table-cell office:value-type="string" calcext:value-type="string">
            <text:p>050653</text:p>
          </table:table-cell>
          <table:table-cell office:value-type="string" calcext:value-type="string">
            <text:p>COCHAPAMBA</text:p>
          </table:table-cell>
          <table:table-cell office:value-type="string" calcext:value-type="string">
            <text:p>0506</text:p>
          </table:table-cell>
        </table:table-row>
        <table:table-row table:style-name="ro1">
          <table:table-cell office:value-type="string" calcext:value-type="string">
            <text:p>050750</text:p>
          </table:table-cell>
          <table:table-cell office:value-type="string" calcext:value-type="string">
            <text:p>SIGCHOS</text:p>
          </table:table-cell>
          <table:table-cell office:value-type="string" calcext:value-type="string">
            <text:p>0507</text:p>
          </table:table-cell>
        </table:table-row>
        <table:table-row table:style-name="ro1">
          <table:table-cell office:value-type="string" calcext:value-type="string">
            <text:p>050751</text:p>
          </table:table-cell>
          <table:table-cell office:value-type="string" calcext:value-type="string">
            <text:p>CHUGCHILAN</text:p>
          </table:table-cell>
          <table:table-cell office:value-type="string" calcext:value-type="string">
            <text:p>0507</text:p>
          </table:table-cell>
        </table:table-row>
        <table:table-row table:style-name="ro1">
          <table:table-cell office:value-type="string" calcext:value-type="string">
            <text:p>050752</text:p>
          </table:table-cell>
          <table:table-cell office:value-type="string" calcext:value-type="string">
            <text:p>ISINLIVI</text:p>
          </table:table-cell>
          <table:table-cell office:value-type="string" calcext:value-type="string">
            <text:p>0507</text:p>
          </table:table-cell>
        </table:table-row>
        <table:table-row table:style-name="ro1">
          <table:table-cell office:value-type="string" calcext:value-type="string">
            <text:p>050753</text:p>
          </table:table-cell>
          <table:table-cell office:value-type="string" calcext:value-type="string">
            <text:p>LAS PAMPAS</text:p>
          </table:table-cell>
          <table:table-cell office:value-type="string" calcext:value-type="string">
            <text:p>0507</text:p>
          </table:table-cell>
        </table:table-row>
        <table:table-row table:style-name="ro1">
          <table:table-cell office:value-type="string" calcext:value-type="string">
            <text:p>050754</text:p>
          </table:table-cell>
          <table:table-cell office:value-type="string" calcext:value-type="string">
            <text:p>PALO QUEMADO</text:p>
          </table:table-cell>
          <table:table-cell office:value-type="string" calcext:value-type="string">
            <text:p>0507</text:p>
          </table:table-cell>
        </table:table-row>
        <table:table-row table:style-name="ro1">
          <table:table-cell office:value-type="string" calcext:value-type="string">
            <text:p>060101</text:p>
          </table:table-cell>
          <table:table-cell office:value-type="string" calcext:value-type="string">
            <text:p>LIZARZABURU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02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03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04</text:p>
          </table:table-cell>
          <table:table-cell office:value-type="string" calcext:value-type="string">
            <text:p>VELOZ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05</text:p>
          </table:table-cell>
          <table:table-cell office:value-type="string" calcext:value-type="string">
            <text:p>YARUQUIES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06</text:p>
          </table:table-cell>
          <table:table-cell office:value-type="string" calcext:value-type="string">
            <text:p>LICAN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50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51</text:p>
          </table:table-cell>
          <table:table-cell office:value-type="string" calcext:value-type="string">
            <text:p>CACHA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52</text:p>
          </table:table-cell>
          <table:table-cell office:value-type="string" calcext:value-type="string">
            <text:p>CALPI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53</text:p>
          </table:table-cell>
          <table:table-cell office:value-type="string" calcext:value-type="string">
            <text:p>CUBIJIES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54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56</text:p>
          </table:table-cell>
          <table:table-cell office:value-type="string" calcext:value-type="string">
            <text:p>LICTO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57</text:p>
          </table:table-cell>
          <table:table-cell office:value-type="string" calcext:value-type="string">
            <text:p>PUNGALA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58</text:p>
          </table:table-cell>
          <table:table-cell office:value-type="string" calcext:value-type="string">
            <text:p>PUNIN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59</text:p>
          </table:table-cell>
          <table:table-cell office:value-type="string" calcext:value-type="string">
            <text:p>QUIMIAG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6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161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250</text:p>
          </table:table-cell>
          <table:table-cell office:value-type="string" calcext:value-type="string">
            <text:p>ALAUSI</text:p>
          </table:table-cell>
          <table:table-cell office:value-type="string" calcext:value-type="string">
            <text:p>0602</text:p>
          </table:table-cell>
        </table:table-row>
        <table:table-row table:style-name="ro1">
          <table:table-cell office:value-type="string" calcext:value-type="string">
            <text:p>060251</text:p>
          </table:table-cell>
          <table:table-cell office:value-type="string" calcext:value-type="string">
            <text:p>ACHUPALLAS</text:p>
          </table:table-cell>
          <table:table-cell office:value-type="string" calcext:value-type="string">
            <text:p>0602</text:p>
          </table:table-cell>
        </table:table-row>
        <table:table-row table:style-name="ro1">
          <table:table-cell office:value-type="string" calcext:value-type="string">
            <text:p>060253</text:p>
          </table:table-cell>
          <table:table-cell office:value-type="string" calcext:value-type="string">
            <text:p>GUASUNTOS</text:p>
          </table:table-cell>
          <table:table-cell office:value-type="string" calcext:value-type="string">
            <text:p>0602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060254</text:p>
          </table:table-cell>
          <table:table-cell office:value-type="string" calcext:value-type="string">
            <text:p>HUIGRA</text:p>
          </table:table-cell>
          <table:table-cell office:value-type="string" calcext:value-type="string">
            <text:p>0602</text:p>
          </table:table-cell>
        </table:table-row>
        <table:table-row table:style-name="ro1">
          <table:table-cell office:value-type="string" calcext:value-type="string">
            <text:p>060255</text:p>
          </table:table-cell>
          <table:table-cell office:value-type="string" calcext:value-type="string">
            <text:p>MULTITUD</text:p>
          </table:table-cell>
          <table:table-cell office:value-type="string" calcext:value-type="string">
            <text:p>0602</text:p>
          </table:table-cell>
        </table:table-row>
        <table:table-row table:style-name="ro1">
          <table:table-cell office:value-type="string" calcext:value-type="string">
            <text:p>060256</text:p>
          </table:table-cell>
          <table:table-cell office:value-type="string" calcext:value-type="string">
            <text:p>PISTISHI (NARIZ DEL DIABLO)</text:p>
          </table:table-cell>
          <table:table-cell office:value-type="string" calcext:value-type="string">
            <text:p>0602</text:p>
          </table:table-cell>
        </table:table-row>
        <table:table-row table:style-name="ro1">
          <table:table-cell office:value-type="string" calcext:value-type="string">
            <text:p>060257</text:p>
          </table:table-cell>
          <table:table-cell office:value-type="string" calcext:value-type="string">
            <text:p>PUMALLACTA (PUMA-LACTA)</text:p>
          </table:table-cell>
          <table:table-cell office:value-type="string" calcext:value-type="string">
            <text:p>0602</text:p>
          </table:table-cell>
        </table:table-row>
        <table:table-row table:style-name="ro1">
          <table:table-cell office:value-type="string" calcext:value-type="string">
            <text:p>060258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0602</text:p>
          </table:table-cell>
        </table:table-row>
        <table:table-row table:style-name="ro1">
          <table:table-cell office:value-type="string" calcext:value-type="string">
            <text:p>060259</text:p>
          </table:table-cell>
          <table:table-cell office:value-type="string" calcext:value-type="string">
            <text:p>SIBAMBE</text:p>
          </table:table-cell>
          <table:table-cell office:value-type="string" calcext:value-type="string">
            <text:p>0602</text:p>
          </table:table-cell>
        </table:table-row>
        <table:table-row table:style-name="ro1">
          <table:table-cell office:value-type="string" calcext:value-type="string">
            <text:p>060260</text:p>
          </table:table-cell>
          <table:table-cell office:value-type="string" calcext:value-type="string">
            <text:p>TIXAN</text:p>
          </table:table-cell>
          <table:table-cell office:value-type="string" calcext:value-type="string">
            <text:p>0602</text:p>
          </table:table-cell>
        </table:table-row>
        <table:table-row table:style-name="ro1">
          <table:table-cell office:value-type="string" calcext:value-type="string">
            <text:p>060301</text:p>
          </table:table-cell>
          <table:table-cell office:value-type="string" calcext:value-type="string">
            <text:p>CAJABAMBA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060302</text:p>
          </table:table-cell>
          <table:table-cell office:value-type="string" calcext:value-type="string">
            <text:p>SICALPA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060350</text:p>
          </table:table-cell>
          <table:table-cell office:value-type="string" calcext:value-type="string">
            <text:p>VILLA LA UNION (CAJABAMBA)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060351</text:p>
          </table:table-cell>
          <table:table-cell office:value-type="string" calcext:value-type="string">
            <text:p>CAÑI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060352</text:p>
          </table:table-cell>
          <table:table-cell office:value-type="string" calcext:value-type="string">
            <text:p>COLUMBE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060353</text:p>
          </table:table-cell>
          <table:table-cell office:value-type="string" calcext:value-type="string">
            <text:p>JUAN DE VELASCO (PANGOR)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060354</text:p>
          </table:table-cell>
          <table:table-cell office:value-type="string" calcext:value-type="string">
            <text:p>SANTIAGO DE QUITO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060450</text:p>
          </table:table-cell>
          <table:table-cell office:value-type="string" calcext:value-type="string">
            <text:p>CHAMBO</text:p>
          </table:table-cell>
          <table:table-cell office:value-type="string" calcext:value-type="string">
            <text:p>0604</text:p>
          </table:table-cell>
        </table:table-row>
        <table:table-row table:style-name="ro1">
          <table:table-cell office:value-type="string" calcext:value-type="string">
            <text:p>060550</text:p>
          </table:table-cell>
          <table:table-cell office:value-type="string" calcext:value-type="string">
            <text:p>CHUNCHI</text:p>
          </table:table-cell>
          <table:table-cell office:value-type="string" calcext:value-type="string">
            <text:p>0605</text:p>
          </table:table-cell>
        </table:table-row>
        <table:table-row table:style-name="ro1">
          <table:table-cell office:value-type="string" calcext:value-type="string">
            <text:p>060551</text:p>
          </table:table-cell>
          <table:table-cell office:value-type="string" calcext:value-type="string">
            <text:p>CAPZOL</text:p>
          </table:table-cell>
          <table:table-cell office:value-type="string" calcext:value-type="string">
            <text:p>0605</text:p>
          </table:table-cell>
        </table:table-row>
        <table:table-row table:style-name="ro1">
          <table:table-cell office:value-type="string" calcext:value-type="string">
            <text:p>060552</text:p>
          </table:table-cell>
          <table:table-cell office:value-type="string" calcext:value-type="string">
            <text:p>COMPUD</text:p>
          </table:table-cell>
          <table:table-cell office:value-type="string" calcext:value-type="string">
            <text:p>0605</text:p>
          </table:table-cell>
        </table:table-row>
        <table:table-row table:style-name="ro1">
          <table:table-cell office:value-type="string" calcext:value-type="string">
            <text:p>060553</text:p>
          </table:table-cell>
          <table:table-cell office:value-type="string" calcext:value-type="string">
            <text:p>GONZOL</text:p>
          </table:table-cell>
          <table:table-cell office:value-type="string" calcext:value-type="string">
            <text:p>0605</text:p>
          </table:table-cell>
        </table:table-row>
        <table:table-row table:style-name="ro1">
          <table:table-cell office:value-type="string" calcext:value-type="string">
            <text:p>060554</text:p>
          </table:table-cell>
          <table:table-cell office:value-type="string" calcext:value-type="string">
            <text:p>LLAGOS</text:p>
          </table:table-cell>
          <table:table-cell office:value-type="string" calcext:value-type="string">
            <text:p>0605</text:p>
          </table:table-cell>
        </table:table-row>
        <table:table-row table:style-name="ro1">
          <table:table-cell office:value-type="string" calcext:value-type="string">
            <text:p>060650</text:p>
          </table:table-cell>
          <table:table-cell office:value-type="string" calcext:value-type="string">
            <text:p>GUAMOTE</text:p>
          </table:table-cell>
          <table:table-cell office:value-type="string" calcext:value-type="string">
            <text:p>0606</text:p>
          </table:table-cell>
        </table:table-row>
        <table:table-row table:style-name="ro1">
          <table:table-cell office:value-type="string" calcext:value-type="string">
            <text:p>060651</text:p>
          </table:table-cell>
          <table:table-cell office:value-type="string" calcext:value-type="string">
            <text:p>CEBADAS</text:p>
          </table:table-cell>
          <table:table-cell office:value-type="string" calcext:value-type="string">
            <text:p>0606</text:p>
          </table:table-cell>
        </table:table-row>
        <table:table-row table:style-name="ro1">
          <table:table-cell office:value-type="string" calcext:value-type="string">
            <text:p>060652</text:p>
          </table:table-cell>
          <table:table-cell office:value-type="string" calcext:value-type="string">
            <text:p>PALMIRA</text:p>
          </table:table-cell>
          <table:table-cell office:value-type="string" calcext:value-type="string">
            <text:p>0606</text:p>
          </table:table-cell>
        </table:table-row>
        <table:table-row table:style-name="ro1">
          <table:table-cell office:value-type="string" calcext:value-type="string">
            <text:p>060701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0607</text:p>
          </table:table-cell>
        </table:table-row>
        <table:table-row table:style-name="ro1">
          <table:table-cell office:value-type="string" calcext:value-type="string">
            <text:p>060702</text:p>
          </table:table-cell>
          <table:table-cell office:value-type="string" calcext:value-type="string">
            <text:p>LA MATRIZ</text:p>
          </table:table-cell>
          <table:table-cell office:value-type="string" calcext:value-type="string">
            <text:p>0607</text:p>
          </table:table-cell>
        </table:table-row>
        <table:table-row table:style-name="ro1">
          <table:table-cell office:value-type="string" calcext:value-type="string">
            <text:p>060750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07</text:p>
          </table:table-cell>
        </table:table-row>
        <table:table-row table:style-name="ro1">
          <table:table-cell office:value-type="string" calcext:value-type="string">
            <text:p>060751</text:p>
          </table:table-cell>
          <table:table-cell office:value-type="string" calcext:value-type="string">
            <text:p>GUANANDO</text:p>
          </table:table-cell>
          <table:table-cell office:value-type="string" calcext:value-type="string">
            <text:p>0607</text:p>
          </table:table-cell>
        </table:table-row>
        <table:table-row table:style-name="ro1">
          <table:table-cell office:value-type="string" calcext:value-type="string">
            <text:p>060752</text:p>
          </table:table-cell>
          <table:table-cell office:value-type="string" calcext:value-type="string">
            <text:p>ILAPO</text:p>
          </table:table-cell>
          <table:table-cell office:value-type="string" calcext:value-type="string">
            <text:p>0607</text:p>
          </table:table-cell>
        </table:table-row>
        <table:table-row table:style-name="ro1">
          <table:table-cell office:value-type="string" calcext:value-type="string">
            <text:p>060753</text:p>
          </table:table-cell>
          <table:table-cell office:value-type="string" calcext:value-type="string">
            <text:p>LA PROVIDENCIA</text:p>
          </table:table-cell>
          <table:table-cell office:value-type="string" calcext:value-type="string">
            <text:p>0607</text:p>
          </table:table-cell>
        </table:table-row>
        <table:table-row table:style-name="ro1">
          <table:table-cell office:value-type="string" calcext:value-type="string">
            <text:p>060754</text:p>
          </table:table-cell>
          <table:table-cell office:value-type="string" calcext:value-type="string">
            <text:p>SAN ANDRES</text:p>
          </table:table-cell>
          <table:table-cell office:value-type="string" calcext:value-type="string">
            <text:p>0607</text:p>
          </table:table-cell>
        </table:table-row>
        <table:table-row table:style-name="ro1">
          <table:table-cell office:value-type="string" calcext:value-type="string">
            <text:p>060755</text:p>
          </table:table-cell>
          <table:table-cell office:value-type="string" calcext:value-type="string">
            <text:p>SAN GERARDO DE PACAICAGUAN</text:p>
          </table:table-cell>
          <table:table-cell office:value-type="string" calcext:value-type="string">
            <text:p>0607</text:p>
          </table:table-cell>
        </table:table-row>
        <table:table-row table:style-name="ro1">
          <table:table-cell office:value-type="string" calcext:value-type="string">
            <text:p>060756</text:p>
          </table:table-cell>
          <table:table-cell office:value-type="string" calcext:value-type="string">
            <text:p>SAN ISIDRO DE PATULU</text:p>
          </table:table-cell>
          <table:table-cell office:value-type="string" calcext:value-type="string">
            <text:p>0607</text:p>
          </table:table-cell>
        </table:table-row>
        <table:table-row table:style-name="ro1">
          <table:table-cell office:value-type="string" calcext:value-type="string">
            <text:p>060757</text:p>
          </table:table-cell>
          <table:table-cell office:value-type="string" calcext:value-type="string">
            <text:p>SAN JOSE DEL CHAZO</text:p>
          </table:table-cell>
          <table:table-cell office:value-type="string" calcext:value-type="string">
            <text:p>0607</text:p>
          </table:table-cell>
        </table:table-row>
        <table:table-row table:style-name="ro1">
          <table:table-cell office:value-type="string" calcext:value-type="string">
            <text:p>060758</text:p>
          </table:table-cell>
          <table:table-cell office:value-type="string" calcext:value-type="string">
            <text:p>SANTA FE DE GALAN</text:p>
          </table:table-cell>
          <table:table-cell office:value-type="string" calcext:value-type="string">
            <text:p>0607</text:p>
          </table:table-cell>
        </table:table-row>
        <table:table-row table:style-name="ro1">
          <table:table-cell office:value-type="string" calcext:value-type="string">
            <text:p>060759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0607</text:p>
          </table:table-cell>
        </table:table-row>
        <table:table-row table:style-name="ro1">
          <table:table-cell office:value-type="string" calcext:value-type="string">
            <text:p>060850</text:p>
          </table:table-cell>
          <table:table-cell office:value-type="string" calcext:value-type="string">
            <text:p>PALLATANGA</text:p>
          </table:table-cell>
          <table:table-cell office:value-type="string" calcext:value-type="string">
            <text:p>0608</text:p>
          </table:table-cell>
        </table:table-row>
        <table:table-row table:style-name="ro1">
          <table:table-cell office:value-type="string" calcext:value-type="string">
            <text:p>060950</text:p>
          </table:table-cell>
          <table:table-cell office:value-type="string" calcext:value-type="string">
            <text:p>PENIPE</text:p>
          </table:table-cell>
          <table:table-cell office:value-type="string" calcext:value-type="string">
            <text:p>0609</text:p>
          </table:table-cell>
        </table:table-row>
        <table:table-row table:style-name="ro1">
          <table:table-cell office:value-type="string" calcext:value-type="string">
            <text:p>060951</text:p>
          </table:table-cell>
          <table:table-cell office:value-type="string" calcext:value-type="string">
            <text:p>EL ALTAR</text:p>
          </table:table-cell>
          <table:table-cell office:value-type="string" calcext:value-type="string">
            <text:p>0609</text:p>
          </table:table-cell>
        </table:table-row>
        <table:table-row table:style-name="ro1">
          <table:table-cell office:value-type="string" calcext:value-type="string">
            <text:p>060952</text:p>
          </table:table-cell>
          <table:table-cell office:value-type="string" calcext:value-type="string">
            <text:p>MATUS</text:p>
          </table:table-cell>
          <table:table-cell office:value-type="string" calcext:value-type="string">
            <text:p>0609</text:p>
          </table:table-cell>
        </table:table-row>
        <table:table-row table:style-name="ro1">
          <table:table-cell office:value-type="string" calcext:value-type="string">
            <text:p>060953</text:p>
          </table:table-cell>
          <table:table-cell office:value-type="string" calcext:value-type="string">
            <text:p>PUELA</text:p>
          </table:table-cell>
          <table:table-cell office:value-type="string" calcext:value-type="string">
            <text:p>0609</text:p>
          </table:table-cell>
        </table:table-row>
        <table:table-row table:style-name="ro1">
          <table:table-cell office:value-type="string" calcext:value-type="string">
            <text:p>060954</text:p>
          </table:table-cell>
          <table:table-cell office:value-type="string" calcext:value-type="string">
            <text:p>SAN ANTONIO DE BAYUSHIG</text:p>
          </table:table-cell>
          <table:table-cell office:value-type="string" calcext:value-type="string">
            <text:p>0609</text:p>
          </table:table-cell>
        </table:table-row>
        <table:table-row table:style-name="ro1">
          <table:table-cell office:value-type="string" calcext:value-type="string">
            <text:p>060955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0609</text:p>
          </table:table-cell>
        </table:table-row>
        <table:table-row table:style-name="ro1">
          <table:table-cell office:value-type="string" calcext:value-type="string">
            <text:p>060956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0609</text:p>
          </table:table-cell>
        </table:table-row>
        <table:table-row table:style-name="ro1">
          <table:table-cell office:value-type="string" calcext:value-type="string">
            <text:p>061050</text:p>
          </table:table-cell>
          <table:table-cell office:value-type="string" calcext:value-type="string">
            <text:p>CUMANDA</text:p>
          </table:table-cell>
          <table:table-cell office:value-type="string" calcext:value-type="string">
            <text:p>0610</text:p>
          </table:table-cell>
        </table:table-row>
        <table:table-row table:style-name="ro1">
          <table:table-cell office:value-type="string" calcext:value-type="string">
            <text:p>070101</text:p>
          </table:table-cell>
          <table:table-cell office:value-type="string" calcext:value-type="string">
            <text:p>LA PROVIDENCIA</text:p>
          </table:table-cell>
          <table:table-cell office:value-type="string" calcext:value-type="string">
            <text:p>0701</text:p>
          </table:table-cell>
        </table:table-row>
        <table:table-row table:style-name="ro1">
          <table:table-cell office:value-type="string" calcext:value-type="string">
            <text:p>070102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0701</text:p>
          </table:table-cell>
        </table:table-row>
        <table:table-row table:style-name="ro1">
          <table:table-cell office:value-type="string" calcext:value-type="string">
            <text:p>070103</text:p>
          </table:table-cell>
          <table:table-cell office:value-type="string" calcext:value-type="string">
            <text:p>PUERTO BOLIVAR</text:p>
          </table:table-cell>
          <table:table-cell office:value-type="string" calcext:value-type="string">
            <text:p>0701</text:p>
          </table:table-cell>
        </table:table-row>
        <table:table-row table:style-name="ro1">
          <table:table-cell office:value-type="string" calcext:value-type="string">
            <text:p>070104</text:p>
          </table:table-cell>
          <table:table-cell office:value-type="string" calcext:value-type="string">
            <text:p>NUEVE DE MAYO</text:p>
          </table:table-cell>
          <table:table-cell office:value-type="string" calcext:value-type="string">
            <text:p>0701</text:p>
          </table:table-cell>
        </table:table-row>
        <table:table-row table:style-name="ro1">
          <table:table-cell office:value-type="string" calcext:value-type="string">
            <text:p>070105</text:p>
          </table:table-cell>
          <table:table-cell office:value-type="string" calcext:value-type="string">
            <text:p>EL CAMBIO</text:p>
          </table:table-cell>
          <table:table-cell office:value-type="string" calcext:value-type="string">
            <text:p>0701</text:p>
          </table:table-cell>
        </table:table-row>
        <table:table-row table:style-name="ro1">
          <table:table-cell office:value-type="string" calcext:value-type="string">
            <text:p>070150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0701</text:p>
          </table:table-cell>
        </table:table-row>
        <table:table-row table:style-name="ro1">
          <table:table-cell office:value-type="string" calcext:value-type="string">
            <text:p>070152</text:p>
          </table:table-cell>
          <table:table-cell office:value-type="string" calcext:value-type="string">
            <text:p>EL RETIRO</text:p>
          </table:table-cell>
          <table:table-cell office:value-type="string" calcext:value-type="string">
            <text:p>0701</text:p>
          </table:table-cell>
        </table:table-row>
        <table:table-row table:style-name="ro1">
          <table:table-cell office:value-type="string" calcext:value-type="string">
            <text:p>070221</text:p>
          </table:table-cell>
          <table:table-cell office:value-type="string" calcext:value-type="string">
            <text:p>CHACRAS</text:p>
          </table:table-cell>
          <table:table-cell office:value-type="string" calcext:value-type="string">
            <text:p>0702</text:p>
          </table:table-cell>
        </table:table-row>
        <table:table-row table:style-name="ro1">
          <table:table-cell office:value-type="string" calcext:value-type="string">
            <text:p>070250</text:p>
          </table:table-cell>
          <table:table-cell office:value-type="string" calcext:value-type="string">
            <text:p>ARENILLAS</text:p>
          </table:table-cell>
          <table:table-cell office:value-type="string" calcext:value-type="string">
            <text:p>0702</text:p>
          </table:table-cell>
        </table:table-row>
        <table:table-row table:style-name="ro1">
          <table:table-cell office:value-type="string" calcext:value-type="string">
            <text:p>070254</text:p>
          </table:table-cell>
          <table:table-cell office:value-type="string" calcext:value-type="string">
            <text:p>PALMALES</text:p>
          </table:table-cell>
          <table:table-cell office:value-type="string" calcext:value-type="string">
            <text:p>0702</text:p>
          </table:table-cell>
        </table:table-row>
        <table:table-row table:style-name="ro1">
          <table:table-cell office:value-type="string" calcext:value-type="string">
            <text:p>070255</text:p>
          </table:table-cell>
          <table:table-cell office:value-type="string" calcext:value-type="string">
            <text:p>CARCABON</text:p>
          </table:table-cell>
          <table:table-cell office:value-type="string" calcext:value-type="string">
            <text:p>0702</text:p>
          </table:table-cell>
        </table:table-row>
        <table:table-row table:style-name="ro1">
          <table:table-cell office:value-type="string" calcext:value-type="string">
            <text:p>070350</text:p>
          </table:table-cell>
          <table:table-cell office:value-type="string" calcext:value-type="string">
            <text:p>PACCHA</text:p>
          </table:table-cell>
          <table:table-cell office:value-type="string" calcext:value-type="string">
            <text:p>0703</text:p>
          </table:table-cell>
        </table:table-row>
        <table:table-row table:style-name="ro1">
          <table:table-cell office:value-type="string" calcext:value-type="string">
            <text:p>070351</text:p>
          </table:table-cell>
          <table:table-cell office:value-type="string" calcext:value-type="string">
            <text:p>AYAPAMBA</text:p>
          </table:table-cell>
          <table:table-cell office:value-type="string" calcext:value-type="string">
            <text:p>0703</text:p>
          </table:table-cell>
        </table:table-row>
        <table:table-row table:style-name="ro1">
          <table:table-cell office:value-type="string" calcext:value-type="string">
            <text:p>070352</text:p>
          </table:table-cell>
          <table:table-cell office:value-type="string" calcext:value-type="string">
            <text:p>CORDONCILLO</text:p>
          </table:table-cell>
          <table:table-cell office:value-type="string" calcext:value-type="string">
            <text:p>0703</text:p>
          </table:table-cell>
        </table:table-row>
        <table:table-row table:style-name="ro1">
          <table:table-cell office:value-type="string" calcext:value-type="string">
            <text:p>070353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0703</text:p>
          </table:table-cell>
        </table:table-row>
        <table:table-row table:style-name="ro1">
          <table:table-cell office:value-type="string" calcext:value-type="string">
            <text:p>070354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0703</text:p>
          </table:table-cell>
        </table:table-row>
        <table:table-row table:style-name="ro1">
          <table:table-cell office:value-type="string" calcext:value-type="string">
            <text:p>070355</text:p>
          </table:table-cell>
          <table:table-cell office:value-type="string" calcext:value-type="string">
            <text:p>SAN JUAN DE CERRO AZUL</text:p>
          </table:table-cell>
          <table:table-cell office:value-type="string" calcext:value-type="string">
            <text:p>0703</text:p>
          </table:table-cell>
        </table:table-row>
        <table:table-row table:style-name="ro1">
          <table:table-cell office:value-type="string" calcext:value-type="string">
            <text:p>070450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0704</text:p>
          </table:table-cell>
        </table:table-row>
        <table:table-row table:style-name="ro1">
          <table:table-cell office:value-type="string" calcext:value-type="string">
            <text:p>070451</text:p>
          </table:table-cell>
          <table:table-cell office:value-type="string" calcext:value-type="string">
            <text:p>BELLAMARIA</text:p>
          </table:table-cell>
          <table:table-cell office:value-type="string" calcext:value-type="string">
            <text:p>0704</text:p>
          </table:table-cell>
        </table:table-row>
        <table:table-row table:style-name="ro1">
          <table:table-cell office:value-type="string" calcext:value-type="string">
            <text:p>070550</text:p>
          </table:table-cell>
          <table:table-cell office:value-type="string" calcext:value-type="string">
            <text:p>CHILLA</text:p>
          </table:table-cell>
          <table:table-cell office:value-type="string" calcext:value-type="string">
            <text:p>0705</text:p>
          </table:table-cell>
        </table:table-row>
        <table:table-row table:style-name="ro1">
          <table:table-cell office:value-type="string" calcext:value-type="string">
            <text:p>070650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0706</text:p>
          </table:table-cell>
        </table:table-row>
        <table:table-row table:style-name="ro1">
          <table:table-cell office:value-type="string" calcext:value-type="string">
            <text:p>070651</text:p>
          </table:table-cell>
          <table:table-cell office:value-type="string" calcext:value-type="string">
            <text:p>BARBONES (SUCRE)</text:p>
          </table:table-cell>
          <table:table-cell office:value-type="string" calcext:value-type="string">
            <text:p>0706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070652</text:p>
          </table:table-cell>
          <table:table-cell office:value-type="string" calcext:value-type="string">
            <text:p>LA IBERIA</text:p>
          </table:table-cell>
          <table:table-cell office:value-type="string" calcext:value-type="string">
            <text:p>0706</text:p>
          </table:table-cell>
        </table:table-row>
        <table:table-row table:style-name="ro1">
          <table:table-cell office:value-type="string" calcext:value-type="string">
            <text:p>070653</text:p>
          </table:table-cell>
          <table:table-cell office:value-type="string" calcext:value-type="string">
            <text:p>TENDALES (CAB. EN PUERTO)</text:p>
          </table:table-cell>
          <table:table-cell office:value-type="string" calcext:value-type="string">
            <text:p>0706</text:p>
          </table:table-cell>
        </table:table-row>
        <table:table-row table:style-name="ro1">
          <table:table-cell office:value-type="string" calcext:value-type="string">
            <text:p>070654</text:p>
          </table:table-cell>
          <table:table-cell office:value-type="string" calcext:value-type="string">
            <text:p>RIO BONITO</text:p>
          </table:table-cell>
          <table:table-cell office:value-type="string" calcext:value-type="string">
            <text:p>0706</text:p>
          </table:table-cell>
        </table:table-row>
        <table:table-row table:style-name="ro1">
          <table:table-cell office:value-type="string" calcext:value-type="string">
            <text:p>070701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0707</text:p>
          </table:table-cell>
        </table:table-row>
        <table:table-row table:style-name="ro1">
          <table:table-cell office:value-type="string" calcext:value-type="string">
            <text:p>070702</text:p>
          </table:table-cell>
          <table:table-cell office:value-type="string" calcext:value-type="string">
            <text:p>EL PARAISO</text:p>
          </table:table-cell>
          <table:table-cell office:value-type="string" calcext:value-type="string">
            <text:p>0707</text:p>
          </table:table-cell>
        </table:table-row>
        <table:table-row table:style-name="ro1">
          <table:table-cell office:value-type="string" calcext:value-type="string">
            <text:p>070703</text:p>
          </table:table-cell>
          <table:table-cell office:value-type="string" calcext:value-type="string">
            <text:p>HUALTACO</text:p>
          </table:table-cell>
          <table:table-cell office:value-type="string" calcext:value-type="string">
            <text:p>0707</text:p>
          </table:table-cell>
        </table:table-row>
        <table:table-row table:style-name="ro1">
          <table:table-cell office:value-type="string" calcext:value-type="string">
            <text:p>070704</text:p>
          </table:table-cell>
          <table:table-cell office:value-type="string" calcext:value-type="string">
            <text:p>MILTON REYES</text:p>
          </table:table-cell>
          <table:table-cell office:value-type="string" calcext:value-type="string">
            <text:p>0707</text:p>
          </table:table-cell>
        </table:table-row>
        <table:table-row table:style-name="ro1">
          <table:table-cell office:value-type="string" calcext:value-type="string">
            <text:p>070705</text:p>
          </table:table-cell>
          <table:table-cell office:value-type="string" calcext:value-type="string">
            <text:p>UNION LOJANA</text:p>
          </table:table-cell>
          <table:table-cell office:value-type="string" calcext:value-type="string">
            <text:p>0707</text:p>
          </table:table-cell>
        </table:table-row>
        <table:table-row table:style-name="ro1">
          <table:table-cell office:value-type="string" calcext:value-type="string">
            <text:p>070750</text:p>
          </table:table-cell>
          <table:table-cell office:value-type="string" calcext:value-type="string">
            <text:p>HUAQUILLAS</text:p>
          </table:table-cell>
          <table:table-cell office:value-type="string" calcext:value-type="string">
            <text:p>0707</text:p>
          </table:table-cell>
        </table:table-row>
        <table:table-row table:style-name="ro1">
          <table:table-cell office:value-type="string" calcext:value-type="string">
            <text:p>070850</text:p>
          </table:table-cell>
          <table:table-cell office:value-type="string" calcext:value-type="string">
            <text:p>MARCABELI</text:p>
          </table:table-cell>
          <table:table-cell office:value-type="string" calcext:value-type="string">
            <text:p>0708</text:p>
          </table:table-cell>
        </table:table-row>
        <table:table-row table:style-name="ro1">
          <table:table-cell office:value-type="string" calcext:value-type="string">
            <text:p>070851</text:p>
          </table:table-cell>
          <table:table-cell office:value-type="string" calcext:value-type="string">
            <text:p>EL INGENIO</text:p>
          </table:table-cell>
          <table:table-cell office:value-type="string" calcext:value-type="string">
            <text:p>0708</text:p>
          </table:table-cell>
        </table:table-row>
        <table:table-row table:style-name="ro1">
          <table:table-cell office:value-type="string" calcext:value-type="string">
            <text:p>070901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0709</text:p>
          </table:table-cell>
        </table:table-row>
        <table:table-row table:style-name="ro1">
          <table:table-cell office:value-type="string" calcext:value-type="string">
            <text:p>070902</text:p>
          </table:table-cell>
          <table:table-cell office:value-type="string" calcext:value-type="string">
            <text:p>LOMA DE FRANCO</text:p>
          </table:table-cell>
          <table:table-cell office:value-type="string" calcext:value-type="string">
            <text:p>0709</text:p>
          </table:table-cell>
        </table:table-row>
        <table:table-row table:style-name="ro1">
          <table:table-cell office:value-type="string" calcext:value-type="string">
            <text:p>070903</text:p>
          </table:table-cell>
          <table:table-cell office:value-type="string" calcext:value-type="string">
            <text:p>OCHOA LEON (MATRIZ)</text:p>
          </table:table-cell>
          <table:table-cell office:value-type="string" calcext:value-type="string">
            <text:p>0709</text:p>
          </table:table-cell>
        </table:table-row>
        <table:table-row table:style-name="ro1">
          <table:table-cell office:value-type="string" calcext:value-type="string">
            <text:p>070904</text:p>
          </table:table-cell>
          <table:table-cell office:value-type="string" calcext:value-type="string">
            <text:p>TRES CERRITOS</text:p>
          </table:table-cell>
          <table:table-cell office:value-type="string" calcext:value-type="string">
            <text:p>0709</text:p>
          </table:table-cell>
        </table:table-row>
        <table:table-row table:style-name="ro1">
          <table:table-cell office:value-type="string" calcext:value-type="string">
            <text:p>070950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09</text:p>
          </table:table-cell>
        </table:table-row>
        <table:table-row table:style-name="ro1">
          <table:table-cell office:value-type="string" calcext:value-type="string">
            <text:p>070951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0709</text:p>
          </table:table-cell>
        </table:table-row>
        <table:table-row table:style-name="ro1">
          <table:table-cell office:value-type="string" calcext:value-type="string">
            <text:p>070952</text:p>
          </table:table-cell>
          <table:table-cell office:value-type="string" calcext:value-type="string">
            <text:p>CASACAY</text:p>
          </table:table-cell>
          <table:table-cell office:value-type="string" calcext:value-type="string">
            <text:p>0709</text:p>
          </table:table-cell>
        </table:table-row>
        <table:table-row table:style-name="ro1">
          <table:table-cell office:value-type="string" calcext:value-type="string">
            <text:p>070953</text:p>
          </table:table-cell>
          <table:table-cell office:value-type="string" calcext:value-type="string">
            <text:p>LA PEAÑA</text:p>
          </table:table-cell>
          <table:table-cell office:value-type="string" calcext:value-type="string">
            <text:p>0709</text:p>
          </table:table-cell>
        </table:table-row>
        <table:table-row table:style-name="ro1">
          <table:table-cell office:value-type="string" calcext:value-type="string">
            <text:p>070954</text:p>
          </table:table-cell>
          <table:table-cell office:value-type="string" calcext:value-type="string">
            <text:p>PROGRESO</text:p>
          </table:table-cell>
          <table:table-cell office:value-type="string" calcext:value-type="string">
            <text:p>0709</text:p>
          </table:table-cell>
        </table:table-row>
        <table:table-row table:style-name="ro1">
          <table:table-cell office:value-type="string" calcext:value-type="string">
            <text:p>070955</text:p>
          </table:table-cell>
          <table:table-cell office:value-type="string" calcext:value-type="string">
            <text:p>UZHCURRUMI</text:p>
          </table:table-cell>
          <table:table-cell office:value-type="string" calcext:value-type="string">
            <text:p>0709</text:p>
          </table:table-cell>
        </table:table-row>
        <table:table-row table:style-name="ro1">
          <table:table-cell office:value-type="string" calcext:value-type="string">
            <text:p>070956</text:p>
          </table:table-cell>
          <table:table-cell office:value-type="string" calcext:value-type="string">
            <text:p>CAÑAQUEMADA</text:p>
          </table:table-cell>
          <table:table-cell office:value-type="string" calcext:value-type="string">
            <text:p>0709</text:p>
          </table:table-cell>
        </table:table-row>
        <table:table-row table:style-name="ro1">
          <table:table-cell office:value-type="string" calcext:value-type="string">
            <text:p>071001</text:p>
          </table:table-cell>
          <table:table-cell office:value-type="string" calcext:value-type="string">
            <text:p>LA MATRIZ</text:p>
          </table:table-cell>
          <table:table-cell office:value-type="string" calcext:value-type="string">
            <text:p>0710</text:p>
          </table:table-cell>
        </table:table-row>
        <table:table-row table:style-name="ro1">
          <table:table-cell office:value-type="string" calcext:value-type="string">
            <text:p>071002</text:p>
          </table:table-cell>
          <table:table-cell office:value-type="string" calcext:value-type="string">
            <text:p>LA SUSAYA</text:p>
          </table:table-cell>
          <table:table-cell office:value-type="string" calcext:value-type="string">
            <text:p>0710</text:p>
          </table:table-cell>
        </table:table-row>
        <table:table-row table:style-name="ro1">
          <table:table-cell office:value-type="string" calcext:value-type="string">
            <text:p>071003</text:p>
          </table:table-cell>
          <table:table-cell office:value-type="string" calcext:value-type="string">
            <text:p>PIÑAS GRANDE</text:p>
          </table:table-cell>
          <table:table-cell office:value-type="string" calcext:value-type="string">
            <text:p>0710</text:p>
          </table:table-cell>
        </table:table-row>
        <table:table-row table:style-name="ro1">
          <table:table-cell office:value-type="string" calcext:value-type="string">
            <text:p>071050</text:p>
          </table:table-cell>
          <table:table-cell office:value-type="string" calcext:value-type="string">
            <text:p>PIÑAS</text:p>
          </table:table-cell>
          <table:table-cell office:value-type="string" calcext:value-type="string">
            <text:p>0710</text:p>
          </table:table-cell>
        </table:table-row>
        <table:table-row table:style-name="ro1">
          <table:table-cell office:value-type="string" calcext:value-type="string">
            <text:p>071051</text:p>
          </table:table-cell>
          <table:table-cell office:value-type="string" calcext:value-type="string">
            <text:p>CAPIRO</text:p>
          </table:table-cell>
          <table:table-cell office:value-type="string" calcext:value-type="string">
            <text:p>0710</text:p>
          </table:table-cell>
        </table:table-row>
        <table:table-row table:style-name="ro1">
          <table:table-cell office:value-type="string" calcext:value-type="string">
            <text:p>071052</text:p>
          </table:table-cell>
          <table:table-cell office:value-type="string" calcext:value-type="string">
            <text:p>LA BOCANA</text:p>
          </table:table-cell>
          <table:table-cell office:value-type="string" calcext:value-type="string">
            <text:p>0710</text:p>
          </table:table-cell>
        </table:table-row>
        <table:table-row table:style-name="ro1">
          <table:table-cell office:value-type="string" calcext:value-type="string">
            <text:p>071053</text:p>
          </table:table-cell>
          <table:table-cell office:value-type="string" calcext:value-type="string">
            <text:p>MOROMORO (CAB. EN EL VADO)</text:p>
          </table:table-cell>
          <table:table-cell office:value-type="string" calcext:value-type="string">
            <text:p>0710</text:p>
          </table:table-cell>
        </table:table-row>
        <table:table-row table:style-name="ro1">
          <table:table-cell office:value-type="string" calcext:value-type="string">
            <text:p>071054</text:p>
          </table:table-cell>
          <table:table-cell office:value-type="string" calcext:value-type="string">
            <text:p>PIEDRAS</text:p>
          </table:table-cell>
          <table:table-cell office:value-type="string" calcext:value-type="string">
            <text:p>0710</text:p>
          </table:table-cell>
        </table:table-row>
        <table:table-row table:style-name="ro1">
          <table:table-cell office:value-type="string" calcext:value-type="string">
            <text:p>071055</text:p>
          </table:table-cell>
          <table:table-cell office:value-type="string" calcext:value-type="string">
            <text:p>SAN ROQUE (AMBROSIO MALDONADO)</text:p>
          </table:table-cell>
          <table:table-cell office:value-type="string" calcext:value-type="string">
            <text:p>0710</text:p>
          </table:table-cell>
        </table:table-row>
        <table:table-row table:style-name="ro1">
          <table:table-cell office:value-type="string" calcext:value-type="string">
            <text:p>071056</text:p>
          </table:table-cell>
          <table:table-cell office:value-type="string" calcext:value-type="string">
            <text:p>SARACAY</text:p>
          </table:table-cell>
          <table:table-cell office:value-type="string" calcext:value-type="string">
            <text:p>0710</text:p>
          </table:table-cell>
        </table:table-row>
        <table:table-row table:style-name="ro1">
          <table:table-cell office:value-type="string" calcext:value-type="string">
            <text:p>071150</text:p>
          </table:table-cell>
          <table:table-cell office:value-type="string" calcext:value-type="string">
            <text:p>PORTOVELO</text:p>
          </table:table-cell>
          <table:table-cell office:value-type="string" calcext:value-type="string">
            <text:p>0711</text:p>
          </table:table-cell>
        </table:table-row>
        <table:table-row table:style-name="ro1">
          <table:table-cell office:value-type="string" calcext:value-type="string">
            <text:p>071151</text:p>
          </table:table-cell>
          <table:table-cell office:value-type="string" calcext:value-type="string">
            <text:p>CURTINCAPA</text:p>
          </table:table-cell>
          <table:table-cell office:value-type="string" calcext:value-type="string">
            <text:p>0711</text:p>
          </table:table-cell>
        </table:table-row>
        <table:table-row table:style-name="ro1">
          <table:table-cell office:value-type="string" calcext:value-type="string">
            <text:p>071152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0711</text:p>
          </table:table-cell>
        </table:table-row>
        <table:table-row table:style-name="ro1">
          <table:table-cell office:value-type="string" calcext:value-type="string">
            <text:p>071153</text:p>
          </table:table-cell>
          <table:table-cell office:value-type="string" calcext:value-type="string">
            <text:p>SALATI</text:p>
          </table:table-cell>
          <table:table-cell office:value-type="string" calcext:value-type="string">
            <text:p>0711</text:p>
          </table:table-cell>
        </table:table-row>
        <table:table-row table:style-name="ro1">
          <table:table-cell office:value-type="string" calcext:value-type="string">
            <text:p>071201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12</text:p>
          </table:table-cell>
        </table:table-row>
        <table:table-row table:style-name="ro1">
          <table:table-cell office:value-type="string" calcext:value-type="string">
            <text:p>071202</text:p>
          </table:table-cell>
          <table:table-cell office:value-type="string" calcext:value-type="string">
            <text:p>JELI</text:p>
          </table:table-cell>
          <table:table-cell office:value-type="string" calcext:value-type="string">
            <text:p>0712</text:p>
          </table:table-cell>
        </table:table-row>
        <table:table-row table:style-name="ro1">
          <table:table-cell office:value-type="string" calcext:value-type="string">
            <text:p>071203</text:p>
          </table:table-cell>
          <table:table-cell office:value-type="string" calcext:value-type="string">
            <text:p>JAMBELÍ (SATÉLITE)</text:p>
          </table:table-cell>
          <table:table-cell office:value-type="string" calcext:value-type="string">
            <text:p>0712</text:p>
          </table:table-cell>
        </table:table-row>
        <table:table-row table:style-name="ro1">
          <table:table-cell office:value-type="string" calcext:value-type="string">
            <text:p>071204</text:p>
          </table:table-cell>
          <table:table-cell office:value-type="string" calcext:value-type="string">
            <text:p>JUMÓN (SATÉLITE)</text:p>
          </table:table-cell>
          <table:table-cell office:value-type="string" calcext:value-type="string">
            <text:p>0712</text:p>
          </table:table-cell>
        </table:table-row>
        <table:table-row table:style-name="ro1">
          <table:table-cell office:value-type="string" calcext:value-type="string">
            <text:p>071250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12</text:p>
          </table:table-cell>
        </table:table-row>
        <table:table-row table:style-name="ro1">
          <table:table-cell office:value-type="string" calcext:value-type="string">
            <text:p>071251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0712</text:p>
          </table:table-cell>
        </table:table-row>
        <table:table-row table:style-name="ro1">
          <table:table-cell office:value-type="string" calcext:value-type="string">
            <text:p>071252</text:p>
          </table:table-cell>
          <table:table-cell office:value-type="string" calcext:value-type="string">
            <text:p>JAMBELI</text:p>
          </table:table-cell>
          <table:table-cell office:value-type="string" calcext:value-type="string">
            <text:p>0712</text:p>
          </table:table-cell>
        </table:table-row>
        <table:table-row table:style-name="ro1">
          <table:table-cell office:value-type="string" calcext:value-type="string">
            <text:p>071253</text:p>
          </table:table-cell>
          <table:table-cell office:value-type="string" calcext:value-type="string">
            <text:p>LA AVANZADA</text:p>
          </table:table-cell>
          <table:table-cell office:value-type="string" calcext:value-type="string">
            <text:p>0712</text:p>
          </table:table-cell>
        </table:table-row>
        <table:table-row table:style-name="ro1">
          <table:table-cell office:value-type="string" calcext:value-type="string">
            <text:p>071254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0712</text:p>
          </table:table-cell>
        </table:table-row>
        <table:table-row table:style-name="ro1">
          <table:table-cell office:value-type="string" calcext:value-type="string">
            <text:p>071255</text:p>
          </table:table-cell>
          <table:table-cell office:value-type="string" calcext:value-type="string">
            <text:p>TORATA</text:p>
          </table:table-cell>
          <table:table-cell office:value-type="string" calcext:value-type="string">
            <text:p>0712</text:p>
          </table:table-cell>
        </table:table-row>
        <table:table-row table:style-name="ro1">
          <table:table-cell office:value-type="string" calcext:value-type="string">
            <text:p>071256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0712</text:p>
          </table:table-cell>
        </table:table-row>
        <table:table-row table:style-name="ro1">
          <table:table-cell office:value-type="string" calcext:value-type="string">
            <text:p>071257</text:p>
          </table:table-cell>
          <table:table-cell office:value-type="string" calcext:value-type="string">
            <text:p>BELLAMARIA</text:p>
          </table:table-cell>
          <table:table-cell office:value-type="string" calcext:value-type="string">
            <text:p>0712</text:p>
          </table:table-cell>
        </table:table-row>
        <table:table-row table:style-name="ro1">
          <table:table-cell office:value-type="string" calcext:value-type="string">
            <text:p>071350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0713</text:p>
          </table:table-cell>
        </table:table-row>
        <table:table-row table:style-name="ro1">
          <table:table-cell office:value-type="string" calcext:value-type="string">
            <text:p>071351</text:p>
          </table:table-cell>
          <table:table-cell office:value-type="string" calcext:value-type="string">
            <text:p>ABAÑIN</text:p>
          </table:table-cell>
          <table:table-cell office:value-type="string" calcext:value-type="string">
            <text:p>0713</text:p>
          </table:table-cell>
        </table:table-row>
        <table:table-row table:style-name="ro1">
          <table:table-cell office:value-type="string" calcext:value-type="string">
            <text:p>071352</text:p>
          </table:table-cell>
          <table:table-cell office:value-type="string" calcext:value-type="string">
            <text:p>ARCAPAMBA</text:p>
          </table:table-cell>
          <table:table-cell office:value-type="string" calcext:value-type="string">
            <text:p>0713</text:p>
          </table:table-cell>
        </table:table-row>
        <table:table-row table:style-name="ro1">
          <table:table-cell office:value-type="string" calcext:value-type="string">
            <text:p>071353</text:p>
          </table:table-cell>
          <table:table-cell office:value-type="string" calcext:value-type="string">
            <text:p>GUANAZAN</text:p>
          </table:table-cell>
          <table:table-cell office:value-type="string" calcext:value-type="string">
            <text:p>0713</text:p>
          </table:table-cell>
        </table:table-row>
        <table:table-row table:style-name="ro1">
          <table:table-cell office:value-type="string" calcext:value-type="string">
            <text:p>071354</text:p>
          </table:table-cell>
          <table:table-cell office:value-type="string" calcext:value-type="string">
            <text:p>GUIZHAGUIÑA</text:p>
          </table:table-cell>
          <table:table-cell office:value-type="string" calcext:value-type="string">
            <text:p>0713</text:p>
          </table:table-cell>
        </table:table-row>
        <table:table-row table:style-name="ro1">
          <table:table-cell office:value-type="string" calcext:value-type="string">
            <text:p>071355</text:p>
          </table:table-cell>
          <table:table-cell office:value-type="string" calcext:value-type="string">
            <text:p>HUERTAS</text:p>
          </table:table-cell>
          <table:table-cell office:value-type="string" calcext:value-type="string">
            <text:p>0713</text:p>
          </table:table-cell>
        </table:table-row>
        <table:table-row table:style-name="ro1">
          <table:table-cell office:value-type="string" calcext:value-type="string">
            <text:p>071356</text:p>
          </table:table-cell>
          <table:table-cell office:value-type="string" calcext:value-type="string">
            <text:p>MALVAS</text:p>
          </table:table-cell>
          <table:table-cell office:value-type="string" calcext:value-type="string">
            <text:p>0713</text:p>
          </table:table-cell>
        </table:table-row>
        <table:table-row table:style-name="ro1">
          <table:table-cell office:value-type="string" calcext:value-type="string">
            <text:p>071357</text:p>
          </table:table-cell>
          <table:table-cell office:value-type="string" calcext:value-type="string">
            <text:p>MULUNCAY GRANDE</text:p>
          </table:table-cell>
          <table:table-cell office:value-type="string" calcext:value-type="string">
            <text:p>0713</text:p>
          </table:table-cell>
        </table:table-row>
        <table:table-row table:style-name="ro1">
          <table:table-cell office:value-type="string" calcext:value-type="string">
            <text:p>071358</text:p>
          </table:table-cell>
          <table:table-cell office:value-type="string" calcext:value-type="string">
            <text:p>SINSAO</text:p>
          </table:table-cell>
          <table:table-cell office:value-type="string" calcext:value-type="string">
            <text:p>0713</text:p>
          </table:table-cell>
        </table:table-row>
        <table:table-row table:style-name="ro1">
          <table:table-cell office:value-type="string" calcext:value-type="string">
            <text:p>071359</text:p>
          </table:table-cell>
          <table:table-cell office:value-type="string" calcext:value-type="string">
            <text:p>SALVIAS</text:p>
          </table:table-cell>
          <table:table-cell office:value-type="string" calcext:value-type="string">
            <text:p>0713</text:p>
          </table:table-cell>
        </table:table-row>
        <table:table-row table:style-name="ro1">
          <table:table-cell office:value-type="string" calcext:value-type="string">
            <text:p>071401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0714</text:p>
          </table:table-cell>
        </table:table-row>
        <table:table-row table:style-name="ro1">
          <table:table-cell office:value-type="string" calcext:value-type="string">
            <text:p>071402</text:p>
          </table:table-cell>
          <table:table-cell office:value-type="string" calcext:value-type="string">
            <text:p>PLATANILLOS</text:p>
          </table:table-cell>
          <table:table-cell office:value-type="string" calcext:value-type="string">
            <text:p>0714</text:p>
          </table:table-cell>
        </table:table-row>
        <table:table-row table:style-name="ro1">
          <table:table-cell office:value-type="string" calcext:value-type="string">
            <text:p>071403</text:p>
          </table:table-cell>
          <table:table-cell office:value-type="string" calcext:value-type="string">
            <text:p>VALLE HERMOSO</text:p>
          </table:table-cell>
          <table:table-cell office:value-type="string" calcext:value-type="string">
            <text:p>0714</text:p>
          </table:table-cell>
        </table:table-row>
        <table:table-row table:style-name="ro1">
          <table:table-cell office:value-type="string" calcext:value-type="string">
            <text:p>071450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0714</text:p>
          </table:table-cell>
        </table:table-row>
        <table:table-row table:style-name="ro1">
          <table:table-cell office:value-type="string" calcext:value-type="string">
            <text:p>071451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0714</text:p>
          </table:table-cell>
        </table:table-row>
        <table:table-row table:style-name="ro1">
          <table:table-cell office:value-type="string" calcext:value-type="string">
            <text:p>071452</text:p>
          </table:table-cell>
          <table:table-cell office:value-type="string" calcext:value-type="string">
            <text:p>EL PARAISO</text:p>
          </table:table-cell>
          <table:table-cell office:value-type="string" calcext:value-type="string">
            <text:p>0714</text:p>
          </table:table-cell>
        </table:table-row>
        <table:table-row table:style-name="ro1">
          <table:table-cell office:value-type="string" calcext:value-type="string">
            <text:p>07145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0714</text:p>
          </table:table-cell>
        </table:table-row>
        <table:table-row table:style-name="ro1">
          <table:table-cell office:value-type="string" calcext:value-type="string">
            <text:p>080101</text:p>
          </table:table-cell>
          <table:table-cell office:value-type="string" calcext:value-type="string">
            <text:p>BARTOLOME RUIZ (CESAR FRANCO CARRION)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080102</text:p>
          </table:table-cell>
          <table:table-cell office:value-type="string" calcext:value-type="string">
            <text:p>5 DE AGOSTO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80103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80104</text:p>
          </table:table-cell>
          <table:table-cell office:value-type="string" calcext:value-type="string">
            <text:p>LUIS TELLO (LAS PALMAS)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80105</text:p>
          </table:table-cell>
          <table:table-cell office:value-type="string" calcext:value-type="string">
            <text:p>SIMÓN PLATA TORRES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80150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80152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80153</text:p>
          </table:table-cell>
          <table:table-cell office:value-type="string" calcext:value-type="string">
            <text:p>CRNEL. CARLOS CONCHA TORRES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80154</text:p>
          </table:table-cell>
          <table:table-cell office:value-type="string" calcext:value-type="string">
            <text:p>CHINCA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80159</text:p>
          </table:table-cell>
          <table:table-cell office:value-type="string" calcext:value-type="string">
            <text:p>MAJUA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80163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80165</text:p>
          </table:table-cell>
          <table:table-cell office:value-type="string" calcext:value-type="string">
            <text:p>TABIAZO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80166</text:p>
          </table:table-cell>
          <table:table-cell office:value-type="string" calcext:value-type="string">
            <text:p>TACHINA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80168</text:p>
          </table:table-cell>
          <table:table-cell office:value-type="string" calcext:value-type="string">
            <text:p>VUELTA LARGA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80250</text:p>
          </table:table-cell>
          <table:table-cell office:value-type="string" calcext:value-type="string">
            <text:p>VALDEZ (LIMONES)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51</text:p>
          </table:table-cell>
          <table:table-cell office:value-type="string" calcext:value-type="string">
            <text:p>ANCHAYACU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52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53</text:p>
          </table:table-cell>
          <table:table-cell office:value-type="string" calcext:value-type="string">
            <text:p>BORBON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54</text:p>
          </table:table-cell>
          <table:table-cell office:value-type="string" calcext:value-type="string">
            <text:p>LA TOLA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55</text:p>
          </table:table-cell>
          <table:table-cell office:value-type="string" calcext:value-type="string">
            <text:p>LUIS VARGAS TORRES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56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57</text:p>
          </table:table-cell>
          <table:table-cell office:value-type="string" calcext:value-type="string">
            <text:p>PAMPANAL DE BOLIVAR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58</text:p>
          </table:table-cell>
          <table:table-cell office:value-type="string" calcext:value-type="string">
            <text:p>SAN FRANCISCO DE ONZOLE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59</text:p>
          </table:table-cell>
          <table:table-cell office:value-type="string" calcext:value-type="string">
            <text:p>SANTO DOMINGO DE ONZOLE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60</text:p>
          </table:table-cell>
          <table:table-cell office:value-type="string" calcext:value-type="string">
            <text:p>SELVA ALEGRE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61</text:p>
          </table:table-cell>
          <table:table-cell office:value-type="string" calcext:value-type="string">
            <text:p>TELEMBI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62</text:p>
          </table:table-cell>
          <table:table-cell office:value-type="string" calcext:value-type="string">
            <text:p>COLON ELOY DEL MARIA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63</text:p>
          </table:table-cell>
          <table:table-cell office:value-type="string" calcext:value-type="string">
            <text:p>SAN JOSE DE CAYAPAS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264</text:p>
          </table:table-cell>
          <table:table-cell office:value-type="string" calcext:value-type="string">
            <text:p>TIMBIRE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350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0803</text:p>
          </table:table-cell>
        </table:table-row>
        <table:table-row table:style-name="ro1">
          <table:table-cell office:value-type="string" calcext:value-type="string">
            <text:p>080351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0803</text:p>
          </table:table-cell>
        </table:table-row>
        <table:table-row table:style-name="ro1">
          <table:table-cell office:value-type="string" calcext:value-type="string">
            <text:p>080352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803</text:p>
          </table:table-cell>
        </table:table-row>
        <table:table-row table:style-name="ro1">
          <table:table-cell office:value-type="string" calcext:value-type="string">
            <text:p>080353</text:p>
          </table:table-cell>
          <table:table-cell office:value-type="string" calcext:value-type="string">
            <text:p>GALERA</text:p>
          </table:table-cell>
          <table:table-cell office:value-type="string" calcext:value-type="string">
            <text:p>0803</text:p>
          </table:table-cell>
        </table:table-row>
        <table:table-row table:style-name="ro1">
          <table:table-cell office:value-type="string" calcext:value-type="string">
            <text:p>080354</text:p>
          </table:table-cell>
          <table:table-cell office:value-type="string" calcext:value-type="string">
            <text:p>QUINGUE (OLMEDO PERDOMO FRANCO)</text:p>
          </table:table-cell>
          <table:table-cell office:value-type="string" calcext:value-type="string">
            <text:p>0803</text:p>
          </table:table-cell>
        </table:table-row>
        <table:table-row table:style-name="ro1">
          <table:table-cell office:value-type="string" calcext:value-type="string">
            <text:p>080355</text:p>
          </table:table-cell>
          <table:table-cell office:value-type="string" calcext:value-type="string">
            <text:p>SALIMA</text:p>
          </table:table-cell>
          <table:table-cell office:value-type="string" calcext:value-type="string">
            <text:p>0803</text:p>
          </table:table-cell>
        </table:table-row>
        <table:table-row table:style-name="ro1">
          <table:table-cell office:value-type="string" calcext:value-type="string">
            <text:p>080356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0803</text:p>
          </table:table-cell>
        </table:table-row>
        <table:table-row table:style-name="ro1">
          <table:table-cell office:value-type="string" calcext:value-type="string">
            <text:p>080357</text:p>
          </table:table-cell>
          <table:table-cell office:value-type="string" calcext:value-type="string">
            <text:p>SAN GREGORIO</text:p>
          </table:table-cell>
          <table:table-cell office:value-type="string" calcext:value-type="string">
            <text:p>0803</text:p>
          </table:table-cell>
        </table:table-row>
        <table:table-row table:style-name="ro1">
          <table:table-cell office:value-type="string" calcext:value-type="string">
            <text:p>080358</text:p>
          </table:table-cell>
          <table:table-cell office:value-type="string" calcext:value-type="string">
            <text:p>SAN JOSE DE CHAMANGA</text:p>
          </table:table-cell>
          <table:table-cell office:value-type="string" calcext:value-type="string">
            <text:p>0803</text:p>
          </table:table-cell>
        </table:table-row>
        <table:table-row table:style-name="ro1">
          <table:table-cell office:value-type="string" calcext:value-type="string">
            <text:p>080450</text:p>
          </table:table-cell>
          <table:table-cell office:value-type="string" calcext:value-type="string">
            <text:p>ROSA ZARATE (QUININDE)</text:p>
          </table:table-cell>
          <table:table-cell office:value-type="string" calcext:value-type="string">
            <text:p>0804</text:p>
          </table:table-cell>
        </table:table-row>
        <table:table-row table:style-name="ro1">
          <table:table-cell office:value-type="string" calcext:value-type="string">
            <text:p>080451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0804</text:p>
          </table:table-cell>
        </table:table-row>
        <table:table-row table:style-name="ro1">
          <table:table-cell office:value-type="string" calcext:value-type="string">
            <text:p>080452</text:p>
          </table:table-cell>
          <table:table-cell office:value-type="string" calcext:value-type="string">
            <text:p>CHURA (CHANCAMA)</text:p>
          </table:table-cell>
          <table:table-cell office:value-type="string" calcext:value-type="string">
            <text:p>0804</text:p>
          </table:table-cell>
        </table:table-row>
        <table:table-row table:style-name="ro1">
          <table:table-cell office:value-type="string" calcext:value-type="string">
            <text:p>080453</text:p>
          </table:table-cell>
          <table:table-cell office:value-type="string" calcext:value-type="string">
            <text:p>MALIMPIA</text:p>
          </table:table-cell>
          <table:table-cell office:value-type="string" calcext:value-type="string">
            <text:p>0804</text:p>
          </table:table-cell>
        </table:table-row>
        <table:table-row table:style-name="ro1">
          <table:table-cell office:value-type="string" calcext:value-type="string">
            <text:p>080454</text:p>
          </table:table-cell>
          <table:table-cell office:value-type="string" calcext:value-type="string">
            <text:p>VICHE</text:p>
          </table:table-cell>
          <table:table-cell office:value-type="string" calcext:value-type="string">
            <text:p>0804</text:p>
          </table:table-cell>
        </table:table-row>
        <table:table-row table:style-name="ro1">
          <table:table-cell office:value-type="string" calcext:value-type="string">
            <text:p>080455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0804</text:p>
          </table:table-cell>
        </table:table-row>
        <table:table-row table:style-name="ro1">
          <table:table-cell office:value-type="string" calcext:value-type="string">
            <text:p>080550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080551</text:p>
          </table:table-cell>
          <table:table-cell office:value-type="string" calcext:value-type="string">
            <text:p>ALTO TAMBO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080552</text:p>
          </table:table-cell>
          <table:table-cell office:value-type="string" calcext:value-type="string">
            <text:p>ANCON (PICHANGAL)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080553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080554</text:p>
          </table:table-cell>
          <table:table-cell office:value-type="string" calcext:value-type="string">
            <text:p>CARONDELET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080555</text:p>
          </table:table-cell>
          <table:table-cell office:value-type="string" calcext:value-type="string">
            <text:p>5 DE JUNIO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080556</text:p>
          </table:table-cell>
          <table:table-cell office:value-type="string" calcext:value-type="string">
            <text:p>CONCEPCION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080557</text:p>
          </table:table-cell>
          <table:table-cell office:value-type="string" calcext:value-type="string">
            <text:p>MATAJE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080558</text:p>
          </table:table-cell>
          <table:table-cell office:value-type="string" calcext:value-type="string">
            <text:p>SAN JAVIER DE CACHAVI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080559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080560</text:p>
          </table:table-cell>
          <table:table-cell office:value-type="string" calcext:value-type="string">
            <text:p>TAMBILLO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080561</text:p>
          </table:table-cell>
          <table:table-cell office:value-type="string" calcext:value-type="string">
            <text:p>TULUBI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080562</text:p>
          </table:table-cell>
          <table:table-cell office:value-type="string" calcext:value-type="string">
            <text:p>URBINA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080650</text:p>
          </table:table-cell>
          <table:table-cell office:value-type="string" calcext:value-type="string">
            <text:p>ATACAMES</text:p>
          </table:table-cell>
          <table:table-cell office:value-type="string" calcext:value-type="string">
            <text:p>0806</text:p>
          </table:table-cell>
        </table:table-row>
        <table:table-row table:style-name="ro1">
          <table:table-cell office:value-type="string" calcext:value-type="string">
            <text:p>080651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0806</text:p>
          </table:table-cell>
        </table:table-row>
        <table:table-row table:style-name="ro1">
          <table:table-cell office:value-type="string" calcext:value-type="string">
            <text:p>080652</text:p>
          </table:table-cell>
          <table:table-cell office:value-type="string" calcext:value-type="string">
            <text:p>SUA</text:p>
          </table:table-cell>
          <table:table-cell office:value-type="string" calcext:value-type="string">
            <text:p>0806</text:p>
          </table:table-cell>
        </table:table-row>
        <table:table-row table:style-name="ro1">
          <table:table-cell office:value-type="string" calcext:value-type="string">
            <text:p>080653</text:p>
          </table:table-cell>
          <table:table-cell office:value-type="string" calcext:value-type="string">
            <text:p>TONCHIGUE</text:p>
          </table:table-cell>
          <table:table-cell office:value-type="string" calcext:value-type="string">
            <text:p>0806</text:p>
          </table:table-cell>
        </table:table-row>
        <table:table-row table:style-name="ro1">
          <table:table-cell office:value-type="string" calcext:value-type="string">
            <text:p>080654</text:p>
          </table:table-cell>
          <table:table-cell office:value-type="string" calcext:value-type="string">
            <text:p>TONSUPA</text:p>
          </table:table-cell>
          <table:table-cell office:value-type="string" calcext:value-type="string">
            <text:p>0806</text:p>
          </table:table-cell>
        </table:table-row>
        <table:table-row table:style-name="ro1">
          <table:table-cell office:value-type="string" calcext:value-type="string">
            <text:p>080750</text:p>
          </table:table-cell>
          <table:table-cell office:value-type="string" calcext:value-type="string">
            <text:p>RIOVERDE</text:p>
          </table:table-cell>
          <table:table-cell office:value-type="string" calcext:value-type="string">
            <text:p>0807</text:p>
          </table:table-cell>
        </table:table-row>
        <table:table-row table:style-name="ro1">
          <table:table-cell office:value-type="string" calcext:value-type="string">
            <text:p>080751</text:p>
          </table:table-cell>
          <table:table-cell office:value-type="string" calcext:value-type="string">
            <text:p>CHONTADURO</text:p>
          </table:table-cell>
          <table:table-cell office:value-type="string" calcext:value-type="string">
            <text:p>0807</text:p>
          </table:table-cell>
        </table:table-row>
        <table:table-row table:style-name="ro1">
          <table:table-cell office:value-type="string" calcext:value-type="string">
            <text:p>080752</text:p>
          </table:table-cell>
          <table:table-cell office:value-type="string" calcext:value-type="string">
            <text:p>CHUMUNDE</text:p>
          </table:table-cell>
          <table:table-cell office:value-type="string" calcext:value-type="string">
            <text:p>0807</text:p>
          </table:table-cell>
        </table:table-row>
        <table:table-row table:style-name="ro1">
          <table:table-cell office:value-type="string" calcext:value-type="string">
            <text:p>080753</text:p>
          </table:table-cell>
          <table:table-cell office:value-type="string" calcext:value-type="string">
            <text:p>LAGARTO</text:p>
          </table:table-cell>
          <table:table-cell office:value-type="string" calcext:value-type="string">
            <text:p>0807</text:p>
          </table:table-cell>
        </table:table-row>
        <table:table-row table:style-name="ro1">
          <table:table-cell office:value-type="string" calcext:value-type="string">
            <text:p>080754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0807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080755</text:p>
          </table:table-cell>
          <table:table-cell office:value-type="string" calcext:value-type="string">
            <text:p>ROCAFUERTE</text:p>
          </table:table-cell>
          <table:table-cell office:value-type="string" calcext:value-type="string">
            <text:p>0807</text:p>
          </table:table-cell>
        </table:table-row>
        <table:table-row table:style-name="ro1">
          <table:table-cell office:value-type="string" calcext:value-type="string">
            <text:p>090101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02</text:p>
          </table:table-cell>
          <table:table-cell office:value-type="string" calcext:value-type="string">
            <text:p>BOLIVAR (SAGRARIO)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03</text:p>
          </table:table-cell>
          <table:table-cell office:value-type="string" calcext:value-type="string">
            <text:p>CARBO (CONCEPCION)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04</text:p>
          </table:table-cell>
          <table:table-cell office:value-type="string" calcext:value-type="string">
            <text:p>FEBRES CORDERO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05</text:p>
          </table:table-cell>
          <table:table-cell office:value-type="string" calcext:value-type="string">
            <text:p>GARCIA MORENO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06</text:p>
          </table:table-cell>
          <table:table-cell office:value-type="string" calcext:value-type="string">
            <text:p>LETAMENDI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07</text:p>
          </table:table-cell>
          <table:table-cell office:value-type="string" calcext:value-type="string">
            <text:p>NUEVE DE OCTUBRE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08</text:p>
          </table:table-cell>
          <table:table-cell office:value-type="string" calcext:value-type="string">
            <text:p>OLMEDO (SAN ALEJO)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09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10</text:p>
          </table:table-cell>
          <table:table-cell office:value-type="string" calcext:value-type="string">
            <text:p>ROCAFUERTE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11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12</text:p>
          </table:table-cell>
          <table:table-cell office:value-type="string" calcext:value-type="string">
            <text:p>TARQUI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13</text:p>
          </table:table-cell>
          <table:table-cell office:value-type="string" calcext:value-type="string">
            <text:p>URDANETA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14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15</text:p>
          </table:table-cell>
          <table:table-cell office:value-type="string" calcext:value-type="string">
            <text:p>CHONGON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16</text:p>
          </table:table-cell>
          <table:table-cell office:value-type="string" calcext:value-type="string">
            <text:p>PASCUALES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50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52</text:p>
          </table:table-cell>
          <table:table-cell office:value-type="string" calcext:value-type="string">
            <text:p>JUAN GOMEZ RENDON (PROGRESO)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53</text:p>
          </table:table-cell>
          <table:table-cell office:value-type="string" calcext:value-type="string">
            <text:p>MORRO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56</text:p>
          </table:table-cell>
          <table:table-cell office:value-type="string" calcext:value-type="string">
            <text:p>POSORJA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57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158</text:p>
          </table:table-cell>
          <table:table-cell office:value-type="string" calcext:value-type="string">
            <text:p>TENGUEL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90250</text:p>
          </table:table-cell>
          <table:table-cell office:value-type="string" calcext:value-type="string">
            <text:p>ALFREDO BAQUERIZO MORENO</text:p>
          </table:table-cell>
          <table:table-cell office:value-type="string" calcext:value-type="string">
            <text:p>0902</text:p>
          </table:table-cell>
        </table:table-row>
        <table:table-row table:style-name="ro1">
          <table:table-cell office:value-type="string" calcext:value-type="string">
            <text:p>090350</text:p>
          </table:table-cell>
          <table:table-cell office:value-type="string" calcext:value-type="string">
            <text:p>BALAO</text:p>
          </table:table-cell>
          <table:table-cell office:value-type="string" calcext:value-type="string">
            <text:p>0903</text:p>
          </table:table-cell>
        </table:table-row>
        <table:table-row table:style-name="ro1">
          <table:table-cell office:value-type="string" calcext:value-type="string">
            <text:p>090450</text:p>
          </table:table-cell>
          <table:table-cell office:value-type="string" calcext:value-type="string">
            <text:p>BALZAR</text:p>
          </table:table-cell>
          <table:table-cell office:value-type="string" calcext:value-type="string">
            <text:p>0904</text:p>
          </table:table-cell>
        </table:table-row>
        <table:table-row table:style-name="ro1">
          <table:table-cell office:value-type="string" calcext:value-type="string">
            <text:p>090550</text:p>
          </table:table-cell>
          <table:table-cell office:value-type="string" calcext:value-type="string">
            <text:p>COLIMES</text:p>
          </table:table-cell>
          <table:table-cell office:value-type="string" calcext:value-type="string">
            <text:p>0905</text:p>
          </table:table-cell>
        </table:table-row>
        <table:table-row table:style-name="ro1">
          <table:table-cell office:value-type="string" calcext:value-type="string">
            <text:p>090551</text:p>
          </table:table-cell>
          <table:table-cell office:value-type="string" calcext:value-type="string">
            <text:p>SAN JACINTO</text:p>
          </table:table-cell>
          <table:table-cell office:value-type="string" calcext:value-type="string">
            <text:p>0905</text:p>
          </table:table-cell>
        </table:table-row>
        <table:table-row table:style-name="ro1">
          <table:table-cell office:value-type="string" calcext:value-type="string">
            <text:p>090601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string" calcext:value-type="string">
            <text:p>090602</text:p>
          </table:table-cell>
          <table:table-cell office:value-type="string" calcext:value-type="string">
            <text:p>BANIFE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string" calcext:value-type="string">
            <text:p>090603</text:p>
          </table:table-cell>
          <table:table-cell office:value-type="string" calcext:value-type="string">
            <text:p>EMILIANO CAICEDO MARCOS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string" calcext:value-type="string">
            <text:p>090604</text:p>
          </table:table-cell>
          <table:table-cell office:value-type="string" calcext:value-type="string">
            <text:p>MAGRO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string" calcext:value-type="string">
            <text:p>090605</text:p>
          </table:table-cell>
          <table:table-cell office:value-type="string" calcext:value-type="string">
            <text:p>PADRE JUAN BAUTISTA AGUIRRE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string" calcext:value-type="string">
            <text:p>090606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string" calcext:value-type="string">
            <text:p>090607</text:p>
          </table:table-cell>
          <table:table-cell office:value-type="string" calcext:value-type="string">
            <text:p>VICENTE PIEDRAHITA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string" calcext:value-type="string">
            <text:p>090650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string" calcext:value-type="string">
            <text:p>090652</text:p>
          </table:table-cell>
          <table:table-cell office:value-type="string" calcext:value-type="string">
            <text:p>JUAN BAUTISTA AGUIRRE (LOS TINTOS)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string" calcext:value-type="string">
            <text:p>090653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string" calcext:value-type="string">
            <text:p>090654</text:p>
          </table:table-cell>
          <table:table-cell office:value-type="string" calcext:value-type="string">
            <text:p>LIMONAL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string" calcext:value-type="string">
            <text:p>090656</text:p>
          </table:table-cell>
          <table:table-cell office:value-type="string" calcext:value-type="string">
            <text:p>LAS LOJAS (ENRIQUE BAQUERIZO MORENO)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string" calcext:value-type="string">
            <text:p>090750</text:p>
          </table:table-cell>
          <table:table-cell office:value-type="string" calcext:value-type="string">
            <text:p>ELOY ALFARO (DURAN)</text:p>
          </table:table-cell>
          <table:table-cell office:value-type="string" calcext:value-type="string">
            <text:p>0907</text:p>
          </table:table-cell>
        </table:table-row>
        <table:table-row table:style-name="ro1">
          <table:table-cell office:value-type="string" calcext:value-type="string">
            <text:p>090850</text:p>
          </table:table-cell>
          <table:table-cell office:value-type="string" calcext:value-type="string">
            <text:p>VELASCO IBARRA (EL EMPALME)</text:p>
          </table:table-cell>
          <table:table-cell office:value-type="string" calcext:value-type="string">
            <text:p>0908</text:p>
          </table:table-cell>
        </table:table-row>
        <table:table-row table:style-name="ro1">
          <table:table-cell office:value-type="string" calcext:value-type="string">
            <text:p>090851</text:p>
          </table:table-cell>
          <table:table-cell office:value-type="string" calcext:value-type="string">
            <text:p>GUAYAS (PUEBLO NUEVO)</text:p>
          </table:table-cell>
          <table:table-cell office:value-type="string" calcext:value-type="string">
            <text:p>0908</text:p>
          </table:table-cell>
        </table:table-row>
        <table:table-row table:style-name="ro1">
          <table:table-cell office:value-type="string" calcext:value-type="string">
            <text:p>090852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0908</text:p>
          </table:table-cell>
        </table:table-row>
        <table:table-row table:style-name="ro1">
          <table:table-cell office:value-type="string" calcext:value-type="string">
            <text:p>090950</text:p>
          </table:table-cell>
          <table:table-cell office:value-type="string" calcext:value-type="string">
            <text:p>EL TRIUNFO</text:p>
          </table:table-cell>
          <table:table-cell office:value-type="string" calcext:value-type="string">
            <text:p>0909</text:p>
          </table:table-cell>
        </table:table-row>
        <table:table-row table:style-name="ro1">
          <table:table-cell office:value-type="string" calcext:value-type="string">
            <text:p>091050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0910</text:p>
          </table:table-cell>
        </table:table-row>
        <table:table-row table:style-name="ro1">
          <table:table-cell office:value-type="string" calcext:value-type="string">
            <text:p>091051</text:p>
          </table:table-cell>
          <table:table-cell office:value-type="string" calcext:value-type="string">
            <text:p>CHOBO</text:p>
          </table:table-cell>
          <table:table-cell office:value-type="string" calcext:value-type="string">
            <text:p>0910</text:p>
          </table:table-cell>
        </table:table-row>
        <table:table-row table:style-name="ro1">
          <table:table-cell office:value-type="string" calcext:value-type="string">
            <text:p>091053</text:p>
          </table:table-cell>
          <table:table-cell office:value-type="string" calcext:value-type="string">
            <text:p>MARISCAL SUCRE (HUAQUES)</text:p>
          </table:table-cell>
          <table:table-cell office:value-type="string" calcext:value-type="string">
            <text:p>0910</text:p>
          </table:table-cell>
        </table:table-row>
        <table:table-row table:style-name="ro1">
          <table:table-cell office:value-type="string" calcext:value-type="string">
            <text:p>091054</text:p>
          </table:table-cell>
          <table:table-cell office:value-type="string" calcext:value-type="string">
            <text:p>ROBERTO ASTUDILLO</text:p>
          </table:table-cell>
          <table:table-cell office:value-type="string" calcext:value-type="string">
            <text:p>0910</text:p>
          </table:table-cell>
        </table:table-row>
        <table:table-row table:style-name="ro1">
          <table:table-cell office:value-type="string" calcext:value-type="string">
            <text:p>091150</text:p>
          </table:table-cell>
          <table:table-cell office:value-type="string" calcext:value-type="string">
            <text:p>NARANJAL</text:p>
          </table:table-cell>
          <table:table-cell office:value-type="string" calcext:value-type="string">
            <text:p>0911</text:p>
          </table:table-cell>
        </table:table-row>
        <table:table-row table:style-name="ro1">
          <table:table-cell office:value-type="string" calcext:value-type="string">
            <text:p>091151</text:p>
          </table:table-cell>
          <table:table-cell office:value-type="string" calcext:value-type="string">
            <text:p>JESUS MARIA</text:p>
          </table:table-cell>
          <table:table-cell office:value-type="string" calcext:value-type="string">
            <text:p>0911</text:p>
          </table:table-cell>
        </table:table-row>
        <table:table-row table:style-name="ro1">
          <table:table-cell office:value-type="string" calcext:value-type="string">
            <text:p>091152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0911</text:p>
          </table:table-cell>
        </table:table-row>
        <table:table-row table:style-name="ro1">
          <table:table-cell office:value-type="string" calcext:value-type="string">
            <text:p>091153</text:p>
          </table:table-cell>
          <table:table-cell office:value-type="string" calcext:value-type="string">
            <text:p>SANTA ROSA DE FLANDES</text:p>
          </table:table-cell>
          <table:table-cell office:value-type="string" calcext:value-type="string">
            <text:p>0911</text:p>
          </table:table-cell>
        </table:table-row>
        <table:table-row table:style-name="ro1">
          <table:table-cell office:value-type="string" calcext:value-type="string">
            <text:p>091154</text:p>
          </table:table-cell>
          <table:table-cell office:value-type="string" calcext:value-type="string">
            <text:p>TAURA</text:p>
          </table:table-cell>
          <table:table-cell office:value-type="string" calcext:value-type="string">
            <text:p>0911</text:p>
          </table:table-cell>
        </table:table-row>
        <table:table-row table:style-name="ro1">
          <table:table-cell office:value-type="string" calcext:value-type="string">
            <text:p>091250</text:p>
          </table:table-cell>
          <table:table-cell office:value-type="string" calcext:value-type="string">
            <text:p>NARANJITO</text:p>
          </table:table-cell>
          <table:table-cell office:value-type="string" calcext:value-type="string">
            <text:p>0912</text:p>
          </table:table-cell>
        </table:table-row>
        <table:table-row table:style-name="ro1">
          <table:table-cell office:value-type="string" calcext:value-type="string">
            <text:p>091350</text:p>
          </table:table-cell>
          <table:table-cell office:value-type="string" calcext:value-type="string">
            <text:p>PALESTINA</text:p>
          </table:table-cell>
          <table:table-cell office:value-type="string" calcext:value-type="string">
            <text:p>0913</text:p>
          </table:table-cell>
        </table:table-row>
        <table:table-row table:style-name="ro1">
          <table:table-cell office:value-type="string" calcext:value-type="string">
            <text:p>091450</text:p>
          </table:table-cell>
          <table:table-cell office:value-type="string" calcext:value-type="string">
            <text:p>PEDRO CARBO</text:p>
          </table:table-cell>
          <table:table-cell office:value-type="string" calcext:value-type="string">
            <text:p>0914</text:p>
          </table:table-cell>
        </table:table-row>
        <table:table-row table:style-name="ro1">
          <table:table-cell office:value-type="string" calcext:value-type="string">
            <text:p>091451</text:p>
          </table:table-cell>
          <table:table-cell office:value-type="string" calcext:value-type="string">
            <text:p>VALLE DE LA VIRGEN</text:p>
          </table:table-cell>
          <table:table-cell office:value-type="string" calcext:value-type="string">
            <text:p>0914</text:p>
          </table:table-cell>
        </table:table-row>
        <table:table-row table:style-name="ro1">
          <table:table-cell office:value-type="string" calcext:value-type="string">
            <text:p>091452</text:p>
          </table:table-cell>
          <table:table-cell office:value-type="string" calcext:value-type="string">
            <text:p>SABANILLA</text:p>
          </table:table-cell>
          <table:table-cell office:value-type="string" calcext:value-type="string">
            <text:p>0914</text:p>
          </table:table-cell>
        </table:table-row>
        <table:table-row table:style-name="ro1">
          <table:table-cell office:value-type="string" calcext:value-type="string">
            <text:p>091601</text:p>
          </table:table-cell>
          <table:table-cell office:value-type="string" calcext:value-type="string">
            <text:p>SAMBORONDÓN</text:p>
          </table:table-cell>
          <table:table-cell office:value-type="string" calcext:value-type="string">
            <text:p>0916</text:p>
          </table:table-cell>
        </table:table-row>
        <table:table-row table:style-name="ro1">
          <table:table-cell office:value-type="string" calcext:value-type="string">
            <text:p>091602</text:p>
          </table:table-cell>
          <table:table-cell office:value-type="string" calcext:value-type="string">
            <text:p>LA PUNTILLA (SATÉLITE)</text:p>
          </table:table-cell>
          <table:table-cell office:value-type="string" calcext:value-type="string">
            <text:p>0916</text:p>
          </table:table-cell>
        </table:table-row>
        <table:table-row table:style-name="ro1">
          <table:table-cell office:value-type="string" calcext:value-type="string">
            <text:p>091650</text:p>
          </table:table-cell>
          <table:table-cell office:value-type="string" calcext:value-type="string">
            <text:p>SAMBORONDON</text:p>
          </table:table-cell>
          <table:table-cell office:value-type="string" calcext:value-type="string">
            <text:p>0916</text:p>
          </table:table-cell>
        </table:table-row>
        <table:table-row table:style-name="ro1">
          <table:table-cell office:value-type="string" calcext:value-type="string">
            <text:p>091651</text:p>
          </table:table-cell>
          <table:table-cell office:value-type="string" calcext:value-type="string">
            <text:p>TARIFA</text:p>
          </table:table-cell>
          <table:table-cell office:value-type="string" calcext:value-type="string">
            <text:p>0916</text:p>
          </table:table-cell>
        </table:table-row>
        <table:table-row table:style-name="ro1">
          <table:table-cell office:value-type="string" calcext:value-type="string">
            <text:p>091850</text:p>
          </table:table-cell>
          <table:table-cell office:value-type="string" calcext:value-type="string">
            <text:p>SANTA LUCIA</text:p>
          </table:table-cell>
          <table:table-cell office:value-type="string" calcext:value-type="string">
            <text:p>0918</text:p>
          </table:table-cell>
        </table:table-row>
        <table:table-row table:style-name="ro1">
          <table:table-cell office:value-type="string" calcext:value-type="string">
            <text:p>091901</text:p>
          </table:table-cell>
          <table:table-cell office:value-type="string" calcext:value-type="string">
            <text:p>BOCANA</text:p>
          </table:table-cell>
          <table:table-cell office:value-type="string" calcext:value-type="string">
            <text:p>0919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091902</text:p>
          </table:table-cell>
          <table:table-cell office:value-type="string" calcext:value-type="string">
            <text:p>CANDILEJOS</text:p>
          </table:table-cell>
          <table:table-cell office:value-type="string" calcext:value-type="string">
            <text:p>0919</text:p>
          </table:table-cell>
        </table:table-row>
        <table:table-row table:style-name="ro1">
          <table:table-cell office:value-type="string" calcext:value-type="string">
            <text:p>09190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0919</text:p>
          </table:table-cell>
        </table:table-row>
        <table:table-row table:style-name="ro1">
          <table:table-cell office:value-type="string" calcext:value-type="string">
            <text:p>091904</text:p>
          </table:table-cell>
          <table:table-cell office:value-type="string" calcext:value-type="string">
            <text:p>PARAISO</text:p>
          </table:table-cell>
          <table:table-cell office:value-type="string" calcext:value-type="string">
            <text:p>0919</text:p>
          </table:table-cell>
        </table:table-row>
        <table:table-row table:style-name="ro1">
          <table:table-cell office:value-type="string" calcext:value-type="string">
            <text:p>091905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0919</text:p>
          </table:table-cell>
        </table:table-row>
        <table:table-row table:style-name="ro1">
          <table:table-cell office:value-type="string" calcext:value-type="string">
            <text:p>091950</text:p>
          </table:table-cell>
          <table:table-cell office:value-type="string" calcext:value-type="string">
            <text:p>EL SALITRE (LAS RAMAS)</text:p>
          </table:table-cell>
          <table:table-cell office:value-type="string" calcext:value-type="string">
            <text:p>0919</text:p>
          </table:table-cell>
        </table:table-row>
        <table:table-row table:style-name="ro1">
          <table:table-cell office:value-type="string" calcext:value-type="string">
            <text:p>091951</text:p>
          </table:table-cell>
          <table:table-cell office:value-type="string" calcext:value-type="string">
            <text:p>GENERAL VERNAZA (DOS ESTEROS)</text:p>
          </table:table-cell>
          <table:table-cell office:value-type="string" calcext:value-type="string">
            <text:p>0919</text:p>
          </table:table-cell>
        </table:table-row>
        <table:table-row table:style-name="ro1">
          <table:table-cell office:value-type="string" calcext:value-type="string">
            <text:p>091952</text:p>
          </table:table-cell>
          <table:table-cell office:value-type="string" calcext:value-type="string">
            <text:p>LA VICTORIA (ÑAUZA)</text:p>
          </table:table-cell>
          <table:table-cell office:value-type="string" calcext:value-type="string">
            <text:p>0919</text:p>
          </table:table-cell>
        </table:table-row>
        <table:table-row table:style-name="ro1">
          <table:table-cell office:value-type="string" calcext:value-type="string">
            <text:p>091953</text:p>
          </table:table-cell>
          <table:table-cell office:value-type="string" calcext:value-type="string">
            <text:p>JUNQUILLAL</text:p>
          </table:table-cell>
          <table:table-cell office:value-type="string" calcext:value-type="string">
            <text:p>0919</text:p>
          </table:table-cell>
        </table:table-row>
        <table:table-row table:style-name="ro1">
          <table:table-cell office:value-type="string" calcext:value-type="string">
            <text:p>092050</text:p>
          </table:table-cell>
          <table:table-cell office:value-type="string" calcext:value-type="string">
            <text:p>SAN JACINTO DE YAGUACHI</text:p>
          </table:table-cell>
          <table:table-cell office:value-type="string" calcext:value-type="string">
            <text:p>0920</text:p>
          </table:table-cell>
        </table:table-row>
        <table:table-row table:style-name="ro1">
          <table:table-cell office:value-type="string" calcext:value-type="string">
            <text:p>092053</text:p>
          </table:table-cell>
          <table:table-cell office:value-type="string" calcext:value-type="string">
            <text:p>GRAL. PEDRO J. MONTERO (BOLICHE)</text:p>
          </table:table-cell>
          <table:table-cell office:value-type="string" calcext:value-type="string">
            <text:p>0920</text:p>
          </table:table-cell>
        </table:table-row>
        <table:table-row table:style-name="ro1">
          <table:table-cell office:value-type="string" calcext:value-type="string">
            <text:p>092055</text:p>
          </table:table-cell>
          <table:table-cell office:value-type="string" calcext:value-type="string">
            <text:p>YAGUACHI VIEJO (CONE)</text:p>
          </table:table-cell>
          <table:table-cell office:value-type="string" calcext:value-type="string">
            <text:p>0920</text:p>
          </table:table-cell>
        </table:table-row>
        <table:table-row table:style-name="ro1">
          <table:table-cell office:value-type="string" calcext:value-type="string">
            <text:p>092056</text:p>
          </table:table-cell>
          <table:table-cell office:value-type="string" calcext:value-type="string">
            <text:p>VIRGEN DE FATIMA</text:p>
          </table:table-cell>
          <table:table-cell office:value-type="string" calcext:value-type="string">
            <text:p>0920</text:p>
          </table:table-cell>
        </table:table-row>
        <table:table-row table:style-name="ro1">
          <table:table-cell office:value-type="string" calcext:value-type="string">
            <text:p>092150</text:p>
          </table:table-cell>
          <table:table-cell office:value-type="string" calcext:value-type="string">
            <text:p>GENERAL VILLAMIL</text:p>
          </table:table-cell>
          <table:table-cell office:value-type="string" calcext:value-type="string">
            <text:p>0921</text:p>
          </table:table-cell>
        </table:table-row>
        <table:table-row table:style-name="ro1">
          <table:table-cell office:value-type="string" calcext:value-type="string">
            <text:p>092250</text:p>
          </table:table-cell>
          <table:table-cell office:value-type="string" calcext:value-type="string">
            <text:p>SIMON BOLIVAR</text:p>
          </table:table-cell>
          <table:table-cell office:value-type="string" calcext:value-type="string">
            <text:p>0922</text:p>
          </table:table-cell>
        </table:table-row>
        <table:table-row table:style-name="ro1">
          <table:table-cell office:value-type="string" calcext:value-type="string">
            <text:p>092251</text:p>
          </table:table-cell>
          <table:table-cell office:value-type="string" calcext:value-type="string">
            <text:p>CRNEL. LORENZO DE GARAICOA (PEDREGAL)</text:p>
          </table:table-cell>
          <table:table-cell office:value-type="string" calcext:value-type="string">
            <text:p>0922</text:p>
          </table:table-cell>
        </table:table-row>
        <table:table-row table:style-name="ro1">
          <table:table-cell office:value-type="string" calcext:value-type="string">
            <text:p>092350</text:p>
          </table:table-cell>
          <table:table-cell office:value-type="string" calcext:value-type="string">
            <text:p>CORONEL MARCELINO MARIDUEÑA</text:p>
          </table:table-cell>
          <table:table-cell office:value-type="string" calcext:value-type="string">
            <text:p>0923</text:p>
          </table:table-cell>
        </table:table-row>
        <table:table-row table:style-name="ro1">
          <table:table-cell office:value-type="string" calcext:value-type="string">
            <text:p>092450</text:p>
          </table:table-cell>
          <table:table-cell office:value-type="string" calcext:value-type="string">
            <text:p>LOMAS DE SARGENTILLO</text:p>
          </table:table-cell>
          <table:table-cell office:value-type="string" calcext:value-type="string">
            <text:p>0924</text:p>
          </table:table-cell>
        </table:table-row>
        <table:table-row table:style-name="ro1">
          <table:table-cell office:value-type="string" calcext:value-type="string">
            <text:p>092550</text:p>
          </table:table-cell>
          <table:table-cell office:value-type="string" calcext:value-type="string">
            <text:p>NARCISA DE JESUS</text:p>
          </table:table-cell>
          <table:table-cell office:value-type="string" calcext:value-type="string">
            <text:p>0925</text:p>
          </table:table-cell>
        </table:table-row>
        <table:table-row table:style-name="ro1">
          <table:table-cell office:value-type="string" calcext:value-type="string">
            <text:p>092750</text:p>
          </table:table-cell>
          <table:table-cell office:value-type="string" calcext:value-type="string">
            <text:p>GENERAL ANTONIO ELIZALDE (BUCAY)</text:p>
          </table:table-cell>
          <table:table-cell office:value-type="string" calcext:value-type="string">
            <text:p>0927</text:p>
          </table:table-cell>
        </table:table-row>
        <table:table-row table:style-name="ro1">
          <table:table-cell office:value-type="string" calcext:value-type="string">
            <text:p>092850</text:p>
          </table:table-cell>
          <table:table-cell office:value-type="string" calcext:value-type="string">
            <text:p>ISIDRO AYORA</text:p>
          </table:table-cell>
          <table:table-cell office:value-type="string" calcext:value-type="string">
            <text:p>0928</text:p>
          </table:table-cell>
        </table:table-row>
        <table:table-row table:style-name="ro1">
          <table:table-cell office:value-type="string" calcext:value-type="string">
            <text:p>100101</text:p>
          </table:table-cell>
          <table:table-cell office:value-type="string" calcext:value-type="string">
            <text:p>CARANQUI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100102</text:p>
          </table:table-cell>
          <table:table-cell office:value-type="string" calcext:value-type="string">
            <text:p>GUAYAQUIL DE ALPACHACA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100103</text:p>
          </table:table-cell>
          <table:table-cell office:value-type="string" calcext:value-type="string">
            <text:p>SAGRARIO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10010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100105</text:p>
          </table:table-cell>
          <table:table-cell office:value-type="string" calcext:value-type="string">
            <text:p>LA DOLOROSA DEL PIORATO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100150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100151</text:p>
          </table:table-cell>
          <table:table-cell office:value-type="string" calcext:value-type="string">
            <text:p>AMBUQUI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100152</text:p>
          </table:table-cell>
          <table:table-cell office:value-type="string" calcext:value-type="string">
            <text:p>ANGOCHAGUA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100153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100154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100155</text:p>
          </table:table-cell>
          <table:table-cell office:value-type="string" calcext:value-type="string">
            <text:p>LITA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100156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100157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100201</text:p>
          </table:table-cell>
          <table:table-cell office:value-type="string" calcext:value-type="string">
            <text:p>ANDRADE MARIN (LOURDES)</text:p>
          </table:table-cell>
          <table:table-cell office:value-type="string" calcext:value-type="string">
            <text:p>1002</text:p>
          </table:table-cell>
        </table:table-row>
        <table:table-row table:style-name="ro1">
          <table:table-cell office:value-type="string" calcext:value-type="string">
            <text:p>100202</text:p>
          </table:table-cell>
          <table:table-cell office:value-type="string" calcext:value-type="string">
            <text:p>ATUNTAQUI</text:p>
          </table:table-cell>
          <table:table-cell office:value-type="string" calcext:value-type="string">
            <text:p>1002</text:p>
          </table:table-cell>
        </table:table-row>
        <table:table-row table:style-name="ro1">
          <table:table-cell office:value-type="string" calcext:value-type="string">
            <text:p>100250</text:p>
          </table:table-cell>
          <table:table-cell office:value-type="string" calcext:value-type="string">
            <text:p>ATUNTAQUI</text:p>
          </table:table-cell>
          <table:table-cell office:value-type="string" calcext:value-type="string">
            <text:p>1002</text:p>
          </table:table-cell>
        </table:table-row>
        <table:table-row table:style-name="ro1">
          <table:table-cell office:value-type="string" calcext:value-type="string">
            <text:p>100251</text:p>
          </table:table-cell>
          <table:table-cell office:value-type="string" calcext:value-type="string">
            <text:p>IMBAYA (SAN LUIS DE COBUENDO)</text:p>
          </table:table-cell>
          <table:table-cell office:value-type="string" calcext:value-type="string">
            <text:p>1002</text:p>
          </table:table-cell>
        </table:table-row>
        <table:table-row table:style-name="ro1">
          <table:table-cell office:value-type="string" calcext:value-type="string">
            <text:p>100252</text:p>
          </table:table-cell>
          <table:table-cell office:value-type="string" calcext:value-type="string">
            <text:p>SAN FRANCISCO DE NATABUEL</text:p>
          </table:table-cell>
          <table:table-cell office:value-type="string" calcext:value-type="string">
            <text:p>1002</text:p>
          </table:table-cell>
        </table:table-row>
        <table:table-row table:style-name="ro1">
          <table:table-cell office:value-type="string" calcext:value-type="string">
            <text:p>100253</text:p>
          </table:table-cell>
          <table:table-cell office:value-type="string" calcext:value-type="string">
            <text:p>SAN JOSE DE CHALTURA</text:p>
          </table:table-cell>
          <table:table-cell office:value-type="string" calcext:value-type="string">
            <text:p>1002</text:p>
          </table:table-cell>
        </table:table-row>
        <table:table-row table:style-name="ro1">
          <table:table-cell office:value-type="string" calcext:value-type="string">
            <text:p>100254</text:p>
          </table:table-cell>
          <table:table-cell office:value-type="string" calcext:value-type="string">
            <text:p>SAN ROQUE</text:p>
          </table:table-cell>
          <table:table-cell office:value-type="string" calcext:value-type="string">
            <text:p>1002</text:p>
          </table:table-cell>
        </table:table-row>
        <table:table-row table:style-name="ro1">
          <table:table-cell office:value-type="string" calcext:value-type="string">
            <text:p>100301</text:p>
          </table:table-cell>
          <table:table-cell office:value-type="string" calcext:value-type="string">
            <text:p>SAGRARIO</text:p>
          </table:table-cell>
          <table:table-cell office:value-type="string" calcext:value-type="string">
            <text:p>1003</text:p>
          </table:table-cell>
        </table:table-row>
        <table:table-row table:style-name="ro1">
          <table:table-cell office:value-type="string" calcext:value-type="string">
            <text:p>10030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1003</text:p>
          </table:table-cell>
        </table:table-row>
        <table:table-row table:style-name="ro1">
          <table:table-cell office:value-type="string" calcext:value-type="string">
            <text:p>100350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03</text:p>
          </table:table-cell>
        </table:table-row>
        <table:table-row table:style-name="ro1">
          <table:table-cell office:value-type="string" calcext:value-type="string">
            <text:p>100351</text:p>
          </table:table-cell>
          <table:table-cell office:value-type="string" calcext:value-type="string">
            <text:p>APUELA</text:p>
          </table:table-cell>
          <table:table-cell office:value-type="string" calcext:value-type="string">
            <text:p>1003</text:p>
          </table:table-cell>
        </table:table-row>
        <table:table-row table:style-name="ro1">
          <table:table-cell office:value-type="string" calcext:value-type="string">
            <text:p>100352</text:p>
          </table:table-cell>
          <table:table-cell office:value-type="string" calcext:value-type="string">
            <text:p>GARCIA MORENO (LLURIMAGUA)</text:p>
          </table:table-cell>
          <table:table-cell office:value-type="string" calcext:value-type="string">
            <text:p>1003</text:p>
          </table:table-cell>
        </table:table-row>
        <table:table-row table:style-name="ro1">
          <table:table-cell office:value-type="string" calcext:value-type="string">
            <text:p>100353</text:p>
          </table:table-cell>
          <table:table-cell office:value-type="string" calcext:value-type="string">
            <text:p>IMANTAG</text:p>
          </table:table-cell>
          <table:table-cell office:value-type="string" calcext:value-type="string">
            <text:p>1003</text:p>
          </table:table-cell>
        </table:table-row>
        <table:table-row table:style-name="ro1">
          <table:table-cell office:value-type="string" calcext:value-type="string">
            <text:p>100354</text:p>
          </table:table-cell>
          <table:table-cell office:value-type="string" calcext:value-type="string">
            <text:p>PEÑAHERRERA</text:p>
          </table:table-cell>
          <table:table-cell office:value-type="string" calcext:value-type="string">
            <text:p>1003</text:p>
          </table:table-cell>
        </table:table-row>
        <table:table-row table:style-name="ro1">
          <table:table-cell office:value-type="string" calcext:value-type="string">
            <text:p>100355</text:p>
          </table:table-cell>
          <table:table-cell office:value-type="string" calcext:value-type="string">
            <text:p>PLAZA GUTIERREZ (CALVARIO)</text:p>
          </table:table-cell>
          <table:table-cell office:value-type="string" calcext:value-type="string">
            <text:p>1003</text:p>
          </table:table-cell>
        </table:table-row>
        <table:table-row table:style-name="ro1">
          <table:table-cell office:value-type="string" calcext:value-type="string">
            <text:p>100356</text:p>
          </table:table-cell>
          <table:table-cell office:value-type="string" calcext:value-type="string">
            <text:p>QUIROGA</text:p>
          </table:table-cell>
          <table:table-cell office:value-type="string" calcext:value-type="string">
            <text:p>1003</text:p>
          </table:table-cell>
        </table:table-row>
        <table:table-row table:style-name="ro1">
          <table:table-cell office:value-type="string" calcext:value-type="string">
            <text:p>100357</text:p>
          </table:table-cell>
          <table:table-cell office:value-type="string" calcext:value-type="string">
            <text:p>6 DE JULIO DE CUELLAJE</text:p>
          </table:table-cell>
          <table:table-cell office:value-type="string" calcext:value-type="string">
            <text:p>1003</text:p>
          </table:table-cell>
        </table:table-row>
        <table:table-row table:style-name="ro1">
          <table:table-cell office:value-type="string" calcext:value-type="string">
            <text:p>100358</text:p>
          </table:table-cell>
          <table:table-cell office:value-type="string" calcext:value-type="string">
            <text:p>VACAS GALINDO (EL CHURO)</text:p>
          </table:table-cell>
          <table:table-cell office:value-type="string" calcext:value-type="string">
            <text:p>1003</text:p>
          </table:table-cell>
        </table:table-row>
        <table:table-row table:style-name="ro1">
          <table:table-cell office:value-type="string" calcext:value-type="string">
            <text:p>100401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1004</text:p>
          </table:table-cell>
        </table:table-row>
        <table:table-row table:style-name="ro1">
          <table:table-cell office:value-type="string" calcext:value-type="string">
            <text:p>100402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1004</text:p>
          </table:table-cell>
        </table:table-row>
        <table:table-row table:style-name="ro1">
          <table:table-cell office:value-type="string" calcext:value-type="string">
            <text:p>100450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04</text:p>
          </table:table-cell>
        </table:table-row>
        <table:table-row table:style-name="ro1">
          <table:table-cell office:value-type="string" calcext:value-type="string">
            <text:p>100451</text:p>
          </table:table-cell>
          <table:table-cell office:value-type="string" calcext:value-type="string">
            <text:p>DR. MIGUEL EGAS CABEZAS (PEGUCHE)</text:p>
          </table:table-cell>
          <table:table-cell office:value-type="string" calcext:value-type="string">
            <text:p>1004</text:p>
          </table:table-cell>
        </table:table-row>
        <table:table-row table:style-name="ro1">
          <table:table-cell office:value-type="string" calcext:value-type="string">
            <text:p>100452</text:p>
          </table:table-cell>
          <table:table-cell office:value-type="string" calcext:value-type="string">
            <text:p>EUGENIO ESPEJO (CALPAQUI)</text:p>
          </table:table-cell>
          <table:table-cell office:value-type="string" calcext:value-type="string">
            <text:p>1004</text:p>
          </table:table-cell>
        </table:table-row>
        <table:table-row table:style-name="ro1">
          <table:table-cell office:value-type="string" calcext:value-type="string">
            <text:p>100453</text:p>
          </table:table-cell>
          <table:table-cell office:value-type="string" calcext:value-type="string">
            <text:p>GONZALEZ SUAREZ</text:p>
          </table:table-cell>
          <table:table-cell office:value-type="string" calcext:value-type="string">
            <text:p>1004</text:p>
          </table:table-cell>
        </table:table-row>
        <table:table-row table:style-name="ro1">
          <table:table-cell office:value-type="string" calcext:value-type="string">
            <text:p>100454</text:p>
          </table:table-cell>
          <table:table-cell office:value-type="string" calcext:value-type="string">
            <text:p>PATAQUI</text:p>
          </table:table-cell>
          <table:table-cell office:value-type="string" calcext:value-type="string">
            <text:p>1004</text:p>
          </table:table-cell>
        </table:table-row>
        <table:table-row table:style-name="ro1">
          <table:table-cell office:value-type="string" calcext:value-type="string">
            <text:p>100455</text:p>
          </table:table-cell>
          <table:table-cell office:value-type="string" calcext:value-type="string">
            <text:p>SAN JOSÉ DE QUICHINCHE</text:p>
          </table:table-cell>
          <table:table-cell office:value-type="string" calcext:value-type="string">
            <text:p>1004</text:p>
          </table:table-cell>
        </table:table-row>
        <table:table-row table:style-name="ro1">
          <table:table-cell office:value-type="string" calcext:value-type="string">
            <text:p>100456</text:p>
          </table:table-cell>
          <table:table-cell office:value-type="string" calcext:value-type="string">
            <text:p>SAN JUAN DE ILUMAN</text:p>
          </table:table-cell>
          <table:table-cell office:value-type="string" calcext:value-type="string">
            <text:p>1004</text:p>
          </table:table-cell>
        </table:table-row>
        <table:table-row table:style-name="ro1">
          <table:table-cell office:value-type="string" calcext:value-type="string">
            <text:p>100457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1004</text:p>
          </table:table-cell>
        </table:table-row>
        <table:table-row table:style-name="ro1">
          <table:table-cell office:value-type="string" calcext:value-type="string">
            <text:p>100458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1004</text:p>
          </table:table-cell>
        </table:table-row>
        <table:table-row table:style-name="ro1">
          <table:table-cell office:value-type="string" calcext:value-type="string">
            <text:p>100459</text:p>
          </table:table-cell>
          <table:table-cell office:value-type="string" calcext:value-type="string">
            <text:p>SELVA ALEGRE</text:p>
          </table:table-cell>
          <table:table-cell office:value-type="string" calcext:value-type="string">
            <text:p>1004</text:p>
          </table:table-cell>
        </table:table-row>
        <table:table-row table:style-name="ro1">
          <table:table-cell office:value-type="string" calcext:value-type="string">
            <text:p>100550</text:p>
          </table:table-cell>
          <table:table-cell office:value-type="string" calcext:value-type="string">
            <text:p>PIMAMPIRO</text:p>
          </table:table-cell>
          <table:table-cell office:value-type="string" calcext:value-type="string">
            <text:p>1005</text:p>
          </table:table-cell>
        </table:table-row>
        <table:table-row table:style-name="ro1">
          <table:table-cell office:value-type="string" calcext:value-type="string">
            <text:p>100551</text:p>
          </table:table-cell>
          <table:table-cell office:value-type="string" calcext:value-type="string">
            <text:p>CHUGA</text:p>
          </table:table-cell>
          <table:table-cell office:value-type="string" calcext:value-type="string">
            <text:p>1005</text:p>
          </table:table-cell>
        </table:table-row>
        <table:table-row table:style-name="ro1">
          <table:table-cell office:value-type="string" calcext:value-type="string">
            <text:p>100552</text:p>
          </table:table-cell>
          <table:table-cell office:value-type="string" calcext:value-type="string">
            <text:p>MARIANO ACOSTA</text:p>
          </table:table-cell>
          <table:table-cell office:value-type="string" calcext:value-type="string">
            <text:p>1005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100553</text:p>
          </table:table-cell>
          <table:table-cell office:value-type="string" calcext:value-type="string">
            <text:p>SAN FRANCISCO DE SIGSIPAM</text:p>
          </table:table-cell>
          <table:table-cell office:value-type="string" calcext:value-type="string">
            <text:p>1005</text:p>
          </table:table-cell>
        </table:table-row>
        <table:table-row table:style-name="ro1">
          <table:table-cell office:value-type="string" calcext:value-type="string">
            <text:p>100650</text:p>
          </table:table-cell>
          <table:table-cell office:value-type="string" calcext:value-type="string">
            <text:p>URCUQUI</text:p>
          </table:table-cell>
          <table:table-cell office:value-type="string" calcext:value-type="string">
            <text:p>1006</text:p>
          </table:table-cell>
        </table:table-row>
        <table:table-row table:style-name="ro1">
          <table:table-cell office:value-type="string" calcext:value-type="string">
            <text:p>100651</text:p>
          </table:table-cell>
          <table:table-cell office:value-type="string" calcext:value-type="string">
            <text:p>CAHUASQUI</text:p>
          </table:table-cell>
          <table:table-cell office:value-type="string" calcext:value-type="string">
            <text:p>1006</text:p>
          </table:table-cell>
        </table:table-row>
        <table:table-row table:style-name="ro1">
          <table:table-cell office:value-type="string" calcext:value-type="string">
            <text:p>100652</text:p>
          </table:table-cell>
          <table:table-cell office:value-type="string" calcext:value-type="string">
            <text:p>LA MERCED DE BUENOS AIRES</text:p>
          </table:table-cell>
          <table:table-cell office:value-type="string" calcext:value-type="string">
            <text:p>1006</text:p>
          </table:table-cell>
        </table:table-row>
        <table:table-row table:style-name="ro1">
          <table:table-cell office:value-type="string" calcext:value-type="string">
            <text:p>100653</text:p>
          </table:table-cell>
          <table:table-cell office:value-type="string" calcext:value-type="string">
            <text:p>PABLO ARENAS</text:p>
          </table:table-cell>
          <table:table-cell office:value-type="string" calcext:value-type="string">
            <text:p>1006</text:p>
          </table:table-cell>
        </table:table-row>
        <table:table-row table:style-name="ro1">
          <table:table-cell office:value-type="string" calcext:value-type="string">
            <text:p>100654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1006</text:p>
          </table:table-cell>
        </table:table-row>
        <table:table-row table:style-name="ro1">
          <table:table-cell office:value-type="string" calcext:value-type="string">
            <text:p>100655</text:p>
          </table:table-cell>
          <table:table-cell office:value-type="string" calcext:value-type="string">
            <text:p>TUMBABIRO</text:p>
          </table:table-cell>
          <table:table-cell office:value-type="string" calcext:value-type="string">
            <text:p>1006</text:p>
          </table:table-cell>
        </table:table-row>
        <table:table-row table:style-name="ro1">
          <table:table-cell office:value-type="string" calcext:value-type="string">
            <text:p>110101</text:p>
          </table:table-cell>
          <table:table-cell office:value-type="string" calcext:value-type="string">
            <text:p>EL SAGRARIO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02</text:p>
          </table:table-cell>
          <table:table-cell office:value-type="string" calcext:value-type="string">
            <text:p>SAN SEBASTIAN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0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04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50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51</text:p>
          </table:table-cell>
          <table:table-cell office:value-type="string" calcext:value-type="string">
            <text:p>CHANTACO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52</text:p>
          </table:table-cell>
          <table:table-cell office:value-type="string" calcext:value-type="string">
            <text:p>CHUQUIRIBAMBA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53</text:p>
          </table:table-cell>
          <table:table-cell office:value-type="string" calcext:value-type="string">
            <text:p>EL CISNE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54</text:p>
          </table:table-cell>
          <table:table-cell office:value-type="string" calcext:value-type="string">
            <text:p>GUALEL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55</text:p>
          </table:table-cell>
          <table:table-cell office:value-type="string" calcext:value-type="string">
            <text:p>JIMBILLA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56</text:p>
          </table:table-cell>
          <table:table-cell office:value-type="string" calcext:value-type="string">
            <text:p>MALACATOS (VALLADOLID)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57</text:p>
          </table:table-cell>
          <table:table-cell office:value-type="string" calcext:value-type="string">
            <text:p>SAN LUCAS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58</text:p>
          </table:table-cell>
          <table:table-cell office:value-type="string" calcext:value-type="string">
            <text:p>SAN PEDRO DE VILCABAMBA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60</text:p>
          </table:table-cell>
          <table:table-cell office:value-type="string" calcext:value-type="string">
            <text:p>TAQUIL (MIGUEL RIOFRIO)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61</text:p>
          </table:table-cell>
          <table:table-cell office:value-type="string" calcext:value-type="string">
            <text:p>VILCABAMBA (VICTORIA)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62</text:p>
          </table:table-cell>
          <table:table-cell office:value-type="string" calcext:value-type="string">
            <text:p>YANGANA (ARSENIO CASTILLO)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163</text:p>
          </table:table-cell>
          <table:table-cell office:value-type="string" calcext:value-type="string">
            <text:p>QUINARA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110201</text:p>
          </table:table-cell>
          <table:table-cell office:value-type="string" calcext:value-type="string">
            <text:p>CARIAMANGA</text:p>
          </table:table-cell>
          <table:table-cell office:value-type="string" calcext:value-type="string">
            <text:p>1102</text:p>
          </table:table-cell>
        </table:table-row>
        <table:table-row table:style-name="ro1">
          <table:table-cell office:value-type="string" calcext:value-type="string">
            <text:p>110202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102</text:p>
          </table:table-cell>
        </table:table-row>
        <table:table-row table:style-name="ro1">
          <table:table-cell office:value-type="string" calcext:value-type="string">
            <text:p>110203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1102</text:p>
          </table:table-cell>
        </table:table-row>
        <table:table-row table:style-name="ro1">
          <table:table-cell office:value-type="string" calcext:value-type="string">
            <text:p>110250</text:p>
          </table:table-cell>
          <table:table-cell office:value-type="string" calcext:value-type="string">
            <text:p>CARIAMANGA</text:p>
          </table:table-cell>
          <table:table-cell office:value-type="string" calcext:value-type="string">
            <text:p>1102</text:p>
          </table:table-cell>
        </table:table-row>
        <table:table-row table:style-name="ro1">
          <table:table-cell office:value-type="string" calcext:value-type="string">
            <text:p>110251</text:p>
          </table:table-cell>
          <table:table-cell office:value-type="string" calcext:value-type="string">
            <text:p>COLAISACA</text:p>
          </table:table-cell>
          <table:table-cell office:value-type="string" calcext:value-type="string">
            <text:p>1102</text:p>
          </table:table-cell>
        </table:table-row>
        <table:table-row table:style-name="ro1">
          <table:table-cell office:value-type="string" calcext:value-type="string">
            <text:p>110252</text:p>
          </table:table-cell>
          <table:table-cell office:value-type="string" calcext:value-type="string">
            <text:p>EL LUCERO</text:p>
          </table:table-cell>
          <table:table-cell office:value-type="string" calcext:value-type="string">
            <text:p>1102</text:p>
          </table:table-cell>
        </table:table-row>
        <table:table-row table:style-name="ro1">
          <table:table-cell office:value-type="string" calcext:value-type="string">
            <text:p>110253</text:p>
          </table:table-cell>
          <table:table-cell office:value-type="string" calcext:value-type="string">
            <text:p>UTUANA</text:p>
          </table:table-cell>
          <table:table-cell office:value-type="string" calcext:value-type="string">
            <text:p>1102</text:p>
          </table:table-cell>
        </table:table-row>
        <table:table-row table:style-name="ro1">
          <table:table-cell office:value-type="string" calcext:value-type="string">
            <text:p>110254</text:p>
          </table:table-cell>
          <table:table-cell office:value-type="string" calcext:value-type="string">
            <text:p>SANGILLIN</text:p>
          </table:table-cell>
          <table:table-cell office:value-type="string" calcext:value-type="string">
            <text:p>1102</text:p>
          </table:table-cell>
        </table:table-row>
        <table:table-row table:style-name="ro1">
          <table:table-cell office:value-type="string" calcext:value-type="string">
            <text:p>110301</text:p>
          </table:table-cell>
          <table:table-cell office:value-type="string" calcext:value-type="string">
            <text:p>CATAMAYO</text:p>
          </table:table-cell>
          <table:table-cell office:value-type="string" calcext:value-type="string">
            <text:p>1103</text:p>
          </table:table-cell>
        </table:table-row>
        <table:table-row table:style-name="ro1">
          <table:table-cell office:value-type="string" calcext:value-type="string">
            <text:p>110302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1103</text:p>
          </table:table-cell>
        </table:table-row>
        <table:table-row table:style-name="ro1">
          <table:table-cell office:value-type="string" calcext:value-type="string">
            <text:p>110350</text:p>
          </table:table-cell>
          <table:table-cell office:value-type="string" calcext:value-type="string">
            <text:p>CATAMAYO (LA TOMA)</text:p>
          </table:table-cell>
          <table:table-cell office:value-type="string" calcext:value-type="string">
            <text:p>1103</text:p>
          </table:table-cell>
        </table:table-row>
        <table:table-row table:style-name="ro1">
          <table:table-cell office:value-type="string" calcext:value-type="string">
            <text:p>110351</text:p>
          </table:table-cell>
          <table:table-cell office:value-type="string" calcext:value-type="string">
            <text:p>EL TAMBO</text:p>
          </table:table-cell>
          <table:table-cell office:value-type="string" calcext:value-type="string">
            <text:p>1103</text:p>
          </table:table-cell>
        </table:table-row>
        <table:table-row table:style-name="ro1">
          <table:table-cell office:value-type="string" calcext:value-type="string">
            <text:p>110352</text:p>
          </table:table-cell>
          <table:table-cell office:value-type="string" calcext:value-type="string">
            <text:p>GUAYQUICHUMA</text:p>
          </table:table-cell>
          <table:table-cell office:value-type="string" calcext:value-type="string">
            <text:p>1103</text:p>
          </table:table-cell>
        </table:table-row>
        <table:table-row table:style-name="ro1">
          <table:table-cell office:value-type="string" calcext:value-type="string">
            <text:p>110353</text:p>
          </table:table-cell>
          <table:table-cell office:value-type="string" calcext:value-type="string">
            <text:p>SAN PEDRO DE LA BENDITA</text:p>
          </table:table-cell>
          <table:table-cell office:value-type="string" calcext:value-type="string">
            <text:p>1103</text:p>
          </table:table-cell>
        </table:table-row>
        <table:table-row table:style-name="ro1">
          <table:table-cell office:value-type="string" calcext:value-type="string">
            <text:p>110354</text:p>
          </table:table-cell>
          <table:table-cell office:value-type="string" calcext:value-type="string">
            <text:p>ZAMBI</text:p>
          </table:table-cell>
          <table:table-cell office:value-type="string" calcext:value-type="string">
            <text:p>1103</text:p>
          </table:table-cell>
        </table:table-row>
        <table:table-row table:style-name="ro1">
          <table:table-cell office:value-type="string" calcext:value-type="string">
            <text:p>110450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1104</text:p>
          </table:table-cell>
        </table:table-row>
        <table:table-row table:style-name="ro1">
          <table:table-cell office:value-type="string" calcext:value-type="string">
            <text:p>110451</text:p>
          </table:table-cell>
          <table:table-cell office:value-type="string" calcext:value-type="string">
            <text:p>CRUZPAMBA</text:p>
          </table:table-cell>
          <table:table-cell office:value-type="string" calcext:value-type="string">
            <text:p>1104</text:p>
          </table:table-cell>
        </table:table-row>
        <table:table-row table:style-name="ro1">
          <table:table-cell office:value-type="string" calcext:value-type="string">
            <text:p>110455</text:p>
          </table:table-cell>
          <table:table-cell office:value-type="string" calcext:value-type="string">
            <text:p>POZUL (SAN JUAN DE POZUL)</text:p>
          </table:table-cell>
          <table:table-cell office:value-type="string" calcext:value-type="string">
            <text:p>1104</text:p>
          </table:table-cell>
        </table:table-row>
        <table:table-row table:style-name="ro1">
          <table:table-cell office:value-type="string" calcext:value-type="string">
            <text:p>110456</text:p>
          </table:table-cell>
          <table:table-cell office:value-type="string" calcext:value-type="string">
            <text:p>SABANILLA</text:p>
          </table:table-cell>
          <table:table-cell office:value-type="string" calcext:value-type="string">
            <text:p>1104</text:p>
          </table:table-cell>
        </table:table-row>
        <table:table-row table:style-name="ro1">
          <table:table-cell office:value-type="string" calcext:value-type="string">
            <text:p>110457</text:p>
          </table:table-cell>
          <table:table-cell office:value-type="string" calcext:value-type="string">
            <text:p>TNTE. MAXIMILIANO RODRIGUEZ LOAYZA</text:p>
          </table:table-cell>
          <table:table-cell office:value-type="string" calcext:value-type="string">
            <text:p>1104</text:p>
          </table:table-cell>
        </table:table-row>
        <table:table-row table:style-name="ro1">
          <table:table-cell office:value-type="string" calcext:value-type="string">
            <text:p>110550</text:p>
          </table:table-cell>
          <table:table-cell office:value-type="string" calcext:value-type="string">
            <text:p>CHAGUARPAMBA</text:p>
          </table:table-cell>
          <table:table-cell office:value-type="string" calcext:value-type="string">
            <text:p>1105</text:p>
          </table:table-cell>
        </table:table-row>
        <table:table-row table:style-name="ro1">
          <table:table-cell office:value-type="string" calcext:value-type="string">
            <text:p>110551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1105</text:p>
          </table:table-cell>
        </table:table-row>
        <table:table-row table:style-name="ro1">
          <table:table-cell office:value-type="string" calcext:value-type="string">
            <text:p>110552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1105</text:p>
          </table:table-cell>
        </table:table-row>
        <table:table-row table:style-name="ro1">
          <table:table-cell office:value-type="string" calcext:value-type="string">
            <text:p>110553</text:p>
          </table:table-cell>
          <table:table-cell office:value-type="string" calcext:value-type="string">
            <text:p>SANTA RUFINA</text:p>
          </table:table-cell>
          <table:table-cell office:value-type="string" calcext:value-type="string">
            <text:p>1105</text:p>
          </table:table-cell>
        </table:table-row>
        <table:table-row table:style-name="ro1">
          <table:table-cell office:value-type="string" calcext:value-type="string">
            <text:p>110554</text:p>
          </table:table-cell>
          <table:table-cell office:value-type="string" calcext:value-type="string">
            <text:p>AMARILLOS</text:p>
          </table:table-cell>
          <table:table-cell office:value-type="string" calcext:value-type="string">
            <text:p>1105</text:p>
          </table:table-cell>
        </table:table-row>
        <table:table-row table:style-name="ro1">
          <table:table-cell office:value-type="string" calcext:value-type="string">
            <text:p>110650</text:p>
          </table:table-cell>
          <table:table-cell office:value-type="string" calcext:value-type="string">
            <text:p>AMALUZA</text:p>
          </table:table-cell>
          <table:table-cell office:value-type="string" calcext:value-type="string">
            <text:p>1106</text:p>
          </table:table-cell>
        </table:table-row>
        <table:table-row table:style-name="ro1">
          <table:table-cell office:value-type="string" calcext:value-type="string">
            <text:p>110651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1106</text:p>
          </table:table-cell>
        </table:table-row>
        <table:table-row table:style-name="ro1">
          <table:table-cell office:value-type="string" calcext:value-type="string">
            <text:p>110652</text:p>
          </table:table-cell>
          <table:table-cell office:value-type="string" calcext:value-type="string">
            <text:p>JIMBURA</text:p>
          </table:table-cell>
          <table:table-cell office:value-type="string" calcext:value-type="string">
            <text:p>1106</text:p>
          </table:table-cell>
        </table:table-row>
        <table:table-row table:style-name="ro1">
          <table:table-cell office:value-type="string" calcext:value-type="string">
            <text:p>110653</text:p>
          </table:table-cell>
          <table:table-cell office:value-type="string" calcext:value-type="string">
            <text:p>SANTA TERESITA</text:p>
          </table:table-cell>
          <table:table-cell office:value-type="string" calcext:value-type="string">
            <text:p>1106</text:p>
          </table:table-cell>
        </table:table-row>
        <table:table-row table:style-name="ro1">
          <table:table-cell office:value-type="string" calcext:value-type="string">
            <text:p>110654</text:p>
          </table:table-cell>
          <table:table-cell office:value-type="string" calcext:value-type="string">
            <text:p>27 DE ABRIL</text:p>
          </table:table-cell>
          <table:table-cell office:value-type="string" calcext:value-type="string">
            <text:p>1106</text:p>
          </table:table-cell>
        </table:table-row>
        <table:table-row table:style-name="ro1">
          <table:table-cell office:value-type="string" calcext:value-type="string">
            <text:p>110655</text:p>
          </table:table-cell>
          <table:table-cell office:value-type="string" calcext:value-type="string">
            <text:p>EL INGENIO</text:p>
          </table:table-cell>
          <table:table-cell office:value-type="string" calcext:value-type="string">
            <text:p>1106</text:p>
          </table:table-cell>
        </table:table-row>
        <table:table-row table:style-name="ro1">
          <table:table-cell office:value-type="string" calcext:value-type="string">
            <text:p>110656</text:p>
          </table:table-cell>
          <table:table-cell office:value-type="string" calcext:value-type="string">
            <text:p>EL AIRO</text:p>
          </table:table-cell>
          <table:table-cell office:value-type="string" calcext:value-type="string">
            <text:p>1106</text:p>
          </table:table-cell>
        </table:table-row>
        <table:table-row table:style-name="ro1">
          <table:table-cell office:value-type="string" calcext:value-type="string">
            <text:p>110750</text:p>
          </table:table-cell>
          <table:table-cell office:value-type="string" calcext:value-type="string">
            <text:p>GONZANAMA</text:p>
          </table:table-cell>
          <table:table-cell office:value-type="string" calcext:value-type="string">
            <text:p>1107</text:p>
          </table:table-cell>
        </table:table-row>
        <table:table-row table:style-name="ro1">
          <table:table-cell office:value-type="string" calcext:value-type="string">
            <text:p>110751</text:p>
          </table:table-cell>
          <table:table-cell office:value-type="string" calcext:value-type="string">
            <text:p>CHANGAIMINA (LA LIBERTAD)</text:p>
          </table:table-cell>
          <table:table-cell office:value-type="string" calcext:value-type="string">
            <text:p>1107</text:p>
          </table:table-cell>
        </table:table-row>
        <table:table-row table:style-name="ro1">
          <table:table-cell office:value-type="string" calcext:value-type="string">
            <text:p>110753</text:p>
          </table:table-cell>
          <table:table-cell office:value-type="string" calcext:value-type="string">
            <text:p>NAMBACOLA</text:p>
          </table:table-cell>
          <table:table-cell office:value-type="string" calcext:value-type="string">
            <text:p>1107</text:p>
          </table:table-cell>
        </table:table-row>
        <table:table-row table:style-name="ro1">
          <table:table-cell office:value-type="string" calcext:value-type="string">
            <text:p>110754</text:p>
          </table:table-cell>
          <table:table-cell office:value-type="string" calcext:value-type="string">
            <text:p>PURUNUMA (EGUIGUREN)</text:p>
          </table:table-cell>
          <table:table-cell office:value-type="string" calcext:value-type="string">
            <text:p>1107</text:p>
          </table:table-cell>
        </table:table-row>
        <table:table-row table:style-name="ro1">
          <table:table-cell office:value-type="string" calcext:value-type="string">
            <text:p>110756</text:p>
          </table:table-cell>
          <table:table-cell office:value-type="string" calcext:value-type="string">
            <text:p>SACAPALCA</text:p>
          </table:table-cell>
          <table:table-cell office:value-type="string" calcext:value-type="string">
            <text:p>1107</text:p>
          </table:table-cell>
        </table:table-row>
        <table:table-row table:style-name="ro1">
          <table:table-cell office:value-type="string" calcext:value-type="string">
            <text:p>110801</text:p>
          </table:table-cell>
          <table:table-cell office:value-type="string" calcext:value-type="string">
            <text:p>GENERAL ELOY ALFARO (SAN SEBASTIAN)</text:p>
          </table:table-cell>
          <table:table-cell office:value-type="string" calcext:value-type="string">
            <text:p>1108</text:p>
          </table:table-cell>
        </table:table-row>
        <table:table-row table:style-name="ro1">
          <table:table-cell office:value-type="string" calcext:value-type="string">
            <text:p>110802</text:p>
          </table:table-cell>
          <table:table-cell office:value-type="string" calcext:value-type="string">
            <text:p>MACARA (MANUEL ENRIQUE RANGEL SUQUILANDA)</text:p>
          </table:table-cell>
          <table:table-cell office:value-type="string" calcext:value-type="string">
            <text:p>1108</text:p>
          </table:table-cell>
        </table:table-row>
        <table:table-row table:style-name="ro1">
          <table:table-cell office:value-type="string" calcext:value-type="string">
            <text:p>110850</text:p>
          </table:table-cell>
          <table:table-cell office:value-type="string" calcext:value-type="string">
            <text:p>MACARA</text:p>
          </table:table-cell>
          <table:table-cell office:value-type="string" calcext:value-type="string">
            <text:p>1108</text:p>
          </table:table-cell>
        </table:table-row>
        <table:table-row table:style-name="ro1">
          <table:table-cell office:value-type="string" calcext:value-type="string">
            <text:p>110851</text:p>
          </table:table-cell>
          <table:table-cell office:value-type="string" calcext:value-type="string">
            <text:p>LARAMA</text:p>
          </table:table-cell>
          <table:table-cell office:value-type="string" calcext:value-type="string">
            <text:p>1108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110852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1108</text:p>
          </table:table-cell>
        </table:table-row>
        <table:table-row table:style-name="ro1">
          <table:table-cell office:value-type="string" calcext:value-type="string">
            <text:p>110853</text:p>
          </table:table-cell>
          <table:table-cell office:value-type="string" calcext:value-type="string">
            <text:p>SABIANGO (LA CAPILLA)</text:p>
          </table:table-cell>
          <table:table-cell office:value-type="string" calcext:value-type="string">
            <text:p>1108</text:p>
          </table:table-cell>
        </table:table-row>
        <table:table-row table:style-name="ro1">
          <table:table-cell office:value-type="string" calcext:value-type="string">
            <text:p>110901</text:p>
          </table:table-cell>
          <table:table-cell office:value-type="string" calcext:value-type="string">
            <text:p>CATACOCHA</text:p>
          </table:table-cell>
          <table:table-cell office:value-type="string" calcext:value-type="string">
            <text:p>1109</text:p>
          </table:table-cell>
        </table:table-row>
        <table:table-row table:style-name="ro1">
          <table:table-cell office:value-type="string" calcext:value-type="string">
            <text:p>110902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1109</text:p>
          </table:table-cell>
        </table:table-row>
        <table:table-row table:style-name="ro1">
          <table:table-cell office:value-type="string" calcext:value-type="string">
            <text:p>110950</text:p>
          </table:table-cell>
          <table:table-cell office:value-type="string" calcext:value-type="string">
            <text:p>CATACOCHA</text:p>
          </table:table-cell>
          <table:table-cell office:value-type="string" calcext:value-type="string">
            <text:p>1109</text:p>
          </table:table-cell>
        </table:table-row>
        <table:table-row table:style-name="ro1">
          <table:table-cell office:value-type="string" calcext:value-type="string">
            <text:p>110951</text:p>
          </table:table-cell>
          <table:table-cell office:value-type="string" calcext:value-type="string">
            <text:p>CANGONAMA</text:p>
          </table:table-cell>
          <table:table-cell office:value-type="string" calcext:value-type="string">
            <text:p>1109</text:p>
          </table:table-cell>
        </table:table-row>
        <table:table-row table:style-name="ro1">
          <table:table-cell office:value-type="string" calcext:value-type="string">
            <text:p>110952</text:p>
          </table:table-cell>
          <table:table-cell office:value-type="string" calcext:value-type="string">
            <text:p>GUACHANAMA</text:p>
          </table:table-cell>
          <table:table-cell office:value-type="string" calcext:value-type="string">
            <text:p>1109</text:p>
          </table:table-cell>
        </table:table-row>
        <table:table-row table:style-name="ro1">
          <table:table-cell office:value-type="string" calcext:value-type="string">
            <text:p>110954</text:p>
          </table:table-cell>
          <table:table-cell office:value-type="string" calcext:value-type="string">
            <text:p>LAURO GUERRERO</text:p>
          </table:table-cell>
          <table:table-cell office:value-type="string" calcext:value-type="string">
            <text:p>1109</text:p>
          </table:table-cell>
        </table:table-row>
        <table:table-row table:style-name="ro1">
          <table:table-cell office:value-type="string" calcext:value-type="string">
            <text:p>110956</text:p>
          </table:table-cell>
          <table:table-cell office:value-type="string" calcext:value-type="string">
            <text:p>ORIANGA</text:p>
          </table:table-cell>
          <table:table-cell office:value-type="string" calcext:value-type="string">
            <text:p>1109</text:p>
          </table:table-cell>
        </table:table-row>
        <table:table-row table:style-name="ro1">
          <table:table-cell office:value-type="string" calcext:value-type="string">
            <text:p>110957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1109</text:p>
          </table:table-cell>
        </table:table-row>
        <table:table-row table:style-name="ro1">
          <table:table-cell office:value-type="string" calcext:value-type="string">
            <text:p>110958</text:p>
          </table:table-cell>
          <table:table-cell office:value-type="string" calcext:value-type="string">
            <text:p>CASANGA</text:p>
          </table:table-cell>
          <table:table-cell office:value-type="string" calcext:value-type="string">
            <text:p>1109</text:p>
          </table:table-cell>
        </table:table-row>
        <table:table-row table:style-name="ro1">
          <table:table-cell office:value-type="string" calcext:value-type="string">
            <text:p>110959</text:p>
          </table:table-cell>
          <table:table-cell office:value-type="string" calcext:value-type="string">
            <text:p>YAMANA</text:p>
          </table:table-cell>
          <table:table-cell office:value-type="string" calcext:value-type="string">
            <text:p>1109</text:p>
          </table:table-cell>
        </table:table-row>
        <table:table-row table:style-name="ro1">
          <table:table-cell office:value-type="string" calcext:value-type="string">
            <text:p>111050</text:p>
          </table:table-cell>
          <table:table-cell office:value-type="string" calcext:value-type="string">
            <text:p>ALAMOR</text:p>
          </table:table-cell>
          <table:table-cell office:value-type="string" calcext:value-type="string">
            <text:p>1110</text:p>
          </table:table-cell>
        </table:table-row>
        <table:table-row table:style-name="ro1">
          <table:table-cell office:value-type="string" calcext:value-type="string">
            <text:p>111051</text:p>
          </table:table-cell>
          <table:table-cell office:value-type="string" calcext:value-type="string">
            <text:p>CIANO</text:p>
          </table:table-cell>
          <table:table-cell office:value-type="string" calcext:value-type="string">
            <text:p>1110</text:p>
          </table:table-cell>
        </table:table-row>
        <table:table-row table:style-name="ro1">
          <table:table-cell office:value-type="string" calcext:value-type="string">
            <text:p>111052</text:p>
          </table:table-cell>
          <table:table-cell office:value-type="string" calcext:value-type="string">
            <text:p>EL ARENAL</text:p>
          </table:table-cell>
          <table:table-cell office:value-type="string" calcext:value-type="string">
            <text:p>1110</text:p>
          </table:table-cell>
        </table:table-row>
        <table:table-row table:style-name="ro1">
          <table:table-cell office:value-type="string" calcext:value-type="string">
            <text:p>111053</text:p>
          </table:table-cell>
          <table:table-cell office:value-type="string" calcext:value-type="string">
            <text:p>EL LIMO (MARIANA DE JESUS)</text:p>
          </table:table-cell>
          <table:table-cell office:value-type="string" calcext:value-type="string">
            <text:p>1110</text:p>
          </table:table-cell>
        </table:table-row>
        <table:table-row table:style-name="ro1">
          <table:table-cell office:value-type="string" calcext:value-type="string">
            <text:p>111054</text:p>
          </table:table-cell>
          <table:table-cell office:value-type="string" calcext:value-type="string">
            <text:p>MERCADILLO</text:p>
          </table:table-cell>
          <table:table-cell office:value-type="string" calcext:value-type="string">
            <text:p>1110</text:p>
          </table:table-cell>
        </table:table-row>
        <table:table-row table:style-name="ro1">
          <table:table-cell office:value-type="string" calcext:value-type="string">
            <text:p>111055</text:p>
          </table:table-cell>
          <table:table-cell office:value-type="string" calcext:value-type="string">
            <text:p>VICENTINO</text:p>
          </table:table-cell>
          <table:table-cell office:value-type="string" calcext:value-type="string">
            <text:p>1110</text:p>
          </table:table-cell>
        </table:table-row>
        <table:table-row table:style-name="ro1">
          <table:table-cell office:value-type="string" calcext:value-type="string">
            <text:p>111150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111151</text:p>
          </table:table-cell>
          <table:table-cell office:value-type="string" calcext:value-type="string">
            <text:p>EL PARAISO DE CELEN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111152</text:p>
          </table:table-cell>
          <table:table-cell office:value-type="string" calcext:value-type="string">
            <text:p>EL TABLON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111153</text:p>
          </table:table-cell>
          <table:table-cell office:value-type="string" calcext:value-type="string">
            <text:p>LLUZHAPA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111154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111155</text:p>
          </table:table-cell>
          <table:table-cell office:value-type="string" calcext:value-type="string">
            <text:p>SAN ANTONIO DE QUIMBE (CUMBE)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111156</text:p>
          </table:table-cell>
          <table:table-cell office:value-type="string" calcext:value-type="string">
            <text:p>SAN PABLO DE TENTA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111157</text:p>
          </table:table-cell>
          <table:table-cell office:value-type="string" calcext:value-type="string">
            <text:p>SAN SEBASTIAN DE YULUC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111158</text:p>
          </table:table-cell>
          <table:table-cell office:value-type="string" calcext:value-type="string">
            <text:p>SELVA ALEGRE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111159</text:p>
          </table:table-cell>
          <table:table-cell office:value-type="string" calcext:value-type="string">
            <text:p>URDANETA (PAQUISHAPA)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111160</text:p>
          </table:table-cell>
          <table:table-cell office:value-type="string" calcext:value-type="string">
            <text:p>SUMAYPAMBA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111250</text:p>
          </table:table-cell>
          <table:table-cell office:value-type="string" calcext:value-type="string">
            <text:p>SOZORANGA</text:p>
          </table:table-cell>
          <table:table-cell office:value-type="string" calcext:value-type="string">
            <text:p>1112</text:p>
          </table:table-cell>
        </table:table-row>
        <table:table-row table:style-name="ro1">
          <table:table-cell office:value-type="string" calcext:value-type="string">
            <text:p>111251</text:p>
          </table:table-cell>
          <table:table-cell office:value-type="string" calcext:value-type="string">
            <text:p>NUEVA FATIMA</text:p>
          </table:table-cell>
          <table:table-cell office:value-type="string" calcext:value-type="string">
            <text:p>1112</text:p>
          </table:table-cell>
        </table:table-row>
        <table:table-row table:style-name="ro1">
          <table:table-cell office:value-type="string" calcext:value-type="string">
            <text:p>111252</text:p>
          </table:table-cell>
          <table:table-cell office:value-type="string" calcext:value-type="string">
            <text:p>TACAMOROS</text:p>
          </table:table-cell>
          <table:table-cell office:value-type="string" calcext:value-type="string">
            <text:p>1112</text:p>
          </table:table-cell>
        </table:table-row>
        <table:table-row table:style-name="ro1">
          <table:table-cell office:value-type="string" calcext:value-type="string">
            <text:p>111350</text:p>
          </table:table-cell>
          <table:table-cell office:value-type="string" calcext:value-type="string">
            <text:p>ZAPOTILLO</text:p>
          </table:table-cell>
          <table:table-cell office:value-type="string" calcext:value-type="string">
            <text:p>1113</text:p>
          </table:table-cell>
        </table:table-row>
        <table:table-row table:style-name="ro1">
          <table:table-cell office:value-type="string" calcext:value-type="string">
            <text:p>111351</text:p>
          </table:table-cell>
          <table:table-cell office:value-type="string" calcext:value-type="string">
            <text:p>MANGAHURCO</text:p>
          </table:table-cell>
          <table:table-cell office:value-type="string" calcext:value-type="string">
            <text:p>1113</text:p>
          </table:table-cell>
        </table:table-row>
        <table:table-row table:style-name="ro1">
          <table:table-cell office:value-type="string" calcext:value-type="string">
            <text:p>111352</text:p>
          </table:table-cell>
          <table:table-cell office:value-type="string" calcext:value-type="string">
            <text:p>GARZAREAL</text:p>
          </table:table-cell>
          <table:table-cell office:value-type="string" calcext:value-type="string">
            <text:p>1113</text:p>
          </table:table-cell>
        </table:table-row>
        <table:table-row table:style-name="ro1">
          <table:table-cell office:value-type="string" calcext:value-type="string">
            <text:p>111353</text:p>
          </table:table-cell>
          <table:table-cell office:value-type="string" calcext:value-type="string">
            <text:p>LIMONES</text:p>
          </table:table-cell>
          <table:table-cell office:value-type="string" calcext:value-type="string">
            <text:p>1113</text:p>
          </table:table-cell>
        </table:table-row>
        <table:table-row table:style-name="ro1">
          <table:table-cell office:value-type="string" calcext:value-type="string">
            <text:p>111354</text:p>
          </table:table-cell>
          <table:table-cell office:value-type="string" calcext:value-type="string">
            <text:p>PALETILLAS</text:p>
          </table:table-cell>
          <table:table-cell office:value-type="string" calcext:value-type="string">
            <text:p>1113</text:p>
          </table:table-cell>
        </table:table-row>
        <table:table-row table:style-name="ro1">
          <table:table-cell office:value-type="string" calcext:value-type="string">
            <text:p>111355</text:p>
          </table:table-cell>
          <table:table-cell office:value-type="string" calcext:value-type="string">
            <text:p>BOLASPAMBA</text:p>
          </table:table-cell>
          <table:table-cell office:value-type="string" calcext:value-type="string">
            <text:p>1113</text:p>
          </table:table-cell>
        </table:table-row>
        <table:table-row table:style-name="ro1">
          <table:table-cell office:value-type="string" calcext:value-type="string">
            <text:p>111450</text:p>
          </table:table-cell>
          <table:table-cell office:value-type="string" calcext:value-type="string">
            <text:p>PINDAL</text:p>
          </table:table-cell>
          <table:table-cell office:value-type="string" calcext:value-type="string">
            <text:p>1114</text:p>
          </table:table-cell>
        </table:table-row>
        <table:table-row table:style-name="ro1">
          <table:table-cell office:value-type="string" calcext:value-type="string">
            <text:p>111451</text:p>
          </table:table-cell>
          <table:table-cell office:value-type="string" calcext:value-type="string">
            <text:p>CHAQUINAL</text:p>
          </table:table-cell>
          <table:table-cell office:value-type="string" calcext:value-type="string">
            <text:p>1114</text:p>
          </table:table-cell>
        </table:table-row>
        <table:table-row table:style-name="ro1">
          <table:table-cell office:value-type="string" calcext:value-type="string">
            <text:p>111452</text:p>
          </table:table-cell>
          <table:table-cell office:value-type="string" calcext:value-type="string">
            <text:p>12 DE DICIEMBRE</text:p>
          </table:table-cell>
          <table:table-cell office:value-type="string" calcext:value-type="string">
            <text:p>1114</text:p>
          </table:table-cell>
        </table:table-row>
        <table:table-row table:style-name="ro1">
          <table:table-cell office:value-type="string" calcext:value-type="string">
            <text:p>111550</text:p>
          </table:table-cell>
          <table:table-cell office:value-type="string" calcext:value-type="string">
            <text:p>QUILANGA</text:p>
          </table:table-cell>
          <table:table-cell office:value-type="string" calcext:value-type="string">
            <text:p>1115</text:p>
          </table:table-cell>
        </table:table-row>
        <table:table-row table:style-name="ro1">
          <table:table-cell office:value-type="string" calcext:value-type="string">
            <text:p>111551</text:p>
          </table:table-cell>
          <table:table-cell office:value-type="string" calcext:value-type="string">
            <text:p>FUNDOCHAMBA</text:p>
          </table:table-cell>
          <table:table-cell office:value-type="string" calcext:value-type="string">
            <text:p>1115</text:p>
          </table:table-cell>
        </table:table-row>
        <table:table-row table:style-name="ro1">
          <table:table-cell office:value-type="string" calcext:value-type="string">
            <text:p>111552</text:p>
          </table:table-cell>
          <table:table-cell office:value-type="string" calcext:value-type="string">
            <text:p>SAN ANTONIO DE LAS ARADAS</text:p>
          </table:table-cell>
          <table:table-cell office:value-type="string" calcext:value-type="string">
            <text:p>1115</text:p>
          </table:table-cell>
        </table:table-row>
        <table:table-row table:style-name="ro1">
          <table:table-cell office:value-type="string" calcext:value-type="string">
            <text:p>111650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1116</text:p>
          </table:table-cell>
        </table:table-row>
        <table:table-row table:style-name="ro1">
          <table:table-cell office:value-type="string" calcext:value-type="string">
            <text:p>111651</text:p>
          </table:table-cell>
          <table:table-cell office:value-type="string" calcext:value-type="string">
            <text:p>TINGUE</text:p>
          </table:table-cell>
          <table:table-cell office:value-type="string" calcext:value-type="string">
            <text:p>1116</text:p>
          </table:table-cell>
        </table:table-row>
        <table:table-row table:style-name="ro1">
          <table:table-cell office:value-type="string" calcext:value-type="string">
            <text:p>120101</text:p>
          </table:table-cell>
          <table:table-cell office:value-type="string" calcext:value-type="string">
            <text:p>CLEMENTE BAQUERIZO</text:p>
          </table:table-cell>
          <table:table-cell office:value-type="string" calcext:value-type="string">
            <text:p>1201</text:p>
          </table:table-cell>
        </table:table-row>
        <table:table-row table:style-name="ro1">
          <table:table-cell office:value-type="string" calcext:value-type="string">
            <text:p>120102</text:p>
          </table:table-cell>
          <table:table-cell office:value-type="string" calcext:value-type="string">
            <text:p>DR. CAMILO PONCE</text:p>
          </table:table-cell>
          <table:table-cell office:value-type="string" calcext:value-type="string">
            <text:p>1201</text:p>
          </table:table-cell>
        </table:table-row>
        <table:table-row table:style-name="ro1">
          <table:table-cell office:value-type="string" calcext:value-type="string">
            <text:p>120103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1201</text:p>
          </table:table-cell>
        </table:table-row>
        <table:table-row table:style-name="ro1">
          <table:table-cell office:value-type="string" calcext:value-type="string">
            <text:p>120104</text:p>
          </table:table-cell>
          <table:table-cell office:value-type="string" calcext:value-type="string">
            <text:p>EL SALTO</text:p>
          </table:table-cell>
          <table:table-cell office:value-type="string" calcext:value-type="string">
            <text:p>1201</text:p>
          </table:table-cell>
        </table:table-row>
        <table:table-row table:style-name="ro1">
          <table:table-cell office:value-type="string" calcext:value-type="string">
            <text:p>120150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1201</text:p>
          </table:table-cell>
        </table:table-row>
        <table:table-row table:style-name="ro1">
          <table:table-cell office:value-type="string" calcext:value-type="string">
            <text:p>120152</text:p>
          </table:table-cell>
          <table:table-cell office:value-type="string" calcext:value-type="string">
            <text:p>CARACOL</text:p>
          </table:table-cell>
          <table:table-cell office:value-type="string" calcext:value-type="string">
            <text:p>1201</text:p>
          </table:table-cell>
        </table:table-row>
        <table:table-row table:style-name="ro1">
          <table:table-cell office:value-type="string" calcext:value-type="string">
            <text:p>120153</text:p>
          </table:table-cell>
          <table:table-cell office:value-type="string" calcext:value-type="string">
            <text:p>FEBRES CORDERO</text:p>
          </table:table-cell>
          <table:table-cell office:value-type="string" calcext:value-type="string">
            <text:p>1201</text:p>
          </table:table-cell>
        </table:table-row>
        <table:table-row table:style-name="ro1">
          <table:table-cell office:value-type="string" calcext:value-type="string">
            <text:p>120154</text:p>
          </table:table-cell>
          <table:table-cell office:value-type="string" calcext:value-type="string">
            <text:p>PIMOCHA</text:p>
          </table:table-cell>
          <table:table-cell office:value-type="string" calcext:value-type="string">
            <text:p>1201</text:p>
          </table:table-cell>
        </table:table-row>
        <table:table-row table:style-name="ro1">
          <table:table-cell office:value-type="string" calcext:value-type="string">
            <text:p>120155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1201</text:p>
          </table:table-cell>
        </table:table-row>
        <table:table-row table:style-name="ro1">
          <table:table-cell office:value-type="string" calcext:value-type="string">
            <text:p>120250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1202</text:p>
          </table:table-cell>
        </table:table-row>
        <table:table-row table:style-name="ro1">
          <table:table-cell office:value-type="string" calcext:value-type="string">
            <text:p>120251</text:p>
          </table:table-cell>
          <table:table-cell office:value-type="string" calcext:value-type="string">
            <text:p>GUARE</text:p>
          </table:table-cell>
          <table:table-cell office:value-type="string" calcext:value-type="string">
            <text:p>1202</text:p>
          </table:table-cell>
        </table:table-row>
        <table:table-row table:style-name="ro1">
          <table:table-cell office:value-type="string" calcext:value-type="string">
            <text:p>120252</text:p>
          </table:table-cell>
          <table:table-cell office:value-type="string" calcext:value-type="string">
            <text:p>ISLA DE BEJUCAL</text:p>
          </table:table-cell>
          <table:table-cell office:value-type="string" calcext:value-type="string">
            <text:p>1202</text:p>
          </table:table-cell>
        </table:table-row>
        <table:table-row table:style-name="ro1">
          <table:table-cell office:value-type="string" calcext:value-type="string">
            <text:p>120350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1203</text:p>
          </table:table-cell>
        </table:table-row>
        <table:table-row table:style-name="ro1">
          <table:table-cell office:value-type="string" calcext:value-type="string">
            <text:p>120450</text:p>
          </table:table-cell>
          <table:table-cell office:value-type="string" calcext:value-type="string">
            <text:p>PUEBLOVIEJO</text:p>
          </table:table-cell>
          <table:table-cell office:value-type="string" calcext:value-type="string">
            <text:p>1204</text:p>
          </table:table-cell>
        </table:table-row>
        <table:table-row table:style-name="ro1">
          <table:table-cell office:value-type="string" calcext:value-type="string">
            <text:p>120451</text:p>
          </table:table-cell>
          <table:table-cell office:value-type="string" calcext:value-type="string">
            <text:p>PUERTO PECHICHE</text:p>
          </table:table-cell>
          <table:table-cell office:value-type="string" calcext:value-type="string">
            <text:p>1204</text:p>
          </table:table-cell>
        </table:table-row>
        <table:table-row table:style-name="ro1">
          <table:table-cell office:value-type="string" calcext:value-type="string">
            <text:p>120452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1204</text:p>
          </table:table-cell>
        </table:table-row>
        <table:table-row table:style-name="ro1">
          <table:table-cell office:value-type="string" calcext:value-type="string">
            <text:p>120501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05</text:p>
          </table:table-cell>
        </table:table-row>
        <table:table-row table:style-name="ro1">
          <table:table-cell office:value-type="string" calcext:value-type="string">
            <text:p>120502</text:p>
          </table:table-cell>
          <table:table-cell office:value-type="string" calcext:value-type="string">
            <text:p>SAN CAMILO</text:p>
          </table:table-cell>
          <table:table-cell office:value-type="string" calcext:value-type="string">
            <text:p>1205</text:p>
          </table:table-cell>
        </table:table-row>
        <table:table-row table:style-name="ro1">
          <table:table-cell office:value-type="string" calcext:value-type="string">
            <text:p>120504</text:p>
          </table:table-cell>
          <table:table-cell office:value-type="string" calcext:value-type="string">
            <text:p>GUAYACAN</text:p>
          </table:table-cell>
          <table:table-cell office:value-type="string" calcext:value-type="string">
            <text:p>1205</text:p>
          </table:table-cell>
        </table:table-row>
        <table:table-row table:style-name="ro1">
          <table:table-cell office:value-type="string" calcext:value-type="string">
            <text:p>120505</text:p>
          </table:table-cell>
          <table:table-cell office:value-type="string" calcext:value-type="string">
            <text:p>NICOLAS INFANTE DIAZ</text:p>
          </table:table-cell>
          <table:table-cell office:value-type="string" calcext:value-type="string">
            <text:p>1205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120506</text:p>
          </table:table-cell>
          <table:table-cell office:value-type="string" calcext:value-type="string">
            <text:p>SAN CRISTOBAL</text:p>
          </table:table-cell>
          <table:table-cell office:value-type="string" calcext:value-type="string">
            <text:p>1205</text:p>
          </table:table-cell>
        </table:table-row>
        <table:table-row table:style-name="ro1">
          <table:table-cell office:value-type="string" calcext:value-type="string">
            <text:p>120507</text:p>
          </table:table-cell>
          <table:table-cell office:value-type="string" calcext:value-type="string">
            <text:p>SIETE DE OCTUBRE</text:p>
          </table:table-cell>
          <table:table-cell office:value-type="string" calcext:value-type="string">
            <text:p>1205</text:p>
          </table:table-cell>
        </table:table-row>
        <table:table-row table:style-name="ro1">
          <table:table-cell office:value-type="string" calcext:value-type="string">
            <text:p>120508</text:p>
          </table:table-cell>
          <table:table-cell office:value-type="string" calcext:value-type="string">
            <text:p>24 DE MAYO</text:p>
          </table:table-cell>
          <table:table-cell office:value-type="string" calcext:value-type="string">
            <text:p>1205</text:p>
          </table:table-cell>
        </table:table-row>
        <table:table-row table:style-name="ro1">
          <table:table-cell office:value-type="string" calcext:value-type="string">
            <text:p>120509</text:p>
          </table:table-cell>
          <table:table-cell office:value-type="string" calcext:value-type="string">
            <text:p>VENUS DEL RIO QUEVEDO</text:p>
          </table:table-cell>
          <table:table-cell office:value-type="string" calcext:value-type="string">
            <text:p>1205</text:p>
          </table:table-cell>
        </table:table-row>
        <table:table-row table:style-name="ro1">
          <table:table-cell office:value-type="string" calcext:value-type="string">
            <text:p>120510</text:p>
          </table:table-cell>
          <table:table-cell office:value-type="string" calcext:value-type="string">
            <text:p>VIVA ALFARO</text:p>
          </table:table-cell>
          <table:table-cell office:value-type="string" calcext:value-type="string">
            <text:p>1205</text:p>
          </table:table-cell>
        </table:table-row>
        <table:table-row table:style-name="ro1">
          <table:table-cell office:value-type="string" calcext:value-type="string">
            <text:p>120550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05</text:p>
          </table:table-cell>
        </table:table-row>
        <table:table-row table:style-name="ro1">
          <table:table-cell office:value-type="string" calcext:value-type="string">
            <text:p>120553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1205</text:p>
          </table:table-cell>
        </table:table-row>
        <table:table-row table:style-name="ro1">
          <table:table-cell office:value-type="string" calcext:value-type="string">
            <text:p>120555</text:p>
          </table:table-cell>
          <table:table-cell office:value-type="string" calcext:value-type="string">
            <text:p>LAS ESPERANZA</text:p>
          </table:table-cell>
          <table:table-cell office:value-type="string" calcext:value-type="string">
            <text:p>1205</text:p>
          </table:table-cell>
        </table:table-row>
        <table:table-row table:style-name="ro1">
          <table:table-cell office:value-type="string" calcext:value-type="string">
            <text:p>120650</text:p>
          </table:table-cell>
          <table:table-cell office:value-type="string" calcext:value-type="string">
            <text:p>CATARAMA</text:p>
          </table:table-cell>
          <table:table-cell office:value-type="string" calcext:value-type="string">
            <text:p>1206</text:p>
          </table:table-cell>
        </table:table-row>
        <table:table-row table:style-name="ro1">
          <table:table-cell office:value-type="string" calcext:value-type="string">
            <text:p>120651</text:p>
          </table:table-cell>
          <table:table-cell office:value-type="string" calcext:value-type="string">
            <text:p>RICAURTE</text:p>
          </table:table-cell>
          <table:table-cell office:value-type="string" calcext:value-type="string">
            <text:p>1206</text:p>
          </table:table-cell>
        </table:table-row>
        <table:table-row table:style-name="ro1">
          <table:table-cell office:value-type="string" calcext:value-type="string">
            <text:p>120750</text:p>
          </table:table-cell>
          <table:table-cell office:value-type="string" calcext:value-type="string">
            <text:p>VENTANAS</text:p>
          </table:table-cell>
          <table:table-cell office:value-type="string" calcext:value-type="string">
            <text:p>1207</text:p>
          </table:table-cell>
        </table:table-row>
        <table:table-row table:style-name="ro1">
          <table:table-cell office:value-type="string" calcext:value-type="string">
            <text:p>120752</text:p>
          </table:table-cell>
          <table:table-cell office:value-type="string" calcext:value-type="string">
            <text:p>ZAPOTAL</text:p>
          </table:table-cell>
          <table:table-cell office:value-type="string" calcext:value-type="string">
            <text:p>1207</text:p>
          </table:table-cell>
        </table:table-row>
        <table:table-row table:style-name="ro1">
          <table:table-cell office:value-type="string" calcext:value-type="string">
            <text:p>120850</text:p>
          </table:table-cell>
          <table:table-cell office:value-type="string" calcext:value-type="string">
            <text:p>VINCES</text:p>
          </table:table-cell>
          <table:table-cell office:value-type="string" calcext:value-type="string">
            <text:p>1208</text:p>
          </table:table-cell>
        </table:table-row>
        <table:table-row table:style-name="ro1">
          <table:table-cell office:value-type="string" calcext:value-type="string">
            <text:p>120851</text:p>
          </table:table-cell>
          <table:table-cell office:value-type="string" calcext:value-type="string">
            <text:p>ANTONIO SOTOMAYOR</text:p>
          </table:table-cell>
          <table:table-cell office:value-type="string" calcext:value-type="string">
            <text:p>1208</text:p>
          </table:table-cell>
        </table:table-row>
        <table:table-row table:style-name="ro1">
          <table:table-cell office:value-type="string" calcext:value-type="string">
            <text:p>120950</text:p>
          </table:table-cell>
          <table:table-cell office:value-type="string" calcext:value-type="string">
            <text:p>PALENQUE</text:p>
          </table:table-cell>
          <table:table-cell office:value-type="string" calcext:value-type="string">
            <text:p>1209</text:p>
          </table:table-cell>
        </table:table-row>
        <table:table-row table:style-name="ro1">
          <table:table-cell office:value-type="string" calcext:value-type="string">
            <text:p>121001</text:p>
          </table:table-cell>
          <table:table-cell office:value-type="string" calcext:value-type="string">
            <text:p>SAN JACINTO DE BUENA FÉ</text:p>
          </table:table-cell>
          <table:table-cell office:value-type="string" calcext:value-type="string">
            <text:p>1210</text:p>
          </table:table-cell>
        </table:table-row>
        <table:table-row table:style-name="ro1">
          <table:table-cell office:value-type="string" calcext:value-type="string">
            <text:p>121002</text:p>
          </table:table-cell>
          <table:table-cell office:value-type="string" calcext:value-type="string">
            <text:p>7 DE AGOSTO</text:p>
          </table:table-cell>
          <table:table-cell office:value-type="string" calcext:value-type="string">
            <text:p>1210</text:p>
          </table:table-cell>
        </table:table-row>
        <table:table-row table:style-name="ro1">
          <table:table-cell office:value-type="string" calcext:value-type="string">
            <text:p>121003</text:p>
          </table:table-cell>
          <table:table-cell office:value-type="string" calcext:value-type="string">
            <text:p>11 DE OCTUBRE</text:p>
          </table:table-cell>
          <table:table-cell office:value-type="string" calcext:value-type="string">
            <text:p>1210</text:p>
          </table:table-cell>
        </table:table-row>
        <table:table-row table:style-name="ro1">
          <table:table-cell office:value-type="string" calcext:value-type="string">
            <text:p>121050</text:p>
          </table:table-cell>
          <table:table-cell office:value-type="string" calcext:value-type="string">
            <text:p>SAN JACINTO DE BUENA FE</text:p>
          </table:table-cell>
          <table:table-cell office:value-type="string" calcext:value-type="string">
            <text:p>1210</text:p>
          </table:table-cell>
        </table:table-row>
        <table:table-row table:style-name="ro1">
          <table:table-cell office:value-type="string" calcext:value-type="string">
            <text:p>121051</text:p>
          </table:table-cell>
          <table:table-cell office:value-type="string" calcext:value-type="string">
            <text:p>PATRICIA PILAR</text:p>
          </table:table-cell>
          <table:table-cell office:value-type="string" calcext:value-type="string">
            <text:p>1210</text:p>
          </table:table-cell>
        </table:table-row>
        <table:table-row table:style-name="ro1">
          <table:table-cell office:value-type="string" calcext:value-type="string">
            <text:p>121150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1211</text:p>
          </table:table-cell>
        </table:table-row>
        <table:table-row table:style-name="ro1">
          <table:table-cell office:value-type="string" calcext:value-type="string">
            <text:p>121250</text:p>
          </table:table-cell>
          <table:table-cell office:value-type="string" calcext:value-type="string">
            <text:p>MOCACHE</text:p>
          </table:table-cell>
          <table:table-cell office:value-type="string" calcext:value-type="string">
            <text:p>1212</text:p>
          </table:table-cell>
        </table:table-row>
        <table:table-row table:style-name="ro1">
          <table:table-cell office:value-type="string" calcext:value-type="string">
            <text:p>121350</text:p>
          </table:table-cell>
          <table:table-cell office:value-type="string" calcext:value-type="string">
            <text:p>QUINSALOMA</text:p>
          </table:table-cell>
          <table:table-cell office:value-type="string" calcext:value-type="string">
            <text:p>1213</text:p>
          </table:table-cell>
        </table:table-row>
        <table:table-row table:style-name="ro1">
          <table:table-cell office:value-type="string" calcext:value-type="string">
            <text:p>130101</text:p>
          </table:table-cell>
          <table:table-cell office:value-type="string" calcext:value-type="string">
            <text:p>ANDRES DE VERA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02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03</text:p>
          </table:table-cell>
          <table:table-cell office:value-type="string" calcext:value-type="string">
            <text:p>12 DE MARZO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04</text:p>
          </table:table-cell>
          <table:table-cell office:value-type="string" calcext:value-type="string">
            <text:p>PICOAZA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05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06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07</text:p>
          </table:table-cell>
          <table:table-cell office:value-type="string" calcext:value-type="string">
            <text:p>18 DE OCTUBRE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08</text:p>
          </table:table-cell>
          <table:table-cell office:value-type="string" calcext:value-type="string">
            <text:p>FRANCISCO PACHECO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09</text:p>
          </table:table-cell>
          <table:table-cell office:value-type="string" calcext:value-type="string">
            <text:p>SIMÓN BOLÍVAR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50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51</text:p>
          </table:table-cell>
          <table:table-cell office:value-type="string" calcext:value-type="string">
            <text:p>ABDON CALDERON (SAN FRANCISCO)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52</text:p>
          </table:table-cell>
          <table:table-cell office:value-type="string" calcext:value-type="string">
            <text:p>ALHAJUELA (BAJO GRANDE)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53</text:p>
          </table:table-cell>
          <table:table-cell office:value-type="string" calcext:value-type="string">
            <text:p>CRUCITA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54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55</text:p>
          </table:table-cell>
          <table:table-cell office:value-type="string" calcext:value-type="string">
            <text:p>RIOCHICO (RIO CHICO)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56</text:p>
          </table:table-cell>
          <table:table-cell office:value-type="string" calcext:value-type="string">
            <text:p>SAN PLACIDO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157</text:p>
          </table:table-cell>
          <table:table-cell office:value-type="string" calcext:value-type="string">
            <text:p>CHIRIJOS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130250</text:p>
          </table:table-cell>
          <table:table-cell office:value-type="string" calcext:value-type="string">
            <text:p>CALCETA</text:p>
          </table:table-cell>
          <table:table-cell office:value-type="string" calcext:value-type="string">
            <text:p>1302</text:p>
          </table:table-cell>
        </table:table-row>
        <table:table-row table:style-name="ro1">
          <table:table-cell office:value-type="string" calcext:value-type="string">
            <text:p>130251</text:p>
          </table:table-cell>
          <table:table-cell office:value-type="string" calcext:value-type="string">
            <text:p>MEMBRILLO</text:p>
          </table:table-cell>
          <table:table-cell office:value-type="string" calcext:value-type="string">
            <text:p>1302</text:p>
          </table:table-cell>
        </table:table-row>
        <table:table-row table:style-name="ro1">
          <table:table-cell office:value-type="string" calcext:value-type="string">
            <text:p>130252</text:p>
          </table:table-cell>
          <table:table-cell office:value-type="string" calcext:value-type="string">
            <text:p>QUIROGA</text:p>
          </table:table-cell>
          <table:table-cell office:value-type="string" calcext:value-type="string">
            <text:p>1302</text:p>
          </table:table-cell>
        </table:table-row>
        <table:table-row table:style-name="ro1">
          <table:table-cell office:value-type="string" calcext:value-type="string">
            <text:p>130301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03</text:p>
          </table:table-cell>
        </table:table-row>
        <table:table-row table:style-name="ro1">
          <table:table-cell office:value-type="string" calcext:value-type="string">
            <text:p>130302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1303</text:p>
          </table:table-cell>
        </table:table-row>
        <table:table-row table:style-name="ro1">
          <table:table-cell office:value-type="string" calcext:value-type="string">
            <text:p>130350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03</text:p>
          </table:table-cell>
        </table:table-row>
        <table:table-row table:style-name="ro1">
          <table:table-cell office:value-type="string" calcext:value-type="string">
            <text:p>13035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1303</text:p>
          </table:table-cell>
        </table:table-row>
        <table:table-row table:style-name="ro1">
          <table:table-cell office:value-type="string" calcext:value-type="string">
            <text:p>130352</text:p>
          </table:table-cell>
          <table:table-cell office:value-type="string" calcext:value-type="string">
            <text:p>CANUTO</text:p>
          </table:table-cell>
          <table:table-cell office:value-type="string" calcext:value-type="string">
            <text:p>1303</text:p>
          </table:table-cell>
        </table:table-row>
        <table:table-row table:style-name="ro1">
          <table:table-cell office:value-type="string" calcext:value-type="string">
            <text:p>130353</text:p>
          </table:table-cell>
          <table:table-cell office:value-type="string" calcext:value-type="string">
            <text:p>CONVENTO</text:p>
          </table:table-cell>
          <table:table-cell office:value-type="string" calcext:value-type="string">
            <text:p>1303</text:p>
          </table:table-cell>
        </table:table-row>
        <table:table-row table:style-name="ro1">
          <table:table-cell office:value-type="string" calcext:value-type="string">
            <text:p>130354</text:p>
          </table:table-cell>
          <table:table-cell office:value-type="string" calcext:value-type="string">
            <text:p>CHIBUNGA</text:p>
          </table:table-cell>
          <table:table-cell office:value-type="string" calcext:value-type="string">
            <text:p>1303</text:p>
          </table:table-cell>
        </table:table-row>
        <table:table-row table:style-name="ro1">
          <table:table-cell office:value-type="string" calcext:value-type="string">
            <text:p>130355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1303</text:p>
          </table:table-cell>
        </table:table-row>
        <table:table-row table:style-name="ro1">
          <table:table-cell office:value-type="string" calcext:value-type="string">
            <text:p>130356</text:p>
          </table:table-cell>
          <table:table-cell office:value-type="string" calcext:value-type="string">
            <text:p>RICAURTE</text:p>
          </table:table-cell>
          <table:table-cell office:value-type="string" calcext:value-type="string">
            <text:p>1303</text:p>
          </table:table-cell>
        </table:table-row>
        <table:table-row table:style-name="ro1">
          <table:table-cell office:value-type="string" calcext:value-type="string">
            <text:p>130357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1303</text:p>
          </table:table-cell>
        </table:table-row>
        <table:table-row table:style-name="ro1">
          <table:table-cell office:value-type="string" calcext:value-type="string">
            <text:p>130401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1304</text:p>
          </table:table-cell>
        </table:table-row>
        <table:table-row table:style-name="ro1">
          <table:table-cell office:value-type="string" calcext:value-type="string">
            <text:p>130404</text:p>
          </table:table-cell>
          <table:table-cell office:value-type="string" calcext:value-type="string">
            <text:p>4 DE DICIEMBRE</text:p>
          </table:table-cell>
          <table:table-cell office:value-type="string" calcext:value-type="string">
            <text:p>1304</text:p>
          </table:table-cell>
        </table:table-row>
        <table:table-row table:style-name="ro1">
          <table:table-cell office:value-type="string" calcext:value-type="string">
            <text:p>130450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1304</text:p>
          </table:table-cell>
        </table:table-row>
        <table:table-row table:style-name="ro1">
          <table:table-cell office:value-type="string" calcext:value-type="string">
            <text:p>130451</text:p>
          </table:table-cell>
          <table:table-cell office:value-type="string" calcext:value-type="string">
            <text:p>WILFRIDO LOOR MOREIRA (MAICITO)</text:p>
          </table:table-cell>
          <table:table-cell office:value-type="string" calcext:value-type="string">
            <text:p>1304</text:p>
          </table:table-cell>
        </table:table-row>
        <table:table-row table:style-name="ro1">
          <table:table-cell office:value-type="string" calcext:value-type="string">
            <text:p>130452</text:p>
          </table:table-cell>
          <table:table-cell office:value-type="string" calcext:value-type="string">
            <text:p>SAN PEDRO DE SUMA</text:p>
          </table:table-cell>
          <table:table-cell office:value-type="string" calcext:value-type="string">
            <text:p>1304</text:p>
          </table:table-cell>
        </table:table-row>
        <table:table-row table:style-name="ro1">
          <table:table-cell office:value-type="string" calcext:value-type="string">
            <text:p>130550</text:p>
          </table:table-cell>
          <table:table-cell office:value-type="string" calcext:value-type="string">
            <text:p>FLAVIO ALFARO</text:p>
          </table:table-cell>
          <table:table-cell office:value-type="string" calcext:value-type="string">
            <text:p>1305</text:p>
          </table:table-cell>
        </table:table-row>
        <table:table-row table:style-name="ro1">
          <table:table-cell office:value-type="string" calcext:value-type="string">
            <text:p>130551</text:p>
          </table:table-cell>
          <table:table-cell office:value-type="string" calcext:value-type="string">
            <text:p>SAN FRANCISCO DE NOVILLO</text:p>
          </table:table-cell>
          <table:table-cell office:value-type="string" calcext:value-type="string">
            <text:p>1305</text:p>
          </table:table-cell>
        </table:table-row>
        <table:table-row table:style-name="ro1">
          <table:table-cell office:value-type="string" calcext:value-type="string">
            <text:p>130552</text:p>
          </table:table-cell>
          <table:table-cell office:value-type="string" calcext:value-type="string">
            <text:p>ZAPALLO</text:p>
          </table:table-cell>
          <table:table-cell office:value-type="string" calcext:value-type="string">
            <text:p>1305</text:p>
          </table:table-cell>
        </table:table-row>
        <table:table-row table:style-name="ro1">
          <table:table-cell office:value-type="string" calcext:value-type="string">
            <text:p>130601</text:p>
          </table:table-cell>
          <table:table-cell office:value-type="string" calcext:value-type="string">
            <text:p>SAN LORENZO DE JIPIJAPA</text:p>
          </table:table-cell>
          <table:table-cell office:value-type="string" calcext:value-type="string">
            <text:p>1306</text:p>
          </table:table-cell>
        </table:table-row>
        <table:table-row table:style-name="ro1">
          <table:table-cell office:value-type="string" calcext:value-type="string">
            <text:p>130602</text:p>
          </table:table-cell>
          <table:table-cell office:value-type="string" calcext:value-type="string">
            <text:p>DR. MIGUEL MORAN LUCIO</text:p>
          </table:table-cell>
          <table:table-cell office:value-type="string" calcext:value-type="string">
            <text:p>1306</text:p>
          </table:table-cell>
        </table:table-row>
        <table:table-row table:style-name="ro1">
          <table:table-cell office:value-type="string" calcext:value-type="string">
            <text:p>130603</text:p>
          </table:table-cell>
          <table:table-cell office:value-type="string" calcext:value-type="string">
            <text:p>MANUEL INOCENCIO PARRALES Y GUALE</text:p>
          </table:table-cell>
          <table:table-cell office:value-type="string" calcext:value-type="string">
            <text:p>1306</text:p>
          </table:table-cell>
        </table:table-row>
        <table:table-row table:style-name="ro1">
          <table:table-cell office:value-type="string" calcext:value-type="string">
            <text:p>130650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06</text:p>
          </table:table-cell>
        </table:table-row>
        <table:table-row table:style-name="ro1">
          <table:table-cell office:value-type="string" calcext:value-type="string">
            <text:p>130651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1306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130652</text:p>
          </table:table-cell>
          <table:table-cell office:value-type="string" calcext:value-type="string">
            <text:p>EL ANEGADO</text:p>
          </table:table-cell>
          <table:table-cell office:value-type="string" calcext:value-type="string">
            <text:p>1306</text:p>
          </table:table-cell>
        </table:table-row>
        <table:table-row table:style-name="ro1">
          <table:table-cell office:value-type="string" calcext:value-type="string">
            <text:p>130653</text:p>
          </table:table-cell>
          <table:table-cell office:value-type="string" calcext:value-type="string">
            <text:p>JULCUY</text:p>
          </table:table-cell>
          <table:table-cell office:value-type="string" calcext:value-type="string">
            <text:p>1306</text:p>
          </table:table-cell>
        </table:table-row>
        <table:table-row table:style-name="ro1">
          <table:table-cell office:value-type="string" calcext:value-type="string">
            <text:p>130654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1306</text:p>
          </table:table-cell>
        </table:table-row>
        <table:table-row table:style-name="ro1">
          <table:table-cell office:value-type="string" calcext:value-type="string">
            <text:p>130656</text:p>
          </table:table-cell>
          <table:table-cell office:value-type="string" calcext:value-type="string">
            <text:p>MEMBRILLAL</text:p>
          </table:table-cell>
          <table:table-cell office:value-type="string" calcext:value-type="string">
            <text:p>1306</text:p>
          </table:table-cell>
        </table:table-row>
        <table:table-row table:style-name="ro1">
          <table:table-cell office:value-type="string" calcext:value-type="string">
            <text:p>130657</text:p>
          </table:table-cell>
          <table:table-cell office:value-type="string" calcext:value-type="string">
            <text:p>PEDRO PABLO GOMEZ</text:p>
          </table:table-cell>
          <table:table-cell office:value-type="string" calcext:value-type="string">
            <text:p>1306</text:p>
          </table:table-cell>
        </table:table-row>
        <table:table-row table:style-name="ro1">
          <table:table-cell office:value-type="string" calcext:value-type="string">
            <text:p>130658</text:p>
          </table:table-cell>
          <table:table-cell office:value-type="string" calcext:value-type="string">
            <text:p>PUERTO DE CAYO</text:p>
          </table:table-cell>
          <table:table-cell office:value-type="string" calcext:value-type="string">
            <text:p>1306</text:p>
          </table:table-cell>
        </table:table-row>
        <table:table-row table:style-name="ro1">
          <table:table-cell office:value-type="string" calcext:value-type="string">
            <text:p>130750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1307</text:p>
          </table:table-cell>
        </table:table-row>
        <table:table-row table:style-name="ro1">
          <table:table-cell office:value-type="string" calcext:value-type="string">
            <text:p>130801</text:p>
          </table:table-cell>
          <table:table-cell office:value-type="string" calcext:value-type="string">
            <text:p>LOS ESTEROS</text:p>
          </table:table-cell>
          <table:table-cell office:value-type="string" calcext:value-type="string">
            <text:p>1308</text:p>
          </table:table-cell>
        </table:table-row>
        <table:table-row table:style-name="ro1">
          <table:table-cell office:value-type="string" calcext:value-type="string">
            <text:p>130802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1308</text:p>
          </table:table-cell>
        </table:table-row>
        <table:table-row table:style-name="ro1">
          <table:table-cell office:value-type="string" calcext:value-type="string">
            <text:p>130803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1308</text:p>
          </table:table-cell>
        </table:table-row>
        <table:table-row table:style-name="ro1">
          <table:table-cell office:value-type="string" calcext:value-type="string">
            <text:p>130804</text:p>
          </table:table-cell>
          <table:table-cell office:value-type="string" calcext:value-type="string">
            <text:p>TARQUI</text:p>
          </table:table-cell>
          <table:table-cell office:value-type="string" calcext:value-type="string">
            <text:p>1308</text:p>
          </table:table-cell>
        </table:table-row>
        <table:table-row table:style-name="ro1">
          <table:table-cell office:value-type="string" calcext:value-type="string">
            <text:p>130805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1308</text:p>
          </table:table-cell>
        </table:table-row>
        <table:table-row table:style-name="ro1">
          <table:table-cell office:value-type="string" calcext:value-type="string">
            <text:p>130850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1308</text:p>
          </table:table-cell>
        </table:table-row>
        <table:table-row table:style-name="ro1">
          <table:table-cell office:value-type="string" calcext:value-type="string">
            <text:p>130851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1308</text:p>
          </table:table-cell>
        </table:table-row>
        <table:table-row table:style-name="ro1">
          <table:table-cell office:value-type="string" calcext:value-type="string">
            <text:p>130852</text:p>
          </table:table-cell>
          <table:table-cell office:value-type="string" calcext:value-type="string">
            <text:p>SANTA MARIANITA (BOCA DE PACOCHE)</text:p>
          </table:table-cell>
          <table:table-cell office:value-type="string" calcext:value-type="string">
            <text:p>1308</text:p>
          </table:table-cell>
        </table:table-row>
        <table:table-row table:style-name="ro1">
          <table:table-cell office:value-type="string" calcext:value-type="string">
            <text:p>130901</text:p>
          </table:table-cell>
          <table:table-cell office:value-type="string" calcext:value-type="string">
            <text:p>MONTECRISTI</text:p>
          </table:table-cell>
          <table:table-cell office:value-type="string" calcext:value-type="string">
            <text:p>1309</text:p>
          </table:table-cell>
        </table:table-row>
        <table:table-row table:style-name="ro1">
          <table:table-cell office:value-type="string" calcext:value-type="string">
            <text:p>130902</text:p>
          </table:table-cell>
          <table:table-cell office:value-type="string" calcext:value-type="string">
            <text:p>ANIBAL SAN ANDRES</text:p>
          </table:table-cell>
          <table:table-cell office:value-type="string" calcext:value-type="string">
            <text:p>1309</text:p>
          </table:table-cell>
        </table:table-row>
        <table:table-row table:style-name="ro1">
          <table:table-cell office:value-type="string" calcext:value-type="string">
            <text:p>130950</text:p>
          </table:table-cell>
          <table:table-cell office:value-type="string" calcext:value-type="string">
            <text:p>MONTECRISTI</text:p>
          </table:table-cell>
          <table:table-cell office:value-type="string" calcext:value-type="string">
            <text:p>1309</text:p>
          </table:table-cell>
        </table:table-row>
        <table:table-row table:style-name="ro1">
          <table:table-cell office:value-type="string" calcext:value-type="string">
            <text:p>130952</text:p>
          </table:table-cell>
          <table:table-cell office:value-type="string" calcext:value-type="string">
            <text:p>LA PILA</text:p>
          </table:table-cell>
          <table:table-cell office:value-type="string" calcext:value-type="string">
            <text:p>1309</text:p>
          </table:table-cell>
        </table:table-row>
        <table:table-row table:style-name="ro1">
          <table:table-cell office:value-type="string" calcext:value-type="string">
            <text:p>131050</text:p>
          </table:table-cell>
          <table:table-cell office:value-type="string" calcext:value-type="string">
            <text:p>PAJAN</text:p>
          </table:table-cell>
          <table:table-cell office:value-type="string" calcext:value-type="string">
            <text:p>1310</text:p>
          </table:table-cell>
        </table:table-row>
        <table:table-row table:style-name="ro1">
          <table:table-cell office:value-type="string" calcext:value-type="string">
            <text:p>131051</text:p>
          </table:table-cell>
          <table:table-cell office:value-type="string" calcext:value-type="string">
            <text:p>CAMPOZANO (LA PALMA DE PAJAN)</text:p>
          </table:table-cell>
          <table:table-cell office:value-type="string" calcext:value-type="string">
            <text:p>1310</text:p>
          </table:table-cell>
        </table:table-row>
        <table:table-row table:style-name="ro1">
          <table:table-cell office:value-type="string" calcext:value-type="string">
            <text:p>131052</text:p>
          </table:table-cell>
          <table:table-cell office:value-type="string" calcext:value-type="string">
            <text:p>CASCOL</text:p>
          </table:table-cell>
          <table:table-cell office:value-type="string" calcext:value-type="string">
            <text:p>1310</text:p>
          </table:table-cell>
        </table:table-row>
        <table:table-row table:style-name="ro1">
          <table:table-cell office:value-type="string" calcext:value-type="string">
            <text:p>131053</text:p>
          </table:table-cell>
          <table:table-cell office:value-type="string" calcext:value-type="string">
            <text:p>GUALE</text:p>
          </table:table-cell>
          <table:table-cell office:value-type="string" calcext:value-type="string">
            <text:p>1310</text:p>
          </table:table-cell>
        </table:table-row>
        <table:table-row table:style-name="ro1">
          <table:table-cell office:value-type="string" calcext:value-type="string">
            <text:p>131054</text:p>
          </table:table-cell>
          <table:table-cell office:value-type="string" calcext:value-type="string">
            <text:p>LASCANO</text:p>
          </table:table-cell>
          <table:table-cell office:value-type="string" calcext:value-type="string">
            <text:p>1310</text:p>
          </table:table-cell>
        </table:table-row>
        <table:table-row table:style-name="ro1">
          <table:table-cell office:value-type="string" calcext:value-type="string">
            <text:p>131150</text:p>
          </table:table-cell>
          <table:table-cell office:value-type="string" calcext:value-type="string">
            <text:p>PICHINCHA</text:p>
          </table:table-cell>
          <table:table-cell office:value-type="string" calcext:value-type="string">
            <text:p>1311</text:p>
          </table:table-cell>
        </table:table-row>
        <table:table-row table:style-name="ro1">
          <table:table-cell office:value-type="string" calcext:value-type="string">
            <text:p>131151</text:p>
          </table:table-cell>
          <table:table-cell office:value-type="string" calcext:value-type="string">
            <text:p>BARRAGANETE</text:p>
          </table:table-cell>
          <table:table-cell office:value-type="string" calcext:value-type="string">
            <text:p>1311</text:p>
          </table:table-cell>
        </table:table-row>
        <table:table-row table:style-name="ro1">
          <table:table-cell office:value-type="string" calcext:value-type="string">
            <text:p>131152</text:p>
          </table:table-cell>
          <table:table-cell office:value-type="string" calcext:value-type="string">
            <text:p>SAN SEBASTIAN</text:p>
          </table:table-cell>
          <table:table-cell office:value-type="string" calcext:value-type="string">
            <text:p>1311</text:p>
          </table:table-cell>
        </table:table-row>
        <table:table-row table:style-name="ro1">
          <table:table-cell office:value-type="string" calcext:value-type="string">
            <text:p>131250</text:p>
          </table:table-cell>
          <table:table-cell office:value-type="string" calcext:value-type="string">
            <text:p>ROCAFUERTE</text:p>
          </table:table-cell>
          <table:table-cell office:value-type="string" calcext:value-type="string">
            <text:p>1312</text:p>
          </table:table-cell>
        </table:table-row>
        <table:table-row table:style-name="ro1">
          <table:table-cell office:value-type="string" calcext:value-type="string">
            <text:p>131301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1313</text:p>
          </table:table-cell>
        </table:table-row>
        <table:table-row table:style-name="ro1">
          <table:table-cell office:value-type="string" calcext:value-type="string">
            <text:p>131302</text:p>
          </table:table-cell>
          <table:table-cell office:value-type="string" calcext:value-type="string">
            <text:p>LODANA</text:p>
          </table:table-cell>
          <table:table-cell office:value-type="string" calcext:value-type="string">
            <text:p>1313</text:p>
          </table:table-cell>
        </table:table-row>
        <table:table-row table:style-name="ro1">
          <table:table-cell office:value-type="string" calcext:value-type="string">
            <text:p>131350</text:p>
          </table:table-cell>
          <table:table-cell office:value-type="string" calcext:value-type="string">
            <text:p>SANTA ANA DE VUELTA LARGA</text:p>
          </table:table-cell>
          <table:table-cell office:value-type="string" calcext:value-type="string">
            <text:p>1313</text:p>
          </table:table-cell>
        </table:table-row>
        <table:table-row table:style-name="ro1">
          <table:table-cell office:value-type="string" calcext:value-type="string">
            <text:p>131351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1313</text:p>
          </table:table-cell>
        </table:table-row>
        <table:table-row table:style-name="ro1">
          <table:table-cell office:value-type="string" calcext:value-type="string">
            <text:p>131352</text:p>
          </table:table-cell>
          <table:table-cell office:value-type="string" calcext:value-type="string">
            <text:p>HONORATO VASQUEZ</text:p>
          </table:table-cell>
          <table:table-cell office:value-type="string" calcext:value-type="string">
            <text:p>1313</text:p>
          </table:table-cell>
        </table:table-row>
        <table:table-row table:style-name="ro1">
          <table:table-cell office:value-type="string" calcext:value-type="string">
            <text:p>131353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1313</text:p>
          </table:table-cell>
        </table:table-row>
        <table:table-row table:style-name="ro1">
          <table:table-cell office:value-type="string" calcext:value-type="string">
            <text:p>131355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1313</text:p>
          </table:table-cell>
        </table:table-row>
        <table:table-row table:style-name="ro1">
          <table:table-cell office:value-type="string" calcext:value-type="string">
            <text:p>131401</text:p>
          </table:table-cell>
          <table:table-cell office:value-type="string" calcext:value-type="string">
            <text:p>BAHIA DE CARAQUEZ</text:p>
          </table:table-cell>
          <table:table-cell office:value-type="string" calcext:value-type="string">
            <text:p>1314</text:p>
          </table:table-cell>
        </table:table-row>
        <table:table-row table:style-name="ro1">
          <table:table-cell office:value-type="string" calcext:value-type="string">
            <text:p>131402</text:p>
          </table:table-cell>
          <table:table-cell office:value-type="string" calcext:value-type="string">
            <text:p>LEONIDAS PLAZA GUTIERREZ</text:p>
          </table:table-cell>
          <table:table-cell office:value-type="string" calcext:value-type="string">
            <text:p>1314</text:p>
          </table:table-cell>
        </table:table-row>
        <table:table-row table:style-name="ro1">
          <table:table-cell office:value-type="string" calcext:value-type="string">
            <text:p>131450</text:p>
          </table:table-cell>
          <table:table-cell office:value-type="string" calcext:value-type="string">
            <text:p>BAHIA DE CARAQUEZ</text:p>
          </table:table-cell>
          <table:table-cell office:value-type="string" calcext:value-type="string">
            <text:p>1314</text:p>
          </table:table-cell>
        </table:table-row>
        <table:table-row table:style-name="ro1">
          <table:table-cell office:value-type="string" calcext:value-type="string">
            <text:p>131453</text:p>
          </table:table-cell>
          <table:table-cell office:value-type="string" calcext:value-type="string">
            <text:p>CHARAPOTO</text:p>
          </table:table-cell>
          <table:table-cell office:value-type="string" calcext:value-type="string">
            <text:p>1314</text:p>
          </table:table-cell>
        </table:table-row>
        <table:table-row table:style-name="ro1">
          <table:table-cell office:value-type="string" calcext:value-type="string">
            <text:p>131457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1314</text:p>
          </table:table-cell>
        </table:table-row>
        <table:table-row table:style-name="ro1">
          <table:table-cell office:value-type="string" calcext:value-type="string">
            <text:p>131550</text:p>
          </table:table-cell>
          <table:table-cell office:value-type="string" calcext:value-type="string">
            <text:p>TOSAGUA</text:p>
          </table:table-cell>
          <table:table-cell office:value-type="string" calcext:value-type="string">
            <text:p>1315</text:p>
          </table:table-cell>
        </table:table-row>
        <table:table-row table:style-name="ro1">
          <table:table-cell office:value-type="string" calcext:value-type="string">
            <text:p>131551</text:p>
          </table:table-cell>
          <table:table-cell office:value-type="string" calcext:value-type="string">
            <text:p>BACHILLERO</text:p>
          </table:table-cell>
          <table:table-cell office:value-type="string" calcext:value-type="string">
            <text:p>1315</text:p>
          </table:table-cell>
        </table:table-row>
        <table:table-row table:style-name="ro1">
          <table:table-cell office:value-type="string" calcext:value-type="string">
            <text:p>131552</text:p>
          </table:table-cell>
          <table:table-cell office:value-type="string" calcext:value-type="string">
            <text:p>ANGEL PEDRO GILER</text:p>
          </table:table-cell>
          <table:table-cell office:value-type="string" calcext:value-type="string">
            <text:p>1315</text:p>
          </table:table-cell>
        </table:table-row>
        <table:table-row table:style-name="ro1">
          <table:table-cell office:value-type="string" calcext:value-type="string">
            <text:p>13165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1316</text:p>
          </table:table-cell>
        </table:table-row>
        <table:table-row table:style-name="ro1">
          <table:table-cell office:value-type="string" calcext:value-type="string">
            <text:p>131651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1316</text:p>
          </table:table-cell>
        </table:table-row>
        <table:table-row table:style-name="ro1">
          <table:table-cell office:value-type="string" calcext:value-type="string">
            <text:p>131652</text:p>
          </table:table-cell>
          <table:table-cell office:value-type="string" calcext:value-type="string">
            <text:p>NOBOA</text:p>
          </table:table-cell>
          <table:table-cell office:value-type="string" calcext:value-type="string">
            <text:p>1316</text:p>
          </table:table-cell>
        </table:table-row>
        <table:table-row table:style-name="ro1">
          <table:table-cell office:value-type="string" calcext:value-type="string">
            <text:p>131653</text:p>
          </table:table-cell>
          <table:table-cell office:value-type="string" calcext:value-type="string">
            <text:p>ARQ. SIXTO DURAN BALLEN</text:p>
          </table:table-cell>
          <table:table-cell office:value-type="string" calcext:value-type="string">
            <text:p>1316</text:p>
          </table:table-cell>
        </table:table-row>
        <table:table-row table:style-name="ro1">
          <table:table-cell office:value-type="string" calcext:value-type="string">
            <text:p>131750</text:p>
          </table:table-cell>
          <table:table-cell office:value-type="string" calcext:value-type="string">
            <text:p>PEDERNALES</text:p>
          </table:table-cell>
          <table:table-cell office:value-type="string" calcext:value-type="string">
            <text:p>1317</text:p>
          </table:table-cell>
        </table:table-row>
        <table:table-row table:style-name="ro1">
          <table:table-cell office:value-type="string" calcext:value-type="string">
            <text:p>131751</text:p>
          </table:table-cell>
          <table:table-cell office:value-type="string" calcext:value-type="string">
            <text:p>COJIMIES</text:p>
          </table:table-cell>
          <table:table-cell office:value-type="string" calcext:value-type="string">
            <text:p>1317</text:p>
          </table:table-cell>
        </table:table-row>
        <table:table-row table:style-name="ro1">
          <table:table-cell office:value-type="string" calcext:value-type="string">
            <text:p>131752</text:p>
          </table:table-cell>
          <table:table-cell office:value-type="string" calcext:value-type="string">
            <text:p>10 DE AGOSTO</text:p>
          </table:table-cell>
          <table:table-cell office:value-type="string" calcext:value-type="string">
            <text:p>1317</text:p>
          </table:table-cell>
        </table:table-row>
        <table:table-row table:style-name="ro1">
          <table:table-cell office:value-type="string" calcext:value-type="string">
            <text:p>131753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1317</text:p>
          </table:table-cell>
        </table:table-row>
        <table:table-row table:style-name="ro1">
          <table:table-cell office:value-type="string" calcext:value-type="string">
            <text:p>131850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1318</text:p>
          </table:table-cell>
        </table:table-row>
        <table:table-row table:style-name="ro1">
          <table:table-cell office:value-type="string" calcext:value-type="string">
            <text:p>131950</text:p>
          </table:table-cell>
          <table:table-cell office:value-type="string" calcext:value-type="string">
            <text:p>PUERTO LOPEZ</text:p>
          </table:table-cell>
          <table:table-cell office:value-type="string" calcext:value-type="string">
            <text:p>1319</text:p>
          </table:table-cell>
        </table:table-row>
        <table:table-row table:style-name="ro1">
          <table:table-cell office:value-type="string" calcext:value-type="string">
            <text:p>131951</text:p>
          </table:table-cell>
          <table:table-cell office:value-type="string" calcext:value-type="string">
            <text:p>MACHALILLA</text:p>
          </table:table-cell>
          <table:table-cell office:value-type="string" calcext:value-type="string">
            <text:p>1319</text:p>
          </table:table-cell>
        </table:table-row>
        <table:table-row table:style-name="ro1">
          <table:table-cell office:value-type="string" calcext:value-type="string">
            <text:p>131952</text:p>
          </table:table-cell>
          <table:table-cell office:value-type="string" calcext:value-type="string">
            <text:p>SALANGO</text:p>
          </table:table-cell>
          <table:table-cell office:value-type="string" calcext:value-type="string">
            <text:p>1319</text:p>
          </table:table-cell>
        </table:table-row>
        <table:table-row table:style-name="ro1">
          <table:table-cell office:value-type="string" calcext:value-type="string">
            <text:p>132050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1320</text:p>
          </table:table-cell>
        </table:table-row>
        <table:table-row table:style-name="ro1">
          <table:table-cell office:value-type="string" calcext:value-type="string">
            <text:p>132150</text:p>
          </table:table-cell>
          <table:table-cell office:value-type="string" calcext:value-type="string">
            <text:p>JARAMIJO</text:p>
          </table:table-cell>
          <table:table-cell office:value-type="string" calcext:value-type="string">
            <text:p>1321</text:p>
          </table:table-cell>
        </table:table-row>
        <table:table-row table:style-name="ro1">
          <table:table-cell office:value-type="string" calcext:value-type="string">
            <text:p>132250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1322</text:p>
          </table:table-cell>
        </table:table-row>
        <table:table-row table:style-name="ro1">
          <table:table-cell office:value-type="string" calcext:value-type="string">
            <text:p>132251</text:p>
          </table:table-cell>
          <table:table-cell office:value-type="string" calcext:value-type="string">
            <text:p>CANOA</text:p>
          </table:table-cell>
          <table:table-cell office:value-type="string" calcext:value-type="string">
            <text:p>1322</text:p>
          </table:table-cell>
        </table:table-row>
        <table:table-row table:style-name="ro1">
          <table:table-cell office:value-type="string" calcext:value-type="string">
            <text:p>140150</text:p>
          </table:table-cell>
          <table:table-cell office:value-type="string" calcext:value-type="string">
            <text:p>MACAS</text:p>
          </table:table-cell>
          <table:table-cell office:value-type="string" calcext:value-type="string">
            <text:p>1401</text:p>
          </table:table-cell>
        </table:table-row>
        <table:table-row table:style-name="ro1">
          <table:table-cell office:value-type="string" calcext:value-type="string">
            <text:p>140151</text:p>
          </table:table-cell>
          <table:table-cell office:value-type="string" calcext:value-type="string">
            <text:p>ALSHI</text:p>
          </table:table-cell>
          <table:table-cell office:value-type="string" calcext:value-type="string">
            <text:p>1401</text:p>
          </table:table-cell>
        </table:table-row>
        <table:table-row table:style-name="ro1">
          <table:table-cell office:value-type="string" calcext:value-type="string">
            <text:p>140153</text:p>
          </table:table-cell>
          <table:table-cell office:value-type="string" calcext:value-type="string">
            <text:p>GENERAL PROAÑO</text:p>
          </table:table-cell>
          <table:table-cell office:value-type="string" calcext:value-type="string">
            <text:p>1401</text:p>
          </table:table-cell>
        </table:table-row>
        <table:table-row table:style-name="ro1">
          <table:table-cell office:value-type="string" calcext:value-type="string">
            <text:p>140156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1401</text:p>
          </table:table-cell>
        </table:table-row>
        <table:table-row table:style-name="ro1">
          <table:table-cell office:value-type="string" calcext:value-type="string">
            <text:p>140157</text:p>
          </table:table-cell>
          <table:table-cell office:value-type="string" calcext:value-type="string">
            <text:p>SEVILLA DON BOSCO</text:p>
          </table:table-cell>
          <table:table-cell office:value-type="string" calcext:value-type="string">
            <text:p>1401</text:p>
          </table:table-cell>
        </table:table-row>
        <table:table-row table:style-name="ro1">
          <table:table-cell office:value-type="string" calcext:value-type="string">
            <text:p>140158</text:p>
          </table:table-cell>
          <table:table-cell office:value-type="string" calcext:value-type="string">
            <text:p>SINAI</text:p>
          </table:table-cell>
          <table:table-cell office:value-type="string" calcext:value-type="string">
            <text:p>1401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140160</text:p>
          </table:table-cell>
          <table:table-cell office:value-type="string" calcext:value-type="string">
            <text:p>ZUÑA (ZUÑAC)</text:p>
          </table:table-cell>
          <table:table-cell office:value-type="string" calcext:value-type="string">
            <text:p>1401</text:p>
          </table:table-cell>
        </table:table-row>
        <table:table-row table:style-name="ro1">
          <table:table-cell office:value-type="string" calcext:value-type="string">
            <text:p>140162</text:p>
          </table:table-cell>
          <table:table-cell office:value-type="string" calcext:value-type="string">
            <text:p>CUCHAENTZA</text:p>
          </table:table-cell>
          <table:table-cell office:value-type="string" calcext:value-type="string">
            <text:p>1401</text:p>
          </table:table-cell>
        </table:table-row>
        <table:table-row table:style-name="ro1">
          <table:table-cell office:value-type="string" calcext:value-type="string">
            <text:p>140164</text:p>
          </table:table-cell>
          <table:table-cell office:value-type="string" calcext:value-type="string">
            <text:p>RIO BLANCO</text:p>
          </table:table-cell>
          <table:table-cell office:value-type="string" calcext:value-type="string">
            <text:p>1401</text:p>
          </table:table-cell>
        </table:table-row>
        <table:table-row table:style-name="ro1">
          <table:table-cell office:value-type="string" calcext:value-type="string">
            <text:p>140201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02</text:p>
          </table:table-cell>
        </table:table-row>
        <table:table-row table:style-name="ro1">
          <table:table-cell office:value-type="string" calcext:value-type="string">
            <text:p>140202</text:p>
          </table:table-cell>
          <table:table-cell office:value-type="string" calcext:value-type="string">
            <text:p>MERCEDES MOLINA</text:p>
          </table:table-cell>
          <table:table-cell office:value-type="string" calcext:value-type="string">
            <text:p>1402</text:p>
          </table:table-cell>
        </table:table-row>
        <table:table-row table:style-name="ro1">
          <table:table-cell office:value-type="string" calcext:value-type="string">
            <text:p>140250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02</text:p>
          </table:table-cell>
        </table:table-row>
        <table:table-row table:style-name="ro1">
          <table:table-cell office:value-type="string" calcext:value-type="string">
            <text:p>140251</text:p>
          </table:table-cell>
          <table:table-cell office:value-type="string" calcext:value-type="string">
            <text:p>AMAZONAS (ROSARIO DE CUYES)</text:p>
          </table:table-cell>
          <table:table-cell office:value-type="string" calcext:value-type="string">
            <text:p>1402</text:p>
          </table:table-cell>
        </table:table-row>
        <table:table-row table:style-name="ro1">
          <table:table-cell office:value-type="string" calcext:value-type="string">
            <text:p>140252</text:p>
          </table:table-cell>
          <table:table-cell office:value-type="string" calcext:value-type="string">
            <text:p>BERMEJOS</text:p>
          </table:table-cell>
          <table:table-cell office:value-type="string" calcext:value-type="string">
            <text:p>1402</text:p>
          </table:table-cell>
        </table:table-row>
        <table:table-row table:style-name="ro1">
          <table:table-cell office:value-type="string" calcext:value-type="string">
            <text:p>140253</text:p>
          </table:table-cell>
          <table:table-cell office:value-type="string" calcext:value-type="string">
            <text:p>BOMBOIZA</text:p>
          </table:table-cell>
          <table:table-cell office:value-type="string" calcext:value-type="string">
            <text:p>1402</text:p>
          </table:table-cell>
        </table:table-row>
        <table:table-row table:style-name="ro1">
          <table:table-cell office:value-type="string" calcext:value-type="string">
            <text:p>140254</text:p>
          </table:table-cell>
          <table:table-cell office:value-type="string" calcext:value-type="string">
            <text:p>CHIGÜINDA</text:p>
          </table:table-cell>
          <table:table-cell office:value-type="string" calcext:value-type="string">
            <text:p>1402</text:p>
          </table:table-cell>
        </table:table-row>
        <table:table-row table:style-name="ro1">
          <table:table-cell office:value-type="string" calcext:value-type="string">
            <text:p>140255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1402</text:p>
          </table:table-cell>
        </table:table-row>
        <table:table-row table:style-name="ro1">
          <table:table-cell office:value-type="string" calcext:value-type="string">
            <text:p>140256</text:p>
          </table:table-cell>
          <table:table-cell office:value-type="string" calcext:value-type="string">
            <text:p>NUEVA TARQUI</text:p>
          </table:table-cell>
          <table:table-cell office:value-type="string" calcext:value-type="string">
            <text:p>1402</text:p>
          </table:table-cell>
        </table:table-row>
        <table:table-row table:style-name="ro1">
          <table:table-cell office:value-type="string" calcext:value-type="string">
            <text:p>140257</text:p>
          </table:table-cell>
          <table:table-cell office:value-type="string" calcext:value-type="string">
            <text:p>SAN MIGUEL DE CUYES</text:p>
          </table:table-cell>
          <table:table-cell office:value-type="string" calcext:value-type="string">
            <text:p>1402</text:p>
          </table:table-cell>
        </table:table-row>
        <table:table-row table:style-name="ro1">
          <table:table-cell office:value-type="string" calcext:value-type="string">
            <text:p>140258</text:p>
          </table:table-cell>
          <table:table-cell office:value-type="string" calcext:value-type="string">
            <text:p>EL IDEAL</text:p>
          </table:table-cell>
          <table:table-cell office:value-type="string" calcext:value-type="string">
            <text:p>1402</text:p>
          </table:table-cell>
        </table:table-row>
        <table:table-row table:style-name="ro1">
          <table:table-cell office:value-type="string" calcext:value-type="string">
            <text:p>140350</text:p>
          </table:table-cell>
          <table:table-cell office:value-type="string" calcext:value-type="string">
            <text:p>GENERAL LEONIDAS PLAZA GUTIERREZ (LIMON)</text:p>
          </table:table-cell>
          <table:table-cell office:value-type="string" calcext:value-type="string">
            <text:p>1403</text:p>
          </table:table-cell>
        </table:table-row>
        <table:table-row table:style-name="ro1">
          <table:table-cell office:value-type="string" calcext:value-type="string">
            <text:p>140351</text:p>
          </table:table-cell>
          <table:table-cell office:value-type="string" calcext:value-type="string">
            <text:p>INDANZA</text:p>
          </table:table-cell>
          <table:table-cell office:value-type="string" calcext:value-type="string">
            <text:p>1403</text:p>
          </table:table-cell>
        </table:table-row>
        <table:table-row table:style-name="ro1">
          <table:table-cell office:value-type="string" calcext:value-type="string">
            <text:p>140353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1403</text:p>
          </table:table-cell>
        </table:table-row>
        <table:table-row table:style-name="ro1">
          <table:table-cell office:value-type="string" calcext:value-type="string">
            <text:p>140356</text:p>
          </table:table-cell>
          <table:table-cell office:value-type="string" calcext:value-type="string">
            <text:p>SAN MIGUEL DE CONCHAY</text:p>
          </table:table-cell>
          <table:table-cell office:value-type="string" calcext:value-type="string">
            <text:p>1403</text:p>
          </table:table-cell>
        </table:table-row>
        <table:table-row table:style-name="ro1">
          <table:table-cell office:value-type="string" calcext:value-type="string">
            <text:p>140357</text:p>
          </table:table-cell>
          <table:table-cell office:value-type="string" calcext:value-type="string">
            <text:p>SANTA SUSANA DE CHIVIAZA</text:p>
          </table:table-cell>
          <table:table-cell office:value-type="string" calcext:value-type="string">
            <text:p>1403</text:p>
          </table:table-cell>
        </table:table-row>
        <table:table-row table:style-name="ro1">
          <table:table-cell office:value-type="string" calcext:value-type="string">
            <text:p>140358</text:p>
          </table:table-cell>
          <table:table-cell office:value-type="string" calcext:value-type="string">
            <text:p>YUNGANZA</text:p>
          </table:table-cell>
          <table:table-cell office:value-type="string" calcext:value-type="string">
            <text:p>1403</text:p>
          </table:table-cell>
        </table:table-row>
        <table:table-row table:style-name="ro1">
          <table:table-cell office:value-type="string" calcext:value-type="string">
            <text:p>140450</text:p>
          </table:table-cell>
          <table:table-cell office:value-type="string" calcext:value-type="string">
            <text:p>PALORA (METZERA)</text:p>
          </table:table-cell>
          <table:table-cell office:value-type="string" calcext:value-type="string">
            <text:p>1404</text:p>
          </table:table-cell>
        </table:table-row>
        <table:table-row table:style-name="ro1">
          <table:table-cell office:value-type="string" calcext:value-type="string">
            <text:p>140451</text:p>
          </table:table-cell>
          <table:table-cell office:value-type="string" calcext:value-type="string">
            <text:p>ARAPICOS</text:p>
          </table:table-cell>
          <table:table-cell office:value-type="string" calcext:value-type="string">
            <text:p>1404</text:p>
          </table:table-cell>
        </table:table-row>
        <table:table-row table:style-name="ro1">
          <table:table-cell office:value-type="string" calcext:value-type="string">
            <text:p>140452</text:p>
          </table:table-cell>
          <table:table-cell office:value-type="string" calcext:value-type="string">
            <text:p>CUMANDA</text:p>
          </table:table-cell>
          <table:table-cell office:value-type="string" calcext:value-type="string">
            <text:p>1404</text:p>
          </table:table-cell>
        </table:table-row>
        <table:table-row table:style-name="ro1">
          <table:table-cell office:value-type="string" calcext:value-type="string">
            <text:p>140454</text:p>
          </table:table-cell>
          <table:table-cell office:value-type="string" calcext:value-type="string">
            <text:p>SANGAY</text:p>
          </table:table-cell>
          <table:table-cell office:value-type="string" calcext:value-type="string">
            <text:p>1404</text:p>
          </table:table-cell>
        </table:table-row>
        <table:table-row table:style-name="ro1">
          <table:table-cell office:value-type="string" calcext:value-type="string">
            <text:p>140455</text:p>
          </table:table-cell>
          <table:table-cell office:value-type="string" calcext:value-type="string">
            <text:p>16 DE AGOSTO</text:p>
          </table:table-cell>
          <table:table-cell office:value-type="string" calcext:value-type="string">
            <text:p>1404</text:p>
          </table:table-cell>
        </table:table-row>
        <table:table-row table:style-name="ro1">
          <table:table-cell office:value-type="string" calcext:value-type="string">
            <text:p>140550</text:p>
          </table:table-cell>
          <table:table-cell office:value-type="string" calcext:value-type="string">
            <text:p>SANTIAGO DE MENDEZ</text:p>
          </table:table-cell>
          <table:table-cell office:value-type="string" calcext:value-type="string">
            <text:p>1405</text:p>
          </table:table-cell>
        </table:table-row>
        <table:table-row table:style-name="ro1">
          <table:table-cell office:value-type="string" calcext:value-type="string">
            <text:p>140551</text:p>
          </table:table-cell>
          <table:table-cell office:value-type="string" calcext:value-type="string">
            <text:p>COPAL</text:p>
          </table:table-cell>
          <table:table-cell office:value-type="string" calcext:value-type="string">
            <text:p>1405</text:p>
          </table:table-cell>
        </table:table-row>
        <table:table-row table:style-name="ro1">
          <table:table-cell office:value-type="string" calcext:value-type="string">
            <text:p>140552</text:p>
          </table:table-cell>
          <table:table-cell office:value-type="string" calcext:value-type="string">
            <text:p>CHUPIANZA</text:p>
          </table:table-cell>
          <table:table-cell office:value-type="string" calcext:value-type="string">
            <text:p>1405</text:p>
          </table:table-cell>
        </table:table-row>
        <table:table-row table:style-name="ro1">
          <table:table-cell office:value-type="string" calcext:value-type="string">
            <text:p>140553</text:p>
          </table:table-cell>
          <table:table-cell office:value-type="string" calcext:value-type="string">
            <text:p>PATUCA</text:p>
          </table:table-cell>
          <table:table-cell office:value-type="string" calcext:value-type="string">
            <text:p>1405</text:p>
          </table:table-cell>
        </table:table-row>
        <table:table-row table:style-name="ro1">
          <table:table-cell office:value-type="string" calcext:value-type="string">
            <text:p>140554</text:p>
          </table:table-cell>
          <table:table-cell office:value-type="string" calcext:value-type="string">
            <text:p>SAN LUIS DE EL ACHO</text:p>
          </table:table-cell>
          <table:table-cell office:value-type="string" calcext:value-type="string">
            <text:p>1405</text:p>
          </table:table-cell>
        </table:table-row>
        <table:table-row table:style-name="ro1">
          <table:table-cell office:value-type="string" calcext:value-type="string">
            <text:p>140556</text:p>
          </table:table-cell>
          <table:table-cell office:value-type="string" calcext:value-type="string">
            <text:p>TAYUZA</text:p>
          </table:table-cell>
          <table:table-cell office:value-type="string" calcext:value-type="string">
            <text:p>1405</text:p>
          </table:table-cell>
        </table:table-row>
        <table:table-row table:style-name="ro1">
          <table:table-cell office:value-type="string" calcext:value-type="string">
            <text:p>140557</text:p>
          </table:table-cell>
          <table:table-cell office:value-type="string" calcext:value-type="string">
            <text:p>SAN FRANCISCO DE CHINIMBIMI</text:p>
          </table:table-cell>
          <table:table-cell office:value-type="string" calcext:value-type="string">
            <text:p>1405</text:p>
          </table:table-cell>
        </table:table-row>
        <table:table-row table:style-name="ro1">
          <table:table-cell office:value-type="string" calcext:value-type="string">
            <text:p>140650</text:p>
          </table:table-cell>
          <table:table-cell office:value-type="string" calcext:value-type="string">
            <text:p>SUCUA</text:p>
          </table:table-cell>
          <table:table-cell office:value-type="string" calcext:value-type="string">
            <text:p>1406</text:p>
          </table:table-cell>
        </table:table-row>
        <table:table-row table:style-name="ro1">
          <table:table-cell office:value-type="string" calcext:value-type="string">
            <text:p>140651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1406</text:p>
          </table:table-cell>
        </table:table-row>
        <table:table-row table:style-name="ro1">
          <table:table-cell office:value-type="string" calcext:value-type="string">
            <text:p>140652</text:p>
          </table:table-cell>
          <table:table-cell office:value-type="string" calcext:value-type="string">
            <text:p>HUAMBI</text:p>
          </table:table-cell>
          <table:table-cell office:value-type="string" calcext:value-type="string">
            <text:p>1406</text:p>
          </table:table-cell>
        </table:table-row>
        <table:table-row table:style-name="ro1">
          <table:table-cell office:value-type="string" calcext:value-type="string">
            <text:p>140655</text:p>
          </table:table-cell>
          <table:table-cell office:value-type="string" calcext:value-type="string">
            <text:p>SANTA MARIANITA DE JESUS</text:p>
          </table:table-cell>
          <table:table-cell office:value-type="string" calcext:value-type="string">
            <text:p>1406</text:p>
          </table:table-cell>
        </table:table-row>
        <table:table-row table:style-name="ro1">
          <table:table-cell office:value-type="string" calcext:value-type="string">
            <text:p>140750</text:p>
          </table:table-cell>
          <table:table-cell office:value-type="string" calcext:value-type="string">
            <text:p>HUAMBOYA</text:p>
          </table:table-cell>
          <table:table-cell office:value-type="string" calcext:value-type="string">
            <text:p>1407</text:p>
          </table:table-cell>
        </table:table-row>
        <table:table-row table:style-name="ro1">
          <table:table-cell office:value-type="string" calcext:value-type="string">
            <text:p>140751</text:p>
          </table:table-cell>
          <table:table-cell office:value-type="string" calcext:value-type="string">
            <text:p>CHIGUAZA</text:p>
          </table:table-cell>
          <table:table-cell office:value-type="string" calcext:value-type="string">
            <text:p>1407</text:p>
          </table:table-cell>
        </table:table-row>
        <table:table-row table:style-name="ro1">
          <table:table-cell office:value-type="string" calcext:value-type="string">
            <text:p>140850</text:p>
          </table:table-cell>
          <table:table-cell office:value-type="string" calcext:value-type="string">
            <text:p>SAN JUAN BOSCO</text:p>
          </table:table-cell>
          <table:table-cell office:value-type="string" calcext:value-type="string">
            <text:p>1408</text:p>
          </table:table-cell>
        </table:table-row>
        <table:table-row table:style-name="ro1">
          <table:table-cell office:value-type="string" calcext:value-type="string">
            <text:p>140851</text:p>
          </table:table-cell>
          <table:table-cell office:value-type="string" calcext:value-type="string">
            <text:p>PAN DE AZUCAR</text:p>
          </table:table-cell>
          <table:table-cell office:value-type="string" calcext:value-type="string">
            <text:p>1408</text:p>
          </table:table-cell>
        </table:table-row>
        <table:table-row table:style-name="ro1">
          <table:table-cell office:value-type="string" calcext:value-type="string">
            <text:p>140852</text:p>
          </table:table-cell>
          <table:table-cell office:value-type="string" calcext:value-type="string">
            <text:p>SAN CARLOS DE LIMON</text:p>
          </table:table-cell>
          <table:table-cell office:value-type="string" calcext:value-type="string">
            <text:p>1408</text:p>
          </table:table-cell>
        </table:table-row>
        <table:table-row table:style-name="ro1">
          <table:table-cell office:value-type="string" calcext:value-type="string">
            <text:p>140853</text:p>
          </table:table-cell>
          <table:table-cell office:value-type="string" calcext:value-type="string">
            <text:p>SAN JACINTO DE WAKAMBEIS</text:p>
          </table:table-cell>
          <table:table-cell office:value-type="string" calcext:value-type="string">
            <text:p>1408</text:p>
          </table:table-cell>
        </table:table-row>
        <table:table-row table:style-name="ro1">
          <table:table-cell office:value-type="string" calcext:value-type="string">
            <text:p>140854</text:p>
          </table:table-cell>
          <table:table-cell office:value-type="string" calcext:value-type="string">
            <text:p>SANTIAGO DE PANANZA</text:p>
          </table:table-cell>
          <table:table-cell office:value-type="string" calcext:value-type="string">
            <text:p>1408</text:p>
          </table:table-cell>
        </table:table-row>
        <table:table-row table:style-name="ro1">
          <table:table-cell office:value-type="string" calcext:value-type="string">
            <text:p>140950</text:p>
          </table:table-cell>
          <table:table-cell office:value-type="string" calcext:value-type="string">
            <text:p>TAISHA</text:p>
          </table:table-cell>
          <table:table-cell office:value-type="string" calcext:value-type="string">
            <text:p>1409</text:p>
          </table:table-cell>
        </table:table-row>
        <table:table-row table:style-name="ro1">
          <table:table-cell office:value-type="string" calcext:value-type="string">
            <text:p>140951</text:p>
          </table:table-cell>
          <table:table-cell office:value-type="string" calcext:value-type="string">
            <text:p>HUASAGA</text:p>
          </table:table-cell>
          <table:table-cell office:value-type="string" calcext:value-type="string">
            <text:p>1409</text:p>
          </table:table-cell>
        </table:table-row>
        <table:table-row table:style-name="ro1">
          <table:table-cell office:value-type="string" calcext:value-type="string">
            <text:p>140952</text:p>
          </table:table-cell>
          <table:table-cell office:value-type="string" calcext:value-type="string">
            <text:p>MACUMA</text:p>
          </table:table-cell>
          <table:table-cell office:value-type="string" calcext:value-type="string">
            <text:p>1409</text:p>
          </table:table-cell>
        </table:table-row>
        <table:table-row table:style-name="ro1">
          <table:table-cell office:value-type="string" calcext:value-type="string">
            <text:p>140953</text:p>
          </table:table-cell>
          <table:table-cell office:value-type="string" calcext:value-type="string">
            <text:p>TUUTINENTZA</text:p>
          </table:table-cell>
          <table:table-cell office:value-type="string" calcext:value-type="string">
            <text:p>1409</text:p>
          </table:table-cell>
        </table:table-row>
        <table:table-row table:style-name="ro1">
          <table:table-cell office:value-type="string" calcext:value-type="string">
            <text:p>141050</text:p>
          </table:table-cell>
          <table:table-cell office:value-type="string" calcext:value-type="string">
            <text:p>LOGROÑO</text:p>
          </table:table-cell>
          <table:table-cell office:value-type="string" calcext:value-type="string">
            <text:p>1410</text:p>
          </table:table-cell>
        </table:table-row>
        <table:table-row table:style-name="ro1">
          <table:table-cell office:value-type="string" calcext:value-type="string">
            <text:p>141051</text:p>
          </table:table-cell>
          <table:table-cell office:value-type="string" calcext:value-type="string">
            <text:p>YAUPI</text:p>
          </table:table-cell>
          <table:table-cell office:value-type="string" calcext:value-type="string">
            <text:p>1410</text:p>
          </table:table-cell>
        </table:table-row>
        <table:table-row table:style-name="ro1">
          <table:table-cell office:value-type="string" calcext:value-type="string">
            <text:p>141052</text:p>
          </table:table-cell>
          <table:table-cell office:value-type="string" calcext:value-type="string">
            <text:p>SHIMPIS</text:p>
          </table:table-cell>
          <table:table-cell office:value-type="string" calcext:value-type="string">
            <text:p>1410</text:p>
          </table:table-cell>
        </table:table-row>
        <table:table-row table:style-name="ro1">
          <table:table-cell office:value-type="string" calcext:value-type="string">
            <text:p>141150</text:p>
          </table:table-cell>
          <table:table-cell office:value-type="string" calcext:value-type="string">
            <text:p>PABLO VI</text:p>
          </table:table-cell>
          <table:table-cell office:value-type="string" calcext:value-type="string">
            <text:p>1411</text:p>
          </table:table-cell>
        </table:table-row>
        <table:table-row table:style-name="ro1">
          <table:table-cell office:value-type="string" calcext:value-type="string">
            <text:p>14125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412</text:p>
          </table:table-cell>
        </table:table-row>
        <table:table-row table:style-name="ro1">
          <table:table-cell office:value-type="string" calcext:value-type="string">
            <text:p>141251</text:p>
          </table:table-cell>
          <table:table-cell office:value-type="string" calcext:value-type="string">
            <text:p>SAN JOSE DE MORONA</text:p>
          </table:table-cell>
          <table:table-cell office:value-type="string" calcext:value-type="string">
            <text:p>1412</text:p>
          </table:table-cell>
        </table:table-row>
        <table:table-row table:style-name="ro1">
          <table:table-cell office:value-type="string" calcext:value-type="string">
            <text:p>150150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1501</text:p>
          </table:table-cell>
        </table:table-row>
        <table:table-row table:style-name="ro1">
          <table:table-cell office:value-type="string" calcext:value-type="string">
            <text:p>150151</text:p>
          </table:table-cell>
          <table:table-cell office:value-type="string" calcext:value-type="string">
            <text:p>AHUANO</text:p>
          </table:table-cell>
          <table:table-cell office:value-type="string" calcext:value-type="string">
            <text:p>1501</text:p>
          </table:table-cell>
        </table:table-row>
        <table:table-row table:style-name="ro1">
          <table:table-cell office:value-type="string" calcext:value-type="string">
            <text:p>150153</text:p>
          </table:table-cell>
          <table:table-cell office:value-type="string" calcext:value-type="string">
            <text:p>CHONTAPUNTA</text:p>
          </table:table-cell>
          <table:table-cell office:value-type="string" calcext:value-type="string">
            <text:p>1501</text:p>
          </table:table-cell>
        </table:table-row>
        <table:table-row table:style-name="ro1">
          <table:table-cell office:value-type="string" calcext:value-type="string">
            <text:p>150154</text:p>
          </table:table-cell>
          <table:table-cell office:value-type="string" calcext:value-type="string">
            <text:p>PANO</text:p>
          </table:table-cell>
          <table:table-cell office:value-type="string" calcext:value-type="string">
            <text:p>1501</text:p>
          </table:table-cell>
        </table:table-row>
        <table:table-row table:style-name="ro1">
          <table:table-cell office:value-type="string" calcext:value-type="string">
            <text:p>150155</text:p>
          </table:table-cell>
          <table:table-cell office:value-type="string" calcext:value-type="string">
            <text:p>PUERTO MISAHUALLI</text:p>
          </table:table-cell>
          <table:table-cell office:value-type="string" calcext:value-type="string">
            <text:p>1501</text:p>
          </table:table-cell>
        </table:table-row>
        <table:table-row table:style-name="ro1">
          <table:table-cell office:value-type="string" calcext:value-type="string">
            <text:p>150156</text:p>
          </table:table-cell>
          <table:table-cell office:value-type="string" calcext:value-type="string">
            <text:p>PUERTO NAPO</text:p>
          </table:table-cell>
          <table:table-cell office:value-type="string" calcext:value-type="string">
            <text:p>1501</text:p>
          </table:table-cell>
        </table:table-row>
        <table:table-row table:style-name="ro1">
          <table:table-cell office:value-type="string" calcext:value-type="string">
            <text:p>150157</text:p>
          </table:table-cell>
          <table:table-cell office:value-type="string" calcext:value-type="string">
            <text:p>TALAG</text:p>
          </table:table-cell>
          <table:table-cell office:value-type="string" calcext:value-type="string">
            <text:p>1501</text:p>
          </table:table-cell>
        </table:table-row>
        <table:table-row table:style-name="ro1">
          <table:table-cell office:value-type="string" calcext:value-type="string">
            <text:p>150350</text:p>
          </table:table-cell>
          <table:table-cell office:value-type="string" calcext:value-type="string">
            <text:p>ARCHIDONA</text:p>
          </table:table-cell>
          <table:table-cell office:value-type="string" calcext:value-type="string">
            <text:p>1503</text:p>
          </table:table-cell>
        </table:table-row>
        <table:table-row table:style-name="ro1">
          <table:table-cell office:value-type="string" calcext:value-type="string">
            <text:p>150352</text:p>
          </table:table-cell>
          <table:table-cell office:value-type="string" calcext:value-type="string">
            <text:p>COTUNDO</text:p>
          </table:table-cell>
          <table:table-cell office:value-type="string" calcext:value-type="string">
            <text:p>1503</text:p>
          </table:table-cell>
        </table:table-row>
        <table:table-row table:style-name="ro1">
          <table:table-cell office:value-type="string" calcext:value-type="string">
            <text:p>150354</text:p>
          </table:table-cell>
          <table:table-cell office:value-type="string" calcext:value-type="string">
            <text:p>SAN PABLO DE USHPAYACU</text:p>
          </table:table-cell>
          <table:table-cell office:value-type="string" calcext:value-type="string">
            <text:p>1503</text:p>
          </table:table-cell>
        </table:table-row>
        <table:table-row table:style-name="ro1">
          <table:table-cell office:value-type="string" calcext:value-type="string">
            <text:p>150450</text:p>
          </table:table-cell>
          <table:table-cell office:value-type="string" calcext:value-type="string">
            <text:p>EL CHACO</text:p>
          </table:table-cell>
          <table:table-cell office:value-type="string" calcext:value-type="string">
            <text:p>1504</text:p>
          </table:table-cell>
        </table:table-row>
        <table:table-row table:style-name="ro1">
          <table:table-cell office:value-type="string" calcext:value-type="string">
            <text:p>150451</text:p>
          </table:table-cell>
          <table:table-cell office:value-type="string" calcext:value-type="string">
            <text:p>GONZALO DIAZ DE PINEDA (EL BOMBON)</text:p>
          </table:table-cell>
          <table:table-cell office:value-type="string" calcext:value-type="string">
            <text:p>1504</text:p>
          </table:table-cell>
        </table:table-row>
        <table:table-row table:style-name="ro1">
          <table:table-cell office:value-type="string" calcext:value-type="string">
            <text:p>150452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1504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150453</text:p>
          </table:table-cell>
          <table:table-cell office:value-type="string" calcext:value-type="string">
            <text:p>OYACACHI</text:p>
          </table:table-cell>
          <table:table-cell office:value-type="string" calcext:value-type="string">
            <text:p>1504</text:p>
          </table:table-cell>
        </table:table-row>
        <table:table-row table:style-name="ro1">
          <table:table-cell office:value-type="string" calcext:value-type="string">
            <text:p>150454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1504</text:p>
          </table:table-cell>
        </table:table-row>
        <table:table-row table:style-name="ro1">
          <table:table-cell office:value-type="string" calcext:value-type="string">
            <text:p>150455</text:p>
          </table:table-cell>
          <table:table-cell office:value-type="string" calcext:value-type="string">
            <text:p>SARDINAS</text:p>
          </table:table-cell>
          <table:table-cell office:value-type="string" calcext:value-type="string">
            <text:p>1504</text:p>
          </table:table-cell>
        </table:table-row>
        <table:table-row table:style-name="ro1">
          <table:table-cell office:value-type="string" calcext:value-type="string">
            <text:p>150750</text:p>
          </table:table-cell>
          <table:table-cell office:value-type="string" calcext:value-type="string">
            <text:p>BAEZA</text:p>
          </table:table-cell>
          <table:table-cell office:value-type="string" calcext:value-type="string">
            <text:p>1507</text:p>
          </table:table-cell>
        </table:table-row>
        <table:table-row table:style-name="ro1">
          <table:table-cell office:value-type="string" calcext:value-type="string">
            <text:p>150751</text:p>
          </table:table-cell>
          <table:table-cell office:value-type="string" calcext:value-type="string">
            <text:p>COSANGA</text:p>
          </table:table-cell>
          <table:table-cell office:value-type="string" calcext:value-type="string">
            <text:p>1507</text:p>
          </table:table-cell>
        </table:table-row>
        <table:table-row table:style-name="ro1">
          <table:table-cell office:value-type="string" calcext:value-type="string">
            <text:p>150752</text:p>
          </table:table-cell>
          <table:table-cell office:value-type="string" calcext:value-type="string">
            <text:p>CUYUJA</text:p>
          </table:table-cell>
          <table:table-cell office:value-type="string" calcext:value-type="string">
            <text:p>1507</text:p>
          </table:table-cell>
        </table:table-row>
        <table:table-row table:style-name="ro1">
          <table:table-cell office:value-type="string" calcext:value-type="string">
            <text:p>150753</text:p>
          </table:table-cell>
          <table:table-cell office:value-type="string" calcext:value-type="string">
            <text:p>PAPALLACTA</text:p>
          </table:table-cell>
          <table:table-cell office:value-type="string" calcext:value-type="string">
            <text:p>1507</text:p>
          </table:table-cell>
        </table:table-row>
        <table:table-row table:style-name="ro1">
          <table:table-cell office:value-type="string" calcext:value-type="string">
            <text:p>150754</text:p>
          </table:table-cell>
          <table:table-cell office:value-type="string" calcext:value-type="string">
            <text:p>SAN FRANCISCO DE BORJA (VIRGILIO DAVILA)</text:p>
          </table:table-cell>
          <table:table-cell office:value-type="string" calcext:value-type="string">
            <text:p>1507</text:p>
          </table:table-cell>
        </table:table-row>
        <table:table-row table:style-name="ro1">
          <table:table-cell office:value-type="string" calcext:value-type="string">
            <text:p>150755</text:p>
          </table:table-cell>
          <table:table-cell office:value-type="string" calcext:value-type="string">
            <text:p>SAN JOSE DE PAYAMINO</text:p>
          </table:table-cell>
          <table:table-cell office:value-type="string" calcext:value-type="string">
            <text:p>1507</text:p>
          </table:table-cell>
        </table:table-row>
        <table:table-row table:style-name="ro1">
          <table:table-cell office:value-type="string" calcext:value-type="string">
            <text:p>150756</text:p>
          </table:table-cell>
          <table:table-cell office:value-type="string" calcext:value-type="string">
            <text:p>SUMACO</text:p>
          </table:table-cell>
          <table:table-cell office:value-type="string" calcext:value-type="string">
            <text:p>1507</text:p>
          </table:table-cell>
        </table:table-row>
        <table:table-row table:style-name="ro1">
          <table:table-cell office:value-type="string" calcext:value-type="string">
            <text:p>150950</text:p>
          </table:table-cell>
          <table:table-cell office:value-type="string" calcext:value-type="string">
            <text:p>CARLOS JULIO AROSEMENA T.</text:p>
          </table:table-cell>
          <table:table-cell office:value-type="string" calcext:value-type="string">
            <text:p>1509</text:p>
          </table:table-cell>
        </table:table-row>
        <table:table-row table:style-name="ro1">
          <table:table-cell office:value-type="string" calcext:value-type="string">
            <text:p>160150</text:p>
          </table:table-cell>
          <table:table-cell office:value-type="string" calcext:value-type="string">
            <text:p>PUYO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152</text:p>
          </table:table-cell>
          <table:table-cell office:value-type="string" calcext:value-type="string">
            <text:p>CANELOS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154</text:p>
          </table:table-cell>
          <table:table-cell office:value-type="string" calcext:value-type="string">
            <text:p>DIEZ DE AGOSTO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155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156</text:p>
          </table:table-cell>
          <table:table-cell office:value-type="string" calcext:value-type="string">
            <text:p>MONTALVO (ANDOAS)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157</text:p>
          </table:table-cell>
          <table:table-cell office:value-type="string" calcext:value-type="string">
            <text:p>POMONA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158</text:p>
          </table:table-cell>
          <table:table-cell office:value-type="string" calcext:value-type="string">
            <text:p>RIO CORRIENTES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159</text:p>
          </table:table-cell>
          <table:table-cell office:value-type="string" calcext:value-type="string">
            <text:p>RIO TIGRE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161</text:p>
          </table:table-cell>
          <table:table-cell office:value-type="string" calcext:value-type="string">
            <text:p>SARAYACU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162</text:p>
          </table:table-cell>
          <table:table-cell office:value-type="string" calcext:value-type="string">
            <text:p>SIMON BOLIVAR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163</text:p>
          </table:table-cell>
          <table:table-cell office:value-type="string" calcext:value-type="string">
            <text:p>TARQUI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164</text:p>
          </table:table-cell>
          <table:table-cell office:value-type="string" calcext:value-type="string">
            <text:p>TENIENTE HUGO ORTIZ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165</text:p>
          </table:table-cell>
          <table:table-cell office:value-type="string" calcext:value-type="string">
            <text:p>VERACRUZ (INDILLAMA)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166</text:p>
          </table:table-cell>
          <table:table-cell office:value-type="string" calcext:value-type="string">
            <text:p>EL TRIUNFO</text:p>
          </table:table-cell>
          <table:table-cell office:value-type="string" calcext:value-type="string">
            <text:p>1601</text:p>
          </table:table-cell>
        </table:table-row>
        <table:table-row table:style-name="ro1">
          <table:table-cell office:value-type="string" calcext:value-type="string">
            <text:p>160250</text:p>
          </table:table-cell>
          <table:table-cell office:value-type="string" calcext:value-type="string">
            <text:p>MERA</text:p>
          </table:table-cell>
          <table:table-cell office:value-type="string" calcext:value-type="string">
            <text:p>1602</text:p>
          </table:table-cell>
        </table:table-row>
        <table:table-row table:style-name="ro1">
          <table:table-cell office:value-type="string" calcext:value-type="string">
            <text:p>160251</text:p>
          </table:table-cell>
          <table:table-cell office:value-type="string" calcext:value-type="string">
            <text:p>MADRE TIERRA</text:p>
          </table:table-cell>
          <table:table-cell office:value-type="string" calcext:value-type="string">
            <text:p>1602</text:p>
          </table:table-cell>
        </table:table-row>
        <table:table-row table:style-name="ro1">
          <table:table-cell office:value-type="string" calcext:value-type="string">
            <text:p>160252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1602</text:p>
          </table:table-cell>
        </table:table-row>
        <table:table-row table:style-name="ro1">
          <table:table-cell office:value-type="string" calcext:value-type="string">
            <text:p>16035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1603</text:p>
          </table:table-cell>
        </table:table-row>
        <table:table-row table:style-name="ro1">
          <table:table-cell office:value-type="string" calcext:value-type="string">
            <text:p>160351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1603</text:p>
          </table:table-cell>
        </table:table-row>
        <table:table-row table:style-name="ro1">
          <table:table-cell office:value-type="string" calcext:value-type="string">
            <text:p>160450</text:p>
          </table:table-cell>
          <table:table-cell office:value-type="string" calcext:value-type="string">
            <text:p>ARAJUNO</text:p>
          </table:table-cell>
          <table:table-cell office:value-type="string" calcext:value-type="string">
            <text:p>1604</text:p>
          </table:table-cell>
        </table:table-row>
        <table:table-row table:style-name="ro1">
          <table:table-cell office:value-type="string" calcext:value-type="string">
            <text:p>160451</text:p>
          </table:table-cell>
          <table:table-cell office:value-type="string" calcext:value-type="string">
            <text:p>CURARAY</text:p>
          </table:table-cell>
          <table:table-cell office:value-type="string" calcext:value-type="string">
            <text:p>1604</text:p>
          </table:table-cell>
        </table:table-row>
        <table:table-row table:style-name="ro1">
          <table:table-cell office:value-type="string" calcext:value-type="string">
            <text:p>170101</text:p>
          </table:table-cell>
          <table:table-cell office:value-type="string" calcext:value-type="string">
            <text:p>ALFARO (CHIMBACALLE)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02</text:p>
          </table:table-cell>
          <table:table-cell office:value-type="string" calcext:value-type="string">
            <text:p>BENALCAZAR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03</text:p>
          </table:table-cell>
          <table:table-cell office:value-type="string" calcext:value-type="string">
            <text:p>COTOCOLLA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04</text:p>
          </table:table-cell>
          <table:table-cell office:value-type="string" calcext:value-type="string">
            <text:p>CHAUPICRUZ (LA CONCEPCION)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05</text:p>
          </table:table-cell>
          <table:table-cell office:value-type="string" calcext:value-type="string">
            <text:p>CHILLOGALL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06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07</text:p>
          </table:table-cell>
          <table:table-cell office:value-type="string" calcext:value-type="string">
            <text:p>GONZALEZ SUAREZ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08</text:p>
          </table:table-cell>
          <table:table-cell office:value-type="string" calcext:value-type="string">
            <text:p>GUAPUL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09</text:p>
          </table:table-cell>
          <table:table-cell office:value-type="string" calcext:value-type="string">
            <text:p>LA FLOREST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10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11</text:p>
          </table:table-cell>
          <table:table-cell office:value-type="string" calcext:value-type="string">
            <text:p>LA MAGDALEN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12</text:p>
          </table:table-cell>
          <table:table-cell office:value-type="string" calcext:value-type="string">
            <text:p>LA VICENTIN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13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14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15</text:p>
          </table:table-cell>
          <table:table-cell office:value-type="string" calcext:value-type="string">
            <text:p>SAN ROQUE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16</text:p>
          </table:table-cell>
          <table:table-cell office:value-type="string" calcext:value-type="string">
            <text:p>SAN SEBASTIAN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17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18</text:p>
          </table:table-cell>
          <table:table-cell office:value-type="string" calcext:value-type="string">
            <text:p>SANTA PRISC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19</text:p>
          </table:table-cell>
          <table:table-cell office:value-type="string" calcext:value-type="string">
            <text:p>VILLA FLOR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20</text:p>
          </table:table-cell>
          <table:table-cell office:value-type="string" calcext:value-type="string">
            <text:p>CARCELEN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21</text:p>
          </table:table-cell>
          <table:table-cell office:value-type="string" calcext:value-type="string">
            <text:p>CHIMBACALLE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22</text:p>
          </table:table-cell>
          <table:table-cell office:value-type="string" calcext:value-type="string">
            <text:p>EL BATAN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23</text:p>
          </table:table-cell>
          <table:table-cell office:value-type="string" calcext:value-type="string">
            <text:p>EL BEATERI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24</text:p>
          </table:table-cell>
          <table:table-cell office:value-type="string" calcext:value-type="string">
            <text:p>EL INC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25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26</text:p>
          </table:table-cell>
          <table:table-cell office:value-type="string" calcext:value-type="string">
            <text:p>GUAMANI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27</text:p>
          </table:table-cell>
          <table:table-cell office:value-type="string" calcext:value-type="string">
            <text:p>LA CONCEPCION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28</text:p>
          </table:table-cell>
          <table:table-cell office:value-type="string" calcext:value-type="string">
            <text:p>LAS CUADRAS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35</text:p>
          </table:table-cell>
          <table:table-cell office:value-type="string" calcext:value-type="string">
            <text:p>ATAHUALPA (HABASPAMBA)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50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51</text:p>
          </table:table-cell>
          <table:table-cell office:value-type="string" calcext:value-type="string">
            <text:p>ALANGASI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52</text:p>
          </table:table-cell>
          <table:table-cell office:value-type="string" calcext:value-type="string">
            <text:p>AMAGUAÑ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54</text:p>
          </table:table-cell>
          <table:table-cell office:value-type="string" calcext:value-type="string">
            <text:p>CALACALI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55</text:p>
          </table:table-cell>
          <table:table-cell office:value-type="string" calcext:value-type="string">
            <text:p>CALDERON (CARAPUNGO)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170156</text:p>
          </table:table-cell>
          <table:table-cell office:value-type="string" calcext:value-type="string">
            <text:p>CONOCOT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57</text:p>
          </table:table-cell>
          <table:table-cell office:value-type="string" calcext:value-type="string">
            <text:p>CUMBAY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58</text:p>
          </table:table-cell>
          <table:table-cell office:value-type="string" calcext:value-type="string">
            <text:p>CHAVEZPAMB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59</text:p>
          </table:table-cell>
          <table:table-cell office:value-type="string" calcext:value-type="string">
            <text:p>CHECA (CHILPA)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60</text:p>
          </table:table-cell>
          <table:table-cell office:value-type="string" calcext:value-type="string">
            <text:p>EL QUINCHE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61</text:p>
          </table:table-cell>
          <table:table-cell office:value-type="string" calcext:value-type="string">
            <text:p>GUALE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62</text:p>
          </table:table-cell>
          <table:table-cell office:value-type="string" calcext:value-type="string">
            <text:p>GUANGOPOL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63</text:p>
          </table:table-cell>
          <table:table-cell office:value-type="string" calcext:value-type="string">
            <text:p>GUAYLLABAMB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64</text:p>
          </table:table-cell>
          <table:table-cell office:value-type="string" calcext:value-type="string">
            <text:p>LA MERCED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65</text:p>
          </table:table-cell>
          <table:table-cell office:value-type="string" calcext:value-type="string">
            <text:p>LLANO CHIC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66</text:p>
          </table:table-cell>
          <table:table-cell office:value-type="string" calcext:value-type="string">
            <text:p>LLO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68</text:p>
          </table:table-cell>
          <table:table-cell office:value-type="string" calcext:value-type="string">
            <text:p>NANEGAL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69</text:p>
          </table:table-cell>
          <table:table-cell office:value-type="string" calcext:value-type="string">
            <text:p>NANEGALIT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70</text:p>
          </table:table-cell>
          <table:table-cell office:value-type="string" calcext:value-type="string">
            <text:p>NAYON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71</text:p>
          </table:table-cell>
          <table:table-cell office:value-type="string" calcext:value-type="string">
            <text:p>NON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72</text:p>
          </table:table-cell>
          <table:table-cell office:value-type="string" calcext:value-type="string">
            <text:p>PACT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74</text:p>
          </table:table-cell>
          <table:table-cell office:value-type="string" calcext:value-type="string">
            <text:p>PERUCH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75</text:p>
          </table:table-cell>
          <table:table-cell office:value-type="string" calcext:value-type="string">
            <text:p>PIF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76</text:p>
          </table:table-cell>
          <table:table-cell office:value-type="string" calcext:value-type="string">
            <text:p>PINTAG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77</text:p>
          </table:table-cell>
          <table:table-cell office:value-type="string" calcext:value-type="string">
            <text:p>POMASQUI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78</text:p>
          </table:table-cell>
          <table:table-cell office:value-type="string" calcext:value-type="string">
            <text:p>PUELLAR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79</text:p>
          </table:table-cell>
          <table:table-cell office:value-type="string" calcext:value-type="string">
            <text:p>PUEMB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80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81</text:p>
          </table:table-cell>
          <table:table-cell office:value-type="string" calcext:value-type="string">
            <text:p>SAN JOSE DE MINAS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83</text:p>
          </table:table-cell>
          <table:table-cell office:value-type="string" calcext:value-type="string">
            <text:p>TABABEL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84</text:p>
          </table:table-cell>
          <table:table-cell office:value-type="string" calcext:value-type="string">
            <text:p>TUMBACO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85</text:p>
          </table:table-cell>
          <table:table-cell office:value-type="string" calcext:value-type="string">
            <text:p>YARUQUI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186</text:p>
          </table:table-cell>
          <table:table-cell office:value-type="string" calcext:value-type="string">
            <text:p>ZAMBIZA</text:p>
          </table:table-cell>
          <table:table-cell office:value-type="string" calcext:value-type="string">
            <text:p>1701</text:p>
          </table:table-cell>
        </table:table-row>
        <table:table-row table:style-name="ro1">
          <table:table-cell office:value-type="string" calcext:value-type="string">
            <text:p>170201</text:p>
          </table:table-cell>
          <table:table-cell office:value-type="string" calcext:value-type="string">
            <text:p>AYORA</text:p>
          </table:table-cell>
          <table:table-cell office:value-type="string" calcext:value-type="string">
            <text:p>1702</text:p>
          </table:table-cell>
        </table:table-row>
        <table:table-row table:style-name="ro1">
          <table:table-cell office:value-type="string" calcext:value-type="string">
            <text:p>170202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02</text:p>
          </table:table-cell>
        </table:table-row>
        <table:table-row table:style-name="ro1">
          <table:table-cell office:value-type="string" calcext:value-type="string">
            <text:p>170203</text:p>
          </table:table-cell>
          <table:table-cell office:value-type="string" calcext:value-type="string">
            <text:p>JUAN MONTALVO</text:p>
          </table:table-cell>
          <table:table-cell office:value-type="string" calcext:value-type="string">
            <text:p>1702</text:p>
          </table:table-cell>
        </table:table-row>
        <table:table-row table:style-name="ro1">
          <table:table-cell office:value-type="string" calcext:value-type="string">
            <text:p>170250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02</text:p>
          </table:table-cell>
        </table:table-row>
        <table:table-row table:style-name="ro1">
          <table:table-cell office:value-type="string" calcext:value-type="string">
            <text:p>170251</text:p>
          </table:table-cell>
          <table:table-cell office:value-type="string" calcext:value-type="string">
            <text:p>ASCAZUBI</text:p>
          </table:table-cell>
          <table:table-cell office:value-type="string" calcext:value-type="string">
            <text:p>1702</text:p>
          </table:table-cell>
        </table:table-row>
        <table:table-row table:style-name="ro1">
          <table:table-cell office:value-type="string" calcext:value-type="string">
            <text:p>170252</text:p>
          </table:table-cell>
          <table:table-cell office:value-type="string" calcext:value-type="string">
            <text:p>CANGAHUA</text:p>
          </table:table-cell>
          <table:table-cell office:value-type="string" calcext:value-type="string">
            <text:p>1702</text:p>
          </table:table-cell>
        </table:table-row>
        <table:table-row table:style-name="ro1">
          <table:table-cell office:value-type="string" calcext:value-type="string">
            <text:p>170253</text:p>
          </table:table-cell>
          <table:table-cell office:value-type="string" calcext:value-type="string">
            <text:p>OLMEDO (PESILLO)</text:p>
          </table:table-cell>
          <table:table-cell office:value-type="string" calcext:value-type="string">
            <text:p>1702</text:p>
          </table:table-cell>
        </table:table-row>
        <table:table-row table:style-name="ro1">
          <table:table-cell office:value-type="string" calcext:value-type="string">
            <text:p>170254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1702</text:p>
          </table:table-cell>
        </table:table-row>
        <table:table-row table:style-name="ro1">
          <table:table-cell office:value-type="string" calcext:value-type="string">
            <text:p>170255</text:p>
          </table:table-cell>
          <table:table-cell office:value-type="string" calcext:value-type="string">
            <text:p>SANTA ROSA DE CUZUBAMBA</text:p>
          </table:table-cell>
          <table:table-cell office:value-type="string" calcext:value-type="string">
            <text:p>1702</text:p>
          </table:table-cell>
        </table:table-row>
        <table:table-row table:style-name="ro1">
          <table:table-cell office:value-type="string" calcext:value-type="string">
            <text:p>170350</text:p>
          </table:table-cell>
          <table:table-cell office:value-type="string" calcext:value-type="string">
            <text:p>MACHACHI</text:p>
          </table:table-cell>
          <table:table-cell office:value-type="string" calcext:value-type="string">
            <text:p>1703</text:p>
          </table:table-cell>
        </table:table-row>
        <table:table-row table:style-name="ro1">
          <table:table-cell office:value-type="string" calcext:value-type="string">
            <text:p>170351</text:p>
          </table:table-cell>
          <table:table-cell office:value-type="string" calcext:value-type="string">
            <text:p>ALOAG</text:p>
          </table:table-cell>
          <table:table-cell office:value-type="string" calcext:value-type="string">
            <text:p>1703</text:p>
          </table:table-cell>
        </table:table-row>
        <table:table-row table:style-name="ro1">
          <table:table-cell office:value-type="string" calcext:value-type="string">
            <text:p>170352</text:p>
          </table:table-cell>
          <table:table-cell office:value-type="string" calcext:value-type="string">
            <text:p>ALOASI</text:p>
          </table:table-cell>
          <table:table-cell office:value-type="string" calcext:value-type="string">
            <text:p>1703</text:p>
          </table:table-cell>
        </table:table-row>
        <table:table-row table:style-name="ro1">
          <table:table-cell office:value-type="string" calcext:value-type="string">
            <text:p>170353</text:p>
          </table:table-cell>
          <table:table-cell office:value-type="string" calcext:value-type="string">
            <text:p>CUTUGLAHUA</text:p>
          </table:table-cell>
          <table:table-cell office:value-type="string" calcext:value-type="string">
            <text:p>1703</text:p>
          </table:table-cell>
        </table:table-row>
        <table:table-row table:style-name="ro1">
          <table:table-cell office:value-type="string" calcext:value-type="string">
            <text:p>170354</text:p>
          </table:table-cell>
          <table:table-cell office:value-type="string" calcext:value-type="string">
            <text:p>EL CHAUPI</text:p>
          </table:table-cell>
          <table:table-cell office:value-type="string" calcext:value-type="string">
            <text:p>1703</text:p>
          </table:table-cell>
        </table:table-row>
        <table:table-row table:style-name="ro1">
          <table:table-cell office:value-type="string" calcext:value-type="string">
            <text:p>170355</text:p>
          </table:table-cell>
          <table:table-cell office:value-type="string" calcext:value-type="string">
            <text:p>MANUEL CORNEJO ASTORGA (TANDAPI)</text:p>
          </table:table-cell>
          <table:table-cell office:value-type="string" calcext:value-type="string">
            <text:p>1703</text:p>
          </table:table-cell>
        </table:table-row>
        <table:table-row table:style-name="ro1">
          <table:table-cell office:value-type="string" calcext:value-type="string">
            <text:p>170356</text:p>
          </table:table-cell>
          <table:table-cell office:value-type="string" calcext:value-type="string">
            <text:p>TAMBILLO</text:p>
          </table:table-cell>
          <table:table-cell office:value-type="string" calcext:value-type="string">
            <text:p>1703</text:p>
          </table:table-cell>
        </table:table-row>
        <table:table-row table:style-name="ro1">
          <table:table-cell office:value-type="string" calcext:value-type="string">
            <text:p>170357</text:p>
          </table:table-cell>
          <table:table-cell office:value-type="string" calcext:value-type="string">
            <text:p>UYUMBICHO</text:p>
          </table:table-cell>
          <table:table-cell office:value-type="string" calcext:value-type="string">
            <text:p>1703</text:p>
          </table:table-cell>
        </table:table-row>
        <table:table-row table:style-name="ro1">
          <table:table-cell office:value-type="string" calcext:value-type="string">
            <text:p>170450</text:p>
          </table:table-cell>
          <table:table-cell office:value-type="string" calcext:value-type="string">
            <text:p>TABACUNDO</text:p>
          </table:table-cell>
          <table:table-cell office:value-type="string" calcext:value-type="string">
            <text:p>1704</text:p>
          </table:table-cell>
        </table:table-row>
        <table:table-row table:style-name="ro1">
          <table:table-cell office:value-type="string" calcext:value-type="string">
            <text:p>170451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1704</text:p>
          </table:table-cell>
        </table:table-row>
        <table:table-row table:style-name="ro1">
          <table:table-cell office:value-type="string" calcext:value-type="string">
            <text:p>170452</text:p>
          </table:table-cell>
          <table:table-cell office:value-type="string" calcext:value-type="string">
            <text:p>MALCHINGUI</text:p>
          </table:table-cell>
          <table:table-cell office:value-type="string" calcext:value-type="string">
            <text:p>1704</text:p>
          </table:table-cell>
        </table:table-row>
        <table:table-row table:style-name="ro1">
          <table:table-cell office:value-type="string" calcext:value-type="string">
            <text:p>170453</text:p>
          </table:table-cell>
          <table:table-cell office:value-type="string" calcext:value-type="string">
            <text:p>TOCACHI</text:p>
          </table:table-cell>
          <table:table-cell office:value-type="string" calcext:value-type="string">
            <text:p>1704</text:p>
          </table:table-cell>
        </table:table-row>
        <table:table-row table:style-name="ro1">
          <table:table-cell office:value-type="string" calcext:value-type="string">
            <text:p>170454</text:p>
          </table:table-cell>
          <table:table-cell office:value-type="string" calcext:value-type="string">
            <text:p>TUPIGACHI</text:p>
          </table:table-cell>
          <table:table-cell office:value-type="string" calcext:value-type="string">
            <text:p>1704</text:p>
          </table:table-cell>
        </table:table-row>
        <table:table-row table:style-name="ro1">
          <table:table-cell office:value-type="string" calcext:value-type="string">
            <text:p>170501</text:p>
          </table:table-cell>
          <table:table-cell office:value-type="string" calcext:value-type="string">
            <text:p>SANGOLQUI</text:p>
          </table:table-cell>
          <table:table-cell office:value-type="string" calcext:value-type="string">
            <text:p>1705</text:p>
          </table:table-cell>
        </table:table-row>
        <table:table-row table:style-name="ro1">
          <table:table-cell office:value-type="string" calcext:value-type="string">
            <text:p>170502</text:p>
          </table:table-cell>
          <table:table-cell office:value-type="string" calcext:value-type="string">
            <text:p>SAN PEDRO DE TABOADA</text:p>
          </table:table-cell>
          <table:table-cell office:value-type="string" calcext:value-type="string">
            <text:p>1705</text:p>
          </table:table-cell>
        </table:table-row>
        <table:table-row table:style-name="ro1">
          <table:table-cell office:value-type="string" calcext:value-type="string">
            <text:p>170503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1705</text:p>
          </table:table-cell>
        </table:table-row>
        <table:table-row table:style-name="ro1">
          <table:table-cell office:value-type="string" calcext:value-type="string">
            <text:p>170550</text:p>
          </table:table-cell>
          <table:table-cell office:value-type="string" calcext:value-type="string">
            <text:p>SANGOLQUI</text:p>
          </table:table-cell>
          <table:table-cell office:value-type="string" calcext:value-type="string">
            <text:p>1705</text:p>
          </table:table-cell>
        </table:table-row>
        <table:table-row table:style-name="ro1">
          <table:table-cell office:value-type="string" calcext:value-type="string">
            <text:p>170551</text:p>
          </table:table-cell>
          <table:table-cell office:value-type="string" calcext:value-type="string">
            <text:p>COTOGCHOA</text:p>
          </table:table-cell>
          <table:table-cell office:value-type="string" calcext:value-type="string">
            <text:p>1705</text:p>
          </table:table-cell>
        </table:table-row>
        <table:table-row table:style-name="ro1">
          <table:table-cell office:value-type="string" calcext:value-type="string">
            <text:p>170552</text:p>
          </table:table-cell>
          <table:table-cell office:value-type="string" calcext:value-type="string">
            <text:p>RUMIPAMBA</text:p>
          </table:table-cell>
          <table:table-cell office:value-type="string" calcext:value-type="string">
            <text:p>1705</text:p>
          </table:table-cell>
        </table:table-row>
        <table:table-row table:style-name="ro1">
          <table:table-cell office:value-type="string" calcext:value-type="string">
            <text:p>170750</text:p>
          </table:table-cell>
          <table:table-cell office:value-type="string" calcext:value-type="string">
            <text:p>SAN MIGUEL DE LOS BANCOS</text:p>
          </table:table-cell>
          <table:table-cell office:value-type="string" calcext:value-type="string">
            <text:p>1707</text:p>
          </table:table-cell>
        </table:table-row>
        <table:table-row table:style-name="ro1">
          <table:table-cell office:value-type="string" calcext:value-type="string">
            <text:p>170751</text:p>
          </table:table-cell>
          <table:table-cell office:value-type="string" calcext:value-type="string">
            <text:p>MINDO</text:p>
          </table:table-cell>
          <table:table-cell office:value-type="string" calcext:value-type="string">
            <text:p>1707</text:p>
          </table:table-cell>
        </table:table-row>
        <table:table-row table:style-name="ro1">
          <table:table-cell office:value-type="string" calcext:value-type="string">
            <text:p>170850</text:p>
          </table:table-cell>
          <table:table-cell office:value-type="string" calcext:value-type="string">
            <text:p>PEDRO VICENTE MALDONADO</text:p>
          </table:table-cell>
          <table:table-cell office:value-type="string" calcext:value-type="string">
            <text:p>1708</text:p>
          </table:table-cell>
        </table:table-row>
        <table:table-row table:style-name="ro1">
          <table:table-cell office:value-type="string" calcext:value-type="string">
            <text:p>170950</text:p>
          </table:table-cell>
          <table:table-cell office:value-type="string" calcext:value-type="string">
            <text:p>PUERTO QUITO</text:p>
          </table:table-cell>
          <table:table-cell office:value-type="string" calcext:value-type="string">
            <text:p>1709</text:p>
          </table:table-cell>
        </table:table-row>
        <table:table-row table:style-name="ro1">
          <table:table-cell office:value-type="string" calcext:value-type="string">
            <text:p>180101</text:p>
          </table:table-cell>
          <table:table-cell office:value-type="string" calcext:value-type="string">
            <text:p>ATOCHA - FICOA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02</text:p>
          </table:table-cell>
          <table:table-cell office:value-type="string" calcext:value-type="string">
            <text:p>CELIANO MONGE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03</text:p>
          </table:table-cell>
          <table:table-cell office:value-type="string" calcext:value-type="string">
            <text:p>HUACHI CHICO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04</text:p>
          </table:table-cell>
          <table:table-cell office:value-type="string" calcext:value-type="string">
            <text:p>HUACHI LORETO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05</text:p>
          </table:table-cell>
          <table:table-cell office:value-type="string" calcext:value-type="string">
            <text:p>LA MERCED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06</text:p>
          </table:table-cell>
          <table:table-cell office:value-type="string" calcext:value-type="string">
            <text:p>LA PENINSULA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180107</text:p>
          </table:table-cell>
          <table:table-cell office:value-type="string" calcext:value-type="string">
            <text:p>LA MATRIZ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08</text:p>
          </table:table-cell>
          <table:table-cell office:value-type="string" calcext:value-type="string">
            <text:p>PISHILATA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0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50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51</text:p>
          </table:table-cell>
          <table:table-cell office:value-type="string" calcext:value-type="string">
            <text:p>AMBATILLO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52</text:p>
          </table:table-cell>
          <table:table-cell office:value-type="string" calcext:value-type="string">
            <text:p>ATAHUALPA (CHISALATA)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53</text:p>
          </table:table-cell>
          <table:table-cell office:value-type="string" calcext:value-type="string">
            <text:p>AUGUSTO N. MARTINEZ (MUNDUGLEO)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54</text:p>
          </table:table-cell>
          <table:table-cell office:value-type="string" calcext:value-type="string">
            <text:p>CONSTANTINO FERNANDEZ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55</text:p>
          </table:table-cell>
          <table:table-cell office:value-type="string" calcext:value-type="string">
            <text:p>HUACHI GRANDE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56</text:p>
          </table:table-cell>
          <table:table-cell office:value-type="string" calcext:value-type="string">
            <text:p>IZAMBA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57</text:p>
          </table:table-cell>
          <table:table-cell office:value-type="string" calcext:value-type="string">
            <text:p>JUAN BENIGNO VELA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58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59</text:p>
          </table:table-cell>
          <table:table-cell office:value-type="string" calcext:value-type="string">
            <text:p>PASA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60</text:p>
          </table:table-cell>
          <table:table-cell office:value-type="string" calcext:value-type="string">
            <text:p>PICAIGUA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61</text:p>
          </table:table-cell>
          <table:table-cell office:value-type="string" calcext:value-type="string">
            <text:p>PILAGUIN (PILAHUIN)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62</text:p>
          </table:table-cell>
          <table:table-cell office:value-type="string" calcext:value-type="string">
            <text:p>QUISAPINCHA (QUIZAPINCHA)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63</text:p>
          </table:table-cell>
          <table:table-cell office:value-type="string" calcext:value-type="string">
            <text:p>SAN BARTOLOME DE PINLLOG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64</text:p>
          </table:table-cell>
          <table:table-cell office:value-type="string" calcext:value-type="string">
            <text:p>SAN FERNANDO (PASA SAN FERNANDO)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65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66</text:p>
          </table:table-cell>
          <table:table-cell office:value-type="string" calcext:value-type="string">
            <text:p>TOTORAS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67</text:p>
          </table:table-cell>
          <table:table-cell office:value-type="string" calcext:value-type="string">
            <text:p>CUNCHIBAMBA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168</text:p>
          </table:table-cell>
          <table:table-cell office:value-type="string" calcext:value-type="string">
            <text:p>UNAMUNCHO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string" calcext:value-type="string">
            <text:p>180250</text:p>
          </table:table-cell>
          <table:table-cell office:value-type="string" calcext:value-type="string">
            <text:p>BAÑOS DE AGUA SANTA</text:p>
          </table:table-cell>
          <table:table-cell office:value-type="string" calcext:value-type="string">
            <text:p>1802</text:p>
          </table:table-cell>
        </table:table-row>
        <table:table-row table:style-name="ro1">
          <table:table-cell office:value-type="string" calcext:value-type="string">
            <text:p>180251</text:p>
          </table:table-cell>
          <table:table-cell office:value-type="string" calcext:value-type="string">
            <text:p>LLIGUA</text:p>
          </table:table-cell>
          <table:table-cell office:value-type="string" calcext:value-type="string">
            <text:p>1802</text:p>
          </table:table-cell>
        </table:table-row>
        <table:table-row table:style-name="ro1">
          <table:table-cell office:value-type="string" calcext:value-type="string">
            <text:p>180252</text:p>
          </table:table-cell>
          <table:table-cell office:value-type="string" calcext:value-type="string">
            <text:p>RIO NEGRO</text:p>
          </table:table-cell>
          <table:table-cell office:value-type="string" calcext:value-type="string">
            <text:p>1802</text:p>
          </table:table-cell>
        </table:table-row>
        <table:table-row table:style-name="ro1">
          <table:table-cell office:value-type="string" calcext:value-type="string">
            <text:p>180253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1802</text:p>
          </table:table-cell>
        </table:table-row>
        <table:table-row table:style-name="ro1">
          <table:table-cell office:value-type="string" calcext:value-type="string">
            <text:p>180254</text:p>
          </table:table-cell>
          <table:table-cell office:value-type="string" calcext:value-type="string">
            <text:p>ULBA</text:p>
          </table:table-cell>
          <table:table-cell office:value-type="string" calcext:value-type="string">
            <text:p>1802</text:p>
          </table:table-cell>
        </table:table-row>
        <table:table-row table:style-name="ro1">
          <table:table-cell office:value-type="string" calcext:value-type="string">
            <text:p>180350</text:p>
          </table:table-cell>
          <table:table-cell office:value-type="string" calcext:value-type="string">
            <text:p>CEVALLOS</text:p>
          </table:table-cell>
          <table:table-cell office:value-type="string" calcext:value-type="string">
            <text:p>1803</text:p>
          </table:table-cell>
        </table:table-row>
        <table:table-row table:style-name="ro1">
          <table:table-cell office:value-type="string" calcext:value-type="string">
            <text:p>180450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1804</text:p>
          </table:table-cell>
        </table:table-row>
        <table:table-row table:style-name="ro1">
          <table:table-cell office:value-type="string" calcext:value-type="string">
            <text:p>180451</text:p>
          </table:table-cell>
          <table:table-cell office:value-type="string" calcext:value-type="string">
            <text:p>PINGUILI</text:p>
          </table:table-cell>
          <table:table-cell office:value-type="string" calcext:value-type="string">
            <text:p>1804</text:p>
          </table:table-cell>
        </table:table-row>
        <table:table-row table:style-name="ro1">
          <table:table-cell office:value-type="string" calcext:value-type="string">
            <text:p>180550</text:p>
          </table:table-cell>
          <table:table-cell office:value-type="string" calcext:value-type="string">
            <text:p>PATATE</text:p>
          </table:table-cell>
          <table:table-cell office:value-type="string" calcext:value-type="string">
            <text:p>1805</text:p>
          </table:table-cell>
        </table:table-row>
        <table:table-row table:style-name="ro1">
          <table:table-cell office:value-type="string" calcext:value-type="string">
            <text:p>180551</text:p>
          </table:table-cell>
          <table:table-cell office:value-type="string" calcext:value-type="string">
            <text:p>EL TRIUNFO</text:p>
          </table:table-cell>
          <table:table-cell office:value-type="string" calcext:value-type="string">
            <text:p>1805</text:p>
          </table:table-cell>
        </table:table-row>
        <table:table-row table:style-name="ro1">
          <table:table-cell office:value-type="string" calcext:value-type="string">
            <text:p>180552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1805</text:p>
          </table:table-cell>
        </table:table-row>
        <table:table-row table:style-name="ro1">
          <table:table-cell office:value-type="string" calcext:value-type="string">
            <text:p>18055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1805</text:p>
          </table:table-cell>
        </table:table-row>
        <table:table-row table:style-name="ro1">
          <table:table-cell office:value-type="string" calcext:value-type="string">
            <text:p>180650</text:p>
          </table:table-cell>
          <table:table-cell office:value-type="string" calcext:value-type="string">
            <text:p>QUERO</text:p>
          </table:table-cell>
          <table:table-cell office:value-type="string" calcext:value-type="string">
            <text:p>1806</text:p>
          </table:table-cell>
        </table:table-row>
        <table:table-row table:style-name="ro1">
          <table:table-cell office:value-type="string" calcext:value-type="string">
            <text:p>180651</text:p>
          </table:table-cell>
          <table:table-cell office:value-type="string" calcext:value-type="string">
            <text:p>RUMIPAMBA</text:p>
          </table:table-cell>
          <table:table-cell office:value-type="string" calcext:value-type="string">
            <text:p>1806</text:p>
          </table:table-cell>
        </table:table-row>
        <table:table-row table:style-name="ro1">
          <table:table-cell office:value-type="string" calcext:value-type="string">
            <text:p>180652</text:p>
          </table:table-cell>
          <table:table-cell office:value-type="string" calcext:value-type="string">
            <text:p>YANAYACU - MOCHAPATA</text:p>
          </table:table-cell>
          <table:table-cell office:value-type="string" calcext:value-type="string">
            <text:p>1806</text:p>
          </table:table-cell>
        </table:table-row>
        <table:table-row table:style-name="ro1">
          <table:table-cell office:value-type="string" calcext:value-type="string">
            <text:p>180701</text:p>
          </table:table-cell>
          <table:table-cell office:value-type="string" calcext:value-type="string">
            <text:p>PELILEO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string" calcext:value-type="string">
            <text:p>180702</text:p>
          </table:table-cell>
          <table:table-cell office:value-type="string" calcext:value-type="string">
            <text:p>PELILEO GRANDE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string" calcext:value-type="string">
            <text:p>180750</text:p>
          </table:table-cell>
          <table:table-cell office:value-type="string" calcext:value-type="string">
            <text:p>PELILEO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string" calcext:value-type="string">
            <text:p>180751</text:p>
          </table:table-cell>
          <table:table-cell office:value-type="string" calcext:value-type="string">
            <text:p>BENITEZ (PACHANLICA)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string" calcext:value-type="string">
            <text:p>18075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string" calcext:value-type="string">
            <text:p>180753</text:p>
          </table:table-cell>
          <table:table-cell office:value-type="string" calcext:value-type="string">
            <text:p>COTALO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string" calcext:value-type="string">
            <text:p>180754</text:p>
          </table:table-cell>
          <table:table-cell office:value-type="string" calcext:value-type="string">
            <text:p>CHIQUICHA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string" calcext:value-type="string">
            <text:p>180755</text:p>
          </table:table-cell>
          <table:table-cell office:value-type="string" calcext:value-type="string">
            <text:p>EL ROSARIO (RUMICHACA)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string" calcext:value-type="string">
            <text:p>180756</text:p>
          </table:table-cell>
          <table:table-cell office:value-type="string" calcext:value-type="string">
            <text:p>GARCIA MORENO (CHUMAQUI)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string" calcext:value-type="string">
            <text:p>180757</text:p>
          </table:table-cell>
          <table:table-cell office:value-type="string" calcext:value-type="string">
            <text:p>GUAMBALO (HUAMBALO)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string" calcext:value-type="string">
            <text:p>180758</text:p>
          </table:table-cell>
          <table:table-cell office:value-type="string" calcext:value-type="string">
            <text:p>SALASACA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string" calcext:value-type="string">
            <text:p>180801</text:p>
          </table:table-cell>
          <table:table-cell office:value-type="string" calcext:value-type="string">
            <text:p>CIUDAD NUEVA</text:p>
          </table:table-cell>
          <table:table-cell office:value-type="string" calcext:value-type="string">
            <text:p>1808</text:p>
          </table:table-cell>
        </table:table-row>
        <table:table-row table:style-name="ro1">
          <table:table-cell office:value-type="string" calcext:value-type="string">
            <text:p>180802</text:p>
          </table:table-cell>
          <table:table-cell office:value-type="string" calcext:value-type="string">
            <text:p>PILLARO</text:p>
          </table:table-cell>
          <table:table-cell office:value-type="string" calcext:value-type="string">
            <text:p>1808</text:p>
          </table:table-cell>
        </table:table-row>
        <table:table-row table:style-name="ro1">
          <table:table-cell office:value-type="string" calcext:value-type="string">
            <text:p>180850</text:p>
          </table:table-cell>
          <table:table-cell office:value-type="string" calcext:value-type="string">
            <text:p>PILLARO</text:p>
          </table:table-cell>
          <table:table-cell office:value-type="string" calcext:value-type="string">
            <text:p>1808</text:p>
          </table:table-cell>
        </table:table-row>
        <table:table-row table:style-name="ro1">
          <table:table-cell office:value-type="string" calcext:value-type="string">
            <text:p>180851</text:p>
          </table:table-cell>
          <table:table-cell office:value-type="string" calcext:value-type="string">
            <text:p>BAQUERIZO MORENO</text:p>
          </table:table-cell>
          <table:table-cell office:value-type="string" calcext:value-type="string">
            <text:p>1808</text:p>
          </table:table-cell>
        </table:table-row>
        <table:table-row table:style-name="ro1">
          <table:table-cell office:value-type="string" calcext:value-type="string">
            <text:p>180852</text:p>
          </table:table-cell>
          <table:table-cell office:value-type="string" calcext:value-type="string">
            <text:p>EMILIO MARIA TERAN (RUMIPAMBA)</text:p>
          </table:table-cell>
          <table:table-cell office:value-type="string" calcext:value-type="string">
            <text:p>1808</text:p>
          </table:table-cell>
        </table:table-row>
        <table:table-row table:style-name="ro1">
          <table:table-cell office:value-type="string" calcext:value-type="string">
            <text:p>180853</text:p>
          </table:table-cell>
          <table:table-cell office:value-type="string" calcext:value-type="string">
            <text:p>MARCOS ESPINEL (CHACATA)</text:p>
          </table:table-cell>
          <table:table-cell office:value-type="string" calcext:value-type="string">
            <text:p>1808</text:p>
          </table:table-cell>
        </table:table-row>
        <table:table-row table:style-name="ro1">
          <table:table-cell office:value-type="string" calcext:value-type="string">
            <text:p>180854</text:p>
          </table:table-cell>
          <table:table-cell office:value-type="string" calcext:value-type="string">
            <text:p>PRESIDENTE URBINA (CHAGRAPAMBA-PATZUCUL)</text:p>
          </table:table-cell>
          <table:table-cell office:value-type="string" calcext:value-type="string">
            <text:p>1808</text:p>
          </table:table-cell>
        </table:table-row>
        <table:table-row table:style-name="ro1">
          <table:table-cell office:value-type="string" calcext:value-type="string">
            <text:p>180855</text:p>
          </table:table-cell>
          <table:table-cell office:value-type="string" calcext:value-type="string">
            <text:p>SAN ANDRES</text:p>
          </table:table-cell>
          <table:table-cell office:value-type="string" calcext:value-type="string">
            <text:p>1808</text:p>
          </table:table-cell>
        </table:table-row>
        <table:table-row table:style-name="ro1">
          <table:table-cell office:value-type="string" calcext:value-type="string">
            <text:p>180856</text:p>
          </table:table-cell>
          <table:table-cell office:value-type="string" calcext:value-type="string">
            <text:p>SAN JOSE DE POALO</text:p>
          </table:table-cell>
          <table:table-cell office:value-type="string" calcext:value-type="string">
            <text:p>1808</text:p>
          </table:table-cell>
        </table:table-row>
        <table:table-row table:style-name="ro1">
          <table:table-cell office:value-type="string" calcext:value-type="string">
            <text:p>180857</text:p>
          </table:table-cell>
          <table:table-cell office:value-type="string" calcext:value-type="string">
            <text:p>SAN MIGUELITO</text:p>
          </table:table-cell>
          <table:table-cell office:value-type="string" calcext:value-type="string">
            <text:p>1808</text:p>
          </table:table-cell>
        </table:table-row>
        <table:table-row table:style-name="ro1">
          <table:table-cell office:value-type="string" calcext:value-type="string">
            <text:p>180950</text:p>
          </table:table-cell>
          <table:table-cell office:value-type="string" calcext:value-type="string">
            <text:p>TISALEO</text:p>
          </table:table-cell>
          <table:table-cell office:value-type="string" calcext:value-type="string">
            <text:p>1809</text:p>
          </table:table-cell>
        </table:table-row>
        <table:table-row table:style-name="ro1">
          <table:table-cell office:value-type="string" calcext:value-type="string">
            <text:p>180951</text:p>
          </table:table-cell>
          <table:table-cell office:value-type="string" calcext:value-type="string">
            <text:p>QUINCHICOTO</text:p>
          </table:table-cell>
          <table:table-cell office:value-type="string" calcext:value-type="string">
            <text:p>1809</text:p>
          </table:table-cell>
        </table:table-row>
        <table:table-row table:style-name="ro1">
          <table:table-cell office:value-type="string" calcext:value-type="string">
            <text:p>190101</text:p>
          </table:table-cell>
          <table:table-cell office:value-type="string" calcext:value-type="string">
            <text:p>LIMON</text:p>
          </table:table-cell>
          <table:table-cell office:value-type="string" calcext:value-type="string">
            <text:p>1901</text:p>
          </table:table-cell>
        </table:table-row>
        <table:table-row table:style-name="ro1">
          <table:table-cell office:value-type="string" calcext:value-type="string">
            <text:p>190102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01</text:p>
          </table:table-cell>
        </table:table-row>
        <table:table-row table:style-name="ro1">
          <table:table-cell office:value-type="string" calcext:value-type="string">
            <text:p>190150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01</text:p>
          </table:table-cell>
        </table:table-row>
        <table:table-row table:style-name="ro1">
          <table:table-cell office:value-type="string" calcext:value-type="string">
            <text:p>190151</text:p>
          </table:table-cell>
          <table:table-cell office:value-type="string" calcext:value-type="string">
            <text:p>CUMBARATZA</text:p>
          </table:table-cell>
          <table:table-cell office:value-type="string" calcext:value-type="string">
            <text:p>1901</text:p>
          </table:table-cell>
        </table:table-row>
        <table:table-row table:style-name="ro1">
          <table:table-cell office:value-type="string" calcext:value-type="string">
            <text:p>190152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1901</text:p>
          </table:table-cell>
        </table:table-row>
        <table:table-row table:style-name="ro1">
          <table:table-cell office:value-type="string" calcext:value-type="string">
            <text:p>190153</text:p>
          </table:table-cell>
          <table:table-cell office:value-type="string" calcext:value-type="string">
            <text:p>IMBANA (LA VICTORIA DE IMBANA)</text:p>
          </table:table-cell>
          <table:table-cell office:value-type="string" calcext:value-type="string">
            <text:p>1901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190155</text:p>
          </table:table-cell>
          <table:table-cell office:value-type="string" calcext:value-type="string">
            <text:p>SABANILLA</text:p>
          </table:table-cell>
          <table:table-cell office:value-type="string" calcext:value-type="string">
            <text:p>1901</text:p>
          </table:table-cell>
        </table:table-row>
        <table:table-row table:style-name="ro1">
          <table:table-cell office:value-type="string" calcext:value-type="string">
            <text:p>190156</text:p>
          </table:table-cell>
          <table:table-cell office:value-type="string" calcext:value-type="string">
            <text:p>TIMBARA</text:p>
          </table:table-cell>
          <table:table-cell office:value-type="string" calcext:value-type="string">
            <text:p>1901</text:p>
          </table:table-cell>
        </table:table-row>
        <table:table-row table:style-name="ro1">
          <table:table-cell office:value-type="string" calcext:value-type="string">
            <text:p>190158</text:p>
          </table:table-cell>
          <table:table-cell office:value-type="string" calcext:value-type="string">
            <text:p>SAN CARLOS DE LAS MINAS</text:p>
          </table:table-cell>
          <table:table-cell office:value-type="string" calcext:value-type="string">
            <text:p>1901</text:p>
          </table:table-cell>
        </table:table-row>
        <table:table-row table:style-name="ro1">
          <table:table-cell office:value-type="string" calcext:value-type="string">
            <text:p>190250</text:p>
          </table:table-cell>
          <table:table-cell office:value-type="string" calcext:value-type="string">
            <text:p>ZUMBA</text:p>
          </table:table-cell>
          <table:table-cell office:value-type="string" calcext:value-type="string">
            <text:p>1902</text:p>
          </table:table-cell>
        </table:table-row>
        <table:table-row table:style-name="ro1">
          <table:table-cell office:value-type="string" calcext:value-type="string">
            <text:p>190251</text:p>
          </table:table-cell>
          <table:table-cell office:value-type="string" calcext:value-type="string">
            <text:p>CHITO</text:p>
          </table:table-cell>
          <table:table-cell office:value-type="string" calcext:value-type="string">
            <text:p>1902</text:p>
          </table:table-cell>
        </table:table-row>
        <table:table-row table:style-name="ro1">
          <table:table-cell office:value-type="string" calcext:value-type="string">
            <text:p>190252</text:p>
          </table:table-cell>
          <table:table-cell office:value-type="string" calcext:value-type="string">
            <text:p>EL CHORRO</text:p>
          </table:table-cell>
          <table:table-cell office:value-type="string" calcext:value-type="string">
            <text:p>1902</text:p>
          </table:table-cell>
        </table:table-row>
        <table:table-row table:style-name="ro1">
          <table:table-cell office:value-type="string" calcext:value-type="string">
            <text:p>190254</text:p>
          </table:table-cell>
          <table:table-cell office:value-type="string" calcext:value-type="string">
            <text:p>LA CHONTA</text:p>
          </table:table-cell>
          <table:table-cell office:value-type="string" calcext:value-type="string">
            <text:p>1902</text:p>
          </table:table-cell>
        </table:table-row>
        <table:table-row table:style-name="ro1">
          <table:table-cell office:value-type="string" calcext:value-type="string">
            <text:p>190256</text:p>
          </table:table-cell>
          <table:table-cell office:value-type="string" calcext:value-type="string">
            <text:p>PUCAPAMBA</text:p>
          </table:table-cell>
          <table:table-cell office:value-type="string" calcext:value-type="string">
            <text:p>1902</text:p>
          </table:table-cell>
        </table:table-row>
        <table:table-row table:style-name="ro1">
          <table:table-cell office:value-type="string" calcext:value-type="string">
            <text:p>190259</text:p>
          </table:table-cell>
          <table:table-cell office:value-type="string" calcext:value-type="string">
            <text:p>SAN ANDRÉS</text:p>
          </table:table-cell>
          <table:table-cell office:value-type="string" calcext:value-type="string">
            <text:p>1902</text:p>
          </table:table-cell>
        </table:table-row>
        <table:table-row table:style-name="ro1">
          <table:table-cell office:value-type="string" calcext:value-type="string">
            <text:p>190350</text:p>
          </table:table-cell>
          <table:table-cell office:value-type="string" calcext:value-type="string">
            <text:p>GUAYZIMI</text:p>
          </table:table-cell>
          <table:table-cell office:value-type="string" calcext:value-type="string">
            <text:p>1903</text:p>
          </table:table-cell>
        </table:table-row>
        <table:table-row table:style-name="ro1">
          <table:table-cell office:value-type="string" calcext:value-type="string">
            <text:p>190351</text:p>
          </table:table-cell>
          <table:table-cell office:value-type="string" calcext:value-type="string">
            <text:p>ZURMI</text:p>
          </table:table-cell>
          <table:table-cell office:value-type="string" calcext:value-type="string">
            <text:p>1903</text:p>
          </table:table-cell>
        </table:table-row>
        <table:table-row table:style-name="ro1">
          <table:table-cell office:value-type="string" calcext:value-type="string">
            <text:p>190450</text:p>
          </table:table-cell>
          <table:table-cell office:value-type="string" calcext:value-type="string">
            <text:p>28 DE MAYO (SAN JOSE DE YACUAMBI)</text:p>
          </table:table-cell>
          <table:table-cell office:value-type="string" calcext:value-type="string">
            <text:p>1904</text:p>
          </table:table-cell>
        </table:table-row>
        <table:table-row table:style-name="ro1">
          <table:table-cell office:value-type="string" calcext:value-type="string">
            <text:p>190451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1904</text:p>
          </table:table-cell>
        </table:table-row>
        <table:table-row table:style-name="ro1">
          <table:table-cell office:value-type="string" calcext:value-type="string">
            <text:p>190452</text:p>
          </table:table-cell>
          <table:table-cell office:value-type="string" calcext:value-type="string">
            <text:p>TUTUPALI</text:p>
          </table:table-cell>
          <table:table-cell office:value-type="string" calcext:value-type="string">
            <text:p>1904</text:p>
          </table:table-cell>
        </table:table-row>
        <table:table-row table:style-name="ro1">
          <table:table-cell office:value-type="string" calcext:value-type="string">
            <text:p>190550</text:p>
          </table:table-cell>
          <table:table-cell office:value-type="string" calcext:value-type="string">
            <text:p>YANZATZA</text:p>
          </table:table-cell>
          <table:table-cell office:value-type="string" calcext:value-type="string">
            <text:p>1905</text:p>
          </table:table-cell>
        </table:table-row>
        <table:table-row table:style-name="ro1">
          <table:table-cell office:value-type="string" calcext:value-type="string">
            <text:p>190551</text:p>
          </table:table-cell>
          <table:table-cell office:value-type="string" calcext:value-type="string">
            <text:p>CHICAÑA</text:p>
          </table:table-cell>
          <table:table-cell office:value-type="string" calcext:value-type="string">
            <text:p>1905</text:p>
          </table:table-cell>
        </table:table-row>
        <table:table-row table:style-name="ro1">
          <table:table-cell office:value-type="string" calcext:value-type="string">
            <text:p>190553</text:p>
          </table:table-cell>
          <table:table-cell office:value-type="string" calcext:value-type="string">
            <text:p>LOS ENCUENTROS</text:p>
          </table:table-cell>
          <table:table-cell office:value-type="string" calcext:value-type="string">
            <text:p>1905</text:p>
          </table:table-cell>
        </table:table-row>
        <table:table-row table:style-name="ro1">
          <table:table-cell office:value-type="string" calcext:value-type="string">
            <text:p>190650</text:p>
          </table:table-cell>
          <table:table-cell office:value-type="string" calcext:value-type="string">
            <text:p>EL PANGUI</text:p>
          </table:table-cell>
          <table:table-cell office:value-type="string" calcext:value-type="string">
            <text:p>1906</text:p>
          </table:table-cell>
        </table:table-row>
        <table:table-row table:style-name="ro1">
          <table:table-cell office:value-type="string" calcext:value-type="string">
            <text:p>190651</text:p>
          </table:table-cell>
          <table:table-cell office:value-type="string" calcext:value-type="string">
            <text:p>EL GUISMI</text:p>
          </table:table-cell>
          <table:table-cell office:value-type="string" calcext:value-type="string">
            <text:p>1906</text:p>
          </table:table-cell>
        </table:table-row>
        <table:table-row table:style-name="ro1">
          <table:table-cell office:value-type="string" calcext:value-type="string">
            <text:p>190652</text:p>
          </table:table-cell>
          <table:table-cell office:value-type="string" calcext:value-type="string">
            <text:p>PACHICUTZA</text:p>
          </table:table-cell>
          <table:table-cell office:value-type="string" calcext:value-type="string">
            <text:p>1906</text:p>
          </table:table-cell>
        </table:table-row>
        <table:table-row table:style-name="ro1">
          <table:table-cell office:value-type="string" calcext:value-type="string">
            <text:p>190653</text:p>
          </table:table-cell>
          <table:table-cell office:value-type="string" calcext:value-type="string">
            <text:p>TUNDAYME</text:p>
          </table:table-cell>
          <table:table-cell office:value-type="string" calcext:value-type="string">
            <text:p>1906</text:p>
          </table:table-cell>
        </table:table-row>
        <table:table-row table:style-name="ro1">
          <table:table-cell office:value-type="string" calcext:value-type="string">
            <text:p>190750</text:p>
          </table:table-cell>
          <table:table-cell office:value-type="string" calcext:value-type="string">
            <text:p>ZUMBI</text:p>
          </table:table-cell>
          <table:table-cell office:value-type="string" calcext:value-type="string">
            <text:p>1907</text:p>
          </table:table-cell>
        </table:table-row>
        <table:table-row table:style-name="ro1">
          <table:table-cell office:value-type="string" calcext:value-type="string">
            <text:p>190850</text:p>
          </table:table-cell>
          <table:table-cell office:value-type="string" calcext:value-type="string">
            <text:p>PALANDA</text:p>
          </table:table-cell>
          <table:table-cell office:value-type="string" calcext:value-type="string">
            <text:p>1908</text:p>
          </table:table-cell>
        </table:table-row>
        <table:table-row table:style-name="ro1">
          <table:table-cell office:value-type="string" calcext:value-type="string">
            <text:p>190851</text:p>
          </table:table-cell>
          <table:table-cell office:value-type="string" calcext:value-type="string">
            <text:p>EL PORVENIR DEL CARMEN</text:p>
          </table:table-cell>
          <table:table-cell office:value-type="string" calcext:value-type="string">
            <text:p>1908</text:p>
          </table:table-cell>
        </table:table-row>
        <table:table-row table:style-name="ro1">
          <table:table-cell office:value-type="string" calcext:value-type="string">
            <text:p>190852</text:p>
          </table:table-cell>
          <table:table-cell office:value-type="string" calcext:value-type="string">
            <text:p>SAN FRANCISCO DE VERGEL</text:p>
          </table:table-cell>
          <table:table-cell office:value-type="string" calcext:value-type="string">
            <text:p>1908</text:p>
          </table:table-cell>
        </table:table-row>
        <table:table-row table:style-name="ro1">
          <table:table-cell office:value-type="string" calcext:value-type="string">
            <text:p>19085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1908</text:p>
          </table:table-cell>
        </table:table-row>
        <table:table-row table:style-name="ro1">
          <table:table-cell office:value-type="string" calcext:value-type="string">
            <text:p>190950</text:p>
          </table:table-cell>
          <table:table-cell office:value-type="string" calcext:value-type="string">
            <text:p>PAQUISHA</text:p>
          </table:table-cell>
          <table:table-cell office:value-type="string" calcext:value-type="string">
            <text:p>1909</text:p>
          </table:table-cell>
        </table:table-row>
        <table:table-row table:style-name="ro1">
          <table:table-cell office:value-type="string" calcext:value-type="string">
            <text:p>190951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1909</text:p>
          </table:table-cell>
        </table:table-row>
        <table:table-row table:style-name="ro1">
          <table:table-cell office:value-type="string" calcext:value-type="string">
            <text:p>190952</text:p>
          </table:table-cell>
          <table:table-cell office:value-type="string" calcext:value-type="string">
            <text:p>NUEVO QUITO</text:p>
          </table:table-cell>
          <table:table-cell office:value-type="string" calcext:value-type="string">
            <text:p>1909</text:p>
          </table:table-cell>
        </table:table-row>
        <table:table-row table:style-name="ro1">
          <table:table-cell office:value-type="string" calcext:value-type="string">
            <text:p>200150</text:p>
          </table:table-cell>
          <table:table-cell office:value-type="string" calcext:value-type="string">
            <text:p>PUERTO BAQUERIZO MORENO</text:p>
          </table:table-cell>
          <table:table-cell office:value-type="string" calcext:value-type="string">
            <text:p>2001</text:p>
          </table:table-cell>
        </table:table-row>
        <table:table-row table:style-name="ro1">
          <table:table-cell office:value-type="string" calcext:value-type="string">
            <text:p>200151</text:p>
          </table:table-cell>
          <table:table-cell office:value-type="string" calcext:value-type="string">
            <text:p>EL PROGRESO</text:p>
          </table:table-cell>
          <table:table-cell office:value-type="string" calcext:value-type="string">
            <text:p>2001</text:p>
          </table:table-cell>
        </table:table-row>
        <table:table-row table:style-name="ro1">
          <table:table-cell office:value-type="string" calcext:value-type="string">
            <text:p>200152</text:p>
          </table:table-cell>
          <table:table-cell office:value-type="string" calcext:value-type="string">
            <text:p>ISLA SANTA MARIA (FLOREANA)</text:p>
          </table:table-cell>
          <table:table-cell office:value-type="string" calcext:value-type="string">
            <text:p>2001</text:p>
          </table:table-cell>
        </table:table-row>
        <table:table-row table:style-name="ro1">
          <table:table-cell office:value-type="string" calcext:value-type="string">
            <text:p>200250</text:p>
          </table:table-cell>
          <table:table-cell office:value-type="string" calcext:value-type="string">
            <text:p>PUERTO VILLAMIL</text:p>
          </table:table-cell>
          <table:table-cell office:value-type="string" calcext:value-type="string">
            <text:p>2002</text:p>
          </table:table-cell>
        </table:table-row>
        <table:table-row table:style-name="ro1">
          <table:table-cell office:value-type="string" calcext:value-type="string">
            <text:p>200251</text:p>
          </table:table-cell>
          <table:table-cell office:value-type="string" calcext:value-type="string">
            <text:p>TOMAS DE BERLANGA (SANTO TOMAS)</text:p>
          </table:table-cell>
          <table:table-cell office:value-type="string" calcext:value-type="string">
            <text:p>2002</text:p>
          </table:table-cell>
        </table:table-row>
        <table:table-row table:style-name="ro1">
          <table:table-cell office:value-type="string" calcext:value-type="string">
            <text:p>200350</text:p>
          </table:table-cell>
          <table:table-cell office:value-type="string" calcext:value-type="string">
            <text:p>PUERTO AYORA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200351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20035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210150</text:p>
          </table:table-cell>
          <table:table-cell office:value-type="string" calcext:value-type="string">
            <text:p>NUEVA LOJA</text:p>
          </table:table-cell>
          <table:table-cell office:value-type="string" calcext:value-type="string">
            <text:p>2101</text:p>
          </table:table-cell>
        </table:table-row>
        <table:table-row table:style-name="ro1">
          <table:table-cell office:value-type="string" calcext:value-type="string">
            <text:p>210152</text:p>
          </table:table-cell>
          <table:table-cell office:value-type="string" calcext:value-type="string">
            <text:p>DURENO</text:p>
          </table:table-cell>
          <table:table-cell office:value-type="string" calcext:value-type="string">
            <text:p>2101</text:p>
          </table:table-cell>
        </table:table-row>
        <table:table-row table:style-name="ro1">
          <table:table-cell office:value-type="string" calcext:value-type="string">
            <text:p>210153</text:p>
          </table:table-cell>
          <table:table-cell office:value-type="string" calcext:value-type="string">
            <text:p>GENERAL FARFAN</text:p>
          </table:table-cell>
          <table:table-cell office:value-type="string" calcext:value-type="string">
            <text:p>2101</text:p>
          </table:table-cell>
        </table:table-row>
        <table:table-row table:style-name="ro1">
          <table:table-cell office:value-type="string" calcext:value-type="string">
            <text:p>210155</text:p>
          </table:table-cell>
          <table:table-cell office:value-type="string" calcext:value-type="string">
            <text:p>EL ENO</text:p>
          </table:table-cell>
          <table:table-cell office:value-type="string" calcext:value-type="string">
            <text:p>2101</text:p>
          </table:table-cell>
        </table:table-row>
        <table:table-row table:style-name="ro1">
          <table:table-cell office:value-type="string" calcext:value-type="string">
            <text:p>210156</text:p>
          </table:table-cell>
          <table:table-cell office:value-type="string" calcext:value-type="string">
            <text:p>PACAYACU</text:p>
          </table:table-cell>
          <table:table-cell office:value-type="string" calcext:value-type="string">
            <text:p>2101</text:p>
          </table:table-cell>
        </table:table-row>
        <table:table-row table:style-name="ro1">
          <table:table-cell office:value-type="string" calcext:value-type="string">
            <text:p>210157</text:p>
          </table:table-cell>
          <table:table-cell office:value-type="string" calcext:value-type="string">
            <text:p>JAMBELI</text:p>
          </table:table-cell>
          <table:table-cell office:value-type="string" calcext:value-type="string">
            <text:p>2101</text:p>
          </table:table-cell>
        </table:table-row>
        <table:table-row table:style-name="ro1">
          <table:table-cell office:value-type="string" calcext:value-type="string">
            <text:p>210158</text:p>
          </table:table-cell>
          <table:table-cell office:value-type="string" calcext:value-type="string">
            <text:p>SANTA CECILIA</text:p>
          </table:table-cell>
          <table:table-cell office:value-type="string" calcext:value-type="string">
            <text:p>2101</text:p>
          </table:table-cell>
        </table:table-row>
        <table:table-row table:style-name="ro1">
          <table:table-cell office:value-type="string" calcext:value-type="string">
            <text:p>210250</text:p>
          </table:table-cell>
          <table:table-cell office:value-type="string" calcext:value-type="string">
            <text:p>EL DORADO DE CASCALES (LUMBAQUI)</text:p>
          </table:table-cell>
          <table:table-cell office:value-type="string" calcext:value-type="string">
            <text:p>2102</text:p>
          </table:table-cell>
        </table:table-row>
        <table:table-row table:style-name="ro1">
          <table:table-cell office:value-type="string" calcext:value-type="string">
            <text:p>210251</text:p>
          </table:table-cell>
          <table:table-cell office:value-type="string" calcext:value-type="string">
            <text:p>EL REVENTADOR</text:p>
          </table:table-cell>
          <table:table-cell office:value-type="string" calcext:value-type="string">
            <text:p>2102</text:p>
          </table:table-cell>
        </table:table-row>
        <table:table-row table:style-name="ro1">
          <table:table-cell office:value-type="string" calcext:value-type="string">
            <text:p>210252</text:p>
          </table:table-cell>
          <table:table-cell office:value-type="string" calcext:value-type="string">
            <text:p>GONZALO PIZARRO</text:p>
          </table:table-cell>
          <table:table-cell office:value-type="string" calcext:value-type="string">
            <text:p>2102</text:p>
          </table:table-cell>
        </table:table-row>
        <table:table-row table:style-name="ro1">
          <table:table-cell office:value-type="string" calcext:value-type="string">
            <text:p>210254</text:p>
          </table:table-cell>
          <table:table-cell office:value-type="string" calcext:value-type="string">
            <text:p>PUERTO LIBRE</text:p>
          </table:table-cell>
          <table:table-cell office:value-type="string" calcext:value-type="string">
            <text:p>2102</text:p>
          </table:table-cell>
        </table:table-row>
        <table:table-row table:style-name="ro1">
          <table:table-cell office:value-type="string" calcext:value-type="string">
            <text:p>210350</text:p>
          </table:table-cell>
          <table:table-cell office:value-type="string" calcext:value-type="string">
            <text:p>PUERTO EL CARMEN DEL PUTUMAYO</text:p>
          </table:table-cell>
          <table:table-cell office:value-type="string" calcext:value-type="string">
            <text:p>2103</text:p>
          </table:table-cell>
        </table:table-row>
        <table:table-row table:style-name="ro1">
          <table:table-cell office:value-type="string" calcext:value-type="string">
            <text:p>210351</text:p>
          </table:table-cell>
          <table:table-cell office:value-type="string" calcext:value-type="string">
            <text:p>PALMA ROJA</text:p>
          </table:table-cell>
          <table:table-cell office:value-type="string" calcext:value-type="string">
            <text:p>2103</text:p>
          </table:table-cell>
        </table:table-row>
        <table:table-row table:style-name="ro1">
          <table:table-cell office:value-type="string" calcext:value-type="string">
            <text:p>210352</text:p>
          </table:table-cell>
          <table:table-cell office:value-type="string" calcext:value-type="string">
            <text:p>PUERTO BOLIVAR (PUERTO MONTUFAR)</text:p>
          </table:table-cell>
          <table:table-cell office:value-type="string" calcext:value-type="string">
            <text:p>2103</text:p>
          </table:table-cell>
        </table:table-row>
        <table:table-row table:style-name="ro1">
          <table:table-cell office:value-type="string" calcext:value-type="string">
            <text:p>210353</text:p>
          </table:table-cell>
          <table:table-cell office:value-type="string" calcext:value-type="string">
            <text:p>PUERTO RODRIGUEZ</text:p>
          </table:table-cell>
          <table:table-cell office:value-type="string" calcext:value-type="string">
            <text:p>2103</text:p>
          </table:table-cell>
        </table:table-row>
        <table:table-row table:style-name="ro1">
          <table:table-cell office:value-type="string" calcext:value-type="string">
            <text:p>210354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103</text:p>
          </table:table-cell>
        </table:table-row>
        <table:table-row table:style-name="ro1">
          <table:table-cell office:value-type="string" calcext:value-type="string">
            <text:p>210450</text:p>
          </table:table-cell>
          <table:table-cell office:value-type="string" calcext:value-type="string">
            <text:p>SHUSHUFINDI</text:p>
          </table:table-cell>
          <table:table-cell office:value-type="string" calcext:value-type="string">
            <text:p>2104</text:p>
          </table:table-cell>
        </table:table-row>
        <table:table-row table:style-name="ro1">
          <table:table-cell office:value-type="string" calcext:value-type="string">
            <text:p>210451</text:p>
          </table:table-cell>
          <table:table-cell office:value-type="string" calcext:value-type="string">
            <text:p>LIMONCOCHA</text:p>
          </table:table-cell>
          <table:table-cell office:value-type="string" calcext:value-type="string">
            <text:p>2104</text:p>
          </table:table-cell>
        </table:table-row>
        <table:table-row table:style-name="ro1">
          <table:table-cell office:value-type="string" calcext:value-type="string">
            <text:p>210452</text:p>
          </table:table-cell>
          <table:table-cell office:value-type="string" calcext:value-type="string">
            <text:p>PAÑACOCHA</text:p>
          </table:table-cell>
          <table:table-cell office:value-type="string" calcext:value-type="string">
            <text:p>2104</text:p>
          </table:table-cell>
        </table:table-row>
        <table:table-row table:style-name="ro1">
          <table:table-cell office:value-type="string" calcext:value-type="string">
            <text:p>210453</text:p>
          </table:table-cell>
          <table:table-cell office:value-type="string" calcext:value-type="string">
            <text:p>SAN ROQUE</text:p>
          </table:table-cell>
          <table:table-cell office:value-type="string" calcext:value-type="string">
            <text:p>2104</text:p>
          </table:table-cell>
        </table:table-row>
        <table:table-row table:style-name="ro1">
          <table:table-cell office:value-type="string" calcext:value-type="string">
            <text:p>210454</text:p>
          </table:table-cell>
          <table:table-cell office:value-type="string" calcext:value-type="string">
            <text:p>SAN PEDRO DE LOS COFANES</text:p>
          </table:table-cell>
          <table:table-cell office:value-type="string" calcext:value-type="string">
            <text:p>2104</text:p>
          </table:table-cell>
        </table:table-row>
        <table:table-row table:style-name="ro1">
          <table:table-cell office:value-type="string" calcext:value-type="string">
            <text:p>210455</text:p>
          </table:table-cell>
          <table:table-cell office:value-type="string" calcext:value-type="string">
            <text:p>SIETE DE JULIO</text:p>
          </table:table-cell>
          <table:table-cell office:value-type="string" calcext:value-type="string">
            <text:p>2104</text:p>
          </table:table-cell>
        </table:table-row>
        <table:table-row table:style-name="ro1">
          <table:table-cell office:value-type="string" calcext:value-type="string">
            <text:p>210550</text:p>
          </table:table-cell>
          <table:table-cell office:value-type="string" calcext:value-type="string">
            <text:p>LA BONITA</text:p>
          </table:table-cell>
          <table:table-cell office:value-type="string" calcext:value-type="string">
            <text:p>2105</text:p>
          </table:table-cell>
        </table:table-row>
        <table:table-row table:style-name="ro1">
          <table:table-cell office:value-type="string" calcext:value-type="string">
            <text:p>210551</text:p>
          </table:table-cell>
          <table:table-cell office:value-type="string" calcext:value-type="string">
            <text:p>EL PLAYON DE SAN FRANCISCO</text:p>
          </table:table-cell>
          <table:table-cell office:value-type="string" calcext:value-type="string">
            <text:p>2105</text:p>
          </table:table-cell>
        </table:table-row>
        <table:table-row table:style-name="ro1">
          <table:table-cell office:value-type="string" calcext:value-type="string">
            <text:p>210552</text:p>
          </table:table-cell>
          <table:table-cell office:value-type="string" calcext:value-type="string">
            <text:p>LA SOFIA</text:p>
          </table:table-cell>
          <table:table-cell office:value-type="string" calcext:value-type="string">
            <text:p>2105</text:p>
          </table:table-cell>
        </table:table-row>
        <table:table-row table:style-name="ro1">
          <table:table-cell office:value-type="string" calcext:value-type="string">
            <text:p>210553</text:p>
          </table:table-cell>
          <table:table-cell office:value-type="string" calcext:value-type="string">
            <text:p>ROSA FLORIDA</text:p>
          </table:table-cell>
          <table:table-cell office:value-type="string" calcext:value-type="string">
            <text:p>2105</text:p>
          </table:table-cell>
        </table:table-row>
        <table:table-row table:style-name="ro1">
          <table:table-cell office:value-type="string" calcext:value-type="string">
            <text:p>210554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2105</text:p>
          </table:table-cell>
        </table:table-row>
        <table:table-row table:style-name="ro1">
          <table:table-cell office:value-type="string" calcext:value-type="string">
            <text:p>210650</text:p>
          </table:table-cell>
          <table:table-cell office:value-type="string" calcext:value-type="string">
            <text:p>EL DORADO DE CASCALES</text:p>
          </table:table-cell>
          <table:table-cell office:value-type="string" calcext:value-type="string">
            <text:p>2106</text:p>
          </table:table-cell>
        </table:table-row>
        <table:table-row table:style-name="ro1">
          <table:table-cell office:value-type="string" calcext:value-type="string">
            <text:p>210651</text:p>
          </table:table-cell>
          <table:table-cell office:value-type="string" calcext:value-type="string">
            <text:p>SANTA ROSA DE SUCUMBIOS</text:p>
          </table:table-cell>
          <table:table-cell office:value-type="string" calcext:value-type="string">
            <text:p>2106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21065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2106</text:p>
          </table:table-cell>
        </table:table-row>
        <table:table-row table:style-name="ro1">
          <table:table-cell office:value-type="string" calcext:value-type="string">
            <text:p>210750</text:p>
          </table:table-cell>
          <table:table-cell office:value-type="string" calcext:value-type="string">
            <text:p>TARAPOA</text:p>
          </table:table-cell>
          <table:table-cell office:value-type="string" calcext:value-type="string">
            <text:p>2107</text:p>
          </table:table-cell>
        </table:table-row>
        <table:table-row table:style-name="ro1">
          <table:table-cell office:value-type="string" calcext:value-type="string">
            <text:p>210751</text:p>
          </table:table-cell>
          <table:table-cell office:value-type="string" calcext:value-type="string">
            <text:p>CUYABENO</text:p>
          </table:table-cell>
          <table:table-cell office:value-type="string" calcext:value-type="string">
            <text:p>2107</text:p>
          </table:table-cell>
        </table:table-row>
        <table:table-row table:style-name="ro1">
          <table:table-cell office:value-type="string" calcext:value-type="string">
            <text:p>210752</text:p>
          </table:table-cell>
          <table:table-cell office:value-type="string" calcext:value-type="string">
            <text:p>AGUAS NEGRAS</text:p>
          </table:table-cell>
          <table:table-cell office:value-type="string" calcext:value-type="string">
            <text:p>2107</text:p>
          </table:table-cell>
        </table:table-row>
        <table:table-row table:style-name="ro1">
          <table:table-cell office:value-type="string" calcext:value-type="string">
            <text:p>220150</text:p>
          </table:table-cell>
          <table:table-cell office:value-type="string" calcext:value-type="string">
            <text:p>PUERTO FRANCISCO DE ORELLANA (COCA)</text:p>
          </table:table-cell>
          <table:table-cell office:value-type="string" calcext:value-type="string">
            <text:p>2201</text:p>
          </table:table-cell>
        </table:table-row>
        <table:table-row table:style-name="ro1">
          <table:table-cell office:value-type="string" calcext:value-type="string">
            <text:p>220151</text:p>
          </table:table-cell>
          <table:table-cell office:value-type="string" calcext:value-type="string">
            <text:p>ALEJANDRO LABACA</text:p>
          </table:table-cell>
          <table:table-cell office:value-type="string" calcext:value-type="string">
            <text:p>2201</text:p>
          </table:table-cell>
        </table:table-row>
        <table:table-row table:style-name="ro1">
          <table:table-cell office:value-type="string" calcext:value-type="string">
            <text:p>220152</text:p>
          </table:table-cell>
          <table:table-cell office:value-type="string" calcext:value-type="string">
            <text:p>DAYUMA</text:p>
          </table:table-cell>
          <table:table-cell office:value-type="string" calcext:value-type="string">
            <text:p>2201</text:p>
          </table:table-cell>
        </table:table-row>
        <table:table-row table:style-name="ro1">
          <table:table-cell office:value-type="string" calcext:value-type="string">
            <text:p>220153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2201</text:p>
          </table:table-cell>
        </table:table-row>
        <table:table-row table:style-name="ro1">
          <table:table-cell office:value-type="string" calcext:value-type="string">
            <text:p>220154</text:p>
          </table:table-cell>
          <table:table-cell office:value-type="string" calcext:value-type="string">
            <text:p>EL EDEN</text:p>
          </table:table-cell>
          <table:table-cell office:value-type="string" calcext:value-type="string">
            <text:p>2201</text:p>
          </table:table-cell>
        </table:table-row>
        <table:table-row table:style-name="ro1">
          <table:table-cell office:value-type="string" calcext:value-type="string">
            <text:p>220155</text:p>
          </table:table-cell>
          <table:table-cell office:value-type="string" calcext:value-type="string">
            <text:p>GARCIA MORENO</text:p>
          </table:table-cell>
          <table:table-cell office:value-type="string" calcext:value-type="string">
            <text:p>2201</text:p>
          </table:table-cell>
        </table:table-row>
        <table:table-row table:style-name="ro1">
          <table:table-cell office:value-type="string" calcext:value-type="string">
            <text:p>220156</text:p>
          </table:table-cell>
          <table:table-cell office:value-type="string" calcext:value-type="string">
            <text:p>INES ARANGO</text:p>
          </table:table-cell>
          <table:table-cell office:value-type="string" calcext:value-type="string">
            <text:p>2201</text:p>
          </table:table-cell>
        </table:table-row>
        <table:table-row table:style-name="ro1">
          <table:table-cell office:value-type="string" calcext:value-type="string">
            <text:p>220157</text:p>
          </table:table-cell>
          <table:table-cell office:value-type="string" calcext:value-type="string">
            <text:p>LA BELLEZA</text:p>
          </table:table-cell>
          <table:table-cell office:value-type="string" calcext:value-type="string">
            <text:p>2201</text:p>
          </table:table-cell>
        </table:table-row>
        <table:table-row table:style-name="ro1">
          <table:table-cell office:value-type="string" calcext:value-type="string">
            <text:p>220158</text:p>
          </table:table-cell>
          <table:table-cell office:value-type="string" calcext:value-type="string">
            <text:p>NUEVO PARAISO</text:p>
          </table:table-cell>
          <table:table-cell office:value-type="string" calcext:value-type="string">
            <text:p>2201</text:p>
          </table:table-cell>
        </table:table-row>
        <table:table-row table:style-name="ro1">
          <table:table-cell office:value-type="string" calcext:value-type="string">
            <text:p>220159</text:p>
          </table:table-cell>
          <table:table-cell office:value-type="string" calcext:value-type="string">
            <text:p>SAN JOSE DE GUAYUSA</text:p>
          </table:table-cell>
          <table:table-cell office:value-type="string" calcext:value-type="string">
            <text:p>2201</text:p>
          </table:table-cell>
        </table:table-row>
        <table:table-row table:style-name="ro1">
          <table:table-cell office:value-type="string" calcext:value-type="string">
            <text:p>220160</text:p>
          </table:table-cell>
          <table:table-cell office:value-type="string" calcext:value-type="string">
            <text:p>SAN LUIS DE ARMENIA</text:p>
          </table:table-cell>
          <table:table-cell office:value-type="string" calcext:value-type="string">
            <text:p>2201</text:p>
          </table:table-cell>
        </table:table-row>
        <table:table-row table:style-name="ro1">
          <table:table-cell office:value-type="string" calcext:value-type="string">
            <text:p>220161</text:p>
          </table:table-cell>
          <table:table-cell office:value-type="string" calcext:value-type="string">
            <text:p>TARACOA</text:p>
          </table:table-cell>
          <table:table-cell office:value-type="string" calcext:value-type="string">
            <text:p>2201</text:p>
          </table:table-cell>
        </table:table-row>
        <table:table-row table:style-name="ro1">
          <table:table-cell office:value-type="string" calcext:value-type="string">
            <text:p>220250</text:p>
          </table:table-cell>
          <table:table-cell office:value-type="string" calcext:value-type="string">
            <text:p>NUEVO ROCAFUERTE</text:p>
          </table:table-cell>
          <table:table-cell office:value-type="string" calcext:value-type="string">
            <text:p>2202</text:p>
          </table:table-cell>
        </table:table-row>
        <table:table-row table:style-name="ro1">
          <table:table-cell office:value-type="string" calcext:value-type="string">
            <text:p>220251</text:p>
          </table:table-cell>
          <table:table-cell office:value-type="string" calcext:value-type="string">
            <text:p>CAPITAN AUGUSTO RIVADENEIRA</text:p>
          </table:table-cell>
          <table:table-cell office:value-type="string" calcext:value-type="string">
            <text:p>2202</text:p>
          </table:table-cell>
        </table:table-row>
        <table:table-row table:style-name="ro1">
          <table:table-cell office:value-type="string" calcext:value-type="string">
            <text:p>220252</text:p>
          </table:table-cell>
          <table:table-cell office:value-type="string" calcext:value-type="string">
            <text:p>CONONACO</text:p>
          </table:table-cell>
          <table:table-cell office:value-type="string" calcext:value-type="string">
            <text:p>2202</text:p>
          </table:table-cell>
        </table:table-row>
        <table:table-row table:style-name="ro1">
          <table:table-cell office:value-type="string" calcext:value-type="string">
            <text:p>220253</text:p>
          </table:table-cell>
          <table:table-cell office:value-type="string" calcext:value-type="string">
            <text:p>SANTA MARIA DE HUIRIRIMA</text:p>
          </table:table-cell>
          <table:table-cell office:value-type="string" calcext:value-type="string">
            <text:p>2202</text:p>
          </table:table-cell>
        </table:table-row>
        <table:table-row table:style-name="ro1">
          <table:table-cell office:value-type="string" calcext:value-type="string">
            <text:p>220254</text:p>
          </table:table-cell>
          <table:table-cell office:value-type="string" calcext:value-type="string">
            <text:p>TIPUTINI</text:p>
          </table:table-cell>
          <table:table-cell office:value-type="string" calcext:value-type="string">
            <text:p>2202</text:p>
          </table:table-cell>
        </table:table-row>
        <table:table-row table:style-name="ro1">
          <table:table-cell office:value-type="string" calcext:value-type="string">
            <text:p>220255</text:p>
          </table:table-cell>
          <table:table-cell office:value-type="string" calcext:value-type="string">
            <text:p>YASUNI</text:p>
          </table:table-cell>
          <table:table-cell office:value-type="string" calcext:value-type="string">
            <text:p>2202</text:p>
          </table:table-cell>
        </table:table-row>
        <table:table-row table:style-name="ro1">
          <table:table-cell office:value-type="string" calcext:value-type="string">
            <text:p>220350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2203</text:p>
          </table:table-cell>
        </table:table-row>
        <table:table-row table:style-name="ro1">
          <table:table-cell office:value-type="string" calcext:value-type="string">
            <text:p>220351</text:p>
          </table:table-cell>
          <table:table-cell office:value-type="string" calcext:value-type="string">
            <text:p>ENOKANQUI</text:p>
          </table:table-cell>
          <table:table-cell office:value-type="string" calcext:value-type="string">
            <text:p>2203</text:p>
          </table:table-cell>
        </table:table-row>
        <table:table-row table:style-name="ro1">
          <table:table-cell office:value-type="string" calcext:value-type="string">
            <text:p>220352</text:p>
          </table:table-cell>
          <table:table-cell office:value-type="string" calcext:value-type="string">
            <text:p>LAGO SAN PEDRO</text:p>
          </table:table-cell>
          <table:table-cell office:value-type="string" calcext:value-type="string">
            <text:p>2203</text:p>
          </table:table-cell>
        </table:table-row>
        <table:table-row table:style-name="ro1">
          <table:table-cell office:value-type="string" calcext:value-type="string">
            <text:p>220353</text:p>
          </table:table-cell>
          <table:table-cell office:value-type="string" calcext:value-type="string">
            <text:p>POMPEYA</text:p>
          </table:table-cell>
          <table:table-cell office:value-type="string" calcext:value-type="string">
            <text:p>2203</text:p>
          </table:table-cell>
        </table:table-row>
        <table:table-row table:style-name="ro1">
          <table:table-cell office:value-type="string" calcext:value-type="string">
            <text:p>220354</text:p>
          </table:table-cell>
          <table:table-cell office:value-type="string" calcext:value-type="string">
            <text:p>RUMIPAMBA</text:p>
          </table:table-cell>
          <table:table-cell office:value-type="string" calcext:value-type="string">
            <text:p>2203</text:p>
          </table:table-cell>
        </table:table-row>
        <table:table-row table:style-name="ro1">
          <table:table-cell office:value-type="string" calcext:value-type="string">
            <text:p>220355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2203</text:p>
          </table:table-cell>
        </table:table-row>
        <table:table-row table:style-name="ro1">
          <table:table-cell office:value-type="string" calcext:value-type="string">
            <text:p>220356</text:p>
          </table:table-cell>
          <table:table-cell office:value-type="string" calcext:value-type="string">
            <text:p>SAN SEBASTIAN DEL COCA</text:p>
          </table:table-cell>
          <table:table-cell office:value-type="string" calcext:value-type="string">
            <text:p>2203</text:p>
          </table:table-cell>
        </table:table-row>
        <table:table-row table:style-name="ro1">
          <table:table-cell office:value-type="string" calcext:value-type="string">
            <text:p>220357</text:p>
          </table:table-cell>
          <table:table-cell office:value-type="string" calcext:value-type="string">
            <text:p>TRES DE NOVIEMBRE</text:p>
          </table:table-cell>
          <table:table-cell office:value-type="string" calcext:value-type="string">
            <text:p>2203</text:p>
          </table:table-cell>
        </table:table-row>
        <table:table-row table:style-name="ro1">
          <table:table-cell office:value-type="string" calcext:value-type="string">
            <text:p>220358</text:p>
          </table:table-cell>
          <table:table-cell office:value-type="string" calcext:value-type="string">
            <text:p>UNION MILAGREÑA</text:p>
          </table:table-cell>
          <table:table-cell office:value-type="string" calcext:value-type="string">
            <text:p>2203</text:p>
          </table:table-cell>
        </table:table-row>
        <table:table-row table:style-name="ro1">
          <table:table-cell office:value-type="string" calcext:value-type="string">
            <text:p>220450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2204</text:p>
          </table:table-cell>
        </table:table-row>
        <table:table-row table:style-name="ro1">
          <table:table-cell office:value-type="string" calcext:value-type="string">
            <text:p>220451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2204</text:p>
          </table:table-cell>
        </table:table-row>
        <table:table-row table:style-name="ro1">
          <table:table-cell office:value-type="string" calcext:value-type="string">
            <text:p>220452</text:p>
          </table:table-cell>
          <table:table-cell office:value-type="string" calcext:value-type="string">
            <text:p>PUERTO MURIALDO</text:p>
          </table:table-cell>
          <table:table-cell office:value-type="string" calcext:value-type="string">
            <text:p>2204</text:p>
          </table:table-cell>
        </table:table-row>
        <table:table-row table:style-name="ro1">
          <table:table-cell office:value-type="string" calcext:value-type="string">
            <text:p>220453</text:p>
          </table:table-cell>
          <table:table-cell office:value-type="string" calcext:value-type="string">
            <text:p>SAN JOSE DEL PAYAMINO</text:p>
          </table:table-cell>
          <table:table-cell office:value-type="string" calcext:value-type="string">
            <text:p>2204</text:p>
          </table:table-cell>
        </table:table-row>
        <table:table-row table:style-name="ro1">
          <table:table-cell office:value-type="string" calcext:value-type="string">
            <text:p>220454</text:p>
          </table:table-cell>
          <table:table-cell office:value-type="string" calcext:value-type="string">
            <text:p>SAN JOSE DE DAHUANO</text:p>
          </table:table-cell>
          <table:table-cell office:value-type="string" calcext:value-type="string">
            <text:p>2204</text:p>
          </table:table-cell>
        </table:table-row>
        <table:table-row table:style-name="ro1">
          <table:table-cell office:value-type="string" calcext:value-type="string">
            <text:p>220455</text:p>
          </table:table-cell>
          <table:table-cell office:value-type="string" calcext:value-type="string">
            <text:p>SAN VICENTE DE HUATICOCHA</text:p>
          </table:table-cell>
          <table:table-cell office:value-type="string" calcext:value-type="string">
            <text:p>2204</text:p>
          </table:table-cell>
        </table:table-row>
        <table:table-row table:style-name="ro1">
          <table:table-cell office:value-type="string" calcext:value-type="string">
            <text:p>230101</text:p>
          </table:table-cell>
          <table:table-cell office:value-type="string" calcext:value-type="string">
            <text:p>ABRAHAM CALAZACÓN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02</text:p>
          </table:table-cell>
          <table:table-cell office:value-type="string" calcext:value-type="string">
            <text:p>BOMBOLI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03</text:p>
          </table:table-cell>
          <table:table-cell office:value-type="string" calcext:value-type="string">
            <text:p>CHIGUILPE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04</text:p>
          </table:table-cell>
          <table:table-cell office:value-type="string" calcext:value-type="string">
            <text:p>RÍO TOACHI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05</text:p>
          </table:table-cell>
          <table:table-cell office:value-type="string" calcext:value-type="string">
            <text:p>RÍO VERDE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06</text:p>
          </table:table-cell>
          <table:table-cell office:value-type="string" calcext:value-type="string">
            <text:p>SANTO DOMINGO DE LOS COLORADOS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07</text:p>
          </table:table-cell>
          <table:table-cell office:value-type="string" calcext:value-type="string">
            <text:p>ZARACAY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5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51</text:p>
          </table:table-cell>
          <table:table-cell office:value-type="string" calcext:value-type="string">
            <text:p>ALLURIQUÍN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52</text:p>
          </table:table-cell>
          <table:table-cell office:value-type="string" calcext:value-type="string">
            <text:p>PUERTO LIMÓN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53</text:p>
          </table:table-cell>
          <table:table-cell office:value-type="string" calcext:value-type="string">
            <text:p>LUZ DE AMÉRICA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54</text:p>
          </table:table-cell>
          <table:table-cell office:value-type="string" calcext:value-type="string">
            <text:p>SAN JACINTO DEL BUA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55</text:p>
          </table:table-cell>
          <table:table-cell office:value-type="string" calcext:value-type="string">
            <text:p>VALLE HERMOSO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56</text:p>
          </table:table-cell>
          <table:table-cell office:value-type="string" calcext:value-type="string">
            <text:p>EL ESFUERZO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157</text:p>
          </table:table-cell>
          <table:table-cell office:value-type="string" calcext:value-type="string">
            <text:p>SANTA MARÍA DEL TOACHI</text:p>
          </table:table-cell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080850</text:p>
          </table:table-cell>
          <table:table-cell office:value-type="string" calcext:value-type="string">
            <text:p>LA CONCORDIA</text:p>
          </table:table-cell>
          <table:table-cell office:value-type="string" calcext:value-type="string">
            <text:p>0808</text:p>
          </table:table-cell>
        </table:table-row>
        <table:table-row table:style-name="ro1">
          <table:table-cell office:value-type="string" calcext:value-type="string">
            <text:p>080851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0808</text:p>
          </table:table-cell>
        </table:table-row>
        <table:table-row table:style-name="ro1">
          <table:table-cell office:value-type="string" calcext:value-type="string">
            <text:p>080853</text:p>
          </table:table-cell>
          <table:table-cell office:value-type="string" calcext:value-type="string">
            <text:p>LAS VILLEGAS</text:p>
          </table:table-cell>
          <table:table-cell office:value-type="string" calcext:value-type="string">
            <text:p>0808</text:p>
          </table:table-cell>
        </table:table-row>
        <table:table-row table:style-name="ro1">
          <table:table-cell office:value-type="string" calcext:value-type="string">
            <text:p>080854</text:p>
          </table:table-cell>
          <table:table-cell office:value-type="string" calcext:value-type="string">
            <text:p>PLAN PILOTO</text:p>
          </table:table-cell>
          <table:table-cell office:value-type="string" calcext:value-type="string">
            <text:p>0808</text:p>
          </table:table-cell>
        </table:table-row>
        <table:table-row table:style-name="ro1">
          <table:table-cell office:value-type="string" calcext:value-type="string">
            <text:p>CODIGO PARROQUIA</text:p>
          </table:table-cell>
          <table:table-cell office:value-type="string" calcext:value-type="string">
            <text:p>DESCRIPCION PARROQUIA</text:p>
          </table:table-cell>
          <table:table-cell office:value-type="string" calcext:value-type="string">
            <text:p>CODIGO CANTON</text:p>
          </table:table-cell>
        </table:table-row>
        <table:table-row table:style-name="ro1">
          <table:table-cell office:value-type="string" calcext:value-type="string">
            <text:p>240101</text:p>
          </table:table-cell>
          <table:table-cell office:value-type="string" calcext:value-type="string">
            <text:p>BALLENITA</text:p>
          </table:table-cell>
          <table:table-cell office:value-type="string" calcext:value-type="string">
            <text:p>2401</text:p>
          </table:table-cell>
        </table:table-row>
        <table:table-row table:style-name="ro1">
          <table:table-cell office:value-type="string" calcext:value-type="string">
            <text:p>240102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01</text:p>
          </table:table-cell>
        </table:table-row>
        <table:table-row table:style-name="ro1">
          <table:table-cell office:value-type="string" calcext:value-type="string">
            <text:p>240150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01</text:p>
          </table:table-cell>
        </table:table-row>
        <table:table-row table:style-name="ro1">
          <table:table-cell office:value-type="string" calcext:value-type="string">
            <text:p>240151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2401</text:p>
          </table:table-cell>
        </table:table-row>
        <table:table-row table:style-name="ro1">
          <table:table-cell office:value-type="string" calcext:value-type="string">
            <text:p>240152</text:p>
          </table:table-cell>
          <table:table-cell office:value-type="string" calcext:value-type="string">
            <text:p>COLONCHE</text:p>
          </table:table-cell>
          <table:table-cell office:value-type="string" calcext:value-type="string">
            <text:p>2401</text:p>
          </table:table-cell>
        </table:table-row>
        <table:table-row table:style-name="ro1">
          <table:table-cell office:value-type="string" calcext:value-type="string">
            <text:p>240153</text:p>
          </table:table-cell>
          <table:table-cell office:value-type="string" calcext:value-type="string">
            <text:p>CHANDUY</text:p>
          </table:table-cell>
          <table:table-cell office:value-type="string" calcext:value-type="string">
            <text:p>2401</text:p>
          </table:table-cell>
        </table:table-row>
        <table:table-row table:style-name="ro1">
          <table:table-cell office:value-type="string" calcext:value-type="string">
            <text:p>240154</text:p>
          </table:table-cell>
          <table:table-cell office:value-type="string" calcext:value-type="string">
            <text:p>MANGLARALTO</text:p>
          </table:table-cell>
          <table:table-cell office:value-type="string" calcext:value-type="string">
            <text:p>2401</text:p>
          </table:table-cell>
        </table:table-row>
        <table:table-row table:style-name="ro1">
          <table:table-cell office:value-type="string" calcext:value-type="string">
            <text:p>240155</text:p>
          </table:table-cell>
          <table:table-cell office:value-type="string" calcext:value-type="string">
            <text:p>SIMÓN BOLÍVAR (JULIO MORENO)</text:p>
          </table:table-cell>
          <table:table-cell office:value-type="string" calcext:value-type="string">
            <text:p>2401</text:p>
          </table:table-cell>
        </table:table-row>
        <table:table-row table:style-name="ro1">
          <table:table-cell office:value-type="string" calcext:value-type="string">
            <text:p>240156</text:p>
          </table:table-cell>
          <table:table-cell office:value-type="string" calcext:value-type="string">
            <text:p>SAN JOSÉ DE ANCÓN</text:p>
          </table:table-cell>
          <table:table-cell office:value-type="string" calcext:value-type="string">
            <text:p>2401</text:p>
          </table:table-cell>
        </table:table-row>
        <table:table-row table:style-name="ro1">
          <table:table-cell office:value-type="string" calcext:value-type="string">
            <text:p>240250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2402</text:p>
          </table:table-cell>
        </table:table-row>
        <table:table-row table:style-name="ro1">
          <table:table-cell office:value-type="string" calcext:value-type="string">
            <text:p>240301</text:p>
          </table:table-cell>
          <table:table-cell office:value-type="string" calcext:value-type="string">
            <text:p>CARLOS ESPINOZA LARREA</text:p>
          </table:table-cell>
          <table:table-cell office:value-type="string" calcext:value-type="string">
            <text:p>2403</text:p>
          </table:table-cell>
        </table:table-row>
        <table:table-row table:style-name="ro1">
          <table:table-cell office:value-type="string" calcext:value-type="string">
            <text:p>240302</text:p>
          </table:table-cell>
          <table:table-cell office:value-type="string" calcext:value-type="string">
            <text:p>GRAL ALBERTO ENRIQUEZ GALLO</text:p>
          </table:table-cell>
          <table:table-cell office:value-type="string" calcext:value-type="string">
            <text:p>2403</text:p>
          </table:table-cell>
        </table:table-row>
        <table:table-row table:style-name="ro1">
          <table:table-cell office:value-type="string" calcext:value-type="string">
            <text:p>240303</text:p>
          </table:table-cell>
          <table:table-cell office:value-type="string" calcext:value-type="string">
            <text:p>VICENTE ROCAFUERTE</text:p>
          </table:table-cell>
          <table:table-cell office:value-type="string" calcext:value-type="string">
            <text:p>2403</text:p>
          </table:table-cell>
        </table:table-row>
        <table:table-row table:style-name="ro1">
          <table:table-cell office:value-type="string" calcext:value-type="string">
            <text:p>240304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2403</text:p>
          </table:table-cell>
        </table:table-row>
        <table:table-row table:style-name="ro1">
          <table:table-cell office:value-type="string" calcext:value-type="string">
            <text:p>240350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2403</text:p>
          </table:table-cell>
        </table:table-row>
        <table:table-row table:style-name="ro1">
          <table:table-cell office:value-type="string" calcext:value-type="string">
            <text:p>240351</text:p>
          </table:table-cell>
          <table:table-cell office:value-type="string" calcext:value-type="string">
            <text:p>ANCONCITO</text:p>
          </table:table-cell>
          <table:table-cell office:value-type="string" calcext:value-type="string">
            <text:p>2403</text:p>
          </table:table-cell>
        </table:table-row>
        <table:table-row table:style-name="ro1">
          <table:table-cell office:value-type="string" calcext:value-type="string">
            <text:p>240352</text:p>
          </table:table-cell>
          <table:table-cell office:value-type="string" calcext:value-type="string">
            <text:p>JOSÉ LUIS TAMAYO</text:p>
          </table:table-cell>
          <table:table-cell office:value-type="string" calcext:value-type="string">
            <text:p>2403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INSERT INTO public."location" (code, "name", parent_code) VALUES('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ZUAY</text:p>
          </table:table-cell>
          <table:table-cell/>
          <table:table-cell table:formula="of:=COM.MICROSOFT.CONCAT([.$D$1];[.A2];&quot;','&quot;;[.B2];&quot;','&quot;;[.C2];&quot;');&quot;)" office:value-type="string" office:string-value="INSERT INTO public.&quot;location&quot; (code, &quot;name&quot;, parent_code) VALUES('01','AZUAY','');" calcext:value-type="string">
            <text:p>INSERT INTO public."location" (code, "name", parent_code) VALUES('01','AZUAY','');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BOLIVAR</text:p>
          </table:table-cell>
          <table:table-cell/>
          <table:table-cell table:formula="of:=COM.MICROSOFT.CONCAT([.$D$1];[.A3];&quot;','&quot;;[.B3];&quot;','&quot;;[.C3];&quot;');&quot;)" office:value-type="string" office:string-value="INSERT INTO public.&quot;location&quot; (code, &quot;name&quot;, parent_code) VALUES('02','BOLIVAR','');" calcext:value-type="string">
            <text:p>INSERT INTO public."location" (code, "name", parent_code) VALUES('02','BOLIVAR','');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AÑAR</text:p>
          </table:table-cell>
          <table:table-cell/>
          <table:table-cell table:formula="of:=COM.MICROSOFT.CONCAT([.$D$1];[.A4];&quot;','&quot;;[.B4];&quot;','&quot;;[.C4];&quot;');&quot;)" office:value-type="string" office:string-value="INSERT INTO public.&quot;location&quot; (code, &quot;name&quot;, parent_code) VALUES('03','CAÑAR','');" calcext:value-type="string">
            <text:p>INSERT INTO public."location" (code, "name", parent_code) VALUES('03','CAÑAR','');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ARCHI</text:p>
          </table:table-cell>
          <table:table-cell/>
          <table:table-cell table:formula="of:=COM.MICROSOFT.CONCAT([.$D$1];[.A5];&quot;','&quot;;[.B5];&quot;','&quot;;[.C5];&quot;');&quot;)" office:value-type="string" office:string-value="INSERT INTO public.&quot;location&quot; (code, &quot;name&quot;, parent_code) VALUES('04','CARCHI','');" calcext:value-type="string">
            <text:p>INSERT INTO public."location" (code, "name", parent_code) VALUES('04','CARCHI','');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OTOPAXI</text:p>
          </table:table-cell>
          <table:table-cell/>
          <table:table-cell table:formula="of:=COM.MICROSOFT.CONCAT([.$D$1];[.A6];&quot;','&quot;;[.B6];&quot;','&quot;;[.C6];&quot;');&quot;)" office:value-type="string" office:string-value="INSERT INTO public.&quot;location&quot; (code, &quot;name&quot;, parent_code) VALUES('05','COTOPAXI','');" calcext:value-type="string">
            <text:p>INSERT INTO public."location" (code, "name", parent_code) VALUES('05','COTOPAXI','');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HIMBORAZO</text:p>
          </table:table-cell>
          <table:table-cell/>
          <table:table-cell table:formula="of:=COM.MICROSOFT.CONCAT([.$D$1];[.A7];&quot;','&quot;;[.B7];&quot;','&quot;;[.C7];&quot;');&quot;)" office:value-type="string" office:string-value="INSERT INTO public.&quot;location&quot; (code, &quot;name&quot;, parent_code) VALUES('06','CHIMBORAZO','');" calcext:value-type="string">
            <text:p>INSERT INTO public."location" (code, "name", parent_code) VALUES('06','CHIMBORAZO','');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L ORO</text:p>
          </table:table-cell>
          <table:table-cell/>
          <table:table-cell table:formula="of:=COM.MICROSOFT.CONCAT([.$D$1];[.A8];&quot;','&quot;;[.B8];&quot;','&quot;;[.C8];&quot;');&quot;)" office:value-type="string" office:string-value="INSERT INTO public.&quot;location&quot; (code, &quot;name&quot;, parent_code) VALUES('07','EL ORO','');" calcext:value-type="string">
            <text:p>INSERT INTO public."location" (code, "name", parent_code) VALUES('07','EL ORO','');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SMERALDAS</text:p>
          </table:table-cell>
          <table:table-cell/>
          <table:table-cell table:formula="of:=COM.MICROSOFT.CONCAT([.$D$1];[.A9];&quot;','&quot;;[.B9];&quot;','&quot;;[.C9];&quot;');&quot;)" office:value-type="string" office:string-value="INSERT INTO public.&quot;location&quot; (code, &quot;name&quot;, parent_code) VALUES('08','ESMERALDAS','');" calcext:value-type="string">
            <text:p>INSERT INTO public."location" (code, "name", parent_code) VALUES('08','ESMERALDAS','');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AYAS</text:p>
          </table:table-cell>
          <table:table-cell/>
          <table:table-cell table:formula="of:=COM.MICROSOFT.CONCAT([.$D$1];[.A10];&quot;','&quot;;[.B10];&quot;','&quot;;[.C10];&quot;');&quot;)" office:value-type="string" office:string-value="INSERT INTO public.&quot;location&quot; (code, &quot;name&quot;, parent_code) VALUES('09','GUAYAS','');" calcext:value-type="string">
            <text:p>INSERT INTO public."location" (code, "name", parent_code) VALUES('09','GUAYAS','');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MBABURA</text:p>
          </table:table-cell>
          <table:table-cell/>
          <table:table-cell table:formula="of:=COM.MICROSOFT.CONCAT([.$D$1];[.A11];&quot;','&quot;;[.B11];&quot;','&quot;;[.C11];&quot;');&quot;)" office:value-type="string" office:string-value="INSERT INTO public.&quot;location&quot; (code, &quot;name&quot;, parent_code) VALUES('10','IMBABURA','');" calcext:value-type="string">
            <text:p>INSERT INTO public."location" (code, "name", parent_code) VALUES('10','IMBABURA','');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OJA</text:p>
          </table:table-cell>
          <table:table-cell/>
          <table:table-cell table:formula="of:=COM.MICROSOFT.CONCAT([.$D$1];[.A12];&quot;','&quot;;[.B12];&quot;','&quot;;[.C12];&quot;');&quot;)" office:value-type="string" office:string-value="INSERT INTO public.&quot;location&quot; (code, &quot;name&quot;, parent_code) VALUES('11','LOJA','');" calcext:value-type="string">
            <text:p>INSERT INTO public."location" (code, "name", parent_code) VALUES('11','LOJA','');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OS RIOS</text:p>
          </table:table-cell>
          <table:table-cell/>
          <table:table-cell table:formula="of:=COM.MICROSOFT.CONCAT([.$D$1];[.A13];&quot;','&quot;;[.B13];&quot;','&quot;;[.C13];&quot;');&quot;)" office:value-type="string" office:string-value="INSERT INTO public.&quot;location&quot; (code, &quot;name&quot;, parent_code) VALUES('12','LOS RIOS','');" calcext:value-type="string">
            <text:p>INSERT INTO public."location" (code, "name", parent_code) VALUES('12','LOS RIOS','');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NABI</text:p>
          </table:table-cell>
          <table:table-cell/>
          <table:table-cell table:formula="of:=COM.MICROSOFT.CONCAT([.$D$1];[.A14];&quot;','&quot;;[.B14];&quot;','&quot;;[.C14];&quot;');&quot;)" office:value-type="string" office:string-value="INSERT INTO public.&quot;location&quot; (code, &quot;name&quot;, parent_code) VALUES('13','MANABI','');" calcext:value-type="string">
            <text:p>INSERT INTO public."location" (code, "name", parent_code) VALUES('13','MANABI','');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MORONA SANTIAGO</text:p>
          </table:table-cell>
          <table:table-cell/>
          <table:table-cell table:formula="of:=COM.MICROSOFT.CONCAT([.$D$1];[.A15];&quot;','&quot;;[.B15];&quot;','&quot;;[.C15];&quot;');&quot;)" office:value-type="string" office:string-value="INSERT INTO public.&quot;location&quot; (code, &quot;name&quot;, parent_code) VALUES('14','MORONA SANTIAGO','');" calcext:value-type="string">
            <text:p>INSERT INTO public."location" (code, "name", parent_code) VALUES('14','MORONA SANTIAGO','');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NAPO</text:p>
          </table:table-cell>
          <table:table-cell/>
          <table:table-cell table:formula="of:=COM.MICROSOFT.CONCAT([.$D$1];[.A16];&quot;','&quot;;[.B16];&quot;','&quot;;[.C16];&quot;');&quot;)" office:value-type="string" office:string-value="INSERT INTO public.&quot;location&quot; (code, &quot;name&quot;, parent_code) VALUES('15','NAPO','');" calcext:value-type="string">
            <text:p>INSERT INTO public."location" (code, "name", parent_code) VALUES('15','NAPO','');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PASTAZA</text:p>
          </table:table-cell>
          <table:table-cell/>
          <table:table-cell table:formula="of:=COM.MICROSOFT.CONCAT([.$D$1];[.A17];&quot;','&quot;;[.B17];&quot;','&quot;;[.C17];&quot;');&quot;)" office:value-type="string" office:string-value="INSERT INTO public.&quot;location&quot; (code, &quot;name&quot;, parent_code) VALUES('16','PASTAZA','');" calcext:value-type="string">
            <text:p>INSERT INTO public."location" (code, "name", parent_code) VALUES('16','PASTAZA','');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ICHINCHA</text:p>
          </table:table-cell>
          <table:table-cell/>
          <table:table-cell table:formula="of:=COM.MICROSOFT.CONCAT([.$D$1];[.A18];&quot;','&quot;;[.B18];&quot;','&quot;;[.C18];&quot;');&quot;)" office:value-type="string" office:string-value="INSERT INTO public.&quot;location&quot; (code, &quot;name&quot;, parent_code) VALUES('17','PICHINCHA','');" calcext:value-type="string">
            <text:p>INSERT INTO public."location" (code, "name", parent_code) VALUES('17','PICHINCHA','');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UNGURAHUA</text:p>
          </table:table-cell>
          <table:table-cell/>
          <table:table-cell table:formula="of:=COM.MICROSOFT.CONCAT([.$D$1];[.A19];&quot;','&quot;;[.B19];&quot;','&quot;;[.C19];&quot;');&quot;)" office:value-type="string" office:string-value="INSERT INTO public.&quot;location&quot; (code, &quot;name&quot;, parent_code) VALUES('18','TUNGURAHUA','');" calcext:value-type="string">
            <text:p>INSERT INTO public."location" (code, "name", parent_code) VALUES('18','TUNGURAHUA','');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ZAMORA CHINCHIPE</text:p>
          </table:table-cell>
          <table:table-cell/>
          <table:table-cell table:formula="of:=COM.MICROSOFT.CONCAT([.$D$1];[.A20];&quot;','&quot;;[.B20];&quot;','&quot;;[.C20];&quot;');&quot;)" office:value-type="string" office:string-value="INSERT INTO public.&quot;location&quot; (code, &quot;name&quot;, parent_code) VALUES('19','ZAMORA CHINCHIPE','');" calcext:value-type="string">
            <text:p>INSERT INTO public."location" (code, "name", parent_code) VALUES('19','ZAMORA CHINCHIPE','');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ALAPAGOS</text:p>
          </table:table-cell>
          <table:table-cell/>
          <table:table-cell table:formula="of:=COM.MICROSOFT.CONCAT([.$D$1];[.A21];&quot;','&quot;;[.B21];&quot;','&quot;;[.C21];&quot;');&quot;)" office:value-type="string" office:string-value="INSERT INTO public.&quot;location&quot; (code, &quot;name&quot;, parent_code) VALUES('20','GALAPAGOS','');" calcext:value-type="string">
            <text:p>INSERT INTO public."location" (code, "name", parent_code) VALUES('20','GALAPAGOS','');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UCUMBIOS</text:p>
          </table:table-cell>
          <table:table-cell/>
          <table:table-cell table:formula="of:=COM.MICROSOFT.CONCAT([.$D$1];[.A22];&quot;','&quot;;[.B22];&quot;','&quot;;[.C22];&quot;');&quot;)" office:value-type="string" office:string-value="INSERT INTO public.&quot;location&quot; (code, &quot;name&quot;, parent_code) VALUES('21','SUCUMBIOS','');" calcext:value-type="string">
            <text:p>INSERT INTO public."location" (code, "name", parent_code) VALUES('21','SUCUMBIOS','');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ELLANA</text:p>
          </table:table-cell>
          <table:table-cell/>
          <table:table-cell table:formula="of:=COM.MICROSOFT.CONCAT([.$D$1];[.A23];&quot;','&quot;;[.B23];&quot;','&quot;;[.C23];&quot;');&quot;)" office:value-type="string" office:string-value="INSERT INTO public.&quot;location&quot; (code, &quot;name&quot;, parent_code) VALUES('22','ORELLANA','');" calcext:value-type="string">
            <text:p>INSERT INTO public."location" (code, "name", parent_code) VALUES('22','ORELLANA','');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NTO DOMINGO DE LOS TSÁCHILAS</text:p>
          </table:table-cell>
          <table:table-cell/>
          <table:table-cell table:formula="of:=COM.MICROSOFT.CONCAT([.$D$1];[.A24];&quot;','&quot;;[.B24];&quot;','&quot;;[.C24];&quot;');&quot;)" office:value-type="string" office:string-value="INSERT INTO public.&quot;location&quot; (code, &quot;name&quot;, parent_code) VALUES('23','SANTO DOMINGO DE LOS TSÁCHILAS','');" calcext:value-type="string">
            <text:p>INSERT INTO public."location" (code, "name", parent_code) VALUES('23','SANTO DOMINGO DE LOS TSÁCHILAS','');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SANTA ELENA</text:p>
          </table:table-cell>
          <table:table-cell/>
          <table:table-cell table:formula="of:=COM.MICROSOFT.CONCAT([.$D$1];[.A25];&quot;','&quot;;[.B25];&quot;','&quot;;[.C25];&quot;');&quot;)" office:value-type="string" office:string-value="INSERT INTO public.&quot;location&quot; (code, &quot;name&quot;, parent_code) VALUES('24','SANTA ELENA','');" calcext:value-type="string">
            <text:p>INSERT INTO public."location" (code, "name", parent_code) VALUES('24','SANTA ELENA','');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</text:p>
          </table:table-cell>
          <table:table-cell table:formula="of:=COM.MICROSOFT.CONCAT([.$D$1];[.A26];&quot;','&quot;;[.B26];&quot;','&quot;;[.C26];&quot;');&quot;)" office:value-type="string" office:string-value="INSERT INTO public.&quot;location&quot; (code, &quot;name&quot;, parent_code) VALUES('0101','CUENCA','01');" calcext:value-type="string">
            <text:p>INSERT INTO public."location" (code, "name", parent_code) VALUES('0101','CUENCA','01');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string" calcext:value-type="string">
            <text:p>GIRON</text:p>
          </table:table-cell>
          <table:table-cell office:value-type="string" calcext:value-type="string">
            <text:p>01</text:p>
          </table:table-cell>
          <table:table-cell table:formula="of:=COM.MICROSOFT.CONCAT([.$D$1];[.A27];&quot;','&quot;;[.B27];&quot;','&quot;;[.C27];&quot;');&quot;)" office:value-type="string" office:string-value="INSERT INTO public.&quot;location&quot; (code, &quot;name&quot;, parent_code) VALUES('0102','GIRON','01');" calcext:value-type="string">
            <text:p>INSERT INTO public."location" (code, "name", parent_code) VALUES('0102','GIRON','01');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01</text:p>
          </table:table-cell>
          <table:table-cell table:formula="of:=COM.MICROSOFT.CONCAT([.$D$1];[.A28];&quot;','&quot;;[.B28];&quot;','&quot;;[.C28];&quot;');&quot;)" office:value-type="string" office:string-value="INSERT INTO public.&quot;location&quot; (code, &quot;name&quot;, parent_code) VALUES('0103','GUALACEO','01');" calcext:value-type="string">
            <text:p>INSERT INTO public."location" (code, "name", parent_code) VALUES('0103','GUALACEO','01');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string" calcext:value-type="string">
            <text:p>NABON</text:p>
          </table:table-cell>
          <table:table-cell office:value-type="string" calcext:value-type="string">
            <text:p>01</text:p>
          </table:table-cell>
          <table:table-cell table:formula="of:=COM.MICROSOFT.CONCAT([.$D$1];[.A29];&quot;','&quot;;[.B29];&quot;','&quot;;[.C29];&quot;');&quot;)" office:value-type="string" office:string-value="INSERT INTO public.&quot;location&quot; (code, &quot;name&quot;, parent_code) VALUES('0104','NABON','01');" calcext:value-type="string">
            <text:p>INSERT INTO public."location" (code, "name", parent_code) VALUES('0104','NABON','01');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string" calcext:value-type="string">
            <text:p>PAUTE</text:p>
          </table:table-cell>
          <table:table-cell office:value-type="string" calcext:value-type="string">
            <text:p>01</text:p>
          </table:table-cell>
          <table:table-cell table:formula="of:=COM.MICROSOFT.CONCAT([.$D$1];[.A30];&quot;','&quot;;[.B30];&quot;','&quot;;[.C30];&quot;');&quot;)" office:value-type="string" office:string-value="INSERT INTO public.&quot;location&quot; (code, &quot;name&quot;, parent_code) VALUES('0105','PAUTE','01');" calcext:value-type="string">
            <text:p>INSERT INTO public."location" (code, "name", parent_code) VALUES('0105','PAUTE','01');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string" calcext:value-type="string">
            <text:p>PUCARA</text:p>
          </table:table-cell>
          <table:table-cell office:value-type="string" calcext:value-type="string">
            <text:p>01</text:p>
          </table:table-cell>
          <table:table-cell table:formula="of:=COM.MICROSOFT.CONCAT([.$D$1];[.A31];&quot;','&quot;;[.B31];&quot;','&quot;;[.C31];&quot;');&quot;)" office:value-type="string" office:string-value="INSERT INTO public.&quot;location&quot; (code, &quot;name&quot;, parent_code) VALUES('0106','PUCARA','01');" calcext:value-type="string">
            <text:p>INSERT INTO public."location" (code, "name", parent_code) VALUES('0106','PUCARA','01');</text:p>
          </table:table-cell>
        </table:table-row>
        <table:table-row table:style-name="ro1">
          <table:table-cell office:value-type="string" calcext:value-type="string">
            <text:p>0107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01</text:p>
          </table:table-cell>
          <table:table-cell table:formula="of:=COM.MICROSOFT.CONCAT([.$D$1];[.A32];&quot;','&quot;;[.B32];&quot;','&quot;;[.C32];&quot;');&quot;)" office:value-type="string" office:string-value="INSERT INTO public.&quot;location&quot; (code, &quot;name&quot;, parent_code) VALUES('0107','SAN FERNANDO','01');" calcext:value-type="string">
            <text:p>INSERT INTO public."location" (code, "name", parent_code) VALUES('0107','SAN FERNANDO','01');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01</text:p>
          </table:table-cell>
          <table:table-cell table:formula="of:=COM.MICROSOFT.CONCAT([.$D$1];[.A33];&quot;','&quot;;[.B33];&quot;','&quot;;[.C33];&quot;');&quot;)" office:value-type="string" office:string-value="INSERT INTO public.&quot;location&quot; (code, &quot;name&quot;, parent_code) VALUES('0108','SANTA ISABEL','01');" calcext:value-type="string">
            <text:p>INSERT INTO public."location" (code, "name", parent_code) VALUES('0108','SANTA ISABEL','01');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string" calcext:value-type="string">
            <text:p>SIGSIG</text:p>
          </table:table-cell>
          <table:table-cell office:value-type="string" calcext:value-type="string">
            <text:p>01</text:p>
          </table:table-cell>
          <table:table-cell table:formula="of:=COM.MICROSOFT.CONCAT([.$D$1];[.A34];&quot;','&quot;;[.B34];&quot;','&quot;;[.C34];&quot;');&quot;)" office:value-type="string" office:string-value="INSERT INTO public.&quot;location&quot; (code, &quot;name&quot;, parent_code) VALUES('0109','SIGSIG','01');" calcext:value-type="string">
            <text:p>INSERT INTO public."location" (code, "name", parent_code) VALUES('0109','SIGSIG','01');</text:p>
          </table:table-cell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OÑA</text:p>
          </table:table-cell>
          <table:table-cell office:value-type="string" calcext:value-type="string">
            <text:p>01</text:p>
          </table:table-cell>
          <table:table-cell table:formula="of:=COM.MICROSOFT.CONCAT([.$D$1];[.A35];&quot;','&quot;;[.B35];&quot;','&quot;;[.C35];&quot;');&quot;)" office:value-type="string" office:string-value="INSERT INTO public.&quot;location&quot; (code, &quot;name&quot;, parent_code) VALUES('0110','OÑA','01');" calcext:value-type="string">
            <text:p>INSERT INTO public."location" (code, "name", parent_code) VALUES('0110','OÑA','01');</text:p>
          </table:table-cell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CHORDELEG</text:p>
          </table:table-cell>
          <table:table-cell office:value-type="string" calcext:value-type="string">
            <text:p>01</text:p>
          </table:table-cell>
          <table:table-cell table:formula="of:=COM.MICROSOFT.CONCAT([.$D$1];[.A36];&quot;','&quot;;[.B36];&quot;','&quot;;[.C36];&quot;');&quot;)" office:value-type="string" office:string-value="INSERT INTO public.&quot;location&quot; (code, &quot;name&quot;, parent_code) VALUES('0111','CHORDELEG','01');" calcext:value-type="string">
            <text:p>INSERT INTO public."location" (code, "name", parent_code) VALUES('0111','CHORDELEG','01');</text:p>
          </table:table-cell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EL PAN</text:p>
          </table:table-cell>
          <table:table-cell office:value-type="string" calcext:value-type="string">
            <text:p>01</text:p>
          </table:table-cell>
          <table:table-cell table:formula="of:=COM.MICROSOFT.CONCAT([.$D$1];[.A37];&quot;','&quot;;[.B37];&quot;','&quot;;[.C37];&quot;');&quot;)" office:value-type="string" office:string-value="INSERT INTO public.&quot;location&quot; (code, &quot;name&quot;, parent_code) VALUES('0112','EL PAN','01');" calcext:value-type="string">
            <text:p>INSERT INTO public."location" (code, "name", parent_code) VALUES('0112','EL PAN','01');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string" calcext:value-type="string">
            <text:p>SEVILLA DE ORO</text:p>
          </table:table-cell>
          <table:table-cell office:value-type="string" calcext:value-type="string">
            <text:p>01</text:p>
          </table:table-cell>
          <table:table-cell table:formula="of:=COM.MICROSOFT.CONCAT([.$D$1];[.A38];&quot;','&quot;;[.B38];&quot;','&quot;;[.C38];&quot;');&quot;)" office:value-type="string" office:string-value="INSERT INTO public.&quot;location&quot; (code, &quot;name&quot;, parent_code) VALUES('0113','SEVILLA DE ORO','01');" calcext:value-type="string">
            <text:p>INSERT INTO public."location" (code, "name", parent_code) VALUES('0113','SEVILLA DE ORO','01');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string" calcext:value-type="string">
            <text:p>GUACHAPALA</text:p>
          </table:table-cell>
          <table:table-cell office:value-type="string" calcext:value-type="string">
            <text:p>01</text:p>
          </table:table-cell>
          <table:table-cell table:formula="of:=COM.MICROSOFT.CONCAT([.$D$1];[.A39];&quot;','&quot;;[.B39];&quot;','&quot;;[.C39];&quot;');&quot;)" office:value-type="string" office:string-value="INSERT INTO public.&quot;location&quot; (code, &quot;name&quot;, parent_code) VALUES('0114','GUACHAPALA','01');" calcext:value-type="string">
            <text:p>INSERT INTO public."location" (code, "name", parent_code) VALUES('0114','GUACHAPALA','01');</text:p>
          </table:table-cell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CAMILO PONCE ENRIQUEZ</text:p>
          </table:table-cell>
          <table:table-cell office:value-type="string" calcext:value-type="string">
            <text:p>01</text:p>
          </table:table-cell>
          <table:table-cell table:formula="of:=COM.MICROSOFT.CONCAT([.$D$1];[.A40];&quot;','&quot;;[.B40];&quot;','&quot;;[.C40];&quot;');&quot;)" office:value-type="string" office:string-value="INSERT INTO public.&quot;location&quot; (code, &quot;name&quot;, parent_code) VALUES('0115','CAMILO PONCE ENRIQUEZ','01');" calcext:value-type="string">
            <text:p>INSERT INTO public."location" (code, "name", parent_code) VALUES('0115','CAMILO PONCE ENRIQUEZ','01');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</text:p>
          </table:table-cell>
          <table:table-cell table:formula="of:=COM.MICROSOFT.CONCAT([.$D$1];[.A41];&quot;','&quot;;[.B41];&quot;','&quot;;[.C41];&quot;');&quot;)" office:value-type="string" office:string-value="INSERT INTO public.&quot;location&quot; (code, &quot;name&quot;, parent_code) VALUES('0201','GUARANDA','02');" calcext:value-type="string">
            <text:p>INSERT INTO public."location" (code, "name", parent_code) VALUES('0201','GUARANDA','02');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string" calcext:value-type="string">
            <text:p>CHILLANES</text:p>
          </table:table-cell>
          <table:table-cell office:value-type="string" calcext:value-type="string">
            <text:p>02</text:p>
          </table:table-cell>
          <table:table-cell table:formula="of:=COM.MICROSOFT.CONCAT([.$D$1];[.A42];&quot;','&quot;;[.B42];&quot;','&quot;;[.C42];&quot;');&quot;)" office:value-type="string" office:string-value="INSERT INTO public.&quot;location&quot; (code, &quot;name&quot;, parent_code) VALUES('0202','CHILLANES','02');" calcext:value-type="string">
            <text:p>INSERT INTO public."location" (code, "name", parent_code) VALUES('0202','CHILLANES','02');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string" calcext:value-type="string">
            <text:p>CHIMBO</text:p>
          </table:table-cell>
          <table:table-cell office:value-type="string" calcext:value-type="string">
            <text:p>02</text:p>
          </table:table-cell>
          <table:table-cell table:formula="of:=COM.MICROSOFT.CONCAT([.$D$1];[.A43];&quot;','&quot;;[.B43];&quot;','&quot;;[.C43];&quot;');&quot;)" office:value-type="string" office:string-value="INSERT INTO public.&quot;location&quot; (code, &quot;name&quot;, parent_code) VALUES('0203','CHIMBO','02');" calcext:value-type="string">
            <text:p>INSERT INTO public."location" (code, "name", parent_code) VALUES('0203','CHIMBO','02');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string" calcext:value-type="string">
            <text:p>ECHEANDIA</text:p>
          </table:table-cell>
          <table:table-cell office:value-type="string" calcext:value-type="string">
            <text:p>02</text:p>
          </table:table-cell>
          <table:table-cell table:formula="of:=COM.MICROSOFT.CONCAT([.$D$1];[.A44];&quot;','&quot;;[.B44];&quot;','&quot;;[.C44];&quot;');&quot;)" office:value-type="string" office:string-value="INSERT INTO public.&quot;location&quot; (code, &quot;name&quot;, parent_code) VALUES('0204','ECHEANDIA','02');" calcext:value-type="string">
            <text:p>INSERT INTO public."location" (code, "name", parent_code) VALUES('0204','ECHEANDIA','02');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2</text:p>
          </table:table-cell>
          <table:table-cell table:formula="of:=COM.MICROSOFT.CONCAT([.$D$1];[.A45];&quot;','&quot;;[.B45];&quot;','&quot;;[.C45];&quot;');&quot;)" office:value-type="string" office:string-value="INSERT INTO public.&quot;location&quot; (code, &quot;name&quot;, parent_code) VALUES('0205','SAN MIGUEL','02');" calcext:value-type="string">
            <text:p>INSERT INTO public."location" (code, "name", parent_code) VALUES('0205','SAN MIGUEL','02');</text:p>
          </table:table-cell>
        </table:table-row>
        <table:table-row table:style-name="ro1">
          <table:table-cell office:value-type="string" calcext:value-type="string">
            <text:p>0206</text:p>
          </table:table-cell>
          <table:table-cell office:value-type="string" calcext:value-type="string">
            <text:p>CALUMA</text:p>
          </table:table-cell>
          <table:table-cell office:value-type="string" calcext:value-type="string">
            <text:p>02</text:p>
          </table:table-cell>
          <table:table-cell table:formula="of:=COM.MICROSOFT.CONCAT([.$D$1];[.A46];&quot;','&quot;;[.B46];&quot;','&quot;;[.C46];&quot;');&quot;)" office:value-type="string" office:string-value="INSERT INTO public.&quot;location&quot; (code, &quot;name&quot;, parent_code) VALUES('0206','CALUMA','02');" calcext:value-type="string">
            <text:p>INSERT INTO public."location" (code, "name", parent_code) VALUES('0206','CALUMA','02');</text:p>
          </table:table-cell>
        </table:table-row>
        <table:table-row table:style-name="ro1">
          <table:table-cell office:value-type="string" calcext:value-type="string">
            <text:p>0207</text:p>
          </table:table-cell>
          <table:table-cell office:value-type="string" calcext:value-type="string">
            <text:p>LAS NAVES</text:p>
          </table:table-cell>
          <table:table-cell office:value-type="string" calcext:value-type="string">
            <text:p>02</text:p>
          </table:table-cell>
          <table:table-cell table:formula="of:=COM.MICROSOFT.CONCAT([.$D$1];[.A47];&quot;','&quot;;[.B47];&quot;','&quot;;[.C47];&quot;');&quot;)" office:value-type="string" office:string-value="INSERT INTO public.&quot;location&quot; (code, &quot;name&quot;, parent_code) VALUES('0207','LAS NAVES','02');" calcext:value-type="string">
            <text:p>INSERT INTO public."location" (code, "name", parent_code) VALUES('0207','LAS NAVES','02');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</text:p>
          </table:table-cell>
          <table:table-cell table:formula="of:=COM.MICROSOFT.CONCAT([.$D$1];[.A48];&quot;','&quot;;[.B48];&quot;','&quot;;[.C48];&quot;');&quot;)" office:value-type="string" office:string-value="INSERT INTO public.&quot;location&quot; (code, &quot;name&quot;, parent_code) VALUES('0301','AZOGUES','03');" calcext:value-type="string">
            <text:p>INSERT INTO public."location" (code, "name", parent_code) VALUES('0301','AZOGUES','03');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string" calcext:value-type="string">
            <text:p>BIBLIAN</text:p>
          </table:table-cell>
          <table:table-cell office:value-type="string" calcext:value-type="string">
            <text:p>03</text:p>
          </table:table-cell>
          <table:table-cell table:formula="of:=COM.MICROSOFT.CONCAT([.$D$1];[.A49];&quot;','&quot;;[.B49];&quot;','&quot;;[.C49];&quot;');&quot;)" office:value-type="string" office:string-value="INSERT INTO public.&quot;location&quot; (code, &quot;name&quot;, parent_code) VALUES('0302','BIBLIAN','03');" calcext:value-type="string">
            <text:p>INSERT INTO public."location" (code, "name", parent_code) VALUES('0302','BIBLIAN','03');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</text:p>
          </table:table-cell>
          <table:table-cell table:formula="of:=COM.MICROSOFT.CONCAT([.$D$1];[.A50];&quot;','&quot;;[.B50];&quot;','&quot;;[.C50];&quot;');&quot;)" office:value-type="string" office:string-value="INSERT INTO public.&quot;location&quot; (code, &quot;name&quot;, parent_code) VALUES('0303','CAÑAR','03');" calcext:value-type="string">
            <text:p>INSERT INTO public."location" (code, "name", parent_code) VALUES('0303','CAÑAR','03');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string" calcext:value-type="string">
            <text:p>LA TRONCAL</text:p>
          </table:table-cell>
          <table:table-cell office:value-type="string" calcext:value-type="string">
            <text:p>03</text:p>
          </table:table-cell>
          <table:table-cell table:formula="of:=COM.MICROSOFT.CONCAT([.$D$1];[.A51];&quot;','&quot;;[.B51];&quot;','&quot;;[.C51];&quot;');&quot;)" office:value-type="string" office:string-value="INSERT INTO public.&quot;location&quot; (code, &quot;name&quot;, parent_code) VALUES('0304','LA TRONCAL','03');" calcext:value-type="string">
            <text:p>INSERT INTO public."location" (code, "name", parent_code) VALUES('0304','LA TRONCAL','03');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string" calcext:value-type="string">
            <text:p>EL TAMBO</text:p>
          </table:table-cell>
          <table:table-cell office:value-type="string" calcext:value-type="string">
            <text:p>03</text:p>
          </table:table-cell>
          <table:table-cell table:formula="of:=COM.MICROSOFT.CONCAT([.$D$1];[.A52];&quot;','&quot;;[.B52];&quot;','&quot;;[.C52];&quot;');&quot;)" office:value-type="string" office:string-value="INSERT INTO public.&quot;location&quot; (code, &quot;name&quot;, parent_code) VALUES('0305','EL TAMBO','03');" calcext:value-type="string">
            <text:p>INSERT INTO public."location" (code, "name", parent_code) VALUES('0305','EL TAMBO','03');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string" calcext:value-type="string">
            <text:p>DELEG</text:p>
          </table:table-cell>
          <table:table-cell office:value-type="string" calcext:value-type="string">
            <text:p>03</text:p>
          </table:table-cell>
          <table:table-cell table:formula="of:=COM.MICROSOFT.CONCAT([.$D$1];[.A53];&quot;','&quot;;[.B53];&quot;','&quot;;[.C53];&quot;');&quot;)" office:value-type="string" office:string-value="INSERT INTO public.&quot;location&quot; (code, &quot;name&quot;, parent_code) VALUES('0306','DELEG','03');" calcext:value-type="string">
            <text:p>INSERT INTO public."location" (code, "name", parent_code) VALUES('0306','DELEG','03');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string" calcext:value-type="string">
            <text:p>SUSCAL</text:p>
          </table:table-cell>
          <table:table-cell office:value-type="string" calcext:value-type="string">
            <text:p>03</text:p>
          </table:table-cell>
          <table:table-cell table:formula="of:=COM.MICROSOFT.CONCAT([.$D$1];[.A54];&quot;','&quot;;[.B54];&quot;','&quot;;[.C54];&quot;');&quot;)" office:value-type="string" office:string-value="INSERT INTO public.&quot;location&quot; (code, &quot;name&quot;, parent_code) VALUES('0307','SUSCAL','03');" calcext:value-type="string">
            <text:p>INSERT INTO public."location" (code, "name", parent_code) VALUES('0307','SUSCAL','03');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</text:p>
          </table:table-cell>
          <table:table-cell table:formula="of:=COM.MICROSOFT.CONCAT([.$D$1];[.A55];&quot;','&quot;;[.B55];&quot;','&quot;;[.C55];&quot;');&quot;)" office:value-type="string" office:string-value="INSERT INTO public.&quot;location&quot; (code, &quot;name&quot;, parent_code) VALUES('0401','TULCAN','04');" calcext:value-type="string">
            <text:p>INSERT INTO public."location" (code, "name", parent_code) VALUES('0401','TULCAN','04');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04</text:p>
          </table:table-cell>
          <table:table-cell table:formula="of:=COM.MICROSOFT.CONCAT([.$D$1];[.A56];&quot;','&quot;;[.B56];&quot;','&quot;;[.C56];&quot;');&quot;)" office:value-type="string" office:string-value="INSERT INTO public.&quot;location&quot; (code, &quot;name&quot;, parent_code) VALUES('0402','BOLIVAR','04');" calcext:value-type="string">
            <text:p>INSERT INTO public."location" (code, "name", parent_code) VALUES('0402','BOLIVAR','04');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string" calcext:value-type="string">
            <text:p>ESPEJO</text:p>
          </table:table-cell>
          <table:table-cell office:value-type="string" calcext:value-type="string">
            <text:p>04</text:p>
          </table:table-cell>
          <table:table-cell table:formula="of:=COM.MICROSOFT.CONCAT([.$D$1];[.A57];&quot;','&quot;;[.B57];&quot;','&quot;;[.C57];&quot;');&quot;)" office:value-type="string" office:string-value="INSERT INTO public.&quot;location&quot; (code, &quot;name&quot;, parent_code) VALUES('0403','ESPEJO','04');" calcext:value-type="string">
            <text:p>INSERT INTO public."location" (code, "name", parent_code) VALUES('0403','ESPEJO','04');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04</text:p>
          </table:table-cell>
          <table:table-cell table:formula="of:=COM.MICROSOFT.CONCAT([.$D$1];[.A58];&quot;','&quot;;[.B58];&quot;','&quot;;[.C58];&quot;');&quot;)" office:value-type="string" office:string-value="INSERT INTO public.&quot;location&quot; (code, &quot;name&quot;, parent_code) VALUES('0404','MIRA','04');" calcext:value-type="string">
            <text:p>INSERT INTO public."location" (code, "name", parent_code) VALUES('0404','MIRA','04');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string" calcext:value-type="string">
            <text:p>MONTUFAR</text:p>
          </table:table-cell>
          <table:table-cell office:value-type="string" calcext:value-type="string">
            <text:p>04</text:p>
          </table:table-cell>
          <table:table-cell table:formula="of:=COM.MICROSOFT.CONCAT([.$D$1];[.A59];&quot;','&quot;;[.B59];&quot;','&quot;;[.C59];&quot;');&quot;)" office:value-type="string" office:string-value="INSERT INTO public.&quot;location&quot; (code, &quot;name&quot;, parent_code) VALUES('0405','MONTUFAR','04');" calcext:value-type="string">
            <text:p>INSERT INTO public."location" (code, "name", parent_code) VALUES('0405','MONTUFAR','04');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string" calcext:value-type="string">
            <text:p>SAN PEDRO DE HUACA</text:p>
          </table:table-cell>
          <table:table-cell office:value-type="string" calcext:value-type="string">
            <text:p>04</text:p>
          </table:table-cell>
          <table:table-cell table:formula="of:=COM.MICROSOFT.CONCAT([.$D$1];[.A60];&quot;','&quot;;[.B60];&quot;','&quot;;[.C60];&quot;');&quot;)" office:value-type="string" office:string-value="INSERT INTO public.&quot;location&quot; (code, &quot;name&quot;, parent_code) VALUES('0406','SAN PEDRO DE HUACA','04');" calcext:value-type="string">
            <text:p>INSERT INTO public."location" (code, "name", parent_code) VALUES('0406','SAN PEDRO DE HUACA','04');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</text:p>
          </table:table-cell>
          <table:table-cell table:formula="of:=COM.MICROSOFT.CONCAT([.$D$1];[.A61];&quot;','&quot;;[.B61];&quot;','&quot;;[.C61];&quot;');&quot;)" office:value-type="string" office:string-value="INSERT INTO public.&quot;location&quot; (code, &quot;name&quot;, parent_code) VALUES('0501','LATACUNGA','05');" calcext:value-type="string">
            <text:p>INSERT INTO public."location" (code, "name", parent_code) VALUES('0501','LATACUNGA','05');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string" calcext:value-type="string">
            <text:p>LA MANA</text:p>
          </table:table-cell>
          <table:table-cell office:value-type="string" calcext:value-type="string">
            <text:p>05</text:p>
          </table:table-cell>
          <table:table-cell table:formula="of:=COM.MICROSOFT.CONCAT([.$D$1];[.A62];&quot;','&quot;;[.B62];&quot;','&quot;;[.C62];&quot;');&quot;)" office:value-type="string" office:string-value="INSERT INTO public.&quot;location&quot; (code, &quot;name&quot;, parent_code) VALUES('0502','LA MANA','05');" calcext:value-type="string">
            <text:p>INSERT INTO public."location" (code, "name", parent_code) VALUES('0502','LA MANA','05');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string" calcext:value-type="string">
            <text:p>PANGUA</text:p>
          </table:table-cell>
          <table:table-cell office:value-type="string" calcext:value-type="string">
            <text:p>05</text:p>
          </table:table-cell>
          <table:table-cell table:formula="of:=COM.MICROSOFT.CONCAT([.$D$1];[.A63];&quot;','&quot;;[.B63];&quot;','&quot;;[.C63];&quot;');&quot;)" office:value-type="string" office:string-value="INSERT INTO public.&quot;location&quot; (code, &quot;name&quot;, parent_code) VALUES('0503','PANGUA','05');" calcext:value-type="string">
            <text:p>INSERT INTO public."location" (code, "name", parent_code) VALUES('0503','PANGUA','05');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string" calcext:value-type="string">
            <text:p>PUJILI</text:p>
          </table:table-cell>
          <table:table-cell office:value-type="string" calcext:value-type="string">
            <text:p>05</text:p>
          </table:table-cell>
          <table:table-cell table:formula="of:=COM.MICROSOFT.CONCAT([.$D$1];[.A64];&quot;','&quot;;[.B64];&quot;','&quot;;[.C64];&quot;');&quot;)" office:value-type="string" office:string-value="INSERT INTO public.&quot;location&quot; (code, &quot;name&quot;, parent_code) VALUES('0504','PUJILI','05');" calcext:value-type="string">
            <text:p>INSERT INTO public."location" (code, "name", parent_code) VALUES('0504','PUJILI','05');</text:p>
          </table:table-cell>
        </table:table-row>
        <table:table-row table:style-name="ro1">
          <table:table-cell office:value-type="string" calcext:value-type="string">
            <text:p>0505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05</text:p>
          </table:table-cell>
          <table:table-cell table:formula="of:=COM.MICROSOFT.CONCAT([.$D$1];[.A65];&quot;','&quot;;[.B65];&quot;','&quot;;[.C65];&quot;');&quot;)" office:value-type="string" office:string-value="INSERT INTO public.&quot;location&quot; (code, &quot;name&quot;, parent_code) VALUES('0505','SALCEDO','05');" calcext:value-type="string">
            <text:p>INSERT INTO public."location" (code, "name", parent_code) VALUES('0505','SALCEDO','05');</text:p>
          </table:table-cell>
        </table:table-row>
        <table:table-row table:style-name="ro1">
          <table:table-cell office:value-type="string" calcext:value-type="string">
            <text:p>0506</text:p>
          </table:table-cell>
          <table:table-cell office:value-type="string" calcext:value-type="string">
            <text:p>SAQUISILI</text:p>
          </table:table-cell>
          <table:table-cell office:value-type="string" calcext:value-type="string">
            <text:p>05</text:p>
          </table:table-cell>
          <table:table-cell table:formula="of:=COM.MICROSOFT.CONCAT([.$D$1];[.A66];&quot;','&quot;;[.B66];&quot;','&quot;;[.C66];&quot;');&quot;)" office:value-type="string" office:string-value="INSERT INTO public.&quot;location&quot; (code, &quot;name&quot;, parent_code) VALUES('0506','SAQUISILI','05');" calcext:value-type="string">
            <text:p>INSERT INTO public."location" (code, "name", parent_code) VALUES('0506','SAQUISILI','05');</text:p>
          </table:table-cell>
        </table:table-row>
        <table:table-row table:style-name="ro1">
          <table:table-cell office:value-type="string" calcext:value-type="string">
            <text:p>0507</text:p>
          </table:table-cell>
          <table:table-cell office:value-type="string" calcext:value-type="string">
            <text:p>SIGCHOS</text:p>
          </table:table-cell>
          <table:table-cell office:value-type="string" calcext:value-type="string">
            <text:p>05</text:p>
          </table:table-cell>
          <table:table-cell table:formula="of:=COM.MICROSOFT.CONCAT([.$D$1];[.A67];&quot;','&quot;;[.B67];&quot;','&quot;;[.C67];&quot;');&quot;)" office:value-type="string" office:string-value="INSERT INTO public.&quot;location&quot; (code, &quot;name&quot;, parent_code) VALUES('0507','SIGCHOS','05');" calcext:value-type="string">
            <text:p>INSERT INTO public."location" (code, "name", parent_code) VALUES('0507','SIGCHOS','05');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</text:p>
          </table:table-cell>
          <table:table-cell table:formula="of:=COM.MICROSOFT.CONCAT([.$D$1];[.A68];&quot;','&quot;;[.B68];&quot;','&quot;;[.C68];&quot;');&quot;)" office:value-type="string" office:string-value="INSERT INTO public.&quot;location&quot; (code, &quot;name&quot;, parent_code) VALUES('0601','RIOBAMBA','06');" calcext:value-type="string">
            <text:p>INSERT INTO public."location" (code, "name", parent_code) VALUES('0601','RIOBAMBA','06');</text:p>
          </table:table-cell>
        </table:table-row>
        <table:table-row table:style-name="ro1">
          <table:table-cell office:value-type="string" calcext:value-type="string">
            <text:p>0602</text:p>
          </table:table-cell>
          <table:table-cell office:value-type="string" calcext:value-type="string">
            <text:p>ALAUSI</text:p>
          </table:table-cell>
          <table:table-cell office:value-type="string" calcext:value-type="string">
            <text:p>06</text:p>
          </table:table-cell>
          <table:table-cell table:formula="of:=COM.MICROSOFT.CONCAT([.$D$1];[.A69];&quot;','&quot;;[.B69];&quot;','&quot;;[.C69];&quot;');&quot;)" office:value-type="string" office:string-value="INSERT INTO public.&quot;location&quot; (code, &quot;name&quot;, parent_code) VALUES('0602','ALAUSI','06');" calcext:value-type="string">
            <text:p>INSERT INTO public."location" (code, "name", parent_code) VALUES('0602','ALAUSI','06');</text:p>
          </table:table-cell>
        </table:table-row>
        <table:table-row table:style-name="ro1">
          <table:table-cell office:value-type="string" calcext:value-type="string">
            <text:p>0603</text:p>
          </table:table-cell>
          <table:table-cell office:value-type="string" calcext:value-type="string">
            <text:p>COLTA</text:p>
          </table:table-cell>
          <table:table-cell office:value-type="string" calcext:value-type="string">
            <text:p>06</text:p>
          </table:table-cell>
          <table:table-cell table:formula="of:=COM.MICROSOFT.CONCAT([.$D$1];[.A70];&quot;','&quot;;[.B70];&quot;','&quot;;[.C70];&quot;');&quot;)" office:value-type="string" office:string-value="INSERT INTO public.&quot;location&quot; (code, &quot;name&quot;, parent_code) VALUES('0603','COLTA','06');" calcext:value-type="string">
            <text:p>INSERT INTO public."location" (code, "name", parent_code) VALUES('0603','COLTA','06');</text:p>
          </table:table-cell>
        </table:table-row>
        <table:table-row table:style-name="ro1">
          <table:table-cell office:value-type="string" calcext:value-type="string">
            <text:p>0604</text:p>
          </table:table-cell>
          <table:table-cell office:value-type="string" calcext:value-type="string">
            <text:p>CHAMBO</text:p>
          </table:table-cell>
          <table:table-cell office:value-type="string" calcext:value-type="string">
            <text:p>06</text:p>
          </table:table-cell>
          <table:table-cell table:formula="of:=COM.MICROSOFT.CONCAT([.$D$1];[.A71];&quot;','&quot;;[.B71];&quot;','&quot;;[.C71];&quot;');&quot;)" office:value-type="string" office:string-value="INSERT INTO public.&quot;location&quot; (code, &quot;name&quot;, parent_code) VALUES('0604','CHAMBO','06');" calcext:value-type="string">
            <text:p>INSERT INTO public."location" (code, "name", parent_code) VALUES('0604','CHAMBO','06');</text:p>
          </table:table-cell>
        </table:table-row>
        <table:table-row table:style-name="ro1">
          <table:table-cell office:value-type="string" calcext:value-type="string">
            <text:p>0605</text:p>
          </table:table-cell>
          <table:table-cell office:value-type="string" calcext:value-type="string">
            <text:p>CHUNCHI</text:p>
          </table:table-cell>
          <table:table-cell office:value-type="string" calcext:value-type="string">
            <text:p>06</text:p>
          </table:table-cell>
          <table:table-cell table:formula="of:=COM.MICROSOFT.CONCAT([.$D$1];[.A72];&quot;','&quot;;[.B72];&quot;','&quot;;[.C72];&quot;');&quot;)" office:value-type="string" office:string-value="INSERT INTO public.&quot;location&quot; (code, &quot;name&quot;, parent_code) VALUES('0605','CHUNCHI','06');" calcext:value-type="string">
            <text:p>INSERT INTO public."location" (code, "name", parent_code) VALUES('0605','CHUNCHI','06');</text:p>
          </table:table-cell>
        </table:table-row>
        <table:table-row table:style-name="ro1">
          <table:table-cell office:value-type="string" calcext:value-type="string">
            <text:p>0606</text:p>
          </table:table-cell>
          <table:table-cell office:value-type="string" calcext:value-type="string">
            <text:p>GUAMOTE</text:p>
          </table:table-cell>
          <table:table-cell office:value-type="string" calcext:value-type="string">
            <text:p>06</text:p>
          </table:table-cell>
          <table:table-cell table:formula="of:=COM.MICROSOFT.CONCAT([.$D$1];[.A73];&quot;','&quot;;[.B73];&quot;','&quot;;[.C73];&quot;');&quot;)" office:value-type="string" office:string-value="INSERT INTO public.&quot;location&quot; (code, &quot;name&quot;, parent_code) VALUES('0606','GUAMOTE','06');" calcext:value-type="string">
            <text:p>INSERT INTO public."location" (code, "name", parent_code) VALUES('0606','GUAMOTE','06');</text:p>
          </table:table-cell>
        </table:table-row>
        <table:table-row table:style-name="ro1">
          <table:table-cell office:value-type="string" calcext:value-type="string">
            <text:p>0607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</text:p>
          </table:table-cell>
          <table:table-cell table:formula="of:=COM.MICROSOFT.CONCAT([.$D$1];[.A74];&quot;','&quot;;[.B74];&quot;','&quot;;[.C74];&quot;');&quot;)" office:value-type="string" office:string-value="INSERT INTO public.&quot;location&quot; (code, &quot;name&quot;, parent_code) VALUES('0607','GUANO','06');" calcext:value-type="string">
            <text:p>INSERT INTO public."location" (code, "name", parent_code) VALUES('0607','GUANO','06');</text:p>
          </table:table-cell>
        </table:table-row>
        <table:table-row table:style-name="ro1">
          <table:table-cell office:value-type="string" calcext:value-type="string">
            <text:p>0608</text:p>
          </table:table-cell>
          <table:table-cell office:value-type="string" calcext:value-type="string">
            <text:p>PALLATANGA</text:p>
          </table:table-cell>
          <table:table-cell office:value-type="string" calcext:value-type="string">
            <text:p>06</text:p>
          </table:table-cell>
          <table:table-cell table:formula="of:=COM.MICROSOFT.CONCAT([.$D$1];[.A75];&quot;','&quot;;[.B75];&quot;','&quot;;[.C75];&quot;');&quot;)" office:value-type="string" office:string-value="INSERT INTO public.&quot;location&quot; (code, &quot;name&quot;, parent_code) VALUES('0608','PALLATANGA','06');" calcext:value-type="string">
            <text:p>INSERT INTO public."location" (code, "name", parent_code) VALUES('0608','PALLATANGA','06');</text:p>
          </table:table-cell>
        </table:table-row>
        <table:table-row table:style-name="ro1">
          <table:table-cell office:value-type="string" calcext:value-type="string">
            <text:p>0609</text:p>
          </table:table-cell>
          <table:table-cell office:value-type="string" calcext:value-type="string">
            <text:p>PENIPE</text:p>
          </table:table-cell>
          <table:table-cell office:value-type="string" calcext:value-type="string">
            <text:p>06</text:p>
          </table:table-cell>
          <table:table-cell table:formula="of:=COM.MICROSOFT.CONCAT([.$D$1];[.A76];&quot;','&quot;;[.B76];&quot;','&quot;;[.C76];&quot;');&quot;)" office:value-type="string" office:string-value="INSERT INTO public.&quot;location&quot; (code, &quot;name&quot;, parent_code) VALUES('0609','PENIPE','06');" calcext:value-type="string">
            <text:p>INSERT INTO public."location" (code, "name", parent_code) VALUES('0609','PENIPE','06');</text:p>
          </table:table-cell>
        </table:table-row>
        <table:table-row table:style-name="ro1">
          <table:table-cell office:value-type="string" calcext:value-type="string">
            <text:p>0610</text:p>
          </table:table-cell>
          <table:table-cell office:value-type="string" calcext:value-type="string">
            <text:p>CUMANDA</text:p>
          </table:table-cell>
          <table:table-cell office:value-type="string" calcext:value-type="string">
            <text:p>06</text:p>
          </table:table-cell>
          <table:table-cell table:formula="of:=COM.MICROSOFT.CONCAT([.$D$1];[.A77];&quot;','&quot;;[.B77];&quot;','&quot;;[.C77];&quot;');&quot;)" office:value-type="string" office:string-value="INSERT INTO public.&quot;location&quot; (code, &quot;name&quot;, parent_code) VALUES('0610','CUMANDA','06');" calcext:value-type="string">
            <text:p>INSERT INTO public."location" (code, "name", parent_code) VALUES('0610','CUMANDA','06');</text:p>
          </table:table-cell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07</text:p>
          </table:table-cell>
          <table:table-cell table:formula="of:=COM.MICROSOFT.CONCAT([.$D$1];[.A78];&quot;','&quot;;[.B78];&quot;','&quot;;[.C78];&quot;');&quot;)" office:value-type="string" office:string-value="INSERT INTO public.&quot;location&quot; (code, &quot;name&quot;, parent_code) VALUES('0701','MACHALA','07');" calcext:value-type="string">
            <text:p>INSERT INTO public."location" (code, "name", parent_code) VALUES('0701','MACHALA','07');</text:p>
          </table:table-cell>
        </table:table-row>
        <table:table-row table:style-name="ro1">
          <table:table-cell office:value-type="string" calcext:value-type="string">
            <text:p>0702</text:p>
          </table:table-cell>
          <table:table-cell office:value-type="string" calcext:value-type="string">
            <text:p>ARENILLAS</text:p>
          </table:table-cell>
          <table:table-cell office:value-type="string" calcext:value-type="string">
            <text:p>07</text:p>
          </table:table-cell>
          <table:table-cell table:formula="of:=COM.MICROSOFT.CONCAT([.$D$1];[.A79];&quot;','&quot;;[.B79];&quot;','&quot;;[.C79];&quot;');&quot;)" office:value-type="string" office:string-value="INSERT INTO public.&quot;location&quot; (code, &quot;name&quot;, parent_code) VALUES('0702','ARENILLAS','07');" calcext:value-type="string">
            <text:p>INSERT INTO public."location" (code, "name", parent_code) VALUES('0702','ARENILLAS','07');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07</text:p>
          </table:table-cell>
          <table:table-cell table:formula="of:=COM.MICROSOFT.CONCAT([.$D$1];[.A80];&quot;','&quot;;[.B80];&quot;','&quot;;[.C80];&quot;');&quot;)" office:value-type="string" office:string-value="INSERT INTO public.&quot;location&quot; (code, &quot;name&quot;, parent_code) VALUES('0703','ATAHUALPA','07');" calcext:value-type="string">
            <text:p>INSERT INTO public."location" (code, "name", parent_code) VALUES('0703','ATAHUALPA','07');</text:p>
          </table:table-cell>
        </table:table-row>
        <table:table-row table:style-name="ro1">
          <table:table-cell office:value-type="string" calcext:value-type="string">
            <text:p>0704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07</text:p>
          </table:table-cell>
          <table:table-cell table:formula="of:=COM.MICROSOFT.CONCAT([.$D$1];[.A81];&quot;','&quot;;[.B81];&quot;','&quot;;[.C81];&quot;');&quot;)" office:value-type="string" office:string-value="INSERT INTO public.&quot;location&quot; (code, &quot;name&quot;, parent_code) VALUES('0704','BALSAS','07');" calcext:value-type="string">
            <text:p>INSERT INTO public."location" (code, "name", parent_code) VALUES('0704','BALSAS','07');</text:p>
          </table:table-cell>
        </table:table-row>
        <table:table-row table:style-name="ro1">
          <table:table-cell office:value-type="string" calcext:value-type="string">
            <text:p>0705</text:p>
          </table:table-cell>
          <table:table-cell office:value-type="string" calcext:value-type="string">
            <text:p>CHILLA</text:p>
          </table:table-cell>
          <table:table-cell office:value-type="string" calcext:value-type="string">
            <text:p>07</text:p>
          </table:table-cell>
          <table:table-cell table:formula="of:=COM.MICROSOFT.CONCAT([.$D$1];[.A82];&quot;','&quot;;[.B82];&quot;','&quot;;[.C82];&quot;');&quot;)" office:value-type="string" office:string-value="INSERT INTO public.&quot;location&quot; (code, &quot;name&quot;, parent_code) VALUES('0705','CHILLA','07');" calcext:value-type="string">
            <text:p>INSERT INTO public."location" (code, "name", parent_code) VALUES('0705','CHILLA','07');</text:p>
          </table:table-cell>
        </table:table-row>
        <table:table-row table:style-name="ro1">
          <table:table-cell office:value-type="string" calcext:value-type="string">
            <text:p>0706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07</text:p>
          </table:table-cell>
          <table:table-cell table:formula="of:=COM.MICROSOFT.CONCAT([.$D$1];[.A83];&quot;','&quot;;[.B83];&quot;','&quot;;[.C83];&quot;');&quot;)" office:value-type="string" office:string-value="INSERT INTO public.&quot;location&quot; (code, &quot;name&quot;, parent_code) VALUES('0706','EL GUABO','07');" calcext:value-type="string">
            <text:p>INSERT INTO public."location" (code, "name", parent_code) VALUES('0706','EL GUABO','07');</text:p>
          </table:table-cell>
        </table:table-row>
        <table:table-row table:style-name="ro1">
          <table:table-cell office:value-type="string" calcext:value-type="string">
            <text:p>0707</text:p>
          </table:table-cell>
          <table:table-cell office:value-type="string" calcext:value-type="string">
            <text:p>HUAQUILLAS</text:p>
          </table:table-cell>
          <table:table-cell office:value-type="string" calcext:value-type="string">
            <text:p>07</text:p>
          </table:table-cell>
          <table:table-cell table:formula="of:=COM.MICROSOFT.CONCAT([.$D$1];[.A84];&quot;','&quot;;[.B84];&quot;','&quot;;[.C84];&quot;');&quot;)" office:value-type="string" office:string-value="INSERT INTO public.&quot;location&quot; (code, &quot;name&quot;, parent_code) VALUES('0707','HUAQUILLAS','07');" calcext:value-type="string">
            <text:p>INSERT INTO public."location" (code, "name", parent_code) VALUES('0707','HUAQUILLAS','07');</text:p>
          </table:table-cell>
        </table:table-row>
        <table:table-row table:style-name="ro1">
          <table:table-cell office:value-type="string" calcext:value-type="string">
            <text:p>0708</text:p>
          </table:table-cell>
          <table:table-cell office:value-type="string" calcext:value-type="string">
            <text:p>MARCABELI</text:p>
          </table:table-cell>
          <table:table-cell office:value-type="string" calcext:value-type="string">
            <text:p>07</text:p>
          </table:table-cell>
          <table:table-cell table:formula="of:=COM.MICROSOFT.CONCAT([.$D$1];[.A85];&quot;','&quot;;[.B85];&quot;','&quot;;[.C85];&quot;');&quot;)" office:value-type="string" office:string-value="INSERT INTO public.&quot;location&quot; (code, &quot;name&quot;, parent_code) VALUES('0708','MARCABELI','07');" calcext:value-type="string">
            <text:p>INSERT INTO public."location" (code, "name", parent_code) VALUES('0708','MARCABELI','07');</text:p>
          </table:table-cell>
        </table:table-row>
        <table:table-row table:style-name="ro1">
          <table:table-cell office:value-type="string" calcext:value-type="string">
            <text:p>070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</text:p>
          </table:table-cell>
          <table:table-cell table:formula="of:=COM.MICROSOFT.CONCAT([.$D$1];[.A86];&quot;','&quot;;[.B86];&quot;','&quot;;[.C86];&quot;');&quot;)" office:value-type="string" office:string-value="INSERT INTO public.&quot;location&quot; (code, &quot;name&quot;, parent_code) VALUES('0709','PASAJE','07');" calcext:value-type="string">
            <text:p>INSERT INTO public."location" (code, "name", parent_code) VALUES('0709','PASAJE','07');</text:p>
          </table:table-cell>
        </table:table-row>
        <table:table-row table:style-name="ro1">
          <table:table-cell office:value-type="string" calcext:value-type="string">
            <text:p>0710</text:p>
          </table:table-cell>
          <table:table-cell office:value-type="string" calcext:value-type="string">
            <text:p>PIÑAS</text:p>
          </table:table-cell>
          <table:table-cell office:value-type="string" calcext:value-type="string">
            <text:p>07</text:p>
          </table:table-cell>
          <table:table-cell table:formula="of:=COM.MICROSOFT.CONCAT([.$D$1];[.A87];&quot;','&quot;;[.B87];&quot;','&quot;;[.C87];&quot;');&quot;)" office:value-type="string" office:string-value="INSERT INTO public.&quot;location&quot; (code, &quot;name&quot;, parent_code) VALUES('0710','PIÑAS','07');" calcext:value-type="string">
            <text:p>INSERT INTO public."location" (code, "name", parent_code) VALUES('0710','PIÑAS','07');</text:p>
          </table:table-cell>
        </table:table-row>
        <table:table-row table:style-name="ro1">
          <table:table-cell office:value-type="string" calcext:value-type="string">
            <text:p>0711</text:p>
          </table:table-cell>
          <table:table-cell office:value-type="string" calcext:value-type="string">
            <text:p>PORTOVELO</text:p>
          </table:table-cell>
          <table:table-cell office:value-type="string" calcext:value-type="string">
            <text:p>07</text:p>
          </table:table-cell>
          <table:table-cell table:formula="of:=COM.MICROSOFT.CONCAT([.$D$1];[.A88];&quot;','&quot;;[.B88];&quot;','&quot;;[.C88];&quot;');&quot;)" office:value-type="string" office:string-value="INSERT INTO public.&quot;location&quot; (code, &quot;name&quot;, parent_code) VALUES('0711','PORTOVELO','07');" calcext:value-type="string">
            <text:p>INSERT INTO public."location" (code, "name", parent_code) VALUES('0711','PORTOVELO','07');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</text:p>
          </table:table-cell>
          <table:table-cell table:formula="of:=COM.MICROSOFT.CONCAT([.$D$1];[.A89];&quot;','&quot;;[.B89];&quot;','&quot;;[.C89];&quot;');&quot;)" office:value-type="string" office:string-value="INSERT INTO public.&quot;location&quot; (code, &quot;name&quot;, parent_code) VALUES('0712','SANTA ROSA','07');" calcext:value-type="string">
            <text:p>INSERT INTO public."location" (code, "name", parent_code) VALUES('0712','SANTA ROSA','07');</text:p>
          </table:table-cell>
        </table:table-row>
        <table:table-row table:style-name="ro1">
          <table:table-cell office:value-type="string" calcext:value-type="string">
            <text:p>0713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07</text:p>
          </table:table-cell>
          <table:table-cell table:formula="of:=COM.MICROSOFT.CONCAT([.$D$1];[.A90];&quot;','&quot;;[.B90];&quot;','&quot;;[.C90];&quot;');&quot;)" office:value-type="string" office:string-value="INSERT INTO public.&quot;location&quot; (code, &quot;name&quot;, parent_code) VALUES('0713','ZARUMA','07');" calcext:value-type="string">
            <text:p>INSERT INTO public."location" (code, "name", parent_code) VALUES('0713','ZARUMA','07');</text:p>
          </table:table-cell>
        </table:table-row>
        <table:table-row table:style-name="ro1">
          <table:table-cell office:value-type="string" calcext:value-type="string">
            <text:p>0714</text:p>
          </table:table-cell>
          <table:table-cell office:value-type="string" calcext:value-type="string">
            <text:p>LAS LAJAS</text:p>
          </table:table-cell>
          <table:table-cell office:value-type="string" calcext:value-type="string">
            <text:p>07</text:p>
          </table:table-cell>
          <table:table-cell table:formula="of:=COM.MICROSOFT.CONCAT([.$D$1];[.A91];&quot;','&quot;;[.B91];&quot;','&quot;;[.C91];&quot;');&quot;)" office:value-type="string" office:string-value="INSERT INTO public.&quot;location&quot; (code, &quot;name&quot;, parent_code) VALUES('0714','LAS LAJAS','07');" calcext:value-type="string">
            <text:p>INSERT INTO public."location" (code, "name", parent_code) VALUES('0714','LAS LAJAS','07');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</text:p>
          </table:table-cell>
          <table:table-cell table:formula="of:=COM.MICROSOFT.CONCAT([.$D$1];[.A92];&quot;','&quot;;[.B92];&quot;','&quot;;[.C92];&quot;');&quot;)" office:value-type="string" office:string-value="INSERT INTO public.&quot;location&quot; (code, &quot;name&quot;, parent_code) VALUES('0801','ESMERALDAS','08');" calcext:value-type="string">
            <text:p>INSERT INTO public."location" (code, "name", parent_code) VALUES('0801','ESMERALDAS','08');</text:p>
          </table:table-cell>
        </table:table-row>
        <table:table-row table:style-name="ro1">
          <table:table-cell office:value-type="string" calcext:value-type="string">
            <text:p>0802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08</text:p>
          </table:table-cell>
          <table:table-cell table:formula="of:=COM.MICROSOFT.CONCAT([.$D$1];[.A93];&quot;','&quot;;[.B93];&quot;','&quot;;[.C93];&quot;');&quot;)" office:value-type="string" office:string-value="INSERT INTO public.&quot;location&quot; (code, &quot;name&quot;, parent_code) VALUES('0802','ELOY ALFARO','08');" calcext:value-type="string">
            <text:p>INSERT INTO public."location" (code, "name", parent_code) VALUES('0802','ELOY ALFARO','08');</text:p>
          </table:table-cell>
        </table:table-row>
        <table:table-row table:style-name="ro1">
          <table:table-cell office:value-type="string" calcext:value-type="string">
            <text:p>0803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08</text:p>
          </table:table-cell>
          <table:table-cell table:formula="of:=COM.MICROSOFT.CONCAT([.$D$1];[.A94];&quot;','&quot;;[.B94];&quot;','&quot;;[.C94];&quot;');&quot;)" office:value-type="string" office:string-value="INSERT INTO public.&quot;location&quot; (code, &quot;name&quot;, parent_code) VALUES('0803','MUISNE','08');" calcext:value-type="string">
            <text:p>INSERT INTO public."location" (code, "name", parent_code) VALUES('0803','MUISNE','08');</text:p>
          </table:table-cell>
        </table:table-row>
        <table:table-row table:style-name="ro1">
          <table:table-cell office:value-type="string" calcext:value-type="string">
            <text:p>0804</text:p>
          </table:table-cell>
          <table:table-cell office:value-type="string" calcext:value-type="string">
            <text:p>QUININDE</text:p>
          </table:table-cell>
          <table:table-cell office:value-type="string" calcext:value-type="string">
            <text:p>08</text:p>
          </table:table-cell>
          <table:table-cell table:formula="of:=COM.MICROSOFT.CONCAT([.$D$1];[.A95];&quot;','&quot;;[.B95];&quot;','&quot;;[.C95];&quot;');&quot;)" office:value-type="string" office:string-value="INSERT INTO public.&quot;location&quot; (code, &quot;name&quot;, parent_code) VALUES('0804','QUININDE','08');" calcext:value-type="string">
            <text:p>INSERT INTO public."location" (code, "name", parent_code) VALUES('0804','QUININDE','08');</text:p>
          </table:table-cell>
        </table:table-row>
        <table:table-row table:style-name="ro1">
          <table:table-cell office:value-type="string" calcext:value-type="string">
            <text:p>0805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</text:p>
          </table:table-cell>
          <table:table-cell table:formula="of:=COM.MICROSOFT.CONCAT([.$D$1];[.A96];&quot;','&quot;;[.B96];&quot;','&quot;;[.C96];&quot;');&quot;)" office:value-type="string" office:string-value="INSERT INTO public.&quot;location&quot; (code, &quot;name&quot;, parent_code) VALUES('0805','SAN LORENZO','08');" calcext:value-type="string">
            <text:p>INSERT INTO public."location" (code, "name", parent_code) VALUES('0805','SAN LORENZO','08');</text:p>
          </table:table-cell>
        </table:table-row>
        <table:table-row table:style-name="ro1">
          <table:table-cell office:value-type="string" calcext:value-type="string">
            <text:p>0806</text:p>
          </table:table-cell>
          <table:table-cell office:value-type="string" calcext:value-type="string">
            <text:p>ATACAMES</text:p>
          </table:table-cell>
          <table:table-cell office:value-type="string" calcext:value-type="string">
            <text:p>08</text:p>
          </table:table-cell>
          <table:table-cell table:formula="of:=COM.MICROSOFT.CONCAT([.$D$1];[.A97];&quot;','&quot;;[.B97];&quot;','&quot;;[.C97];&quot;');&quot;)" office:value-type="string" office:string-value="INSERT INTO public.&quot;location&quot; (code, &quot;name&quot;, parent_code) VALUES('0806','ATACAMES','08');" calcext:value-type="string">
            <text:p>INSERT INTO public."location" (code, "name", parent_code) VALUES('0806','ATACAMES','08');</text:p>
          </table:table-cell>
        </table:table-row>
        <table:table-row table:style-name="ro1">
          <table:table-cell office:value-type="string" calcext:value-type="string">
            <text:p>0807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08</text:p>
          </table:table-cell>
          <table:table-cell table:formula="of:=COM.MICROSOFT.CONCAT([.$D$1];[.A98];&quot;','&quot;;[.B98];&quot;','&quot;;[.C98];&quot;');&quot;)" office:value-type="string" office:string-value="INSERT INTO public.&quot;location&quot; (code, &quot;name&quot;, parent_code) VALUES('0807','RIO VERDE','08');" calcext:value-type="string">
            <text:p>INSERT INTO public."location" (code, "name", parent_code) VALUES('0807','RIO VERDE','08');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</text:p>
          </table:table-cell>
          <table:table-cell table:formula="of:=COM.MICROSOFT.CONCAT([.$D$1];[.A99];&quot;','&quot;;[.B99];&quot;','&quot;;[.C99];&quot;');&quot;)" office:value-type="string" office:string-value="INSERT INTO public.&quot;location&quot; (code, &quot;name&quot;, parent_code) VALUES('0901','GUAYAQUIL','09');" calcext:value-type="string">
            <text:p>INSERT INTO public."location" (code, "name", parent_code) VALUES('0901','GUAYAQUIL','09');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string" calcext:value-type="string">
            <text:p>ALFREDO BAQUERIZO MORENO</text:p>
          </table:table-cell>
          <table:table-cell office:value-type="string" calcext:value-type="string">
            <text:p>09</text:p>
          </table:table-cell>
          <table:table-cell table:formula="of:=COM.MICROSOFT.CONCAT([.$D$1];[.A100];&quot;','&quot;;[.B100];&quot;','&quot;;[.C100];&quot;');&quot;)" office:value-type="string" office:string-value="INSERT INTO public.&quot;location&quot; (code, &quot;name&quot;, parent_code) VALUES('0902','ALFREDO BAQUERIZO MORENO','09');" calcext:value-type="string">
            <text:p>INSERT INTO public."location" (code, "name", parent_code) VALUES('0902','ALFREDO BAQUERIZO MORENO','09');</text:p>
          </table:table-cell>
        </table:table-row>
        <table:table-row table:style-name="ro1">
          <table:table-cell office:value-type="string" calcext:value-type="string">
            <text:p>0903</text:p>
          </table:table-cell>
          <table:table-cell office:value-type="string" calcext:value-type="string">
            <text:p>BALAO</text:p>
          </table:table-cell>
          <table:table-cell office:value-type="string" calcext:value-type="string">
            <text:p>09</text:p>
          </table:table-cell>
          <table:table-cell table:formula="of:=COM.MICROSOFT.CONCAT([.$D$1];[.A101];&quot;','&quot;;[.B101];&quot;','&quot;;[.C101];&quot;');&quot;)" office:value-type="string" office:string-value="INSERT INTO public.&quot;location&quot; (code, &quot;name&quot;, parent_code) VALUES('0903','BALAO','09');" calcext:value-type="string">
            <text:p>INSERT INTO public."location" (code, "name", parent_code) VALUES('0903','BALAO','09');</text:p>
          </table:table-cell>
        </table:table-row>
        <table:table-row table:style-name="ro1">
          <table:table-cell office:value-type="string" calcext:value-type="string">
            <text:p>0904</text:p>
          </table:table-cell>
          <table:table-cell office:value-type="string" calcext:value-type="string">
            <text:p>BALZAR</text:p>
          </table:table-cell>
          <table:table-cell office:value-type="string" calcext:value-type="string">
            <text:p>09</text:p>
          </table:table-cell>
          <table:table-cell table:formula="of:=COM.MICROSOFT.CONCAT([.$D$1];[.A102];&quot;','&quot;;[.B102];&quot;','&quot;;[.C102];&quot;');&quot;)" office:value-type="string" office:string-value="INSERT INTO public.&quot;location&quot; (code, &quot;name&quot;, parent_code) VALUES('0904','BALZAR','09');" calcext:value-type="string">
            <text:p>INSERT INTO public."location" (code, "name", parent_code) VALUES('0904','BALZAR','09');</text:p>
          </table:table-cell>
        </table:table-row>
        <table:table-row table:style-name="ro1">
          <table:table-cell office:value-type="string" calcext:value-type="string">
            <text:p>0905</text:p>
          </table:table-cell>
          <table:table-cell office:value-type="string" calcext:value-type="string">
            <text:p>COLIMES</text:p>
          </table:table-cell>
          <table:table-cell office:value-type="string" calcext:value-type="string">
            <text:p>09</text:p>
          </table:table-cell>
          <table:table-cell table:formula="of:=COM.MICROSOFT.CONCAT([.$D$1];[.A103];&quot;','&quot;;[.B103];&quot;','&quot;;[.C103];&quot;');&quot;)" office:value-type="string" office:string-value="INSERT INTO public.&quot;location&quot; (code, &quot;name&quot;, parent_code) VALUES('0905','COLIMES','09');" calcext:value-type="string">
            <text:p>INSERT INTO public."location" (code, "name", parent_code) VALUES('0905','COLIMES','09');</text:p>
          </table:table-cell>
        </table:table-row>
        <table:table-row table:style-name="ro1">
          <table:table-cell office:value-type="string" calcext:value-type="string">
            <text:p>0906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</text:p>
          </table:table-cell>
          <table:table-cell table:formula="of:=COM.MICROSOFT.CONCAT([.$D$1];[.A104];&quot;','&quot;;[.B104];&quot;','&quot;;[.C104];&quot;');&quot;)" office:value-type="string" office:string-value="INSERT INTO public.&quot;location&quot; (code, &quot;name&quot;, parent_code) VALUES('0906','DAULE','09');" calcext:value-type="string">
            <text:p>INSERT INTO public."location" (code, "name", parent_code) VALUES('0906','DAULE','09');</text:p>
          </table:table-cell>
        </table:table-row>
        <table:table-row table:style-name="ro1">
          <table:table-cell office:value-type="string" calcext:value-type="string">
            <text:p>0907</text:p>
          </table:table-cell>
          <table:table-cell office:value-type="string" calcext:value-type="string">
            <text:p>DURAN</text:p>
          </table:table-cell>
          <table:table-cell office:value-type="string" calcext:value-type="string">
            <text:p>09</text:p>
          </table:table-cell>
          <table:table-cell table:formula="of:=COM.MICROSOFT.CONCAT([.$D$1];[.A105];&quot;','&quot;;[.B105];&quot;','&quot;;[.C105];&quot;');&quot;)" office:value-type="string" office:string-value="INSERT INTO public.&quot;location&quot; (code, &quot;name&quot;, parent_code) VALUES('0907','DURAN','09');" calcext:value-type="string">
            <text:p>INSERT INTO public."location" (code, "name", parent_code) VALUES('0907','DURAN','09');</text:p>
          </table:table-cell>
        </table:table-row>
        <table:table-row table:style-name="ro1">
          <table:table-cell office:value-type="string" calcext:value-type="string">
            <text:p>0908</text:p>
          </table:table-cell>
          <table:table-cell office:value-type="string" calcext:value-type="string">
            <text:p>EL EMPALME</text:p>
          </table:table-cell>
          <table:table-cell office:value-type="string" calcext:value-type="string">
            <text:p>09</text:p>
          </table:table-cell>
          <table:table-cell table:formula="of:=COM.MICROSOFT.CONCAT([.$D$1];[.A106];&quot;','&quot;;[.B106];&quot;','&quot;;[.C106];&quot;');&quot;)" office:value-type="string" office:string-value="INSERT INTO public.&quot;location&quot; (code, &quot;name&quot;, parent_code) VALUES('0908','EL EMPALME','09');" calcext:value-type="string">
            <text:p>INSERT INTO public."location" (code, "name", parent_code) VALUES('0908','EL EMPALME','09');</text:p>
          </table:table-cell>
        </table:table-row>
        <table:table-row table:style-name="ro1">
          <table:table-cell office:value-type="string" calcext:value-type="string">
            <text:p>0909</text:p>
          </table:table-cell>
          <table:table-cell office:value-type="string" calcext:value-type="string">
            <text:p>EL TRIUNFO</text:p>
          </table:table-cell>
          <table:table-cell office:value-type="string" calcext:value-type="string">
            <text:p>09</text:p>
          </table:table-cell>
          <table:table-cell table:formula="of:=COM.MICROSOFT.CONCAT([.$D$1];[.A107];&quot;','&quot;;[.B107];&quot;','&quot;;[.C107];&quot;');&quot;)" office:value-type="string" office:string-value="INSERT INTO public.&quot;location&quot; (code, &quot;name&quot;, parent_code) VALUES('0909','EL TRIUNFO','09');" calcext:value-type="string">
            <text:p>INSERT INTO public."location" (code, "name", parent_code) VALUES('0909','EL TRIUNFO','09');</text:p>
          </table:table-cell>
        </table:table-row>
        <table:table-row table:style-name="ro1">
          <table:table-cell office:value-type="string" calcext:value-type="string">
            <text:p>0910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09</text:p>
          </table:table-cell>
          <table:table-cell table:formula="of:=COM.MICROSOFT.CONCAT([.$D$1];[.A108];&quot;','&quot;;[.B108];&quot;','&quot;;[.C108];&quot;');&quot;)" office:value-type="string" office:string-value="INSERT INTO public.&quot;location&quot; (code, &quot;name&quot;, parent_code) VALUES('0910','MILAGRO','09');" calcext:value-type="string">
            <text:p>INSERT INTO public."location" (code, "name", parent_code) VALUES('0910','MILAGRO','09');</text:p>
          </table:table-cell>
        </table:table-row>
        <table:table-row table:style-name="ro1">
          <table:table-cell office:value-type="string" calcext:value-type="string">
            <text:p>0911</text:p>
          </table:table-cell>
          <table:table-cell office:value-type="string" calcext:value-type="string">
            <text:p>NARANJAL</text:p>
          </table:table-cell>
          <table:table-cell office:value-type="string" calcext:value-type="string">
            <text:p>09</text:p>
          </table:table-cell>
          <table:table-cell table:formula="of:=COM.MICROSOFT.CONCAT([.$D$1];[.A109];&quot;','&quot;;[.B109];&quot;','&quot;;[.C109];&quot;');&quot;)" office:value-type="string" office:string-value="INSERT INTO public.&quot;location&quot; (code, &quot;name&quot;, parent_code) VALUES('0911','NARANJAL','09');" calcext:value-type="string">
            <text:p>INSERT INTO public."location" (code, "name", parent_code) VALUES('0911','NARANJAL','09');</text:p>
          </table:table-cell>
        </table:table-row>
        <table:table-row table:style-name="ro1">
          <table:table-cell office:value-type="string" calcext:value-type="string">
            <text:p>0912</text:p>
          </table:table-cell>
          <table:table-cell office:value-type="string" calcext:value-type="string">
            <text:p>NARANJITO</text:p>
          </table:table-cell>
          <table:table-cell office:value-type="string" calcext:value-type="string">
            <text:p>09</text:p>
          </table:table-cell>
          <table:table-cell table:formula="of:=COM.MICROSOFT.CONCAT([.$D$1];[.A110];&quot;','&quot;;[.B110];&quot;','&quot;;[.C110];&quot;');&quot;)" office:value-type="string" office:string-value="INSERT INTO public.&quot;location&quot; (code, &quot;name&quot;, parent_code) VALUES('0912','NARANJITO','09');" calcext:value-type="string">
            <text:p>INSERT INTO public."location" (code, "name", parent_code) VALUES('0912','NARANJITO','09');</text:p>
          </table:table-cell>
        </table:table-row>
        <table:table-row table:style-name="ro1">
          <table:table-cell office:value-type="string" calcext:value-type="string">
            <text:p>0913</text:p>
          </table:table-cell>
          <table:table-cell office:value-type="string" calcext:value-type="string">
            <text:p>PALESTINA</text:p>
          </table:table-cell>
          <table:table-cell office:value-type="string" calcext:value-type="string">
            <text:p>09</text:p>
          </table:table-cell>
          <table:table-cell table:formula="of:=COM.MICROSOFT.CONCAT([.$D$1];[.A111];&quot;','&quot;;[.B111];&quot;','&quot;;[.C111];&quot;');&quot;)" office:value-type="string" office:string-value="INSERT INTO public.&quot;location&quot; (code, &quot;name&quot;, parent_code) VALUES('0913','PALESTINA','09');" calcext:value-type="string">
            <text:p>INSERT INTO public."location" (code, "name", parent_code) VALUES('0913','PALESTINA','09');</text:p>
          </table:table-cell>
        </table:table-row>
        <table:table-row table:style-name="ro1">
          <table:table-cell office:value-type="string" calcext:value-type="string">
            <text:p>0914</text:p>
          </table:table-cell>
          <table:table-cell office:value-type="string" calcext:value-type="string">
            <text:p>PEDRO CARBO</text:p>
          </table:table-cell>
          <table:table-cell office:value-type="string" calcext:value-type="string">
            <text:p>09</text:p>
          </table:table-cell>
          <table:table-cell table:formula="of:=COM.MICROSOFT.CONCAT([.$D$1];[.A112];&quot;','&quot;;[.B112];&quot;','&quot;;[.C112];&quot;');&quot;)" office:value-type="string" office:string-value="INSERT INTO public.&quot;location&quot; (code, &quot;name&quot;, parent_code) VALUES('0914','PEDRO CARBO','09');" calcext:value-type="string">
            <text:p>INSERT INTO public."location" (code, "name", parent_code) VALUES('0914','PEDRO CARBO','09');</text:p>
          </table:table-cell>
        </table:table-row>
        <table:table-row table:style-name="ro1">
          <table:table-cell office:value-type="string" calcext:value-type="string">
            <text:p>0916</text:p>
          </table:table-cell>
          <table:table-cell office:value-type="string" calcext:value-type="string">
            <text:p>SAMBORONDON</text:p>
          </table:table-cell>
          <table:table-cell office:value-type="string" calcext:value-type="string">
            <text:p>09</text:p>
          </table:table-cell>
          <table:table-cell table:formula="of:=COM.MICROSOFT.CONCAT([.$D$1];[.A113];&quot;','&quot;;[.B113];&quot;','&quot;;[.C113];&quot;');&quot;)" office:value-type="string" office:string-value="INSERT INTO public.&quot;location&quot; (code, &quot;name&quot;, parent_code) VALUES('0916','SAMBORONDON','09');" calcext:value-type="string">
            <text:p>INSERT INTO public."location" (code, "name", parent_code) VALUES('0916','SAMBORONDON','09');</text:p>
          </table:table-cell>
        </table:table-row>
        <table:table-row table:style-name="ro1">
          <table:table-cell office:value-type="string" calcext:value-type="string">
            <text:p>0918</text:p>
          </table:table-cell>
          <table:table-cell office:value-type="string" calcext:value-type="string">
            <text:p>SANTA LUCIA</text:p>
          </table:table-cell>
          <table:table-cell office:value-type="string" calcext:value-type="string">
            <text:p>09</text:p>
          </table:table-cell>
          <table:table-cell table:formula="of:=COM.MICROSOFT.CONCAT([.$D$1];[.A114];&quot;','&quot;;[.B114];&quot;','&quot;;[.C114];&quot;');&quot;)" office:value-type="string" office:string-value="INSERT INTO public.&quot;location&quot; (code, &quot;name&quot;, parent_code) VALUES('0918','SANTA LUCIA','09');" calcext:value-type="string">
            <text:p>INSERT INTO public."location" (code, "name", parent_code) VALUES('0918','SANTA LUCIA','09');</text:p>
          </table:table-cell>
        </table:table-row>
        <table:table-row table:style-name="ro1">
          <table:table-cell office:value-type="string" calcext:value-type="string">
            <text:p>0919</text:p>
          </table:table-cell>
          <table:table-cell office:value-type="string" calcext:value-type="string">
            <text:p>SALITRE</text:p>
          </table:table-cell>
          <table:table-cell office:value-type="string" calcext:value-type="string">
            <text:p>09</text:p>
          </table:table-cell>
          <table:table-cell table:formula="of:=COM.MICROSOFT.CONCAT([.$D$1];[.A115];&quot;','&quot;;[.B115];&quot;','&quot;;[.C115];&quot;');&quot;)" office:value-type="string" office:string-value="INSERT INTO public.&quot;location&quot; (code, &quot;name&quot;, parent_code) VALUES('0919','SALITRE','09');" calcext:value-type="string">
            <text:p>INSERT INTO public."location" (code, "name", parent_code) VALUES('0919','SALITRE','09');</text:p>
          </table:table-cell>
        </table:table-row>
        <table:table-row table:style-name="ro1">
          <table:table-cell office:value-type="string" calcext:value-type="string">
            <text:p>0920</text:p>
          </table:table-cell>
          <table:table-cell office:value-type="string" calcext:value-type="string">
            <text:p>SAN JACINTO DE YAGUACHI</text:p>
          </table:table-cell>
          <table:table-cell office:value-type="string" calcext:value-type="string">
            <text:p>09</text:p>
          </table:table-cell>
          <table:table-cell table:formula="of:=COM.MICROSOFT.CONCAT([.$D$1];[.A116];&quot;','&quot;;[.B116];&quot;','&quot;;[.C116];&quot;');&quot;)" office:value-type="string" office:string-value="INSERT INTO public.&quot;location&quot; (code, &quot;name&quot;, parent_code) VALUES('0920','SAN JACINTO DE YAGUACHI','09');" calcext:value-type="string">
            <text:p>INSERT INTO public."location" (code, "name", parent_code) VALUES('0920','SAN JACINTO DE YAGUACHI','09');</text:p>
          </table:table-cell>
        </table:table-row>
        <table:table-row table:style-name="ro1">
          <table:table-cell office:value-type="string" calcext:value-type="string">
            <text:p>0921</text:p>
          </table:table-cell>
          <table:table-cell office:value-type="string" calcext:value-type="string">
            <text:p>PLAYAS (GENERAL VILLAMIL)</text:p>
          </table:table-cell>
          <table:table-cell office:value-type="string" calcext:value-type="string">
            <text:p>09</text:p>
          </table:table-cell>
          <table:table-cell table:formula="of:=COM.MICROSOFT.CONCAT([.$D$1];[.A117];&quot;','&quot;;[.B117];&quot;','&quot;;[.C117];&quot;');&quot;)" office:value-type="string" office:string-value="INSERT INTO public.&quot;location&quot; (code, &quot;name&quot;, parent_code) VALUES('0921','PLAYAS (GENERAL VILLAMIL)','09');" calcext:value-type="string">
            <text:p>INSERT INTO public."location" (code, "name", parent_code) VALUES('0921','PLAYAS (GENERAL VILLAMIL)','09');</text:p>
          </table:table-cell>
        </table:table-row>
        <table:table-row table:style-name="ro1">
          <table:table-cell office:value-type="string" calcext:value-type="string">
            <text:p>0922</text:p>
          </table:table-cell>
          <table:table-cell office:value-type="string" calcext:value-type="string">
            <text:p>SIMON BOLIVAR</text:p>
          </table:table-cell>
          <table:table-cell office:value-type="string" calcext:value-type="string">
            <text:p>09</text:p>
          </table:table-cell>
          <table:table-cell table:formula="of:=COM.MICROSOFT.CONCAT([.$D$1];[.A118];&quot;','&quot;;[.B118];&quot;','&quot;;[.C118];&quot;');&quot;)" office:value-type="string" office:string-value="INSERT INTO public.&quot;location&quot; (code, &quot;name&quot;, parent_code) VALUES('0922','SIMON BOLIVAR','09');" calcext:value-type="string">
            <text:p>INSERT INTO public."location" (code, "name", parent_code) VALUES('0922','SIMON BOLIVAR','09');</text:p>
          </table:table-cell>
        </table:table-row>
        <table:table-row table:style-name="ro1">
          <table:table-cell office:value-type="string" calcext:value-type="string">
            <text:p>0923</text:p>
          </table:table-cell>
          <table:table-cell office:value-type="string" calcext:value-type="string">
            <text:p>CORONEL MARCELINO MARIDUEÑA</text:p>
          </table:table-cell>
          <table:table-cell office:value-type="string" calcext:value-type="string">
            <text:p>09</text:p>
          </table:table-cell>
          <table:table-cell table:formula="of:=COM.MICROSOFT.CONCAT([.$D$1];[.A119];&quot;','&quot;;[.B119];&quot;','&quot;;[.C119];&quot;');&quot;)" office:value-type="string" office:string-value="INSERT INTO public.&quot;location&quot; (code, &quot;name&quot;, parent_code) VALUES('0923','CORONEL MARCELINO MARIDUEÑA','09');" calcext:value-type="string">
            <text:p>INSERT INTO public."location" (code, "name", parent_code) VALUES('0923','CORONEL MARCELINO MARIDUEÑA','09');</text:p>
          </table:table-cell>
        </table:table-row>
        <table:table-row table:style-name="ro1">
          <table:table-cell office:value-type="string" calcext:value-type="string">
            <text:p>0924</text:p>
          </table:table-cell>
          <table:table-cell office:value-type="string" calcext:value-type="string">
            <text:p>LOMAS DE SARGENTILLO</text:p>
          </table:table-cell>
          <table:table-cell office:value-type="string" calcext:value-type="string">
            <text:p>09</text:p>
          </table:table-cell>
          <table:table-cell table:formula="of:=COM.MICROSOFT.CONCAT([.$D$1];[.A120];&quot;','&quot;;[.B120];&quot;','&quot;;[.C120];&quot;');&quot;)" office:value-type="string" office:string-value="INSERT INTO public.&quot;location&quot; (code, &quot;name&quot;, parent_code) VALUES('0924','LOMAS DE SARGENTILLO','09');" calcext:value-type="string">
            <text:p>INSERT INTO public."location" (code, "name", parent_code) VALUES('0924','LOMAS DE SARGENTILLO','09');</text:p>
          </table:table-cell>
        </table:table-row>
        <table:table-row table:style-name="ro1">
          <table:table-cell office:value-type="string" calcext:value-type="string">
            <text:p>0925</text:p>
          </table:table-cell>
          <table:table-cell office:value-type="string" calcext:value-type="string">
            <text:p>NOBOL (VICENTE PIEDRAHITA)</text:p>
          </table:table-cell>
          <table:table-cell office:value-type="string" calcext:value-type="string">
            <text:p>09</text:p>
          </table:table-cell>
          <table:table-cell table:formula="of:=COM.MICROSOFT.CONCAT([.$D$1];[.A121];&quot;','&quot;;[.B121];&quot;','&quot;;[.C121];&quot;');&quot;)" office:value-type="string" office:string-value="INSERT INTO public.&quot;location&quot; (code, &quot;name&quot;, parent_code) VALUES('0925','NOBOL (VICENTE PIEDRAHITA)','09');" calcext:value-type="string">
            <text:p>INSERT INTO public."location" (code, "name", parent_code) VALUES('0925','NOBOL (VICENTE PIEDRAHITA)','09');</text:p>
          </table:table-cell>
        </table:table-row>
        <table:table-row table:style-name="ro1">
          <table:table-cell office:value-type="string" calcext:value-type="string">
            <text:p>0927</text:p>
          </table:table-cell>
          <table:table-cell office:value-type="string" calcext:value-type="string">
            <text:p>GENERAL ANTONIO ELIZALDE</text:p>
          </table:table-cell>
          <table:table-cell office:value-type="string" calcext:value-type="string">
            <text:p>09</text:p>
          </table:table-cell>
          <table:table-cell table:formula="of:=COM.MICROSOFT.CONCAT([.$D$1];[.A122];&quot;','&quot;;[.B122];&quot;','&quot;;[.C122];&quot;');&quot;)" office:value-type="string" office:string-value="INSERT INTO public.&quot;location&quot; (code, &quot;name&quot;, parent_code) VALUES('0927','GENERAL ANTONIO ELIZALDE','09');" calcext:value-type="string">
            <text:p>INSERT INTO public."location" (code, "name", parent_code) VALUES('0927','GENERAL ANTONIO ELIZALDE','09');</text:p>
          </table:table-cell>
        </table:table-row>
        <table:table-row table:style-name="ro1">
          <table:table-cell office:value-type="string" calcext:value-type="string">
            <text:p>0928</text:p>
          </table:table-cell>
          <table:table-cell office:value-type="string" calcext:value-type="string">
            <text:p>ISIDRO AYORA</text:p>
          </table:table-cell>
          <table:table-cell office:value-type="string" calcext:value-type="string">
            <text:p>09</text:p>
          </table:table-cell>
          <table:table-cell table:formula="of:=COM.MICROSOFT.CONCAT([.$D$1];[.A123];&quot;','&quot;;[.B123];&quot;','&quot;;[.C123];&quot;');&quot;)" office:value-type="string" office:string-value="INSERT INTO public.&quot;location&quot; (code, &quot;name&quot;, parent_code) VALUES('0928','ISIDRO AYORA','09');" calcext:value-type="string">
            <text:p>INSERT INTO public."location" (code, "name", parent_code) VALUES('0928','ISIDRO AYORA','09');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</text:p>
          </table:table-cell>
          <table:table-cell table:formula="of:=COM.MICROSOFT.CONCAT([.$D$1];[.A124];&quot;','&quot;;[.B124];&quot;','&quot;;[.C124];&quot;');&quot;)" office:value-type="string" office:string-value="INSERT INTO public.&quot;location&quot; (code, &quot;name&quot;, parent_code) VALUES('1001','IBARRA','10');" calcext:value-type="string">
            <text:p>INSERT INTO public."location" (code, "name", parent_code) VALUES('1001','IBARRA','10');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ANTONIO ANTE</text:p>
          </table:table-cell>
          <table:table-cell office:value-type="string" calcext:value-type="string">
            <text:p>10</text:p>
          </table:table-cell>
          <table:table-cell table:formula="of:=COM.MICROSOFT.CONCAT([.$D$1];[.A125];&quot;','&quot;;[.B125];&quot;','&quot;;[.C125];&quot;');&quot;)" office:value-type="string" office:string-value="INSERT INTO public.&quot;location&quot; (code, &quot;name&quot;, parent_code) VALUES('1002','ANTONIO ANTE','10');" calcext:value-type="string">
            <text:p>INSERT INTO public."location" (code, "name", parent_code) VALUES('1002','ANTONIO ANTE','10');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</text:p>
          </table:table-cell>
          <table:table-cell table:formula="of:=COM.MICROSOFT.CONCAT([.$D$1];[.A126];&quot;','&quot;;[.B126];&quot;','&quot;;[.C126];&quot;');&quot;)" office:value-type="string" office:string-value="INSERT INTO public.&quot;location&quot; (code, &quot;name&quot;, parent_code) VALUES('1003','COTACACHI','10');" calcext:value-type="string">
            <text:p>INSERT INTO public."location" (code, "name", parent_code) VALUES('1003','COTACACHI','10');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</text:p>
          </table:table-cell>
          <table:table-cell table:formula="of:=COM.MICROSOFT.CONCAT([.$D$1];[.A127];&quot;','&quot;;[.B127];&quot;','&quot;;[.C127];&quot;');&quot;)" office:value-type="string" office:string-value="INSERT INTO public.&quot;location&quot; (code, &quot;name&quot;, parent_code) VALUES('1004','OTAVALO','10');" calcext:value-type="string">
            <text:p>INSERT INTO public."location" (code, "name", parent_code) VALUES('1004','OTAVALO','10');</text:p>
          </table:table-cell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PIMAMPIRO</text:p>
          </table:table-cell>
          <table:table-cell office:value-type="string" calcext:value-type="string">
            <text:p>10</text:p>
          </table:table-cell>
          <table:table-cell table:formula="of:=COM.MICROSOFT.CONCAT([.$D$1];[.A128];&quot;','&quot;;[.B128];&quot;','&quot;;[.C128];&quot;');&quot;)" office:value-type="string" office:string-value="INSERT INTO public.&quot;location&quot; (code, &quot;name&quot;, parent_code) VALUES('1005','PIMAMPIRO','10');" calcext:value-type="string">
            <text:p>INSERT INTO public."location" (code, "name", parent_code) VALUES('1005','PIMAMPIRO','10');</text:p>
          </table:table-cell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SAN MIGUEL DE URCUQUI</text:p>
          </table:table-cell>
          <table:table-cell office:value-type="string" calcext:value-type="string">
            <text:p>10</text:p>
          </table:table-cell>
          <table:table-cell table:formula="of:=COM.MICROSOFT.CONCAT([.$D$1];[.A129];&quot;','&quot;;[.B129];&quot;','&quot;;[.C129];&quot;');&quot;)" office:value-type="string" office:string-value="INSERT INTO public.&quot;location&quot; (code, &quot;name&quot;, parent_code) VALUES('1006','SAN MIGUEL DE URCUQUI','10');" calcext:value-type="string">
            <text:p>INSERT INTO public."location" (code, "name", parent_code) VALUES('1006','SAN MIGUEL DE URCUQUI','10');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</text:p>
          </table:table-cell>
          <table:table-cell table:formula="of:=COM.MICROSOFT.CONCAT([.$D$1];[.A130];&quot;','&quot;;[.B130];&quot;','&quot;;[.C130];&quot;');&quot;)" office:value-type="string" office:string-value="INSERT INTO public.&quot;location&quot; (code, &quot;name&quot;, parent_code) VALUES('1101','LOJA','11');" calcext:value-type="string">
            <text:p>INSERT INTO public."location" (code, "name", parent_code) VALUES('1101','LOJA','11');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CALVAS</text:p>
          </table:table-cell>
          <table:table-cell office:value-type="string" calcext:value-type="string">
            <text:p>11</text:p>
          </table:table-cell>
          <table:table-cell table:formula="of:=COM.MICROSOFT.CONCAT([.$D$1];[.A131];&quot;','&quot;;[.B131];&quot;','&quot;;[.C131];&quot;');&quot;)" office:value-type="string" office:string-value="INSERT INTO public.&quot;location&quot; (code, &quot;name&quot;, parent_code) VALUES('1102','CALVAS','11');" calcext:value-type="string">
            <text:p>INSERT INTO public."location" (code, "name", parent_code) VALUES('1102','CALVAS','11');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CATAMAYO</text:p>
          </table:table-cell>
          <table:table-cell office:value-type="string" calcext:value-type="string">
            <text:p>11</text:p>
          </table:table-cell>
          <table:table-cell table:formula="of:=COM.MICROSOFT.CONCAT([.$D$1];[.A132];&quot;','&quot;;[.B132];&quot;','&quot;;[.C132];&quot;');&quot;)" office:value-type="string" office:string-value="INSERT INTO public.&quot;location&quot; (code, &quot;name&quot;, parent_code) VALUES('1103','CATAMAYO','11');" calcext:value-type="string">
            <text:p>INSERT INTO public."location" (code, "name", parent_code) VALUES('1103','CATAMAYO','11');</text:p>
          </table:table-cell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11</text:p>
          </table:table-cell>
          <table:table-cell table:formula="of:=COM.MICROSOFT.CONCAT([.$D$1];[.A133];&quot;','&quot;;[.B133];&quot;','&quot;;[.C133];&quot;');&quot;)" office:value-type="string" office:string-value="INSERT INTO public.&quot;location&quot; (code, &quot;name&quot;, parent_code) VALUES('1104','CELICA','11');" calcext:value-type="string">
            <text:p>INSERT INTO public."location" (code, "name", parent_code) VALUES('1104','CELICA','11');</text:p>
          </table:table-cell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CHAHUARPAMBA</text:p>
          </table:table-cell>
          <table:table-cell office:value-type="string" calcext:value-type="string">
            <text:p>11</text:p>
          </table:table-cell>
          <table:table-cell table:formula="of:=COM.MICROSOFT.CONCAT([.$D$1];[.A134];&quot;','&quot;;[.B134];&quot;','&quot;;[.C134];&quot;');&quot;)" office:value-type="string" office:string-value="INSERT INTO public.&quot;location&quot; (code, &quot;name&quot;, parent_code) VALUES('1105','CHAHUARPAMBA','11');" calcext:value-type="string">
            <text:p>INSERT INTO public."location" (code, "name", parent_code) VALUES('1105','CHAHUARPAMBA','11');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ESPINDOLA</text:p>
          </table:table-cell>
          <table:table-cell office:value-type="string" calcext:value-type="string">
            <text:p>11</text:p>
          </table:table-cell>
          <table:table-cell table:formula="of:=COM.MICROSOFT.CONCAT([.$D$1];[.A135];&quot;','&quot;;[.B135];&quot;','&quot;;[.C135];&quot;');&quot;)" office:value-type="string" office:string-value="INSERT INTO public.&quot;location&quot; (code, &quot;name&quot;, parent_code) VALUES('1106','ESPINDOLA','11');" calcext:value-type="string">
            <text:p>INSERT INTO public."location" (code, "name", parent_code) VALUES('1106','ESPINDOLA','11');</text:p>
          </table:table-cell>
        </table:table-row>
        <table:table-row table:style-name="ro1">
          <table:table-cell office:value-type="string" calcext:value-type="string">
            <text:p>1107</text:p>
          </table:table-cell>
          <table:table-cell office:value-type="string" calcext:value-type="string">
            <text:p>GONZANAMA</text:p>
          </table:table-cell>
          <table:table-cell office:value-type="string" calcext:value-type="string">
            <text:p>11</text:p>
          </table:table-cell>
          <table:table-cell table:formula="of:=COM.MICROSOFT.CONCAT([.$D$1];[.A136];&quot;','&quot;;[.B136];&quot;','&quot;;[.C136];&quot;');&quot;)" office:value-type="string" office:string-value="INSERT INTO public.&quot;location&quot; (code, &quot;name&quot;, parent_code) VALUES('1107','GONZANAMA','11');" calcext:value-type="string">
            <text:p>INSERT INTO public."location" (code, "name", parent_code) VALUES('1107','GONZANAMA','11');</text:p>
          </table:table-cell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MACARA</text:p>
          </table:table-cell>
          <table:table-cell office:value-type="string" calcext:value-type="string">
            <text:p>11</text:p>
          </table:table-cell>
          <table:table-cell table:formula="of:=COM.MICROSOFT.CONCAT([.$D$1];[.A137];&quot;','&quot;;[.B137];&quot;','&quot;;[.C137];&quot;');&quot;)" office:value-type="string" office:string-value="INSERT INTO public.&quot;location&quot; (code, &quot;name&quot;, parent_code) VALUES('1108','MACARA','11');" calcext:value-type="string">
            <text:p>INSERT INTO public."location" (code, "name", parent_code) VALUES('1108','MACARA','11');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11</text:p>
          </table:table-cell>
          <table:table-cell table:formula="of:=COM.MICROSOFT.CONCAT([.$D$1];[.A138];&quot;','&quot;;[.B138];&quot;','&quot;;[.C138];&quot;');&quot;)" office:value-type="string" office:string-value="INSERT INTO public.&quot;location&quot; (code, &quot;name&quot;, parent_code) VALUES('1109','PALTAS','11');" calcext:value-type="string">
            <text:p>INSERT INTO public."location" (code, "name", parent_code) VALUES('1109','PALTAS','11');</text:p>
          </table:table-cell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PUYANGO</text:p>
          </table:table-cell>
          <table:table-cell office:value-type="string" calcext:value-type="string">
            <text:p>11</text:p>
          </table:table-cell>
          <table:table-cell table:formula="of:=COM.MICROSOFT.CONCAT([.$D$1];[.A139];&quot;','&quot;;[.B139];&quot;','&quot;;[.C139];&quot;');&quot;)" office:value-type="string" office:string-value="INSERT INTO public.&quot;location&quot; (code, &quot;name&quot;, parent_code) VALUES('1110','PUYANGO','11');" calcext:value-type="string">
            <text:p>INSERT INTO public."location" (code, "name", parent_code) VALUES('1110','PUYANGO','11');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</text:p>
          </table:table-cell>
          <table:table-cell table:formula="of:=COM.MICROSOFT.CONCAT([.$D$1];[.A140];&quot;','&quot;;[.B140];&quot;','&quot;;[.C140];&quot;');&quot;)" office:value-type="string" office:string-value="INSERT INTO public.&quot;location&quot; (code, &quot;name&quot;, parent_code) VALUES('1111','SARAGURO','11');" calcext:value-type="string">
            <text:p>INSERT INTO public."location" (code, "name", parent_code) VALUES('1111','SARAGURO','11');</text:p>
          </table:table-cell>
        </table:table-row>
        <table:table-row table:style-name="ro1">
          <table:table-cell office:value-type="string" calcext:value-type="string">
            <text:p>1112</text:p>
          </table:table-cell>
          <table:table-cell office:value-type="string" calcext:value-type="string">
            <text:p>SOZORANGA</text:p>
          </table:table-cell>
          <table:table-cell office:value-type="string" calcext:value-type="string">
            <text:p>11</text:p>
          </table:table-cell>
          <table:table-cell table:formula="of:=COM.MICROSOFT.CONCAT([.$D$1];[.A141];&quot;','&quot;;[.B141];&quot;','&quot;;[.C141];&quot;');&quot;)" office:value-type="string" office:string-value="INSERT INTO public.&quot;location&quot; (code, &quot;name&quot;, parent_code) VALUES('1112','SOZORANGA','11');" calcext:value-type="string">
            <text:p>INSERT INTO public."location" (code, "name", parent_code) VALUES('1112','SOZORANGA','11');</text:p>
          </table:table-cell>
        </table:table-row>
        <table:table-row table:style-name="ro1">
          <table:table-cell office:value-type="string" calcext:value-type="string">
            <text:p>1113</text:p>
          </table:table-cell>
          <table:table-cell office:value-type="string" calcext:value-type="string">
            <text:p>ZAPOTILLO</text:p>
          </table:table-cell>
          <table:table-cell office:value-type="string" calcext:value-type="string">
            <text:p>11</text:p>
          </table:table-cell>
          <table:table-cell table:formula="of:=COM.MICROSOFT.CONCAT([.$D$1];[.A142];&quot;','&quot;;[.B142];&quot;','&quot;;[.C142];&quot;');&quot;)" office:value-type="string" office:string-value="INSERT INTO public.&quot;location&quot; (code, &quot;name&quot;, parent_code) VALUES('1113','ZAPOTILLO','11');" calcext:value-type="string">
            <text:p>INSERT INTO public."location" (code, "name", parent_code) VALUES('1113','ZAPOTILLO','11');</text:p>
          </table:table-cell>
        </table:table-row>
        <table:table-row table:style-name="ro1">
          <table:table-cell office:value-type="string" calcext:value-type="string">
            <text:p>1114</text:p>
          </table:table-cell>
          <table:table-cell office:value-type="string" calcext:value-type="string">
            <text:p>PINDAL</text:p>
          </table:table-cell>
          <table:table-cell office:value-type="string" calcext:value-type="string">
            <text:p>11</text:p>
          </table:table-cell>
          <table:table-cell table:formula="of:=COM.MICROSOFT.CONCAT([.$D$1];[.A143];&quot;','&quot;;[.B143];&quot;','&quot;;[.C143];&quot;');&quot;)" office:value-type="string" office:string-value="INSERT INTO public.&quot;location&quot; (code, &quot;name&quot;, parent_code) VALUES('1114','PINDAL','11');" calcext:value-type="string">
            <text:p>INSERT INTO public."location" (code, "name", parent_code) VALUES('1114','PINDAL','11');</text:p>
          </table:table-cell>
        </table:table-row>
        <table:table-row table:style-name="ro1">
          <table:table-cell office:value-type="string" calcext:value-type="string">
            <text:p>1115</text:p>
          </table:table-cell>
          <table:table-cell office:value-type="string" calcext:value-type="string">
            <text:p>QUILANGA</text:p>
          </table:table-cell>
          <table:table-cell office:value-type="string" calcext:value-type="string">
            <text:p>11</text:p>
          </table:table-cell>
          <table:table-cell table:formula="of:=COM.MICROSOFT.CONCAT([.$D$1];[.A144];&quot;','&quot;;[.B144];&quot;','&quot;;[.C144];&quot;');&quot;)" office:value-type="string" office:string-value="INSERT INTO public.&quot;location&quot; (code, &quot;name&quot;, parent_code) VALUES('1115','QUILANGA','11');" calcext:value-type="string">
            <text:p>INSERT INTO public."location" (code, "name", parent_code) VALUES('1115','QUILANGA','11');</text:p>
          </table:table-cell>
        </table:table-row>
        <table:table-row table:style-name="ro1">
          <table:table-cell office:value-type="string" calcext:value-type="string">
            <text:p>1116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11</text:p>
          </table:table-cell>
          <table:table-cell table:formula="of:=COM.MICROSOFT.CONCAT([.$D$1];[.A145];&quot;','&quot;;[.B145];&quot;','&quot;;[.C145];&quot;');&quot;)" office:value-type="string" office:string-value="INSERT INTO public.&quot;location&quot; (code, &quot;name&quot;, parent_code) VALUES('1116','OLMEDO','11');" calcext:value-type="string">
            <text:p>INSERT INTO public."location" (code, "name", parent_code) VALUES('1116','OLMEDO','11');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12</text:p>
          </table:table-cell>
          <table:table-cell table:formula="of:=COM.MICROSOFT.CONCAT([.$D$1];[.A146];&quot;','&quot;;[.B146];&quot;','&quot;;[.C146];&quot;');&quot;)" office:value-type="string" office:string-value="INSERT INTO public.&quot;location&quot; (code, &quot;name&quot;, parent_code) VALUES('1201','BABAHOYO','12');" calcext:value-type="string">
            <text:p>INSERT INTO public."location" (code, "name", parent_code) VALUES('1201','BABAHOYO','12');</text:p>
          </table:table-cell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12</text:p>
          </table:table-cell>
          <table:table-cell table:formula="of:=COM.MICROSOFT.CONCAT([.$D$1];[.A147];&quot;','&quot;;[.B147];&quot;','&quot;;[.C147];&quot;');&quot;)" office:value-type="string" office:string-value="INSERT INTO public.&quot;location&quot; (code, &quot;name&quot;, parent_code) VALUES('1202','BABA','12');" calcext:value-type="string">
            <text:p>INSERT INTO public."location" (code, "name", parent_code) VALUES('1202','BABA','12');</text:p>
          </table:table-cell>
        </table:table-row>
        <table:table-row table:style-name="ro1">
          <table:table-cell office:value-type="string" calcext:value-type="string">
            <text:p>1203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12</text:p>
          </table:table-cell>
          <table:table-cell table:formula="of:=COM.MICROSOFT.CONCAT([.$D$1];[.A148];&quot;','&quot;;[.B148];&quot;','&quot;;[.C148];&quot;');&quot;)" office:value-type="string" office:string-value="INSERT INTO public.&quot;location&quot; (code, &quot;name&quot;, parent_code) VALUES('1203','MONTALVO','12');" calcext:value-type="string">
            <text:p>INSERT INTO public."location" (code, "name", parent_code) VALUES('1203','MONTALVO','12');</text:p>
          </table:table-cell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PUEBLO VIEJO</text:p>
          </table:table-cell>
          <table:table-cell office:value-type="string" calcext:value-type="string">
            <text:p>12</text:p>
          </table:table-cell>
          <table:table-cell table:formula="of:=COM.MICROSOFT.CONCAT([.$D$1];[.A149];&quot;','&quot;;[.B149];&quot;','&quot;;[.C149];&quot;');&quot;)" office:value-type="string" office:string-value="INSERT INTO public.&quot;location&quot; (code, &quot;name&quot;, parent_code) VALUES('1204','PUEBLO VIEJO','12');" calcext:value-type="string">
            <text:p>INSERT INTO public."location" (code, "name", parent_code) VALUES('1204','PUEBLO VIEJO','12');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</text:p>
          </table:table-cell>
          <table:table-cell table:formula="of:=COM.MICROSOFT.CONCAT([.$D$1];[.A150];&quot;','&quot;;[.B150];&quot;','&quot;;[.C150];&quot;');&quot;)" office:value-type="string" office:string-value="INSERT INTO public.&quot;location&quot; (code, &quot;name&quot;, parent_code) VALUES('1205','QUEVEDO','12');" calcext:value-type="string">
            <text:p>INSERT INTO public."location" (code, "name", parent_code) VALUES('1205','QUEVEDO','12');</text:p>
          </table:table-cell>
        </table:table-row>
        <table:table-row table:style-name="ro1">
          <table:table-cell office:value-type="string" calcext:value-type="string">
            <text:p>1206</text:p>
          </table:table-cell>
          <table:table-cell office:value-type="string" calcext:value-type="string">
            <text:p>URDANETA</text:p>
          </table:table-cell>
          <table:table-cell office:value-type="string" calcext:value-type="string">
            <text:p>12</text:p>
          </table:table-cell>
          <table:table-cell table:formula="of:=COM.MICROSOFT.CONCAT([.$D$1];[.A151];&quot;','&quot;;[.B151];&quot;','&quot;;[.C151];&quot;');&quot;)" office:value-type="string" office:string-value="INSERT INTO public.&quot;location&quot; (code, &quot;name&quot;, parent_code) VALUES('1206','URDANETA','12');" calcext:value-type="string">
            <text:p>INSERT INTO public."location" (code, "name", parent_code) VALUES('1206','URDANETA','12');</text:p>
          </table:table-cell>
        </table:table-row>
        <table:table-row table:style-name="ro1">
          <table:table-cell office:value-type="string" calcext:value-type="string">
            <text:p>1207</text:p>
          </table:table-cell>
          <table:table-cell office:value-type="string" calcext:value-type="string">
            <text:p>VENTANAS</text:p>
          </table:table-cell>
          <table:table-cell office:value-type="string" calcext:value-type="string">
            <text:p>12</text:p>
          </table:table-cell>
          <table:table-cell table:formula="of:=COM.MICROSOFT.CONCAT([.$D$1];[.A152];&quot;','&quot;;[.B152];&quot;','&quot;;[.C152];&quot;');&quot;)" office:value-type="string" office:string-value="INSERT INTO public.&quot;location&quot; (code, &quot;name&quot;, parent_code) VALUES('1207','VENTANAS','12');" calcext:value-type="string">
            <text:p>INSERT INTO public."location" (code, "name", parent_code) VALUES('1207','VENTANAS','12');</text:p>
          </table:table-cell>
        </table:table-row>
        <table:table-row table:style-name="ro1">
          <table:table-cell office:value-type="string" calcext:value-type="string">
            <text:p>1208</text:p>
          </table:table-cell>
          <table:table-cell office:value-type="string" calcext:value-type="string">
            <text:p>VINCES</text:p>
          </table:table-cell>
          <table:table-cell office:value-type="string" calcext:value-type="string">
            <text:p>12</text:p>
          </table:table-cell>
          <table:table-cell table:formula="of:=COM.MICROSOFT.CONCAT([.$D$1];[.A153];&quot;','&quot;;[.B153];&quot;','&quot;;[.C153];&quot;');&quot;)" office:value-type="string" office:string-value="INSERT INTO public.&quot;location&quot; (code, &quot;name&quot;, parent_code) VALUES('1208','VINCES','12');" calcext:value-type="string">
            <text:p>INSERT INTO public."location" (code, "name", parent_code) VALUES('1208','VINCES','12');</text:p>
          </table:table-cell>
        </table:table-row>
        <table:table-row table:style-name="ro1">
          <table:table-cell office:value-type="string" calcext:value-type="string">
            <text:p>1209</text:p>
          </table:table-cell>
          <table:table-cell office:value-type="string" calcext:value-type="string">
            <text:p>PALENQUE</text:p>
          </table:table-cell>
          <table:table-cell office:value-type="string" calcext:value-type="string">
            <text:p>12</text:p>
          </table:table-cell>
          <table:table-cell table:formula="of:=COM.MICROSOFT.CONCAT([.$D$1];[.A154];&quot;','&quot;;[.B154];&quot;','&quot;;[.C154];&quot;');&quot;)" office:value-type="string" office:string-value="INSERT INTO public.&quot;location&quot; (code, &quot;name&quot;, parent_code) VALUES('1209','PALENQUE','12');" calcext:value-type="string">
            <text:p>INSERT INTO public."location" (code, "name", parent_code) VALUES('1209','PALENQUE','12');</text:p>
          </table:table-cell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BUENA FE</text:p>
          </table:table-cell>
          <table:table-cell office:value-type="string" calcext:value-type="string">
            <text:p>12</text:p>
          </table:table-cell>
          <table:table-cell table:formula="of:=COM.MICROSOFT.CONCAT([.$D$1];[.A155];&quot;','&quot;;[.B155];&quot;','&quot;;[.C155];&quot;');&quot;)" office:value-type="string" office:string-value="INSERT INTO public.&quot;location&quot; (code, &quot;name&quot;, parent_code) VALUES('1210','BUENA FE','12');" calcext:value-type="string">
            <text:p>INSERT INTO public."location" (code, "name", parent_code) VALUES('1210','BUENA FE','12');</text:p>
          </table:table-cell>
        </table:table-row>
        <table:table-row table:style-name="ro1">
          <table:table-cell office:value-type="string" calcext:value-type="string">
            <text:p>1211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12</text:p>
          </table:table-cell>
          <table:table-cell table:formula="of:=COM.MICROSOFT.CONCAT([.$D$1];[.A156];&quot;','&quot;;[.B156];&quot;','&quot;;[.C156];&quot;');&quot;)" office:value-type="string" office:string-value="INSERT INTO public.&quot;location&quot; (code, &quot;name&quot;, parent_code) VALUES('1211','VALENCIA','12');" calcext:value-type="string">
            <text:p>INSERT INTO public."location" (code, "name", parent_code) VALUES('1211','VALENCIA','12');</text:p>
          </table:table-cell>
        </table:table-row>
        <table:table-row table:style-name="ro1">
          <table:table-cell office:value-type="string" calcext:value-type="string">
            <text:p>1212</text:p>
          </table:table-cell>
          <table:table-cell office:value-type="string" calcext:value-type="string">
            <text:p>MOCACHE</text:p>
          </table:table-cell>
          <table:table-cell office:value-type="string" calcext:value-type="string">
            <text:p>12</text:p>
          </table:table-cell>
          <table:table-cell table:formula="of:=COM.MICROSOFT.CONCAT([.$D$1];[.A157];&quot;','&quot;;[.B157];&quot;','&quot;;[.C157];&quot;');&quot;)" office:value-type="string" office:string-value="INSERT INTO public.&quot;location&quot; (code, &quot;name&quot;, parent_code) VALUES('1212','MOCACHE','12');" calcext:value-type="string">
            <text:p>INSERT INTO public."location" (code, "name", parent_code) VALUES('1212','MOCACHE','12');</text:p>
          </table:table-cell>
        </table:table-row>
        <table:table-row table:style-name="ro1">
          <table:table-cell office:value-type="string" calcext:value-type="string">
            <text:p>1213</text:p>
          </table:table-cell>
          <table:table-cell office:value-type="string" calcext:value-type="string">
            <text:p>QUINSALOMA</text:p>
          </table:table-cell>
          <table:table-cell office:value-type="string" calcext:value-type="string">
            <text:p>12</text:p>
          </table:table-cell>
          <table:table-cell table:formula="of:=COM.MICROSOFT.CONCAT([.$D$1];[.A158];&quot;','&quot;;[.B158];&quot;','&quot;;[.C158];&quot;');&quot;)" office:value-type="string" office:string-value="INSERT INTO public.&quot;location&quot; (code, &quot;name&quot;, parent_code) VALUES('1213','QUINSALOMA','12');" calcext:value-type="string">
            <text:p>INSERT INTO public."location" (code, "name", parent_code) VALUES('1213','QUINSALOMA','12');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</text:p>
          </table:table-cell>
          <table:table-cell table:formula="of:=COM.MICROSOFT.CONCAT([.$D$1];[.A159];&quot;','&quot;;[.B159];&quot;','&quot;;[.C159];&quot;');&quot;)" office:value-type="string" office:string-value="INSERT INTO public.&quot;location&quot; (code, &quot;name&quot;, parent_code) VALUES('1301','PORTOVIEJO','13');" calcext:value-type="string">
            <text:p>INSERT INTO public."location" (code, "name", parent_code) VALUES('1301','PORTOVIEJO','13');</text:p>
          </table:table-cell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13</text:p>
          </table:table-cell>
          <table:table-cell table:formula="of:=COM.MICROSOFT.CONCAT([.$D$1];[.A160];&quot;','&quot;;[.B160];&quot;','&quot;;[.C160];&quot;');&quot;)" office:value-type="string" office:string-value="INSERT INTO public.&quot;location&quot; (code, &quot;name&quot;, parent_code) VALUES('1302','BOLIVAR','13');" calcext:value-type="string">
            <text:p>INSERT INTO public."location" (code, "name", parent_code) VALUES('1302','BOLIVAR','13');</text:p>
          </table:table-cell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</text:p>
          </table:table-cell>
          <table:table-cell table:formula="of:=COM.MICROSOFT.CONCAT([.$D$1];[.A161];&quot;','&quot;;[.B161];&quot;','&quot;;[.C161];&quot;');&quot;)" office:value-type="string" office:string-value="INSERT INTO public.&quot;location&quot; (code, &quot;name&quot;, parent_code) VALUES('1303','CHONE','13');" calcext:value-type="string">
            <text:p>INSERT INTO public."location" (code, "name", parent_code) VALUES('1303','CHONE','13');</text:p>
          </table:table-cell>
        </table:table-row>
        <table:table-row table:style-name="ro1">
          <table:table-cell office:value-type="string" calcext:value-type="string">
            <text:p>1304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13</text:p>
          </table:table-cell>
          <table:table-cell table:formula="of:=COM.MICROSOFT.CONCAT([.$D$1];[.A162];&quot;','&quot;;[.B162];&quot;','&quot;;[.C162];&quot;');&quot;)" office:value-type="string" office:string-value="INSERT INTO public.&quot;location&quot; (code, &quot;name&quot;, parent_code) VALUES('1304','EL CARMEN','13');" calcext:value-type="string">
            <text:p>INSERT INTO public."location" (code, "name", parent_code) VALUES('1304','EL CARMEN','13');</text:p>
          </table:table-cell>
        </table:table-row>
        <table:table-row table:style-name="ro1">
          <table:table-cell office:value-type="string" calcext:value-type="string">
            <text:p>1305</text:p>
          </table:table-cell>
          <table:table-cell office:value-type="string" calcext:value-type="string">
            <text:p>FLAVIO ALFARO</text:p>
          </table:table-cell>
          <table:table-cell office:value-type="string" calcext:value-type="string">
            <text:p>13</text:p>
          </table:table-cell>
          <table:table-cell table:formula="of:=COM.MICROSOFT.CONCAT([.$D$1];[.A163];&quot;','&quot;;[.B163];&quot;','&quot;;[.C163];&quot;');&quot;)" office:value-type="string" office:string-value="INSERT INTO public.&quot;location&quot; (code, &quot;name&quot;, parent_code) VALUES('1305','FLAVIO ALFARO','13');" calcext:value-type="string">
            <text:p>INSERT INTO public."location" (code, "name", parent_code) VALUES('1305','FLAVIO ALFARO','13');</text:p>
          </table:table-cell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</text:p>
          </table:table-cell>
          <table:table-cell table:formula="of:=COM.MICROSOFT.CONCAT([.$D$1];[.A164];&quot;','&quot;;[.B164];&quot;','&quot;;[.C164];&quot;');&quot;)" office:value-type="string" office:string-value="INSERT INTO public.&quot;location&quot; (code, &quot;name&quot;, parent_code) VALUES('1306','JIPIJAPA','13');" calcext:value-type="string">
            <text:p>INSERT INTO public."location" (code, "name", parent_code) VALUES('1306','JIPIJAPA','13');</text:p>
          </table:table-cell>
        </table:table-row>
        <table:table-row table:style-name="ro1">
          <table:table-cell office:value-type="string" calcext:value-type="string">
            <text:p>1307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13</text:p>
          </table:table-cell>
          <table:table-cell table:formula="of:=COM.MICROSOFT.CONCAT([.$D$1];[.A165];&quot;','&quot;;[.B165];&quot;','&quot;;[.C165];&quot;');&quot;)" office:value-type="string" office:string-value="INSERT INTO public.&quot;location&quot; (code, &quot;name&quot;, parent_code) VALUES('1307','JUNIN','13');" calcext:value-type="string">
            <text:p>INSERT INTO public."location" (code, "name", parent_code) VALUES('1307','JUNIN','13');</text:p>
          </table:table-cell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13</text:p>
          </table:table-cell>
          <table:table-cell table:formula="of:=COM.MICROSOFT.CONCAT([.$D$1];[.A166];&quot;','&quot;;[.B166];&quot;','&quot;;[.C166];&quot;');&quot;)" office:value-type="string" office:string-value="INSERT INTO public.&quot;location&quot; (code, &quot;name&quot;, parent_code) VALUES('1308','MANTA','13');" calcext:value-type="string">
            <text:p>INSERT INTO public."location" (code, "name", parent_code) VALUES('1308','MANTA','13');</text:p>
          </table:table-cell>
        </table:table-row>
        <table:table-row table:style-name="ro1">
          <table:table-cell office:value-type="string" calcext:value-type="string">
            <text:p>1309</text:p>
          </table:table-cell>
          <table:table-cell office:value-type="string" calcext:value-type="string">
            <text:p>MONTECRISTI</text:p>
          </table:table-cell>
          <table:table-cell office:value-type="string" calcext:value-type="string">
            <text:p>13</text:p>
          </table:table-cell>
          <table:table-cell table:formula="of:=COM.MICROSOFT.CONCAT([.$D$1];[.A167];&quot;','&quot;;[.B167];&quot;','&quot;;[.C167];&quot;');&quot;)" office:value-type="string" office:string-value="INSERT INTO public.&quot;location&quot; (code, &quot;name&quot;, parent_code) VALUES('1309','MONTECRISTI','13');" calcext:value-type="string">
            <text:p>INSERT INTO public."location" (code, "name", parent_code) VALUES('1309','MONTECRISTI','13');</text:p>
          </table:table-cell>
        </table:table-row>
        <table:table-row table:style-name="ro1">
          <table:table-cell office:value-type="string" calcext:value-type="string">
            <text:p>1310</text:p>
          </table:table-cell>
          <table:table-cell office:value-type="string" calcext:value-type="string">
            <text:p>PAJAN</text:p>
          </table:table-cell>
          <table:table-cell office:value-type="string" calcext:value-type="string">
            <text:p>13</text:p>
          </table:table-cell>
          <table:table-cell table:formula="of:=COM.MICROSOFT.CONCAT([.$D$1];[.A168];&quot;','&quot;;[.B168];&quot;','&quot;;[.C168];&quot;');&quot;)" office:value-type="string" office:string-value="INSERT INTO public.&quot;location&quot; (code, &quot;name&quot;, parent_code) VALUES('1310','PAJAN','13');" calcext:value-type="string">
            <text:p>INSERT INTO public."location" (code, "name", parent_code) VALUES('1310','PAJAN','13');</text:p>
          </table:table-cell>
        </table:table-row>
        <table:table-row table:style-name="ro1">
          <table:table-cell office:value-type="string" calcext:value-type="string">
            <text:p>1311</text:p>
          </table:table-cell>
          <table:table-cell office:value-type="string" calcext:value-type="string">
            <text:p>PICHINCHA</text:p>
          </table:table-cell>
          <table:table-cell office:value-type="string" calcext:value-type="string">
            <text:p>13</text:p>
          </table:table-cell>
          <table:table-cell table:formula="of:=COM.MICROSOFT.CONCAT([.$D$1];[.A169];&quot;','&quot;;[.B169];&quot;','&quot;;[.C169];&quot;');&quot;)" office:value-type="string" office:string-value="INSERT INTO public.&quot;location&quot; (code, &quot;name&quot;, parent_code) VALUES('1311','PICHINCHA','13');" calcext:value-type="string">
            <text:p>INSERT INTO public."location" (code, "name", parent_code) VALUES('1311','PICHINCHA','13');</text:p>
          </table:table-cell>
        </table:table-row>
        <table:table-row table:style-name="ro1">
          <table:table-cell office:value-type="string" calcext:value-type="string">
            <text:p>1312</text:p>
          </table:table-cell>
          <table:table-cell office:value-type="string" calcext:value-type="string">
            <text:p>ROCAFUERTE</text:p>
          </table:table-cell>
          <table:table-cell office:value-type="string" calcext:value-type="string">
            <text:p>13</text:p>
          </table:table-cell>
          <table:table-cell table:formula="of:=COM.MICROSOFT.CONCAT([.$D$1];[.A170];&quot;','&quot;;[.B170];&quot;','&quot;;[.C170];&quot;');&quot;)" office:value-type="string" office:string-value="INSERT INTO public.&quot;location&quot; (code, &quot;name&quot;, parent_code) VALUES('1312','ROCAFUERTE','13');" calcext:value-type="string">
            <text:p>INSERT INTO public."location" (code, "name", parent_code) VALUES('1312','ROCAFUERTE','13');</text:p>
          </table:table-cell>
        </table:table-row>
        <table:table-row table:style-name="ro1">
          <table:table-cell office:value-type="string" calcext:value-type="string">
            <text:p>1313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13</text:p>
          </table:table-cell>
          <table:table-cell table:formula="of:=COM.MICROSOFT.CONCAT([.$D$1];[.A171];&quot;','&quot;;[.B171];&quot;','&quot;;[.C171];&quot;');&quot;)" office:value-type="string" office:string-value="INSERT INTO public.&quot;location&quot; (code, &quot;name&quot;, parent_code) VALUES('1313','SANTA ANA','13');" calcext:value-type="string">
            <text:p>INSERT INTO public."location" (code, "name", parent_code) VALUES('1313','SANTA ANA','13');</text:p>
          </table:table-cell>
        </table:table-row>
        <table:table-row table:style-name="ro1">
          <table:table-cell office:value-type="string" calcext:value-type="string">
            <text:p>1314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13</text:p>
          </table:table-cell>
          <table:table-cell table:formula="of:=COM.MICROSOFT.CONCAT([.$D$1];[.A172];&quot;','&quot;;[.B172];&quot;','&quot;;[.C172];&quot;');&quot;)" office:value-type="string" office:string-value="INSERT INTO public.&quot;location&quot; (code, &quot;name&quot;, parent_code) VALUES('1314','SUCRE','13');" calcext:value-type="string">
            <text:p>INSERT INTO public."location" (code, "name", parent_code) VALUES('1314','SUCRE','13');</text:p>
          </table:table-cell>
        </table:table-row>
        <table:table-row table:style-name="ro1">
          <table:table-cell office:value-type="string" calcext:value-type="string">
            <text:p>1315</text:p>
          </table:table-cell>
          <table:table-cell office:value-type="string" calcext:value-type="string">
            <text:p>TOSAGUA</text:p>
          </table:table-cell>
          <table:table-cell office:value-type="string" calcext:value-type="string">
            <text:p>13</text:p>
          </table:table-cell>
          <table:table-cell table:formula="of:=COM.MICROSOFT.CONCAT([.$D$1];[.A173];&quot;','&quot;;[.B173];&quot;','&quot;;[.C173];&quot;');&quot;)" office:value-type="string" office:string-value="INSERT INTO public.&quot;location&quot; (code, &quot;name&quot;, parent_code) VALUES('1315','TOSAGUA','13');" calcext:value-type="string">
            <text:p>INSERT INTO public."location" (code, "name", parent_code) VALUES('1315','TOSAGUA','13');</text:p>
          </table:table-cell>
        </table:table-row>
        <table:table-row table:style-name="ro1">
          <table:table-cell office:value-type="string" calcext:value-type="string">
            <text:p>1316</text:p>
          </table:table-cell>
          <table:table-cell office:value-type="string" calcext:value-type="string">
            <text:p>24 DE MAYO</text:p>
          </table:table-cell>
          <table:table-cell office:value-type="string" calcext:value-type="string">
            <text:p>13</text:p>
          </table:table-cell>
          <table:table-cell table:formula="of:=COM.MICROSOFT.CONCAT([.$D$1];[.A174];&quot;','&quot;;[.B174];&quot;','&quot;;[.C174];&quot;');&quot;)" office:value-type="string" office:string-value="INSERT INTO public.&quot;location&quot; (code, &quot;name&quot;, parent_code) VALUES('1316','24 DE MAYO','13');" calcext:value-type="string">
            <text:p>INSERT INTO public."location" (code, "name", parent_code) VALUES('1316','24 DE MAYO','13');</text:p>
          </table:table-cell>
        </table:table-row>
        <table:table-row table:style-name="ro1">
          <table:table-cell office:value-type="string" calcext:value-type="string">
            <text:p>1317</text:p>
          </table:table-cell>
          <table:table-cell office:value-type="string" calcext:value-type="string">
            <text:p>PEDERNALES</text:p>
          </table:table-cell>
          <table:table-cell office:value-type="string" calcext:value-type="string">
            <text:p>13</text:p>
          </table:table-cell>
          <table:table-cell table:formula="of:=COM.MICROSOFT.CONCAT([.$D$1];[.A175];&quot;','&quot;;[.B175];&quot;','&quot;;[.C175];&quot;');&quot;)" office:value-type="string" office:string-value="INSERT INTO public.&quot;location&quot; (code, &quot;name&quot;, parent_code) VALUES('1317','PEDERNALES','13');" calcext:value-type="string">
            <text:p>INSERT INTO public."location" (code, "name", parent_code) VALUES('1317','PEDERNALES','13');</text:p>
          </table:table-cell>
        </table:table-row>
        <table:table-row table:style-name="ro1">
          <table:table-cell office:value-type="string" calcext:value-type="string">
            <text:p>1318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13</text:p>
          </table:table-cell>
          <table:table-cell table:formula="of:=COM.MICROSOFT.CONCAT([.$D$1];[.A176];&quot;','&quot;;[.B176];&quot;','&quot;;[.C176];&quot;');&quot;)" office:value-type="string" office:string-value="INSERT INTO public.&quot;location&quot; (code, &quot;name&quot;, parent_code) VALUES('1318','OLMEDO','13');" calcext:value-type="string">
            <text:p>INSERT INTO public."location" (code, "name", parent_code) VALUES('1318','OLMEDO','13');</text:p>
          </table:table-cell>
        </table:table-row>
        <table:table-row table:style-name="ro1">
          <table:table-cell office:value-type="string" calcext:value-type="string">
            <text:p>1319</text:p>
          </table:table-cell>
          <table:table-cell office:value-type="string" calcext:value-type="string">
            <text:p>PUERTO LOPEZ</text:p>
          </table:table-cell>
          <table:table-cell office:value-type="string" calcext:value-type="string">
            <text:p>13</text:p>
          </table:table-cell>
          <table:table-cell table:formula="of:=COM.MICROSOFT.CONCAT([.$D$1];[.A177];&quot;','&quot;;[.B177];&quot;','&quot;;[.C177];&quot;');&quot;)" office:value-type="string" office:string-value="INSERT INTO public.&quot;location&quot; (code, &quot;name&quot;, parent_code) VALUES('1319','PUERTO LOPEZ','13');" calcext:value-type="string">
            <text:p>INSERT INTO public."location" (code, "name", parent_code) VALUES('1319','PUERTO LOPEZ','13');</text:p>
          </table:table-cell>
        </table:table-row>
        <table:table-row table:style-name="ro1">
          <table:table-cell office:value-type="string" calcext:value-type="string">
            <text:p>1320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13</text:p>
          </table:table-cell>
          <table:table-cell table:formula="of:=COM.MICROSOFT.CONCAT([.$D$1];[.A178];&quot;','&quot;;[.B178];&quot;','&quot;;[.C178];&quot;');&quot;)" office:value-type="string" office:string-value="INSERT INTO public.&quot;location&quot; (code, &quot;name&quot;, parent_code) VALUES('1320','JAMA','13');" calcext:value-type="string">
            <text:p>INSERT INTO public."location" (code, "name", parent_code) VALUES('1320','JAMA','13');</text:p>
          </table:table-cell>
        </table:table-row>
        <table:table-row table:style-name="ro1">
          <table:table-cell office:value-type="string" calcext:value-type="string">
            <text:p>1321</text:p>
          </table:table-cell>
          <table:table-cell office:value-type="string" calcext:value-type="string">
            <text:p>JARAMIJO</text:p>
          </table:table-cell>
          <table:table-cell office:value-type="string" calcext:value-type="string">
            <text:p>13</text:p>
          </table:table-cell>
          <table:table-cell table:formula="of:=COM.MICROSOFT.CONCAT([.$D$1];[.A179];&quot;','&quot;;[.B179];&quot;','&quot;;[.C179];&quot;');&quot;)" office:value-type="string" office:string-value="INSERT INTO public.&quot;location&quot; (code, &quot;name&quot;, parent_code) VALUES('1321','JARAMIJO','13');" calcext:value-type="string">
            <text:p>INSERT INTO public."location" (code, "name", parent_code) VALUES('1321','JARAMIJO','13');</text:p>
          </table:table-cell>
        </table:table-row>
        <table:table-row table:style-name="ro1">
          <table:table-cell office:value-type="string" calcext:value-type="string">
            <text:p>1322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13</text:p>
          </table:table-cell>
          <table:table-cell table:formula="of:=COM.MICROSOFT.CONCAT([.$D$1];[.A180];&quot;','&quot;;[.B180];&quot;','&quot;;[.C180];&quot;');&quot;)" office:value-type="string" office:string-value="INSERT INTO public.&quot;location&quot; (code, &quot;name&quot;, parent_code) VALUES('1322','SAN VICENTE','13');" calcext:value-type="string">
            <text:p>INSERT INTO public."location" (code, "name", parent_code) VALUES('1322','SAN VICENTE','13');</text:p>
          </table:table-cell>
        </table:table-row>
        <table:table-row table:style-name="ro1">
          <table:table-cell office:value-type="string" calcext:value-type="string">
            <text:p>1401</text:p>
          </table:table-cell>
          <table:table-cell office:value-type="string" calcext:value-type="string">
            <text:p>MORONA</text:p>
          </table:table-cell>
          <table:table-cell office:value-type="string" calcext:value-type="string">
            <text:p>14</text:p>
          </table:table-cell>
          <table:table-cell table:formula="of:=COM.MICROSOFT.CONCAT([.$D$1];[.A181];&quot;','&quot;;[.B181];&quot;','&quot;;[.C181];&quot;');&quot;)" office:value-type="string" office:string-value="INSERT INTO public.&quot;location&quot; (code, &quot;name&quot;, parent_code) VALUES('1401','MORONA','14');" calcext:value-type="string">
            <text:p>INSERT INTO public."location" (code, "name", parent_code) VALUES('1401','MORONA','14');</text:p>
          </table:table-cell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</text:p>
          </table:table-cell>
          <table:table-cell table:formula="of:=COM.MICROSOFT.CONCAT([.$D$1];[.A182];&quot;','&quot;;[.B182];&quot;','&quot;;[.C182];&quot;');&quot;)" office:value-type="string" office:string-value="INSERT INTO public.&quot;location&quot; (code, &quot;name&quot;, parent_code) VALUES('1402','GUALAQUIZA','14');" calcext:value-type="string">
            <text:p>INSERT INTO public."location" (code, "name", parent_code) VALUES('1402','GUALAQUIZA','14');</text:p>
          </table:table-cell>
        </table:table-row>
        <table:table-row table:style-name="ro1">
          <table:table-cell office:value-type="string" calcext:value-type="string">
            <text:p>1403</text:p>
          </table:table-cell>
          <table:table-cell office:value-type="string" calcext:value-type="string">
            <text:p>LIMON - INDANZA</text:p>
          </table:table-cell>
          <table:table-cell office:value-type="string" calcext:value-type="string">
            <text:p>14</text:p>
          </table:table-cell>
          <table:table-cell table:formula="of:=COM.MICROSOFT.CONCAT([.$D$1];[.A183];&quot;','&quot;;[.B183];&quot;','&quot;;[.C183];&quot;');&quot;)" office:value-type="string" office:string-value="INSERT INTO public.&quot;location&quot; (code, &quot;name&quot;, parent_code) VALUES('1403','LIMON - INDANZA','14');" calcext:value-type="string">
            <text:p>INSERT INTO public."location" (code, "name", parent_code) VALUES('1403','LIMON - INDANZA','14');</text:p>
          </table:table-cell>
        </table:table-row>
        <table:table-row table:style-name="ro1">
          <table:table-cell office:value-type="string" calcext:value-type="string">
            <text:p>1404</text:p>
          </table:table-cell>
          <table:table-cell office:value-type="string" calcext:value-type="string">
            <text:p>PALORA</text:p>
          </table:table-cell>
          <table:table-cell office:value-type="string" calcext:value-type="string">
            <text:p>14</text:p>
          </table:table-cell>
          <table:table-cell table:formula="of:=COM.MICROSOFT.CONCAT([.$D$1];[.A184];&quot;','&quot;;[.B184];&quot;','&quot;;[.C184];&quot;');&quot;)" office:value-type="string" office:string-value="INSERT INTO public.&quot;location&quot; (code, &quot;name&quot;, parent_code) VALUES('1404','PALORA','14');" calcext:value-type="string">
            <text:p>INSERT INTO public."location" (code, "name", parent_code) VALUES('1404','PALORA','14');</text:p>
          </table:table-cell>
        </table:table-row>
        <table:table-row table:style-name="ro1">
          <table:table-cell office:value-type="string" calcext:value-type="string">
            <text:p>140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4</text:p>
          </table:table-cell>
          <table:table-cell table:formula="of:=COM.MICROSOFT.CONCAT([.$D$1];[.A185];&quot;','&quot;;[.B185];&quot;','&quot;;[.C185];&quot;');&quot;)" office:value-type="string" office:string-value="INSERT INTO public.&quot;location&quot; (code, &quot;name&quot;, parent_code) VALUES('1405','SANTIAGO','14');" calcext:value-type="string">
            <text:p>INSERT INTO public."location" (code, "name", parent_code) VALUES('1405','SANTIAGO','14');</text:p>
          </table:table-cell>
        </table:table-row>
        <table:table-row table:style-name="ro1">
          <table:table-cell office:value-type="string" calcext:value-type="string">
            <text:p>1406</text:p>
          </table:table-cell>
          <table:table-cell office:value-type="string" calcext:value-type="string">
            <text:p>SUCUA</text:p>
          </table:table-cell>
          <table:table-cell office:value-type="string" calcext:value-type="string">
            <text:p>14</text:p>
          </table:table-cell>
          <table:table-cell table:formula="of:=COM.MICROSOFT.CONCAT([.$D$1];[.A186];&quot;','&quot;;[.B186];&quot;','&quot;;[.C186];&quot;');&quot;)" office:value-type="string" office:string-value="INSERT INTO public.&quot;location&quot; (code, &quot;name&quot;, parent_code) VALUES('1406','SUCUA','14');" calcext:value-type="string">
            <text:p>INSERT INTO public."location" (code, "name", parent_code) VALUES('1406','SUCUA','14');</text:p>
          </table:table-cell>
        </table:table-row>
        <table:table-row table:style-name="ro1">
          <table:table-cell office:value-type="string" calcext:value-type="string">
            <text:p>1407</text:p>
          </table:table-cell>
          <table:table-cell office:value-type="string" calcext:value-type="string">
            <text:p>HUAMBOYA</text:p>
          </table:table-cell>
          <table:table-cell office:value-type="string" calcext:value-type="string">
            <text:p>14</text:p>
          </table:table-cell>
          <table:table-cell table:formula="of:=COM.MICROSOFT.CONCAT([.$D$1];[.A187];&quot;','&quot;;[.B187];&quot;','&quot;;[.C187];&quot;');&quot;)" office:value-type="string" office:string-value="INSERT INTO public.&quot;location&quot; (code, &quot;name&quot;, parent_code) VALUES('1407','HUAMBOYA','14');" calcext:value-type="string">
            <text:p>INSERT INTO public."location" (code, "name", parent_code) VALUES('1407','HUAMBOYA','14');</text:p>
          </table:table-cell>
        </table:table-row>
        <table:table-row table:style-name="ro1">
          <table:table-cell office:value-type="string" calcext:value-type="string">
            <text:p>1408</text:p>
          </table:table-cell>
          <table:table-cell office:value-type="string" calcext:value-type="string">
            <text:p>SAN JUAN BOSCO</text:p>
          </table:table-cell>
          <table:table-cell office:value-type="string" calcext:value-type="string">
            <text:p>14</text:p>
          </table:table-cell>
          <table:table-cell table:formula="of:=COM.MICROSOFT.CONCAT([.$D$1];[.A188];&quot;','&quot;;[.B188];&quot;','&quot;;[.C188];&quot;');&quot;)" office:value-type="string" office:string-value="INSERT INTO public.&quot;location&quot; (code, &quot;name&quot;, parent_code) VALUES('1408','SAN JUAN BOSCO','14');" calcext:value-type="string">
            <text:p>INSERT INTO public."location" (code, "name", parent_code) VALUES('1408','SAN JUAN BOSCO','14');</text:p>
          </table:table-cell>
        </table:table-row>
        <table:table-row table:style-name="ro1">
          <table:table-cell office:value-type="string" calcext:value-type="string">
            <text:p>1409</text:p>
          </table:table-cell>
          <table:table-cell office:value-type="string" calcext:value-type="string">
            <text:p>TAISHA</text:p>
          </table:table-cell>
          <table:table-cell office:value-type="string" calcext:value-type="string">
            <text:p>14</text:p>
          </table:table-cell>
          <table:table-cell table:formula="of:=COM.MICROSOFT.CONCAT([.$D$1];[.A189];&quot;','&quot;;[.B189];&quot;','&quot;;[.C189];&quot;');&quot;)" office:value-type="string" office:string-value="INSERT INTO public.&quot;location&quot; (code, &quot;name&quot;, parent_code) VALUES('1409','TAISHA','14');" calcext:value-type="string">
            <text:p>INSERT INTO public."location" (code, "name", parent_code) VALUES('1409','TAISHA','14');</text:p>
          </table:table-cell>
        </table:table-row>
        <table:table-row table:style-name="ro1">
          <table:table-cell office:value-type="string" calcext:value-type="string">
            <text:p>1410</text:p>
          </table:table-cell>
          <table:table-cell office:value-type="string" calcext:value-type="string">
            <text:p>LOGROÑO</text:p>
          </table:table-cell>
          <table:table-cell office:value-type="string" calcext:value-type="string">
            <text:p>14</text:p>
          </table:table-cell>
          <table:table-cell table:formula="of:=COM.MICROSOFT.CONCAT([.$D$1];[.A190];&quot;','&quot;;[.B190];&quot;','&quot;;[.C190];&quot;');&quot;)" office:value-type="string" office:string-value="INSERT INTO public.&quot;location&quot; (code, &quot;name&quot;, parent_code) VALUES('1410','LOGROÑO','14');" calcext:value-type="string">
            <text:p>INSERT INTO public."location" (code, "name", parent_code) VALUES('1410','LOGROÑO','14');</text:p>
          </table:table-cell>
        </table:table-row>
        <table:table-row table:style-name="ro1">
          <table:table-cell office:value-type="string" calcext:value-type="string">
            <text:p>1411</text:p>
          </table:table-cell>
          <table:table-cell office:value-type="string" calcext:value-type="string">
            <text:p>PABLO SEXTO</text:p>
          </table:table-cell>
          <table:table-cell office:value-type="string" calcext:value-type="string">
            <text:p>14</text:p>
          </table:table-cell>
          <table:table-cell table:formula="of:=COM.MICROSOFT.CONCAT([.$D$1];[.A191];&quot;','&quot;;[.B191];&quot;','&quot;;[.C191];&quot;');&quot;)" office:value-type="string" office:string-value="INSERT INTO public.&quot;location&quot; (code, &quot;name&quot;, parent_code) VALUES('1411','PABLO SEXTO','14');" calcext:value-type="string">
            <text:p>INSERT INTO public."location" (code, "name", parent_code) VALUES('1411','PABLO SEXTO','14');</text:p>
          </table:table-cell>
        </table:table-row>
        <table:table-row table:style-name="ro1">
          <table:table-cell office:value-type="string" calcext:value-type="string">
            <text:p>1412</text:p>
          </table:table-cell>
          <table:table-cell office:value-type="string" calcext:value-type="string">
            <text:p>TIWINTZA</text:p>
          </table:table-cell>
          <table:table-cell office:value-type="string" calcext:value-type="string">
            <text:p>14</text:p>
          </table:table-cell>
          <table:table-cell table:formula="of:=COM.MICROSOFT.CONCAT([.$D$1];[.A192];&quot;','&quot;;[.B192];&quot;','&quot;;[.C192];&quot;');&quot;)" office:value-type="string" office:string-value="INSERT INTO public.&quot;location&quot; (code, &quot;name&quot;, parent_code) VALUES('1412','TIWINTZA','14');" calcext:value-type="string">
            <text:p>INSERT INTO public."location" (code, "name", parent_code) VALUES('1412','TIWINTZA','14');</text:p>
          </table:table-cell>
        </table:table-row>
        <table:table-row table:style-name="ro1">
          <table:table-cell office:value-type="string" calcext:value-type="string">
            <text:p>1501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15</text:p>
          </table:table-cell>
          <table:table-cell table:formula="of:=COM.MICROSOFT.CONCAT([.$D$1];[.A193];&quot;','&quot;;[.B193];&quot;','&quot;;[.C193];&quot;');&quot;)" office:value-type="string" office:string-value="INSERT INTO public.&quot;location&quot; (code, &quot;name&quot;, parent_code) VALUES('1501','TENA','15');" calcext:value-type="string">
            <text:p>INSERT INTO public."location" (code, "name", parent_code) VALUES('1501','TENA','15');</text:p>
          </table:table-cell>
        </table:table-row>
        <table:table-row table:style-name="ro1">
          <table:table-cell office:value-type="string" calcext:value-type="string">
            <text:p>1503</text:p>
          </table:table-cell>
          <table:table-cell office:value-type="string" calcext:value-type="string">
            <text:p>ARCHIDONA</text:p>
          </table:table-cell>
          <table:table-cell office:value-type="string" calcext:value-type="string">
            <text:p>15</text:p>
          </table:table-cell>
          <table:table-cell table:formula="of:=COM.MICROSOFT.CONCAT([.$D$1];[.A194];&quot;','&quot;;[.B194];&quot;','&quot;;[.C194];&quot;');&quot;)" office:value-type="string" office:string-value="INSERT INTO public.&quot;location&quot; (code, &quot;name&quot;, parent_code) VALUES('1503','ARCHIDONA','15');" calcext:value-type="string">
            <text:p>INSERT INTO public."location" (code, "name", parent_code) VALUES('1503','ARCHIDONA','15');</text:p>
          </table:table-cell>
        </table:table-row>
        <table:table-row table:style-name="ro1">
          <table:table-cell office:value-type="string" calcext:value-type="string">
            <text:p>1504</text:p>
          </table:table-cell>
          <table:table-cell office:value-type="string" calcext:value-type="string">
            <text:p>EL CHACO</text:p>
          </table:table-cell>
          <table:table-cell office:value-type="string" calcext:value-type="string">
            <text:p>15</text:p>
          </table:table-cell>
          <table:table-cell table:formula="of:=COM.MICROSOFT.CONCAT([.$D$1];[.A195];&quot;','&quot;;[.B195];&quot;','&quot;;[.C195];&quot;');&quot;)" office:value-type="string" office:string-value="INSERT INTO public.&quot;location&quot; (code, &quot;name&quot;, parent_code) VALUES('1504','EL CHACO','15');" calcext:value-type="string">
            <text:p>INSERT INTO public."location" (code, "name", parent_code) VALUES('1504','EL CHACO','15');</text:p>
          </table:table-cell>
        </table:table-row>
        <table:table-row table:style-name="ro1">
          <table:table-cell office:value-type="string" calcext:value-type="string">
            <text:p>1507</text:p>
          </table:table-cell>
          <table:table-cell office:value-type="string" calcext:value-type="string">
            <text:p>QUIJOS</text:p>
          </table:table-cell>
          <table:table-cell office:value-type="string" calcext:value-type="string">
            <text:p>15</text:p>
          </table:table-cell>
          <table:table-cell table:formula="of:=COM.MICROSOFT.CONCAT([.$D$1];[.A196];&quot;','&quot;;[.B196];&quot;','&quot;;[.C196];&quot;');&quot;)" office:value-type="string" office:string-value="INSERT INTO public.&quot;location&quot; (code, &quot;name&quot;, parent_code) VALUES('1507','QUIJOS','15');" calcext:value-type="string">
            <text:p>INSERT INTO public."location" (code, "name", parent_code) VALUES('1507','QUIJOS','15');</text:p>
          </table:table-cell>
        </table:table-row>
        <table:table-row table:style-name="ro1">
          <table:table-cell office:value-type="string" calcext:value-type="string">
            <text:p>1509</text:p>
          </table:table-cell>
          <table:table-cell office:value-type="string" calcext:value-type="string">
            <text:p>CARLOS JULIO AROSEMENA T.</text:p>
          </table:table-cell>
          <table:table-cell office:value-type="string" calcext:value-type="string">
            <text:p>15</text:p>
          </table:table-cell>
          <table:table-cell table:formula="of:=COM.MICROSOFT.CONCAT([.$D$1];[.A197];&quot;','&quot;;[.B197];&quot;','&quot;;[.C197];&quot;');&quot;)" office:value-type="string" office:string-value="INSERT INTO public.&quot;location&quot; (code, &quot;name&quot;, parent_code) VALUES('1509','CARLOS JULIO AROSEMENA T.','15');" calcext:value-type="string">
            <text:p>INSERT INTO public."location" (code, "name", parent_code) VALUES('1509','CARLOS JULIO AROSEMENA T.','15');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16</text:p>
          </table:table-cell>
          <table:table-cell table:formula="of:=COM.MICROSOFT.CONCAT([.$D$1];[.A198];&quot;','&quot;;[.B198];&quot;','&quot;;[.C198];&quot;');&quot;)" office:value-type="string" office:string-value="INSERT INTO public.&quot;location&quot; (code, &quot;name&quot;, parent_code) VALUES('1601','PASTAZA','16');" calcext:value-type="string">
            <text:p>INSERT INTO public."location" (code, "name", parent_code) VALUES('1601','PASTAZA','16');</text:p>
          </table:table-cell>
        </table:table-row>
        <table:table-row table:style-name="ro1">
          <table:table-cell office:value-type="string" calcext:value-type="string">
            <text:p>1602</text:p>
          </table:table-cell>
          <table:table-cell office:value-type="string" calcext:value-type="string">
            <text:p>MERA</text:p>
          </table:table-cell>
          <table:table-cell office:value-type="string" calcext:value-type="string">
            <text:p>16</text:p>
          </table:table-cell>
          <table:table-cell table:formula="of:=COM.MICROSOFT.CONCAT([.$D$1];[.A199];&quot;','&quot;;[.B199];&quot;','&quot;;[.C199];&quot;');&quot;)" office:value-type="string" office:string-value="INSERT INTO public.&quot;location&quot; (code, &quot;name&quot;, parent_code) VALUES('1602','MERA','16');" calcext:value-type="string">
            <text:p>INSERT INTO public."location" (code, "name", parent_code) VALUES('1602','MERA','16');</text:p>
          </table:table-cell>
        </table:table-row>
        <table:table-row table:style-name="ro1">
          <table:table-cell office:value-type="string" calcext:value-type="string">
            <text:p>1603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16</text:p>
          </table:table-cell>
          <table:table-cell table:formula="of:=COM.MICROSOFT.CONCAT([.$D$1];[.A200];&quot;','&quot;;[.B200];&quot;','&quot;;[.C200];&quot;');&quot;)" office:value-type="string" office:string-value="INSERT INTO public.&quot;location&quot; (code, &quot;name&quot;, parent_code) VALUES('1603','SANTA CLARA','16');" calcext:value-type="string">
            <text:p>INSERT INTO public."location" (code, "name", parent_code) VALUES('1603','SANTA CLARA','16');</text:p>
          </table:table-cell>
        </table:table-row>
        <table:table-row table:style-name="ro1">
          <table:table-cell office:value-type="string" calcext:value-type="string">
            <text:p>1604</text:p>
          </table:table-cell>
          <table:table-cell office:value-type="string" calcext:value-type="string">
            <text:p>ARAJUNO</text:p>
          </table:table-cell>
          <table:table-cell office:value-type="string" calcext:value-type="string">
            <text:p>16</text:p>
          </table:table-cell>
          <table:table-cell table:formula="of:=COM.MICROSOFT.CONCAT([.$D$1];[.A201];&quot;','&quot;;[.B201];&quot;','&quot;;[.C201];&quot;');&quot;)" office:value-type="string" office:string-value="INSERT INTO public.&quot;location&quot; (code, &quot;name&quot;, parent_code) VALUES('1604','ARAJUNO','16');" calcext:value-type="string">
            <text:p>INSERT INTO public."location" (code, "name", parent_code) VALUES('1604','ARAJUNO','16');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</text:p>
          </table:table-cell>
          <table:table-cell table:formula="of:=COM.MICROSOFT.CONCAT([.$D$1];[.A202];&quot;','&quot;;[.B202];&quot;','&quot;;[.C202];&quot;');&quot;)" office:value-type="string" office:string-value="INSERT INTO public.&quot;location&quot; (code, &quot;name&quot;, parent_code) VALUES('1701','QUITO','17');" calcext:value-type="string">
            <text:p>INSERT INTO public."location" (code, "name", parent_code) VALUES('1701','QUITO','17');</text:p>
          </table:table-cell>
        </table:table-row>
        <table:table-row table:style-name="ro1">
          <table:table-cell office:value-type="string" calcext:value-type="string">
            <text:p>1702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</text:p>
          </table:table-cell>
          <table:table-cell table:formula="of:=COM.MICROSOFT.CONCAT([.$D$1];[.A203];&quot;','&quot;;[.B203];&quot;','&quot;;[.C203];&quot;');&quot;)" office:value-type="string" office:string-value="INSERT INTO public.&quot;location&quot; (code, &quot;name&quot;, parent_code) VALUES('1702','CAYAMBE','17');" calcext:value-type="string">
            <text:p>INSERT INTO public."location" (code, "name", parent_code) VALUES('1702','CAYAMBE','17');</text:p>
          </table:table-cell>
        </table:table-row>
        <table:table-row table:style-name="ro1">
          <table:table-cell office:value-type="string" calcext:value-type="string">
            <text:p>1703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17</text:p>
          </table:table-cell>
          <table:table-cell table:formula="of:=COM.MICROSOFT.CONCAT([.$D$1];[.A204];&quot;','&quot;;[.B204];&quot;','&quot;;[.C204];&quot;');&quot;)" office:value-type="string" office:string-value="INSERT INTO public.&quot;location&quot; (code, &quot;name&quot;, parent_code) VALUES('1703','MEJIA','17');" calcext:value-type="string">
            <text:p>INSERT INTO public."location" (code, "name", parent_code) VALUES('1703','MEJIA','17');</text:p>
          </table:table-cell>
        </table:table-row>
        <table:table-row table:style-name="ro1">
          <table:table-cell office:value-type="string" calcext:value-type="string">
            <text:p>1704</text:p>
          </table:table-cell>
          <table:table-cell office:value-type="string" calcext:value-type="string">
            <text:p>PEDRO MONCAYO</text:p>
          </table:table-cell>
          <table:table-cell office:value-type="string" calcext:value-type="string">
            <text:p>17</text:p>
          </table:table-cell>
          <table:table-cell table:formula="of:=COM.MICROSOFT.CONCAT([.$D$1];[.A205];&quot;','&quot;;[.B205];&quot;','&quot;;[.C205];&quot;');&quot;)" office:value-type="string" office:string-value="INSERT INTO public.&quot;location&quot; (code, &quot;name&quot;, parent_code) VALUES('1704','PEDRO MONCAYO','17');" calcext:value-type="string">
            <text:p>INSERT INTO public."location" (code, "name", parent_code) VALUES('1704','PEDRO MONCAYO','17');</text:p>
          </table:table-cell>
        </table:table-row>
        <table:table-row table:style-name="ro1">
          <table:table-cell office:value-type="string" calcext:value-type="string">
            <text:p>1705</text:p>
          </table:table-cell>
          <table:table-cell office:value-type="string" calcext:value-type="string">
            <text:p>RUMIÑAHUI</text:p>
          </table:table-cell>
          <table:table-cell office:value-type="string" calcext:value-type="string">
            <text:p>17</text:p>
          </table:table-cell>
          <table:table-cell table:formula="of:=COM.MICROSOFT.CONCAT([.$D$1];[.A206];&quot;','&quot;;[.B206];&quot;','&quot;;[.C206];&quot;');&quot;)" office:value-type="string" office:string-value="INSERT INTO public.&quot;location&quot; (code, &quot;name&quot;, parent_code) VALUES('1705','RUMIÑAHUI','17');" calcext:value-type="string">
            <text:p>INSERT INTO public."location" (code, "name", parent_code) VALUES('1705','RUMIÑAHUI','17');</text:p>
          </table:table-cell>
        </table:table-row>
        <table:table-row table:style-name="ro1">
          <table:table-cell office:value-type="string" calcext:value-type="string">
            <text:p>1707</text:p>
          </table:table-cell>
          <table:table-cell office:value-type="string" calcext:value-type="string">
            <text:p>SAN MIGUEL DE LOS BANCOS</text:p>
          </table:table-cell>
          <table:table-cell office:value-type="string" calcext:value-type="string">
            <text:p>17</text:p>
          </table:table-cell>
          <table:table-cell table:formula="of:=COM.MICROSOFT.CONCAT([.$D$1];[.A207];&quot;','&quot;;[.B207];&quot;','&quot;;[.C207];&quot;');&quot;)" office:value-type="string" office:string-value="INSERT INTO public.&quot;location&quot; (code, &quot;name&quot;, parent_code) VALUES('1707','SAN MIGUEL DE LOS BANCOS','17');" calcext:value-type="string">
            <text:p>INSERT INTO public."location" (code, "name", parent_code) VALUES('1707','SAN MIGUEL DE LOS BANCOS','17');</text:p>
          </table:table-cell>
        </table:table-row>
        <table:table-row table:style-name="ro1">
          <table:table-cell office:value-type="string" calcext:value-type="string">
            <text:p>1708</text:p>
          </table:table-cell>
          <table:table-cell office:value-type="string" calcext:value-type="string">
            <text:p>PEDRO VICENTE MALDONADO</text:p>
          </table:table-cell>
          <table:table-cell office:value-type="string" calcext:value-type="string">
            <text:p>17</text:p>
          </table:table-cell>
          <table:table-cell table:formula="of:=COM.MICROSOFT.CONCAT([.$D$1];[.A208];&quot;','&quot;;[.B208];&quot;','&quot;;[.C208];&quot;');&quot;)" office:value-type="string" office:string-value="INSERT INTO public.&quot;location&quot; (code, &quot;name&quot;, parent_code) VALUES('1708','PEDRO VICENTE MALDONADO','17');" calcext:value-type="string">
            <text:p>INSERT INTO public."location" (code, "name", parent_code) VALUES('1708','PEDRO VICENTE MALDONADO','17');</text:p>
          </table:table-cell>
        </table:table-row>
        <table:table-row table:style-name="ro1">
          <table:table-cell office:value-type="string" calcext:value-type="string">
            <text:p>1709</text:p>
          </table:table-cell>
          <table:table-cell office:value-type="string" calcext:value-type="string">
            <text:p>PUERTO QUITO</text:p>
          </table:table-cell>
          <table:table-cell office:value-type="string" calcext:value-type="string">
            <text:p>17</text:p>
          </table:table-cell>
          <table:table-cell table:formula="of:=COM.MICROSOFT.CONCAT([.$D$1];[.A209];&quot;','&quot;;[.B209];&quot;','&quot;;[.C209];&quot;');&quot;)" office:value-type="string" office:string-value="INSERT INTO public.&quot;location&quot; (code, &quot;name&quot;, parent_code) VALUES('1709','PUERTO QUITO','17');" calcext:value-type="string">
            <text:p>INSERT INTO public."location" (code, "name", parent_code) VALUES('1709','PUERTO QUITO','17');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</text:p>
          </table:table-cell>
          <table:table-cell table:formula="of:=COM.MICROSOFT.CONCAT([.$D$1];[.A210];&quot;','&quot;;[.B210];&quot;','&quot;;[.C210];&quot;');&quot;)" office:value-type="string" office:string-value="INSERT INTO public.&quot;location&quot; (code, &quot;name&quot;, parent_code) VALUES('1801','AMBATO','18');" calcext:value-type="string">
            <text:p>INSERT INTO public."location" (code, "name", parent_code) VALUES('1801','AMBATO','18');</text:p>
          </table:table-cell>
        </table:table-row>
        <table:table-row table:style-name="ro1">
          <table:table-cell office:value-type="string" calcext:value-type="string">
            <text:p>1802</text:p>
          </table:table-cell>
          <table:table-cell office:value-type="string" calcext:value-type="string">
            <text:p>BAÑOS DE AGUA SANTA</text:p>
          </table:table-cell>
          <table:table-cell office:value-type="string" calcext:value-type="string">
            <text:p>18</text:p>
          </table:table-cell>
          <table:table-cell table:formula="of:=COM.MICROSOFT.CONCAT([.$D$1];[.A211];&quot;','&quot;;[.B211];&quot;','&quot;;[.C211];&quot;');&quot;)" office:value-type="string" office:string-value="INSERT INTO public.&quot;location&quot; (code, &quot;name&quot;, parent_code) VALUES('1802','BAÑOS DE AGUA SANTA','18');" calcext:value-type="string">
            <text:p>INSERT INTO public."location" (code, "name", parent_code) VALUES('1802','BAÑOS DE AGUA SANTA','18');</text:p>
          </table:table-cell>
        </table:table-row>
        <table:table-row table:style-name="ro1">
          <table:table-cell office:value-type="string" calcext:value-type="string">
            <text:p>1803</text:p>
          </table:table-cell>
          <table:table-cell office:value-type="string" calcext:value-type="string">
            <text:p>CEVALLOS</text:p>
          </table:table-cell>
          <table:table-cell office:value-type="string" calcext:value-type="string">
            <text:p>18</text:p>
          </table:table-cell>
          <table:table-cell table:formula="of:=COM.MICROSOFT.CONCAT([.$D$1];[.A212];&quot;','&quot;;[.B212];&quot;','&quot;;[.C212];&quot;');&quot;)" office:value-type="string" office:string-value="INSERT INTO public.&quot;location&quot; (code, &quot;name&quot;, parent_code) VALUES('1803','CEVALLOS','18');" calcext:value-type="string">
            <text:p>INSERT INTO public."location" (code, "name", parent_code) VALUES('1803','CEVALLOS','18');</text:p>
          </table:table-cell>
        </table:table-row>
        <table:table-row table:style-name="ro1">
          <table:table-cell office:value-type="string" calcext:value-type="string">
            <text:p>1804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18</text:p>
          </table:table-cell>
          <table:table-cell table:formula="of:=COM.MICROSOFT.CONCAT([.$D$1];[.A213];&quot;','&quot;;[.B213];&quot;','&quot;;[.C213];&quot;');&quot;)" office:value-type="string" office:string-value="INSERT INTO public.&quot;location&quot; (code, &quot;name&quot;, parent_code) VALUES('1804','MOCHA','18');" calcext:value-type="string">
            <text:p>INSERT INTO public."location" (code, "name", parent_code) VALUES('1804','MOCHA','18');</text:p>
          </table:table-cell>
        </table:table-row>
        <table:table-row table:style-name="ro1">
          <table:table-cell office:value-type="string" calcext:value-type="string">
            <text:p>1805</text:p>
          </table:table-cell>
          <table:table-cell office:value-type="string" calcext:value-type="string">
            <text:p>PATATE</text:p>
          </table:table-cell>
          <table:table-cell office:value-type="string" calcext:value-type="string">
            <text:p>18</text:p>
          </table:table-cell>
          <table:table-cell table:formula="of:=COM.MICROSOFT.CONCAT([.$D$1];[.A214];&quot;','&quot;;[.B214];&quot;','&quot;;[.C214];&quot;');&quot;)" office:value-type="string" office:string-value="INSERT INTO public.&quot;location&quot; (code, &quot;name&quot;, parent_code) VALUES('1805','PATATE','18');" calcext:value-type="string">
            <text:p>INSERT INTO public."location" (code, "name", parent_code) VALUES('1805','PATATE','18');</text:p>
          </table:table-cell>
        </table:table-row>
        <table:table-row table:style-name="ro1">
          <table:table-cell office:value-type="string" calcext:value-type="string">
            <text:p>1806</text:p>
          </table:table-cell>
          <table:table-cell office:value-type="string" calcext:value-type="string">
            <text:p>QUERO</text:p>
          </table:table-cell>
          <table:table-cell office:value-type="string" calcext:value-type="string">
            <text:p>18</text:p>
          </table:table-cell>
          <table:table-cell table:formula="of:=COM.MICROSOFT.CONCAT([.$D$1];[.A215];&quot;','&quot;;[.B215];&quot;','&quot;;[.C215];&quot;');&quot;)" office:value-type="string" office:string-value="INSERT INTO public.&quot;location&quot; (code, &quot;name&quot;, parent_code) VALUES('1806','QUERO','18');" calcext:value-type="string">
            <text:p>INSERT INTO public."location" (code, "name", parent_code) VALUES('1806','QUERO','18');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SAN PEDRO DE PELILEO</text:p>
          </table:table-cell>
          <table:table-cell office:value-type="string" calcext:value-type="string">
            <text:p>18</text:p>
          </table:table-cell>
          <table:table-cell table:formula="of:=COM.MICROSOFT.CONCAT([.$D$1];[.A216];&quot;','&quot;;[.B216];&quot;','&quot;;[.C216];&quot;');&quot;)" office:value-type="string" office:string-value="INSERT INTO public.&quot;location&quot; (code, &quot;name&quot;, parent_code) VALUES('1807','SAN PEDRO DE PELILEO','18');" calcext:value-type="string">
            <text:p>INSERT INTO public."location" (code, "name", parent_code) VALUES('1807','SAN PEDRO DE PELILEO','18');</text:p>
          </table:table-cell>
        </table:table-row>
        <table:table-row table:style-name="ro1">
          <table:table-cell office:value-type="string" calcext:value-type="string">
            <text:p>1808</text:p>
          </table:table-cell>
          <table:table-cell office:value-type="string" calcext:value-type="string">
            <text:p>SANTIAGO DE PILLARO</text:p>
          </table:table-cell>
          <table:table-cell office:value-type="string" calcext:value-type="string">
            <text:p>18</text:p>
          </table:table-cell>
          <table:table-cell table:formula="of:=COM.MICROSOFT.CONCAT([.$D$1];[.A217];&quot;','&quot;;[.B217];&quot;','&quot;;[.C217];&quot;');&quot;)" office:value-type="string" office:string-value="INSERT INTO public.&quot;location&quot; (code, &quot;name&quot;, parent_code) VALUES('1808','SANTIAGO DE PILLARO','18');" calcext:value-type="string">
            <text:p>INSERT INTO public."location" (code, "name", parent_code) VALUES('1808','SANTIAGO DE PILLARO','18');</text:p>
          </table:table-cell>
        </table:table-row>
        <table:table-row table:style-name="ro1">
          <table:table-cell office:value-type="string" calcext:value-type="string">
            <text:p>1809</text:p>
          </table:table-cell>
          <table:table-cell office:value-type="string" calcext:value-type="string">
            <text:p>TISALEO</text:p>
          </table:table-cell>
          <table:table-cell office:value-type="string" calcext:value-type="string">
            <text:p>18</text:p>
          </table:table-cell>
          <table:table-cell table:formula="of:=COM.MICROSOFT.CONCAT([.$D$1];[.A218];&quot;','&quot;;[.B218];&quot;','&quot;;[.C218];&quot;');&quot;)" office:value-type="string" office:string-value="INSERT INTO public.&quot;location&quot; (code, &quot;name&quot;, parent_code) VALUES('1809','TISALEO','18');" calcext:value-type="string">
            <text:p>INSERT INTO public."location" (code, "name", parent_code) VALUES('1809','TISALEO','18');</text:p>
          </table:table-cell>
        </table:table-row>
        <table:table-row table:style-name="ro1">
          <table:table-cell office:value-type="string" calcext:value-type="string">
            <text:p>1901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</text:p>
          </table:table-cell>
          <table:table-cell table:formula="of:=COM.MICROSOFT.CONCAT([.$D$1];[.A219];&quot;','&quot;;[.B219];&quot;','&quot;;[.C219];&quot;');&quot;)" office:value-type="string" office:string-value="INSERT INTO public.&quot;location&quot; (code, &quot;name&quot;, parent_code) VALUES('1901','ZAMORA','19');" calcext:value-type="string">
            <text:p>INSERT INTO public."location" (code, "name", parent_code) VALUES('1901','ZAMORA','19');</text:p>
          </table:table-cell>
        </table:table-row>
        <table:table-row table:style-name="ro1">
          <table:table-cell office:value-type="string" calcext:value-type="string">
            <text:p>1902</text:p>
          </table:table-cell>
          <table:table-cell office:value-type="string" calcext:value-type="string">
            <text:p>CHINCHIPE</text:p>
          </table:table-cell>
          <table:table-cell office:value-type="string" calcext:value-type="string">
            <text:p>19</text:p>
          </table:table-cell>
          <table:table-cell table:formula="of:=COM.MICROSOFT.CONCAT([.$D$1];[.A220];&quot;','&quot;;[.B220];&quot;','&quot;;[.C220];&quot;');&quot;)" office:value-type="string" office:string-value="INSERT INTO public.&quot;location&quot; (code, &quot;name&quot;, parent_code) VALUES('1902','CHINCHIPE','19');" calcext:value-type="string">
            <text:p>INSERT INTO public."location" (code, "name", parent_code) VALUES('1902','CHINCHIPE','19');</text:p>
          </table:table-cell>
        </table:table-row>
        <table:table-row table:style-name="ro1">
          <table:table-cell office:value-type="string" calcext:value-type="string">
            <text:p>1903</text:p>
          </table:table-cell>
          <table:table-cell office:value-type="string" calcext:value-type="string">
            <text:p>NANGARITZA</text:p>
          </table:table-cell>
          <table:table-cell office:value-type="string" calcext:value-type="string">
            <text:p>19</text:p>
          </table:table-cell>
          <table:table-cell table:formula="of:=COM.MICROSOFT.CONCAT([.$D$1];[.A221];&quot;','&quot;;[.B221];&quot;','&quot;;[.C221];&quot;');&quot;)" office:value-type="string" office:string-value="INSERT INTO public.&quot;location&quot; (code, &quot;name&quot;, parent_code) VALUES('1903','NANGARITZA','19');" calcext:value-type="string">
            <text:p>INSERT INTO public."location" (code, "name", parent_code) VALUES('1903','NANGARITZA','19');</text:p>
          </table:table-cell>
        </table:table-row>
        <table:table-row table:style-name="ro1">
          <table:table-cell office:value-type="string" calcext:value-type="string">
            <text:p>1904</text:p>
          </table:table-cell>
          <table:table-cell office:value-type="string" calcext:value-type="string">
            <text:p>YACUAMBI</text:p>
          </table:table-cell>
          <table:table-cell office:value-type="string" calcext:value-type="string">
            <text:p>19</text:p>
          </table:table-cell>
          <table:table-cell table:formula="of:=COM.MICROSOFT.CONCAT([.$D$1];[.A222];&quot;','&quot;;[.B222];&quot;','&quot;;[.C222];&quot;');&quot;)" office:value-type="string" office:string-value="INSERT INTO public.&quot;location&quot; (code, &quot;name&quot;, parent_code) VALUES('1904','YACUAMBI','19');" calcext:value-type="string">
            <text:p>INSERT INTO public."location" (code, "name", parent_code) VALUES('1904','YACUAMBI','19');</text:p>
          </table:table-cell>
        </table:table-row>
        <table:table-row table:style-name="ro1">
          <table:table-cell office:value-type="string" calcext:value-type="string">
            <text:p>1905</text:p>
          </table:table-cell>
          <table:table-cell office:value-type="string" calcext:value-type="string">
            <text:p>YANTZAZA</text:p>
          </table:table-cell>
          <table:table-cell office:value-type="string" calcext:value-type="string">
            <text:p>19</text:p>
          </table:table-cell>
          <table:table-cell table:formula="of:=COM.MICROSOFT.CONCAT([.$D$1];[.A223];&quot;','&quot;;[.B223];&quot;','&quot;;[.C223];&quot;');&quot;)" office:value-type="string" office:string-value="INSERT INTO public.&quot;location&quot; (code, &quot;name&quot;, parent_code) VALUES('1905','YANTZAZA','19');" calcext:value-type="string">
            <text:p>INSERT INTO public."location" (code, "name", parent_code) VALUES('1905','YANTZAZA','19');</text:p>
          </table:table-cell>
        </table:table-row>
        <table:table-row table:style-name="ro1">
          <table:table-cell office:value-type="string" calcext:value-type="string">
            <text:p>1906</text:p>
          </table:table-cell>
          <table:table-cell office:value-type="string" calcext:value-type="string">
            <text:p>EL PANGUI</text:p>
          </table:table-cell>
          <table:table-cell office:value-type="string" calcext:value-type="string">
            <text:p>19</text:p>
          </table:table-cell>
          <table:table-cell table:formula="of:=COM.MICROSOFT.CONCAT([.$D$1];[.A224];&quot;','&quot;;[.B224];&quot;','&quot;;[.C224];&quot;');&quot;)" office:value-type="string" office:string-value="INSERT INTO public.&quot;location&quot; (code, &quot;name&quot;, parent_code) VALUES('1906','EL PANGUI','19');" calcext:value-type="string">
            <text:p>INSERT INTO public."location" (code, "name", parent_code) VALUES('1906','EL PANGUI','19');</text:p>
          </table:table-cell>
        </table:table-row>
        <table:table-row table:style-name="ro1">
          <table:table-cell office:value-type="string" calcext:value-type="string">
            <text:p>1907</text:p>
          </table:table-cell>
          <table:table-cell office:value-type="string" calcext:value-type="string">
            <text:p>CENTINELA DEL CONDOR</text:p>
          </table:table-cell>
          <table:table-cell office:value-type="string" calcext:value-type="string">
            <text:p>19</text:p>
          </table:table-cell>
          <table:table-cell table:formula="of:=COM.MICROSOFT.CONCAT([.$D$1];[.A225];&quot;','&quot;;[.B225];&quot;','&quot;;[.C225];&quot;');&quot;)" office:value-type="string" office:string-value="INSERT INTO public.&quot;location&quot; (code, &quot;name&quot;, parent_code) VALUES('1907','CENTINELA DEL CONDOR','19');" calcext:value-type="string">
            <text:p>INSERT INTO public."location" (code, "name", parent_code) VALUES('1907','CENTINELA DEL CONDOR','19');</text:p>
          </table:table-cell>
        </table:table-row>
        <table:table-row table:style-name="ro1">
          <table:table-cell office:value-type="string" calcext:value-type="string">
            <text:p>1908</text:p>
          </table:table-cell>
          <table:table-cell office:value-type="string" calcext:value-type="string">
            <text:p>PALANDA</text:p>
          </table:table-cell>
          <table:table-cell office:value-type="string" calcext:value-type="string">
            <text:p>19</text:p>
          </table:table-cell>
          <table:table-cell table:formula="of:=COM.MICROSOFT.CONCAT([.$D$1];[.A226];&quot;','&quot;;[.B226];&quot;','&quot;;[.C226];&quot;');&quot;)" office:value-type="string" office:string-value="INSERT INTO public.&quot;location&quot; (code, &quot;name&quot;, parent_code) VALUES('1908','PALANDA','19');" calcext:value-type="string">
            <text:p>INSERT INTO public."location" (code, "name", parent_code) VALUES('1908','PALANDA','19');</text:p>
          </table:table-cell>
        </table:table-row>
        <table:table-row table:style-name="ro1">
          <table:table-cell office:value-type="string" calcext:value-type="string">
            <text:p>1909</text:p>
          </table:table-cell>
          <table:table-cell office:value-type="string" calcext:value-type="string">
            <text:p>PAQUISHA</text:p>
          </table:table-cell>
          <table:table-cell office:value-type="string" calcext:value-type="string">
            <text:p>19</text:p>
          </table:table-cell>
          <table:table-cell table:formula="of:=COM.MICROSOFT.CONCAT([.$D$1];[.A227];&quot;','&quot;;[.B227];&quot;','&quot;;[.C227];&quot;');&quot;)" office:value-type="string" office:string-value="INSERT INTO public.&quot;location&quot; (code, &quot;name&quot;, parent_code) VALUES('1909','PAQUISHA','19');" calcext:value-type="string">
            <text:p>INSERT INTO public."location" (code, "name", parent_code) VALUES('1909','PAQUISHA','19');</text:p>
          </table:table-cell>
        </table:table-row>
        <table:table-row table:style-name="ro1">
          <table:table-cell office:value-type="string" calcext:value-type="string">
            <text:p>2001</text:p>
          </table:table-cell>
          <table:table-cell office:value-type="string" calcext:value-type="string">
            <text:p>SAN CRISTOBAL</text:p>
          </table:table-cell>
          <table:table-cell office:value-type="string" calcext:value-type="string">
            <text:p>20</text:p>
          </table:table-cell>
          <table:table-cell table:formula="of:=COM.MICROSOFT.CONCAT([.$D$1];[.A228];&quot;','&quot;;[.B228];&quot;','&quot;;[.C228];&quot;');&quot;)" office:value-type="string" office:string-value="INSERT INTO public.&quot;location&quot; (code, &quot;name&quot;, parent_code) VALUES('2001','SAN CRISTOBAL','20');" calcext:value-type="string">
            <text:p>INSERT INTO public."location" (code, "name", parent_code) VALUES('2001','SAN CRISTOBAL','20');</text:p>
          </table:table-cell>
        </table:table-row>
        <table:table-row table:style-name="ro1">
          <table:table-cell office:value-type="string" calcext:value-type="string">
            <text:p>2002</text:p>
          </table:table-cell>
          <table:table-cell office:value-type="string" calcext:value-type="string">
            <text:p>ISABELA</text:p>
          </table:table-cell>
          <table:table-cell office:value-type="string" calcext:value-type="string">
            <text:p>20</text:p>
          </table:table-cell>
          <table:table-cell table:formula="of:=COM.MICROSOFT.CONCAT([.$D$1];[.A229];&quot;','&quot;;[.B229];&quot;','&quot;;[.C229];&quot;');&quot;)" office:value-type="string" office:string-value="INSERT INTO public.&quot;location&quot; (code, &quot;name&quot;, parent_code) VALUES('2002','ISABELA','20');" calcext:value-type="string">
            <text:p>INSERT INTO public."location" (code, "name", parent_code) VALUES('2002','ISABELA','20');</text:p>
          </table:table-cell>
        </table:table-row>
        <table:table-row table:style-name="ro1">
          <table:table-cell office:value-type="string" calcext:value-type="string">
            <text:p>2003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20</text:p>
          </table:table-cell>
          <table:table-cell table:formula="of:=COM.MICROSOFT.CONCAT([.$D$1];[.A230];&quot;','&quot;;[.B230];&quot;','&quot;;[.C230];&quot;');&quot;)" office:value-type="string" office:string-value="INSERT INTO public.&quot;location&quot; (code, &quot;name&quot;, parent_code) VALUES('2003','SANTA CRUZ','20');" calcext:value-type="string">
            <text:p>INSERT INTO public."location" (code, "name", parent_code) VALUES('2003','SANTA CRUZ','20');</text:p>
          </table:table-cell>
        </table:table-row>
        <table:table-row table:style-name="ro1">
          <table:table-cell office:value-type="string" calcext:value-type="string">
            <text:p>2101</text:p>
          </table:table-cell>
          <table:table-cell office:value-type="string" calcext:value-type="string">
            <text:p>LAGO AGRIO</text:p>
          </table:table-cell>
          <table:table-cell office:value-type="string" calcext:value-type="string">
            <text:p>21</text:p>
          </table:table-cell>
          <table:table-cell table:formula="of:=COM.MICROSOFT.CONCAT([.$D$1];[.A231];&quot;','&quot;;[.B231];&quot;','&quot;;[.C231];&quot;');&quot;)" office:value-type="string" office:string-value="INSERT INTO public.&quot;location&quot; (code, &quot;name&quot;, parent_code) VALUES('2101','LAGO AGRIO','21');" calcext:value-type="string">
            <text:p>INSERT INTO public."location" (code, "name", parent_code) VALUES('2101','LAGO AGRIO','21');</text:p>
          </table:table-cell>
        </table:table-row>
        <table:table-row table:style-name="ro1">
          <table:table-cell office:value-type="string" calcext:value-type="string">
            <text:p>2102</text:p>
          </table:table-cell>
          <table:table-cell office:value-type="string" calcext:value-type="string">
            <text:p>GONZALO PIZARRO</text:p>
          </table:table-cell>
          <table:table-cell office:value-type="string" calcext:value-type="string">
            <text:p>21</text:p>
          </table:table-cell>
          <table:table-cell table:formula="of:=COM.MICROSOFT.CONCAT([.$D$1];[.A232];&quot;','&quot;;[.B232];&quot;','&quot;;[.C232];&quot;');&quot;)" office:value-type="string" office:string-value="INSERT INTO public.&quot;location&quot; (code, &quot;name&quot;, parent_code) VALUES('2102','GONZALO PIZARRO','21');" calcext:value-type="string">
            <text:p>INSERT INTO public."location" (code, "name", parent_code) VALUES('2102','GONZALO PIZARRO','21');</text:p>
          </table:table-cell>
        </table:table-row>
        <table:table-row table:style-name="ro1">
          <table:table-cell office:value-type="string" calcext:value-type="string">
            <text:p>2103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21</text:p>
          </table:table-cell>
          <table:table-cell table:formula="of:=COM.MICROSOFT.CONCAT([.$D$1];[.A233];&quot;','&quot;;[.B233];&quot;','&quot;;[.C233];&quot;');&quot;)" office:value-type="string" office:string-value="INSERT INTO public.&quot;location&quot; (code, &quot;name&quot;, parent_code) VALUES('2103','PUTUMAYO','21');" calcext:value-type="string">
            <text:p>INSERT INTO public."location" (code, "name", parent_code) VALUES('2103','PUTUMAYO','21');</text:p>
          </table:table-cell>
        </table:table-row>
        <table:table-row table:style-name="ro1">
          <table:table-cell office:value-type="string" calcext:value-type="string">
            <text:p>2104</text:p>
          </table:table-cell>
          <table:table-cell office:value-type="string" calcext:value-type="string">
            <text:p>SHUSHUFINDI</text:p>
          </table:table-cell>
          <table:table-cell office:value-type="string" calcext:value-type="string">
            <text:p>21</text:p>
          </table:table-cell>
          <table:table-cell table:formula="of:=COM.MICROSOFT.CONCAT([.$D$1];[.A234];&quot;','&quot;;[.B234];&quot;','&quot;;[.C234];&quot;');&quot;)" office:value-type="string" office:string-value="INSERT INTO public.&quot;location&quot; (code, &quot;name&quot;, parent_code) VALUES('2104','SHUSHUFINDI','21');" calcext:value-type="string">
            <text:p>INSERT INTO public."location" (code, "name", parent_code) VALUES('2104','SHUSHUFINDI','21');</text:p>
          </table:table-cell>
        </table:table-row>
        <table:table-row table:style-name="ro1">
          <table:table-cell office:value-type="string" calcext:value-type="string">
            <text:p>2105</text:p>
          </table:table-cell>
          <table:table-cell office:value-type="string" calcext:value-type="string">
            <text:p>SUCUMBIOS</text:p>
          </table:table-cell>
          <table:table-cell office:value-type="string" calcext:value-type="string">
            <text:p>21</text:p>
          </table:table-cell>
          <table:table-cell table:formula="of:=COM.MICROSOFT.CONCAT([.$D$1];[.A235];&quot;','&quot;;[.B235];&quot;','&quot;;[.C235];&quot;');&quot;)" office:value-type="string" office:string-value="INSERT INTO public.&quot;location&quot; (code, &quot;name&quot;, parent_code) VALUES('2105','SUCUMBIOS','21');" calcext:value-type="string">
            <text:p>INSERT INTO public."location" (code, "name", parent_code) VALUES('2105','SUCUMBIOS','21');</text:p>
          </table:table-cell>
        </table:table-row>
        <table:table-row table:style-name="ro1">
          <table:table-cell office:value-type="string" calcext:value-type="string">
            <text:p>2106</text:p>
          </table:table-cell>
          <table:table-cell office:value-type="string" calcext:value-type="string">
            <text:p>CASCALES</text:p>
          </table:table-cell>
          <table:table-cell office:value-type="string" calcext:value-type="string">
            <text:p>21</text:p>
          </table:table-cell>
          <table:table-cell table:formula="of:=COM.MICROSOFT.CONCAT([.$D$1];[.A236];&quot;','&quot;;[.B236];&quot;','&quot;;[.C236];&quot;');&quot;)" office:value-type="string" office:string-value="INSERT INTO public.&quot;location&quot; (code, &quot;name&quot;, parent_code) VALUES('2106','CASCALES','21');" calcext:value-type="string">
            <text:p>INSERT INTO public."location" (code, "name", parent_code) VALUES('2106','CASCALES','21');</text:p>
          </table:table-cell>
        </table:table-row>
        <table:table-row table:style-name="ro1">
          <table:table-cell office:value-type="string" calcext:value-type="string">
            <text:p>2107</text:p>
          </table:table-cell>
          <table:table-cell office:value-type="string" calcext:value-type="string">
            <text:p>CUYABENO</text:p>
          </table:table-cell>
          <table:table-cell office:value-type="string" calcext:value-type="string">
            <text:p>21</text:p>
          </table:table-cell>
          <table:table-cell table:formula="of:=COM.MICROSOFT.CONCAT([.$D$1];[.A237];&quot;','&quot;;[.B237];&quot;','&quot;;[.C237];&quot;');&quot;)" office:value-type="string" office:string-value="INSERT INTO public.&quot;location&quot; (code, &quot;name&quot;, parent_code) VALUES('2107','CUYABENO','21');" calcext:value-type="string">
            <text:p>INSERT INTO public."location" (code, "name", parent_code) VALUES('2107','CUYABENO','21');</text:p>
          </table:table-cell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FRANCISCO DE ORELLANA</text:p>
          </table:table-cell>
          <table:table-cell office:value-type="string" calcext:value-type="string">
            <text:p>22</text:p>
          </table:table-cell>
          <table:table-cell table:formula="of:=COM.MICROSOFT.CONCAT([.$D$1];[.A238];&quot;','&quot;;[.B238];&quot;','&quot;;[.C238];&quot;');&quot;)" office:value-type="string" office:string-value="INSERT INTO public.&quot;location&quot; (code, &quot;name&quot;, parent_code) VALUES('2201','FRANCISCO DE ORELLANA','22');" calcext:value-type="string">
            <text:p>INSERT INTO public."location" (code, "name", parent_code) VALUES('2201','FRANCISCO DE ORELLANA','22');</text:p>
          </table:table-cell>
        </table:table-row>
        <table:table-row table:style-name="ro1">
          <table:table-cell office:value-type="string" calcext:value-type="string">
            <text:p>2202</text:p>
          </table:table-cell>
          <table:table-cell office:value-type="string" calcext:value-type="string">
            <text:p>AGUARICO</text:p>
          </table:table-cell>
          <table:table-cell office:value-type="string" calcext:value-type="string">
            <text:p>22</text:p>
          </table:table-cell>
          <table:table-cell table:formula="of:=COM.MICROSOFT.CONCAT([.$D$1];[.A239];&quot;','&quot;;[.B239];&quot;','&quot;;[.C239];&quot;');&quot;)" office:value-type="string" office:string-value="INSERT INTO public.&quot;location&quot; (code, &quot;name&quot;, parent_code) VALUES('2202','AGUARICO','22');" calcext:value-type="string">
            <text:p>INSERT INTO public."location" (code, "name", parent_code) VALUES('2202','AGUARICO','22');</text:p>
          </table:table-cell>
        </table:table-row>
        <table:table-row table:style-name="ro1">
          <table:table-cell office:value-type="string" calcext:value-type="string">
            <text:p>2203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22</text:p>
          </table:table-cell>
          <table:table-cell table:formula="of:=COM.MICROSOFT.CONCAT([.$D$1];[.A240];&quot;','&quot;;[.B240];&quot;','&quot;;[.C240];&quot;');&quot;)" office:value-type="string" office:string-value="INSERT INTO public.&quot;location&quot; (code, &quot;name&quot;, parent_code) VALUES('2203','LA JOYA DE LOS SACHAS','22');" calcext:value-type="string">
            <text:p>INSERT INTO public."location" (code, "name", parent_code) VALUES('2203','LA JOYA DE LOS SACHAS','22');</text:p>
          </table:table-cell>
        </table:table-row>
        <table:table-row table:style-name="ro1">
          <table:table-cell office:value-type="string" calcext:value-type="string">
            <text:p>2204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22</text:p>
          </table:table-cell>
          <table:table-cell table:formula="of:=COM.MICROSOFT.CONCAT([.$D$1];[.A241];&quot;','&quot;;[.B241];&quot;','&quot;;[.C241];&quot;');&quot;)" office:value-type="string" office:string-value="INSERT INTO public.&quot;location&quot; (code, &quot;name&quot;, parent_code) VALUES('2204','LORETO','22');" calcext:value-type="string">
            <text:p>INSERT INTO public."location" (code, "name", parent_code) VALUES('2204','LORETO','22');</text:p>
          </table:table-cell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</text:p>
          </table:table-cell>
          <table:table-cell table:formula="of:=COM.MICROSOFT.CONCAT([.$D$1];[.A242];&quot;','&quot;;[.B242];&quot;','&quot;;[.C242];&quot;');&quot;)" office:value-type="string" office:string-value="INSERT INTO public.&quot;location&quot; (code, &quot;name&quot;, parent_code) VALUES('2301','SANTO DOMINGO','23');" calcext:value-type="string">
            <text:p>INSERT INTO public."location" (code, "name", parent_code) VALUES('2301','SANTO DOMINGO','23');</text:p>
          </table:table-cell>
        </table:table-row>
        <table:table-row table:style-name="ro1">
          <table:table-cell office:value-type="string" calcext:value-type="string">
            <text:p>0808</text:p>
          </table:table-cell>
          <table:table-cell office:value-type="string" calcext:value-type="string">
            <text:p>LA CONCORDIA</text:p>
          </table:table-cell>
          <table:table-cell office:value-type="string" calcext:value-type="string">
            <text:p>08</text:p>
          </table:table-cell>
          <table:table-cell table:formula="of:=COM.MICROSOFT.CONCAT([.$D$1];[.A243];&quot;','&quot;;[.B243];&quot;','&quot;;[.C243];&quot;');&quot;)" office:value-type="string" office:string-value="INSERT INTO public.&quot;location&quot; (code, &quot;name&quot;, parent_code) VALUES('0808','LA CONCORDIA','08');" calcext:value-type="string">
            <text:p>INSERT INTO public."location" (code, "name", parent_code) VALUES('0808','LA CONCORDIA','08');</text:p>
          </table:table-cell>
        </table:table-row>
        <table:table-row table:style-name="ro1">
          <table:table-cell office:value-type="string" calcext:value-type="string">
            <text:p>2401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</text:p>
          </table:table-cell>
          <table:table-cell table:formula="of:=COM.MICROSOFT.CONCAT([.$D$1];[.A244];&quot;','&quot;;[.B244];&quot;','&quot;;[.C244];&quot;');&quot;)" office:value-type="string" office:string-value="INSERT INTO public.&quot;location&quot; (code, &quot;name&quot;, parent_code) VALUES('2401','SANTA ELENA','24');" calcext:value-type="string">
            <text:p>INSERT INTO public."location" (code, "name", parent_code) VALUES('2401','SANTA ELENA','24');</text:p>
          </table:table-cell>
        </table:table-row>
        <table:table-row table:style-name="ro1">
          <table:table-cell office:value-type="string" calcext:value-type="string">
            <text:p>2402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24</text:p>
          </table:table-cell>
          <table:table-cell table:formula="of:=COM.MICROSOFT.CONCAT([.$D$1];[.A245];&quot;','&quot;;[.B245];&quot;','&quot;;[.C245];&quot;');&quot;)" office:value-type="string" office:string-value="INSERT INTO public.&quot;location&quot; (code, &quot;name&quot;, parent_code) VALUES('2402','LA LIBERTAD','24');" calcext:value-type="string">
            <text:p>INSERT INTO public."location" (code, "name", parent_code) VALUES('2402','LA LIBERTAD','24');</text:p>
          </table:table-cell>
        </table:table-row>
        <table:table-row table:style-name="ro1">
          <table:table-cell office:value-type="string" calcext:value-type="string">
            <text:p>2403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24</text:p>
          </table:table-cell>
          <table:table-cell table:formula="of:=COM.MICROSOFT.CONCAT([.$D$1];[.A246];&quot;','&quot;;[.B246];&quot;','&quot;;[.C246];&quot;');&quot;)" office:value-type="string" office:string-value="INSERT INTO public.&quot;location&quot; (code, &quot;name&quot;, parent_code) VALUES('2403','SALINAS','24');" calcext:value-type="string">
            <text:p>INSERT INTO public."location" (code, "name", parent_code) VALUES('2403','SALINAS','24');</text:p>
          </table:table-cell>
        </table:table-row>
        <table:table-row table:style-name="ro1">
          <table:table-cell office:value-type="string" calcext:value-type="string">
            <text:p>010101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0101</text:p>
          </table:table-cell>
          <table:table-cell table:formula="of:=COM.MICROSOFT.CONCAT([.$D$1];[.A247];&quot;','&quot;;[.B247];&quot;','&quot;;[.C247];&quot;');&quot;)" office:value-type="string" office:string-value="INSERT INTO public.&quot;location&quot; (code, &quot;name&quot;, parent_code) VALUES('010101','BELLAVISTA','0101');" calcext:value-type="string">
            <text:p>INSERT INTO public."location" (code, "name", parent_code) VALUES('010101','BELLAVISTA','0101');</text:p>
          </table:table-cell>
        </table:table-row>
        <table:table-row table:style-name="ro1">
          <table:table-cell office:value-type="string" calcext:value-type="string">
            <text:p>010102</text:p>
          </table:table-cell>
          <table:table-cell office:value-type="string" calcext:value-type="string">
            <text:p>CAÑARIBAMBA</text:p>
          </table:table-cell>
          <table:table-cell office:value-type="string" calcext:value-type="string">
            <text:p>0101</text:p>
          </table:table-cell>
          <table:table-cell table:formula="of:=COM.MICROSOFT.CONCAT([.$D$1];[.A248];&quot;','&quot;;[.B248];&quot;','&quot;;[.C248];&quot;');&quot;)" office:value-type="string" office:string-value="INSERT INTO public.&quot;location&quot; (code, &quot;name&quot;, parent_code) VALUES('010102','CAÑARIBAMBA','0101');" calcext:value-type="string">
            <text:p>INSERT INTO public."location" (code, "name", parent_code) VALUES('010102','CAÑARIBAMBA','0101');</text:p>
          </table:table-cell>
        </table:table-row>
        <table:table-row table:style-name="ro1">
          <table:table-cell office:value-type="string" calcext:value-type="string">
            <text:p>010103</text:p>
          </table:table-cell>
          <table:table-cell office:value-type="string" calcext:value-type="string">
            <text:p>EL BATAN</text:p>
          </table:table-cell>
          <table:table-cell office:value-type="string" calcext:value-type="string">
            <text:p>0101</text:p>
          </table:table-cell>
          <table:table-cell table:formula="of:=COM.MICROSOFT.CONCAT([.$D$1];[.A249];&quot;','&quot;;[.B249];&quot;','&quot;;[.C249];&quot;');&quot;)" office:value-type="string" office:string-value="INSERT INTO public.&quot;location&quot; (code, &quot;name&quot;, parent_code) VALUES('010103','EL BATAN','0101');" calcext:value-type="string">
            <text:p>INSERT INTO public."location" (code, "name", parent_code) VALUES('010103','EL BATAN','0101');</text:p>
          </table:table-cell>
        </table:table-row>
        <table:table-row table:style-name="ro1">
          <table:table-cell office:value-type="string" calcext:value-type="string">
            <text:p>010104</text:p>
          </table:table-cell>
          <table:table-cell office:value-type="string" calcext:value-type="string">
            <text:p>EL SAGRARIO</text:p>
          </table:table-cell>
          <table:table-cell office:value-type="string" calcext:value-type="string">
            <text:p>0101</text:p>
          </table:table-cell>
          <table:table-cell table:formula="of:=COM.MICROSOFT.CONCAT([.$D$1];[.A250];&quot;','&quot;;[.B250];&quot;','&quot;;[.C250];&quot;');&quot;)" office:value-type="string" office:string-value="INSERT INTO public.&quot;location&quot; (code, &quot;name&quot;, parent_code) VALUES('010104','EL SAGRARIO','0101');" calcext:value-type="string">
            <text:p>INSERT INTO public."location" (code, "name", parent_code) VALUES('010104','EL SAGRARIO','0101');</text:p>
          </table:table-cell>
        </table:table-row>
        <table:table-row table:style-name="ro1">
          <table:table-cell office:value-type="string" calcext:value-type="string">
            <text:p>010105</text:p>
          </table:table-cell>
          <table:table-cell office:value-type="string" calcext:value-type="string">
            <text:p>EL VECINO</text:p>
          </table:table-cell>
          <table:table-cell office:value-type="string" calcext:value-type="string">
            <text:p>0101</text:p>
          </table:table-cell>
          <table:table-cell table:formula="of:=COM.MICROSOFT.CONCAT([.$D$1];[.A251];&quot;','&quot;;[.B251];&quot;','&quot;;[.C251];&quot;');&quot;)" office:value-type="string" office:string-value="INSERT INTO public.&quot;location&quot; (code, &quot;name&quot;, parent_code) VALUES('010105','EL VECINO','0101');" calcext:value-type="string">
            <text:p>INSERT INTO public."location" (code, "name", parent_code) VALUES('010105','EL VECINO','0101');</text:p>
          </table:table-cell>
        </table:table-row>
        <table:table-row table:style-name="ro1">
          <table:table-cell office:value-type="string" calcext:value-type="string">
            <text:p>010106</text:p>
          </table:table-cell>
          <table:table-cell office:value-type="string" calcext:value-type="string">
            <text:p>GIL RAMIREZ DAVALOS</text:p>
          </table:table-cell>
          <table:table-cell office:value-type="string" calcext:value-type="string">
            <text:p>0101</text:p>
          </table:table-cell>
          <table:table-cell table:formula="of:=COM.MICROSOFT.CONCAT([.$D$1];[.A252];&quot;','&quot;;[.B252];&quot;','&quot;;[.C252];&quot;');&quot;)" office:value-type="string" office:string-value="INSERT INTO public.&quot;location&quot; (code, &quot;name&quot;, parent_code) VALUES('010106','GIL RAMIREZ DAVALOS','0101');" calcext:value-type="string">
            <text:p>INSERT INTO public."location" (code, "name", parent_code) VALUES('010106','GIL RAMIREZ DAVALOS','0101');</text:p>
          </table:table-cell>
        </table:table-row>
        <table:table-row table:style-name="ro1">
          <table:table-cell office:value-type="string" calcext:value-type="string">
            <text:p>010107</text:p>
          </table:table-cell>
          <table:table-cell office:value-type="string" calcext:value-type="string">
            <text:p>HUAYNACAPAC</text:p>
          </table:table-cell>
          <table:table-cell office:value-type="string" calcext:value-type="string">
            <text:p>0101</text:p>
          </table:table-cell>
          <table:table-cell table:formula="of:=COM.MICROSOFT.CONCAT([.$D$1];[.A253];&quot;','&quot;;[.B253];&quot;','&quot;;[.C253];&quot;');&quot;)" office:value-type="string" office:string-value="INSERT INTO public.&quot;location&quot; (code, &quot;name&quot;, parent_code) VALUES('010107','HUAYNACAPAC','0101');" calcext:value-type="string">
            <text:p>INSERT INTO public."location" (code, "name", parent_code) VALUES('010107','HUAYNACAPAC','0101');</text:p>
          </table:table-cell>
        </table:table-row>
        <table:table-row table:style-name="ro1">
          <table:table-cell office:value-type="string" calcext:value-type="string">
            <text:p>010108</text:p>
          </table:table-cell>
          <table:table-cell office:value-type="string" calcext:value-type="string">
            <text:p>MACHANGARA</text:p>
          </table:table-cell>
          <table:table-cell office:value-type="string" calcext:value-type="string">
            <text:p>0101</text:p>
          </table:table-cell>
          <table:table-cell table:formula="of:=COM.MICROSOFT.CONCAT([.$D$1];[.A254];&quot;','&quot;;[.B254];&quot;','&quot;;[.C254];&quot;');&quot;)" office:value-type="string" office:string-value="INSERT INTO public.&quot;location&quot; (code, &quot;name&quot;, parent_code) VALUES('010108','MACHANGARA','0101');" calcext:value-type="string">
            <text:p>INSERT INTO public."location" (code, "name", parent_code) VALUES('010108','MACHANGARA','0101');</text:p>
          </table:table-cell>
        </table:table-row>
        <table:table-row table:style-name="ro1">
          <table:table-cell office:value-type="string" calcext:value-type="string">
            <text:p>010109</text:p>
          </table:table-cell>
          <table:table-cell office:value-type="string" calcext:value-type="string">
            <text:p>MONAY</text:p>
          </table:table-cell>
          <table:table-cell office:value-type="string" calcext:value-type="string">
            <text:p>0101</text:p>
          </table:table-cell>
          <table:table-cell table:formula="of:=COM.MICROSOFT.CONCAT([.$D$1];[.A255];&quot;','&quot;;[.B255];&quot;','&quot;;[.C255];&quot;');&quot;)" office:value-type="string" office:string-value="INSERT INTO public.&quot;location&quot; (code, &quot;name&quot;, parent_code) VALUES('010109','MONAY','0101');" calcext:value-type="string">
            <text:p>INSERT INTO public."location" (code, "name", parent_code) VALUES('010109','MONAY','0101');</text:p>
          </table:table-cell>
        </table:table-row>
        <table:table-row table:style-name="ro1">
          <table:table-cell office:value-type="string" calcext:value-type="string">
            <text:p>01011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0101</text:p>
          </table:table-cell>
          <table:table-cell table:formula="of:=COM.MICROSOFT.CONCAT([.$D$1];[.A256];&quot;','&quot;;[.B256];&quot;','&quot;;[.C256];&quot;');&quot;)" office:value-type="string" office:string-value="INSERT INTO public.&quot;location&quot; (code, &quot;name&quot;, parent_code) VALUES('010110','SAN BLAS','0101');" calcext:value-type="string">
            <text:p>INSERT INTO public."location" (code, "name", parent_code) VALUES('010110','SAN BLAS','0101');</text:p>
          </table:table-cell>
        </table:table-row>
        <table:table-row table:style-name="ro1">
          <table:table-cell office:value-type="string" calcext:value-type="string">
            <text:p>010111</text:p>
          </table:table-cell>
          <table:table-cell office:value-type="string" calcext:value-type="string">
            <text:p>SAN SEBASTIAN</text:p>
          </table:table-cell>
          <table:table-cell office:value-type="string" calcext:value-type="string">
            <text:p>0101</text:p>
          </table:table-cell>
          <table:table-cell table:formula="of:=COM.MICROSOFT.CONCAT([.$D$1];[.A257];&quot;','&quot;;[.B257];&quot;','&quot;;[.C257];&quot;');&quot;)" office:value-type="string" office:string-value="INSERT INTO public.&quot;location&quot; (code, &quot;name&quot;, parent_code) VALUES('010111','SAN SEBASTIAN','0101');" calcext:value-type="string">
            <text:p>INSERT INTO public."location" (code, "name", parent_code) VALUES('010111','SAN SEBASTIAN','0101');</text:p>
          </table:table-cell>
        </table:table-row>
        <table:table-row table:style-name="ro1">
          <table:table-cell office:value-type="string" calcext:value-type="string">
            <text:p>010112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0101</text:p>
          </table:table-cell>
          <table:table-cell table:formula="of:=COM.MICROSOFT.CONCAT([.$D$1];[.A258];&quot;','&quot;;[.B258];&quot;','&quot;;[.C258];&quot;');&quot;)" office:value-type="string" office:string-value="INSERT INTO public.&quot;location&quot; (code, &quot;name&quot;, parent_code) VALUES('010112','SUCRE','0101');" calcext:value-type="string">
            <text:p>INSERT INTO public."location" (code, "name", parent_code) VALUES('010112','SUCRE','0101');</text:p>
          </table:table-cell>
        </table:table-row>
        <table:table-row table:style-name="ro1">
          <table:table-cell office:value-type="string" calcext:value-type="string">
            <text:p>010113</text:p>
          </table:table-cell>
          <table:table-cell office:value-type="string" calcext:value-type="string">
            <text:p>TOTORACOCHA</text:p>
          </table:table-cell>
          <table:table-cell office:value-type="string" calcext:value-type="string">
            <text:p>0101</text:p>
          </table:table-cell>
          <table:table-cell table:formula="of:=COM.MICROSOFT.CONCAT([.$D$1];[.A259];&quot;','&quot;;[.B259];&quot;','&quot;;[.C259];&quot;');&quot;)" office:value-type="string" office:string-value="INSERT INTO public.&quot;location&quot; (code, &quot;name&quot;, parent_code) VALUES('010113','TOTORACOCHA','0101');" calcext:value-type="string">
            <text:p>INSERT INTO public."location" (code, "name", parent_code) VALUES('010113','TOTORACOCHA','0101');</text:p>
          </table:table-cell>
        </table:table-row>
        <table:table-row table:style-name="ro1">
          <table:table-cell office:value-type="string" calcext:value-type="string">
            <text:p>010114</text:p>
          </table:table-cell>
          <table:table-cell office:value-type="string" calcext:value-type="string">
            <text:p>YANUNCAY</text:p>
          </table:table-cell>
          <table:table-cell office:value-type="string" calcext:value-type="string">
            <text:p>0101</text:p>
          </table:table-cell>
          <table:table-cell table:formula="of:=COM.MICROSOFT.CONCAT([.$D$1];[.A260];&quot;','&quot;;[.B260];&quot;','&quot;;[.C260];&quot;');&quot;)" office:value-type="string" office:string-value="INSERT INTO public.&quot;location&quot; (code, &quot;name&quot;, parent_code) VALUES('010114','YANUNCAY','0101');" calcext:value-type="string">
            <text:p>INSERT INTO public."location" (code, "name", parent_code) VALUES('010114','YANUNCAY','0101');</text:p>
          </table:table-cell>
        </table:table-row>
        <table:table-row table:style-name="ro1">
          <table:table-cell office:value-type="string" calcext:value-type="string">
            <text:p>010115</text:p>
          </table:table-cell>
          <table:table-cell office:value-type="string" calcext:value-type="string">
            <text:p>HERMANO MIGUEL</text:p>
          </table:table-cell>
          <table:table-cell office:value-type="string" calcext:value-type="string">
            <text:p>0101</text:p>
          </table:table-cell>
          <table:table-cell table:formula="of:=COM.MICROSOFT.CONCAT([.$D$1];[.A261];&quot;','&quot;;[.B261];&quot;','&quot;;[.C261];&quot;');&quot;)" office:value-type="string" office:string-value="INSERT INTO public.&quot;location&quot; (code, &quot;name&quot;, parent_code) VALUES('010115','HERMANO MIGUEL','0101');" calcext:value-type="string">
            <text:p>INSERT INTO public."location" (code, "name", parent_code) VALUES('010115','HERMANO MIGUEL','0101');</text:p>
          </table:table-cell>
        </table:table-row>
        <table:table-row table:style-name="ro1">
          <table:table-cell office:value-type="string" calcext:value-type="string">
            <text:p>010150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0101</text:p>
          </table:table-cell>
          <table:table-cell table:formula="of:=COM.MICROSOFT.CONCAT([.$D$1];[.A262];&quot;','&quot;;[.B262];&quot;','&quot;;[.C262];&quot;');&quot;)" office:value-type="string" office:string-value="INSERT INTO public.&quot;location&quot; (code, &quot;name&quot;, parent_code) VALUES('010150','CUENCA','0101');" calcext:value-type="string">
            <text:p>INSERT INTO public."location" (code, "name", parent_code) VALUES('010150','CUENCA','0101');</text:p>
          </table:table-cell>
        </table:table-row>
        <table:table-row table:style-name="ro1">
          <table:table-cell office:value-type="string" calcext:value-type="string">
            <text:p>010151</text:p>
          </table:table-cell>
          <table:table-cell office:value-type="string" calcext:value-type="string">
            <text:p>BAÑOS</text:p>
          </table:table-cell>
          <table:table-cell office:value-type="string" calcext:value-type="string">
            <text:p>0101</text:p>
          </table:table-cell>
          <table:table-cell table:formula="of:=COM.MICROSOFT.CONCAT([.$D$1];[.A263];&quot;','&quot;;[.B263];&quot;','&quot;;[.C263];&quot;');&quot;)" office:value-type="string" office:string-value="INSERT INTO public.&quot;location&quot; (code, &quot;name&quot;, parent_code) VALUES('010151','BAÑOS','0101');" calcext:value-type="string">
            <text:p>INSERT INTO public."location" (code, "name", parent_code) VALUES('010151','BAÑOS','0101');</text:p>
          </table:table-cell>
        </table:table-row>
        <table:table-row table:style-name="ro1">
          <table:table-cell office:value-type="string" calcext:value-type="string">
            <text:p>010152</text:p>
          </table:table-cell>
          <table:table-cell office:value-type="string" calcext:value-type="string">
            <text:p>CUMBE</text:p>
          </table:table-cell>
          <table:table-cell office:value-type="string" calcext:value-type="string">
            <text:p>0101</text:p>
          </table:table-cell>
          <table:table-cell table:formula="of:=COM.MICROSOFT.CONCAT([.$D$1];[.A264];&quot;','&quot;;[.B264];&quot;','&quot;;[.C264];&quot;');&quot;)" office:value-type="string" office:string-value="INSERT INTO public.&quot;location&quot; (code, &quot;name&quot;, parent_code) VALUES('010152','CUMBE','0101');" calcext:value-type="string">
            <text:p>INSERT INTO public."location" (code, "name", parent_code) VALUES('010152','CUMBE','0101');</text:p>
          </table:table-cell>
        </table:table-row>
        <table:table-row table:style-name="ro1">
          <table:table-cell office:value-type="string" calcext:value-type="string">
            <text:p>010153</text:p>
          </table:table-cell>
          <table:table-cell office:value-type="string" calcext:value-type="string">
            <text:p>CHAUCHA</text:p>
          </table:table-cell>
          <table:table-cell office:value-type="string" calcext:value-type="string">
            <text:p>0101</text:p>
          </table:table-cell>
          <table:table-cell table:formula="of:=COM.MICROSOFT.CONCAT([.$D$1];[.A265];&quot;','&quot;;[.B265];&quot;','&quot;;[.C265];&quot;');&quot;)" office:value-type="string" office:string-value="INSERT INTO public.&quot;location&quot; (code, &quot;name&quot;, parent_code) VALUES('010153','CHAUCHA','0101');" calcext:value-type="string">
            <text:p>INSERT INTO public."location" (code, "name", parent_code) VALUES('010153','CHAUCHA','0101');</text:p>
          </table:table-cell>
        </table:table-row>
        <table:table-row table:style-name="ro1">
          <table:table-cell office:value-type="string" calcext:value-type="string">
            <text:p>010154</text:p>
          </table:table-cell>
          <table:table-cell office:value-type="string" calcext:value-type="string">
            <text:p>CHECA (JIDCAY)</text:p>
          </table:table-cell>
          <table:table-cell office:value-type="string" calcext:value-type="string">
            <text:p>0101</text:p>
          </table:table-cell>
          <table:table-cell table:formula="of:=COM.MICROSOFT.CONCAT([.$D$1];[.A266];&quot;','&quot;;[.B266];&quot;','&quot;;[.C266];&quot;');&quot;)" office:value-type="string" office:string-value="INSERT INTO public.&quot;location&quot; (code, &quot;name&quot;, parent_code) VALUES('010154','CHECA (JIDCAY)','0101');" calcext:value-type="string">
            <text:p>INSERT INTO public."location" (code, "name", parent_code) VALUES('010154','CHECA (JIDCAY)','0101');</text:p>
          </table:table-cell>
        </table:table-row>
        <table:table-row table:style-name="ro1">
          <table:table-cell office:value-type="string" calcext:value-type="string">
            <text:p>010155</text:p>
          </table:table-cell>
          <table:table-cell office:value-type="string" calcext:value-type="string">
            <text:p>CHIQUINTAD</text:p>
          </table:table-cell>
          <table:table-cell office:value-type="string" calcext:value-type="string">
            <text:p>0101</text:p>
          </table:table-cell>
          <table:table-cell table:formula="of:=COM.MICROSOFT.CONCAT([.$D$1];[.A267];&quot;','&quot;;[.B267];&quot;','&quot;;[.C267];&quot;');&quot;)" office:value-type="string" office:string-value="INSERT INTO public.&quot;location&quot; (code, &quot;name&quot;, parent_code) VALUES('010155','CHIQUINTAD','0101');" calcext:value-type="string">
            <text:p>INSERT INTO public."location" (code, "name", parent_code) VALUES('010155','CHIQUINTAD','0101');</text:p>
          </table:table-cell>
        </table:table-row>
        <table:table-row table:style-name="ro1">
          <table:table-cell office:value-type="string" calcext:value-type="string">
            <text:p>010156</text:p>
          </table:table-cell>
          <table:table-cell office:value-type="string" calcext:value-type="string">
            <text:p>LLACAO</text:p>
          </table:table-cell>
          <table:table-cell office:value-type="string" calcext:value-type="string">
            <text:p>0101</text:p>
          </table:table-cell>
          <table:table-cell table:formula="of:=COM.MICROSOFT.CONCAT([.$D$1];[.A268];&quot;','&quot;;[.B268];&quot;','&quot;;[.C268];&quot;');&quot;)" office:value-type="string" office:string-value="INSERT INTO public.&quot;location&quot; (code, &quot;name&quot;, parent_code) VALUES('010156','LLACAO','0101');" calcext:value-type="string">
            <text:p>INSERT INTO public."location" (code, "name", parent_code) VALUES('010156','LLACAO','0101');</text:p>
          </table:table-cell>
        </table:table-row>
        <table:table-row table:style-name="ro1">
          <table:table-cell office:value-type="string" calcext:value-type="string">
            <text:p>010157</text:p>
          </table:table-cell>
          <table:table-cell office:value-type="string" calcext:value-type="string">
            <text:p>MOLLETURO</text:p>
          </table:table-cell>
          <table:table-cell office:value-type="string" calcext:value-type="string">
            <text:p>0101</text:p>
          </table:table-cell>
          <table:table-cell table:formula="of:=COM.MICROSOFT.CONCAT([.$D$1];[.A269];&quot;','&quot;;[.B269];&quot;','&quot;;[.C269];&quot;');&quot;)" office:value-type="string" office:string-value="INSERT INTO public.&quot;location&quot; (code, &quot;name&quot;, parent_code) VALUES('010157','MOLLETURO','0101');" calcext:value-type="string">
            <text:p>INSERT INTO public."location" (code, "name", parent_code) VALUES('010157','MOLLETURO','0101');</text:p>
          </table:table-cell>
        </table:table-row>
        <table:table-row table:style-name="ro1">
          <table:table-cell office:value-type="string" calcext:value-type="string">
            <text:p>010158</text:p>
          </table:table-cell>
          <table:table-cell office:value-type="string" calcext:value-type="string">
            <text:p>NULTI</text:p>
          </table:table-cell>
          <table:table-cell office:value-type="string" calcext:value-type="string">
            <text:p>0101</text:p>
          </table:table-cell>
          <table:table-cell table:formula="of:=COM.MICROSOFT.CONCAT([.$D$1];[.A270];&quot;','&quot;;[.B270];&quot;','&quot;;[.C270];&quot;');&quot;)" office:value-type="string" office:string-value="INSERT INTO public.&quot;location&quot; (code, &quot;name&quot;, parent_code) VALUES('010158','NULTI','0101');" calcext:value-type="string">
            <text:p>INSERT INTO public."location" (code, "name", parent_code) VALUES('010158','NULTI','0101');</text:p>
          </table:table-cell>
        </table:table-row>
        <table:table-row table:style-name="ro1">
          <table:table-cell office:value-type="string" calcext:value-type="string">
            <text:p>010159</text:p>
          </table:table-cell>
          <table:table-cell office:value-type="string" calcext:value-type="string">
            <text:p>OCTAVIO CORDERO PALACIOS (SANTA ROSA)</text:p>
          </table:table-cell>
          <table:table-cell office:value-type="string" calcext:value-type="string">
            <text:p>0101</text:p>
          </table:table-cell>
          <table:table-cell table:formula="of:=COM.MICROSOFT.CONCAT([.$D$1];[.A271];&quot;','&quot;;[.B271];&quot;','&quot;;[.C271];&quot;');&quot;)" office:value-type="string" office:string-value="INSERT INTO public.&quot;location&quot; (code, &quot;name&quot;, parent_code) VALUES('010159','OCTAVIO CORDERO PALACIOS (SANTA ROSA)','0101');" calcext:value-type="string">
            <text:p>INSERT INTO public."location" (code, "name", parent_code) VALUES('010159','OCTAVIO CORDERO PALACIOS (SANTA ROSA)','0101');</text:p>
          </table:table-cell>
        </table:table-row>
        <table:table-row table:style-name="ro1">
          <table:table-cell office:value-type="string" calcext:value-type="string">
            <text:p>010160</text:p>
          </table:table-cell>
          <table:table-cell office:value-type="string" calcext:value-type="string">
            <text:p>PACCHA</text:p>
          </table:table-cell>
          <table:table-cell office:value-type="string" calcext:value-type="string">
            <text:p>0101</text:p>
          </table:table-cell>
          <table:table-cell table:formula="of:=COM.MICROSOFT.CONCAT([.$D$1];[.A272];&quot;','&quot;;[.B272];&quot;','&quot;;[.C272];&quot;');&quot;)" office:value-type="string" office:string-value="INSERT INTO public.&quot;location&quot; (code, &quot;name&quot;, parent_code) VALUES('010160','PACCHA','0101');" calcext:value-type="string">
            <text:p>INSERT INTO public."location" (code, "name", parent_code) VALUES('010160','PACCHA','0101');</text:p>
          </table:table-cell>
        </table:table-row>
        <table:table-row table:style-name="ro1">
          <table:table-cell office:value-type="string" calcext:value-type="string">
            <text:p>010161</text:p>
          </table:table-cell>
          <table:table-cell office:value-type="string" calcext:value-type="string">
            <text:p>QUINGEO</text:p>
          </table:table-cell>
          <table:table-cell office:value-type="string" calcext:value-type="string">
            <text:p>0101</text:p>
          </table:table-cell>
          <table:table-cell table:formula="of:=COM.MICROSOFT.CONCAT([.$D$1];[.A273];&quot;','&quot;;[.B273];&quot;','&quot;;[.C273];&quot;');&quot;)" office:value-type="string" office:string-value="INSERT INTO public.&quot;location&quot; (code, &quot;name&quot;, parent_code) VALUES('010161','QUINGEO','0101');" calcext:value-type="string">
            <text:p>INSERT INTO public."location" (code, "name", parent_code) VALUES('010161','QUINGEO','0101');</text:p>
          </table:table-cell>
        </table:table-row>
        <table:table-row table:style-name="ro1">
          <table:table-cell office:value-type="string" calcext:value-type="string">
            <text:p>010162</text:p>
          </table:table-cell>
          <table:table-cell office:value-type="string" calcext:value-type="string">
            <text:p>RICAURTE</text:p>
          </table:table-cell>
          <table:table-cell office:value-type="string" calcext:value-type="string">
            <text:p>0101</text:p>
          </table:table-cell>
          <table:table-cell table:formula="of:=COM.MICROSOFT.CONCAT([.$D$1];[.A274];&quot;','&quot;;[.B274];&quot;','&quot;;[.C274];&quot;');&quot;)" office:value-type="string" office:string-value="INSERT INTO public.&quot;location&quot; (code, &quot;name&quot;, parent_code) VALUES('010162','RICAURTE','0101');" calcext:value-type="string">
            <text:p>INSERT INTO public."location" (code, "name", parent_code) VALUES('010162','RICAURTE','0101');</text:p>
          </table:table-cell>
        </table:table-row>
        <table:table-row table:style-name="ro1">
          <table:table-cell office:value-type="string" calcext:value-type="string">
            <text:p>010163</text:p>
          </table:table-cell>
          <table:table-cell office:value-type="string" calcext:value-type="string">
            <text:p>SAN JOAQUIN</text:p>
          </table:table-cell>
          <table:table-cell office:value-type="string" calcext:value-type="string">
            <text:p>0101</text:p>
          </table:table-cell>
          <table:table-cell table:formula="of:=COM.MICROSOFT.CONCAT([.$D$1];[.A275];&quot;','&quot;;[.B275];&quot;','&quot;;[.C275];&quot;');&quot;)" office:value-type="string" office:string-value="INSERT INTO public.&quot;location&quot; (code, &quot;name&quot;, parent_code) VALUES('010163','SAN JOAQUIN','0101');" calcext:value-type="string">
            <text:p>INSERT INTO public."location" (code, "name", parent_code) VALUES('010163','SAN JOAQUIN','0101');</text:p>
          </table:table-cell>
        </table:table-row>
        <table:table-row table:style-name="ro1">
          <table:table-cell office:value-type="string" calcext:value-type="string">
            <text:p>010164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0101</text:p>
          </table:table-cell>
          <table:table-cell table:formula="of:=COM.MICROSOFT.CONCAT([.$D$1];[.A276];&quot;','&quot;;[.B276];&quot;','&quot;;[.C276];&quot;');&quot;)" office:value-type="string" office:string-value="INSERT INTO public.&quot;location&quot; (code, &quot;name&quot;, parent_code) VALUES('010164','SANTA ANA','0101');" calcext:value-type="string">
            <text:p>INSERT INTO public."location" (code, "name", parent_code) VALUES('010164','SANTA ANA','0101');</text:p>
          </table:table-cell>
        </table:table-row>
        <table:table-row table:style-name="ro1">
          <table:table-cell office:value-type="string" calcext:value-type="string">
            <text:p>010165</text:p>
          </table:table-cell>
          <table:table-cell office:value-type="string" calcext:value-type="string">
            <text:p>SAYAUSI</text:p>
          </table:table-cell>
          <table:table-cell office:value-type="string" calcext:value-type="string">
            <text:p>0101</text:p>
          </table:table-cell>
          <table:table-cell table:formula="of:=COM.MICROSOFT.CONCAT([.$D$1];[.A277];&quot;','&quot;;[.B277];&quot;','&quot;;[.C277];&quot;');&quot;)" office:value-type="string" office:string-value="INSERT INTO public.&quot;location&quot; (code, &quot;name&quot;, parent_code) VALUES('010165','SAYAUSI','0101');" calcext:value-type="string">
            <text:p>INSERT INTO public."location" (code, "name", parent_code) VALUES('010165','SAYAUSI','0101');</text:p>
          </table:table-cell>
        </table:table-row>
        <table:table-row table:style-name="ro1">
          <table:table-cell office:value-type="string" calcext:value-type="string">
            <text:p>010166</text:p>
          </table:table-cell>
          <table:table-cell office:value-type="string" calcext:value-type="string">
            <text:p>SIDCAY</text:p>
          </table:table-cell>
          <table:table-cell office:value-type="string" calcext:value-type="string">
            <text:p>0101</text:p>
          </table:table-cell>
          <table:table-cell table:formula="of:=COM.MICROSOFT.CONCAT([.$D$1];[.A278];&quot;','&quot;;[.B278];&quot;','&quot;;[.C278];&quot;');&quot;)" office:value-type="string" office:string-value="INSERT INTO public.&quot;location&quot; (code, &quot;name&quot;, parent_code) VALUES('010166','SIDCAY','0101');" calcext:value-type="string">
            <text:p>INSERT INTO public."location" (code, "name", parent_code) VALUES('010166','SIDCAY','0101');</text:p>
          </table:table-cell>
        </table:table-row>
        <table:table-row table:style-name="ro1">
          <table:table-cell office:value-type="string" calcext:value-type="string">
            <text:p>010167</text:p>
          </table:table-cell>
          <table:table-cell office:value-type="string" calcext:value-type="string">
            <text:p>SININCAY</text:p>
          </table:table-cell>
          <table:table-cell office:value-type="string" calcext:value-type="string">
            <text:p>0101</text:p>
          </table:table-cell>
          <table:table-cell table:formula="of:=COM.MICROSOFT.CONCAT([.$D$1];[.A279];&quot;','&quot;;[.B279];&quot;','&quot;;[.C279];&quot;');&quot;)" office:value-type="string" office:string-value="INSERT INTO public.&quot;location&quot; (code, &quot;name&quot;, parent_code) VALUES('010167','SININCAY','0101');" calcext:value-type="string">
            <text:p>INSERT INTO public."location" (code, "name", parent_code) VALUES('010167','SININCAY','0101');</text:p>
          </table:table-cell>
        </table:table-row>
        <table:table-row table:style-name="ro1">
          <table:table-cell office:value-type="string" calcext:value-type="string">
            <text:p>010168</text:p>
          </table:table-cell>
          <table:table-cell office:value-type="string" calcext:value-type="string">
            <text:p>TARQUI</text:p>
          </table:table-cell>
          <table:table-cell office:value-type="string" calcext:value-type="string">
            <text:p>0101</text:p>
          </table:table-cell>
          <table:table-cell table:formula="of:=COM.MICROSOFT.CONCAT([.$D$1];[.A280];&quot;','&quot;;[.B280];&quot;','&quot;;[.C280];&quot;');&quot;)" office:value-type="string" office:string-value="INSERT INTO public.&quot;location&quot; (code, &quot;name&quot;, parent_code) VALUES('010168','TARQUI','0101');" calcext:value-type="string">
            <text:p>INSERT INTO public."location" (code, "name", parent_code) VALUES('010168','TARQUI','0101');</text:p>
          </table:table-cell>
        </table:table-row>
        <table:table-row table:style-name="ro1">
          <table:table-cell office:value-type="string" calcext:value-type="string">
            <text:p>010169</text:p>
          </table:table-cell>
          <table:table-cell office:value-type="string" calcext:value-type="string">
            <text:p>TURI</text:p>
          </table:table-cell>
          <table:table-cell office:value-type="string" calcext:value-type="string">
            <text:p>0101</text:p>
          </table:table-cell>
          <table:table-cell table:formula="of:=COM.MICROSOFT.CONCAT([.$D$1];[.A281];&quot;','&quot;;[.B281];&quot;','&quot;;[.C281];&quot;');&quot;)" office:value-type="string" office:string-value="INSERT INTO public.&quot;location&quot; (code, &quot;name&quot;, parent_code) VALUES('010169','TURI','0101');" calcext:value-type="string">
            <text:p>INSERT INTO public."location" (code, "name", parent_code) VALUES('010169','TURI','0101');</text:p>
          </table:table-cell>
        </table:table-row>
        <table:table-row table:style-name="ro1">
          <table:table-cell office:value-type="string" calcext:value-type="string">
            <text:p>010170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0101</text:p>
          </table:table-cell>
          <table:table-cell table:formula="of:=COM.MICROSOFT.CONCAT([.$D$1];[.A282];&quot;','&quot;;[.B282];&quot;','&quot;;[.C282];&quot;');&quot;)" office:value-type="string" office:string-value="INSERT INTO public.&quot;location&quot; (code, &quot;name&quot;, parent_code) VALUES('010170','VALLE','0101');" calcext:value-type="string">
            <text:p>INSERT INTO public."location" (code, "name", parent_code) VALUES('010170','VALLE','0101');</text:p>
          </table:table-cell>
        </table:table-row>
        <table:table-row table:style-name="ro1">
          <table:table-cell office:value-type="string" calcext:value-type="string">
            <text:p>010171</text:p>
          </table:table-cell>
          <table:table-cell office:value-type="string" calcext:value-type="string">
            <text:p>VICTORIA DEL PORTETE (IRQUIS)</text:p>
          </table:table-cell>
          <table:table-cell office:value-type="string" calcext:value-type="string">
            <text:p>0101</text:p>
          </table:table-cell>
          <table:table-cell table:formula="of:=COM.MICROSOFT.CONCAT([.$D$1];[.A283];&quot;','&quot;;[.B283];&quot;','&quot;;[.C283];&quot;');&quot;)" office:value-type="string" office:string-value="INSERT INTO public.&quot;location&quot; (code, &quot;name&quot;, parent_code) VALUES('010171','VICTORIA DEL PORTETE (IRQUIS)','0101');" calcext:value-type="string">
            <text:p>INSERT INTO public."location" (code, "name", parent_code) VALUES('010171','VICTORIA DEL PORTETE (IRQUIS)','0101');</text:p>
          </table:table-cell>
        </table:table-row>
        <table:table-row table:style-name="ro1">
          <table:table-cell office:value-type="string" calcext:value-type="string">
            <text:p>010250</text:p>
          </table:table-cell>
          <table:table-cell office:value-type="string" calcext:value-type="string">
            <text:p>GIRON</text:p>
          </table:table-cell>
          <table:table-cell office:value-type="string" calcext:value-type="string">
            <text:p>0102</text:p>
          </table:table-cell>
          <table:table-cell table:formula="of:=COM.MICROSOFT.CONCAT([.$D$1];[.A284];&quot;','&quot;;[.B284];&quot;','&quot;;[.C284];&quot;');&quot;)" office:value-type="string" office:string-value="INSERT INTO public.&quot;location&quot; (code, &quot;name&quot;, parent_code) VALUES('010250','GIRON','0102');" calcext:value-type="string">
            <text:p>INSERT INTO public."location" (code, "name", parent_code) VALUES('010250','GIRON','0102');</text:p>
          </table:table-cell>
        </table:table-row>
        <table:table-row table:style-name="ro1">
          <table:table-cell office:value-type="string" calcext:value-type="string">
            <text:p>010251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0102</text:p>
          </table:table-cell>
          <table:table-cell table:formula="of:=COM.MICROSOFT.CONCAT([.$D$1];[.A285];&quot;','&quot;;[.B285];&quot;','&quot;;[.C285];&quot;');&quot;)" office:value-type="string" office:string-value="INSERT INTO public.&quot;location&quot; (code, &quot;name&quot;, parent_code) VALUES('010251','ASUNCION','0102');" calcext:value-type="string">
            <text:p>INSERT INTO public."location" (code, "name", parent_code) VALUES('010251','ASUNCION','0102');</text:p>
          </table:table-cell>
        </table:table-row>
        <table:table-row table:style-name="ro1">
          <table:table-cell office:value-type="string" calcext:value-type="string">
            <text:p>010252</text:p>
          </table:table-cell>
          <table:table-cell office:value-type="string" calcext:value-type="string">
            <text:p>SAN GERARDO</text:p>
          </table:table-cell>
          <table:table-cell office:value-type="string" calcext:value-type="string">
            <text:p>0102</text:p>
          </table:table-cell>
          <table:table-cell table:formula="of:=COM.MICROSOFT.CONCAT([.$D$1];[.A286];&quot;','&quot;;[.B286];&quot;','&quot;;[.C286];&quot;');&quot;)" office:value-type="string" office:string-value="INSERT INTO public.&quot;location&quot; (code, &quot;name&quot;, parent_code) VALUES('010252','SAN GERARDO','0102');" calcext:value-type="string">
            <text:p>INSERT INTO public."location" (code, "name", parent_code) VALUES('010252','SAN GERARDO','0102');</text:p>
          </table:table-cell>
        </table:table-row>
        <table:table-row table:style-name="ro1">
          <table:table-cell office:value-type="string" calcext:value-type="string">
            <text:p>010350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0103</text:p>
          </table:table-cell>
          <table:table-cell table:formula="of:=COM.MICROSOFT.CONCAT([.$D$1];[.A287];&quot;','&quot;;[.B287];&quot;','&quot;;[.C287];&quot;');&quot;)" office:value-type="string" office:string-value="INSERT INTO public.&quot;location&quot; (code, &quot;name&quot;, parent_code) VALUES('010350','GUALACEO','0103');" calcext:value-type="string">
            <text:p>INSERT INTO public."location" (code, "name", parent_code) VALUES('010350','GUALACEO','0103');</text:p>
          </table:table-cell>
        </table:table-row>
        <table:table-row table:style-name="ro1">
          <table:table-cell office:value-type="string" calcext:value-type="string">
            <text:p>010352</text:p>
          </table:table-cell>
          <table:table-cell office:value-type="string" calcext:value-type="string">
            <text:p>DANIEL CORDOVA TORAL (EL ORIENTE)</text:p>
          </table:table-cell>
          <table:table-cell office:value-type="string" calcext:value-type="string">
            <text:p>0103</text:p>
          </table:table-cell>
          <table:table-cell table:formula="of:=COM.MICROSOFT.CONCAT([.$D$1];[.A288];&quot;','&quot;;[.B288];&quot;','&quot;;[.C288];&quot;');&quot;)" office:value-type="string" office:string-value="INSERT INTO public.&quot;location&quot; (code, &quot;name&quot;, parent_code) VALUES('010352','DANIEL CORDOVA TORAL (EL ORIENTE)','0103');" calcext:value-type="string">
            <text:p>INSERT INTO public."location" (code, "name", parent_code) VALUES('010352','DANIEL CORDOVA TORAL (EL ORIENTE)','0103');</text:p>
          </table:table-cell>
        </table:table-row>
        <table:table-row table:style-name="ro1">
          <table:table-cell office:value-type="string" calcext:value-type="string">
            <text:p>010353</text:p>
          </table:table-cell>
          <table:table-cell office:value-type="string" calcext:value-type="string">
            <text:p>JADAN</text:p>
          </table:table-cell>
          <table:table-cell office:value-type="string" calcext:value-type="string">
            <text:p>0103</text:p>
          </table:table-cell>
          <table:table-cell table:formula="of:=COM.MICROSOFT.CONCAT([.$D$1];[.A289];&quot;','&quot;;[.B289];&quot;','&quot;;[.C289];&quot;');&quot;)" office:value-type="string" office:string-value="INSERT INTO public.&quot;location&quot; (code, &quot;name&quot;, parent_code) VALUES('010353','JADAN','0103');" calcext:value-type="string">
            <text:p>INSERT INTO public."location" (code, "name", parent_code) VALUES('010353','JADAN','0103');</text:p>
          </table:table-cell>
        </table:table-row>
        <table:table-row table:style-name="ro1">
          <table:table-cell office:value-type="string" calcext:value-type="string">
            <text:p>010354</text:p>
          </table:table-cell>
          <table:table-cell office:value-type="string" calcext:value-type="string">
            <text:p>MARIANO MORENO</text:p>
          </table:table-cell>
          <table:table-cell office:value-type="string" calcext:value-type="string">
            <text:p>0103</text:p>
          </table:table-cell>
          <table:table-cell table:formula="of:=COM.MICROSOFT.CONCAT([.$D$1];[.A290];&quot;','&quot;;[.B290];&quot;','&quot;;[.C290];&quot;');&quot;)" office:value-type="string" office:string-value="INSERT INTO public.&quot;location&quot; (code, &quot;name&quot;, parent_code) VALUES('010354','MARIANO MORENO','0103');" calcext:value-type="string">
            <text:p>INSERT INTO public."location" (code, "name", parent_code) VALUES('010354','MARIANO MORENO','0103');</text:p>
          </table:table-cell>
        </table:table-row>
        <table:table-row table:style-name="ro1">
          <table:table-cell office:value-type="string" calcext:value-type="string">
            <text:p>010356</text:p>
          </table:table-cell>
          <table:table-cell office:value-type="string" calcext:value-type="string">
            <text:p>REMIGIO CRESPO TORAL (GULAG)</text:p>
          </table:table-cell>
          <table:table-cell office:value-type="string" calcext:value-type="string">
            <text:p>0103</text:p>
          </table:table-cell>
          <table:table-cell table:formula="of:=COM.MICROSOFT.CONCAT([.$D$1];[.A291];&quot;','&quot;;[.B291];&quot;','&quot;;[.C291];&quot;');&quot;)" office:value-type="string" office:string-value="INSERT INTO public.&quot;location&quot; (code, &quot;name&quot;, parent_code) VALUES('010356','REMIGIO CRESPO TORAL (GULAG)','0103');" calcext:value-type="string">
            <text:p>INSERT INTO public."location" (code, "name", parent_code) VALUES('010356','REMIGIO CRESPO TORAL (GULAG)','0103');</text:p>
          </table:table-cell>
        </table:table-row>
        <table:table-row table:style-name="ro1">
          <table:table-cell office:value-type="string" calcext:value-type="string">
            <text:p>010357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0103</text:p>
          </table:table-cell>
          <table:table-cell table:formula="of:=COM.MICROSOFT.CONCAT([.$D$1];[.A292];&quot;','&quot;;[.B292];&quot;','&quot;;[.C292];&quot;');&quot;)" office:value-type="string" office:string-value="INSERT INTO public.&quot;location&quot; (code, &quot;name&quot;, parent_code) VALUES('010357','SAN JUAN','0103');" calcext:value-type="string">
            <text:p>INSERT INTO public."location" (code, "name", parent_code) VALUES('010357','SAN JUAN','0103');</text:p>
          </table:table-cell>
        </table:table-row>
        <table:table-row table:style-name="ro1">
          <table:table-cell office:value-type="string" calcext:value-type="string">
            <text:p>010358</text:p>
          </table:table-cell>
          <table:table-cell office:value-type="string" calcext:value-type="string">
            <text:p>ZHIDMAD</text:p>
          </table:table-cell>
          <table:table-cell office:value-type="string" calcext:value-type="string">
            <text:p>0103</text:p>
          </table:table-cell>
          <table:table-cell table:formula="of:=COM.MICROSOFT.CONCAT([.$D$1];[.A293];&quot;','&quot;;[.B293];&quot;','&quot;;[.C293];&quot;');&quot;)" office:value-type="string" office:string-value="INSERT INTO public.&quot;location&quot; (code, &quot;name&quot;, parent_code) VALUES('010358','ZHIDMAD','0103');" calcext:value-type="string">
            <text:p>INSERT INTO public."location" (code, "name", parent_code) VALUES('010358','ZHIDMAD','0103');</text:p>
          </table:table-cell>
        </table:table-row>
        <table:table-row table:style-name="ro1">
          <table:table-cell office:value-type="string" calcext:value-type="string">
            <text:p>010359</text:p>
          </table:table-cell>
          <table:table-cell office:value-type="string" calcext:value-type="string">
            <text:p>LUIS CORDERO VEGA</text:p>
          </table:table-cell>
          <table:table-cell office:value-type="string" calcext:value-type="string">
            <text:p>0103</text:p>
          </table:table-cell>
          <table:table-cell table:formula="of:=COM.MICROSOFT.CONCAT([.$D$1];[.A294];&quot;','&quot;;[.B294];&quot;','&quot;;[.C294];&quot;');&quot;)" office:value-type="string" office:string-value="INSERT INTO public.&quot;location&quot; (code, &quot;name&quot;, parent_code) VALUES('010359','LUIS CORDERO VEGA','0103');" calcext:value-type="string">
            <text:p>INSERT INTO public."location" (code, "name", parent_code) VALUES('010359','LUIS CORDERO VEGA','0103');</text:p>
          </table:table-cell>
        </table:table-row>
        <table:table-row table:style-name="ro1">
          <table:table-cell office:value-type="string" calcext:value-type="string">
            <text:p>010360</text:p>
          </table:table-cell>
          <table:table-cell office:value-type="string" calcext:value-type="string">
            <text:p>SIMÓN BOLÍVAR (CAB. EN GAÑANZOL)</text:p>
          </table:table-cell>
          <table:table-cell office:value-type="string" calcext:value-type="string">
            <text:p>0103</text:p>
          </table:table-cell>
          <table:table-cell table:formula="of:=COM.MICROSOFT.CONCAT([.$D$1];[.A295];&quot;','&quot;;[.B295];&quot;','&quot;;[.C295];&quot;');&quot;)" office:value-type="string" office:string-value="INSERT INTO public.&quot;location&quot; (code, &quot;name&quot;, parent_code) VALUES('010360','SIMÓN BOLÍVAR (CAB. EN GAÑANZOL)','0103');" calcext:value-type="string">
            <text:p>INSERT INTO public."location" (code, "name", parent_code) VALUES('010360','SIMÓN BOLÍVAR (CAB. EN GAÑANZOL)','0103');</text:p>
          </table:table-cell>
        </table:table-row>
        <table:table-row table:style-name="ro1">
          <table:table-cell office:value-type="string" calcext:value-type="string">
            <text:p>010450</text:p>
          </table:table-cell>
          <table:table-cell office:value-type="string" calcext:value-type="string">
            <text:p>NABON</text:p>
          </table:table-cell>
          <table:table-cell office:value-type="string" calcext:value-type="string">
            <text:p>0104</text:p>
          </table:table-cell>
          <table:table-cell table:formula="of:=COM.MICROSOFT.CONCAT([.$D$1];[.A296];&quot;','&quot;;[.B296];&quot;','&quot;;[.C296];&quot;');&quot;)" office:value-type="string" office:string-value="INSERT INTO public.&quot;location&quot; (code, &quot;name&quot;, parent_code) VALUES('010450','NABON','0104');" calcext:value-type="string">
            <text:p>INSERT INTO public."location" (code, "name", parent_code) VALUES('010450','NABON','0104');</text:p>
          </table:table-cell>
        </table:table-row>
        <table:table-row table:style-name="ro1">
          <table:table-cell office:value-type="string" calcext:value-type="string">
            <text:p>010451</text:p>
          </table:table-cell>
          <table:table-cell office:value-type="string" calcext:value-type="string">
            <text:p>COCHAPATA</text:p>
          </table:table-cell>
          <table:table-cell office:value-type="string" calcext:value-type="string">
            <text:p>0104</text:p>
          </table:table-cell>
          <table:table-cell table:formula="of:=COM.MICROSOFT.CONCAT([.$D$1];[.A297];&quot;','&quot;;[.B297];&quot;','&quot;;[.C297];&quot;');&quot;)" office:value-type="string" office:string-value="INSERT INTO public.&quot;location&quot; (code, &quot;name&quot;, parent_code) VALUES('010451','COCHAPATA','0104');" calcext:value-type="string">
            <text:p>INSERT INTO public."location" (code, "name", parent_code) VALUES('010451','COCHAPATA','0104');</text:p>
          </table:table-cell>
        </table:table-row>
        <table:table-row table:style-name="ro1">
          <table:table-cell office:value-type="string" calcext:value-type="string">
            <text:p>010452</text:p>
          </table:table-cell>
          <table:table-cell office:value-type="string" calcext:value-type="string">
            <text:p>EL PROGRESO</text:p>
          </table:table-cell>
          <table:table-cell office:value-type="string" calcext:value-type="string">
            <text:p>0104</text:p>
          </table:table-cell>
          <table:table-cell table:formula="of:=COM.MICROSOFT.CONCAT([.$D$1];[.A298];&quot;','&quot;;[.B298];&quot;','&quot;;[.C298];&quot;');&quot;)" office:value-type="string" office:string-value="INSERT INTO public.&quot;location&quot; (code, &quot;name&quot;, parent_code) VALUES('010452','EL PROGRESO','0104');" calcext:value-type="string">
            <text:p>INSERT INTO public."location" (code, "name", parent_code) VALUES('010452','EL PROGRESO','0104');</text:p>
          </table:table-cell>
        </table:table-row>
        <table:table-row table:style-name="ro1">
          <table:table-cell office:value-type="string" calcext:value-type="string">
            <text:p>010453</text:p>
          </table:table-cell>
          <table:table-cell office:value-type="string" calcext:value-type="string">
            <text:p>LAS NIEVES (CHAYA)</text:p>
          </table:table-cell>
          <table:table-cell office:value-type="string" calcext:value-type="string">
            <text:p>0104</text:p>
          </table:table-cell>
          <table:table-cell table:formula="of:=COM.MICROSOFT.CONCAT([.$D$1];[.A299];&quot;','&quot;;[.B299];&quot;','&quot;;[.C299];&quot;');&quot;)" office:value-type="string" office:string-value="INSERT INTO public.&quot;location&quot; (code, &quot;name&quot;, parent_code) VALUES('010453','LAS NIEVES (CHAYA)','0104');" calcext:value-type="string">
            <text:p>INSERT INTO public."location" (code, "name", parent_code) VALUES('010453','LAS NIEVES (CHAYA)','0104');</text:p>
          </table:table-cell>
        </table:table-row>
        <table:table-row table:style-name="ro1">
          <table:table-cell office:value-type="string" calcext:value-type="string">
            <text:p>01045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0104</text:p>
          </table:table-cell>
          <table:table-cell table:formula="of:=COM.MICROSOFT.CONCAT([.$D$1];[.A300];&quot;','&quot;;[.B300];&quot;','&quot;;[.C300];&quot;');&quot;)" office:value-type="string" office:string-value="INSERT INTO public.&quot;location&quot; (code, &quot;name&quot;, parent_code) VALUES('010455','LA PAZ','0104');" calcext:value-type="string">
            <text:p>INSERT INTO public."location" (code, "name", parent_code) VALUES('010455','LA PAZ','0104');</text:p>
          </table:table-cell>
        </table:table-row>
        <table:table-row table:style-name="ro1">
          <table:table-cell office:value-type="string" calcext:value-type="string">
            <text:p>010550</text:p>
          </table:table-cell>
          <table:table-cell office:value-type="string" calcext:value-type="string">
            <text:p>PAUTE</text:p>
          </table:table-cell>
          <table:table-cell office:value-type="string" calcext:value-type="string">
            <text:p>0105</text:p>
          </table:table-cell>
          <table:table-cell table:formula="of:=COM.MICROSOFT.CONCAT([.$D$1];[.A301];&quot;','&quot;;[.B301];&quot;','&quot;;[.C301];&quot;');&quot;)" office:value-type="string" office:string-value="INSERT INTO public.&quot;location&quot; (code, &quot;name&quot;, parent_code) VALUES('010550','PAUTE','0105');" calcext:value-type="string">
            <text:p>INSERT INTO public."location" (code, "name", parent_code) VALUES('010550','PAUTE','0105');</text:p>
          </table:table-cell>
        </table:table-row>
        <table:table-row table:style-name="ro1">
          <table:table-cell office:value-type="string" calcext:value-type="string">
            <text:p>010552</text:p>
          </table:table-cell>
          <table:table-cell office:value-type="string" calcext:value-type="string">
            <text:p>BULAN (JOSE VICTOR IZQUIERDO)</text:p>
          </table:table-cell>
          <table:table-cell office:value-type="string" calcext:value-type="string">
            <text:p>0105</text:p>
          </table:table-cell>
          <table:table-cell table:formula="of:=COM.MICROSOFT.CONCAT([.$D$1];[.A302];&quot;','&quot;;[.B302];&quot;','&quot;;[.C302];&quot;');&quot;)" office:value-type="string" office:string-value="INSERT INTO public.&quot;location&quot; (code, &quot;name&quot;, parent_code) VALUES('010552','BULAN (JOSE VICTOR IZQUIERDO)','0105');" calcext:value-type="string">
            <text:p>INSERT INTO public."location" (code, "name", parent_code) VALUES('010552','BULAN (JOSE VICTOR IZQUIERDO)','0105');</text:p>
          </table:table-cell>
        </table:table-row>
        <table:table-row table:style-name="ro1">
          <table:table-cell office:value-type="string" calcext:value-type="string">
            <text:p>010553</text:p>
          </table:table-cell>
          <table:table-cell office:value-type="string" calcext:value-type="string">
            <text:p>CHICAN (GUILLERMO ORTEGA)</text:p>
          </table:table-cell>
          <table:table-cell office:value-type="string" calcext:value-type="string">
            <text:p>0105</text:p>
          </table:table-cell>
          <table:table-cell table:formula="of:=COM.MICROSOFT.CONCAT([.$D$1];[.A303];&quot;','&quot;;[.B303];&quot;','&quot;;[.C303];&quot;');&quot;)" office:value-type="string" office:string-value="INSERT INTO public.&quot;location&quot; (code, &quot;name&quot;, parent_code) VALUES('010553','CHICAN (GUILLERMO ORTEGA)','0105');" calcext:value-type="string">
            <text:p>INSERT INTO public."location" (code, "name", parent_code) VALUES('010553','CHICAN (GUILLERMO ORTEGA)','0105');</text:p>
          </table:table-cell>
        </table:table-row>
        <table:table-row table:style-name="ro1">
          <table:table-cell office:value-type="string" calcext:value-type="string">
            <text:p>010554</text:p>
          </table:table-cell>
          <table:table-cell office:value-type="string" calcext:value-type="string">
            <text:p>EL CABO</text:p>
          </table:table-cell>
          <table:table-cell office:value-type="string" calcext:value-type="string">
            <text:p>0105</text:p>
          </table:table-cell>
          <table:table-cell table:formula="of:=COM.MICROSOFT.CONCAT([.$D$1];[.A304];&quot;','&quot;;[.B304];&quot;','&quot;;[.C304];&quot;');&quot;)" office:value-type="string" office:string-value="INSERT INTO public.&quot;location&quot; (code, &quot;name&quot;, parent_code) VALUES('010554','EL CABO','0105');" calcext:value-type="string">
            <text:p>INSERT INTO public."location" (code, "name", parent_code) VALUES('010554','EL CABO','0105');</text:p>
          </table:table-cell>
        </table:table-row>
        <table:table-row table:style-name="ro1">
          <table:table-cell office:value-type="string" calcext:value-type="string">
            <text:p>010556</text:p>
          </table:table-cell>
          <table:table-cell office:value-type="string" calcext:value-type="string">
            <text:p>GUARAINAG</text:p>
          </table:table-cell>
          <table:table-cell office:value-type="string" calcext:value-type="string">
            <text:p>0105</text:p>
          </table:table-cell>
          <table:table-cell table:formula="of:=COM.MICROSOFT.CONCAT([.$D$1];[.A305];&quot;','&quot;;[.B305];&quot;','&quot;;[.C305];&quot;');&quot;)" office:value-type="string" office:string-value="INSERT INTO public.&quot;location&quot; (code, &quot;name&quot;, parent_code) VALUES('010556','GUARAINAG','0105');" calcext:value-type="string">
            <text:p>INSERT INTO public."location" (code, "name", parent_code) VALUES('010556','GUARAINAG','0105');</text:p>
          </table:table-cell>
        </table:table-row>
        <table:table-row table:style-name="ro1">
          <table:table-cell office:value-type="string" calcext:value-type="string">
            <text:p>010559</text:p>
          </table:table-cell>
          <table:table-cell office:value-type="string" calcext:value-type="string">
            <text:p>SAN CRISTOBAL (CARLOS ORDOÑEZ LAZO)</text:p>
          </table:table-cell>
          <table:table-cell office:value-type="string" calcext:value-type="string">
            <text:p>0105</text:p>
          </table:table-cell>
          <table:table-cell table:formula="of:=COM.MICROSOFT.CONCAT([.$D$1];[.A306];&quot;','&quot;;[.B306];&quot;','&quot;;[.C306];&quot;');&quot;)" office:value-type="string" office:string-value="INSERT INTO public.&quot;location&quot; (code, &quot;name&quot;, parent_code) VALUES('010559','SAN CRISTOBAL (CARLOS ORDOÑEZ LAZO)','0105');" calcext:value-type="string">
            <text:p>INSERT INTO public."location" (code, "name", parent_code) VALUES('010559','SAN CRISTOBAL (CARLOS ORDOÑEZ LAZO)','0105');</text:p>
          </table:table-cell>
        </table:table-row>
        <table:table-row table:style-name="ro1">
          <table:table-cell office:value-type="string" calcext:value-type="string">
            <text:p>010561</text:p>
          </table:table-cell>
          <table:table-cell office:value-type="string" calcext:value-type="string">
            <text:p>TOMEBAMBA</text:p>
          </table:table-cell>
          <table:table-cell office:value-type="string" calcext:value-type="string">
            <text:p>0105</text:p>
          </table:table-cell>
          <table:table-cell table:formula="of:=COM.MICROSOFT.CONCAT([.$D$1];[.A307];&quot;','&quot;;[.B307];&quot;','&quot;;[.C307];&quot;');&quot;)" office:value-type="string" office:string-value="INSERT INTO public.&quot;location&quot; (code, &quot;name&quot;, parent_code) VALUES('010561','TOMEBAMBA','0105');" calcext:value-type="string">
            <text:p>INSERT INTO public."location" (code, "name", parent_code) VALUES('010561','TOMEBAMBA','0105');</text:p>
          </table:table-cell>
        </table:table-row>
        <table:table-row table:style-name="ro1">
          <table:table-cell office:value-type="string" calcext:value-type="string">
            <text:p>010562</text:p>
          </table:table-cell>
          <table:table-cell office:value-type="string" calcext:value-type="string">
            <text:p>DUG-DUG</text:p>
          </table:table-cell>
          <table:table-cell office:value-type="string" calcext:value-type="string">
            <text:p>0105</text:p>
          </table:table-cell>
          <table:table-cell table:formula="of:=COM.MICROSOFT.CONCAT([.$D$1];[.A308];&quot;','&quot;;[.B308];&quot;','&quot;;[.C308];&quot;');&quot;)" office:value-type="string" office:string-value="INSERT INTO public.&quot;location&quot; (code, &quot;name&quot;, parent_code) VALUES('010562','DUG-DUG','0105');" calcext:value-type="string">
            <text:p>INSERT INTO public."location" (code, "name", parent_code) VALUES('010562','DUG-DUG','0105');</text:p>
          </table:table-cell>
        </table:table-row>
        <table:table-row table:style-name="ro1">
          <table:table-cell office:value-type="string" calcext:value-type="string">
            <text:p>010650</text:p>
          </table:table-cell>
          <table:table-cell office:value-type="string" calcext:value-type="string">
            <text:p>PUCARA</text:p>
          </table:table-cell>
          <table:table-cell office:value-type="string" calcext:value-type="string">
            <text:p>0106</text:p>
          </table:table-cell>
          <table:table-cell table:formula="of:=COM.MICROSOFT.CONCAT([.$D$1];[.A309];&quot;','&quot;;[.B309];&quot;','&quot;;[.C309];&quot;');&quot;)" office:value-type="string" office:string-value="INSERT INTO public.&quot;location&quot; (code, &quot;name&quot;, parent_code) VALUES('010650','PUCARA','0106');" calcext:value-type="string">
            <text:p>INSERT INTO public."location" (code, "name", parent_code) VALUES('010650','PUCARA','0106');</text:p>
          </table:table-cell>
        </table:table-row>
        <table:table-row table:style-name="ro1">
          <table:table-cell office:value-type="string" calcext:value-type="string">
            <text:p>010652</text:p>
          </table:table-cell>
          <table:table-cell office:value-type="string" calcext:value-type="string">
            <text:p>SAN RAFAEL DE SHARUG</text:p>
          </table:table-cell>
          <table:table-cell office:value-type="string" calcext:value-type="string">
            <text:p>0106</text:p>
          </table:table-cell>
          <table:table-cell table:formula="of:=COM.MICROSOFT.CONCAT([.$D$1];[.A310];&quot;','&quot;;[.B310];&quot;','&quot;;[.C310];&quot;');&quot;)" office:value-type="string" office:string-value="INSERT INTO public.&quot;location&quot; (code, &quot;name&quot;, parent_code) VALUES('010652','SAN RAFAEL DE SHARUG','0106');" calcext:value-type="string">
            <text:p>INSERT INTO public."location" (code, "name", parent_code) VALUES('010652','SAN RAFAEL DE SHARUG','0106');</text:p>
          </table:table-cell>
        </table:table-row>
        <table:table-row table:style-name="ro1">
          <table:table-cell office:value-type="string" calcext:value-type="string">
            <text:p>010750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0107</text:p>
          </table:table-cell>
          <table:table-cell table:formula="of:=COM.MICROSOFT.CONCAT([.$D$1];[.A311];&quot;','&quot;;[.B311];&quot;','&quot;;[.C311];&quot;');&quot;)" office:value-type="string" office:string-value="INSERT INTO public.&quot;location&quot; (code, &quot;name&quot;, parent_code) VALUES('010750','SAN FERNANDO','0107');" calcext:value-type="string">
            <text:p>INSERT INTO public."location" (code, "name", parent_code) VALUES('010750','SAN FERNANDO','0107');</text:p>
          </table:table-cell>
        </table:table-row>
        <table:table-row table:style-name="ro1">
          <table:table-cell office:value-type="string" calcext:value-type="string">
            <text:p>010751</text:p>
          </table:table-cell>
          <table:table-cell office:value-type="string" calcext:value-type="string">
            <text:p>CHUMBLIN</text:p>
          </table:table-cell>
          <table:table-cell office:value-type="string" calcext:value-type="string">
            <text:p>0107</text:p>
          </table:table-cell>
          <table:table-cell table:formula="of:=COM.MICROSOFT.CONCAT([.$D$1];[.A312];&quot;','&quot;;[.B312];&quot;','&quot;;[.C312];&quot;');&quot;)" office:value-type="string" office:string-value="INSERT INTO public.&quot;location&quot; (code, &quot;name&quot;, parent_code) VALUES('010751','CHUMBLIN','0107');" calcext:value-type="string">
            <text:p>INSERT INTO public."location" (code, "name", parent_code) VALUES('010751','CHUMBLIN','0107');</text:p>
          </table:table-cell>
        </table:table-row>
        <table:table-row table:style-name="ro1">
          <table:table-cell office:value-type="string" calcext:value-type="string">
            <text:p>010850</text:p>
          </table:table-cell>
          <table:table-cell office:value-type="string" calcext:value-type="string">
            <text:p>SANTA ISABEL (CHAGUARURCO)</text:p>
          </table:table-cell>
          <table:table-cell office:value-type="string" calcext:value-type="string">
            <text:p>0108</text:p>
          </table:table-cell>
          <table:table-cell table:formula="of:=COM.MICROSOFT.CONCAT([.$D$1];[.A313];&quot;','&quot;;[.B313];&quot;','&quot;;[.C313];&quot;');&quot;)" office:value-type="string" office:string-value="INSERT INTO public.&quot;location&quot; (code, &quot;name&quot;, parent_code) VALUES('010850','SANTA ISABEL (CHAGUARURCO)','0108');" calcext:value-type="string">
            <text:p>INSERT INTO public."location" (code, "name", parent_code) VALUES('010850','SANTA ISABEL (CHAGUARURCO)','0108');</text:p>
          </table:table-cell>
        </table:table-row>
        <table:table-row table:style-name="ro1">
          <table:table-cell office:value-type="string" calcext:value-type="string">
            <text:p>010851</text:p>
          </table:table-cell>
          <table:table-cell office:value-type="string" calcext:value-type="string">
            <text:p>ABDON CALDERON (LA UNION)</text:p>
          </table:table-cell>
          <table:table-cell office:value-type="string" calcext:value-type="string">
            <text:p>0108</text:p>
          </table:table-cell>
          <table:table-cell table:formula="of:=COM.MICROSOFT.CONCAT([.$D$1];[.A314];&quot;','&quot;;[.B314];&quot;','&quot;;[.C314];&quot;');&quot;)" office:value-type="string" office:string-value="INSERT INTO public.&quot;location&quot; (code, &quot;name&quot;, parent_code) VALUES('010851','ABDON CALDERON (LA UNION)','0108');" calcext:value-type="string">
            <text:p>INSERT INTO public."location" (code, "name", parent_code) VALUES('010851','ABDON CALDERON (LA UNION)','0108');</text:p>
          </table:table-cell>
        </table:table-row>
        <table:table-row table:style-name="ro1">
          <table:table-cell office:value-type="string" calcext:value-type="string">
            <text:p>010852</text:p>
          </table:table-cell>
          <table:table-cell office:value-type="string" calcext:value-type="string">
            <text:p>EL CARMEN DE PIJILI</text:p>
          </table:table-cell>
          <table:table-cell office:value-type="string" calcext:value-type="string">
            <text:p>0108</text:p>
          </table:table-cell>
          <table:table-cell table:formula="of:=COM.MICROSOFT.CONCAT([.$D$1];[.A315];&quot;','&quot;;[.B315];&quot;','&quot;;[.C315];&quot;');&quot;)" office:value-type="string" office:string-value="INSERT INTO public.&quot;location&quot; (code, &quot;name&quot;, parent_code) VALUES('010852','EL CARMEN DE PIJILI','0108');" calcext:value-type="string">
            <text:p>INSERT INTO public."location" (code, "name", parent_code) VALUES('010852','EL CARMEN DE PIJILI','0108');</text:p>
          </table:table-cell>
        </table:table-row>
        <table:table-row table:style-name="ro1">
          <table:table-cell office:value-type="string" calcext:value-type="string">
            <text:p>010853</text:p>
          </table:table-cell>
          <table:table-cell office:value-type="string" calcext:value-type="string">
            <text:p>ZHAGLLI (SHAGLLI)</text:p>
          </table:table-cell>
          <table:table-cell office:value-type="string" calcext:value-type="string">
            <text:p>0108</text:p>
          </table:table-cell>
          <table:table-cell table:formula="of:=COM.MICROSOFT.CONCAT([.$D$1];[.A316];&quot;','&quot;;[.B316];&quot;','&quot;;[.C316];&quot;');&quot;)" office:value-type="string" office:string-value="INSERT INTO public.&quot;location&quot; (code, &quot;name&quot;, parent_code) VALUES('010853','ZHAGLLI (SHAGLLI)','0108');" calcext:value-type="string">
            <text:p>INSERT INTO public."location" (code, "name", parent_code) VALUES('010853','ZHAGLLI (SHAGLLI)','0108');</text:p>
          </table:table-cell>
        </table:table-row>
        <table:table-row table:style-name="ro1">
          <table:table-cell office:value-type="string" calcext:value-type="string">
            <text:p>010950</text:p>
          </table:table-cell>
          <table:table-cell office:value-type="string" calcext:value-type="string">
            <text:p>SIGSIG</text:p>
          </table:table-cell>
          <table:table-cell office:value-type="string" calcext:value-type="string">
            <text:p>0109</text:p>
          </table:table-cell>
          <table:table-cell table:formula="of:=COM.MICROSOFT.CONCAT([.$D$1];[.A317];&quot;','&quot;;[.B317];&quot;','&quot;;[.C317];&quot;');&quot;)" office:value-type="string" office:string-value="INSERT INTO public.&quot;location&quot; (code, &quot;name&quot;, parent_code) VALUES('010950','SIGSIG','0109');" calcext:value-type="string">
            <text:p>INSERT INTO public."location" (code, "name", parent_code) VALUES('010950','SIGSIG','0109');</text:p>
          </table:table-cell>
        </table:table-row>
        <table:table-row table:style-name="ro1">
          <table:table-cell office:value-type="string" calcext:value-type="string">
            <text:p>010951</text:p>
          </table:table-cell>
          <table:table-cell office:value-type="string" calcext:value-type="string">
            <text:p>CUCHIL (CUTCHIL)</text:p>
          </table:table-cell>
          <table:table-cell office:value-type="string" calcext:value-type="string">
            <text:p>0109</text:p>
          </table:table-cell>
          <table:table-cell table:formula="of:=COM.MICROSOFT.CONCAT([.$D$1];[.A318];&quot;','&quot;;[.B318];&quot;','&quot;;[.C318];&quot;');&quot;)" office:value-type="string" office:string-value="INSERT INTO public.&quot;location&quot; (code, &quot;name&quot;, parent_code) VALUES('010951','CUCHIL (CUTCHIL)','0109');" calcext:value-type="string">
            <text:p>INSERT INTO public."location" (code, "name", parent_code) VALUES('010951','CUCHIL (CUTCHIL)','0109');</text:p>
          </table:table-cell>
        </table:table-row>
        <table:table-row table:style-name="ro1">
          <table:table-cell office:value-type="string" calcext:value-type="string">
            <text:p>010952</text:p>
          </table:table-cell>
          <table:table-cell office:value-type="string" calcext:value-type="string">
            <text:p>GIMA</text:p>
          </table:table-cell>
          <table:table-cell office:value-type="string" calcext:value-type="string">
            <text:p>0109</text:p>
          </table:table-cell>
          <table:table-cell table:formula="of:=COM.MICROSOFT.CONCAT([.$D$1];[.A319];&quot;','&quot;;[.B319];&quot;','&quot;;[.C319];&quot;');&quot;)" office:value-type="string" office:string-value="INSERT INTO public.&quot;location&quot; (code, &quot;name&quot;, parent_code) VALUES('010952','GIMA','0109');" calcext:value-type="string">
            <text:p>INSERT INTO public."location" (code, "name", parent_code) VALUES('010952','GIMA','0109');</text:p>
          </table:table-cell>
        </table:table-row>
        <table:table-row table:style-name="ro1">
          <table:table-cell office:value-type="string" calcext:value-type="string">
            <text:p>010953</text:p>
          </table:table-cell>
          <table:table-cell office:value-type="string" calcext:value-type="string">
            <text:p>GUEL</text:p>
          </table:table-cell>
          <table:table-cell office:value-type="string" calcext:value-type="string">
            <text:p>0109</text:p>
          </table:table-cell>
          <table:table-cell table:formula="of:=COM.MICROSOFT.CONCAT([.$D$1];[.A320];&quot;','&quot;;[.B320];&quot;','&quot;;[.C320];&quot;');&quot;)" office:value-type="string" office:string-value="INSERT INTO public.&quot;location&quot; (code, &quot;name&quot;, parent_code) VALUES('010953','GUEL','0109');" calcext:value-type="string">
            <text:p>INSERT INTO public."location" (code, "name", parent_code) VALUES('010953','GUEL','0109');</text:p>
          </table:table-cell>
        </table:table-row>
        <table:table-row table:style-name="ro1">
          <table:table-cell office:value-type="string" calcext:value-type="string">
            <text:p>010954</text:p>
          </table:table-cell>
          <table:table-cell office:value-type="string" calcext:value-type="string">
            <text:p>LUDO</text:p>
          </table:table-cell>
          <table:table-cell office:value-type="string" calcext:value-type="string">
            <text:p>0109</text:p>
          </table:table-cell>
          <table:table-cell table:formula="of:=COM.MICROSOFT.CONCAT([.$D$1];[.A321];&quot;','&quot;;[.B321];&quot;','&quot;;[.C321];&quot;');&quot;)" office:value-type="string" office:string-value="INSERT INTO public.&quot;location&quot; (code, &quot;name&quot;, parent_code) VALUES('010954','LUDO','0109');" calcext:value-type="string">
            <text:p>INSERT INTO public."location" (code, "name", parent_code) VALUES('010954','LUDO','0109');</text:p>
          </table:table-cell>
        </table:table-row>
        <table:table-row table:style-name="ro1">
          <table:table-cell office:value-type="string" calcext:value-type="string">
            <text:p>010955</text:p>
          </table:table-cell>
          <table:table-cell office:value-type="string" calcext:value-type="string">
            <text:p>SAN BARTOLOME</text:p>
          </table:table-cell>
          <table:table-cell office:value-type="string" calcext:value-type="string">
            <text:p>0109</text:p>
          </table:table-cell>
          <table:table-cell table:formula="of:=COM.MICROSOFT.CONCAT([.$D$1];[.A322];&quot;','&quot;;[.B322];&quot;','&quot;;[.C322];&quot;');&quot;)" office:value-type="string" office:string-value="INSERT INTO public.&quot;location&quot; (code, &quot;name&quot;, parent_code) VALUES('010955','SAN BARTOLOME','0109');" calcext:value-type="string">
            <text:p>INSERT INTO public."location" (code, "name", parent_code) VALUES('010955','SAN BARTOLOME','0109');</text:p>
          </table:table-cell>
        </table:table-row>
        <table:table-row table:style-name="ro1">
          <table:table-cell office:value-type="string" calcext:value-type="string">
            <text:p>010956</text:p>
          </table:table-cell>
          <table:table-cell office:value-type="string" calcext:value-type="string">
            <text:p>SAN JOSE DE RARANGA</text:p>
          </table:table-cell>
          <table:table-cell office:value-type="string" calcext:value-type="string">
            <text:p>0109</text:p>
          </table:table-cell>
          <table:table-cell table:formula="of:=COM.MICROSOFT.CONCAT([.$D$1];[.A323];&quot;','&quot;;[.B323];&quot;','&quot;;[.C323];&quot;');&quot;)" office:value-type="string" office:string-value="INSERT INTO public.&quot;location&quot; (code, &quot;name&quot;, parent_code) VALUES('010956','SAN JOSE DE RARANGA','0109');" calcext:value-type="string">
            <text:p>INSERT INTO public."location" (code, "name", parent_code) VALUES('010956','SAN JOSE DE RARANGA','0109');</text:p>
          </table:table-cell>
        </table:table-row>
        <table:table-row table:style-name="ro1">
          <table:table-cell office:value-type="string" calcext:value-type="string">
            <text:p>011050</text:p>
          </table:table-cell>
          <table:table-cell office:value-type="string" calcext:value-type="string">
            <text:p>SAN FELIPE DE OÑA</text:p>
          </table:table-cell>
          <table:table-cell office:value-type="string" calcext:value-type="string">
            <text:p>0110</text:p>
          </table:table-cell>
          <table:table-cell table:formula="of:=COM.MICROSOFT.CONCAT([.$D$1];[.A324];&quot;','&quot;;[.B324];&quot;','&quot;;[.C324];&quot;');&quot;)" office:value-type="string" office:string-value="INSERT INTO public.&quot;location&quot; (code, &quot;name&quot;, parent_code) VALUES('011050','SAN FELIPE DE OÑA','0110');" calcext:value-type="string">
            <text:p>INSERT INTO public."location" (code, "name", parent_code) VALUES('011050','SAN FELIPE DE OÑA','0110');</text:p>
          </table:table-cell>
        </table:table-row>
        <table:table-row table:style-name="ro1">
          <table:table-cell office:value-type="string" calcext:value-type="string">
            <text:p>011051</text:p>
          </table:table-cell>
          <table:table-cell office:value-type="string" calcext:value-type="string">
            <text:p>SUSUDEL</text:p>
          </table:table-cell>
          <table:table-cell office:value-type="string" calcext:value-type="string">
            <text:p>0110</text:p>
          </table:table-cell>
          <table:table-cell table:formula="of:=COM.MICROSOFT.CONCAT([.$D$1];[.A325];&quot;','&quot;;[.B325];&quot;','&quot;;[.C325];&quot;');&quot;)" office:value-type="string" office:string-value="INSERT INTO public.&quot;location&quot; (code, &quot;name&quot;, parent_code) VALUES('011051','SUSUDEL','0110');" calcext:value-type="string">
            <text:p>INSERT INTO public."location" (code, "name", parent_code) VALUES('011051','SUSUDEL','0110');</text:p>
          </table:table-cell>
        </table:table-row>
        <table:table-row table:style-name="ro1">
          <table:table-cell office:value-type="string" calcext:value-type="string">
            <text:p>011150</text:p>
          </table:table-cell>
          <table:table-cell office:value-type="string" calcext:value-type="string">
            <text:p>CHORDELEG</text:p>
          </table:table-cell>
          <table:table-cell office:value-type="string" calcext:value-type="string">
            <text:p>0111</text:p>
          </table:table-cell>
          <table:table-cell table:formula="of:=COM.MICROSOFT.CONCAT([.$D$1];[.A326];&quot;','&quot;;[.B326];&quot;','&quot;;[.C326];&quot;');&quot;)" office:value-type="string" office:string-value="INSERT INTO public.&quot;location&quot; (code, &quot;name&quot;, parent_code) VALUES('011150','CHORDELEG','0111');" calcext:value-type="string">
            <text:p>INSERT INTO public."location" (code, "name", parent_code) VALUES('011150','CHORDELEG','0111');</text:p>
          </table:table-cell>
        </table:table-row>
        <table:table-row table:style-name="ro1">
          <table:table-cell office:value-type="string" calcext:value-type="string">
            <text:p>01115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0111</text:p>
          </table:table-cell>
          <table:table-cell table:formula="of:=COM.MICROSOFT.CONCAT([.$D$1];[.A327];&quot;','&quot;;[.B327];&quot;','&quot;;[.C327];&quot;');&quot;)" office:value-type="string" office:string-value="INSERT INTO public.&quot;location&quot; (code, &quot;name&quot;, parent_code) VALUES('011151','PRINCIPAL','0111');" calcext:value-type="string">
            <text:p>INSERT INTO public."location" (code, "name", parent_code) VALUES('011151','PRINCIPAL','0111');</text:p>
          </table:table-cell>
        </table:table-row>
        <table:table-row table:style-name="ro1">
          <table:table-cell office:value-type="string" calcext:value-type="string">
            <text:p>011152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0111</text:p>
          </table:table-cell>
          <table:table-cell table:formula="of:=COM.MICROSOFT.CONCAT([.$D$1];[.A328];&quot;','&quot;;[.B328];&quot;','&quot;;[.C328];&quot;');&quot;)" office:value-type="string" office:string-value="INSERT INTO public.&quot;location&quot; (code, &quot;name&quot;, parent_code) VALUES('011152','LA UNION','0111');" calcext:value-type="string">
            <text:p>INSERT INTO public."location" (code, "name", parent_code) VALUES('011152','LA UNION','0111');</text:p>
          </table:table-cell>
        </table:table-row>
        <table:table-row table:style-name="ro1">
          <table:table-cell office:value-type="string" calcext:value-type="string">
            <text:p>011153</text:p>
          </table:table-cell>
          <table:table-cell office:value-type="string" calcext:value-type="string">
            <text:p>LUIS GALARZA ORELLANA</text:p>
          </table:table-cell>
          <table:table-cell office:value-type="string" calcext:value-type="string">
            <text:p>0111</text:p>
          </table:table-cell>
          <table:table-cell table:formula="of:=COM.MICROSOFT.CONCAT([.$D$1];[.A329];&quot;','&quot;;[.B329];&quot;','&quot;;[.C329];&quot;');&quot;)" office:value-type="string" office:string-value="INSERT INTO public.&quot;location&quot; (code, &quot;name&quot;, parent_code) VALUES('011153','LUIS GALARZA ORELLANA','0111');" calcext:value-type="string">
            <text:p>INSERT INTO public."location" (code, "name", parent_code) VALUES('011153','LUIS GALARZA ORELLANA','0111');</text:p>
          </table:table-cell>
        </table:table-row>
        <table:table-row table:style-name="ro1">
          <table:table-cell office:value-type="string" calcext:value-type="string">
            <text:p>011154</text:p>
          </table:table-cell>
          <table:table-cell office:value-type="string" calcext:value-type="string">
            <text:p>SAN MARTIN DE PUZHIO</text:p>
          </table:table-cell>
          <table:table-cell office:value-type="string" calcext:value-type="string">
            <text:p>0111</text:p>
          </table:table-cell>
          <table:table-cell table:formula="of:=COM.MICROSOFT.CONCAT([.$D$1];[.A330];&quot;','&quot;;[.B330];&quot;','&quot;;[.C330];&quot;');&quot;)" office:value-type="string" office:string-value="INSERT INTO public.&quot;location&quot; (code, &quot;name&quot;, parent_code) VALUES('011154','SAN MARTIN DE PUZHIO','0111');" calcext:value-type="string">
            <text:p>INSERT INTO public."location" (code, "name", parent_code) VALUES('011154','SAN MARTIN DE PUZHIO','0111');</text:p>
          </table:table-cell>
        </table:table-row>
        <table:table-row table:style-name="ro1">
          <table:table-cell office:value-type="string" calcext:value-type="string">
            <text:p>011250</text:p>
          </table:table-cell>
          <table:table-cell office:value-type="string" calcext:value-type="string">
            <text:p>EL PAN</text:p>
          </table:table-cell>
          <table:table-cell office:value-type="string" calcext:value-type="string">
            <text:p>0112</text:p>
          </table:table-cell>
          <table:table-cell table:formula="of:=COM.MICROSOFT.CONCAT([.$D$1];[.A331];&quot;','&quot;;[.B331];&quot;','&quot;;[.C331];&quot;');&quot;)" office:value-type="string" office:string-value="INSERT INTO public.&quot;location&quot; (code, &quot;name&quot;, parent_code) VALUES('011250','EL PAN','0112');" calcext:value-type="string">
            <text:p>INSERT INTO public."location" (code, "name", parent_code) VALUES('011250','EL PAN','0112');</text:p>
          </table:table-cell>
        </table:table-row>
        <table:table-row table:style-name="ro1">
          <table:table-cell office:value-type="string" calcext:value-type="string">
            <text:p>011253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0112</text:p>
          </table:table-cell>
          <table:table-cell table:formula="of:=COM.MICROSOFT.CONCAT([.$D$1];[.A332];&quot;','&quot;;[.B332];&quot;','&quot;;[.C332];&quot;');&quot;)" office:value-type="string" office:string-value="INSERT INTO public.&quot;location&quot; (code, &quot;name&quot;, parent_code) VALUES('011253','SAN VICENTE','0112');" calcext:value-type="string">
            <text:p>INSERT INTO public."location" (code, "name", parent_code) VALUES('011253','SAN VICENTE','0112');</text:p>
          </table:table-cell>
        </table:table-row>
        <table:table-row table:style-name="ro1">
          <table:table-cell office:value-type="string" calcext:value-type="string">
            <text:p>011350</text:p>
          </table:table-cell>
          <table:table-cell office:value-type="string" calcext:value-type="string">
            <text:p>SEVILLA DE ORO</text:p>
          </table:table-cell>
          <table:table-cell office:value-type="string" calcext:value-type="string">
            <text:p>0113</text:p>
          </table:table-cell>
          <table:table-cell table:formula="of:=COM.MICROSOFT.CONCAT([.$D$1];[.A333];&quot;','&quot;;[.B333];&quot;','&quot;;[.C333];&quot;');&quot;)" office:value-type="string" office:string-value="INSERT INTO public.&quot;location&quot; (code, &quot;name&quot;, parent_code) VALUES('011350','SEVILLA DE ORO','0113');" calcext:value-type="string">
            <text:p>INSERT INTO public."location" (code, "name", parent_code) VALUES('011350','SEVILLA DE ORO','0113');</text:p>
          </table:table-cell>
        </table:table-row>
        <table:table-row table:style-name="ro1">
          <table:table-cell office:value-type="string" calcext:value-type="string">
            <text:p>011351</text:p>
          </table:table-cell>
          <table:table-cell office:value-type="string" calcext:value-type="string">
            <text:p>AMALUZA</text:p>
          </table:table-cell>
          <table:table-cell office:value-type="string" calcext:value-type="string">
            <text:p>0113</text:p>
          </table:table-cell>
          <table:table-cell table:formula="of:=COM.MICROSOFT.CONCAT([.$D$1];[.A334];&quot;','&quot;;[.B334];&quot;','&quot;;[.C334];&quot;');&quot;)" office:value-type="string" office:string-value="INSERT INTO public.&quot;location&quot; (code, &quot;name&quot;, parent_code) VALUES('011351','AMALUZA','0113');" calcext:value-type="string">
            <text:p>INSERT INTO public."location" (code, "name", parent_code) VALUES('011351','AMALUZA','0113');</text:p>
          </table:table-cell>
        </table:table-row>
        <table:table-row table:style-name="ro1">
          <table:table-cell office:value-type="string" calcext:value-type="string">
            <text:p>011352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0113</text:p>
          </table:table-cell>
          <table:table-cell table:formula="of:=COM.MICROSOFT.CONCAT([.$D$1];[.A335];&quot;','&quot;;[.B335];&quot;','&quot;;[.C335];&quot;');&quot;)" office:value-type="string" office:string-value="INSERT INTO public.&quot;location&quot; (code, &quot;name&quot;, parent_code) VALUES('011352','PALMAS','0113');" calcext:value-type="string">
            <text:p>INSERT INTO public."location" (code, "name", parent_code) VALUES('011352','PALMAS','0113');</text:p>
          </table:table-cell>
        </table:table-row>
        <table:table-row table:style-name="ro1">
          <table:table-cell office:value-type="string" calcext:value-type="string">
            <text:p>011450</text:p>
          </table:table-cell>
          <table:table-cell office:value-type="string" calcext:value-type="string">
            <text:p>GUACHAPALA</text:p>
          </table:table-cell>
          <table:table-cell office:value-type="string" calcext:value-type="string">
            <text:p>0114</text:p>
          </table:table-cell>
          <table:table-cell table:formula="of:=COM.MICROSOFT.CONCAT([.$D$1];[.A336];&quot;','&quot;;[.B336];&quot;','&quot;;[.C336];&quot;');&quot;)" office:value-type="string" office:string-value="INSERT INTO public.&quot;location&quot; (code, &quot;name&quot;, parent_code) VALUES('011450','GUACHAPALA','0114');" calcext:value-type="string">
            <text:p>INSERT INTO public."location" (code, "name", parent_code) VALUES('011450','GUACHAPALA','0114');</text:p>
          </table:table-cell>
        </table:table-row>
        <table:table-row table:style-name="ro1">
          <table:table-cell office:value-type="string" calcext:value-type="string">
            <text:p>011550</text:p>
          </table:table-cell>
          <table:table-cell office:value-type="string" calcext:value-type="string">
            <text:p>CAMILO PONCE ENRIQUEZ</text:p>
          </table:table-cell>
          <table:table-cell office:value-type="string" calcext:value-type="string">
            <text:p>0115</text:p>
          </table:table-cell>
          <table:table-cell table:formula="of:=COM.MICROSOFT.CONCAT([.$D$1];[.A337];&quot;','&quot;;[.B337];&quot;','&quot;;[.C337];&quot;');&quot;)" office:value-type="string" office:string-value="INSERT INTO public.&quot;location&quot; (code, &quot;name&quot;, parent_code) VALUES('011550','CAMILO PONCE ENRIQUEZ','0115');" calcext:value-type="string">
            <text:p>INSERT INTO public."location" (code, "name", parent_code) VALUES('011550','CAMILO PONCE ENRIQUEZ','0115');</text:p>
          </table:table-cell>
        </table:table-row>
        <table:table-row table:style-name="ro1">
          <table:table-cell office:value-type="string" calcext:value-type="string">
            <text:p>011551</text:p>
          </table:table-cell>
          <table:table-cell office:value-type="string" calcext:value-type="string">
            <text:p>EL CARMEN DE PIJILI</text:p>
          </table:table-cell>
          <table:table-cell office:value-type="string" calcext:value-type="string">
            <text:p>0115</text:p>
          </table:table-cell>
          <table:table-cell table:formula="of:=COM.MICROSOFT.CONCAT([.$D$1];[.A338];&quot;','&quot;;[.B338];&quot;','&quot;;[.C338];&quot;');&quot;)" office:value-type="string" office:string-value="INSERT INTO public.&quot;location&quot; (code, &quot;name&quot;, parent_code) VALUES('011551','EL CARMEN DE PIJILI','0115');" calcext:value-type="string">
            <text:p>INSERT INTO public."location" (code, "name", parent_code) VALUES('011551','EL CARMEN DE PIJILI','0115');</text:p>
          </table:table-cell>
        </table:table-row>
        <table:table-row table:style-name="ro1">
          <table:table-cell office:value-type="string" calcext:value-type="string">
            <text:p>020101</text:p>
          </table:table-cell>
          <table:table-cell office:value-type="string" calcext:value-type="string">
            <text:p>ANGEL POLIBIO CHAVEZ</text:p>
          </table:table-cell>
          <table:table-cell office:value-type="string" calcext:value-type="string">
            <text:p>0201</text:p>
          </table:table-cell>
          <table:table-cell table:formula="of:=COM.MICROSOFT.CONCAT([.$D$1];[.A339];&quot;','&quot;;[.B339];&quot;','&quot;;[.C339];&quot;');&quot;)" office:value-type="string" office:string-value="INSERT INTO public.&quot;location&quot; (code, &quot;name&quot;, parent_code) VALUES('020101','ANGEL POLIBIO CHAVEZ','0201');" calcext:value-type="string">
            <text:p>INSERT INTO public."location" (code, "name", parent_code) VALUES('020101','ANGEL POLIBIO CHAVEZ','0201');</text:p>
          </table:table-cell>
        </table:table-row>
        <table:table-row table:style-name="ro1">
          <table:table-cell office:value-type="string" calcext:value-type="string">
            <text:p>020102</text:p>
          </table:table-cell>
          <table:table-cell office:value-type="string" calcext:value-type="string">
            <text:p>GABRIEL IGNACIO VEINTIMILLA</text:p>
          </table:table-cell>
          <table:table-cell office:value-type="string" calcext:value-type="string">
            <text:p>0201</text:p>
          </table:table-cell>
          <table:table-cell table:formula="of:=COM.MICROSOFT.CONCAT([.$D$1];[.A340];&quot;','&quot;;[.B340];&quot;','&quot;;[.C340];&quot;');&quot;)" office:value-type="string" office:string-value="INSERT INTO public.&quot;location&quot; (code, &quot;name&quot;, parent_code) VALUES('020102','GABRIEL IGNACIO VEINTIMILLA','0201');" calcext:value-type="string">
            <text:p>INSERT INTO public."location" (code, "name", parent_code) VALUES('020102','GABRIEL IGNACIO VEINTIMILLA','0201');</text:p>
          </table:table-cell>
        </table:table-row>
        <table:table-row table:style-name="ro1">
          <table:table-cell office:value-type="string" calcext:value-type="string">
            <text:p>020103</text:p>
          </table:table-cell>
          <table:table-cell office:value-type="string" calcext:value-type="string">
            <text:p>GUANUJO</text:p>
          </table:table-cell>
          <table:table-cell office:value-type="string" calcext:value-type="string">
            <text:p>0201</text:p>
          </table:table-cell>
          <table:table-cell table:formula="of:=COM.MICROSOFT.CONCAT([.$D$1];[.A341];&quot;','&quot;;[.B341];&quot;','&quot;;[.C341];&quot;');&quot;)" office:value-type="string" office:string-value="INSERT INTO public.&quot;location&quot; (code, &quot;name&quot;, parent_code) VALUES('020103','GUANUJO','0201');" calcext:value-type="string">
            <text:p>INSERT INTO public."location" (code, "name", parent_code) VALUES('020103','GUANUJO','0201');</text:p>
          </table:table-cell>
        </table:table-row>
        <table:table-row table:style-name="ro1">
          <table:table-cell office:value-type="string" calcext:value-type="string">
            <text:p>020150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0201</text:p>
          </table:table-cell>
          <table:table-cell table:formula="of:=COM.MICROSOFT.CONCAT([.$D$1];[.A342];&quot;','&quot;;[.B342];&quot;','&quot;;[.C342];&quot;');&quot;)" office:value-type="string" office:string-value="INSERT INTO public.&quot;location&quot; (code, &quot;name&quot;, parent_code) VALUES('020150','GUARANDA','0201');" calcext:value-type="string">
            <text:p>INSERT INTO public."location" (code, "name", parent_code) VALUES('020150','GUARANDA','0201');</text:p>
          </table:table-cell>
        </table:table-row>
        <table:table-row table:style-name="ro1">
          <table:table-cell office:value-type="string" calcext:value-type="string">
            <text:p>020151</text:p>
          </table:table-cell>
          <table:table-cell office:value-type="string" calcext:value-type="string">
            <text:p>FACUNDO VELA</text:p>
          </table:table-cell>
          <table:table-cell office:value-type="string" calcext:value-type="string">
            <text:p>0201</text:p>
          </table:table-cell>
          <table:table-cell table:formula="of:=COM.MICROSOFT.CONCAT([.$D$1];[.A343];&quot;','&quot;;[.B343];&quot;','&quot;;[.C343];&quot;');&quot;)" office:value-type="string" office:string-value="INSERT INTO public.&quot;location&quot; (code, &quot;name&quot;, parent_code) VALUES('020151','FACUNDO VELA','0201');" calcext:value-type="string">
            <text:p>INSERT INTO public."location" (code, "name", parent_code) VALUES('020151','FACUNDO VELA','0201');</text:p>
          </table:table-cell>
        </table:table-row>
        <table:table-row table:style-name="ro1">
          <table:table-cell office:value-type="string" calcext:value-type="string">
            <text:p>020153</text:p>
          </table:table-cell>
          <table:table-cell office:value-type="string" calcext:value-type="string">
            <text:p>JULIO E. MORENO (CATAHUAN GRANDE)</text:p>
          </table:table-cell>
          <table:table-cell office:value-type="string" calcext:value-type="string">
            <text:p>0201</text:p>
          </table:table-cell>
          <table:table-cell table:formula="of:=COM.MICROSOFT.CONCAT([.$D$1];[.A344];&quot;','&quot;;[.B344];&quot;','&quot;;[.C344];&quot;');&quot;)" office:value-type="string" office:string-value="INSERT INTO public.&quot;location&quot; (code, &quot;name&quot;, parent_code) VALUES('020153','JULIO E. MORENO (CATAHUAN GRANDE)','0201');" calcext:value-type="string">
            <text:p>INSERT INTO public."location" (code, "name", parent_code) VALUES('020153','JULIO E. MORENO (CATAHUAN GRANDE)','0201');</text:p>
          </table:table-cell>
        </table:table-row>
        <table:table-row table:style-name="ro1">
          <table:table-cell office:value-type="string" calcext:value-type="string">
            <text:p>020155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0201</text:p>
          </table:table-cell>
          <table:table-cell table:formula="of:=COM.MICROSOFT.CONCAT([.$D$1];[.A345];&quot;','&quot;;[.B345];&quot;','&quot;;[.C345];&quot;');&quot;)" office:value-type="string" office:string-value="INSERT INTO public.&quot;location&quot; (code, &quot;name&quot;, parent_code) VALUES('020155','SALINAS','0201');" calcext:value-type="string">
            <text:p>INSERT INTO public."location" (code, "name", parent_code) VALUES('020155','SALINAS','0201');</text:p>
          </table:table-cell>
        </table:table-row>
        <table:table-row table:style-name="ro1">
          <table:table-cell office:value-type="string" calcext:value-type="string">
            <text:p>020156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201</text:p>
          </table:table-cell>
          <table:table-cell table:formula="of:=COM.MICROSOFT.CONCAT([.$D$1];[.A346];&quot;','&quot;;[.B346];&quot;','&quot;;[.C346];&quot;');&quot;)" office:value-type="string" office:string-value="INSERT INTO public.&quot;location&quot; (code, &quot;name&quot;, parent_code) VALUES('020156','SAN LORENZO','0201');" calcext:value-type="string">
            <text:p>INSERT INTO public."location" (code, "name", parent_code) VALUES('020156','SAN LORENZO','0201');</text:p>
          </table:table-cell>
        </table:table-row>
        <table:table-row table:style-name="ro1">
          <table:table-cell office:value-type="string" calcext:value-type="string">
            <text:p>020157</text:p>
          </table:table-cell>
          <table:table-cell office:value-type="string" calcext:value-type="string">
            <text:p>SAN SIMON (YACOTO)</text:p>
          </table:table-cell>
          <table:table-cell office:value-type="string" calcext:value-type="string">
            <text:p>0201</text:p>
          </table:table-cell>
          <table:table-cell table:formula="of:=COM.MICROSOFT.CONCAT([.$D$1];[.A347];&quot;','&quot;;[.B347];&quot;','&quot;;[.C347];&quot;');&quot;)" office:value-type="string" office:string-value="INSERT INTO public.&quot;location&quot; (code, &quot;name&quot;, parent_code) VALUES('020157','SAN SIMON (YACOTO)','0201');" calcext:value-type="string">
            <text:p>INSERT INTO public."location" (code, "name", parent_code) VALUES('020157','SAN SIMON (YACOTO)','0201');</text:p>
          </table:table-cell>
        </table:table-row>
        <table:table-row table:style-name="ro1">
          <table:table-cell office:value-type="string" calcext:value-type="string">
            <text:p>020158</text:p>
          </table:table-cell>
          <table:table-cell office:value-type="string" calcext:value-type="string">
            <text:p>SANTAFE (SANTA FE)</text:p>
          </table:table-cell>
          <table:table-cell office:value-type="string" calcext:value-type="string">
            <text:p>0201</text:p>
          </table:table-cell>
          <table:table-cell table:formula="of:=COM.MICROSOFT.CONCAT([.$D$1];[.A348];&quot;','&quot;;[.B348];&quot;','&quot;;[.C348];&quot;');&quot;)" office:value-type="string" office:string-value="INSERT INTO public.&quot;location&quot; (code, &quot;name&quot;, parent_code) VALUES('020158','SANTAFE (SANTA FE)','0201');" calcext:value-type="string">
            <text:p>INSERT INTO public."location" (code, "name", parent_code) VALUES('020158','SANTAFE (SANTA FE)','0201');</text:p>
          </table:table-cell>
        </table:table-row>
        <table:table-row table:style-name="ro1">
          <table:table-cell office:value-type="string" calcext:value-type="string">
            <text:p>020159</text:p>
          </table:table-cell>
          <table:table-cell office:value-type="string" calcext:value-type="string">
            <text:p>SIMIATUG</text:p>
          </table:table-cell>
          <table:table-cell office:value-type="string" calcext:value-type="string">
            <text:p>0201</text:p>
          </table:table-cell>
          <table:table-cell table:formula="of:=COM.MICROSOFT.CONCAT([.$D$1];[.A349];&quot;','&quot;;[.B349];&quot;','&quot;;[.C349];&quot;');&quot;)" office:value-type="string" office:string-value="INSERT INTO public.&quot;location&quot; (code, &quot;name&quot;, parent_code) VALUES('020159','SIMIATUG','0201');" calcext:value-type="string">
            <text:p>INSERT INTO public."location" (code, "name", parent_code) VALUES('020159','SIMIATUG','0201');</text:p>
          </table:table-cell>
        </table:table-row>
        <table:table-row table:style-name="ro1">
          <table:table-cell office:value-type="string" calcext:value-type="string">
            <text:p>020160</text:p>
          </table:table-cell>
          <table:table-cell office:value-type="string" calcext:value-type="string">
            <text:p>SAN LUIS DE PAMBIL</text:p>
          </table:table-cell>
          <table:table-cell office:value-type="string" calcext:value-type="string">
            <text:p>0201</text:p>
          </table:table-cell>
          <table:table-cell table:formula="of:=COM.MICROSOFT.CONCAT([.$D$1];[.A350];&quot;','&quot;;[.B350];&quot;','&quot;;[.C350];&quot;');&quot;)" office:value-type="string" office:string-value="INSERT INTO public.&quot;location&quot; (code, &quot;name&quot;, parent_code) VALUES('020160','SAN LUIS DE PAMBIL','0201');" calcext:value-type="string">
            <text:p>INSERT INTO public."location" (code, "name", parent_code) VALUES('020160','SAN LUIS DE PAMBIL','0201');</text:p>
          </table:table-cell>
        </table:table-row>
        <table:table-row table:style-name="ro1">
          <table:table-cell office:value-type="string" calcext:value-type="string">
            <text:p>020250</text:p>
          </table:table-cell>
          <table:table-cell office:value-type="string" calcext:value-type="string">
            <text:p>CHILLANES</text:p>
          </table:table-cell>
          <table:table-cell office:value-type="string" calcext:value-type="string">
            <text:p>0202</text:p>
          </table:table-cell>
          <table:table-cell table:formula="of:=COM.MICROSOFT.CONCAT([.$D$1];[.A351];&quot;','&quot;;[.B351];&quot;','&quot;;[.C351];&quot;');&quot;)" office:value-type="string" office:string-value="INSERT INTO public.&quot;location&quot; (code, &quot;name&quot;, parent_code) VALUES('020250','CHILLANES','0202');" calcext:value-type="string">
            <text:p>INSERT INTO public."location" (code, "name", parent_code) VALUES('020250','CHILLANES','0202');</text:p>
          </table:table-cell>
        </table:table-row>
        <table:table-row table:style-name="ro1">
          <table:table-cell office:value-type="string" calcext:value-type="string">
            <text:p>020251</text:p>
          </table:table-cell>
          <table:table-cell office:value-type="string" calcext:value-type="string">
            <text:p>SAN JOSE DEL TAMBO (TAMBOPAMBA)</text:p>
          </table:table-cell>
          <table:table-cell office:value-type="string" calcext:value-type="string">
            <text:p>0202</text:p>
          </table:table-cell>
          <table:table-cell table:formula="of:=COM.MICROSOFT.CONCAT([.$D$1];[.A352];&quot;','&quot;;[.B352];&quot;','&quot;;[.C352];&quot;');&quot;)" office:value-type="string" office:string-value="INSERT INTO public.&quot;location&quot; (code, &quot;name&quot;, parent_code) VALUES('020251','SAN JOSE DEL TAMBO (TAMBOPAMBA)','0202');" calcext:value-type="string">
            <text:p>INSERT INTO public."location" (code, "name", parent_code) VALUES('020251','SAN JOSE DEL TAMBO (TAMBOPAMBA)','0202');</text:p>
          </table:table-cell>
        </table:table-row>
        <table:table-row table:style-name="ro1">
          <table:table-cell office:value-type="string" calcext:value-type="string">
            <text:p>020350</text:p>
          </table:table-cell>
          <table:table-cell office:value-type="string" calcext:value-type="string">
            <text:p>SAN JOSE DE CHIMBO</text:p>
          </table:table-cell>
          <table:table-cell office:value-type="string" calcext:value-type="string">
            <text:p>0203</text:p>
          </table:table-cell>
          <table:table-cell table:formula="of:=COM.MICROSOFT.CONCAT([.$D$1];[.A353];&quot;','&quot;;[.B353];&quot;','&quot;;[.C353];&quot;');&quot;)" office:value-type="string" office:string-value="INSERT INTO public.&quot;location&quot; (code, &quot;name&quot;, parent_code) VALUES('020350','SAN JOSE DE CHIMBO','0203');" calcext:value-type="string">
            <text:p>INSERT INTO public."location" (code, "name", parent_code) VALUES('020350','SAN JOSE DE CHIMBO','0203');</text:p>
          </table:table-cell>
        </table:table-row>
        <table:table-row table:style-name="ro1">
          <table:table-cell office:value-type="string" calcext:value-type="string">
            <text:p>020351</text:p>
          </table:table-cell>
          <table:table-cell office:value-type="string" calcext:value-type="string">
            <text:p>ASUNCION (ASANCOTO)</text:p>
          </table:table-cell>
          <table:table-cell office:value-type="string" calcext:value-type="string">
            <text:p>0203</text:p>
          </table:table-cell>
          <table:table-cell table:formula="of:=COM.MICROSOFT.CONCAT([.$D$1];[.A354];&quot;','&quot;;[.B354];&quot;','&quot;;[.C354];&quot;');&quot;)" office:value-type="string" office:string-value="INSERT INTO public.&quot;location&quot; (code, &quot;name&quot;, parent_code) VALUES('020351','ASUNCION (ASANCOTO)','0203');" calcext:value-type="string">
            <text:p>INSERT INTO public."location" (code, "name", parent_code) VALUES('020351','ASUNCION (ASANCOTO)','0203');</text:p>
          </table:table-cell>
        </table:table-row>
        <table:table-row table:style-name="ro1">
          <table:table-cell office:value-type="string" calcext:value-type="string">
            <text:p>020353</text:p>
          </table:table-cell>
          <table:table-cell office:value-type="string" calcext:value-type="string">
            <text:p>MAGDALENA (CHAPACOTO)</text:p>
          </table:table-cell>
          <table:table-cell office:value-type="string" calcext:value-type="string">
            <text:p>0203</text:p>
          </table:table-cell>
          <table:table-cell table:formula="of:=COM.MICROSOFT.CONCAT([.$D$1];[.A355];&quot;','&quot;;[.B355];&quot;','&quot;;[.C355];&quot;');&quot;)" office:value-type="string" office:string-value="INSERT INTO public.&quot;location&quot; (code, &quot;name&quot;, parent_code) VALUES('020353','MAGDALENA (CHAPACOTO)','0203');" calcext:value-type="string">
            <text:p>INSERT INTO public."location" (code, "name", parent_code) VALUES('020353','MAGDALENA (CHAPACOTO)','0203');</text:p>
          </table:table-cell>
        </table:table-row>
        <table:table-row table:style-name="ro1">
          <table:table-cell office:value-type="string" calcext:value-type="string">
            <text:p>020354</text:p>
          </table:table-cell>
          <table:table-cell office:value-type="string" calcext:value-type="string">
            <text:p>SAN SEBASTIAN</text:p>
          </table:table-cell>
          <table:table-cell office:value-type="string" calcext:value-type="string">
            <text:p>0203</text:p>
          </table:table-cell>
          <table:table-cell table:formula="of:=COM.MICROSOFT.CONCAT([.$D$1];[.A356];&quot;','&quot;;[.B356];&quot;','&quot;;[.C356];&quot;');&quot;)" office:value-type="string" office:string-value="INSERT INTO public.&quot;location&quot; (code, &quot;name&quot;, parent_code) VALUES('020354','SAN SEBASTIAN','0203');" calcext:value-type="string">
            <text:p>INSERT INTO public."location" (code, "name", parent_code) VALUES('020354','SAN SEBASTIAN','0203');</text:p>
          </table:table-cell>
        </table:table-row>
        <table:table-row table:style-name="ro1">
          <table:table-cell office:value-type="string" calcext:value-type="string">
            <text:p>020355</text:p>
          </table:table-cell>
          <table:table-cell office:value-type="string" calcext:value-type="string">
            <text:p>TELIMBELA</text:p>
          </table:table-cell>
          <table:table-cell office:value-type="string" calcext:value-type="string">
            <text:p>0203</text:p>
          </table:table-cell>
          <table:table-cell table:formula="of:=COM.MICROSOFT.CONCAT([.$D$1];[.A357];&quot;','&quot;;[.B357];&quot;','&quot;;[.C357];&quot;');&quot;)" office:value-type="string" office:string-value="INSERT INTO public.&quot;location&quot; (code, &quot;name&quot;, parent_code) VALUES('020355','TELIMBELA','0203');" calcext:value-type="string">
            <text:p>INSERT INTO public."location" (code, "name", parent_code) VALUES('020355','TELIMBELA','0203');</text:p>
          </table:table-cell>
        </table:table-row>
        <table:table-row table:style-name="ro1">
          <table:table-cell office:value-type="string" calcext:value-type="string">
            <text:p>020450</text:p>
          </table:table-cell>
          <table:table-cell office:value-type="string" calcext:value-type="string">
            <text:p>ECHEANDIA</text:p>
          </table:table-cell>
          <table:table-cell office:value-type="string" calcext:value-type="string">
            <text:p>0204</text:p>
          </table:table-cell>
          <table:table-cell table:formula="of:=COM.MICROSOFT.CONCAT([.$D$1];[.A358];&quot;','&quot;;[.B358];&quot;','&quot;;[.C358];&quot;');&quot;)" office:value-type="string" office:string-value="INSERT INTO public.&quot;location&quot; (code, &quot;name&quot;, parent_code) VALUES('020450','ECHEANDIA','0204');" calcext:value-type="string">
            <text:p>INSERT INTO public."location" (code, "name", parent_code) VALUES('020450','ECHEANDIA','0204');</text:p>
          </table:table-cell>
        </table:table-row>
        <table:table-row table:style-name="ro1">
          <table:table-cell office:value-type="string" calcext:value-type="string">
            <text:p>020550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205</text:p>
          </table:table-cell>
          <table:table-cell table:formula="of:=COM.MICROSOFT.CONCAT([.$D$1];[.A359];&quot;','&quot;;[.B359];&quot;','&quot;;[.C359];&quot;');&quot;)" office:value-type="string" office:string-value="INSERT INTO public.&quot;location&quot; (code, &quot;name&quot;, parent_code) VALUES('020550','SAN MIGUEL','0205');" calcext:value-type="string">
            <text:p>INSERT INTO public."location" (code, "name", parent_code) VALUES('020550','SAN MIGUEL','0205');</text:p>
          </table:table-cell>
        </table:table-row>
        <table:table-row table:style-name="ro1">
          <table:table-cell office:value-type="string" calcext:value-type="string">
            <text:p>020551</text:p>
          </table:table-cell>
          <table:table-cell office:value-type="string" calcext:value-type="string">
            <text:p>BALSAPAMBA</text:p>
          </table:table-cell>
          <table:table-cell office:value-type="string" calcext:value-type="string">
            <text:p>0205</text:p>
          </table:table-cell>
          <table:table-cell table:formula="of:=COM.MICROSOFT.CONCAT([.$D$1];[.A360];&quot;','&quot;;[.B360];&quot;','&quot;;[.C360];&quot;');&quot;)" office:value-type="string" office:string-value="INSERT INTO public.&quot;location&quot; (code, &quot;name&quot;, parent_code) VALUES('020551','BALSAPAMBA','0205');" calcext:value-type="string">
            <text:p>INSERT INTO public."location" (code, "name", parent_code) VALUES('020551','BALSAPAMBA','0205');</text:p>
          </table:table-cell>
        </table:table-row>
        <table:table-row table:style-name="ro1">
          <table:table-cell office:value-type="string" calcext:value-type="string">
            <text:p>020552</text:p>
          </table:table-cell>
          <table:table-cell office:value-type="string" calcext:value-type="string">
            <text:p>BILOVAN</text:p>
          </table:table-cell>
          <table:table-cell office:value-type="string" calcext:value-type="string">
            <text:p>0205</text:p>
          </table:table-cell>
          <table:table-cell table:formula="of:=COM.MICROSOFT.CONCAT([.$D$1];[.A361];&quot;','&quot;;[.B361];&quot;','&quot;;[.C361];&quot;');&quot;)" office:value-type="string" office:string-value="INSERT INTO public.&quot;location&quot; (code, &quot;name&quot;, parent_code) VALUES('020552','BILOVAN','0205');" calcext:value-type="string">
            <text:p>INSERT INTO public."location" (code, "name", parent_code) VALUES('020552','BILOVAN','0205');</text:p>
          </table:table-cell>
        </table:table-row>
        <table:table-row table:style-name="ro1">
          <table:table-cell office:value-type="string" calcext:value-type="string">
            <text:p>020553</text:p>
          </table:table-cell>
          <table:table-cell office:value-type="string" calcext:value-type="string">
            <text:p>REGULO DE MORA</text:p>
          </table:table-cell>
          <table:table-cell office:value-type="string" calcext:value-type="string">
            <text:p>0205</text:p>
          </table:table-cell>
          <table:table-cell table:formula="of:=COM.MICROSOFT.CONCAT([.$D$1];[.A362];&quot;','&quot;;[.B362];&quot;','&quot;;[.C362];&quot;');&quot;)" office:value-type="string" office:string-value="INSERT INTO public.&quot;location&quot; (code, &quot;name&quot;, parent_code) VALUES('020553','REGULO DE MORA','0205');" calcext:value-type="string">
            <text:p>INSERT INTO public."location" (code, "name", parent_code) VALUES('020553','REGULO DE MORA','0205');</text:p>
          </table:table-cell>
        </table:table-row>
        <table:table-row table:style-name="ro1">
          <table:table-cell office:value-type="string" calcext:value-type="string">
            <text:p>020554</text:p>
          </table:table-cell>
          <table:table-cell office:value-type="string" calcext:value-type="string">
            <text:p>SAN PABLO (SAN PABLO DE ATENAS)</text:p>
          </table:table-cell>
          <table:table-cell office:value-type="string" calcext:value-type="string">
            <text:p>0205</text:p>
          </table:table-cell>
          <table:table-cell table:formula="of:=COM.MICROSOFT.CONCAT([.$D$1];[.A363];&quot;','&quot;;[.B363];&quot;','&quot;;[.C363];&quot;');&quot;)" office:value-type="string" office:string-value="INSERT INTO public.&quot;location&quot; (code, &quot;name&quot;, parent_code) VALUES('020554','SAN PABLO (SAN PABLO DE ATENAS)','0205');" calcext:value-type="string">
            <text:p>INSERT INTO public."location" (code, "name", parent_code) VALUES('020554','SAN PABLO (SAN PABLO DE ATENAS)','0205');</text:p>
          </table:table-cell>
        </table:table-row>
        <table:table-row table:style-name="ro1">
          <table:table-cell office:value-type="string" calcext:value-type="string">
            <text:p>02055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0205</text:p>
          </table:table-cell>
          <table:table-cell table:formula="of:=COM.MICROSOFT.CONCAT([.$D$1];[.A364];&quot;','&quot;;[.B364];&quot;','&quot;;[.C364];&quot;');&quot;)" office:value-type="string" office:string-value="INSERT INTO public.&quot;location&quot; (code, &quot;name&quot;, parent_code) VALUES('020555','SANTIAGO','0205');" calcext:value-type="string">
            <text:p>INSERT INTO public."location" (code, "name", parent_code) VALUES('020555','SANTIAGO','0205');</text:p>
          </table:table-cell>
        </table:table-row>
        <table:table-row table:style-name="ro1">
          <table:table-cell office:value-type="string" calcext:value-type="string">
            <text:p>020556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0205</text:p>
          </table:table-cell>
          <table:table-cell table:formula="of:=COM.MICROSOFT.CONCAT([.$D$1];[.A365];&quot;','&quot;;[.B365];&quot;','&quot;;[.C365];&quot;');&quot;)" office:value-type="string" office:string-value="INSERT INTO public.&quot;location&quot; (code, &quot;name&quot;, parent_code) VALUES('020556','SAN VICENTE','0205');" calcext:value-type="string">
            <text:p>INSERT INTO public."location" (code, "name", parent_code) VALUES('020556','SAN VICENTE','0205');</text:p>
          </table:table-cell>
        </table:table-row>
        <table:table-row table:style-name="ro1">
          <table:table-cell office:value-type="string" calcext:value-type="string">
            <text:p>020650</text:p>
          </table:table-cell>
          <table:table-cell office:value-type="string" calcext:value-type="string">
            <text:p>CALUMA</text:p>
          </table:table-cell>
          <table:table-cell office:value-type="string" calcext:value-type="string">
            <text:p>0206</text:p>
          </table:table-cell>
          <table:table-cell table:formula="of:=COM.MICROSOFT.CONCAT([.$D$1];[.A366];&quot;','&quot;;[.B366];&quot;','&quot;;[.C366];&quot;');&quot;)" office:value-type="string" office:string-value="INSERT INTO public.&quot;location&quot; (code, &quot;name&quot;, parent_code) VALUES('020650','CALUMA','0206');" calcext:value-type="string">
            <text:p>INSERT INTO public."location" (code, "name", parent_code) VALUES('020650','CALUMA','0206');</text:p>
          </table:table-cell>
        </table:table-row>
        <table:table-row table:style-name="ro1">
          <table:table-cell office:value-type="string" calcext:value-type="string">
            <text:p>020701</text:p>
          </table:table-cell>
          <table:table-cell office:value-type="string" calcext:value-type="string">
            <text:p>LAS MERCEDES</text:p>
          </table:table-cell>
          <table:table-cell office:value-type="string" calcext:value-type="string">
            <text:p>0207</text:p>
          </table:table-cell>
          <table:table-cell table:formula="of:=COM.MICROSOFT.CONCAT([.$D$1];[.A367];&quot;','&quot;;[.B367];&quot;','&quot;;[.C367];&quot;');&quot;)" office:value-type="string" office:string-value="INSERT INTO public.&quot;location&quot; (code, &quot;name&quot;, parent_code) VALUES('020701','LAS MERCEDES','0207');" calcext:value-type="string">
            <text:p>INSERT INTO public."location" (code, "name", parent_code) VALUES('020701','LAS MERCEDES','0207');</text:p>
          </table:table-cell>
        </table:table-row>
        <table:table-row table:style-name="ro1">
          <table:table-cell office:value-type="string" calcext:value-type="string">
            <text:p>020702</text:p>
          </table:table-cell>
          <table:table-cell office:value-type="string" calcext:value-type="string">
            <text:p>LAS NAVES</text:p>
          </table:table-cell>
          <table:table-cell office:value-type="string" calcext:value-type="string">
            <text:p>0207</text:p>
          </table:table-cell>
          <table:table-cell table:formula="of:=COM.MICROSOFT.CONCAT([.$D$1];[.A368];&quot;','&quot;;[.B368];&quot;','&quot;;[.C368];&quot;');&quot;)" office:value-type="string" office:string-value="INSERT INTO public.&quot;location&quot; (code, &quot;name&quot;, parent_code) VALUES('020702','LAS NAVES','0207');" calcext:value-type="string">
            <text:p>INSERT INTO public."location" (code, "name", parent_code) VALUES('020702','LAS NAVES','0207');</text:p>
          </table:table-cell>
        </table:table-row>
        <table:table-row table:style-name="ro1">
          <table:table-cell office:value-type="string" calcext:value-type="string">
            <text:p>020750</text:p>
          </table:table-cell>
          <table:table-cell office:value-type="string" calcext:value-type="string">
            <text:p>LAS NAVES</text:p>
          </table:table-cell>
          <table:table-cell office:value-type="string" calcext:value-type="string">
            <text:p>0207</text:p>
          </table:table-cell>
          <table:table-cell table:formula="of:=COM.MICROSOFT.CONCAT([.$D$1];[.A369];&quot;','&quot;;[.B369];&quot;','&quot;;[.C369];&quot;');&quot;)" office:value-type="string" office:string-value="INSERT INTO public.&quot;location&quot; (code, &quot;name&quot;, parent_code) VALUES('020750','LAS NAVES','0207');" calcext:value-type="string">
            <text:p>INSERT INTO public."location" (code, "name", parent_code) VALUES('020750','LAS NAVES','0207');</text:p>
          </table:table-cell>
        </table:table-row>
        <table:table-row table:style-name="ro1">
          <table:table-cell office:value-type="string" calcext:value-type="string">
            <text:p>030101</text:p>
          </table:table-cell>
          <table:table-cell office:value-type="string" calcext:value-type="string">
            <text:p>AURELIO BAYAS MARTINEZ</text:p>
          </table:table-cell>
          <table:table-cell office:value-type="string" calcext:value-type="string">
            <text:p>0301</text:p>
          </table:table-cell>
          <table:table-cell table:formula="of:=COM.MICROSOFT.CONCAT([.$D$1];[.A370];&quot;','&quot;;[.B370];&quot;','&quot;;[.C370];&quot;');&quot;)" office:value-type="string" office:string-value="INSERT INTO public.&quot;location&quot; (code, &quot;name&quot;, parent_code) VALUES('030101','AURELIO BAYAS MARTINEZ','0301');" calcext:value-type="string">
            <text:p>INSERT INTO public."location" (code, "name", parent_code) VALUES('030101','AURELIO BAYAS MARTINEZ','0301');</text:p>
          </table:table-cell>
        </table:table-row>
        <table:table-row table:style-name="ro1">
          <table:table-cell office:value-type="string" calcext:value-type="string">
            <text:p>030102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01</text:p>
          </table:table-cell>
          <table:table-cell table:formula="of:=COM.MICROSOFT.CONCAT([.$D$1];[.A371];&quot;','&quot;;[.B371];&quot;','&quot;;[.C371];&quot;');&quot;)" office:value-type="string" office:string-value="INSERT INTO public.&quot;location&quot; (code, &quot;name&quot;, parent_code) VALUES('030102','AZOGUES','0301');" calcext:value-type="string">
            <text:p>INSERT INTO public."location" (code, "name", parent_code) VALUES('030102','AZOGUES','0301');</text:p>
          </table:table-cell>
        </table:table-row>
        <table:table-row table:style-name="ro1">
          <table:table-cell office:value-type="string" calcext:value-type="string">
            <text:p>030103</text:p>
          </table:table-cell>
          <table:table-cell office:value-type="string" calcext:value-type="string">
            <text:p>BORRERO</text:p>
          </table:table-cell>
          <table:table-cell office:value-type="string" calcext:value-type="string">
            <text:p>0301</text:p>
          </table:table-cell>
          <table:table-cell table:formula="of:=COM.MICROSOFT.CONCAT([.$D$1];[.A372];&quot;','&quot;;[.B372];&quot;','&quot;;[.C372];&quot;');&quot;)" office:value-type="string" office:string-value="INSERT INTO public.&quot;location&quot; (code, &quot;name&quot;, parent_code) VALUES('030103','BORRERO','0301');" calcext:value-type="string">
            <text:p>INSERT INTO public."location" (code, "name", parent_code) VALUES('030103','BORRERO','0301');</text:p>
          </table:table-cell>
        </table:table-row>
        <table:table-row table:style-name="ro1">
          <table:table-cell office:value-type="string" calcext:value-type="string">
            <text:p>03010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0301</text:p>
          </table:table-cell>
          <table:table-cell table:formula="of:=COM.MICROSOFT.CONCAT([.$D$1];[.A373];&quot;','&quot;;[.B373];&quot;','&quot;;[.C373];&quot;');&quot;)" office:value-type="string" office:string-value="INSERT INTO public.&quot;location&quot; (code, &quot;name&quot;, parent_code) VALUES('030104','SAN FRANCISCO','0301');" calcext:value-type="string">
            <text:p>INSERT INTO public."location" (code, "name", parent_code) VALUES('030104','SAN FRANCISCO','0301');</text:p>
          </table:table-cell>
        </table:table-row>
        <table:table-row table:style-name="ro1">
          <table:table-cell office:value-type="string" calcext:value-type="string">
            <text:p>030150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0301</text:p>
          </table:table-cell>
          <table:table-cell table:formula="of:=COM.MICROSOFT.CONCAT([.$D$1];[.A374];&quot;','&quot;;[.B374];&quot;','&quot;;[.C374];&quot;');&quot;)" office:value-type="string" office:string-value="INSERT INTO public.&quot;location&quot; (code, &quot;name&quot;, parent_code) VALUES('030150','AZOGUES','0301');" calcext:value-type="string">
            <text:p>INSERT INTO public."location" (code, "name", parent_code) VALUES('030150','AZOGUES','0301');</text:p>
          </table:table-cell>
        </table:table-row>
        <table:table-row table:style-name="ro1">
          <table:table-cell office:value-type="string" calcext:value-type="string">
            <text:p>030151</text:p>
          </table:table-cell>
          <table:table-cell office:value-type="string" calcext:value-type="string">
            <text:p>COJITAMBO</text:p>
          </table:table-cell>
          <table:table-cell office:value-type="string" calcext:value-type="string">
            <text:p>0301</text:p>
          </table:table-cell>
          <table:table-cell table:formula="of:=COM.MICROSOFT.CONCAT([.$D$1];[.A375];&quot;','&quot;;[.B375];&quot;','&quot;;[.C375];&quot;');&quot;)" office:value-type="string" office:string-value="INSERT INTO public.&quot;location&quot; (code, &quot;name&quot;, parent_code) VALUES('030151','COJITAMBO','0301');" calcext:value-type="string">
            <text:p>INSERT INTO public."location" (code, "name", parent_code) VALUES('030151','COJITAMBO','0301');</text:p>
          </table:table-cell>
        </table:table-row>
        <table:table-row table:style-name="ro1">
          <table:table-cell office:value-type="string" calcext:value-type="string">
            <text:p>030153</text:p>
          </table:table-cell>
          <table:table-cell office:value-type="string" calcext:value-type="string">
            <text:p>GUAPAN</text:p>
          </table:table-cell>
          <table:table-cell office:value-type="string" calcext:value-type="string">
            <text:p>0301</text:p>
          </table:table-cell>
          <table:table-cell table:formula="of:=COM.MICROSOFT.CONCAT([.$D$1];[.A376];&quot;','&quot;;[.B376];&quot;','&quot;;[.C376];&quot;');&quot;)" office:value-type="string" office:string-value="INSERT INTO public.&quot;location&quot; (code, &quot;name&quot;, parent_code) VALUES('030153','GUAPAN','0301');" calcext:value-type="string">
            <text:p>INSERT INTO public."location" (code, "name", parent_code) VALUES('030153','GUAPAN','0301');</text:p>
          </table:table-cell>
        </table:table-row>
        <table:table-row table:style-name="ro1">
          <table:table-cell office:value-type="string" calcext:value-type="string">
            <text:p>030154</text:p>
          </table:table-cell>
          <table:table-cell office:value-type="string" calcext:value-type="string">
            <text:p>JAVIER LOYOLA (CHUQUIPATA)</text:p>
          </table:table-cell>
          <table:table-cell office:value-type="string" calcext:value-type="string">
            <text:p>0301</text:p>
          </table:table-cell>
          <table:table-cell table:formula="of:=COM.MICROSOFT.CONCAT([.$D$1];[.A377];&quot;','&quot;;[.B377];&quot;','&quot;;[.C377];&quot;');&quot;)" office:value-type="string" office:string-value="INSERT INTO public.&quot;location&quot; (code, &quot;name&quot;, parent_code) VALUES('030154','JAVIER LOYOLA (CHUQUIPATA)','0301');" calcext:value-type="string">
            <text:p>INSERT INTO public."location" (code, "name", parent_code) VALUES('030154','JAVIER LOYOLA (CHUQUIPATA)','0301');</text:p>
          </table:table-cell>
        </table:table-row>
        <table:table-row table:style-name="ro1">
          <table:table-cell office:value-type="string" calcext:value-type="string">
            <text:p>030155</text:p>
          </table:table-cell>
          <table:table-cell office:value-type="string" calcext:value-type="string">
            <text:p>LUIS CORDERO</text:p>
          </table:table-cell>
          <table:table-cell office:value-type="string" calcext:value-type="string">
            <text:p>0301</text:p>
          </table:table-cell>
          <table:table-cell table:formula="of:=COM.MICROSOFT.CONCAT([.$D$1];[.A378];&quot;','&quot;;[.B378];&quot;','&quot;;[.C378];&quot;');&quot;)" office:value-type="string" office:string-value="INSERT INTO public.&quot;location&quot; (code, &quot;name&quot;, parent_code) VALUES('030155','LUIS CORDERO','0301');" calcext:value-type="string">
            <text:p>INSERT INTO public."location" (code, "name", parent_code) VALUES('030155','LUIS CORDERO','0301');</text:p>
          </table:table-cell>
        </table:table-row>
        <table:table-row table:style-name="ro1">
          <table:table-cell office:value-type="string" calcext:value-type="string">
            <text:p>030156</text:p>
          </table:table-cell>
          <table:table-cell office:value-type="string" calcext:value-type="string">
            <text:p>PINDILIG</text:p>
          </table:table-cell>
          <table:table-cell office:value-type="string" calcext:value-type="string">
            <text:p>0301</text:p>
          </table:table-cell>
          <table:table-cell table:formula="of:=COM.MICROSOFT.CONCAT([.$D$1];[.A379];&quot;','&quot;;[.B379];&quot;','&quot;;[.C379];&quot;');&quot;)" office:value-type="string" office:string-value="INSERT INTO public.&quot;location&quot; (code, &quot;name&quot;, parent_code) VALUES('030156','PINDILIG','0301');" calcext:value-type="string">
            <text:p>INSERT INTO public."location" (code, "name", parent_code) VALUES('030156','PINDILIG','0301');</text:p>
          </table:table-cell>
        </table:table-row>
        <table:table-row table:style-name="ro1">
          <table:table-cell office:value-type="string" calcext:value-type="string">
            <text:p>030157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0301</text:p>
          </table:table-cell>
          <table:table-cell table:formula="of:=COM.MICROSOFT.CONCAT([.$D$1];[.A380];&quot;','&quot;;[.B380];&quot;','&quot;;[.C380];&quot;');&quot;)" office:value-type="string" office:string-value="INSERT INTO public.&quot;location&quot; (code, &quot;name&quot;, parent_code) VALUES('030157','RIVERA','0301');" calcext:value-type="string">
            <text:p>INSERT INTO public."location" (code, "name", parent_code) VALUES('030157','RIVERA','0301');</text:p>
          </table:table-cell>
        </table:table-row>
        <table:table-row table:style-name="ro1">
          <table:table-cell office:value-type="string" calcext:value-type="string">
            <text:p>030158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301</text:p>
          </table:table-cell>
          <table:table-cell table:formula="of:=COM.MICROSOFT.CONCAT([.$D$1];[.A381];&quot;','&quot;;[.B381];&quot;','&quot;;[.C381];&quot;');&quot;)" office:value-type="string" office:string-value="INSERT INTO public.&quot;location&quot; (code, &quot;name&quot;, parent_code) VALUES('030158','SAN MIGUEL','0301');" calcext:value-type="string">
            <text:p>INSERT INTO public."location" (code, "name", parent_code) VALUES('030158','SAN MIGUEL','0301');</text:p>
          </table:table-cell>
        </table:table-row>
        <table:table-row table:style-name="ro1">
          <table:table-cell office:value-type="string" calcext:value-type="string">
            <text:p>030160</text:p>
          </table:table-cell>
          <table:table-cell office:value-type="string" calcext:value-type="string">
            <text:p>TADAY</text:p>
          </table:table-cell>
          <table:table-cell office:value-type="string" calcext:value-type="string">
            <text:p>0301</text:p>
          </table:table-cell>
          <table:table-cell table:formula="of:=COM.MICROSOFT.CONCAT([.$D$1];[.A382];&quot;','&quot;;[.B382];&quot;','&quot;;[.C382];&quot;');&quot;)" office:value-type="string" office:string-value="INSERT INTO public.&quot;location&quot; (code, &quot;name&quot;, parent_code) VALUES('030160','TADAY','0301');" calcext:value-type="string">
            <text:p>INSERT INTO public."location" (code, "name", parent_code) VALUES('030160','TADAY','0301');</text:p>
          </table:table-cell>
        </table:table-row>
        <table:table-row table:style-name="ro1">
          <table:table-cell office:value-type="string" calcext:value-type="string">
            <text:p>030250</text:p>
          </table:table-cell>
          <table:table-cell office:value-type="string" calcext:value-type="string">
            <text:p>BIBLIAN</text:p>
          </table:table-cell>
          <table:table-cell office:value-type="string" calcext:value-type="string">
            <text:p>0302</text:p>
          </table:table-cell>
          <table:table-cell table:formula="of:=COM.MICROSOFT.CONCAT([.$D$1];[.A383];&quot;','&quot;;[.B383];&quot;','&quot;;[.C383];&quot;');&quot;)" office:value-type="string" office:string-value="INSERT INTO public.&quot;location&quot; (code, &quot;name&quot;, parent_code) VALUES('030250','BIBLIAN','0302');" calcext:value-type="string">
            <text:p>INSERT INTO public."location" (code, "name", parent_code) VALUES('030250','BIBLIAN','0302');</text:p>
          </table:table-cell>
        </table:table-row>
        <table:table-row table:style-name="ro1">
          <table:table-cell office:value-type="string" calcext:value-type="string">
            <text:p>030251</text:p>
          </table:table-cell>
          <table:table-cell office:value-type="string" calcext:value-type="string">
            <text:p>NAZON</text:p>
          </table:table-cell>
          <table:table-cell office:value-type="string" calcext:value-type="string">
            <text:p>0302</text:p>
          </table:table-cell>
          <table:table-cell table:formula="of:=COM.MICROSOFT.CONCAT([.$D$1];[.A384];&quot;','&quot;;[.B384];&quot;','&quot;;[.C384];&quot;');&quot;)" office:value-type="string" office:string-value="INSERT INTO public.&quot;location&quot; (code, &quot;name&quot;, parent_code) VALUES('030251','NAZON','0302');" calcext:value-type="string">
            <text:p>INSERT INTO public."location" (code, "name", parent_code) VALUES('030251','NAZON','0302');</text:p>
          </table:table-cell>
        </table:table-row>
        <table:table-row table:style-name="ro1">
          <table:table-cell office:value-type="string" calcext:value-type="string">
            <text:p>030252</text:p>
          </table:table-cell>
          <table:table-cell office:value-type="string" calcext:value-type="string">
            <text:p>SAN FRANCISCO DE SAGEO</text:p>
          </table:table-cell>
          <table:table-cell office:value-type="string" calcext:value-type="string">
            <text:p>0302</text:p>
          </table:table-cell>
          <table:table-cell table:formula="of:=COM.MICROSOFT.CONCAT([.$D$1];[.A385];&quot;','&quot;;[.B385];&quot;','&quot;;[.C385];&quot;');&quot;)" office:value-type="string" office:string-value="INSERT INTO public.&quot;location&quot; (code, &quot;name&quot;, parent_code) VALUES('030252','SAN FRANCISCO DE SAGEO','0302');" calcext:value-type="string">
            <text:p>INSERT INTO public."location" (code, "name", parent_code) VALUES('030252','SAN FRANCISCO DE SAGEO','0302');</text:p>
          </table:table-cell>
        </table:table-row>
        <table:table-row table:style-name="ro1">
          <table:table-cell office:value-type="string" calcext:value-type="string">
            <text:p>030253</text:p>
          </table:table-cell>
          <table:table-cell office:value-type="string" calcext:value-type="string">
            <text:p>TURUPAMBA</text:p>
          </table:table-cell>
          <table:table-cell office:value-type="string" calcext:value-type="string">
            <text:p>0302</text:p>
          </table:table-cell>
          <table:table-cell table:formula="of:=COM.MICROSOFT.CONCAT([.$D$1];[.A386];&quot;','&quot;;[.B386];&quot;','&quot;;[.C386];&quot;');&quot;)" office:value-type="string" office:string-value="INSERT INTO public.&quot;location&quot; (code, &quot;name&quot;, parent_code) VALUES('030253','TURUPAMBA','0302');" calcext:value-type="string">
            <text:p>INSERT INTO public."location" (code, "name", parent_code) VALUES('030253','TURUPAMBA','0302');</text:p>
          </table:table-cell>
        </table:table-row>
        <table:table-row table:style-name="ro1">
          <table:table-cell office:value-type="string" calcext:value-type="string">
            <text:p>030254</text:p>
          </table:table-cell>
          <table:table-cell office:value-type="string" calcext:value-type="string">
            <text:p>JERUSALEN</text:p>
          </table:table-cell>
          <table:table-cell office:value-type="string" calcext:value-type="string">
            <text:p>0302</text:p>
          </table:table-cell>
          <table:table-cell table:formula="of:=COM.MICROSOFT.CONCAT([.$D$1];[.A387];&quot;','&quot;;[.B387];&quot;','&quot;;[.C387];&quot;');&quot;)" office:value-type="string" office:string-value="INSERT INTO public.&quot;location&quot; (code, &quot;name&quot;, parent_code) VALUES('030254','JERUSALEN','0302');" calcext:value-type="string">
            <text:p>INSERT INTO public."location" (code, "name", parent_code) VALUES('030254','JERUSALEN','0302');</text:p>
          </table:table-cell>
        </table:table-row>
        <table:table-row table:style-name="ro1">
          <table:table-cell office:value-type="string" calcext:value-type="string">
            <text:p>030350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0303</text:p>
          </table:table-cell>
          <table:table-cell table:formula="of:=COM.MICROSOFT.CONCAT([.$D$1];[.A388];&quot;','&quot;;[.B388];&quot;','&quot;;[.C388];&quot;');&quot;)" office:value-type="string" office:string-value="INSERT INTO public.&quot;location&quot; (code, &quot;name&quot;, parent_code) VALUES('030350','CAÑAR','0303');" calcext:value-type="string">
            <text:p>INSERT INTO public."location" (code, "name", parent_code) VALUES('030350','CAÑAR','0303');</text:p>
          </table:table-cell>
        </table:table-row>
        <table:table-row table:style-name="ro1">
          <table:table-cell office:value-type="string" calcext:value-type="string">
            <text:p>030351</text:p>
          </table:table-cell>
          <table:table-cell office:value-type="string" calcext:value-type="string">
            <text:p>CHONTAMARCA</text:p>
          </table:table-cell>
          <table:table-cell office:value-type="string" calcext:value-type="string">
            <text:p>0303</text:p>
          </table:table-cell>
          <table:table-cell table:formula="of:=COM.MICROSOFT.CONCAT([.$D$1];[.A389];&quot;','&quot;;[.B389];&quot;','&quot;;[.C389];&quot;');&quot;)" office:value-type="string" office:string-value="INSERT INTO public.&quot;location&quot; (code, &quot;name&quot;, parent_code) VALUES('030351','CHONTAMARCA','0303');" calcext:value-type="string">
            <text:p>INSERT INTO public."location" (code, "name", parent_code) VALUES('030351','CHONTAMARCA','0303');</text:p>
          </table:table-cell>
        </table:table-row>
        <table:table-row table:style-name="ro1">
          <table:table-cell office:value-type="string" calcext:value-type="string">
            <text:p>030352</text:p>
          </table:table-cell>
          <table:table-cell office:value-type="string" calcext:value-type="string">
            <text:p>CHOROCOPTE</text:p>
          </table:table-cell>
          <table:table-cell office:value-type="string" calcext:value-type="string">
            <text:p>0303</text:p>
          </table:table-cell>
          <table:table-cell table:formula="of:=COM.MICROSOFT.CONCAT([.$D$1];[.A390];&quot;','&quot;;[.B390];&quot;','&quot;;[.C390];&quot;');&quot;)" office:value-type="string" office:string-value="INSERT INTO public.&quot;location&quot; (code, &quot;name&quot;, parent_code) VALUES('030352','CHOROCOPTE','0303');" calcext:value-type="string">
            <text:p>INSERT INTO public."location" (code, "name", parent_code) VALUES('030352','CHOROCOPTE','0303');</text:p>
          </table:table-cell>
        </table:table-row>
        <table:table-row table:style-name="ro1">
          <table:table-cell office:value-type="string" calcext:value-type="string">
            <text:p>030353</text:p>
          </table:table-cell>
          <table:table-cell office:value-type="string" calcext:value-type="string">
            <text:p>GENERAL MORALES (SOCARTE)</text:p>
          </table:table-cell>
          <table:table-cell office:value-type="string" calcext:value-type="string">
            <text:p>0303</text:p>
          </table:table-cell>
          <table:table-cell table:formula="of:=COM.MICROSOFT.CONCAT([.$D$1];[.A391];&quot;','&quot;;[.B391];&quot;','&quot;;[.C391];&quot;');&quot;)" office:value-type="string" office:string-value="INSERT INTO public.&quot;location&quot; (code, &quot;name&quot;, parent_code) VALUES('030353','GENERAL MORALES (SOCARTE)','0303');" calcext:value-type="string">
            <text:p>INSERT INTO public."location" (code, "name", parent_code) VALUES('030353','GENERAL MORALES (SOCARTE)','0303');</text:p>
          </table:table-cell>
        </table:table-row>
        <table:table-row table:style-name="ro1">
          <table:table-cell office:value-type="string" calcext:value-type="string">
            <text:p>030354</text:p>
          </table:table-cell>
          <table:table-cell office:value-type="string" calcext:value-type="string">
            <text:p>GUALLETURO</text:p>
          </table:table-cell>
          <table:table-cell office:value-type="string" calcext:value-type="string">
            <text:p>0303</text:p>
          </table:table-cell>
          <table:table-cell table:formula="of:=COM.MICROSOFT.CONCAT([.$D$1];[.A392];&quot;','&quot;;[.B392];&quot;','&quot;;[.C392];&quot;');&quot;)" office:value-type="string" office:string-value="INSERT INTO public.&quot;location&quot; (code, &quot;name&quot;, parent_code) VALUES('030354','GUALLETURO','0303');" calcext:value-type="string">
            <text:p>INSERT INTO public."location" (code, "name", parent_code) VALUES('030354','GUALLETURO','0303');</text:p>
          </table:table-cell>
        </table:table-row>
        <table:table-row table:style-name="ro1">
          <table:table-cell office:value-type="string" calcext:value-type="string">
            <text:p>030355</text:p>
          </table:table-cell>
          <table:table-cell office:value-type="string" calcext:value-type="string">
            <text:p>HONORATO VASQUEZ (TAMBO VIEJO)</text:p>
          </table:table-cell>
          <table:table-cell office:value-type="string" calcext:value-type="string">
            <text:p>0303</text:p>
          </table:table-cell>
          <table:table-cell table:formula="of:=COM.MICROSOFT.CONCAT([.$D$1];[.A393];&quot;','&quot;;[.B393];&quot;','&quot;;[.C393];&quot;');&quot;)" office:value-type="string" office:string-value="INSERT INTO public.&quot;location&quot; (code, &quot;name&quot;, parent_code) VALUES('030355','HONORATO VASQUEZ (TAMBO VIEJO)','0303');" calcext:value-type="string">
            <text:p>INSERT INTO public."location" (code, "name", parent_code) VALUES('030355','HONORATO VASQUEZ (TAMBO VIEJO)','0303');</text:p>
          </table:table-cell>
        </table:table-row>
        <table:table-row table:style-name="ro1">
          <table:table-cell office:value-type="string" calcext:value-type="string">
            <text:p>030356</text:p>
          </table:table-cell>
          <table:table-cell office:value-type="string" calcext:value-type="string">
            <text:p>INGAPIRCA</text:p>
          </table:table-cell>
          <table:table-cell office:value-type="string" calcext:value-type="string">
            <text:p>0303</text:p>
          </table:table-cell>
          <table:table-cell table:formula="of:=COM.MICROSOFT.CONCAT([.$D$1];[.A394];&quot;','&quot;;[.B394];&quot;','&quot;;[.C394];&quot;');&quot;)" office:value-type="string" office:string-value="INSERT INTO public.&quot;location&quot; (code, &quot;name&quot;, parent_code) VALUES('030356','INGAPIRCA','0303');" calcext:value-type="string">
            <text:p>INSERT INTO public."location" (code, "name", parent_code) VALUES('030356','INGAPIRCA','0303');</text:p>
          </table:table-cell>
        </table:table-row>
        <table:table-row table:style-name="ro1">
          <table:table-cell office:value-type="string" calcext:value-type="string">
            <text:p>030357</text:p>
          </table:table-cell>
          <table:table-cell office:value-type="string" calcext:value-type="string">
            <text:p>JUNCAL</text:p>
          </table:table-cell>
          <table:table-cell office:value-type="string" calcext:value-type="string">
            <text:p>0303</text:p>
          </table:table-cell>
          <table:table-cell table:formula="of:=COM.MICROSOFT.CONCAT([.$D$1];[.A395];&quot;','&quot;;[.B395];&quot;','&quot;;[.C395];&quot;');&quot;)" office:value-type="string" office:string-value="INSERT INTO public.&quot;location&quot; (code, &quot;name&quot;, parent_code) VALUES('030357','JUNCAL','0303');" calcext:value-type="string">
            <text:p>INSERT INTO public."location" (code, "name", parent_code) VALUES('030357','JUNCAL','0303');</text:p>
          </table:table-cell>
        </table:table-row>
        <table:table-row table:style-name="ro1">
          <table:table-cell office:value-type="string" calcext:value-type="string">
            <text:p>030358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0303</text:p>
          </table:table-cell>
          <table:table-cell table:formula="of:=COM.MICROSOFT.CONCAT([.$D$1];[.A396];&quot;','&quot;;[.B396];&quot;','&quot;;[.C396];&quot;');&quot;)" office:value-type="string" office:string-value="INSERT INTO public.&quot;location&quot; (code, &quot;name&quot;, parent_code) VALUES('030358','SAN ANTONIO','0303');" calcext:value-type="string">
            <text:p>INSERT INTO public."location" (code, "name", parent_code) VALUES('030358','SAN ANTONIO','0303');</text:p>
          </table:table-cell>
        </table:table-row>
        <table:table-row table:style-name="ro1">
          <table:table-cell office:value-type="string" calcext:value-type="string">
            <text:p>030361</text:p>
          </table:table-cell>
          <table:table-cell office:value-type="string" calcext:value-type="string">
            <text:p>ZHUD</text:p>
          </table:table-cell>
          <table:table-cell office:value-type="string" calcext:value-type="string">
            <text:p>0303</text:p>
          </table:table-cell>
          <table:table-cell table:formula="of:=COM.MICROSOFT.CONCAT([.$D$1];[.A397];&quot;','&quot;;[.B397];&quot;','&quot;;[.C397];&quot;');&quot;)" office:value-type="string" office:string-value="INSERT INTO public.&quot;location&quot; (code, &quot;name&quot;, parent_code) VALUES('030361','ZHUD','0303');" calcext:value-type="string">
            <text:p>INSERT INTO public."location" (code, "name", parent_code) VALUES('030361','ZHUD','0303');</text:p>
          </table:table-cell>
        </table:table-row>
        <table:table-row table:style-name="ro1">
          <table:table-cell office:value-type="string" calcext:value-type="string">
            <text:p>030362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0303</text:p>
          </table:table-cell>
          <table:table-cell table:formula="of:=COM.MICROSOFT.CONCAT([.$D$1];[.A398];&quot;','&quot;;[.B398];&quot;','&quot;;[.C398];&quot;');&quot;)" office:value-type="string" office:string-value="INSERT INTO public.&quot;location&quot; (code, &quot;name&quot;, parent_code) VALUES('030362','VENTURA','0303');" calcext:value-type="string">
            <text:p>INSERT INTO public."location" (code, "name", parent_code) VALUES('030362','VENTURA','0303');</text:p>
          </table:table-cell>
        </table:table-row>
        <table:table-row table:style-name="ro1">
          <table:table-cell office:value-type="string" calcext:value-type="string">
            <text:p>030363</text:p>
          </table:table-cell>
          <table:table-cell office:value-type="string" calcext:value-type="string">
            <text:p>DUCUR</text:p>
          </table:table-cell>
          <table:table-cell office:value-type="string" calcext:value-type="string">
            <text:p>0303</text:p>
          </table:table-cell>
          <table:table-cell table:formula="of:=COM.MICROSOFT.CONCAT([.$D$1];[.A399];&quot;','&quot;;[.B399];&quot;','&quot;;[.C399];&quot;');&quot;)" office:value-type="string" office:string-value="INSERT INTO public.&quot;location&quot; (code, &quot;name&quot;, parent_code) VALUES('030363','DUCUR','0303');" calcext:value-type="string">
            <text:p>INSERT INTO public."location" (code, "name", parent_code) VALUES('030363','DUCUR','0303');</text:p>
          </table:table-cell>
        </table:table-row>
        <table:table-row table:style-name="ro1">
          <table:table-cell office:value-type="string" calcext:value-type="string">
            <text:p>030450</text:p>
          </table:table-cell>
          <table:table-cell office:value-type="string" calcext:value-type="string">
            <text:p>LA TRONCAL</text:p>
          </table:table-cell>
          <table:table-cell office:value-type="string" calcext:value-type="string">
            <text:p>0304</text:p>
          </table:table-cell>
          <table:table-cell table:formula="of:=COM.MICROSOFT.CONCAT([.$D$1];[.A400];&quot;','&quot;;[.B400];&quot;','&quot;;[.C400];&quot;');&quot;)" office:value-type="string" office:string-value="INSERT INTO public.&quot;location&quot; (code, &quot;name&quot;, parent_code) VALUES('030450','LA TRONCAL','0304');" calcext:value-type="string">
            <text:p>INSERT INTO public."location" (code, "name", parent_code) VALUES('030450','LA TRONCAL','0304');</text:p>
          </table:table-cell>
        </table:table-row>
        <table:table-row table:style-name="ro1">
          <table:table-cell office:value-type="string" calcext:value-type="string">
            <text:p>030451</text:p>
          </table:table-cell>
          <table:table-cell office:value-type="string" calcext:value-type="string">
            <text:p>MANUEL J. CALLE</text:p>
          </table:table-cell>
          <table:table-cell office:value-type="string" calcext:value-type="string">
            <text:p>0304</text:p>
          </table:table-cell>
          <table:table-cell table:formula="of:=COM.MICROSOFT.CONCAT([.$D$1];[.A401];&quot;','&quot;;[.B401];&quot;','&quot;;[.C401];&quot;');&quot;)" office:value-type="string" office:string-value="INSERT INTO public.&quot;location&quot; (code, &quot;name&quot;, parent_code) VALUES('030451','MANUEL J. CALLE','0304');" calcext:value-type="string">
            <text:p>INSERT INTO public."location" (code, "name", parent_code) VALUES('030451','MANUEL J. CALLE','0304');</text:p>
          </table:table-cell>
        </table:table-row>
        <table:table-row table:style-name="ro1">
          <table:table-cell office:value-type="string" calcext:value-type="string">
            <text:p>030452</text:p>
          </table:table-cell>
          <table:table-cell office:value-type="string" calcext:value-type="string">
            <text:p>PANCHO NEGRO</text:p>
          </table:table-cell>
          <table:table-cell office:value-type="string" calcext:value-type="string">
            <text:p>0304</text:p>
          </table:table-cell>
          <table:table-cell table:formula="of:=COM.MICROSOFT.CONCAT([.$D$1];[.A402];&quot;','&quot;;[.B402];&quot;','&quot;;[.C402];&quot;');&quot;)" office:value-type="string" office:string-value="INSERT INTO public.&quot;location&quot; (code, &quot;name&quot;, parent_code) VALUES('030452','PANCHO NEGRO','0304');" calcext:value-type="string">
            <text:p>INSERT INTO public."location" (code, "name", parent_code) VALUES('030452','PANCHO NEGRO','0304');</text:p>
          </table:table-cell>
        </table:table-row>
        <table:table-row table:style-name="ro1">
          <table:table-cell office:value-type="string" calcext:value-type="string">
            <text:p>030550</text:p>
          </table:table-cell>
          <table:table-cell office:value-type="string" calcext:value-type="string">
            <text:p>EL TAMBO</text:p>
          </table:table-cell>
          <table:table-cell office:value-type="string" calcext:value-type="string">
            <text:p>0305</text:p>
          </table:table-cell>
          <table:table-cell table:formula="of:=COM.MICROSOFT.CONCAT([.$D$1];[.A403];&quot;','&quot;;[.B403];&quot;','&quot;;[.C403];&quot;');&quot;)" office:value-type="string" office:string-value="INSERT INTO public.&quot;location&quot; (code, &quot;name&quot;, parent_code) VALUES('030550','EL TAMBO','0305');" calcext:value-type="string">
            <text:p>INSERT INTO public."location" (code, "name", parent_code) VALUES('030550','EL TAMBO','0305');</text:p>
          </table:table-cell>
        </table:table-row>
        <table:table-row table:style-name="ro1">
          <table:table-cell office:value-type="string" calcext:value-type="string">
            <text:p>030650</text:p>
          </table:table-cell>
          <table:table-cell office:value-type="string" calcext:value-type="string">
            <text:p>DELEG</text:p>
          </table:table-cell>
          <table:table-cell office:value-type="string" calcext:value-type="string">
            <text:p>0306</text:p>
          </table:table-cell>
          <table:table-cell table:formula="of:=COM.MICROSOFT.CONCAT([.$D$1];[.A404];&quot;','&quot;;[.B404];&quot;','&quot;;[.C404];&quot;');&quot;)" office:value-type="string" office:string-value="INSERT INTO public.&quot;location&quot; (code, &quot;name&quot;, parent_code) VALUES('030650','DELEG','0306');" calcext:value-type="string">
            <text:p>INSERT INTO public."location" (code, "name", parent_code) VALUES('030650','DELEG','0306');</text:p>
          </table:table-cell>
        </table:table-row>
        <table:table-row table:style-name="ro1">
          <table:table-cell office:value-type="string" calcext:value-type="string">
            <text:p>030651</text:p>
          </table:table-cell>
          <table:table-cell office:value-type="string" calcext:value-type="string">
            <text:p>SOLANO</text:p>
          </table:table-cell>
          <table:table-cell office:value-type="string" calcext:value-type="string">
            <text:p>0306</text:p>
          </table:table-cell>
          <table:table-cell table:formula="of:=COM.MICROSOFT.CONCAT([.$D$1];[.A405];&quot;','&quot;;[.B405];&quot;','&quot;;[.C405];&quot;');&quot;)" office:value-type="string" office:string-value="INSERT INTO public.&quot;location&quot; (code, &quot;name&quot;, parent_code) VALUES('030651','SOLANO','0306');" calcext:value-type="string">
            <text:p>INSERT INTO public."location" (code, "name", parent_code) VALUES('030651','SOLANO','0306');</text:p>
          </table:table-cell>
        </table:table-row>
        <table:table-row table:style-name="ro1">
          <table:table-cell office:value-type="string" calcext:value-type="string">
            <text:p>030750</text:p>
          </table:table-cell>
          <table:table-cell office:value-type="string" calcext:value-type="string">
            <text:p>SUSCAL</text:p>
          </table:table-cell>
          <table:table-cell office:value-type="string" calcext:value-type="string">
            <text:p>0307</text:p>
          </table:table-cell>
          <table:table-cell table:formula="of:=COM.MICROSOFT.CONCAT([.$D$1];[.A406];&quot;','&quot;;[.B406];&quot;','&quot;;[.C406];&quot;');&quot;)" office:value-type="string" office:string-value="INSERT INTO public.&quot;location&quot; (code, &quot;name&quot;, parent_code) VALUES('030750','SUSCAL','0307');" calcext:value-type="string">
            <text:p>INSERT INTO public."location" (code, "name", parent_code) VALUES('030750','SUSCAL','0307');</text:p>
          </table:table-cell>
        </table:table-row>
        <table:table-row table:style-name="ro1">
          <table:table-cell office:value-type="string" calcext:value-type="string">
            <text:p>040101</text:p>
          </table:table-cell>
          <table:table-cell office:value-type="string" calcext:value-type="string">
            <text:p>GONZALES SUAREZ</text:p>
          </table:table-cell>
          <table:table-cell office:value-type="string" calcext:value-type="string">
            <text:p>0401</text:p>
          </table:table-cell>
          <table:table-cell table:formula="of:=COM.MICROSOFT.CONCAT([.$D$1];[.A407];&quot;','&quot;;[.B407];&quot;','&quot;;[.C407];&quot;');&quot;)" office:value-type="string" office:string-value="INSERT INTO public.&quot;location&quot; (code, &quot;name&quot;, parent_code) VALUES('040101','GONZALES SUAREZ','0401');" calcext:value-type="string">
            <text:p>INSERT INTO public."location" (code, "name", parent_code) VALUES('040101','GONZALES SUAREZ','0401');</text:p>
          </table:table-cell>
        </table:table-row>
        <table:table-row table:style-name="ro1">
          <table:table-cell office:value-type="string" calcext:value-type="string">
            <text:p>040102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01</text:p>
          </table:table-cell>
          <table:table-cell table:formula="of:=COM.MICROSOFT.CONCAT([.$D$1];[.A408];&quot;','&quot;;[.B408];&quot;','&quot;;[.C408];&quot;');&quot;)" office:value-type="string" office:string-value="INSERT INTO public.&quot;location&quot; (code, &quot;name&quot;, parent_code) VALUES('040102','TULCAN','0401');" calcext:value-type="string">
            <text:p>INSERT INTO public."location" (code, "name", parent_code) VALUES('040102','TULCAN','0401');</text:p>
          </table:table-cell>
        </table:table-row>
        <table:table-row table:style-name="ro1">
          <table:table-cell office:value-type="string" calcext:value-type="string">
            <text:p>040150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0401</text:p>
          </table:table-cell>
          <table:table-cell table:formula="of:=COM.MICROSOFT.CONCAT([.$D$1];[.A409];&quot;','&quot;;[.B409];&quot;','&quot;;[.C409];&quot;');&quot;)" office:value-type="string" office:string-value="INSERT INTO public.&quot;location&quot; (code, &quot;name&quot;, parent_code) VALUES('040150','TULCAN','0401');" calcext:value-type="string">
            <text:p>INSERT INTO public."location" (code, "name", parent_code) VALUES('040150','TULCAN','0401');</text:p>
          </table:table-cell>
        </table:table-row>
        <table:table-row table:style-name="ro1">
          <table:table-cell office:value-type="string" calcext:value-type="string">
            <text:p>040151</text:p>
          </table:table-cell>
          <table:table-cell office:value-type="string" calcext:value-type="string">
            <text:p>EL CARMELO (EL PUN)</text:p>
          </table:table-cell>
          <table:table-cell office:value-type="string" calcext:value-type="string">
            <text:p>0401</text:p>
          </table:table-cell>
          <table:table-cell table:formula="of:=COM.MICROSOFT.CONCAT([.$D$1];[.A410];&quot;','&quot;;[.B410];&quot;','&quot;;[.C410];&quot;');&quot;)" office:value-type="string" office:string-value="INSERT INTO public.&quot;location&quot; (code, &quot;name&quot;, parent_code) VALUES('040151','EL CARMELO (EL PUN)','0401');" calcext:value-type="string">
            <text:p>INSERT INTO public."location" (code, "name", parent_code) VALUES('040151','EL CARMELO (EL PUN)','0401');</text:p>
          </table:table-cell>
        </table:table-row>
        <table:table-row table:style-name="ro1">
          <table:table-cell office:value-type="string" calcext:value-type="string">
            <text:p>040153</text:p>
          </table:table-cell>
          <table:table-cell office:value-type="string" calcext:value-type="string">
            <text:p>JULIO ANDRADE (OREJUELA)</text:p>
          </table:table-cell>
          <table:table-cell office:value-type="string" calcext:value-type="string">
            <text:p>0401</text:p>
          </table:table-cell>
          <table:table-cell table:formula="of:=COM.MICROSOFT.CONCAT([.$D$1];[.A411];&quot;','&quot;;[.B411];&quot;','&quot;;[.C411];&quot;');&quot;)" office:value-type="string" office:string-value="INSERT INTO public.&quot;location&quot; (code, &quot;name&quot;, parent_code) VALUES('040153','JULIO ANDRADE (OREJUELA)','0401');" calcext:value-type="string">
            <text:p>INSERT INTO public."location" (code, "name", parent_code) VALUES('040153','JULIO ANDRADE (OREJUELA)','0401');</text:p>
          </table:table-cell>
        </table:table-row>
        <table:table-row table:style-name="ro1">
          <table:table-cell office:value-type="string" calcext:value-type="string">
            <text:p>040154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0401</text:p>
          </table:table-cell>
          <table:table-cell table:formula="of:=COM.MICROSOFT.CONCAT([.$D$1];[.A412];&quot;','&quot;;[.B412];&quot;','&quot;;[.C412];&quot;');&quot;)" office:value-type="string" office:string-value="INSERT INTO public.&quot;location&quot; (code, &quot;name&quot;, parent_code) VALUES('040154','MALDONADO','0401');" calcext:value-type="string">
            <text:p>INSERT INTO public."location" (code, "name", parent_code) VALUES('040154','MALDONADO','0401');</text:p>
          </table:table-cell>
        </table:table-row>
        <table:table-row table:style-name="ro1">
          <table:table-cell office:value-type="string" calcext:value-type="string">
            <text:p>040155</text:p>
          </table:table-cell>
          <table:table-cell office:value-type="string" calcext:value-type="string">
            <text:p>PIOTER</text:p>
          </table:table-cell>
          <table:table-cell office:value-type="string" calcext:value-type="string">
            <text:p>0401</text:p>
          </table:table-cell>
          <table:table-cell table:formula="of:=COM.MICROSOFT.CONCAT([.$D$1];[.A413];&quot;','&quot;;[.B413];&quot;','&quot;;[.C413];&quot;');&quot;)" office:value-type="string" office:string-value="INSERT INTO public.&quot;location&quot; (code, &quot;name&quot;, parent_code) VALUES('040155','PIOTER','0401');" calcext:value-type="string">
            <text:p>INSERT INTO public."location" (code, "name", parent_code) VALUES('040155','PIOTER','0401');</text:p>
          </table:table-cell>
        </table:table-row>
        <table:table-row table:style-name="ro1">
          <table:table-cell office:value-type="string" calcext:value-type="string">
            <text:p>040156</text:p>
          </table:table-cell>
          <table:table-cell office:value-type="string" calcext:value-type="string">
            <text:p>TOBAR DONOSO (LA BOCANA DE CAMUMBI)</text:p>
          </table:table-cell>
          <table:table-cell office:value-type="string" calcext:value-type="string">
            <text:p>0401</text:p>
          </table:table-cell>
          <table:table-cell table:formula="of:=COM.MICROSOFT.CONCAT([.$D$1];[.A414];&quot;','&quot;;[.B414];&quot;','&quot;;[.C414];&quot;');&quot;)" office:value-type="string" office:string-value="INSERT INTO public.&quot;location&quot; (code, &quot;name&quot;, parent_code) VALUES('040156','TOBAR DONOSO (LA BOCANA DE CAMUMBI)','0401');" calcext:value-type="string">
            <text:p>INSERT INTO public."location" (code, "name", parent_code) VALUES('040156','TOBAR DONOSO (LA BOCANA DE CAMUMBI)','0401');</text:p>
          </table:table-cell>
        </table:table-row>
        <table:table-row table:style-name="ro1">
          <table:table-cell office:value-type="string" calcext:value-type="string">
            <text:p>040157</text:p>
          </table:table-cell>
          <table:table-cell office:value-type="string" calcext:value-type="string">
            <text:p>TUFIÑO</text:p>
          </table:table-cell>
          <table:table-cell office:value-type="string" calcext:value-type="string">
            <text:p>0401</text:p>
          </table:table-cell>
          <table:table-cell table:formula="of:=COM.MICROSOFT.CONCAT([.$D$1];[.A415];&quot;','&quot;;[.B415];&quot;','&quot;;[.C415];&quot;');&quot;)" office:value-type="string" office:string-value="INSERT INTO public.&quot;location&quot; (code, &quot;name&quot;, parent_code) VALUES('040157','TUFIÑO','0401');" calcext:value-type="string">
            <text:p>INSERT INTO public."location" (code, "name", parent_code) VALUES('040157','TUFIÑO','0401');</text:p>
          </table:table-cell>
        </table:table-row>
        <table:table-row table:style-name="ro1">
          <table:table-cell office:value-type="string" calcext:value-type="string">
            <text:p>040158</text:p>
          </table:table-cell>
          <table:table-cell office:value-type="string" calcext:value-type="string">
            <text:p>URBINA (TAYA)</text:p>
          </table:table-cell>
          <table:table-cell office:value-type="string" calcext:value-type="string">
            <text:p>0401</text:p>
          </table:table-cell>
          <table:table-cell table:formula="of:=COM.MICROSOFT.CONCAT([.$D$1];[.A416];&quot;','&quot;;[.B416];&quot;','&quot;;[.C416];&quot;');&quot;)" office:value-type="string" office:string-value="INSERT INTO public.&quot;location&quot; (code, &quot;name&quot;, parent_code) VALUES('040158','URBINA (TAYA)','0401');" calcext:value-type="string">
            <text:p>INSERT INTO public."location" (code, "name", parent_code) VALUES('040158','URBINA (TAYA)','0401');</text:p>
          </table:table-cell>
        </table:table-row>
        <table:table-row table:style-name="ro1">
          <table:table-cell office:value-type="string" calcext:value-type="string">
            <text:p>040159</text:p>
          </table:table-cell>
          <table:table-cell office:value-type="string" calcext:value-type="string">
            <text:p>EL CHICAL</text:p>
          </table:table-cell>
          <table:table-cell office:value-type="string" calcext:value-type="string">
            <text:p>0401</text:p>
          </table:table-cell>
          <table:table-cell table:formula="of:=COM.MICROSOFT.CONCAT([.$D$1];[.A417];&quot;','&quot;;[.B417];&quot;','&quot;;[.C417];&quot;');&quot;)" office:value-type="string" office:string-value="INSERT INTO public.&quot;location&quot; (code, &quot;name&quot;, parent_code) VALUES('040159','EL CHICAL','0401');" calcext:value-type="string">
            <text:p>INSERT INTO public."location" (code, "name", parent_code) VALUES('040159','EL CHICAL','0401');</text:p>
          </table:table-cell>
        </table:table-row>
        <table:table-row table:style-name="ro1">
          <table:table-cell office:value-type="string" calcext:value-type="string">
            <text:p>040161</text:p>
          </table:table-cell>
          <table:table-cell office:value-type="string" calcext:value-type="string">
            <text:p>SANTA MARTHA DE CUBA</text:p>
          </table:table-cell>
          <table:table-cell office:value-type="string" calcext:value-type="string">
            <text:p>0401</text:p>
          </table:table-cell>
          <table:table-cell table:formula="of:=COM.MICROSOFT.CONCAT([.$D$1];[.A418];&quot;','&quot;;[.B418];&quot;','&quot;;[.C418];&quot;');&quot;)" office:value-type="string" office:string-value="INSERT INTO public.&quot;location&quot; (code, &quot;name&quot;, parent_code) VALUES('040161','SANTA MARTHA DE CUBA','0401');" calcext:value-type="string">
            <text:p>INSERT INTO public."location" (code, "name", parent_code) VALUES('040161','SANTA MARTHA DE CUBA','0401');</text:p>
          </table:table-cell>
        </table:table-row>
        <table:table-row table:style-name="ro1">
          <table:table-cell office:value-type="string" calcext:value-type="string">
            <text:p>04025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0402</text:p>
          </table:table-cell>
          <table:table-cell table:formula="of:=COM.MICROSOFT.CONCAT([.$D$1];[.A419];&quot;','&quot;;[.B419];&quot;','&quot;;[.C419];&quot;');&quot;)" office:value-type="string" office:string-value="INSERT INTO public.&quot;location&quot; (code, &quot;name&quot;, parent_code) VALUES('040250','BOLIVAR','0402');" calcext:value-type="string">
            <text:p>INSERT INTO public."location" (code, "name", parent_code) VALUES('040250','BOLIVAR','0402');</text:p>
          </table:table-cell>
        </table:table-row>
        <table:table-row table:style-name="ro1">
          <table:table-cell office:value-type="string" calcext:value-type="string">
            <text:p>040251</text:p>
          </table:table-cell>
          <table:table-cell office:value-type="string" calcext:value-type="string">
            <text:p>GARCIA MORENO</text:p>
          </table:table-cell>
          <table:table-cell office:value-type="string" calcext:value-type="string">
            <text:p>0402</text:p>
          </table:table-cell>
          <table:table-cell table:formula="of:=COM.MICROSOFT.CONCAT([.$D$1];[.A420];&quot;','&quot;;[.B420];&quot;','&quot;;[.C420];&quot;');&quot;)" office:value-type="string" office:string-value="INSERT INTO public.&quot;location&quot; (code, &quot;name&quot;, parent_code) VALUES('040251','GARCIA MORENO','0402');" calcext:value-type="string">
            <text:p>INSERT INTO public."location" (code, "name", parent_code) VALUES('040251','GARCIA MORENO','0402');</text:p>
          </table:table-cell>
        </table:table-row>
        <table:table-row table:style-name="ro1">
          <table:table-cell office:value-type="string" calcext:value-type="string">
            <text:p>040252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0402</text:p>
          </table:table-cell>
          <table:table-cell table:formula="of:=COM.MICROSOFT.CONCAT([.$D$1];[.A421];&quot;','&quot;;[.B421];&quot;','&quot;;[.C421];&quot;');&quot;)" office:value-type="string" office:string-value="INSERT INTO public.&quot;location&quot; (code, &quot;name&quot;, parent_code) VALUES('040252','LOS ANDES','0402');" calcext:value-type="string">
            <text:p>INSERT INTO public."location" (code, "name", parent_code) VALUES('040252','LOS ANDES','0402');</text:p>
          </table:table-cell>
        </table:table-row>
        <table:table-row table:style-name="ro1">
          <table:table-cell office:value-type="string" calcext:value-type="string">
            <text:p>040253</text:p>
          </table:table-cell>
          <table:table-cell office:value-type="string" calcext:value-type="string">
            <text:p>MONTE OLIVO</text:p>
          </table:table-cell>
          <table:table-cell office:value-type="string" calcext:value-type="string">
            <text:p>0402</text:p>
          </table:table-cell>
          <table:table-cell table:formula="of:=COM.MICROSOFT.CONCAT([.$D$1];[.A422];&quot;','&quot;;[.B422];&quot;','&quot;;[.C422];&quot;');&quot;)" office:value-type="string" office:string-value="INSERT INTO public.&quot;location&quot; (code, &quot;name&quot;, parent_code) VALUES('040253','MONTE OLIVO','0402');" calcext:value-type="string">
            <text:p>INSERT INTO public."location" (code, "name", parent_code) VALUES('040253','MONTE OLIVO','0402');</text:p>
          </table:table-cell>
        </table:table-row>
        <table:table-row table:style-name="ro1">
          <table:table-cell office:value-type="string" calcext:value-type="string">
            <text:p>040254</text:p>
          </table:table-cell>
          <table:table-cell office:value-type="string" calcext:value-type="string">
            <text:p>SAN VICENTE DE PUSIR</text:p>
          </table:table-cell>
          <table:table-cell office:value-type="string" calcext:value-type="string">
            <text:p>0402</text:p>
          </table:table-cell>
          <table:table-cell table:formula="of:=COM.MICROSOFT.CONCAT([.$D$1];[.A423];&quot;','&quot;;[.B423];&quot;','&quot;;[.C423];&quot;');&quot;)" office:value-type="string" office:string-value="INSERT INTO public.&quot;location&quot; (code, &quot;name&quot;, parent_code) VALUES('040254','SAN VICENTE DE PUSIR','0402');" calcext:value-type="string">
            <text:p>INSERT INTO public."location" (code, "name", parent_code) VALUES('040254','SAN VICENTE DE PUSIR','0402');</text:p>
          </table:table-cell>
        </table:table-row>
        <table:table-row table:style-name="ro1">
          <table:table-cell office:value-type="string" calcext:value-type="string">
            <text:p>040255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0402</text:p>
          </table:table-cell>
          <table:table-cell table:formula="of:=COM.MICROSOFT.CONCAT([.$D$1];[.A424];&quot;','&quot;;[.B424];&quot;','&quot;;[.C424];&quot;');&quot;)" office:value-type="string" office:string-value="INSERT INTO public.&quot;location&quot; (code, &quot;name&quot;, parent_code) VALUES('040255','SAN RAFAEL','0402');" calcext:value-type="string">
            <text:p>INSERT INTO public."location" (code, "name", parent_code) VALUES('040255','SAN RAFAEL','0402');</text:p>
          </table:table-cell>
        </table:table-row>
        <table:table-row table:style-name="ro1">
          <table:table-cell office:value-type="string" calcext:value-type="string">
            <text:p>040301</text:p>
          </table:table-cell>
          <table:table-cell office:value-type="string" calcext:value-type="string">
            <text:p>EL ANGEL</text:p>
          </table:table-cell>
          <table:table-cell office:value-type="string" calcext:value-type="string">
            <text:p>0403</text:p>
          </table:table-cell>
          <table:table-cell table:formula="of:=COM.MICROSOFT.CONCAT([.$D$1];[.A425];&quot;','&quot;;[.B425];&quot;','&quot;;[.C425];&quot;');&quot;)" office:value-type="string" office:string-value="INSERT INTO public.&quot;location&quot; (code, &quot;name&quot;, parent_code) VALUES('040301','EL ANGEL','0403');" calcext:value-type="string">
            <text:p>INSERT INTO public."location" (code, "name", parent_code) VALUES('040301','EL ANGEL','0403');</text:p>
          </table:table-cell>
        </table:table-row>
        <table:table-row table:style-name="ro1">
          <table:table-cell office:value-type="string" calcext:value-type="string">
            <text:p>040302</text:p>
          </table:table-cell>
          <table:table-cell office:value-type="string" calcext:value-type="string">
            <text:p>27 DE SEPTIEMBRE</text:p>
          </table:table-cell>
          <table:table-cell office:value-type="string" calcext:value-type="string">
            <text:p>0403</text:p>
          </table:table-cell>
          <table:table-cell table:formula="of:=COM.MICROSOFT.CONCAT([.$D$1];[.A426];&quot;','&quot;;[.B426];&quot;','&quot;;[.C426];&quot;');&quot;)" office:value-type="string" office:string-value="INSERT INTO public.&quot;location&quot; (code, &quot;name&quot;, parent_code) VALUES('040302','27 DE SEPTIEMBRE','0403');" calcext:value-type="string">
            <text:p>INSERT INTO public."location" (code, "name", parent_code) VALUES('040302','27 DE SEPTIEMBRE','0403');</text:p>
          </table:table-cell>
        </table:table-row>
        <table:table-row table:style-name="ro1">
          <table:table-cell office:value-type="string" calcext:value-type="string">
            <text:p>040350</text:p>
          </table:table-cell>
          <table:table-cell office:value-type="string" calcext:value-type="string">
            <text:p>EL ANGEL</text:p>
          </table:table-cell>
          <table:table-cell office:value-type="string" calcext:value-type="string">
            <text:p>0403</text:p>
          </table:table-cell>
          <table:table-cell table:formula="of:=COM.MICROSOFT.CONCAT([.$D$1];[.A427];&quot;','&quot;;[.B427];&quot;','&quot;;[.C427];&quot;');&quot;)" office:value-type="string" office:string-value="INSERT INTO public.&quot;location&quot; (code, &quot;name&quot;, parent_code) VALUES('040350','EL ANGEL','0403');" calcext:value-type="string">
            <text:p>INSERT INTO public."location" (code, "name", parent_code) VALUES('040350','EL ANGEL','0403');</text:p>
          </table:table-cell>
        </table:table-row>
        <table:table-row table:style-name="ro1">
          <table:table-cell office:value-type="string" calcext:value-type="string">
            <text:p>040351</text:p>
          </table:table-cell>
          <table:table-cell office:value-type="string" calcext:value-type="string">
            <text:p>EL GOALTAL</text:p>
          </table:table-cell>
          <table:table-cell office:value-type="string" calcext:value-type="string">
            <text:p>0403</text:p>
          </table:table-cell>
          <table:table-cell table:formula="of:=COM.MICROSOFT.CONCAT([.$D$1];[.A428];&quot;','&quot;;[.B428];&quot;','&quot;;[.C428];&quot;');&quot;)" office:value-type="string" office:string-value="INSERT INTO public.&quot;location&quot; (code, &quot;name&quot;, parent_code) VALUES('040351','EL GOALTAL','0403');" calcext:value-type="string">
            <text:p>INSERT INTO public."location" (code, "name", parent_code) VALUES('040351','EL GOALTAL','0403');</text:p>
          </table:table-cell>
        </table:table-row>
        <table:table-row table:style-name="ro1">
          <table:table-cell office:value-type="string" calcext:value-type="string">
            <text:p>040352</text:p>
          </table:table-cell>
          <table:table-cell office:value-type="string" calcext:value-type="string">
            <text:p>LA LIBERTAD (ALIZO)</text:p>
          </table:table-cell>
          <table:table-cell office:value-type="string" calcext:value-type="string">
            <text:p>0403</text:p>
          </table:table-cell>
          <table:table-cell table:formula="of:=COM.MICROSOFT.CONCAT([.$D$1];[.A429];&quot;','&quot;;[.B429];&quot;','&quot;;[.C429];&quot;');&quot;)" office:value-type="string" office:string-value="INSERT INTO public.&quot;location&quot; (code, &quot;name&quot;, parent_code) VALUES('040352','LA LIBERTAD (ALIZO)','0403');" calcext:value-type="string">
            <text:p>INSERT INTO public."location" (code, "name", parent_code) VALUES('040352','LA LIBERTAD (ALIZO)','0403');</text:p>
          </table:table-cell>
        </table:table-row>
        <table:table-row table:style-name="ro1">
          <table:table-cell office:value-type="string" calcext:value-type="string">
            <text:p>04035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0403</text:p>
          </table:table-cell>
          <table:table-cell table:formula="of:=COM.MICROSOFT.CONCAT([.$D$1];[.A430];&quot;','&quot;;[.B430];&quot;','&quot;;[.C430];&quot;');&quot;)" office:value-type="string" office:string-value="INSERT INTO public.&quot;location&quot; (code, &quot;name&quot;, parent_code) VALUES('040353','SAN ISIDRO','0403');" calcext:value-type="string">
            <text:p>INSERT INTO public."location" (code, "name", parent_code) VALUES('040353','SAN ISIDRO','0403');</text:p>
          </table:table-cell>
        </table:table-row>
        <table:table-row table:style-name="ro1">
          <table:table-cell office:value-type="string" calcext:value-type="string">
            <text:p>040450</text:p>
          </table:table-cell>
          <table:table-cell office:value-type="string" calcext:value-type="string">
            <text:p>MIRA (CHONTAHUASI)</text:p>
          </table:table-cell>
          <table:table-cell office:value-type="string" calcext:value-type="string">
            <text:p>0404</text:p>
          </table:table-cell>
          <table:table-cell table:formula="of:=COM.MICROSOFT.CONCAT([.$D$1];[.A431];&quot;','&quot;;[.B431];&quot;','&quot;;[.C431];&quot;');&quot;)" office:value-type="string" office:string-value="INSERT INTO public.&quot;location&quot; (code, &quot;name&quot;, parent_code) VALUES('040450','MIRA (CHONTAHUASI)','0404');" calcext:value-type="string">
            <text:p>INSERT INTO public."location" (code, "name", parent_code) VALUES('040450','MIRA (CHONTAHUASI)','0404');</text:p>
          </table:table-cell>
        </table:table-row>
        <table:table-row table:style-name="ro1">
          <table:table-cell office:value-type="string" calcext:value-type="string">
            <text:p>040451</text:p>
          </table:table-cell>
          <table:table-cell office:value-type="string" calcext:value-type="string">
            <text:p>CONCEPCION</text:p>
          </table:table-cell>
          <table:table-cell office:value-type="string" calcext:value-type="string">
            <text:p>0404</text:p>
          </table:table-cell>
          <table:table-cell table:formula="of:=COM.MICROSOFT.CONCAT([.$D$1];[.A432];&quot;','&quot;;[.B432];&quot;','&quot;;[.C432];&quot;');&quot;)" office:value-type="string" office:string-value="INSERT INTO public.&quot;location&quot; (code, &quot;name&quot;, parent_code) VALUES('040451','CONCEPCION','0404');" calcext:value-type="string">
            <text:p>INSERT INTO public."location" (code, "name", parent_code) VALUES('040451','CONCEPCION','0404');</text:p>
          </table:table-cell>
        </table:table-row>
        <table:table-row table:style-name="ro1">
          <table:table-cell office:value-type="string" calcext:value-type="string">
            <text:p>040452</text:p>
          </table:table-cell>
          <table:table-cell office:value-type="string" calcext:value-type="string">
            <text:p>JIJON Y CAAMAÑO</text:p>
          </table:table-cell>
          <table:table-cell office:value-type="string" calcext:value-type="string">
            <text:p>0404</text:p>
          </table:table-cell>
          <table:table-cell table:formula="of:=COM.MICROSOFT.CONCAT([.$D$1];[.A433];&quot;','&quot;;[.B433];&quot;','&quot;;[.C433];&quot;');&quot;)" office:value-type="string" office:string-value="INSERT INTO public.&quot;location&quot; (code, &quot;name&quot;, parent_code) VALUES('040452','JIJON Y CAAMAÑO','0404');" calcext:value-type="string">
            <text:p>INSERT INTO public."location" (code, "name", parent_code) VALUES('040452','JIJON Y CAAMAÑO','0404');</text:p>
          </table:table-cell>
        </table:table-row>
        <table:table-row table:style-name="ro1">
          <table:table-cell office:value-type="string" calcext:value-type="string">
            <text:p>040453</text:p>
          </table:table-cell>
          <table:table-cell office:value-type="string" calcext:value-type="string">
            <text:p>JUAN MONTALVO</text:p>
          </table:table-cell>
          <table:table-cell office:value-type="string" calcext:value-type="string">
            <text:p>0404</text:p>
          </table:table-cell>
          <table:table-cell table:formula="of:=COM.MICROSOFT.CONCAT([.$D$1];[.A434];&quot;','&quot;;[.B434];&quot;','&quot;;[.C434];&quot;');&quot;)" office:value-type="string" office:string-value="INSERT INTO public.&quot;location&quot; (code, &quot;name&quot;, parent_code) VALUES('040453','JUAN MONTALVO','0404');" calcext:value-type="string">
            <text:p>INSERT INTO public."location" (code, "name", parent_code) VALUES('040453','JUAN MONTALVO','0404');</text:p>
          </table:table-cell>
        </table:table-row>
        <table:table-row table:style-name="ro1">
          <table:table-cell office:value-type="string" calcext:value-type="string">
            <text:p>040501</text:p>
          </table:table-cell>
          <table:table-cell office:value-type="string" calcext:value-type="string">
            <text:p>GONZALEZ SUAREZ</text:p>
          </table:table-cell>
          <table:table-cell office:value-type="string" calcext:value-type="string">
            <text:p>0405</text:p>
          </table:table-cell>
          <table:table-cell table:formula="of:=COM.MICROSOFT.CONCAT([.$D$1];[.A435];&quot;','&quot;;[.B435];&quot;','&quot;;[.C435];&quot;');&quot;)" office:value-type="string" office:string-value="INSERT INTO public.&quot;location&quot; (code, &quot;name&quot;, parent_code) VALUES('040501','GONZALEZ SUAREZ','0405');" calcext:value-type="string">
            <text:p>INSERT INTO public."location" (code, "name", parent_code) VALUES('040501','GONZALEZ SUAREZ','0405');</text:p>
          </table:table-cell>
        </table:table-row>
        <table:table-row table:style-name="ro1">
          <table:table-cell office:value-type="string" calcext:value-type="string">
            <text:p>040502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0405</text:p>
          </table:table-cell>
          <table:table-cell table:formula="of:=COM.MICROSOFT.CONCAT([.$D$1];[.A436];&quot;','&quot;;[.B436];&quot;','&quot;;[.C436];&quot;');&quot;)" office:value-type="string" office:string-value="INSERT INTO public.&quot;location&quot; (code, &quot;name&quot;, parent_code) VALUES('040502','SAN JOSE','0405');" calcext:value-type="string">
            <text:p>INSERT INTO public."location" (code, "name", parent_code) VALUES('040502','SAN JOSE','0405');</text:p>
          </table:table-cell>
        </table:table-row>
        <table:table-row table:style-name="ro1">
          <table:table-cell office:value-type="string" calcext:value-type="string">
            <text:p>040550</text:p>
          </table:table-cell>
          <table:table-cell office:value-type="string" calcext:value-type="string">
            <text:p>SAN GABRIEL</text:p>
          </table:table-cell>
          <table:table-cell office:value-type="string" calcext:value-type="string">
            <text:p>0405</text:p>
          </table:table-cell>
          <table:table-cell table:formula="of:=COM.MICROSOFT.CONCAT([.$D$1];[.A437];&quot;','&quot;;[.B437];&quot;','&quot;;[.C437];&quot;');&quot;)" office:value-type="string" office:string-value="INSERT INTO public.&quot;location&quot; (code, &quot;name&quot;, parent_code) VALUES('040550','SAN GABRIEL','0405');" calcext:value-type="string">
            <text:p>INSERT INTO public."location" (code, "name", parent_code) VALUES('040550','SAN GABRIEL','0405');</text:p>
          </table:table-cell>
        </table:table-row>
        <table:table-row table:style-name="ro1">
          <table:table-cell office:value-type="string" calcext:value-type="string">
            <text:p>040551</text:p>
          </table:table-cell>
          <table:table-cell office:value-type="string" calcext:value-type="string">
            <text:p>CRISTOBAL COLON</text:p>
          </table:table-cell>
          <table:table-cell office:value-type="string" calcext:value-type="string">
            <text:p>0405</text:p>
          </table:table-cell>
          <table:table-cell table:formula="of:=COM.MICROSOFT.CONCAT([.$D$1];[.A438];&quot;','&quot;;[.B438];&quot;','&quot;;[.C438];&quot;');&quot;)" office:value-type="string" office:string-value="INSERT INTO public.&quot;location&quot; (code, &quot;name&quot;, parent_code) VALUES('040551','CRISTOBAL COLON','0405');" calcext:value-type="string">
            <text:p>INSERT INTO public."location" (code, "name", parent_code) VALUES('040551','CRISTOBAL COLON','0405');</text:p>
          </table:table-cell>
        </table:table-row>
        <table:table-row table:style-name="ro1">
          <table:table-cell office:value-type="string" calcext:value-type="string">
            <text:p>040552</text:p>
          </table:table-cell>
          <table:table-cell office:value-type="string" calcext:value-type="string">
            <text:p>CHITAN DE NAVARRETE</text:p>
          </table:table-cell>
          <table:table-cell office:value-type="string" calcext:value-type="string">
            <text:p>0405</text:p>
          </table:table-cell>
          <table:table-cell table:formula="of:=COM.MICROSOFT.CONCAT([.$D$1];[.A439];&quot;','&quot;;[.B439];&quot;','&quot;;[.C439];&quot;');&quot;)" office:value-type="string" office:string-value="INSERT INTO public.&quot;location&quot; (code, &quot;name&quot;, parent_code) VALUES('040552','CHITAN DE NAVARRETE','0405');" calcext:value-type="string">
            <text:p>INSERT INTO public."location" (code, "name", parent_code) VALUES('040552','CHITAN DE NAVARRETE','0405');</text:p>
          </table:table-cell>
        </table:table-row>
        <table:table-row table:style-name="ro1">
          <table:table-cell office:value-type="string" calcext:value-type="string">
            <text:p>040553</text:p>
          </table:table-cell>
          <table:table-cell office:value-type="string" calcext:value-type="string">
            <text:p>FERNANDEZ SALVADOR</text:p>
          </table:table-cell>
          <table:table-cell office:value-type="string" calcext:value-type="string">
            <text:p>0405</text:p>
          </table:table-cell>
          <table:table-cell table:formula="of:=COM.MICROSOFT.CONCAT([.$D$1];[.A440];&quot;','&quot;;[.B440];&quot;','&quot;;[.C440];&quot;');&quot;)" office:value-type="string" office:string-value="INSERT INTO public.&quot;location&quot; (code, &quot;name&quot;, parent_code) VALUES('040553','FERNANDEZ SALVADOR','0405');" calcext:value-type="string">
            <text:p>INSERT INTO public."location" (code, "name", parent_code) VALUES('040553','FERNANDEZ SALVADOR','0405');</text:p>
          </table:table-cell>
        </table:table-row>
        <table:table-row table:style-name="ro1">
          <table:table-cell office:value-type="string" calcext:value-type="string">
            <text:p>040554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0405</text:p>
          </table:table-cell>
          <table:table-cell table:formula="of:=COM.MICROSOFT.CONCAT([.$D$1];[.A441];&quot;','&quot;;[.B441];&quot;','&quot;;[.C441];&quot;');&quot;)" office:value-type="string" office:string-value="INSERT INTO public.&quot;location&quot; (code, &quot;name&quot;, parent_code) VALUES('040554','LA PAZ','0405');" calcext:value-type="string">
            <text:p>INSERT INTO public."location" (code, "name", parent_code) VALUES('040554','LA PAZ','0405');</text:p>
          </table:table-cell>
        </table:table-row>
        <table:table-row table:style-name="ro1">
          <table:table-cell office:value-type="string" calcext:value-type="string">
            <text:p>040555</text:p>
          </table:table-cell>
          <table:table-cell office:value-type="string" calcext:value-type="string">
            <text:p>PIARTAL</text:p>
          </table:table-cell>
          <table:table-cell office:value-type="string" calcext:value-type="string">
            <text:p>0405</text:p>
          </table:table-cell>
          <table:table-cell table:formula="of:=COM.MICROSOFT.CONCAT([.$D$1];[.A442];&quot;','&quot;;[.B442];&quot;','&quot;;[.C442];&quot;');&quot;)" office:value-type="string" office:string-value="INSERT INTO public.&quot;location&quot; (code, &quot;name&quot;, parent_code) VALUES('040555','PIARTAL','0405');" calcext:value-type="string">
            <text:p>INSERT INTO public."location" (code, "name", parent_code) VALUES('040555','PIARTAL','0405');</text:p>
          </table:table-cell>
        </table:table-row>
        <table:table-row table:style-name="ro1">
          <table:table-cell office:value-type="string" calcext:value-type="string">
            <text:p>040650</text:p>
          </table:table-cell>
          <table:table-cell office:value-type="string" calcext:value-type="string">
            <text:p>HUACA</text:p>
          </table:table-cell>
          <table:table-cell office:value-type="string" calcext:value-type="string">
            <text:p>0406</text:p>
          </table:table-cell>
          <table:table-cell table:formula="of:=COM.MICROSOFT.CONCAT([.$D$1];[.A443];&quot;','&quot;;[.B443];&quot;','&quot;;[.C443];&quot;');&quot;)" office:value-type="string" office:string-value="INSERT INTO public.&quot;location&quot; (code, &quot;name&quot;, parent_code) VALUES('040650','HUACA','0406');" calcext:value-type="string">
            <text:p>INSERT INTO public."location" (code, "name", parent_code) VALUES('040650','HUACA','0406');</text:p>
          </table:table-cell>
        </table:table-row>
        <table:table-row table:style-name="ro1">
          <table:table-cell office:value-type="string" calcext:value-type="string">
            <text:p>040651</text:p>
          </table:table-cell>
          <table:table-cell office:value-type="string" calcext:value-type="string">
            <text:p>MARISCAL SUCRE</text:p>
          </table:table-cell>
          <table:table-cell office:value-type="string" calcext:value-type="string">
            <text:p>0406</text:p>
          </table:table-cell>
          <table:table-cell table:formula="of:=COM.MICROSOFT.CONCAT([.$D$1];[.A444];&quot;','&quot;;[.B444];&quot;','&quot;;[.C444];&quot;');&quot;)" office:value-type="string" office:string-value="INSERT INTO public.&quot;location&quot; (code, &quot;name&quot;, parent_code) VALUES('040651','MARISCAL SUCRE','0406');" calcext:value-type="string">
            <text:p>INSERT INTO public."location" (code, "name", parent_code) VALUES('040651','MARISCAL SUCRE','0406');</text:p>
          </table:table-cell>
        </table:table-row>
        <table:table-row table:style-name="ro1">
          <table:table-cell office:value-type="string" calcext:value-type="string">
            <text:p>050101</text:p>
          </table:table-cell>
          <table:table-cell office:value-type="string" calcext:value-type="string">
            <text:p>ELOY ALFARO (SAN FELIPE)</text:p>
          </table:table-cell>
          <table:table-cell office:value-type="string" calcext:value-type="string">
            <text:p>0501</text:p>
          </table:table-cell>
          <table:table-cell table:formula="of:=COM.MICROSOFT.CONCAT([.$D$1];[.A445];&quot;','&quot;;[.B445];&quot;','&quot;;[.C445];&quot;');&quot;)" office:value-type="string" office:string-value="INSERT INTO public.&quot;location&quot; (code, &quot;name&quot;, parent_code) VALUES('050101','ELOY ALFARO (SAN FELIPE)','0501');" calcext:value-type="string">
            <text:p>INSERT INTO public."location" (code, "name", parent_code) VALUES('050101','ELOY ALFARO (SAN FELIPE)','0501');</text:p>
          </table:table-cell>
        </table:table-row>
        <table:table-row table:style-name="ro1">
          <table:table-cell office:value-type="string" calcext:value-type="string">
            <text:p>050102</text:p>
          </table:table-cell>
          <table:table-cell office:value-type="string" calcext:value-type="string">
            <text:p>IGNACIO FLORES (PARQUE FLORES)</text:p>
          </table:table-cell>
          <table:table-cell office:value-type="string" calcext:value-type="string">
            <text:p>0501</text:p>
          </table:table-cell>
          <table:table-cell table:formula="of:=COM.MICROSOFT.CONCAT([.$D$1];[.A446];&quot;','&quot;;[.B446];&quot;','&quot;;[.C446];&quot;');&quot;)" office:value-type="string" office:string-value="INSERT INTO public.&quot;location&quot; (code, &quot;name&quot;, parent_code) VALUES('050102','IGNACIO FLORES (PARQUE FLORES)','0501');" calcext:value-type="string">
            <text:p>INSERT INTO public."location" (code, "name", parent_code) VALUES('050102','IGNACIO FLORES (PARQUE FLORES)','0501');</text:p>
          </table:table-cell>
        </table:table-row>
        <table:table-row table:style-name="ro1">
          <table:table-cell office:value-type="string" calcext:value-type="string">
            <text:p>050103</text:p>
          </table:table-cell>
          <table:table-cell office:value-type="string" calcext:value-type="string">
            <text:p>JUAN MONTALVO (SAN SEBASTIAN)</text:p>
          </table:table-cell>
          <table:table-cell office:value-type="string" calcext:value-type="string">
            <text:p>0501</text:p>
          </table:table-cell>
          <table:table-cell table:formula="of:=COM.MICROSOFT.CONCAT([.$D$1];[.A447];&quot;','&quot;;[.B447];&quot;','&quot;;[.C447];&quot;');&quot;)" office:value-type="string" office:string-value="INSERT INTO public.&quot;location&quot; (code, &quot;name&quot;, parent_code) VALUES('050103','JUAN MONTALVO (SAN SEBASTIAN)','0501');" calcext:value-type="string">
            <text:p>INSERT INTO public."location" (code, "name", parent_code) VALUES('050103','JUAN MONTALVO (SAN SEBASTIAN)','0501');</text:p>
          </table:table-cell>
        </table:table-row>
        <table:table-row table:style-name="ro1">
          <table:table-cell office:value-type="string" calcext:value-type="string">
            <text:p>050104</text:p>
          </table:table-cell>
          <table:table-cell office:value-type="string" calcext:value-type="string">
            <text:p>LA MATRIZ</text:p>
          </table:table-cell>
          <table:table-cell office:value-type="string" calcext:value-type="string">
            <text:p>0501</text:p>
          </table:table-cell>
          <table:table-cell table:formula="of:=COM.MICROSOFT.CONCAT([.$D$1];[.A448];&quot;','&quot;;[.B448];&quot;','&quot;;[.C448];&quot;');&quot;)" office:value-type="string" office:string-value="INSERT INTO public.&quot;location&quot; (code, &quot;name&quot;, parent_code) VALUES('050104','LA MATRIZ','0501');" calcext:value-type="string">
            <text:p>INSERT INTO public."location" (code, "name", parent_code) VALUES('050104','LA MATRIZ','0501');</text:p>
          </table:table-cell>
        </table:table-row>
        <table:table-row table:style-name="ro1">
          <table:table-cell office:value-type="string" calcext:value-type="string">
            <text:p>050105</text:p>
          </table:table-cell>
          <table:table-cell office:value-type="string" calcext:value-type="string">
            <text:p>SAN BUENAVENTURA</text:p>
          </table:table-cell>
          <table:table-cell office:value-type="string" calcext:value-type="string">
            <text:p>0501</text:p>
          </table:table-cell>
          <table:table-cell table:formula="of:=COM.MICROSOFT.CONCAT([.$D$1];[.A449];&quot;','&quot;;[.B449];&quot;','&quot;;[.C449];&quot;');&quot;)" office:value-type="string" office:string-value="INSERT INTO public.&quot;location&quot; (code, &quot;name&quot;, parent_code) VALUES('050105','SAN BUENAVENTURA','0501');" calcext:value-type="string">
            <text:p>INSERT INTO public."location" (code, "name", parent_code) VALUES('050105','SAN BUENAVENTURA','0501');</text:p>
          </table:table-cell>
        </table:table-row>
        <table:table-row table:style-name="ro1">
          <table:table-cell office:value-type="string" calcext:value-type="string">
            <text:p>050150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0501</text:p>
          </table:table-cell>
          <table:table-cell table:formula="of:=COM.MICROSOFT.CONCAT([.$D$1];[.A450];&quot;','&quot;;[.B450];&quot;','&quot;;[.C450];&quot;');&quot;)" office:value-type="string" office:string-value="INSERT INTO public.&quot;location&quot; (code, &quot;name&quot;, parent_code) VALUES('050150','LATACUNGA','0501');" calcext:value-type="string">
            <text:p>INSERT INTO public."location" (code, "name", parent_code) VALUES('050150','LATACUNGA','0501');</text:p>
          </table:table-cell>
        </table:table-row>
        <table:table-row table:style-name="ro1">
          <table:table-cell office:value-type="string" calcext:value-type="string">
            <text:p>050151</text:p>
          </table:table-cell>
          <table:table-cell office:value-type="string" calcext:value-type="string">
            <text:p>ALAQUES (ALAQUEZ)</text:p>
          </table:table-cell>
          <table:table-cell office:value-type="string" calcext:value-type="string">
            <text:p>0501</text:p>
          </table:table-cell>
          <table:table-cell table:formula="of:=COM.MICROSOFT.CONCAT([.$D$1];[.A451];&quot;','&quot;;[.B451];&quot;','&quot;;[.C451];&quot;');&quot;)" office:value-type="string" office:string-value="INSERT INTO public.&quot;location&quot; (code, &quot;name&quot;, parent_code) VALUES('050151','ALAQUES (ALAQUEZ)','0501');" calcext:value-type="string">
            <text:p>INSERT INTO public."location" (code, "name", parent_code) VALUES('050151','ALAQUES (ALAQUEZ)','0501');</text:p>
          </table:table-cell>
        </table:table-row>
        <table:table-row table:style-name="ro1">
          <table:table-cell office:value-type="string" calcext:value-type="string">
            <text:p>050152</text:p>
          </table:table-cell>
          <table:table-cell office:value-type="string" calcext:value-type="string">
            <text:p>BELISARIO QUEVEDO (GUANAILIN)</text:p>
          </table:table-cell>
          <table:table-cell office:value-type="string" calcext:value-type="string">
            <text:p>0501</text:p>
          </table:table-cell>
          <table:table-cell table:formula="of:=COM.MICROSOFT.CONCAT([.$D$1];[.A452];&quot;','&quot;;[.B452];&quot;','&quot;;[.C452];&quot;');&quot;)" office:value-type="string" office:string-value="INSERT INTO public.&quot;location&quot; (code, &quot;name&quot;, parent_code) VALUES('050152','BELISARIO QUEVEDO (GUANAILIN)','0501');" calcext:value-type="string">
            <text:p>INSERT INTO public."location" (code, "name", parent_code) VALUES('050152','BELISARIO QUEVEDO (GUANAILIN)','0501');</text:p>
          </table:table-cell>
        </table:table-row>
        <table:table-row table:style-name="ro1">
          <table:table-cell office:value-type="string" calcext:value-type="string">
            <text:p>050153</text:p>
          </table:table-cell>
          <table:table-cell office:value-type="string" calcext:value-type="string">
            <text:p>GUAITACAMA (GUAYTACAMA)</text:p>
          </table:table-cell>
          <table:table-cell office:value-type="string" calcext:value-type="string">
            <text:p>0501</text:p>
          </table:table-cell>
          <table:table-cell table:formula="of:=COM.MICROSOFT.CONCAT([.$D$1];[.A453];&quot;','&quot;;[.B453];&quot;','&quot;;[.C453];&quot;');&quot;)" office:value-type="string" office:string-value="INSERT INTO public.&quot;location&quot; (code, &quot;name&quot;, parent_code) VALUES('050153','GUAITACAMA (GUAYTACAMA)','0501');" calcext:value-type="string">
            <text:p>INSERT INTO public."location" (code, "name", parent_code) VALUES('050153','GUAITACAMA (GUAYTACAMA)','0501');</text:p>
          </table:table-cell>
        </table:table-row>
        <table:table-row table:style-name="ro1">
          <table:table-cell office:value-type="string" calcext:value-type="string">
            <text:p>050154</text:p>
          </table:table-cell>
          <table:table-cell office:value-type="string" calcext:value-type="string">
            <text:p>JOSEGUANGO BAJO</text:p>
          </table:table-cell>
          <table:table-cell office:value-type="string" calcext:value-type="string">
            <text:p>0501</text:p>
          </table:table-cell>
          <table:table-cell table:formula="of:=COM.MICROSOFT.CONCAT([.$D$1];[.A454];&quot;','&quot;;[.B454];&quot;','&quot;;[.C454];&quot;');&quot;)" office:value-type="string" office:string-value="INSERT INTO public.&quot;location&quot; (code, &quot;name&quot;, parent_code) VALUES('050154','JOSEGUANGO BAJO','0501');" calcext:value-type="string">
            <text:p>INSERT INTO public."location" (code, "name", parent_code) VALUES('050154','JOSEGUANGO BAJO','0501');</text:p>
          </table:table-cell>
        </table:table-row>
        <table:table-row table:style-name="ro1">
          <table:table-cell office:value-type="string" calcext:value-type="string">
            <text:p>050156</text:p>
          </table:table-cell>
          <table:table-cell office:value-type="string" calcext:value-type="string">
            <text:p>MULALO</text:p>
          </table:table-cell>
          <table:table-cell office:value-type="string" calcext:value-type="string">
            <text:p>0501</text:p>
          </table:table-cell>
          <table:table-cell table:formula="of:=COM.MICROSOFT.CONCAT([.$D$1];[.A455];&quot;','&quot;;[.B455];&quot;','&quot;;[.C455];&quot;');&quot;)" office:value-type="string" office:string-value="INSERT INTO public.&quot;location&quot; (code, &quot;name&quot;, parent_code) VALUES('050156','MULALO','0501');" calcext:value-type="string">
            <text:p>INSERT INTO public."location" (code, "name", parent_code) VALUES('050156','MULALO','0501');</text:p>
          </table:table-cell>
        </table:table-row>
        <table:table-row table:style-name="ro1">
          <table:table-cell office:value-type="string" calcext:value-type="string">
            <text:p>050157</text:p>
          </table:table-cell>
          <table:table-cell office:value-type="string" calcext:value-type="string">
            <text:p>11 DE NOVIEMBRE (ILINCHISI)</text:p>
          </table:table-cell>
          <table:table-cell office:value-type="string" calcext:value-type="string">
            <text:p>0501</text:p>
          </table:table-cell>
          <table:table-cell table:formula="of:=COM.MICROSOFT.CONCAT([.$D$1];[.A456];&quot;','&quot;;[.B456];&quot;','&quot;;[.C456];&quot;');&quot;)" office:value-type="string" office:string-value="INSERT INTO public.&quot;location&quot; (code, &quot;name&quot;, parent_code) VALUES('050157','11 DE NOVIEMBRE (ILINCHISI)','0501');" calcext:value-type="string">
            <text:p>INSERT INTO public."location" (code, "name", parent_code) VALUES('050157','11 DE NOVIEMBRE (ILINCHISI)','0501');</text:p>
          </table:table-cell>
        </table:table-row>
        <table:table-row table:style-name="ro1">
          <table:table-cell office:value-type="string" calcext:value-type="string">
            <text:p>050158</text:p>
          </table:table-cell>
          <table:table-cell office:value-type="string" calcext:value-type="string">
            <text:p>POALO</text:p>
          </table:table-cell>
          <table:table-cell office:value-type="string" calcext:value-type="string">
            <text:p>0501</text:p>
          </table:table-cell>
          <table:table-cell table:formula="of:=COM.MICROSOFT.CONCAT([.$D$1];[.A457];&quot;','&quot;;[.B457];&quot;','&quot;;[.C457];&quot;');&quot;)" office:value-type="string" office:string-value="INSERT INTO public.&quot;location&quot; (code, &quot;name&quot;, parent_code) VALUES('050158','POALO','0501');" calcext:value-type="string">
            <text:p>INSERT INTO public."location" (code, "name", parent_code) VALUES('050158','POALO','0501');</text:p>
          </table:table-cell>
        </table:table-row>
        <table:table-row table:style-name="ro1">
          <table:table-cell office:value-type="string" calcext:value-type="string">
            <text:p>050159</text:p>
          </table:table-cell>
          <table:table-cell office:value-type="string" calcext:value-type="string">
            <text:p>SAN JUAN DE PASTOCALLE</text:p>
          </table:table-cell>
          <table:table-cell office:value-type="string" calcext:value-type="string">
            <text:p>0501</text:p>
          </table:table-cell>
          <table:table-cell table:formula="of:=COM.MICROSOFT.CONCAT([.$D$1];[.A458];&quot;','&quot;;[.B458];&quot;','&quot;;[.C458];&quot;');&quot;)" office:value-type="string" office:string-value="INSERT INTO public.&quot;location&quot; (code, &quot;name&quot;, parent_code) VALUES('050159','SAN JUAN DE PASTOCALLE','0501');" calcext:value-type="string">
            <text:p>INSERT INTO public."location" (code, "name", parent_code) VALUES('050159','SAN JUAN DE PASTOCALLE','0501');</text:p>
          </table:table-cell>
        </table:table-row>
        <table:table-row table:style-name="ro1">
          <table:table-cell office:value-type="string" calcext:value-type="string">
            <text:p>050161</text:p>
          </table:table-cell>
          <table:table-cell office:value-type="string" calcext:value-type="string">
            <text:p>TANICUCHI</text:p>
          </table:table-cell>
          <table:table-cell office:value-type="string" calcext:value-type="string">
            <text:p>0501</text:p>
          </table:table-cell>
          <table:table-cell table:formula="of:=COM.MICROSOFT.CONCAT([.$D$1];[.A459];&quot;','&quot;;[.B459];&quot;','&quot;;[.C459];&quot;');&quot;)" office:value-type="string" office:string-value="INSERT INTO public.&quot;location&quot; (code, &quot;name&quot;, parent_code) VALUES('050161','TANICUCHI','0501');" calcext:value-type="string">
            <text:p>INSERT INTO public."location" (code, "name", parent_code) VALUES('050161','TANICUCHI','0501');</text:p>
          </table:table-cell>
        </table:table-row>
        <table:table-row table:style-name="ro1">
          <table:table-cell office:value-type="string" calcext:value-type="string">
            <text:p>050162</text:p>
          </table:table-cell>
          <table:table-cell office:value-type="string" calcext:value-type="string">
            <text:p>TOACASO</text:p>
          </table:table-cell>
          <table:table-cell office:value-type="string" calcext:value-type="string">
            <text:p>0501</text:p>
          </table:table-cell>
          <table:table-cell table:formula="of:=COM.MICROSOFT.CONCAT([.$D$1];[.A460];&quot;','&quot;;[.B460];&quot;','&quot;;[.C460];&quot;');&quot;)" office:value-type="string" office:string-value="INSERT INTO public.&quot;location&quot; (code, &quot;name&quot;, parent_code) VALUES('050162','TOACASO','0501');" calcext:value-type="string">
            <text:p>INSERT INTO public."location" (code, "name", parent_code) VALUES('050162','TOACASO','0501');</text:p>
          </table:table-cell>
        </table:table-row>
        <table:table-row table:style-name="ro1">
          <table:table-cell office:value-type="string" calcext:value-type="string">
            <text:p>050202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0502</text:p>
          </table:table-cell>
          <table:table-cell table:formula="of:=COM.MICROSOFT.CONCAT([.$D$1];[.A461];&quot;','&quot;;[.B461];&quot;','&quot;;[.C461];&quot;');&quot;)" office:value-type="string" office:string-value="INSERT INTO public.&quot;location&quot; (code, &quot;name&quot;, parent_code) VALUES('050202','EL CARMEN','0502');" calcext:value-type="string">
            <text:p>INSERT INTO public."location" (code, "name", parent_code) VALUES('050202','EL CARMEN','0502');</text:p>
          </table:table-cell>
        </table:table-row>
        <table:table-row table:style-name="ro1">
          <table:table-cell office:value-type="string" calcext:value-type="string">
            <text:p>050250</text:p>
          </table:table-cell>
          <table:table-cell office:value-type="string" calcext:value-type="string">
            <text:p>LA MANA</text:p>
          </table:table-cell>
          <table:table-cell office:value-type="string" calcext:value-type="string">
            <text:p>0502</text:p>
          </table:table-cell>
          <table:table-cell table:formula="of:=COM.MICROSOFT.CONCAT([.$D$1];[.A462];&quot;','&quot;;[.B462];&quot;','&quot;;[.C462];&quot;');&quot;)" office:value-type="string" office:string-value="INSERT INTO public.&quot;location&quot; (code, &quot;name&quot;, parent_code) VALUES('050250','LA MANA','0502');" calcext:value-type="string">
            <text:p>INSERT INTO public."location" (code, "name", parent_code) VALUES('050250','LA MANA','0502');</text:p>
          </table:table-cell>
        </table:table-row>
        <table:table-row table:style-name="ro1">
          <table:table-cell office:value-type="string" calcext:value-type="string">
            <text:p>050251</text:p>
          </table:table-cell>
          <table:table-cell office:value-type="string" calcext:value-type="string">
            <text:p>GUASAGANDA</text:p>
          </table:table-cell>
          <table:table-cell office:value-type="string" calcext:value-type="string">
            <text:p>0502</text:p>
          </table:table-cell>
          <table:table-cell table:formula="of:=COM.MICROSOFT.CONCAT([.$D$1];[.A463];&quot;','&quot;;[.B463];&quot;','&quot;;[.C463];&quot;');&quot;)" office:value-type="string" office:string-value="INSERT INTO public.&quot;location&quot; (code, &quot;name&quot;, parent_code) VALUES('050251','GUASAGANDA','0502');" calcext:value-type="string">
            <text:p>INSERT INTO public."location" (code, "name", parent_code) VALUES('050251','GUASAGANDA','0502');</text:p>
          </table:table-cell>
        </table:table-row>
        <table:table-row table:style-name="ro1">
          <table:table-cell office:value-type="string" calcext:value-type="string">
            <text:p>050252</text:p>
          </table:table-cell>
          <table:table-cell office:value-type="string" calcext:value-type="string">
            <text:p>PUCAYACU</text:p>
          </table:table-cell>
          <table:table-cell office:value-type="string" calcext:value-type="string">
            <text:p>0502</text:p>
          </table:table-cell>
          <table:table-cell table:formula="of:=COM.MICROSOFT.CONCAT([.$D$1];[.A464];&quot;','&quot;;[.B464];&quot;','&quot;;[.C464];&quot;');&quot;)" office:value-type="string" office:string-value="INSERT INTO public.&quot;location&quot; (code, &quot;name&quot;, parent_code) VALUES('050252','PUCAYACU','0502');" calcext:value-type="string">
            <text:p>INSERT INTO public."location" (code, "name", parent_code) VALUES('050252','PUCAYACU','0502');</text:p>
          </table:table-cell>
        </table:table-row>
        <table:table-row table:style-name="ro1">
          <table:table-cell office:value-type="string" calcext:value-type="string">
            <text:p>050350</text:p>
          </table:table-cell>
          <table:table-cell office:value-type="string" calcext:value-type="string">
            <text:p>EL CORAZON</text:p>
          </table:table-cell>
          <table:table-cell office:value-type="string" calcext:value-type="string">
            <text:p>0503</text:p>
          </table:table-cell>
          <table:table-cell table:formula="of:=COM.MICROSOFT.CONCAT([.$D$1];[.A465];&quot;','&quot;;[.B465];&quot;','&quot;;[.C465];&quot;');&quot;)" office:value-type="string" office:string-value="INSERT INTO public.&quot;location&quot; (code, &quot;name&quot;, parent_code) VALUES('050350','EL CORAZON','0503');" calcext:value-type="string">
            <text:p>INSERT INTO public."location" (code, "name", parent_code) VALUES('050350','EL CORAZON','0503');</text:p>
          </table:table-cell>
        </table:table-row>
        <table:table-row table:style-name="ro1">
          <table:table-cell office:value-type="string" calcext:value-type="string">
            <text:p>050351</text:p>
          </table:table-cell>
          <table:table-cell office:value-type="string" calcext:value-type="string">
            <text:p>MORASPUNGO</text:p>
          </table:table-cell>
          <table:table-cell office:value-type="string" calcext:value-type="string">
            <text:p>0503</text:p>
          </table:table-cell>
          <table:table-cell table:formula="of:=COM.MICROSOFT.CONCAT([.$D$1];[.A466];&quot;','&quot;;[.B466];&quot;','&quot;;[.C466];&quot;');&quot;)" office:value-type="string" office:string-value="INSERT INTO public.&quot;location&quot; (code, &quot;name&quot;, parent_code) VALUES('050351','MORASPUNGO','0503');" calcext:value-type="string">
            <text:p>INSERT INTO public."location" (code, "name", parent_code) VALUES('050351','MORASPUNGO','0503');</text:p>
          </table:table-cell>
        </table:table-row>
        <table:table-row table:style-name="ro1">
          <table:table-cell office:value-type="string" calcext:value-type="string">
            <text:p>050352</text:p>
          </table:table-cell>
          <table:table-cell office:value-type="string" calcext:value-type="string">
            <text:p>PINLLOPATA</text:p>
          </table:table-cell>
          <table:table-cell office:value-type="string" calcext:value-type="string">
            <text:p>0503</text:p>
          </table:table-cell>
          <table:table-cell table:formula="of:=COM.MICROSOFT.CONCAT([.$D$1];[.A467];&quot;','&quot;;[.B467];&quot;','&quot;;[.C467];&quot;');&quot;)" office:value-type="string" office:string-value="INSERT INTO public.&quot;location&quot; (code, &quot;name&quot;, parent_code) VALUES('050352','PINLLOPATA','0503');" calcext:value-type="string">
            <text:p>INSERT INTO public."location" (code, "name", parent_code) VALUES('050352','PINLLOPATA','0503');</text:p>
          </table:table-cell>
        </table:table-row>
        <table:table-row table:style-name="ro1">
          <table:table-cell office:value-type="string" calcext:value-type="string">
            <text:p>050353</text:p>
          </table:table-cell>
          <table:table-cell office:value-type="string" calcext:value-type="string">
            <text:p>RAMON CAMPAÑA</text:p>
          </table:table-cell>
          <table:table-cell office:value-type="string" calcext:value-type="string">
            <text:p>0503</text:p>
          </table:table-cell>
          <table:table-cell table:formula="of:=COM.MICROSOFT.CONCAT([.$D$1];[.A468];&quot;','&quot;;[.B468];&quot;','&quot;;[.C468];&quot;');&quot;)" office:value-type="string" office:string-value="INSERT INTO public.&quot;location&quot; (code, &quot;name&quot;, parent_code) VALUES('050353','RAMON CAMPAÑA','0503');" calcext:value-type="string">
            <text:p>INSERT INTO public."location" (code, "name", parent_code) VALUES('050353','RAMON CAMPAÑA','0503');</text:p>
          </table:table-cell>
        </table:table-row>
        <table:table-row table:style-name="ro1">
          <table:table-cell office:value-type="string" calcext:value-type="string">
            <text:p>050450</text:p>
          </table:table-cell>
          <table:table-cell office:value-type="string" calcext:value-type="string">
            <text:p>PUJILI</text:p>
          </table:table-cell>
          <table:table-cell office:value-type="string" calcext:value-type="string">
            <text:p>0504</text:p>
          </table:table-cell>
          <table:table-cell table:formula="of:=COM.MICROSOFT.CONCAT([.$D$1];[.A469];&quot;','&quot;;[.B469];&quot;','&quot;;[.C469];&quot;');&quot;)" office:value-type="string" office:string-value="INSERT INTO public.&quot;location&quot; (code, &quot;name&quot;, parent_code) VALUES('050450','PUJILI','0504');" calcext:value-type="string">
            <text:p>INSERT INTO public."location" (code, "name", parent_code) VALUES('050450','PUJILI','0504');</text:p>
          </table:table-cell>
        </table:table-row>
        <table:table-row table:style-name="ro1">
          <table:table-cell office:value-type="string" calcext:value-type="string">
            <text:p>050451</text:p>
          </table:table-cell>
          <table:table-cell office:value-type="string" calcext:value-type="string">
            <text:p>ANGAMARCA</text:p>
          </table:table-cell>
          <table:table-cell office:value-type="string" calcext:value-type="string">
            <text:p>0504</text:p>
          </table:table-cell>
          <table:table-cell table:formula="of:=COM.MICROSOFT.CONCAT([.$D$1];[.A470];&quot;','&quot;;[.B470];&quot;','&quot;;[.C470];&quot;');&quot;)" office:value-type="string" office:string-value="INSERT INTO public.&quot;location&quot; (code, &quot;name&quot;, parent_code) VALUES('050451','ANGAMARCA','0504');" calcext:value-type="string">
            <text:p>INSERT INTO public."location" (code, "name", parent_code) VALUES('050451','ANGAMARCA','0504');</text:p>
          </table:table-cell>
        </table:table-row>
        <table:table-row table:style-name="ro1">
          <table:table-cell office:value-type="string" calcext:value-type="string">
            <text:p>050453</text:p>
          </table:table-cell>
          <table:table-cell office:value-type="string" calcext:value-type="string">
            <text:p>GUANGAJE</text:p>
          </table:table-cell>
          <table:table-cell office:value-type="string" calcext:value-type="string">
            <text:p>0504</text:p>
          </table:table-cell>
          <table:table-cell table:formula="of:=COM.MICROSOFT.CONCAT([.$D$1];[.A471];&quot;','&quot;;[.B471];&quot;','&quot;;[.C471];&quot;');&quot;)" office:value-type="string" office:string-value="INSERT INTO public.&quot;location&quot; (code, &quot;name&quot;, parent_code) VALUES('050453','GUANGAJE','0504');" calcext:value-type="string">
            <text:p>INSERT INTO public."location" (code, "name", parent_code) VALUES('050453','GUANGAJE','0504');</text:p>
          </table:table-cell>
        </table:table-row>
        <table:table-row table:style-name="ro1">
          <table:table-cell office:value-type="string" calcext:value-type="string">
            <text:p>050455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0504</text:p>
          </table:table-cell>
          <table:table-cell table:formula="of:=COM.MICROSOFT.CONCAT([.$D$1];[.A472];&quot;','&quot;;[.B472];&quot;','&quot;;[.C472];&quot;');&quot;)" office:value-type="string" office:string-value="INSERT INTO public.&quot;location&quot; (code, &quot;name&quot;, parent_code) VALUES('050455','LA VICTORIA','0504');" calcext:value-type="string">
            <text:p>INSERT INTO public."location" (code, "name", parent_code) VALUES('050455','LA VICTORIA','0504');</text:p>
          </table:table-cell>
        </table:table-row>
        <table:table-row table:style-name="ro1">
          <table:table-cell office:value-type="string" calcext:value-type="string">
            <text:p>050456</text:p>
          </table:table-cell>
          <table:table-cell office:value-type="string" calcext:value-type="string">
            <text:p>PILALO</text:p>
          </table:table-cell>
          <table:table-cell office:value-type="string" calcext:value-type="string">
            <text:p>0504</text:p>
          </table:table-cell>
          <table:table-cell table:formula="of:=COM.MICROSOFT.CONCAT([.$D$1];[.A473];&quot;','&quot;;[.B473];&quot;','&quot;;[.C473];&quot;');&quot;)" office:value-type="string" office:string-value="INSERT INTO public.&quot;location&quot; (code, &quot;name&quot;, parent_code) VALUES('050456','PILALO','0504');" calcext:value-type="string">
            <text:p>INSERT INTO public."location" (code, "name", parent_code) VALUES('050456','PILALO','0504');</text:p>
          </table:table-cell>
        </table:table-row>
        <table:table-row table:style-name="ro1">
          <table:table-cell office:value-type="string" calcext:value-type="string">
            <text:p>050457</text:p>
          </table:table-cell>
          <table:table-cell office:value-type="string" calcext:value-type="string">
            <text:p>TINGO</text:p>
          </table:table-cell>
          <table:table-cell office:value-type="string" calcext:value-type="string">
            <text:p>0504</text:p>
          </table:table-cell>
          <table:table-cell table:formula="of:=COM.MICROSOFT.CONCAT([.$D$1];[.A474];&quot;','&quot;;[.B474];&quot;','&quot;;[.C474];&quot;');&quot;)" office:value-type="string" office:string-value="INSERT INTO public.&quot;location&quot; (code, &quot;name&quot;, parent_code) VALUES('050457','TINGO','0504');" calcext:value-type="string">
            <text:p>INSERT INTO public."location" (code, "name", parent_code) VALUES('050457','TINGO','0504');</text:p>
          </table:table-cell>
        </table:table-row>
        <table:table-row table:style-name="ro1">
          <table:table-cell office:value-type="string" calcext:value-type="string">
            <text:p>050458</text:p>
          </table:table-cell>
          <table:table-cell office:value-type="string" calcext:value-type="string">
            <text:p>ZUMBAHUA</text:p>
          </table:table-cell>
          <table:table-cell office:value-type="string" calcext:value-type="string">
            <text:p>0504</text:p>
          </table:table-cell>
          <table:table-cell table:formula="of:=COM.MICROSOFT.CONCAT([.$D$1];[.A475];&quot;','&quot;;[.B475];&quot;','&quot;;[.C475];&quot;');&quot;)" office:value-type="string" office:string-value="INSERT INTO public.&quot;location&quot; (code, &quot;name&quot;, parent_code) VALUES('050458','ZUMBAHUA','0504');" calcext:value-type="string">
            <text:p>INSERT INTO public."location" (code, "name", parent_code) VALUES('050458','ZUMBAHUA','0504');</text:p>
          </table:table-cell>
        </table:table-row>
        <table:table-row table:style-name="ro1">
          <table:table-cell office:value-type="string" calcext:value-type="string">
            <text:p>050550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0505</text:p>
          </table:table-cell>
          <table:table-cell table:formula="of:=COM.MICROSOFT.CONCAT([.$D$1];[.A476];&quot;','&quot;;[.B476];&quot;','&quot;;[.C476];&quot;');&quot;)" office:value-type="string" office:string-value="INSERT INTO public.&quot;location&quot; (code, &quot;name&quot;, parent_code) VALUES('050550','SAN MIGUEL','0505');" calcext:value-type="string">
            <text:p>INSERT INTO public."location" (code, "name", parent_code) VALUES('050550','SAN MIGUEL','0505');</text:p>
          </table:table-cell>
        </table:table-row>
        <table:table-row table:style-name="ro1">
          <table:table-cell office:value-type="string" calcext:value-type="string">
            <text:p>050551</text:p>
          </table:table-cell>
          <table:table-cell office:value-type="string" calcext:value-type="string">
            <text:p>ANTONIO JOSE HOLGUIN (SANTA LUCIA)</text:p>
          </table:table-cell>
          <table:table-cell office:value-type="string" calcext:value-type="string">
            <text:p>0505</text:p>
          </table:table-cell>
          <table:table-cell table:formula="of:=COM.MICROSOFT.CONCAT([.$D$1];[.A477];&quot;','&quot;;[.B477];&quot;','&quot;;[.C477];&quot;');&quot;)" office:value-type="string" office:string-value="INSERT INTO public.&quot;location&quot; (code, &quot;name&quot;, parent_code) VALUES('050551','ANTONIO JOSE HOLGUIN (SANTA LUCIA)','0505');" calcext:value-type="string">
            <text:p>INSERT INTO public."location" (code, "name", parent_code) VALUES('050551','ANTONIO JOSE HOLGUIN (SANTA LUCIA)','0505');</text:p>
          </table:table-cell>
        </table:table-row>
        <table:table-row table:style-name="ro1">
          <table:table-cell office:value-type="string" calcext:value-type="string">
            <text:p>050552</text:p>
          </table:table-cell>
          <table:table-cell office:value-type="string" calcext:value-type="string">
            <text:p>CUSUBAMBA</text:p>
          </table:table-cell>
          <table:table-cell office:value-type="string" calcext:value-type="string">
            <text:p>0505</text:p>
          </table:table-cell>
          <table:table-cell table:formula="of:=COM.MICROSOFT.CONCAT([.$D$1];[.A478];&quot;','&quot;;[.B478];&quot;','&quot;;[.C478];&quot;');&quot;)" office:value-type="string" office:string-value="INSERT INTO public.&quot;location&quot; (code, &quot;name&quot;, parent_code) VALUES('050552','CUSUBAMBA','0505');" calcext:value-type="string">
            <text:p>INSERT INTO public."location" (code, "name", parent_code) VALUES('050552','CUSUBAMBA','0505');</text:p>
          </table:table-cell>
        </table:table-row>
        <table:table-row table:style-name="ro1">
          <table:table-cell office:value-type="string" calcext:value-type="string">
            <text:p>050553</text:p>
          </table:table-cell>
          <table:table-cell office:value-type="string" calcext:value-type="string">
            <text:p>MULALILLO</text:p>
          </table:table-cell>
          <table:table-cell office:value-type="string" calcext:value-type="string">
            <text:p>0505</text:p>
          </table:table-cell>
          <table:table-cell table:formula="of:=COM.MICROSOFT.CONCAT([.$D$1];[.A479];&quot;','&quot;;[.B479];&quot;','&quot;;[.C479];&quot;');&quot;)" office:value-type="string" office:string-value="INSERT INTO public.&quot;location&quot; (code, &quot;name&quot;, parent_code) VALUES('050553','MULALILLO','0505');" calcext:value-type="string">
            <text:p>INSERT INTO public."location" (code, "name", parent_code) VALUES('050553','MULALILLO','0505');</text:p>
          </table:table-cell>
        </table:table-row>
        <table:table-row table:style-name="ro1">
          <table:table-cell office:value-type="string" calcext:value-type="string">
            <text:p>050554</text:p>
          </table:table-cell>
          <table:table-cell office:value-type="string" calcext:value-type="string">
            <text:p>MULLIQUINDIL (SANTA ANA)</text:p>
          </table:table-cell>
          <table:table-cell office:value-type="string" calcext:value-type="string">
            <text:p>0505</text:p>
          </table:table-cell>
          <table:table-cell table:formula="of:=COM.MICROSOFT.CONCAT([.$D$1];[.A480];&quot;','&quot;;[.B480];&quot;','&quot;;[.C480];&quot;');&quot;)" office:value-type="string" office:string-value="INSERT INTO public.&quot;location&quot; (code, &quot;name&quot;, parent_code) VALUES('050554','MULLIQUINDIL (SANTA ANA)','0505');" calcext:value-type="string">
            <text:p>INSERT INTO public."location" (code, "name", parent_code) VALUES('050554','MULLIQUINDIL (SANTA ANA)','0505');</text:p>
          </table:table-cell>
        </table:table-row>
        <table:table-row table:style-name="ro1">
          <table:table-cell office:value-type="string" calcext:value-type="string">
            <text:p>050555</text:p>
          </table:table-cell>
          <table:table-cell office:value-type="string" calcext:value-type="string">
            <text:p>PANSALEO</text:p>
          </table:table-cell>
          <table:table-cell office:value-type="string" calcext:value-type="string">
            <text:p>0505</text:p>
          </table:table-cell>
          <table:table-cell table:formula="of:=COM.MICROSOFT.CONCAT([.$D$1];[.A481];&quot;','&quot;;[.B481];&quot;','&quot;;[.C481];&quot;');&quot;)" office:value-type="string" office:string-value="INSERT INTO public.&quot;location&quot; (code, &quot;name&quot;, parent_code) VALUES('050555','PANSALEO','0505');" calcext:value-type="string">
            <text:p>INSERT INTO public."location" (code, "name", parent_code) VALUES('050555','PANSALEO','0505');</text:p>
          </table:table-cell>
        </table:table-row>
        <table:table-row table:style-name="ro1">
          <table:table-cell office:value-type="string" calcext:value-type="string">
            <text:p>050650</text:p>
          </table:table-cell>
          <table:table-cell office:value-type="string" calcext:value-type="string">
            <text:p>SAQUISILI</text:p>
          </table:table-cell>
          <table:table-cell office:value-type="string" calcext:value-type="string">
            <text:p>0506</text:p>
          </table:table-cell>
          <table:table-cell table:formula="of:=COM.MICROSOFT.CONCAT([.$D$1];[.A482];&quot;','&quot;;[.B482];&quot;','&quot;;[.C482];&quot;');&quot;)" office:value-type="string" office:string-value="INSERT INTO public.&quot;location&quot; (code, &quot;name&quot;, parent_code) VALUES('050650','SAQUISILI','0506');" calcext:value-type="string">
            <text:p>INSERT INTO public."location" (code, "name", parent_code) VALUES('050650','SAQUISILI','0506');</text:p>
          </table:table-cell>
        </table:table-row>
        <table:table-row table:style-name="ro1">
          <table:table-cell office:value-type="string" calcext:value-type="string">
            <text:p>050651</text:p>
          </table:table-cell>
          <table:table-cell office:value-type="string" calcext:value-type="string">
            <text:p>CANCHAGUA</text:p>
          </table:table-cell>
          <table:table-cell office:value-type="string" calcext:value-type="string">
            <text:p>0506</text:p>
          </table:table-cell>
          <table:table-cell table:formula="of:=COM.MICROSOFT.CONCAT([.$D$1];[.A483];&quot;','&quot;;[.B483];&quot;','&quot;;[.C483];&quot;');&quot;)" office:value-type="string" office:string-value="INSERT INTO public.&quot;location&quot; (code, &quot;name&quot;, parent_code) VALUES('050651','CANCHAGUA','0506');" calcext:value-type="string">
            <text:p>INSERT INTO public."location" (code, "name", parent_code) VALUES('050651','CANCHAGUA','0506');</text:p>
          </table:table-cell>
        </table:table-row>
        <table:table-row table:style-name="ro1">
          <table:table-cell office:value-type="string" calcext:value-type="string">
            <text:p>050652</text:p>
          </table:table-cell>
          <table:table-cell office:value-type="string" calcext:value-type="string">
            <text:p>CHANTILIN</text:p>
          </table:table-cell>
          <table:table-cell office:value-type="string" calcext:value-type="string">
            <text:p>0506</text:p>
          </table:table-cell>
          <table:table-cell table:formula="of:=COM.MICROSOFT.CONCAT([.$D$1];[.A484];&quot;','&quot;;[.B484];&quot;','&quot;;[.C484];&quot;');&quot;)" office:value-type="string" office:string-value="INSERT INTO public.&quot;location&quot; (code, &quot;name&quot;, parent_code) VALUES('050652','CHANTILIN','0506');" calcext:value-type="string">
            <text:p>INSERT INTO public."location" (code, "name", parent_code) VALUES('050652','CHANTILIN','0506');</text:p>
          </table:table-cell>
        </table:table-row>
        <table:table-row table:style-name="ro1">
          <table:table-cell office:value-type="string" calcext:value-type="string">
            <text:p>050653</text:p>
          </table:table-cell>
          <table:table-cell office:value-type="string" calcext:value-type="string">
            <text:p>COCHAPAMBA</text:p>
          </table:table-cell>
          <table:table-cell office:value-type="string" calcext:value-type="string">
            <text:p>0506</text:p>
          </table:table-cell>
          <table:table-cell table:formula="of:=COM.MICROSOFT.CONCAT([.$D$1];[.A485];&quot;','&quot;;[.B485];&quot;','&quot;;[.C485];&quot;');&quot;)" office:value-type="string" office:string-value="INSERT INTO public.&quot;location&quot; (code, &quot;name&quot;, parent_code) VALUES('050653','COCHAPAMBA','0506');" calcext:value-type="string">
            <text:p>INSERT INTO public."location" (code, "name", parent_code) VALUES('050653','COCHAPAMBA','0506');</text:p>
          </table:table-cell>
        </table:table-row>
        <table:table-row table:style-name="ro1">
          <table:table-cell office:value-type="string" calcext:value-type="string">
            <text:p>050750</text:p>
          </table:table-cell>
          <table:table-cell office:value-type="string" calcext:value-type="string">
            <text:p>SIGCHOS</text:p>
          </table:table-cell>
          <table:table-cell office:value-type="string" calcext:value-type="string">
            <text:p>0507</text:p>
          </table:table-cell>
          <table:table-cell table:formula="of:=COM.MICROSOFT.CONCAT([.$D$1];[.A486];&quot;','&quot;;[.B486];&quot;','&quot;;[.C486];&quot;');&quot;)" office:value-type="string" office:string-value="INSERT INTO public.&quot;location&quot; (code, &quot;name&quot;, parent_code) VALUES('050750','SIGCHOS','0507');" calcext:value-type="string">
            <text:p>INSERT INTO public."location" (code, "name", parent_code) VALUES('050750','SIGCHOS','0507');</text:p>
          </table:table-cell>
        </table:table-row>
        <table:table-row table:style-name="ro1">
          <table:table-cell office:value-type="string" calcext:value-type="string">
            <text:p>050751</text:p>
          </table:table-cell>
          <table:table-cell office:value-type="string" calcext:value-type="string">
            <text:p>CHUGCHILAN</text:p>
          </table:table-cell>
          <table:table-cell office:value-type="string" calcext:value-type="string">
            <text:p>0507</text:p>
          </table:table-cell>
          <table:table-cell table:formula="of:=COM.MICROSOFT.CONCAT([.$D$1];[.A487];&quot;','&quot;;[.B487];&quot;','&quot;;[.C487];&quot;');&quot;)" office:value-type="string" office:string-value="INSERT INTO public.&quot;location&quot; (code, &quot;name&quot;, parent_code) VALUES('050751','CHUGCHILAN','0507');" calcext:value-type="string">
            <text:p>INSERT INTO public."location" (code, "name", parent_code) VALUES('050751','CHUGCHILAN','0507');</text:p>
          </table:table-cell>
        </table:table-row>
        <table:table-row table:style-name="ro1">
          <table:table-cell office:value-type="string" calcext:value-type="string">
            <text:p>050752</text:p>
          </table:table-cell>
          <table:table-cell office:value-type="string" calcext:value-type="string">
            <text:p>ISINLIVI</text:p>
          </table:table-cell>
          <table:table-cell office:value-type="string" calcext:value-type="string">
            <text:p>0507</text:p>
          </table:table-cell>
          <table:table-cell table:formula="of:=COM.MICROSOFT.CONCAT([.$D$1];[.A488];&quot;','&quot;;[.B488];&quot;','&quot;;[.C488];&quot;');&quot;)" office:value-type="string" office:string-value="INSERT INTO public.&quot;location&quot; (code, &quot;name&quot;, parent_code) VALUES('050752','ISINLIVI','0507');" calcext:value-type="string">
            <text:p>INSERT INTO public."location" (code, "name", parent_code) VALUES('050752','ISINLIVI','0507');</text:p>
          </table:table-cell>
        </table:table-row>
        <table:table-row table:style-name="ro1">
          <table:table-cell office:value-type="string" calcext:value-type="string">
            <text:p>050753</text:p>
          </table:table-cell>
          <table:table-cell office:value-type="string" calcext:value-type="string">
            <text:p>LAS PAMPAS</text:p>
          </table:table-cell>
          <table:table-cell office:value-type="string" calcext:value-type="string">
            <text:p>0507</text:p>
          </table:table-cell>
          <table:table-cell table:formula="of:=COM.MICROSOFT.CONCAT([.$D$1];[.A489];&quot;','&quot;;[.B489];&quot;','&quot;;[.C489];&quot;');&quot;)" office:value-type="string" office:string-value="INSERT INTO public.&quot;location&quot; (code, &quot;name&quot;, parent_code) VALUES('050753','LAS PAMPAS','0507');" calcext:value-type="string">
            <text:p>INSERT INTO public."location" (code, "name", parent_code) VALUES('050753','LAS PAMPAS','0507');</text:p>
          </table:table-cell>
        </table:table-row>
        <table:table-row table:style-name="ro1">
          <table:table-cell office:value-type="string" calcext:value-type="string">
            <text:p>050754</text:p>
          </table:table-cell>
          <table:table-cell office:value-type="string" calcext:value-type="string">
            <text:p>PALO QUEMADO</text:p>
          </table:table-cell>
          <table:table-cell office:value-type="string" calcext:value-type="string">
            <text:p>0507</text:p>
          </table:table-cell>
          <table:table-cell table:formula="of:=COM.MICROSOFT.CONCAT([.$D$1];[.A490];&quot;','&quot;;[.B490];&quot;','&quot;;[.C490];&quot;');&quot;)" office:value-type="string" office:string-value="INSERT INTO public.&quot;location&quot; (code, &quot;name&quot;, parent_code) VALUES('050754','PALO QUEMADO','0507');" calcext:value-type="string">
            <text:p>INSERT INTO public."location" (code, "name", parent_code) VALUES('050754','PALO QUEMADO','0507');</text:p>
          </table:table-cell>
        </table:table-row>
        <table:table-row table:style-name="ro1">
          <table:table-cell office:value-type="string" calcext:value-type="string">
            <text:p>060101</text:p>
          </table:table-cell>
          <table:table-cell office:value-type="string" calcext:value-type="string">
            <text:p>LIZARZABURU</text:p>
          </table:table-cell>
          <table:table-cell office:value-type="string" calcext:value-type="string">
            <text:p>0601</text:p>
          </table:table-cell>
          <table:table-cell table:formula="of:=COM.MICROSOFT.CONCAT([.$D$1];[.A491];&quot;','&quot;;[.B491];&quot;','&quot;;[.C491];&quot;');&quot;)" office:value-type="string" office:string-value="INSERT INTO public.&quot;location&quot; (code, &quot;name&quot;, parent_code) VALUES('060101','LIZARZABURU','0601');" calcext:value-type="string">
            <text:p>INSERT INTO public."location" (code, "name", parent_code) VALUES('060101','LIZARZABURU','0601');</text:p>
          </table:table-cell>
        </table:table-row>
        <table:table-row table:style-name="ro1">
          <table:table-cell office:value-type="string" calcext:value-type="string">
            <text:p>060102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0601</text:p>
          </table:table-cell>
          <table:table-cell table:formula="of:=COM.MICROSOFT.CONCAT([.$D$1];[.A492];&quot;','&quot;;[.B492];&quot;','&quot;;[.C492];&quot;');&quot;)" office:value-type="string" office:string-value="INSERT INTO public.&quot;location&quot; (code, &quot;name&quot;, parent_code) VALUES('060102','MALDONADO','0601');" calcext:value-type="string">
            <text:p>INSERT INTO public."location" (code, "name", parent_code) VALUES('060102','MALDONADO','0601');</text:p>
          </table:table-cell>
        </table:table-row>
        <table:table-row table:style-name="ro1">
          <table:table-cell office:value-type="string" calcext:value-type="string">
            <text:p>060103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0601</text:p>
          </table:table-cell>
          <table:table-cell table:formula="of:=COM.MICROSOFT.CONCAT([.$D$1];[.A493];&quot;','&quot;;[.B493];&quot;','&quot;;[.C493];&quot;');&quot;)" office:value-type="string" office:string-value="INSERT INTO public.&quot;location&quot; (code, &quot;name&quot;, parent_code) VALUES('060103','VELASCO','0601');" calcext:value-type="string">
            <text:p>INSERT INTO public."location" (code, "name", parent_code) VALUES('060103','VELASCO','0601');</text:p>
          </table:table-cell>
        </table:table-row>
        <table:table-row table:style-name="ro1">
          <table:table-cell office:value-type="string" calcext:value-type="string">
            <text:p>060104</text:p>
          </table:table-cell>
          <table:table-cell office:value-type="string" calcext:value-type="string">
            <text:p>VELOZ</text:p>
          </table:table-cell>
          <table:table-cell office:value-type="string" calcext:value-type="string">
            <text:p>0601</text:p>
          </table:table-cell>
          <table:table-cell table:formula="of:=COM.MICROSOFT.CONCAT([.$D$1];[.A494];&quot;','&quot;;[.B494];&quot;','&quot;;[.C494];&quot;');&quot;)" office:value-type="string" office:string-value="INSERT INTO public.&quot;location&quot; (code, &quot;name&quot;, parent_code) VALUES('060104','VELOZ','0601');" calcext:value-type="string">
            <text:p>INSERT INTO public."location" (code, "name", parent_code) VALUES('060104','VELOZ','0601');</text:p>
          </table:table-cell>
        </table:table-row>
        <table:table-row table:style-name="ro1">
          <table:table-cell office:value-type="string" calcext:value-type="string">
            <text:p>060105</text:p>
          </table:table-cell>
          <table:table-cell office:value-type="string" calcext:value-type="string">
            <text:p>YARUQUIES</text:p>
          </table:table-cell>
          <table:table-cell office:value-type="string" calcext:value-type="string">
            <text:p>0601</text:p>
          </table:table-cell>
          <table:table-cell table:formula="of:=COM.MICROSOFT.CONCAT([.$D$1];[.A495];&quot;','&quot;;[.B495];&quot;','&quot;;[.C495];&quot;');&quot;)" office:value-type="string" office:string-value="INSERT INTO public.&quot;location&quot; (code, &quot;name&quot;, parent_code) VALUES('060105','YARUQUIES','0601');" calcext:value-type="string">
            <text:p>INSERT INTO public."location" (code, "name", parent_code) VALUES('060105','YARUQUIES','0601');</text:p>
          </table:table-cell>
        </table:table-row>
        <table:table-row table:style-name="ro1">
          <table:table-cell office:value-type="string" calcext:value-type="string">
            <text:p>060106</text:p>
          </table:table-cell>
          <table:table-cell office:value-type="string" calcext:value-type="string">
            <text:p>LICAN</text:p>
          </table:table-cell>
          <table:table-cell office:value-type="string" calcext:value-type="string">
            <text:p>0601</text:p>
          </table:table-cell>
          <table:table-cell table:formula="of:=COM.MICROSOFT.CONCAT([.$D$1];[.A496];&quot;','&quot;;[.B496];&quot;','&quot;;[.C496];&quot;');&quot;)" office:value-type="string" office:string-value="INSERT INTO public.&quot;location&quot; (code, &quot;name&quot;, parent_code) VALUES('060106','LICAN','0601');" calcext:value-type="string">
            <text:p>INSERT INTO public."location" (code, "name", parent_code) VALUES('060106','LICAN','0601');</text:p>
          </table:table-cell>
        </table:table-row>
        <table:table-row table:style-name="ro1">
          <table:table-cell office:value-type="string" calcext:value-type="string">
            <text:p>060150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0601</text:p>
          </table:table-cell>
          <table:table-cell table:formula="of:=COM.MICROSOFT.CONCAT([.$D$1];[.A497];&quot;','&quot;;[.B497];&quot;','&quot;;[.C497];&quot;');&quot;)" office:value-type="string" office:string-value="INSERT INTO public.&quot;location&quot; (code, &quot;name&quot;, parent_code) VALUES('060150','RIOBAMBA','0601');" calcext:value-type="string">
            <text:p>INSERT INTO public."location" (code, "name", parent_code) VALUES('060150','RIOBAMBA','0601');</text:p>
          </table:table-cell>
        </table:table-row>
        <table:table-row table:style-name="ro1">
          <table:table-cell office:value-type="string" calcext:value-type="string">
            <text:p>060151</text:p>
          </table:table-cell>
          <table:table-cell office:value-type="string" calcext:value-type="string">
            <text:p>CACHA</text:p>
          </table:table-cell>
          <table:table-cell office:value-type="string" calcext:value-type="string">
            <text:p>0601</text:p>
          </table:table-cell>
          <table:table-cell table:formula="of:=COM.MICROSOFT.CONCAT([.$D$1];[.A498];&quot;','&quot;;[.B498];&quot;','&quot;;[.C498];&quot;');&quot;)" office:value-type="string" office:string-value="INSERT INTO public.&quot;location&quot; (code, &quot;name&quot;, parent_code) VALUES('060151','CACHA','0601');" calcext:value-type="string">
            <text:p>INSERT INTO public."location" (code, "name", parent_code) VALUES('060151','CACHA','0601');</text:p>
          </table:table-cell>
        </table:table-row>
        <table:table-row table:style-name="ro1">
          <table:table-cell office:value-type="string" calcext:value-type="string">
            <text:p>060152</text:p>
          </table:table-cell>
          <table:table-cell office:value-type="string" calcext:value-type="string">
            <text:p>CALPI</text:p>
          </table:table-cell>
          <table:table-cell office:value-type="string" calcext:value-type="string">
            <text:p>0601</text:p>
          </table:table-cell>
          <table:table-cell table:formula="of:=COM.MICROSOFT.CONCAT([.$D$1];[.A499];&quot;','&quot;;[.B499];&quot;','&quot;;[.C499];&quot;');&quot;)" office:value-type="string" office:string-value="INSERT INTO public.&quot;location&quot; (code, &quot;name&quot;, parent_code) VALUES('060152','CALPI','0601');" calcext:value-type="string">
            <text:p>INSERT INTO public."location" (code, "name", parent_code) VALUES('060152','CALPI','0601');</text:p>
          </table:table-cell>
        </table:table-row>
        <table:table-row table:style-name="ro1">
          <table:table-cell office:value-type="string" calcext:value-type="string">
            <text:p>060153</text:p>
          </table:table-cell>
          <table:table-cell office:value-type="string" calcext:value-type="string">
            <text:p>CUBIJIES</text:p>
          </table:table-cell>
          <table:table-cell office:value-type="string" calcext:value-type="string">
            <text:p>0601</text:p>
          </table:table-cell>
          <table:table-cell table:formula="of:=COM.MICROSOFT.CONCAT([.$D$1];[.A500];&quot;','&quot;;[.B500];&quot;','&quot;;[.C500];&quot;');&quot;)" office:value-type="string" office:string-value="INSERT INTO public.&quot;location&quot; (code, &quot;name&quot;, parent_code) VALUES('060153','CUBIJIES','0601');" calcext:value-type="string">
            <text:p>INSERT INTO public."location" (code, "name", parent_code) VALUES('060153','CUBIJIES','0601');</text:p>
          </table:table-cell>
        </table:table-row>
        <table:table-row table:style-name="ro1">
          <table:table-cell office:value-type="string" calcext:value-type="string">
            <text:p>060154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0601</text:p>
          </table:table-cell>
          <table:table-cell table:formula="of:=COM.MICROSOFT.CONCAT([.$D$1];[.A501];&quot;','&quot;;[.B501];&quot;','&quot;;[.C501];&quot;');&quot;)" office:value-type="string" office:string-value="INSERT INTO public.&quot;location&quot; (code, &quot;name&quot;, parent_code) VALUES('060154','FLORES','0601');" calcext:value-type="string">
            <text:p>INSERT INTO public."location" (code, "name", parent_code) VALUES('060154','FLORES','0601');</text:p>
          </table:table-cell>
        </table:table-row>
        <table:table-row table:style-name="ro1">
          <table:table-cell office:value-type="string" calcext:value-type="string">
            <text:p>060156</text:p>
          </table:table-cell>
          <table:table-cell office:value-type="string" calcext:value-type="string">
            <text:p>LICTO</text:p>
          </table:table-cell>
          <table:table-cell office:value-type="string" calcext:value-type="string">
            <text:p>0601</text:p>
          </table:table-cell>
          <table:table-cell table:formula="of:=COM.MICROSOFT.CONCAT([.$D$1];[.A502];&quot;','&quot;;[.B502];&quot;','&quot;;[.C502];&quot;');&quot;)" office:value-type="string" office:string-value="INSERT INTO public.&quot;location&quot; (code, &quot;name&quot;, parent_code) VALUES('060156','LICTO','0601');" calcext:value-type="string">
            <text:p>INSERT INTO public."location" (code, "name", parent_code) VALUES('060156','LICTO','0601');</text:p>
          </table:table-cell>
        </table:table-row>
        <table:table-row table:style-name="ro1">
          <table:table-cell office:value-type="string" calcext:value-type="string">
            <text:p>060157</text:p>
          </table:table-cell>
          <table:table-cell office:value-type="string" calcext:value-type="string">
            <text:p>PUNGALA</text:p>
          </table:table-cell>
          <table:table-cell office:value-type="string" calcext:value-type="string">
            <text:p>0601</text:p>
          </table:table-cell>
          <table:table-cell table:formula="of:=COM.MICROSOFT.CONCAT([.$D$1];[.A503];&quot;','&quot;;[.B503];&quot;','&quot;;[.C503];&quot;');&quot;)" office:value-type="string" office:string-value="INSERT INTO public.&quot;location&quot; (code, &quot;name&quot;, parent_code) VALUES('060157','PUNGALA','0601');" calcext:value-type="string">
            <text:p>INSERT INTO public."location" (code, "name", parent_code) VALUES('060157','PUNGALA','0601');</text:p>
          </table:table-cell>
        </table:table-row>
        <table:table-row table:style-name="ro1">
          <table:table-cell office:value-type="string" calcext:value-type="string">
            <text:p>060158</text:p>
          </table:table-cell>
          <table:table-cell office:value-type="string" calcext:value-type="string">
            <text:p>PUNIN</text:p>
          </table:table-cell>
          <table:table-cell office:value-type="string" calcext:value-type="string">
            <text:p>0601</text:p>
          </table:table-cell>
          <table:table-cell table:formula="of:=COM.MICROSOFT.CONCAT([.$D$1];[.A504];&quot;','&quot;;[.B504];&quot;','&quot;;[.C504];&quot;');&quot;)" office:value-type="string" office:string-value="INSERT INTO public.&quot;location&quot; (code, &quot;name&quot;, parent_code) VALUES('060158','PUNIN','0601');" calcext:value-type="string">
            <text:p>INSERT INTO public."location" (code, "name", parent_code) VALUES('060158','PUNIN','0601');</text:p>
          </table:table-cell>
        </table:table-row>
        <table:table-row table:style-name="ro1">
          <table:table-cell office:value-type="string" calcext:value-type="string">
            <text:p>060159</text:p>
          </table:table-cell>
          <table:table-cell office:value-type="string" calcext:value-type="string">
            <text:p>QUIMIAG</text:p>
          </table:table-cell>
          <table:table-cell office:value-type="string" calcext:value-type="string">
            <text:p>0601</text:p>
          </table:table-cell>
          <table:table-cell table:formula="of:=COM.MICROSOFT.CONCAT([.$D$1];[.A505];&quot;','&quot;;[.B505];&quot;','&quot;;[.C505];&quot;');&quot;)" office:value-type="string" office:string-value="INSERT INTO public.&quot;location&quot; (code, &quot;name&quot;, parent_code) VALUES('060159','QUIMIAG','0601');" calcext:value-type="string">
            <text:p>INSERT INTO public."location" (code, "name", parent_code) VALUES('060159','QUIMIAG','0601');</text:p>
          </table:table-cell>
        </table:table-row>
        <table:table-row table:style-name="ro1">
          <table:table-cell office:value-type="string" calcext:value-type="string">
            <text:p>06016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0601</text:p>
          </table:table-cell>
          <table:table-cell table:formula="of:=COM.MICROSOFT.CONCAT([.$D$1];[.A506];&quot;','&quot;;[.B506];&quot;','&quot;;[.C506];&quot;');&quot;)" office:value-type="string" office:string-value="INSERT INTO public.&quot;location&quot; (code, &quot;name&quot;, parent_code) VALUES('060160','SAN JUAN','0601');" calcext:value-type="string">
            <text:p>INSERT INTO public."location" (code, "name", parent_code) VALUES('060160','SAN JUAN','0601');</text:p>
          </table:table-cell>
        </table:table-row>
        <table:table-row table:style-name="ro1">
          <table:table-cell office:value-type="string" calcext:value-type="string">
            <text:p>060161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0601</text:p>
          </table:table-cell>
          <table:table-cell table:formula="of:=COM.MICROSOFT.CONCAT([.$D$1];[.A507];&quot;','&quot;;[.B507];&quot;','&quot;;[.C507];&quot;');&quot;)" office:value-type="string" office:string-value="INSERT INTO public.&quot;location&quot; (code, &quot;name&quot;, parent_code) VALUES('060161','SAN LUIS','0601');" calcext:value-type="string">
            <text:p>INSERT INTO public."location" (code, "name", parent_code) VALUES('060161','SAN LUIS','0601');</text:p>
          </table:table-cell>
        </table:table-row>
        <table:table-row table:style-name="ro1">
          <table:table-cell office:value-type="string" calcext:value-type="string">
            <text:p>060250</text:p>
          </table:table-cell>
          <table:table-cell office:value-type="string" calcext:value-type="string">
            <text:p>ALAUSI</text:p>
          </table:table-cell>
          <table:table-cell office:value-type="string" calcext:value-type="string">
            <text:p>0602</text:p>
          </table:table-cell>
          <table:table-cell table:formula="of:=COM.MICROSOFT.CONCAT([.$D$1];[.A508];&quot;','&quot;;[.B508];&quot;','&quot;;[.C508];&quot;');&quot;)" office:value-type="string" office:string-value="INSERT INTO public.&quot;location&quot; (code, &quot;name&quot;, parent_code) VALUES('060250','ALAUSI','0602');" calcext:value-type="string">
            <text:p>INSERT INTO public."location" (code, "name", parent_code) VALUES('060250','ALAUSI','0602');</text:p>
          </table:table-cell>
        </table:table-row>
        <table:table-row table:style-name="ro1">
          <table:table-cell office:value-type="string" calcext:value-type="string">
            <text:p>060251</text:p>
          </table:table-cell>
          <table:table-cell office:value-type="string" calcext:value-type="string">
            <text:p>ACHUPALLAS</text:p>
          </table:table-cell>
          <table:table-cell office:value-type="string" calcext:value-type="string">
            <text:p>0602</text:p>
          </table:table-cell>
          <table:table-cell table:formula="of:=COM.MICROSOFT.CONCAT([.$D$1];[.A509];&quot;','&quot;;[.B509];&quot;','&quot;;[.C509];&quot;');&quot;)" office:value-type="string" office:string-value="INSERT INTO public.&quot;location&quot; (code, &quot;name&quot;, parent_code) VALUES('060251','ACHUPALLAS','0602');" calcext:value-type="string">
            <text:p>INSERT INTO public."location" (code, "name", parent_code) VALUES('060251','ACHUPALLAS','0602');</text:p>
          </table:table-cell>
        </table:table-row>
        <table:table-row table:style-name="ro1">
          <table:table-cell office:value-type="string" calcext:value-type="string">
            <text:p>060253</text:p>
          </table:table-cell>
          <table:table-cell office:value-type="string" calcext:value-type="string">
            <text:p>GUASUNTOS</text:p>
          </table:table-cell>
          <table:table-cell office:value-type="string" calcext:value-type="string">
            <text:p>0602</text:p>
          </table:table-cell>
          <table:table-cell table:formula="of:=COM.MICROSOFT.CONCAT([.$D$1];[.A510];&quot;','&quot;;[.B510];&quot;','&quot;;[.C510];&quot;');&quot;)" office:value-type="string" office:string-value="INSERT INTO public.&quot;location&quot; (code, &quot;name&quot;, parent_code) VALUES('060253','GUASUNTOS','0602');" calcext:value-type="string">
            <text:p>INSERT INTO public."location" (code, "name", parent_code) VALUES('060253','GUASUNTOS','0602');</text:p>
          </table:table-cell>
        </table:table-row>
        <table:table-row table:style-name="ro1">
          <table:table-cell office:value-type="string" calcext:value-type="string">
            <text:p>060254</text:p>
          </table:table-cell>
          <table:table-cell office:value-type="string" calcext:value-type="string">
            <text:p>HUIGRA</text:p>
          </table:table-cell>
          <table:table-cell office:value-type="string" calcext:value-type="string">
            <text:p>0602</text:p>
          </table:table-cell>
          <table:table-cell table:formula="of:=COM.MICROSOFT.CONCAT([.$D$1];[.A511];&quot;','&quot;;[.B511];&quot;','&quot;;[.C511];&quot;');&quot;)" office:value-type="string" office:string-value="INSERT INTO public.&quot;location&quot; (code, &quot;name&quot;, parent_code) VALUES('060254','HUIGRA','0602');" calcext:value-type="string">
            <text:p>INSERT INTO public."location" (code, "name", parent_code) VALUES('060254','HUIGRA','0602');</text:p>
          </table:table-cell>
        </table:table-row>
        <table:table-row table:style-name="ro1">
          <table:table-cell office:value-type="string" calcext:value-type="string">
            <text:p>060255</text:p>
          </table:table-cell>
          <table:table-cell office:value-type="string" calcext:value-type="string">
            <text:p>MULTITUD</text:p>
          </table:table-cell>
          <table:table-cell office:value-type="string" calcext:value-type="string">
            <text:p>0602</text:p>
          </table:table-cell>
          <table:table-cell table:formula="of:=COM.MICROSOFT.CONCAT([.$D$1];[.A512];&quot;','&quot;;[.B512];&quot;','&quot;;[.C512];&quot;');&quot;)" office:value-type="string" office:string-value="INSERT INTO public.&quot;location&quot; (code, &quot;name&quot;, parent_code) VALUES('060255','MULTITUD','0602');" calcext:value-type="string">
            <text:p>INSERT INTO public."location" (code, "name", parent_code) VALUES('060255','MULTITUD','0602');</text:p>
          </table:table-cell>
        </table:table-row>
        <table:table-row table:style-name="ro1">
          <table:table-cell office:value-type="string" calcext:value-type="string">
            <text:p>060256</text:p>
          </table:table-cell>
          <table:table-cell office:value-type="string" calcext:value-type="string">
            <text:p>PISTISHI (NARIZ DEL DIABLO)</text:p>
          </table:table-cell>
          <table:table-cell office:value-type="string" calcext:value-type="string">
            <text:p>0602</text:p>
          </table:table-cell>
          <table:table-cell table:formula="of:=COM.MICROSOFT.CONCAT([.$D$1];[.A513];&quot;','&quot;;[.B513];&quot;','&quot;;[.C513];&quot;');&quot;)" office:value-type="string" office:string-value="INSERT INTO public.&quot;location&quot; (code, &quot;name&quot;, parent_code) VALUES('060256','PISTISHI (NARIZ DEL DIABLO)','0602');" calcext:value-type="string">
            <text:p>INSERT INTO public."location" (code, "name", parent_code) VALUES('060256','PISTISHI (NARIZ DEL DIABLO)','0602');</text:p>
          </table:table-cell>
        </table:table-row>
        <table:table-row table:style-name="ro1">
          <table:table-cell office:value-type="string" calcext:value-type="string">
            <text:p>060257</text:p>
          </table:table-cell>
          <table:table-cell office:value-type="string" calcext:value-type="string">
            <text:p>PUMALLACTA (PUMA-LACTA)</text:p>
          </table:table-cell>
          <table:table-cell office:value-type="string" calcext:value-type="string">
            <text:p>0602</text:p>
          </table:table-cell>
          <table:table-cell table:formula="of:=COM.MICROSOFT.CONCAT([.$D$1];[.A514];&quot;','&quot;;[.B514];&quot;','&quot;;[.C514];&quot;');&quot;)" office:value-type="string" office:string-value="INSERT INTO public.&quot;location&quot; (code, &quot;name&quot;, parent_code) VALUES('060257','PUMALLACTA (PUMA-LACTA)','0602');" calcext:value-type="string">
            <text:p>INSERT INTO public."location" (code, "name", parent_code) VALUES('060257','PUMALLACTA (PUMA-LACTA)','0602');</text:p>
          </table:table-cell>
        </table:table-row>
        <table:table-row table:style-name="ro1">
          <table:table-cell office:value-type="string" calcext:value-type="string">
            <text:p>060258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0602</text:p>
          </table:table-cell>
          <table:table-cell table:formula="of:=COM.MICROSOFT.CONCAT([.$D$1];[.A515];&quot;','&quot;;[.B515];&quot;','&quot;;[.C515];&quot;');&quot;)" office:value-type="string" office:string-value="INSERT INTO public.&quot;location&quot; (code, &quot;name&quot;, parent_code) VALUES('060258','SEVILLA','0602');" calcext:value-type="string">
            <text:p>INSERT INTO public."location" (code, "name", parent_code) VALUES('060258','SEVILLA','0602');</text:p>
          </table:table-cell>
        </table:table-row>
        <table:table-row table:style-name="ro1">
          <table:table-cell office:value-type="string" calcext:value-type="string">
            <text:p>060259</text:p>
          </table:table-cell>
          <table:table-cell office:value-type="string" calcext:value-type="string">
            <text:p>SIBAMBE</text:p>
          </table:table-cell>
          <table:table-cell office:value-type="string" calcext:value-type="string">
            <text:p>0602</text:p>
          </table:table-cell>
          <table:table-cell table:formula="of:=COM.MICROSOFT.CONCAT([.$D$1];[.A516];&quot;','&quot;;[.B516];&quot;','&quot;;[.C516];&quot;');&quot;)" office:value-type="string" office:string-value="INSERT INTO public.&quot;location&quot; (code, &quot;name&quot;, parent_code) VALUES('060259','SIBAMBE','0602');" calcext:value-type="string">
            <text:p>INSERT INTO public."location" (code, "name", parent_code) VALUES('060259','SIBAMBE','0602');</text:p>
          </table:table-cell>
        </table:table-row>
        <table:table-row table:style-name="ro1">
          <table:table-cell office:value-type="string" calcext:value-type="string">
            <text:p>060260</text:p>
          </table:table-cell>
          <table:table-cell office:value-type="string" calcext:value-type="string">
            <text:p>TIXAN</text:p>
          </table:table-cell>
          <table:table-cell office:value-type="string" calcext:value-type="string">
            <text:p>0602</text:p>
          </table:table-cell>
          <table:table-cell table:formula="of:=COM.MICROSOFT.CONCAT([.$D$1];[.A517];&quot;','&quot;;[.B517];&quot;','&quot;;[.C517];&quot;');&quot;)" office:value-type="string" office:string-value="INSERT INTO public.&quot;location&quot; (code, &quot;name&quot;, parent_code) VALUES('060260','TIXAN','0602');" calcext:value-type="string">
            <text:p>INSERT INTO public."location" (code, "name", parent_code) VALUES('060260','TIXAN','0602');</text:p>
          </table:table-cell>
        </table:table-row>
        <table:table-row table:style-name="ro1">
          <table:table-cell office:value-type="string" calcext:value-type="string">
            <text:p>060301</text:p>
          </table:table-cell>
          <table:table-cell office:value-type="string" calcext:value-type="string">
            <text:p>CAJABAMBA</text:p>
          </table:table-cell>
          <table:table-cell office:value-type="string" calcext:value-type="string">
            <text:p>0603</text:p>
          </table:table-cell>
          <table:table-cell table:formula="of:=COM.MICROSOFT.CONCAT([.$D$1];[.A518];&quot;','&quot;;[.B518];&quot;','&quot;;[.C518];&quot;');&quot;)" office:value-type="string" office:string-value="INSERT INTO public.&quot;location&quot; (code, &quot;name&quot;, parent_code) VALUES('060301','CAJABAMBA','0603');" calcext:value-type="string">
            <text:p>INSERT INTO public."location" (code, "name", parent_code) VALUES('060301','CAJABAMBA','0603');</text:p>
          </table:table-cell>
        </table:table-row>
        <table:table-row table:style-name="ro1">
          <table:table-cell office:value-type="string" calcext:value-type="string">
            <text:p>060302</text:p>
          </table:table-cell>
          <table:table-cell office:value-type="string" calcext:value-type="string">
            <text:p>SICALPA</text:p>
          </table:table-cell>
          <table:table-cell office:value-type="string" calcext:value-type="string">
            <text:p>0603</text:p>
          </table:table-cell>
          <table:table-cell table:formula="of:=COM.MICROSOFT.CONCAT([.$D$1];[.A519];&quot;','&quot;;[.B519];&quot;','&quot;;[.C519];&quot;');&quot;)" office:value-type="string" office:string-value="INSERT INTO public.&quot;location&quot; (code, &quot;name&quot;, parent_code) VALUES('060302','SICALPA','0603');" calcext:value-type="string">
            <text:p>INSERT INTO public."location" (code, "name", parent_code) VALUES('060302','SICALPA','0603');</text:p>
          </table:table-cell>
        </table:table-row>
        <table:table-row table:style-name="ro1">
          <table:table-cell office:value-type="string" calcext:value-type="string">
            <text:p>060350</text:p>
          </table:table-cell>
          <table:table-cell office:value-type="string" calcext:value-type="string">
            <text:p>VILLA LA UNION (CAJABAMBA)</text:p>
          </table:table-cell>
          <table:table-cell office:value-type="string" calcext:value-type="string">
            <text:p>0603</text:p>
          </table:table-cell>
          <table:table-cell table:formula="of:=COM.MICROSOFT.CONCAT([.$D$1];[.A520];&quot;','&quot;;[.B520];&quot;','&quot;;[.C520];&quot;');&quot;)" office:value-type="string" office:string-value="INSERT INTO public.&quot;location&quot; (code, &quot;name&quot;, parent_code) VALUES('060350','VILLA LA UNION (CAJABAMBA)','0603');" calcext:value-type="string">
            <text:p>INSERT INTO public."location" (code, "name", parent_code) VALUES('060350','VILLA LA UNION (CAJABAMBA)','0603');</text:p>
          </table:table-cell>
        </table:table-row>
        <table:table-row table:style-name="ro1">
          <table:table-cell office:value-type="string" calcext:value-type="string">
            <text:p>060351</text:p>
          </table:table-cell>
          <table:table-cell office:value-type="string" calcext:value-type="string">
            <text:p>CAÑI</text:p>
          </table:table-cell>
          <table:table-cell office:value-type="string" calcext:value-type="string">
            <text:p>0603</text:p>
          </table:table-cell>
          <table:table-cell table:formula="of:=COM.MICROSOFT.CONCAT([.$D$1];[.A521];&quot;','&quot;;[.B521];&quot;','&quot;;[.C521];&quot;');&quot;)" office:value-type="string" office:string-value="INSERT INTO public.&quot;location&quot; (code, &quot;name&quot;, parent_code) VALUES('060351','CAÑI','0603');" calcext:value-type="string">
            <text:p>INSERT INTO public."location" (code, "name", parent_code) VALUES('060351','CAÑI','0603');</text:p>
          </table:table-cell>
        </table:table-row>
        <table:table-row table:style-name="ro1">
          <table:table-cell office:value-type="string" calcext:value-type="string">
            <text:p>060352</text:p>
          </table:table-cell>
          <table:table-cell office:value-type="string" calcext:value-type="string">
            <text:p>COLUMBE</text:p>
          </table:table-cell>
          <table:table-cell office:value-type="string" calcext:value-type="string">
            <text:p>0603</text:p>
          </table:table-cell>
          <table:table-cell table:formula="of:=COM.MICROSOFT.CONCAT([.$D$1];[.A522];&quot;','&quot;;[.B522];&quot;','&quot;;[.C522];&quot;');&quot;)" office:value-type="string" office:string-value="INSERT INTO public.&quot;location&quot; (code, &quot;name&quot;, parent_code) VALUES('060352','COLUMBE','0603');" calcext:value-type="string">
            <text:p>INSERT INTO public."location" (code, "name", parent_code) VALUES('060352','COLUMBE','0603');</text:p>
          </table:table-cell>
        </table:table-row>
        <table:table-row table:style-name="ro1">
          <table:table-cell office:value-type="string" calcext:value-type="string">
            <text:p>060353</text:p>
          </table:table-cell>
          <table:table-cell office:value-type="string" calcext:value-type="string">
            <text:p>JUAN DE VELASCO (PANGOR)</text:p>
          </table:table-cell>
          <table:table-cell office:value-type="string" calcext:value-type="string">
            <text:p>0603</text:p>
          </table:table-cell>
          <table:table-cell table:formula="of:=COM.MICROSOFT.CONCAT([.$D$1];[.A523];&quot;','&quot;;[.B523];&quot;','&quot;;[.C523];&quot;');&quot;)" office:value-type="string" office:string-value="INSERT INTO public.&quot;location&quot; (code, &quot;name&quot;, parent_code) VALUES('060353','JUAN DE VELASCO (PANGOR)','0603');" calcext:value-type="string">
            <text:p>INSERT INTO public."location" (code, "name", parent_code) VALUES('060353','JUAN DE VELASCO (PANGOR)','0603');</text:p>
          </table:table-cell>
        </table:table-row>
        <table:table-row table:style-name="ro1">
          <table:table-cell office:value-type="string" calcext:value-type="string">
            <text:p>060354</text:p>
          </table:table-cell>
          <table:table-cell office:value-type="string" calcext:value-type="string">
            <text:p>SANTIAGO DE QUITO</text:p>
          </table:table-cell>
          <table:table-cell office:value-type="string" calcext:value-type="string">
            <text:p>0603</text:p>
          </table:table-cell>
          <table:table-cell table:formula="of:=COM.MICROSOFT.CONCAT([.$D$1];[.A524];&quot;','&quot;;[.B524];&quot;','&quot;;[.C524];&quot;');&quot;)" office:value-type="string" office:string-value="INSERT INTO public.&quot;location&quot; (code, &quot;name&quot;, parent_code) VALUES('060354','SANTIAGO DE QUITO','0603');" calcext:value-type="string">
            <text:p>INSERT INTO public."location" (code, "name", parent_code) VALUES('060354','SANTIAGO DE QUITO','0603');</text:p>
          </table:table-cell>
        </table:table-row>
        <table:table-row table:style-name="ro1">
          <table:table-cell office:value-type="string" calcext:value-type="string">
            <text:p>060450</text:p>
          </table:table-cell>
          <table:table-cell office:value-type="string" calcext:value-type="string">
            <text:p>CHAMBO</text:p>
          </table:table-cell>
          <table:table-cell office:value-type="string" calcext:value-type="string">
            <text:p>0604</text:p>
          </table:table-cell>
          <table:table-cell table:formula="of:=COM.MICROSOFT.CONCAT([.$D$1];[.A525];&quot;','&quot;;[.B525];&quot;','&quot;;[.C525];&quot;');&quot;)" office:value-type="string" office:string-value="INSERT INTO public.&quot;location&quot; (code, &quot;name&quot;, parent_code) VALUES('060450','CHAMBO','0604');" calcext:value-type="string">
            <text:p>INSERT INTO public."location" (code, "name", parent_code) VALUES('060450','CHAMBO','0604');</text:p>
          </table:table-cell>
        </table:table-row>
        <table:table-row table:style-name="ro1">
          <table:table-cell office:value-type="string" calcext:value-type="string">
            <text:p>060550</text:p>
          </table:table-cell>
          <table:table-cell office:value-type="string" calcext:value-type="string">
            <text:p>CHUNCHI</text:p>
          </table:table-cell>
          <table:table-cell office:value-type="string" calcext:value-type="string">
            <text:p>0605</text:p>
          </table:table-cell>
          <table:table-cell table:formula="of:=COM.MICROSOFT.CONCAT([.$D$1];[.A526];&quot;','&quot;;[.B526];&quot;','&quot;;[.C526];&quot;');&quot;)" office:value-type="string" office:string-value="INSERT INTO public.&quot;location&quot; (code, &quot;name&quot;, parent_code) VALUES('060550','CHUNCHI','0605');" calcext:value-type="string">
            <text:p>INSERT INTO public."location" (code, "name", parent_code) VALUES('060550','CHUNCHI','0605');</text:p>
          </table:table-cell>
        </table:table-row>
        <table:table-row table:style-name="ro1">
          <table:table-cell office:value-type="string" calcext:value-type="string">
            <text:p>060551</text:p>
          </table:table-cell>
          <table:table-cell office:value-type="string" calcext:value-type="string">
            <text:p>CAPZOL</text:p>
          </table:table-cell>
          <table:table-cell office:value-type="string" calcext:value-type="string">
            <text:p>0605</text:p>
          </table:table-cell>
          <table:table-cell table:formula="of:=COM.MICROSOFT.CONCAT([.$D$1];[.A527];&quot;','&quot;;[.B527];&quot;','&quot;;[.C527];&quot;');&quot;)" office:value-type="string" office:string-value="INSERT INTO public.&quot;location&quot; (code, &quot;name&quot;, parent_code) VALUES('060551','CAPZOL','0605');" calcext:value-type="string">
            <text:p>INSERT INTO public."location" (code, "name", parent_code) VALUES('060551','CAPZOL','0605');</text:p>
          </table:table-cell>
        </table:table-row>
        <table:table-row table:style-name="ro1">
          <table:table-cell office:value-type="string" calcext:value-type="string">
            <text:p>060552</text:p>
          </table:table-cell>
          <table:table-cell office:value-type="string" calcext:value-type="string">
            <text:p>COMPUD</text:p>
          </table:table-cell>
          <table:table-cell office:value-type="string" calcext:value-type="string">
            <text:p>0605</text:p>
          </table:table-cell>
          <table:table-cell table:formula="of:=COM.MICROSOFT.CONCAT([.$D$1];[.A528];&quot;','&quot;;[.B528];&quot;','&quot;;[.C528];&quot;');&quot;)" office:value-type="string" office:string-value="INSERT INTO public.&quot;location&quot; (code, &quot;name&quot;, parent_code) VALUES('060552','COMPUD','0605');" calcext:value-type="string">
            <text:p>INSERT INTO public."location" (code, "name", parent_code) VALUES('060552','COMPUD','0605');</text:p>
          </table:table-cell>
        </table:table-row>
        <table:table-row table:style-name="ro1">
          <table:table-cell office:value-type="string" calcext:value-type="string">
            <text:p>060553</text:p>
          </table:table-cell>
          <table:table-cell office:value-type="string" calcext:value-type="string">
            <text:p>GONZOL</text:p>
          </table:table-cell>
          <table:table-cell office:value-type="string" calcext:value-type="string">
            <text:p>0605</text:p>
          </table:table-cell>
          <table:table-cell table:formula="of:=COM.MICROSOFT.CONCAT([.$D$1];[.A529];&quot;','&quot;;[.B529];&quot;','&quot;;[.C529];&quot;');&quot;)" office:value-type="string" office:string-value="INSERT INTO public.&quot;location&quot; (code, &quot;name&quot;, parent_code) VALUES('060553','GONZOL','0605');" calcext:value-type="string">
            <text:p>INSERT INTO public."location" (code, "name", parent_code) VALUES('060553','GONZOL','0605');</text:p>
          </table:table-cell>
        </table:table-row>
        <table:table-row table:style-name="ro1">
          <table:table-cell office:value-type="string" calcext:value-type="string">
            <text:p>060554</text:p>
          </table:table-cell>
          <table:table-cell office:value-type="string" calcext:value-type="string">
            <text:p>LLAGOS</text:p>
          </table:table-cell>
          <table:table-cell office:value-type="string" calcext:value-type="string">
            <text:p>0605</text:p>
          </table:table-cell>
          <table:table-cell table:formula="of:=COM.MICROSOFT.CONCAT([.$D$1];[.A530];&quot;','&quot;;[.B530];&quot;','&quot;;[.C530];&quot;');&quot;)" office:value-type="string" office:string-value="INSERT INTO public.&quot;location&quot; (code, &quot;name&quot;, parent_code) VALUES('060554','LLAGOS','0605');" calcext:value-type="string">
            <text:p>INSERT INTO public."location" (code, "name", parent_code) VALUES('060554','LLAGOS','0605');</text:p>
          </table:table-cell>
        </table:table-row>
        <table:table-row table:style-name="ro1">
          <table:table-cell office:value-type="string" calcext:value-type="string">
            <text:p>060650</text:p>
          </table:table-cell>
          <table:table-cell office:value-type="string" calcext:value-type="string">
            <text:p>GUAMOTE</text:p>
          </table:table-cell>
          <table:table-cell office:value-type="string" calcext:value-type="string">
            <text:p>0606</text:p>
          </table:table-cell>
          <table:table-cell table:formula="of:=COM.MICROSOFT.CONCAT([.$D$1];[.A531];&quot;','&quot;;[.B531];&quot;','&quot;;[.C531];&quot;');&quot;)" office:value-type="string" office:string-value="INSERT INTO public.&quot;location&quot; (code, &quot;name&quot;, parent_code) VALUES('060650','GUAMOTE','0606');" calcext:value-type="string">
            <text:p>INSERT INTO public."location" (code, "name", parent_code) VALUES('060650','GUAMOTE','0606');</text:p>
          </table:table-cell>
        </table:table-row>
        <table:table-row table:style-name="ro1">
          <table:table-cell office:value-type="string" calcext:value-type="string">
            <text:p>060651</text:p>
          </table:table-cell>
          <table:table-cell office:value-type="string" calcext:value-type="string">
            <text:p>CEBADAS</text:p>
          </table:table-cell>
          <table:table-cell office:value-type="string" calcext:value-type="string">
            <text:p>0606</text:p>
          </table:table-cell>
          <table:table-cell table:formula="of:=COM.MICROSOFT.CONCAT([.$D$1];[.A532];&quot;','&quot;;[.B532];&quot;','&quot;;[.C532];&quot;');&quot;)" office:value-type="string" office:string-value="INSERT INTO public.&quot;location&quot; (code, &quot;name&quot;, parent_code) VALUES('060651','CEBADAS','0606');" calcext:value-type="string">
            <text:p>INSERT INTO public."location" (code, "name", parent_code) VALUES('060651','CEBADAS','0606');</text:p>
          </table:table-cell>
        </table:table-row>
        <table:table-row table:style-name="ro1">
          <table:table-cell office:value-type="string" calcext:value-type="string">
            <text:p>060652</text:p>
          </table:table-cell>
          <table:table-cell office:value-type="string" calcext:value-type="string">
            <text:p>PALMIRA</text:p>
          </table:table-cell>
          <table:table-cell office:value-type="string" calcext:value-type="string">
            <text:p>0606</text:p>
          </table:table-cell>
          <table:table-cell table:formula="of:=COM.MICROSOFT.CONCAT([.$D$1];[.A533];&quot;','&quot;;[.B533];&quot;','&quot;;[.C533];&quot;');&quot;)" office:value-type="string" office:string-value="INSERT INTO public.&quot;location&quot; (code, &quot;name&quot;, parent_code) VALUES('060652','PALMIRA','0606');" calcext:value-type="string">
            <text:p>INSERT INTO public."location" (code, "name", parent_code) VALUES('060652','PALMIRA','0606');</text:p>
          </table:table-cell>
        </table:table-row>
        <table:table-row table:style-name="ro1">
          <table:table-cell office:value-type="string" calcext:value-type="string">
            <text:p>060701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0607</text:p>
          </table:table-cell>
          <table:table-cell table:formula="of:=COM.MICROSOFT.CONCAT([.$D$1];[.A534];&quot;','&quot;;[.B534];&quot;','&quot;;[.C534];&quot;');&quot;)" office:value-type="string" office:string-value="INSERT INTO public.&quot;location&quot; (code, &quot;name&quot;, parent_code) VALUES('060701','EL ROSARIO','0607');" calcext:value-type="string">
            <text:p>INSERT INTO public."location" (code, "name", parent_code) VALUES('060701','EL ROSARIO','0607');</text:p>
          </table:table-cell>
        </table:table-row>
        <table:table-row table:style-name="ro1">
          <table:table-cell office:value-type="string" calcext:value-type="string">
            <text:p>060702</text:p>
          </table:table-cell>
          <table:table-cell office:value-type="string" calcext:value-type="string">
            <text:p>LA MATRIZ</text:p>
          </table:table-cell>
          <table:table-cell office:value-type="string" calcext:value-type="string">
            <text:p>0607</text:p>
          </table:table-cell>
          <table:table-cell table:formula="of:=COM.MICROSOFT.CONCAT([.$D$1];[.A535];&quot;','&quot;;[.B535];&quot;','&quot;;[.C535];&quot;');&quot;)" office:value-type="string" office:string-value="INSERT INTO public.&quot;location&quot; (code, &quot;name&quot;, parent_code) VALUES('060702','LA MATRIZ','0607');" calcext:value-type="string">
            <text:p>INSERT INTO public."location" (code, "name", parent_code) VALUES('060702','LA MATRIZ','0607');</text:p>
          </table:table-cell>
        </table:table-row>
        <table:table-row table:style-name="ro1">
          <table:table-cell office:value-type="string" calcext:value-type="string">
            <text:p>060750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0607</text:p>
          </table:table-cell>
          <table:table-cell table:formula="of:=COM.MICROSOFT.CONCAT([.$D$1];[.A536];&quot;','&quot;;[.B536];&quot;','&quot;;[.C536];&quot;');&quot;)" office:value-type="string" office:string-value="INSERT INTO public.&quot;location&quot; (code, &quot;name&quot;, parent_code) VALUES('060750','GUANO','0607');" calcext:value-type="string">
            <text:p>INSERT INTO public."location" (code, "name", parent_code) VALUES('060750','GUANO','0607');</text:p>
          </table:table-cell>
        </table:table-row>
        <table:table-row table:style-name="ro1">
          <table:table-cell office:value-type="string" calcext:value-type="string">
            <text:p>060751</text:p>
          </table:table-cell>
          <table:table-cell office:value-type="string" calcext:value-type="string">
            <text:p>GUANANDO</text:p>
          </table:table-cell>
          <table:table-cell office:value-type="string" calcext:value-type="string">
            <text:p>0607</text:p>
          </table:table-cell>
          <table:table-cell table:formula="of:=COM.MICROSOFT.CONCAT([.$D$1];[.A537];&quot;','&quot;;[.B537];&quot;','&quot;;[.C537];&quot;');&quot;)" office:value-type="string" office:string-value="INSERT INTO public.&quot;location&quot; (code, &quot;name&quot;, parent_code) VALUES('060751','GUANANDO','0607');" calcext:value-type="string">
            <text:p>INSERT INTO public."location" (code, "name", parent_code) VALUES('060751','GUANANDO','0607');</text:p>
          </table:table-cell>
        </table:table-row>
        <table:table-row table:style-name="ro1">
          <table:table-cell office:value-type="string" calcext:value-type="string">
            <text:p>060752</text:p>
          </table:table-cell>
          <table:table-cell office:value-type="string" calcext:value-type="string">
            <text:p>ILAPO</text:p>
          </table:table-cell>
          <table:table-cell office:value-type="string" calcext:value-type="string">
            <text:p>0607</text:p>
          </table:table-cell>
          <table:table-cell table:formula="of:=COM.MICROSOFT.CONCAT([.$D$1];[.A538];&quot;','&quot;;[.B538];&quot;','&quot;;[.C538];&quot;');&quot;)" office:value-type="string" office:string-value="INSERT INTO public.&quot;location&quot; (code, &quot;name&quot;, parent_code) VALUES('060752','ILAPO','0607');" calcext:value-type="string">
            <text:p>INSERT INTO public."location" (code, "name", parent_code) VALUES('060752','ILAPO','0607');</text:p>
          </table:table-cell>
        </table:table-row>
        <table:table-row table:style-name="ro1">
          <table:table-cell office:value-type="string" calcext:value-type="string">
            <text:p>060753</text:p>
          </table:table-cell>
          <table:table-cell office:value-type="string" calcext:value-type="string">
            <text:p>LA PROVIDENCIA</text:p>
          </table:table-cell>
          <table:table-cell office:value-type="string" calcext:value-type="string">
            <text:p>0607</text:p>
          </table:table-cell>
          <table:table-cell table:formula="of:=COM.MICROSOFT.CONCAT([.$D$1];[.A539];&quot;','&quot;;[.B539];&quot;','&quot;;[.C539];&quot;');&quot;)" office:value-type="string" office:string-value="INSERT INTO public.&quot;location&quot; (code, &quot;name&quot;, parent_code) VALUES('060753','LA PROVIDENCIA','0607');" calcext:value-type="string">
            <text:p>INSERT INTO public."location" (code, "name", parent_code) VALUES('060753','LA PROVIDENCIA','0607');</text:p>
          </table:table-cell>
        </table:table-row>
        <table:table-row table:style-name="ro1">
          <table:table-cell office:value-type="string" calcext:value-type="string">
            <text:p>060754</text:p>
          </table:table-cell>
          <table:table-cell office:value-type="string" calcext:value-type="string">
            <text:p>SAN ANDRES</text:p>
          </table:table-cell>
          <table:table-cell office:value-type="string" calcext:value-type="string">
            <text:p>0607</text:p>
          </table:table-cell>
          <table:table-cell table:formula="of:=COM.MICROSOFT.CONCAT([.$D$1];[.A540];&quot;','&quot;;[.B540];&quot;','&quot;;[.C540];&quot;');&quot;)" office:value-type="string" office:string-value="INSERT INTO public.&quot;location&quot; (code, &quot;name&quot;, parent_code) VALUES('060754','SAN ANDRES','0607');" calcext:value-type="string">
            <text:p>INSERT INTO public."location" (code, "name", parent_code) VALUES('060754','SAN ANDRES','0607');</text:p>
          </table:table-cell>
        </table:table-row>
        <table:table-row table:style-name="ro1">
          <table:table-cell office:value-type="string" calcext:value-type="string">
            <text:p>060755</text:p>
          </table:table-cell>
          <table:table-cell office:value-type="string" calcext:value-type="string">
            <text:p>SAN GERARDO DE PACAICAGUAN</text:p>
          </table:table-cell>
          <table:table-cell office:value-type="string" calcext:value-type="string">
            <text:p>0607</text:p>
          </table:table-cell>
          <table:table-cell table:formula="of:=COM.MICROSOFT.CONCAT([.$D$1];[.A541];&quot;','&quot;;[.B541];&quot;','&quot;;[.C541];&quot;');&quot;)" office:value-type="string" office:string-value="INSERT INTO public.&quot;location&quot; (code, &quot;name&quot;, parent_code) VALUES('060755','SAN GERARDO DE PACAICAGUAN','0607');" calcext:value-type="string">
            <text:p>INSERT INTO public."location" (code, "name", parent_code) VALUES('060755','SAN GERARDO DE PACAICAGUAN','0607');</text:p>
          </table:table-cell>
        </table:table-row>
        <table:table-row table:style-name="ro1">
          <table:table-cell office:value-type="string" calcext:value-type="string">
            <text:p>060756</text:p>
          </table:table-cell>
          <table:table-cell office:value-type="string" calcext:value-type="string">
            <text:p>SAN ISIDRO DE PATULU</text:p>
          </table:table-cell>
          <table:table-cell office:value-type="string" calcext:value-type="string">
            <text:p>0607</text:p>
          </table:table-cell>
          <table:table-cell table:formula="of:=COM.MICROSOFT.CONCAT([.$D$1];[.A542];&quot;','&quot;;[.B542];&quot;','&quot;;[.C542];&quot;');&quot;)" office:value-type="string" office:string-value="INSERT INTO public.&quot;location&quot; (code, &quot;name&quot;, parent_code) VALUES('060756','SAN ISIDRO DE PATULU','0607');" calcext:value-type="string">
            <text:p>INSERT INTO public."location" (code, "name", parent_code) VALUES('060756','SAN ISIDRO DE PATULU','0607');</text:p>
          </table:table-cell>
        </table:table-row>
        <table:table-row table:style-name="ro1">
          <table:table-cell office:value-type="string" calcext:value-type="string">
            <text:p>060757</text:p>
          </table:table-cell>
          <table:table-cell office:value-type="string" calcext:value-type="string">
            <text:p>SAN JOSE DEL CHAZO</text:p>
          </table:table-cell>
          <table:table-cell office:value-type="string" calcext:value-type="string">
            <text:p>0607</text:p>
          </table:table-cell>
          <table:table-cell table:formula="of:=COM.MICROSOFT.CONCAT([.$D$1];[.A543];&quot;','&quot;;[.B543];&quot;','&quot;;[.C543];&quot;');&quot;)" office:value-type="string" office:string-value="INSERT INTO public.&quot;location&quot; (code, &quot;name&quot;, parent_code) VALUES('060757','SAN JOSE DEL CHAZO','0607');" calcext:value-type="string">
            <text:p>INSERT INTO public."location" (code, "name", parent_code) VALUES('060757','SAN JOSE DEL CHAZO','0607');</text:p>
          </table:table-cell>
        </table:table-row>
        <table:table-row table:style-name="ro1">
          <table:table-cell office:value-type="string" calcext:value-type="string">
            <text:p>060758</text:p>
          </table:table-cell>
          <table:table-cell office:value-type="string" calcext:value-type="string">
            <text:p>SANTA FE DE GALAN</text:p>
          </table:table-cell>
          <table:table-cell office:value-type="string" calcext:value-type="string">
            <text:p>0607</text:p>
          </table:table-cell>
          <table:table-cell table:formula="of:=COM.MICROSOFT.CONCAT([.$D$1];[.A544];&quot;','&quot;;[.B544];&quot;','&quot;;[.C544];&quot;');&quot;)" office:value-type="string" office:string-value="INSERT INTO public.&quot;location&quot; (code, &quot;name&quot;, parent_code) VALUES('060758','SANTA FE DE GALAN','0607');" calcext:value-type="string">
            <text:p>INSERT INTO public."location" (code, "name", parent_code) VALUES('060758','SANTA FE DE GALAN','0607');</text:p>
          </table:table-cell>
        </table:table-row>
        <table:table-row table:style-name="ro1">
          <table:table-cell office:value-type="string" calcext:value-type="string">
            <text:p>060759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0607</text:p>
          </table:table-cell>
          <table:table-cell table:formula="of:=COM.MICROSOFT.CONCAT([.$D$1];[.A545];&quot;','&quot;;[.B545];&quot;','&quot;;[.C545];&quot;');&quot;)" office:value-type="string" office:string-value="INSERT INTO public.&quot;location&quot; (code, &quot;name&quot;, parent_code) VALUES('060759','VALPARAISO','0607');" calcext:value-type="string">
            <text:p>INSERT INTO public."location" (code, "name", parent_code) VALUES('060759','VALPARAISO','0607');</text:p>
          </table:table-cell>
        </table:table-row>
        <table:table-row table:style-name="ro1">
          <table:table-cell office:value-type="string" calcext:value-type="string">
            <text:p>060850</text:p>
          </table:table-cell>
          <table:table-cell office:value-type="string" calcext:value-type="string">
            <text:p>PALLATANGA</text:p>
          </table:table-cell>
          <table:table-cell office:value-type="string" calcext:value-type="string">
            <text:p>0608</text:p>
          </table:table-cell>
          <table:table-cell table:formula="of:=COM.MICROSOFT.CONCAT([.$D$1];[.A546];&quot;','&quot;;[.B546];&quot;','&quot;;[.C546];&quot;');&quot;)" office:value-type="string" office:string-value="INSERT INTO public.&quot;location&quot; (code, &quot;name&quot;, parent_code) VALUES('060850','PALLATANGA','0608');" calcext:value-type="string">
            <text:p>INSERT INTO public."location" (code, "name", parent_code) VALUES('060850','PALLATANGA','0608');</text:p>
          </table:table-cell>
        </table:table-row>
        <table:table-row table:style-name="ro1">
          <table:table-cell office:value-type="string" calcext:value-type="string">
            <text:p>060950</text:p>
          </table:table-cell>
          <table:table-cell office:value-type="string" calcext:value-type="string">
            <text:p>PENIPE</text:p>
          </table:table-cell>
          <table:table-cell office:value-type="string" calcext:value-type="string">
            <text:p>0609</text:p>
          </table:table-cell>
          <table:table-cell table:formula="of:=COM.MICROSOFT.CONCAT([.$D$1];[.A547];&quot;','&quot;;[.B547];&quot;','&quot;;[.C547];&quot;');&quot;)" office:value-type="string" office:string-value="INSERT INTO public.&quot;location&quot; (code, &quot;name&quot;, parent_code) VALUES('060950','PENIPE','0609');" calcext:value-type="string">
            <text:p>INSERT INTO public."location" (code, "name", parent_code) VALUES('060950','PENIPE','0609');</text:p>
          </table:table-cell>
        </table:table-row>
        <table:table-row table:style-name="ro1">
          <table:table-cell office:value-type="string" calcext:value-type="string">
            <text:p>060951</text:p>
          </table:table-cell>
          <table:table-cell office:value-type="string" calcext:value-type="string">
            <text:p>EL ALTAR</text:p>
          </table:table-cell>
          <table:table-cell office:value-type="string" calcext:value-type="string">
            <text:p>0609</text:p>
          </table:table-cell>
          <table:table-cell table:formula="of:=COM.MICROSOFT.CONCAT([.$D$1];[.A548];&quot;','&quot;;[.B548];&quot;','&quot;;[.C548];&quot;');&quot;)" office:value-type="string" office:string-value="INSERT INTO public.&quot;location&quot; (code, &quot;name&quot;, parent_code) VALUES('060951','EL ALTAR','0609');" calcext:value-type="string">
            <text:p>INSERT INTO public."location" (code, "name", parent_code) VALUES('060951','EL ALTAR','0609');</text:p>
          </table:table-cell>
        </table:table-row>
        <table:table-row table:style-name="ro1">
          <table:table-cell office:value-type="string" calcext:value-type="string">
            <text:p>060952</text:p>
          </table:table-cell>
          <table:table-cell office:value-type="string" calcext:value-type="string">
            <text:p>MATUS</text:p>
          </table:table-cell>
          <table:table-cell office:value-type="string" calcext:value-type="string">
            <text:p>0609</text:p>
          </table:table-cell>
          <table:table-cell table:formula="of:=COM.MICROSOFT.CONCAT([.$D$1];[.A549];&quot;','&quot;;[.B549];&quot;','&quot;;[.C549];&quot;');&quot;)" office:value-type="string" office:string-value="INSERT INTO public.&quot;location&quot; (code, &quot;name&quot;, parent_code) VALUES('060952','MATUS','0609');" calcext:value-type="string">
            <text:p>INSERT INTO public."location" (code, "name", parent_code) VALUES('060952','MATUS','0609');</text:p>
          </table:table-cell>
        </table:table-row>
        <table:table-row table:style-name="ro1">
          <table:table-cell office:value-type="string" calcext:value-type="string">
            <text:p>060953</text:p>
          </table:table-cell>
          <table:table-cell office:value-type="string" calcext:value-type="string">
            <text:p>PUELA</text:p>
          </table:table-cell>
          <table:table-cell office:value-type="string" calcext:value-type="string">
            <text:p>0609</text:p>
          </table:table-cell>
          <table:table-cell table:formula="of:=COM.MICROSOFT.CONCAT([.$D$1];[.A550];&quot;','&quot;;[.B550];&quot;','&quot;;[.C550];&quot;');&quot;)" office:value-type="string" office:string-value="INSERT INTO public.&quot;location&quot; (code, &quot;name&quot;, parent_code) VALUES('060953','PUELA','0609');" calcext:value-type="string">
            <text:p>INSERT INTO public."location" (code, "name", parent_code) VALUES('060953','PUELA','0609');</text:p>
          </table:table-cell>
        </table:table-row>
        <table:table-row table:style-name="ro1">
          <table:table-cell office:value-type="string" calcext:value-type="string">
            <text:p>060954</text:p>
          </table:table-cell>
          <table:table-cell office:value-type="string" calcext:value-type="string">
            <text:p>SAN ANTONIO DE BAYUSHIG</text:p>
          </table:table-cell>
          <table:table-cell office:value-type="string" calcext:value-type="string">
            <text:p>0609</text:p>
          </table:table-cell>
          <table:table-cell table:formula="of:=COM.MICROSOFT.CONCAT([.$D$1];[.A551];&quot;','&quot;;[.B551];&quot;','&quot;;[.C551];&quot;');&quot;)" office:value-type="string" office:string-value="INSERT INTO public.&quot;location&quot; (code, &quot;name&quot;, parent_code) VALUES('060954','SAN ANTONIO DE BAYUSHIG','0609');" calcext:value-type="string">
            <text:p>INSERT INTO public."location" (code, "name", parent_code) VALUES('060954','SAN ANTONIO DE BAYUSHIG','0609');</text:p>
          </table:table-cell>
        </table:table-row>
        <table:table-row table:style-name="ro1">
          <table:table-cell office:value-type="string" calcext:value-type="string">
            <text:p>060955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0609</text:p>
          </table:table-cell>
          <table:table-cell table:formula="of:=COM.MICROSOFT.CONCAT([.$D$1];[.A552];&quot;','&quot;;[.B552];&quot;','&quot;;[.C552];&quot;');&quot;)" office:value-type="string" office:string-value="INSERT INTO public.&quot;location&quot; (code, &quot;name&quot;, parent_code) VALUES('060955','LA CANDELARIA','0609');" calcext:value-type="string">
            <text:p>INSERT INTO public."location" (code, "name", parent_code) VALUES('060955','LA CANDELARIA','0609');</text:p>
          </table:table-cell>
        </table:table-row>
        <table:table-row table:style-name="ro1">
          <table:table-cell office:value-type="string" calcext:value-type="string">
            <text:p>060956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0609</text:p>
          </table:table-cell>
          <table:table-cell table:formula="of:=COM.MICROSOFT.CONCAT([.$D$1];[.A553];&quot;','&quot;;[.B553];&quot;','&quot;;[.C553];&quot;');&quot;)" office:value-type="string" office:string-value="INSERT INTO public.&quot;location&quot; (code, &quot;name&quot;, parent_code) VALUES('060956','BILBAO','0609');" calcext:value-type="string">
            <text:p>INSERT INTO public."location" (code, "name", parent_code) VALUES('060956','BILBAO','0609');</text:p>
          </table:table-cell>
        </table:table-row>
        <table:table-row table:style-name="ro1">
          <table:table-cell office:value-type="string" calcext:value-type="string">
            <text:p>061050</text:p>
          </table:table-cell>
          <table:table-cell office:value-type="string" calcext:value-type="string">
            <text:p>CUMANDA</text:p>
          </table:table-cell>
          <table:table-cell office:value-type="string" calcext:value-type="string">
            <text:p>0610</text:p>
          </table:table-cell>
          <table:table-cell table:formula="of:=COM.MICROSOFT.CONCAT([.$D$1];[.A554];&quot;','&quot;;[.B554];&quot;','&quot;;[.C554];&quot;');&quot;)" office:value-type="string" office:string-value="INSERT INTO public.&quot;location&quot; (code, &quot;name&quot;, parent_code) VALUES('061050','CUMANDA','0610');" calcext:value-type="string">
            <text:p>INSERT INTO public."location" (code, "name", parent_code) VALUES('061050','CUMANDA','0610');</text:p>
          </table:table-cell>
        </table:table-row>
        <table:table-row table:style-name="ro1">
          <table:table-cell office:value-type="string" calcext:value-type="string">
            <text:p>070101</text:p>
          </table:table-cell>
          <table:table-cell office:value-type="string" calcext:value-type="string">
            <text:p>LA PROVIDENCIA</text:p>
          </table:table-cell>
          <table:table-cell office:value-type="string" calcext:value-type="string">
            <text:p>0701</text:p>
          </table:table-cell>
          <table:table-cell table:formula="of:=COM.MICROSOFT.CONCAT([.$D$1];[.A555];&quot;','&quot;;[.B555];&quot;','&quot;;[.C555];&quot;');&quot;)" office:value-type="string" office:string-value="INSERT INTO public.&quot;location&quot; (code, &quot;name&quot;, parent_code) VALUES('070101','LA PROVIDENCIA','0701');" calcext:value-type="string">
            <text:p>INSERT INTO public."location" (code, "name", parent_code) VALUES('070101','LA PROVIDENCIA','0701');</text:p>
          </table:table-cell>
        </table:table-row>
        <table:table-row table:style-name="ro1">
          <table:table-cell office:value-type="string" calcext:value-type="string">
            <text:p>070102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0701</text:p>
          </table:table-cell>
          <table:table-cell table:formula="of:=COM.MICROSOFT.CONCAT([.$D$1];[.A556];&quot;','&quot;;[.B556];&quot;','&quot;;[.C556];&quot;');&quot;)" office:value-type="string" office:string-value="INSERT INTO public.&quot;location&quot; (code, &quot;name&quot;, parent_code) VALUES('070102','MACHALA','0701');" calcext:value-type="string">
            <text:p>INSERT INTO public."location" (code, "name", parent_code) VALUES('070102','MACHALA','0701');</text:p>
          </table:table-cell>
        </table:table-row>
        <table:table-row table:style-name="ro1">
          <table:table-cell office:value-type="string" calcext:value-type="string">
            <text:p>070103</text:p>
          </table:table-cell>
          <table:table-cell office:value-type="string" calcext:value-type="string">
            <text:p>PUERTO BOLIVAR</text:p>
          </table:table-cell>
          <table:table-cell office:value-type="string" calcext:value-type="string">
            <text:p>0701</text:p>
          </table:table-cell>
          <table:table-cell table:formula="of:=COM.MICROSOFT.CONCAT([.$D$1];[.A557];&quot;','&quot;;[.B557];&quot;','&quot;;[.C557];&quot;');&quot;)" office:value-type="string" office:string-value="INSERT INTO public.&quot;location&quot; (code, &quot;name&quot;, parent_code) VALUES('070103','PUERTO BOLIVAR','0701');" calcext:value-type="string">
            <text:p>INSERT INTO public."location" (code, "name", parent_code) VALUES('070103','PUERTO BOLIVAR','0701');</text:p>
          </table:table-cell>
        </table:table-row>
        <table:table-row table:style-name="ro1">
          <table:table-cell office:value-type="string" calcext:value-type="string">
            <text:p>070104</text:p>
          </table:table-cell>
          <table:table-cell office:value-type="string" calcext:value-type="string">
            <text:p>NUEVE DE MAYO</text:p>
          </table:table-cell>
          <table:table-cell office:value-type="string" calcext:value-type="string">
            <text:p>0701</text:p>
          </table:table-cell>
          <table:table-cell table:formula="of:=COM.MICROSOFT.CONCAT([.$D$1];[.A558];&quot;','&quot;;[.B558];&quot;','&quot;;[.C558];&quot;');&quot;)" office:value-type="string" office:string-value="INSERT INTO public.&quot;location&quot; (code, &quot;name&quot;, parent_code) VALUES('070104','NUEVE DE MAYO','0701');" calcext:value-type="string">
            <text:p>INSERT INTO public."location" (code, "name", parent_code) VALUES('070104','NUEVE DE MAYO','0701');</text:p>
          </table:table-cell>
        </table:table-row>
        <table:table-row table:style-name="ro1">
          <table:table-cell office:value-type="string" calcext:value-type="string">
            <text:p>070105</text:p>
          </table:table-cell>
          <table:table-cell office:value-type="string" calcext:value-type="string">
            <text:p>EL CAMBIO</text:p>
          </table:table-cell>
          <table:table-cell office:value-type="string" calcext:value-type="string">
            <text:p>0701</text:p>
          </table:table-cell>
          <table:table-cell table:formula="of:=COM.MICROSOFT.CONCAT([.$D$1];[.A559];&quot;','&quot;;[.B559];&quot;','&quot;;[.C559];&quot;');&quot;)" office:value-type="string" office:string-value="INSERT INTO public.&quot;location&quot; (code, &quot;name&quot;, parent_code) VALUES('070105','EL CAMBIO','0701');" calcext:value-type="string">
            <text:p>INSERT INTO public."location" (code, "name", parent_code) VALUES('070105','EL CAMBIO','0701');</text:p>
          </table:table-cell>
        </table:table-row>
        <table:table-row table:style-name="ro1">
          <table:table-cell office:value-type="string" calcext:value-type="string">
            <text:p>070150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0701</text:p>
          </table:table-cell>
          <table:table-cell table:formula="of:=COM.MICROSOFT.CONCAT([.$D$1];[.A560];&quot;','&quot;;[.B560];&quot;','&quot;;[.C560];&quot;');&quot;)" office:value-type="string" office:string-value="INSERT INTO public.&quot;location&quot; (code, &quot;name&quot;, parent_code) VALUES('070150','MACHALA','0701');" calcext:value-type="string">
            <text:p>INSERT INTO public."location" (code, "name", parent_code) VALUES('070150','MACHALA','0701');</text:p>
          </table:table-cell>
        </table:table-row>
        <table:table-row table:style-name="ro1">
          <table:table-cell office:value-type="string" calcext:value-type="string">
            <text:p>070152</text:p>
          </table:table-cell>
          <table:table-cell office:value-type="string" calcext:value-type="string">
            <text:p>EL RETIRO</text:p>
          </table:table-cell>
          <table:table-cell office:value-type="string" calcext:value-type="string">
            <text:p>0701</text:p>
          </table:table-cell>
          <table:table-cell table:formula="of:=COM.MICROSOFT.CONCAT([.$D$1];[.A561];&quot;','&quot;;[.B561];&quot;','&quot;;[.C561];&quot;');&quot;)" office:value-type="string" office:string-value="INSERT INTO public.&quot;location&quot; (code, &quot;name&quot;, parent_code) VALUES('070152','EL RETIRO','0701');" calcext:value-type="string">
            <text:p>INSERT INTO public."location" (code, "name", parent_code) VALUES('070152','EL RETIRO','0701');</text:p>
          </table:table-cell>
        </table:table-row>
        <table:table-row table:style-name="ro1">
          <table:table-cell office:value-type="string" calcext:value-type="string">
            <text:p>070221</text:p>
          </table:table-cell>
          <table:table-cell office:value-type="string" calcext:value-type="string">
            <text:p>CHACRAS</text:p>
          </table:table-cell>
          <table:table-cell office:value-type="string" calcext:value-type="string">
            <text:p>0702</text:p>
          </table:table-cell>
          <table:table-cell table:formula="of:=COM.MICROSOFT.CONCAT([.$D$1];[.A562];&quot;','&quot;;[.B562];&quot;','&quot;;[.C562];&quot;');&quot;)" office:value-type="string" office:string-value="INSERT INTO public.&quot;location&quot; (code, &quot;name&quot;, parent_code) VALUES('070221','CHACRAS','0702');" calcext:value-type="string">
            <text:p>INSERT INTO public."location" (code, "name", parent_code) VALUES('070221','CHACRAS','0702');</text:p>
          </table:table-cell>
        </table:table-row>
        <table:table-row table:style-name="ro1">
          <table:table-cell office:value-type="string" calcext:value-type="string">
            <text:p>070250</text:p>
          </table:table-cell>
          <table:table-cell office:value-type="string" calcext:value-type="string">
            <text:p>ARENILLAS</text:p>
          </table:table-cell>
          <table:table-cell office:value-type="string" calcext:value-type="string">
            <text:p>0702</text:p>
          </table:table-cell>
          <table:table-cell table:formula="of:=COM.MICROSOFT.CONCAT([.$D$1];[.A563];&quot;','&quot;;[.B563];&quot;','&quot;;[.C563];&quot;');&quot;)" office:value-type="string" office:string-value="INSERT INTO public.&quot;location&quot; (code, &quot;name&quot;, parent_code) VALUES('070250','ARENILLAS','0702');" calcext:value-type="string">
            <text:p>INSERT INTO public."location" (code, "name", parent_code) VALUES('070250','ARENILLAS','0702');</text:p>
          </table:table-cell>
        </table:table-row>
        <table:table-row table:style-name="ro1">
          <table:table-cell office:value-type="string" calcext:value-type="string">
            <text:p>070254</text:p>
          </table:table-cell>
          <table:table-cell office:value-type="string" calcext:value-type="string">
            <text:p>PALMALES</text:p>
          </table:table-cell>
          <table:table-cell office:value-type="string" calcext:value-type="string">
            <text:p>0702</text:p>
          </table:table-cell>
          <table:table-cell table:formula="of:=COM.MICROSOFT.CONCAT([.$D$1];[.A564];&quot;','&quot;;[.B564];&quot;','&quot;;[.C564];&quot;');&quot;)" office:value-type="string" office:string-value="INSERT INTO public.&quot;location&quot; (code, &quot;name&quot;, parent_code) VALUES('070254','PALMALES','0702');" calcext:value-type="string">
            <text:p>INSERT INTO public."location" (code, "name", parent_code) VALUES('070254','PALMALES','0702');</text:p>
          </table:table-cell>
        </table:table-row>
        <table:table-row table:style-name="ro1">
          <table:table-cell office:value-type="string" calcext:value-type="string">
            <text:p>070255</text:p>
          </table:table-cell>
          <table:table-cell office:value-type="string" calcext:value-type="string">
            <text:p>CARCABON</text:p>
          </table:table-cell>
          <table:table-cell office:value-type="string" calcext:value-type="string">
            <text:p>0702</text:p>
          </table:table-cell>
          <table:table-cell table:formula="of:=COM.MICROSOFT.CONCAT([.$D$1];[.A565];&quot;','&quot;;[.B565];&quot;','&quot;;[.C565];&quot;');&quot;)" office:value-type="string" office:string-value="INSERT INTO public.&quot;location&quot; (code, &quot;name&quot;, parent_code) VALUES('070255','CARCABON','0702');" calcext:value-type="string">
            <text:p>INSERT INTO public."location" (code, "name", parent_code) VALUES('070255','CARCABON','0702');</text:p>
          </table:table-cell>
        </table:table-row>
        <table:table-row table:style-name="ro1">
          <table:table-cell office:value-type="string" calcext:value-type="string">
            <text:p>070350</text:p>
          </table:table-cell>
          <table:table-cell office:value-type="string" calcext:value-type="string">
            <text:p>PACCHA</text:p>
          </table:table-cell>
          <table:table-cell office:value-type="string" calcext:value-type="string">
            <text:p>0703</text:p>
          </table:table-cell>
          <table:table-cell table:formula="of:=COM.MICROSOFT.CONCAT([.$D$1];[.A566];&quot;','&quot;;[.B566];&quot;','&quot;;[.C566];&quot;');&quot;)" office:value-type="string" office:string-value="INSERT INTO public.&quot;location&quot; (code, &quot;name&quot;, parent_code) VALUES('070350','PACCHA','0703');" calcext:value-type="string">
            <text:p>INSERT INTO public."location" (code, "name", parent_code) VALUES('070350','PACCHA','0703');</text:p>
          </table:table-cell>
        </table:table-row>
        <table:table-row table:style-name="ro1">
          <table:table-cell office:value-type="string" calcext:value-type="string">
            <text:p>070351</text:p>
          </table:table-cell>
          <table:table-cell office:value-type="string" calcext:value-type="string">
            <text:p>AYAPAMBA</text:p>
          </table:table-cell>
          <table:table-cell office:value-type="string" calcext:value-type="string">
            <text:p>0703</text:p>
          </table:table-cell>
          <table:table-cell table:formula="of:=COM.MICROSOFT.CONCAT([.$D$1];[.A567];&quot;','&quot;;[.B567];&quot;','&quot;;[.C567];&quot;');&quot;)" office:value-type="string" office:string-value="INSERT INTO public.&quot;location&quot; (code, &quot;name&quot;, parent_code) VALUES('070351','AYAPAMBA','0703');" calcext:value-type="string">
            <text:p>INSERT INTO public."location" (code, "name", parent_code) VALUES('070351','AYAPAMBA','0703');</text:p>
          </table:table-cell>
        </table:table-row>
        <table:table-row table:style-name="ro1">
          <table:table-cell office:value-type="string" calcext:value-type="string">
            <text:p>070352</text:p>
          </table:table-cell>
          <table:table-cell office:value-type="string" calcext:value-type="string">
            <text:p>CORDONCILLO</text:p>
          </table:table-cell>
          <table:table-cell office:value-type="string" calcext:value-type="string">
            <text:p>0703</text:p>
          </table:table-cell>
          <table:table-cell table:formula="of:=COM.MICROSOFT.CONCAT([.$D$1];[.A568];&quot;','&quot;;[.B568];&quot;','&quot;;[.C568];&quot;');&quot;)" office:value-type="string" office:string-value="INSERT INTO public.&quot;location&quot; (code, &quot;name&quot;, parent_code) VALUES('070352','CORDONCILLO','0703');" calcext:value-type="string">
            <text:p>INSERT INTO public."location" (code, "name", parent_code) VALUES('070352','CORDONCILLO','0703');</text:p>
          </table:table-cell>
        </table:table-row>
        <table:table-row table:style-name="ro1">
          <table:table-cell office:value-type="string" calcext:value-type="string">
            <text:p>070353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0703</text:p>
          </table:table-cell>
          <table:table-cell table:formula="of:=COM.MICROSOFT.CONCAT([.$D$1];[.A569];&quot;','&quot;;[.B569];&quot;','&quot;;[.C569];&quot;');&quot;)" office:value-type="string" office:string-value="INSERT INTO public.&quot;location&quot; (code, &quot;name&quot;, parent_code) VALUES('070353','MILAGRO','0703');" calcext:value-type="string">
            <text:p>INSERT INTO public."location" (code, "name", parent_code) VALUES('070353','MILAGRO','0703');</text:p>
          </table:table-cell>
        </table:table-row>
        <table:table-row table:style-name="ro1">
          <table:table-cell office:value-type="string" calcext:value-type="string">
            <text:p>070354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0703</text:p>
          </table:table-cell>
          <table:table-cell table:formula="of:=COM.MICROSOFT.CONCAT([.$D$1];[.A570];&quot;','&quot;;[.B570];&quot;','&quot;;[.C570];&quot;');&quot;)" office:value-type="string" office:string-value="INSERT INTO public.&quot;location&quot; (code, &quot;name&quot;, parent_code) VALUES('070354','SAN JOSE','0703');" calcext:value-type="string">
            <text:p>INSERT INTO public."location" (code, "name", parent_code) VALUES('070354','SAN JOSE','0703');</text:p>
          </table:table-cell>
        </table:table-row>
        <table:table-row table:style-name="ro1">
          <table:table-cell office:value-type="string" calcext:value-type="string">
            <text:p>070355</text:p>
          </table:table-cell>
          <table:table-cell office:value-type="string" calcext:value-type="string">
            <text:p>SAN JUAN DE CERRO AZUL</text:p>
          </table:table-cell>
          <table:table-cell office:value-type="string" calcext:value-type="string">
            <text:p>0703</text:p>
          </table:table-cell>
          <table:table-cell table:formula="of:=COM.MICROSOFT.CONCAT([.$D$1];[.A571];&quot;','&quot;;[.B571];&quot;','&quot;;[.C571];&quot;');&quot;)" office:value-type="string" office:string-value="INSERT INTO public.&quot;location&quot; (code, &quot;name&quot;, parent_code) VALUES('070355','SAN JUAN DE CERRO AZUL','0703');" calcext:value-type="string">
            <text:p>INSERT INTO public."location" (code, "name", parent_code) VALUES('070355','SAN JUAN DE CERRO AZUL','0703');</text:p>
          </table:table-cell>
        </table:table-row>
        <table:table-row table:style-name="ro1">
          <table:table-cell office:value-type="string" calcext:value-type="string">
            <text:p>070450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0704</text:p>
          </table:table-cell>
          <table:table-cell table:formula="of:=COM.MICROSOFT.CONCAT([.$D$1];[.A572];&quot;','&quot;;[.B572];&quot;','&quot;;[.C572];&quot;');&quot;)" office:value-type="string" office:string-value="INSERT INTO public.&quot;location&quot; (code, &quot;name&quot;, parent_code) VALUES('070450','BALSAS','0704');" calcext:value-type="string">
            <text:p>INSERT INTO public."location" (code, "name", parent_code) VALUES('070450','BALSAS','0704');</text:p>
          </table:table-cell>
        </table:table-row>
        <table:table-row table:style-name="ro1">
          <table:table-cell office:value-type="string" calcext:value-type="string">
            <text:p>070451</text:p>
          </table:table-cell>
          <table:table-cell office:value-type="string" calcext:value-type="string">
            <text:p>BELLAMARIA</text:p>
          </table:table-cell>
          <table:table-cell office:value-type="string" calcext:value-type="string">
            <text:p>0704</text:p>
          </table:table-cell>
          <table:table-cell table:formula="of:=COM.MICROSOFT.CONCAT([.$D$1];[.A573];&quot;','&quot;;[.B573];&quot;','&quot;;[.C573];&quot;');&quot;)" office:value-type="string" office:string-value="INSERT INTO public.&quot;location&quot; (code, &quot;name&quot;, parent_code) VALUES('070451','BELLAMARIA','0704');" calcext:value-type="string">
            <text:p>INSERT INTO public."location" (code, "name", parent_code) VALUES('070451','BELLAMARIA','0704');</text:p>
          </table:table-cell>
        </table:table-row>
        <table:table-row table:style-name="ro1">
          <table:table-cell office:value-type="string" calcext:value-type="string">
            <text:p>070550</text:p>
          </table:table-cell>
          <table:table-cell office:value-type="string" calcext:value-type="string">
            <text:p>CHILLA</text:p>
          </table:table-cell>
          <table:table-cell office:value-type="string" calcext:value-type="string">
            <text:p>0705</text:p>
          </table:table-cell>
          <table:table-cell table:formula="of:=COM.MICROSOFT.CONCAT([.$D$1];[.A574];&quot;','&quot;;[.B574];&quot;','&quot;;[.C574];&quot;');&quot;)" office:value-type="string" office:string-value="INSERT INTO public.&quot;location&quot; (code, &quot;name&quot;, parent_code) VALUES('070550','CHILLA','0705');" calcext:value-type="string">
            <text:p>INSERT INTO public."location" (code, "name", parent_code) VALUES('070550','CHILLA','0705');</text:p>
          </table:table-cell>
        </table:table-row>
        <table:table-row table:style-name="ro1">
          <table:table-cell office:value-type="string" calcext:value-type="string">
            <text:p>070650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0706</text:p>
          </table:table-cell>
          <table:table-cell table:formula="of:=COM.MICROSOFT.CONCAT([.$D$1];[.A575];&quot;','&quot;;[.B575];&quot;','&quot;;[.C575];&quot;');&quot;)" office:value-type="string" office:string-value="INSERT INTO public.&quot;location&quot; (code, &quot;name&quot;, parent_code) VALUES('070650','EL GUABO','0706');" calcext:value-type="string">
            <text:p>INSERT INTO public."location" (code, "name", parent_code) VALUES('070650','EL GUABO','0706');</text:p>
          </table:table-cell>
        </table:table-row>
        <table:table-row table:style-name="ro1">
          <table:table-cell office:value-type="string" calcext:value-type="string">
            <text:p>070651</text:p>
          </table:table-cell>
          <table:table-cell office:value-type="string" calcext:value-type="string">
            <text:p>BARBONES (SUCRE)</text:p>
          </table:table-cell>
          <table:table-cell office:value-type="string" calcext:value-type="string">
            <text:p>0706</text:p>
          </table:table-cell>
          <table:table-cell table:formula="of:=COM.MICROSOFT.CONCAT([.$D$1];[.A576];&quot;','&quot;;[.B576];&quot;','&quot;;[.C576];&quot;');&quot;)" office:value-type="string" office:string-value="INSERT INTO public.&quot;location&quot; (code, &quot;name&quot;, parent_code) VALUES('070651','BARBONES (SUCRE)','0706');" calcext:value-type="string">
            <text:p>INSERT INTO public."location" (code, "name", parent_code) VALUES('070651','BARBONES (SUCRE)','0706');</text:p>
          </table:table-cell>
        </table:table-row>
        <table:table-row table:style-name="ro1">
          <table:table-cell office:value-type="string" calcext:value-type="string">
            <text:p>070652</text:p>
          </table:table-cell>
          <table:table-cell office:value-type="string" calcext:value-type="string">
            <text:p>LA IBERIA</text:p>
          </table:table-cell>
          <table:table-cell office:value-type="string" calcext:value-type="string">
            <text:p>0706</text:p>
          </table:table-cell>
          <table:table-cell table:formula="of:=COM.MICROSOFT.CONCAT([.$D$1];[.A577];&quot;','&quot;;[.B577];&quot;','&quot;;[.C577];&quot;');&quot;)" office:value-type="string" office:string-value="INSERT INTO public.&quot;location&quot; (code, &quot;name&quot;, parent_code) VALUES('070652','LA IBERIA','0706');" calcext:value-type="string">
            <text:p>INSERT INTO public."location" (code, "name", parent_code) VALUES('070652','LA IBERIA','0706');</text:p>
          </table:table-cell>
        </table:table-row>
        <table:table-row table:style-name="ro1">
          <table:table-cell office:value-type="string" calcext:value-type="string">
            <text:p>070653</text:p>
          </table:table-cell>
          <table:table-cell office:value-type="string" calcext:value-type="string">
            <text:p>TENDALES (CAB. EN PUERTO)</text:p>
          </table:table-cell>
          <table:table-cell office:value-type="string" calcext:value-type="string">
            <text:p>0706</text:p>
          </table:table-cell>
          <table:table-cell table:formula="of:=COM.MICROSOFT.CONCAT([.$D$1];[.A578];&quot;','&quot;;[.B578];&quot;','&quot;;[.C578];&quot;');&quot;)" office:value-type="string" office:string-value="INSERT INTO public.&quot;location&quot; (code, &quot;name&quot;, parent_code) VALUES('070653','TENDALES (CAB. EN PUERTO)','0706');" calcext:value-type="string">
            <text:p>INSERT INTO public."location" (code, "name", parent_code) VALUES('070653','TENDALES (CAB. EN PUERTO)','0706');</text:p>
          </table:table-cell>
        </table:table-row>
        <table:table-row table:style-name="ro1">
          <table:table-cell office:value-type="string" calcext:value-type="string">
            <text:p>070654</text:p>
          </table:table-cell>
          <table:table-cell office:value-type="string" calcext:value-type="string">
            <text:p>RIO BONITO</text:p>
          </table:table-cell>
          <table:table-cell office:value-type="string" calcext:value-type="string">
            <text:p>0706</text:p>
          </table:table-cell>
          <table:table-cell table:formula="of:=COM.MICROSOFT.CONCAT([.$D$1];[.A579];&quot;','&quot;;[.B579];&quot;','&quot;;[.C579];&quot;');&quot;)" office:value-type="string" office:string-value="INSERT INTO public.&quot;location&quot; (code, &quot;name&quot;, parent_code) VALUES('070654','RIO BONITO','0706');" calcext:value-type="string">
            <text:p>INSERT INTO public."location" (code, "name", parent_code) VALUES('070654','RIO BONITO','0706');</text:p>
          </table:table-cell>
        </table:table-row>
        <table:table-row table:style-name="ro1">
          <table:table-cell office:value-type="string" calcext:value-type="string">
            <text:p>070701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0707</text:p>
          </table:table-cell>
          <table:table-cell table:formula="of:=COM.MICROSOFT.CONCAT([.$D$1];[.A580];&quot;','&quot;;[.B580];&quot;','&quot;;[.C580];&quot;');&quot;)" office:value-type="string" office:string-value="INSERT INTO public.&quot;location&quot; (code, &quot;name&quot;, parent_code) VALUES('070701','ECUADOR','0707');" calcext:value-type="string">
            <text:p>INSERT INTO public."location" (code, "name", parent_code) VALUES('070701','ECUADOR','0707');</text:p>
          </table:table-cell>
        </table:table-row>
        <table:table-row table:style-name="ro1">
          <table:table-cell office:value-type="string" calcext:value-type="string">
            <text:p>070702</text:p>
          </table:table-cell>
          <table:table-cell office:value-type="string" calcext:value-type="string">
            <text:p>EL PARAISO</text:p>
          </table:table-cell>
          <table:table-cell office:value-type="string" calcext:value-type="string">
            <text:p>0707</text:p>
          </table:table-cell>
          <table:table-cell table:formula="of:=COM.MICROSOFT.CONCAT([.$D$1];[.A581];&quot;','&quot;;[.B581];&quot;','&quot;;[.C581];&quot;');&quot;)" office:value-type="string" office:string-value="INSERT INTO public.&quot;location&quot; (code, &quot;name&quot;, parent_code) VALUES('070702','EL PARAISO','0707');" calcext:value-type="string">
            <text:p>INSERT INTO public."location" (code, "name", parent_code) VALUES('070702','EL PARAISO','0707');</text:p>
          </table:table-cell>
        </table:table-row>
        <table:table-row table:style-name="ro1">
          <table:table-cell office:value-type="string" calcext:value-type="string">
            <text:p>070703</text:p>
          </table:table-cell>
          <table:table-cell office:value-type="string" calcext:value-type="string">
            <text:p>HUALTACO</text:p>
          </table:table-cell>
          <table:table-cell office:value-type="string" calcext:value-type="string">
            <text:p>0707</text:p>
          </table:table-cell>
          <table:table-cell table:formula="of:=COM.MICROSOFT.CONCAT([.$D$1];[.A582];&quot;','&quot;;[.B582];&quot;','&quot;;[.C582];&quot;');&quot;)" office:value-type="string" office:string-value="INSERT INTO public.&quot;location&quot; (code, &quot;name&quot;, parent_code) VALUES('070703','HUALTACO','0707');" calcext:value-type="string">
            <text:p>INSERT INTO public."location" (code, "name", parent_code) VALUES('070703','HUALTACO','0707');</text:p>
          </table:table-cell>
        </table:table-row>
        <table:table-row table:style-name="ro1">
          <table:table-cell office:value-type="string" calcext:value-type="string">
            <text:p>070704</text:p>
          </table:table-cell>
          <table:table-cell office:value-type="string" calcext:value-type="string">
            <text:p>MILTON REYES</text:p>
          </table:table-cell>
          <table:table-cell office:value-type="string" calcext:value-type="string">
            <text:p>0707</text:p>
          </table:table-cell>
          <table:table-cell table:formula="of:=COM.MICROSOFT.CONCAT([.$D$1];[.A583];&quot;','&quot;;[.B583];&quot;','&quot;;[.C583];&quot;');&quot;)" office:value-type="string" office:string-value="INSERT INTO public.&quot;location&quot; (code, &quot;name&quot;, parent_code) VALUES('070704','MILTON REYES','0707');" calcext:value-type="string">
            <text:p>INSERT INTO public."location" (code, "name", parent_code) VALUES('070704','MILTON REYES','0707');</text:p>
          </table:table-cell>
        </table:table-row>
        <table:table-row table:style-name="ro1">
          <table:table-cell office:value-type="string" calcext:value-type="string">
            <text:p>070705</text:p>
          </table:table-cell>
          <table:table-cell office:value-type="string" calcext:value-type="string">
            <text:p>UNION LOJANA</text:p>
          </table:table-cell>
          <table:table-cell office:value-type="string" calcext:value-type="string">
            <text:p>0707</text:p>
          </table:table-cell>
          <table:table-cell table:formula="of:=COM.MICROSOFT.CONCAT([.$D$1];[.A584];&quot;','&quot;;[.B584];&quot;','&quot;;[.C584];&quot;');&quot;)" office:value-type="string" office:string-value="INSERT INTO public.&quot;location&quot; (code, &quot;name&quot;, parent_code) VALUES('070705','UNION LOJANA','0707');" calcext:value-type="string">
            <text:p>INSERT INTO public."location" (code, "name", parent_code) VALUES('070705','UNION LOJANA','0707');</text:p>
          </table:table-cell>
        </table:table-row>
        <table:table-row table:style-name="ro1">
          <table:table-cell office:value-type="string" calcext:value-type="string">
            <text:p>070750</text:p>
          </table:table-cell>
          <table:table-cell office:value-type="string" calcext:value-type="string">
            <text:p>HUAQUILLAS</text:p>
          </table:table-cell>
          <table:table-cell office:value-type="string" calcext:value-type="string">
            <text:p>0707</text:p>
          </table:table-cell>
          <table:table-cell table:formula="of:=COM.MICROSOFT.CONCAT([.$D$1];[.A585];&quot;','&quot;;[.B585];&quot;','&quot;;[.C585];&quot;');&quot;)" office:value-type="string" office:string-value="INSERT INTO public.&quot;location&quot; (code, &quot;name&quot;, parent_code) VALUES('070750','HUAQUILLAS','0707');" calcext:value-type="string">
            <text:p>INSERT INTO public."location" (code, "name", parent_code) VALUES('070750','HUAQUILLAS','0707');</text:p>
          </table:table-cell>
        </table:table-row>
        <table:table-row table:style-name="ro1">
          <table:table-cell office:value-type="string" calcext:value-type="string">
            <text:p>070850</text:p>
          </table:table-cell>
          <table:table-cell office:value-type="string" calcext:value-type="string">
            <text:p>MARCABELI</text:p>
          </table:table-cell>
          <table:table-cell office:value-type="string" calcext:value-type="string">
            <text:p>0708</text:p>
          </table:table-cell>
          <table:table-cell table:formula="of:=COM.MICROSOFT.CONCAT([.$D$1];[.A586];&quot;','&quot;;[.B586];&quot;','&quot;;[.C586];&quot;');&quot;)" office:value-type="string" office:string-value="INSERT INTO public.&quot;location&quot; (code, &quot;name&quot;, parent_code) VALUES('070850','MARCABELI','0708');" calcext:value-type="string">
            <text:p>INSERT INTO public."location" (code, "name", parent_code) VALUES('070850','MARCABELI','0708');</text:p>
          </table:table-cell>
        </table:table-row>
        <table:table-row table:style-name="ro1">
          <table:table-cell office:value-type="string" calcext:value-type="string">
            <text:p>070851</text:p>
          </table:table-cell>
          <table:table-cell office:value-type="string" calcext:value-type="string">
            <text:p>EL INGENIO</text:p>
          </table:table-cell>
          <table:table-cell office:value-type="string" calcext:value-type="string">
            <text:p>0708</text:p>
          </table:table-cell>
          <table:table-cell table:formula="of:=COM.MICROSOFT.CONCAT([.$D$1];[.A587];&quot;','&quot;;[.B587];&quot;','&quot;;[.C587];&quot;');&quot;)" office:value-type="string" office:string-value="INSERT INTO public.&quot;location&quot; (code, &quot;name&quot;, parent_code) VALUES('070851','EL INGENIO','0708');" calcext:value-type="string">
            <text:p>INSERT INTO public."location" (code, "name", parent_code) VALUES('070851','EL INGENIO','0708');</text:p>
          </table:table-cell>
        </table:table-row>
        <table:table-row table:style-name="ro1">
          <table:table-cell office:value-type="string" calcext:value-type="string">
            <text:p>070901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0709</text:p>
          </table:table-cell>
          <table:table-cell table:formula="of:=COM.MICROSOFT.CONCAT([.$D$1];[.A588];&quot;','&quot;;[.B588];&quot;','&quot;;[.C588];&quot;');&quot;)" office:value-type="string" office:string-value="INSERT INTO public.&quot;location&quot; (code, &quot;name&quot;, parent_code) VALUES('070901','BOLIVAR','0709');" calcext:value-type="string">
            <text:p>INSERT INTO public."location" (code, "name", parent_code) VALUES('070901','BOLIVAR','0709');</text:p>
          </table:table-cell>
        </table:table-row>
        <table:table-row table:style-name="ro1">
          <table:table-cell office:value-type="string" calcext:value-type="string">
            <text:p>070902</text:p>
          </table:table-cell>
          <table:table-cell office:value-type="string" calcext:value-type="string">
            <text:p>LOMA DE FRANCO</text:p>
          </table:table-cell>
          <table:table-cell office:value-type="string" calcext:value-type="string">
            <text:p>0709</text:p>
          </table:table-cell>
          <table:table-cell table:formula="of:=COM.MICROSOFT.CONCAT([.$D$1];[.A589];&quot;','&quot;;[.B589];&quot;','&quot;;[.C589];&quot;');&quot;)" office:value-type="string" office:string-value="INSERT INTO public.&quot;location&quot; (code, &quot;name&quot;, parent_code) VALUES('070902','LOMA DE FRANCO','0709');" calcext:value-type="string">
            <text:p>INSERT INTO public."location" (code, "name", parent_code) VALUES('070902','LOMA DE FRANCO','0709');</text:p>
          </table:table-cell>
        </table:table-row>
        <table:table-row table:style-name="ro1">
          <table:table-cell office:value-type="string" calcext:value-type="string">
            <text:p>070903</text:p>
          </table:table-cell>
          <table:table-cell office:value-type="string" calcext:value-type="string">
            <text:p>OCHOA LEON (MATRIZ)</text:p>
          </table:table-cell>
          <table:table-cell office:value-type="string" calcext:value-type="string">
            <text:p>0709</text:p>
          </table:table-cell>
          <table:table-cell table:formula="of:=COM.MICROSOFT.CONCAT([.$D$1];[.A590];&quot;','&quot;;[.B590];&quot;','&quot;;[.C590];&quot;');&quot;)" office:value-type="string" office:string-value="INSERT INTO public.&quot;location&quot; (code, &quot;name&quot;, parent_code) VALUES('070903','OCHOA LEON (MATRIZ)','0709');" calcext:value-type="string">
            <text:p>INSERT INTO public."location" (code, "name", parent_code) VALUES('070903','OCHOA LEON (MATRIZ)','0709');</text:p>
          </table:table-cell>
        </table:table-row>
        <table:table-row table:style-name="ro1">
          <table:table-cell office:value-type="string" calcext:value-type="string">
            <text:p>070904</text:p>
          </table:table-cell>
          <table:table-cell office:value-type="string" calcext:value-type="string">
            <text:p>TRES CERRITOS</text:p>
          </table:table-cell>
          <table:table-cell office:value-type="string" calcext:value-type="string">
            <text:p>0709</text:p>
          </table:table-cell>
          <table:table-cell table:formula="of:=COM.MICROSOFT.CONCAT([.$D$1];[.A591];&quot;','&quot;;[.B591];&quot;','&quot;;[.C591];&quot;');&quot;)" office:value-type="string" office:string-value="INSERT INTO public.&quot;location&quot; (code, &quot;name&quot;, parent_code) VALUES('070904','TRES CERRITOS','0709');" calcext:value-type="string">
            <text:p>INSERT INTO public."location" (code, "name", parent_code) VALUES('070904','TRES CERRITOS','0709');</text:p>
          </table:table-cell>
        </table:table-row>
        <table:table-row table:style-name="ro1">
          <table:table-cell office:value-type="string" calcext:value-type="string">
            <text:p>070950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0709</text:p>
          </table:table-cell>
          <table:table-cell table:formula="of:=COM.MICROSOFT.CONCAT([.$D$1];[.A592];&quot;','&quot;;[.B592];&quot;','&quot;;[.C592];&quot;');&quot;)" office:value-type="string" office:string-value="INSERT INTO public.&quot;location&quot; (code, &quot;name&quot;, parent_code) VALUES('070950','PASAJE','0709');" calcext:value-type="string">
            <text:p>INSERT INTO public."location" (code, "name", parent_code) VALUES('070950','PASAJE','0709');</text:p>
          </table:table-cell>
        </table:table-row>
        <table:table-row table:style-name="ro1">
          <table:table-cell office:value-type="string" calcext:value-type="string">
            <text:p>070951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0709</text:p>
          </table:table-cell>
          <table:table-cell table:formula="of:=COM.MICROSOFT.CONCAT([.$D$1];[.A593];&quot;','&quot;;[.B593];&quot;','&quot;;[.C593];&quot;');&quot;)" office:value-type="string" office:string-value="INSERT INTO public.&quot;location&quot; (code, &quot;name&quot;, parent_code) VALUES('070951','BUENAVISTA','0709');" calcext:value-type="string">
            <text:p>INSERT INTO public."location" (code, "name", parent_code) VALUES('070951','BUENAVISTA','0709');</text:p>
          </table:table-cell>
        </table:table-row>
        <table:table-row table:style-name="ro1">
          <table:table-cell office:value-type="string" calcext:value-type="string">
            <text:p>070952</text:p>
          </table:table-cell>
          <table:table-cell office:value-type="string" calcext:value-type="string">
            <text:p>CASACAY</text:p>
          </table:table-cell>
          <table:table-cell office:value-type="string" calcext:value-type="string">
            <text:p>0709</text:p>
          </table:table-cell>
          <table:table-cell table:formula="of:=COM.MICROSOFT.CONCAT([.$D$1];[.A594];&quot;','&quot;;[.B594];&quot;','&quot;;[.C594];&quot;');&quot;)" office:value-type="string" office:string-value="INSERT INTO public.&quot;location&quot; (code, &quot;name&quot;, parent_code) VALUES('070952','CASACAY','0709');" calcext:value-type="string">
            <text:p>INSERT INTO public."location" (code, "name", parent_code) VALUES('070952','CASACAY','0709');</text:p>
          </table:table-cell>
        </table:table-row>
        <table:table-row table:style-name="ro1">
          <table:table-cell office:value-type="string" calcext:value-type="string">
            <text:p>070953</text:p>
          </table:table-cell>
          <table:table-cell office:value-type="string" calcext:value-type="string">
            <text:p>LA PEAÑA</text:p>
          </table:table-cell>
          <table:table-cell office:value-type="string" calcext:value-type="string">
            <text:p>0709</text:p>
          </table:table-cell>
          <table:table-cell table:formula="of:=COM.MICROSOFT.CONCAT([.$D$1];[.A595];&quot;','&quot;;[.B595];&quot;','&quot;;[.C595];&quot;');&quot;)" office:value-type="string" office:string-value="INSERT INTO public.&quot;location&quot; (code, &quot;name&quot;, parent_code) VALUES('070953','LA PEAÑA','0709');" calcext:value-type="string">
            <text:p>INSERT INTO public."location" (code, "name", parent_code) VALUES('070953','LA PEAÑA','0709');</text:p>
          </table:table-cell>
        </table:table-row>
        <table:table-row table:style-name="ro1">
          <table:table-cell office:value-type="string" calcext:value-type="string">
            <text:p>070954</text:p>
          </table:table-cell>
          <table:table-cell office:value-type="string" calcext:value-type="string">
            <text:p>PROGRESO</text:p>
          </table:table-cell>
          <table:table-cell office:value-type="string" calcext:value-type="string">
            <text:p>0709</text:p>
          </table:table-cell>
          <table:table-cell table:formula="of:=COM.MICROSOFT.CONCAT([.$D$1];[.A596];&quot;','&quot;;[.B596];&quot;','&quot;;[.C596];&quot;');&quot;)" office:value-type="string" office:string-value="INSERT INTO public.&quot;location&quot; (code, &quot;name&quot;, parent_code) VALUES('070954','PROGRESO','0709');" calcext:value-type="string">
            <text:p>INSERT INTO public."location" (code, "name", parent_code) VALUES('070954','PROGRESO','0709');</text:p>
          </table:table-cell>
        </table:table-row>
        <table:table-row table:style-name="ro1">
          <table:table-cell office:value-type="string" calcext:value-type="string">
            <text:p>070955</text:p>
          </table:table-cell>
          <table:table-cell office:value-type="string" calcext:value-type="string">
            <text:p>UZHCURRUMI</text:p>
          </table:table-cell>
          <table:table-cell office:value-type="string" calcext:value-type="string">
            <text:p>0709</text:p>
          </table:table-cell>
          <table:table-cell table:formula="of:=COM.MICROSOFT.CONCAT([.$D$1];[.A597];&quot;','&quot;;[.B597];&quot;','&quot;;[.C597];&quot;');&quot;)" office:value-type="string" office:string-value="INSERT INTO public.&quot;location&quot; (code, &quot;name&quot;, parent_code) VALUES('070955','UZHCURRUMI','0709');" calcext:value-type="string">
            <text:p>INSERT INTO public."location" (code, "name", parent_code) VALUES('070955','UZHCURRUMI','0709');</text:p>
          </table:table-cell>
        </table:table-row>
        <table:table-row table:style-name="ro1">
          <table:table-cell office:value-type="string" calcext:value-type="string">
            <text:p>070956</text:p>
          </table:table-cell>
          <table:table-cell office:value-type="string" calcext:value-type="string">
            <text:p>CAÑAQUEMADA</text:p>
          </table:table-cell>
          <table:table-cell office:value-type="string" calcext:value-type="string">
            <text:p>0709</text:p>
          </table:table-cell>
          <table:table-cell table:formula="of:=COM.MICROSOFT.CONCAT([.$D$1];[.A598];&quot;','&quot;;[.B598];&quot;','&quot;;[.C598];&quot;');&quot;)" office:value-type="string" office:string-value="INSERT INTO public.&quot;location&quot; (code, &quot;name&quot;, parent_code) VALUES('070956','CAÑAQUEMADA','0709');" calcext:value-type="string">
            <text:p>INSERT INTO public."location" (code, "name", parent_code) VALUES('070956','CAÑAQUEMADA','0709');</text:p>
          </table:table-cell>
        </table:table-row>
        <table:table-row table:style-name="ro1">
          <table:table-cell office:value-type="string" calcext:value-type="string">
            <text:p>071001</text:p>
          </table:table-cell>
          <table:table-cell office:value-type="string" calcext:value-type="string">
            <text:p>LA MATRIZ</text:p>
          </table:table-cell>
          <table:table-cell office:value-type="string" calcext:value-type="string">
            <text:p>0710</text:p>
          </table:table-cell>
          <table:table-cell table:formula="of:=COM.MICROSOFT.CONCAT([.$D$1];[.A599];&quot;','&quot;;[.B599];&quot;','&quot;;[.C599];&quot;');&quot;)" office:value-type="string" office:string-value="INSERT INTO public.&quot;location&quot; (code, &quot;name&quot;, parent_code) VALUES('071001','LA MATRIZ','0710');" calcext:value-type="string">
            <text:p>INSERT INTO public."location" (code, "name", parent_code) VALUES('071001','LA MATRIZ','0710');</text:p>
          </table:table-cell>
        </table:table-row>
        <table:table-row table:style-name="ro1">
          <table:table-cell office:value-type="string" calcext:value-type="string">
            <text:p>071002</text:p>
          </table:table-cell>
          <table:table-cell office:value-type="string" calcext:value-type="string">
            <text:p>LA SUSAYA</text:p>
          </table:table-cell>
          <table:table-cell office:value-type="string" calcext:value-type="string">
            <text:p>0710</text:p>
          </table:table-cell>
          <table:table-cell table:formula="of:=COM.MICROSOFT.CONCAT([.$D$1];[.A600];&quot;','&quot;;[.B600];&quot;','&quot;;[.C600];&quot;');&quot;)" office:value-type="string" office:string-value="INSERT INTO public.&quot;location&quot; (code, &quot;name&quot;, parent_code) VALUES('071002','LA SUSAYA','0710');" calcext:value-type="string">
            <text:p>INSERT INTO public."location" (code, "name", parent_code) VALUES('071002','LA SUSAYA','0710');</text:p>
          </table:table-cell>
        </table:table-row>
        <table:table-row table:style-name="ro1">
          <table:table-cell office:value-type="string" calcext:value-type="string">
            <text:p>071003</text:p>
          </table:table-cell>
          <table:table-cell office:value-type="string" calcext:value-type="string">
            <text:p>PIÑAS GRANDE</text:p>
          </table:table-cell>
          <table:table-cell office:value-type="string" calcext:value-type="string">
            <text:p>0710</text:p>
          </table:table-cell>
          <table:table-cell table:formula="of:=COM.MICROSOFT.CONCAT([.$D$1];[.A601];&quot;','&quot;;[.B601];&quot;','&quot;;[.C601];&quot;');&quot;)" office:value-type="string" office:string-value="INSERT INTO public.&quot;location&quot; (code, &quot;name&quot;, parent_code) VALUES('071003','PIÑAS GRANDE','0710');" calcext:value-type="string">
            <text:p>INSERT INTO public."location" (code, "name", parent_code) VALUES('071003','PIÑAS GRANDE','0710');</text:p>
          </table:table-cell>
        </table:table-row>
        <table:table-row table:style-name="ro1">
          <table:table-cell office:value-type="string" calcext:value-type="string">
            <text:p>071050</text:p>
          </table:table-cell>
          <table:table-cell office:value-type="string" calcext:value-type="string">
            <text:p>PIÑAS</text:p>
          </table:table-cell>
          <table:table-cell office:value-type="string" calcext:value-type="string">
            <text:p>0710</text:p>
          </table:table-cell>
          <table:table-cell table:formula="of:=COM.MICROSOFT.CONCAT([.$D$1];[.A602];&quot;','&quot;;[.B602];&quot;','&quot;;[.C602];&quot;');&quot;)" office:value-type="string" office:string-value="INSERT INTO public.&quot;location&quot; (code, &quot;name&quot;, parent_code) VALUES('071050','PIÑAS','0710');" calcext:value-type="string">
            <text:p>INSERT INTO public."location" (code, "name", parent_code) VALUES('071050','PIÑAS','0710');</text:p>
          </table:table-cell>
        </table:table-row>
        <table:table-row table:style-name="ro1">
          <table:table-cell office:value-type="string" calcext:value-type="string">
            <text:p>071051</text:p>
          </table:table-cell>
          <table:table-cell office:value-type="string" calcext:value-type="string">
            <text:p>CAPIRO</text:p>
          </table:table-cell>
          <table:table-cell office:value-type="string" calcext:value-type="string">
            <text:p>0710</text:p>
          </table:table-cell>
          <table:table-cell table:formula="of:=COM.MICROSOFT.CONCAT([.$D$1];[.A603];&quot;','&quot;;[.B603];&quot;','&quot;;[.C603];&quot;');&quot;)" office:value-type="string" office:string-value="INSERT INTO public.&quot;location&quot; (code, &quot;name&quot;, parent_code) VALUES('071051','CAPIRO','0710');" calcext:value-type="string">
            <text:p>INSERT INTO public."location" (code, "name", parent_code) VALUES('071051','CAPIRO','0710');</text:p>
          </table:table-cell>
        </table:table-row>
        <table:table-row table:style-name="ro1">
          <table:table-cell office:value-type="string" calcext:value-type="string">
            <text:p>071052</text:p>
          </table:table-cell>
          <table:table-cell office:value-type="string" calcext:value-type="string">
            <text:p>LA BOCANA</text:p>
          </table:table-cell>
          <table:table-cell office:value-type="string" calcext:value-type="string">
            <text:p>0710</text:p>
          </table:table-cell>
          <table:table-cell table:formula="of:=COM.MICROSOFT.CONCAT([.$D$1];[.A604];&quot;','&quot;;[.B604];&quot;','&quot;;[.C604];&quot;');&quot;)" office:value-type="string" office:string-value="INSERT INTO public.&quot;location&quot; (code, &quot;name&quot;, parent_code) VALUES('071052','LA BOCANA','0710');" calcext:value-type="string">
            <text:p>INSERT INTO public."location" (code, "name", parent_code) VALUES('071052','LA BOCANA','0710');</text:p>
          </table:table-cell>
        </table:table-row>
        <table:table-row table:style-name="ro1">
          <table:table-cell office:value-type="string" calcext:value-type="string">
            <text:p>071053</text:p>
          </table:table-cell>
          <table:table-cell office:value-type="string" calcext:value-type="string">
            <text:p>MOROMORO (CAB. EN EL VADO)</text:p>
          </table:table-cell>
          <table:table-cell office:value-type="string" calcext:value-type="string">
            <text:p>0710</text:p>
          </table:table-cell>
          <table:table-cell table:formula="of:=COM.MICROSOFT.CONCAT([.$D$1];[.A605];&quot;','&quot;;[.B605];&quot;','&quot;;[.C605];&quot;');&quot;)" office:value-type="string" office:string-value="INSERT INTO public.&quot;location&quot; (code, &quot;name&quot;, parent_code) VALUES('071053','MOROMORO (CAB. EN EL VADO)','0710');" calcext:value-type="string">
            <text:p>INSERT INTO public."location" (code, "name", parent_code) VALUES('071053','MOROMORO (CAB. EN EL VADO)','0710');</text:p>
          </table:table-cell>
        </table:table-row>
        <table:table-row table:style-name="ro1">
          <table:table-cell office:value-type="string" calcext:value-type="string">
            <text:p>071054</text:p>
          </table:table-cell>
          <table:table-cell office:value-type="string" calcext:value-type="string">
            <text:p>PIEDRAS</text:p>
          </table:table-cell>
          <table:table-cell office:value-type="string" calcext:value-type="string">
            <text:p>0710</text:p>
          </table:table-cell>
          <table:table-cell table:formula="of:=COM.MICROSOFT.CONCAT([.$D$1];[.A606];&quot;','&quot;;[.B606];&quot;','&quot;;[.C606];&quot;');&quot;)" office:value-type="string" office:string-value="INSERT INTO public.&quot;location&quot; (code, &quot;name&quot;, parent_code) VALUES('071054','PIEDRAS','0710');" calcext:value-type="string">
            <text:p>INSERT INTO public."location" (code, "name", parent_code) VALUES('071054','PIEDRAS','0710');</text:p>
          </table:table-cell>
        </table:table-row>
        <table:table-row table:style-name="ro1">
          <table:table-cell office:value-type="string" calcext:value-type="string">
            <text:p>071055</text:p>
          </table:table-cell>
          <table:table-cell office:value-type="string" calcext:value-type="string">
            <text:p>SAN ROQUE (AMBROSIO MALDONADO)</text:p>
          </table:table-cell>
          <table:table-cell office:value-type="string" calcext:value-type="string">
            <text:p>0710</text:p>
          </table:table-cell>
          <table:table-cell table:formula="of:=COM.MICROSOFT.CONCAT([.$D$1];[.A607];&quot;','&quot;;[.B607];&quot;','&quot;;[.C607];&quot;');&quot;)" office:value-type="string" office:string-value="INSERT INTO public.&quot;location&quot; (code, &quot;name&quot;, parent_code) VALUES('071055','SAN ROQUE (AMBROSIO MALDONADO)','0710');" calcext:value-type="string">
            <text:p>INSERT INTO public."location" (code, "name", parent_code) VALUES('071055','SAN ROQUE (AMBROSIO MALDONADO)','0710');</text:p>
          </table:table-cell>
        </table:table-row>
        <table:table-row table:style-name="ro1">
          <table:table-cell office:value-type="string" calcext:value-type="string">
            <text:p>071056</text:p>
          </table:table-cell>
          <table:table-cell office:value-type="string" calcext:value-type="string">
            <text:p>SARACAY</text:p>
          </table:table-cell>
          <table:table-cell office:value-type="string" calcext:value-type="string">
            <text:p>0710</text:p>
          </table:table-cell>
          <table:table-cell table:formula="of:=COM.MICROSOFT.CONCAT([.$D$1];[.A608];&quot;','&quot;;[.B608];&quot;','&quot;;[.C608];&quot;');&quot;)" office:value-type="string" office:string-value="INSERT INTO public.&quot;location&quot; (code, &quot;name&quot;, parent_code) VALUES('071056','SARACAY','0710');" calcext:value-type="string">
            <text:p>INSERT INTO public."location" (code, "name", parent_code) VALUES('071056','SARACAY','0710');</text:p>
          </table:table-cell>
        </table:table-row>
        <table:table-row table:style-name="ro1">
          <table:table-cell office:value-type="string" calcext:value-type="string">
            <text:p>071150</text:p>
          </table:table-cell>
          <table:table-cell office:value-type="string" calcext:value-type="string">
            <text:p>PORTOVELO</text:p>
          </table:table-cell>
          <table:table-cell office:value-type="string" calcext:value-type="string">
            <text:p>0711</text:p>
          </table:table-cell>
          <table:table-cell table:formula="of:=COM.MICROSOFT.CONCAT([.$D$1];[.A609];&quot;','&quot;;[.B609];&quot;','&quot;;[.C609];&quot;');&quot;)" office:value-type="string" office:string-value="INSERT INTO public.&quot;location&quot; (code, &quot;name&quot;, parent_code) VALUES('071150','PORTOVELO','0711');" calcext:value-type="string">
            <text:p>INSERT INTO public."location" (code, "name", parent_code) VALUES('071150','PORTOVELO','0711');</text:p>
          </table:table-cell>
        </table:table-row>
        <table:table-row table:style-name="ro1">
          <table:table-cell office:value-type="string" calcext:value-type="string">
            <text:p>071151</text:p>
          </table:table-cell>
          <table:table-cell office:value-type="string" calcext:value-type="string">
            <text:p>CURTINCAPA</text:p>
          </table:table-cell>
          <table:table-cell office:value-type="string" calcext:value-type="string">
            <text:p>0711</text:p>
          </table:table-cell>
          <table:table-cell table:formula="of:=COM.MICROSOFT.CONCAT([.$D$1];[.A610];&quot;','&quot;;[.B610];&quot;','&quot;;[.C610];&quot;');&quot;)" office:value-type="string" office:string-value="INSERT INTO public.&quot;location&quot; (code, &quot;name&quot;, parent_code) VALUES('071151','CURTINCAPA','0711');" calcext:value-type="string">
            <text:p>INSERT INTO public."location" (code, "name", parent_code) VALUES('071151','CURTINCAPA','0711');</text:p>
          </table:table-cell>
        </table:table-row>
        <table:table-row table:style-name="ro1">
          <table:table-cell office:value-type="string" calcext:value-type="string">
            <text:p>071152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0711</text:p>
          </table:table-cell>
          <table:table-cell table:formula="of:=COM.MICROSOFT.CONCAT([.$D$1];[.A611];&quot;','&quot;;[.B611];&quot;','&quot;;[.C611];&quot;');&quot;)" office:value-type="string" office:string-value="INSERT INTO public.&quot;location&quot; (code, &quot;name&quot;, parent_code) VALUES('071152','MORALES','0711');" calcext:value-type="string">
            <text:p>INSERT INTO public."location" (code, "name", parent_code) VALUES('071152','MORALES','0711');</text:p>
          </table:table-cell>
        </table:table-row>
        <table:table-row table:style-name="ro1">
          <table:table-cell office:value-type="string" calcext:value-type="string">
            <text:p>071153</text:p>
          </table:table-cell>
          <table:table-cell office:value-type="string" calcext:value-type="string">
            <text:p>SALATI</text:p>
          </table:table-cell>
          <table:table-cell office:value-type="string" calcext:value-type="string">
            <text:p>0711</text:p>
          </table:table-cell>
          <table:table-cell table:formula="of:=COM.MICROSOFT.CONCAT([.$D$1];[.A612];&quot;','&quot;;[.B612];&quot;','&quot;;[.C612];&quot;');&quot;)" office:value-type="string" office:string-value="INSERT INTO public.&quot;location&quot; (code, &quot;name&quot;, parent_code) VALUES('071153','SALATI','0711');" calcext:value-type="string">
            <text:p>INSERT INTO public."location" (code, "name", parent_code) VALUES('071153','SALATI','0711');</text:p>
          </table:table-cell>
        </table:table-row>
        <table:table-row table:style-name="ro1">
          <table:table-cell office:value-type="string" calcext:value-type="string">
            <text:p>071201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12</text:p>
          </table:table-cell>
          <table:table-cell table:formula="of:=COM.MICROSOFT.CONCAT([.$D$1];[.A613];&quot;','&quot;;[.B613];&quot;','&quot;;[.C613];&quot;');&quot;)" office:value-type="string" office:string-value="INSERT INTO public.&quot;location&quot; (code, &quot;name&quot;, parent_code) VALUES('071201','SANTA ROSA','0712');" calcext:value-type="string">
            <text:p>INSERT INTO public."location" (code, "name", parent_code) VALUES('071201','SANTA ROSA','0712');</text:p>
          </table:table-cell>
        </table:table-row>
        <table:table-row table:style-name="ro1">
          <table:table-cell office:value-type="string" calcext:value-type="string">
            <text:p>071202</text:p>
          </table:table-cell>
          <table:table-cell office:value-type="string" calcext:value-type="string">
            <text:p>JELI</text:p>
          </table:table-cell>
          <table:table-cell office:value-type="string" calcext:value-type="string">
            <text:p>0712</text:p>
          </table:table-cell>
          <table:table-cell table:formula="of:=COM.MICROSOFT.CONCAT([.$D$1];[.A614];&quot;','&quot;;[.B614];&quot;','&quot;;[.C614];&quot;');&quot;)" office:value-type="string" office:string-value="INSERT INTO public.&quot;location&quot; (code, &quot;name&quot;, parent_code) VALUES('071202','JELI','0712');" calcext:value-type="string">
            <text:p>INSERT INTO public."location" (code, "name", parent_code) VALUES('071202','JELI','0712');</text:p>
          </table:table-cell>
        </table:table-row>
        <table:table-row table:style-name="ro1">
          <table:table-cell office:value-type="string" calcext:value-type="string">
            <text:p>071203</text:p>
          </table:table-cell>
          <table:table-cell office:value-type="string" calcext:value-type="string">
            <text:p>JAMBELÍ (SATÉLITE)</text:p>
          </table:table-cell>
          <table:table-cell office:value-type="string" calcext:value-type="string">
            <text:p>0712</text:p>
          </table:table-cell>
          <table:table-cell table:formula="of:=COM.MICROSOFT.CONCAT([.$D$1];[.A615];&quot;','&quot;;[.B615];&quot;','&quot;;[.C615];&quot;');&quot;)" office:value-type="string" office:string-value="INSERT INTO public.&quot;location&quot; (code, &quot;name&quot;, parent_code) VALUES('071203','JAMBELÍ (SATÉLITE)','0712');" calcext:value-type="string">
            <text:p>INSERT INTO public."location" (code, "name", parent_code) VALUES('071203','JAMBELÍ (SATÉLITE)','0712');</text:p>
          </table:table-cell>
        </table:table-row>
        <table:table-row table:style-name="ro1">
          <table:table-cell office:value-type="string" calcext:value-type="string">
            <text:p>071204</text:p>
          </table:table-cell>
          <table:table-cell office:value-type="string" calcext:value-type="string">
            <text:p>JUMÓN (SATÉLITE)</text:p>
          </table:table-cell>
          <table:table-cell office:value-type="string" calcext:value-type="string">
            <text:p>0712</text:p>
          </table:table-cell>
          <table:table-cell table:formula="of:=COM.MICROSOFT.CONCAT([.$D$1];[.A616];&quot;','&quot;;[.B616];&quot;','&quot;;[.C616];&quot;');&quot;)" office:value-type="string" office:string-value="INSERT INTO public.&quot;location&quot; (code, &quot;name&quot;, parent_code) VALUES('071204','JUMÓN (SATÉLITE)','0712');" calcext:value-type="string">
            <text:p>INSERT INTO public."location" (code, "name", parent_code) VALUES('071204','JUMÓN (SATÉLITE)','0712');</text:p>
          </table:table-cell>
        </table:table-row>
        <table:table-row table:style-name="ro1">
          <table:table-cell office:value-type="string" calcext:value-type="string">
            <text:p>071250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0712</text:p>
          </table:table-cell>
          <table:table-cell table:formula="of:=COM.MICROSOFT.CONCAT([.$D$1];[.A617];&quot;','&quot;;[.B617];&quot;','&quot;;[.C617];&quot;');&quot;)" office:value-type="string" office:string-value="INSERT INTO public.&quot;location&quot; (code, &quot;name&quot;, parent_code) VALUES('071250','SANTA ROSA','0712');" calcext:value-type="string">
            <text:p>INSERT INTO public."location" (code, "name", parent_code) VALUES('071250','SANTA ROSA','0712');</text:p>
          </table:table-cell>
        </table:table-row>
        <table:table-row table:style-name="ro1">
          <table:table-cell office:value-type="string" calcext:value-type="string">
            <text:p>071251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0712</text:p>
          </table:table-cell>
          <table:table-cell table:formula="of:=COM.MICROSOFT.CONCAT([.$D$1];[.A618];&quot;','&quot;;[.B618];&quot;','&quot;;[.C618];&quot;');&quot;)" office:value-type="string" office:string-value="INSERT INTO public.&quot;location&quot; (code, &quot;name&quot;, parent_code) VALUES('071251','BELLAVISTA','0712');" calcext:value-type="string">
            <text:p>INSERT INTO public."location" (code, "name", parent_code) VALUES('071251','BELLAVISTA','0712');</text:p>
          </table:table-cell>
        </table:table-row>
        <table:table-row table:style-name="ro1">
          <table:table-cell office:value-type="string" calcext:value-type="string">
            <text:p>071252</text:p>
          </table:table-cell>
          <table:table-cell office:value-type="string" calcext:value-type="string">
            <text:p>JAMBELI</text:p>
          </table:table-cell>
          <table:table-cell office:value-type="string" calcext:value-type="string">
            <text:p>0712</text:p>
          </table:table-cell>
          <table:table-cell table:formula="of:=COM.MICROSOFT.CONCAT([.$D$1];[.A619];&quot;','&quot;;[.B619];&quot;','&quot;;[.C619];&quot;');&quot;)" office:value-type="string" office:string-value="INSERT INTO public.&quot;location&quot; (code, &quot;name&quot;, parent_code) VALUES('071252','JAMBELI','0712');" calcext:value-type="string">
            <text:p>INSERT INTO public."location" (code, "name", parent_code) VALUES('071252','JAMBELI','0712');</text:p>
          </table:table-cell>
        </table:table-row>
        <table:table-row table:style-name="ro1">
          <table:table-cell office:value-type="string" calcext:value-type="string">
            <text:p>071253</text:p>
          </table:table-cell>
          <table:table-cell office:value-type="string" calcext:value-type="string">
            <text:p>LA AVANZADA</text:p>
          </table:table-cell>
          <table:table-cell office:value-type="string" calcext:value-type="string">
            <text:p>0712</text:p>
          </table:table-cell>
          <table:table-cell table:formula="of:=COM.MICROSOFT.CONCAT([.$D$1];[.A620];&quot;','&quot;;[.B620];&quot;','&quot;;[.C620];&quot;');&quot;)" office:value-type="string" office:string-value="INSERT INTO public.&quot;location&quot; (code, &quot;name&quot;, parent_code) VALUES('071253','LA AVANZADA','0712');" calcext:value-type="string">
            <text:p>INSERT INTO public."location" (code, "name", parent_code) VALUES('071253','LA AVANZADA','0712');</text:p>
          </table:table-cell>
        </table:table-row>
        <table:table-row table:style-name="ro1">
          <table:table-cell office:value-type="string" calcext:value-type="string">
            <text:p>071254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0712</text:p>
          </table:table-cell>
          <table:table-cell table:formula="of:=COM.MICROSOFT.CONCAT([.$D$1];[.A621];&quot;','&quot;;[.B621];&quot;','&quot;;[.C621];&quot;');&quot;)" office:value-type="string" office:string-value="INSERT INTO public.&quot;location&quot; (code, &quot;name&quot;, parent_code) VALUES('071254','SAN ANTONIO','0712');" calcext:value-type="string">
            <text:p>INSERT INTO public."location" (code, "name", parent_code) VALUES('071254','SAN ANTONIO','0712');</text:p>
          </table:table-cell>
        </table:table-row>
        <table:table-row table:style-name="ro1">
          <table:table-cell office:value-type="string" calcext:value-type="string">
            <text:p>071255</text:p>
          </table:table-cell>
          <table:table-cell office:value-type="string" calcext:value-type="string">
            <text:p>TORATA</text:p>
          </table:table-cell>
          <table:table-cell office:value-type="string" calcext:value-type="string">
            <text:p>0712</text:p>
          </table:table-cell>
          <table:table-cell table:formula="of:=COM.MICROSOFT.CONCAT([.$D$1];[.A622];&quot;','&quot;;[.B622];&quot;','&quot;;[.C622];&quot;');&quot;)" office:value-type="string" office:string-value="INSERT INTO public.&quot;location&quot; (code, &quot;name&quot;, parent_code) VALUES('071255','TORATA','0712');" calcext:value-type="string">
            <text:p>INSERT INTO public."location" (code, "name", parent_code) VALUES('071255','TORATA','0712');</text:p>
          </table:table-cell>
        </table:table-row>
        <table:table-row table:style-name="ro1">
          <table:table-cell office:value-type="string" calcext:value-type="string">
            <text:p>071256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0712</text:p>
          </table:table-cell>
          <table:table-cell table:formula="of:=COM.MICROSOFT.CONCAT([.$D$1];[.A623];&quot;','&quot;;[.B623];&quot;','&quot;;[.C623];&quot;');&quot;)" office:value-type="string" office:string-value="INSERT INTO public.&quot;location&quot; (code, &quot;name&quot;, parent_code) VALUES('071256','VICTORIA','0712');" calcext:value-type="string">
            <text:p>INSERT INTO public."location" (code, "name", parent_code) VALUES('071256','VICTORIA','0712');</text:p>
          </table:table-cell>
        </table:table-row>
        <table:table-row table:style-name="ro1">
          <table:table-cell office:value-type="string" calcext:value-type="string">
            <text:p>071257</text:p>
          </table:table-cell>
          <table:table-cell office:value-type="string" calcext:value-type="string">
            <text:p>BELLAMARIA</text:p>
          </table:table-cell>
          <table:table-cell office:value-type="string" calcext:value-type="string">
            <text:p>0712</text:p>
          </table:table-cell>
          <table:table-cell table:formula="of:=COM.MICROSOFT.CONCAT([.$D$1];[.A624];&quot;','&quot;;[.B624];&quot;','&quot;;[.C624];&quot;');&quot;)" office:value-type="string" office:string-value="INSERT INTO public.&quot;location&quot; (code, &quot;name&quot;, parent_code) VALUES('071257','BELLAMARIA','0712');" calcext:value-type="string">
            <text:p>INSERT INTO public."location" (code, "name", parent_code) VALUES('071257','BELLAMARIA','0712');</text:p>
          </table:table-cell>
        </table:table-row>
        <table:table-row table:style-name="ro1">
          <table:table-cell office:value-type="string" calcext:value-type="string">
            <text:p>071350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0713</text:p>
          </table:table-cell>
          <table:table-cell table:formula="of:=COM.MICROSOFT.CONCAT([.$D$1];[.A625];&quot;','&quot;;[.B625];&quot;','&quot;;[.C625];&quot;');&quot;)" office:value-type="string" office:string-value="INSERT INTO public.&quot;location&quot; (code, &quot;name&quot;, parent_code) VALUES('071350','ZARUMA','0713');" calcext:value-type="string">
            <text:p>INSERT INTO public."location" (code, "name", parent_code) VALUES('071350','ZARUMA','0713');</text:p>
          </table:table-cell>
        </table:table-row>
        <table:table-row table:style-name="ro1">
          <table:table-cell office:value-type="string" calcext:value-type="string">
            <text:p>071351</text:p>
          </table:table-cell>
          <table:table-cell office:value-type="string" calcext:value-type="string">
            <text:p>ABAÑIN</text:p>
          </table:table-cell>
          <table:table-cell office:value-type="string" calcext:value-type="string">
            <text:p>0713</text:p>
          </table:table-cell>
          <table:table-cell table:formula="of:=COM.MICROSOFT.CONCAT([.$D$1];[.A626];&quot;','&quot;;[.B626];&quot;','&quot;;[.C626];&quot;');&quot;)" office:value-type="string" office:string-value="INSERT INTO public.&quot;location&quot; (code, &quot;name&quot;, parent_code) VALUES('071351','ABAÑIN','0713');" calcext:value-type="string">
            <text:p>INSERT INTO public."location" (code, "name", parent_code) VALUES('071351','ABAÑIN','0713');</text:p>
          </table:table-cell>
        </table:table-row>
        <table:table-row table:style-name="ro1">
          <table:table-cell office:value-type="string" calcext:value-type="string">
            <text:p>071352</text:p>
          </table:table-cell>
          <table:table-cell office:value-type="string" calcext:value-type="string">
            <text:p>ARCAPAMBA</text:p>
          </table:table-cell>
          <table:table-cell office:value-type="string" calcext:value-type="string">
            <text:p>0713</text:p>
          </table:table-cell>
          <table:table-cell table:formula="of:=COM.MICROSOFT.CONCAT([.$D$1];[.A627];&quot;','&quot;;[.B627];&quot;','&quot;;[.C627];&quot;');&quot;)" office:value-type="string" office:string-value="INSERT INTO public.&quot;location&quot; (code, &quot;name&quot;, parent_code) VALUES('071352','ARCAPAMBA','0713');" calcext:value-type="string">
            <text:p>INSERT INTO public."location" (code, "name", parent_code) VALUES('071352','ARCAPAMBA','0713');</text:p>
          </table:table-cell>
        </table:table-row>
        <table:table-row table:style-name="ro1">
          <table:table-cell office:value-type="string" calcext:value-type="string">
            <text:p>071353</text:p>
          </table:table-cell>
          <table:table-cell office:value-type="string" calcext:value-type="string">
            <text:p>GUANAZAN</text:p>
          </table:table-cell>
          <table:table-cell office:value-type="string" calcext:value-type="string">
            <text:p>0713</text:p>
          </table:table-cell>
          <table:table-cell table:formula="of:=COM.MICROSOFT.CONCAT([.$D$1];[.A628];&quot;','&quot;;[.B628];&quot;','&quot;;[.C628];&quot;');&quot;)" office:value-type="string" office:string-value="INSERT INTO public.&quot;location&quot; (code, &quot;name&quot;, parent_code) VALUES('071353','GUANAZAN','0713');" calcext:value-type="string">
            <text:p>INSERT INTO public."location" (code, "name", parent_code) VALUES('071353','GUANAZAN','0713');</text:p>
          </table:table-cell>
        </table:table-row>
        <table:table-row table:style-name="ro1">
          <table:table-cell office:value-type="string" calcext:value-type="string">
            <text:p>071354</text:p>
          </table:table-cell>
          <table:table-cell office:value-type="string" calcext:value-type="string">
            <text:p>GUIZHAGUIÑA</text:p>
          </table:table-cell>
          <table:table-cell office:value-type="string" calcext:value-type="string">
            <text:p>0713</text:p>
          </table:table-cell>
          <table:table-cell table:formula="of:=COM.MICROSOFT.CONCAT([.$D$1];[.A629];&quot;','&quot;;[.B629];&quot;','&quot;;[.C629];&quot;');&quot;)" office:value-type="string" office:string-value="INSERT INTO public.&quot;location&quot; (code, &quot;name&quot;, parent_code) VALUES('071354','GUIZHAGUIÑA','0713');" calcext:value-type="string">
            <text:p>INSERT INTO public."location" (code, "name", parent_code) VALUES('071354','GUIZHAGUIÑA','0713');</text:p>
          </table:table-cell>
        </table:table-row>
        <table:table-row table:style-name="ro1">
          <table:table-cell office:value-type="string" calcext:value-type="string">
            <text:p>071355</text:p>
          </table:table-cell>
          <table:table-cell office:value-type="string" calcext:value-type="string">
            <text:p>HUERTAS</text:p>
          </table:table-cell>
          <table:table-cell office:value-type="string" calcext:value-type="string">
            <text:p>0713</text:p>
          </table:table-cell>
          <table:table-cell table:formula="of:=COM.MICROSOFT.CONCAT([.$D$1];[.A630];&quot;','&quot;;[.B630];&quot;','&quot;;[.C630];&quot;');&quot;)" office:value-type="string" office:string-value="INSERT INTO public.&quot;location&quot; (code, &quot;name&quot;, parent_code) VALUES('071355','HUERTAS','0713');" calcext:value-type="string">
            <text:p>INSERT INTO public."location" (code, "name", parent_code) VALUES('071355','HUERTAS','0713');</text:p>
          </table:table-cell>
        </table:table-row>
        <table:table-row table:style-name="ro1">
          <table:table-cell office:value-type="string" calcext:value-type="string">
            <text:p>071356</text:p>
          </table:table-cell>
          <table:table-cell office:value-type="string" calcext:value-type="string">
            <text:p>MALVAS</text:p>
          </table:table-cell>
          <table:table-cell office:value-type="string" calcext:value-type="string">
            <text:p>0713</text:p>
          </table:table-cell>
          <table:table-cell table:formula="of:=COM.MICROSOFT.CONCAT([.$D$1];[.A631];&quot;','&quot;;[.B631];&quot;','&quot;;[.C631];&quot;');&quot;)" office:value-type="string" office:string-value="INSERT INTO public.&quot;location&quot; (code, &quot;name&quot;, parent_code) VALUES('071356','MALVAS','0713');" calcext:value-type="string">
            <text:p>INSERT INTO public."location" (code, "name", parent_code) VALUES('071356','MALVAS','0713');</text:p>
          </table:table-cell>
        </table:table-row>
        <table:table-row table:style-name="ro1">
          <table:table-cell office:value-type="string" calcext:value-type="string">
            <text:p>071357</text:p>
          </table:table-cell>
          <table:table-cell office:value-type="string" calcext:value-type="string">
            <text:p>MULUNCAY GRANDE</text:p>
          </table:table-cell>
          <table:table-cell office:value-type="string" calcext:value-type="string">
            <text:p>0713</text:p>
          </table:table-cell>
          <table:table-cell table:formula="of:=COM.MICROSOFT.CONCAT([.$D$1];[.A632];&quot;','&quot;;[.B632];&quot;','&quot;;[.C632];&quot;');&quot;)" office:value-type="string" office:string-value="INSERT INTO public.&quot;location&quot; (code, &quot;name&quot;, parent_code) VALUES('071357','MULUNCAY GRANDE','0713');" calcext:value-type="string">
            <text:p>INSERT INTO public."location" (code, "name", parent_code) VALUES('071357','MULUNCAY GRANDE','0713');</text:p>
          </table:table-cell>
        </table:table-row>
        <table:table-row table:style-name="ro1">
          <table:table-cell office:value-type="string" calcext:value-type="string">
            <text:p>071358</text:p>
          </table:table-cell>
          <table:table-cell office:value-type="string" calcext:value-type="string">
            <text:p>SINSAO</text:p>
          </table:table-cell>
          <table:table-cell office:value-type="string" calcext:value-type="string">
            <text:p>0713</text:p>
          </table:table-cell>
          <table:table-cell table:formula="of:=COM.MICROSOFT.CONCAT([.$D$1];[.A633];&quot;','&quot;;[.B633];&quot;','&quot;;[.C633];&quot;');&quot;)" office:value-type="string" office:string-value="INSERT INTO public.&quot;location&quot; (code, &quot;name&quot;, parent_code) VALUES('071358','SINSAO','0713');" calcext:value-type="string">
            <text:p>INSERT INTO public."location" (code, "name", parent_code) VALUES('071358','SINSAO','0713');</text:p>
          </table:table-cell>
        </table:table-row>
        <table:table-row table:style-name="ro1">
          <table:table-cell office:value-type="string" calcext:value-type="string">
            <text:p>071359</text:p>
          </table:table-cell>
          <table:table-cell office:value-type="string" calcext:value-type="string">
            <text:p>SALVIAS</text:p>
          </table:table-cell>
          <table:table-cell office:value-type="string" calcext:value-type="string">
            <text:p>0713</text:p>
          </table:table-cell>
          <table:table-cell table:formula="of:=COM.MICROSOFT.CONCAT([.$D$1];[.A634];&quot;','&quot;;[.B634];&quot;','&quot;;[.C634];&quot;');&quot;)" office:value-type="string" office:string-value="INSERT INTO public.&quot;location&quot; (code, &quot;name&quot;, parent_code) VALUES('071359','SALVIAS','0713');" calcext:value-type="string">
            <text:p>INSERT INTO public."location" (code, "name", parent_code) VALUES('071359','SALVIAS','0713');</text:p>
          </table:table-cell>
        </table:table-row>
        <table:table-row table:style-name="ro1">
          <table:table-cell office:value-type="string" calcext:value-type="string">
            <text:p>071401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0714</text:p>
          </table:table-cell>
          <table:table-cell table:formula="of:=COM.MICROSOFT.CONCAT([.$D$1];[.A635];&quot;','&quot;;[.B635];&quot;','&quot;;[.C635];&quot;');&quot;)" office:value-type="string" office:string-value="INSERT INTO public.&quot;location&quot; (code, &quot;name&quot;, parent_code) VALUES('071401','LA VICTORIA','0714');" calcext:value-type="string">
            <text:p>INSERT INTO public."location" (code, "name", parent_code) VALUES('071401','LA VICTORIA','0714');</text:p>
          </table:table-cell>
        </table:table-row>
        <table:table-row table:style-name="ro1">
          <table:table-cell office:value-type="string" calcext:value-type="string">
            <text:p>071402</text:p>
          </table:table-cell>
          <table:table-cell office:value-type="string" calcext:value-type="string">
            <text:p>PLATANILLOS</text:p>
          </table:table-cell>
          <table:table-cell office:value-type="string" calcext:value-type="string">
            <text:p>0714</text:p>
          </table:table-cell>
          <table:table-cell table:formula="of:=COM.MICROSOFT.CONCAT([.$D$1];[.A636];&quot;','&quot;;[.B636];&quot;','&quot;;[.C636];&quot;');&quot;)" office:value-type="string" office:string-value="INSERT INTO public.&quot;location&quot; (code, &quot;name&quot;, parent_code) VALUES('071402','PLATANILLOS','0714');" calcext:value-type="string">
            <text:p>INSERT INTO public."location" (code, "name", parent_code) VALUES('071402','PLATANILLOS','0714');</text:p>
          </table:table-cell>
        </table:table-row>
        <table:table-row table:style-name="ro1">
          <table:table-cell office:value-type="string" calcext:value-type="string">
            <text:p>071403</text:p>
          </table:table-cell>
          <table:table-cell office:value-type="string" calcext:value-type="string">
            <text:p>VALLE HERMOSO</text:p>
          </table:table-cell>
          <table:table-cell office:value-type="string" calcext:value-type="string">
            <text:p>0714</text:p>
          </table:table-cell>
          <table:table-cell table:formula="of:=COM.MICROSOFT.CONCAT([.$D$1];[.A637];&quot;','&quot;;[.B637];&quot;','&quot;;[.C637];&quot;');&quot;)" office:value-type="string" office:string-value="INSERT INTO public.&quot;location&quot; (code, &quot;name&quot;, parent_code) VALUES('071403','VALLE HERMOSO','0714');" calcext:value-type="string">
            <text:p>INSERT INTO public."location" (code, "name", parent_code) VALUES('071403','VALLE HERMOSO','0714');</text:p>
          </table:table-cell>
        </table:table-row>
        <table:table-row table:style-name="ro1">
          <table:table-cell office:value-type="string" calcext:value-type="string">
            <text:p>071450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0714</text:p>
          </table:table-cell>
          <table:table-cell table:formula="of:=COM.MICROSOFT.CONCAT([.$D$1];[.A638];&quot;','&quot;;[.B638];&quot;','&quot;;[.C638];&quot;');&quot;)" office:value-type="string" office:string-value="INSERT INTO public.&quot;location&quot; (code, &quot;name&quot;, parent_code) VALUES('071450','LA VICTORIA','0714');" calcext:value-type="string">
            <text:p>INSERT INTO public."location" (code, "name", parent_code) VALUES('071450','LA VICTORIA','0714');</text:p>
          </table:table-cell>
        </table:table-row>
        <table:table-row table:style-name="ro1">
          <table:table-cell office:value-type="string" calcext:value-type="string">
            <text:p>071451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0714</text:p>
          </table:table-cell>
          <table:table-cell table:formula="of:=COM.MICROSOFT.CONCAT([.$D$1];[.A639];&quot;','&quot;;[.B639];&quot;','&quot;;[.C639];&quot;');&quot;)" office:value-type="string" office:string-value="INSERT INTO public.&quot;location&quot; (code, &quot;name&quot;, parent_code) VALUES('071451','LA LIBERTAD','0714');" calcext:value-type="string">
            <text:p>INSERT INTO public."location" (code, "name", parent_code) VALUES('071451','LA LIBERTAD','0714');</text:p>
          </table:table-cell>
        </table:table-row>
        <table:table-row table:style-name="ro1">
          <table:table-cell office:value-type="string" calcext:value-type="string">
            <text:p>071452</text:p>
          </table:table-cell>
          <table:table-cell office:value-type="string" calcext:value-type="string">
            <text:p>EL PARAISO</text:p>
          </table:table-cell>
          <table:table-cell office:value-type="string" calcext:value-type="string">
            <text:p>0714</text:p>
          </table:table-cell>
          <table:table-cell table:formula="of:=COM.MICROSOFT.CONCAT([.$D$1];[.A640];&quot;','&quot;;[.B640];&quot;','&quot;;[.C640];&quot;');&quot;)" office:value-type="string" office:string-value="INSERT INTO public.&quot;location&quot; (code, &quot;name&quot;, parent_code) VALUES('071452','EL PARAISO','0714');" calcext:value-type="string">
            <text:p>INSERT INTO public."location" (code, "name", parent_code) VALUES('071452','EL PARAISO','0714');</text:p>
          </table:table-cell>
        </table:table-row>
        <table:table-row table:style-name="ro1">
          <table:table-cell office:value-type="string" calcext:value-type="string">
            <text:p>07145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0714</text:p>
          </table:table-cell>
          <table:table-cell table:formula="of:=COM.MICROSOFT.CONCAT([.$D$1];[.A641];&quot;','&quot;;[.B641];&quot;','&quot;;[.C641];&quot;');&quot;)" office:value-type="string" office:string-value="INSERT INTO public.&quot;location&quot; (code, &quot;name&quot;, parent_code) VALUES('071453','SAN ISIDRO','0714');" calcext:value-type="string">
            <text:p>INSERT INTO public."location" (code, "name", parent_code) VALUES('071453','SAN ISIDRO','0714');</text:p>
          </table:table-cell>
        </table:table-row>
        <table:table-row table:style-name="ro1">
          <table:table-cell office:value-type="string" calcext:value-type="string">
            <text:p>080101</text:p>
          </table:table-cell>
          <table:table-cell office:value-type="string" calcext:value-type="string">
            <text:p>BARTOLOME RUIZ (CESAR FRANCO CARRION)</text:p>
          </table:table-cell>
          <table:table-cell office:value-type="string" calcext:value-type="string">
            <text:p>0801</text:p>
          </table:table-cell>
          <table:table-cell table:formula="of:=COM.MICROSOFT.CONCAT([.$D$1];[.A642];&quot;','&quot;;[.B642];&quot;','&quot;;[.C642];&quot;');&quot;)" office:value-type="string" office:string-value="INSERT INTO public.&quot;location&quot; (code, &quot;name&quot;, parent_code) VALUES('080101','BARTOLOME RUIZ (CESAR FRANCO CARRION)','0801');" calcext:value-type="string">
            <text:p>INSERT INTO public."location" (code, "name", parent_code) VALUES('080101','BARTOLOME RUIZ (CESAR FRANCO CARRION)','0801');</text:p>
          </table:table-cell>
        </table:table-row>
        <table:table-row table:style-name="ro1">
          <table:table-cell office:value-type="string" calcext:value-type="string">
            <text:p>080102</text:p>
          </table:table-cell>
          <table:table-cell office:value-type="string" calcext:value-type="string">
            <text:p>5 DE AGOSTO</text:p>
          </table:table-cell>
          <table:table-cell office:value-type="string" calcext:value-type="string">
            <text:p>0801</text:p>
          </table:table-cell>
          <table:table-cell table:formula="of:=COM.MICROSOFT.CONCAT([.$D$1];[.A643];&quot;','&quot;;[.B643];&quot;','&quot;;[.C643];&quot;');&quot;)" office:value-type="string" office:string-value="INSERT INTO public.&quot;location&quot; (code, &quot;name&quot;, parent_code) VALUES('080102','5 DE AGOSTO','0801');" calcext:value-type="string">
            <text:p>INSERT INTO public."location" (code, "name", parent_code) VALUES('080102','5 DE AGOSTO','0801');</text:p>
          </table:table-cell>
        </table:table-row>
        <table:table-row table:style-name="ro1">
          <table:table-cell office:value-type="string" calcext:value-type="string">
            <text:p>080103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01</text:p>
          </table:table-cell>
          <table:table-cell table:formula="of:=COM.MICROSOFT.CONCAT([.$D$1];[.A644];&quot;','&quot;;[.B644];&quot;','&quot;;[.C644];&quot;');&quot;)" office:value-type="string" office:string-value="INSERT INTO public.&quot;location&quot; (code, &quot;name&quot;, parent_code) VALUES('080103','ESMERALDAS','0801');" calcext:value-type="string">
            <text:p>INSERT INTO public."location" (code, "name", parent_code) VALUES('080103','ESMERALDAS','0801');</text:p>
          </table:table-cell>
        </table:table-row>
        <table:table-row table:style-name="ro1">
          <table:table-cell office:value-type="string" calcext:value-type="string">
            <text:p>080104</text:p>
          </table:table-cell>
          <table:table-cell office:value-type="string" calcext:value-type="string">
            <text:p>LUIS TELLO (LAS PALMAS)</text:p>
          </table:table-cell>
          <table:table-cell office:value-type="string" calcext:value-type="string">
            <text:p>0801</text:p>
          </table:table-cell>
          <table:table-cell table:formula="of:=COM.MICROSOFT.CONCAT([.$D$1];[.A645];&quot;','&quot;;[.B645];&quot;','&quot;;[.C645];&quot;');&quot;)" office:value-type="string" office:string-value="INSERT INTO public.&quot;location&quot; (code, &quot;name&quot;, parent_code) VALUES('080104','LUIS TELLO (LAS PALMAS)','0801');" calcext:value-type="string">
            <text:p>INSERT INTO public."location" (code, "name", parent_code) VALUES('080104','LUIS TELLO (LAS PALMAS)','0801');</text:p>
          </table:table-cell>
        </table:table-row>
        <table:table-row table:style-name="ro1">
          <table:table-cell office:value-type="string" calcext:value-type="string">
            <text:p>080105</text:p>
          </table:table-cell>
          <table:table-cell office:value-type="string" calcext:value-type="string">
            <text:p>SIMÓN PLATA TORRES</text:p>
          </table:table-cell>
          <table:table-cell office:value-type="string" calcext:value-type="string">
            <text:p>0801</text:p>
          </table:table-cell>
          <table:table-cell table:formula="of:=COM.MICROSOFT.CONCAT([.$D$1];[.A646];&quot;','&quot;;[.B646];&quot;','&quot;;[.C646];&quot;');&quot;)" office:value-type="string" office:string-value="INSERT INTO public.&quot;location&quot; (code, &quot;name&quot;, parent_code) VALUES('080105','SIMÓN PLATA TORRES','0801');" calcext:value-type="string">
            <text:p>INSERT INTO public."location" (code, "name", parent_code) VALUES('080105','SIMÓN PLATA TORRES','0801');</text:p>
          </table:table-cell>
        </table:table-row>
        <table:table-row table:style-name="ro1">
          <table:table-cell office:value-type="string" calcext:value-type="string">
            <text:p>080150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0801</text:p>
          </table:table-cell>
          <table:table-cell table:formula="of:=COM.MICROSOFT.CONCAT([.$D$1];[.A647];&quot;','&quot;;[.B647];&quot;','&quot;;[.C647];&quot;');&quot;)" office:value-type="string" office:string-value="INSERT INTO public.&quot;location&quot; (code, &quot;name&quot;, parent_code) VALUES('080150','ESMERALDAS','0801');" calcext:value-type="string">
            <text:p>INSERT INTO public."location" (code, "name", parent_code) VALUES('080150','ESMERALDAS','0801');</text:p>
          </table:table-cell>
        </table:table-row>
        <table:table-row table:style-name="ro1">
          <table:table-cell office:value-type="string" calcext:value-type="string">
            <text:p>080152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0801</text:p>
          </table:table-cell>
          <table:table-cell table:formula="of:=COM.MICROSOFT.CONCAT([.$D$1];[.A648];&quot;','&quot;;[.B648];&quot;','&quot;;[.C648];&quot;');&quot;)" office:value-type="string" office:string-value="INSERT INTO public.&quot;location&quot; (code, &quot;name&quot;, parent_code) VALUES('080152','CAMARONES','0801');" calcext:value-type="string">
            <text:p>INSERT INTO public."location" (code, "name", parent_code) VALUES('080152','CAMARONES','0801');</text:p>
          </table:table-cell>
        </table:table-row>
        <table:table-row table:style-name="ro1">
          <table:table-cell office:value-type="string" calcext:value-type="string">
            <text:p>080153</text:p>
          </table:table-cell>
          <table:table-cell office:value-type="string" calcext:value-type="string">
            <text:p>CRNEL. CARLOS CONCHA TORRES</text:p>
          </table:table-cell>
          <table:table-cell office:value-type="string" calcext:value-type="string">
            <text:p>0801</text:p>
          </table:table-cell>
          <table:table-cell table:formula="of:=COM.MICROSOFT.CONCAT([.$D$1];[.A649];&quot;','&quot;;[.B649];&quot;','&quot;;[.C649];&quot;');&quot;)" office:value-type="string" office:string-value="INSERT INTO public.&quot;location&quot; (code, &quot;name&quot;, parent_code) VALUES('080153','CRNEL. CARLOS CONCHA TORRES','0801');" calcext:value-type="string">
            <text:p>INSERT INTO public."location" (code, "name", parent_code) VALUES('080153','CRNEL. CARLOS CONCHA TORRES','0801');</text:p>
          </table:table-cell>
        </table:table-row>
        <table:table-row table:style-name="ro1">
          <table:table-cell office:value-type="string" calcext:value-type="string">
            <text:p>080154</text:p>
          </table:table-cell>
          <table:table-cell office:value-type="string" calcext:value-type="string">
            <text:p>CHINCA</text:p>
          </table:table-cell>
          <table:table-cell office:value-type="string" calcext:value-type="string">
            <text:p>0801</text:p>
          </table:table-cell>
          <table:table-cell table:formula="of:=COM.MICROSOFT.CONCAT([.$D$1];[.A650];&quot;','&quot;;[.B650];&quot;','&quot;;[.C650];&quot;');&quot;)" office:value-type="string" office:string-value="INSERT INTO public.&quot;location&quot; (code, &quot;name&quot;, parent_code) VALUES('080154','CHINCA','0801');" calcext:value-type="string">
            <text:p>INSERT INTO public."location" (code, "name", parent_code) VALUES('080154','CHINCA','0801');</text:p>
          </table:table-cell>
        </table:table-row>
        <table:table-row table:style-name="ro1">
          <table:table-cell office:value-type="string" calcext:value-type="string">
            <text:p>080159</text:p>
          </table:table-cell>
          <table:table-cell office:value-type="string" calcext:value-type="string">
            <text:p>MAJUA</text:p>
          </table:table-cell>
          <table:table-cell office:value-type="string" calcext:value-type="string">
            <text:p>0801</text:p>
          </table:table-cell>
          <table:table-cell table:formula="of:=COM.MICROSOFT.CONCAT([.$D$1];[.A651];&quot;','&quot;;[.B651];&quot;','&quot;;[.C651];&quot;');&quot;)" office:value-type="string" office:string-value="INSERT INTO public.&quot;location&quot; (code, &quot;name&quot;, parent_code) VALUES('080159','MAJUA','0801');" calcext:value-type="string">
            <text:p>INSERT INTO public."location" (code, "name", parent_code) VALUES('080159','MAJUA','0801');</text:p>
          </table:table-cell>
        </table:table-row>
        <table:table-row table:style-name="ro1">
          <table:table-cell office:value-type="string" calcext:value-type="string">
            <text:p>080163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0801</text:p>
          </table:table-cell>
          <table:table-cell table:formula="of:=COM.MICROSOFT.CONCAT([.$D$1];[.A652];&quot;','&quot;;[.B652];&quot;','&quot;;[.C652];&quot;');&quot;)" office:value-type="string" office:string-value="INSERT INTO public.&quot;location&quot; (code, &quot;name&quot;, parent_code) VALUES('080163','SAN MATEO','0801');" calcext:value-type="string">
            <text:p>INSERT INTO public."location" (code, "name", parent_code) VALUES('080163','SAN MATEO','0801');</text:p>
          </table:table-cell>
        </table:table-row>
        <table:table-row table:style-name="ro1">
          <table:table-cell office:value-type="string" calcext:value-type="string">
            <text:p>080165</text:p>
          </table:table-cell>
          <table:table-cell office:value-type="string" calcext:value-type="string">
            <text:p>TABIAZO</text:p>
          </table:table-cell>
          <table:table-cell office:value-type="string" calcext:value-type="string">
            <text:p>0801</text:p>
          </table:table-cell>
          <table:table-cell table:formula="of:=COM.MICROSOFT.CONCAT([.$D$1];[.A653];&quot;','&quot;;[.B653];&quot;','&quot;;[.C653];&quot;');&quot;)" office:value-type="string" office:string-value="INSERT INTO public.&quot;location&quot; (code, &quot;name&quot;, parent_code) VALUES('080165','TABIAZO','0801');" calcext:value-type="string">
            <text:p>INSERT INTO public."location" (code, "name", parent_code) VALUES('080165','TABIAZO','0801');</text:p>
          </table:table-cell>
        </table:table-row>
        <table:table-row table:style-name="ro1">
          <table:table-cell office:value-type="string" calcext:value-type="string">
            <text:p>080166</text:p>
          </table:table-cell>
          <table:table-cell office:value-type="string" calcext:value-type="string">
            <text:p>TACHINA</text:p>
          </table:table-cell>
          <table:table-cell office:value-type="string" calcext:value-type="string">
            <text:p>0801</text:p>
          </table:table-cell>
          <table:table-cell table:formula="of:=COM.MICROSOFT.CONCAT([.$D$1];[.A654];&quot;','&quot;;[.B654];&quot;','&quot;;[.C654];&quot;');&quot;)" office:value-type="string" office:string-value="INSERT INTO public.&quot;location&quot; (code, &quot;name&quot;, parent_code) VALUES('080166','TACHINA','0801');" calcext:value-type="string">
            <text:p>INSERT INTO public."location" (code, "name", parent_code) VALUES('080166','TACHINA','0801');</text:p>
          </table:table-cell>
        </table:table-row>
        <table:table-row table:style-name="ro1">
          <table:table-cell office:value-type="string" calcext:value-type="string">
            <text:p>080168</text:p>
          </table:table-cell>
          <table:table-cell office:value-type="string" calcext:value-type="string">
            <text:p>VUELTA LARGA</text:p>
          </table:table-cell>
          <table:table-cell office:value-type="string" calcext:value-type="string">
            <text:p>0801</text:p>
          </table:table-cell>
          <table:table-cell table:formula="of:=COM.MICROSOFT.CONCAT([.$D$1];[.A655];&quot;','&quot;;[.B655];&quot;','&quot;;[.C655];&quot;');&quot;)" office:value-type="string" office:string-value="INSERT INTO public.&quot;location&quot; (code, &quot;name&quot;, parent_code) VALUES('080168','VUELTA LARGA','0801');" calcext:value-type="string">
            <text:p>INSERT INTO public."location" (code, "name", parent_code) VALUES('080168','VUELTA LARGA','0801');</text:p>
          </table:table-cell>
        </table:table-row>
        <table:table-row table:style-name="ro1">
          <table:table-cell office:value-type="string" calcext:value-type="string">
            <text:p>080250</text:p>
          </table:table-cell>
          <table:table-cell office:value-type="string" calcext:value-type="string">
            <text:p>VALDEZ (LIMONES)</text:p>
          </table:table-cell>
          <table:table-cell office:value-type="string" calcext:value-type="string">
            <text:p>0802</text:p>
          </table:table-cell>
          <table:table-cell table:formula="of:=COM.MICROSOFT.CONCAT([.$D$1];[.A656];&quot;','&quot;;[.B656];&quot;','&quot;;[.C656];&quot;');&quot;)" office:value-type="string" office:string-value="INSERT INTO public.&quot;location&quot; (code, &quot;name&quot;, parent_code) VALUES('080250','VALDEZ (LIMONES)','0802');" calcext:value-type="string">
            <text:p>INSERT INTO public."location" (code, "name", parent_code) VALUES('080250','VALDEZ (LIMONES)','0802');</text:p>
          </table:table-cell>
        </table:table-row>
        <table:table-row table:style-name="ro1">
          <table:table-cell office:value-type="string" calcext:value-type="string">
            <text:p>080251</text:p>
          </table:table-cell>
          <table:table-cell office:value-type="string" calcext:value-type="string">
            <text:p>ANCHAYACU</text:p>
          </table:table-cell>
          <table:table-cell office:value-type="string" calcext:value-type="string">
            <text:p>0802</text:p>
          </table:table-cell>
          <table:table-cell table:formula="of:=COM.MICROSOFT.CONCAT([.$D$1];[.A657];&quot;','&quot;;[.B657];&quot;','&quot;;[.C657];&quot;');&quot;)" office:value-type="string" office:string-value="INSERT INTO public.&quot;location&quot; (code, &quot;name&quot;, parent_code) VALUES('080251','ANCHAYACU','0802');" calcext:value-type="string">
            <text:p>INSERT INTO public."location" (code, "name", parent_code) VALUES('080251','ANCHAYACU','0802');</text:p>
          </table:table-cell>
        </table:table-row>
        <table:table-row table:style-name="ro1">
          <table:table-cell office:value-type="string" calcext:value-type="string">
            <text:p>080252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0802</text:p>
          </table:table-cell>
          <table:table-cell table:formula="of:=COM.MICROSOFT.CONCAT([.$D$1];[.A658];&quot;','&quot;;[.B658];&quot;','&quot;;[.C658];&quot;');&quot;)" office:value-type="string" office:string-value="INSERT INTO public.&quot;location&quot; (code, &quot;name&quot;, parent_code) VALUES('080252','ATAHUALPA','0802');" calcext:value-type="string">
            <text:p>INSERT INTO public."location" (code, "name", parent_code) VALUES('080252','ATAHUALPA','0802');</text:p>
          </table:table-cell>
        </table:table-row>
        <table:table-row table:style-name="ro1">
          <table:table-cell office:value-type="string" calcext:value-type="string">
            <text:p>080253</text:p>
          </table:table-cell>
          <table:table-cell office:value-type="string" calcext:value-type="string">
            <text:p>BORBON</text:p>
          </table:table-cell>
          <table:table-cell office:value-type="string" calcext:value-type="string">
            <text:p>0802</text:p>
          </table:table-cell>
          <table:table-cell table:formula="of:=COM.MICROSOFT.CONCAT([.$D$1];[.A659];&quot;','&quot;;[.B659];&quot;','&quot;;[.C659];&quot;');&quot;)" office:value-type="string" office:string-value="INSERT INTO public.&quot;location&quot; (code, &quot;name&quot;, parent_code) VALUES('080253','BORBON','0802');" calcext:value-type="string">
            <text:p>INSERT INTO public."location" (code, "name", parent_code) VALUES('080253','BORBON','0802');</text:p>
          </table:table-cell>
        </table:table-row>
        <table:table-row table:style-name="ro1">
          <table:table-cell office:value-type="string" calcext:value-type="string">
            <text:p>080254</text:p>
          </table:table-cell>
          <table:table-cell office:value-type="string" calcext:value-type="string">
            <text:p>LA TOLA</text:p>
          </table:table-cell>
          <table:table-cell office:value-type="string" calcext:value-type="string">
            <text:p>0802</text:p>
          </table:table-cell>
          <table:table-cell table:formula="of:=COM.MICROSOFT.CONCAT([.$D$1];[.A660];&quot;','&quot;;[.B660];&quot;','&quot;;[.C660];&quot;');&quot;)" office:value-type="string" office:string-value="INSERT INTO public.&quot;location&quot; (code, &quot;name&quot;, parent_code) VALUES('080254','LA TOLA','0802');" calcext:value-type="string">
            <text:p>INSERT INTO public."location" (code, "name", parent_code) VALUES('080254','LA TOLA','0802');</text:p>
          </table:table-cell>
        </table:table-row>
        <table:table-row table:style-name="ro1">
          <table:table-cell office:value-type="string" calcext:value-type="string">
            <text:p>080255</text:p>
          </table:table-cell>
          <table:table-cell office:value-type="string" calcext:value-type="string">
            <text:p>LUIS VARGAS TORRES</text:p>
          </table:table-cell>
          <table:table-cell office:value-type="string" calcext:value-type="string">
            <text:p>0802</text:p>
          </table:table-cell>
          <table:table-cell table:formula="of:=COM.MICROSOFT.CONCAT([.$D$1];[.A661];&quot;','&quot;;[.B661];&quot;','&quot;;[.C661];&quot;');&quot;)" office:value-type="string" office:string-value="INSERT INTO public.&quot;location&quot; (code, &quot;name&quot;, parent_code) VALUES('080255','LUIS VARGAS TORRES','0802');" calcext:value-type="string">
            <text:p>INSERT INTO public."location" (code, "name", parent_code) VALUES('080255','LUIS VARGAS TORRES','0802');</text:p>
          </table:table-cell>
        </table:table-row>
        <table:table-row table:style-name="ro1">
          <table:table-cell office:value-type="string" calcext:value-type="string">
            <text:p>080256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0802</text:p>
          </table:table-cell>
          <table:table-cell table:formula="of:=COM.MICROSOFT.CONCAT([.$D$1];[.A662];&quot;','&quot;;[.B662];&quot;','&quot;;[.C662];&quot;');&quot;)" office:value-type="string" office:string-value="INSERT INTO public.&quot;location&quot; (code, &quot;name&quot;, parent_code) VALUES('080256','MALDONADO','0802');" calcext:value-type="string">
            <text:p>INSERT INTO public."location" (code, "name", parent_code) VALUES('080256','MALDONADO','0802');</text:p>
          </table:table-cell>
        </table:table-row>
        <table:table-row table:style-name="ro1">
          <table:table-cell office:value-type="string" calcext:value-type="string">
            <text:p>080257</text:p>
          </table:table-cell>
          <table:table-cell office:value-type="string" calcext:value-type="string">
            <text:p>PAMPANAL DE BOLIVAR</text:p>
          </table:table-cell>
          <table:table-cell office:value-type="string" calcext:value-type="string">
            <text:p>0802</text:p>
          </table:table-cell>
          <table:table-cell table:formula="of:=COM.MICROSOFT.CONCAT([.$D$1];[.A663];&quot;','&quot;;[.B663];&quot;','&quot;;[.C663];&quot;');&quot;)" office:value-type="string" office:string-value="INSERT INTO public.&quot;location&quot; (code, &quot;name&quot;, parent_code) VALUES('080257','PAMPANAL DE BOLIVAR','0802');" calcext:value-type="string">
            <text:p>INSERT INTO public."location" (code, "name", parent_code) VALUES('080257','PAMPANAL DE BOLIVAR','0802');</text:p>
          </table:table-cell>
        </table:table-row>
        <table:table-row table:style-name="ro1">
          <table:table-cell office:value-type="string" calcext:value-type="string">
            <text:p>080258</text:p>
          </table:table-cell>
          <table:table-cell office:value-type="string" calcext:value-type="string">
            <text:p>SAN FRANCISCO DE ONZOLE</text:p>
          </table:table-cell>
          <table:table-cell office:value-type="string" calcext:value-type="string">
            <text:p>0802</text:p>
          </table:table-cell>
          <table:table-cell table:formula="of:=COM.MICROSOFT.CONCAT([.$D$1];[.A664];&quot;','&quot;;[.B664];&quot;','&quot;;[.C664];&quot;');&quot;)" office:value-type="string" office:string-value="INSERT INTO public.&quot;location&quot; (code, &quot;name&quot;, parent_code) VALUES('080258','SAN FRANCISCO DE ONZOLE','0802');" calcext:value-type="string">
            <text:p>INSERT INTO public."location" (code, "name", parent_code) VALUES('080258','SAN FRANCISCO DE ONZOLE','0802');</text:p>
          </table:table-cell>
        </table:table-row>
        <table:table-row table:style-name="ro1">
          <table:table-cell office:value-type="string" calcext:value-type="string">
            <text:p>080259</text:p>
          </table:table-cell>
          <table:table-cell office:value-type="string" calcext:value-type="string">
            <text:p>SANTO DOMINGO DE ONZOLE</text:p>
          </table:table-cell>
          <table:table-cell office:value-type="string" calcext:value-type="string">
            <text:p>0802</text:p>
          </table:table-cell>
          <table:table-cell table:formula="of:=COM.MICROSOFT.CONCAT([.$D$1];[.A665];&quot;','&quot;;[.B665];&quot;','&quot;;[.C665];&quot;');&quot;)" office:value-type="string" office:string-value="INSERT INTO public.&quot;location&quot; (code, &quot;name&quot;, parent_code) VALUES('080259','SANTO DOMINGO DE ONZOLE','0802');" calcext:value-type="string">
            <text:p>INSERT INTO public."location" (code, "name", parent_code) VALUES('080259','SANTO DOMINGO DE ONZOLE','0802');</text:p>
          </table:table-cell>
        </table:table-row>
        <table:table-row table:style-name="ro1">
          <table:table-cell office:value-type="string" calcext:value-type="string">
            <text:p>080260</text:p>
          </table:table-cell>
          <table:table-cell office:value-type="string" calcext:value-type="string">
            <text:p>SELVA ALEGRE</text:p>
          </table:table-cell>
          <table:table-cell office:value-type="string" calcext:value-type="string">
            <text:p>0802</text:p>
          </table:table-cell>
          <table:table-cell table:formula="of:=COM.MICROSOFT.CONCAT([.$D$1];[.A666];&quot;','&quot;;[.B666];&quot;','&quot;;[.C666];&quot;');&quot;)" office:value-type="string" office:string-value="INSERT INTO public.&quot;location&quot; (code, &quot;name&quot;, parent_code) VALUES('080260','SELVA ALEGRE','0802');" calcext:value-type="string">
            <text:p>INSERT INTO public."location" (code, "name", parent_code) VALUES('080260','SELVA ALEGRE','0802');</text:p>
          </table:table-cell>
        </table:table-row>
        <table:table-row table:style-name="ro1">
          <table:table-cell office:value-type="string" calcext:value-type="string">
            <text:p>080261</text:p>
          </table:table-cell>
          <table:table-cell office:value-type="string" calcext:value-type="string">
            <text:p>TELEMBI</text:p>
          </table:table-cell>
          <table:table-cell office:value-type="string" calcext:value-type="string">
            <text:p>0802</text:p>
          </table:table-cell>
          <table:table-cell table:formula="of:=COM.MICROSOFT.CONCAT([.$D$1];[.A667];&quot;','&quot;;[.B667];&quot;','&quot;;[.C667];&quot;');&quot;)" office:value-type="string" office:string-value="INSERT INTO public.&quot;location&quot; (code, &quot;name&quot;, parent_code) VALUES('080261','TELEMBI','0802');" calcext:value-type="string">
            <text:p>INSERT INTO public."location" (code, "name", parent_code) VALUES('080261','TELEMBI','0802');</text:p>
          </table:table-cell>
        </table:table-row>
        <table:table-row table:style-name="ro1">
          <table:table-cell office:value-type="string" calcext:value-type="string">
            <text:p>080262</text:p>
          </table:table-cell>
          <table:table-cell office:value-type="string" calcext:value-type="string">
            <text:p>COLON ELOY DEL MARIA</text:p>
          </table:table-cell>
          <table:table-cell office:value-type="string" calcext:value-type="string">
            <text:p>0802</text:p>
          </table:table-cell>
          <table:table-cell table:formula="of:=COM.MICROSOFT.CONCAT([.$D$1];[.A668];&quot;','&quot;;[.B668];&quot;','&quot;;[.C668];&quot;');&quot;)" office:value-type="string" office:string-value="INSERT INTO public.&quot;location&quot; (code, &quot;name&quot;, parent_code) VALUES('080262','COLON ELOY DEL MARIA','0802');" calcext:value-type="string">
            <text:p>INSERT INTO public."location" (code, "name", parent_code) VALUES('080262','COLON ELOY DEL MARIA','0802');</text:p>
          </table:table-cell>
        </table:table-row>
        <table:table-row table:style-name="ro1">
          <table:table-cell office:value-type="string" calcext:value-type="string">
            <text:p>080263</text:p>
          </table:table-cell>
          <table:table-cell office:value-type="string" calcext:value-type="string">
            <text:p>SAN JOSE DE CAYAPAS</text:p>
          </table:table-cell>
          <table:table-cell office:value-type="string" calcext:value-type="string">
            <text:p>0802</text:p>
          </table:table-cell>
          <table:table-cell table:formula="of:=COM.MICROSOFT.CONCAT([.$D$1];[.A669];&quot;','&quot;;[.B669];&quot;','&quot;;[.C669];&quot;');&quot;)" office:value-type="string" office:string-value="INSERT INTO public.&quot;location&quot; (code, &quot;name&quot;, parent_code) VALUES('080263','SAN JOSE DE CAYAPAS','0802');" calcext:value-type="string">
            <text:p>INSERT INTO public."location" (code, "name", parent_code) VALUES('080263','SAN JOSE DE CAYAPAS','0802');</text:p>
          </table:table-cell>
        </table:table-row>
        <table:table-row table:style-name="ro1">
          <table:table-cell office:value-type="string" calcext:value-type="string">
            <text:p>080264</text:p>
          </table:table-cell>
          <table:table-cell office:value-type="string" calcext:value-type="string">
            <text:p>TIMBIRE</text:p>
          </table:table-cell>
          <table:table-cell office:value-type="string" calcext:value-type="string">
            <text:p>0802</text:p>
          </table:table-cell>
          <table:table-cell table:formula="of:=COM.MICROSOFT.CONCAT([.$D$1];[.A670];&quot;','&quot;;[.B670];&quot;','&quot;;[.C670];&quot;');&quot;)" office:value-type="string" office:string-value="INSERT INTO public.&quot;location&quot; (code, &quot;name&quot;, parent_code) VALUES('080264','TIMBIRE','0802');" calcext:value-type="string">
            <text:p>INSERT INTO public."location" (code, "name", parent_code) VALUES('080264','TIMBIRE','0802');</text:p>
          </table:table-cell>
        </table:table-row>
        <table:table-row table:style-name="ro1">
          <table:table-cell office:value-type="string" calcext:value-type="string">
            <text:p>080350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0803</text:p>
          </table:table-cell>
          <table:table-cell table:formula="of:=COM.MICROSOFT.CONCAT([.$D$1];[.A671];&quot;','&quot;;[.B671];&quot;','&quot;;[.C671];&quot;');&quot;)" office:value-type="string" office:string-value="INSERT INTO public.&quot;location&quot; (code, &quot;name&quot;, parent_code) VALUES('080350','MUISNE','0803');" calcext:value-type="string">
            <text:p>INSERT INTO public."location" (code, "name", parent_code) VALUES('080350','MUISNE','0803');</text:p>
          </table:table-cell>
        </table:table-row>
        <table:table-row table:style-name="ro1">
          <table:table-cell office:value-type="string" calcext:value-type="string">
            <text:p>080351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0803</text:p>
          </table:table-cell>
          <table:table-cell table:formula="of:=COM.MICROSOFT.CONCAT([.$D$1];[.A672];&quot;','&quot;;[.B672];&quot;','&quot;;[.C672];&quot;');&quot;)" office:value-type="string" office:string-value="INSERT INTO public.&quot;location&quot; (code, &quot;name&quot;, parent_code) VALUES('080351','BOLIVAR','0803');" calcext:value-type="string">
            <text:p>INSERT INTO public."location" (code, "name", parent_code) VALUES('080351','BOLIVAR','0803');</text:p>
          </table:table-cell>
        </table:table-row>
        <table:table-row table:style-name="ro1">
          <table:table-cell office:value-type="string" calcext:value-type="string">
            <text:p>080352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803</text:p>
          </table:table-cell>
          <table:table-cell table:formula="of:=COM.MICROSOFT.CONCAT([.$D$1];[.A673];&quot;','&quot;;[.B673];&quot;','&quot;;[.C673];&quot;');&quot;)" office:value-type="string" office:string-value="INSERT INTO public.&quot;location&quot; (code, &quot;name&quot;, parent_code) VALUES('080352','DAULE','0803');" calcext:value-type="string">
            <text:p>INSERT INTO public."location" (code, "name", parent_code) VALUES('080352','DAULE','0803');</text:p>
          </table:table-cell>
        </table:table-row>
        <table:table-row table:style-name="ro1">
          <table:table-cell office:value-type="string" calcext:value-type="string">
            <text:p>080353</text:p>
          </table:table-cell>
          <table:table-cell office:value-type="string" calcext:value-type="string">
            <text:p>GALERA</text:p>
          </table:table-cell>
          <table:table-cell office:value-type="string" calcext:value-type="string">
            <text:p>0803</text:p>
          </table:table-cell>
          <table:table-cell table:formula="of:=COM.MICROSOFT.CONCAT([.$D$1];[.A674];&quot;','&quot;;[.B674];&quot;','&quot;;[.C674];&quot;');&quot;)" office:value-type="string" office:string-value="INSERT INTO public.&quot;location&quot; (code, &quot;name&quot;, parent_code) VALUES('080353','GALERA','0803');" calcext:value-type="string">
            <text:p>INSERT INTO public."location" (code, "name", parent_code) VALUES('080353','GALERA','0803');</text:p>
          </table:table-cell>
        </table:table-row>
        <table:table-row table:style-name="ro1">
          <table:table-cell office:value-type="string" calcext:value-type="string">
            <text:p>080354</text:p>
          </table:table-cell>
          <table:table-cell office:value-type="string" calcext:value-type="string">
            <text:p>QUINGUE (OLMEDO PERDOMO FRANCO)</text:p>
          </table:table-cell>
          <table:table-cell office:value-type="string" calcext:value-type="string">
            <text:p>0803</text:p>
          </table:table-cell>
          <table:table-cell table:formula="of:=COM.MICROSOFT.CONCAT([.$D$1];[.A675];&quot;','&quot;;[.B675];&quot;','&quot;;[.C675];&quot;');&quot;)" office:value-type="string" office:string-value="INSERT INTO public.&quot;location&quot; (code, &quot;name&quot;, parent_code) VALUES('080354','QUINGUE (OLMEDO PERDOMO FRANCO)','0803');" calcext:value-type="string">
            <text:p>INSERT INTO public."location" (code, "name", parent_code) VALUES('080354','QUINGUE (OLMEDO PERDOMO FRANCO)','0803');</text:p>
          </table:table-cell>
        </table:table-row>
        <table:table-row table:style-name="ro1">
          <table:table-cell office:value-type="string" calcext:value-type="string">
            <text:p>080355</text:p>
          </table:table-cell>
          <table:table-cell office:value-type="string" calcext:value-type="string">
            <text:p>SALIMA</text:p>
          </table:table-cell>
          <table:table-cell office:value-type="string" calcext:value-type="string">
            <text:p>0803</text:p>
          </table:table-cell>
          <table:table-cell table:formula="of:=COM.MICROSOFT.CONCAT([.$D$1];[.A676];&quot;','&quot;;[.B676];&quot;','&quot;;[.C676];&quot;');&quot;)" office:value-type="string" office:string-value="INSERT INTO public.&quot;location&quot; (code, &quot;name&quot;, parent_code) VALUES('080355','SALIMA','0803');" calcext:value-type="string">
            <text:p>INSERT INTO public."location" (code, "name", parent_code) VALUES('080355','SALIMA','0803');</text:p>
          </table:table-cell>
        </table:table-row>
        <table:table-row table:style-name="ro1">
          <table:table-cell office:value-type="string" calcext:value-type="string">
            <text:p>080356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0803</text:p>
          </table:table-cell>
          <table:table-cell table:formula="of:=COM.MICROSOFT.CONCAT([.$D$1];[.A677];&quot;','&quot;;[.B677];&quot;','&quot;;[.C677];&quot;');&quot;)" office:value-type="string" office:string-value="INSERT INTO public.&quot;location&quot; (code, &quot;name&quot;, parent_code) VALUES('080356','SAN FRANCISCO','0803');" calcext:value-type="string">
            <text:p>INSERT INTO public."location" (code, "name", parent_code) VALUES('080356','SAN FRANCISCO','0803');</text:p>
          </table:table-cell>
        </table:table-row>
        <table:table-row table:style-name="ro1">
          <table:table-cell office:value-type="string" calcext:value-type="string">
            <text:p>080357</text:p>
          </table:table-cell>
          <table:table-cell office:value-type="string" calcext:value-type="string">
            <text:p>SAN GREGORIO</text:p>
          </table:table-cell>
          <table:table-cell office:value-type="string" calcext:value-type="string">
            <text:p>0803</text:p>
          </table:table-cell>
          <table:table-cell table:formula="of:=COM.MICROSOFT.CONCAT([.$D$1];[.A678];&quot;','&quot;;[.B678];&quot;','&quot;;[.C678];&quot;');&quot;)" office:value-type="string" office:string-value="INSERT INTO public.&quot;location&quot; (code, &quot;name&quot;, parent_code) VALUES('080357','SAN GREGORIO','0803');" calcext:value-type="string">
            <text:p>INSERT INTO public."location" (code, "name", parent_code) VALUES('080357','SAN GREGORIO','0803');</text:p>
          </table:table-cell>
        </table:table-row>
        <table:table-row table:style-name="ro1">
          <table:table-cell office:value-type="string" calcext:value-type="string">
            <text:p>080358</text:p>
          </table:table-cell>
          <table:table-cell office:value-type="string" calcext:value-type="string">
            <text:p>SAN JOSE DE CHAMANGA</text:p>
          </table:table-cell>
          <table:table-cell office:value-type="string" calcext:value-type="string">
            <text:p>0803</text:p>
          </table:table-cell>
          <table:table-cell table:formula="of:=COM.MICROSOFT.CONCAT([.$D$1];[.A679];&quot;','&quot;;[.B679];&quot;','&quot;;[.C679];&quot;');&quot;)" office:value-type="string" office:string-value="INSERT INTO public.&quot;location&quot; (code, &quot;name&quot;, parent_code) VALUES('080358','SAN JOSE DE CHAMANGA','0803');" calcext:value-type="string">
            <text:p>INSERT INTO public."location" (code, "name", parent_code) VALUES('080358','SAN JOSE DE CHAMANGA','0803');</text:p>
          </table:table-cell>
        </table:table-row>
        <table:table-row table:style-name="ro1">
          <table:table-cell office:value-type="string" calcext:value-type="string">
            <text:p>080450</text:p>
          </table:table-cell>
          <table:table-cell office:value-type="string" calcext:value-type="string">
            <text:p>ROSA ZARATE (QUININDE)</text:p>
          </table:table-cell>
          <table:table-cell office:value-type="string" calcext:value-type="string">
            <text:p>0804</text:p>
          </table:table-cell>
          <table:table-cell table:formula="of:=COM.MICROSOFT.CONCAT([.$D$1];[.A680];&quot;','&quot;;[.B680];&quot;','&quot;;[.C680];&quot;');&quot;)" office:value-type="string" office:string-value="INSERT INTO public.&quot;location&quot; (code, &quot;name&quot;, parent_code) VALUES('080450','ROSA ZARATE (QUININDE)','0804');" calcext:value-type="string">
            <text:p>INSERT INTO public."location" (code, "name", parent_code) VALUES('080450','ROSA ZARATE (QUININDE)','0804');</text:p>
          </table:table-cell>
        </table:table-row>
        <table:table-row table:style-name="ro1">
          <table:table-cell office:value-type="string" calcext:value-type="string">
            <text:p>080451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0804</text:p>
          </table:table-cell>
          <table:table-cell table:formula="of:=COM.MICROSOFT.CONCAT([.$D$1];[.A681];&quot;','&quot;;[.B681];&quot;','&quot;;[.C681];&quot;');&quot;)" office:value-type="string" office:string-value="INSERT INTO public.&quot;location&quot; (code, &quot;name&quot;, parent_code) VALUES('080451','CUBE','0804');" calcext:value-type="string">
            <text:p>INSERT INTO public."location" (code, "name", parent_code) VALUES('080451','CUBE','0804');</text:p>
          </table:table-cell>
        </table:table-row>
        <table:table-row table:style-name="ro1">
          <table:table-cell office:value-type="string" calcext:value-type="string">
            <text:p>080452</text:p>
          </table:table-cell>
          <table:table-cell office:value-type="string" calcext:value-type="string">
            <text:p>CHURA (CHANCAMA)</text:p>
          </table:table-cell>
          <table:table-cell office:value-type="string" calcext:value-type="string">
            <text:p>0804</text:p>
          </table:table-cell>
          <table:table-cell table:formula="of:=COM.MICROSOFT.CONCAT([.$D$1];[.A682];&quot;','&quot;;[.B682];&quot;','&quot;;[.C682];&quot;');&quot;)" office:value-type="string" office:string-value="INSERT INTO public.&quot;location&quot; (code, &quot;name&quot;, parent_code) VALUES('080452','CHURA (CHANCAMA)','0804');" calcext:value-type="string">
            <text:p>INSERT INTO public."location" (code, "name", parent_code) VALUES('080452','CHURA (CHANCAMA)','0804');</text:p>
          </table:table-cell>
        </table:table-row>
        <table:table-row table:style-name="ro1">
          <table:table-cell office:value-type="string" calcext:value-type="string">
            <text:p>080453</text:p>
          </table:table-cell>
          <table:table-cell office:value-type="string" calcext:value-type="string">
            <text:p>MALIMPIA</text:p>
          </table:table-cell>
          <table:table-cell office:value-type="string" calcext:value-type="string">
            <text:p>0804</text:p>
          </table:table-cell>
          <table:table-cell table:formula="of:=COM.MICROSOFT.CONCAT([.$D$1];[.A683];&quot;','&quot;;[.B683];&quot;','&quot;;[.C683];&quot;');&quot;)" office:value-type="string" office:string-value="INSERT INTO public.&quot;location&quot; (code, &quot;name&quot;, parent_code) VALUES('080453','MALIMPIA','0804');" calcext:value-type="string">
            <text:p>INSERT INTO public."location" (code, "name", parent_code) VALUES('080453','MALIMPIA','0804');</text:p>
          </table:table-cell>
        </table:table-row>
        <table:table-row table:style-name="ro1">
          <table:table-cell office:value-type="string" calcext:value-type="string">
            <text:p>080454</text:p>
          </table:table-cell>
          <table:table-cell office:value-type="string" calcext:value-type="string">
            <text:p>VICHE</text:p>
          </table:table-cell>
          <table:table-cell office:value-type="string" calcext:value-type="string">
            <text:p>0804</text:p>
          </table:table-cell>
          <table:table-cell table:formula="of:=COM.MICROSOFT.CONCAT([.$D$1];[.A684];&quot;','&quot;;[.B684];&quot;','&quot;;[.C684];&quot;');&quot;)" office:value-type="string" office:string-value="INSERT INTO public.&quot;location&quot; (code, &quot;name&quot;, parent_code) VALUES('080454','VICHE','0804');" calcext:value-type="string">
            <text:p>INSERT INTO public."location" (code, "name", parent_code) VALUES('080454','VICHE','0804');</text:p>
          </table:table-cell>
        </table:table-row>
        <table:table-row table:style-name="ro1">
          <table:table-cell office:value-type="string" calcext:value-type="string">
            <text:p>080455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0804</text:p>
          </table:table-cell>
          <table:table-cell table:formula="of:=COM.MICROSOFT.CONCAT([.$D$1];[.A685];&quot;','&quot;;[.B685];&quot;','&quot;;[.C685];&quot;');&quot;)" office:value-type="string" office:string-value="INSERT INTO public.&quot;location&quot; (code, &quot;name&quot;, parent_code) VALUES('080455','LA UNION','0804');" calcext:value-type="string">
            <text:p>INSERT INTO public."location" (code, "name", parent_code) VALUES('080455','LA UNION','0804');</text:p>
          </table:table-cell>
        </table:table-row>
        <table:table-row table:style-name="ro1">
          <table:table-cell office:value-type="string" calcext:value-type="string">
            <text:p>080550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0805</text:p>
          </table:table-cell>
          <table:table-cell table:formula="of:=COM.MICROSOFT.CONCAT([.$D$1];[.A686];&quot;','&quot;;[.B686];&quot;','&quot;;[.C686];&quot;');&quot;)" office:value-type="string" office:string-value="INSERT INTO public.&quot;location&quot; (code, &quot;name&quot;, parent_code) VALUES('080550','SAN LORENZO','0805');" calcext:value-type="string">
            <text:p>INSERT INTO public."location" (code, "name", parent_code) VALUES('080550','SAN LORENZO','0805');</text:p>
          </table:table-cell>
        </table:table-row>
        <table:table-row table:style-name="ro1">
          <table:table-cell office:value-type="string" calcext:value-type="string">
            <text:p>080551</text:p>
          </table:table-cell>
          <table:table-cell office:value-type="string" calcext:value-type="string">
            <text:p>ALTO TAMBO</text:p>
          </table:table-cell>
          <table:table-cell office:value-type="string" calcext:value-type="string">
            <text:p>0805</text:p>
          </table:table-cell>
          <table:table-cell table:formula="of:=COM.MICROSOFT.CONCAT([.$D$1];[.A687];&quot;','&quot;;[.B687];&quot;','&quot;;[.C687];&quot;');&quot;)" office:value-type="string" office:string-value="INSERT INTO public.&quot;location&quot; (code, &quot;name&quot;, parent_code) VALUES('080551','ALTO TAMBO','0805');" calcext:value-type="string">
            <text:p>INSERT INTO public."location" (code, "name", parent_code) VALUES('080551','ALTO TAMBO','0805');</text:p>
          </table:table-cell>
        </table:table-row>
        <table:table-row table:style-name="ro1">
          <table:table-cell office:value-type="string" calcext:value-type="string">
            <text:p>080552</text:p>
          </table:table-cell>
          <table:table-cell office:value-type="string" calcext:value-type="string">
            <text:p>ANCON (PICHANGAL)</text:p>
          </table:table-cell>
          <table:table-cell office:value-type="string" calcext:value-type="string">
            <text:p>0805</text:p>
          </table:table-cell>
          <table:table-cell table:formula="of:=COM.MICROSOFT.CONCAT([.$D$1];[.A688];&quot;','&quot;;[.B688];&quot;','&quot;;[.C688];&quot;');&quot;)" office:value-type="string" office:string-value="INSERT INTO public.&quot;location&quot; (code, &quot;name&quot;, parent_code) VALUES('080552','ANCON (PICHANGAL)','0805');" calcext:value-type="string">
            <text:p>INSERT INTO public."location" (code, "name", parent_code) VALUES('080552','ANCON (PICHANGAL)','0805');</text:p>
          </table:table-cell>
        </table:table-row>
        <table:table-row table:style-name="ro1">
          <table:table-cell office:value-type="string" calcext:value-type="string">
            <text:p>080553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0805</text:p>
          </table:table-cell>
          <table:table-cell table:formula="of:=COM.MICROSOFT.CONCAT([.$D$1];[.A689];&quot;','&quot;;[.B689];&quot;','&quot;;[.C689];&quot;');&quot;)" office:value-type="string" office:string-value="INSERT INTO public.&quot;location&quot; (code, &quot;name&quot;, parent_code) VALUES('080553','CALDERON','0805');" calcext:value-type="string">
            <text:p>INSERT INTO public."location" (code, "name", parent_code) VALUES('080553','CALDERON','0805');</text:p>
          </table:table-cell>
        </table:table-row>
        <table:table-row table:style-name="ro1">
          <table:table-cell office:value-type="string" calcext:value-type="string">
            <text:p>080554</text:p>
          </table:table-cell>
          <table:table-cell office:value-type="string" calcext:value-type="string">
            <text:p>CARONDELET</text:p>
          </table:table-cell>
          <table:table-cell office:value-type="string" calcext:value-type="string">
            <text:p>0805</text:p>
          </table:table-cell>
          <table:table-cell table:formula="of:=COM.MICROSOFT.CONCAT([.$D$1];[.A690];&quot;','&quot;;[.B690];&quot;','&quot;;[.C690];&quot;');&quot;)" office:value-type="string" office:string-value="INSERT INTO public.&quot;location&quot; (code, &quot;name&quot;, parent_code) VALUES('080554','CARONDELET','0805');" calcext:value-type="string">
            <text:p>INSERT INTO public."location" (code, "name", parent_code) VALUES('080554','CARONDELET','0805');</text:p>
          </table:table-cell>
        </table:table-row>
        <table:table-row table:style-name="ro1">
          <table:table-cell office:value-type="string" calcext:value-type="string">
            <text:p>080555</text:p>
          </table:table-cell>
          <table:table-cell office:value-type="string" calcext:value-type="string">
            <text:p>5 DE JUNIO</text:p>
          </table:table-cell>
          <table:table-cell office:value-type="string" calcext:value-type="string">
            <text:p>0805</text:p>
          </table:table-cell>
          <table:table-cell table:formula="of:=COM.MICROSOFT.CONCAT([.$D$1];[.A691];&quot;','&quot;;[.B691];&quot;','&quot;;[.C691];&quot;');&quot;)" office:value-type="string" office:string-value="INSERT INTO public.&quot;location&quot; (code, &quot;name&quot;, parent_code) VALUES('080555','5 DE JUNIO','0805');" calcext:value-type="string">
            <text:p>INSERT INTO public."location" (code, "name", parent_code) VALUES('080555','5 DE JUNIO','0805');</text:p>
          </table:table-cell>
        </table:table-row>
        <table:table-row table:style-name="ro1">
          <table:table-cell office:value-type="string" calcext:value-type="string">
            <text:p>080556</text:p>
          </table:table-cell>
          <table:table-cell office:value-type="string" calcext:value-type="string">
            <text:p>CONCEPCION</text:p>
          </table:table-cell>
          <table:table-cell office:value-type="string" calcext:value-type="string">
            <text:p>0805</text:p>
          </table:table-cell>
          <table:table-cell table:formula="of:=COM.MICROSOFT.CONCAT([.$D$1];[.A692];&quot;','&quot;;[.B692];&quot;','&quot;;[.C692];&quot;');&quot;)" office:value-type="string" office:string-value="INSERT INTO public.&quot;location&quot; (code, &quot;name&quot;, parent_code) VALUES('080556','CONCEPCION','0805');" calcext:value-type="string">
            <text:p>INSERT INTO public."location" (code, "name", parent_code) VALUES('080556','CONCEPCION','0805');</text:p>
          </table:table-cell>
        </table:table-row>
        <table:table-row table:style-name="ro1">
          <table:table-cell office:value-type="string" calcext:value-type="string">
            <text:p>080557</text:p>
          </table:table-cell>
          <table:table-cell office:value-type="string" calcext:value-type="string">
            <text:p>MATAJE</text:p>
          </table:table-cell>
          <table:table-cell office:value-type="string" calcext:value-type="string">
            <text:p>0805</text:p>
          </table:table-cell>
          <table:table-cell table:formula="of:=COM.MICROSOFT.CONCAT([.$D$1];[.A693];&quot;','&quot;;[.B693];&quot;','&quot;;[.C693];&quot;');&quot;)" office:value-type="string" office:string-value="INSERT INTO public.&quot;location&quot; (code, &quot;name&quot;, parent_code) VALUES('080557','MATAJE','0805');" calcext:value-type="string">
            <text:p>INSERT INTO public."location" (code, "name", parent_code) VALUES('080557','MATAJE','0805');</text:p>
          </table:table-cell>
        </table:table-row>
        <table:table-row table:style-name="ro1">
          <table:table-cell office:value-type="string" calcext:value-type="string">
            <text:p>080558</text:p>
          </table:table-cell>
          <table:table-cell office:value-type="string" calcext:value-type="string">
            <text:p>SAN JAVIER DE CACHAVI</text:p>
          </table:table-cell>
          <table:table-cell office:value-type="string" calcext:value-type="string">
            <text:p>0805</text:p>
          </table:table-cell>
          <table:table-cell table:formula="of:=COM.MICROSOFT.CONCAT([.$D$1];[.A694];&quot;','&quot;;[.B694];&quot;','&quot;;[.C694];&quot;');&quot;)" office:value-type="string" office:string-value="INSERT INTO public.&quot;location&quot; (code, &quot;name&quot;, parent_code) VALUES('080558','SAN JAVIER DE CACHAVI','0805');" calcext:value-type="string">
            <text:p>INSERT INTO public."location" (code, "name", parent_code) VALUES('080558','SAN JAVIER DE CACHAVI','0805');</text:p>
          </table:table-cell>
        </table:table-row>
        <table:table-row table:style-name="ro1">
          <table:table-cell office:value-type="string" calcext:value-type="string">
            <text:p>080559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0805</text:p>
          </table:table-cell>
          <table:table-cell table:formula="of:=COM.MICROSOFT.CONCAT([.$D$1];[.A695];&quot;','&quot;;[.B695];&quot;','&quot;;[.C695];&quot;');&quot;)" office:value-type="string" office:string-value="INSERT INTO public.&quot;location&quot; (code, &quot;name&quot;, parent_code) VALUES('080559','SANTA RITA','0805');" calcext:value-type="string">
            <text:p>INSERT INTO public."location" (code, "name", parent_code) VALUES('080559','SANTA RITA','0805');</text:p>
          </table:table-cell>
        </table:table-row>
        <table:table-row table:style-name="ro1">
          <table:table-cell office:value-type="string" calcext:value-type="string">
            <text:p>080560</text:p>
          </table:table-cell>
          <table:table-cell office:value-type="string" calcext:value-type="string">
            <text:p>TAMBILLO</text:p>
          </table:table-cell>
          <table:table-cell office:value-type="string" calcext:value-type="string">
            <text:p>0805</text:p>
          </table:table-cell>
          <table:table-cell table:formula="of:=COM.MICROSOFT.CONCAT([.$D$1];[.A696];&quot;','&quot;;[.B696];&quot;','&quot;;[.C696];&quot;');&quot;)" office:value-type="string" office:string-value="INSERT INTO public.&quot;location&quot; (code, &quot;name&quot;, parent_code) VALUES('080560','TAMBILLO','0805');" calcext:value-type="string">
            <text:p>INSERT INTO public."location" (code, "name", parent_code) VALUES('080560','TAMBILLO','0805');</text:p>
          </table:table-cell>
        </table:table-row>
        <table:table-row table:style-name="ro1">
          <table:table-cell office:value-type="string" calcext:value-type="string">
            <text:p>080561</text:p>
          </table:table-cell>
          <table:table-cell office:value-type="string" calcext:value-type="string">
            <text:p>TULUBI</text:p>
          </table:table-cell>
          <table:table-cell office:value-type="string" calcext:value-type="string">
            <text:p>0805</text:p>
          </table:table-cell>
          <table:table-cell table:formula="of:=COM.MICROSOFT.CONCAT([.$D$1];[.A697];&quot;','&quot;;[.B697];&quot;','&quot;;[.C697];&quot;');&quot;)" office:value-type="string" office:string-value="INSERT INTO public.&quot;location&quot; (code, &quot;name&quot;, parent_code) VALUES('080561','TULUBI','0805');" calcext:value-type="string">
            <text:p>INSERT INTO public."location" (code, "name", parent_code) VALUES('080561','TULUBI','0805');</text:p>
          </table:table-cell>
        </table:table-row>
        <table:table-row table:style-name="ro1">
          <table:table-cell office:value-type="string" calcext:value-type="string">
            <text:p>080562</text:p>
          </table:table-cell>
          <table:table-cell office:value-type="string" calcext:value-type="string">
            <text:p>URBINA</text:p>
          </table:table-cell>
          <table:table-cell office:value-type="string" calcext:value-type="string">
            <text:p>0805</text:p>
          </table:table-cell>
          <table:table-cell table:formula="of:=COM.MICROSOFT.CONCAT([.$D$1];[.A698];&quot;','&quot;;[.B698];&quot;','&quot;;[.C698];&quot;');&quot;)" office:value-type="string" office:string-value="INSERT INTO public.&quot;location&quot; (code, &quot;name&quot;, parent_code) VALUES('080562','URBINA','0805');" calcext:value-type="string">
            <text:p>INSERT INTO public."location" (code, "name", parent_code) VALUES('080562','URBINA','0805');</text:p>
          </table:table-cell>
        </table:table-row>
        <table:table-row table:style-name="ro1">
          <table:table-cell office:value-type="string" calcext:value-type="string">
            <text:p>080650</text:p>
          </table:table-cell>
          <table:table-cell office:value-type="string" calcext:value-type="string">
            <text:p>ATACAMES</text:p>
          </table:table-cell>
          <table:table-cell office:value-type="string" calcext:value-type="string">
            <text:p>0806</text:p>
          </table:table-cell>
          <table:table-cell table:formula="of:=COM.MICROSOFT.CONCAT([.$D$1];[.A699];&quot;','&quot;;[.B699];&quot;','&quot;;[.C699];&quot;');&quot;)" office:value-type="string" office:string-value="INSERT INTO public.&quot;location&quot; (code, &quot;name&quot;, parent_code) VALUES('080650','ATACAMES','0806');" calcext:value-type="string">
            <text:p>INSERT INTO public."location" (code, "name", parent_code) VALUES('080650','ATACAMES','0806');</text:p>
          </table:table-cell>
        </table:table-row>
        <table:table-row table:style-name="ro1">
          <table:table-cell office:value-type="string" calcext:value-type="string">
            <text:p>080651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0806</text:p>
          </table:table-cell>
          <table:table-cell table:formula="of:=COM.MICROSOFT.CONCAT([.$D$1];[.A700];&quot;','&quot;;[.B700];&quot;','&quot;;[.C700];&quot;');&quot;)" office:value-type="string" office:string-value="INSERT INTO public.&quot;location&quot; (code, &quot;name&quot;, parent_code) VALUES('080651','LA UNION','0806');" calcext:value-type="string">
            <text:p>INSERT INTO public."location" (code, "name", parent_code) VALUES('080651','LA UNION','0806');</text:p>
          </table:table-cell>
        </table:table-row>
        <table:table-row table:style-name="ro1">
          <table:table-cell office:value-type="string" calcext:value-type="string">
            <text:p>080652</text:p>
          </table:table-cell>
          <table:table-cell office:value-type="string" calcext:value-type="string">
            <text:p>SUA</text:p>
          </table:table-cell>
          <table:table-cell office:value-type="string" calcext:value-type="string">
            <text:p>0806</text:p>
          </table:table-cell>
          <table:table-cell table:formula="of:=COM.MICROSOFT.CONCAT([.$D$1];[.A701];&quot;','&quot;;[.B701];&quot;','&quot;;[.C701];&quot;');&quot;)" office:value-type="string" office:string-value="INSERT INTO public.&quot;location&quot; (code, &quot;name&quot;, parent_code) VALUES('080652','SUA','0806');" calcext:value-type="string">
            <text:p>INSERT INTO public."location" (code, "name", parent_code) VALUES('080652','SUA','0806');</text:p>
          </table:table-cell>
        </table:table-row>
        <table:table-row table:style-name="ro1">
          <table:table-cell office:value-type="string" calcext:value-type="string">
            <text:p>080653</text:p>
          </table:table-cell>
          <table:table-cell office:value-type="string" calcext:value-type="string">
            <text:p>TONCHIGUE</text:p>
          </table:table-cell>
          <table:table-cell office:value-type="string" calcext:value-type="string">
            <text:p>0806</text:p>
          </table:table-cell>
          <table:table-cell table:formula="of:=COM.MICROSOFT.CONCAT([.$D$1];[.A702];&quot;','&quot;;[.B702];&quot;','&quot;;[.C702];&quot;');&quot;)" office:value-type="string" office:string-value="INSERT INTO public.&quot;location&quot; (code, &quot;name&quot;, parent_code) VALUES('080653','TONCHIGUE','0806');" calcext:value-type="string">
            <text:p>INSERT INTO public."location" (code, "name", parent_code) VALUES('080653','TONCHIGUE','0806');</text:p>
          </table:table-cell>
        </table:table-row>
        <table:table-row table:style-name="ro1">
          <table:table-cell office:value-type="string" calcext:value-type="string">
            <text:p>080654</text:p>
          </table:table-cell>
          <table:table-cell office:value-type="string" calcext:value-type="string">
            <text:p>TONSUPA</text:p>
          </table:table-cell>
          <table:table-cell office:value-type="string" calcext:value-type="string">
            <text:p>0806</text:p>
          </table:table-cell>
          <table:table-cell table:formula="of:=COM.MICROSOFT.CONCAT([.$D$1];[.A703];&quot;','&quot;;[.B703];&quot;','&quot;;[.C703];&quot;');&quot;)" office:value-type="string" office:string-value="INSERT INTO public.&quot;location&quot; (code, &quot;name&quot;, parent_code) VALUES('080654','TONSUPA','0806');" calcext:value-type="string">
            <text:p>INSERT INTO public."location" (code, "name", parent_code) VALUES('080654','TONSUPA','0806');</text:p>
          </table:table-cell>
        </table:table-row>
        <table:table-row table:style-name="ro1">
          <table:table-cell office:value-type="string" calcext:value-type="string">
            <text:p>080750</text:p>
          </table:table-cell>
          <table:table-cell office:value-type="string" calcext:value-type="string">
            <text:p>RIOVERDE</text:p>
          </table:table-cell>
          <table:table-cell office:value-type="string" calcext:value-type="string">
            <text:p>0807</text:p>
          </table:table-cell>
          <table:table-cell table:formula="of:=COM.MICROSOFT.CONCAT([.$D$1];[.A704];&quot;','&quot;;[.B704];&quot;','&quot;;[.C704];&quot;');&quot;)" office:value-type="string" office:string-value="INSERT INTO public.&quot;location&quot; (code, &quot;name&quot;, parent_code) VALUES('080750','RIOVERDE','0807');" calcext:value-type="string">
            <text:p>INSERT INTO public."location" (code, "name", parent_code) VALUES('080750','RIOVERDE','0807');</text:p>
          </table:table-cell>
        </table:table-row>
        <table:table-row table:style-name="ro1">
          <table:table-cell office:value-type="string" calcext:value-type="string">
            <text:p>080751</text:p>
          </table:table-cell>
          <table:table-cell office:value-type="string" calcext:value-type="string">
            <text:p>CHONTADURO</text:p>
          </table:table-cell>
          <table:table-cell office:value-type="string" calcext:value-type="string">
            <text:p>0807</text:p>
          </table:table-cell>
          <table:table-cell table:formula="of:=COM.MICROSOFT.CONCAT([.$D$1];[.A705];&quot;','&quot;;[.B705];&quot;','&quot;;[.C705];&quot;');&quot;)" office:value-type="string" office:string-value="INSERT INTO public.&quot;location&quot; (code, &quot;name&quot;, parent_code) VALUES('080751','CHONTADURO','0807');" calcext:value-type="string">
            <text:p>INSERT INTO public."location" (code, "name", parent_code) VALUES('080751','CHONTADURO','0807');</text:p>
          </table:table-cell>
        </table:table-row>
        <table:table-row table:style-name="ro1">
          <table:table-cell office:value-type="string" calcext:value-type="string">
            <text:p>080752</text:p>
          </table:table-cell>
          <table:table-cell office:value-type="string" calcext:value-type="string">
            <text:p>CHUMUNDE</text:p>
          </table:table-cell>
          <table:table-cell office:value-type="string" calcext:value-type="string">
            <text:p>0807</text:p>
          </table:table-cell>
          <table:table-cell table:formula="of:=COM.MICROSOFT.CONCAT([.$D$1];[.A706];&quot;','&quot;;[.B706];&quot;','&quot;;[.C706];&quot;');&quot;)" office:value-type="string" office:string-value="INSERT INTO public.&quot;location&quot; (code, &quot;name&quot;, parent_code) VALUES('080752','CHUMUNDE','0807');" calcext:value-type="string">
            <text:p>INSERT INTO public."location" (code, "name", parent_code) VALUES('080752','CHUMUNDE','0807');</text:p>
          </table:table-cell>
        </table:table-row>
        <table:table-row table:style-name="ro1">
          <table:table-cell office:value-type="string" calcext:value-type="string">
            <text:p>080753</text:p>
          </table:table-cell>
          <table:table-cell office:value-type="string" calcext:value-type="string">
            <text:p>LAGARTO</text:p>
          </table:table-cell>
          <table:table-cell office:value-type="string" calcext:value-type="string">
            <text:p>0807</text:p>
          </table:table-cell>
          <table:table-cell table:formula="of:=COM.MICROSOFT.CONCAT([.$D$1];[.A707];&quot;','&quot;;[.B707];&quot;','&quot;;[.C707];&quot;');&quot;)" office:value-type="string" office:string-value="INSERT INTO public.&quot;location&quot; (code, &quot;name&quot;, parent_code) VALUES('080753','LAGARTO','0807');" calcext:value-type="string">
            <text:p>INSERT INTO public."location" (code, "name", parent_code) VALUES('080753','LAGARTO','0807');</text:p>
          </table:table-cell>
        </table:table-row>
        <table:table-row table:style-name="ro1">
          <table:table-cell office:value-type="string" calcext:value-type="string">
            <text:p>080754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0807</text:p>
          </table:table-cell>
          <table:table-cell table:formula="of:=COM.MICROSOFT.CONCAT([.$D$1];[.A708];&quot;','&quot;;[.B708];&quot;','&quot;;[.C708];&quot;');&quot;)" office:value-type="string" office:string-value="INSERT INTO public.&quot;location&quot; (code, &quot;name&quot;, parent_code) VALUES('080754','MONTALVO','0807');" calcext:value-type="string">
            <text:p>INSERT INTO public."location" (code, "name", parent_code) VALUES('080754','MONTALVO','0807');</text:p>
          </table:table-cell>
        </table:table-row>
        <table:table-row table:style-name="ro1">
          <table:table-cell office:value-type="string" calcext:value-type="string">
            <text:p>080755</text:p>
          </table:table-cell>
          <table:table-cell office:value-type="string" calcext:value-type="string">
            <text:p>ROCAFUERTE</text:p>
          </table:table-cell>
          <table:table-cell office:value-type="string" calcext:value-type="string">
            <text:p>0807</text:p>
          </table:table-cell>
          <table:table-cell table:formula="of:=COM.MICROSOFT.CONCAT([.$D$1];[.A709];&quot;','&quot;;[.B709];&quot;','&quot;;[.C709];&quot;');&quot;)" office:value-type="string" office:string-value="INSERT INTO public.&quot;location&quot; (code, &quot;name&quot;, parent_code) VALUES('080755','ROCAFUERTE','0807');" calcext:value-type="string">
            <text:p>INSERT INTO public."location" (code, "name", parent_code) VALUES('080755','ROCAFUERTE','0807');</text:p>
          </table:table-cell>
        </table:table-row>
        <table:table-row table:style-name="ro1">
          <table:table-cell office:value-type="string" calcext:value-type="string">
            <text:p>090101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0901</text:p>
          </table:table-cell>
          <table:table-cell table:formula="of:=COM.MICROSOFT.CONCAT([.$D$1];[.A710];&quot;','&quot;;[.B710];&quot;','&quot;;[.C710];&quot;');&quot;)" office:value-type="string" office:string-value="INSERT INTO public.&quot;location&quot; (code, &quot;name&quot;, parent_code) VALUES('090101','AYACUCHO','0901');" calcext:value-type="string">
            <text:p>INSERT INTO public."location" (code, "name", parent_code) VALUES('090101','AYACUCHO','0901');</text:p>
          </table:table-cell>
        </table:table-row>
        <table:table-row table:style-name="ro1">
          <table:table-cell office:value-type="string" calcext:value-type="string">
            <text:p>090102</text:p>
          </table:table-cell>
          <table:table-cell office:value-type="string" calcext:value-type="string">
            <text:p>BOLIVAR (SAGRARIO)</text:p>
          </table:table-cell>
          <table:table-cell office:value-type="string" calcext:value-type="string">
            <text:p>0901</text:p>
          </table:table-cell>
          <table:table-cell table:formula="of:=COM.MICROSOFT.CONCAT([.$D$1];[.A711];&quot;','&quot;;[.B711];&quot;','&quot;;[.C711];&quot;');&quot;)" office:value-type="string" office:string-value="INSERT INTO public.&quot;location&quot; (code, &quot;name&quot;, parent_code) VALUES('090102','BOLIVAR (SAGRARIO)','0901');" calcext:value-type="string">
            <text:p>INSERT INTO public."location" (code, "name", parent_code) VALUES('090102','BOLIVAR (SAGRARIO)','0901');</text:p>
          </table:table-cell>
        </table:table-row>
        <table:table-row table:style-name="ro1">
          <table:table-cell office:value-type="string" calcext:value-type="string">
            <text:p>090103</text:p>
          </table:table-cell>
          <table:table-cell office:value-type="string" calcext:value-type="string">
            <text:p>CARBO (CONCEPCION)</text:p>
          </table:table-cell>
          <table:table-cell office:value-type="string" calcext:value-type="string">
            <text:p>0901</text:p>
          </table:table-cell>
          <table:table-cell table:formula="of:=COM.MICROSOFT.CONCAT([.$D$1];[.A712];&quot;','&quot;;[.B712];&quot;','&quot;;[.C712];&quot;');&quot;)" office:value-type="string" office:string-value="INSERT INTO public.&quot;location&quot; (code, &quot;name&quot;, parent_code) VALUES('090103','CARBO (CONCEPCION)','0901');" calcext:value-type="string">
            <text:p>INSERT INTO public."location" (code, "name", parent_code) VALUES('090103','CARBO (CONCEPCION)','0901');</text:p>
          </table:table-cell>
        </table:table-row>
        <table:table-row table:style-name="ro1">
          <table:table-cell office:value-type="string" calcext:value-type="string">
            <text:p>090104</text:p>
          </table:table-cell>
          <table:table-cell office:value-type="string" calcext:value-type="string">
            <text:p>FEBRES CORDERO</text:p>
          </table:table-cell>
          <table:table-cell office:value-type="string" calcext:value-type="string">
            <text:p>0901</text:p>
          </table:table-cell>
          <table:table-cell table:formula="of:=COM.MICROSOFT.CONCAT([.$D$1];[.A713];&quot;','&quot;;[.B713];&quot;','&quot;;[.C713];&quot;');&quot;)" office:value-type="string" office:string-value="INSERT INTO public.&quot;location&quot; (code, &quot;name&quot;, parent_code) VALUES('090104','FEBRES CORDERO','0901');" calcext:value-type="string">
            <text:p>INSERT INTO public."location" (code, "name", parent_code) VALUES('090104','FEBRES CORDERO','0901');</text:p>
          </table:table-cell>
        </table:table-row>
        <table:table-row table:style-name="ro1">
          <table:table-cell office:value-type="string" calcext:value-type="string">
            <text:p>090105</text:p>
          </table:table-cell>
          <table:table-cell office:value-type="string" calcext:value-type="string">
            <text:p>GARCIA MORENO</text:p>
          </table:table-cell>
          <table:table-cell office:value-type="string" calcext:value-type="string">
            <text:p>0901</text:p>
          </table:table-cell>
          <table:table-cell table:formula="of:=COM.MICROSOFT.CONCAT([.$D$1];[.A714];&quot;','&quot;;[.B714];&quot;','&quot;;[.C714];&quot;');&quot;)" office:value-type="string" office:string-value="INSERT INTO public.&quot;location&quot; (code, &quot;name&quot;, parent_code) VALUES('090105','GARCIA MORENO','0901');" calcext:value-type="string">
            <text:p>INSERT INTO public."location" (code, "name", parent_code) VALUES('090105','GARCIA MORENO','0901');</text:p>
          </table:table-cell>
        </table:table-row>
        <table:table-row table:style-name="ro1">
          <table:table-cell office:value-type="string" calcext:value-type="string">
            <text:p>090106</text:p>
          </table:table-cell>
          <table:table-cell office:value-type="string" calcext:value-type="string">
            <text:p>LETAMENDI</text:p>
          </table:table-cell>
          <table:table-cell office:value-type="string" calcext:value-type="string">
            <text:p>0901</text:p>
          </table:table-cell>
          <table:table-cell table:formula="of:=COM.MICROSOFT.CONCAT([.$D$1];[.A715];&quot;','&quot;;[.B715];&quot;','&quot;;[.C715];&quot;');&quot;)" office:value-type="string" office:string-value="INSERT INTO public.&quot;location&quot; (code, &quot;name&quot;, parent_code) VALUES('090106','LETAMENDI','0901');" calcext:value-type="string">
            <text:p>INSERT INTO public."location" (code, "name", parent_code) VALUES('090106','LETAMENDI','0901');</text:p>
          </table:table-cell>
        </table:table-row>
        <table:table-row table:style-name="ro1">
          <table:table-cell office:value-type="string" calcext:value-type="string">
            <text:p>090107</text:p>
          </table:table-cell>
          <table:table-cell office:value-type="string" calcext:value-type="string">
            <text:p>NUEVE DE OCTUBRE</text:p>
          </table:table-cell>
          <table:table-cell office:value-type="string" calcext:value-type="string">
            <text:p>0901</text:p>
          </table:table-cell>
          <table:table-cell table:formula="of:=COM.MICROSOFT.CONCAT([.$D$1];[.A716];&quot;','&quot;;[.B716];&quot;','&quot;;[.C716];&quot;');&quot;)" office:value-type="string" office:string-value="INSERT INTO public.&quot;location&quot; (code, &quot;name&quot;, parent_code) VALUES('090107','NUEVE DE OCTUBRE','0901');" calcext:value-type="string">
            <text:p>INSERT INTO public."location" (code, "name", parent_code) VALUES('090107','NUEVE DE OCTUBRE','0901');</text:p>
          </table:table-cell>
        </table:table-row>
        <table:table-row table:style-name="ro1">
          <table:table-cell office:value-type="string" calcext:value-type="string">
            <text:p>090108</text:p>
          </table:table-cell>
          <table:table-cell office:value-type="string" calcext:value-type="string">
            <text:p>OLMEDO (SAN ALEJO)</text:p>
          </table:table-cell>
          <table:table-cell office:value-type="string" calcext:value-type="string">
            <text:p>0901</text:p>
          </table:table-cell>
          <table:table-cell table:formula="of:=COM.MICROSOFT.CONCAT([.$D$1];[.A717];&quot;','&quot;;[.B717];&quot;','&quot;;[.C717];&quot;');&quot;)" office:value-type="string" office:string-value="INSERT INTO public.&quot;location&quot; (code, &quot;name&quot;, parent_code) VALUES('090108','OLMEDO (SAN ALEJO)','0901');" calcext:value-type="string">
            <text:p>INSERT INTO public."location" (code, "name", parent_code) VALUES('090108','OLMEDO (SAN ALEJO)','0901');</text:p>
          </table:table-cell>
        </table:table-row>
        <table:table-row table:style-name="ro1">
          <table:table-cell office:value-type="string" calcext:value-type="string">
            <text:p>090109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0901</text:p>
          </table:table-cell>
          <table:table-cell table:formula="of:=COM.MICROSOFT.CONCAT([.$D$1];[.A718];&quot;','&quot;;[.B718];&quot;','&quot;;[.C718];&quot;');&quot;)" office:value-type="string" office:string-value="INSERT INTO public.&quot;location&quot; (code, &quot;name&quot;, parent_code) VALUES('090109','ROCA','0901');" calcext:value-type="string">
            <text:p>INSERT INTO public."location" (code, "name", parent_code) VALUES('090109','ROCA','0901');</text:p>
          </table:table-cell>
        </table:table-row>
        <table:table-row table:style-name="ro1">
          <table:table-cell office:value-type="string" calcext:value-type="string">
            <text:p>090110</text:p>
          </table:table-cell>
          <table:table-cell office:value-type="string" calcext:value-type="string">
            <text:p>ROCAFUERTE</text:p>
          </table:table-cell>
          <table:table-cell office:value-type="string" calcext:value-type="string">
            <text:p>0901</text:p>
          </table:table-cell>
          <table:table-cell table:formula="of:=COM.MICROSOFT.CONCAT([.$D$1];[.A719];&quot;','&quot;;[.B719];&quot;','&quot;;[.C719];&quot;');&quot;)" office:value-type="string" office:string-value="INSERT INTO public.&quot;location&quot; (code, &quot;name&quot;, parent_code) VALUES('090110','ROCAFUERTE','0901');" calcext:value-type="string">
            <text:p>INSERT INTO public."location" (code, "name", parent_code) VALUES('090110','ROCAFUERTE','0901');</text:p>
          </table:table-cell>
        </table:table-row>
        <table:table-row table:style-name="ro1">
          <table:table-cell office:value-type="string" calcext:value-type="string">
            <text:p>090111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0901</text:p>
          </table:table-cell>
          <table:table-cell table:formula="of:=COM.MICROSOFT.CONCAT([.$D$1];[.A720];&quot;','&quot;;[.B720];&quot;','&quot;;[.C720];&quot;');&quot;)" office:value-type="string" office:string-value="INSERT INTO public.&quot;location&quot; (code, &quot;name&quot;, parent_code) VALUES('090111','SUCRE','0901');" calcext:value-type="string">
            <text:p>INSERT INTO public."location" (code, "name", parent_code) VALUES('090111','SUCRE','0901');</text:p>
          </table:table-cell>
        </table:table-row>
        <table:table-row table:style-name="ro1">
          <table:table-cell office:value-type="string" calcext:value-type="string">
            <text:p>090112</text:p>
          </table:table-cell>
          <table:table-cell office:value-type="string" calcext:value-type="string">
            <text:p>TARQUI</text:p>
          </table:table-cell>
          <table:table-cell office:value-type="string" calcext:value-type="string">
            <text:p>0901</text:p>
          </table:table-cell>
          <table:table-cell table:formula="of:=COM.MICROSOFT.CONCAT([.$D$1];[.A721];&quot;','&quot;;[.B721];&quot;','&quot;;[.C721];&quot;');&quot;)" office:value-type="string" office:string-value="INSERT INTO public.&quot;location&quot; (code, &quot;name&quot;, parent_code) VALUES('090112','TARQUI','0901');" calcext:value-type="string">
            <text:p>INSERT INTO public."location" (code, "name", parent_code) VALUES('090112','TARQUI','0901');</text:p>
          </table:table-cell>
        </table:table-row>
        <table:table-row table:style-name="ro1">
          <table:table-cell office:value-type="string" calcext:value-type="string">
            <text:p>090113</text:p>
          </table:table-cell>
          <table:table-cell office:value-type="string" calcext:value-type="string">
            <text:p>URDANETA</text:p>
          </table:table-cell>
          <table:table-cell office:value-type="string" calcext:value-type="string">
            <text:p>0901</text:p>
          </table:table-cell>
          <table:table-cell table:formula="of:=COM.MICROSOFT.CONCAT([.$D$1];[.A722];&quot;','&quot;;[.B722];&quot;','&quot;;[.C722];&quot;');&quot;)" office:value-type="string" office:string-value="INSERT INTO public.&quot;location&quot; (code, &quot;name&quot;, parent_code) VALUES('090113','URDANETA','0901');" calcext:value-type="string">
            <text:p>INSERT INTO public."location" (code, "name", parent_code) VALUES('090113','URDANETA','0901');</text:p>
          </table:table-cell>
        </table:table-row>
        <table:table-row table:style-name="ro1">
          <table:table-cell office:value-type="string" calcext:value-type="string">
            <text:p>090114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0901</text:p>
          </table:table-cell>
          <table:table-cell table:formula="of:=COM.MICROSOFT.CONCAT([.$D$1];[.A723];&quot;','&quot;;[.B723];&quot;','&quot;;[.C723];&quot;');&quot;)" office:value-type="string" office:string-value="INSERT INTO public.&quot;location&quot; (code, &quot;name&quot;, parent_code) VALUES('090114','XIMENA','0901');" calcext:value-type="string">
            <text:p>INSERT INTO public."location" (code, "name", parent_code) VALUES('090114','XIMENA','0901');</text:p>
          </table:table-cell>
        </table:table-row>
        <table:table-row table:style-name="ro1">
          <table:table-cell office:value-type="string" calcext:value-type="string">
            <text:p>090115</text:p>
          </table:table-cell>
          <table:table-cell office:value-type="string" calcext:value-type="string">
            <text:p>CHONGON</text:p>
          </table:table-cell>
          <table:table-cell office:value-type="string" calcext:value-type="string">
            <text:p>0901</text:p>
          </table:table-cell>
          <table:table-cell table:formula="of:=COM.MICROSOFT.CONCAT([.$D$1];[.A724];&quot;','&quot;;[.B724];&quot;','&quot;;[.C724];&quot;');&quot;)" office:value-type="string" office:string-value="INSERT INTO public.&quot;location&quot; (code, &quot;name&quot;, parent_code) VALUES('090115','CHONGON','0901');" calcext:value-type="string">
            <text:p>INSERT INTO public."location" (code, "name", parent_code) VALUES('090115','CHONGON','0901');</text:p>
          </table:table-cell>
        </table:table-row>
        <table:table-row table:style-name="ro1">
          <table:table-cell office:value-type="string" calcext:value-type="string">
            <text:p>090116</text:p>
          </table:table-cell>
          <table:table-cell office:value-type="string" calcext:value-type="string">
            <text:p>PASCUALES</text:p>
          </table:table-cell>
          <table:table-cell office:value-type="string" calcext:value-type="string">
            <text:p>0901</text:p>
          </table:table-cell>
          <table:table-cell table:formula="of:=COM.MICROSOFT.CONCAT([.$D$1];[.A725];&quot;','&quot;;[.B725];&quot;','&quot;;[.C725];&quot;');&quot;)" office:value-type="string" office:string-value="INSERT INTO public.&quot;location&quot; (code, &quot;name&quot;, parent_code) VALUES('090116','PASCUALES','0901');" calcext:value-type="string">
            <text:p>INSERT INTO public."location" (code, "name", parent_code) VALUES('090116','PASCUALES','0901');</text:p>
          </table:table-cell>
        </table:table-row>
        <table:table-row table:style-name="ro1">
          <table:table-cell office:value-type="string" calcext:value-type="string">
            <text:p>090150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0901</text:p>
          </table:table-cell>
          <table:table-cell table:formula="of:=COM.MICROSOFT.CONCAT([.$D$1];[.A726];&quot;','&quot;;[.B726];&quot;','&quot;;[.C726];&quot;');&quot;)" office:value-type="string" office:string-value="INSERT INTO public.&quot;location&quot; (code, &quot;name&quot;, parent_code) VALUES('090150','GUAYAQUIL','0901');" calcext:value-type="string">
            <text:p>INSERT INTO public."location" (code, "name", parent_code) VALUES('090150','GUAYAQUIL','0901');</text:p>
          </table:table-cell>
        </table:table-row>
        <table:table-row table:style-name="ro1">
          <table:table-cell office:value-type="string" calcext:value-type="string">
            <text:p>090152</text:p>
          </table:table-cell>
          <table:table-cell office:value-type="string" calcext:value-type="string">
            <text:p>JUAN GOMEZ RENDON (PROGRESO)</text:p>
          </table:table-cell>
          <table:table-cell office:value-type="string" calcext:value-type="string">
            <text:p>0901</text:p>
          </table:table-cell>
          <table:table-cell table:formula="of:=COM.MICROSOFT.CONCAT([.$D$1];[.A727];&quot;','&quot;;[.B727];&quot;','&quot;;[.C727];&quot;');&quot;)" office:value-type="string" office:string-value="INSERT INTO public.&quot;location&quot; (code, &quot;name&quot;, parent_code) VALUES('090152','JUAN GOMEZ RENDON (PROGRESO)','0901');" calcext:value-type="string">
            <text:p>INSERT INTO public."location" (code, "name", parent_code) VALUES('090152','JUAN GOMEZ RENDON (PROGRESO)','0901');</text:p>
          </table:table-cell>
        </table:table-row>
        <table:table-row table:style-name="ro1">
          <table:table-cell office:value-type="string" calcext:value-type="string">
            <text:p>090153</text:p>
          </table:table-cell>
          <table:table-cell office:value-type="string" calcext:value-type="string">
            <text:p>MORRO</text:p>
          </table:table-cell>
          <table:table-cell office:value-type="string" calcext:value-type="string">
            <text:p>0901</text:p>
          </table:table-cell>
          <table:table-cell table:formula="of:=COM.MICROSOFT.CONCAT([.$D$1];[.A728];&quot;','&quot;;[.B728];&quot;','&quot;;[.C728];&quot;');&quot;)" office:value-type="string" office:string-value="INSERT INTO public.&quot;location&quot; (code, &quot;name&quot;, parent_code) VALUES('090153','MORRO','0901');" calcext:value-type="string">
            <text:p>INSERT INTO public."location" (code, "name", parent_code) VALUES('090153','MORRO','0901');</text:p>
          </table:table-cell>
        </table:table-row>
        <table:table-row table:style-name="ro1">
          <table:table-cell office:value-type="string" calcext:value-type="string">
            <text:p>090156</text:p>
          </table:table-cell>
          <table:table-cell office:value-type="string" calcext:value-type="string">
            <text:p>POSORJA</text:p>
          </table:table-cell>
          <table:table-cell office:value-type="string" calcext:value-type="string">
            <text:p>0901</text:p>
          </table:table-cell>
          <table:table-cell table:formula="of:=COM.MICROSOFT.CONCAT([.$D$1];[.A729];&quot;','&quot;;[.B729];&quot;','&quot;;[.C729];&quot;');&quot;)" office:value-type="string" office:string-value="INSERT INTO public.&quot;location&quot; (code, &quot;name&quot;, parent_code) VALUES('090156','POSORJA','0901');" calcext:value-type="string">
            <text:p>INSERT INTO public."location" (code, "name", parent_code) VALUES('090156','POSORJA','0901');</text:p>
          </table:table-cell>
        </table:table-row>
        <table:table-row table:style-name="ro1">
          <table:table-cell office:value-type="string" calcext:value-type="string">
            <text:p>090157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901</text:p>
          </table:table-cell>
          <table:table-cell table:formula="of:=COM.MICROSOFT.CONCAT([.$D$1];[.A730];&quot;','&quot;;[.B730];&quot;','&quot;;[.C730];&quot;');&quot;)" office:value-type="string" office:string-value="INSERT INTO public.&quot;location&quot; (code, &quot;name&quot;, parent_code) VALUES('090157','PUNA','0901');" calcext:value-type="string">
            <text:p>INSERT INTO public."location" (code, "name", parent_code) VALUES('090157','PUNA','0901');</text:p>
          </table:table-cell>
        </table:table-row>
        <table:table-row table:style-name="ro1">
          <table:table-cell office:value-type="string" calcext:value-type="string">
            <text:p>090158</text:p>
          </table:table-cell>
          <table:table-cell office:value-type="string" calcext:value-type="string">
            <text:p>TENGUEL</text:p>
          </table:table-cell>
          <table:table-cell office:value-type="string" calcext:value-type="string">
            <text:p>0901</text:p>
          </table:table-cell>
          <table:table-cell table:formula="of:=COM.MICROSOFT.CONCAT([.$D$1];[.A731];&quot;','&quot;;[.B731];&quot;','&quot;;[.C731];&quot;');&quot;)" office:value-type="string" office:string-value="INSERT INTO public.&quot;location&quot; (code, &quot;name&quot;, parent_code) VALUES('090158','TENGUEL','0901');" calcext:value-type="string">
            <text:p>INSERT INTO public."location" (code, "name", parent_code) VALUES('090158','TENGUEL','0901');</text:p>
          </table:table-cell>
        </table:table-row>
        <table:table-row table:style-name="ro1">
          <table:table-cell office:value-type="string" calcext:value-type="string">
            <text:p>090250</text:p>
          </table:table-cell>
          <table:table-cell office:value-type="string" calcext:value-type="string">
            <text:p>ALFREDO BAQUERIZO MORENO</text:p>
          </table:table-cell>
          <table:table-cell office:value-type="string" calcext:value-type="string">
            <text:p>0902</text:p>
          </table:table-cell>
          <table:table-cell table:formula="of:=COM.MICROSOFT.CONCAT([.$D$1];[.A732];&quot;','&quot;;[.B732];&quot;','&quot;;[.C732];&quot;');&quot;)" office:value-type="string" office:string-value="INSERT INTO public.&quot;location&quot; (code, &quot;name&quot;, parent_code) VALUES('090250','ALFREDO BAQUERIZO MORENO','0902');" calcext:value-type="string">
            <text:p>INSERT INTO public."location" (code, "name", parent_code) VALUES('090250','ALFREDO BAQUERIZO MORENO','0902');</text:p>
          </table:table-cell>
        </table:table-row>
        <table:table-row table:style-name="ro1">
          <table:table-cell office:value-type="string" calcext:value-type="string">
            <text:p>090350</text:p>
          </table:table-cell>
          <table:table-cell office:value-type="string" calcext:value-type="string">
            <text:p>BALAO</text:p>
          </table:table-cell>
          <table:table-cell office:value-type="string" calcext:value-type="string">
            <text:p>0903</text:p>
          </table:table-cell>
          <table:table-cell table:formula="of:=COM.MICROSOFT.CONCAT([.$D$1];[.A733];&quot;','&quot;;[.B733];&quot;','&quot;;[.C733];&quot;');&quot;)" office:value-type="string" office:string-value="INSERT INTO public.&quot;location&quot; (code, &quot;name&quot;, parent_code) VALUES('090350','BALAO','0903');" calcext:value-type="string">
            <text:p>INSERT INTO public."location" (code, "name", parent_code) VALUES('090350','BALAO','0903');</text:p>
          </table:table-cell>
        </table:table-row>
        <table:table-row table:style-name="ro1">
          <table:table-cell office:value-type="string" calcext:value-type="string">
            <text:p>090450</text:p>
          </table:table-cell>
          <table:table-cell office:value-type="string" calcext:value-type="string">
            <text:p>BALZAR</text:p>
          </table:table-cell>
          <table:table-cell office:value-type="string" calcext:value-type="string">
            <text:p>0904</text:p>
          </table:table-cell>
          <table:table-cell table:formula="of:=COM.MICROSOFT.CONCAT([.$D$1];[.A734];&quot;','&quot;;[.B734];&quot;','&quot;;[.C734];&quot;');&quot;)" office:value-type="string" office:string-value="INSERT INTO public.&quot;location&quot; (code, &quot;name&quot;, parent_code) VALUES('090450','BALZAR','0904');" calcext:value-type="string">
            <text:p>INSERT INTO public."location" (code, "name", parent_code) VALUES('090450','BALZAR','0904');</text:p>
          </table:table-cell>
        </table:table-row>
        <table:table-row table:style-name="ro1">
          <table:table-cell office:value-type="string" calcext:value-type="string">
            <text:p>090550</text:p>
          </table:table-cell>
          <table:table-cell office:value-type="string" calcext:value-type="string">
            <text:p>COLIMES</text:p>
          </table:table-cell>
          <table:table-cell office:value-type="string" calcext:value-type="string">
            <text:p>0905</text:p>
          </table:table-cell>
          <table:table-cell table:formula="of:=COM.MICROSOFT.CONCAT([.$D$1];[.A735];&quot;','&quot;;[.B735];&quot;','&quot;;[.C735];&quot;');&quot;)" office:value-type="string" office:string-value="INSERT INTO public.&quot;location&quot; (code, &quot;name&quot;, parent_code) VALUES('090550','COLIMES','0905');" calcext:value-type="string">
            <text:p>INSERT INTO public."location" (code, "name", parent_code) VALUES('090550','COLIMES','0905');</text:p>
          </table:table-cell>
        </table:table-row>
        <table:table-row table:style-name="ro1">
          <table:table-cell office:value-type="string" calcext:value-type="string">
            <text:p>090551</text:p>
          </table:table-cell>
          <table:table-cell office:value-type="string" calcext:value-type="string">
            <text:p>SAN JACINTO</text:p>
          </table:table-cell>
          <table:table-cell office:value-type="string" calcext:value-type="string">
            <text:p>0905</text:p>
          </table:table-cell>
          <table:table-cell table:formula="of:=COM.MICROSOFT.CONCAT([.$D$1];[.A736];&quot;','&quot;;[.B736];&quot;','&quot;;[.C736];&quot;');&quot;)" office:value-type="string" office:string-value="INSERT INTO public.&quot;location&quot; (code, &quot;name&quot;, parent_code) VALUES('090551','SAN JACINTO','0905');" calcext:value-type="string">
            <text:p>INSERT INTO public."location" (code, "name", parent_code) VALUES('090551','SAN JACINTO','0905');</text:p>
          </table:table-cell>
        </table:table-row>
        <table:table-row table:style-name="ro1">
          <table:table-cell office:value-type="string" calcext:value-type="string">
            <text:p>090601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06</text:p>
          </table:table-cell>
          <table:table-cell table:formula="of:=COM.MICROSOFT.CONCAT([.$D$1];[.A737];&quot;','&quot;;[.B737];&quot;','&quot;;[.C737];&quot;');&quot;)" office:value-type="string" office:string-value="INSERT INTO public.&quot;location&quot; (code, &quot;name&quot;, parent_code) VALUES('090601','DAULE','0906');" calcext:value-type="string">
            <text:p>INSERT INTO public."location" (code, "name", parent_code) VALUES('090601','DAULE','0906');</text:p>
          </table:table-cell>
        </table:table-row>
        <table:table-row table:style-name="ro1">
          <table:table-cell office:value-type="string" calcext:value-type="string">
            <text:p>090602</text:p>
          </table:table-cell>
          <table:table-cell office:value-type="string" calcext:value-type="string">
            <text:p>BANIFE</text:p>
          </table:table-cell>
          <table:table-cell office:value-type="string" calcext:value-type="string">
            <text:p>0906</text:p>
          </table:table-cell>
          <table:table-cell table:formula="of:=COM.MICROSOFT.CONCAT([.$D$1];[.A738];&quot;','&quot;;[.B738];&quot;','&quot;;[.C738];&quot;');&quot;)" office:value-type="string" office:string-value="INSERT INTO public.&quot;location&quot; (code, &quot;name&quot;, parent_code) VALUES('090602','BANIFE','0906');" calcext:value-type="string">
            <text:p>INSERT INTO public."location" (code, "name", parent_code) VALUES('090602','BANIFE','0906');</text:p>
          </table:table-cell>
        </table:table-row>
        <table:table-row table:style-name="ro1">
          <table:table-cell office:value-type="string" calcext:value-type="string">
            <text:p>090603</text:p>
          </table:table-cell>
          <table:table-cell office:value-type="string" calcext:value-type="string">
            <text:p>EMILIANO CAICEDO MARCOS</text:p>
          </table:table-cell>
          <table:table-cell office:value-type="string" calcext:value-type="string">
            <text:p>0906</text:p>
          </table:table-cell>
          <table:table-cell table:formula="of:=COM.MICROSOFT.CONCAT([.$D$1];[.A739];&quot;','&quot;;[.B739];&quot;','&quot;;[.C739];&quot;');&quot;)" office:value-type="string" office:string-value="INSERT INTO public.&quot;location&quot; (code, &quot;name&quot;, parent_code) VALUES('090603','EMILIANO CAICEDO MARCOS','0906');" calcext:value-type="string">
            <text:p>INSERT INTO public."location" (code, "name", parent_code) VALUES('090603','EMILIANO CAICEDO MARCOS','0906');</text:p>
          </table:table-cell>
        </table:table-row>
        <table:table-row table:style-name="ro1">
          <table:table-cell office:value-type="string" calcext:value-type="string">
            <text:p>090604</text:p>
          </table:table-cell>
          <table:table-cell office:value-type="string" calcext:value-type="string">
            <text:p>MAGRO</text:p>
          </table:table-cell>
          <table:table-cell office:value-type="string" calcext:value-type="string">
            <text:p>0906</text:p>
          </table:table-cell>
          <table:table-cell table:formula="of:=COM.MICROSOFT.CONCAT([.$D$1];[.A740];&quot;','&quot;;[.B740];&quot;','&quot;;[.C740];&quot;');&quot;)" office:value-type="string" office:string-value="INSERT INTO public.&quot;location&quot; (code, &quot;name&quot;, parent_code) VALUES('090604','MAGRO','0906');" calcext:value-type="string">
            <text:p>INSERT INTO public."location" (code, "name", parent_code) VALUES('090604','MAGRO','0906');</text:p>
          </table:table-cell>
        </table:table-row>
        <table:table-row table:style-name="ro1">
          <table:table-cell office:value-type="string" calcext:value-type="string">
            <text:p>090605</text:p>
          </table:table-cell>
          <table:table-cell office:value-type="string" calcext:value-type="string">
            <text:p>PADRE JUAN BAUTISTA AGUIRRE</text:p>
          </table:table-cell>
          <table:table-cell office:value-type="string" calcext:value-type="string">
            <text:p>0906</text:p>
          </table:table-cell>
          <table:table-cell table:formula="of:=COM.MICROSOFT.CONCAT([.$D$1];[.A741];&quot;','&quot;;[.B741];&quot;','&quot;;[.C741];&quot;');&quot;)" office:value-type="string" office:string-value="INSERT INTO public.&quot;location&quot; (code, &quot;name&quot;, parent_code) VALUES('090605','PADRE JUAN BAUTISTA AGUIRRE','0906');" calcext:value-type="string">
            <text:p>INSERT INTO public."location" (code, "name", parent_code) VALUES('090605','PADRE JUAN BAUTISTA AGUIRRE','0906');</text:p>
          </table:table-cell>
        </table:table-row>
        <table:table-row table:style-name="ro1">
          <table:table-cell office:value-type="string" calcext:value-type="string">
            <text:p>090606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0906</text:p>
          </table:table-cell>
          <table:table-cell table:formula="of:=COM.MICROSOFT.CONCAT([.$D$1];[.A742];&quot;','&quot;;[.B742];&quot;','&quot;;[.C742];&quot;');&quot;)" office:value-type="string" office:string-value="INSERT INTO public.&quot;location&quot; (code, &quot;name&quot;, parent_code) VALUES('090606','SANTA CLARA','0906');" calcext:value-type="string">
            <text:p>INSERT INTO public."location" (code, "name", parent_code) VALUES('090606','SANTA CLARA','0906');</text:p>
          </table:table-cell>
        </table:table-row>
        <table:table-row table:style-name="ro1">
          <table:table-cell office:value-type="string" calcext:value-type="string">
            <text:p>090607</text:p>
          </table:table-cell>
          <table:table-cell office:value-type="string" calcext:value-type="string">
            <text:p>VICENTE PIEDRAHITA</text:p>
          </table:table-cell>
          <table:table-cell office:value-type="string" calcext:value-type="string">
            <text:p>0906</text:p>
          </table:table-cell>
          <table:table-cell table:formula="of:=COM.MICROSOFT.CONCAT([.$D$1];[.A743];&quot;','&quot;;[.B743];&quot;','&quot;;[.C743];&quot;');&quot;)" office:value-type="string" office:string-value="INSERT INTO public.&quot;location&quot; (code, &quot;name&quot;, parent_code) VALUES('090607','VICENTE PIEDRAHITA','0906');" calcext:value-type="string">
            <text:p>INSERT INTO public."location" (code, "name", parent_code) VALUES('090607','VICENTE PIEDRAHITA','0906');</text:p>
          </table:table-cell>
        </table:table-row>
        <table:table-row table:style-name="ro1">
          <table:table-cell office:value-type="string" calcext:value-type="string">
            <text:p>090650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0906</text:p>
          </table:table-cell>
          <table:table-cell table:formula="of:=COM.MICROSOFT.CONCAT([.$D$1];[.A744];&quot;','&quot;;[.B744];&quot;','&quot;;[.C744];&quot;');&quot;)" office:value-type="string" office:string-value="INSERT INTO public.&quot;location&quot; (code, &quot;name&quot;, parent_code) VALUES('090650','DAULE','0906');" calcext:value-type="string">
            <text:p>INSERT INTO public."location" (code, "name", parent_code) VALUES('090650','DAULE','0906');</text:p>
          </table:table-cell>
        </table:table-row>
        <table:table-row table:style-name="ro1">
          <table:table-cell office:value-type="string" calcext:value-type="string">
            <text:p>090652</text:p>
          </table:table-cell>
          <table:table-cell office:value-type="string" calcext:value-type="string">
            <text:p>JUAN BAUTISTA AGUIRRE (LOS TINTOS)</text:p>
          </table:table-cell>
          <table:table-cell office:value-type="string" calcext:value-type="string">
            <text:p>0906</text:p>
          </table:table-cell>
          <table:table-cell table:formula="of:=COM.MICROSOFT.CONCAT([.$D$1];[.A745];&quot;','&quot;;[.B745];&quot;','&quot;;[.C745];&quot;');&quot;)" office:value-type="string" office:string-value="INSERT INTO public.&quot;location&quot; (code, &quot;name&quot;, parent_code) VALUES('090652','JUAN BAUTISTA AGUIRRE (LOS TINTOS)','0906');" calcext:value-type="string">
            <text:p>INSERT INTO public."location" (code, "name", parent_code) VALUES('090652','JUAN BAUTISTA AGUIRRE (LOS TINTOS)','0906');</text:p>
          </table:table-cell>
        </table:table-row>
        <table:table-row table:style-name="ro1">
          <table:table-cell office:value-type="string" calcext:value-type="string">
            <text:p>090653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0906</text:p>
          </table:table-cell>
          <table:table-cell table:formula="of:=COM.MICROSOFT.CONCAT([.$D$1];[.A746];&quot;','&quot;;[.B746];&quot;','&quot;;[.C746];&quot;');&quot;)" office:value-type="string" office:string-value="INSERT INTO public.&quot;location&quot; (code, &quot;name&quot;, parent_code) VALUES('090653','LAUREL','0906');" calcext:value-type="string">
            <text:p>INSERT INTO public."location" (code, "name", parent_code) VALUES('090653','LAUREL','0906');</text:p>
          </table:table-cell>
        </table:table-row>
        <table:table-row table:style-name="ro1">
          <table:table-cell office:value-type="string" calcext:value-type="string">
            <text:p>090654</text:p>
          </table:table-cell>
          <table:table-cell office:value-type="string" calcext:value-type="string">
            <text:p>LIMONAL</text:p>
          </table:table-cell>
          <table:table-cell office:value-type="string" calcext:value-type="string">
            <text:p>0906</text:p>
          </table:table-cell>
          <table:table-cell table:formula="of:=COM.MICROSOFT.CONCAT([.$D$1];[.A747];&quot;','&quot;;[.B747];&quot;','&quot;;[.C747];&quot;');&quot;)" office:value-type="string" office:string-value="INSERT INTO public.&quot;location&quot; (code, &quot;name&quot;, parent_code) VALUES('090654','LIMONAL','0906');" calcext:value-type="string">
            <text:p>INSERT INTO public."location" (code, "name", parent_code) VALUES('090654','LIMONAL','0906');</text:p>
          </table:table-cell>
        </table:table-row>
        <table:table-row table:style-name="ro1">
          <table:table-cell office:value-type="string" calcext:value-type="string">
            <text:p>090656</text:p>
          </table:table-cell>
          <table:table-cell office:value-type="string" calcext:value-type="string">
            <text:p>LAS LOJAS (ENRIQUE BAQUERIZO MORENO)</text:p>
          </table:table-cell>
          <table:table-cell office:value-type="string" calcext:value-type="string">
            <text:p>0906</text:p>
          </table:table-cell>
          <table:table-cell table:formula="of:=COM.MICROSOFT.CONCAT([.$D$1];[.A748];&quot;','&quot;;[.B748];&quot;','&quot;;[.C748];&quot;');&quot;)" office:value-type="string" office:string-value="INSERT INTO public.&quot;location&quot; (code, &quot;name&quot;, parent_code) VALUES('090656','LAS LOJAS (ENRIQUE BAQUERIZO MORENO)','0906');" calcext:value-type="string">
            <text:p>INSERT INTO public."location" (code, "name", parent_code) VALUES('090656','LAS LOJAS (ENRIQUE BAQUERIZO MORENO)','0906');</text:p>
          </table:table-cell>
        </table:table-row>
        <table:table-row table:style-name="ro1">
          <table:table-cell office:value-type="string" calcext:value-type="string">
            <text:p>090750</text:p>
          </table:table-cell>
          <table:table-cell office:value-type="string" calcext:value-type="string">
            <text:p>ELOY ALFARO (DURAN)</text:p>
          </table:table-cell>
          <table:table-cell office:value-type="string" calcext:value-type="string">
            <text:p>0907</text:p>
          </table:table-cell>
          <table:table-cell table:formula="of:=COM.MICROSOFT.CONCAT([.$D$1];[.A749];&quot;','&quot;;[.B749];&quot;','&quot;;[.C749];&quot;');&quot;)" office:value-type="string" office:string-value="INSERT INTO public.&quot;location&quot; (code, &quot;name&quot;, parent_code) VALUES('090750','ELOY ALFARO (DURAN)','0907');" calcext:value-type="string">
            <text:p>INSERT INTO public."location" (code, "name", parent_code) VALUES('090750','ELOY ALFARO (DURAN)','0907');</text:p>
          </table:table-cell>
        </table:table-row>
        <table:table-row table:style-name="ro1">
          <table:table-cell office:value-type="string" calcext:value-type="string">
            <text:p>090850</text:p>
          </table:table-cell>
          <table:table-cell office:value-type="string" calcext:value-type="string">
            <text:p>VELASCO IBARRA (EL EMPALME)</text:p>
          </table:table-cell>
          <table:table-cell office:value-type="string" calcext:value-type="string">
            <text:p>0908</text:p>
          </table:table-cell>
          <table:table-cell table:formula="of:=COM.MICROSOFT.CONCAT([.$D$1];[.A750];&quot;','&quot;;[.B750];&quot;','&quot;;[.C750];&quot;');&quot;)" office:value-type="string" office:string-value="INSERT INTO public.&quot;location&quot; (code, &quot;name&quot;, parent_code) VALUES('090850','VELASCO IBARRA (EL EMPALME)','0908');" calcext:value-type="string">
            <text:p>INSERT INTO public."location" (code, "name", parent_code) VALUES('090850','VELASCO IBARRA (EL EMPALME)','0908');</text:p>
          </table:table-cell>
        </table:table-row>
        <table:table-row table:style-name="ro1">
          <table:table-cell office:value-type="string" calcext:value-type="string">
            <text:p>090851</text:p>
          </table:table-cell>
          <table:table-cell office:value-type="string" calcext:value-type="string">
            <text:p>GUAYAS (PUEBLO NUEVO)</text:p>
          </table:table-cell>
          <table:table-cell office:value-type="string" calcext:value-type="string">
            <text:p>0908</text:p>
          </table:table-cell>
          <table:table-cell table:formula="of:=COM.MICROSOFT.CONCAT([.$D$1];[.A751];&quot;','&quot;;[.B751];&quot;','&quot;;[.C751];&quot;');&quot;)" office:value-type="string" office:string-value="INSERT INTO public.&quot;location&quot; (code, &quot;name&quot;, parent_code) VALUES('090851','GUAYAS (PUEBLO NUEVO)','0908');" calcext:value-type="string">
            <text:p>INSERT INTO public."location" (code, "name", parent_code) VALUES('090851','GUAYAS (PUEBLO NUEVO)','0908');</text:p>
          </table:table-cell>
        </table:table-row>
        <table:table-row table:style-name="ro1">
          <table:table-cell office:value-type="string" calcext:value-type="string">
            <text:p>090852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0908</text:p>
          </table:table-cell>
          <table:table-cell table:formula="of:=COM.MICROSOFT.CONCAT([.$D$1];[.A752];&quot;','&quot;;[.B752];&quot;','&quot;;[.C752];&quot;');&quot;)" office:value-type="string" office:string-value="INSERT INTO public.&quot;location&quot; (code, &quot;name&quot;, parent_code) VALUES('090852','EL ROSARIO','0908');" calcext:value-type="string">
            <text:p>INSERT INTO public."location" (code, "name", parent_code) VALUES('090852','EL ROSARIO','0908');</text:p>
          </table:table-cell>
        </table:table-row>
        <table:table-row table:style-name="ro1">
          <table:table-cell office:value-type="string" calcext:value-type="string">
            <text:p>090950</text:p>
          </table:table-cell>
          <table:table-cell office:value-type="string" calcext:value-type="string">
            <text:p>EL TRIUNFO</text:p>
          </table:table-cell>
          <table:table-cell office:value-type="string" calcext:value-type="string">
            <text:p>0909</text:p>
          </table:table-cell>
          <table:table-cell table:formula="of:=COM.MICROSOFT.CONCAT([.$D$1];[.A753];&quot;','&quot;;[.B753];&quot;','&quot;;[.C753];&quot;');&quot;)" office:value-type="string" office:string-value="INSERT INTO public.&quot;location&quot; (code, &quot;name&quot;, parent_code) VALUES('090950','EL TRIUNFO','0909');" calcext:value-type="string">
            <text:p>INSERT INTO public."location" (code, "name", parent_code) VALUES('090950','EL TRIUNFO','0909');</text:p>
          </table:table-cell>
        </table:table-row>
        <table:table-row table:style-name="ro1">
          <table:table-cell office:value-type="string" calcext:value-type="string">
            <text:p>091050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0910</text:p>
          </table:table-cell>
          <table:table-cell table:formula="of:=COM.MICROSOFT.CONCAT([.$D$1];[.A754];&quot;','&quot;;[.B754];&quot;','&quot;;[.C754];&quot;');&quot;)" office:value-type="string" office:string-value="INSERT INTO public.&quot;location&quot; (code, &quot;name&quot;, parent_code) VALUES('091050','MILAGRO','0910');" calcext:value-type="string">
            <text:p>INSERT INTO public."location" (code, "name", parent_code) VALUES('091050','MILAGRO','0910');</text:p>
          </table:table-cell>
        </table:table-row>
        <table:table-row table:style-name="ro1">
          <table:table-cell office:value-type="string" calcext:value-type="string">
            <text:p>091051</text:p>
          </table:table-cell>
          <table:table-cell office:value-type="string" calcext:value-type="string">
            <text:p>CHOBO</text:p>
          </table:table-cell>
          <table:table-cell office:value-type="string" calcext:value-type="string">
            <text:p>0910</text:p>
          </table:table-cell>
          <table:table-cell table:formula="of:=COM.MICROSOFT.CONCAT([.$D$1];[.A755];&quot;','&quot;;[.B755];&quot;','&quot;;[.C755];&quot;');&quot;)" office:value-type="string" office:string-value="INSERT INTO public.&quot;location&quot; (code, &quot;name&quot;, parent_code) VALUES('091051','CHOBO','0910');" calcext:value-type="string">
            <text:p>INSERT INTO public."location" (code, "name", parent_code) VALUES('091051','CHOBO','0910');</text:p>
          </table:table-cell>
        </table:table-row>
        <table:table-row table:style-name="ro1">
          <table:table-cell office:value-type="string" calcext:value-type="string">
            <text:p>091053</text:p>
          </table:table-cell>
          <table:table-cell office:value-type="string" calcext:value-type="string">
            <text:p>MARISCAL SUCRE (HUAQUES)</text:p>
          </table:table-cell>
          <table:table-cell office:value-type="string" calcext:value-type="string">
            <text:p>0910</text:p>
          </table:table-cell>
          <table:table-cell table:formula="of:=COM.MICROSOFT.CONCAT([.$D$1];[.A756];&quot;','&quot;;[.B756];&quot;','&quot;;[.C756];&quot;');&quot;)" office:value-type="string" office:string-value="INSERT INTO public.&quot;location&quot; (code, &quot;name&quot;, parent_code) VALUES('091053','MARISCAL SUCRE (HUAQUES)','0910');" calcext:value-type="string">
            <text:p>INSERT INTO public."location" (code, "name", parent_code) VALUES('091053','MARISCAL SUCRE (HUAQUES)','0910');</text:p>
          </table:table-cell>
        </table:table-row>
        <table:table-row table:style-name="ro1">
          <table:table-cell office:value-type="string" calcext:value-type="string">
            <text:p>091054</text:p>
          </table:table-cell>
          <table:table-cell office:value-type="string" calcext:value-type="string">
            <text:p>ROBERTO ASTUDILLO</text:p>
          </table:table-cell>
          <table:table-cell office:value-type="string" calcext:value-type="string">
            <text:p>0910</text:p>
          </table:table-cell>
          <table:table-cell table:formula="of:=COM.MICROSOFT.CONCAT([.$D$1];[.A757];&quot;','&quot;;[.B757];&quot;','&quot;;[.C757];&quot;');&quot;)" office:value-type="string" office:string-value="INSERT INTO public.&quot;location&quot; (code, &quot;name&quot;, parent_code) VALUES('091054','ROBERTO ASTUDILLO','0910');" calcext:value-type="string">
            <text:p>INSERT INTO public."location" (code, "name", parent_code) VALUES('091054','ROBERTO ASTUDILLO','0910');</text:p>
          </table:table-cell>
        </table:table-row>
        <table:table-row table:style-name="ro1">
          <table:table-cell office:value-type="string" calcext:value-type="string">
            <text:p>091150</text:p>
          </table:table-cell>
          <table:table-cell office:value-type="string" calcext:value-type="string">
            <text:p>NARANJAL</text:p>
          </table:table-cell>
          <table:table-cell office:value-type="string" calcext:value-type="string">
            <text:p>0911</text:p>
          </table:table-cell>
          <table:table-cell table:formula="of:=COM.MICROSOFT.CONCAT([.$D$1];[.A758];&quot;','&quot;;[.B758];&quot;','&quot;;[.C758];&quot;');&quot;)" office:value-type="string" office:string-value="INSERT INTO public.&quot;location&quot; (code, &quot;name&quot;, parent_code) VALUES('091150','NARANJAL','0911');" calcext:value-type="string">
            <text:p>INSERT INTO public."location" (code, "name", parent_code) VALUES('091150','NARANJAL','0911');</text:p>
          </table:table-cell>
        </table:table-row>
        <table:table-row table:style-name="ro1">
          <table:table-cell office:value-type="string" calcext:value-type="string">
            <text:p>091151</text:p>
          </table:table-cell>
          <table:table-cell office:value-type="string" calcext:value-type="string">
            <text:p>JESUS MARIA</text:p>
          </table:table-cell>
          <table:table-cell office:value-type="string" calcext:value-type="string">
            <text:p>0911</text:p>
          </table:table-cell>
          <table:table-cell table:formula="of:=COM.MICROSOFT.CONCAT([.$D$1];[.A759];&quot;','&quot;;[.B759];&quot;','&quot;;[.C759];&quot;');&quot;)" office:value-type="string" office:string-value="INSERT INTO public.&quot;location&quot; (code, &quot;name&quot;, parent_code) VALUES('091151','JESUS MARIA','0911');" calcext:value-type="string">
            <text:p>INSERT INTO public."location" (code, "name", parent_code) VALUES('091151','JESUS MARIA','0911');</text:p>
          </table:table-cell>
        </table:table-row>
        <table:table-row table:style-name="ro1">
          <table:table-cell office:value-type="string" calcext:value-type="string">
            <text:p>091152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0911</text:p>
          </table:table-cell>
          <table:table-cell table:formula="of:=COM.MICROSOFT.CONCAT([.$D$1];[.A760];&quot;','&quot;;[.B760];&quot;','&quot;;[.C760];&quot;');&quot;)" office:value-type="string" office:string-value="INSERT INTO public.&quot;location&quot; (code, &quot;name&quot;, parent_code) VALUES('091152','SAN CARLOS','0911');" calcext:value-type="string">
            <text:p>INSERT INTO public."location" (code, "name", parent_code) VALUES('091152','SAN CARLOS','0911');</text:p>
          </table:table-cell>
        </table:table-row>
        <table:table-row table:style-name="ro1">
          <table:table-cell office:value-type="string" calcext:value-type="string">
            <text:p>091153</text:p>
          </table:table-cell>
          <table:table-cell office:value-type="string" calcext:value-type="string">
            <text:p>SANTA ROSA DE FLANDES</text:p>
          </table:table-cell>
          <table:table-cell office:value-type="string" calcext:value-type="string">
            <text:p>0911</text:p>
          </table:table-cell>
          <table:table-cell table:formula="of:=COM.MICROSOFT.CONCAT([.$D$1];[.A761];&quot;','&quot;;[.B761];&quot;','&quot;;[.C761];&quot;');&quot;)" office:value-type="string" office:string-value="INSERT INTO public.&quot;location&quot; (code, &quot;name&quot;, parent_code) VALUES('091153','SANTA ROSA DE FLANDES','0911');" calcext:value-type="string">
            <text:p>INSERT INTO public."location" (code, "name", parent_code) VALUES('091153','SANTA ROSA DE FLANDES','0911');</text:p>
          </table:table-cell>
        </table:table-row>
        <table:table-row table:style-name="ro1">
          <table:table-cell office:value-type="string" calcext:value-type="string">
            <text:p>091154</text:p>
          </table:table-cell>
          <table:table-cell office:value-type="string" calcext:value-type="string">
            <text:p>TAURA</text:p>
          </table:table-cell>
          <table:table-cell office:value-type="string" calcext:value-type="string">
            <text:p>0911</text:p>
          </table:table-cell>
          <table:table-cell table:formula="of:=COM.MICROSOFT.CONCAT([.$D$1];[.A762];&quot;','&quot;;[.B762];&quot;','&quot;;[.C762];&quot;');&quot;)" office:value-type="string" office:string-value="INSERT INTO public.&quot;location&quot; (code, &quot;name&quot;, parent_code) VALUES('091154','TAURA','0911');" calcext:value-type="string">
            <text:p>INSERT INTO public."location" (code, "name", parent_code) VALUES('091154','TAURA','0911');</text:p>
          </table:table-cell>
        </table:table-row>
        <table:table-row table:style-name="ro1">
          <table:table-cell office:value-type="string" calcext:value-type="string">
            <text:p>091250</text:p>
          </table:table-cell>
          <table:table-cell office:value-type="string" calcext:value-type="string">
            <text:p>NARANJITO</text:p>
          </table:table-cell>
          <table:table-cell office:value-type="string" calcext:value-type="string">
            <text:p>0912</text:p>
          </table:table-cell>
          <table:table-cell table:formula="of:=COM.MICROSOFT.CONCAT([.$D$1];[.A763];&quot;','&quot;;[.B763];&quot;','&quot;;[.C763];&quot;');&quot;)" office:value-type="string" office:string-value="INSERT INTO public.&quot;location&quot; (code, &quot;name&quot;, parent_code) VALUES('091250','NARANJITO','0912');" calcext:value-type="string">
            <text:p>INSERT INTO public."location" (code, "name", parent_code) VALUES('091250','NARANJITO','0912');</text:p>
          </table:table-cell>
        </table:table-row>
        <table:table-row table:style-name="ro1">
          <table:table-cell office:value-type="string" calcext:value-type="string">
            <text:p>091350</text:p>
          </table:table-cell>
          <table:table-cell office:value-type="string" calcext:value-type="string">
            <text:p>PALESTINA</text:p>
          </table:table-cell>
          <table:table-cell office:value-type="string" calcext:value-type="string">
            <text:p>0913</text:p>
          </table:table-cell>
          <table:table-cell table:formula="of:=COM.MICROSOFT.CONCAT([.$D$1];[.A764];&quot;','&quot;;[.B764];&quot;','&quot;;[.C764];&quot;');&quot;)" office:value-type="string" office:string-value="INSERT INTO public.&quot;location&quot; (code, &quot;name&quot;, parent_code) VALUES('091350','PALESTINA','0913');" calcext:value-type="string">
            <text:p>INSERT INTO public."location" (code, "name", parent_code) VALUES('091350','PALESTINA','0913');</text:p>
          </table:table-cell>
        </table:table-row>
        <table:table-row table:style-name="ro1">
          <table:table-cell office:value-type="string" calcext:value-type="string">
            <text:p>091450</text:p>
          </table:table-cell>
          <table:table-cell office:value-type="string" calcext:value-type="string">
            <text:p>PEDRO CARBO</text:p>
          </table:table-cell>
          <table:table-cell office:value-type="string" calcext:value-type="string">
            <text:p>0914</text:p>
          </table:table-cell>
          <table:table-cell table:formula="of:=COM.MICROSOFT.CONCAT([.$D$1];[.A765];&quot;','&quot;;[.B765];&quot;','&quot;;[.C765];&quot;');&quot;)" office:value-type="string" office:string-value="INSERT INTO public.&quot;location&quot; (code, &quot;name&quot;, parent_code) VALUES('091450','PEDRO CARBO','0914');" calcext:value-type="string">
            <text:p>INSERT INTO public."location" (code, "name", parent_code) VALUES('091450','PEDRO CARBO','0914');</text:p>
          </table:table-cell>
        </table:table-row>
        <table:table-row table:style-name="ro1">
          <table:table-cell office:value-type="string" calcext:value-type="string">
            <text:p>091451</text:p>
          </table:table-cell>
          <table:table-cell office:value-type="string" calcext:value-type="string">
            <text:p>VALLE DE LA VIRGEN</text:p>
          </table:table-cell>
          <table:table-cell office:value-type="string" calcext:value-type="string">
            <text:p>0914</text:p>
          </table:table-cell>
          <table:table-cell table:formula="of:=COM.MICROSOFT.CONCAT([.$D$1];[.A766];&quot;','&quot;;[.B766];&quot;','&quot;;[.C766];&quot;');&quot;)" office:value-type="string" office:string-value="INSERT INTO public.&quot;location&quot; (code, &quot;name&quot;, parent_code) VALUES('091451','VALLE DE LA VIRGEN','0914');" calcext:value-type="string">
            <text:p>INSERT INTO public."location" (code, "name", parent_code) VALUES('091451','VALLE DE LA VIRGEN','0914');</text:p>
          </table:table-cell>
        </table:table-row>
        <table:table-row table:style-name="ro1">
          <table:table-cell office:value-type="string" calcext:value-type="string">
            <text:p>091452</text:p>
          </table:table-cell>
          <table:table-cell office:value-type="string" calcext:value-type="string">
            <text:p>SABANILLA</text:p>
          </table:table-cell>
          <table:table-cell office:value-type="string" calcext:value-type="string">
            <text:p>0914</text:p>
          </table:table-cell>
          <table:table-cell table:formula="of:=COM.MICROSOFT.CONCAT([.$D$1];[.A767];&quot;','&quot;;[.B767];&quot;','&quot;;[.C767];&quot;');&quot;)" office:value-type="string" office:string-value="INSERT INTO public.&quot;location&quot; (code, &quot;name&quot;, parent_code) VALUES('091452','SABANILLA','0914');" calcext:value-type="string">
            <text:p>INSERT INTO public."location" (code, "name", parent_code) VALUES('091452','SABANILLA','0914');</text:p>
          </table:table-cell>
        </table:table-row>
        <table:table-row table:style-name="ro1">
          <table:table-cell office:value-type="string" calcext:value-type="string">
            <text:p>091601</text:p>
          </table:table-cell>
          <table:table-cell office:value-type="string" calcext:value-type="string">
            <text:p>SAMBORONDÓN</text:p>
          </table:table-cell>
          <table:table-cell office:value-type="string" calcext:value-type="string">
            <text:p>0916</text:p>
          </table:table-cell>
          <table:table-cell table:formula="of:=COM.MICROSOFT.CONCAT([.$D$1];[.A768];&quot;','&quot;;[.B768];&quot;','&quot;;[.C768];&quot;');&quot;)" office:value-type="string" office:string-value="INSERT INTO public.&quot;location&quot; (code, &quot;name&quot;, parent_code) VALUES('091601','SAMBORONDÓN','0916');" calcext:value-type="string">
            <text:p>INSERT INTO public."location" (code, "name", parent_code) VALUES('091601','SAMBORONDÓN','0916');</text:p>
          </table:table-cell>
        </table:table-row>
        <table:table-row table:style-name="ro1">
          <table:table-cell office:value-type="string" calcext:value-type="string">
            <text:p>091602</text:p>
          </table:table-cell>
          <table:table-cell office:value-type="string" calcext:value-type="string">
            <text:p>LA PUNTILLA (SATÉLITE)</text:p>
          </table:table-cell>
          <table:table-cell office:value-type="string" calcext:value-type="string">
            <text:p>0916</text:p>
          </table:table-cell>
          <table:table-cell table:formula="of:=COM.MICROSOFT.CONCAT([.$D$1];[.A769];&quot;','&quot;;[.B769];&quot;','&quot;;[.C769];&quot;');&quot;)" office:value-type="string" office:string-value="INSERT INTO public.&quot;location&quot; (code, &quot;name&quot;, parent_code) VALUES('091602','LA PUNTILLA (SATÉLITE)','0916');" calcext:value-type="string">
            <text:p>INSERT INTO public."location" (code, "name", parent_code) VALUES('091602','LA PUNTILLA (SATÉLITE)','0916');</text:p>
          </table:table-cell>
        </table:table-row>
        <table:table-row table:style-name="ro1">
          <table:table-cell office:value-type="string" calcext:value-type="string">
            <text:p>091650</text:p>
          </table:table-cell>
          <table:table-cell office:value-type="string" calcext:value-type="string">
            <text:p>SAMBORONDON</text:p>
          </table:table-cell>
          <table:table-cell office:value-type="string" calcext:value-type="string">
            <text:p>0916</text:p>
          </table:table-cell>
          <table:table-cell table:formula="of:=COM.MICROSOFT.CONCAT([.$D$1];[.A770];&quot;','&quot;;[.B770];&quot;','&quot;;[.C770];&quot;');&quot;)" office:value-type="string" office:string-value="INSERT INTO public.&quot;location&quot; (code, &quot;name&quot;, parent_code) VALUES('091650','SAMBORONDON','0916');" calcext:value-type="string">
            <text:p>INSERT INTO public."location" (code, "name", parent_code) VALUES('091650','SAMBORONDON','0916');</text:p>
          </table:table-cell>
        </table:table-row>
        <table:table-row table:style-name="ro1">
          <table:table-cell office:value-type="string" calcext:value-type="string">
            <text:p>091651</text:p>
          </table:table-cell>
          <table:table-cell office:value-type="string" calcext:value-type="string">
            <text:p>TARIFA</text:p>
          </table:table-cell>
          <table:table-cell office:value-type="string" calcext:value-type="string">
            <text:p>0916</text:p>
          </table:table-cell>
          <table:table-cell table:formula="of:=COM.MICROSOFT.CONCAT([.$D$1];[.A771];&quot;','&quot;;[.B771];&quot;','&quot;;[.C771];&quot;');&quot;)" office:value-type="string" office:string-value="INSERT INTO public.&quot;location&quot; (code, &quot;name&quot;, parent_code) VALUES('091651','TARIFA','0916');" calcext:value-type="string">
            <text:p>INSERT INTO public."location" (code, "name", parent_code) VALUES('091651','TARIFA','0916');</text:p>
          </table:table-cell>
        </table:table-row>
        <table:table-row table:style-name="ro1">
          <table:table-cell office:value-type="string" calcext:value-type="string">
            <text:p>091850</text:p>
          </table:table-cell>
          <table:table-cell office:value-type="string" calcext:value-type="string">
            <text:p>SANTA LUCIA</text:p>
          </table:table-cell>
          <table:table-cell office:value-type="string" calcext:value-type="string">
            <text:p>0918</text:p>
          </table:table-cell>
          <table:table-cell table:formula="of:=COM.MICROSOFT.CONCAT([.$D$1];[.A772];&quot;','&quot;;[.B772];&quot;','&quot;;[.C772];&quot;');&quot;)" office:value-type="string" office:string-value="INSERT INTO public.&quot;location&quot; (code, &quot;name&quot;, parent_code) VALUES('091850','SANTA LUCIA','0918');" calcext:value-type="string">
            <text:p>INSERT INTO public."location" (code, "name", parent_code) VALUES('091850','SANTA LUCIA','0918');</text:p>
          </table:table-cell>
        </table:table-row>
        <table:table-row table:style-name="ro1">
          <table:table-cell office:value-type="string" calcext:value-type="string">
            <text:p>091901</text:p>
          </table:table-cell>
          <table:table-cell office:value-type="string" calcext:value-type="string">
            <text:p>BOCANA</text:p>
          </table:table-cell>
          <table:table-cell office:value-type="string" calcext:value-type="string">
            <text:p>0919</text:p>
          </table:table-cell>
          <table:table-cell table:formula="of:=COM.MICROSOFT.CONCAT([.$D$1];[.A773];&quot;','&quot;;[.B773];&quot;','&quot;;[.C773];&quot;');&quot;)" office:value-type="string" office:string-value="INSERT INTO public.&quot;location&quot; (code, &quot;name&quot;, parent_code) VALUES('091901','BOCANA','0919');" calcext:value-type="string">
            <text:p>INSERT INTO public."location" (code, "name", parent_code) VALUES('091901','BOCANA','0919');</text:p>
          </table:table-cell>
        </table:table-row>
        <table:table-row table:style-name="ro1">
          <table:table-cell office:value-type="string" calcext:value-type="string">
            <text:p>091902</text:p>
          </table:table-cell>
          <table:table-cell office:value-type="string" calcext:value-type="string">
            <text:p>CANDILEJOS</text:p>
          </table:table-cell>
          <table:table-cell office:value-type="string" calcext:value-type="string">
            <text:p>0919</text:p>
          </table:table-cell>
          <table:table-cell table:formula="of:=COM.MICROSOFT.CONCAT([.$D$1];[.A774];&quot;','&quot;;[.B774];&quot;','&quot;;[.C774];&quot;');&quot;)" office:value-type="string" office:string-value="INSERT INTO public.&quot;location&quot; (code, &quot;name&quot;, parent_code) VALUES('091902','CANDILEJOS','0919');" calcext:value-type="string">
            <text:p>INSERT INTO public."location" (code, "name", parent_code) VALUES('091902','CANDILEJOS','0919');</text:p>
          </table:table-cell>
        </table:table-row>
        <table:table-row table:style-name="ro1">
          <table:table-cell office:value-type="string" calcext:value-type="string">
            <text:p>09190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0919</text:p>
          </table:table-cell>
          <table:table-cell table:formula="of:=COM.MICROSOFT.CONCAT([.$D$1];[.A775];&quot;','&quot;;[.B775];&quot;','&quot;;[.C775];&quot;');&quot;)" office:value-type="string" office:string-value="INSERT INTO public.&quot;location&quot; (code, &quot;name&quot;, parent_code) VALUES('091903','CENTRAL','0919');" calcext:value-type="string">
            <text:p>INSERT INTO public."location" (code, "name", parent_code) VALUES('091903','CENTRAL','0919');</text:p>
          </table:table-cell>
        </table:table-row>
        <table:table-row table:style-name="ro1">
          <table:table-cell office:value-type="string" calcext:value-type="string">
            <text:p>091904</text:p>
          </table:table-cell>
          <table:table-cell office:value-type="string" calcext:value-type="string">
            <text:p>PARAISO</text:p>
          </table:table-cell>
          <table:table-cell office:value-type="string" calcext:value-type="string">
            <text:p>0919</text:p>
          </table:table-cell>
          <table:table-cell table:formula="of:=COM.MICROSOFT.CONCAT([.$D$1];[.A776];&quot;','&quot;;[.B776];&quot;','&quot;;[.C776];&quot;');&quot;)" office:value-type="string" office:string-value="INSERT INTO public.&quot;location&quot; (code, &quot;name&quot;, parent_code) VALUES('091904','PARAISO','0919');" calcext:value-type="string">
            <text:p>INSERT INTO public."location" (code, "name", parent_code) VALUES('091904','PARAISO','0919');</text:p>
          </table:table-cell>
        </table:table-row>
        <table:table-row table:style-name="ro1">
          <table:table-cell office:value-type="string" calcext:value-type="string">
            <text:p>091905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0919</text:p>
          </table:table-cell>
          <table:table-cell table:formula="of:=COM.MICROSOFT.CONCAT([.$D$1];[.A777];&quot;','&quot;;[.B777];&quot;','&quot;;[.C777];&quot;');&quot;)" office:value-type="string" office:string-value="INSERT INTO public.&quot;location&quot; (code, &quot;name&quot;, parent_code) VALUES('091905','SAN MATEO','0919');" calcext:value-type="string">
            <text:p>INSERT INTO public."location" (code, "name", parent_code) VALUES('091905','SAN MATEO','0919');</text:p>
          </table:table-cell>
        </table:table-row>
        <table:table-row table:style-name="ro1">
          <table:table-cell office:value-type="string" calcext:value-type="string">
            <text:p>091950</text:p>
          </table:table-cell>
          <table:table-cell office:value-type="string" calcext:value-type="string">
            <text:p>EL SALITRE (LAS RAMAS)</text:p>
          </table:table-cell>
          <table:table-cell office:value-type="string" calcext:value-type="string">
            <text:p>0919</text:p>
          </table:table-cell>
          <table:table-cell table:formula="of:=COM.MICROSOFT.CONCAT([.$D$1];[.A778];&quot;','&quot;;[.B778];&quot;','&quot;;[.C778];&quot;');&quot;)" office:value-type="string" office:string-value="INSERT INTO public.&quot;location&quot; (code, &quot;name&quot;, parent_code) VALUES('091950','EL SALITRE (LAS RAMAS)','0919');" calcext:value-type="string">
            <text:p>INSERT INTO public."location" (code, "name", parent_code) VALUES('091950','EL SALITRE (LAS RAMAS)','0919');</text:p>
          </table:table-cell>
        </table:table-row>
        <table:table-row table:style-name="ro1">
          <table:table-cell office:value-type="string" calcext:value-type="string">
            <text:p>091951</text:p>
          </table:table-cell>
          <table:table-cell office:value-type="string" calcext:value-type="string">
            <text:p>GENERAL VERNAZA (DOS ESTEROS)</text:p>
          </table:table-cell>
          <table:table-cell office:value-type="string" calcext:value-type="string">
            <text:p>0919</text:p>
          </table:table-cell>
          <table:table-cell table:formula="of:=COM.MICROSOFT.CONCAT([.$D$1];[.A779];&quot;','&quot;;[.B779];&quot;','&quot;;[.C779];&quot;');&quot;)" office:value-type="string" office:string-value="INSERT INTO public.&quot;location&quot; (code, &quot;name&quot;, parent_code) VALUES('091951','GENERAL VERNAZA (DOS ESTEROS)','0919');" calcext:value-type="string">
            <text:p>INSERT INTO public."location" (code, "name", parent_code) VALUES('091951','GENERAL VERNAZA (DOS ESTEROS)','0919');</text:p>
          </table:table-cell>
        </table:table-row>
        <table:table-row table:style-name="ro1">
          <table:table-cell office:value-type="string" calcext:value-type="string">
            <text:p>091952</text:p>
          </table:table-cell>
          <table:table-cell office:value-type="string" calcext:value-type="string">
            <text:p>LA VICTORIA (ÑAUZA)</text:p>
          </table:table-cell>
          <table:table-cell office:value-type="string" calcext:value-type="string">
            <text:p>0919</text:p>
          </table:table-cell>
          <table:table-cell table:formula="of:=COM.MICROSOFT.CONCAT([.$D$1];[.A780];&quot;','&quot;;[.B780];&quot;','&quot;;[.C780];&quot;');&quot;)" office:value-type="string" office:string-value="INSERT INTO public.&quot;location&quot; (code, &quot;name&quot;, parent_code) VALUES('091952','LA VICTORIA (ÑAUZA)','0919');" calcext:value-type="string">
            <text:p>INSERT INTO public."location" (code, "name", parent_code) VALUES('091952','LA VICTORIA (ÑAUZA)','0919');</text:p>
          </table:table-cell>
        </table:table-row>
        <table:table-row table:style-name="ro1">
          <table:table-cell office:value-type="string" calcext:value-type="string">
            <text:p>091953</text:p>
          </table:table-cell>
          <table:table-cell office:value-type="string" calcext:value-type="string">
            <text:p>JUNQUILLAL</text:p>
          </table:table-cell>
          <table:table-cell office:value-type="string" calcext:value-type="string">
            <text:p>0919</text:p>
          </table:table-cell>
          <table:table-cell table:formula="of:=COM.MICROSOFT.CONCAT([.$D$1];[.A781];&quot;','&quot;;[.B781];&quot;','&quot;;[.C781];&quot;');&quot;)" office:value-type="string" office:string-value="INSERT INTO public.&quot;location&quot; (code, &quot;name&quot;, parent_code) VALUES('091953','JUNQUILLAL','0919');" calcext:value-type="string">
            <text:p>INSERT INTO public."location" (code, "name", parent_code) VALUES('091953','JUNQUILLAL','0919');</text:p>
          </table:table-cell>
        </table:table-row>
        <table:table-row table:style-name="ro1">
          <table:table-cell office:value-type="string" calcext:value-type="string">
            <text:p>092050</text:p>
          </table:table-cell>
          <table:table-cell office:value-type="string" calcext:value-type="string">
            <text:p>SAN JACINTO DE YAGUACHI</text:p>
          </table:table-cell>
          <table:table-cell office:value-type="string" calcext:value-type="string">
            <text:p>0920</text:p>
          </table:table-cell>
          <table:table-cell table:formula="of:=COM.MICROSOFT.CONCAT([.$D$1];[.A782];&quot;','&quot;;[.B782];&quot;','&quot;;[.C782];&quot;');&quot;)" office:value-type="string" office:string-value="INSERT INTO public.&quot;location&quot; (code, &quot;name&quot;, parent_code) VALUES('092050','SAN JACINTO DE YAGUACHI','0920');" calcext:value-type="string">
            <text:p>INSERT INTO public."location" (code, "name", parent_code) VALUES('092050','SAN JACINTO DE YAGUACHI','0920');</text:p>
          </table:table-cell>
        </table:table-row>
        <table:table-row table:style-name="ro1">
          <table:table-cell office:value-type="string" calcext:value-type="string">
            <text:p>092053</text:p>
          </table:table-cell>
          <table:table-cell office:value-type="string" calcext:value-type="string">
            <text:p>GRAL. PEDRO J. MONTERO (BOLICHE)</text:p>
          </table:table-cell>
          <table:table-cell office:value-type="string" calcext:value-type="string">
            <text:p>0920</text:p>
          </table:table-cell>
          <table:table-cell table:formula="of:=COM.MICROSOFT.CONCAT([.$D$1];[.A783];&quot;','&quot;;[.B783];&quot;','&quot;;[.C783];&quot;');&quot;)" office:value-type="string" office:string-value="INSERT INTO public.&quot;location&quot; (code, &quot;name&quot;, parent_code) VALUES('092053','GRAL. PEDRO J. MONTERO (BOLICHE)','0920');" calcext:value-type="string">
            <text:p>INSERT INTO public."location" (code, "name", parent_code) VALUES('092053','GRAL. PEDRO J. MONTERO (BOLICHE)','0920');</text:p>
          </table:table-cell>
        </table:table-row>
        <table:table-row table:style-name="ro1">
          <table:table-cell office:value-type="string" calcext:value-type="string">
            <text:p>092055</text:p>
          </table:table-cell>
          <table:table-cell office:value-type="string" calcext:value-type="string">
            <text:p>YAGUACHI VIEJO (CONE)</text:p>
          </table:table-cell>
          <table:table-cell office:value-type="string" calcext:value-type="string">
            <text:p>0920</text:p>
          </table:table-cell>
          <table:table-cell table:formula="of:=COM.MICROSOFT.CONCAT([.$D$1];[.A784];&quot;','&quot;;[.B784];&quot;','&quot;;[.C784];&quot;');&quot;)" office:value-type="string" office:string-value="INSERT INTO public.&quot;location&quot; (code, &quot;name&quot;, parent_code) VALUES('092055','YAGUACHI VIEJO (CONE)','0920');" calcext:value-type="string">
            <text:p>INSERT INTO public."location" (code, "name", parent_code) VALUES('092055','YAGUACHI VIEJO (CONE)','0920');</text:p>
          </table:table-cell>
        </table:table-row>
        <table:table-row table:style-name="ro1">
          <table:table-cell office:value-type="string" calcext:value-type="string">
            <text:p>092056</text:p>
          </table:table-cell>
          <table:table-cell office:value-type="string" calcext:value-type="string">
            <text:p>VIRGEN DE FATIMA</text:p>
          </table:table-cell>
          <table:table-cell office:value-type="string" calcext:value-type="string">
            <text:p>0920</text:p>
          </table:table-cell>
          <table:table-cell table:formula="of:=COM.MICROSOFT.CONCAT([.$D$1];[.A785];&quot;','&quot;;[.B785];&quot;','&quot;;[.C785];&quot;');&quot;)" office:value-type="string" office:string-value="INSERT INTO public.&quot;location&quot; (code, &quot;name&quot;, parent_code) VALUES('092056','VIRGEN DE FATIMA','0920');" calcext:value-type="string">
            <text:p>INSERT INTO public."location" (code, "name", parent_code) VALUES('092056','VIRGEN DE FATIMA','0920');</text:p>
          </table:table-cell>
        </table:table-row>
        <table:table-row table:style-name="ro1">
          <table:table-cell office:value-type="string" calcext:value-type="string">
            <text:p>092150</text:p>
          </table:table-cell>
          <table:table-cell office:value-type="string" calcext:value-type="string">
            <text:p>GENERAL VILLAMIL</text:p>
          </table:table-cell>
          <table:table-cell office:value-type="string" calcext:value-type="string">
            <text:p>0921</text:p>
          </table:table-cell>
          <table:table-cell table:formula="of:=COM.MICROSOFT.CONCAT([.$D$1];[.A786];&quot;','&quot;;[.B786];&quot;','&quot;;[.C786];&quot;');&quot;)" office:value-type="string" office:string-value="INSERT INTO public.&quot;location&quot; (code, &quot;name&quot;, parent_code) VALUES('092150','GENERAL VILLAMIL','0921');" calcext:value-type="string">
            <text:p>INSERT INTO public."location" (code, "name", parent_code) VALUES('092150','GENERAL VILLAMIL','0921');</text:p>
          </table:table-cell>
        </table:table-row>
        <table:table-row table:style-name="ro1">
          <table:table-cell office:value-type="string" calcext:value-type="string">
            <text:p>092250</text:p>
          </table:table-cell>
          <table:table-cell office:value-type="string" calcext:value-type="string">
            <text:p>SIMON BOLIVAR</text:p>
          </table:table-cell>
          <table:table-cell office:value-type="string" calcext:value-type="string">
            <text:p>0922</text:p>
          </table:table-cell>
          <table:table-cell table:formula="of:=COM.MICROSOFT.CONCAT([.$D$1];[.A787];&quot;','&quot;;[.B787];&quot;','&quot;;[.C787];&quot;');&quot;)" office:value-type="string" office:string-value="INSERT INTO public.&quot;location&quot; (code, &quot;name&quot;, parent_code) VALUES('092250','SIMON BOLIVAR','0922');" calcext:value-type="string">
            <text:p>INSERT INTO public."location" (code, "name", parent_code) VALUES('092250','SIMON BOLIVAR','0922');</text:p>
          </table:table-cell>
        </table:table-row>
        <table:table-row table:style-name="ro1">
          <table:table-cell office:value-type="string" calcext:value-type="string">
            <text:p>092251</text:p>
          </table:table-cell>
          <table:table-cell office:value-type="string" calcext:value-type="string">
            <text:p>CRNEL. LORENZO DE GARAICOA (PEDREGAL)</text:p>
          </table:table-cell>
          <table:table-cell office:value-type="string" calcext:value-type="string">
            <text:p>0922</text:p>
          </table:table-cell>
          <table:table-cell table:formula="of:=COM.MICROSOFT.CONCAT([.$D$1];[.A788];&quot;','&quot;;[.B788];&quot;','&quot;;[.C788];&quot;');&quot;)" office:value-type="string" office:string-value="INSERT INTO public.&quot;location&quot; (code, &quot;name&quot;, parent_code) VALUES('092251','CRNEL. LORENZO DE GARAICOA (PEDREGAL)','0922');" calcext:value-type="string">
            <text:p>INSERT INTO public."location" (code, "name", parent_code) VALUES('092251','CRNEL. LORENZO DE GARAICOA (PEDREGAL)','0922');</text:p>
          </table:table-cell>
        </table:table-row>
        <table:table-row table:style-name="ro1">
          <table:table-cell office:value-type="string" calcext:value-type="string">
            <text:p>092350</text:p>
          </table:table-cell>
          <table:table-cell office:value-type="string" calcext:value-type="string">
            <text:p>CORONEL MARCELINO MARIDUEÑA</text:p>
          </table:table-cell>
          <table:table-cell office:value-type="string" calcext:value-type="string">
            <text:p>0923</text:p>
          </table:table-cell>
          <table:table-cell table:formula="of:=COM.MICROSOFT.CONCAT([.$D$1];[.A789];&quot;','&quot;;[.B789];&quot;','&quot;;[.C789];&quot;');&quot;)" office:value-type="string" office:string-value="INSERT INTO public.&quot;location&quot; (code, &quot;name&quot;, parent_code) VALUES('092350','CORONEL MARCELINO MARIDUEÑA','0923');" calcext:value-type="string">
            <text:p>INSERT INTO public."location" (code, "name", parent_code) VALUES('092350','CORONEL MARCELINO MARIDUEÑA','0923');</text:p>
          </table:table-cell>
        </table:table-row>
        <table:table-row table:style-name="ro1">
          <table:table-cell office:value-type="string" calcext:value-type="string">
            <text:p>092450</text:p>
          </table:table-cell>
          <table:table-cell office:value-type="string" calcext:value-type="string">
            <text:p>LOMAS DE SARGENTILLO</text:p>
          </table:table-cell>
          <table:table-cell office:value-type="string" calcext:value-type="string">
            <text:p>0924</text:p>
          </table:table-cell>
          <table:table-cell table:formula="of:=COM.MICROSOFT.CONCAT([.$D$1];[.A790];&quot;','&quot;;[.B790];&quot;','&quot;;[.C790];&quot;');&quot;)" office:value-type="string" office:string-value="INSERT INTO public.&quot;location&quot; (code, &quot;name&quot;, parent_code) VALUES('092450','LOMAS DE SARGENTILLO','0924');" calcext:value-type="string">
            <text:p>INSERT INTO public."location" (code, "name", parent_code) VALUES('092450','LOMAS DE SARGENTILLO','0924');</text:p>
          </table:table-cell>
        </table:table-row>
        <table:table-row table:style-name="ro1">
          <table:table-cell office:value-type="string" calcext:value-type="string">
            <text:p>092550</text:p>
          </table:table-cell>
          <table:table-cell office:value-type="string" calcext:value-type="string">
            <text:p>NARCISA DE JESUS</text:p>
          </table:table-cell>
          <table:table-cell office:value-type="string" calcext:value-type="string">
            <text:p>0925</text:p>
          </table:table-cell>
          <table:table-cell table:formula="of:=COM.MICROSOFT.CONCAT([.$D$1];[.A791];&quot;','&quot;;[.B791];&quot;','&quot;;[.C791];&quot;');&quot;)" office:value-type="string" office:string-value="INSERT INTO public.&quot;location&quot; (code, &quot;name&quot;, parent_code) VALUES('092550','NARCISA DE JESUS','0925');" calcext:value-type="string">
            <text:p>INSERT INTO public."location" (code, "name", parent_code) VALUES('092550','NARCISA DE JESUS','0925');</text:p>
          </table:table-cell>
        </table:table-row>
        <table:table-row table:style-name="ro1">
          <table:table-cell office:value-type="string" calcext:value-type="string">
            <text:p>092750</text:p>
          </table:table-cell>
          <table:table-cell office:value-type="string" calcext:value-type="string">
            <text:p>GENERAL ANTONIO ELIZALDE (BUCAY)</text:p>
          </table:table-cell>
          <table:table-cell office:value-type="string" calcext:value-type="string">
            <text:p>0927</text:p>
          </table:table-cell>
          <table:table-cell table:formula="of:=COM.MICROSOFT.CONCAT([.$D$1];[.A792];&quot;','&quot;;[.B792];&quot;','&quot;;[.C792];&quot;');&quot;)" office:value-type="string" office:string-value="INSERT INTO public.&quot;location&quot; (code, &quot;name&quot;, parent_code) VALUES('092750','GENERAL ANTONIO ELIZALDE (BUCAY)','0927');" calcext:value-type="string">
            <text:p>INSERT INTO public."location" (code, "name", parent_code) VALUES('092750','GENERAL ANTONIO ELIZALDE (BUCAY)','0927');</text:p>
          </table:table-cell>
        </table:table-row>
        <table:table-row table:style-name="ro1">
          <table:table-cell office:value-type="string" calcext:value-type="string">
            <text:p>092850</text:p>
          </table:table-cell>
          <table:table-cell office:value-type="string" calcext:value-type="string">
            <text:p>ISIDRO AYORA</text:p>
          </table:table-cell>
          <table:table-cell office:value-type="string" calcext:value-type="string">
            <text:p>0928</text:p>
          </table:table-cell>
          <table:table-cell table:formula="of:=COM.MICROSOFT.CONCAT([.$D$1];[.A793];&quot;','&quot;;[.B793];&quot;','&quot;;[.C793];&quot;');&quot;)" office:value-type="string" office:string-value="INSERT INTO public.&quot;location&quot; (code, &quot;name&quot;, parent_code) VALUES('092850','ISIDRO AYORA','0928');" calcext:value-type="string">
            <text:p>INSERT INTO public."location" (code, "name", parent_code) VALUES('092850','ISIDRO AYORA','0928');</text:p>
          </table:table-cell>
        </table:table-row>
        <table:table-row table:style-name="ro1">
          <table:table-cell office:value-type="string" calcext:value-type="string">
            <text:p>100101</text:p>
          </table:table-cell>
          <table:table-cell office:value-type="string" calcext:value-type="string">
            <text:p>CARANQUI</text:p>
          </table:table-cell>
          <table:table-cell office:value-type="string" calcext:value-type="string">
            <text:p>1001</text:p>
          </table:table-cell>
          <table:table-cell table:formula="of:=COM.MICROSOFT.CONCAT([.$D$1];[.A794];&quot;','&quot;;[.B794];&quot;','&quot;;[.C794];&quot;');&quot;)" office:value-type="string" office:string-value="INSERT INTO public.&quot;location&quot; (code, &quot;name&quot;, parent_code) VALUES('100101','CARANQUI','1001');" calcext:value-type="string">
            <text:p>INSERT INTO public."location" (code, "name", parent_code) VALUES('100101','CARANQUI','1001');</text:p>
          </table:table-cell>
        </table:table-row>
        <table:table-row table:style-name="ro1">
          <table:table-cell office:value-type="string" calcext:value-type="string">
            <text:p>100102</text:p>
          </table:table-cell>
          <table:table-cell office:value-type="string" calcext:value-type="string">
            <text:p>GUAYAQUIL DE ALPACHACA</text:p>
          </table:table-cell>
          <table:table-cell office:value-type="string" calcext:value-type="string">
            <text:p>1001</text:p>
          </table:table-cell>
          <table:table-cell table:formula="of:=COM.MICROSOFT.CONCAT([.$D$1];[.A795];&quot;','&quot;;[.B795];&quot;','&quot;;[.C795];&quot;');&quot;)" office:value-type="string" office:string-value="INSERT INTO public.&quot;location&quot; (code, &quot;name&quot;, parent_code) VALUES('100102','GUAYAQUIL DE ALPACHACA','1001');" calcext:value-type="string">
            <text:p>INSERT INTO public."location" (code, "name", parent_code) VALUES('100102','GUAYAQUIL DE ALPACHACA','1001');</text:p>
          </table:table-cell>
        </table:table-row>
        <table:table-row table:style-name="ro1">
          <table:table-cell office:value-type="string" calcext:value-type="string">
            <text:p>100103</text:p>
          </table:table-cell>
          <table:table-cell office:value-type="string" calcext:value-type="string">
            <text:p>SAGRARIO</text:p>
          </table:table-cell>
          <table:table-cell office:value-type="string" calcext:value-type="string">
            <text:p>1001</text:p>
          </table:table-cell>
          <table:table-cell table:formula="of:=COM.MICROSOFT.CONCAT([.$D$1];[.A796];&quot;','&quot;;[.B796];&quot;','&quot;;[.C796];&quot;');&quot;)" office:value-type="string" office:string-value="INSERT INTO public.&quot;location&quot; (code, &quot;name&quot;, parent_code) VALUES('100103','SAGRARIO','1001');" calcext:value-type="string">
            <text:p>INSERT INTO public."location" (code, "name", parent_code) VALUES('100103','SAGRARIO','1001');</text:p>
          </table:table-cell>
        </table:table-row>
        <table:table-row table:style-name="ro1">
          <table:table-cell office:value-type="string" calcext:value-type="string">
            <text:p>10010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1001</text:p>
          </table:table-cell>
          <table:table-cell table:formula="of:=COM.MICROSOFT.CONCAT([.$D$1];[.A797];&quot;','&quot;;[.B797];&quot;','&quot;;[.C797];&quot;');&quot;)" office:value-type="string" office:string-value="INSERT INTO public.&quot;location&quot; (code, &quot;name&quot;, parent_code) VALUES('100104','SAN FRANCISCO','1001');" calcext:value-type="string">
            <text:p>INSERT INTO public."location" (code, "name", parent_code) VALUES('100104','SAN FRANCISCO','1001');</text:p>
          </table:table-cell>
        </table:table-row>
        <table:table-row table:style-name="ro1">
          <table:table-cell office:value-type="string" calcext:value-type="string">
            <text:p>100105</text:p>
          </table:table-cell>
          <table:table-cell office:value-type="string" calcext:value-type="string">
            <text:p>LA DOLOROSA DEL PIORATO</text:p>
          </table:table-cell>
          <table:table-cell office:value-type="string" calcext:value-type="string">
            <text:p>1001</text:p>
          </table:table-cell>
          <table:table-cell table:formula="of:=COM.MICROSOFT.CONCAT([.$D$1];[.A798];&quot;','&quot;;[.B798];&quot;','&quot;;[.C798];&quot;');&quot;)" office:value-type="string" office:string-value="INSERT INTO public.&quot;location&quot; (code, &quot;name&quot;, parent_code) VALUES('100105','LA DOLOROSA DEL PIORATO','1001');" calcext:value-type="string">
            <text:p>INSERT INTO public."location" (code, "name", parent_code) VALUES('100105','LA DOLOROSA DEL PIORATO','1001');</text:p>
          </table:table-cell>
        </table:table-row>
        <table:table-row table:style-name="ro1">
          <table:table-cell office:value-type="string" calcext:value-type="string">
            <text:p>100150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1001</text:p>
          </table:table-cell>
          <table:table-cell table:formula="of:=COM.MICROSOFT.CONCAT([.$D$1];[.A799];&quot;','&quot;;[.B799];&quot;','&quot;;[.C799];&quot;');&quot;)" office:value-type="string" office:string-value="INSERT INTO public.&quot;location&quot; (code, &quot;name&quot;, parent_code) VALUES('100150','IBARRA','1001');" calcext:value-type="string">
            <text:p>INSERT INTO public."location" (code, "name", parent_code) VALUES('100150','IBARRA','1001');</text:p>
          </table:table-cell>
        </table:table-row>
        <table:table-row table:style-name="ro1">
          <table:table-cell office:value-type="string" calcext:value-type="string">
            <text:p>100151</text:p>
          </table:table-cell>
          <table:table-cell office:value-type="string" calcext:value-type="string">
            <text:p>AMBUQUI</text:p>
          </table:table-cell>
          <table:table-cell office:value-type="string" calcext:value-type="string">
            <text:p>1001</text:p>
          </table:table-cell>
          <table:table-cell table:formula="of:=COM.MICROSOFT.CONCAT([.$D$1];[.A800];&quot;','&quot;;[.B800];&quot;','&quot;;[.C800];&quot;');&quot;)" office:value-type="string" office:string-value="INSERT INTO public.&quot;location&quot; (code, &quot;name&quot;, parent_code) VALUES('100151','AMBUQUI','1001');" calcext:value-type="string">
            <text:p>INSERT INTO public."location" (code, "name", parent_code) VALUES('100151','AMBUQUI','1001');</text:p>
          </table:table-cell>
        </table:table-row>
        <table:table-row table:style-name="ro1">
          <table:table-cell office:value-type="string" calcext:value-type="string">
            <text:p>100152</text:p>
          </table:table-cell>
          <table:table-cell office:value-type="string" calcext:value-type="string">
            <text:p>ANGOCHAGUA</text:p>
          </table:table-cell>
          <table:table-cell office:value-type="string" calcext:value-type="string">
            <text:p>1001</text:p>
          </table:table-cell>
          <table:table-cell table:formula="of:=COM.MICROSOFT.CONCAT([.$D$1];[.A801];&quot;','&quot;;[.B801];&quot;','&quot;;[.C801];&quot;');&quot;)" office:value-type="string" office:string-value="INSERT INTO public.&quot;location&quot; (code, &quot;name&quot;, parent_code) VALUES('100152','ANGOCHAGUA','1001');" calcext:value-type="string">
            <text:p>INSERT INTO public."location" (code, "name", parent_code) VALUES('100152','ANGOCHAGUA','1001');</text:p>
          </table:table-cell>
        </table:table-row>
        <table:table-row table:style-name="ro1">
          <table:table-cell office:value-type="string" calcext:value-type="string">
            <text:p>100153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1001</text:p>
          </table:table-cell>
          <table:table-cell table:formula="of:=COM.MICROSOFT.CONCAT([.$D$1];[.A802];&quot;','&quot;;[.B802];&quot;','&quot;;[.C802];&quot;');&quot;)" office:value-type="string" office:string-value="INSERT INTO public.&quot;location&quot; (code, &quot;name&quot;, parent_code) VALUES('100153','CAROLINA','1001');" calcext:value-type="string">
            <text:p>INSERT INTO public."location" (code, "name", parent_code) VALUES('100153','CAROLINA','1001');</text:p>
          </table:table-cell>
        </table:table-row>
        <table:table-row table:style-name="ro1">
          <table:table-cell office:value-type="string" calcext:value-type="string">
            <text:p>100154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1001</text:p>
          </table:table-cell>
          <table:table-cell table:formula="of:=COM.MICROSOFT.CONCAT([.$D$1];[.A803];&quot;','&quot;;[.B803];&quot;','&quot;;[.C803];&quot;');&quot;)" office:value-type="string" office:string-value="INSERT INTO public.&quot;location&quot; (code, &quot;name&quot;, parent_code) VALUES('100154','LA ESPERANZA','1001');" calcext:value-type="string">
            <text:p>INSERT INTO public."location" (code, "name", parent_code) VALUES('100154','LA ESPERANZA','1001');</text:p>
          </table:table-cell>
        </table:table-row>
        <table:table-row table:style-name="ro1">
          <table:table-cell office:value-type="string" calcext:value-type="string">
            <text:p>100155</text:p>
          </table:table-cell>
          <table:table-cell office:value-type="string" calcext:value-type="string">
            <text:p>LITA</text:p>
          </table:table-cell>
          <table:table-cell office:value-type="string" calcext:value-type="string">
            <text:p>1001</text:p>
          </table:table-cell>
          <table:table-cell table:formula="of:=COM.MICROSOFT.CONCAT([.$D$1];[.A804];&quot;','&quot;;[.B804];&quot;','&quot;;[.C804];&quot;');&quot;)" office:value-type="string" office:string-value="INSERT INTO public.&quot;location&quot; (code, &quot;name&quot;, parent_code) VALUES('100155','LITA','1001');" calcext:value-type="string">
            <text:p>INSERT INTO public."location" (code, "name", parent_code) VALUES('100155','LITA','1001');</text:p>
          </table:table-cell>
        </table:table-row>
        <table:table-row table:style-name="ro1">
          <table:table-cell office:value-type="string" calcext:value-type="string">
            <text:p>100156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1001</text:p>
          </table:table-cell>
          <table:table-cell table:formula="of:=COM.MICROSOFT.CONCAT([.$D$1];[.A805];&quot;','&quot;;[.B805];&quot;','&quot;;[.C805];&quot;');&quot;)" office:value-type="string" office:string-value="INSERT INTO public.&quot;location&quot; (code, &quot;name&quot;, parent_code) VALUES('100156','SALINAS','1001');" calcext:value-type="string">
            <text:p>INSERT INTO public."location" (code, "name", parent_code) VALUES('100156','SALINAS','1001');</text:p>
          </table:table-cell>
        </table:table-row>
        <table:table-row table:style-name="ro1">
          <table:table-cell office:value-type="string" calcext:value-type="string">
            <text:p>100157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1001</text:p>
          </table:table-cell>
          <table:table-cell table:formula="of:=COM.MICROSOFT.CONCAT([.$D$1];[.A806];&quot;','&quot;;[.B806];&quot;','&quot;;[.C806];&quot;');&quot;)" office:value-type="string" office:string-value="INSERT INTO public.&quot;location&quot; (code, &quot;name&quot;, parent_code) VALUES('100157','SAN ANTONIO','1001');" calcext:value-type="string">
            <text:p>INSERT INTO public."location" (code, "name", parent_code) VALUES('100157','SAN ANTONIO','1001');</text:p>
          </table:table-cell>
        </table:table-row>
        <table:table-row table:style-name="ro1">
          <table:table-cell office:value-type="string" calcext:value-type="string">
            <text:p>100201</text:p>
          </table:table-cell>
          <table:table-cell office:value-type="string" calcext:value-type="string">
            <text:p>ANDRADE MARIN (LOURDES)</text:p>
          </table:table-cell>
          <table:table-cell office:value-type="string" calcext:value-type="string">
            <text:p>1002</text:p>
          </table:table-cell>
          <table:table-cell table:formula="of:=COM.MICROSOFT.CONCAT([.$D$1];[.A807];&quot;','&quot;;[.B807];&quot;','&quot;;[.C807];&quot;');&quot;)" office:value-type="string" office:string-value="INSERT INTO public.&quot;location&quot; (code, &quot;name&quot;, parent_code) VALUES('100201','ANDRADE MARIN (LOURDES)','1002');" calcext:value-type="string">
            <text:p>INSERT INTO public."location" (code, "name", parent_code) VALUES('100201','ANDRADE MARIN (LOURDES)','1002');</text:p>
          </table:table-cell>
        </table:table-row>
        <table:table-row table:style-name="ro1">
          <table:table-cell office:value-type="string" calcext:value-type="string">
            <text:p>100202</text:p>
          </table:table-cell>
          <table:table-cell office:value-type="string" calcext:value-type="string">
            <text:p>ATUNTAQUI</text:p>
          </table:table-cell>
          <table:table-cell office:value-type="string" calcext:value-type="string">
            <text:p>1002</text:p>
          </table:table-cell>
          <table:table-cell table:formula="of:=COM.MICROSOFT.CONCAT([.$D$1];[.A808];&quot;','&quot;;[.B808];&quot;','&quot;;[.C808];&quot;');&quot;)" office:value-type="string" office:string-value="INSERT INTO public.&quot;location&quot; (code, &quot;name&quot;, parent_code) VALUES('100202','ATUNTAQUI','1002');" calcext:value-type="string">
            <text:p>INSERT INTO public."location" (code, "name", parent_code) VALUES('100202','ATUNTAQUI','1002');</text:p>
          </table:table-cell>
        </table:table-row>
        <table:table-row table:style-name="ro1">
          <table:table-cell office:value-type="string" calcext:value-type="string">
            <text:p>100250</text:p>
          </table:table-cell>
          <table:table-cell office:value-type="string" calcext:value-type="string">
            <text:p>ATUNTAQUI</text:p>
          </table:table-cell>
          <table:table-cell office:value-type="string" calcext:value-type="string">
            <text:p>1002</text:p>
          </table:table-cell>
          <table:table-cell table:formula="of:=COM.MICROSOFT.CONCAT([.$D$1];[.A809];&quot;','&quot;;[.B809];&quot;','&quot;;[.C809];&quot;');&quot;)" office:value-type="string" office:string-value="INSERT INTO public.&quot;location&quot; (code, &quot;name&quot;, parent_code) VALUES('100250','ATUNTAQUI','1002');" calcext:value-type="string">
            <text:p>INSERT INTO public."location" (code, "name", parent_code) VALUES('100250','ATUNTAQUI','1002');</text:p>
          </table:table-cell>
        </table:table-row>
        <table:table-row table:style-name="ro1">
          <table:table-cell office:value-type="string" calcext:value-type="string">
            <text:p>100251</text:p>
          </table:table-cell>
          <table:table-cell office:value-type="string" calcext:value-type="string">
            <text:p>IMBAYA (SAN LUIS DE COBUENDO)</text:p>
          </table:table-cell>
          <table:table-cell office:value-type="string" calcext:value-type="string">
            <text:p>1002</text:p>
          </table:table-cell>
          <table:table-cell table:formula="of:=COM.MICROSOFT.CONCAT([.$D$1];[.A810];&quot;','&quot;;[.B810];&quot;','&quot;;[.C810];&quot;');&quot;)" office:value-type="string" office:string-value="INSERT INTO public.&quot;location&quot; (code, &quot;name&quot;, parent_code) VALUES('100251','IMBAYA (SAN LUIS DE COBUENDO)','1002');" calcext:value-type="string">
            <text:p>INSERT INTO public."location" (code, "name", parent_code) VALUES('100251','IMBAYA (SAN LUIS DE COBUENDO)','1002');</text:p>
          </table:table-cell>
        </table:table-row>
        <table:table-row table:style-name="ro1">
          <table:table-cell office:value-type="string" calcext:value-type="string">
            <text:p>100252</text:p>
          </table:table-cell>
          <table:table-cell office:value-type="string" calcext:value-type="string">
            <text:p>SAN FRANCISCO DE NATABUEL</text:p>
          </table:table-cell>
          <table:table-cell office:value-type="string" calcext:value-type="string">
            <text:p>1002</text:p>
          </table:table-cell>
          <table:table-cell table:formula="of:=COM.MICROSOFT.CONCAT([.$D$1];[.A811];&quot;','&quot;;[.B811];&quot;','&quot;;[.C811];&quot;');&quot;)" office:value-type="string" office:string-value="INSERT INTO public.&quot;location&quot; (code, &quot;name&quot;, parent_code) VALUES('100252','SAN FRANCISCO DE NATABUEL','1002');" calcext:value-type="string">
            <text:p>INSERT INTO public."location" (code, "name", parent_code) VALUES('100252','SAN FRANCISCO DE NATABUEL','1002');</text:p>
          </table:table-cell>
        </table:table-row>
        <table:table-row table:style-name="ro1">
          <table:table-cell office:value-type="string" calcext:value-type="string">
            <text:p>100253</text:p>
          </table:table-cell>
          <table:table-cell office:value-type="string" calcext:value-type="string">
            <text:p>SAN JOSE DE CHALTURA</text:p>
          </table:table-cell>
          <table:table-cell office:value-type="string" calcext:value-type="string">
            <text:p>1002</text:p>
          </table:table-cell>
          <table:table-cell table:formula="of:=COM.MICROSOFT.CONCAT([.$D$1];[.A812];&quot;','&quot;;[.B812];&quot;','&quot;;[.C812];&quot;');&quot;)" office:value-type="string" office:string-value="INSERT INTO public.&quot;location&quot; (code, &quot;name&quot;, parent_code) VALUES('100253','SAN JOSE DE CHALTURA','1002');" calcext:value-type="string">
            <text:p>INSERT INTO public."location" (code, "name", parent_code) VALUES('100253','SAN JOSE DE CHALTURA','1002');</text:p>
          </table:table-cell>
        </table:table-row>
        <table:table-row table:style-name="ro1">
          <table:table-cell office:value-type="string" calcext:value-type="string">
            <text:p>100254</text:p>
          </table:table-cell>
          <table:table-cell office:value-type="string" calcext:value-type="string">
            <text:p>SAN ROQUE</text:p>
          </table:table-cell>
          <table:table-cell office:value-type="string" calcext:value-type="string">
            <text:p>1002</text:p>
          </table:table-cell>
          <table:table-cell table:formula="of:=COM.MICROSOFT.CONCAT([.$D$1];[.A813];&quot;','&quot;;[.B813];&quot;','&quot;;[.C813];&quot;');&quot;)" office:value-type="string" office:string-value="INSERT INTO public.&quot;location&quot; (code, &quot;name&quot;, parent_code) VALUES('100254','SAN ROQUE','1002');" calcext:value-type="string">
            <text:p>INSERT INTO public."location" (code, "name", parent_code) VALUES('100254','SAN ROQUE','1002');</text:p>
          </table:table-cell>
        </table:table-row>
        <table:table-row table:style-name="ro1">
          <table:table-cell office:value-type="string" calcext:value-type="string">
            <text:p>100301</text:p>
          </table:table-cell>
          <table:table-cell office:value-type="string" calcext:value-type="string">
            <text:p>SAGRARIO</text:p>
          </table:table-cell>
          <table:table-cell office:value-type="string" calcext:value-type="string">
            <text:p>1003</text:p>
          </table:table-cell>
          <table:table-cell table:formula="of:=COM.MICROSOFT.CONCAT([.$D$1];[.A814];&quot;','&quot;;[.B814];&quot;','&quot;;[.C814];&quot;');&quot;)" office:value-type="string" office:string-value="INSERT INTO public.&quot;location&quot; (code, &quot;name&quot;, parent_code) VALUES('100301','SAGRARIO','1003');" calcext:value-type="string">
            <text:p>INSERT INTO public."location" (code, "name", parent_code) VALUES('100301','SAGRARIO','1003');</text:p>
          </table:table-cell>
        </table:table-row>
        <table:table-row table:style-name="ro1">
          <table:table-cell office:value-type="string" calcext:value-type="string">
            <text:p>10030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1003</text:p>
          </table:table-cell>
          <table:table-cell table:formula="of:=COM.MICROSOFT.CONCAT([.$D$1];[.A815];&quot;','&quot;;[.B815];&quot;','&quot;;[.C815];&quot;');&quot;)" office:value-type="string" office:string-value="INSERT INTO public.&quot;location&quot; (code, &quot;name&quot;, parent_code) VALUES('100302','SAN FRANCISCO','1003');" calcext:value-type="string">
            <text:p>INSERT INTO public."location" (code, "name", parent_code) VALUES('100302','SAN FRANCISCO','1003');</text:p>
          </table:table-cell>
        </table:table-row>
        <table:table-row table:style-name="ro1">
          <table:table-cell office:value-type="string" calcext:value-type="string">
            <text:p>100350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1003</text:p>
          </table:table-cell>
          <table:table-cell table:formula="of:=COM.MICROSOFT.CONCAT([.$D$1];[.A816];&quot;','&quot;;[.B816];&quot;','&quot;;[.C816];&quot;');&quot;)" office:value-type="string" office:string-value="INSERT INTO public.&quot;location&quot; (code, &quot;name&quot;, parent_code) VALUES('100350','COTACACHI','1003');" calcext:value-type="string">
            <text:p>INSERT INTO public."location" (code, "name", parent_code) VALUES('100350','COTACACHI','1003');</text:p>
          </table:table-cell>
        </table:table-row>
        <table:table-row table:style-name="ro1">
          <table:table-cell office:value-type="string" calcext:value-type="string">
            <text:p>100351</text:p>
          </table:table-cell>
          <table:table-cell office:value-type="string" calcext:value-type="string">
            <text:p>APUELA</text:p>
          </table:table-cell>
          <table:table-cell office:value-type="string" calcext:value-type="string">
            <text:p>1003</text:p>
          </table:table-cell>
          <table:table-cell table:formula="of:=COM.MICROSOFT.CONCAT([.$D$1];[.A817];&quot;','&quot;;[.B817];&quot;','&quot;;[.C817];&quot;');&quot;)" office:value-type="string" office:string-value="INSERT INTO public.&quot;location&quot; (code, &quot;name&quot;, parent_code) VALUES('100351','APUELA','1003');" calcext:value-type="string">
            <text:p>INSERT INTO public."location" (code, "name", parent_code) VALUES('100351','APUELA','1003');</text:p>
          </table:table-cell>
        </table:table-row>
        <table:table-row table:style-name="ro1">
          <table:table-cell office:value-type="string" calcext:value-type="string">
            <text:p>100352</text:p>
          </table:table-cell>
          <table:table-cell office:value-type="string" calcext:value-type="string">
            <text:p>GARCIA MORENO (LLURIMAGUA)</text:p>
          </table:table-cell>
          <table:table-cell office:value-type="string" calcext:value-type="string">
            <text:p>1003</text:p>
          </table:table-cell>
          <table:table-cell table:formula="of:=COM.MICROSOFT.CONCAT([.$D$1];[.A818];&quot;','&quot;;[.B818];&quot;','&quot;;[.C818];&quot;');&quot;)" office:value-type="string" office:string-value="INSERT INTO public.&quot;location&quot; (code, &quot;name&quot;, parent_code) VALUES('100352','GARCIA MORENO (LLURIMAGUA)','1003');" calcext:value-type="string">
            <text:p>INSERT INTO public."location" (code, "name", parent_code) VALUES('100352','GARCIA MORENO (LLURIMAGUA)','1003');</text:p>
          </table:table-cell>
        </table:table-row>
        <table:table-row table:style-name="ro1">
          <table:table-cell office:value-type="string" calcext:value-type="string">
            <text:p>100353</text:p>
          </table:table-cell>
          <table:table-cell office:value-type="string" calcext:value-type="string">
            <text:p>IMANTAG</text:p>
          </table:table-cell>
          <table:table-cell office:value-type="string" calcext:value-type="string">
            <text:p>1003</text:p>
          </table:table-cell>
          <table:table-cell table:formula="of:=COM.MICROSOFT.CONCAT([.$D$1];[.A819];&quot;','&quot;;[.B819];&quot;','&quot;;[.C819];&quot;');&quot;)" office:value-type="string" office:string-value="INSERT INTO public.&quot;location&quot; (code, &quot;name&quot;, parent_code) VALUES('100353','IMANTAG','1003');" calcext:value-type="string">
            <text:p>INSERT INTO public."location" (code, "name", parent_code) VALUES('100353','IMANTAG','1003');</text:p>
          </table:table-cell>
        </table:table-row>
        <table:table-row table:style-name="ro1">
          <table:table-cell office:value-type="string" calcext:value-type="string">
            <text:p>100354</text:p>
          </table:table-cell>
          <table:table-cell office:value-type="string" calcext:value-type="string">
            <text:p>PEÑAHERRERA</text:p>
          </table:table-cell>
          <table:table-cell office:value-type="string" calcext:value-type="string">
            <text:p>1003</text:p>
          </table:table-cell>
          <table:table-cell table:formula="of:=COM.MICROSOFT.CONCAT([.$D$1];[.A820];&quot;','&quot;;[.B820];&quot;','&quot;;[.C820];&quot;');&quot;)" office:value-type="string" office:string-value="INSERT INTO public.&quot;location&quot; (code, &quot;name&quot;, parent_code) VALUES('100354','PEÑAHERRERA','1003');" calcext:value-type="string">
            <text:p>INSERT INTO public."location" (code, "name", parent_code) VALUES('100354','PEÑAHERRERA','1003');</text:p>
          </table:table-cell>
        </table:table-row>
        <table:table-row table:style-name="ro1">
          <table:table-cell office:value-type="string" calcext:value-type="string">
            <text:p>100355</text:p>
          </table:table-cell>
          <table:table-cell office:value-type="string" calcext:value-type="string">
            <text:p>PLAZA GUTIERREZ (CALVARIO)</text:p>
          </table:table-cell>
          <table:table-cell office:value-type="string" calcext:value-type="string">
            <text:p>1003</text:p>
          </table:table-cell>
          <table:table-cell table:formula="of:=COM.MICROSOFT.CONCAT([.$D$1];[.A821];&quot;','&quot;;[.B821];&quot;','&quot;;[.C821];&quot;');&quot;)" office:value-type="string" office:string-value="INSERT INTO public.&quot;location&quot; (code, &quot;name&quot;, parent_code) VALUES('100355','PLAZA GUTIERREZ (CALVARIO)','1003');" calcext:value-type="string">
            <text:p>INSERT INTO public."location" (code, "name", parent_code) VALUES('100355','PLAZA GUTIERREZ (CALVARIO)','1003');</text:p>
          </table:table-cell>
        </table:table-row>
        <table:table-row table:style-name="ro1">
          <table:table-cell office:value-type="string" calcext:value-type="string">
            <text:p>100356</text:p>
          </table:table-cell>
          <table:table-cell office:value-type="string" calcext:value-type="string">
            <text:p>QUIROGA</text:p>
          </table:table-cell>
          <table:table-cell office:value-type="string" calcext:value-type="string">
            <text:p>1003</text:p>
          </table:table-cell>
          <table:table-cell table:formula="of:=COM.MICROSOFT.CONCAT([.$D$1];[.A822];&quot;','&quot;;[.B822];&quot;','&quot;;[.C822];&quot;');&quot;)" office:value-type="string" office:string-value="INSERT INTO public.&quot;location&quot; (code, &quot;name&quot;, parent_code) VALUES('100356','QUIROGA','1003');" calcext:value-type="string">
            <text:p>INSERT INTO public."location" (code, "name", parent_code) VALUES('100356','QUIROGA','1003');</text:p>
          </table:table-cell>
        </table:table-row>
        <table:table-row table:style-name="ro1">
          <table:table-cell office:value-type="string" calcext:value-type="string">
            <text:p>100357</text:p>
          </table:table-cell>
          <table:table-cell office:value-type="string" calcext:value-type="string">
            <text:p>6 DE JULIO DE CUELLAJE</text:p>
          </table:table-cell>
          <table:table-cell office:value-type="string" calcext:value-type="string">
            <text:p>1003</text:p>
          </table:table-cell>
          <table:table-cell table:formula="of:=COM.MICROSOFT.CONCAT([.$D$1];[.A823];&quot;','&quot;;[.B823];&quot;','&quot;;[.C823];&quot;');&quot;)" office:value-type="string" office:string-value="INSERT INTO public.&quot;location&quot; (code, &quot;name&quot;, parent_code) VALUES('100357','6 DE JULIO DE CUELLAJE','1003');" calcext:value-type="string">
            <text:p>INSERT INTO public."location" (code, "name", parent_code) VALUES('100357','6 DE JULIO DE CUELLAJE','1003');</text:p>
          </table:table-cell>
        </table:table-row>
        <table:table-row table:style-name="ro1">
          <table:table-cell office:value-type="string" calcext:value-type="string">
            <text:p>100358</text:p>
          </table:table-cell>
          <table:table-cell office:value-type="string" calcext:value-type="string">
            <text:p>VACAS GALINDO (EL CHURO)</text:p>
          </table:table-cell>
          <table:table-cell office:value-type="string" calcext:value-type="string">
            <text:p>1003</text:p>
          </table:table-cell>
          <table:table-cell table:formula="of:=COM.MICROSOFT.CONCAT([.$D$1];[.A824];&quot;','&quot;;[.B824];&quot;','&quot;;[.C824];&quot;');&quot;)" office:value-type="string" office:string-value="INSERT INTO public.&quot;location&quot; (code, &quot;name&quot;, parent_code) VALUES('100358','VACAS GALINDO (EL CHURO)','1003');" calcext:value-type="string">
            <text:p>INSERT INTO public."location" (code, "name", parent_code) VALUES('100358','VACAS GALINDO (EL CHURO)','1003');</text:p>
          </table:table-cell>
        </table:table-row>
        <table:table-row table:style-name="ro1">
          <table:table-cell office:value-type="string" calcext:value-type="string">
            <text:p>100401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1004</text:p>
          </table:table-cell>
          <table:table-cell table:formula="of:=COM.MICROSOFT.CONCAT([.$D$1];[.A825];&quot;','&quot;;[.B825];&quot;','&quot;;[.C825];&quot;');&quot;)" office:value-type="string" office:string-value="INSERT INTO public.&quot;location&quot; (code, &quot;name&quot;, parent_code) VALUES('100401','JORDAN','1004');" calcext:value-type="string">
            <text:p>INSERT INTO public."location" (code, "name", parent_code) VALUES('100401','JORDAN','1004');</text:p>
          </table:table-cell>
        </table:table-row>
        <table:table-row table:style-name="ro1">
          <table:table-cell office:value-type="string" calcext:value-type="string">
            <text:p>100402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1004</text:p>
          </table:table-cell>
          <table:table-cell table:formula="of:=COM.MICROSOFT.CONCAT([.$D$1];[.A826];&quot;','&quot;;[.B826];&quot;','&quot;;[.C826];&quot;');&quot;)" office:value-type="string" office:string-value="INSERT INTO public.&quot;location&quot; (code, &quot;name&quot;, parent_code) VALUES('100402','SAN LUIS','1004');" calcext:value-type="string">
            <text:p>INSERT INTO public."location" (code, "name", parent_code) VALUES('100402','SAN LUIS','1004');</text:p>
          </table:table-cell>
        </table:table-row>
        <table:table-row table:style-name="ro1">
          <table:table-cell office:value-type="string" calcext:value-type="string">
            <text:p>100450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1004</text:p>
          </table:table-cell>
          <table:table-cell table:formula="of:=COM.MICROSOFT.CONCAT([.$D$1];[.A827];&quot;','&quot;;[.B827];&quot;','&quot;;[.C827];&quot;');&quot;)" office:value-type="string" office:string-value="INSERT INTO public.&quot;location&quot; (code, &quot;name&quot;, parent_code) VALUES('100450','OTAVALO','1004');" calcext:value-type="string">
            <text:p>INSERT INTO public."location" (code, "name", parent_code) VALUES('100450','OTAVALO','1004');</text:p>
          </table:table-cell>
        </table:table-row>
        <table:table-row table:style-name="ro1">
          <table:table-cell office:value-type="string" calcext:value-type="string">
            <text:p>100451</text:p>
          </table:table-cell>
          <table:table-cell office:value-type="string" calcext:value-type="string">
            <text:p>DR. MIGUEL EGAS CABEZAS (PEGUCHE)</text:p>
          </table:table-cell>
          <table:table-cell office:value-type="string" calcext:value-type="string">
            <text:p>1004</text:p>
          </table:table-cell>
          <table:table-cell table:formula="of:=COM.MICROSOFT.CONCAT([.$D$1];[.A828];&quot;','&quot;;[.B828];&quot;','&quot;;[.C828];&quot;');&quot;)" office:value-type="string" office:string-value="INSERT INTO public.&quot;location&quot; (code, &quot;name&quot;, parent_code) VALUES('100451','DR. MIGUEL EGAS CABEZAS (PEGUCHE)','1004');" calcext:value-type="string">
            <text:p>INSERT INTO public."location" (code, "name", parent_code) VALUES('100451','DR. MIGUEL EGAS CABEZAS (PEGUCHE)','1004');</text:p>
          </table:table-cell>
        </table:table-row>
        <table:table-row table:style-name="ro1">
          <table:table-cell office:value-type="string" calcext:value-type="string">
            <text:p>100452</text:p>
          </table:table-cell>
          <table:table-cell office:value-type="string" calcext:value-type="string">
            <text:p>EUGENIO ESPEJO (CALPAQUI)</text:p>
          </table:table-cell>
          <table:table-cell office:value-type="string" calcext:value-type="string">
            <text:p>1004</text:p>
          </table:table-cell>
          <table:table-cell table:formula="of:=COM.MICROSOFT.CONCAT([.$D$1];[.A829];&quot;','&quot;;[.B829];&quot;','&quot;;[.C829];&quot;');&quot;)" office:value-type="string" office:string-value="INSERT INTO public.&quot;location&quot; (code, &quot;name&quot;, parent_code) VALUES('100452','EUGENIO ESPEJO (CALPAQUI)','1004');" calcext:value-type="string">
            <text:p>INSERT INTO public."location" (code, "name", parent_code) VALUES('100452','EUGENIO ESPEJO (CALPAQUI)','1004');</text:p>
          </table:table-cell>
        </table:table-row>
        <table:table-row table:style-name="ro1">
          <table:table-cell office:value-type="string" calcext:value-type="string">
            <text:p>100453</text:p>
          </table:table-cell>
          <table:table-cell office:value-type="string" calcext:value-type="string">
            <text:p>GONZALEZ SUAREZ</text:p>
          </table:table-cell>
          <table:table-cell office:value-type="string" calcext:value-type="string">
            <text:p>1004</text:p>
          </table:table-cell>
          <table:table-cell table:formula="of:=COM.MICROSOFT.CONCAT([.$D$1];[.A830];&quot;','&quot;;[.B830];&quot;','&quot;;[.C830];&quot;');&quot;)" office:value-type="string" office:string-value="INSERT INTO public.&quot;location&quot; (code, &quot;name&quot;, parent_code) VALUES('100453','GONZALEZ SUAREZ','1004');" calcext:value-type="string">
            <text:p>INSERT INTO public."location" (code, "name", parent_code) VALUES('100453','GONZALEZ SUAREZ','1004');</text:p>
          </table:table-cell>
        </table:table-row>
        <table:table-row table:style-name="ro1">
          <table:table-cell office:value-type="string" calcext:value-type="string">
            <text:p>100454</text:p>
          </table:table-cell>
          <table:table-cell office:value-type="string" calcext:value-type="string">
            <text:p>PATAQUI</text:p>
          </table:table-cell>
          <table:table-cell office:value-type="string" calcext:value-type="string">
            <text:p>1004</text:p>
          </table:table-cell>
          <table:table-cell table:formula="of:=COM.MICROSOFT.CONCAT([.$D$1];[.A831];&quot;','&quot;;[.B831];&quot;','&quot;;[.C831];&quot;');&quot;)" office:value-type="string" office:string-value="INSERT INTO public.&quot;location&quot; (code, &quot;name&quot;, parent_code) VALUES('100454','PATAQUI','1004');" calcext:value-type="string">
            <text:p>INSERT INTO public."location" (code, "name", parent_code) VALUES('100454','PATAQUI','1004');</text:p>
          </table:table-cell>
        </table:table-row>
        <table:table-row table:style-name="ro1">
          <table:table-cell office:value-type="string" calcext:value-type="string">
            <text:p>100455</text:p>
          </table:table-cell>
          <table:table-cell office:value-type="string" calcext:value-type="string">
            <text:p>SAN JOSÉ DE QUICHINCHE</text:p>
          </table:table-cell>
          <table:table-cell office:value-type="string" calcext:value-type="string">
            <text:p>1004</text:p>
          </table:table-cell>
          <table:table-cell table:formula="of:=COM.MICROSOFT.CONCAT([.$D$1];[.A832];&quot;','&quot;;[.B832];&quot;','&quot;;[.C832];&quot;');&quot;)" office:value-type="string" office:string-value="INSERT INTO public.&quot;location&quot; (code, &quot;name&quot;, parent_code) VALUES('100455','SAN JOSÉ DE QUICHINCHE','1004');" calcext:value-type="string">
            <text:p>INSERT INTO public."location" (code, "name", parent_code) VALUES('100455','SAN JOSÉ DE QUICHINCHE','1004');</text:p>
          </table:table-cell>
        </table:table-row>
        <table:table-row table:style-name="ro1">
          <table:table-cell office:value-type="string" calcext:value-type="string">
            <text:p>100456</text:p>
          </table:table-cell>
          <table:table-cell office:value-type="string" calcext:value-type="string">
            <text:p>SAN JUAN DE ILUMAN</text:p>
          </table:table-cell>
          <table:table-cell office:value-type="string" calcext:value-type="string">
            <text:p>1004</text:p>
          </table:table-cell>
          <table:table-cell table:formula="of:=COM.MICROSOFT.CONCAT([.$D$1];[.A833];&quot;','&quot;;[.B833];&quot;','&quot;;[.C833];&quot;');&quot;)" office:value-type="string" office:string-value="INSERT INTO public.&quot;location&quot; (code, &quot;name&quot;, parent_code) VALUES('100456','SAN JUAN DE ILUMAN','1004');" calcext:value-type="string">
            <text:p>INSERT INTO public."location" (code, "name", parent_code) VALUES('100456','SAN JUAN DE ILUMAN','1004');</text:p>
          </table:table-cell>
        </table:table-row>
        <table:table-row table:style-name="ro1">
          <table:table-cell office:value-type="string" calcext:value-type="string">
            <text:p>100457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1004</text:p>
          </table:table-cell>
          <table:table-cell table:formula="of:=COM.MICROSOFT.CONCAT([.$D$1];[.A834];&quot;','&quot;;[.B834];&quot;','&quot;;[.C834];&quot;');&quot;)" office:value-type="string" office:string-value="INSERT INTO public.&quot;location&quot; (code, &quot;name&quot;, parent_code) VALUES('100457','SAN PABLO','1004');" calcext:value-type="string">
            <text:p>INSERT INTO public."location" (code, "name", parent_code) VALUES('100457','SAN PABLO','1004');</text:p>
          </table:table-cell>
        </table:table-row>
        <table:table-row table:style-name="ro1">
          <table:table-cell office:value-type="string" calcext:value-type="string">
            <text:p>100458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1004</text:p>
          </table:table-cell>
          <table:table-cell table:formula="of:=COM.MICROSOFT.CONCAT([.$D$1];[.A835];&quot;','&quot;;[.B835];&quot;','&quot;;[.C835];&quot;');&quot;)" office:value-type="string" office:string-value="INSERT INTO public.&quot;location&quot; (code, &quot;name&quot;, parent_code) VALUES('100458','SAN RAFAEL','1004');" calcext:value-type="string">
            <text:p>INSERT INTO public."location" (code, "name", parent_code) VALUES('100458','SAN RAFAEL','1004');</text:p>
          </table:table-cell>
        </table:table-row>
        <table:table-row table:style-name="ro1">
          <table:table-cell office:value-type="string" calcext:value-type="string">
            <text:p>100459</text:p>
          </table:table-cell>
          <table:table-cell office:value-type="string" calcext:value-type="string">
            <text:p>SELVA ALEGRE</text:p>
          </table:table-cell>
          <table:table-cell office:value-type="string" calcext:value-type="string">
            <text:p>1004</text:p>
          </table:table-cell>
          <table:table-cell table:formula="of:=COM.MICROSOFT.CONCAT([.$D$1];[.A836];&quot;','&quot;;[.B836];&quot;','&quot;;[.C836];&quot;');&quot;)" office:value-type="string" office:string-value="INSERT INTO public.&quot;location&quot; (code, &quot;name&quot;, parent_code) VALUES('100459','SELVA ALEGRE','1004');" calcext:value-type="string">
            <text:p>INSERT INTO public."location" (code, "name", parent_code) VALUES('100459','SELVA ALEGRE','1004');</text:p>
          </table:table-cell>
        </table:table-row>
        <table:table-row table:style-name="ro1">
          <table:table-cell office:value-type="string" calcext:value-type="string">
            <text:p>100550</text:p>
          </table:table-cell>
          <table:table-cell office:value-type="string" calcext:value-type="string">
            <text:p>PIMAMPIRO</text:p>
          </table:table-cell>
          <table:table-cell office:value-type="string" calcext:value-type="string">
            <text:p>1005</text:p>
          </table:table-cell>
          <table:table-cell table:formula="of:=COM.MICROSOFT.CONCAT([.$D$1];[.A837];&quot;','&quot;;[.B837];&quot;','&quot;;[.C837];&quot;');&quot;)" office:value-type="string" office:string-value="INSERT INTO public.&quot;location&quot; (code, &quot;name&quot;, parent_code) VALUES('100550','PIMAMPIRO','1005');" calcext:value-type="string">
            <text:p>INSERT INTO public."location" (code, "name", parent_code) VALUES('100550','PIMAMPIRO','1005');</text:p>
          </table:table-cell>
        </table:table-row>
        <table:table-row table:style-name="ro1">
          <table:table-cell office:value-type="string" calcext:value-type="string">
            <text:p>100551</text:p>
          </table:table-cell>
          <table:table-cell office:value-type="string" calcext:value-type="string">
            <text:p>CHUGA</text:p>
          </table:table-cell>
          <table:table-cell office:value-type="string" calcext:value-type="string">
            <text:p>1005</text:p>
          </table:table-cell>
          <table:table-cell table:formula="of:=COM.MICROSOFT.CONCAT([.$D$1];[.A838];&quot;','&quot;;[.B838];&quot;','&quot;;[.C838];&quot;');&quot;)" office:value-type="string" office:string-value="INSERT INTO public.&quot;location&quot; (code, &quot;name&quot;, parent_code) VALUES('100551','CHUGA','1005');" calcext:value-type="string">
            <text:p>INSERT INTO public."location" (code, "name", parent_code) VALUES('100551','CHUGA','1005');</text:p>
          </table:table-cell>
        </table:table-row>
        <table:table-row table:style-name="ro1">
          <table:table-cell office:value-type="string" calcext:value-type="string">
            <text:p>100552</text:p>
          </table:table-cell>
          <table:table-cell office:value-type="string" calcext:value-type="string">
            <text:p>MARIANO ACOSTA</text:p>
          </table:table-cell>
          <table:table-cell office:value-type="string" calcext:value-type="string">
            <text:p>1005</text:p>
          </table:table-cell>
          <table:table-cell table:formula="of:=COM.MICROSOFT.CONCAT([.$D$1];[.A839];&quot;','&quot;;[.B839];&quot;','&quot;;[.C839];&quot;');&quot;)" office:value-type="string" office:string-value="INSERT INTO public.&quot;location&quot; (code, &quot;name&quot;, parent_code) VALUES('100552','MARIANO ACOSTA','1005');" calcext:value-type="string">
            <text:p>INSERT INTO public."location" (code, "name", parent_code) VALUES('100552','MARIANO ACOSTA','1005');</text:p>
          </table:table-cell>
        </table:table-row>
        <table:table-row table:style-name="ro1">
          <table:table-cell office:value-type="string" calcext:value-type="string">
            <text:p>100553</text:p>
          </table:table-cell>
          <table:table-cell office:value-type="string" calcext:value-type="string">
            <text:p>SAN FRANCISCO DE SIGSIPAM</text:p>
          </table:table-cell>
          <table:table-cell office:value-type="string" calcext:value-type="string">
            <text:p>1005</text:p>
          </table:table-cell>
          <table:table-cell table:formula="of:=COM.MICROSOFT.CONCAT([.$D$1];[.A840];&quot;','&quot;;[.B840];&quot;','&quot;;[.C840];&quot;');&quot;)" office:value-type="string" office:string-value="INSERT INTO public.&quot;location&quot; (code, &quot;name&quot;, parent_code) VALUES('100553','SAN FRANCISCO DE SIGSIPAM','1005');" calcext:value-type="string">
            <text:p>INSERT INTO public."location" (code, "name", parent_code) VALUES('100553','SAN FRANCISCO DE SIGSIPAM','1005');</text:p>
          </table:table-cell>
        </table:table-row>
        <table:table-row table:style-name="ro1">
          <table:table-cell office:value-type="string" calcext:value-type="string">
            <text:p>100650</text:p>
          </table:table-cell>
          <table:table-cell office:value-type="string" calcext:value-type="string">
            <text:p>URCUQUI</text:p>
          </table:table-cell>
          <table:table-cell office:value-type="string" calcext:value-type="string">
            <text:p>1006</text:p>
          </table:table-cell>
          <table:table-cell table:formula="of:=COM.MICROSOFT.CONCAT([.$D$1];[.A841];&quot;','&quot;;[.B841];&quot;','&quot;;[.C841];&quot;');&quot;)" office:value-type="string" office:string-value="INSERT INTO public.&quot;location&quot; (code, &quot;name&quot;, parent_code) VALUES('100650','URCUQUI','1006');" calcext:value-type="string">
            <text:p>INSERT INTO public."location" (code, "name", parent_code) VALUES('100650','URCUQUI','1006');</text:p>
          </table:table-cell>
        </table:table-row>
        <table:table-row table:style-name="ro1">
          <table:table-cell office:value-type="string" calcext:value-type="string">
            <text:p>100651</text:p>
          </table:table-cell>
          <table:table-cell office:value-type="string" calcext:value-type="string">
            <text:p>CAHUASQUI</text:p>
          </table:table-cell>
          <table:table-cell office:value-type="string" calcext:value-type="string">
            <text:p>1006</text:p>
          </table:table-cell>
          <table:table-cell table:formula="of:=COM.MICROSOFT.CONCAT([.$D$1];[.A842];&quot;','&quot;;[.B842];&quot;','&quot;;[.C842];&quot;');&quot;)" office:value-type="string" office:string-value="INSERT INTO public.&quot;location&quot; (code, &quot;name&quot;, parent_code) VALUES('100651','CAHUASQUI','1006');" calcext:value-type="string">
            <text:p>INSERT INTO public."location" (code, "name", parent_code) VALUES('100651','CAHUASQUI','1006');</text:p>
          </table:table-cell>
        </table:table-row>
        <table:table-row table:style-name="ro1">
          <table:table-cell office:value-type="string" calcext:value-type="string">
            <text:p>100652</text:p>
          </table:table-cell>
          <table:table-cell office:value-type="string" calcext:value-type="string">
            <text:p>LA MERCED DE BUENOS AIRES</text:p>
          </table:table-cell>
          <table:table-cell office:value-type="string" calcext:value-type="string">
            <text:p>1006</text:p>
          </table:table-cell>
          <table:table-cell table:formula="of:=COM.MICROSOFT.CONCAT([.$D$1];[.A843];&quot;','&quot;;[.B843];&quot;','&quot;;[.C843];&quot;');&quot;)" office:value-type="string" office:string-value="INSERT INTO public.&quot;location&quot; (code, &quot;name&quot;, parent_code) VALUES('100652','LA MERCED DE BUENOS AIRES','1006');" calcext:value-type="string">
            <text:p>INSERT INTO public."location" (code, "name", parent_code) VALUES('100652','LA MERCED DE BUENOS AIRES','1006');</text:p>
          </table:table-cell>
        </table:table-row>
        <table:table-row table:style-name="ro1">
          <table:table-cell office:value-type="string" calcext:value-type="string">
            <text:p>100653</text:p>
          </table:table-cell>
          <table:table-cell office:value-type="string" calcext:value-type="string">
            <text:p>PABLO ARENAS</text:p>
          </table:table-cell>
          <table:table-cell office:value-type="string" calcext:value-type="string">
            <text:p>1006</text:p>
          </table:table-cell>
          <table:table-cell table:formula="of:=COM.MICROSOFT.CONCAT([.$D$1];[.A844];&quot;','&quot;;[.B844];&quot;','&quot;;[.C844];&quot;');&quot;)" office:value-type="string" office:string-value="INSERT INTO public.&quot;location&quot; (code, &quot;name&quot;, parent_code) VALUES('100653','PABLO ARENAS','1006');" calcext:value-type="string">
            <text:p>INSERT INTO public."location" (code, "name", parent_code) VALUES('100653','PABLO ARENAS','1006');</text:p>
          </table:table-cell>
        </table:table-row>
        <table:table-row table:style-name="ro1">
          <table:table-cell office:value-type="string" calcext:value-type="string">
            <text:p>100654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1006</text:p>
          </table:table-cell>
          <table:table-cell table:formula="of:=COM.MICROSOFT.CONCAT([.$D$1];[.A845];&quot;','&quot;;[.B845];&quot;','&quot;;[.C845];&quot;');&quot;)" office:value-type="string" office:string-value="INSERT INTO public.&quot;location&quot; (code, &quot;name&quot;, parent_code) VALUES('100654','SAN BLAS','1006');" calcext:value-type="string">
            <text:p>INSERT INTO public."location" (code, "name", parent_code) VALUES('100654','SAN BLAS','1006');</text:p>
          </table:table-cell>
        </table:table-row>
        <table:table-row table:style-name="ro1">
          <table:table-cell office:value-type="string" calcext:value-type="string">
            <text:p>100655</text:p>
          </table:table-cell>
          <table:table-cell office:value-type="string" calcext:value-type="string">
            <text:p>TUMBABIRO</text:p>
          </table:table-cell>
          <table:table-cell office:value-type="string" calcext:value-type="string">
            <text:p>1006</text:p>
          </table:table-cell>
          <table:table-cell table:formula="of:=COM.MICROSOFT.CONCAT([.$D$1];[.A846];&quot;','&quot;;[.B846];&quot;','&quot;;[.C846];&quot;');&quot;)" office:value-type="string" office:string-value="INSERT INTO public.&quot;location&quot; (code, &quot;name&quot;, parent_code) VALUES('100655','TUMBABIRO','1006');" calcext:value-type="string">
            <text:p>INSERT INTO public."location" (code, "name", parent_code) VALUES('100655','TUMBABIRO','1006');</text:p>
          </table:table-cell>
        </table:table-row>
        <table:table-row table:style-name="ro1">
          <table:table-cell office:value-type="string" calcext:value-type="string">
            <text:p>110101</text:p>
          </table:table-cell>
          <table:table-cell office:value-type="string" calcext:value-type="string">
            <text:p>EL SAGRARIO</text:p>
          </table:table-cell>
          <table:table-cell office:value-type="string" calcext:value-type="string">
            <text:p>1101</text:p>
          </table:table-cell>
          <table:table-cell table:formula="of:=COM.MICROSOFT.CONCAT([.$D$1];[.A847];&quot;','&quot;;[.B847];&quot;','&quot;;[.C847];&quot;');&quot;)" office:value-type="string" office:string-value="INSERT INTO public.&quot;location&quot; (code, &quot;name&quot;, parent_code) VALUES('110101','EL SAGRARIO','1101');" calcext:value-type="string">
            <text:p>INSERT INTO public."location" (code, "name", parent_code) VALUES('110101','EL SAGRARIO','1101');</text:p>
          </table:table-cell>
        </table:table-row>
        <table:table-row table:style-name="ro1">
          <table:table-cell office:value-type="string" calcext:value-type="string">
            <text:p>110102</text:p>
          </table:table-cell>
          <table:table-cell office:value-type="string" calcext:value-type="string">
            <text:p>SAN SEBASTIAN</text:p>
          </table:table-cell>
          <table:table-cell office:value-type="string" calcext:value-type="string">
            <text:p>1101</text:p>
          </table:table-cell>
          <table:table-cell table:formula="of:=COM.MICROSOFT.CONCAT([.$D$1];[.A848];&quot;','&quot;;[.B848];&quot;','&quot;;[.C848];&quot;');&quot;)" office:value-type="string" office:string-value="INSERT INTO public.&quot;location&quot; (code, &quot;name&quot;, parent_code) VALUES('110102','SAN SEBASTIAN','1101');" calcext:value-type="string">
            <text:p>INSERT INTO public."location" (code, "name", parent_code) VALUES('110102','SAN SEBASTIAN','1101');</text:p>
          </table:table-cell>
        </table:table-row>
        <table:table-row table:style-name="ro1">
          <table:table-cell office:value-type="string" calcext:value-type="string">
            <text:p>11010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1101</text:p>
          </table:table-cell>
          <table:table-cell table:formula="of:=COM.MICROSOFT.CONCAT([.$D$1];[.A849];&quot;','&quot;;[.B849];&quot;','&quot;;[.C849];&quot;');&quot;)" office:value-type="string" office:string-value="INSERT INTO public.&quot;location&quot; (code, &quot;name&quot;, parent_code) VALUES('110103','SUCRE','1101');" calcext:value-type="string">
            <text:p>INSERT INTO public."location" (code, "name", parent_code) VALUES('110103','SUCRE','1101');</text:p>
          </table:table-cell>
        </table:table-row>
        <table:table-row table:style-name="ro1">
          <table:table-cell office:value-type="string" calcext:value-type="string">
            <text:p>110104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1101</text:p>
          </table:table-cell>
          <table:table-cell table:formula="of:=COM.MICROSOFT.CONCAT([.$D$1];[.A850];&quot;','&quot;;[.B850];&quot;','&quot;;[.C850];&quot;');&quot;)" office:value-type="string" office:string-value="INSERT INTO public.&quot;location&quot; (code, &quot;name&quot;, parent_code) VALUES('110104','VALLE','1101');" calcext:value-type="string">
            <text:p>INSERT INTO public."location" (code, "name", parent_code) VALUES('110104','VALLE','1101');</text:p>
          </table:table-cell>
        </table:table-row>
        <table:table-row table:style-name="ro1">
          <table:table-cell office:value-type="string" calcext:value-type="string">
            <text:p>110150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1101</text:p>
          </table:table-cell>
          <table:table-cell table:formula="of:=COM.MICROSOFT.CONCAT([.$D$1];[.A851];&quot;','&quot;;[.B851];&quot;','&quot;;[.C851];&quot;');&quot;)" office:value-type="string" office:string-value="INSERT INTO public.&quot;location&quot; (code, &quot;name&quot;, parent_code) VALUES('110150','LOJA','1101');" calcext:value-type="string">
            <text:p>INSERT INTO public."location" (code, "name", parent_code) VALUES('110150','LOJA','1101');</text:p>
          </table:table-cell>
        </table:table-row>
        <table:table-row table:style-name="ro1">
          <table:table-cell office:value-type="string" calcext:value-type="string">
            <text:p>110151</text:p>
          </table:table-cell>
          <table:table-cell office:value-type="string" calcext:value-type="string">
            <text:p>CHANTACO</text:p>
          </table:table-cell>
          <table:table-cell office:value-type="string" calcext:value-type="string">
            <text:p>1101</text:p>
          </table:table-cell>
          <table:table-cell table:formula="of:=COM.MICROSOFT.CONCAT([.$D$1];[.A852];&quot;','&quot;;[.B852];&quot;','&quot;;[.C852];&quot;');&quot;)" office:value-type="string" office:string-value="INSERT INTO public.&quot;location&quot; (code, &quot;name&quot;, parent_code) VALUES('110151','CHANTACO','1101');" calcext:value-type="string">
            <text:p>INSERT INTO public."location" (code, "name", parent_code) VALUES('110151','CHANTACO','1101');</text:p>
          </table:table-cell>
        </table:table-row>
        <table:table-row table:style-name="ro1">
          <table:table-cell office:value-type="string" calcext:value-type="string">
            <text:p>110152</text:p>
          </table:table-cell>
          <table:table-cell office:value-type="string" calcext:value-type="string">
            <text:p>CHUQUIRIBAMBA</text:p>
          </table:table-cell>
          <table:table-cell office:value-type="string" calcext:value-type="string">
            <text:p>1101</text:p>
          </table:table-cell>
          <table:table-cell table:formula="of:=COM.MICROSOFT.CONCAT([.$D$1];[.A853];&quot;','&quot;;[.B853];&quot;','&quot;;[.C853];&quot;');&quot;)" office:value-type="string" office:string-value="INSERT INTO public.&quot;location&quot; (code, &quot;name&quot;, parent_code) VALUES('110152','CHUQUIRIBAMBA','1101');" calcext:value-type="string">
            <text:p>INSERT INTO public."location" (code, "name", parent_code) VALUES('110152','CHUQUIRIBAMBA','1101');</text:p>
          </table:table-cell>
        </table:table-row>
        <table:table-row table:style-name="ro1">
          <table:table-cell office:value-type="string" calcext:value-type="string">
            <text:p>110153</text:p>
          </table:table-cell>
          <table:table-cell office:value-type="string" calcext:value-type="string">
            <text:p>EL CISNE</text:p>
          </table:table-cell>
          <table:table-cell office:value-type="string" calcext:value-type="string">
            <text:p>1101</text:p>
          </table:table-cell>
          <table:table-cell table:formula="of:=COM.MICROSOFT.CONCAT([.$D$1];[.A854];&quot;','&quot;;[.B854];&quot;','&quot;;[.C854];&quot;');&quot;)" office:value-type="string" office:string-value="INSERT INTO public.&quot;location&quot; (code, &quot;name&quot;, parent_code) VALUES('110153','EL CISNE','1101');" calcext:value-type="string">
            <text:p>INSERT INTO public."location" (code, "name", parent_code) VALUES('110153','EL CISNE','1101');</text:p>
          </table:table-cell>
        </table:table-row>
        <table:table-row table:style-name="ro1">
          <table:table-cell office:value-type="string" calcext:value-type="string">
            <text:p>110154</text:p>
          </table:table-cell>
          <table:table-cell office:value-type="string" calcext:value-type="string">
            <text:p>GUALEL</text:p>
          </table:table-cell>
          <table:table-cell office:value-type="string" calcext:value-type="string">
            <text:p>1101</text:p>
          </table:table-cell>
          <table:table-cell table:formula="of:=COM.MICROSOFT.CONCAT([.$D$1];[.A855];&quot;','&quot;;[.B855];&quot;','&quot;;[.C855];&quot;');&quot;)" office:value-type="string" office:string-value="INSERT INTO public.&quot;location&quot; (code, &quot;name&quot;, parent_code) VALUES('110154','GUALEL','1101');" calcext:value-type="string">
            <text:p>INSERT INTO public."location" (code, "name", parent_code) VALUES('110154','GUALEL','1101');</text:p>
          </table:table-cell>
        </table:table-row>
        <table:table-row table:style-name="ro1">
          <table:table-cell office:value-type="string" calcext:value-type="string">
            <text:p>110155</text:p>
          </table:table-cell>
          <table:table-cell office:value-type="string" calcext:value-type="string">
            <text:p>JIMBILLA</text:p>
          </table:table-cell>
          <table:table-cell office:value-type="string" calcext:value-type="string">
            <text:p>1101</text:p>
          </table:table-cell>
          <table:table-cell table:formula="of:=COM.MICROSOFT.CONCAT([.$D$1];[.A856];&quot;','&quot;;[.B856];&quot;','&quot;;[.C856];&quot;');&quot;)" office:value-type="string" office:string-value="INSERT INTO public.&quot;location&quot; (code, &quot;name&quot;, parent_code) VALUES('110155','JIMBILLA','1101');" calcext:value-type="string">
            <text:p>INSERT INTO public."location" (code, "name", parent_code) VALUES('110155','JIMBILLA','1101');</text:p>
          </table:table-cell>
        </table:table-row>
        <table:table-row table:style-name="ro1">
          <table:table-cell office:value-type="string" calcext:value-type="string">
            <text:p>110156</text:p>
          </table:table-cell>
          <table:table-cell office:value-type="string" calcext:value-type="string">
            <text:p>MALACATOS (VALLADOLID)</text:p>
          </table:table-cell>
          <table:table-cell office:value-type="string" calcext:value-type="string">
            <text:p>1101</text:p>
          </table:table-cell>
          <table:table-cell table:formula="of:=COM.MICROSOFT.CONCAT([.$D$1];[.A857];&quot;','&quot;;[.B857];&quot;','&quot;;[.C857];&quot;');&quot;)" office:value-type="string" office:string-value="INSERT INTO public.&quot;location&quot; (code, &quot;name&quot;, parent_code) VALUES('110156','MALACATOS (VALLADOLID)','1101');" calcext:value-type="string">
            <text:p>INSERT INTO public."location" (code, "name", parent_code) VALUES('110156','MALACATOS (VALLADOLID)','1101');</text:p>
          </table:table-cell>
        </table:table-row>
        <table:table-row table:style-name="ro1">
          <table:table-cell office:value-type="string" calcext:value-type="string">
            <text:p>110157</text:p>
          </table:table-cell>
          <table:table-cell office:value-type="string" calcext:value-type="string">
            <text:p>SAN LUCAS</text:p>
          </table:table-cell>
          <table:table-cell office:value-type="string" calcext:value-type="string">
            <text:p>1101</text:p>
          </table:table-cell>
          <table:table-cell table:formula="of:=COM.MICROSOFT.CONCAT([.$D$1];[.A858];&quot;','&quot;;[.B858];&quot;','&quot;;[.C858];&quot;');&quot;)" office:value-type="string" office:string-value="INSERT INTO public.&quot;location&quot; (code, &quot;name&quot;, parent_code) VALUES('110157','SAN LUCAS','1101');" calcext:value-type="string">
            <text:p>INSERT INTO public."location" (code, "name", parent_code) VALUES('110157','SAN LUCAS','1101');</text:p>
          </table:table-cell>
        </table:table-row>
        <table:table-row table:style-name="ro1">
          <table:table-cell office:value-type="string" calcext:value-type="string">
            <text:p>110158</text:p>
          </table:table-cell>
          <table:table-cell office:value-type="string" calcext:value-type="string">
            <text:p>SAN PEDRO DE VILCABAMBA</text:p>
          </table:table-cell>
          <table:table-cell office:value-type="string" calcext:value-type="string">
            <text:p>1101</text:p>
          </table:table-cell>
          <table:table-cell table:formula="of:=COM.MICROSOFT.CONCAT([.$D$1];[.A859];&quot;','&quot;;[.B859];&quot;','&quot;;[.C859];&quot;');&quot;)" office:value-type="string" office:string-value="INSERT INTO public.&quot;location&quot; (code, &quot;name&quot;, parent_code) VALUES('110158','SAN PEDRO DE VILCABAMBA','1101');" calcext:value-type="string">
            <text:p>INSERT INTO public."location" (code, "name", parent_code) VALUES('110158','SAN PEDRO DE VILCABAMBA','1101');</text:p>
          </table:table-cell>
        </table:table-row>
        <table:table-row table:style-name="ro1">
          <table:table-cell office:value-type="string" calcext:value-type="string">
            <text:p>1101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101</text:p>
          </table:table-cell>
          <table:table-cell table:formula="of:=COM.MICROSOFT.CONCAT([.$D$1];[.A860];&quot;','&quot;;[.B860];&quot;','&quot;;[.C860];&quot;');&quot;)" office:value-type="string" office:string-value="INSERT INTO public.&quot;location&quot; (code, &quot;name&quot;, parent_code) VALUES('110159','SANTIAGO','1101');" calcext:value-type="string">
            <text:p>INSERT INTO public."location" (code, "name", parent_code) VALUES('110159','SANTIAGO','1101');</text:p>
          </table:table-cell>
        </table:table-row>
        <table:table-row table:style-name="ro1">
          <table:table-cell office:value-type="string" calcext:value-type="string">
            <text:p>110160</text:p>
          </table:table-cell>
          <table:table-cell office:value-type="string" calcext:value-type="string">
            <text:p>TAQUIL (MIGUEL RIOFRIO)</text:p>
          </table:table-cell>
          <table:table-cell office:value-type="string" calcext:value-type="string">
            <text:p>1101</text:p>
          </table:table-cell>
          <table:table-cell table:formula="of:=COM.MICROSOFT.CONCAT([.$D$1];[.A861];&quot;','&quot;;[.B861];&quot;','&quot;;[.C861];&quot;');&quot;)" office:value-type="string" office:string-value="INSERT INTO public.&quot;location&quot; (code, &quot;name&quot;, parent_code) VALUES('110160','TAQUIL (MIGUEL RIOFRIO)','1101');" calcext:value-type="string">
            <text:p>INSERT INTO public."location" (code, "name", parent_code) VALUES('110160','TAQUIL (MIGUEL RIOFRIO)','1101');</text:p>
          </table:table-cell>
        </table:table-row>
        <table:table-row table:style-name="ro1">
          <table:table-cell office:value-type="string" calcext:value-type="string">
            <text:p>110161</text:p>
          </table:table-cell>
          <table:table-cell office:value-type="string" calcext:value-type="string">
            <text:p>VILCABAMBA (VICTORIA)</text:p>
          </table:table-cell>
          <table:table-cell office:value-type="string" calcext:value-type="string">
            <text:p>1101</text:p>
          </table:table-cell>
          <table:table-cell table:formula="of:=COM.MICROSOFT.CONCAT([.$D$1];[.A862];&quot;','&quot;;[.B862];&quot;','&quot;;[.C862];&quot;');&quot;)" office:value-type="string" office:string-value="INSERT INTO public.&quot;location&quot; (code, &quot;name&quot;, parent_code) VALUES('110161','VILCABAMBA (VICTORIA)','1101');" calcext:value-type="string">
            <text:p>INSERT INTO public."location" (code, "name", parent_code) VALUES('110161','VILCABAMBA (VICTORIA)','1101');</text:p>
          </table:table-cell>
        </table:table-row>
        <table:table-row table:style-name="ro1">
          <table:table-cell office:value-type="string" calcext:value-type="string">
            <text:p>110162</text:p>
          </table:table-cell>
          <table:table-cell office:value-type="string" calcext:value-type="string">
            <text:p>YANGANA (ARSENIO CASTILLO)</text:p>
          </table:table-cell>
          <table:table-cell office:value-type="string" calcext:value-type="string">
            <text:p>1101</text:p>
          </table:table-cell>
          <table:table-cell table:formula="of:=COM.MICROSOFT.CONCAT([.$D$1];[.A863];&quot;','&quot;;[.B863];&quot;','&quot;;[.C863];&quot;');&quot;)" office:value-type="string" office:string-value="INSERT INTO public.&quot;location&quot; (code, &quot;name&quot;, parent_code) VALUES('110162','YANGANA (ARSENIO CASTILLO)','1101');" calcext:value-type="string">
            <text:p>INSERT INTO public."location" (code, "name", parent_code) VALUES('110162','YANGANA (ARSENIO CASTILLO)','1101');</text:p>
          </table:table-cell>
        </table:table-row>
        <table:table-row table:style-name="ro1">
          <table:table-cell office:value-type="string" calcext:value-type="string">
            <text:p>110163</text:p>
          </table:table-cell>
          <table:table-cell office:value-type="string" calcext:value-type="string">
            <text:p>QUINARA</text:p>
          </table:table-cell>
          <table:table-cell office:value-type="string" calcext:value-type="string">
            <text:p>1101</text:p>
          </table:table-cell>
          <table:table-cell table:formula="of:=COM.MICROSOFT.CONCAT([.$D$1];[.A864];&quot;','&quot;;[.B864];&quot;','&quot;;[.C864];&quot;');&quot;)" office:value-type="string" office:string-value="INSERT INTO public.&quot;location&quot; (code, &quot;name&quot;, parent_code) VALUES('110163','QUINARA','1101');" calcext:value-type="string">
            <text:p>INSERT INTO public."location" (code, "name", parent_code) VALUES('110163','QUINARA','1101');</text:p>
          </table:table-cell>
        </table:table-row>
        <table:table-row table:style-name="ro1">
          <table:table-cell office:value-type="string" calcext:value-type="string">
            <text:p>110201</text:p>
          </table:table-cell>
          <table:table-cell office:value-type="string" calcext:value-type="string">
            <text:p>CARIAMANGA</text:p>
          </table:table-cell>
          <table:table-cell office:value-type="string" calcext:value-type="string">
            <text:p>1102</text:p>
          </table:table-cell>
          <table:table-cell table:formula="of:=COM.MICROSOFT.CONCAT([.$D$1];[.A865];&quot;','&quot;;[.B865];&quot;','&quot;;[.C865];&quot;');&quot;)" office:value-type="string" office:string-value="INSERT INTO public.&quot;location&quot; (code, &quot;name&quot;, parent_code) VALUES('110201','CARIAMANGA','1102');" calcext:value-type="string">
            <text:p>INSERT INTO public."location" (code, "name", parent_code) VALUES('110201','CARIAMANGA','1102');</text:p>
          </table:table-cell>
        </table:table-row>
        <table:table-row table:style-name="ro1">
          <table:table-cell office:value-type="string" calcext:value-type="string">
            <text:p>110202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1102</text:p>
          </table:table-cell>
          <table:table-cell table:formula="of:=COM.MICROSOFT.CONCAT([.$D$1];[.A866];&quot;','&quot;;[.B866];&quot;','&quot;;[.C866];&quot;');&quot;)" office:value-type="string" office:string-value="INSERT INTO public.&quot;location&quot; (code, &quot;name&quot;, parent_code) VALUES('110202','CHILE','1102');" calcext:value-type="string">
            <text:p>INSERT INTO public."location" (code, "name", parent_code) VALUES('110202','CHILE','1102');</text:p>
          </table:table-cell>
        </table:table-row>
        <table:table-row table:style-name="ro1">
          <table:table-cell office:value-type="string" calcext:value-type="string">
            <text:p>110203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1102</text:p>
          </table:table-cell>
          <table:table-cell table:formula="of:=COM.MICROSOFT.CONCAT([.$D$1];[.A867];&quot;','&quot;;[.B867];&quot;','&quot;;[.C867];&quot;');&quot;)" office:value-type="string" office:string-value="INSERT INTO public.&quot;location&quot; (code, &quot;name&quot;, parent_code) VALUES('110203','SAN VICENTE','1102');" calcext:value-type="string">
            <text:p>INSERT INTO public."location" (code, "name", parent_code) VALUES('110203','SAN VICENTE','1102');</text:p>
          </table:table-cell>
        </table:table-row>
        <table:table-row table:style-name="ro1">
          <table:table-cell office:value-type="string" calcext:value-type="string">
            <text:p>110250</text:p>
          </table:table-cell>
          <table:table-cell office:value-type="string" calcext:value-type="string">
            <text:p>CARIAMANGA</text:p>
          </table:table-cell>
          <table:table-cell office:value-type="string" calcext:value-type="string">
            <text:p>1102</text:p>
          </table:table-cell>
          <table:table-cell table:formula="of:=COM.MICROSOFT.CONCAT([.$D$1];[.A868];&quot;','&quot;;[.B868];&quot;','&quot;;[.C868];&quot;');&quot;)" office:value-type="string" office:string-value="INSERT INTO public.&quot;location&quot; (code, &quot;name&quot;, parent_code) VALUES('110250','CARIAMANGA','1102');" calcext:value-type="string">
            <text:p>INSERT INTO public."location" (code, "name", parent_code) VALUES('110250','CARIAMANGA','1102');</text:p>
          </table:table-cell>
        </table:table-row>
        <table:table-row table:style-name="ro1">
          <table:table-cell office:value-type="string" calcext:value-type="string">
            <text:p>110251</text:p>
          </table:table-cell>
          <table:table-cell office:value-type="string" calcext:value-type="string">
            <text:p>COLAISACA</text:p>
          </table:table-cell>
          <table:table-cell office:value-type="string" calcext:value-type="string">
            <text:p>1102</text:p>
          </table:table-cell>
          <table:table-cell table:formula="of:=COM.MICROSOFT.CONCAT([.$D$1];[.A869];&quot;','&quot;;[.B869];&quot;','&quot;;[.C869];&quot;');&quot;)" office:value-type="string" office:string-value="INSERT INTO public.&quot;location&quot; (code, &quot;name&quot;, parent_code) VALUES('110251','COLAISACA','1102');" calcext:value-type="string">
            <text:p>INSERT INTO public."location" (code, "name", parent_code) VALUES('110251','COLAISACA','1102');</text:p>
          </table:table-cell>
        </table:table-row>
        <table:table-row table:style-name="ro1">
          <table:table-cell office:value-type="string" calcext:value-type="string">
            <text:p>110252</text:p>
          </table:table-cell>
          <table:table-cell office:value-type="string" calcext:value-type="string">
            <text:p>EL LUCERO</text:p>
          </table:table-cell>
          <table:table-cell office:value-type="string" calcext:value-type="string">
            <text:p>1102</text:p>
          </table:table-cell>
          <table:table-cell table:formula="of:=COM.MICROSOFT.CONCAT([.$D$1];[.A870];&quot;','&quot;;[.B870];&quot;','&quot;;[.C870];&quot;');&quot;)" office:value-type="string" office:string-value="INSERT INTO public.&quot;location&quot; (code, &quot;name&quot;, parent_code) VALUES('110252','EL LUCERO','1102');" calcext:value-type="string">
            <text:p>INSERT INTO public."location" (code, "name", parent_code) VALUES('110252','EL LUCERO','1102');</text:p>
          </table:table-cell>
        </table:table-row>
        <table:table-row table:style-name="ro1">
          <table:table-cell office:value-type="string" calcext:value-type="string">
            <text:p>110253</text:p>
          </table:table-cell>
          <table:table-cell office:value-type="string" calcext:value-type="string">
            <text:p>UTUANA</text:p>
          </table:table-cell>
          <table:table-cell office:value-type="string" calcext:value-type="string">
            <text:p>1102</text:p>
          </table:table-cell>
          <table:table-cell table:formula="of:=COM.MICROSOFT.CONCAT([.$D$1];[.A871];&quot;','&quot;;[.B871];&quot;','&quot;;[.C871];&quot;');&quot;)" office:value-type="string" office:string-value="INSERT INTO public.&quot;location&quot; (code, &quot;name&quot;, parent_code) VALUES('110253','UTUANA','1102');" calcext:value-type="string">
            <text:p>INSERT INTO public."location" (code, "name", parent_code) VALUES('110253','UTUANA','1102');</text:p>
          </table:table-cell>
        </table:table-row>
        <table:table-row table:style-name="ro1">
          <table:table-cell office:value-type="string" calcext:value-type="string">
            <text:p>110254</text:p>
          </table:table-cell>
          <table:table-cell office:value-type="string" calcext:value-type="string">
            <text:p>SANGILLIN</text:p>
          </table:table-cell>
          <table:table-cell office:value-type="string" calcext:value-type="string">
            <text:p>1102</text:p>
          </table:table-cell>
          <table:table-cell table:formula="of:=COM.MICROSOFT.CONCAT([.$D$1];[.A872];&quot;','&quot;;[.B872];&quot;','&quot;;[.C872];&quot;');&quot;)" office:value-type="string" office:string-value="INSERT INTO public.&quot;location&quot; (code, &quot;name&quot;, parent_code) VALUES('110254','SANGILLIN','1102');" calcext:value-type="string">
            <text:p>INSERT INTO public."location" (code, "name", parent_code) VALUES('110254','SANGILLIN','1102');</text:p>
          </table:table-cell>
        </table:table-row>
        <table:table-row table:style-name="ro1">
          <table:table-cell office:value-type="string" calcext:value-type="string">
            <text:p>110301</text:p>
          </table:table-cell>
          <table:table-cell office:value-type="string" calcext:value-type="string">
            <text:p>CATAMAYO</text:p>
          </table:table-cell>
          <table:table-cell office:value-type="string" calcext:value-type="string">
            <text:p>1103</text:p>
          </table:table-cell>
          <table:table-cell table:formula="of:=COM.MICROSOFT.CONCAT([.$D$1];[.A873];&quot;','&quot;;[.B873];&quot;','&quot;;[.C873];&quot;');&quot;)" office:value-type="string" office:string-value="INSERT INTO public.&quot;location&quot; (code, &quot;name&quot;, parent_code) VALUES('110301','CATAMAYO','1103');" calcext:value-type="string">
            <text:p>INSERT INTO public."location" (code, "name", parent_code) VALUES('110301','CATAMAYO','1103');</text:p>
          </table:table-cell>
        </table:table-row>
        <table:table-row table:style-name="ro1">
          <table:table-cell office:value-type="string" calcext:value-type="string">
            <text:p>110302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1103</text:p>
          </table:table-cell>
          <table:table-cell table:formula="of:=COM.MICROSOFT.CONCAT([.$D$1];[.A874];&quot;','&quot;;[.B874];&quot;','&quot;;[.C874];&quot;');&quot;)" office:value-type="string" office:string-value="INSERT INTO public.&quot;location&quot; (code, &quot;name&quot;, parent_code) VALUES('110302','SAN JOSE','1103');" calcext:value-type="string">
            <text:p>INSERT INTO public."location" (code, "name", parent_code) VALUES('110302','SAN JOSE','1103');</text:p>
          </table:table-cell>
        </table:table-row>
        <table:table-row table:style-name="ro1">
          <table:table-cell office:value-type="string" calcext:value-type="string">
            <text:p>110350</text:p>
          </table:table-cell>
          <table:table-cell office:value-type="string" calcext:value-type="string">
            <text:p>CATAMAYO (LA TOMA)</text:p>
          </table:table-cell>
          <table:table-cell office:value-type="string" calcext:value-type="string">
            <text:p>1103</text:p>
          </table:table-cell>
          <table:table-cell table:formula="of:=COM.MICROSOFT.CONCAT([.$D$1];[.A875];&quot;','&quot;;[.B875];&quot;','&quot;;[.C875];&quot;');&quot;)" office:value-type="string" office:string-value="INSERT INTO public.&quot;location&quot; (code, &quot;name&quot;, parent_code) VALUES('110350','CATAMAYO (LA TOMA)','1103');" calcext:value-type="string">
            <text:p>INSERT INTO public."location" (code, "name", parent_code) VALUES('110350','CATAMAYO (LA TOMA)','1103');</text:p>
          </table:table-cell>
        </table:table-row>
        <table:table-row table:style-name="ro1">
          <table:table-cell office:value-type="string" calcext:value-type="string">
            <text:p>110351</text:p>
          </table:table-cell>
          <table:table-cell office:value-type="string" calcext:value-type="string">
            <text:p>EL TAMBO</text:p>
          </table:table-cell>
          <table:table-cell office:value-type="string" calcext:value-type="string">
            <text:p>1103</text:p>
          </table:table-cell>
          <table:table-cell table:formula="of:=COM.MICROSOFT.CONCAT([.$D$1];[.A876];&quot;','&quot;;[.B876];&quot;','&quot;;[.C876];&quot;');&quot;)" office:value-type="string" office:string-value="INSERT INTO public.&quot;location&quot; (code, &quot;name&quot;, parent_code) VALUES('110351','EL TAMBO','1103');" calcext:value-type="string">
            <text:p>INSERT INTO public."location" (code, "name", parent_code) VALUES('110351','EL TAMBO','1103');</text:p>
          </table:table-cell>
        </table:table-row>
        <table:table-row table:style-name="ro1">
          <table:table-cell office:value-type="string" calcext:value-type="string">
            <text:p>110352</text:p>
          </table:table-cell>
          <table:table-cell office:value-type="string" calcext:value-type="string">
            <text:p>GUAYQUICHUMA</text:p>
          </table:table-cell>
          <table:table-cell office:value-type="string" calcext:value-type="string">
            <text:p>1103</text:p>
          </table:table-cell>
          <table:table-cell table:formula="of:=COM.MICROSOFT.CONCAT([.$D$1];[.A877];&quot;','&quot;;[.B877];&quot;','&quot;;[.C877];&quot;');&quot;)" office:value-type="string" office:string-value="INSERT INTO public.&quot;location&quot; (code, &quot;name&quot;, parent_code) VALUES('110352','GUAYQUICHUMA','1103');" calcext:value-type="string">
            <text:p>INSERT INTO public."location" (code, "name", parent_code) VALUES('110352','GUAYQUICHUMA','1103');</text:p>
          </table:table-cell>
        </table:table-row>
        <table:table-row table:style-name="ro1">
          <table:table-cell office:value-type="string" calcext:value-type="string">
            <text:p>110353</text:p>
          </table:table-cell>
          <table:table-cell office:value-type="string" calcext:value-type="string">
            <text:p>SAN PEDRO DE LA BENDITA</text:p>
          </table:table-cell>
          <table:table-cell office:value-type="string" calcext:value-type="string">
            <text:p>1103</text:p>
          </table:table-cell>
          <table:table-cell table:formula="of:=COM.MICROSOFT.CONCAT([.$D$1];[.A878];&quot;','&quot;;[.B878];&quot;','&quot;;[.C878];&quot;');&quot;)" office:value-type="string" office:string-value="INSERT INTO public.&quot;location&quot; (code, &quot;name&quot;, parent_code) VALUES('110353','SAN PEDRO DE LA BENDITA','1103');" calcext:value-type="string">
            <text:p>INSERT INTO public."location" (code, "name", parent_code) VALUES('110353','SAN PEDRO DE LA BENDITA','1103');</text:p>
          </table:table-cell>
        </table:table-row>
        <table:table-row table:style-name="ro1">
          <table:table-cell office:value-type="string" calcext:value-type="string">
            <text:p>110354</text:p>
          </table:table-cell>
          <table:table-cell office:value-type="string" calcext:value-type="string">
            <text:p>ZAMBI</text:p>
          </table:table-cell>
          <table:table-cell office:value-type="string" calcext:value-type="string">
            <text:p>1103</text:p>
          </table:table-cell>
          <table:table-cell table:formula="of:=COM.MICROSOFT.CONCAT([.$D$1];[.A879];&quot;','&quot;;[.B879];&quot;','&quot;;[.C879];&quot;');&quot;)" office:value-type="string" office:string-value="INSERT INTO public.&quot;location&quot; (code, &quot;name&quot;, parent_code) VALUES('110354','ZAMBI','1103');" calcext:value-type="string">
            <text:p>INSERT INTO public."location" (code, "name", parent_code) VALUES('110354','ZAMBI','1103');</text:p>
          </table:table-cell>
        </table:table-row>
        <table:table-row table:style-name="ro1">
          <table:table-cell office:value-type="string" calcext:value-type="string">
            <text:p>110450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1104</text:p>
          </table:table-cell>
          <table:table-cell table:formula="of:=COM.MICROSOFT.CONCAT([.$D$1];[.A880];&quot;','&quot;;[.B880];&quot;','&quot;;[.C880];&quot;');&quot;)" office:value-type="string" office:string-value="INSERT INTO public.&quot;location&quot; (code, &quot;name&quot;, parent_code) VALUES('110450','CELICA','1104');" calcext:value-type="string">
            <text:p>INSERT INTO public."location" (code, "name", parent_code) VALUES('110450','CELICA','1104');</text:p>
          </table:table-cell>
        </table:table-row>
        <table:table-row table:style-name="ro1">
          <table:table-cell office:value-type="string" calcext:value-type="string">
            <text:p>110451</text:p>
          </table:table-cell>
          <table:table-cell office:value-type="string" calcext:value-type="string">
            <text:p>CRUZPAMBA</text:p>
          </table:table-cell>
          <table:table-cell office:value-type="string" calcext:value-type="string">
            <text:p>1104</text:p>
          </table:table-cell>
          <table:table-cell table:formula="of:=COM.MICROSOFT.CONCAT([.$D$1];[.A881];&quot;','&quot;;[.B881];&quot;','&quot;;[.C881];&quot;');&quot;)" office:value-type="string" office:string-value="INSERT INTO public.&quot;location&quot; (code, &quot;name&quot;, parent_code) VALUES('110451','CRUZPAMBA','1104');" calcext:value-type="string">
            <text:p>INSERT INTO public."location" (code, "name", parent_code) VALUES('110451','CRUZPAMBA','1104');</text:p>
          </table:table-cell>
        </table:table-row>
        <table:table-row table:style-name="ro1">
          <table:table-cell office:value-type="string" calcext:value-type="string">
            <text:p>110455</text:p>
          </table:table-cell>
          <table:table-cell office:value-type="string" calcext:value-type="string">
            <text:p>POZUL (SAN JUAN DE POZUL)</text:p>
          </table:table-cell>
          <table:table-cell office:value-type="string" calcext:value-type="string">
            <text:p>1104</text:p>
          </table:table-cell>
          <table:table-cell table:formula="of:=COM.MICROSOFT.CONCAT([.$D$1];[.A882];&quot;','&quot;;[.B882];&quot;','&quot;;[.C882];&quot;');&quot;)" office:value-type="string" office:string-value="INSERT INTO public.&quot;location&quot; (code, &quot;name&quot;, parent_code) VALUES('110455','POZUL (SAN JUAN DE POZUL)','1104');" calcext:value-type="string">
            <text:p>INSERT INTO public."location" (code, "name", parent_code) VALUES('110455','POZUL (SAN JUAN DE POZUL)','1104');</text:p>
          </table:table-cell>
        </table:table-row>
        <table:table-row table:style-name="ro1">
          <table:table-cell office:value-type="string" calcext:value-type="string">
            <text:p>110456</text:p>
          </table:table-cell>
          <table:table-cell office:value-type="string" calcext:value-type="string">
            <text:p>SABANILLA</text:p>
          </table:table-cell>
          <table:table-cell office:value-type="string" calcext:value-type="string">
            <text:p>1104</text:p>
          </table:table-cell>
          <table:table-cell table:formula="of:=COM.MICROSOFT.CONCAT([.$D$1];[.A883];&quot;','&quot;;[.B883];&quot;','&quot;;[.C883];&quot;');&quot;)" office:value-type="string" office:string-value="INSERT INTO public.&quot;location&quot; (code, &quot;name&quot;, parent_code) VALUES('110456','SABANILLA','1104');" calcext:value-type="string">
            <text:p>INSERT INTO public."location" (code, "name", parent_code) VALUES('110456','SABANILLA','1104');</text:p>
          </table:table-cell>
        </table:table-row>
        <table:table-row table:style-name="ro1">
          <table:table-cell office:value-type="string" calcext:value-type="string">
            <text:p>110457</text:p>
          </table:table-cell>
          <table:table-cell office:value-type="string" calcext:value-type="string">
            <text:p>TNTE. MAXIMILIANO RODRIGUEZ LOAYZA</text:p>
          </table:table-cell>
          <table:table-cell office:value-type="string" calcext:value-type="string">
            <text:p>1104</text:p>
          </table:table-cell>
          <table:table-cell table:formula="of:=COM.MICROSOFT.CONCAT([.$D$1];[.A884];&quot;','&quot;;[.B884];&quot;','&quot;;[.C884];&quot;');&quot;)" office:value-type="string" office:string-value="INSERT INTO public.&quot;location&quot; (code, &quot;name&quot;, parent_code) VALUES('110457','TNTE. MAXIMILIANO RODRIGUEZ LOAYZA','1104');" calcext:value-type="string">
            <text:p>INSERT INTO public."location" (code, "name", parent_code) VALUES('110457','TNTE. MAXIMILIANO RODRIGUEZ LOAYZA','1104');</text:p>
          </table:table-cell>
        </table:table-row>
        <table:table-row table:style-name="ro1">
          <table:table-cell office:value-type="string" calcext:value-type="string">
            <text:p>110550</text:p>
          </table:table-cell>
          <table:table-cell office:value-type="string" calcext:value-type="string">
            <text:p>CHAGUARPAMBA</text:p>
          </table:table-cell>
          <table:table-cell office:value-type="string" calcext:value-type="string">
            <text:p>1105</text:p>
          </table:table-cell>
          <table:table-cell table:formula="of:=COM.MICROSOFT.CONCAT([.$D$1];[.A885];&quot;','&quot;;[.B885];&quot;','&quot;;[.C885];&quot;');&quot;)" office:value-type="string" office:string-value="INSERT INTO public.&quot;location&quot; (code, &quot;name&quot;, parent_code) VALUES('110550','CHAGUARPAMBA','1105');" calcext:value-type="string">
            <text:p>INSERT INTO public."location" (code, "name", parent_code) VALUES('110550','CHAGUARPAMBA','1105');</text:p>
          </table:table-cell>
        </table:table-row>
        <table:table-row table:style-name="ro1">
          <table:table-cell office:value-type="string" calcext:value-type="string">
            <text:p>110551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1105</text:p>
          </table:table-cell>
          <table:table-cell table:formula="of:=COM.MICROSOFT.CONCAT([.$D$1];[.A886];&quot;','&quot;;[.B886];&quot;','&quot;;[.C886];&quot;');&quot;)" office:value-type="string" office:string-value="INSERT INTO public.&quot;location&quot; (code, &quot;name&quot;, parent_code) VALUES('110551','BUENAVISTA','1105');" calcext:value-type="string">
            <text:p>INSERT INTO public."location" (code, "name", parent_code) VALUES('110551','BUENAVISTA','1105');</text:p>
          </table:table-cell>
        </table:table-row>
        <table:table-row table:style-name="ro1">
          <table:table-cell office:value-type="string" calcext:value-type="string">
            <text:p>110552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1105</text:p>
          </table:table-cell>
          <table:table-cell table:formula="of:=COM.MICROSOFT.CONCAT([.$D$1];[.A887];&quot;','&quot;;[.B887];&quot;','&quot;;[.C887];&quot;');&quot;)" office:value-type="string" office:string-value="INSERT INTO public.&quot;location&quot; (code, &quot;name&quot;, parent_code) VALUES('110552','EL ROSARIO','1105');" calcext:value-type="string">
            <text:p>INSERT INTO public."location" (code, "name", parent_code) VALUES('110552','EL ROSARIO','1105');</text:p>
          </table:table-cell>
        </table:table-row>
        <table:table-row table:style-name="ro1">
          <table:table-cell office:value-type="string" calcext:value-type="string">
            <text:p>110553</text:p>
          </table:table-cell>
          <table:table-cell office:value-type="string" calcext:value-type="string">
            <text:p>SANTA RUFINA</text:p>
          </table:table-cell>
          <table:table-cell office:value-type="string" calcext:value-type="string">
            <text:p>1105</text:p>
          </table:table-cell>
          <table:table-cell table:formula="of:=COM.MICROSOFT.CONCAT([.$D$1];[.A888];&quot;','&quot;;[.B888];&quot;','&quot;;[.C888];&quot;');&quot;)" office:value-type="string" office:string-value="INSERT INTO public.&quot;location&quot; (code, &quot;name&quot;, parent_code) VALUES('110553','SANTA RUFINA','1105');" calcext:value-type="string">
            <text:p>INSERT INTO public."location" (code, "name", parent_code) VALUES('110553','SANTA RUFINA','1105');</text:p>
          </table:table-cell>
        </table:table-row>
        <table:table-row table:style-name="ro1">
          <table:table-cell office:value-type="string" calcext:value-type="string">
            <text:p>110554</text:p>
          </table:table-cell>
          <table:table-cell office:value-type="string" calcext:value-type="string">
            <text:p>AMARILLOS</text:p>
          </table:table-cell>
          <table:table-cell office:value-type="string" calcext:value-type="string">
            <text:p>1105</text:p>
          </table:table-cell>
          <table:table-cell table:formula="of:=COM.MICROSOFT.CONCAT([.$D$1];[.A889];&quot;','&quot;;[.B889];&quot;','&quot;;[.C889];&quot;');&quot;)" office:value-type="string" office:string-value="INSERT INTO public.&quot;location&quot; (code, &quot;name&quot;, parent_code) VALUES('110554','AMARILLOS','1105');" calcext:value-type="string">
            <text:p>INSERT INTO public."location" (code, "name", parent_code) VALUES('110554','AMARILLOS','1105');</text:p>
          </table:table-cell>
        </table:table-row>
        <table:table-row table:style-name="ro1">
          <table:table-cell office:value-type="string" calcext:value-type="string">
            <text:p>110650</text:p>
          </table:table-cell>
          <table:table-cell office:value-type="string" calcext:value-type="string">
            <text:p>AMALUZA</text:p>
          </table:table-cell>
          <table:table-cell office:value-type="string" calcext:value-type="string">
            <text:p>1106</text:p>
          </table:table-cell>
          <table:table-cell table:formula="of:=COM.MICROSOFT.CONCAT([.$D$1];[.A890];&quot;','&quot;;[.B890];&quot;','&quot;;[.C890];&quot;');&quot;)" office:value-type="string" office:string-value="INSERT INTO public.&quot;location&quot; (code, &quot;name&quot;, parent_code) VALUES('110650','AMALUZA','1106');" calcext:value-type="string">
            <text:p>INSERT INTO public."location" (code, "name", parent_code) VALUES('110650','AMALUZA','1106');</text:p>
          </table:table-cell>
        </table:table-row>
        <table:table-row table:style-name="ro1">
          <table:table-cell office:value-type="string" calcext:value-type="string">
            <text:p>110651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1106</text:p>
          </table:table-cell>
          <table:table-cell table:formula="of:=COM.MICROSOFT.CONCAT([.$D$1];[.A891];&quot;','&quot;;[.B891];&quot;','&quot;;[.C891];&quot;');&quot;)" office:value-type="string" office:string-value="INSERT INTO public.&quot;location&quot; (code, &quot;name&quot;, parent_code) VALUES('110651','BELLAVISTA','1106');" calcext:value-type="string">
            <text:p>INSERT INTO public."location" (code, "name", parent_code) VALUES('110651','BELLAVISTA','1106');</text:p>
          </table:table-cell>
        </table:table-row>
        <table:table-row table:style-name="ro1">
          <table:table-cell office:value-type="string" calcext:value-type="string">
            <text:p>110652</text:p>
          </table:table-cell>
          <table:table-cell office:value-type="string" calcext:value-type="string">
            <text:p>JIMBURA</text:p>
          </table:table-cell>
          <table:table-cell office:value-type="string" calcext:value-type="string">
            <text:p>1106</text:p>
          </table:table-cell>
          <table:table-cell table:formula="of:=COM.MICROSOFT.CONCAT([.$D$1];[.A892];&quot;','&quot;;[.B892];&quot;','&quot;;[.C892];&quot;');&quot;)" office:value-type="string" office:string-value="INSERT INTO public.&quot;location&quot; (code, &quot;name&quot;, parent_code) VALUES('110652','JIMBURA','1106');" calcext:value-type="string">
            <text:p>INSERT INTO public."location" (code, "name", parent_code) VALUES('110652','JIMBURA','1106');</text:p>
          </table:table-cell>
        </table:table-row>
        <table:table-row table:style-name="ro1">
          <table:table-cell office:value-type="string" calcext:value-type="string">
            <text:p>110653</text:p>
          </table:table-cell>
          <table:table-cell office:value-type="string" calcext:value-type="string">
            <text:p>SANTA TERESITA</text:p>
          </table:table-cell>
          <table:table-cell office:value-type="string" calcext:value-type="string">
            <text:p>1106</text:p>
          </table:table-cell>
          <table:table-cell table:formula="of:=COM.MICROSOFT.CONCAT([.$D$1];[.A893];&quot;','&quot;;[.B893];&quot;','&quot;;[.C893];&quot;');&quot;)" office:value-type="string" office:string-value="INSERT INTO public.&quot;location&quot; (code, &quot;name&quot;, parent_code) VALUES('110653','SANTA TERESITA','1106');" calcext:value-type="string">
            <text:p>INSERT INTO public."location" (code, "name", parent_code) VALUES('110653','SANTA TERESITA','1106');</text:p>
          </table:table-cell>
        </table:table-row>
        <table:table-row table:style-name="ro1">
          <table:table-cell office:value-type="string" calcext:value-type="string">
            <text:p>110654</text:p>
          </table:table-cell>
          <table:table-cell office:value-type="string" calcext:value-type="string">
            <text:p>27 DE ABRIL</text:p>
          </table:table-cell>
          <table:table-cell office:value-type="string" calcext:value-type="string">
            <text:p>1106</text:p>
          </table:table-cell>
          <table:table-cell table:formula="of:=COM.MICROSOFT.CONCAT([.$D$1];[.A894];&quot;','&quot;;[.B894];&quot;','&quot;;[.C894];&quot;');&quot;)" office:value-type="string" office:string-value="INSERT INTO public.&quot;location&quot; (code, &quot;name&quot;, parent_code) VALUES('110654','27 DE ABRIL','1106');" calcext:value-type="string">
            <text:p>INSERT INTO public."location" (code, "name", parent_code) VALUES('110654','27 DE ABRIL','1106');</text:p>
          </table:table-cell>
        </table:table-row>
        <table:table-row table:style-name="ro1">
          <table:table-cell office:value-type="string" calcext:value-type="string">
            <text:p>110655</text:p>
          </table:table-cell>
          <table:table-cell office:value-type="string" calcext:value-type="string">
            <text:p>EL INGENIO</text:p>
          </table:table-cell>
          <table:table-cell office:value-type="string" calcext:value-type="string">
            <text:p>1106</text:p>
          </table:table-cell>
          <table:table-cell table:formula="of:=COM.MICROSOFT.CONCAT([.$D$1];[.A895];&quot;','&quot;;[.B895];&quot;','&quot;;[.C895];&quot;');&quot;)" office:value-type="string" office:string-value="INSERT INTO public.&quot;location&quot; (code, &quot;name&quot;, parent_code) VALUES('110655','EL INGENIO','1106');" calcext:value-type="string">
            <text:p>INSERT INTO public."location" (code, "name", parent_code) VALUES('110655','EL INGENIO','1106');</text:p>
          </table:table-cell>
        </table:table-row>
        <table:table-row table:style-name="ro1">
          <table:table-cell office:value-type="string" calcext:value-type="string">
            <text:p>110656</text:p>
          </table:table-cell>
          <table:table-cell office:value-type="string" calcext:value-type="string">
            <text:p>EL AIRO</text:p>
          </table:table-cell>
          <table:table-cell office:value-type="string" calcext:value-type="string">
            <text:p>1106</text:p>
          </table:table-cell>
          <table:table-cell table:formula="of:=COM.MICROSOFT.CONCAT([.$D$1];[.A896];&quot;','&quot;;[.B896];&quot;','&quot;;[.C896];&quot;');&quot;)" office:value-type="string" office:string-value="INSERT INTO public.&quot;location&quot; (code, &quot;name&quot;, parent_code) VALUES('110656','EL AIRO','1106');" calcext:value-type="string">
            <text:p>INSERT INTO public."location" (code, "name", parent_code) VALUES('110656','EL AIRO','1106');</text:p>
          </table:table-cell>
        </table:table-row>
        <table:table-row table:style-name="ro1">
          <table:table-cell office:value-type="string" calcext:value-type="string">
            <text:p>110750</text:p>
          </table:table-cell>
          <table:table-cell office:value-type="string" calcext:value-type="string">
            <text:p>GONZANAMA</text:p>
          </table:table-cell>
          <table:table-cell office:value-type="string" calcext:value-type="string">
            <text:p>1107</text:p>
          </table:table-cell>
          <table:table-cell table:formula="of:=COM.MICROSOFT.CONCAT([.$D$1];[.A897];&quot;','&quot;;[.B897];&quot;','&quot;;[.C897];&quot;');&quot;)" office:value-type="string" office:string-value="INSERT INTO public.&quot;location&quot; (code, &quot;name&quot;, parent_code) VALUES('110750','GONZANAMA','1107');" calcext:value-type="string">
            <text:p>INSERT INTO public."location" (code, "name", parent_code) VALUES('110750','GONZANAMA','1107');</text:p>
          </table:table-cell>
        </table:table-row>
        <table:table-row table:style-name="ro1">
          <table:table-cell office:value-type="string" calcext:value-type="string">
            <text:p>110751</text:p>
          </table:table-cell>
          <table:table-cell office:value-type="string" calcext:value-type="string">
            <text:p>CHANGAIMINA (LA LIBERTAD)</text:p>
          </table:table-cell>
          <table:table-cell office:value-type="string" calcext:value-type="string">
            <text:p>1107</text:p>
          </table:table-cell>
          <table:table-cell table:formula="of:=COM.MICROSOFT.CONCAT([.$D$1];[.A898];&quot;','&quot;;[.B898];&quot;','&quot;;[.C898];&quot;');&quot;)" office:value-type="string" office:string-value="INSERT INTO public.&quot;location&quot; (code, &quot;name&quot;, parent_code) VALUES('110751','CHANGAIMINA (LA LIBERTAD)','1107');" calcext:value-type="string">
            <text:p>INSERT INTO public."location" (code, "name", parent_code) VALUES('110751','CHANGAIMINA (LA LIBERTAD)','1107');</text:p>
          </table:table-cell>
        </table:table-row>
        <table:table-row table:style-name="ro1">
          <table:table-cell office:value-type="string" calcext:value-type="string">
            <text:p>110753</text:p>
          </table:table-cell>
          <table:table-cell office:value-type="string" calcext:value-type="string">
            <text:p>NAMBACOLA</text:p>
          </table:table-cell>
          <table:table-cell office:value-type="string" calcext:value-type="string">
            <text:p>1107</text:p>
          </table:table-cell>
          <table:table-cell table:formula="of:=COM.MICROSOFT.CONCAT([.$D$1];[.A899];&quot;','&quot;;[.B899];&quot;','&quot;;[.C899];&quot;');&quot;)" office:value-type="string" office:string-value="INSERT INTO public.&quot;location&quot; (code, &quot;name&quot;, parent_code) VALUES('110753','NAMBACOLA','1107');" calcext:value-type="string">
            <text:p>INSERT INTO public."location" (code, "name", parent_code) VALUES('110753','NAMBACOLA','1107');</text:p>
          </table:table-cell>
        </table:table-row>
        <table:table-row table:style-name="ro1">
          <table:table-cell office:value-type="string" calcext:value-type="string">
            <text:p>110754</text:p>
          </table:table-cell>
          <table:table-cell office:value-type="string" calcext:value-type="string">
            <text:p>PURUNUMA (EGUIGUREN)</text:p>
          </table:table-cell>
          <table:table-cell office:value-type="string" calcext:value-type="string">
            <text:p>1107</text:p>
          </table:table-cell>
          <table:table-cell table:formula="of:=COM.MICROSOFT.CONCAT([.$D$1];[.A900];&quot;','&quot;;[.B900];&quot;','&quot;;[.C900];&quot;');&quot;)" office:value-type="string" office:string-value="INSERT INTO public.&quot;location&quot; (code, &quot;name&quot;, parent_code) VALUES('110754','PURUNUMA (EGUIGUREN)','1107');" calcext:value-type="string">
            <text:p>INSERT INTO public."location" (code, "name", parent_code) VALUES('110754','PURUNUMA (EGUIGUREN)','1107');</text:p>
          </table:table-cell>
        </table:table-row>
        <table:table-row table:style-name="ro1">
          <table:table-cell office:value-type="string" calcext:value-type="string">
            <text:p>110756</text:p>
          </table:table-cell>
          <table:table-cell office:value-type="string" calcext:value-type="string">
            <text:p>SACAPALCA</text:p>
          </table:table-cell>
          <table:table-cell office:value-type="string" calcext:value-type="string">
            <text:p>1107</text:p>
          </table:table-cell>
          <table:table-cell table:formula="of:=COM.MICROSOFT.CONCAT([.$D$1];[.A901];&quot;','&quot;;[.B901];&quot;','&quot;;[.C901];&quot;');&quot;)" office:value-type="string" office:string-value="INSERT INTO public.&quot;location&quot; (code, &quot;name&quot;, parent_code) VALUES('110756','SACAPALCA','1107');" calcext:value-type="string">
            <text:p>INSERT INTO public."location" (code, "name", parent_code) VALUES('110756','SACAPALCA','1107');</text:p>
          </table:table-cell>
        </table:table-row>
        <table:table-row table:style-name="ro1">
          <table:table-cell office:value-type="string" calcext:value-type="string">
            <text:p>110801</text:p>
          </table:table-cell>
          <table:table-cell office:value-type="string" calcext:value-type="string">
            <text:p>GENERAL ELOY ALFARO (SAN SEBASTIAN)</text:p>
          </table:table-cell>
          <table:table-cell office:value-type="string" calcext:value-type="string">
            <text:p>1108</text:p>
          </table:table-cell>
          <table:table-cell table:formula="of:=COM.MICROSOFT.CONCAT([.$D$1];[.A902];&quot;','&quot;;[.B902];&quot;','&quot;;[.C902];&quot;');&quot;)" office:value-type="string" office:string-value="INSERT INTO public.&quot;location&quot; (code, &quot;name&quot;, parent_code) VALUES('110801','GENERAL ELOY ALFARO (SAN SEBASTIAN)','1108');" calcext:value-type="string">
            <text:p>INSERT INTO public."location" (code, "name", parent_code) VALUES('110801','GENERAL ELOY ALFARO (SAN SEBASTIAN)','1108');</text:p>
          </table:table-cell>
        </table:table-row>
        <table:table-row table:style-name="ro1">
          <table:table-cell office:value-type="string" calcext:value-type="string">
            <text:p>110802</text:p>
          </table:table-cell>
          <table:table-cell office:value-type="string" calcext:value-type="string">
            <text:p>MACARA (MANUEL ENRIQUE RANGEL SUQUILANDA)</text:p>
          </table:table-cell>
          <table:table-cell office:value-type="string" calcext:value-type="string">
            <text:p>1108</text:p>
          </table:table-cell>
          <table:table-cell table:formula="of:=COM.MICROSOFT.CONCAT([.$D$1];[.A903];&quot;','&quot;;[.B903];&quot;','&quot;;[.C903];&quot;');&quot;)" office:value-type="string" office:string-value="INSERT INTO public.&quot;location&quot; (code, &quot;name&quot;, parent_code) VALUES('110802','MACARA (MANUEL ENRIQUE RANGEL SUQUILANDA)','1108');" calcext:value-type="string">
            <text:p>INSERT INTO public."location" (code, "name", parent_code) VALUES('110802','MACARA (MANUEL ENRIQUE RANGEL SUQUILANDA)','1108');</text:p>
          </table:table-cell>
        </table:table-row>
        <table:table-row table:style-name="ro1">
          <table:table-cell office:value-type="string" calcext:value-type="string">
            <text:p>110850</text:p>
          </table:table-cell>
          <table:table-cell office:value-type="string" calcext:value-type="string">
            <text:p>MACARA</text:p>
          </table:table-cell>
          <table:table-cell office:value-type="string" calcext:value-type="string">
            <text:p>1108</text:p>
          </table:table-cell>
          <table:table-cell table:formula="of:=COM.MICROSOFT.CONCAT([.$D$1];[.A904];&quot;','&quot;;[.B904];&quot;','&quot;;[.C904];&quot;');&quot;)" office:value-type="string" office:string-value="INSERT INTO public.&quot;location&quot; (code, &quot;name&quot;, parent_code) VALUES('110850','MACARA','1108');" calcext:value-type="string">
            <text:p>INSERT INTO public."location" (code, "name", parent_code) VALUES('110850','MACARA','1108');</text:p>
          </table:table-cell>
        </table:table-row>
        <table:table-row table:style-name="ro1">
          <table:table-cell office:value-type="string" calcext:value-type="string">
            <text:p>110851</text:p>
          </table:table-cell>
          <table:table-cell office:value-type="string" calcext:value-type="string">
            <text:p>LARAMA</text:p>
          </table:table-cell>
          <table:table-cell office:value-type="string" calcext:value-type="string">
            <text:p>1108</text:p>
          </table:table-cell>
          <table:table-cell table:formula="of:=COM.MICROSOFT.CONCAT([.$D$1];[.A905];&quot;','&quot;;[.B905];&quot;','&quot;;[.C905];&quot;');&quot;)" office:value-type="string" office:string-value="INSERT INTO public.&quot;location&quot; (code, &quot;name&quot;, parent_code) VALUES('110851','LARAMA','1108');" calcext:value-type="string">
            <text:p>INSERT INTO public."location" (code, "name", parent_code) VALUES('110851','LARAMA','1108');</text:p>
          </table:table-cell>
        </table:table-row>
        <table:table-row table:style-name="ro1">
          <table:table-cell office:value-type="string" calcext:value-type="string">
            <text:p>110852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1108</text:p>
          </table:table-cell>
          <table:table-cell table:formula="of:=COM.MICROSOFT.CONCAT([.$D$1];[.A906];&quot;','&quot;;[.B906];&quot;','&quot;;[.C906];&quot;');&quot;)" office:value-type="string" office:string-value="INSERT INTO public.&quot;location&quot; (code, &quot;name&quot;, parent_code) VALUES('110852','LA VICTORIA','1108');" calcext:value-type="string">
            <text:p>INSERT INTO public."location" (code, "name", parent_code) VALUES('110852','LA VICTORIA','1108');</text:p>
          </table:table-cell>
        </table:table-row>
        <table:table-row table:style-name="ro1">
          <table:table-cell office:value-type="string" calcext:value-type="string">
            <text:p>110853</text:p>
          </table:table-cell>
          <table:table-cell office:value-type="string" calcext:value-type="string">
            <text:p>SABIANGO (LA CAPILLA)</text:p>
          </table:table-cell>
          <table:table-cell office:value-type="string" calcext:value-type="string">
            <text:p>1108</text:p>
          </table:table-cell>
          <table:table-cell table:formula="of:=COM.MICROSOFT.CONCAT([.$D$1];[.A907];&quot;','&quot;;[.B907];&quot;','&quot;;[.C907];&quot;');&quot;)" office:value-type="string" office:string-value="INSERT INTO public.&quot;location&quot; (code, &quot;name&quot;, parent_code) VALUES('110853','SABIANGO (LA CAPILLA)','1108');" calcext:value-type="string">
            <text:p>INSERT INTO public."location" (code, "name", parent_code) VALUES('110853','SABIANGO (LA CAPILLA)','1108');</text:p>
          </table:table-cell>
        </table:table-row>
        <table:table-row table:style-name="ro1">
          <table:table-cell office:value-type="string" calcext:value-type="string">
            <text:p>110901</text:p>
          </table:table-cell>
          <table:table-cell office:value-type="string" calcext:value-type="string">
            <text:p>CATACOCHA</text:p>
          </table:table-cell>
          <table:table-cell office:value-type="string" calcext:value-type="string">
            <text:p>1109</text:p>
          </table:table-cell>
          <table:table-cell table:formula="of:=COM.MICROSOFT.CONCAT([.$D$1];[.A908];&quot;','&quot;;[.B908];&quot;','&quot;;[.C908];&quot;');&quot;)" office:value-type="string" office:string-value="INSERT INTO public.&quot;location&quot; (code, &quot;name&quot;, parent_code) VALUES('110901','CATACOCHA','1109');" calcext:value-type="string">
            <text:p>INSERT INTO public."location" (code, "name", parent_code) VALUES('110901','CATACOCHA','1109');</text:p>
          </table:table-cell>
        </table:table-row>
        <table:table-row table:style-name="ro1">
          <table:table-cell office:value-type="string" calcext:value-type="string">
            <text:p>110902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1109</text:p>
          </table:table-cell>
          <table:table-cell table:formula="of:=COM.MICROSOFT.CONCAT([.$D$1];[.A909];&quot;','&quot;;[.B909];&quot;','&quot;;[.C909];&quot;');&quot;)" office:value-type="string" office:string-value="INSERT INTO public.&quot;location&quot; (code, &quot;name&quot;, parent_code) VALUES('110902','LOURDES','1109');" calcext:value-type="string">
            <text:p>INSERT INTO public."location" (code, "name", parent_code) VALUES('110902','LOURDES','1109');</text:p>
          </table:table-cell>
        </table:table-row>
        <table:table-row table:style-name="ro1">
          <table:table-cell office:value-type="string" calcext:value-type="string">
            <text:p>110950</text:p>
          </table:table-cell>
          <table:table-cell office:value-type="string" calcext:value-type="string">
            <text:p>CATACOCHA</text:p>
          </table:table-cell>
          <table:table-cell office:value-type="string" calcext:value-type="string">
            <text:p>1109</text:p>
          </table:table-cell>
          <table:table-cell table:formula="of:=COM.MICROSOFT.CONCAT([.$D$1];[.A910];&quot;','&quot;;[.B910];&quot;','&quot;;[.C910];&quot;');&quot;)" office:value-type="string" office:string-value="INSERT INTO public.&quot;location&quot; (code, &quot;name&quot;, parent_code) VALUES('110950','CATACOCHA','1109');" calcext:value-type="string">
            <text:p>INSERT INTO public."location" (code, "name", parent_code) VALUES('110950','CATACOCHA','1109');</text:p>
          </table:table-cell>
        </table:table-row>
        <table:table-row table:style-name="ro1">
          <table:table-cell office:value-type="string" calcext:value-type="string">
            <text:p>110951</text:p>
          </table:table-cell>
          <table:table-cell office:value-type="string" calcext:value-type="string">
            <text:p>CANGONAMA</text:p>
          </table:table-cell>
          <table:table-cell office:value-type="string" calcext:value-type="string">
            <text:p>1109</text:p>
          </table:table-cell>
          <table:table-cell table:formula="of:=COM.MICROSOFT.CONCAT([.$D$1];[.A911];&quot;','&quot;;[.B911];&quot;','&quot;;[.C911];&quot;');&quot;)" office:value-type="string" office:string-value="INSERT INTO public.&quot;location&quot; (code, &quot;name&quot;, parent_code) VALUES('110951','CANGONAMA','1109');" calcext:value-type="string">
            <text:p>INSERT INTO public."location" (code, "name", parent_code) VALUES('110951','CANGONAMA','1109');</text:p>
          </table:table-cell>
        </table:table-row>
        <table:table-row table:style-name="ro1">
          <table:table-cell office:value-type="string" calcext:value-type="string">
            <text:p>110952</text:p>
          </table:table-cell>
          <table:table-cell office:value-type="string" calcext:value-type="string">
            <text:p>GUACHANAMA</text:p>
          </table:table-cell>
          <table:table-cell office:value-type="string" calcext:value-type="string">
            <text:p>1109</text:p>
          </table:table-cell>
          <table:table-cell table:formula="of:=COM.MICROSOFT.CONCAT([.$D$1];[.A912];&quot;','&quot;;[.B912];&quot;','&quot;;[.C912];&quot;');&quot;)" office:value-type="string" office:string-value="INSERT INTO public.&quot;location&quot; (code, &quot;name&quot;, parent_code) VALUES('110952','GUACHANAMA','1109');" calcext:value-type="string">
            <text:p>INSERT INTO public."location" (code, "name", parent_code) VALUES('110952','GUACHANAMA','1109');</text:p>
          </table:table-cell>
        </table:table-row>
        <table:table-row table:style-name="ro1">
          <table:table-cell office:value-type="string" calcext:value-type="string">
            <text:p>110954</text:p>
          </table:table-cell>
          <table:table-cell office:value-type="string" calcext:value-type="string">
            <text:p>LAURO GUERRERO</text:p>
          </table:table-cell>
          <table:table-cell office:value-type="string" calcext:value-type="string">
            <text:p>1109</text:p>
          </table:table-cell>
          <table:table-cell table:formula="of:=COM.MICROSOFT.CONCAT([.$D$1];[.A913];&quot;','&quot;;[.B913];&quot;','&quot;;[.C913];&quot;');&quot;)" office:value-type="string" office:string-value="INSERT INTO public.&quot;location&quot; (code, &quot;name&quot;, parent_code) VALUES('110954','LAURO GUERRERO','1109');" calcext:value-type="string">
            <text:p>INSERT INTO public."location" (code, "name", parent_code) VALUES('110954','LAURO GUERRERO','1109');</text:p>
          </table:table-cell>
        </table:table-row>
        <table:table-row table:style-name="ro1">
          <table:table-cell office:value-type="string" calcext:value-type="string">
            <text:p>110956</text:p>
          </table:table-cell>
          <table:table-cell office:value-type="string" calcext:value-type="string">
            <text:p>ORIANGA</text:p>
          </table:table-cell>
          <table:table-cell office:value-type="string" calcext:value-type="string">
            <text:p>1109</text:p>
          </table:table-cell>
          <table:table-cell table:formula="of:=COM.MICROSOFT.CONCAT([.$D$1];[.A914];&quot;','&quot;;[.B914];&quot;','&quot;;[.C914];&quot;');&quot;)" office:value-type="string" office:string-value="INSERT INTO public.&quot;location&quot; (code, &quot;name&quot;, parent_code) VALUES('110956','ORIANGA','1109');" calcext:value-type="string">
            <text:p>INSERT INTO public."location" (code, "name", parent_code) VALUES('110956','ORIANGA','1109');</text:p>
          </table:table-cell>
        </table:table-row>
        <table:table-row table:style-name="ro1">
          <table:table-cell office:value-type="string" calcext:value-type="string">
            <text:p>110957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1109</text:p>
          </table:table-cell>
          <table:table-cell table:formula="of:=COM.MICROSOFT.CONCAT([.$D$1];[.A915];&quot;','&quot;;[.B915];&quot;','&quot;;[.C915];&quot;');&quot;)" office:value-type="string" office:string-value="INSERT INTO public.&quot;location&quot; (code, &quot;name&quot;, parent_code) VALUES('110957','SAN ANTONIO','1109');" calcext:value-type="string">
            <text:p>INSERT INTO public."location" (code, "name", parent_code) VALUES('110957','SAN ANTONIO','1109');</text:p>
          </table:table-cell>
        </table:table-row>
        <table:table-row table:style-name="ro1">
          <table:table-cell office:value-type="string" calcext:value-type="string">
            <text:p>110958</text:p>
          </table:table-cell>
          <table:table-cell office:value-type="string" calcext:value-type="string">
            <text:p>CASANGA</text:p>
          </table:table-cell>
          <table:table-cell office:value-type="string" calcext:value-type="string">
            <text:p>1109</text:p>
          </table:table-cell>
          <table:table-cell table:formula="of:=COM.MICROSOFT.CONCAT([.$D$1];[.A916];&quot;','&quot;;[.B916];&quot;','&quot;;[.C916];&quot;');&quot;)" office:value-type="string" office:string-value="INSERT INTO public.&quot;location&quot; (code, &quot;name&quot;, parent_code) VALUES('110958','CASANGA','1109');" calcext:value-type="string">
            <text:p>INSERT INTO public."location" (code, "name", parent_code) VALUES('110958','CASANGA','1109');</text:p>
          </table:table-cell>
        </table:table-row>
        <table:table-row table:style-name="ro1">
          <table:table-cell office:value-type="string" calcext:value-type="string">
            <text:p>110959</text:p>
          </table:table-cell>
          <table:table-cell office:value-type="string" calcext:value-type="string">
            <text:p>YAMANA</text:p>
          </table:table-cell>
          <table:table-cell office:value-type="string" calcext:value-type="string">
            <text:p>1109</text:p>
          </table:table-cell>
          <table:table-cell table:formula="of:=COM.MICROSOFT.CONCAT([.$D$1];[.A917];&quot;','&quot;;[.B917];&quot;','&quot;;[.C917];&quot;');&quot;)" office:value-type="string" office:string-value="INSERT INTO public.&quot;location&quot; (code, &quot;name&quot;, parent_code) VALUES('110959','YAMANA','1109');" calcext:value-type="string">
            <text:p>INSERT INTO public."location" (code, "name", parent_code) VALUES('110959','YAMANA','1109');</text:p>
          </table:table-cell>
        </table:table-row>
        <table:table-row table:style-name="ro1">
          <table:table-cell office:value-type="string" calcext:value-type="string">
            <text:p>111050</text:p>
          </table:table-cell>
          <table:table-cell office:value-type="string" calcext:value-type="string">
            <text:p>ALAMOR</text:p>
          </table:table-cell>
          <table:table-cell office:value-type="string" calcext:value-type="string">
            <text:p>1110</text:p>
          </table:table-cell>
          <table:table-cell table:formula="of:=COM.MICROSOFT.CONCAT([.$D$1];[.A918];&quot;','&quot;;[.B918];&quot;','&quot;;[.C918];&quot;');&quot;)" office:value-type="string" office:string-value="INSERT INTO public.&quot;location&quot; (code, &quot;name&quot;, parent_code) VALUES('111050','ALAMOR','1110');" calcext:value-type="string">
            <text:p>INSERT INTO public."location" (code, "name", parent_code) VALUES('111050','ALAMOR','1110');</text:p>
          </table:table-cell>
        </table:table-row>
        <table:table-row table:style-name="ro1">
          <table:table-cell office:value-type="string" calcext:value-type="string">
            <text:p>111051</text:p>
          </table:table-cell>
          <table:table-cell office:value-type="string" calcext:value-type="string">
            <text:p>CIANO</text:p>
          </table:table-cell>
          <table:table-cell office:value-type="string" calcext:value-type="string">
            <text:p>1110</text:p>
          </table:table-cell>
          <table:table-cell table:formula="of:=COM.MICROSOFT.CONCAT([.$D$1];[.A919];&quot;','&quot;;[.B919];&quot;','&quot;;[.C919];&quot;');&quot;)" office:value-type="string" office:string-value="INSERT INTO public.&quot;location&quot; (code, &quot;name&quot;, parent_code) VALUES('111051','CIANO','1110');" calcext:value-type="string">
            <text:p>INSERT INTO public."location" (code, "name", parent_code) VALUES('111051','CIANO','1110');</text:p>
          </table:table-cell>
        </table:table-row>
        <table:table-row table:style-name="ro1">
          <table:table-cell office:value-type="string" calcext:value-type="string">
            <text:p>111052</text:p>
          </table:table-cell>
          <table:table-cell office:value-type="string" calcext:value-type="string">
            <text:p>EL ARENAL</text:p>
          </table:table-cell>
          <table:table-cell office:value-type="string" calcext:value-type="string">
            <text:p>1110</text:p>
          </table:table-cell>
          <table:table-cell table:formula="of:=COM.MICROSOFT.CONCAT([.$D$1];[.A920];&quot;','&quot;;[.B920];&quot;','&quot;;[.C920];&quot;');&quot;)" office:value-type="string" office:string-value="INSERT INTO public.&quot;location&quot; (code, &quot;name&quot;, parent_code) VALUES('111052','EL ARENAL','1110');" calcext:value-type="string">
            <text:p>INSERT INTO public."location" (code, "name", parent_code) VALUES('111052','EL ARENAL','1110');</text:p>
          </table:table-cell>
        </table:table-row>
        <table:table-row table:style-name="ro1">
          <table:table-cell office:value-type="string" calcext:value-type="string">
            <text:p>111053</text:p>
          </table:table-cell>
          <table:table-cell office:value-type="string" calcext:value-type="string">
            <text:p>EL LIMO (MARIANA DE JESUS)</text:p>
          </table:table-cell>
          <table:table-cell office:value-type="string" calcext:value-type="string">
            <text:p>1110</text:p>
          </table:table-cell>
          <table:table-cell table:formula="of:=COM.MICROSOFT.CONCAT([.$D$1];[.A921];&quot;','&quot;;[.B921];&quot;','&quot;;[.C921];&quot;');&quot;)" office:value-type="string" office:string-value="INSERT INTO public.&quot;location&quot; (code, &quot;name&quot;, parent_code) VALUES('111053','EL LIMO (MARIANA DE JESUS)','1110');" calcext:value-type="string">
            <text:p>INSERT INTO public."location" (code, "name", parent_code) VALUES('111053','EL LIMO (MARIANA DE JESUS)','1110');</text:p>
          </table:table-cell>
        </table:table-row>
        <table:table-row table:style-name="ro1">
          <table:table-cell office:value-type="string" calcext:value-type="string">
            <text:p>111054</text:p>
          </table:table-cell>
          <table:table-cell office:value-type="string" calcext:value-type="string">
            <text:p>MERCADILLO</text:p>
          </table:table-cell>
          <table:table-cell office:value-type="string" calcext:value-type="string">
            <text:p>1110</text:p>
          </table:table-cell>
          <table:table-cell table:formula="of:=COM.MICROSOFT.CONCAT([.$D$1];[.A922];&quot;','&quot;;[.B922];&quot;','&quot;;[.C922];&quot;');&quot;)" office:value-type="string" office:string-value="INSERT INTO public.&quot;location&quot; (code, &quot;name&quot;, parent_code) VALUES('111054','MERCADILLO','1110');" calcext:value-type="string">
            <text:p>INSERT INTO public."location" (code, "name", parent_code) VALUES('111054','MERCADILLO','1110');</text:p>
          </table:table-cell>
        </table:table-row>
        <table:table-row table:style-name="ro1">
          <table:table-cell office:value-type="string" calcext:value-type="string">
            <text:p>111055</text:p>
          </table:table-cell>
          <table:table-cell office:value-type="string" calcext:value-type="string">
            <text:p>VICENTINO</text:p>
          </table:table-cell>
          <table:table-cell office:value-type="string" calcext:value-type="string">
            <text:p>1110</text:p>
          </table:table-cell>
          <table:table-cell table:formula="of:=COM.MICROSOFT.CONCAT([.$D$1];[.A923];&quot;','&quot;;[.B923];&quot;','&quot;;[.C923];&quot;');&quot;)" office:value-type="string" office:string-value="INSERT INTO public.&quot;location&quot; (code, &quot;name&quot;, parent_code) VALUES('111055','VICENTINO','1110');" calcext:value-type="string">
            <text:p>INSERT INTO public."location" (code, "name", parent_code) VALUES('111055','VICENTINO','1110');</text:p>
          </table:table-cell>
        </table:table-row>
        <table:table-row table:style-name="ro1">
          <table:table-cell office:value-type="string" calcext:value-type="string">
            <text:p>111150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1111</text:p>
          </table:table-cell>
          <table:table-cell table:formula="of:=COM.MICROSOFT.CONCAT([.$D$1];[.A924];&quot;','&quot;;[.B924];&quot;','&quot;;[.C924];&quot;');&quot;)" office:value-type="string" office:string-value="INSERT INTO public.&quot;location&quot; (code, &quot;name&quot;, parent_code) VALUES('111150','SARAGURO','1111');" calcext:value-type="string">
            <text:p>INSERT INTO public."location" (code, "name", parent_code) VALUES('111150','SARAGURO','1111');</text:p>
          </table:table-cell>
        </table:table-row>
        <table:table-row table:style-name="ro1">
          <table:table-cell office:value-type="string" calcext:value-type="string">
            <text:p>111151</text:p>
          </table:table-cell>
          <table:table-cell office:value-type="string" calcext:value-type="string">
            <text:p>EL PARAISO DE CELEN</text:p>
          </table:table-cell>
          <table:table-cell office:value-type="string" calcext:value-type="string">
            <text:p>1111</text:p>
          </table:table-cell>
          <table:table-cell table:formula="of:=COM.MICROSOFT.CONCAT([.$D$1];[.A925];&quot;','&quot;;[.B925];&quot;','&quot;;[.C925];&quot;');&quot;)" office:value-type="string" office:string-value="INSERT INTO public.&quot;location&quot; (code, &quot;name&quot;, parent_code) VALUES('111151','EL PARAISO DE CELEN','1111');" calcext:value-type="string">
            <text:p>INSERT INTO public."location" (code, "name", parent_code) VALUES('111151','EL PARAISO DE CELEN','1111');</text:p>
          </table:table-cell>
        </table:table-row>
        <table:table-row table:style-name="ro1">
          <table:table-cell office:value-type="string" calcext:value-type="string">
            <text:p>111152</text:p>
          </table:table-cell>
          <table:table-cell office:value-type="string" calcext:value-type="string">
            <text:p>EL TABLON</text:p>
          </table:table-cell>
          <table:table-cell office:value-type="string" calcext:value-type="string">
            <text:p>1111</text:p>
          </table:table-cell>
          <table:table-cell table:formula="of:=COM.MICROSOFT.CONCAT([.$D$1];[.A926];&quot;','&quot;;[.B926];&quot;','&quot;;[.C926];&quot;');&quot;)" office:value-type="string" office:string-value="INSERT INTO public.&quot;location&quot; (code, &quot;name&quot;, parent_code) VALUES('111152','EL TABLON','1111');" calcext:value-type="string">
            <text:p>INSERT INTO public."location" (code, "name", parent_code) VALUES('111152','EL TABLON','1111');</text:p>
          </table:table-cell>
        </table:table-row>
        <table:table-row table:style-name="ro1">
          <table:table-cell office:value-type="string" calcext:value-type="string">
            <text:p>111153</text:p>
          </table:table-cell>
          <table:table-cell office:value-type="string" calcext:value-type="string">
            <text:p>LLUZHAPA</text:p>
          </table:table-cell>
          <table:table-cell office:value-type="string" calcext:value-type="string">
            <text:p>1111</text:p>
          </table:table-cell>
          <table:table-cell table:formula="of:=COM.MICROSOFT.CONCAT([.$D$1];[.A927];&quot;','&quot;;[.B927];&quot;','&quot;;[.C927];&quot;');&quot;)" office:value-type="string" office:string-value="INSERT INTO public.&quot;location&quot; (code, &quot;name&quot;, parent_code) VALUES('111153','LLUZHAPA','1111');" calcext:value-type="string">
            <text:p>INSERT INTO public."location" (code, "name", parent_code) VALUES('111153','LLUZHAPA','1111');</text:p>
          </table:table-cell>
        </table:table-row>
        <table:table-row table:style-name="ro1">
          <table:table-cell office:value-type="string" calcext:value-type="string">
            <text:p>111154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1111</text:p>
          </table:table-cell>
          <table:table-cell table:formula="of:=COM.MICROSOFT.CONCAT([.$D$1];[.A928];&quot;','&quot;;[.B928];&quot;','&quot;;[.C928];&quot;');&quot;)" office:value-type="string" office:string-value="INSERT INTO public.&quot;location&quot; (code, &quot;name&quot;, parent_code) VALUES('111154','MANU','1111');" calcext:value-type="string">
            <text:p>INSERT INTO public."location" (code, "name", parent_code) VALUES('111154','MANU','1111');</text:p>
          </table:table-cell>
        </table:table-row>
        <table:table-row table:style-name="ro1">
          <table:table-cell office:value-type="string" calcext:value-type="string">
            <text:p>111155</text:p>
          </table:table-cell>
          <table:table-cell office:value-type="string" calcext:value-type="string">
            <text:p>SAN ANTONIO DE QUIMBE (CUMBE)</text:p>
          </table:table-cell>
          <table:table-cell office:value-type="string" calcext:value-type="string">
            <text:p>1111</text:p>
          </table:table-cell>
          <table:table-cell table:formula="of:=COM.MICROSOFT.CONCAT([.$D$1];[.A929];&quot;','&quot;;[.B929];&quot;','&quot;;[.C929];&quot;');&quot;)" office:value-type="string" office:string-value="INSERT INTO public.&quot;location&quot; (code, &quot;name&quot;, parent_code) VALUES('111155','SAN ANTONIO DE QUIMBE (CUMBE)','1111');" calcext:value-type="string">
            <text:p>INSERT INTO public."location" (code, "name", parent_code) VALUES('111155','SAN ANTONIO DE QUIMBE (CUMBE)','1111');</text:p>
          </table:table-cell>
        </table:table-row>
        <table:table-row table:style-name="ro1">
          <table:table-cell office:value-type="string" calcext:value-type="string">
            <text:p>111156</text:p>
          </table:table-cell>
          <table:table-cell office:value-type="string" calcext:value-type="string">
            <text:p>SAN PABLO DE TENTA</text:p>
          </table:table-cell>
          <table:table-cell office:value-type="string" calcext:value-type="string">
            <text:p>1111</text:p>
          </table:table-cell>
          <table:table-cell table:formula="of:=COM.MICROSOFT.CONCAT([.$D$1];[.A930];&quot;','&quot;;[.B930];&quot;','&quot;;[.C930];&quot;');&quot;)" office:value-type="string" office:string-value="INSERT INTO public.&quot;location&quot; (code, &quot;name&quot;, parent_code) VALUES('111156','SAN PABLO DE TENTA','1111');" calcext:value-type="string">
            <text:p>INSERT INTO public."location" (code, "name", parent_code) VALUES('111156','SAN PABLO DE TENTA','1111');</text:p>
          </table:table-cell>
        </table:table-row>
        <table:table-row table:style-name="ro1">
          <table:table-cell office:value-type="string" calcext:value-type="string">
            <text:p>111157</text:p>
          </table:table-cell>
          <table:table-cell office:value-type="string" calcext:value-type="string">
            <text:p>SAN SEBASTIAN DE YULUC</text:p>
          </table:table-cell>
          <table:table-cell office:value-type="string" calcext:value-type="string">
            <text:p>1111</text:p>
          </table:table-cell>
          <table:table-cell table:formula="of:=COM.MICROSOFT.CONCAT([.$D$1];[.A931];&quot;','&quot;;[.B931];&quot;','&quot;;[.C931];&quot;');&quot;)" office:value-type="string" office:string-value="INSERT INTO public.&quot;location&quot; (code, &quot;name&quot;, parent_code) VALUES('111157','SAN SEBASTIAN DE YULUC','1111');" calcext:value-type="string">
            <text:p>INSERT INTO public."location" (code, "name", parent_code) VALUES('111157','SAN SEBASTIAN DE YULUC','1111');</text:p>
          </table:table-cell>
        </table:table-row>
        <table:table-row table:style-name="ro1">
          <table:table-cell office:value-type="string" calcext:value-type="string">
            <text:p>111158</text:p>
          </table:table-cell>
          <table:table-cell office:value-type="string" calcext:value-type="string">
            <text:p>SELVA ALEGRE</text:p>
          </table:table-cell>
          <table:table-cell office:value-type="string" calcext:value-type="string">
            <text:p>1111</text:p>
          </table:table-cell>
          <table:table-cell table:formula="of:=COM.MICROSOFT.CONCAT([.$D$1];[.A932];&quot;','&quot;;[.B932];&quot;','&quot;;[.C932];&quot;');&quot;)" office:value-type="string" office:string-value="INSERT INTO public.&quot;location&quot; (code, &quot;name&quot;, parent_code) VALUES('111158','SELVA ALEGRE','1111');" calcext:value-type="string">
            <text:p>INSERT INTO public."location" (code, "name", parent_code) VALUES('111158','SELVA ALEGRE','1111');</text:p>
          </table:table-cell>
        </table:table-row>
        <table:table-row table:style-name="ro1">
          <table:table-cell office:value-type="string" calcext:value-type="string">
            <text:p>111159</text:p>
          </table:table-cell>
          <table:table-cell office:value-type="string" calcext:value-type="string">
            <text:p>URDANETA (PAQUISHAPA)</text:p>
          </table:table-cell>
          <table:table-cell office:value-type="string" calcext:value-type="string">
            <text:p>1111</text:p>
          </table:table-cell>
          <table:table-cell table:formula="of:=COM.MICROSOFT.CONCAT([.$D$1];[.A933];&quot;','&quot;;[.B933];&quot;','&quot;;[.C933];&quot;');&quot;)" office:value-type="string" office:string-value="INSERT INTO public.&quot;location&quot; (code, &quot;name&quot;, parent_code) VALUES('111159','URDANETA (PAQUISHAPA)','1111');" calcext:value-type="string">
            <text:p>INSERT INTO public."location" (code, "name", parent_code) VALUES('111159','URDANETA (PAQUISHAPA)','1111');</text:p>
          </table:table-cell>
        </table:table-row>
        <table:table-row table:style-name="ro1">
          <table:table-cell office:value-type="string" calcext:value-type="string">
            <text:p>111160</text:p>
          </table:table-cell>
          <table:table-cell office:value-type="string" calcext:value-type="string">
            <text:p>SUMAYPAMBA</text:p>
          </table:table-cell>
          <table:table-cell office:value-type="string" calcext:value-type="string">
            <text:p>1111</text:p>
          </table:table-cell>
          <table:table-cell table:formula="of:=COM.MICROSOFT.CONCAT([.$D$1];[.A934];&quot;','&quot;;[.B934];&quot;','&quot;;[.C934];&quot;');&quot;)" office:value-type="string" office:string-value="INSERT INTO public.&quot;location&quot; (code, &quot;name&quot;, parent_code) VALUES('111160','SUMAYPAMBA','1111');" calcext:value-type="string">
            <text:p>INSERT INTO public."location" (code, "name", parent_code) VALUES('111160','SUMAYPAMBA','1111');</text:p>
          </table:table-cell>
        </table:table-row>
        <table:table-row table:style-name="ro1">
          <table:table-cell office:value-type="string" calcext:value-type="string">
            <text:p>111250</text:p>
          </table:table-cell>
          <table:table-cell office:value-type="string" calcext:value-type="string">
            <text:p>SOZORANGA</text:p>
          </table:table-cell>
          <table:table-cell office:value-type="string" calcext:value-type="string">
            <text:p>1112</text:p>
          </table:table-cell>
          <table:table-cell table:formula="of:=COM.MICROSOFT.CONCAT([.$D$1];[.A935];&quot;','&quot;;[.B935];&quot;','&quot;;[.C935];&quot;');&quot;)" office:value-type="string" office:string-value="INSERT INTO public.&quot;location&quot; (code, &quot;name&quot;, parent_code) VALUES('111250','SOZORANGA','1112');" calcext:value-type="string">
            <text:p>INSERT INTO public."location" (code, "name", parent_code) VALUES('111250','SOZORANGA','1112');</text:p>
          </table:table-cell>
        </table:table-row>
        <table:table-row table:style-name="ro1">
          <table:table-cell office:value-type="string" calcext:value-type="string">
            <text:p>111251</text:p>
          </table:table-cell>
          <table:table-cell office:value-type="string" calcext:value-type="string">
            <text:p>NUEVA FATIMA</text:p>
          </table:table-cell>
          <table:table-cell office:value-type="string" calcext:value-type="string">
            <text:p>1112</text:p>
          </table:table-cell>
          <table:table-cell table:formula="of:=COM.MICROSOFT.CONCAT([.$D$1];[.A936];&quot;','&quot;;[.B936];&quot;','&quot;;[.C936];&quot;');&quot;)" office:value-type="string" office:string-value="INSERT INTO public.&quot;location&quot; (code, &quot;name&quot;, parent_code) VALUES('111251','NUEVA FATIMA','1112');" calcext:value-type="string">
            <text:p>INSERT INTO public."location" (code, "name", parent_code) VALUES('111251','NUEVA FATIMA','1112');</text:p>
          </table:table-cell>
        </table:table-row>
        <table:table-row table:style-name="ro1">
          <table:table-cell office:value-type="string" calcext:value-type="string">
            <text:p>111252</text:p>
          </table:table-cell>
          <table:table-cell office:value-type="string" calcext:value-type="string">
            <text:p>TACAMOROS</text:p>
          </table:table-cell>
          <table:table-cell office:value-type="string" calcext:value-type="string">
            <text:p>1112</text:p>
          </table:table-cell>
          <table:table-cell table:formula="of:=COM.MICROSOFT.CONCAT([.$D$1];[.A937];&quot;','&quot;;[.B937];&quot;','&quot;;[.C937];&quot;');&quot;)" office:value-type="string" office:string-value="INSERT INTO public.&quot;location&quot; (code, &quot;name&quot;, parent_code) VALUES('111252','TACAMOROS','1112');" calcext:value-type="string">
            <text:p>INSERT INTO public."location" (code, "name", parent_code) VALUES('111252','TACAMOROS','1112');</text:p>
          </table:table-cell>
        </table:table-row>
        <table:table-row table:style-name="ro1">
          <table:table-cell office:value-type="string" calcext:value-type="string">
            <text:p>111350</text:p>
          </table:table-cell>
          <table:table-cell office:value-type="string" calcext:value-type="string">
            <text:p>ZAPOTILLO</text:p>
          </table:table-cell>
          <table:table-cell office:value-type="string" calcext:value-type="string">
            <text:p>1113</text:p>
          </table:table-cell>
          <table:table-cell table:formula="of:=COM.MICROSOFT.CONCAT([.$D$1];[.A938];&quot;','&quot;;[.B938];&quot;','&quot;;[.C938];&quot;');&quot;)" office:value-type="string" office:string-value="INSERT INTO public.&quot;location&quot; (code, &quot;name&quot;, parent_code) VALUES('111350','ZAPOTILLO','1113');" calcext:value-type="string">
            <text:p>INSERT INTO public."location" (code, "name", parent_code) VALUES('111350','ZAPOTILLO','1113');</text:p>
          </table:table-cell>
        </table:table-row>
        <table:table-row table:style-name="ro1">
          <table:table-cell office:value-type="string" calcext:value-type="string">
            <text:p>111351</text:p>
          </table:table-cell>
          <table:table-cell office:value-type="string" calcext:value-type="string">
            <text:p>MANGAHURCO</text:p>
          </table:table-cell>
          <table:table-cell office:value-type="string" calcext:value-type="string">
            <text:p>1113</text:p>
          </table:table-cell>
          <table:table-cell table:formula="of:=COM.MICROSOFT.CONCAT([.$D$1];[.A939];&quot;','&quot;;[.B939];&quot;','&quot;;[.C939];&quot;');&quot;)" office:value-type="string" office:string-value="INSERT INTO public.&quot;location&quot; (code, &quot;name&quot;, parent_code) VALUES('111351','MANGAHURCO','1113');" calcext:value-type="string">
            <text:p>INSERT INTO public."location" (code, "name", parent_code) VALUES('111351','MANGAHURCO','1113');</text:p>
          </table:table-cell>
        </table:table-row>
        <table:table-row table:style-name="ro1">
          <table:table-cell office:value-type="string" calcext:value-type="string">
            <text:p>111352</text:p>
          </table:table-cell>
          <table:table-cell office:value-type="string" calcext:value-type="string">
            <text:p>GARZAREAL</text:p>
          </table:table-cell>
          <table:table-cell office:value-type="string" calcext:value-type="string">
            <text:p>1113</text:p>
          </table:table-cell>
          <table:table-cell table:formula="of:=COM.MICROSOFT.CONCAT([.$D$1];[.A940];&quot;','&quot;;[.B940];&quot;','&quot;;[.C940];&quot;');&quot;)" office:value-type="string" office:string-value="INSERT INTO public.&quot;location&quot; (code, &quot;name&quot;, parent_code) VALUES('111352','GARZAREAL','1113');" calcext:value-type="string">
            <text:p>INSERT INTO public."location" (code, "name", parent_code) VALUES('111352','GARZAREAL','1113');</text:p>
          </table:table-cell>
        </table:table-row>
        <table:table-row table:style-name="ro1">
          <table:table-cell office:value-type="string" calcext:value-type="string">
            <text:p>111353</text:p>
          </table:table-cell>
          <table:table-cell office:value-type="string" calcext:value-type="string">
            <text:p>LIMONES</text:p>
          </table:table-cell>
          <table:table-cell office:value-type="string" calcext:value-type="string">
            <text:p>1113</text:p>
          </table:table-cell>
          <table:table-cell table:formula="of:=COM.MICROSOFT.CONCAT([.$D$1];[.A941];&quot;','&quot;;[.B941];&quot;','&quot;;[.C941];&quot;');&quot;)" office:value-type="string" office:string-value="INSERT INTO public.&quot;location&quot; (code, &quot;name&quot;, parent_code) VALUES('111353','LIMONES','1113');" calcext:value-type="string">
            <text:p>INSERT INTO public."location" (code, "name", parent_code) VALUES('111353','LIMONES','1113');</text:p>
          </table:table-cell>
        </table:table-row>
        <table:table-row table:style-name="ro1">
          <table:table-cell office:value-type="string" calcext:value-type="string">
            <text:p>111354</text:p>
          </table:table-cell>
          <table:table-cell office:value-type="string" calcext:value-type="string">
            <text:p>PALETILLAS</text:p>
          </table:table-cell>
          <table:table-cell office:value-type="string" calcext:value-type="string">
            <text:p>1113</text:p>
          </table:table-cell>
          <table:table-cell table:formula="of:=COM.MICROSOFT.CONCAT([.$D$1];[.A942];&quot;','&quot;;[.B942];&quot;','&quot;;[.C942];&quot;');&quot;)" office:value-type="string" office:string-value="INSERT INTO public.&quot;location&quot; (code, &quot;name&quot;, parent_code) VALUES('111354','PALETILLAS','1113');" calcext:value-type="string">
            <text:p>INSERT INTO public."location" (code, "name", parent_code) VALUES('111354','PALETILLAS','1113');</text:p>
          </table:table-cell>
        </table:table-row>
        <table:table-row table:style-name="ro1">
          <table:table-cell office:value-type="string" calcext:value-type="string">
            <text:p>111355</text:p>
          </table:table-cell>
          <table:table-cell office:value-type="string" calcext:value-type="string">
            <text:p>BOLASPAMBA</text:p>
          </table:table-cell>
          <table:table-cell office:value-type="string" calcext:value-type="string">
            <text:p>1113</text:p>
          </table:table-cell>
          <table:table-cell table:formula="of:=COM.MICROSOFT.CONCAT([.$D$1];[.A943];&quot;','&quot;;[.B943];&quot;','&quot;;[.C943];&quot;');&quot;)" office:value-type="string" office:string-value="INSERT INTO public.&quot;location&quot; (code, &quot;name&quot;, parent_code) VALUES('111355','BOLASPAMBA','1113');" calcext:value-type="string">
            <text:p>INSERT INTO public."location" (code, "name", parent_code) VALUES('111355','BOLASPAMBA','1113');</text:p>
          </table:table-cell>
        </table:table-row>
        <table:table-row table:style-name="ro1">
          <table:table-cell office:value-type="string" calcext:value-type="string">
            <text:p>111450</text:p>
          </table:table-cell>
          <table:table-cell office:value-type="string" calcext:value-type="string">
            <text:p>PINDAL</text:p>
          </table:table-cell>
          <table:table-cell office:value-type="string" calcext:value-type="string">
            <text:p>1114</text:p>
          </table:table-cell>
          <table:table-cell table:formula="of:=COM.MICROSOFT.CONCAT([.$D$1];[.A944];&quot;','&quot;;[.B944];&quot;','&quot;;[.C944];&quot;');&quot;)" office:value-type="string" office:string-value="INSERT INTO public.&quot;location&quot; (code, &quot;name&quot;, parent_code) VALUES('111450','PINDAL','1114');" calcext:value-type="string">
            <text:p>INSERT INTO public."location" (code, "name", parent_code) VALUES('111450','PINDAL','1114');</text:p>
          </table:table-cell>
        </table:table-row>
        <table:table-row table:style-name="ro1">
          <table:table-cell office:value-type="string" calcext:value-type="string">
            <text:p>111451</text:p>
          </table:table-cell>
          <table:table-cell office:value-type="string" calcext:value-type="string">
            <text:p>CHAQUINAL</text:p>
          </table:table-cell>
          <table:table-cell office:value-type="string" calcext:value-type="string">
            <text:p>1114</text:p>
          </table:table-cell>
          <table:table-cell table:formula="of:=COM.MICROSOFT.CONCAT([.$D$1];[.A945];&quot;','&quot;;[.B945];&quot;','&quot;;[.C945];&quot;');&quot;)" office:value-type="string" office:string-value="INSERT INTO public.&quot;location&quot; (code, &quot;name&quot;, parent_code) VALUES('111451','CHAQUINAL','1114');" calcext:value-type="string">
            <text:p>INSERT INTO public."location" (code, "name", parent_code) VALUES('111451','CHAQUINAL','1114');</text:p>
          </table:table-cell>
        </table:table-row>
        <table:table-row table:style-name="ro1">
          <table:table-cell office:value-type="string" calcext:value-type="string">
            <text:p>111452</text:p>
          </table:table-cell>
          <table:table-cell office:value-type="string" calcext:value-type="string">
            <text:p>12 DE DICIEMBRE</text:p>
          </table:table-cell>
          <table:table-cell office:value-type="string" calcext:value-type="string">
            <text:p>1114</text:p>
          </table:table-cell>
          <table:table-cell table:formula="of:=COM.MICROSOFT.CONCAT([.$D$1];[.A946];&quot;','&quot;;[.B946];&quot;','&quot;;[.C946];&quot;');&quot;)" office:value-type="string" office:string-value="INSERT INTO public.&quot;location&quot; (code, &quot;name&quot;, parent_code) VALUES('111452','12 DE DICIEMBRE','1114');" calcext:value-type="string">
            <text:p>INSERT INTO public."location" (code, "name", parent_code) VALUES('111452','12 DE DICIEMBRE','1114');</text:p>
          </table:table-cell>
        </table:table-row>
        <table:table-row table:style-name="ro1">
          <table:table-cell office:value-type="string" calcext:value-type="string">
            <text:p>111550</text:p>
          </table:table-cell>
          <table:table-cell office:value-type="string" calcext:value-type="string">
            <text:p>QUILANGA</text:p>
          </table:table-cell>
          <table:table-cell office:value-type="string" calcext:value-type="string">
            <text:p>1115</text:p>
          </table:table-cell>
          <table:table-cell table:formula="of:=COM.MICROSOFT.CONCAT([.$D$1];[.A947];&quot;','&quot;;[.B947];&quot;','&quot;;[.C947];&quot;');&quot;)" office:value-type="string" office:string-value="INSERT INTO public.&quot;location&quot; (code, &quot;name&quot;, parent_code) VALUES('111550','QUILANGA','1115');" calcext:value-type="string">
            <text:p>INSERT INTO public."location" (code, "name", parent_code) VALUES('111550','QUILANGA','1115');</text:p>
          </table:table-cell>
        </table:table-row>
        <table:table-row table:style-name="ro1">
          <table:table-cell office:value-type="string" calcext:value-type="string">
            <text:p>111551</text:p>
          </table:table-cell>
          <table:table-cell office:value-type="string" calcext:value-type="string">
            <text:p>FUNDOCHAMBA</text:p>
          </table:table-cell>
          <table:table-cell office:value-type="string" calcext:value-type="string">
            <text:p>1115</text:p>
          </table:table-cell>
          <table:table-cell table:formula="of:=COM.MICROSOFT.CONCAT([.$D$1];[.A948];&quot;','&quot;;[.B948];&quot;','&quot;;[.C948];&quot;');&quot;)" office:value-type="string" office:string-value="INSERT INTO public.&quot;location&quot; (code, &quot;name&quot;, parent_code) VALUES('111551','FUNDOCHAMBA','1115');" calcext:value-type="string">
            <text:p>INSERT INTO public."location" (code, "name", parent_code) VALUES('111551','FUNDOCHAMBA','1115');</text:p>
          </table:table-cell>
        </table:table-row>
        <table:table-row table:style-name="ro1">
          <table:table-cell office:value-type="string" calcext:value-type="string">
            <text:p>111552</text:p>
          </table:table-cell>
          <table:table-cell office:value-type="string" calcext:value-type="string">
            <text:p>SAN ANTONIO DE LAS ARADAS</text:p>
          </table:table-cell>
          <table:table-cell office:value-type="string" calcext:value-type="string">
            <text:p>1115</text:p>
          </table:table-cell>
          <table:table-cell table:formula="of:=COM.MICROSOFT.CONCAT([.$D$1];[.A949];&quot;','&quot;;[.B949];&quot;','&quot;;[.C949];&quot;');&quot;)" office:value-type="string" office:string-value="INSERT INTO public.&quot;location&quot; (code, &quot;name&quot;, parent_code) VALUES('111552','SAN ANTONIO DE LAS ARADAS','1115');" calcext:value-type="string">
            <text:p>INSERT INTO public."location" (code, "name", parent_code) VALUES('111552','SAN ANTONIO DE LAS ARADAS','1115');</text:p>
          </table:table-cell>
        </table:table-row>
        <table:table-row table:style-name="ro1">
          <table:table-cell office:value-type="string" calcext:value-type="string">
            <text:p>111650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1116</text:p>
          </table:table-cell>
          <table:table-cell table:formula="of:=COM.MICROSOFT.CONCAT([.$D$1];[.A950];&quot;','&quot;;[.B950];&quot;','&quot;;[.C950];&quot;');&quot;)" office:value-type="string" office:string-value="INSERT INTO public.&quot;location&quot; (code, &quot;name&quot;, parent_code) VALUES('111650','OLMEDO','1116');" calcext:value-type="string">
            <text:p>INSERT INTO public."location" (code, "name", parent_code) VALUES('111650','OLMEDO','1116');</text:p>
          </table:table-cell>
        </table:table-row>
        <table:table-row table:style-name="ro1">
          <table:table-cell office:value-type="string" calcext:value-type="string">
            <text:p>111651</text:p>
          </table:table-cell>
          <table:table-cell office:value-type="string" calcext:value-type="string">
            <text:p>TINGUE</text:p>
          </table:table-cell>
          <table:table-cell office:value-type="string" calcext:value-type="string">
            <text:p>1116</text:p>
          </table:table-cell>
          <table:table-cell table:formula="of:=COM.MICROSOFT.CONCAT([.$D$1];[.A951];&quot;','&quot;;[.B951];&quot;','&quot;;[.C951];&quot;');&quot;)" office:value-type="string" office:string-value="INSERT INTO public.&quot;location&quot; (code, &quot;name&quot;, parent_code) VALUES('111651','TINGUE','1116');" calcext:value-type="string">
            <text:p>INSERT INTO public."location" (code, "name", parent_code) VALUES('111651','TINGUE','1116');</text:p>
          </table:table-cell>
        </table:table-row>
        <table:table-row table:style-name="ro1">
          <table:table-cell office:value-type="string" calcext:value-type="string">
            <text:p>120101</text:p>
          </table:table-cell>
          <table:table-cell office:value-type="string" calcext:value-type="string">
            <text:p>CLEMENTE BAQUERIZO</text:p>
          </table:table-cell>
          <table:table-cell office:value-type="string" calcext:value-type="string">
            <text:p>1201</text:p>
          </table:table-cell>
          <table:table-cell table:formula="of:=COM.MICROSOFT.CONCAT([.$D$1];[.A952];&quot;','&quot;;[.B952];&quot;','&quot;;[.C952];&quot;');&quot;)" office:value-type="string" office:string-value="INSERT INTO public.&quot;location&quot; (code, &quot;name&quot;, parent_code) VALUES('120101','CLEMENTE BAQUERIZO','1201');" calcext:value-type="string">
            <text:p>INSERT INTO public."location" (code, "name", parent_code) VALUES('120101','CLEMENTE BAQUERIZO','1201');</text:p>
          </table:table-cell>
        </table:table-row>
        <table:table-row table:style-name="ro1">
          <table:table-cell office:value-type="string" calcext:value-type="string">
            <text:p>120102</text:p>
          </table:table-cell>
          <table:table-cell office:value-type="string" calcext:value-type="string">
            <text:p>DR. CAMILO PONCE</text:p>
          </table:table-cell>
          <table:table-cell office:value-type="string" calcext:value-type="string">
            <text:p>1201</text:p>
          </table:table-cell>
          <table:table-cell table:formula="of:=COM.MICROSOFT.CONCAT([.$D$1];[.A953];&quot;','&quot;;[.B953];&quot;','&quot;;[.C953];&quot;');&quot;)" office:value-type="string" office:string-value="INSERT INTO public.&quot;location&quot; (code, &quot;name&quot;, parent_code) VALUES('120102','DR. CAMILO PONCE','1201');" calcext:value-type="string">
            <text:p>INSERT INTO public."location" (code, "name", parent_code) VALUES('120102','DR. CAMILO PONCE','1201');</text:p>
          </table:table-cell>
        </table:table-row>
        <table:table-row table:style-name="ro1">
          <table:table-cell office:value-type="string" calcext:value-type="string">
            <text:p>120103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1201</text:p>
          </table:table-cell>
          <table:table-cell table:formula="of:=COM.MICROSOFT.CONCAT([.$D$1];[.A954];&quot;','&quot;;[.B954];&quot;','&quot;;[.C954];&quot;');&quot;)" office:value-type="string" office:string-value="INSERT INTO public.&quot;location&quot; (code, &quot;name&quot;, parent_code) VALUES('120103','BARREIRO','1201');" calcext:value-type="string">
            <text:p>INSERT INTO public."location" (code, "name", parent_code) VALUES('120103','BARREIRO','1201');</text:p>
          </table:table-cell>
        </table:table-row>
        <table:table-row table:style-name="ro1">
          <table:table-cell office:value-type="string" calcext:value-type="string">
            <text:p>120104</text:p>
          </table:table-cell>
          <table:table-cell office:value-type="string" calcext:value-type="string">
            <text:p>EL SALTO</text:p>
          </table:table-cell>
          <table:table-cell office:value-type="string" calcext:value-type="string">
            <text:p>1201</text:p>
          </table:table-cell>
          <table:table-cell table:formula="of:=COM.MICROSOFT.CONCAT([.$D$1];[.A955];&quot;','&quot;;[.B955];&quot;','&quot;;[.C955];&quot;');&quot;)" office:value-type="string" office:string-value="INSERT INTO public.&quot;location&quot; (code, &quot;name&quot;, parent_code) VALUES('120104','EL SALTO','1201');" calcext:value-type="string">
            <text:p>INSERT INTO public."location" (code, "name", parent_code) VALUES('120104','EL SALTO','1201');</text:p>
          </table:table-cell>
        </table:table-row>
        <table:table-row table:style-name="ro1">
          <table:table-cell office:value-type="string" calcext:value-type="string">
            <text:p>120150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1201</text:p>
          </table:table-cell>
          <table:table-cell table:formula="of:=COM.MICROSOFT.CONCAT([.$D$1];[.A956];&quot;','&quot;;[.B956];&quot;','&quot;;[.C956];&quot;');&quot;)" office:value-type="string" office:string-value="INSERT INTO public.&quot;location&quot; (code, &quot;name&quot;, parent_code) VALUES('120150','BABAHOYO','1201');" calcext:value-type="string">
            <text:p>INSERT INTO public."location" (code, "name", parent_code) VALUES('120150','BABAHOYO','1201');</text:p>
          </table:table-cell>
        </table:table-row>
        <table:table-row table:style-name="ro1">
          <table:table-cell office:value-type="string" calcext:value-type="string">
            <text:p>120152</text:p>
          </table:table-cell>
          <table:table-cell office:value-type="string" calcext:value-type="string">
            <text:p>CARACOL</text:p>
          </table:table-cell>
          <table:table-cell office:value-type="string" calcext:value-type="string">
            <text:p>1201</text:p>
          </table:table-cell>
          <table:table-cell table:formula="of:=COM.MICROSOFT.CONCAT([.$D$1];[.A957];&quot;','&quot;;[.B957];&quot;','&quot;;[.C957];&quot;');&quot;)" office:value-type="string" office:string-value="INSERT INTO public.&quot;location&quot; (code, &quot;name&quot;, parent_code) VALUES('120152','CARACOL','1201');" calcext:value-type="string">
            <text:p>INSERT INTO public."location" (code, "name", parent_code) VALUES('120152','CARACOL','1201');</text:p>
          </table:table-cell>
        </table:table-row>
        <table:table-row table:style-name="ro1">
          <table:table-cell office:value-type="string" calcext:value-type="string">
            <text:p>120153</text:p>
          </table:table-cell>
          <table:table-cell office:value-type="string" calcext:value-type="string">
            <text:p>FEBRES CORDERO</text:p>
          </table:table-cell>
          <table:table-cell office:value-type="string" calcext:value-type="string">
            <text:p>1201</text:p>
          </table:table-cell>
          <table:table-cell table:formula="of:=COM.MICROSOFT.CONCAT([.$D$1];[.A958];&quot;','&quot;;[.B958];&quot;','&quot;;[.C958];&quot;');&quot;)" office:value-type="string" office:string-value="INSERT INTO public.&quot;location&quot; (code, &quot;name&quot;, parent_code) VALUES('120153','FEBRES CORDERO','1201');" calcext:value-type="string">
            <text:p>INSERT INTO public."location" (code, "name", parent_code) VALUES('120153','FEBRES CORDERO','1201');</text:p>
          </table:table-cell>
        </table:table-row>
        <table:table-row table:style-name="ro1">
          <table:table-cell office:value-type="string" calcext:value-type="string">
            <text:p>120154</text:p>
          </table:table-cell>
          <table:table-cell office:value-type="string" calcext:value-type="string">
            <text:p>PIMOCHA</text:p>
          </table:table-cell>
          <table:table-cell office:value-type="string" calcext:value-type="string">
            <text:p>1201</text:p>
          </table:table-cell>
          <table:table-cell table:formula="of:=COM.MICROSOFT.CONCAT([.$D$1];[.A959];&quot;','&quot;;[.B959];&quot;','&quot;;[.C959];&quot;');&quot;)" office:value-type="string" office:string-value="INSERT INTO public.&quot;location&quot; (code, &quot;name&quot;, parent_code) VALUES('120154','PIMOCHA','1201');" calcext:value-type="string">
            <text:p>INSERT INTO public."location" (code, "name", parent_code) VALUES('120154','PIMOCHA','1201');</text:p>
          </table:table-cell>
        </table:table-row>
        <table:table-row table:style-name="ro1">
          <table:table-cell office:value-type="string" calcext:value-type="string">
            <text:p>120155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1201</text:p>
          </table:table-cell>
          <table:table-cell table:formula="of:=COM.MICROSOFT.CONCAT([.$D$1];[.A960];&quot;','&quot;;[.B960];&quot;','&quot;;[.C960];&quot;');&quot;)" office:value-type="string" office:string-value="INSERT INTO public.&quot;location&quot; (code, &quot;name&quot;, parent_code) VALUES('120155','LA UNION','1201');" calcext:value-type="string">
            <text:p>INSERT INTO public."location" (code, "name", parent_code) VALUES('120155','LA UNION','1201');</text:p>
          </table:table-cell>
        </table:table-row>
        <table:table-row table:style-name="ro1">
          <table:table-cell office:value-type="string" calcext:value-type="string">
            <text:p>120250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1202</text:p>
          </table:table-cell>
          <table:table-cell table:formula="of:=COM.MICROSOFT.CONCAT([.$D$1];[.A961];&quot;','&quot;;[.B961];&quot;','&quot;;[.C961];&quot;');&quot;)" office:value-type="string" office:string-value="INSERT INTO public.&quot;location&quot; (code, &quot;name&quot;, parent_code) VALUES('120250','BABA','1202');" calcext:value-type="string">
            <text:p>INSERT INTO public."location" (code, "name", parent_code) VALUES('120250','BABA','1202');</text:p>
          </table:table-cell>
        </table:table-row>
        <table:table-row table:style-name="ro1">
          <table:table-cell office:value-type="string" calcext:value-type="string">
            <text:p>120251</text:p>
          </table:table-cell>
          <table:table-cell office:value-type="string" calcext:value-type="string">
            <text:p>GUARE</text:p>
          </table:table-cell>
          <table:table-cell office:value-type="string" calcext:value-type="string">
            <text:p>1202</text:p>
          </table:table-cell>
          <table:table-cell table:formula="of:=COM.MICROSOFT.CONCAT([.$D$1];[.A962];&quot;','&quot;;[.B962];&quot;','&quot;;[.C962];&quot;');&quot;)" office:value-type="string" office:string-value="INSERT INTO public.&quot;location&quot; (code, &quot;name&quot;, parent_code) VALUES('120251','GUARE','1202');" calcext:value-type="string">
            <text:p>INSERT INTO public."location" (code, "name", parent_code) VALUES('120251','GUARE','1202');</text:p>
          </table:table-cell>
        </table:table-row>
        <table:table-row table:style-name="ro1">
          <table:table-cell office:value-type="string" calcext:value-type="string">
            <text:p>120252</text:p>
          </table:table-cell>
          <table:table-cell office:value-type="string" calcext:value-type="string">
            <text:p>ISLA DE BEJUCAL</text:p>
          </table:table-cell>
          <table:table-cell office:value-type="string" calcext:value-type="string">
            <text:p>1202</text:p>
          </table:table-cell>
          <table:table-cell table:formula="of:=COM.MICROSOFT.CONCAT([.$D$1];[.A963];&quot;','&quot;;[.B963];&quot;','&quot;;[.C963];&quot;');&quot;)" office:value-type="string" office:string-value="INSERT INTO public.&quot;location&quot; (code, &quot;name&quot;, parent_code) VALUES('120252','ISLA DE BEJUCAL','1202');" calcext:value-type="string">
            <text:p>INSERT INTO public."location" (code, "name", parent_code) VALUES('120252','ISLA DE BEJUCAL','1202');</text:p>
          </table:table-cell>
        </table:table-row>
        <table:table-row table:style-name="ro1">
          <table:table-cell office:value-type="string" calcext:value-type="string">
            <text:p>120350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1203</text:p>
          </table:table-cell>
          <table:table-cell table:formula="of:=COM.MICROSOFT.CONCAT([.$D$1];[.A964];&quot;','&quot;;[.B964];&quot;','&quot;;[.C964];&quot;');&quot;)" office:value-type="string" office:string-value="INSERT INTO public.&quot;location&quot; (code, &quot;name&quot;, parent_code) VALUES('120350','MONTALVO','1203');" calcext:value-type="string">
            <text:p>INSERT INTO public."location" (code, "name", parent_code) VALUES('120350','MONTALVO','1203');</text:p>
          </table:table-cell>
        </table:table-row>
        <table:table-row table:style-name="ro1">
          <table:table-cell office:value-type="string" calcext:value-type="string">
            <text:p>120450</text:p>
          </table:table-cell>
          <table:table-cell office:value-type="string" calcext:value-type="string">
            <text:p>PUEBLOVIEJO</text:p>
          </table:table-cell>
          <table:table-cell office:value-type="string" calcext:value-type="string">
            <text:p>1204</text:p>
          </table:table-cell>
          <table:table-cell table:formula="of:=COM.MICROSOFT.CONCAT([.$D$1];[.A965];&quot;','&quot;;[.B965];&quot;','&quot;;[.C965];&quot;');&quot;)" office:value-type="string" office:string-value="INSERT INTO public.&quot;location&quot; (code, &quot;name&quot;, parent_code) VALUES('120450','PUEBLOVIEJO','1204');" calcext:value-type="string">
            <text:p>INSERT INTO public."location" (code, "name", parent_code) VALUES('120450','PUEBLOVIEJO','1204');</text:p>
          </table:table-cell>
        </table:table-row>
        <table:table-row table:style-name="ro1">
          <table:table-cell office:value-type="string" calcext:value-type="string">
            <text:p>120451</text:p>
          </table:table-cell>
          <table:table-cell office:value-type="string" calcext:value-type="string">
            <text:p>PUERTO PECHICHE</text:p>
          </table:table-cell>
          <table:table-cell office:value-type="string" calcext:value-type="string">
            <text:p>1204</text:p>
          </table:table-cell>
          <table:table-cell table:formula="of:=COM.MICROSOFT.CONCAT([.$D$1];[.A966];&quot;','&quot;;[.B966];&quot;','&quot;;[.C966];&quot;');&quot;)" office:value-type="string" office:string-value="INSERT INTO public.&quot;location&quot; (code, &quot;name&quot;, parent_code) VALUES('120451','PUERTO PECHICHE','1204');" calcext:value-type="string">
            <text:p>INSERT INTO public."location" (code, "name", parent_code) VALUES('120451','PUERTO PECHICHE','1204');</text:p>
          </table:table-cell>
        </table:table-row>
        <table:table-row table:style-name="ro1">
          <table:table-cell office:value-type="string" calcext:value-type="string">
            <text:p>120452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1204</text:p>
          </table:table-cell>
          <table:table-cell table:formula="of:=COM.MICROSOFT.CONCAT([.$D$1];[.A967];&quot;','&quot;;[.B967];&quot;','&quot;;[.C967];&quot;');&quot;)" office:value-type="string" office:string-value="INSERT INTO public.&quot;location&quot; (code, &quot;name&quot;, parent_code) VALUES('120452','SAN JUAN','1204');" calcext:value-type="string">
            <text:p>INSERT INTO public."location" (code, "name", parent_code) VALUES('120452','SAN JUAN','1204');</text:p>
          </table:table-cell>
        </table:table-row>
        <table:table-row table:style-name="ro1">
          <table:table-cell office:value-type="string" calcext:value-type="string">
            <text:p>120501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05</text:p>
          </table:table-cell>
          <table:table-cell table:formula="of:=COM.MICROSOFT.CONCAT([.$D$1];[.A968];&quot;','&quot;;[.B968];&quot;','&quot;;[.C968];&quot;');&quot;)" office:value-type="string" office:string-value="INSERT INTO public.&quot;location&quot; (code, &quot;name&quot;, parent_code) VALUES('120501','QUEVEDO','1205');" calcext:value-type="string">
            <text:p>INSERT INTO public."location" (code, "name", parent_code) VALUES('120501','QUEVEDO','1205');</text:p>
          </table:table-cell>
        </table:table-row>
        <table:table-row table:style-name="ro1">
          <table:table-cell office:value-type="string" calcext:value-type="string">
            <text:p>120502</text:p>
          </table:table-cell>
          <table:table-cell office:value-type="string" calcext:value-type="string">
            <text:p>SAN CAMILO</text:p>
          </table:table-cell>
          <table:table-cell office:value-type="string" calcext:value-type="string">
            <text:p>1205</text:p>
          </table:table-cell>
          <table:table-cell table:formula="of:=COM.MICROSOFT.CONCAT([.$D$1];[.A969];&quot;','&quot;;[.B969];&quot;','&quot;;[.C969];&quot;');&quot;)" office:value-type="string" office:string-value="INSERT INTO public.&quot;location&quot; (code, &quot;name&quot;, parent_code) VALUES('120502','SAN CAMILO','1205');" calcext:value-type="string">
            <text:p>INSERT INTO public."location" (code, "name", parent_code) VALUES('120502','SAN CAMILO','1205');</text:p>
          </table:table-cell>
        </table:table-row>
        <table:table-row table:style-name="ro1">
          <table:table-cell office:value-type="string" calcext:value-type="string">
            <text:p>120504</text:p>
          </table:table-cell>
          <table:table-cell office:value-type="string" calcext:value-type="string">
            <text:p>GUAYACAN</text:p>
          </table:table-cell>
          <table:table-cell office:value-type="string" calcext:value-type="string">
            <text:p>1205</text:p>
          </table:table-cell>
          <table:table-cell table:formula="of:=COM.MICROSOFT.CONCAT([.$D$1];[.A970];&quot;','&quot;;[.B970];&quot;','&quot;;[.C970];&quot;');&quot;)" office:value-type="string" office:string-value="INSERT INTO public.&quot;location&quot; (code, &quot;name&quot;, parent_code) VALUES('120504','GUAYACAN','1205');" calcext:value-type="string">
            <text:p>INSERT INTO public."location" (code, "name", parent_code) VALUES('120504','GUAYACAN','1205');</text:p>
          </table:table-cell>
        </table:table-row>
        <table:table-row table:style-name="ro1">
          <table:table-cell office:value-type="string" calcext:value-type="string">
            <text:p>120505</text:p>
          </table:table-cell>
          <table:table-cell office:value-type="string" calcext:value-type="string">
            <text:p>NICOLAS INFANTE DIAZ</text:p>
          </table:table-cell>
          <table:table-cell office:value-type="string" calcext:value-type="string">
            <text:p>1205</text:p>
          </table:table-cell>
          <table:table-cell table:formula="of:=COM.MICROSOFT.CONCAT([.$D$1];[.A971];&quot;','&quot;;[.B971];&quot;','&quot;;[.C971];&quot;');&quot;)" office:value-type="string" office:string-value="INSERT INTO public.&quot;location&quot; (code, &quot;name&quot;, parent_code) VALUES('120505','NICOLAS INFANTE DIAZ','1205');" calcext:value-type="string">
            <text:p>INSERT INTO public."location" (code, "name", parent_code) VALUES('120505','NICOLAS INFANTE DIAZ','1205');</text:p>
          </table:table-cell>
        </table:table-row>
        <table:table-row table:style-name="ro1">
          <table:table-cell office:value-type="string" calcext:value-type="string">
            <text:p>120506</text:p>
          </table:table-cell>
          <table:table-cell office:value-type="string" calcext:value-type="string">
            <text:p>SAN CRISTOBAL</text:p>
          </table:table-cell>
          <table:table-cell office:value-type="string" calcext:value-type="string">
            <text:p>1205</text:p>
          </table:table-cell>
          <table:table-cell table:formula="of:=COM.MICROSOFT.CONCAT([.$D$1];[.A972];&quot;','&quot;;[.B972];&quot;','&quot;;[.C972];&quot;');&quot;)" office:value-type="string" office:string-value="INSERT INTO public.&quot;location&quot; (code, &quot;name&quot;, parent_code) VALUES('120506','SAN CRISTOBAL','1205');" calcext:value-type="string">
            <text:p>INSERT INTO public."location" (code, "name", parent_code) VALUES('120506','SAN CRISTOBAL','1205');</text:p>
          </table:table-cell>
        </table:table-row>
        <table:table-row table:style-name="ro1">
          <table:table-cell office:value-type="string" calcext:value-type="string">
            <text:p>120507</text:p>
          </table:table-cell>
          <table:table-cell office:value-type="string" calcext:value-type="string">
            <text:p>SIETE DE OCTUBRE</text:p>
          </table:table-cell>
          <table:table-cell office:value-type="string" calcext:value-type="string">
            <text:p>1205</text:p>
          </table:table-cell>
          <table:table-cell table:formula="of:=COM.MICROSOFT.CONCAT([.$D$1];[.A973];&quot;','&quot;;[.B973];&quot;','&quot;;[.C973];&quot;');&quot;)" office:value-type="string" office:string-value="INSERT INTO public.&quot;location&quot; (code, &quot;name&quot;, parent_code) VALUES('120507','SIETE DE OCTUBRE','1205');" calcext:value-type="string">
            <text:p>INSERT INTO public."location" (code, "name", parent_code) VALUES('120507','SIETE DE OCTUBRE','1205');</text:p>
          </table:table-cell>
        </table:table-row>
        <table:table-row table:style-name="ro1">
          <table:table-cell office:value-type="string" calcext:value-type="string">
            <text:p>120508</text:p>
          </table:table-cell>
          <table:table-cell office:value-type="string" calcext:value-type="string">
            <text:p>24 DE MAYO</text:p>
          </table:table-cell>
          <table:table-cell office:value-type="string" calcext:value-type="string">
            <text:p>1205</text:p>
          </table:table-cell>
          <table:table-cell table:formula="of:=COM.MICROSOFT.CONCAT([.$D$1];[.A974];&quot;','&quot;;[.B974];&quot;','&quot;;[.C974];&quot;');&quot;)" office:value-type="string" office:string-value="INSERT INTO public.&quot;location&quot; (code, &quot;name&quot;, parent_code) VALUES('120508','24 DE MAYO','1205');" calcext:value-type="string">
            <text:p>INSERT INTO public."location" (code, "name", parent_code) VALUES('120508','24 DE MAYO','1205');</text:p>
          </table:table-cell>
        </table:table-row>
        <table:table-row table:style-name="ro1">
          <table:table-cell office:value-type="string" calcext:value-type="string">
            <text:p>120509</text:p>
          </table:table-cell>
          <table:table-cell office:value-type="string" calcext:value-type="string">
            <text:p>VENUS DEL RIO QUEVEDO</text:p>
          </table:table-cell>
          <table:table-cell office:value-type="string" calcext:value-type="string">
            <text:p>1205</text:p>
          </table:table-cell>
          <table:table-cell table:formula="of:=COM.MICROSOFT.CONCAT([.$D$1];[.A975];&quot;','&quot;;[.B975];&quot;','&quot;;[.C975];&quot;');&quot;)" office:value-type="string" office:string-value="INSERT INTO public.&quot;location&quot; (code, &quot;name&quot;, parent_code) VALUES('120509','VENUS DEL RIO QUEVEDO','1205');" calcext:value-type="string">
            <text:p>INSERT INTO public."location" (code, "name", parent_code) VALUES('120509','VENUS DEL RIO QUEVEDO','1205');</text:p>
          </table:table-cell>
        </table:table-row>
        <table:table-row table:style-name="ro1">
          <table:table-cell office:value-type="string" calcext:value-type="string">
            <text:p>120510</text:p>
          </table:table-cell>
          <table:table-cell office:value-type="string" calcext:value-type="string">
            <text:p>VIVA ALFARO</text:p>
          </table:table-cell>
          <table:table-cell office:value-type="string" calcext:value-type="string">
            <text:p>1205</text:p>
          </table:table-cell>
          <table:table-cell table:formula="of:=COM.MICROSOFT.CONCAT([.$D$1];[.A976];&quot;','&quot;;[.B976];&quot;','&quot;;[.C976];&quot;');&quot;)" office:value-type="string" office:string-value="INSERT INTO public.&quot;location&quot; (code, &quot;name&quot;, parent_code) VALUES('120510','VIVA ALFARO','1205');" calcext:value-type="string">
            <text:p>INSERT INTO public."location" (code, "name", parent_code) VALUES('120510','VIVA ALFARO','1205');</text:p>
          </table:table-cell>
        </table:table-row>
        <table:table-row table:style-name="ro1">
          <table:table-cell office:value-type="string" calcext:value-type="string">
            <text:p>120550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1205</text:p>
          </table:table-cell>
          <table:table-cell table:formula="of:=COM.MICROSOFT.CONCAT([.$D$1];[.A977];&quot;','&quot;;[.B977];&quot;','&quot;;[.C977];&quot;');&quot;)" office:value-type="string" office:string-value="INSERT INTO public.&quot;location&quot; (code, &quot;name&quot;, parent_code) VALUES('120550','QUEVEDO','1205');" calcext:value-type="string">
            <text:p>INSERT INTO public."location" (code, "name", parent_code) VALUES('120550','QUEVEDO','1205');</text:p>
          </table:table-cell>
        </table:table-row>
        <table:table-row table:style-name="ro1">
          <table:table-cell office:value-type="string" calcext:value-type="string">
            <text:p>120553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1205</text:p>
          </table:table-cell>
          <table:table-cell table:formula="of:=COM.MICROSOFT.CONCAT([.$D$1];[.A978];&quot;','&quot;;[.B978];&quot;','&quot;;[.C978];&quot;');&quot;)" office:value-type="string" office:string-value="INSERT INTO public.&quot;location&quot; (code, &quot;name&quot;, parent_code) VALUES('120553','SAN CARLOS','1205');" calcext:value-type="string">
            <text:p>INSERT INTO public."location" (code, "name", parent_code) VALUES('120553','SAN CARLOS','1205');</text:p>
          </table:table-cell>
        </table:table-row>
        <table:table-row table:style-name="ro1">
          <table:table-cell office:value-type="string" calcext:value-type="string">
            <text:p>120555</text:p>
          </table:table-cell>
          <table:table-cell office:value-type="string" calcext:value-type="string">
            <text:p>LAS ESPERANZA</text:p>
          </table:table-cell>
          <table:table-cell office:value-type="string" calcext:value-type="string">
            <text:p>1205</text:p>
          </table:table-cell>
          <table:table-cell table:formula="of:=COM.MICROSOFT.CONCAT([.$D$1];[.A979];&quot;','&quot;;[.B979];&quot;','&quot;;[.C979];&quot;');&quot;)" office:value-type="string" office:string-value="INSERT INTO public.&quot;location&quot; (code, &quot;name&quot;, parent_code) VALUES('120555','LAS ESPERANZA','1205');" calcext:value-type="string">
            <text:p>INSERT INTO public."location" (code, "name", parent_code) VALUES('120555','LAS ESPERANZA','1205');</text:p>
          </table:table-cell>
        </table:table-row>
        <table:table-row table:style-name="ro1">
          <table:table-cell office:value-type="string" calcext:value-type="string">
            <text:p>120650</text:p>
          </table:table-cell>
          <table:table-cell office:value-type="string" calcext:value-type="string">
            <text:p>CATARAMA</text:p>
          </table:table-cell>
          <table:table-cell office:value-type="string" calcext:value-type="string">
            <text:p>1206</text:p>
          </table:table-cell>
          <table:table-cell table:formula="of:=COM.MICROSOFT.CONCAT([.$D$1];[.A980];&quot;','&quot;;[.B980];&quot;','&quot;;[.C980];&quot;');&quot;)" office:value-type="string" office:string-value="INSERT INTO public.&quot;location&quot; (code, &quot;name&quot;, parent_code) VALUES('120650','CATARAMA','1206');" calcext:value-type="string">
            <text:p>INSERT INTO public."location" (code, "name", parent_code) VALUES('120650','CATARAMA','1206');</text:p>
          </table:table-cell>
        </table:table-row>
        <table:table-row table:style-name="ro1">
          <table:table-cell office:value-type="string" calcext:value-type="string">
            <text:p>120651</text:p>
          </table:table-cell>
          <table:table-cell office:value-type="string" calcext:value-type="string">
            <text:p>RICAURTE</text:p>
          </table:table-cell>
          <table:table-cell office:value-type="string" calcext:value-type="string">
            <text:p>1206</text:p>
          </table:table-cell>
          <table:table-cell table:formula="of:=COM.MICROSOFT.CONCAT([.$D$1];[.A981];&quot;','&quot;;[.B981];&quot;','&quot;;[.C981];&quot;');&quot;)" office:value-type="string" office:string-value="INSERT INTO public.&quot;location&quot; (code, &quot;name&quot;, parent_code) VALUES('120651','RICAURTE','1206');" calcext:value-type="string">
            <text:p>INSERT INTO public."location" (code, "name", parent_code) VALUES('120651','RICAURTE','1206');</text:p>
          </table:table-cell>
        </table:table-row>
        <table:table-row table:style-name="ro1">
          <table:table-cell office:value-type="string" calcext:value-type="string">
            <text:p>120750</text:p>
          </table:table-cell>
          <table:table-cell office:value-type="string" calcext:value-type="string">
            <text:p>VENTANAS</text:p>
          </table:table-cell>
          <table:table-cell office:value-type="string" calcext:value-type="string">
            <text:p>1207</text:p>
          </table:table-cell>
          <table:table-cell table:formula="of:=COM.MICROSOFT.CONCAT([.$D$1];[.A982];&quot;','&quot;;[.B982];&quot;','&quot;;[.C982];&quot;');&quot;)" office:value-type="string" office:string-value="INSERT INTO public.&quot;location&quot; (code, &quot;name&quot;, parent_code) VALUES('120750','VENTANAS','1207');" calcext:value-type="string">
            <text:p>INSERT INTO public."location" (code, "name", parent_code) VALUES('120750','VENTANAS','1207');</text:p>
          </table:table-cell>
        </table:table-row>
        <table:table-row table:style-name="ro1">
          <table:table-cell office:value-type="string" calcext:value-type="string">
            <text:p>120752</text:p>
          </table:table-cell>
          <table:table-cell office:value-type="string" calcext:value-type="string">
            <text:p>ZAPOTAL</text:p>
          </table:table-cell>
          <table:table-cell office:value-type="string" calcext:value-type="string">
            <text:p>1207</text:p>
          </table:table-cell>
          <table:table-cell table:formula="of:=COM.MICROSOFT.CONCAT([.$D$1];[.A983];&quot;','&quot;;[.B983];&quot;','&quot;;[.C983];&quot;');&quot;)" office:value-type="string" office:string-value="INSERT INTO public.&quot;location&quot; (code, &quot;name&quot;, parent_code) VALUES('120752','ZAPOTAL','1207');" calcext:value-type="string">
            <text:p>INSERT INTO public."location" (code, "name", parent_code) VALUES('120752','ZAPOTAL','1207');</text:p>
          </table:table-cell>
        </table:table-row>
        <table:table-row table:style-name="ro1">
          <table:table-cell office:value-type="string" calcext:value-type="string">
            <text:p>120850</text:p>
          </table:table-cell>
          <table:table-cell office:value-type="string" calcext:value-type="string">
            <text:p>VINCES</text:p>
          </table:table-cell>
          <table:table-cell office:value-type="string" calcext:value-type="string">
            <text:p>1208</text:p>
          </table:table-cell>
          <table:table-cell table:formula="of:=COM.MICROSOFT.CONCAT([.$D$1];[.A984];&quot;','&quot;;[.B984];&quot;','&quot;;[.C984];&quot;');&quot;)" office:value-type="string" office:string-value="INSERT INTO public.&quot;location&quot; (code, &quot;name&quot;, parent_code) VALUES('120850','VINCES','1208');" calcext:value-type="string">
            <text:p>INSERT INTO public."location" (code, "name", parent_code) VALUES('120850','VINCES','1208');</text:p>
          </table:table-cell>
        </table:table-row>
        <table:table-row table:style-name="ro1">
          <table:table-cell office:value-type="string" calcext:value-type="string">
            <text:p>120851</text:p>
          </table:table-cell>
          <table:table-cell office:value-type="string" calcext:value-type="string">
            <text:p>ANTONIO SOTOMAYOR</text:p>
          </table:table-cell>
          <table:table-cell office:value-type="string" calcext:value-type="string">
            <text:p>1208</text:p>
          </table:table-cell>
          <table:table-cell table:formula="of:=COM.MICROSOFT.CONCAT([.$D$1];[.A985];&quot;','&quot;;[.B985];&quot;','&quot;;[.C985];&quot;');&quot;)" office:value-type="string" office:string-value="INSERT INTO public.&quot;location&quot; (code, &quot;name&quot;, parent_code) VALUES('120851','ANTONIO SOTOMAYOR','1208');" calcext:value-type="string">
            <text:p>INSERT INTO public."location" (code, "name", parent_code) VALUES('120851','ANTONIO SOTOMAYOR','1208');</text:p>
          </table:table-cell>
        </table:table-row>
        <table:table-row table:style-name="ro1">
          <table:table-cell office:value-type="string" calcext:value-type="string">
            <text:p>120950</text:p>
          </table:table-cell>
          <table:table-cell office:value-type="string" calcext:value-type="string">
            <text:p>PALENQUE</text:p>
          </table:table-cell>
          <table:table-cell office:value-type="string" calcext:value-type="string">
            <text:p>1209</text:p>
          </table:table-cell>
          <table:table-cell table:formula="of:=COM.MICROSOFT.CONCAT([.$D$1];[.A986];&quot;','&quot;;[.B986];&quot;','&quot;;[.C986];&quot;');&quot;)" office:value-type="string" office:string-value="INSERT INTO public.&quot;location&quot; (code, &quot;name&quot;, parent_code) VALUES('120950','PALENQUE','1209');" calcext:value-type="string">
            <text:p>INSERT INTO public."location" (code, "name", parent_code) VALUES('120950','PALENQUE','1209');</text:p>
          </table:table-cell>
        </table:table-row>
        <table:table-row table:style-name="ro1">
          <table:table-cell office:value-type="string" calcext:value-type="string">
            <text:p>121001</text:p>
          </table:table-cell>
          <table:table-cell office:value-type="string" calcext:value-type="string">
            <text:p>SAN JACINTO DE BUENA FÉ</text:p>
          </table:table-cell>
          <table:table-cell office:value-type="string" calcext:value-type="string">
            <text:p>1210</text:p>
          </table:table-cell>
          <table:table-cell table:formula="of:=COM.MICROSOFT.CONCAT([.$D$1];[.A987];&quot;','&quot;;[.B987];&quot;','&quot;;[.C987];&quot;');&quot;)" office:value-type="string" office:string-value="INSERT INTO public.&quot;location&quot; (code, &quot;name&quot;, parent_code) VALUES('121001','SAN JACINTO DE BUENA FÉ','1210');" calcext:value-type="string">
            <text:p>INSERT INTO public."location" (code, "name", parent_code) VALUES('121001','SAN JACINTO DE BUENA FÉ','1210');</text:p>
          </table:table-cell>
        </table:table-row>
        <table:table-row table:style-name="ro1">
          <table:table-cell office:value-type="string" calcext:value-type="string">
            <text:p>121002</text:p>
          </table:table-cell>
          <table:table-cell office:value-type="string" calcext:value-type="string">
            <text:p>7 DE AGOSTO</text:p>
          </table:table-cell>
          <table:table-cell office:value-type="string" calcext:value-type="string">
            <text:p>1210</text:p>
          </table:table-cell>
          <table:table-cell table:formula="of:=COM.MICROSOFT.CONCAT([.$D$1];[.A988];&quot;','&quot;;[.B988];&quot;','&quot;;[.C988];&quot;');&quot;)" office:value-type="string" office:string-value="INSERT INTO public.&quot;location&quot; (code, &quot;name&quot;, parent_code) VALUES('121002','7 DE AGOSTO','1210');" calcext:value-type="string">
            <text:p>INSERT INTO public."location" (code, "name", parent_code) VALUES('121002','7 DE AGOSTO','1210');</text:p>
          </table:table-cell>
        </table:table-row>
        <table:table-row table:style-name="ro1">
          <table:table-cell office:value-type="string" calcext:value-type="string">
            <text:p>121003</text:p>
          </table:table-cell>
          <table:table-cell office:value-type="string" calcext:value-type="string">
            <text:p>11 DE OCTUBRE</text:p>
          </table:table-cell>
          <table:table-cell office:value-type="string" calcext:value-type="string">
            <text:p>1210</text:p>
          </table:table-cell>
          <table:table-cell table:formula="of:=COM.MICROSOFT.CONCAT([.$D$1];[.A989];&quot;','&quot;;[.B989];&quot;','&quot;;[.C989];&quot;');&quot;)" office:value-type="string" office:string-value="INSERT INTO public.&quot;location&quot; (code, &quot;name&quot;, parent_code) VALUES('121003','11 DE OCTUBRE','1210');" calcext:value-type="string">
            <text:p>INSERT INTO public."location" (code, "name", parent_code) VALUES('121003','11 DE OCTUBRE','1210');</text:p>
          </table:table-cell>
        </table:table-row>
        <table:table-row table:style-name="ro1">
          <table:table-cell office:value-type="string" calcext:value-type="string">
            <text:p>121050</text:p>
          </table:table-cell>
          <table:table-cell office:value-type="string" calcext:value-type="string">
            <text:p>SAN JACINTO DE BUENA FE</text:p>
          </table:table-cell>
          <table:table-cell office:value-type="string" calcext:value-type="string">
            <text:p>1210</text:p>
          </table:table-cell>
          <table:table-cell table:formula="of:=COM.MICROSOFT.CONCAT([.$D$1];[.A990];&quot;','&quot;;[.B990];&quot;','&quot;;[.C990];&quot;');&quot;)" office:value-type="string" office:string-value="INSERT INTO public.&quot;location&quot; (code, &quot;name&quot;, parent_code) VALUES('121050','SAN JACINTO DE BUENA FE','1210');" calcext:value-type="string">
            <text:p>INSERT INTO public."location" (code, "name", parent_code) VALUES('121050','SAN JACINTO DE BUENA FE','1210');</text:p>
          </table:table-cell>
        </table:table-row>
        <table:table-row table:style-name="ro1">
          <table:table-cell office:value-type="string" calcext:value-type="string">
            <text:p>121051</text:p>
          </table:table-cell>
          <table:table-cell office:value-type="string" calcext:value-type="string">
            <text:p>PATRICIA PILAR</text:p>
          </table:table-cell>
          <table:table-cell office:value-type="string" calcext:value-type="string">
            <text:p>1210</text:p>
          </table:table-cell>
          <table:table-cell table:formula="of:=COM.MICROSOFT.CONCAT([.$D$1];[.A991];&quot;','&quot;;[.B991];&quot;','&quot;;[.C991];&quot;');&quot;)" office:value-type="string" office:string-value="INSERT INTO public.&quot;location&quot; (code, &quot;name&quot;, parent_code) VALUES('121051','PATRICIA PILAR','1210');" calcext:value-type="string">
            <text:p>INSERT INTO public."location" (code, "name", parent_code) VALUES('121051','PATRICIA PILAR','1210');</text:p>
          </table:table-cell>
        </table:table-row>
        <table:table-row table:style-name="ro1">
          <table:table-cell office:value-type="string" calcext:value-type="string">
            <text:p>121150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1211</text:p>
          </table:table-cell>
          <table:table-cell table:formula="of:=COM.MICROSOFT.CONCAT([.$D$1];[.A992];&quot;','&quot;;[.B992];&quot;','&quot;;[.C992];&quot;');&quot;)" office:value-type="string" office:string-value="INSERT INTO public.&quot;location&quot; (code, &quot;name&quot;, parent_code) VALUES('121150','VALENCIA','1211');" calcext:value-type="string">
            <text:p>INSERT INTO public."location" (code, "name", parent_code) VALUES('121150','VALENCIA','1211');</text:p>
          </table:table-cell>
        </table:table-row>
        <table:table-row table:style-name="ro1">
          <table:table-cell office:value-type="string" calcext:value-type="string">
            <text:p>121250</text:p>
          </table:table-cell>
          <table:table-cell office:value-type="string" calcext:value-type="string">
            <text:p>MOCACHE</text:p>
          </table:table-cell>
          <table:table-cell office:value-type="string" calcext:value-type="string">
            <text:p>1212</text:p>
          </table:table-cell>
          <table:table-cell table:formula="of:=COM.MICROSOFT.CONCAT([.$D$1];[.A993];&quot;','&quot;;[.B993];&quot;','&quot;;[.C993];&quot;');&quot;)" office:value-type="string" office:string-value="INSERT INTO public.&quot;location&quot; (code, &quot;name&quot;, parent_code) VALUES('121250','MOCACHE','1212');" calcext:value-type="string">
            <text:p>INSERT INTO public."location" (code, "name", parent_code) VALUES('121250','MOCACHE','1212');</text:p>
          </table:table-cell>
        </table:table-row>
        <table:table-row table:style-name="ro1">
          <table:table-cell office:value-type="string" calcext:value-type="string">
            <text:p>121350</text:p>
          </table:table-cell>
          <table:table-cell office:value-type="string" calcext:value-type="string">
            <text:p>QUINSALOMA</text:p>
          </table:table-cell>
          <table:table-cell office:value-type="string" calcext:value-type="string">
            <text:p>1213</text:p>
          </table:table-cell>
          <table:table-cell table:formula="of:=COM.MICROSOFT.CONCAT([.$D$1];[.A994];&quot;','&quot;;[.B994];&quot;','&quot;;[.C994];&quot;');&quot;)" office:value-type="string" office:string-value="INSERT INTO public.&quot;location&quot; (code, &quot;name&quot;, parent_code) VALUES('121350','QUINSALOMA','1213');" calcext:value-type="string">
            <text:p>INSERT INTO public."location" (code, "name", parent_code) VALUES('121350','QUINSALOMA','1213');</text:p>
          </table:table-cell>
        </table:table-row>
        <table:table-row table:style-name="ro1">
          <table:table-cell office:value-type="string" calcext:value-type="string">
            <text:p>130101</text:p>
          </table:table-cell>
          <table:table-cell office:value-type="string" calcext:value-type="string">
            <text:p>ANDRES DE VERA</text:p>
          </table:table-cell>
          <table:table-cell office:value-type="string" calcext:value-type="string">
            <text:p>1301</text:p>
          </table:table-cell>
          <table:table-cell table:formula="of:=COM.MICROSOFT.CONCAT([.$D$1];[.A995];&quot;','&quot;;[.B995];&quot;','&quot;;[.C995];&quot;');&quot;)" office:value-type="string" office:string-value="INSERT INTO public.&quot;location&quot; (code, &quot;name&quot;, parent_code) VALUES('130101','ANDRES DE VERA','1301');" calcext:value-type="string">
            <text:p>INSERT INTO public."location" (code, "name", parent_code) VALUES('130101','ANDRES DE VERA','1301');</text:p>
          </table:table-cell>
        </table:table-row>
        <table:table-row table:style-name="ro1">
          <table:table-cell office:value-type="string" calcext:value-type="string">
            <text:p>130102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1301</text:p>
          </table:table-cell>
          <table:table-cell table:formula="of:=COM.MICROSOFT.CONCAT([.$D$1];[.A996];&quot;','&quot;;[.B996];&quot;','&quot;;[.C996];&quot;');&quot;)" office:value-type="string" office:string-value="INSERT INTO public.&quot;location&quot; (code, &quot;name&quot;, parent_code) VALUES('130102','COLON','1301');" calcext:value-type="string">
            <text:p>INSERT INTO public."location" (code, "name", parent_code) VALUES('130102','COLON','1301');</text:p>
          </table:table-cell>
        </table:table-row>
        <table:table-row table:style-name="ro1">
          <table:table-cell office:value-type="string" calcext:value-type="string">
            <text:p>130103</text:p>
          </table:table-cell>
          <table:table-cell office:value-type="string" calcext:value-type="string">
            <text:p>12 DE MARZO</text:p>
          </table:table-cell>
          <table:table-cell office:value-type="string" calcext:value-type="string">
            <text:p>1301</text:p>
          </table:table-cell>
          <table:table-cell table:formula="of:=COM.MICROSOFT.CONCAT([.$D$1];[.A997];&quot;','&quot;;[.B997];&quot;','&quot;;[.C997];&quot;');&quot;)" office:value-type="string" office:string-value="INSERT INTO public.&quot;location&quot; (code, &quot;name&quot;, parent_code) VALUES('130103','12 DE MARZO','1301');" calcext:value-type="string">
            <text:p>INSERT INTO public."location" (code, "name", parent_code) VALUES('130103','12 DE MARZO','1301');</text:p>
          </table:table-cell>
        </table:table-row>
        <table:table-row table:style-name="ro1">
          <table:table-cell office:value-type="string" calcext:value-type="string">
            <text:p>130104</text:p>
          </table:table-cell>
          <table:table-cell office:value-type="string" calcext:value-type="string">
            <text:p>PICOAZA</text:p>
          </table:table-cell>
          <table:table-cell office:value-type="string" calcext:value-type="string">
            <text:p>1301</text:p>
          </table:table-cell>
          <table:table-cell table:formula="of:=COM.MICROSOFT.CONCAT([.$D$1];[.A998];&quot;','&quot;;[.B998];&quot;','&quot;;[.C998];&quot;');&quot;)" office:value-type="string" office:string-value="INSERT INTO public.&quot;location&quot; (code, &quot;name&quot;, parent_code) VALUES('130104','PICOAZA','1301');" calcext:value-type="string">
            <text:p>INSERT INTO public."location" (code, "name", parent_code) VALUES('130104','PICOAZA','1301');</text:p>
          </table:table-cell>
        </table:table-row>
        <table:table-row table:style-name="ro1">
          <table:table-cell office:value-type="string" calcext:value-type="string">
            <text:p>130105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01</text:p>
          </table:table-cell>
          <table:table-cell table:formula="of:=COM.MICROSOFT.CONCAT([.$D$1];[.A999];&quot;','&quot;;[.B999];&quot;','&quot;;[.C999];&quot;');&quot;)" office:value-type="string" office:string-value="INSERT INTO public.&quot;location&quot; (code, &quot;name&quot;, parent_code) VALUES('130105','PORTOVIEJO','1301');" calcext:value-type="string">
            <text:p>INSERT INTO public."location" (code, "name", parent_code) VALUES('130105','PORTOVIEJO','1301');</text:p>
          </table:table-cell>
        </table:table-row>
        <table:table-row table:style-name="ro1">
          <table:table-cell office:value-type="string" calcext:value-type="string">
            <text:p>130106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1301</text:p>
          </table:table-cell>
          <table:table-cell table:formula="of:=COM.MICROSOFT.CONCAT([.$D$1];[.A1000];&quot;','&quot;;[.B1000];&quot;','&quot;;[.C1000];&quot;');&quot;)" office:value-type="string" office:string-value="INSERT INTO public.&quot;location&quot; (code, &quot;name&quot;, parent_code) VALUES('130106','SAN PABLO','1301');" calcext:value-type="string">
            <text:p>INSERT INTO public."location" (code, "name", parent_code) VALUES('130106','SAN PABLO','1301');</text:p>
          </table:table-cell>
        </table:table-row>
        <table:table-row table:style-name="ro1">
          <table:table-cell office:value-type="string" calcext:value-type="string">
            <text:p>130107</text:p>
          </table:table-cell>
          <table:table-cell office:value-type="string" calcext:value-type="string">
            <text:p>18 DE OCTUBRE</text:p>
          </table:table-cell>
          <table:table-cell office:value-type="string" calcext:value-type="string">
            <text:p>1301</text:p>
          </table:table-cell>
          <table:table-cell table:formula="of:=COM.MICROSOFT.CONCAT([.$D$1];[.A1001];&quot;','&quot;;[.B1001];&quot;','&quot;;[.C1001];&quot;');&quot;)" office:value-type="string" office:string-value="INSERT INTO public.&quot;location&quot; (code, &quot;name&quot;, parent_code) VALUES('130107','18 DE OCTUBRE','1301');" calcext:value-type="string">
            <text:p>INSERT INTO public."location" (code, "name", parent_code) VALUES('130107','18 DE OCTUBRE','1301');</text:p>
          </table:table-cell>
        </table:table-row>
        <table:table-row table:style-name="ro1">
          <table:table-cell office:value-type="string" calcext:value-type="string">
            <text:p>130108</text:p>
          </table:table-cell>
          <table:table-cell office:value-type="string" calcext:value-type="string">
            <text:p>FRANCISCO PACHECO</text:p>
          </table:table-cell>
          <table:table-cell office:value-type="string" calcext:value-type="string">
            <text:p>1301</text:p>
          </table:table-cell>
          <table:table-cell table:formula="of:=COM.MICROSOFT.CONCAT([.$D$1];[.A1002];&quot;','&quot;;[.B1002];&quot;','&quot;;[.C1002];&quot;');&quot;)" office:value-type="string" office:string-value="INSERT INTO public.&quot;location&quot; (code, &quot;name&quot;, parent_code) VALUES('130108','FRANCISCO PACHECO','1301');" calcext:value-type="string">
            <text:p>INSERT INTO public."location" (code, "name", parent_code) VALUES('130108','FRANCISCO PACHECO','1301');</text:p>
          </table:table-cell>
        </table:table-row>
        <table:table-row table:style-name="ro1">
          <table:table-cell office:value-type="string" calcext:value-type="string">
            <text:p>130109</text:p>
          </table:table-cell>
          <table:table-cell office:value-type="string" calcext:value-type="string">
            <text:p>SIMÓN BOLÍVAR</text:p>
          </table:table-cell>
          <table:table-cell office:value-type="string" calcext:value-type="string">
            <text:p>1301</text:p>
          </table:table-cell>
          <table:table-cell table:formula="of:=COM.MICROSOFT.CONCAT([.$D$1];[.A1003];&quot;','&quot;;[.B1003];&quot;','&quot;;[.C1003];&quot;');&quot;)" office:value-type="string" office:string-value="INSERT INTO public.&quot;location&quot; (code, &quot;name&quot;, parent_code) VALUES('130109','SIMÓN BOLÍVAR','1301');" calcext:value-type="string">
            <text:p>INSERT INTO public."location" (code, "name", parent_code) VALUES('130109','SIMÓN BOLÍVAR','1301');</text:p>
          </table:table-cell>
        </table:table-row>
        <table:table-row table:style-name="ro1">
          <table:table-cell office:value-type="string" calcext:value-type="string">
            <text:p>130150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1301</text:p>
          </table:table-cell>
          <table:table-cell table:formula="of:=COM.MICROSOFT.CONCAT([.$D$1];[.A1004];&quot;','&quot;;[.B1004];&quot;','&quot;;[.C1004];&quot;');&quot;)" office:value-type="string" office:string-value="INSERT INTO public.&quot;location&quot; (code, &quot;name&quot;, parent_code) VALUES('130150','PORTOVIEJO','1301');" calcext:value-type="string">
            <text:p>INSERT INTO public."location" (code, "name", parent_code) VALUES('130150','PORTOVIEJO','1301');</text:p>
          </table:table-cell>
        </table:table-row>
        <table:table-row table:style-name="ro1">
          <table:table-cell office:value-type="string" calcext:value-type="string">
            <text:p>130151</text:p>
          </table:table-cell>
          <table:table-cell office:value-type="string" calcext:value-type="string">
            <text:p>ABDON CALDERON (SAN FRANCISCO)</text:p>
          </table:table-cell>
          <table:table-cell office:value-type="string" calcext:value-type="string">
            <text:p>1301</text:p>
          </table:table-cell>
          <table:table-cell table:formula="of:=COM.MICROSOFT.CONCAT([.$D$1];[.A1005];&quot;','&quot;;[.B1005];&quot;','&quot;;[.C1005];&quot;');&quot;)" office:value-type="string" office:string-value="INSERT INTO public.&quot;location&quot; (code, &quot;name&quot;, parent_code) VALUES('130151','ABDON CALDERON (SAN FRANCISCO)','1301');" calcext:value-type="string">
            <text:p>INSERT INTO public."location" (code, "name", parent_code) VALUES('130151','ABDON CALDERON (SAN FRANCISCO)','1301');</text:p>
          </table:table-cell>
        </table:table-row>
        <table:table-row table:style-name="ro1">
          <table:table-cell office:value-type="string" calcext:value-type="string">
            <text:p>130152</text:p>
          </table:table-cell>
          <table:table-cell office:value-type="string" calcext:value-type="string">
            <text:p>ALHAJUELA (BAJO GRANDE)</text:p>
          </table:table-cell>
          <table:table-cell office:value-type="string" calcext:value-type="string">
            <text:p>1301</text:p>
          </table:table-cell>
          <table:table-cell table:formula="of:=COM.MICROSOFT.CONCAT([.$D$1];[.A1006];&quot;','&quot;;[.B1006];&quot;','&quot;;[.C1006];&quot;');&quot;)" office:value-type="string" office:string-value="INSERT INTO public.&quot;location&quot; (code, &quot;name&quot;, parent_code) VALUES('130152','ALHAJUELA (BAJO GRANDE)','1301');" calcext:value-type="string">
            <text:p>INSERT INTO public."location" (code, "name", parent_code) VALUES('130152','ALHAJUELA (BAJO GRANDE)','1301');</text:p>
          </table:table-cell>
        </table:table-row>
        <table:table-row table:style-name="ro1">
          <table:table-cell office:value-type="string" calcext:value-type="string">
            <text:p>130153</text:p>
          </table:table-cell>
          <table:table-cell office:value-type="string" calcext:value-type="string">
            <text:p>CRUCITA</text:p>
          </table:table-cell>
          <table:table-cell office:value-type="string" calcext:value-type="string">
            <text:p>1301</text:p>
          </table:table-cell>
          <table:table-cell table:formula="of:=COM.MICROSOFT.CONCAT([.$D$1];[.A1007];&quot;','&quot;;[.B1007];&quot;','&quot;;[.C1007];&quot;');&quot;)" office:value-type="string" office:string-value="INSERT INTO public.&quot;location&quot; (code, &quot;name&quot;, parent_code) VALUES('130153','CRUCITA','1301');" calcext:value-type="string">
            <text:p>INSERT INTO public."location" (code, "name", parent_code) VALUES('130153','CRUCITA','1301');</text:p>
          </table:table-cell>
        </table:table-row>
        <table:table-row table:style-name="ro1">
          <table:table-cell office:value-type="string" calcext:value-type="string">
            <text:p>130154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1301</text:p>
          </table:table-cell>
          <table:table-cell table:formula="of:=COM.MICROSOFT.CONCAT([.$D$1];[.A1008];&quot;','&quot;;[.B1008];&quot;','&quot;;[.C1008];&quot;');&quot;)" office:value-type="string" office:string-value="INSERT INTO public.&quot;location&quot; (code, &quot;name&quot;, parent_code) VALUES('130154','PUEBLO NUEVO','1301');" calcext:value-type="string">
            <text:p>INSERT INTO public."location" (code, "name", parent_code) VALUES('130154','PUEBLO NUEVO','1301');</text:p>
          </table:table-cell>
        </table:table-row>
        <table:table-row table:style-name="ro1">
          <table:table-cell office:value-type="string" calcext:value-type="string">
            <text:p>130155</text:p>
          </table:table-cell>
          <table:table-cell office:value-type="string" calcext:value-type="string">
            <text:p>RIOCHICO (RIO CHICO)</text:p>
          </table:table-cell>
          <table:table-cell office:value-type="string" calcext:value-type="string">
            <text:p>1301</text:p>
          </table:table-cell>
          <table:table-cell table:formula="of:=COM.MICROSOFT.CONCAT([.$D$1];[.A1009];&quot;','&quot;;[.B1009];&quot;','&quot;;[.C1009];&quot;');&quot;)" office:value-type="string" office:string-value="INSERT INTO public.&quot;location&quot; (code, &quot;name&quot;, parent_code) VALUES('130155','RIOCHICO (RIO CHICO)','1301');" calcext:value-type="string">
            <text:p>INSERT INTO public."location" (code, "name", parent_code) VALUES('130155','RIOCHICO (RIO CHICO)','1301');</text:p>
          </table:table-cell>
        </table:table-row>
        <table:table-row table:style-name="ro1">
          <table:table-cell office:value-type="string" calcext:value-type="string">
            <text:p>130156</text:p>
          </table:table-cell>
          <table:table-cell office:value-type="string" calcext:value-type="string">
            <text:p>SAN PLACIDO</text:p>
          </table:table-cell>
          <table:table-cell office:value-type="string" calcext:value-type="string">
            <text:p>1301</text:p>
          </table:table-cell>
          <table:table-cell table:formula="of:=COM.MICROSOFT.CONCAT([.$D$1];[.A1010];&quot;','&quot;;[.B1010];&quot;','&quot;;[.C1010];&quot;');&quot;)" office:value-type="string" office:string-value="INSERT INTO public.&quot;location&quot; (code, &quot;name&quot;, parent_code) VALUES('130156','SAN PLACIDO','1301');" calcext:value-type="string">
            <text:p>INSERT INTO public."location" (code, "name", parent_code) VALUES('130156','SAN PLACIDO','1301');</text:p>
          </table:table-cell>
        </table:table-row>
        <table:table-row table:style-name="ro1">
          <table:table-cell office:value-type="string" calcext:value-type="string">
            <text:p>130157</text:p>
          </table:table-cell>
          <table:table-cell office:value-type="string" calcext:value-type="string">
            <text:p>CHIRIJOS</text:p>
          </table:table-cell>
          <table:table-cell office:value-type="string" calcext:value-type="string">
            <text:p>1301</text:p>
          </table:table-cell>
          <table:table-cell table:formula="of:=COM.MICROSOFT.CONCAT([.$D$1];[.A1011];&quot;','&quot;;[.B1011];&quot;','&quot;;[.C1011];&quot;');&quot;)" office:value-type="string" office:string-value="INSERT INTO public.&quot;location&quot; (code, &quot;name&quot;, parent_code) VALUES('130157','CHIRIJOS','1301');" calcext:value-type="string">
            <text:p>INSERT INTO public."location" (code, "name", parent_code) VALUES('130157','CHIRIJOS','1301');</text:p>
          </table:table-cell>
        </table:table-row>
        <table:table-row table:style-name="ro1">
          <table:table-cell office:value-type="string" calcext:value-type="string">
            <text:p>130250</text:p>
          </table:table-cell>
          <table:table-cell office:value-type="string" calcext:value-type="string">
            <text:p>CALCETA</text:p>
          </table:table-cell>
          <table:table-cell office:value-type="string" calcext:value-type="string">
            <text:p>1302</text:p>
          </table:table-cell>
          <table:table-cell table:formula="of:=COM.MICROSOFT.CONCAT([.$D$1];[.A1012];&quot;','&quot;;[.B1012];&quot;','&quot;;[.C1012];&quot;');&quot;)" office:value-type="string" office:string-value="INSERT INTO public.&quot;location&quot; (code, &quot;name&quot;, parent_code) VALUES('130250','CALCETA','1302');" calcext:value-type="string">
            <text:p>INSERT INTO public."location" (code, "name", parent_code) VALUES('130250','CALCETA','1302');</text:p>
          </table:table-cell>
        </table:table-row>
        <table:table-row table:style-name="ro1">
          <table:table-cell office:value-type="string" calcext:value-type="string">
            <text:p>130251</text:p>
          </table:table-cell>
          <table:table-cell office:value-type="string" calcext:value-type="string">
            <text:p>MEMBRILLO</text:p>
          </table:table-cell>
          <table:table-cell office:value-type="string" calcext:value-type="string">
            <text:p>1302</text:p>
          </table:table-cell>
          <table:table-cell table:formula="of:=COM.MICROSOFT.CONCAT([.$D$1];[.A1013];&quot;','&quot;;[.B1013];&quot;','&quot;;[.C1013];&quot;');&quot;)" office:value-type="string" office:string-value="INSERT INTO public.&quot;location&quot; (code, &quot;name&quot;, parent_code) VALUES('130251','MEMBRILLO','1302');" calcext:value-type="string">
            <text:p>INSERT INTO public."location" (code, "name", parent_code) VALUES('130251','MEMBRILLO','1302');</text:p>
          </table:table-cell>
        </table:table-row>
        <table:table-row table:style-name="ro1">
          <table:table-cell office:value-type="string" calcext:value-type="string">
            <text:p>130252</text:p>
          </table:table-cell>
          <table:table-cell office:value-type="string" calcext:value-type="string">
            <text:p>QUIROGA</text:p>
          </table:table-cell>
          <table:table-cell office:value-type="string" calcext:value-type="string">
            <text:p>1302</text:p>
          </table:table-cell>
          <table:table-cell table:formula="of:=COM.MICROSOFT.CONCAT([.$D$1];[.A1014];&quot;','&quot;;[.B1014];&quot;','&quot;;[.C1014];&quot;');&quot;)" office:value-type="string" office:string-value="INSERT INTO public.&quot;location&quot; (code, &quot;name&quot;, parent_code) VALUES('130252','QUIROGA','1302');" calcext:value-type="string">
            <text:p>INSERT INTO public."location" (code, "name", parent_code) VALUES('130252','QUIROGA','1302');</text:p>
          </table:table-cell>
        </table:table-row>
        <table:table-row table:style-name="ro1">
          <table:table-cell office:value-type="string" calcext:value-type="string">
            <text:p>130301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03</text:p>
          </table:table-cell>
          <table:table-cell table:formula="of:=COM.MICROSOFT.CONCAT([.$D$1];[.A1015];&quot;','&quot;;[.B1015];&quot;','&quot;;[.C1015];&quot;');&quot;)" office:value-type="string" office:string-value="INSERT INTO public.&quot;location&quot; (code, &quot;name&quot;, parent_code) VALUES('130301','CHONE','1303');" calcext:value-type="string">
            <text:p>INSERT INTO public."location" (code, "name", parent_code) VALUES('130301','CHONE','1303');</text:p>
          </table:table-cell>
        </table:table-row>
        <table:table-row table:style-name="ro1">
          <table:table-cell office:value-type="string" calcext:value-type="string">
            <text:p>130302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1303</text:p>
          </table:table-cell>
          <table:table-cell table:formula="of:=COM.MICROSOFT.CONCAT([.$D$1];[.A1016];&quot;','&quot;;[.B1016];&quot;','&quot;;[.C1016];&quot;');&quot;)" office:value-type="string" office:string-value="INSERT INTO public.&quot;location&quot; (code, &quot;name&quot;, parent_code) VALUES('130302','SANTA RITA','1303');" calcext:value-type="string">
            <text:p>INSERT INTO public."location" (code, "name", parent_code) VALUES('130302','SANTA RITA','1303');</text:p>
          </table:table-cell>
        </table:table-row>
        <table:table-row table:style-name="ro1">
          <table:table-cell office:value-type="string" calcext:value-type="string">
            <text:p>130350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1303</text:p>
          </table:table-cell>
          <table:table-cell table:formula="of:=COM.MICROSOFT.CONCAT([.$D$1];[.A1017];&quot;','&quot;;[.B1017];&quot;','&quot;;[.C1017];&quot;');&quot;)" office:value-type="string" office:string-value="INSERT INTO public.&quot;location&quot; (code, &quot;name&quot;, parent_code) VALUES('130350','CHONE','1303');" calcext:value-type="string">
            <text:p>INSERT INTO public."location" (code, "name", parent_code) VALUES('130350','CHONE','1303');</text:p>
          </table:table-cell>
        </table:table-row>
        <table:table-row table:style-name="ro1">
          <table:table-cell office:value-type="string" calcext:value-type="string">
            <text:p>13035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1303</text:p>
          </table:table-cell>
          <table:table-cell table:formula="of:=COM.MICROSOFT.CONCAT([.$D$1];[.A1018];&quot;','&quot;;[.B1018];&quot;','&quot;;[.C1018];&quot;');&quot;)" office:value-type="string" office:string-value="INSERT INTO public.&quot;location&quot; (code, &quot;name&quot;, parent_code) VALUES('130351','BOYACA','1303');" calcext:value-type="string">
            <text:p>INSERT INTO public."location" (code, "name", parent_code) VALUES('130351','BOYACA','1303');</text:p>
          </table:table-cell>
        </table:table-row>
        <table:table-row table:style-name="ro1">
          <table:table-cell office:value-type="string" calcext:value-type="string">
            <text:p>130352</text:p>
          </table:table-cell>
          <table:table-cell office:value-type="string" calcext:value-type="string">
            <text:p>CANUTO</text:p>
          </table:table-cell>
          <table:table-cell office:value-type="string" calcext:value-type="string">
            <text:p>1303</text:p>
          </table:table-cell>
          <table:table-cell table:formula="of:=COM.MICROSOFT.CONCAT([.$D$1];[.A1019];&quot;','&quot;;[.B1019];&quot;','&quot;;[.C1019];&quot;');&quot;)" office:value-type="string" office:string-value="INSERT INTO public.&quot;location&quot; (code, &quot;name&quot;, parent_code) VALUES('130352','CANUTO','1303');" calcext:value-type="string">
            <text:p>INSERT INTO public."location" (code, "name", parent_code) VALUES('130352','CANUTO','1303');</text:p>
          </table:table-cell>
        </table:table-row>
        <table:table-row table:style-name="ro1">
          <table:table-cell office:value-type="string" calcext:value-type="string">
            <text:p>130353</text:p>
          </table:table-cell>
          <table:table-cell office:value-type="string" calcext:value-type="string">
            <text:p>CONVENTO</text:p>
          </table:table-cell>
          <table:table-cell office:value-type="string" calcext:value-type="string">
            <text:p>1303</text:p>
          </table:table-cell>
          <table:table-cell table:formula="of:=COM.MICROSOFT.CONCAT([.$D$1];[.A1020];&quot;','&quot;;[.B1020];&quot;','&quot;;[.C1020];&quot;');&quot;)" office:value-type="string" office:string-value="INSERT INTO public.&quot;location&quot; (code, &quot;name&quot;, parent_code) VALUES('130353','CONVENTO','1303');" calcext:value-type="string">
            <text:p>INSERT INTO public."location" (code, "name", parent_code) VALUES('130353','CONVENTO','1303');</text:p>
          </table:table-cell>
        </table:table-row>
        <table:table-row table:style-name="ro1">
          <table:table-cell office:value-type="string" calcext:value-type="string">
            <text:p>130354</text:p>
          </table:table-cell>
          <table:table-cell office:value-type="string" calcext:value-type="string">
            <text:p>CHIBUNGA</text:p>
          </table:table-cell>
          <table:table-cell office:value-type="string" calcext:value-type="string">
            <text:p>1303</text:p>
          </table:table-cell>
          <table:table-cell table:formula="of:=COM.MICROSOFT.CONCAT([.$D$1];[.A1021];&quot;','&quot;;[.B1021];&quot;','&quot;;[.C1021];&quot;');&quot;)" office:value-type="string" office:string-value="INSERT INTO public.&quot;location&quot; (code, &quot;name&quot;, parent_code) VALUES('130354','CHIBUNGA','1303');" calcext:value-type="string">
            <text:p>INSERT INTO public."location" (code, "name", parent_code) VALUES('130354','CHIBUNGA','1303');</text:p>
          </table:table-cell>
        </table:table-row>
        <table:table-row table:style-name="ro1">
          <table:table-cell office:value-type="string" calcext:value-type="string">
            <text:p>130355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1303</text:p>
          </table:table-cell>
          <table:table-cell table:formula="of:=COM.MICROSOFT.CONCAT([.$D$1];[.A1022];&quot;','&quot;;[.B1022];&quot;','&quot;;[.C1022];&quot;');&quot;)" office:value-type="string" office:string-value="INSERT INTO public.&quot;location&quot; (code, &quot;name&quot;, parent_code) VALUES('130355','ELOY ALFARO','1303');" calcext:value-type="string">
            <text:p>INSERT INTO public."location" (code, "name", parent_code) VALUES('130355','ELOY ALFARO','1303');</text:p>
          </table:table-cell>
        </table:table-row>
        <table:table-row table:style-name="ro1">
          <table:table-cell office:value-type="string" calcext:value-type="string">
            <text:p>130356</text:p>
          </table:table-cell>
          <table:table-cell office:value-type="string" calcext:value-type="string">
            <text:p>RICAURTE</text:p>
          </table:table-cell>
          <table:table-cell office:value-type="string" calcext:value-type="string">
            <text:p>1303</text:p>
          </table:table-cell>
          <table:table-cell table:formula="of:=COM.MICROSOFT.CONCAT([.$D$1];[.A1023];&quot;','&quot;;[.B1023];&quot;','&quot;;[.C1023];&quot;');&quot;)" office:value-type="string" office:string-value="INSERT INTO public.&quot;location&quot; (code, &quot;name&quot;, parent_code) VALUES('130356','RICAURTE','1303');" calcext:value-type="string">
            <text:p>INSERT INTO public."location" (code, "name", parent_code) VALUES('130356','RICAURTE','1303');</text:p>
          </table:table-cell>
        </table:table-row>
        <table:table-row table:style-name="ro1">
          <table:table-cell office:value-type="string" calcext:value-type="string">
            <text:p>130357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1303</text:p>
          </table:table-cell>
          <table:table-cell table:formula="of:=COM.MICROSOFT.CONCAT([.$D$1];[.A1024];&quot;','&quot;;[.B1024];&quot;','&quot;;[.C1024];&quot;');&quot;)" office:value-type="string" office:string-value="INSERT INTO public.&quot;location&quot; (code, &quot;name&quot;, parent_code) VALUES('130357','SAN ANTONIO','1303');" calcext:value-type="string">
            <text:p>INSERT INTO public."location" (code, "name", parent_code) VALUES('130357','SAN ANTONIO','1303');</text:p>
          </table:table-cell>
        </table:table-row>
        <table:table-row table:style-name="ro1">
          <table:table-cell office:value-type="string" calcext:value-type="string">
            <text:p>130401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1304</text:p>
          </table:table-cell>
          <table:table-cell table:formula="of:=COM.MICROSOFT.CONCAT([.$D$1];[.A1025];&quot;','&quot;;[.B1025];&quot;','&quot;;[.C1025];&quot;');&quot;)" office:value-type="string" office:string-value="INSERT INTO public.&quot;location&quot; (code, &quot;name&quot;, parent_code) VALUES('130401','EL CARMEN','1304');" calcext:value-type="string">
            <text:p>INSERT INTO public."location" (code, "name", parent_code) VALUES('130401','EL CARMEN','1304');</text:p>
          </table:table-cell>
        </table:table-row>
        <table:table-row table:style-name="ro1">
          <table:table-cell office:value-type="string" calcext:value-type="string">
            <text:p>130404</text:p>
          </table:table-cell>
          <table:table-cell office:value-type="string" calcext:value-type="string">
            <text:p>4 DE DICIEMBRE</text:p>
          </table:table-cell>
          <table:table-cell office:value-type="string" calcext:value-type="string">
            <text:p>1304</text:p>
          </table:table-cell>
          <table:table-cell table:formula="of:=COM.MICROSOFT.CONCAT([.$D$1];[.A1026];&quot;','&quot;;[.B1026];&quot;','&quot;;[.C1026];&quot;');&quot;)" office:value-type="string" office:string-value="INSERT INTO public.&quot;location&quot; (code, &quot;name&quot;, parent_code) VALUES('130404','4 DE DICIEMBRE','1304');" calcext:value-type="string">
            <text:p>INSERT INTO public."location" (code, "name", parent_code) VALUES('130404','4 DE DICIEMBRE','1304');</text:p>
          </table:table-cell>
        </table:table-row>
        <table:table-row table:style-name="ro1">
          <table:table-cell office:value-type="string" calcext:value-type="string">
            <text:p>130450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1304</text:p>
          </table:table-cell>
          <table:table-cell table:formula="of:=COM.MICROSOFT.CONCAT([.$D$1];[.A1027];&quot;','&quot;;[.B1027];&quot;','&quot;;[.C1027];&quot;');&quot;)" office:value-type="string" office:string-value="INSERT INTO public.&quot;location&quot; (code, &quot;name&quot;, parent_code) VALUES('130450','EL CARMEN','1304');" calcext:value-type="string">
            <text:p>INSERT INTO public."location" (code, "name", parent_code) VALUES('130450','EL CARMEN','1304');</text:p>
          </table:table-cell>
        </table:table-row>
        <table:table-row table:style-name="ro1">
          <table:table-cell office:value-type="string" calcext:value-type="string">
            <text:p>130451</text:p>
          </table:table-cell>
          <table:table-cell office:value-type="string" calcext:value-type="string">
            <text:p>WILFRIDO LOOR MOREIRA (MAICITO)</text:p>
          </table:table-cell>
          <table:table-cell office:value-type="string" calcext:value-type="string">
            <text:p>1304</text:p>
          </table:table-cell>
          <table:table-cell table:formula="of:=COM.MICROSOFT.CONCAT([.$D$1];[.A1028];&quot;','&quot;;[.B1028];&quot;','&quot;;[.C1028];&quot;');&quot;)" office:value-type="string" office:string-value="INSERT INTO public.&quot;location&quot; (code, &quot;name&quot;, parent_code) VALUES('130451','WILFRIDO LOOR MOREIRA (MAICITO)','1304');" calcext:value-type="string">
            <text:p>INSERT INTO public."location" (code, "name", parent_code) VALUES('130451','WILFRIDO LOOR MOREIRA (MAICITO)','1304');</text:p>
          </table:table-cell>
        </table:table-row>
        <table:table-row table:style-name="ro1">
          <table:table-cell office:value-type="string" calcext:value-type="string">
            <text:p>130452</text:p>
          </table:table-cell>
          <table:table-cell office:value-type="string" calcext:value-type="string">
            <text:p>SAN PEDRO DE SUMA</text:p>
          </table:table-cell>
          <table:table-cell office:value-type="string" calcext:value-type="string">
            <text:p>1304</text:p>
          </table:table-cell>
          <table:table-cell table:formula="of:=COM.MICROSOFT.CONCAT([.$D$1];[.A1029];&quot;','&quot;;[.B1029];&quot;','&quot;;[.C1029];&quot;');&quot;)" office:value-type="string" office:string-value="INSERT INTO public.&quot;location&quot; (code, &quot;name&quot;, parent_code) VALUES('130452','SAN PEDRO DE SUMA','1304');" calcext:value-type="string">
            <text:p>INSERT INTO public."location" (code, "name", parent_code) VALUES('130452','SAN PEDRO DE SUMA','1304');</text:p>
          </table:table-cell>
        </table:table-row>
        <table:table-row table:style-name="ro1">
          <table:table-cell office:value-type="string" calcext:value-type="string">
            <text:p>130550</text:p>
          </table:table-cell>
          <table:table-cell office:value-type="string" calcext:value-type="string">
            <text:p>FLAVIO ALFARO</text:p>
          </table:table-cell>
          <table:table-cell office:value-type="string" calcext:value-type="string">
            <text:p>1305</text:p>
          </table:table-cell>
          <table:table-cell table:formula="of:=COM.MICROSOFT.CONCAT([.$D$1];[.A1030];&quot;','&quot;;[.B1030];&quot;','&quot;;[.C1030];&quot;');&quot;)" office:value-type="string" office:string-value="INSERT INTO public.&quot;location&quot; (code, &quot;name&quot;, parent_code) VALUES('130550','FLAVIO ALFARO','1305');" calcext:value-type="string">
            <text:p>INSERT INTO public."location" (code, "name", parent_code) VALUES('130550','FLAVIO ALFARO','1305');</text:p>
          </table:table-cell>
        </table:table-row>
        <table:table-row table:style-name="ro1">
          <table:table-cell office:value-type="string" calcext:value-type="string">
            <text:p>130551</text:p>
          </table:table-cell>
          <table:table-cell office:value-type="string" calcext:value-type="string">
            <text:p>SAN FRANCISCO DE NOVILLO</text:p>
          </table:table-cell>
          <table:table-cell office:value-type="string" calcext:value-type="string">
            <text:p>1305</text:p>
          </table:table-cell>
          <table:table-cell table:formula="of:=COM.MICROSOFT.CONCAT([.$D$1];[.A1031];&quot;','&quot;;[.B1031];&quot;','&quot;;[.C1031];&quot;');&quot;)" office:value-type="string" office:string-value="INSERT INTO public.&quot;location&quot; (code, &quot;name&quot;, parent_code) VALUES('130551','SAN FRANCISCO DE NOVILLO','1305');" calcext:value-type="string">
            <text:p>INSERT INTO public."location" (code, "name", parent_code) VALUES('130551','SAN FRANCISCO DE NOVILLO','1305');</text:p>
          </table:table-cell>
        </table:table-row>
        <table:table-row table:style-name="ro1">
          <table:table-cell office:value-type="string" calcext:value-type="string">
            <text:p>130552</text:p>
          </table:table-cell>
          <table:table-cell office:value-type="string" calcext:value-type="string">
            <text:p>ZAPALLO</text:p>
          </table:table-cell>
          <table:table-cell office:value-type="string" calcext:value-type="string">
            <text:p>1305</text:p>
          </table:table-cell>
          <table:table-cell table:formula="of:=COM.MICROSOFT.CONCAT([.$D$1];[.A1032];&quot;','&quot;;[.B1032];&quot;','&quot;;[.C1032];&quot;');&quot;)" office:value-type="string" office:string-value="INSERT INTO public.&quot;location&quot; (code, &quot;name&quot;, parent_code) VALUES('130552','ZAPALLO','1305');" calcext:value-type="string">
            <text:p>INSERT INTO public."location" (code, "name", parent_code) VALUES('130552','ZAPALLO','1305');</text:p>
          </table:table-cell>
        </table:table-row>
        <table:table-row table:style-name="ro1">
          <table:table-cell office:value-type="string" calcext:value-type="string">
            <text:p>130601</text:p>
          </table:table-cell>
          <table:table-cell office:value-type="string" calcext:value-type="string">
            <text:p>SAN LORENZO DE JIPIJAPA</text:p>
          </table:table-cell>
          <table:table-cell office:value-type="string" calcext:value-type="string">
            <text:p>1306</text:p>
          </table:table-cell>
          <table:table-cell table:formula="of:=COM.MICROSOFT.CONCAT([.$D$1];[.A1033];&quot;','&quot;;[.B1033];&quot;','&quot;;[.C1033];&quot;');&quot;)" office:value-type="string" office:string-value="INSERT INTO public.&quot;location&quot; (code, &quot;name&quot;, parent_code) VALUES('130601','SAN LORENZO DE JIPIJAPA','1306');" calcext:value-type="string">
            <text:p>INSERT INTO public."location" (code, "name", parent_code) VALUES('130601','SAN LORENZO DE JIPIJAPA','1306');</text:p>
          </table:table-cell>
        </table:table-row>
        <table:table-row table:style-name="ro1">
          <table:table-cell office:value-type="string" calcext:value-type="string">
            <text:p>130602</text:p>
          </table:table-cell>
          <table:table-cell office:value-type="string" calcext:value-type="string">
            <text:p>DR. MIGUEL MORAN LUCIO</text:p>
          </table:table-cell>
          <table:table-cell office:value-type="string" calcext:value-type="string">
            <text:p>1306</text:p>
          </table:table-cell>
          <table:table-cell table:formula="of:=COM.MICROSOFT.CONCAT([.$D$1];[.A1034];&quot;','&quot;;[.B1034];&quot;','&quot;;[.C1034];&quot;');&quot;)" office:value-type="string" office:string-value="INSERT INTO public.&quot;location&quot; (code, &quot;name&quot;, parent_code) VALUES('130602','DR. MIGUEL MORAN LUCIO','1306');" calcext:value-type="string">
            <text:p>INSERT INTO public."location" (code, "name", parent_code) VALUES('130602','DR. MIGUEL MORAN LUCIO','1306');</text:p>
          </table:table-cell>
        </table:table-row>
        <table:table-row table:style-name="ro1">
          <table:table-cell office:value-type="string" calcext:value-type="string">
            <text:p>130603</text:p>
          </table:table-cell>
          <table:table-cell office:value-type="string" calcext:value-type="string">
            <text:p>MANUEL INOCENCIO PARRALES Y GUALE</text:p>
          </table:table-cell>
          <table:table-cell office:value-type="string" calcext:value-type="string">
            <text:p>1306</text:p>
          </table:table-cell>
          <table:table-cell table:formula="of:=COM.MICROSOFT.CONCAT([.$D$1];[.A1035];&quot;','&quot;;[.B1035];&quot;','&quot;;[.C1035];&quot;');&quot;)" office:value-type="string" office:string-value="INSERT INTO public.&quot;location&quot; (code, &quot;name&quot;, parent_code) VALUES('130603','MANUEL INOCENCIO PARRALES Y GUALE','1306');" calcext:value-type="string">
            <text:p>INSERT INTO public."location" (code, "name", parent_code) VALUES('130603','MANUEL INOCENCIO PARRALES Y GUALE','1306');</text:p>
          </table:table-cell>
        </table:table-row>
        <table:table-row table:style-name="ro1">
          <table:table-cell office:value-type="string" calcext:value-type="string">
            <text:p>130650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1306</text:p>
          </table:table-cell>
          <table:table-cell table:formula="of:=COM.MICROSOFT.CONCAT([.$D$1];[.A1036];&quot;','&quot;;[.B1036];&quot;','&quot;;[.C1036];&quot;');&quot;)" office:value-type="string" office:string-value="INSERT INTO public.&quot;location&quot; (code, &quot;name&quot;, parent_code) VALUES('130650','JIPIJAPA','1306');" calcext:value-type="string">
            <text:p>INSERT INTO public."location" (code, "name", parent_code) VALUES('130650','JIPIJAPA','1306');</text:p>
          </table:table-cell>
        </table:table-row>
        <table:table-row table:style-name="ro1">
          <table:table-cell office:value-type="string" calcext:value-type="string">
            <text:p>130651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1306</text:p>
          </table:table-cell>
          <table:table-cell table:formula="of:=COM.MICROSOFT.CONCAT([.$D$1];[.A1037];&quot;','&quot;;[.B1037];&quot;','&quot;;[.C1037];&quot;');&quot;)" office:value-type="string" office:string-value="INSERT INTO public.&quot;location&quot; (code, &quot;name&quot;, parent_code) VALUES('130651','AMERICA','1306');" calcext:value-type="string">
            <text:p>INSERT INTO public."location" (code, "name", parent_code) VALUES('130651','AMERICA','1306');</text:p>
          </table:table-cell>
        </table:table-row>
        <table:table-row table:style-name="ro1">
          <table:table-cell office:value-type="string" calcext:value-type="string">
            <text:p>130652</text:p>
          </table:table-cell>
          <table:table-cell office:value-type="string" calcext:value-type="string">
            <text:p>EL ANEGADO</text:p>
          </table:table-cell>
          <table:table-cell office:value-type="string" calcext:value-type="string">
            <text:p>1306</text:p>
          </table:table-cell>
          <table:table-cell table:formula="of:=COM.MICROSOFT.CONCAT([.$D$1];[.A1038];&quot;','&quot;;[.B1038];&quot;','&quot;;[.C1038];&quot;');&quot;)" office:value-type="string" office:string-value="INSERT INTO public.&quot;location&quot; (code, &quot;name&quot;, parent_code) VALUES('130652','EL ANEGADO','1306');" calcext:value-type="string">
            <text:p>INSERT INTO public."location" (code, "name", parent_code) VALUES('130652','EL ANEGADO','1306');</text:p>
          </table:table-cell>
        </table:table-row>
        <table:table-row table:style-name="ro1">
          <table:table-cell office:value-type="string" calcext:value-type="string">
            <text:p>130653</text:p>
          </table:table-cell>
          <table:table-cell office:value-type="string" calcext:value-type="string">
            <text:p>JULCUY</text:p>
          </table:table-cell>
          <table:table-cell office:value-type="string" calcext:value-type="string">
            <text:p>1306</text:p>
          </table:table-cell>
          <table:table-cell table:formula="of:=COM.MICROSOFT.CONCAT([.$D$1];[.A1039];&quot;','&quot;;[.B1039];&quot;','&quot;;[.C1039];&quot;');&quot;)" office:value-type="string" office:string-value="INSERT INTO public.&quot;location&quot; (code, &quot;name&quot;, parent_code) VALUES('130653','JULCUY','1306');" calcext:value-type="string">
            <text:p>INSERT INTO public."location" (code, "name", parent_code) VALUES('130653','JULCUY','1306');</text:p>
          </table:table-cell>
        </table:table-row>
        <table:table-row table:style-name="ro1">
          <table:table-cell office:value-type="string" calcext:value-type="string">
            <text:p>130654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1306</text:p>
          </table:table-cell>
          <table:table-cell table:formula="of:=COM.MICROSOFT.CONCAT([.$D$1];[.A1040];&quot;','&quot;;[.B1040];&quot;','&quot;;[.C1040];&quot;');&quot;)" office:value-type="string" office:string-value="INSERT INTO public.&quot;location&quot; (code, &quot;name&quot;, parent_code) VALUES('130654','LA UNION','1306');" calcext:value-type="string">
            <text:p>INSERT INTO public."location" (code, "name", parent_code) VALUES('130654','LA UNION','1306');</text:p>
          </table:table-cell>
        </table:table-row>
        <table:table-row table:style-name="ro1">
          <table:table-cell office:value-type="string" calcext:value-type="string">
            <text:p>130656</text:p>
          </table:table-cell>
          <table:table-cell office:value-type="string" calcext:value-type="string">
            <text:p>MEMBRILLAL</text:p>
          </table:table-cell>
          <table:table-cell office:value-type="string" calcext:value-type="string">
            <text:p>1306</text:p>
          </table:table-cell>
          <table:table-cell table:formula="of:=COM.MICROSOFT.CONCAT([.$D$1];[.A1041];&quot;','&quot;;[.B1041];&quot;','&quot;;[.C1041];&quot;');&quot;)" office:value-type="string" office:string-value="INSERT INTO public.&quot;location&quot; (code, &quot;name&quot;, parent_code) VALUES('130656','MEMBRILLAL','1306');" calcext:value-type="string">
            <text:p>INSERT INTO public."location" (code, "name", parent_code) VALUES('130656','MEMBRILLAL','1306');</text:p>
          </table:table-cell>
        </table:table-row>
        <table:table-row table:style-name="ro1">
          <table:table-cell office:value-type="string" calcext:value-type="string">
            <text:p>130657</text:p>
          </table:table-cell>
          <table:table-cell office:value-type="string" calcext:value-type="string">
            <text:p>PEDRO PABLO GOMEZ</text:p>
          </table:table-cell>
          <table:table-cell office:value-type="string" calcext:value-type="string">
            <text:p>1306</text:p>
          </table:table-cell>
          <table:table-cell table:formula="of:=COM.MICROSOFT.CONCAT([.$D$1];[.A1042];&quot;','&quot;;[.B1042];&quot;','&quot;;[.C1042];&quot;');&quot;)" office:value-type="string" office:string-value="INSERT INTO public.&quot;location&quot; (code, &quot;name&quot;, parent_code) VALUES('130657','PEDRO PABLO GOMEZ','1306');" calcext:value-type="string">
            <text:p>INSERT INTO public."location" (code, "name", parent_code) VALUES('130657','PEDRO PABLO GOMEZ','1306');</text:p>
          </table:table-cell>
        </table:table-row>
        <table:table-row table:style-name="ro1">
          <table:table-cell office:value-type="string" calcext:value-type="string">
            <text:p>130658</text:p>
          </table:table-cell>
          <table:table-cell office:value-type="string" calcext:value-type="string">
            <text:p>PUERTO DE CAYO</text:p>
          </table:table-cell>
          <table:table-cell office:value-type="string" calcext:value-type="string">
            <text:p>1306</text:p>
          </table:table-cell>
          <table:table-cell table:formula="of:=COM.MICROSOFT.CONCAT([.$D$1];[.A1043];&quot;','&quot;;[.B1043];&quot;','&quot;;[.C1043];&quot;');&quot;)" office:value-type="string" office:string-value="INSERT INTO public.&quot;location&quot; (code, &quot;name&quot;, parent_code) VALUES('130658','PUERTO DE CAYO','1306');" calcext:value-type="string">
            <text:p>INSERT INTO public."location" (code, "name", parent_code) VALUES('130658','PUERTO DE CAYO','1306');</text:p>
          </table:table-cell>
        </table:table-row>
        <table:table-row table:style-name="ro1">
          <table:table-cell office:value-type="string" calcext:value-type="string">
            <text:p>130750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1307</text:p>
          </table:table-cell>
          <table:table-cell table:formula="of:=COM.MICROSOFT.CONCAT([.$D$1];[.A1044];&quot;','&quot;;[.B1044];&quot;','&quot;;[.C1044];&quot;');&quot;)" office:value-type="string" office:string-value="INSERT INTO public.&quot;location&quot; (code, &quot;name&quot;, parent_code) VALUES('130750','JUNIN','1307');" calcext:value-type="string">
            <text:p>INSERT INTO public."location" (code, "name", parent_code) VALUES('130750','JUNIN','1307');</text:p>
          </table:table-cell>
        </table:table-row>
        <table:table-row table:style-name="ro1">
          <table:table-cell office:value-type="string" calcext:value-type="string">
            <text:p>130801</text:p>
          </table:table-cell>
          <table:table-cell office:value-type="string" calcext:value-type="string">
            <text:p>LOS ESTEROS</text:p>
          </table:table-cell>
          <table:table-cell office:value-type="string" calcext:value-type="string">
            <text:p>1308</text:p>
          </table:table-cell>
          <table:table-cell table:formula="of:=COM.MICROSOFT.CONCAT([.$D$1];[.A1045];&quot;','&quot;;[.B1045];&quot;','&quot;;[.C1045];&quot;');&quot;)" office:value-type="string" office:string-value="INSERT INTO public.&quot;location&quot; (code, &quot;name&quot;, parent_code) VALUES('130801','LOS ESTEROS','1308');" calcext:value-type="string">
            <text:p>INSERT INTO public."location" (code, "name", parent_code) VALUES('130801','LOS ESTEROS','1308');</text:p>
          </table:table-cell>
        </table:table-row>
        <table:table-row table:style-name="ro1">
          <table:table-cell office:value-type="string" calcext:value-type="string">
            <text:p>130802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1308</text:p>
          </table:table-cell>
          <table:table-cell table:formula="of:=COM.MICROSOFT.CONCAT([.$D$1];[.A1046];&quot;','&quot;;[.B1046];&quot;','&quot;;[.C1046];&quot;');&quot;)" office:value-type="string" office:string-value="INSERT INTO public.&quot;location&quot; (code, &quot;name&quot;, parent_code) VALUES('130802','MANTA','1308');" calcext:value-type="string">
            <text:p>INSERT INTO public."location" (code, "name", parent_code) VALUES('130802','MANTA','1308');</text:p>
          </table:table-cell>
        </table:table-row>
        <table:table-row table:style-name="ro1">
          <table:table-cell office:value-type="string" calcext:value-type="string">
            <text:p>130803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1308</text:p>
          </table:table-cell>
          <table:table-cell table:formula="of:=COM.MICROSOFT.CONCAT([.$D$1];[.A1047];&quot;','&quot;;[.B1047];&quot;','&quot;;[.C1047];&quot;');&quot;)" office:value-type="string" office:string-value="INSERT INTO public.&quot;location&quot; (code, &quot;name&quot;, parent_code) VALUES('130803','SAN MATEO','1308');" calcext:value-type="string">
            <text:p>INSERT INTO public."location" (code, "name", parent_code) VALUES('130803','SAN MATEO','1308');</text:p>
          </table:table-cell>
        </table:table-row>
        <table:table-row table:style-name="ro1">
          <table:table-cell office:value-type="string" calcext:value-type="string">
            <text:p>130804</text:p>
          </table:table-cell>
          <table:table-cell office:value-type="string" calcext:value-type="string">
            <text:p>TARQUI</text:p>
          </table:table-cell>
          <table:table-cell office:value-type="string" calcext:value-type="string">
            <text:p>1308</text:p>
          </table:table-cell>
          <table:table-cell table:formula="of:=COM.MICROSOFT.CONCAT([.$D$1];[.A1048];&quot;','&quot;;[.B1048];&quot;','&quot;;[.C1048];&quot;');&quot;)" office:value-type="string" office:string-value="INSERT INTO public.&quot;location&quot; (code, &quot;name&quot;, parent_code) VALUES('130804','TARQUI','1308');" calcext:value-type="string">
            <text:p>INSERT INTO public."location" (code, "name", parent_code) VALUES('130804','TARQUI','1308');</text:p>
          </table:table-cell>
        </table:table-row>
        <table:table-row table:style-name="ro1">
          <table:table-cell office:value-type="string" calcext:value-type="string">
            <text:p>130805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1308</text:p>
          </table:table-cell>
          <table:table-cell table:formula="of:=COM.MICROSOFT.CONCAT([.$D$1];[.A1049];&quot;','&quot;;[.B1049];&quot;','&quot;;[.C1049];&quot;');&quot;)" office:value-type="string" office:string-value="INSERT INTO public.&quot;location&quot; (code, &quot;name&quot;, parent_code) VALUES('130805','ELOY ALFARO','1308');" calcext:value-type="string">
            <text:p>INSERT INTO public."location" (code, "name", parent_code) VALUES('130805','ELOY ALFARO','1308');</text:p>
          </table:table-cell>
        </table:table-row>
        <table:table-row table:style-name="ro1">
          <table:table-cell office:value-type="string" calcext:value-type="string">
            <text:p>130850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1308</text:p>
          </table:table-cell>
          <table:table-cell table:formula="of:=COM.MICROSOFT.CONCAT([.$D$1];[.A1050];&quot;','&quot;;[.B1050];&quot;','&quot;;[.C1050];&quot;');&quot;)" office:value-type="string" office:string-value="INSERT INTO public.&quot;location&quot; (code, &quot;name&quot;, parent_code) VALUES('130850','MANTA','1308');" calcext:value-type="string">
            <text:p>INSERT INTO public."location" (code, "name", parent_code) VALUES('130850','MANTA','1308');</text:p>
          </table:table-cell>
        </table:table-row>
        <table:table-row table:style-name="ro1">
          <table:table-cell office:value-type="string" calcext:value-type="string">
            <text:p>130851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1308</text:p>
          </table:table-cell>
          <table:table-cell table:formula="of:=COM.MICROSOFT.CONCAT([.$D$1];[.A1051];&quot;','&quot;;[.B1051];&quot;','&quot;;[.C1051];&quot;');&quot;)" office:value-type="string" office:string-value="INSERT INTO public.&quot;location&quot; (code, &quot;name&quot;, parent_code) VALUES('130851','SAN LORENZO','1308');" calcext:value-type="string">
            <text:p>INSERT INTO public."location" (code, "name", parent_code) VALUES('130851','SAN LORENZO','1308');</text:p>
          </table:table-cell>
        </table:table-row>
        <table:table-row table:style-name="ro1">
          <table:table-cell office:value-type="string" calcext:value-type="string">
            <text:p>130852</text:p>
          </table:table-cell>
          <table:table-cell office:value-type="string" calcext:value-type="string">
            <text:p>SANTA MARIANITA (BOCA DE PACOCHE)</text:p>
          </table:table-cell>
          <table:table-cell office:value-type="string" calcext:value-type="string">
            <text:p>1308</text:p>
          </table:table-cell>
          <table:table-cell table:formula="of:=COM.MICROSOFT.CONCAT([.$D$1];[.A1052];&quot;','&quot;;[.B1052];&quot;','&quot;;[.C1052];&quot;');&quot;)" office:value-type="string" office:string-value="INSERT INTO public.&quot;location&quot; (code, &quot;name&quot;, parent_code) VALUES('130852','SANTA MARIANITA (BOCA DE PACOCHE)','1308');" calcext:value-type="string">
            <text:p>INSERT INTO public."location" (code, "name", parent_code) VALUES('130852','SANTA MARIANITA (BOCA DE PACOCHE)','1308');</text:p>
          </table:table-cell>
        </table:table-row>
        <table:table-row table:style-name="ro1">
          <table:table-cell office:value-type="string" calcext:value-type="string">
            <text:p>130901</text:p>
          </table:table-cell>
          <table:table-cell office:value-type="string" calcext:value-type="string">
            <text:p>MONTECRISTI</text:p>
          </table:table-cell>
          <table:table-cell office:value-type="string" calcext:value-type="string">
            <text:p>1309</text:p>
          </table:table-cell>
          <table:table-cell table:formula="of:=COM.MICROSOFT.CONCAT([.$D$1];[.A1053];&quot;','&quot;;[.B1053];&quot;','&quot;;[.C1053];&quot;');&quot;)" office:value-type="string" office:string-value="INSERT INTO public.&quot;location&quot; (code, &quot;name&quot;, parent_code) VALUES('130901','MONTECRISTI','1309');" calcext:value-type="string">
            <text:p>INSERT INTO public."location" (code, "name", parent_code) VALUES('130901','MONTECRISTI','1309');</text:p>
          </table:table-cell>
        </table:table-row>
        <table:table-row table:style-name="ro1">
          <table:table-cell office:value-type="string" calcext:value-type="string">
            <text:p>130902</text:p>
          </table:table-cell>
          <table:table-cell office:value-type="string" calcext:value-type="string">
            <text:p>ANIBAL SAN ANDRES</text:p>
          </table:table-cell>
          <table:table-cell office:value-type="string" calcext:value-type="string">
            <text:p>1309</text:p>
          </table:table-cell>
          <table:table-cell table:formula="of:=COM.MICROSOFT.CONCAT([.$D$1];[.A1054];&quot;','&quot;;[.B1054];&quot;','&quot;;[.C1054];&quot;');&quot;)" office:value-type="string" office:string-value="INSERT INTO public.&quot;location&quot; (code, &quot;name&quot;, parent_code) VALUES('130902','ANIBAL SAN ANDRES','1309');" calcext:value-type="string">
            <text:p>INSERT INTO public."location" (code, "name", parent_code) VALUES('130902','ANIBAL SAN ANDRES','1309');</text:p>
          </table:table-cell>
        </table:table-row>
        <table:table-row table:style-name="ro1">
          <table:table-cell office:value-type="string" calcext:value-type="string">
            <text:p>130950</text:p>
          </table:table-cell>
          <table:table-cell office:value-type="string" calcext:value-type="string">
            <text:p>MONTECRISTI</text:p>
          </table:table-cell>
          <table:table-cell office:value-type="string" calcext:value-type="string">
            <text:p>1309</text:p>
          </table:table-cell>
          <table:table-cell table:formula="of:=COM.MICROSOFT.CONCAT([.$D$1];[.A1055];&quot;','&quot;;[.B1055];&quot;','&quot;;[.C1055];&quot;');&quot;)" office:value-type="string" office:string-value="INSERT INTO public.&quot;location&quot; (code, &quot;name&quot;, parent_code) VALUES('130950','MONTECRISTI','1309');" calcext:value-type="string">
            <text:p>INSERT INTO public."location" (code, "name", parent_code) VALUES('130950','MONTECRISTI','1309');</text:p>
          </table:table-cell>
        </table:table-row>
        <table:table-row table:style-name="ro1">
          <table:table-cell office:value-type="string" calcext:value-type="string">
            <text:p>130952</text:p>
          </table:table-cell>
          <table:table-cell office:value-type="string" calcext:value-type="string">
            <text:p>LA PILA</text:p>
          </table:table-cell>
          <table:table-cell office:value-type="string" calcext:value-type="string">
            <text:p>1309</text:p>
          </table:table-cell>
          <table:table-cell table:formula="of:=COM.MICROSOFT.CONCAT([.$D$1];[.A1056];&quot;','&quot;;[.B1056];&quot;','&quot;;[.C1056];&quot;');&quot;)" office:value-type="string" office:string-value="INSERT INTO public.&quot;location&quot; (code, &quot;name&quot;, parent_code) VALUES('130952','LA PILA','1309');" calcext:value-type="string">
            <text:p>INSERT INTO public."location" (code, "name", parent_code) VALUES('130952','LA PILA','1309');</text:p>
          </table:table-cell>
        </table:table-row>
        <table:table-row table:style-name="ro1">
          <table:table-cell office:value-type="string" calcext:value-type="string">
            <text:p>131050</text:p>
          </table:table-cell>
          <table:table-cell office:value-type="string" calcext:value-type="string">
            <text:p>PAJAN</text:p>
          </table:table-cell>
          <table:table-cell office:value-type="string" calcext:value-type="string">
            <text:p>1310</text:p>
          </table:table-cell>
          <table:table-cell table:formula="of:=COM.MICROSOFT.CONCAT([.$D$1];[.A1057];&quot;','&quot;;[.B1057];&quot;','&quot;;[.C1057];&quot;');&quot;)" office:value-type="string" office:string-value="INSERT INTO public.&quot;location&quot; (code, &quot;name&quot;, parent_code) VALUES('131050','PAJAN','1310');" calcext:value-type="string">
            <text:p>INSERT INTO public."location" (code, "name", parent_code) VALUES('131050','PAJAN','1310');</text:p>
          </table:table-cell>
        </table:table-row>
        <table:table-row table:style-name="ro1">
          <table:table-cell office:value-type="string" calcext:value-type="string">
            <text:p>131051</text:p>
          </table:table-cell>
          <table:table-cell office:value-type="string" calcext:value-type="string">
            <text:p>CAMPOZANO (LA PALMA DE PAJAN)</text:p>
          </table:table-cell>
          <table:table-cell office:value-type="string" calcext:value-type="string">
            <text:p>1310</text:p>
          </table:table-cell>
          <table:table-cell table:formula="of:=COM.MICROSOFT.CONCAT([.$D$1];[.A1058];&quot;','&quot;;[.B1058];&quot;','&quot;;[.C1058];&quot;');&quot;)" office:value-type="string" office:string-value="INSERT INTO public.&quot;location&quot; (code, &quot;name&quot;, parent_code) VALUES('131051','CAMPOZANO (LA PALMA DE PAJAN)','1310');" calcext:value-type="string">
            <text:p>INSERT INTO public."location" (code, "name", parent_code) VALUES('131051','CAMPOZANO (LA PALMA DE PAJAN)','1310');</text:p>
          </table:table-cell>
        </table:table-row>
        <table:table-row table:style-name="ro1">
          <table:table-cell office:value-type="string" calcext:value-type="string">
            <text:p>131052</text:p>
          </table:table-cell>
          <table:table-cell office:value-type="string" calcext:value-type="string">
            <text:p>CASCOL</text:p>
          </table:table-cell>
          <table:table-cell office:value-type="string" calcext:value-type="string">
            <text:p>1310</text:p>
          </table:table-cell>
          <table:table-cell table:formula="of:=COM.MICROSOFT.CONCAT([.$D$1];[.A1059];&quot;','&quot;;[.B1059];&quot;','&quot;;[.C1059];&quot;');&quot;)" office:value-type="string" office:string-value="INSERT INTO public.&quot;location&quot; (code, &quot;name&quot;, parent_code) VALUES('131052','CASCOL','1310');" calcext:value-type="string">
            <text:p>INSERT INTO public."location" (code, "name", parent_code) VALUES('131052','CASCOL','1310');</text:p>
          </table:table-cell>
        </table:table-row>
        <table:table-row table:style-name="ro1">
          <table:table-cell office:value-type="string" calcext:value-type="string">
            <text:p>131053</text:p>
          </table:table-cell>
          <table:table-cell office:value-type="string" calcext:value-type="string">
            <text:p>GUALE</text:p>
          </table:table-cell>
          <table:table-cell office:value-type="string" calcext:value-type="string">
            <text:p>1310</text:p>
          </table:table-cell>
          <table:table-cell table:formula="of:=COM.MICROSOFT.CONCAT([.$D$1];[.A1060];&quot;','&quot;;[.B1060];&quot;','&quot;;[.C1060];&quot;');&quot;)" office:value-type="string" office:string-value="INSERT INTO public.&quot;location&quot; (code, &quot;name&quot;, parent_code) VALUES('131053','GUALE','1310');" calcext:value-type="string">
            <text:p>INSERT INTO public."location" (code, "name", parent_code) VALUES('131053','GUALE','1310');</text:p>
          </table:table-cell>
        </table:table-row>
        <table:table-row table:style-name="ro1">
          <table:table-cell office:value-type="string" calcext:value-type="string">
            <text:p>131054</text:p>
          </table:table-cell>
          <table:table-cell office:value-type="string" calcext:value-type="string">
            <text:p>LASCANO</text:p>
          </table:table-cell>
          <table:table-cell office:value-type="string" calcext:value-type="string">
            <text:p>1310</text:p>
          </table:table-cell>
          <table:table-cell table:formula="of:=COM.MICROSOFT.CONCAT([.$D$1];[.A1061];&quot;','&quot;;[.B1061];&quot;','&quot;;[.C1061];&quot;');&quot;)" office:value-type="string" office:string-value="INSERT INTO public.&quot;location&quot; (code, &quot;name&quot;, parent_code) VALUES('131054','LASCANO','1310');" calcext:value-type="string">
            <text:p>INSERT INTO public."location" (code, "name", parent_code) VALUES('131054','LASCANO','1310');</text:p>
          </table:table-cell>
        </table:table-row>
        <table:table-row table:style-name="ro1">
          <table:table-cell office:value-type="string" calcext:value-type="string">
            <text:p>131150</text:p>
          </table:table-cell>
          <table:table-cell office:value-type="string" calcext:value-type="string">
            <text:p>PICHINCHA</text:p>
          </table:table-cell>
          <table:table-cell office:value-type="string" calcext:value-type="string">
            <text:p>1311</text:p>
          </table:table-cell>
          <table:table-cell table:formula="of:=COM.MICROSOFT.CONCAT([.$D$1];[.A1062];&quot;','&quot;;[.B1062];&quot;','&quot;;[.C1062];&quot;');&quot;)" office:value-type="string" office:string-value="INSERT INTO public.&quot;location&quot; (code, &quot;name&quot;, parent_code) VALUES('131150','PICHINCHA','1311');" calcext:value-type="string">
            <text:p>INSERT INTO public."location" (code, "name", parent_code) VALUES('131150','PICHINCHA','1311');</text:p>
          </table:table-cell>
        </table:table-row>
        <table:table-row table:style-name="ro1">
          <table:table-cell office:value-type="string" calcext:value-type="string">
            <text:p>131151</text:p>
          </table:table-cell>
          <table:table-cell office:value-type="string" calcext:value-type="string">
            <text:p>BARRAGANETE</text:p>
          </table:table-cell>
          <table:table-cell office:value-type="string" calcext:value-type="string">
            <text:p>1311</text:p>
          </table:table-cell>
          <table:table-cell table:formula="of:=COM.MICROSOFT.CONCAT([.$D$1];[.A1063];&quot;','&quot;;[.B1063];&quot;','&quot;;[.C1063];&quot;');&quot;)" office:value-type="string" office:string-value="INSERT INTO public.&quot;location&quot; (code, &quot;name&quot;, parent_code) VALUES('131151','BARRAGANETE','1311');" calcext:value-type="string">
            <text:p>INSERT INTO public."location" (code, "name", parent_code) VALUES('131151','BARRAGANETE','1311');</text:p>
          </table:table-cell>
        </table:table-row>
        <table:table-row table:style-name="ro1">
          <table:table-cell office:value-type="string" calcext:value-type="string">
            <text:p>131152</text:p>
          </table:table-cell>
          <table:table-cell office:value-type="string" calcext:value-type="string">
            <text:p>SAN SEBASTIAN</text:p>
          </table:table-cell>
          <table:table-cell office:value-type="string" calcext:value-type="string">
            <text:p>1311</text:p>
          </table:table-cell>
          <table:table-cell table:formula="of:=COM.MICROSOFT.CONCAT([.$D$1];[.A1064];&quot;','&quot;;[.B1064];&quot;','&quot;;[.C1064];&quot;');&quot;)" office:value-type="string" office:string-value="INSERT INTO public.&quot;location&quot; (code, &quot;name&quot;, parent_code) VALUES('131152','SAN SEBASTIAN','1311');" calcext:value-type="string">
            <text:p>INSERT INTO public."location" (code, "name", parent_code) VALUES('131152','SAN SEBASTIAN','1311');</text:p>
          </table:table-cell>
        </table:table-row>
        <table:table-row table:style-name="ro1">
          <table:table-cell office:value-type="string" calcext:value-type="string">
            <text:p>131250</text:p>
          </table:table-cell>
          <table:table-cell office:value-type="string" calcext:value-type="string">
            <text:p>ROCAFUERTE</text:p>
          </table:table-cell>
          <table:table-cell office:value-type="string" calcext:value-type="string">
            <text:p>1312</text:p>
          </table:table-cell>
          <table:table-cell table:formula="of:=COM.MICROSOFT.CONCAT([.$D$1];[.A1065];&quot;','&quot;;[.B1065];&quot;','&quot;;[.C1065];&quot;');&quot;)" office:value-type="string" office:string-value="INSERT INTO public.&quot;location&quot; (code, &quot;name&quot;, parent_code) VALUES('131250','ROCAFUERTE','1312');" calcext:value-type="string">
            <text:p>INSERT INTO public."location" (code, "name", parent_code) VALUES('131250','ROCAFUERTE','1312');</text:p>
          </table:table-cell>
        </table:table-row>
        <table:table-row table:style-name="ro1">
          <table:table-cell office:value-type="string" calcext:value-type="string">
            <text:p>131301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1313</text:p>
          </table:table-cell>
          <table:table-cell table:formula="of:=COM.MICROSOFT.CONCAT([.$D$1];[.A1066];&quot;','&quot;;[.B1066];&quot;','&quot;;[.C1066];&quot;');&quot;)" office:value-type="string" office:string-value="INSERT INTO public.&quot;location&quot; (code, &quot;name&quot;, parent_code) VALUES('131301','SANTA ANA','1313');" calcext:value-type="string">
            <text:p>INSERT INTO public."location" (code, "name", parent_code) VALUES('131301','SANTA ANA','1313');</text:p>
          </table:table-cell>
        </table:table-row>
        <table:table-row table:style-name="ro1">
          <table:table-cell office:value-type="string" calcext:value-type="string">
            <text:p>131302</text:p>
          </table:table-cell>
          <table:table-cell office:value-type="string" calcext:value-type="string">
            <text:p>LODANA</text:p>
          </table:table-cell>
          <table:table-cell office:value-type="string" calcext:value-type="string">
            <text:p>1313</text:p>
          </table:table-cell>
          <table:table-cell table:formula="of:=COM.MICROSOFT.CONCAT([.$D$1];[.A1067];&quot;','&quot;;[.B1067];&quot;','&quot;;[.C1067];&quot;');&quot;)" office:value-type="string" office:string-value="INSERT INTO public.&quot;location&quot; (code, &quot;name&quot;, parent_code) VALUES('131302','LODANA','1313');" calcext:value-type="string">
            <text:p>INSERT INTO public."location" (code, "name", parent_code) VALUES('131302','LODANA','1313');</text:p>
          </table:table-cell>
        </table:table-row>
        <table:table-row table:style-name="ro1">
          <table:table-cell office:value-type="string" calcext:value-type="string">
            <text:p>131350</text:p>
          </table:table-cell>
          <table:table-cell office:value-type="string" calcext:value-type="string">
            <text:p>SANTA ANA DE VUELTA LARGA</text:p>
          </table:table-cell>
          <table:table-cell office:value-type="string" calcext:value-type="string">
            <text:p>1313</text:p>
          </table:table-cell>
          <table:table-cell table:formula="of:=COM.MICROSOFT.CONCAT([.$D$1];[.A1068];&quot;','&quot;;[.B1068];&quot;','&quot;;[.C1068];&quot;');&quot;)" office:value-type="string" office:string-value="INSERT INTO public.&quot;location&quot; (code, &quot;name&quot;, parent_code) VALUES('131350','SANTA ANA DE VUELTA LARGA','1313');" calcext:value-type="string">
            <text:p>INSERT INTO public."location" (code, "name", parent_code) VALUES('131350','SANTA ANA DE VUELTA LARGA','1313');</text:p>
          </table:table-cell>
        </table:table-row>
        <table:table-row table:style-name="ro1">
          <table:table-cell office:value-type="string" calcext:value-type="string">
            <text:p>131351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1313</text:p>
          </table:table-cell>
          <table:table-cell table:formula="of:=COM.MICROSOFT.CONCAT([.$D$1];[.A1069];&quot;','&quot;;[.B1069];&quot;','&quot;;[.C1069];&quot;');&quot;)" office:value-type="string" office:string-value="INSERT INTO public.&quot;location&quot; (code, &quot;name&quot;, parent_code) VALUES('131351','AYACUCHO','1313');" calcext:value-type="string">
            <text:p>INSERT INTO public."location" (code, "name", parent_code) VALUES('131351','AYACUCHO','1313');</text:p>
          </table:table-cell>
        </table:table-row>
        <table:table-row table:style-name="ro1">
          <table:table-cell office:value-type="string" calcext:value-type="string">
            <text:p>131352</text:p>
          </table:table-cell>
          <table:table-cell office:value-type="string" calcext:value-type="string">
            <text:p>HONORATO VASQUEZ</text:p>
          </table:table-cell>
          <table:table-cell office:value-type="string" calcext:value-type="string">
            <text:p>1313</text:p>
          </table:table-cell>
          <table:table-cell table:formula="of:=COM.MICROSOFT.CONCAT([.$D$1];[.A1070];&quot;','&quot;;[.B1070];&quot;','&quot;;[.C1070];&quot;');&quot;)" office:value-type="string" office:string-value="INSERT INTO public.&quot;location&quot; (code, &quot;name&quot;, parent_code) VALUES('131352','HONORATO VASQUEZ','1313');" calcext:value-type="string">
            <text:p>INSERT INTO public."location" (code, "name", parent_code) VALUES('131352','HONORATO VASQUEZ','1313');</text:p>
          </table:table-cell>
        </table:table-row>
        <table:table-row table:style-name="ro1">
          <table:table-cell office:value-type="string" calcext:value-type="string">
            <text:p>131353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1313</text:p>
          </table:table-cell>
          <table:table-cell table:formula="of:=COM.MICROSOFT.CONCAT([.$D$1];[.A1071];&quot;','&quot;;[.B1071];&quot;','&quot;;[.C1071];&quot;');&quot;)" office:value-type="string" office:string-value="INSERT INTO public.&quot;location&quot; (code, &quot;name&quot;, parent_code) VALUES('131353','LA UNION','1313');" calcext:value-type="string">
            <text:p>INSERT INTO public."location" (code, "name", parent_code) VALUES('131353','LA UNION','1313');</text:p>
          </table:table-cell>
        </table:table-row>
        <table:table-row table:style-name="ro1">
          <table:table-cell office:value-type="string" calcext:value-type="string">
            <text:p>131355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1313</text:p>
          </table:table-cell>
          <table:table-cell table:formula="of:=COM.MICROSOFT.CONCAT([.$D$1];[.A1072];&quot;','&quot;;[.B1072];&quot;','&quot;;[.C1072];&quot;');&quot;)" office:value-type="string" office:string-value="INSERT INTO public.&quot;location&quot; (code, &quot;name&quot;, parent_code) VALUES('131355','SAN PABLO','1313');" calcext:value-type="string">
            <text:p>INSERT INTO public."location" (code, "name", parent_code) VALUES('131355','SAN PABLO','1313');</text:p>
          </table:table-cell>
        </table:table-row>
        <table:table-row table:style-name="ro1">
          <table:table-cell office:value-type="string" calcext:value-type="string">
            <text:p>131401</text:p>
          </table:table-cell>
          <table:table-cell office:value-type="string" calcext:value-type="string">
            <text:p>BAHIA DE CARAQUEZ</text:p>
          </table:table-cell>
          <table:table-cell office:value-type="string" calcext:value-type="string">
            <text:p>1314</text:p>
          </table:table-cell>
          <table:table-cell table:formula="of:=COM.MICROSOFT.CONCAT([.$D$1];[.A1073];&quot;','&quot;;[.B1073];&quot;','&quot;;[.C1073];&quot;');&quot;)" office:value-type="string" office:string-value="INSERT INTO public.&quot;location&quot; (code, &quot;name&quot;, parent_code) VALUES('131401','BAHIA DE CARAQUEZ','1314');" calcext:value-type="string">
            <text:p>INSERT INTO public."location" (code, "name", parent_code) VALUES('131401','BAHIA DE CARAQUEZ','1314');</text:p>
          </table:table-cell>
        </table:table-row>
        <table:table-row table:style-name="ro1">
          <table:table-cell office:value-type="string" calcext:value-type="string">
            <text:p>131402</text:p>
          </table:table-cell>
          <table:table-cell office:value-type="string" calcext:value-type="string">
            <text:p>LEONIDAS PLAZA GUTIERREZ</text:p>
          </table:table-cell>
          <table:table-cell office:value-type="string" calcext:value-type="string">
            <text:p>1314</text:p>
          </table:table-cell>
          <table:table-cell table:formula="of:=COM.MICROSOFT.CONCAT([.$D$1];[.A1074];&quot;','&quot;;[.B1074];&quot;','&quot;;[.C1074];&quot;');&quot;)" office:value-type="string" office:string-value="INSERT INTO public.&quot;location&quot; (code, &quot;name&quot;, parent_code) VALUES('131402','LEONIDAS PLAZA GUTIERREZ','1314');" calcext:value-type="string">
            <text:p>INSERT INTO public."location" (code, "name", parent_code) VALUES('131402','LEONIDAS PLAZA GUTIERREZ','1314');</text:p>
          </table:table-cell>
        </table:table-row>
        <table:table-row table:style-name="ro1">
          <table:table-cell office:value-type="string" calcext:value-type="string">
            <text:p>131450</text:p>
          </table:table-cell>
          <table:table-cell office:value-type="string" calcext:value-type="string">
            <text:p>BAHIA DE CARAQUEZ</text:p>
          </table:table-cell>
          <table:table-cell office:value-type="string" calcext:value-type="string">
            <text:p>1314</text:p>
          </table:table-cell>
          <table:table-cell table:formula="of:=COM.MICROSOFT.CONCAT([.$D$1];[.A1075];&quot;','&quot;;[.B1075];&quot;','&quot;;[.C1075];&quot;');&quot;)" office:value-type="string" office:string-value="INSERT INTO public.&quot;location&quot; (code, &quot;name&quot;, parent_code) VALUES('131450','BAHIA DE CARAQUEZ','1314');" calcext:value-type="string">
            <text:p>INSERT INTO public."location" (code, "name", parent_code) VALUES('131450','BAHIA DE CARAQUEZ','1314');</text:p>
          </table:table-cell>
        </table:table-row>
        <table:table-row table:style-name="ro1">
          <table:table-cell office:value-type="string" calcext:value-type="string">
            <text:p>131453</text:p>
          </table:table-cell>
          <table:table-cell office:value-type="string" calcext:value-type="string">
            <text:p>CHARAPOTO</text:p>
          </table:table-cell>
          <table:table-cell office:value-type="string" calcext:value-type="string">
            <text:p>1314</text:p>
          </table:table-cell>
          <table:table-cell table:formula="of:=COM.MICROSOFT.CONCAT([.$D$1];[.A1076];&quot;','&quot;;[.B1076];&quot;','&quot;;[.C1076];&quot;');&quot;)" office:value-type="string" office:string-value="INSERT INTO public.&quot;location&quot; (code, &quot;name&quot;, parent_code) VALUES('131453','CHARAPOTO','1314');" calcext:value-type="string">
            <text:p>INSERT INTO public."location" (code, "name", parent_code) VALUES('131453','CHARAPOTO','1314');</text:p>
          </table:table-cell>
        </table:table-row>
        <table:table-row table:style-name="ro1">
          <table:table-cell office:value-type="string" calcext:value-type="string">
            <text:p>131457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1314</text:p>
          </table:table-cell>
          <table:table-cell table:formula="of:=COM.MICROSOFT.CONCAT([.$D$1];[.A1077];&quot;','&quot;;[.B1077];&quot;','&quot;;[.C1077];&quot;');&quot;)" office:value-type="string" office:string-value="INSERT INTO public.&quot;location&quot; (code, &quot;name&quot;, parent_code) VALUES('131457','SAN ISIDRO','1314');" calcext:value-type="string">
            <text:p>INSERT INTO public."location" (code, "name", parent_code) VALUES('131457','SAN ISIDRO','1314');</text:p>
          </table:table-cell>
        </table:table-row>
        <table:table-row table:style-name="ro1">
          <table:table-cell office:value-type="string" calcext:value-type="string">
            <text:p>131550</text:p>
          </table:table-cell>
          <table:table-cell office:value-type="string" calcext:value-type="string">
            <text:p>TOSAGUA</text:p>
          </table:table-cell>
          <table:table-cell office:value-type="string" calcext:value-type="string">
            <text:p>1315</text:p>
          </table:table-cell>
          <table:table-cell table:formula="of:=COM.MICROSOFT.CONCAT([.$D$1];[.A1078];&quot;','&quot;;[.B1078];&quot;','&quot;;[.C1078];&quot;');&quot;)" office:value-type="string" office:string-value="INSERT INTO public.&quot;location&quot; (code, &quot;name&quot;, parent_code) VALUES('131550','TOSAGUA','1315');" calcext:value-type="string">
            <text:p>INSERT INTO public."location" (code, "name", parent_code) VALUES('131550','TOSAGUA','1315');</text:p>
          </table:table-cell>
        </table:table-row>
        <table:table-row table:style-name="ro1">
          <table:table-cell office:value-type="string" calcext:value-type="string">
            <text:p>131551</text:p>
          </table:table-cell>
          <table:table-cell office:value-type="string" calcext:value-type="string">
            <text:p>BACHILLERO</text:p>
          </table:table-cell>
          <table:table-cell office:value-type="string" calcext:value-type="string">
            <text:p>1315</text:p>
          </table:table-cell>
          <table:table-cell table:formula="of:=COM.MICROSOFT.CONCAT([.$D$1];[.A1079];&quot;','&quot;;[.B1079];&quot;','&quot;;[.C1079];&quot;');&quot;)" office:value-type="string" office:string-value="INSERT INTO public.&quot;location&quot; (code, &quot;name&quot;, parent_code) VALUES('131551','BACHILLERO','1315');" calcext:value-type="string">
            <text:p>INSERT INTO public."location" (code, "name", parent_code) VALUES('131551','BACHILLERO','1315');</text:p>
          </table:table-cell>
        </table:table-row>
        <table:table-row table:style-name="ro1">
          <table:table-cell office:value-type="string" calcext:value-type="string">
            <text:p>131552</text:p>
          </table:table-cell>
          <table:table-cell office:value-type="string" calcext:value-type="string">
            <text:p>ANGEL PEDRO GILER</text:p>
          </table:table-cell>
          <table:table-cell office:value-type="string" calcext:value-type="string">
            <text:p>1315</text:p>
          </table:table-cell>
          <table:table-cell table:formula="of:=COM.MICROSOFT.CONCAT([.$D$1];[.A1080];&quot;','&quot;;[.B1080];&quot;','&quot;;[.C1080];&quot;');&quot;)" office:value-type="string" office:string-value="INSERT INTO public.&quot;location&quot; (code, &quot;name&quot;, parent_code) VALUES('131552','ANGEL PEDRO GILER','1315');" calcext:value-type="string">
            <text:p>INSERT INTO public."location" (code, "name", parent_code) VALUES('131552','ANGEL PEDRO GILER','1315');</text:p>
          </table:table-cell>
        </table:table-row>
        <table:table-row table:style-name="ro1">
          <table:table-cell office:value-type="string" calcext:value-type="string">
            <text:p>13165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1316</text:p>
          </table:table-cell>
          <table:table-cell table:formula="of:=COM.MICROSOFT.CONCAT([.$D$1];[.A1081];&quot;','&quot;;[.B1081];&quot;','&quot;;[.C1081];&quot;');&quot;)" office:value-type="string" office:string-value="INSERT INTO public.&quot;location&quot; (code, &quot;name&quot;, parent_code) VALUES('131650','SUCRE','1316');" calcext:value-type="string">
            <text:p>INSERT INTO public."location" (code, "name", parent_code) VALUES('131650','SUCRE','1316');</text:p>
          </table:table-cell>
        </table:table-row>
        <table:table-row table:style-name="ro1">
          <table:table-cell office:value-type="string" calcext:value-type="string">
            <text:p>131651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1316</text:p>
          </table:table-cell>
          <table:table-cell table:formula="of:=COM.MICROSOFT.CONCAT([.$D$1];[.A1082];&quot;','&quot;;[.B1082];&quot;','&quot;;[.C1082];&quot;');&quot;)" office:value-type="string" office:string-value="INSERT INTO public.&quot;location&quot; (code, &quot;name&quot;, parent_code) VALUES('131651','BELLAVISTA','1316');" calcext:value-type="string">
            <text:p>INSERT INTO public."location" (code, "name", parent_code) VALUES('131651','BELLAVISTA','1316');</text:p>
          </table:table-cell>
        </table:table-row>
        <table:table-row table:style-name="ro1">
          <table:table-cell office:value-type="string" calcext:value-type="string">
            <text:p>131652</text:p>
          </table:table-cell>
          <table:table-cell office:value-type="string" calcext:value-type="string">
            <text:p>NOBOA</text:p>
          </table:table-cell>
          <table:table-cell office:value-type="string" calcext:value-type="string">
            <text:p>1316</text:p>
          </table:table-cell>
          <table:table-cell table:formula="of:=COM.MICROSOFT.CONCAT([.$D$1];[.A1083];&quot;','&quot;;[.B1083];&quot;','&quot;;[.C1083];&quot;');&quot;)" office:value-type="string" office:string-value="INSERT INTO public.&quot;location&quot; (code, &quot;name&quot;, parent_code) VALUES('131652','NOBOA','1316');" calcext:value-type="string">
            <text:p>INSERT INTO public."location" (code, "name", parent_code) VALUES('131652','NOBOA','1316');</text:p>
          </table:table-cell>
        </table:table-row>
        <table:table-row table:style-name="ro1">
          <table:table-cell office:value-type="string" calcext:value-type="string">
            <text:p>131653</text:p>
          </table:table-cell>
          <table:table-cell office:value-type="string" calcext:value-type="string">
            <text:p>ARQ. SIXTO DURAN BALLEN</text:p>
          </table:table-cell>
          <table:table-cell office:value-type="string" calcext:value-type="string">
            <text:p>1316</text:p>
          </table:table-cell>
          <table:table-cell table:formula="of:=COM.MICROSOFT.CONCAT([.$D$1];[.A1084];&quot;','&quot;;[.B1084];&quot;','&quot;;[.C1084];&quot;');&quot;)" office:value-type="string" office:string-value="INSERT INTO public.&quot;location&quot; (code, &quot;name&quot;, parent_code) VALUES('131653','ARQ. SIXTO DURAN BALLEN','1316');" calcext:value-type="string">
            <text:p>INSERT INTO public."location" (code, "name", parent_code) VALUES('131653','ARQ. SIXTO DURAN BALLEN','1316');</text:p>
          </table:table-cell>
        </table:table-row>
        <table:table-row table:style-name="ro1">
          <table:table-cell office:value-type="string" calcext:value-type="string">
            <text:p>131750</text:p>
          </table:table-cell>
          <table:table-cell office:value-type="string" calcext:value-type="string">
            <text:p>PEDERNALES</text:p>
          </table:table-cell>
          <table:table-cell office:value-type="string" calcext:value-type="string">
            <text:p>1317</text:p>
          </table:table-cell>
          <table:table-cell table:formula="of:=COM.MICROSOFT.CONCAT([.$D$1];[.A1085];&quot;','&quot;;[.B1085];&quot;','&quot;;[.C1085];&quot;');&quot;)" office:value-type="string" office:string-value="INSERT INTO public.&quot;location&quot; (code, &quot;name&quot;, parent_code) VALUES('131750','PEDERNALES','1317');" calcext:value-type="string">
            <text:p>INSERT INTO public."location" (code, "name", parent_code) VALUES('131750','PEDERNALES','1317');</text:p>
          </table:table-cell>
        </table:table-row>
        <table:table-row table:style-name="ro1">
          <table:table-cell office:value-type="string" calcext:value-type="string">
            <text:p>131751</text:p>
          </table:table-cell>
          <table:table-cell office:value-type="string" calcext:value-type="string">
            <text:p>COJIMIES</text:p>
          </table:table-cell>
          <table:table-cell office:value-type="string" calcext:value-type="string">
            <text:p>1317</text:p>
          </table:table-cell>
          <table:table-cell table:formula="of:=COM.MICROSOFT.CONCAT([.$D$1];[.A1086];&quot;','&quot;;[.B1086];&quot;','&quot;;[.C1086];&quot;');&quot;)" office:value-type="string" office:string-value="INSERT INTO public.&quot;location&quot; (code, &quot;name&quot;, parent_code) VALUES('131751','COJIMIES','1317');" calcext:value-type="string">
            <text:p>INSERT INTO public."location" (code, "name", parent_code) VALUES('131751','COJIMIES','1317');</text:p>
          </table:table-cell>
        </table:table-row>
        <table:table-row table:style-name="ro1">
          <table:table-cell office:value-type="string" calcext:value-type="string">
            <text:p>131752</text:p>
          </table:table-cell>
          <table:table-cell office:value-type="string" calcext:value-type="string">
            <text:p>10 DE AGOSTO</text:p>
          </table:table-cell>
          <table:table-cell office:value-type="string" calcext:value-type="string">
            <text:p>1317</text:p>
          </table:table-cell>
          <table:table-cell table:formula="of:=COM.MICROSOFT.CONCAT([.$D$1];[.A1087];&quot;','&quot;;[.B1087];&quot;','&quot;;[.C1087];&quot;');&quot;)" office:value-type="string" office:string-value="INSERT INTO public.&quot;location&quot; (code, &quot;name&quot;, parent_code) VALUES('131752','10 DE AGOSTO','1317');" calcext:value-type="string">
            <text:p>INSERT INTO public."location" (code, "name", parent_code) VALUES('131752','10 DE AGOSTO','1317');</text:p>
          </table:table-cell>
        </table:table-row>
        <table:table-row table:style-name="ro1">
          <table:table-cell office:value-type="string" calcext:value-type="string">
            <text:p>131753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1317</text:p>
          </table:table-cell>
          <table:table-cell table:formula="of:=COM.MICROSOFT.CONCAT([.$D$1];[.A1088];&quot;','&quot;;[.B1088];&quot;','&quot;;[.C1088];&quot;');&quot;)" office:value-type="string" office:string-value="INSERT INTO public.&quot;location&quot; (code, &quot;name&quot;, parent_code) VALUES('131753','ATAHUALPA','1317');" calcext:value-type="string">
            <text:p>INSERT INTO public."location" (code, "name", parent_code) VALUES('131753','ATAHUALPA','1317');</text:p>
          </table:table-cell>
        </table:table-row>
        <table:table-row table:style-name="ro1">
          <table:table-cell office:value-type="string" calcext:value-type="string">
            <text:p>131850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1318</text:p>
          </table:table-cell>
          <table:table-cell table:formula="of:=COM.MICROSOFT.CONCAT([.$D$1];[.A1089];&quot;','&quot;;[.B1089];&quot;','&quot;;[.C1089];&quot;');&quot;)" office:value-type="string" office:string-value="INSERT INTO public.&quot;location&quot; (code, &quot;name&quot;, parent_code) VALUES('131850','OLMEDO','1318');" calcext:value-type="string">
            <text:p>INSERT INTO public."location" (code, "name", parent_code) VALUES('131850','OLMEDO','1318');</text:p>
          </table:table-cell>
        </table:table-row>
        <table:table-row table:style-name="ro1">
          <table:table-cell office:value-type="string" calcext:value-type="string">
            <text:p>131950</text:p>
          </table:table-cell>
          <table:table-cell office:value-type="string" calcext:value-type="string">
            <text:p>PUERTO LOPEZ</text:p>
          </table:table-cell>
          <table:table-cell office:value-type="string" calcext:value-type="string">
            <text:p>1319</text:p>
          </table:table-cell>
          <table:table-cell table:formula="of:=COM.MICROSOFT.CONCAT([.$D$1];[.A1090];&quot;','&quot;;[.B1090];&quot;','&quot;;[.C1090];&quot;');&quot;)" office:value-type="string" office:string-value="INSERT INTO public.&quot;location&quot; (code, &quot;name&quot;, parent_code) VALUES('131950','PUERTO LOPEZ','1319');" calcext:value-type="string">
            <text:p>INSERT INTO public."location" (code, "name", parent_code) VALUES('131950','PUERTO LOPEZ','1319');</text:p>
          </table:table-cell>
        </table:table-row>
        <table:table-row table:style-name="ro1">
          <table:table-cell office:value-type="string" calcext:value-type="string">
            <text:p>131951</text:p>
          </table:table-cell>
          <table:table-cell office:value-type="string" calcext:value-type="string">
            <text:p>MACHALILLA</text:p>
          </table:table-cell>
          <table:table-cell office:value-type="string" calcext:value-type="string">
            <text:p>1319</text:p>
          </table:table-cell>
          <table:table-cell table:formula="of:=COM.MICROSOFT.CONCAT([.$D$1];[.A1091];&quot;','&quot;;[.B1091];&quot;','&quot;;[.C1091];&quot;');&quot;)" office:value-type="string" office:string-value="INSERT INTO public.&quot;location&quot; (code, &quot;name&quot;, parent_code) VALUES('131951','MACHALILLA','1319');" calcext:value-type="string">
            <text:p>INSERT INTO public."location" (code, "name", parent_code) VALUES('131951','MACHALILLA','1319');</text:p>
          </table:table-cell>
        </table:table-row>
        <table:table-row table:style-name="ro1">
          <table:table-cell office:value-type="string" calcext:value-type="string">
            <text:p>131952</text:p>
          </table:table-cell>
          <table:table-cell office:value-type="string" calcext:value-type="string">
            <text:p>SALANGO</text:p>
          </table:table-cell>
          <table:table-cell office:value-type="string" calcext:value-type="string">
            <text:p>1319</text:p>
          </table:table-cell>
          <table:table-cell table:formula="of:=COM.MICROSOFT.CONCAT([.$D$1];[.A1092];&quot;','&quot;;[.B1092];&quot;','&quot;;[.C1092];&quot;');&quot;)" office:value-type="string" office:string-value="INSERT INTO public.&quot;location&quot; (code, &quot;name&quot;, parent_code) VALUES('131952','SALANGO','1319');" calcext:value-type="string">
            <text:p>INSERT INTO public."location" (code, "name", parent_code) VALUES('131952','SALANGO','1319');</text:p>
          </table:table-cell>
        </table:table-row>
        <table:table-row table:style-name="ro1">
          <table:table-cell office:value-type="string" calcext:value-type="string">
            <text:p>132050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1320</text:p>
          </table:table-cell>
          <table:table-cell table:formula="of:=COM.MICROSOFT.CONCAT([.$D$1];[.A1093];&quot;','&quot;;[.B1093];&quot;','&quot;;[.C1093];&quot;');&quot;)" office:value-type="string" office:string-value="INSERT INTO public.&quot;location&quot; (code, &quot;name&quot;, parent_code) VALUES('132050','JAMA','1320');" calcext:value-type="string">
            <text:p>INSERT INTO public."location" (code, "name", parent_code) VALUES('132050','JAMA','1320');</text:p>
          </table:table-cell>
        </table:table-row>
        <table:table-row table:style-name="ro1">
          <table:table-cell office:value-type="string" calcext:value-type="string">
            <text:p>132150</text:p>
          </table:table-cell>
          <table:table-cell office:value-type="string" calcext:value-type="string">
            <text:p>JARAMIJO</text:p>
          </table:table-cell>
          <table:table-cell office:value-type="string" calcext:value-type="string">
            <text:p>1321</text:p>
          </table:table-cell>
          <table:table-cell table:formula="of:=COM.MICROSOFT.CONCAT([.$D$1];[.A1094];&quot;','&quot;;[.B1094];&quot;','&quot;;[.C1094];&quot;');&quot;)" office:value-type="string" office:string-value="INSERT INTO public.&quot;location&quot; (code, &quot;name&quot;, parent_code) VALUES('132150','JARAMIJO','1321');" calcext:value-type="string">
            <text:p>INSERT INTO public."location" (code, "name", parent_code) VALUES('132150','JARAMIJO','1321');</text:p>
          </table:table-cell>
        </table:table-row>
        <table:table-row table:style-name="ro1">
          <table:table-cell office:value-type="string" calcext:value-type="string">
            <text:p>132250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1322</text:p>
          </table:table-cell>
          <table:table-cell table:formula="of:=COM.MICROSOFT.CONCAT([.$D$1];[.A1095];&quot;','&quot;;[.B1095];&quot;','&quot;;[.C1095];&quot;');&quot;)" office:value-type="string" office:string-value="INSERT INTO public.&quot;location&quot; (code, &quot;name&quot;, parent_code) VALUES('132250','SAN VICENTE','1322');" calcext:value-type="string">
            <text:p>INSERT INTO public."location" (code, "name", parent_code) VALUES('132250','SAN VICENTE','1322');</text:p>
          </table:table-cell>
        </table:table-row>
        <table:table-row table:style-name="ro1">
          <table:table-cell office:value-type="string" calcext:value-type="string">
            <text:p>132251</text:p>
          </table:table-cell>
          <table:table-cell office:value-type="string" calcext:value-type="string">
            <text:p>CANOA</text:p>
          </table:table-cell>
          <table:table-cell office:value-type="string" calcext:value-type="string">
            <text:p>1322</text:p>
          </table:table-cell>
          <table:table-cell table:formula="of:=COM.MICROSOFT.CONCAT([.$D$1];[.A1096];&quot;','&quot;;[.B1096];&quot;','&quot;;[.C1096];&quot;');&quot;)" office:value-type="string" office:string-value="INSERT INTO public.&quot;location&quot; (code, &quot;name&quot;, parent_code) VALUES('132251','CANOA','1322');" calcext:value-type="string">
            <text:p>INSERT INTO public."location" (code, "name", parent_code) VALUES('132251','CANOA','1322');</text:p>
          </table:table-cell>
        </table:table-row>
        <table:table-row table:style-name="ro1">
          <table:table-cell office:value-type="string" calcext:value-type="string">
            <text:p>140150</text:p>
          </table:table-cell>
          <table:table-cell office:value-type="string" calcext:value-type="string">
            <text:p>MACAS</text:p>
          </table:table-cell>
          <table:table-cell office:value-type="string" calcext:value-type="string">
            <text:p>1401</text:p>
          </table:table-cell>
          <table:table-cell table:formula="of:=COM.MICROSOFT.CONCAT([.$D$1];[.A1097];&quot;','&quot;;[.B1097];&quot;','&quot;;[.C1097];&quot;');&quot;)" office:value-type="string" office:string-value="INSERT INTO public.&quot;location&quot; (code, &quot;name&quot;, parent_code) VALUES('140150','MACAS','1401');" calcext:value-type="string">
            <text:p>INSERT INTO public."location" (code, "name", parent_code) VALUES('140150','MACAS','1401');</text:p>
          </table:table-cell>
        </table:table-row>
        <table:table-row table:style-name="ro1">
          <table:table-cell office:value-type="string" calcext:value-type="string">
            <text:p>140151</text:p>
          </table:table-cell>
          <table:table-cell office:value-type="string" calcext:value-type="string">
            <text:p>ALSHI</text:p>
          </table:table-cell>
          <table:table-cell office:value-type="string" calcext:value-type="string">
            <text:p>1401</text:p>
          </table:table-cell>
          <table:table-cell table:formula="of:=COM.MICROSOFT.CONCAT([.$D$1];[.A1098];&quot;','&quot;;[.B1098];&quot;','&quot;;[.C1098];&quot;');&quot;)" office:value-type="string" office:string-value="INSERT INTO public.&quot;location&quot; (code, &quot;name&quot;, parent_code) VALUES('140151','ALSHI','1401');" calcext:value-type="string">
            <text:p>INSERT INTO public."location" (code, "name", parent_code) VALUES('140151','ALSHI','1401');</text:p>
          </table:table-cell>
        </table:table-row>
        <table:table-row table:style-name="ro1">
          <table:table-cell office:value-type="string" calcext:value-type="string">
            <text:p>140153</text:p>
          </table:table-cell>
          <table:table-cell office:value-type="string" calcext:value-type="string">
            <text:p>GENERAL PROAÑO</text:p>
          </table:table-cell>
          <table:table-cell office:value-type="string" calcext:value-type="string">
            <text:p>1401</text:p>
          </table:table-cell>
          <table:table-cell table:formula="of:=COM.MICROSOFT.CONCAT([.$D$1];[.A1099];&quot;','&quot;;[.B1099];&quot;','&quot;;[.C1099];&quot;');&quot;)" office:value-type="string" office:string-value="INSERT INTO public.&quot;location&quot; (code, &quot;name&quot;, parent_code) VALUES('140153','GENERAL PROAÑO','1401');" calcext:value-type="string">
            <text:p>INSERT INTO public."location" (code, "name", parent_code) VALUES('140153','GENERAL PROAÑO','1401');</text:p>
          </table:table-cell>
        </table:table-row>
        <table:table-row table:style-name="ro1">
          <table:table-cell office:value-type="string" calcext:value-type="string">
            <text:p>140156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1401</text:p>
          </table:table-cell>
          <table:table-cell table:formula="of:=COM.MICROSOFT.CONCAT([.$D$1];[.A1100];&quot;','&quot;;[.B1100];&quot;','&quot;;[.C1100];&quot;');&quot;)" office:value-type="string" office:string-value="INSERT INTO public.&quot;location&quot; (code, &quot;name&quot;, parent_code) VALUES('140156','SAN ISIDRO','1401');" calcext:value-type="string">
            <text:p>INSERT INTO public."location" (code, "name", parent_code) VALUES('140156','SAN ISIDRO','1401');</text:p>
          </table:table-cell>
        </table:table-row>
        <table:table-row table:style-name="ro1">
          <table:table-cell office:value-type="string" calcext:value-type="string">
            <text:p>140157</text:p>
          </table:table-cell>
          <table:table-cell office:value-type="string" calcext:value-type="string">
            <text:p>SEVILLA DON BOSCO</text:p>
          </table:table-cell>
          <table:table-cell office:value-type="string" calcext:value-type="string">
            <text:p>1401</text:p>
          </table:table-cell>
          <table:table-cell table:formula="of:=COM.MICROSOFT.CONCAT([.$D$1];[.A1101];&quot;','&quot;;[.B1101];&quot;','&quot;;[.C1101];&quot;');&quot;)" office:value-type="string" office:string-value="INSERT INTO public.&quot;location&quot; (code, &quot;name&quot;, parent_code) VALUES('140157','SEVILLA DON BOSCO','1401');" calcext:value-type="string">
            <text:p>INSERT INTO public."location" (code, "name", parent_code) VALUES('140157','SEVILLA DON BOSCO','1401');</text:p>
          </table:table-cell>
        </table:table-row>
        <table:table-row table:style-name="ro1">
          <table:table-cell office:value-type="string" calcext:value-type="string">
            <text:p>140158</text:p>
          </table:table-cell>
          <table:table-cell office:value-type="string" calcext:value-type="string">
            <text:p>SINAI</text:p>
          </table:table-cell>
          <table:table-cell office:value-type="string" calcext:value-type="string">
            <text:p>1401</text:p>
          </table:table-cell>
          <table:table-cell table:formula="of:=COM.MICROSOFT.CONCAT([.$D$1];[.A1102];&quot;','&quot;;[.B1102];&quot;','&quot;;[.C1102];&quot;');&quot;)" office:value-type="string" office:string-value="INSERT INTO public.&quot;location&quot; (code, &quot;name&quot;, parent_code) VALUES('140158','SINAI','1401');" calcext:value-type="string">
            <text:p>INSERT INTO public."location" (code, "name", parent_code) VALUES('140158','SINAI','1401');</text:p>
          </table:table-cell>
        </table:table-row>
        <table:table-row table:style-name="ro1">
          <table:table-cell office:value-type="string" calcext:value-type="string">
            <text:p>140160</text:p>
          </table:table-cell>
          <table:table-cell office:value-type="string" calcext:value-type="string">
            <text:p>ZUÑA (ZUÑAC)</text:p>
          </table:table-cell>
          <table:table-cell office:value-type="string" calcext:value-type="string">
            <text:p>1401</text:p>
          </table:table-cell>
          <table:table-cell table:formula="of:=COM.MICROSOFT.CONCAT([.$D$1];[.A1103];&quot;','&quot;;[.B1103];&quot;','&quot;;[.C1103];&quot;');&quot;)" office:value-type="string" office:string-value="INSERT INTO public.&quot;location&quot; (code, &quot;name&quot;, parent_code) VALUES('140160','ZUÑA (ZUÑAC)','1401');" calcext:value-type="string">
            <text:p>INSERT INTO public."location" (code, "name", parent_code) VALUES('140160','ZUÑA (ZUÑAC)','1401');</text:p>
          </table:table-cell>
        </table:table-row>
        <table:table-row table:style-name="ro1">
          <table:table-cell office:value-type="string" calcext:value-type="string">
            <text:p>140162</text:p>
          </table:table-cell>
          <table:table-cell office:value-type="string" calcext:value-type="string">
            <text:p>CUCHAENTZA</text:p>
          </table:table-cell>
          <table:table-cell office:value-type="string" calcext:value-type="string">
            <text:p>1401</text:p>
          </table:table-cell>
          <table:table-cell table:formula="of:=COM.MICROSOFT.CONCAT([.$D$1];[.A1104];&quot;','&quot;;[.B1104];&quot;','&quot;;[.C1104];&quot;');&quot;)" office:value-type="string" office:string-value="INSERT INTO public.&quot;location&quot; (code, &quot;name&quot;, parent_code) VALUES('140162','CUCHAENTZA','1401');" calcext:value-type="string">
            <text:p>INSERT INTO public."location" (code, "name", parent_code) VALUES('140162','CUCHAENTZA','1401');</text:p>
          </table:table-cell>
        </table:table-row>
        <table:table-row table:style-name="ro1">
          <table:table-cell office:value-type="string" calcext:value-type="string">
            <text:p>140164</text:p>
          </table:table-cell>
          <table:table-cell office:value-type="string" calcext:value-type="string">
            <text:p>RIO BLANCO</text:p>
          </table:table-cell>
          <table:table-cell office:value-type="string" calcext:value-type="string">
            <text:p>1401</text:p>
          </table:table-cell>
          <table:table-cell table:formula="of:=COM.MICROSOFT.CONCAT([.$D$1];[.A1105];&quot;','&quot;;[.B1105];&quot;','&quot;;[.C1105];&quot;');&quot;)" office:value-type="string" office:string-value="INSERT INTO public.&quot;location&quot; (code, &quot;name&quot;, parent_code) VALUES('140164','RIO BLANCO','1401');" calcext:value-type="string">
            <text:p>INSERT INTO public."location" (code, "name", parent_code) VALUES('140164','RIO BLANCO','1401');</text:p>
          </table:table-cell>
        </table:table-row>
        <table:table-row table:style-name="ro1">
          <table:table-cell office:value-type="string" calcext:value-type="string">
            <text:p>140201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02</text:p>
          </table:table-cell>
          <table:table-cell table:formula="of:=COM.MICROSOFT.CONCAT([.$D$1];[.A1106];&quot;','&quot;;[.B1106];&quot;','&quot;;[.C1106];&quot;');&quot;)" office:value-type="string" office:string-value="INSERT INTO public.&quot;location&quot; (code, &quot;name&quot;, parent_code) VALUES('140201','GUALAQUIZA','1402');" calcext:value-type="string">
            <text:p>INSERT INTO public."location" (code, "name", parent_code) VALUES('140201','GUALAQUIZA','1402');</text:p>
          </table:table-cell>
        </table:table-row>
        <table:table-row table:style-name="ro1">
          <table:table-cell office:value-type="string" calcext:value-type="string">
            <text:p>140202</text:p>
          </table:table-cell>
          <table:table-cell office:value-type="string" calcext:value-type="string">
            <text:p>MERCEDES MOLINA</text:p>
          </table:table-cell>
          <table:table-cell office:value-type="string" calcext:value-type="string">
            <text:p>1402</text:p>
          </table:table-cell>
          <table:table-cell table:formula="of:=COM.MICROSOFT.CONCAT([.$D$1];[.A1107];&quot;','&quot;;[.B1107];&quot;','&quot;;[.C1107];&quot;');&quot;)" office:value-type="string" office:string-value="INSERT INTO public.&quot;location&quot; (code, &quot;name&quot;, parent_code) VALUES('140202','MERCEDES MOLINA','1402');" calcext:value-type="string">
            <text:p>INSERT INTO public."location" (code, "name", parent_code) VALUES('140202','MERCEDES MOLINA','1402');</text:p>
          </table:table-cell>
        </table:table-row>
        <table:table-row table:style-name="ro1">
          <table:table-cell office:value-type="string" calcext:value-type="string">
            <text:p>140250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1402</text:p>
          </table:table-cell>
          <table:table-cell table:formula="of:=COM.MICROSOFT.CONCAT([.$D$1];[.A1108];&quot;','&quot;;[.B1108];&quot;','&quot;;[.C1108];&quot;');&quot;)" office:value-type="string" office:string-value="INSERT INTO public.&quot;location&quot; (code, &quot;name&quot;, parent_code) VALUES('140250','GUALAQUIZA','1402');" calcext:value-type="string">
            <text:p>INSERT INTO public."location" (code, "name", parent_code) VALUES('140250','GUALAQUIZA','1402');</text:p>
          </table:table-cell>
        </table:table-row>
        <table:table-row table:style-name="ro1">
          <table:table-cell office:value-type="string" calcext:value-type="string">
            <text:p>140251</text:p>
          </table:table-cell>
          <table:table-cell office:value-type="string" calcext:value-type="string">
            <text:p>AMAZONAS (ROSARIO DE CUYES)</text:p>
          </table:table-cell>
          <table:table-cell office:value-type="string" calcext:value-type="string">
            <text:p>1402</text:p>
          </table:table-cell>
          <table:table-cell table:formula="of:=COM.MICROSOFT.CONCAT([.$D$1];[.A1109];&quot;','&quot;;[.B1109];&quot;','&quot;;[.C1109];&quot;');&quot;)" office:value-type="string" office:string-value="INSERT INTO public.&quot;location&quot; (code, &quot;name&quot;, parent_code) VALUES('140251','AMAZONAS (ROSARIO DE CUYES)','1402');" calcext:value-type="string">
            <text:p>INSERT INTO public."location" (code, "name", parent_code) VALUES('140251','AMAZONAS (ROSARIO DE CUYES)','1402');</text:p>
          </table:table-cell>
        </table:table-row>
        <table:table-row table:style-name="ro1">
          <table:table-cell office:value-type="string" calcext:value-type="string">
            <text:p>140252</text:p>
          </table:table-cell>
          <table:table-cell office:value-type="string" calcext:value-type="string">
            <text:p>BERMEJOS</text:p>
          </table:table-cell>
          <table:table-cell office:value-type="string" calcext:value-type="string">
            <text:p>1402</text:p>
          </table:table-cell>
          <table:table-cell table:formula="of:=COM.MICROSOFT.CONCAT([.$D$1];[.A1110];&quot;','&quot;;[.B1110];&quot;','&quot;;[.C1110];&quot;');&quot;)" office:value-type="string" office:string-value="INSERT INTO public.&quot;location&quot; (code, &quot;name&quot;, parent_code) VALUES('140252','BERMEJOS','1402');" calcext:value-type="string">
            <text:p>INSERT INTO public."location" (code, "name", parent_code) VALUES('140252','BERMEJOS','1402');</text:p>
          </table:table-cell>
        </table:table-row>
        <table:table-row table:style-name="ro1">
          <table:table-cell office:value-type="string" calcext:value-type="string">
            <text:p>140253</text:p>
          </table:table-cell>
          <table:table-cell office:value-type="string" calcext:value-type="string">
            <text:p>BOMBOIZA</text:p>
          </table:table-cell>
          <table:table-cell office:value-type="string" calcext:value-type="string">
            <text:p>1402</text:p>
          </table:table-cell>
          <table:table-cell table:formula="of:=COM.MICROSOFT.CONCAT([.$D$1];[.A1111];&quot;','&quot;;[.B1111];&quot;','&quot;;[.C1111];&quot;');&quot;)" office:value-type="string" office:string-value="INSERT INTO public.&quot;location&quot; (code, &quot;name&quot;, parent_code) VALUES('140253','BOMBOIZA','1402');" calcext:value-type="string">
            <text:p>INSERT INTO public."location" (code, "name", parent_code) VALUES('140253','BOMBOIZA','1402');</text:p>
          </table:table-cell>
        </table:table-row>
        <table:table-row table:style-name="ro1">
          <table:table-cell office:value-type="string" calcext:value-type="string">
            <text:p>140254</text:p>
          </table:table-cell>
          <table:table-cell office:value-type="string" calcext:value-type="string">
            <text:p>CHIGÜINDA</text:p>
          </table:table-cell>
          <table:table-cell office:value-type="string" calcext:value-type="string">
            <text:p>1402</text:p>
          </table:table-cell>
          <table:table-cell table:formula="of:=COM.MICROSOFT.CONCAT([.$D$1];[.A1112];&quot;','&quot;;[.B1112];&quot;','&quot;;[.C1112];&quot;');&quot;)" office:value-type="string" office:string-value="INSERT INTO public.&quot;location&quot; (code, &quot;name&quot;, parent_code) VALUES('140254','CHIGÜINDA','1402');" calcext:value-type="string">
            <text:p>INSERT INTO public."location" (code, "name", parent_code) VALUES('140254','CHIGÜINDA','1402');</text:p>
          </table:table-cell>
        </table:table-row>
        <table:table-row table:style-name="ro1">
          <table:table-cell office:value-type="string" calcext:value-type="string">
            <text:p>140255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1402</text:p>
          </table:table-cell>
          <table:table-cell table:formula="of:=COM.MICROSOFT.CONCAT([.$D$1];[.A1113];&quot;','&quot;;[.B1113];&quot;','&quot;;[.C1113];&quot;');&quot;)" office:value-type="string" office:string-value="INSERT INTO public.&quot;location&quot; (code, &quot;name&quot;, parent_code) VALUES('140255','EL ROSARIO','1402');" calcext:value-type="string">
            <text:p>INSERT INTO public."location" (code, "name", parent_code) VALUES('140255','EL ROSARIO','1402');</text:p>
          </table:table-cell>
        </table:table-row>
        <table:table-row table:style-name="ro1">
          <table:table-cell office:value-type="string" calcext:value-type="string">
            <text:p>140256</text:p>
          </table:table-cell>
          <table:table-cell office:value-type="string" calcext:value-type="string">
            <text:p>NUEVA TARQUI</text:p>
          </table:table-cell>
          <table:table-cell office:value-type="string" calcext:value-type="string">
            <text:p>1402</text:p>
          </table:table-cell>
          <table:table-cell table:formula="of:=COM.MICROSOFT.CONCAT([.$D$1];[.A1114];&quot;','&quot;;[.B1114];&quot;','&quot;;[.C1114];&quot;');&quot;)" office:value-type="string" office:string-value="INSERT INTO public.&quot;location&quot; (code, &quot;name&quot;, parent_code) VALUES('140256','NUEVA TARQUI','1402');" calcext:value-type="string">
            <text:p>INSERT INTO public."location" (code, "name", parent_code) VALUES('140256','NUEVA TARQUI','1402');</text:p>
          </table:table-cell>
        </table:table-row>
        <table:table-row table:style-name="ro1">
          <table:table-cell office:value-type="string" calcext:value-type="string">
            <text:p>140257</text:p>
          </table:table-cell>
          <table:table-cell office:value-type="string" calcext:value-type="string">
            <text:p>SAN MIGUEL DE CUYES</text:p>
          </table:table-cell>
          <table:table-cell office:value-type="string" calcext:value-type="string">
            <text:p>1402</text:p>
          </table:table-cell>
          <table:table-cell table:formula="of:=COM.MICROSOFT.CONCAT([.$D$1];[.A1115];&quot;','&quot;;[.B1115];&quot;','&quot;;[.C1115];&quot;');&quot;)" office:value-type="string" office:string-value="INSERT INTO public.&quot;location&quot; (code, &quot;name&quot;, parent_code) VALUES('140257','SAN MIGUEL DE CUYES','1402');" calcext:value-type="string">
            <text:p>INSERT INTO public."location" (code, "name", parent_code) VALUES('140257','SAN MIGUEL DE CUYES','1402');</text:p>
          </table:table-cell>
        </table:table-row>
        <table:table-row table:style-name="ro1">
          <table:table-cell office:value-type="string" calcext:value-type="string">
            <text:p>140258</text:p>
          </table:table-cell>
          <table:table-cell office:value-type="string" calcext:value-type="string">
            <text:p>EL IDEAL</text:p>
          </table:table-cell>
          <table:table-cell office:value-type="string" calcext:value-type="string">
            <text:p>1402</text:p>
          </table:table-cell>
          <table:table-cell table:formula="of:=COM.MICROSOFT.CONCAT([.$D$1];[.A1116];&quot;','&quot;;[.B1116];&quot;','&quot;;[.C1116];&quot;');&quot;)" office:value-type="string" office:string-value="INSERT INTO public.&quot;location&quot; (code, &quot;name&quot;, parent_code) VALUES('140258','EL IDEAL','1402');" calcext:value-type="string">
            <text:p>INSERT INTO public."location" (code, "name", parent_code) VALUES('140258','EL IDEAL','1402');</text:p>
          </table:table-cell>
        </table:table-row>
        <table:table-row table:style-name="ro1">
          <table:table-cell office:value-type="string" calcext:value-type="string">
            <text:p>140350</text:p>
          </table:table-cell>
          <table:table-cell office:value-type="string" calcext:value-type="string">
            <text:p>GENERAL LEONIDAS PLAZA GUTIERREZ (LIMON)</text:p>
          </table:table-cell>
          <table:table-cell office:value-type="string" calcext:value-type="string">
            <text:p>1403</text:p>
          </table:table-cell>
          <table:table-cell table:formula="of:=COM.MICROSOFT.CONCAT([.$D$1];[.A1117];&quot;','&quot;;[.B1117];&quot;','&quot;;[.C1117];&quot;');&quot;)" office:value-type="string" office:string-value="INSERT INTO public.&quot;location&quot; (code, &quot;name&quot;, parent_code) VALUES('140350','GENERAL LEONIDAS PLAZA GUTIERREZ (LIMON)','1403');" calcext:value-type="string">
            <text:p>INSERT INTO public."location" (code, "name", parent_code) VALUES('140350','GENERAL LEONIDAS PLAZA GUTIERREZ (LIMON)','1403');</text:p>
          </table:table-cell>
        </table:table-row>
        <table:table-row table:style-name="ro1">
          <table:table-cell office:value-type="string" calcext:value-type="string">
            <text:p>140351</text:p>
          </table:table-cell>
          <table:table-cell office:value-type="string" calcext:value-type="string">
            <text:p>INDANZA</text:p>
          </table:table-cell>
          <table:table-cell office:value-type="string" calcext:value-type="string">
            <text:p>1403</text:p>
          </table:table-cell>
          <table:table-cell table:formula="of:=COM.MICROSOFT.CONCAT([.$D$1];[.A1118];&quot;','&quot;;[.B1118];&quot;','&quot;;[.C1118];&quot;');&quot;)" office:value-type="string" office:string-value="INSERT INTO public.&quot;location&quot; (code, &quot;name&quot;, parent_code) VALUES('140351','INDANZA','1403');" calcext:value-type="string">
            <text:p>INSERT INTO public."location" (code, "name", parent_code) VALUES('140351','INDANZA','1403');</text:p>
          </table:table-cell>
        </table:table-row>
        <table:table-row table:style-name="ro1">
          <table:table-cell office:value-type="string" calcext:value-type="string">
            <text:p>140353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1403</text:p>
          </table:table-cell>
          <table:table-cell table:formula="of:=COM.MICROSOFT.CONCAT([.$D$1];[.A1119];&quot;','&quot;;[.B1119];&quot;','&quot;;[.C1119];&quot;');&quot;)" office:value-type="string" office:string-value="INSERT INTO public.&quot;location&quot; (code, &quot;name&quot;, parent_code) VALUES('140353','SAN ANTONIO','1403');" calcext:value-type="string">
            <text:p>INSERT INTO public."location" (code, "name", parent_code) VALUES('140353','SAN ANTONIO','1403');</text:p>
          </table:table-cell>
        </table:table-row>
        <table:table-row table:style-name="ro1">
          <table:table-cell office:value-type="string" calcext:value-type="string">
            <text:p>140356</text:p>
          </table:table-cell>
          <table:table-cell office:value-type="string" calcext:value-type="string">
            <text:p>SAN MIGUEL DE CONCHAY</text:p>
          </table:table-cell>
          <table:table-cell office:value-type="string" calcext:value-type="string">
            <text:p>1403</text:p>
          </table:table-cell>
          <table:table-cell table:formula="of:=COM.MICROSOFT.CONCAT([.$D$1];[.A1120];&quot;','&quot;;[.B1120];&quot;','&quot;;[.C1120];&quot;');&quot;)" office:value-type="string" office:string-value="INSERT INTO public.&quot;location&quot; (code, &quot;name&quot;, parent_code) VALUES('140356','SAN MIGUEL DE CONCHAY','1403');" calcext:value-type="string">
            <text:p>INSERT INTO public."location" (code, "name", parent_code) VALUES('140356','SAN MIGUEL DE CONCHAY','1403');</text:p>
          </table:table-cell>
        </table:table-row>
        <table:table-row table:style-name="ro1">
          <table:table-cell office:value-type="string" calcext:value-type="string">
            <text:p>140357</text:p>
          </table:table-cell>
          <table:table-cell office:value-type="string" calcext:value-type="string">
            <text:p>SANTA SUSANA DE CHIVIAZA</text:p>
          </table:table-cell>
          <table:table-cell office:value-type="string" calcext:value-type="string">
            <text:p>1403</text:p>
          </table:table-cell>
          <table:table-cell table:formula="of:=COM.MICROSOFT.CONCAT([.$D$1];[.A1121];&quot;','&quot;;[.B1121];&quot;','&quot;;[.C1121];&quot;');&quot;)" office:value-type="string" office:string-value="INSERT INTO public.&quot;location&quot; (code, &quot;name&quot;, parent_code) VALUES('140357','SANTA SUSANA DE CHIVIAZA','1403');" calcext:value-type="string">
            <text:p>INSERT INTO public."location" (code, "name", parent_code) VALUES('140357','SANTA SUSANA DE CHIVIAZA','1403');</text:p>
          </table:table-cell>
        </table:table-row>
        <table:table-row table:style-name="ro1">
          <table:table-cell office:value-type="string" calcext:value-type="string">
            <text:p>140358</text:p>
          </table:table-cell>
          <table:table-cell office:value-type="string" calcext:value-type="string">
            <text:p>YUNGANZA</text:p>
          </table:table-cell>
          <table:table-cell office:value-type="string" calcext:value-type="string">
            <text:p>1403</text:p>
          </table:table-cell>
          <table:table-cell table:formula="of:=COM.MICROSOFT.CONCAT([.$D$1];[.A1122];&quot;','&quot;;[.B1122];&quot;','&quot;;[.C1122];&quot;');&quot;)" office:value-type="string" office:string-value="INSERT INTO public.&quot;location&quot; (code, &quot;name&quot;, parent_code) VALUES('140358','YUNGANZA','1403');" calcext:value-type="string">
            <text:p>INSERT INTO public."location" (code, "name", parent_code) VALUES('140358','YUNGANZA','1403');</text:p>
          </table:table-cell>
        </table:table-row>
        <table:table-row table:style-name="ro1">
          <table:table-cell office:value-type="string" calcext:value-type="string">
            <text:p>140450</text:p>
          </table:table-cell>
          <table:table-cell office:value-type="string" calcext:value-type="string">
            <text:p>PALORA (METZERA)</text:p>
          </table:table-cell>
          <table:table-cell office:value-type="string" calcext:value-type="string">
            <text:p>1404</text:p>
          </table:table-cell>
          <table:table-cell table:formula="of:=COM.MICROSOFT.CONCAT([.$D$1];[.A1123];&quot;','&quot;;[.B1123];&quot;','&quot;;[.C1123];&quot;');&quot;)" office:value-type="string" office:string-value="INSERT INTO public.&quot;location&quot; (code, &quot;name&quot;, parent_code) VALUES('140450','PALORA (METZERA)','1404');" calcext:value-type="string">
            <text:p>INSERT INTO public."location" (code, "name", parent_code) VALUES('140450','PALORA (METZERA)','1404');</text:p>
          </table:table-cell>
        </table:table-row>
        <table:table-row table:style-name="ro1">
          <table:table-cell office:value-type="string" calcext:value-type="string">
            <text:p>140451</text:p>
          </table:table-cell>
          <table:table-cell office:value-type="string" calcext:value-type="string">
            <text:p>ARAPICOS</text:p>
          </table:table-cell>
          <table:table-cell office:value-type="string" calcext:value-type="string">
            <text:p>1404</text:p>
          </table:table-cell>
          <table:table-cell table:formula="of:=COM.MICROSOFT.CONCAT([.$D$1];[.A1124];&quot;','&quot;;[.B1124];&quot;','&quot;;[.C1124];&quot;');&quot;)" office:value-type="string" office:string-value="INSERT INTO public.&quot;location&quot; (code, &quot;name&quot;, parent_code) VALUES('140451','ARAPICOS','1404');" calcext:value-type="string">
            <text:p>INSERT INTO public."location" (code, "name", parent_code) VALUES('140451','ARAPICOS','1404');</text:p>
          </table:table-cell>
        </table:table-row>
        <table:table-row table:style-name="ro1">
          <table:table-cell office:value-type="string" calcext:value-type="string">
            <text:p>140452</text:p>
          </table:table-cell>
          <table:table-cell office:value-type="string" calcext:value-type="string">
            <text:p>CUMANDA</text:p>
          </table:table-cell>
          <table:table-cell office:value-type="string" calcext:value-type="string">
            <text:p>1404</text:p>
          </table:table-cell>
          <table:table-cell table:formula="of:=COM.MICROSOFT.CONCAT([.$D$1];[.A1125];&quot;','&quot;;[.B1125];&quot;','&quot;;[.C1125];&quot;');&quot;)" office:value-type="string" office:string-value="INSERT INTO public.&quot;location&quot; (code, &quot;name&quot;, parent_code) VALUES('140452','CUMANDA','1404');" calcext:value-type="string">
            <text:p>INSERT INTO public."location" (code, "name", parent_code) VALUES('140452','CUMANDA','1404');</text:p>
          </table:table-cell>
        </table:table-row>
        <table:table-row table:style-name="ro1">
          <table:table-cell office:value-type="string" calcext:value-type="string">
            <text:p>140454</text:p>
          </table:table-cell>
          <table:table-cell office:value-type="string" calcext:value-type="string">
            <text:p>SANGAY</text:p>
          </table:table-cell>
          <table:table-cell office:value-type="string" calcext:value-type="string">
            <text:p>1404</text:p>
          </table:table-cell>
          <table:table-cell table:formula="of:=COM.MICROSOFT.CONCAT([.$D$1];[.A1126];&quot;','&quot;;[.B1126];&quot;','&quot;;[.C1126];&quot;');&quot;)" office:value-type="string" office:string-value="INSERT INTO public.&quot;location&quot; (code, &quot;name&quot;, parent_code) VALUES('140454','SANGAY','1404');" calcext:value-type="string">
            <text:p>INSERT INTO public."location" (code, "name", parent_code) VALUES('140454','SANGAY','1404');</text:p>
          </table:table-cell>
        </table:table-row>
        <table:table-row table:style-name="ro1">
          <table:table-cell office:value-type="string" calcext:value-type="string">
            <text:p>140455</text:p>
          </table:table-cell>
          <table:table-cell office:value-type="string" calcext:value-type="string">
            <text:p>16 DE AGOSTO</text:p>
          </table:table-cell>
          <table:table-cell office:value-type="string" calcext:value-type="string">
            <text:p>1404</text:p>
          </table:table-cell>
          <table:table-cell table:formula="of:=COM.MICROSOFT.CONCAT([.$D$1];[.A1127];&quot;','&quot;;[.B1127];&quot;','&quot;;[.C1127];&quot;');&quot;)" office:value-type="string" office:string-value="INSERT INTO public.&quot;location&quot; (code, &quot;name&quot;, parent_code) VALUES('140455','16 DE AGOSTO','1404');" calcext:value-type="string">
            <text:p>INSERT INTO public."location" (code, "name", parent_code) VALUES('140455','16 DE AGOSTO','1404');</text:p>
          </table:table-cell>
        </table:table-row>
        <table:table-row table:style-name="ro1">
          <table:table-cell office:value-type="string" calcext:value-type="string">
            <text:p>140550</text:p>
          </table:table-cell>
          <table:table-cell office:value-type="string" calcext:value-type="string">
            <text:p>SANTIAGO DE MENDEZ</text:p>
          </table:table-cell>
          <table:table-cell office:value-type="string" calcext:value-type="string">
            <text:p>1405</text:p>
          </table:table-cell>
          <table:table-cell table:formula="of:=COM.MICROSOFT.CONCAT([.$D$1];[.A1128];&quot;','&quot;;[.B1128];&quot;','&quot;;[.C1128];&quot;');&quot;)" office:value-type="string" office:string-value="INSERT INTO public.&quot;location&quot; (code, &quot;name&quot;, parent_code) VALUES('140550','SANTIAGO DE MENDEZ','1405');" calcext:value-type="string">
            <text:p>INSERT INTO public."location" (code, "name", parent_code) VALUES('140550','SANTIAGO DE MENDEZ','1405');</text:p>
          </table:table-cell>
        </table:table-row>
        <table:table-row table:style-name="ro1">
          <table:table-cell office:value-type="string" calcext:value-type="string">
            <text:p>140551</text:p>
          </table:table-cell>
          <table:table-cell office:value-type="string" calcext:value-type="string">
            <text:p>COPAL</text:p>
          </table:table-cell>
          <table:table-cell office:value-type="string" calcext:value-type="string">
            <text:p>1405</text:p>
          </table:table-cell>
          <table:table-cell table:formula="of:=COM.MICROSOFT.CONCAT([.$D$1];[.A1129];&quot;','&quot;;[.B1129];&quot;','&quot;;[.C1129];&quot;');&quot;)" office:value-type="string" office:string-value="INSERT INTO public.&quot;location&quot; (code, &quot;name&quot;, parent_code) VALUES('140551','COPAL','1405');" calcext:value-type="string">
            <text:p>INSERT INTO public."location" (code, "name", parent_code) VALUES('140551','COPAL','1405');</text:p>
          </table:table-cell>
        </table:table-row>
        <table:table-row table:style-name="ro1">
          <table:table-cell office:value-type="string" calcext:value-type="string">
            <text:p>140552</text:p>
          </table:table-cell>
          <table:table-cell office:value-type="string" calcext:value-type="string">
            <text:p>CHUPIANZA</text:p>
          </table:table-cell>
          <table:table-cell office:value-type="string" calcext:value-type="string">
            <text:p>1405</text:p>
          </table:table-cell>
          <table:table-cell table:formula="of:=COM.MICROSOFT.CONCAT([.$D$1];[.A1130];&quot;','&quot;;[.B1130];&quot;','&quot;;[.C1130];&quot;');&quot;)" office:value-type="string" office:string-value="INSERT INTO public.&quot;location&quot; (code, &quot;name&quot;, parent_code) VALUES('140552','CHUPIANZA','1405');" calcext:value-type="string">
            <text:p>INSERT INTO public."location" (code, "name", parent_code) VALUES('140552','CHUPIANZA','1405');</text:p>
          </table:table-cell>
        </table:table-row>
        <table:table-row table:style-name="ro1">
          <table:table-cell office:value-type="string" calcext:value-type="string">
            <text:p>140553</text:p>
          </table:table-cell>
          <table:table-cell office:value-type="string" calcext:value-type="string">
            <text:p>PATUCA</text:p>
          </table:table-cell>
          <table:table-cell office:value-type="string" calcext:value-type="string">
            <text:p>1405</text:p>
          </table:table-cell>
          <table:table-cell table:formula="of:=COM.MICROSOFT.CONCAT([.$D$1];[.A1131];&quot;','&quot;;[.B1131];&quot;','&quot;;[.C1131];&quot;');&quot;)" office:value-type="string" office:string-value="INSERT INTO public.&quot;location&quot; (code, &quot;name&quot;, parent_code) VALUES('140553','PATUCA','1405');" calcext:value-type="string">
            <text:p>INSERT INTO public."location" (code, "name", parent_code) VALUES('140553','PATUCA','1405');</text:p>
          </table:table-cell>
        </table:table-row>
        <table:table-row table:style-name="ro1">
          <table:table-cell office:value-type="string" calcext:value-type="string">
            <text:p>140554</text:p>
          </table:table-cell>
          <table:table-cell office:value-type="string" calcext:value-type="string">
            <text:p>SAN LUIS DE EL ACHO</text:p>
          </table:table-cell>
          <table:table-cell office:value-type="string" calcext:value-type="string">
            <text:p>1405</text:p>
          </table:table-cell>
          <table:table-cell table:formula="of:=COM.MICROSOFT.CONCAT([.$D$1];[.A1132];&quot;','&quot;;[.B1132];&quot;','&quot;;[.C1132];&quot;');&quot;)" office:value-type="string" office:string-value="INSERT INTO public.&quot;location&quot; (code, &quot;name&quot;, parent_code) VALUES('140554','SAN LUIS DE EL ACHO','1405');" calcext:value-type="string">
            <text:p>INSERT INTO public."location" (code, "name", parent_code) VALUES('140554','SAN LUIS DE EL ACHO','1405');</text:p>
          </table:table-cell>
        </table:table-row>
        <table:table-row table:style-name="ro1">
          <table:table-cell office:value-type="string" calcext:value-type="string">
            <text:p>140556</text:p>
          </table:table-cell>
          <table:table-cell office:value-type="string" calcext:value-type="string">
            <text:p>TAYUZA</text:p>
          </table:table-cell>
          <table:table-cell office:value-type="string" calcext:value-type="string">
            <text:p>1405</text:p>
          </table:table-cell>
          <table:table-cell table:formula="of:=COM.MICROSOFT.CONCAT([.$D$1];[.A1133];&quot;','&quot;;[.B1133];&quot;','&quot;;[.C1133];&quot;');&quot;)" office:value-type="string" office:string-value="INSERT INTO public.&quot;location&quot; (code, &quot;name&quot;, parent_code) VALUES('140556','TAYUZA','1405');" calcext:value-type="string">
            <text:p>INSERT INTO public."location" (code, "name", parent_code) VALUES('140556','TAYUZA','1405');</text:p>
          </table:table-cell>
        </table:table-row>
        <table:table-row table:style-name="ro1">
          <table:table-cell office:value-type="string" calcext:value-type="string">
            <text:p>140557</text:p>
          </table:table-cell>
          <table:table-cell office:value-type="string" calcext:value-type="string">
            <text:p>SAN FRANCISCO DE CHINIMBIMI</text:p>
          </table:table-cell>
          <table:table-cell office:value-type="string" calcext:value-type="string">
            <text:p>1405</text:p>
          </table:table-cell>
          <table:table-cell table:formula="of:=COM.MICROSOFT.CONCAT([.$D$1];[.A1134];&quot;','&quot;;[.B1134];&quot;','&quot;;[.C1134];&quot;');&quot;)" office:value-type="string" office:string-value="INSERT INTO public.&quot;location&quot; (code, &quot;name&quot;, parent_code) VALUES('140557','SAN FRANCISCO DE CHINIMBIMI','1405');" calcext:value-type="string">
            <text:p>INSERT INTO public."location" (code, "name", parent_code) VALUES('140557','SAN FRANCISCO DE CHINIMBIMI','1405');</text:p>
          </table:table-cell>
        </table:table-row>
        <table:table-row table:style-name="ro1">
          <table:table-cell office:value-type="string" calcext:value-type="string">
            <text:p>140650</text:p>
          </table:table-cell>
          <table:table-cell office:value-type="string" calcext:value-type="string">
            <text:p>SUCUA</text:p>
          </table:table-cell>
          <table:table-cell office:value-type="string" calcext:value-type="string">
            <text:p>1406</text:p>
          </table:table-cell>
          <table:table-cell table:formula="of:=COM.MICROSOFT.CONCAT([.$D$1];[.A1135];&quot;','&quot;;[.B1135];&quot;','&quot;;[.C1135];&quot;');&quot;)" office:value-type="string" office:string-value="INSERT INTO public.&quot;location&quot; (code, &quot;name&quot;, parent_code) VALUES('140650','SUCUA','1406');" calcext:value-type="string">
            <text:p>INSERT INTO public."location" (code, "name", parent_code) VALUES('140650','SUCUA','1406');</text:p>
          </table:table-cell>
        </table:table-row>
        <table:table-row table:style-name="ro1">
          <table:table-cell office:value-type="string" calcext:value-type="string">
            <text:p>140651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1406</text:p>
          </table:table-cell>
          <table:table-cell table:formula="of:=COM.MICROSOFT.CONCAT([.$D$1];[.A1136];&quot;','&quot;;[.B1136];&quot;','&quot;;[.C1136];&quot;');&quot;)" office:value-type="string" office:string-value="INSERT INTO public.&quot;location&quot; (code, &quot;name&quot;, parent_code) VALUES('140651','ASUNCION','1406');" calcext:value-type="string">
            <text:p>INSERT INTO public."location" (code, "name", parent_code) VALUES('140651','ASUNCION','1406');</text:p>
          </table:table-cell>
        </table:table-row>
        <table:table-row table:style-name="ro1">
          <table:table-cell office:value-type="string" calcext:value-type="string">
            <text:p>140652</text:p>
          </table:table-cell>
          <table:table-cell office:value-type="string" calcext:value-type="string">
            <text:p>HUAMBI</text:p>
          </table:table-cell>
          <table:table-cell office:value-type="string" calcext:value-type="string">
            <text:p>1406</text:p>
          </table:table-cell>
          <table:table-cell table:formula="of:=COM.MICROSOFT.CONCAT([.$D$1];[.A1137];&quot;','&quot;;[.B1137];&quot;','&quot;;[.C1137];&quot;');&quot;)" office:value-type="string" office:string-value="INSERT INTO public.&quot;location&quot; (code, &quot;name&quot;, parent_code) VALUES('140652','HUAMBI','1406');" calcext:value-type="string">
            <text:p>INSERT INTO public."location" (code, "name", parent_code) VALUES('140652','HUAMBI','1406');</text:p>
          </table:table-cell>
        </table:table-row>
        <table:table-row table:style-name="ro1">
          <table:table-cell office:value-type="string" calcext:value-type="string">
            <text:p>140655</text:p>
          </table:table-cell>
          <table:table-cell office:value-type="string" calcext:value-type="string">
            <text:p>SANTA MARIANITA DE JESUS</text:p>
          </table:table-cell>
          <table:table-cell office:value-type="string" calcext:value-type="string">
            <text:p>1406</text:p>
          </table:table-cell>
          <table:table-cell table:formula="of:=COM.MICROSOFT.CONCAT([.$D$1];[.A1138];&quot;','&quot;;[.B1138];&quot;','&quot;;[.C1138];&quot;');&quot;)" office:value-type="string" office:string-value="INSERT INTO public.&quot;location&quot; (code, &quot;name&quot;, parent_code) VALUES('140655','SANTA MARIANITA DE JESUS','1406');" calcext:value-type="string">
            <text:p>INSERT INTO public."location" (code, "name", parent_code) VALUES('140655','SANTA MARIANITA DE JESUS','1406');</text:p>
          </table:table-cell>
        </table:table-row>
        <table:table-row table:style-name="ro1">
          <table:table-cell office:value-type="string" calcext:value-type="string">
            <text:p>140750</text:p>
          </table:table-cell>
          <table:table-cell office:value-type="string" calcext:value-type="string">
            <text:p>HUAMBOYA</text:p>
          </table:table-cell>
          <table:table-cell office:value-type="string" calcext:value-type="string">
            <text:p>1407</text:p>
          </table:table-cell>
          <table:table-cell table:formula="of:=COM.MICROSOFT.CONCAT([.$D$1];[.A1139];&quot;','&quot;;[.B1139];&quot;','&quot;;[.C1139];&quot;');&quot;)" office:value-type="string" office:string-value="INSERT INTO public.&quot;location&quot; (code, &quot;name&quot;, parent_code) VALUES('140750','HUAMBOYA','1407');" calcext:value-type="string">
            <text:p>INSERT INTO public."location" (code, "name", parent_code) VALUES('140750','HUAMBOYA','1407');</text:p>
          </table:table-cell>
        </table:table-row>
        <table:table-row table:style-name="ro1">
          <table:table-cell office:value-type="string" calcext:value-type="string">
            <text:p>140751</text:p>
          </table:table-cell>
          <table:table-cell office:value-type="string" calcext:value-type="string">
            <text:p>CHIGUAZA</text:p>
          </table:table-cell>
          <table:table-cell office:value-type="string" calcext:value-type="string">
            <text:p>1407</text:p>
          </table:table-cell>
          <table:table-cell table:formula="of:=COM.MICROSOFT.CONCAT([.$D$1];[.A1140];&quot;','&quot;;[.B1140];&quot;','&quot;;[.C1140];&quot;');&quot;)" office:value-type="string" office:string-value="INSERT INTO public.&quot;location&quot; (code, &quot;name&quot;, parent_code) VALUES('140751','CHIGUAZA','1407');" calcext:value-type="string">
            <text:p>INSERT INTO public."location" (code, "name", parent_code) VALUES('140751','CHIGUAZA','1407');</text:p>
          </table:table-cell>
        </table:table-row>
        <table:table-row table:style-name="ro1">
          <table:table-cell office:value-type="string" calcext:value-type="string">
            <text:p>140850</text:p>
          </table:table-cell>
          <table:table-cell office:value-type="string" calcext:value-type="string">
            <text:p>SAN JUAN BOSCO</text:p>
          </table:table-cell>
          <table:table-cell office:value-type="string" calcext:value-type="string">
            <text:p>1408</text:p>
          </table:table-cell>
          <table:table-cell table:formula="of:=COM.MICROSOFT.CONCAT([.$D$1];[.A1141];&quot;','&quot;;[.B1141];&quot;','&quot;;[.C1141];&quot;');&quot;)" office:value-type="string" office:string-value="INSERT INTO public.&quot;location&quot; (code, &quot;name&quot;, parent_code) VALUES('140850','SAN JUAN BOSCO','1408');" calcext:value-type="string">
            <text:p>INSERT INTO public."location" (code, "name", parent_code) VALUES('140850','SAN JUAN BOSCO','1408');</text:p>
          </table:table-cell>
        </table:table-row>
        <table:table-row table:style-name="ro1">
          <table:table-cell office:value-type="string" calcext:value-type="string">
            <text:p>140851</text:p>
          </table:table-cell>
          <table:table-cell office:value-type="string" calcext:value-type="string">
            <text:p>PAN DE AZUCAR</text:p>
          </table:table-cell>
          <table:table-cell office:value-type="string" calcext:value-type="string">
            <text:p>1408</text:p>
          </table:table-cell>
          <table:table-cell table:formula="of:=COM.MICROSOFT.CONCAT([.$D$1];[.A1142];&quot;','&quot;;[.B1142];&quot;','&quot;;[.C1142];&quot;');&quot;)" office:value-type="string" office:string-value="INSERT INTO public.&quot;location&quot; (code, &quot;name&quot;, parent_code) VALUES('140851','PAN DE AZUCAR','1408');" calcext:value-type="string">
            <text:p>INSERT INTO public."location" (code, "name", parent_code) VALUES('140851','PAN DE AZUCAR','1408');</text:p>
          </table:table-cell>
        </table:table-row>
        <table:table-row table:style-name="ro1">
          <table:table-cell office:value-type="string" calcext:value-type="string">
            <text:p>140852</text:p>
          </table:table-cell>
          <table:table-cell office:value-type="string" calcext:value-type="string">
            <text:p>SAN CARLOS DE LIMON</text:p>
          </table:table-cell>
          <table:table-cell office:value-type="string" calcext:value-type="string">
            <text:p>1408</text:p>
          </table:table-cell>
          <table:table-cell table:formula="of:=COM.MICROSOFT.CONCAT([.$D$1];[.A1143];&quot;','&quot;;[.B1143];&quot;','&quot;;[.C1143];&quot;');&quot;)" office:value-type="string" office:string-value="INSERT INTO public.&quot;location&quot; (code, &quot;name&quot;, parent_code) VALUES('140852','SAN CARLOS DE LIMON','1408');" calcext:value-type="string">
            <text:p>INSERT INTO public."location" (code, "name", parent_code) VALUES('140852','SAN CARLOS DE LIMON','1408');</text:p>
          </table:table-cell>
        </table:table-row>
        <table:table-row table:style-name="ro1">
          <table:table-cell office:value-type="string" calcext:value-type="string">
            <text:p>140853</text:p>
          </table:table-cell>
          <table:table-cell office:value-type="string" calcext:value-type="string">
            <text:p>SAN JACINTO DE WAKAMBEIS</text:p>
          </table:table-cell>
          <table:table-cell office:value-type="string" calcext:value-type="string">
            <text:p>1408</text:p>
          </table:table-cell>
          <table:table-cell table:formula="of:=COM.MICROSOFT.CONCAT([.$D$1];[.A1144];&quot;','&quot;;[.B1144];&quot;','&quot;;[.C1144];&quot;');&quot;)" office:value-type="string" office:string-value="INSERT INTO public.&quot;location&quot; (code, &quot;name&quot;, parent_code) VALUES('140853','SAN JACINTO DE WAKAMBEIS','1408');" calcext:value-type="string">
            <text:p>INSERT INTO public."location" (code, "name", parent_code) VALUES('140853','SAN JACINTO DE WAKAMBEIS','1408');</text:p>
          </table:table-cell>
        </table:table-row>
        <table:table-row table:style-name="ro1">
          <table:table-cell office:value-type="string" calcext:value-type="string">
            <text:p>140854</text:p>
          </table:table-cell>
          <table:table-cell office:value-type="string" calcext:value-type="string">
            <text:p>SANTIAGO DE PANANZA</text:p>
          </table:table-cell>
          <table:table-cell office:value-type="string" calcext:value-type="string">
            <text:p>1408</text:p>
          </table:table-cell>
          <table:table-cell table:formula="of:=COM.MICROSOFT.CONCAT([.$D$1];[.A1145];&quot;','&quot;;[.B1145];&quot;','&quot;;[.C1145];&quot;');&quot;)" office:value-type="string" office:string-value="INSERT INTO public.&quot;location&quot; (code, &quot;name&quot;, parent_code) VALUES('140854','SANTIAGO DE PANANZA','1408');" calcext:value-type="string">
            <text:p>INSERT INTO public."location" (code, "name", parent_code) VALUES('140854','SANTIAGO DE PANANZA','1408');</text:p>
          </table:table-cell>
        </table:table-row>
        <table:table-row table:style-name="ro1">
          <table:table-cell office:value-type="string" calcext:value-type="string">
            <text:p>140950</text:p>
          </table:table-cell>
          <table:table-cell office:value-type="string" calcext:value-type="string">
            <text:p>TAISHA</text:p>
          </table:table-cell>
          <table:table-cell office:value-type="string" calcext:value-type="string">
            <text:p>1409</text:p>
          </table:table-cell>
          <table:table-cell table:formula="of:=COM.MICROSOFT.CONCAT([.$D$1];[.A1146];&quot;','&quot;;[.B1146];&quot;','&quot;;[.C1146];&quot;');&quot;)" office:value-type="string" office:string-value="INSERT INTO public.&quot;location&quot; (code, &quot;name&quot;, parent_code) VALUES('140950','TAISHA','1409');" calcext:value-type="string">
            <text:p>INSERT INTO public."location" (code, "name", parent_code) VALUES('140950','TAISHA','1409');</text:p>
          </table:table-cell>
        </table:table-row>
        <table:table-row table:style-name="ro1">
          <table:table-cell office:value-type="string" calcext:value-type="string">
            <text:p>140951</text:p>
          </table:table-cell>
          <table:table-cell office:value-type="string" calcext:value-type="string">
            <text:p>HUASAGA</text:p>
          </table:table-cell>
          <table:table-cell office:value-type="string" calcext:value-type="string">
            <text:p>1409</text:p>
          </table:table-cell>
          <table:table-cell table:formula="of:=COM.MICROSOFT.CONCAT([.$D$1];[.A1147];&quot;','&quot;;[.B1147];&quot;','&quot;;[.C1147];&quot;');&quot;)" office:value-type="string" office:string-value="INSERT INTO public.&quot;location&quot; (code, &quot;name&quot;, parent_code) VALUES('140951','HUASAGA','1409');" calcext:value-type="string">
            <text:p>INSERT INTO public."location" (code, "name", parent_code) VALUES('140951','HUASAGA','1409');</text:p>
          </table:table-cell>
        </table:table-row>
        <table:table-row table:style-name="ro1">
          <table:table-cell office:value-type="string" calcext:value-type="string">
            <text:p>140952</text:p>
          </table:table-cell>
          <table:table-cell office:value-type="string" calcext:value-type="string">
            <text:p>MACUMA</text:p>
          </table:table-cell>
          <table:table-cell office:value-type="string" calcext:value-type="string">
            <text:p>1409</text:p>
          </table:table-cell>
          <table:table-cell table:formula="of:=COM.MICROSOFT.CONCAT([.$D$1];[.A1148];&quot;','&quot;;[.B1148];&quot;','&quot;;[.C1148];&quot;');&quot;)" office:value-type="string" office:string-value="INSERT INTO public.&quot;location&quot; (code, &quot;name&quot;, parent_code) VALUES('140952','MACUMA','1409');" calcext:value-type="string">
            <text:p>INSERT INTO public."location" (code, "name", parent_code) VALUES('140952','MACUMA','1409');</text:p>
          </table:table-cell>
        </table:table-row>
        <table:table-row table:style-name="ro1">
          <table:table-cell office:value-type="string" calcext:value-type="string">
            <text:p>140953</text:p>
          </table:table-cell>
          <table:table-cell office:value-type="string" calcext:value-type="string">
            <text:p>TUUTINENTZA</text:p>
          </table:table-cell>
          <table:table-cell office:value-type="string" calcext:value-type="string">
            <text:p>1409</text:p>
          </table:table-cell>
          <table:table-cell table:formula="of:=COM.MICROSOFT.CONCAT([.$D$1];[.A1149];&quot;','&quot;;[.B1149];&quot;','&quot;;[.C1149];&quot;');&quot;)" office:value-type="string" office:string-value="INSERT INTO public.&quot;location&quot; (code, &quot;name&quot;, parent_code) VALUES('140953','TUUTINENTZA','1409');" calcext:value-type="string">
            <text:p>INSERT INTO public."location" (code, "name", parent_code) VALUES('140953','TUUTINENTZA','1409');</text:p>
          </table:table-cell>
        </table:table-row>
        <table:table-row table:style-name="ro1">
          <table:table-cell office:value-type="string" calcext:value-type="string">
            <text:p>141050</text:p>
          </table:table-cell>
          <table:table-cell office:value-type="string" calcext:value-type="string">
            <text:p>LOGROÑO</text:p>
          </table:table-cell>
          <table:table-cell office:value-type="string" calcext:value-type="string">
            <text:p>1410</text:p>
          </table:table-cell>
          <table:table-cell table:formula="of:=COM.MICROSOFT.CONCAT([.$D$1];[.A1150];&quot;','&quot;;[.B1150];&quot;','&quot;;[.C1150];&quot;');&quot;)" office:value-type="string" office:string-value="INSERT INTO public.&quot;location&quot; (code, &quot;name&quot;, parent_code) VALUES('141050','LOGROÑO','1410');" calcext:value-type="string">
            <text:p>INSERT INTO public."location" (code, "name", parent_code) VALUES('141050','LOGROÑO','1410');</text:p>
          </table:table-cell>
        </table:table-row>
        <table:table-row table:style-name="ro1">
          <table:table-cell office:value-type="string" calcext:value-type="string">
            <text:p>141051</text:p>
          </table:table-cell>
          <table:table-cell office:value-type="string" calcext:value-type="string">
            <text:p>YAUPI</text:p>
          </table:table-cell>
          <table:table-cell office:value-type="string" calcext:value-type="string">
            <text:p>1410</text:p>
          </table:table-cell>
          <table:table-cell table:formula="of:=COM.MICROSOFT.CONCAT([.$D$1];[.A1151];&quot;','&quot;;[.B1151];&quot;','&quot;;[.C1151];&quot;');&quot;)" office:value-type="string" office:string-value="INSERT INTO public.&quot;location&quot; (code, &quot;name&quot;, parent_code) VALUES('141051','YAUPI','1410');" calcext:value-type="string">
            <text:p>INSERT INTO public."location" (code, "name", parent_code) VALUES('141051','YAUPI','1410');</text:p>
          </table:table-cell>
        </table:table-row>
        <table:table-row table:style-name="ro1">
          <table:table-cell office:value-type="string" calcext:value-type="string">
            <text:p>141052</text:p>
          </table:table-cell>
          <table:table-cell office:value-type="string" calcext:value-type="string">
            <text:p>SHIMPIS</text:p>
          </table:table-cell>
          <table:table-cell office:value-type="string" calcext:value-type="string">
            <text:p>1410</text:p>
          </table:table-cell>
          <table:table-cell table:formula="of:=COM.MICROSOFT.CONCAT([.$D$1];[.A1152];&quot;','&quot;;[.B1152];&quot;','&quot;;[.C1152];&quot;');&quot;)" office:value-type="string" office:string-value="INSERT INTO public.&quot;location&quot; (code, &quot;name&quot;, parent_code) VALUES('141052','SHIMPIS','1410');" calcext:value-type="string">
            <text:p>INSERT INTO public."location" (code, "name", parent_code) VALUES('141052','SHIMPIS','1410');</text:p>
          </table:table-cell>
        </table:table-row>
        <table:table-row table:style-name="ro1">
          <table:table-cell office:value-type="string" calcext:value-type="string">
            <text:p>141150</text:p>
          </table:table-cell>
          <table:table-cell office:value-type="string" calcext:value-type="string">
            <text:p>PABLO VI</text:p>
          </table:table-cell>
          <table:table-cell office:value-type="string" calcext:value-type="string">
            <text:p>1411</text:p>
          </table:table-cell>
          <table:table-cell table:formula="of:=COM.MICROSOFT.CONCAT([.$D$1];[.A1153];&quot;','&quot;;[.B1153];&quot;','&quot;;[.C1153];&quot;');&quot;)" office:value-type="string" office:string-value="INSERT INTO public.&quot;location&quot; (code, &quot;name&quot;, parent_code) VALUES('141150','PABLO VI','1411');" calcext:value-type="string">
            <text:p>INSERT INTO public."location" (code, "name", parent_code) VALUES('141150','PABLO VI','1411');</text:p>
          </table:table-cell>
        </table:table-row>
        <table:table-row table:style-name="ro1">
          <table:table-cell office:value-type="string" calcext:value-type="string">
            <text:p>14125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412</text:p>
          </table:table-cell>
          <table:table-cell table:formula="of:=COM.MICROSOFT.CONCAT([.$D$1];[.A1154];&quot;','&quot;;[.B1154];&quot;','&quot;;[.C1154];&quot;');&quot;)" office:value-type="string" office:string-value="INSERT INTO public.&quot;location&quot; (code, &quot;name&quot;, parent_code) VALUES('141250','SANTIAGO','1412');" calcext:value-type="string">
            <text:p>INSERT INTO public."location" (code, "name", parent_code) VALUES('141250','SANTIAGO','1412');</text:p>
          </table:table-cell>
        </table:table-row>
        <table:table-row table:style-name="ro1">
          <table:table-cell office:value-type="string" calcext:value-type="string">
            <text:p>141251</text:p>
          </table:table-cell>
          <table:table-cell office:value-type="string" calcext:value-type="string">
            <text:p>SAN JOSE DE MORONA</text:p>
          </table:table-cell>
          <table:table-cell office:value-type="string" calcext:value-type="string">
            <text:p>1412</text:p>
          </table:table-cell>
          <table:table-cell table:formula="of:=COM.MICROSOFT.CONCAT([.$D$1];[.A1155];&quot;','&quot;;[.B1155];&quot;','&quot;;[.C1155];&quot;');&quot;)" office:value-type="string" office:string-value="INSERT INTO public.&quot;location&quot; (code, &quot;name&quot;, parent_code) VALUES('141251','SAN JOSE DE MORONA','1412');" calcext:value-type="string">
            <text:p>INSERT INTO public."location" (code, "name", parent_code) VALUES('141251','SAN JOSE DE MORONA','1412');</text:p>
          </table:table-cell>
        </table:table-row>
        <table:table-row table:style-name="ro1">
          <table:table-cell office:value-type="string" calcext:value-type="string">
            <text:p>150150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1501</text:p>
          </table:table-cell>
          <table:table-cell table:formula="of:=COM.MICROSOFT.CONCAT([.$D$1];[.A1156];&quot;','&quot;;[.B1156];&quot;','&quot;;[.C1156];&quot;');&quot;)" office:value-type="string" office:string-value="INSERT INTO public.&quot;location&quot; (code, &quot;name&quot;, parent_code) VALUES('150150','TENA','1501');" calcext:value-type="string">
            <text:p>INSERT INTO public."location" (code, "name", parent_code) VALUES('150150','TENA','1501');</text:p>
          </table:table-cell>
        </table:table-row>
        <table:table-row table:style-name="ro1">
          <table:table-cell office:value-type="string" calcext:value-type="string">
            <text:p>150151</text:p>
          </table:table-cell>
          <table:table-cell office:value-type="string" calcext:value-type="string">
            <text:p>AHUANO</text:p>
          </table:table-cell>
          <table:table-cell office:value-type="string" calcext:value-type="string">
            <text:p>1501</text:p>
          </table:table-cell>
          <table:table-cell table:formula="of:=COM.MICROSOFT.CONCAT([.$D$1];[.A1157];&quot;','&quot;;[.B1157];&quot;','&quot;;[.C1157];&quot;');&quot;)" office:value-type="string" office:string-value="INSERT INTO public.&quot;location&quot; (code, &quot;name&quot;, parent_code) VALUES('150151','AHUANO','1501');" calcext:value-type="string">
            <text:p>INSERT INTO public."location" (code, "name", parent_code) VALUES('150151','AHUANO','1501');</text:p>
          </table:table-cell>
        </table:table-row>
        <table:table-row table:style-name="ro1">
          <table:table-cell office:value-type="string" calcext:value-type="string">
            <text:p>150153</text:p>
          </table:table-cell>
          <table:table-cell office:value-type="string" calcext:value-type="string">
            <text:p>CHONTAPUNTA</text:p>
          </table:table-cell>
          <table:table-cell office:value-type="string" calcext:value-type="string">
            <text:p>1501</text:p>
          </table:table-cell>
          <table:table-cell table:formula="of:=COM.MICROSOFT.CONCAT([.$D$1];[.A1158];&quot;','&quot;;[.B1158];&quot;','&quot;;[.C1158];&quot;');&quot;)" office:value-type="string" office:string-value="INSERT INTO public.&quot;location&quot; (code, &quot;name&quot;, parent_code) VALUES('150153','CHONTAPUNTA','1501');" calcext:value-type="string">
            <text:p>INSERT INTO public."location" (code, "name", parent_code) VALUES('150153','CHONTAPUNTA','1501');</text:p>
          </table:table-cell>
        </table:table-row>
        <table:table-row table:style-name="ro1">
          <table:table-cell office:value-type="string" calcext:value-type="string">
            <text:p>150154</text:p>
          </table:table-cell>
          <table:table-cell office:value-type="string" calcext:value-type="string">
            <text:p>PANO</text:p>
          </table:table-cell>
          <table:table-cell office:value-type="string" calcext:value-type="string">
            <text:p>1501</text:p>
          </table:table-cell>
          <table:table-cell table:formula="of:=COM.MICROSOFT.CONCAT([.$D$1];[.A1159];&quot;','&quot;;[.B1159];&quot;','&quot;;[.C1159];&quot;');&quot;)" office:value-type="string" office:string-value="INSERT INTO public.&quot;location&quot; (code, &quot;name&quot;, parent_code) VALUES('150154','PANO','1501');" calcext:value-type="string">
            <text:p>INSERT INTO public."location" (code, "name", parent_code) VALUES('150154','PANO','1501');</text:p>
          </table:table-cell>
        </table:table-row>
        <table:table-row table:style-name="ro1">
          <table:table-cell office:value-type="string" calcext:value-type="string">
            <text:p>150155</text:p>
          </table:table-cell>
          <table:table-cell office:value-type="string" calcext:value-type="string">
            <text:p>PUERTO MISAHUALLI</text:p>
          </table:table-cell>
          <table:table-cell office:value-type="string" calcext:value-type="string">
            <text:p>1501</text:p>
          </table:table-cell>
          <table:table-cell table:formula="of:=COM.MICROSOFT.CONCAT([.$D$1];[.A1160];&quot;','&quot;;[.B1160];&quot;','&quot;;[.C1160];&quot;');&quot;)" office:value-type="string" office:string-value="INSERT INTO public.&quot;location&quot; (code, &quot;name&quot;, parent_code) VALUES('150155','PUERTO MISAHUALLI','1501');" calcext:value-type="string">
            <text:p>INSERT INTO public."location" (code, "name", parent_code) VALUES('150155','PUERTO MISAHUALLI','1501');</text:p>
          </table:table-cell>
        </table:table-row>
        <table:table-row table:style-name="ro1">
          <table:table-cell office:value-type="string" calcext:value-type="string">
            <text:p>150156</text:p>
          </table:table-cell>
          <table:table-cell office:value-type="string" calcext:value-type="string">
            <text:p>PUERTO NAPO</text:p>
          </table:table-cell>
          <table:table-cell office:value-type="string" calcext:value-type="string">
            <text:p>1501</text:p>
          </table:table-cell>
          <table:table-cell table:formula="of:=COM.MICROSOFT.CONCAT([.$D$1];[.A1161];&quot;','&quot;;[.B1161];&quot;','&quot;;[.C1161];&quot;');&quot;)" office:value-type="string" office:string-value="INSERT INTO public.&quot;location&quot; (code, &quot;name&quot;, parent_code) VALUES('150156','PUERTO NAPO','1501');" calcext:value-type="string">
            <text:p>INSERT INTO public."location" (code, "name", parent_code) VALUES('150156','PUERTO NAPO','1501');</text:p>
          </table:table-cell>
        </table:table-row>
        <table:table-row table:style-name="ro1">
          <table:table-cell office:value-type="string" calcext:value-type="string">
            <text:p>150157</text:p>
          </table:table-cell>
          <table:table-cell office:value-type="string" calcext:value-type="string">
            <text:p>TALAG</text:p>
          </table:table-cell>
          <table:table-cell office:value-type="string" calcext:value-type="string">
            <text:p>1501</text:p>
          </table:table-cell>
          <table:table-cell table:formula="of:=COM.MICROSOFT.CONCAT([.$D$1];[.A1162];&quot;','&quot;;[.B1162];&quot;','&quot;;[.C1162];&quot;');&quot;)" office:value-type="string" office:string-value="INSERT INTO public.&quot;location&quot; (code, &quot;name&quot;, parent_code) VALUES('150157','TALAG','1501');" calcext:value-type="string">
            <text:p>INSERT INTO public."location" (code, "name", parent_code) VALUES('150157','TALAG','1501');</text:p>
          </table:table-cell>
        </table:table-row>
        <table:table-row table:style-name="ro1">
          <table:table-cell office:value-type="string" calcext:value-type="string">
            <text:p>150350</text:p>
          </table:table-cell>
          <table:table-cell office:value-type="string" calcext:value-type="string">
            <text:p>ARCHIDONA</text:p>
          </table:table-cell>
          <table:table-cell office:value-type="string" calcext:value-type="string">
            <text:p>1503</text:p>
          </table:table-cell>
          <table:table-cell table:formula="of:=COM.MICROSOFT.CONCAT([.$D$1];[.A1163];&quot;','&quot;;[.B1163];&quot;','&quot;;[.C1163];&quot;');&quot;)" office:value-type="string" office:string-value="INSERT INTO public.&quot;location&quot; (code, &quot;name&quot;, parent_code) VALUES('150350','ARCHIDONA','1503');" calcext:value-type="string">
            <text:p>INSERT INTO public."location" (code, "name", parent_code) VALUES('150350','ARCHIDONA','1503');</text:p>
          </table:table-cell>
        </table:table-row>
        <table:table-row table:style-name="ro1">
          <table:table-cell office:value-type="string" calcext:value-type="string">
            <text:p>150352</text:p>
          </table:table-cell>
          <table:table-cell office:value-type="string" calcext:value-type="string">
            <text:p>COTUNDO</text:p>
          </table:table-cell>
          <table:table-cell office:value-type="string" calcext:value-type="string">
            <text:p>1503</text:p>
          </table:table-cell>
          <table:table-cell table:formula="of:=COM.MICROSOFT.CONCAT([.$D$1];[.A1164];&quot;','&quot;;[.B1164];&quot;','&quot;;[.C1164];&quot;');&quot;)" office:value-type="string" office:string-value="INSERT INTO public.&quot;location&quot; (code, &quot;name&quot;, parent_code) VALUES('150352','COTUNDO','1503');" calcext:value-type="string">
            <text:p>INSERT INTO public."location" (code, "name", parent_code) VALUES('150352','COTUNDO','1503');</text:p>
          </table:table-cell>
        </table:table-row>
        <table:table-row table:style-name="ro1">
          <table:table-cell office:value-type="string" calcext:value-type="string">
            <text:p>150354</text:p>
          </table:table-cell>
          <table:table-cell office:value-type="string" calcext:value-type="string">
            <text:p>SAN PABLO DE USHPAYACU</text:p>
          </table:table-cell>
          <table:table-cell office:value-type="string" calcext:value-type="string">
            <text:p>1503</text:p>
          </table:table-cell>
          <table:table-cell table:formula="of:=COM.MICROSOFT.CONCAT([.$D$1];[.A1165];&quot;','&quot;;[.B1165];&quot;','&quot;;[.C1165];&quot;');&quot;)" office:value-type="string" office:string-value="INSERT INTO public.&quot;location&quot; (code, &quot;name&quot;, parent_code) VALUES('150354','SAN PABLO DE USHPAYACU','1503');" calcext:value-type="string">
            <text:p>INSERT INTO public."location" (code, "name", parent_code) VALUES('150354','SAN PABLO DE USHPAYACU','1503');</text:p>
          </table:table-cell>
        </table:table-row>
        <table:table-row table:style-name="ro1">
          <table:table-cell office:value-type="string" calcext:value-type="string">
            <text:p>150450</text:p>
          </table:table-cell>
          <table:table-cell office:value-type="string" calcext:value-type="string">
            <text:p>EL CHACO</text:p>
          </table:table-cell>
          <table:table-cell office:value-type="string" calcext:value-type="string">
            <text:p>1504</text:p>
          </table:table-cell>
          <table:table-cell table:formula="of:=COM.MICROSOFT.CONCAT([.$D$1];[.A1166];&quot;','&quot;;[.B1166];&quot;','&quot;;[.C1166];&quot;');&quot;)" office:value-type="string" office:string-value="INSERT INTO public.&quot;location&quot; (code, &quot;name&quot;, parent_code) VALUES('150450','EL CHACO','1504');" calcext:value-type="string">
            <text:p>INSERT INTO public."location" (code, "name", parent_code) VALUES('150450','EL CHACO','1504');</text:p>
          </table:table-cell>
        </table:table-row>
        <table:table-row table:style-name="ro1">
          <table:table-cell office:value-type="string" calcext:value-type="string">
            <text:p>150451</text:p>
          </table:table-cell>
          <table:table-cell office:value-type="string" calcext:value-type="string">
            <text:p>GONZALO DIAZ DE PINEDA (EL BOMBON)</text:p>
          </table:table-cell>
          <table:table-cell office:value-type="string" calcext:value-type="string">
            <text:p>1504</text:p>
          </table:table-cell>
          <table:table-cell table:formula="of:=COM.MICROSOFT.CONCAT([.$D$1];[.A1167];&quot;','&quot;;[.B1167];&quot;','&quot;;[.C1167];&quot;');&quot;)" office:value-type="string" office:string-value="INSERT INTO public.&quot;location&quot; (code, &quot;name&quot;, parent_code) VALUES('150451','GONZALO DIAZ DE PINEDA (EL BOMBON)','1504');" calcext:value-type="string">
            <text:p>INSERT INTO public."location" (code, "name", parent_code) VALUES('150451','GONZALO DIAZ DE PINEDA (EL BOMBON)','1504');</text:p>
          </table:table-cell>
        </table:table-row>
        <table:table-row table:style-name="ro1">
          <table:table-cell office:value-type="string" calcext:value-type="string">
            <text:p>150452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1504</text:p>
          </table:table-cell>
          <table:table-cell table:formula="of:=COM.MICROSOFT.CONCAT([.$D$1];[.A1168];&quot;','&quot;;[.B1168];&quot;','&quot;;[.C1168];&quot;');&quot;)" office:value-type="string" office:string-value="INSERT INTO public.&quot;location&quot; (code, &quot;name&quot;, parent_code) VALUES('150452','LINARES','1504');" calcext:value-type="string">
            <text:p>INSERT INTO public."location" (code, "name", parent_code) VALUES('150452','LINARES','1504');</text:p>
          </table:table-cell>
        </table:table-row>
        <table:table-row table:style-name="ro1">
          <table:table-cell office:value-type="string" calcext:value-type="string">
            <text:p>150453</text:p>
          </table:table-cell>
          <table:table-cell office:value-type="string" calcext:value-type="string">
            <text:p>OYACACHI</text:p>
          </table:table-cell>
          <table:table-cell office:value-type="string" calcext:value-type="string">
            <text:p>1504</text:p>
          </table:table-cell>
          <table:table-cell table:formula="of:=COM.MICROSOFT.CONCAT([.$D$1];[.A1169];&quot;','&quot;;[.B1169];&quot;','&quot;;[.C1169];&quot;');&quot;)" office:value-type="string" office:string-value="INSERT INTO public.&quot;location&quot; (code, &quot;name&quot;, parent_code) VALUES('150453','OYACACHI','1504');" calcext:value-type="string">
            <text:p>INSERT INTO public."location" (code, "name", parent_code) VALUES('150453','OYACACHI','1504');</text:p>
          </table:table-cell>
        </table:table-row>
        <table:table-row table:style-name="ro1">
          <table:table-cell office:value-type="string" calcext:value-type="string">
            <text:p>150454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1504</text:p>
          </table:table-cell>
          <table:table-cell table:formula="of:=COM.MICROSOFT.CONCAT([.$D$1];[.A1170];&quot;','&quot;;[.B1170];&quot;','&quot;;[.C1170];&quot;');&quot;)" office:value-type="string" office:string-value="INSERT INTO public.&quot;location&quot; (code, &quot;name&quot;, parent_code) VALUES('150454','SANTA ROSA','1504');" calcext:value-type="string">
            <text:p>INSERT INTO public."location" (code, "name", parent_code) VALUES('150454','SANTA ROSA','1504');</text:p>
          </table:table-cell>
        </table:table-row>
        <table:table-row table:style-name="ro1">
          <table:table-cell office:value-type="string" calcext:value-type="string">
            <text:p>150455</text:p>
          </table:table-cell>
          <table:table-cell office:value-type="string" calcext:value-type="string">
            <text:p>SARDINAS</text:p>
          </table:table-cell>
          <table:table-cell office:value-type="string" calcext:value-type="string">
            <text:p>1504</text:p>
          </table:table-cell>
          <table:table-cell table:formula="of:=COM.MICROSOFT.CONCAT([.$D$1];[.A1171];&quot;','&quot;;[.B1171];&quot;','&quot;;[.C1171];&quot;');&quot;)" office:value-type="string" office:string-value="INSERT INTO public.&quot;location&quot; (code, &quot;name&quot;, parent_code) VALUES('150455','SARDINAS','1504');" calcext:value-type="string">
            <text:p>INSERT INTO public."location" (code, "name", parent_code) VALUES('150455','SARDINAS','1504');</text:p>
          </table:table-cell>
        </table:table-row>
        <table:table-row table:style-name="ro1">
          <table:table-cell office:value-type="string" calcext:value-type="string">
            <text:p>150750</text:p>
          </table:table-cell>
          <table:table-cell office:value-type="string" calcext:value-type="string">
            <text:p>BAEZA</text:p>
          </table:table-cell>
          <table:table-cell office:value-type="string" calcext:value-type="string">
            <text:p>1507</text:p>
          </table:table-cell>
          <table:table-cell table:formula="of:=COM.MICROSOFT.CONCAT([.$D$1];[.A1172];&quot;','&quot;;[.B1172];&quot;','&quot;;[.C1172];&quot;');&quot;)" office:value-type="string" office:string-value="INSERT INTO public.&quot;location&quot; (code, &quot;name&quot;, parent_code) VALUES('150750','BAEZA','1507');" calcext:value-type="string">
            <text:p>INSERT INTO public."location" (code, "name", parent_code) VALUES('150750','BAEZA','1507');</text:p>
          </table:table-cell>
        </table:table-row>
        <table:table-row table:style-name="ro1">
          <table:table-cell office:value-type="string" calcext:value-type="string">
            <text:p>150751</text:p>
          </table:table-cell>
          <table:table-cell office:value-type="string" calcext:value-type="string">
            <text:p>COSANGA</text:p>
          </table:table-cell>
          <table:table-cell office:value-type="string" calcext:value-type="string">
            <text:p>1507</text:p>
          </table:table-cell>
          <table:table-cell table:formula="of:=COM.MICROSOFT.CONCAT([.$D$1];[.A1173];&quot;','&quot;;[.B1173];&quot;','&quot;;[.C1173];&quot;');&quot;)" office:value-type="string" office:string-value="INSERT INTO public.&quot;location&quot; (code, &quot;name&quot;, parent_code) VALUES('150751','COSANGA','1507');" calcext:value-type="string">
            <text:p>INSERT INTO public."location" (code, "name", parent_code) VALUES('150751','COSANGA','1507');</text:p>
          </table:table-cell>
        </table:table-row>
        <table:table-row table:style-name="ro1">
          <table:table-cell office:value-type="string" calcext:value-type="string">
            <text:p>150752</text:p>
          </table:table-cell>
          <table:table-cell office:value-type="string" calcext:value-type="string">
            <text:p>CUYUJA</text:p>
          </table:table-cell>
          <table:table-cell office:value-type="string" calcext:value-type="string">
            <text:p>1507</text:p>
          </table:table-cell>
          <table:table-cell table:formula="of:=COM.MICROSOFT.CONCAT([.$D$1];[.A1174];&quot;','&quot;;[.B1174];&quot;','&quot;;[.C1174];&quot;');&quot;)" office:value-type="string" office:string-value="INSERT INTO public.&quot;location&quot; (code, &quot;name&quot;, parent_code) VALUES('150752','CUYUJA','1507');" calcext:value-type="string">
            <text:p>INSERT INTO public."location" (code, "name", parent_code) VALUES('150752','CUYUJA','1507');</text:p>
          </table:table-cell>
        </table:table-row>
        <table:table-row table:style-name="ro1">
          <table:table-cell office:value-type="string" calcext:value-type="string">
            <text:p>150753</text:p>
          </table:table-cell>
          <table:table-cell office:value-type="string" calcext:value-type="string">
            <text:p>PAPALLACTA</text:p>
          </table:table-cell>
          <table:table-cell office:value-type="string" calcext:value-type="string">
            <text:p>1507</text:p>
          </table:table-cell>
          <table:table-cell table:formula="of:=COM.MICROSOFT.CONCAT([.$D$1];[.A1175];&quot;','&quot;;[.B1175];&quot;','&quot;;[.C1175];&quot;');&quot;)" office:value-type="string" office:string-value="INSERT INTO public.&quot;location&quot; (code, &quot;name&quot;, parent_code) VALUES('150753','PAPALLACTA','1507');" calcext:value-type="string">
            <text:p>INSERT INTO public."location" (code, "name", parent_code) VALUES('150753','PAPALLACTA','1507');</text:p>
          </table:table-cell>
        </table:table-row>
        <table:table-row table:style-name="ro1">
          <table:table-cell office:value-type="string" calcext:value-type="string">
            <text:p>150754</text:p>
          </table:table-cell>
          <table:table-cell office:value-type="string" calcext:value-type="string">
            <text:p>SAN FRANCISCO DE BORJA (VIRGILIO DAVILA)</text:p>
          </table:table-cell>
          <table:table-cell office:value-type="string" calcext:value-type="string">
            <text:p>1507</text:p>
          </table:table-cell>
          <table:table-cell table:formula="of:=COM.MICROSOFT.CONCAT([.$D$1];[.A1176];&quot;','&quot;;[.B1176];&quot;','&quot;;[.C1176];&quot;');&quot;)" office:value-type="string" office:string-value="INSERT INTO public.&quot;location&quot; (code, &quot;name&quot;, parent_code) VALUES('150754','SAN FRANCISCO DE BORJA (VIRGILIO DAVILA)','1507');" calcext:value-type="string">
            <text:p>INSERT INTO public."location" (code, "name", parent_code) VALUES('150754','SAN FRANCISCO DE BORJA (VIRGILIO DAVILA)','1507');</text:p>
          </table:table-cell>
        </table:table-row>
        <table:table-row table:style-name="ro1">
          <table:table-cell office:value-type="string" calcext:value-type="string">
            <text:p>150755</text:p>
          </table:table-cell>
          <table:table-cell office:value-type="string" calcext:value-type="string">
            <text:p>SAN JOSE DE PAYAMINO</text:p>
          </table:table-cell>
          <table:table-cell office:value-type="string" calcext:value-type="string">
            <text:p>1507</text:p>
          </table:table-cell>
          <table:table-cell table:formula="of:=COM.MICROSOFT.CONCAT([.$D$1];[.A1177];&quot;','&quot;;[.B1177];&quot;','&quot;;[.C1177];&quot;');&quot;)" office:value-type="string" office:string-value="INSERT INTO public.&quot;location&quot; (code, &quot;name&quot;, parent_code) VALUES('150755','SAN JOSE DE PAYAMINO','1507');" calcext:value-type="string">
            <text:p>INSERT INTO public."location" (code, "name", parent_code) VALUES('150755','SAN JOSE DE PAYAMINO','1507');</text:p>
          </table:table-cell>
        </table:table-row>
        <table:table-row table:style-name="ro1">
          <table:table-cell office:value-type="string" calcext:value-type="string">
            <text:p>150756</text:p>
          </table:table-cell>
          <table:table-cell office:value-type="string" calcext:value-type="string">
            <text:p>SUMACO</text:p>
          </table:table-cell>
          <table:table-cell office:value-type="string" calcext:value-type="string">
            <text:p>1507</text:p>
          </table:table-cell>
          <table:table-cell table:formula="of:=COM.MICROSOFT.CONCAT([.$D$1];[.A1178];&quot;','&quot;;[.B1178];&quot;','&quot;;[.C1178];&quot;');&quot;)" office:value-type="string" office:string-value="INSERT INTO public.&quot;location&quot; (code, &quot;name&quot;, parent_code) VALUES('150756','SUMACO','1507');" calcext:value-type="string">
            <text:p>INSERT INTO public."location" (code, "name", parent_code) VALUES('150756','SUMACO','1507');</text:p>
          </table:table-cell>
        </table:table-row>
        <table:table-row table:style-name="ro1">
          <table:table-cell office:value-type="string" calcext:value-type="string">
            <text:p>150950</text:p>
          </table:table-cell>
          <table:table-cell office:value-type="string" calcext:value-type="string">
            <text:p>CARLOS JULIO AROSEMENA T.</text:p>
          </table:table-cell>
          <table:table-cell office:value-type="string" calcext:value-type="string">
            <text:p>1509</text:p>
          </table:table-cell>
          <table:table-cell table:formula="of:=COM.MICROSOFT.CONCAT([.$D$1];[.A1179];&quot;','&quot;;[.B1179];&quot;','&quot;;[.C1179];&quot;');&quot;)" office:value-type="string" office:string-value="INSERT INTO public.&quot;location&quot; (code, &quot;name&quot;, parent_code) VALUES('150950','CARLOS JULIO AROSEMENA T.','1509');" calcext:value-type="string">
            <text:p>INSERT INTO public."location" (code, "name", parent_code) VALUES('150950','CARLOS JULIO AROSEMENA T.','1509');</text:p>
          </table:table-cell>
        </table:table-row>
        <table:table-row table:style-name="ro1">
          <table:table-cell office:value-type="string" calcext:value-type="string">
            <text:p>160150</text:p>
          </table:table-cell>
          <table:table-cell office:value-type="string" calcext:value-type="string">
            <text:p>PUYO</text:p>
          </table:table-cell>
          <table:table-cell office:value-type="string" calcext:value-type="string">
            <text:p>1601</text:p>
          </table:table-cell>
          <table:table-cell table:formula="of:=COM.MICROSOFT.CONCAT([.$D$1];[.A1180];&quot;','&quot;;[.B1180];&quot;','&quot;;[.C1180];&quot;');&quot;)" office:value-type="string" office:string-value="INSERT INTO public.&quot;location&quot; (code, &quot;name&quot;, parent_code) VALUES('160150','PUYO','1601');" calcext:value-type="string">
            <text:p>INSERT INTO public."location" (code, "name", parent_code) VALUES('160150','PUYO','1601');</text:p>
          </table:table-cell>
        </table:table-row>
        <table:table-row table:style-name="ro1">
          <table:table-cell office:value-type="string" calcext:value-type="string">
            <text:p>160152</text:p>
          </table:table-cell>
          <table:table-cell office:value-type="string" calcext:value-type="string">
            <text:p>CANELOS</text:p>
          </table:table-cell>
          <table:table-cell office:value-type="string" calcext:value-type="string">
            <text:p>1601</text:p>
          </table:table-cell>
          <table:table-cell table:formula="of:=COM.MICROSOFT.CONCAT([.$D$1];[.A1181];&quot;','&quot;;[.B1181];&quot;','&quot;;[.C1181];&quot;');&quot;)" office:value-type="string" office:string-value="INSERT INTO public.&quot;location&quot; (code, &quot;name&quot;, parent_code) VALUES('160152','CANELOS','1601');" calcext:value-type="string">
            <text:p>INSERT INTO public."location" (code, "name", parent_code) VALUES('160152','CANELOS','1601');</text:p>
          </table:table-cell>
        </table:table-row>
        <table:table-row table:style-name="ro1">
          <table:table-cell office:value-type="string" calcext:value-type="string">
            <text:p>160154</text:p>
          </table:table-cell>
          <table:table-cell office:value-type="string" calcext:value-type="string">
            <text:p>DIEZ DE AGOSTO</text:p>
          </table:table-cell>
          <table:table-cell office:value-type="string" calcext:value-type="string">
            <text:p>1601</text:p>
          </table:table-cell>
          <table:table-cell table:formula="of:=COM.MICROSOFT.CONCAT([.$D$1];[.A1182];&quot;','&quot;;[.B1182];&quot;','&quot;;[.C1182];&quot;');&quot;)" office:value-type="string" office:string-value="INSERT INTO public.&quot;location&quot; (code, &quot;name&quot;, parent_code) VALUES('160154','DIEZ DE AGOSTO','1601');" calcext:value-type="string">
            <text:p>INSERT INTO public."location" (code, "name", parent_code) VALUES('160154','DIEZ DE AGOSTO','1601');</text:p>
          </table:table-cell>
        </table:table-row>
        <table:table-row table:style-name="ro1">
          <table:table-cell office:value-type="string" calcext:value-type="string">
            <text:p>160155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1601</text:p>
          </table:table-cell>
          <table:table-cell table:formula="of:=COM.MICROSOFT.CONCAT([.$D$1];[.A1183];&quot;','&quot;;[.B1183];&quot;','&quot;;[.C1183];&quot;');&quot;)" office:value-type="string" office:string-value="INSERT INTO public.&quot;location&quot; (code, &quot;name&quot;, parent_code) VALUES('160155','FATIMA','1601');" calcext:value-type="string">
            <text:p>INSERT INTO public."location" (code, "name", parent_code) VALUES('160155','FATIMA','1601');</text:p>
          </table:table-cell>
        </table:table-row>
        <table:table-row table:style-name="ro1">
          <table:table-cell office:value-type="string" calcext:value-type="string">
            <text:p>160156</text:p>
          </table:table-cell>
          <table:table-cell office:value-type="string" calcext:value-type="string">
            <text:p>MONTALVO (ANDOAS)</text:p>
          </table:table-cell>
          <table:table-cell office:value-type="string" calcext:value-type="string">
            <text:p>1601</text:p>
          </table:table-cell>
          <table:table-cell table:formula="of:=COM.MICROSOFT.CONCAT([.$D$1];[.A1184];&quot;','&quot;;[.B1184];&quot;','&quot;;[.C1184];&quot;');&quot;)" office:value-type="string" office:string-value="INSERT INTO public.&quot;location&quot; (code, &quot;name&quot;, parent_code) VALUES('160156','MONTALVO (ANDOAS)','1601');" calcext:value-type="string">
            <text:p>INSERT INTO public."location" (code, "name", parent_code) VALUES('160156','MONTALVO (ANDOAS)','1601');</text:p>
          </table:table-cell>
        </table:table-row>
        <table:table-row table:style-name="ro1">
          <table:table-cell office:value-type="string" calcext:value-type="string">
            <text:p>160157</text:p>
          </table:table-cell>
          <table:table-cell office:value-type="string" calcext:value-type="string">
            <text:p>POMONA</text:p>
          </table:table-cell>
          <table:table-cell office:value-type="string" calcext:value-type="string">
            <text:p>1601</text:p>
          </table:table-cell>
          <table:table-cell table:formula="of:=COM.MICROSOFT.CONCAT([.$D$1];[.A1185];&quot;','&quot;;[.B1185];&quot;','&quot;;[.C1185];&quot;');&quot;)" office:value-type="string" office:string-value="INSERT INTO public.&quot;location&quot; (code, &quot;name&quot;, parent_code) VALUES('160157','POMONA','1601');" calcext:value-type="string">
            <text:p>INSERT INTO public."location" (code, "name", parent_code) VALUES('160157','POMONA','1601');</text:p>
          </table:table-cell>
        </table:table-row>
        <table:table-row table:style-name="ro1">
          <table:table-cell office:value-type="string" calcext:value-type="string">
            <text:p>160158</text:p>
          </table:table-cell>
          <table:table-cell office:value-type="string" calcext:value-type="string">
            <text:p>RIO CORRIENTES</text:p>
          </table:table-cell>
          <table:table-cell office:value-type="string" calcext:value-type="string">
            <text:p>1601</text:p>
          </table:table-cell>
          <table:table-cell table:formula="of:=COM.MICROSOFT.CONCAT([.$D$1];[.A1186];&quot;','&quot;;[.B1186];&quot;','&quot;;[.C1186];&quot;');&quot;)" office:value-type="string" office:string-value="INSERT INTO public.&quot;location&quot; (code, &quot;name&quot;, parent_code) VALUES('160158','RIO CORRIENTES','1601');" calcext:value-type="string">
            <text:p>INSERT INTO public."location" (code, "name", parent_code) VALUES('160158','RIO CORRIENTES','1601');</text:p>
          </table:table-cell>
        </table:table-row>
        <table:table-row table:style-name="ro1">
          <table:table-cell office:value-type="string" calcext:value-type="string">
            <text:p>160159</text:p>
          </table:table-cell>
          <table:table-cell office:value-type="string" calcext:value-type="string">
            <text:p>RIO TIGRE</text:p>
          </table:table-cell>
          <table:table-cell office:value-type="string" calcext:value-type="string">
            <text:p>1601</text:p>
          </table:table-cell>
          <table:table-cell table:formula="of:=COM.MICROSOFT.CONCAT([.$D$1];[.A1187];&quot;','&quot;;[.B1187];&quot;','&quot;;[.C1187];&quot;');&quot;)" office:value-type="string" office:string-value="INSERT INTO public.&quot;location&quot; (code, &quot;name&quot;, parent_code) VALUES('160159','RIO TIGRE','1601');" calcext:value-type="string">
            <text:p>INSERT INTO public."location" (code, "name", parent_code) VALUES('160159','RIO TIGRE','1601');</text:p>
          </table:table-cell>
        </table:table-row>
        <table:table-row table:style-name="ro1">
          <table:table-cell office:value-type="string" calcext:value-type="string">
            <text:p>160161</text:p>
          </table:table-cell>
          <table:table-cell office:value-type="string" calcext:value-type="string">
            <text:p>SARAYACU</text:p>
          </table:table-cell>
          <table:table-cell office:value-type="string" calcext:value-type="string">
            <text:p>1601</text:p>
          </table:table-cell>
          <table:table-cell table:formula="of:=COM.MICROSOFT.CONCAT([.$D$1];[.A1188];&quot;','&quot;;[.B1188];&quot;','&quot;;[.C1188];&quot;');&quot;)" office:value-type="string" office:string-value="INSERT INTO public.&quot;location&quot; (code, &quot;name&quot;, parent_code) VALUES('160161','SARAYACU','1601');" calcext:value-type="string">
            <text:p>INSERT INTO public."location" (code, "name", parent_code) VALUES('160161','SARAYACU','1601');</text:p>
          </table:table-cell>
        </table:table-row>
        <table:table-row table:style-name="ro1">
          <table:table-cell office:value-type="string" calcext:value-type="string">
            <text:p>160162</text:p>
          </table:table-cell>
          <table:table-cell office:value-type="string" calcext:value-type="string">
            <text:p>SIMON BOLIVAR</text:p>
          </table:table-cell>
          <table:table-cell office:value-type="string" calcext:value-type="string">
            <text:p>1601</text:p>
          </table:table-cell>
          <table:table-cell table:formula="of:=COM.MICROSOFT.CONCAT([.$D$1];[.A1189];&quot;','&quot;;[.B1189];&quot;','&quot;;[.C1189];&quot;');&quot;)" office:value-type="string" office:string-value="INSERT INTO public.&quot;location&quot; (code, &quot;name&quot;, parent_code) VALUES('160162','SIMON BOLIVAR','1601');" calcext:value-type="string">
            <text:p>INSERT INTO public."location" (code, "name", parent_code) VALUES('160162','SIMON BOLIVAR','1601');</text:p>
          </table:table-cell>
        </table:table-row>
        <table:table-row table:style-name="ro1">
          <table:table-cell office:value-type="string" calcext:value-type="string">
            <text:p>160163</text:p>
          </table:table-cell>
          <table:table-cell office:value-type="string" calcext:value-type="string">
            <text:p>TARQUI</text:p>
          </table:table-cell>
          <table:table-cell office:value-type="string" calcext:value-type="string">
            <text:p>1601</text:p>
          </table:table-cell>
          <table:table-cell table:formula="of:=COM.MICROSOFT.CONCAT([.$D$1];[.A1190];&quot;','&quot;;[.B1190];&quot;','&quot;;[.C1190];&quot;');&quot;)" office:value-type="string" office:string-value="INSERT INTO public.&quot;location&quot; (code, &quot;name&quot;, parent_code) VALUES('160163','TARQUI','1601');" calcext:value-type="string">
            <text:p>INSERT INTO public."location" (code, "name", parent_code) VALUES('160163','TARQUI','1601');</text:p>
          </table:table-cell>
        </table:table-row>
        <table:table-row table:style-name="ro1">
          <table:table-cell office:value-type="string" calcext:value-type="string">
            <text:p>160164</text:p>
          </table:table-cell>
          <table:table-cell office:value-type="string" calcext:value-type="string">
            <text:p>TENIENTE HUGO ORTIZ</text:p>
          </table:table-cell>
          <table:table-cell office:value-type="string" calcext:value-type="string">
            <text:p>1601</text:p>
          </table:table-cell>
          <table:table-cell table:formula="of:=COM.MICROSOFT.CONCAT([.$D$1];[.A1191];&quot;','&quot;;[.B1191];&quot;','&quot;;[.C1191];&quot;');&quot;)" office:value-type="string" office:string-value="INSERT INTO public.&quot;location&quot; (code, &quot;name&quot;, parent_code) VALUES('160164','TENIENTE HUGO ORTIZ','1601');" calcext:value-type="string">
            <text:p>INSERT INTO public."location" (code, "name", parent_code) VALUES('160164','TENIENTE HUGO ORTIZ','1601');</text:p>
          </table:table-cell>
        </table:table-row>
        <table:table-row table:style-name="ro1">
          <table:table-cell office:value-type="string" calcext:value-type="string">
            <text:p>160165</text:p>
          </table:table-cell>
          <table:table-cell office:value-type="string" calcext:value-type="string">
            <text:p>VERACRUZ (INDILLAMA)</text:p>
          </table:table-cell>
          <table:table-cell office:value-type="string" calcext:value-type="string">
            <text:p>1601</text:p>
          </table:table-cell>
          <table:table-cell table:formula="of:=COM.MICROSOFT.CONCAT([.$D$1];[.A1192];&quot;','&quot;;[.B1192];&quot;','&quot;;[.C1192];&quot;');&quot;)" office:value-type="string" office:string-value="INSERT INTO public.&quot;location&quot; (code, &quot;name&quot;, parent_code) VALUES('160165','VERACRUZ (INDILLAMA)','1601');" calcext:value-type="string">
            <text:p>INSERT INTO public."location" (code, "name", parent_code) VALUES('160165','VERACRUZ (INDILLAMA)','1601');</text:p>
          </table:table-cell>
        </table:table-row>
        <table:table-row table:style-name="ro1">
          <table:table-cell office:value-type="string" calcext:value-type="string">
            <text:p>160166</text:p>
          </table:table-cell>
          <table:table-cell office:value-type="string" calcext:value-type="string">
            <text:p>EL TRIUNFO</text:p>
          </table:table-cell>
          <table:table-cell office:value-type="string" calcext:value-type="string">
            <text:p>1601</text:p>
          </table:table-cell>
          <table:table-cell table:formula="of:=COM.MICROSOFT.CONCAT([.$D$1];[.A1193];&quot;','&quot;;[.B1193];&quot;','&quot;;[.C1193];&quot;');&quot;)" office:value-type="string" office:string-value="INSERT INTO public.&quot;location&quot; (code, &quot;name&quot;, parent_code) VALUES('160166','EL TRIUNFO','1601');" calcext:value-type="string">
            <text:p>INSERT INTO public."location" (code, "name", parent_code) VALUES('160166','EL TRIUNFO','1601');</text:p>
          </table:table-cell>
        </table:table-row>
        <table:table-row table:style-name="ro1">
          <table:table-cell office:value-type="string" calcext:value-type="string">
            <text:p>160250</text:p>
          </table:table-cell>
          <table:table-cell office:value-type="string" calcext:value-type="string">
            <text:p>MERA</text:p>
          </table:table-cell>
          <table:table-cell office:value-type="string" calcext:value-type="string">
            <text:p>1602</text:p>
          </table:table-cell>
          <table:table-cell table:formula="of:=COM.MICROSOFT.CONCAT([.$D$1];[.A1194];&quot;','&quot;;[.B1194];&quot;','&quot;;[.C1194];&quot;');&quot;)" office:value-type="string" office:string-value="INSERT INTO public.&quot;location&quot; (code, &quot;name&quot;, parent_code) VALUES('160250','MERA','1602');" calcext:value-type="string">
            <text:p>INSERT INTO public."location" (code, "name", parent_code) VALUES('160250','MERA','1602');</text:p>
          </table:table-cell>
        </table:table-row>
        <table:table-row table:style-name="ro1">
          <table:table-cell office:value-type="string" calcext:value-type="string">
            <text:p>160251</text:p>
          </table:table-cell>
          <table:table-cell office:value-type="string" calcext:value-type="string">
            <text:p>MADRE TIERRA</text:p>
          </table:table-cell>
          <table:table-cell office:value-type="string" calcext:value-type="string">
            <text:p>1602</text:p>
          </table:table-cell>
          <table:table-cell table:formula="of:=COM.MICROSOFT.CONCAT([.$D$1];[.A1195];&quot;','&quot;;[.B1195];&quot;','&quot;;[.C1195];&quot;');&quot;)" office:value-type="string" office:string-value="INSERT INTO public.&quot;location&quot; (code, &quot;name&quot;, parent_code) VALUES('160251','MADRE TIERRA','1602');" calcext:value-type="string">
            <text:p>INSERT INTO public."location" (code, "name", parent_code) VALUES('160251','MADRE TIERRA','1602');</text:p>
          </table:table-cell>
        </table:table-row>
        <table:table-row table:style-name="ro1">
          <table:table-cell office:value-type="string" calcext:value-type="string">
            <text:p>160252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1602</text:p>
          </table:table-cell>
          <table:table-cell table:formula="of:=COM.MICROSOFT.CONCAT([.$D$1];[.A1196];&quot;','&quot;;[.B1196];&quot;','&quot;;[.C1196];&quot;');&quot;)" office:value-type="string" office:string-value="INSERT INTO public.&quot;location&quot; (code, &quot;name&quot;, parent_code) VALUES('160252','SHELL','1602');" calcext:value-type="string">
            <text:p>INSERT INTO public."location" (code, "name", parent_code) VALUES('160252','SHELL','1602');</text:p>
          </table:table-cell>
        </table:table-row>
        <table:table-row table:style-name="ro1">
          <table:table-cell office:value-type="string" calcext:value-type="string">
            <text:p>16035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1603</text:p>
          </table:table-cell>
          <table:table-cell table:formula="of:=COM.MICROSOFT.CONCAT([.$D$1];[.A1197];&quot;','&quot;;[.B1197];&quot;','&quot;;[.C1197];&quot;');&quot;)" office:value-type="string" office:string-value="INSERT INTO public.&quot;location&quot; (code, &quot;name&quot;, parent_code) VALUES('160350','SANTA CLARA','1603');" calcext:value-type="string">
            <text:p>INSERT INTO public."location" (code, "name", parent_code) VALUES('160350','SANTA CLARA','1603');</text:p>
          </table:table-cell>
        </table:table-row>
        <table:table-row table:style-name="ro1">
          <table:table-cell office:value-type="string" calcext:value-type="string">
            <text:p>160351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1603</text:p>
          </table:table-cell>
          <table:table-cell table:formula="of:=COM.MICROSOFT.CONCAT([.$D$1];[.A1198];&quot;','&quot;;[.B1198];&quot;','&quot;;[.C1198];&quot;');&quot;)" office:value-type="string" office:string-value="INSERT INTO public.&quot;location&quot; (code, &quot;name&quot;, parent_code) VALUES('160351','SAN JOSE','1603');" calcext:value-type="string">
            <text:p>INSERT INTO public."location" (code, "name", parent_code) VALUES('160351','SAN JOSE','1603');</text:p>
          </table:table-cell>
        </table:table-row>
        <table:table-row table:style-name="ro1">
          <table:table-cell office:value-type="string" calcext:value-type="string">
            <text:p>160450</text:p>
          </table:table-cell>
          <table:table-cell office:value-type="string" calcext:value-type="string">
            <text:p>ARAJUNO</text:p>
          </table:table-cell>
          <table:table-cell office:value-type="string" calcext:value-type="string">
            <text:p>1604</text:p>
          </table:table-cell>
          <table:table-cell table:formula="of:=COM.MICROSOFT.CONCAT([.$D$1];[.A1199];&quot;','&quot;;[.B1199];&quot;','&quot;;[.C1199];&quot;');&quot;)" office:value-type="string" office:string-value="INSERT INTO public.&quot;location&quot; (code, &quot;name&quot;, parent_code) VALUES('160450','ARAJUNO','1604');" calcext:value-type="string">
            <text:p>INSERT INTO public."location" (code, "name", parent_code) VALUES('160450','ARAJUNO','1604');</text:p>
          </table:table-cell>
        </table:table-row>
        <table:table-row table:style-name="ro1">
          <table:table-cell office:value-type="string" calcext:value-type="string">
            <text:p>160451</text:p>
          </table:table-cell>
          <table:table-cell office:value-type="string" calcext:value-type="string">
            <text:p>CURARAY</text:p>
          </table:table-cell>
          <table:table-cell office:value-type="string" calcext:value-type="string">
            <text:p>1604</text:p>
          </table:table-cell>
          <table:table-cell table:formula="of:=COM.MICROSOFT.CONCAT([.$D$1];[.A1200];&quot;','&quot;;[.B1200];&quot;','&quot;;[.C1200];&quot;');&quot;)" office:value-type="string" office:string-value="INSERT INTO public.&quot;location&quot; (code, &quot;name&quot;, parent_code) VALUES('160451','CURARAY','1604');" calcext:value-type="string">
            <text:p>INSERT INTO public."location" (code, "name", parent_code) VALUES('160451','CURARAY','1604');</text:p>
          </table:table-cell>
        </table:table-row>
        <table:table-row table:style-name="ro1">
          <table:table-cell office:value-type="string" calcext:value-type="string">
            <text:p>170101</text:p>
          </table:table-cell>
          <table:table-cell office:value-type="string" calcext:value-type="string">
            <text:p>ALFARO (CHIMBACALLE)</text:p>
          </table:table-cell>
          <table:table-cell office:value-type="string" calcext:value-type="string">
            <text:p>1701</text:p>
          </table:table-cell>
          <table:table-cell table:formula="of:=COM.MICROSOFT.CONCAT([.$D$1];[.A1201];&quot;','&quot;;[.B1201];&quot;','&quot;;[.C1201];&quot;');&quot;)" office:value-type="string" office:string-value="INSERT INTO public.&quot;location&quot; (code, &quot;name&quot;, parent_code) VALUES('170101','ALFARO (CHIMBACALLE)','1701');" calcext:value-type="string">
            <text:p>INSERT INTO public."location" (code, "name", parent_code) VALUES('170101','ALFARO (CHIMBACALLE)','1701');</text:p>
          </table:table-cell>
        </table:table-row>
        <table:table-row table:style-name="ro1">
          <table:table-cell office:value-type="string" calcext:value-type="string">
            <text:p>170102</text:p>
          </table:table-cell>
          <table:table-cell office:value-type="string" calcext:value-type="string">
            <text:p>BENALCAZAR</text:p>
          </table:table-cell>
          <table:table-cell office:value-type="string" calcext:value-type="string">
            <text:p>1701</text:p>
          </table:table-cell>
          <table:table-cell table:formula="of:=COM.MICROSOFT.CONCAT([.$D$1];[.A1202];&quot;','&quot;;[.B1202];&quot;','&quot;;[.C1202];&quot;');&quot;)" office:value-type="string" office:string-value="INSERT INTO public.&quot;location&quot; (code, &quot;name&quot;, parent_code) VALUES('170102','BENALCAZAR','1701');" calcext:value-type="string">
            <text:p>INSERT INTO public."location" (code, "name", parent_code) VALUES('170102','BENALCAZAR','1701');</text:p>
          </table:table-cell>
        </table:table-row>
        <table:table-row table:style-name="ro1">
          <table:table-cell office:value-type="string" calcext:value-type="string">
            <text:p>170103</text:p>
          </table:table-cell>
          <table:table-cell office:value-type="string" calcext:value-type="string">
            <text:p>COTOCOLLAO</text:p>
          </table:table-cell>
          <table:table-cell office:value-type="string" calcext:value-type="string">
            <text:p>1701</text:p>
          </table:table-cell>
          <table:table-cell table:formula="of:=COM.MICROSOFT.CONCAT([.$D$1];[.A1203];&quot;','&quot;;[.B1203];&quot;','&quot;;[.C1203];&quot;');&quot;)" office:value-type="string" office:string-value="INSERT INTO public.&quot;location&quot; (code, &quot;name&quot;, parent_code) VALUES('170103','COTOCOLLAO','1701');" calcext:value-type="string">
            <text:p>INSERT INTO public."location" (code, "name", parent_code) VALUES('170103','COTOCOLLAO','1701');</text:p>
          </table:table-cell>
        </table:table-row>
        <table:table-row table:style-name="ro1">
          <table:table-cell office:value-type="string" calcext:value-type="string">
            <text:p>170104</text:p>
          </table:table-cell>
          <table:table-cell office:value-type="string" calcext:value-type="string">
            <text:p>CHAUPICRUZ (LA CONCEPCION)</text:p>
          </table:table-cell>
          <table:table-cell office:value-type="string" calcext:value-type="string">
            <text:p>1701</text:p>
          </table:table-cell>
          <table:table-cell table:formula="of:=COM.MICROSOFT.CONCAT([.$D$1];[.A1204];&quot;','&quot;;[.B1204];&quot;','&quot;;[.C1204];&quot;');&quot;)" office:value-type="string" office:string-value="INSERT INTO public.&quot;location&quot; (code, &quot;name&quot;, parent_code) VALUES('170104','CHAUPICRUZ (LA CONCEPCION)','1701');" calcext:value-type="string">
            <text:p>INSERT INTO public."location" (code, "name", parent_code) VALUES('170104','CHAUPICRUZ (LA CONCEPCION)','1701');</text:p>
          </table:table-cell>
        </table:table-row>
        <table:table-row table:style-name="ro1">
          <table:table-cell office:value-type="string" calcext:value-type="string">
            <text:p>170105</text:p>
          </table:table-cell>
          <table:table-cell office:value-type="string" calcext:value-type="string">
            <text:p>CHILLOGALLO</text:p>
          </table:table-cell>
          <table:table-cell office:value-type="string" calcext:value-type="string">
            <text:p>1701</text:p>
          </table:table-cell>
          <table:table-cell table:formula="of:=COM.MICROSOFT.CONCAT([.$D$1];[.A1205];&quot;','&quot;;[.B1205];&quot;','&quot;;[.C1205];&quot;');&quot;)" office:value-type="string" office:string-value="INSERT INTO public.&quot;location&quot; (code, &quot;name&quot;, parent_code) VALUES('170105','CHILLOGALLO','1701');" calcext:value-type="string">
            <text:p>INSERT INTO public."location" (code, "name", parent_code) VALUES('170105','CHILLOGALLO','1701');</text:p>
          </table:table-cell>
        </table:table-row>
        <table:table-row table:style-name="ro1">
          <table:table-cell office:value-type="string" calcext:value-type="string">
            <text:p>170106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1701</text:p>
          </table:table-cell>
          <table:table-cell table:formula="of:=COM.MICROSOFT.CONCAT([.$D$1];[.A1206];&quot;','&quot;;[.B1206];&quot;','&quot;;[.C1206];&quot;');&quot;)" office:value-type="string" office:string-value="INSERT INTO public.&quot;location&quot; (code, &quot;name&quot;, parent_code) VALUES('170106','EL SALVADOR','1701');" calcext:value-type="string">
            <text:p>INSERT INTO public."location" (code, "name", parent_code) VALUES('170106','EL SALVADOR','1701');</text:p>
          </table:table-cell>
        </table:table-row>
        <table:table-row table:style-name="ro1">
          <table:table-cell office:value-type="string" calcext:value-type="string">
            <text:p>170107</text:p>
          </table:table-cell>
          <table:table-cell office:value-type="string" calcext:value-type="string">
            <text:p>GONZALEZ SUAREZ</text:p>
          </table:table-cell>
          <table:table-cell office:value-type="string" calcext:value-type="string">
            <text:p>1701</text:p>
          </table:table-cell>
          <table:table-cell table:formula="of:=COM.MICROSOFT.CONCAT([.$D$1];[.A1207];&quot;','&quot;;[.B1207];&quot;','&quot;;[.C1207];&quot;');&quot;)" office:value-type="string" office:string-value="INSERT INTO public.&quot;location&quot; (code, &quot;name&quot;, parent_code) VALUES('170107','GONZALEZ SUAREZ','1701');" calcext:value-type="string">
            <text:p>INSERT INTO public."location" (code, "name", parent_code) VALUES('170107','GONZALEZ SUAREZ','1701');</text:p>
          </table:table-cell>
        </table:table-row>
        <table:table-row table:style-name="ro1">
          <table:table-cell office:value-type="string" calcext:value-type="string">
            <text:p>170108</text:p>
          </table:table-cell>
          <table:table-cell office:value-type="string" calcext:value-type="string">
            <text:p>GUAPULO</text:p>
          </table:table-cell>
          <table:table-cell office:value-type="string" calcext:value-type="string">
            <text:p>1701</text:p>
          </table:table-cell>
          <table:table-cell table:formula="of:=COM.MICROSOFT.CONCAT([.$D$1];[.A1208];&quot;','&quot;;[.B1208];&quot;','&quot;;[.C1208];&quot;');&quot;)" office:value-type="string" office:string-value="INSERT INTO public.&quot;location&quot; (code, &quot;name&quot;, parent_code) VALUES('170108','GUAPULO','1701');" calcext:value-type="string">
            <text:p>INSERT INTO public."location" (code, "name", parent_code) VALUES('170108','GUAPULO','1701');</text:p>
          </table:table-cell>
        </table:table-row>
        <table:table-row table:style-name="ro1">
          <table:table-cell office:value-type="string" calcext:value-type="string">
            <text:p>170109</text:p>
          </table:table-cell>
          <table:table-cell office:value-type="string" calcext:value-type="string">
            <text:p>LA FLORESTA</text:p>
          </table:table-cell>
          <table:table-cell office:value-type="string" calcext:value-type="string">
            <text:p>1701</text:p>
          </table:table-cell>
          <table:table-cell table:formula="of:=COM.MICROSOFT.CONCAT([.$D$1];[.A1209];&quot;','&quot;;[.B1209];&quot;','&quot;;[.C1209];&quot;');&quot;)" office:value-type="string" office:string-value="INSERT INTO public.&quot;location&quot; (code, &quot;name&quot;, parent_code) VALUES('170109','LA FLORESTA','1701');" calcext:value-type="string">
            <text:p>INSERT INTO public."location" (code, "name", parent_code) VALUES('170109','LA FLORESTA','1701');</text:p>
          </table:table-cell>
        </table:table-row>
        <table:table-row table:style-name="ro1">
          <table:table-cell office:value-type="string" calcext:value-type="string">
            <text:p>170110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1701</text:p>
          </table:table-cell>
          <table:table-cell table:formula="of:=COM.MICROSOFT.CONCAT([.$D$1];[.A1210];&quot;','&quot;;[.B1210];&quot;','&quot;;[.C1210];&quot;');&quot;)" office:value-type="string" office:string-value="INSERT INTO public.&quot;location&quot; (code, &quot;name&quot;, parent_code) VALUES('170110','LA LIBERTAD','1701');" calcext:value-type="string">
            <text:p>INSERT INTO public."location" (code, "name", parent_code) VALUES('170110','LA LIBERTAD','1701');</text:p>
          </table:table-cell>
        </table:table-row>
        <table:table-row table:style-name="ro1">
          <table:table-cell office:value-type="string" calcext:value-type="string">
            <text:p>170111</text:p>
          </table:table-cell>
          <table:table-cell office:value-type="string" calcext:value-type="string">
            <text:p>LA MAGDALENA</text:p>
          </table:table-cell>
          <table:table-cell office:value-type="string" calcext:value-type="string">
            <text:p>1701</text:p>
          </table:table-cell>
          <table:table-cell table:formula="of:=COM.MICROSOFT.CONCAT([.$D$1];[.A1211];&quot;','&quot;;[.B1211];&quot;','&quot;;[.C1211];&quot;');&quot;)" office:value-type="string" office:string-value="INSERT INTO public.&quot;location&quot; (code, &quot;name&quot;, parent_code) VALUES('170111','LA MAGDALENA','1701');" calcext:value-type="string">
            <text:p>INSERT INTO public."location" (code, "name", parent_code) VALUES('170111','LA MAGDALENA','1701');</text:p>
          </table:table-cell>
        </table:table-row>
        <table:table-row table:style-name="ro1">
          <table:table-cell office:value-type="string" calcext:value-type="string">
            <text:p>170112</text:p>
          </table:table-cell>
          <table:table-cell office:value-type="string" calcext:value-type="string">
            <text:p>LA VICENTINA</text:p>
          </table:table-cell>
          <table:table-cell office:value-type="string" calcext:value-type="string">
            <text:p>1701</text:p>
          </table:table-cell>
          <table:table-cell table:formula="of:=COM.MICROSOFT.CONCAT([.$D$1];[.A1212];&quot;','&quot;;[.B1212];&quot;','&quot;;[.C1212];&quot;');&quot;)" office:value-type="string" office:string-value="INSERT INTO public.&quot;location&quot; (code, &quot;name&quot;, parent_code) VALUES('170112','LA VICENTINA','1701');" calcext:value-type="string">
            <text:p>INSERT INTO public."location" (code, "name", parent_code) VALUES('170112','LA VICENTINA','1701');</text:p>
          </table:table-cell>
        </table:table-row>
        <table:table-row table:style-name="ro1">
          <table:table-cell office:value-type="string" calcext:value-type="string">
            <text:p>170113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1701</text:p>
          </table:table-cell>
          <table:table-cell table:formula="of:=COM.MICROSOFT.CONCAT([.$D$1];[.A1213];&quot;','&quot;;[.B1213];&quot;','&quot;;[.C1213];&quot;');&quot;)" office:value-type="string" office:string-value="INSERT INTO public.&quot;location&quot; (code, &quot;name&quot;, parent_code) VALUES('170113','SAN BLAS','1701');" calcext:value-type="string">
            <text:p>INSERT INTO public."location" (code, "name", parent_code) VALUES('170113','SAN BLAS','1701');</text:p>
          </table:table-cell>
        </table:table-row>
        <table:table-row table:style-name="ro1">
          <table:table-cell office:value-type="string" calcext:value-type="string">
            <text:p>170114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1701</text:p>
          </table:table-cell>
          <table:table-cell table:formula="of:=COM.MICROSOFT.CONCAT([.$D$1];[.A1214];&quot;','&quot;;[.B1214];&quot;','&quot;;[.C1214];&quot;');&quot;)" office:value-type="string" office:string-value="INSERT INTO public.&quot;location&quot; (code, &quot;name&quot;, parent_code) VALUES('170114','SAN MARCOS','1701');" calcext:value-type="string">
            <text:p>INSERT INTO public."location" (code, "name", parent_code) VALUES('170114','SAN MARCOS','1701');</text:p>
          </table:table-cell>
        </table:table-row>
        <table:table-row table:style-name="ro1">
          <table:table-cell office:value-type="string" calcext:value-type="string">
            <text:p>170115</text:p>
          </table:table-cell>
          <table:table-cell office:value-type="string" calcext:value-type="string">
            <text:p>SAN ROQUE</text:p>
          </table:table-cell>
          <table:table-cell office:value-type="string" calcext:value-type="string">
            <text:p>1701</text:p>
          </table:table-cell>
          <table:table-cell table:formula="of:=COM.MICROSOFT.CONCAT([.$D$1];[.A1215];&quot;','&quot;;[.B1215];&quot;','&quot;;[.C1215];&quot;');&quot;)" office:value-type="string" office:string-value="INSERT INTO public.&quot;location&quot; (code, &quot;name&quot;, parent_code) VALUES('170115','SAN ROQUE','1701');" calcext:value-type="string">
            <text:p>INSERT INTO public."location" (code, "name", parent_code) VALUES('170115','SAN ROQUE','1701');</text:p>
          </table:table-cell>
        </table:table-row>
        <table:table-row table:style-name="ro1">
          <table:table-cell office:value-type="string" calcext:value-type="string">
            <text:p>170116</text:p>
          </table:table-cell>
          <table:table-cell office:value-type="string" calcext:value-type="string">
            <text:p>SAN SEBASTIAN</text:p>
          </table:table-cell>
          <table:table-cell office:value-type="string" calcext:value-type="string">
            <text:p>1701</text:p>
          </table:table-cell>
          <table:table-cell table:formula="of:=COM.MICROSOFT.CONCAT([.$D$1];[.A1216];&quot;','&quot;;[.B1216];&quot;','&quot;;[.C1216];&quot;');&quot;)" office:value-type="string" office:string-value="INSERT INTO public.&quot;location&quot; (code, &quot;name&quot;, parent_code) VALUES('170116','SAN SEBASTIAN','1701');" calcext:value-type="string">
            <text:p>INSERT INTO public."location" (code, "name", parent_code) VALUES('170116','SAN SEBASTIAN','1701');</text:p>
          </table:table-cell>
        </table:table-row>
        <table:table-row table:style-name="ro1">
          <table:table-cell office:value-type="string" calcext:value-type="string">
            <text:p>170117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1701</text:p>
          </table:table-cell>
          <table:table-cell table:formula="of:=COM.MICROSOFT.CONCAT([.$D$1];[.A1217];&quot;','&quot;;[.B1217];&quot;','&quot;;[.C1217];&quot;');&quot;)" office:value-type="string" office:string-value="INSERT INTO public.&quot;location&quot; (code, &quot;name&quot;, parent_code) VALUES('170117','SANTA BARBARA','1701');" calcext:value-type="string">
            <text:p>INSERT INTO public."location" (code, "name", parent_code) VALUES('170117','SANTA BARBARA','1701');</text:p>
          </table:table-cell>
        </table:table-row>
        <table:table-row table:style-name="ro1">
          <table:table-cell office:value-type="string" calcext:value-type="string">
            <text:p>170118</text:p>
          </table:table-cell>
          <table:table-cell office:value-type="string" calcext:value-type="string">
            <text:p>SANTA PRISCA</text:p>
          </table:table-cell>
          <table:table-cell office:value-type="string" calcext:value-type="string">
            <text:p>1701</text:p>
          </table:table-cell>
          <table:table-cell table:formula="of:=COM.MICROSOFT.CONCAT([.$D$1];[.A1218];&quot;','&quot;;[.B1218];&quot;','&quot;;[.C1218];&quot;');&quot;)" office:value-type="string" office:string-value="INSERT INTO public.&quot;location&quot; (code, &quot;name&quot;, parent_code) VALUES('170118','SANTA PRISCA','1701');" calcext:value-type="string">
            <text:p>INSERT INTO public."location" (code, "name", parent_code) VALUES('170118','SANTA PRISCA','1701');</text:p>
          </table:table-cell>
        </table:table-row>
        <table:table-row table:style-name="ro1">
          <table:table-cell office:value-type="string" calcext:value-type="string">
            <text:p>170119</text:p>
          </table:table-cell>
          <table:table-cell office:value-type="string" calcext:value-type="string">
            <text:p>VILLA FLORA</text:p>
          </table:table-cell>
          <table:table-cell office:value-type="string" calcext:value-type="string">
            <text:p>1701</text:p>
          </table:table-cell>
          <table:table-cell table:formula="of:=COM.MICROSOFT.CONCAT([.$D$1];[.A1219];&quot;','&quot;;[.B1219];&quot;','&quot;;[.C1219];&quot;');&quot;)" office:value-type="string" office:string-value="INSERT INTO public.&quot;location&quot; (code, &quot;name&quot;, parent_code) VALUES('170119','VILLA FLORA','1701');" calcext:value-type="string">
            <text:p>INSERT INTO public."location" (code, "name", parent_code) VALUES('170119','VILLA FLORA','1701');</text:p>
          </table:table-cell>
        </table:table-row>
        <table:table-row table:style-name="ro1">
          <table:table-cell office:value-type="string" calcext:value-type="string">
            <text:p>170120</text:p>
          </table:table-cell>
          <table:table-cell office:value-type="string" calcext:value-type="string">
            <text:p>CARCELEN</text:p>
          </table:table-cell>
          <table:table-cell office:value-type="string" calcext:value-type="string">
            <text:p>1701</text:p>
          </table:table-cell>
          <table:table-cell table:formula="of:=COM.MICROSOFT.CONCAT([.$D$1];[.A1220];&quot;','&quot;;[.B1220];&quot;','&quot;;[.C1220];&quot;');&quot;)" office:value-type="string" office:string-value="INSERT INTO public.&quot;location&quot; (code, &quot;name&quot;, parent_code) VALUES('170120','CARCELEN','1701');" calcext:value-type="string">
            <text:p>INSERT INTO public."location" (code, "name", parent_code) VALUES('170120','CARCELEN','1701');</text:p>
          </table:table-cell>
        </table:table-row>
        <table:table-row table:style-name="ro1">
          <table:table-cell office:value-type="string" calcext:value-type="string">
            <text:p>170121</text:p>
          </table:table-cell>
          <table:table-cell office:value-type="string" calcext:value-type="string">
            <text:p>CHIMBACALLE</text:p>
          </table:table-cell>
          <table:table-cell office:value-type="string" calcext:value-type="string">
            <text:p>1701</text:p>
          </table:table-cell>
          <table:table-cell table:formula="of:=COM.MICROSOFT.CONCAT([.$D$1];[.A1221];&quot;','&quot;;[.B1221];&quot;','&quot;;[.C1221];&quot;');&quot;)" office:value-type="string" office:string-value="INSERT INTO public.&quot;location&quot; (code, &quot;name&quot;, parent_code) VALUES('170121','CHIMBACALLE','1701');" calcext:value-type="string">
            <text:p>INSERT INTO public."location" (code, "name", parent_code) VALUES('170121','CHIMBACALLE','1701');</text:p>
          </table:table-cell>
        </table:table-row>
        <table:table-row table:style-name="ro1">
          <table:table-cell office:value-type="string" calcext:value-type="string">
            <text:p>170122</text:p>
          </table:table-cell>
          <table:table-cell office:value-type="string" calcext:value-type="string">
            <text:p>EL BATAN</text:p>
          </table:table-cell>
          <table:table-cell office:value-type="string" calcext:value-type="string">
            <text:p>1701</text:p>
          </table:table-cell>
          <table:table-cell table:formula="of:=COM.MICROSOFT.CONCAT([.$D$1];[.A1222];&quot;','&quot;;[.B1222];&quot;','&quot;;[.C1222];&quot;');&quot;)" office:value-type="string" office:string-value="INSERT INTO public.&quot;location&quot; (code, &quot;name&quot;, parent_code) VALUES('170122','EL BATAN','1701');" calcext:value-type="string">
            <text:p>INSERT INTO public."location" (code, "name", parent_code) VALUES('170122','EL BATAN','1701');</text:p>
          </table:table-cell>
        </table:table-row>
        <table:table-row table:style-name="ro1">
          <table:table-cell office:value-type="string" calcext:value-type="string">
            <text:p>170123</text:p>
          </table:table-cell>
          <table:table-cell office:value-type="string" calcext:value-type="string">
            <text:p>EL BEATERIO</text:p>
          </table:table-cell>
          <table:table-cell office:value-type="string" calcext:value-type="string">
            <text:p>1701</text:p>
          </table:table-cell>
          <table:table-cell table:formula="of:=COM.MICROSOFT.CONCAT([.$D$1];[.A1223];&quot;','&quot;;[.B1223];&quot;','&quot;;[.C1223];&quot;');&quot;)" office:value-type="string" office:string-value="INSERT INTO public.&quot;location&quot; (code, &quot;name&quot;, parent_code) VALUES('170123','EL BEATERIO','1701');" calcext:value-type="string">
            <text:p>INSERT INTO public."location" (code, "name", parent_code) VALUES('170123','EL BEATERIO','1701');</text:p>
          </table:table-cell>
        </table:table-row>
        <table:table-row table:style-name="ro1">
          <table:table-cell office:value-type="string" calcext:value-type="string">
            <text:p>170124</text:p>
          </table:table-cell>
          <table:table-cell office:value-type="string" calcext:value-type="string">
            <text:p>EL INCA</text:p>
          </table:table-cell>
          <table:table-cell office:value-type="string" calcext:value-type="string">
            <text:p>1701</text:p>
          </table:table-cell>
          <table:table-cell table:formula="of:=COM.MICROSOFT.CONCAT([.$D$1];[.A1224];&quot;','&quot;;[.B1224];&quot;','&quot;;[.C1224];&quot;');&quot;)" office:value-type="string" office:string-value="INSERT INTO public.&quot;location&quot; (code, &quot;name&quot;, parent_code) VALUES('170124','EL INCA','1701');" calcext:value-type="string">
            <text:p>INSERT INTO public."location" (code, "name", parent_code) VALUES('170124','EL INCA','1701');</text:p>
          </table:table-cell>
        </table:table-row>
        <table:table-row table:style-name="ro1">
          <table:table-cell office:value-type="string" calcext:value-type="string">
            <text:p>170125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1701</text:p>
          </table:table-cell>
          <table:table-cell table:formula="of:=COM.MICROSOFT.CONCAT([.$D$1];[.A1225];&quot;','&quot;;[.B1225];&quot;','&quot;;[.C1225];&quot;');&quot;)" office:value-type="string" office:string-value="INSERT INTO public.&quot;location&quot; (code, &quot;name&quot;, parent_code) VALUES('170125','ELOY ALFARO','1701');" calcext:value-type="string">
            <text:p>INSERT INTO public."location" (code, "name", parent_code) VALUES('170125','ELOY ALFARO','1701');</text:p>
          </table:table-cell>
        </table:table-row>
        <table:table-row table:style-name="ro1">
          <table:table-cell office:value-type="string" calcext:value-type="string">
            <text:p>170126</text:p>
          </table:table-cell>
          <table:table-cell office:value-type="string" calcext:value-type="string">
            <text:p>GUAMANI</text:p>
          </table:table-cell>
          <table:table-cell office:value-type="string" calcext:value-type="string">
            <text:p>1701</text:p>
          </table:table-cell>
          <table:table-cell table:formula="of:=COM.MICROSOFT.CONCAT([.$D$1];[.A1226];&quot;','&quot;;[.B1226];&quot;','&quot;;[.C1226];&quot;');&quot;)" office:value-type="string" office:string-value="INSERT INTO public.&quot;location&quot; (code, &quot;name&quot;, parent_code) VALUES('170126','GUAMANI','1701');" calcext:value-type="string">
            <text:p>INSERT INTO public."location" (code, "name", parent_code) VALUES('170126','GUAMANI','1701');</text:p>
          </table:table-cell>
        </table:table-row>
        <table:table-row table:style-name="ro1">
          <table:table-cell office:value-type="string" calcext:value-type="string">
            <text:p>170127</text:p>
          </table:table-cell>
          <table:table-cell office:value-type="string" calcext:value-type="string">
            <text:p>LA CONCEPCION</text:p>
          </table:table-cell>
          <table:table-cell office:value-type="string" calcext:value-type="string">
            <text:p>1701</text:p>
          </table:table-cell>
          <table:table-cell table:formula="of:=COM.MICROSOFT.CONCAT([.$D$1];[.A1227];&quot;','&quot;;[.B1227];&quot;','&quot;;[.C1227];&quot;');&quot;)" office:value-type="string" office:string-value="INSERT INTO public.&quot;location&quot; (code, &quot;name&quot;, parent_code) VALUES('170127','LA CONCEPCION','1701');" calcext:value-type="string">
            <text:p>INSERT INTO public."location" (code, "name", parent_code) VALUES('170127','LA CONCEPCION','1701');</text:p>
          </table:table-cell>
        </table:table-row>
        <table:table-row table:style-name="ro1">
          <table:table-cell office:value-type="string" calcext:value-type="string">
            <text:p>170128</text:p>
          </table:table-cell>
          <table:table-cell office:value-type="string" calcext:value-type="string">
            <text:p>LAS CUADRAS</text:p>
          </table:table-cell>
          <table:table-cell office:value-type="string" calcext:value-type="string">
            <text:p>1701</text:p>
          </table:table-cell>
          <table:table-cell table:formula="of:=COM.MICROSOFT.CONCAT([.$D$1];[.A1228];&quot;','&quot;;[.B1228];&quot;','&quot;;[.C1228];&quot;');&quot;)" office:value-type="string" office:string-value="INSERT INTO public.&quot;location&quot; (code, &quot;name&quot;, parent_code) VALUES('170128','LAS CUADRAS','1701');" calcext:value-type="string">
            <text:p>INSERT INTO public."location" (code, "name", parent_code) VALUES('170128','LAS CUADRAS','1701');</text:p>
          </table:table-cell>
        </table:table-row>
        <table:table-row table:style-name="ro1">
          <table:table-cell office:value-type="string" calcext:value-type="string">
            <text:p>170135</text:p>
          </table:table-cell>
          <table:table-cell office:value-type="string" calcext:value-type="string">
            <text:p>ATAHUALPA (HABASPAMBA)</text:p>
          </table:table-cell>
          <table:table-cell office:value-type="string" calcext:value-type="string">
            <text:p>1701</text:p>
          </table:table-cell>
          <table:table-cell table:formula="of:=COM.MICROSOFT.CONCAT([.$D$1];[.A1229];&quot;','&quot;;[.B1229];&quot;','&quot;;[.C1229];&quot;');&quot;)" office:value-type="string" office:string-value="INSERT INTO public.&quot;location&quot; (code, &quot;name&quot;, parent_code) VALUES('170135','ATAHUALPA (HABASPAMBA)','1701');" calcext:value-type="string">
            <text:p>INSERT INTO public."location" (code, "name", parent_code) VALUES('170135','ATAHUALPA (HABASPAMBA)','1701');</text:p>
          </table:table-cell>
        </table:table-row>
        <table:table-row table:style-name="ro1">
          <table:table-cell office:value-type="string" calcext:value-type="string">
            <text:p>170150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1701</text:p>
          </table:table-cell>
          <table:table-cell table:formula="of:=COM.MICROSOFT.CONCAT([.$D$1];[.A1230];&quot;','&quot;;[.B1230];&quot;','&quot;;[.C1230];&quot;');&quot;)" office:value-type="string" office:string-value="INSERT INTO public.&quot;location&quot; (code, &quot;name&quot;, parent_code) VALUES('170150','QUITO','1701');" calcext:value-type="string">
            <text:p>INSERT INTO public."location" (code, "name", parent_code) VALUES('170150','QUITO','1701');</text:p>
          </table:table-cell>
        </table:table-row>
        <table:table-row table:style-name="ro1">
          <table:table-cell office:value-type="string" calcext:value-type="string">
            <text:p>170151</text:p>
          </table:table-cell>
          <table:table-cell office:value-type="string" calcext:value-type="string">
            <text:p>ALANGASI</text:p>
          </table:table-cell>
          <table:table-cell office:value-type="string" calcext:value-type="string">
            <text:p>1701</text:p>
          </table:table-cell>
          <table:table-cell table:formula="of:=COM.MICROSOFT.CONCAT([.$D$1];[.A1231];&quot;','&quot;;[.B1231];&quot;','&quot;;[.C1231];&quot;');&quot;)" office:value-type="string" office:string-value="INSERT INTO public.&quot;location&quot; (code, &quot;name&quot;, parent_code) VALUES('170151','ALANGASI','1701');" calcext:value-type="string">
            <text:p>INSERT INTO public."location" (code, "name", parent_code) VALUES('170151','ALANGASI','1701');</text:p>
          </table:table-cell>
        </table:table-row>
        <table:table-row table:style-name="ro1">
          <table:table-cell office:value-type="string" calcext:value-type="string">
            <text:p>170152</text:p>
          </table:table-cell>
          <table:table-cell office:value-type="string" calcext:value-type="string">
            <text:p>AMAGUAÑA</text:p>
          </table:table-cell>
          <table:table-cell office:value-type="string" calcext:value-type="string">
            <text:p>1701</text:p>
          </table:table-cell>
          <table:table-cell table:formula="of:=COM.MICROSOFT.CONCAT([.$D$1];[.A1232];&quot;','&quot;;[.B1232];&quot;','&quot;;[.C1232];&quot;');&quot;)" office:value-type="string" office:string-value="INSERT INTO public.&quot;location&quot; (code, &quot;name&quot;, parent_code) VALUES('170152','AMAGUAÑA','1701');" calcext:value-type="string">
            <text:p>INSERT INTO public."location" (code, "name", parent_code) VALUES('170152','AMAGUAÑA','1701');</text:p>
          </table:table-cell>
        </table:table-row>
        <table:table-row table:style-name="ro1">
          <table:table-cell office:value-type="string" calcext:value-type="string">
            <text:p>170154</text:p>
          </table:table-cell>
          <table:table-cell office:value-type="string" calcext:value-type="string">
            <text:p>CALACALI</text:p>
          </table:table-cell>
          <table:table-cell office:value-type="string" calcext:value-type="string">
            <text:p>1701</text:p>
          </table:table-cell>
          <table:table-cell table:formula="of:=COM.MICROSOFT.CONCAT([.$D$1];[.A1233];&quot;','&quot;;[.B1233];&quot;','&quot;;[.C1233];&quot;');&quot;)" office:value-type="string" office:string-value="INSERT INTO public.&quot;location&quot; (code, &quot;name&quot;, parent_code) VALUES('170154','CALACALI','1701');" calcext:value-type="string">
            <text:p>INSERT INTO public."location" (code, "name", parent_code) VALUES('170154','CALACALI','1701');</text:p>
          </table:table-cell>
        </table:table-row>
        <table:table-row table:style-name="ro1">
          <table:table-cell office:value-type="string" calcext:value-type="string">
            <text:p>170155</text:p>
          </table:table-cell>
          <table:table-cell office:value-type="string" calcext:value-type="string">
            <text:p>CALDERON (CARAPUNGO)</text:p>
          </table:table-cell>
          <table:table-cell office:value-type="string" calcext:value-type="string">
            <text:p>1701</text:p>
          </table:table-cell>
          <table:table-cell table:formula="of:=COM.MICROSOFT.CONCAT([.$D$1];[.A1234];&quot;','&quot;;[.B1234];&quot;','&quot;;[.C1234];&quot;');&quot;)" office:value-type="string" office:string-value="INSERT INTO public.&quot;location&quot; (code, &quot;name&quot;, parent_code) VALUES('170155','CALDERON (CARAPUNGO)','1701');" calcext:value-type="string">
            <text:p>INSERT INTO public."location" (code, "name", parent_code) VALUES('170155','CALDERON (CARAPUNGO)','1701');</text:p>
          </table:table-cell>
        </table:table-row>
        <table:table-row table:style-name="ro1">
          <table:table-cell office:value-type="string" calcext:value-type="string">
            <text:p>170156</text:p>
          </table:table-cell>
          <table:table-cell office:value-type="string" calcext:value-type="string">
            <text:p>CONOCOTO</text:p>
          </table:table-cell>
          <table:table-cell office:value-type="string" calcext:value-type="string">
            <text:p>1701</text:p>
          </table:table-cell>
          <table:table-cell table:formula="of:=COM.MICROSOFT.CONCAT([.$D$1];[.A1235];&quot;','&quot;;[.B1235];&quot;','&quot;;[.C1235];&quot;');&quot;)" office:value-type="string" office:string-value="INSERT INTO public.&quot;location&quot; (code, &quot;name&quot;, parent_code) VALUES('170156','CONOCOTO','1701');" calcext:value-type="string">
            <text:p>INSERT INTO public."location" (code, "name", parent_code) VALUES('170156','CONOCOTO','1701');</text:p>
          </table:table-cell>
        </table:table-row>
        <table:table-row table:style-name="ro1">
          <table:table-cell office:value-type="string" calcext:value-type="string">
            <text:p>170157</text:p>
          </table:table-cell>
          <table:table-cell office:value-type="string" calcext:value-type="string">
            <text:p>CUMBAYA</text:p>
          </table:table-cell>
          <table:table-cell office:value-type="string" calcext:value-type="string">
            <text:p>1701</text:p>
          </table:table-cell>
          <table:table-cell table:formula="of:=COM.MICROSOFT.CONCAT([.$D$1];[.A1236];&quot;','&quot;;[.B1236];&quot;','&quot;;[.C1236];&quot;');&quot;)" office:value-type="string" office:string-value="INSERT INTO public.&quot;location&quot; (code, &quot;name&quot;, parent_code) VALUES('170157','CUMBAYA','1701');" calcext:value-type="string">
            <text:p>INSERT INTO public."location" (code, "name", parent_code) VALUES('170157','CUMBAYA','1701');</text:p>
          </table:table-cell>
        </table:table-row>
        <table:table-row table:style-name="ro1">
          <table:table-cell office:value-type="string" calcext:value-type="string">
            <text:p>170158</text:p>
          </table:table-cell>
          <table:table-cell office:value-type="string" calcext:value-type="string">
            <text:p>CHAVEZPAMBA</text:p>
          </table:table-cell>
          <table:table-cell office:value-type="string" calcext:value-type="string">
            <text:p>1701</text:p>
          </table:table-cell>
          <table:table-cell table:formula="of:=COM.MICROSOFT.CONCAT([.$D$1];[.A1237];&quot;','&quot;;[.B1237];&quot;','&quot;;[.C1237];&quot;');&quot;)" office:value-type="string" office:string-value="INSERT INTO public.&quot;location&quot; (code, &quot;name&quot;, parent_code) VALUES('170158','CHAVEZPAMBA','1701');" calcext:value-type="string">
            <text:p>INSERT INTO public."location" (code, "name", parent_code) VALUES('170158','CHAVEZPAMBA','1701');</text:p>
          </table:table-cell>
        </table:table-row>
        <table:table-row table:style-name="ro1">
          <table:table-cell office:value-type="string" calcext:value-type="string">
            <text:p>170159</text:p>
          </table:table-cell>
          <table:table-cell office:value-type="string" calcext:value-type="string">
            <text:p>CHECA (CHILPA)</text:p>
          </table:table-cell>
          <table:table-cell office:value-type="string" calcext:value-type="string">
            <text:p>1701</text:p>
          </table:table-cell>
          <table:table-cell table:formula="of:=COM.MICROSOFT.CONCAT([.$D$1];[.A1238];&quot;','&quot;;[.B1238];&quot;','&quot;;[.C1238];&quot;');&quot;)" office:value-type="string" office:string-value="INSERT INTO public.&quot;location&quot; (code, &quot;name&quot;, parent_code) VALUES('170159','CHECA (CHILPA)','1701');" calcext:value-type="string">
            <text:p>INSERT INTO public."location" (code, "name", parent_code) VALUES('170159','CHECA (CHILPA)','1701');</text:p>
          </table:table-cell>
        </table:table-row>
        <table:table-row table:style-name="ro1">
          <table:table-cell office:value-type="string" calcext:value-type="string">
            <text:p>170160</text:p>
          </table:table-cell>
          <table:table-cell office:value-type="string" calcext:value-type="string">
            <text:p>EL QUINCHE</text:p>
          </table:table-cell>
          <table:table-cell office:value-type="string" calcext:value-type="string">
            <text:p>1701</text:p>
          </table:table-cell>
          <table:table-cell table:formula="of:=COM.MICROSOFT.CONCAT([.$D$1];[.A1239];&quot;','&quot;;[.B1239];&quot;','&quot;;[.C1239];&quot;');&quot;)" office:value-type="string" office:string-value="INSERT INTO public.&quot;location&quot; (code, &quot;name&quot;, parent_code) VALUES('170160','EL QUINCHE','1701');" calcext:value-type="string">
            <text:p>INSERT INTO public."location" (code, "name", parent_code) VALUES('170160','EL QUINCHE','1701');</text:p>
          </table:table-cell>
        </table:table-row>
        <table:table-row table:style-name="ro1">
          <table:table-cell office:value-type="string" calcext:value-type="string">
            <text:p>170161</text:p>
          </table:table-cell>
          <table:table-cell office:value-type="string" calcext:value-type="string">
            <text:p>GUALEA</text:p>
          </table:table-cell>
          <table:table-cell office:value-type="string" calcext:value-type="string">
            <text:p>1701</text:p>
          </table:table-cell>
          <table:table-cell table:formula="of:=COM.MICROSOFT.CONCAT([.$D$1];[.A1240];&quot;','&quot;;[.B1240];&quot;','&quot;;[.C1240];&quot;');&quot;)" office:value-type="string" office:string-value="INSERT INTO public.&quot;location&quot; (code, &quot;name&quot;, parent_code) VALUES('170161','GUALEA','1701');" calcext:value-type="string">
            <text:p>INSERT INTO public."location" (code, "name", parent_code) VALUES('170161','GUALEA','1701');</text:p>
          </table:table-cell>
        </table:table-row>
        <table:table-row table:style-name="ro1">
          <table:table-cell office:value-type="string" calcext:value-type="string">
            <text:p>170162</text:p>
          </table:table-cell>
          <table:table-cell office:value-type="string" calcext:value-type="string">
            <text:p>GUANGOPOLO</text:p>
          </table:table-cell>
          <table:table-cell office:value-type="string" calcext:value-type="string">
            <text:p>1701</text:p>
          </table:table-cell>
          <table:table-cell table:formula="of:=COM.MICROSOFT.CONCAT([.$D$1];[.A1241];&quot;','&quot;;[.B1241];&quot;','&quot;;[.C1241];&quot;');&quot;)" office:value-type="string" office:string-value="INSERT INTO public.&quot;location&quot; (code, &quot;name&quot;, parent_code) VALUES('170162','GUANGOPOLO','1701');" calcext:value-type="string">
            <text:p>INSERT INTO public."location" (code, "name", parent_code) VALUES('170162','GUANGOPOLO','1701');</text:p>
          </table:table-cell>
        </table:table-row>
        <table:table-row table:style-name="ro1">
          <table:table-cell office:value-type="string" calcext:value-type="string">
            <text:p>170163</text:p>
          </table:table-cell>
          <table:table-cell office:value-type="string" calcext:value-type="string">
            <text:p>GUAYLLABAMBA</text:p>
          </table:table-cell>
          <table:table-cell office:value-type="string" calcext:value-type="string">
            <text:p>1701</text:p>
          </table:table-cell>
          <table:table-cell table:formula="of:=COM.MICROSOFT.CONCAT([.$D$1];[.A1242];&quot;','&quot;;[.B1242];&quot;','&quot;;[.C1242];&quot;');&quot;)" office:value-type="string" office:string-value="INSERT INTO public.&quot;location&quot; (code, &quot;name&quot;, parent_code) VALUES('170163','GUAYLLABAMBA','1701');" calcext:value-type="string">
            <text:p>INSERT INTO public."location" (code, "name", parent_code) VALUES('170163','GUAYLLABAMBA','1701');</text:p>
          </table:table-cell>
        </table:table-row>
        <table:table-row table:style-name="ro1">
          <table:table-cell office:value-type="string" calcext:value-type="string">
            <text:p>170164</text:p>
          </table:table-cell>
          <table:table-cell office:value-type="string" calcext:value-type="string">
            <text:p>LA MERCED</text:p>
          </table:table-cell>
          <table:table-cell office:value-type="string" calcext:value-type="string">
            <text:p>1701</text:p>
          </table:table-cell>
          <table:table-cell table:formula="of:=COM.MICROSOFT.CONCAT([.$D$1];[.A1243];&quot;','&quot;;[.B1243];&quot;','&quot;;[.C1243];&quot;');&quot;)" office:value-type="string" office:string-value="INSERT INTO public.&quot;location&quot; (code, &quot;name&quot;, parent_code) VALUES('170164','LA MERCED','1701');" calcext:value-type="string">
            <text:p>INSERT INTO public."location" (code, "name", parent_code) VALUES('170164','LA MERCED','1701');</text:p>
          </table:table-cell>
        </table:table-row>
        <table:table-row table:style-name="ro1">
          <table:table-cell office:value-type="string" calcext:value-type="string">
            <text:p>170165</text:p>
          </table:table-cell>
          <table:table-cell office:value-type="string" calcext:value-type="string">
            <text:p>LLANO CHICO</text:p>
          </table:table-cell>
          <table:table-cell office:value-type="string" calcext:value-type="string">
            <text:p>1701</text:p>
          </table:table-cell>
          <table:table-cell table:formula="of:=COM.MICROSOFT.CONCAT([.$D$1];[.A1244];&quot;','&quot;;[.B1244];&quot;','&quot;;[.C1244];&quot;');&quot;)" office:value-type="string" office:string-value="INSERT INTO public.&quot;location&quot; (code, &quot;name&quot;, parent_code) VALUES('170165','LLANO CHICO','1701');" calcext:value-type="string">
            <text:p>INSERT INTO public."location" (code, "name", parent_code) VALUES('170165','LLANO CHICO','1701');</text:p>
          </table:table-cell>
        </table:table-row>
        <table:table-row table:style-name="ro1">
          <table:table-cell office:value-type="string" calcext:value-type="string">
            <text:p>170166</text:p>
          </table:table-cell>
          <table:table-cell office:value-type="string" calcext:value-type="string">
            <text:p>LLOA</text:p>
          </table:table-cell>
          <table:table-cell office:value-type="string" calcext:value-type="string">
            <text:p>1701</text:p>
          </table:table-cell>
          <table:table-cell table:formula="of:=COM.MICROSOFT.CONCAT([.$D$1];[.A1245];&quot;','&quot;;[.B1245];&quot;','&quot;;[.C1245];&quot;');&quot;)" office:value-type="string" office:string-value="INSERT INTO public.&quot;location&quot; (code, &quot;name&quot;, parent_code) VALUES('170166','LLOA','1701');" calcext:value-type="string">
            <text:p>INSERT INTO public."location" (code, "name", parent_code) VALUES('170166','LLOA','1701');</text:p>
          </table:table-cell>
        </table:table-row>
        <table:table-row table:style-name="ro1">
          <table:table-cell office:value-type="string" calcext:value-type="string">
            <text:p>170168</text:p>
          </table:table-cell>
          <table:table-cell office:value-type="string" calcext:value-type="string">
            <text:p>NANEGAL</text:p>
          </table:table-cell>
          <table:table-cell office:value-type="string" calcext:value-type="string">
            <text:p>1701</text:p>
          </table:table-cell>
          <table:table-cell table:formula="of:=COM.MICROSOFT.CONCAT([.$D$1];[.A1246];&quot;','&quot;;[.B1246];&quot;','&quot;;[.C1246];&quot;');&quot;)" office:value-type="string" office:string-value="INSERT INTO public.&quot;location&quot; (code, &quot;name&quot;, parent_code) VALUES('170168','NANEGAL','1701');" calcext:value-type="string">
            <text:p>INSERT INTO public."location" (code, "name", parent_code) VALUES('170168','NANEGAL','1701');</text:p>
          </table:table-cell>
        </table:table-row>
        <table:table-row table:style-name="ro1">
          <table:table-cell office:value-type="string" calcext:value-type="string">
            <text:p>170169</text:p>
          </table:table-cell>
          <table:table-cell office:value-type="string" calcext:value-type="string">
            <text:p>NANEGALITO</text:p>
          </table:table-cell>
          <table:table-cell office:value-type="string" calcext:value-type="string">
            <text:p>1701</text:p>
          </table:table-cell>
          <table:table-cell table:formula="of:=COM.MICROSOFT.CONCAT([.$D$1];[.A1247];&quot;','&quot;;[.B1247];&quot;','&quot;;[.C1247];&quot;');&quot;)" office:value-type="string" office:string-value="INSERT INTO public.&quot;location&quot; (code, &quot;name&quot;, parent_code) VALUES('170169','NANEGALITO','1701');" calcext:value-type="string">
            <text:p>INSERT INTO public."location" (code, "name", parent_code) VALUES('170169','NANEGALITO','1701');</text:p>
          </table:table-cell>
        </table:table-row>
        <table:table-row table:style-name="ro1">
          <table:table-cell office:value-type="string" calcext:value-type="string">
            <text:p>170170</text:p>
          </table:table-cell>
          <table:table-cell office:value-type="string" calcext:value-type="string">
            <text:p>NAYON</text:p>
          </table:table-cell>
          <table:table-cell office:value-type="string" calcext:value-type="string">
            <text:p>1701</text:p>
          </table:table-cell>
          <table:table-cell table:formula="of:=COM.MICROSOFT.CONCAT([.$D$1];[.A1248];&quot;','&quot;;[.B1248];&quot;','&quot;;[.C1248];&quot;');&quot;)" office:value-type="string" office:string-value="INSERT INTO public.&quot;location&quot; (code, &quot;name&quot;, parent_code) VALUES('170170','NAYON','1701');" calcext:value-type="string">
            <text:p>INSERT INTO public."location" (code, "name", parent_code) VALUES('170170','NAYON','1701');</text:p>
          </table:table-cell>
        </table:table-row>
        <table:table-row table:style-name="ro1">
          <table:table-cell office:value-type="string" calcext:value-type="string">
            <text:p>170171</text:p>
          </table:table-cell>
          <table:table-cell office:value-type="string" calcext:value-type="string">
            <text:p>NONO</text:p>
          </table:table-cell>
          <table:table-cell office:value-type="string" calcext:value-type="string">
            <text:p>1701</text:p>
          </table:table-cell>
          <table:table-cell table:formula="of:=COM.MICROSOFT.CONCAT([.$D$1];[.A1249];&quot;','&quot;;[.B1249];&quot;','&quot;;[.C1249];&quot;');&quot;)" office:value-type="string" office:string-value="INSERT INTO public.&quot;location&quot; (code, &quot;name&quot;, parent_code) VALUES('170171','NONO','1701');" calcext:value-type="string">
            <text:p>INSERT INTO public."location" (code, "name", parent_code) VALUES('170171','NONO','1701');</text:p>
          </table:table-cell>
        </table:table-row>
        <table:table-row table:style-name="ro1">
          <table:table-cell office:value-type="string" calcext:value-type="string">
            <text:p>170172</text:p>
          </table:table-cell>
          <table:table-cell office:value-type="string" calcext:value-type="string">
            <text:p>PACTO</text:p>
          </table:table-cell>
          <table:table-cell office:value-type="string" calcext:value-type="string">
            <text:p>1701</text:p>
          </table:table-cell>
          <table:table-cell table:formula="of:=COM.MICROSOFT.CONCAT([.$D$1];[.A1250];&quot;','&quot;;[.B1250];&quot;','&quot;;[.C1250];&quot;');&quot;)" office:value-type="string" office:string-value="INSERT INTO public.&quot;location&quot; (code, &quot;name&quot;, parent_code) VALUES('170172','PACTO','1701');" calcext:value-type="string">
            <text:p>INSERT INTO public."location" (code, "name", parent_code) VALUES('170172','PACTO','1701');</text:p>
          </table:table-cell>
        </table:table-row>
        <table:table-row table:style-name="ro1">
          <table:table-cell office:value-type="string" calcext:value-type="string">
            <text:p>170174</text:p>
          </table:table-cell>
          <table:table-cell office:value-type="string" calcext:value-type="string">
            <text:p>PERUCHO</text:p>
          </table:table-cell>
          <table:table-cell office:value-type="string" calcext:value-type="string">
            <text:p>1701</text:p>
          </table:table-cell>
          <table:table-cell table:formula="of:=COM.MICROSOFT.CONCAT([.$D$1];[.A1251];&quot;','&quot;;[.B1251];&quot;','&quot;;[.C1251];&quot;');&quot;)" office:value-type="string" office:string-value="INSERT INTO public.&quot;location&quot; (code, &quot;name&quot;, parent_code) VALUES('170174','PERUCHO','1701');" calcext:value-type="string">
            <text:p>INSERT INTO public."location" (code, "name", parent_code) VALUES('170174','PERUCHO','1701');</text:p>
          </table:table-cell>
        </table:table-row>
        <table:table-row table:style-name="ro1">
          <table:table-cell office:value-type="string" calcext:value-type="string">
            <text:p>170175</text:p>
          </table:table-cell>
          <table:table-cell office:value-type="string" calcext:value-type="string">
            <text:p>PIFO</text:p>
          </table:table-cell>
          <table:table-cell office:value-type="string" calcext:value-type="string">
            <text:p>1701</text:p>
          </table:table-cell>
          <table:table-cell table:formula="of:=COM.MICROSOFT.CONCAT([.$D$1];[.A1252];&quot;','&quot;;[.B1252];&quot;','&quot;;[.C1252];&quot;');&quot;)" office:value-type="string" office:string-value="INSERT INTO public.&quot;location&quot; (code, &quot;name&quot;, parent_code) VALUES('170175','PIFO','1701');" calcext:value-type="string">
            <text:p>INSERT INTO public."location" (code, "name", parent_code) VALUES('170175','PIFO','1701');</text:p>
          </table:table-cell>
        </table:table-row>
        <table:table-row table:style-name="ro1">
          <table:table-cell office:value-type="string" calcext:value-type="string">
            <text:p>170176</text:p>
          </table:table-cell>
          <table:table-cell office:value-type="string" calcext:value-type="string">
            <text:p>PINTAG</text:p>
          </table:table-cell>
          <table:table-cell office:value-type="string" calcext:value-type="string">
            <text:p>1701</text:p>
          </table:table-cell>
          <table:table-cell table:formula="of:=COM.MICROSOFT.CONCAT([.$D$1];[.A1253];&quot;','&quot;;[.B1253];&quot;','&quot;;[.C1253];&quot;');&quot;)" office:value-type="string" office:string-value="INSERT INTO public.&quot;location&quot; (code, &quot;name&quot;, parent_code) VALUES('170176','PINTAG','1701');" calcext:value-type="string">
            <text:p>INSERT INTO public."location" (code, "name", parent_code) VALUES('170176','PINTAG','1701');</text:p>
          </table:table-cell>
        </table:table-row>
        <table:table-row table:style-name="ro1">
          <table:table-cell office:value-type="string" calcext:value-type="string">
            <text:p>170177</text:p>
          </table:table-cell>
          <table:table-cell office:value-type="string" calcext:value-type="string">
            <text:p>POMASQUI</text:p>
          </table:table-cell>
          <table:table-cell office:value-type="string" calcext:value-type="string">
            <text:p>1701</text:p>
          </table:table-cell>
          <table:table-cell table:formula="of:=COM.MICROSOFT.CONCAT([.$D$1];[.A1254];&quot;','&quot;;[.B1254];&quot;','&quot;;[.C1254];&quot;');&quot;)" office:value-type="string" office:string-value="INSERT INTO public.&quot;location&quot; (code, &quot;name&quot;, parent_code) VALUES('170177','POMASQUI','1701');" calcext:value-type="string">
            <text:p>INSERT INTO public."location" (code, "name", parent_code) VALUES('170177','POMASQUI','1701');</text:p>
          </table:table-cell>
        </table:table-row>
        <table:table-row table:style-name="ro1">
          <table:table-cell office:value-type="string" calcext:value-type="string">
            <text:p>170178</text:p>
          </table:table-cell>
          <table:table-cell office:value-type="string" calcext:value-type="string">
            <text:p>PUELLARO</text:p>
          </table:table-cell>
          <table:table-cell office:value-type="string" calcext:value-type="string">
            <text:p>1701</text:p>
          </table:table-cell>
          <table:table-cell table:formula="of:=COM.MICROSOFT.CONCAT([.$D$1];[.A1255];&quot;','&quot;;[.B1255];&quot;','&quot;;[.C1255];&quot;');&quot;)" office:value-type="string" office:string-value="INSERT INTO public.&quot;location&quot; (code, &quot;name&quot;, parent_code) VALUES('170178','PUELLARO','1701');" calcext:value-type="string">
            <text:p>INSERT INTO public."location" (code, "name", parent_code) VALUES('170178','PUELLARO','1701');</text:p>
          </table:table-cell>
        </table:table-row>
        <table:table-row table:style-name="ro1">
          <table:table-cell office:value-type="string" calcext:value-type="string">
            <text:p>170179</text:p>
          </table:table-cell>
          <table:table-cell office:value-type="string" calcext:value-type="string">
            <text:p>PUEMBO</text:p>
          </table:table-cell>
          <table:table-cell office:value-type="string" calcext:value-type="string">
            <text:p>1701</text:p>
          </table:table-cell>
          <table:table-cell table:formula="of:=COM.MICROSOFT.CONCAT([.$D$1];[.A1256];&quot;','&quot;;[.B1256];&quot;','&quot;;[.C1256];&quot;');&quot;)" office:value-type="string" office:string-value="INSERT INTO public.&quot;location&quot; (code, &quot;name&quot;, parent_code) VALUES('170179','PUEMBO','1701');" calcext:value-type="string">
            <text:p>INSERT INTO public."location" (code, "name", parent_code) VALUES('170179','PUEMBO','1701');</text:p>
          </table:table-cell>
        </table:table-row>
        <table:table-row table:style-name="ro1">
          <table:table-cell office:value-type="string" calcext:value-type="string">
            <text:p>170180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1701</text:p>
          </table:table-cell>
          <table:table-cell table:formula="of:=COM.MICROSOFT.CONCAT([.$D$1];[.A1257];&quot;','&quot;;[.B1257];&quot;','&quot;;[.C1257];&quot;');&quot;)" office:value-type="string" office:string-value="INSERT INTO public.&quot;location&quot; (code, &quot;name&quot;, parent_code) VALUES('170180','SAN ANTONIO','1701');" calcext:value-type="string">
            <text:p>INSERT INTO public."location" (code, "name", parent_code) VALUES('170180','SAN ANTONIO','1701');</text:p>
          </table:table-cell>
        </table:table-row>
        <table:table-row table:style-name="ro1">
          <table:table-cell office:value-type="string" calcext:value-type="string">
            <text:p>170181</text:p>
          </table:table-cell>
          <table:table-cell office:value-type="string" calcext:value-type="string">
            <text:p>SAN JOSE DE MINAS</text:p>
          </table:table-cell>
          <table:table-cell office:value-type="string" calcext:value-type="string">
            <text:p>1701</text:p>
          </table:table-cell>
          <table:table-cell table:formula="of:=COM.MICROSOFT.CONCAT([.$D$1];[.A1258];&quot;','&quot;;[.B1258];&quot;','&quot;;[.C1258];&quot;');&quot;)" office:value-type="string" office:string-value="INSERT INTO public.&quot;location&quot; (code, &quot;name&quot;, parent_code) VALUES('170181','SAN JOSE DE MINAS','1701');" calcext:value-type="string">
            <text:p>INSERT INTO public."location" (code, "name", parent_code) VALUES('170181','SAN JOSE DE MINAS','1701');</text:p>
          </table:table-cell>
        </table:table-row>
        <table:table-row table:style-name="ro1">
          <table:table-cell office:value-type="string" calcext:value-type="string">
            <text:p>170183</text:p>
          </table:table-cell>
          <table:table-cell office:value-type="string" calcext:value-type="string">
            <text:p>TABABELA</text:p>
          </table:table-cell>
          <table:table-cell office:value-type="string" calcext:value-type="string">
            <text:p>1701</text:p>
          </table:table-cell>
          <table:table-cell table:formula="of:=COM.MICROSOFT.CONCAT([.$D$1];[.A1259];&quot;','&quot;;[.B1259];&quot;','&quot;;[.C1259];&quot;');&quot;)" office:value-type="string" office:string-value="INSERT INTO public.&quot;location&quot; (code, &quot;name&quot;, parent_code) VALUES('170183','TABABELA','1701');" calcext:value-type="string">
            <text:p>INSERT INTO public."location" (code, "name", parent_code) VALUES('170183','TABABELA','1701');</text:p>
          </table:table-cell>
        </table:table-row>
        <table:table-row table:style-name="ro1">
          <table:table-cell office:value-type="string" calcext:value-type="string">
            <text:p>170184</text:p>
          </table:table-cell>
          <table:table-cell office:value-type="string" calcext:value-type="string">
            <text:p>TUMBACO</text:p>
          </table:table-cell>
          <table:table-cell office:value-type="string" calcext:value-type="string">
            <text:p>1701</text:p>
          </table:table-cell>
          <table:table-cell table:formula="of:=COM.MICROSOFT.CONCAT([.$D$1];[.A1260];&quot;','&quot;;[.B1260];&quot;','&quot;;[.C1260];&quot;');&quot;)" office:value-type="string" office:string-value="INSERT INTO public.&quot;location&quot; (code, &quot;name&quot;, parent_code) VALUES('170184','TUMBACO','1701');" calcext:value-type="string">
            <text:p>INSERT INTO public."location" (code, "name", parent_code) VALUES('170184','TUMBACO','1701');</text:p>
          </table:table-cell>
        </table:table-row>
        <table:table-row table:style-name="ro1">
          <table:table-cell office:value-type="string" calcext:value-type="string">
            <text:p>170185</text:p>
          </table:table-cell>
          <table:table-cell office:value-type="string" calcext:value-type="string">
            <text:p>YARUQUI</text:p>
          </table:table-cell>
          <table:table-cell office:value-type="string" calcext:value-type="string">
            <text:p>1701</text:p>
          </table:table-cell>
          <table:table-cell table:formula="of:=COM.MICROSOFT.CONCAT([.$D$1];[.A1261];&quot;','&quot;;[.B1261];&quot;','&quot;;[.C1261];&quot;');&quot;)" office:value-type="string" office:string-value="INSERT INTO public.&quot;location&quot; (code, &quot;name&quot;, parent_code) VALUES('170185','YARUQUI','1701');" calcext:value-type="string">
            <text:p>INSERT INTO public."location" (code, "name", parent_code) VALUES('170185','YARUQUI','1701');</text:p>
          </table:table-cell>
        </table:table-row>
        <table:table-row table:style-name="ro1">
          <table:table-cell office:value-type="string" calcext:value-type="string">
            <text:p>170186</text:p>
          </table:table-cell>
          <table:table-cell office:value-type="string" calcext:value-type="string">
            <text:p>ZAMBIZA</text:p>
          </table:table-cell>
          <table:table-cell office:value-type="string" calcext:value-type="string">
            <text:p>1701</text:p>
          </table:table-cell>
          <table:table-cell table:formula="of:=COM.MICROSOFT.CONCAT([.$D$1];[.A1262];&quot;','&quot;;[.B1262];&quot;','&quot;;[.C1262];&quot;');&quot;)" office:value-type="string" office:string-value="INSERT INTO public.&quot;location&quot; (code, &quot;name&quot;, parent_code) VALUES('170186','ZAMBIZA','1701');" calcext:value-type="string">
            <text:p>INSERT INTO public."location" (code, "name", parent_code) VALUES('170186','ZAMBIZA','1701');</text:p>
          </table:table-cell>
        </table:table-row>
        <table:table-row table:style-name="ro1">
          <table:table-cell office:value-type="string" calcext:value-type="string">
            <text:p>170201</text:p>
          </table:table-cell>
          <table:table-cell office:value-type="string" calcext:value-type="string">
            <text:p>AYORA</text:p>
          </table:table-cell>
          <table:table-cell office:value-type="string" calcext:value-type="string">
            <text:p>1702</text:p>
          </table:table-cell>
          <table:table-cell table:formula="of:=COM.MICROSOFT.CONCAT([.$D$1];[.A1263];&quot;','&quot;;[.B1263];&quot;','&quot;;[.C1263];&quot;');&quot;)" office:value-type="string" office:string-value="INSERT INTO public.&quot;location&quot; (code, &quot;name&quot;, parent_code) VALUES('170201','AYORA','1702');" calcext:value-type="string">
            <text:p>INSERT INTO public."location" (code, "name", parent_code) VALUES('170201','AYORA','1702');</text:p>
          </table:table-cell>
        </table:table-row>
        <table:table-row table:style-name="ro1">
          <table:table-cell office:value-type="string" calcext:value-type="string">
            <text:p>170202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02</text:p>
          </table:table-cell>
          <table:table-cell table:formula="of:=COM.MICROSOFT.CONCAT([.$D$1];[.A1264];&quot;','&quot;;[.B1264];&quot;','&quot;;[.C1264];&quot;');&quot;)" office:value-type="string" office:string-value="INSERT INTO public.&quot;location&quot; (code, &quot;name&quot;, parent_code) VALUES('170202','CAYAMBE','1702');" calcext:value-type="string">
            <text:p>INSERT INTO public."location" (code, "name", parent_code) VALUES('170202','CAYAMBE','1702');</text:p>
          </table:table-cell>
        </table:table-row>
        <table:table-row table:style-name="ro1">
          <table:table-cell office:value-type="string" calcext:value-type="string">
            <text:p>170203</text:p>
          </table:table-cell>
          <table:table-cell office:value-type="string" calcext:value-type="string">
            <text:p>JUAN MONTALVO</text:p>
          </table:table-cell>
          <table:table-cell office:value-type="string" calcext:value-type="string">
            <text:p>1702</text:p>
          </table:table-cell>
          <table:table-cell table:formula="of:=COM.MICROSOFT.CONCAT([.$D$1];[.A1265];&quot;','&quot;;[.B1265];&quot;','&quot;;[.C1265];&quot;');&quot;)" office:value-type="string" office:string-value="INSERT INTO public.&quot;location&quot; (code, &quot;name&quot;, parent_code) VALUES('170203','JUAN MONTALVO','1702');" calcext:value-type="string">
            <text:p>INSERT INTO public."location" (code, "name", parent_code) VALUES('170203','JUAN MONTALVO','1702');</text:p>
          </table:table-cell>
        </table:table-row>
        <table:table-row table:style-name="ro1">
          <table:table-cell office:value-type="string" calcext:value-type="string">
            <text:p>170250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1702</text:p>
          </table:table-cell>
          <table:table-cell table:formula="of:=COM.MICROSOFT.CONCAT([.$D$1];[.A1266];&quot;','&quot;;[.B1266];&quot;','&quot;;[.C1266];&quot;');&quot;)" office:value-type="string" office:string-value="INSERT INTO public.&quot;location&quot; (code, &quot;name&quot;, parent_code) VALUES('170250','CAYAMBE','1702');" calcext:value-type="string">
            <text:p>INSERT INTO public."location" (code, "name", parent_code) VALUES('170250','CAYAMBE','1702');</text:p>
          </table:table-cell>
        </table:table-row>
        <table:table-row table:style-name="ro1">
          <table:table-cell office:value-type="string" calcext:value-type="string">
            <text:p>170251</text:p>
          </table:table-cell>
          <table:table-cell office:value-type="string" calcext:value-type="string">
            <text:p>ASCAZUBI</text:p>
          </table:table-cell>
          <table:table-cell office:value-type="string" calcext:value-type="string">
            <text:p>1702</text:p>
          </table:table-cell>
          <table:table-cell table:formula="of:=COM.MICROSOFT.CONCAT([.$D$1];[.A1267];&quot;','&quot;;[.B1267];&quot;','&quot;;[.C1267];&quot;');&quot;)" office:value-type="string" office:string-value="INSERT INTO public.&quot;location&quot; (code, &quot;name&quot;, parent_code) VALUES('170251','ASCAZUBI','1702');" calcext:value-type="string">
            <text:p>INSERT INTO public."location" (code, "name", parent_code) VALUES('170251','ASCAZUBI','1702');</text:p>
          </table:table-cell>
        </table:table-row>
        <table:table-row table:style-name="ro1">
          <table:table-cell office:value-type="string" calcext:value-type="string">
            <text:p>170252</text:p>
          </table:table-cell>
          <table:table-cell office:value-type="string" calcext:value-type="string">
            <text:p>CANGAHUA</text:p>
          </table:table-cell>
          <table:table-cell office:value-type="string" calcext:value-type="string">
            <text:p>1702</text:p>
          </table:table-cell>
          <table:table-cell table:formula="of:=COM.MICROSOFT.CONCAT([.$D$1];[.A1268];&quot;','&quot;;[.B1268];&quot;','&quot;;[.C1268];&quot;');&quot;)" office:value-type="string" office:string-value="INSERT INTO public.&quot;location&quot; (code, &quot;name&quot;, parent_code) VALUES('170252','CANGAHUA','1702');" calcext:value-type="string">
            <text:p>INSERT INTO public."location" (code, "name", parent_code) VALUES('170252','CANGAHUA','1702');</text:p>
          </table:table-cell>
        </table:table-row>
        <table:table-row table:style-name="ro1">
          <table:table-cell office:value-type="string" calcext:value-type="string">
            <text:p>170253</text:p>
          </table:table-cell>
          <table:table-cell office:value-type="string" calcext:value-type="string">
            <text:p>OLMEDO (PESILLO)</text:p>
          </table:table-cell>
          <table:table-cell office:value-type="string" calcext:value-type="string">
            <text:p>1702</text:p>
          </table:table-cell>
          <table:table-cell table:formula="of:=COM.MICROSOFT.CONCAT([.$D$1];[.A1269];&quot;','&quot;;[.B1269];&quot;','&quot;;[.C1269];&quot;');&quot;)" office:value-type="string" office:string-value="INSERT INTO public.&quot;location&quot; (code, &quot;name&quot;, parent_code) VALUES('170253','OLMEDO (PESILLO)','1702');" calcext:value-type="string">
            <text:p>INSERT INTO public."location" (code, "name", parent_code) VALUES('170253','OLMEDO (PESILLO)','1702');</text:p>
          </table:table-cell>
        </table:table-row>
        <table:table-row table:style-name="ro1">
          <table:table-cell office:value-type="string" calcext:value-type="string">
            <text:p>170254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1702</text:p>
          </table:table-cell>
          <table:table-cell table:formula="of:=COM.MICROSOFT.CONCAT([.$D$1];[.A1270];&quot;','&quot;;[.B1270];&quot;','&quot;;[.C1270];&quot;');&quot;)" office:value-type="string" office:string-value="INSERT INTO public.&quot;location&quot; (code, &quot;name&quot;, parent_code) VALUES('170254','OTON','1702');" calcext:value-type="string">
            <text:p>INSERT INTO public."location" (code, "name", parent_code) VALUES('170254','OTON','1702');</text:p>
          </table:table-cell>
        </table:table-row>
        <table:table-row table:style-name="ro1">
          <table:table-cell office:value-type="string" calcext:value-type="string">
            <text:p>170255</text:p>
          </table:table-cell>
          <table:table-cell office:value-type="string" calcext:value-type="string">
            <text:p>SANTA ROSA DE CUZUBAMBA</text:p>
          </table:table-cell>
          <table:table-cell office:value-type="string" calcext:value-type="string">
            <text:p>1702</text:p>
          </table:table-cell>
          <table:table-cell table:formula="of:=COM.MICROSOFT.CONCAT([.$D$1];[.A1271];&quot;','&quot;;[.B1271];&quot;','&quot;;[.C1271];&quot;');&quot;)" office:value-type="string" office:string-value="INSERT INTO public.&quot;location&quot; (code, &quot;name&quot;, parent_code) VALUES('170255','SANTA ROSA DE CUZUBAMBA','1702');" calcext:value-type="string">
            <text:p>INSERT INTO public."location" (code, "name", parent_code) VALUES('170255','SANTA ROSA DE CUZUBAMBA','1702');</text:p>
          </table:table-cell>
        </table:table-row>
        <table:table-row table:style-name="ro1">
          <table:table-cell office:value-type="string" calcext:value-type="string">
            <text:p>170350</text:p>
          </table:table-cell>
          <table:table-cell office:value-type="string" calcext:value-type="string">
            <text:p>MACHACHI</text:p>
          </table:table-cell>
          <table:table-cell office:value-type="string" calcext:value-type="string">
            <text:p>1703</text:p>
          </table:table-cell>
          <table:table-cell table:formula="of:=COM.MICROSOFT.CONCAT([.$D$1];[.A1272];&quot;','&quot;;[.B1272];&quot;','&quot;;[.C1272];&quot;');&quot;)" office:value-type="string" office:string-value="INSERT INTO public.&quot;location&quot; (code, &quot;name&quot;, parent_code) VALUES('170350','MACHACHI','1703');" calcext:value-type="string">
            <text:p>INSERT INTO public."location" (code, "name", parent_code) VALUES('170350','MACHACHI','1703');</text:p>
          </table:table-cell>
        </table:table-row>
        <table:table-row table:style-name="ro1">
          <table:table-cell office:value-type="string" calcext:value-type="string">
            <text:p>170351</text:p>
          </table:table-cell>
          <table:table-cell office:value-type="string" calcext:value-type="string">
            <text:p>ALOAG</text:p>
          </table:table-cell>
          <table:table-cell office:value-type="string" calcext:value-type="string">
            <text:p>1703</text:p>
          </table:table-cell>
          <table:table-cell table:formula="of:=COM.MICROSOFT.CONCAT([.$D$1];[.A1273];&quot;','&quot;;[.B1273];&quot;','&quot;;[.C1273];&quot;');&quot;)" office:value-type="string" office:string-value="INSERT INTO public.&quot;location&quot; (code, &quot;name&quot;, parent_code) VALUES('170351','ALOAG','1703');" calcext:value-type="string">
            <text:p>INSERT INTO public."location" (code, "name", parent_code) VALUES('170351','ALOAG','1703');</text:p>
          </table:table-cell>
        </table:table-row>
        <table:table-row table:style-name="ro1">
          <table:table-cell office:value-type="string" calcext:value-type="string">
            <text:p>170352</text:p>
          </table:table-cell>
          <table:table-cell office:value-type="string" calcext:value-type="string">
            <text:p>ALOASI</text:p>
          </table:table-cell>
          <table:table-cell office:value-type="string" calcext:value-type="string">
            <text:p>1703</text:p>
          </table:table-cell>
          <table:table-cell table:formula="of:=COM.MICROSOFT.CONCAT([.$D$1];[.A1274];&quot;','&quot;;[.B1274];&quot;','&quot;;[.C1274];&quot;');&quot;)" office:value-type="string" office:string-value="INSERT INTO public.&quot;location&quot; (code, &quot;name&quot;, parent_code) VALUES('170352','ALOASI','1703');" calcext:value-type="string">
            <text:p>INSERT INTO public."location" (code, "name", parent_code) VALUES('170352','ALOASI','1703');</text:p>
          </table:table-cell>
        </table:table-row>
        <table:table-row table:style-name="ro1">
          <table:table-cell office:value-type="string" calcext:value-type="string">
            <text:p>170353</text:p>
          </table:table-cell>
          <table:table-cell office:value-type="string" calcext:value-type="string">
            <text:p>CUTUGLAHUA</text:p>
          </table:table-cell>
          <table:table-cell office:value-type="string" calcext:value-type="string">
            <text:p>1703</text:p>
          </table:table-cell>
          <table:table-cell table:formula="of:=COM.MICROSOFT.CONCAT([.$D$1];[.A1275];&quot;','&quot;;[.B1275];&quot;','&quot;;[.C1275];&quot;');&quot;)" office:value-type="string" office:string-value="INSERT INTO public.&quot;location&quot; (code, &quot;name&quot;, parent_code) VALUES('170353','CUTUGLAHUA','1703');" calcext:value-type="string">
            <text:p>INSERT INTO public."location" (code, "name", parent_code) VALUES('170353','CUTUGLAHUA','1703');</text:p>
          </table:table-cell>
        </table:table-row>
        <table:table-row table:style-name="ro1">
          <table:table-cell office:value-type="string" calcext:value-type="string">
            <text:p>170354</text:p>
          </table:table-cell>
          <table:table-cell office:value-type="string" calcext:value-type="string">
            <text:p>EL CHAUPI</text:p>
          </table:table-cell>
          <table:table-cell office:value-type="string" calcext:value-type="string">
            <text:p>1703</text:p>
          </table:table-cell>
          <table:table-cell table:formula="of:=COM.MICROSOFT.CONCAT([.$D$1];[.A1276];&quot;','&quot;;[.B1276];&quot;','&quot;;[.C1276];&quot;');&quot;)" office:value-type="string" office:string-value="INSERT INTO public.&quot;location&quot; (code, &quot;name&quot;, parent_code) VALUES('170354','EL CHAUPI','1703');" calcext:value-type="string">
            <text:p>INSERT INTO public."location" (code, "name", parent_code) VALUES('170354','EL CHAUPI','1703');</text:p>
          </table:table-cell>
        </table:table-row>
        <table:table-row table:style-name="ro1">
          <table:table-cell office:value-type="string" calcext:value-type="string">
            <text:p>170355</text:p>
          </table:table-cell>
          <table:table-cell office:value-type="string" calcext:value-type="string">
            <text:p>MANUEL CORNEJO ASTORGA (TANDAPI)</text:p>
          </table:table-cell>
          <table:table-cell office:value-type="string" calcext:value-type="string">
            <text:p>1703</text:p>
          </table:table-cell>
          <table:table-cell table:formula="of:=COM.MICROSOFT.CONCAT([.$D$1];[.A1277];&quot;','&quot;;[.B1277];&quot;','&quot;;[.C1277];&quot;');&quot;)" office:value-type="string" office:string-value="INSERT INTO public.&quot;location&quot; (code, &quot;name&quot;, parent_code) VALUES('170355','MANUEL CORNEJO ASTORGA (TANDAPI)','1703');" calcext:value-type="string">
            <text:p>INSERT INTO public."location" (code, "name", parent_code) VALUES('170355','MANUEL CORNEJO ASTORGA (TANDAPI)','1703');</text:p>
          </table:table-cell>
        </table:table-row>
        <table:table-row table:style-name="ro1">
          <table:table-cell office:value-type="string" calcext:value-type="string">
            <text:p>170356</text:p>
          </table:table-cell>
          <table:table-cell office:value-type="string" calcext:value-type="string">
            <text:p>TAMBILLO</text:p>
          </table:table-cell>
          <table:table-cell office:value-type="string" calcext:value-type="string">
            <text:p>1703</text:p>
          </table:table-cell>
          <table:table-cell table:formula="of:=COM.MICROSOFT.CONCAT([.$D$1];[.A1278];&quot;','&quot;;[.B1278];&quot;','&quot;;[.C1278];&quot;');&quot;)" office:value-type="string" office:string-value="INSERT INTO public.&quot;location&quot; (code, &quot;name&quot;, parent_code) VALUES('170356','TAMBILLO','1703');" calcext:value-type="string">
            <text:p>INSERT INTO public."location" (code, "name", parent_code) VALUES('170356','TAMBILLO','1703');</text:p>
          </table:table-cell>
        </table:table-row>
        <table:table-row table:style-name="ro1">
          <table:table-cell office:value-type="string" calcext:value-type="string">
            <text:p>170357</text:p>
          </table:table-cell>
          <table:table-cell office:value-type="string" calcext:value-type="string">
            <text:p>UYUMBICHO</text:p>
          </table:table-cell>
          <table:table-cell office:value-type="string" calcext:value-type="string">
            <text:p>1703</text:p>
          </table:table-cell>
          <table:table-cell table:formula="of:=COM.MICROSOFT.CONCAT([.$D$1];[.A1279];&quot;','&quot;;[.B1279];&quot;','&quot;;[.C1279];&quot;');&quot;)" office:value-type="string" office:string-value="INSERT INTO public.&quot;location&quot; (code, &quot;name&quot;, parent_code) VALUES('170357','UYUMBICHO','1703');" calcext:value-type="string">
            <text:p>INSERT INTO public."location" (code, "name", parent_code) VALUES('170357','UYUMBICHO','1703');</text:p>
          </table:table-cell>
        </table:table-row>
        <table:table-row table:style-name="ro1">
          <table:table-cell office:value-type="string" calcext:value-type="string">
            <text:p>170450</text:p>
          </table:table-cell>
          <table:table-cell office:value-type="string" calcext:value-type="string">
            <text:p>TABACUNDO</text:p>
          </table:table-cell>
          <table:table-cell office:value-type="string" calcext:value-type="string">
            <text:p>1704</text:p>
          </table:table-cell>
          <table:table-cell table:formula="of:=COM.MICROSOFT.CONCAT([.$D$1];[.A1280];&quot;','&quot;;[.B1280];&quot;','&quot;;[.C1280];&quot;');&quot;)" office:value-type="string" office:string-value="INSERT INTO public.&quot;location&quot; (code, &quot;name&quot;, parent_code) VALUES('170450','TABACUNDO','1704');" calcext:value-type="string">
            <text:p>INSERT INTO public."location" (code, "name", parent_code) VALUES('170450','TABACUNDO','1704');</text:p>
          </table:table-cell>
        </table:table-row>
        <table:table-row table:style-name="ro1">
          <table:table-cell office:value-type="string" calcext:value-type="string">
            <text:p>170451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1704</text:p>
          </table:table-cell>
          <table:table-cell table:formula="of:=COM.MICROSOFT.CONCAT([.$D$1];[.A1281];&quot;','&quot;;[.B1281];&quot;','&quot;;[.C1281];&quot;');&quot;)" office:value-type="string" office:string-value="INSERT INTO public.&quot;location&quot; (code, &quot;name&quot;, parent_code) VALUES('170451','LA ESPERANZA','1704');" calcext:value-type="string">
            <text:p>INSERT INTO public."location" (code, "name", parent_code) VALUES('170451','LA ESPERANZA','1704');</text:p>
          </table:table-cell>
        </table:table-row>
        <table:table-row table:style-name="ro1">
          <table:table-cell office:value-type="string" calcext:value-type="string">
            <text:p>170452</text:p>
          </table:table-cell>
          <table:table-cell office:value-type="string" calcext:value-type="string">
            <text:p>MALCHINGUI</text:p>
          </table:table-cell>
          <table:table-cell office:value-type="string" calcext:value-type="string">
            <text:p>1704</text:p>
          </table:table-cell>
          <table:table-cell table:formula="of:=COM.MICROSOFT.CONCAT([.$D$1];[.A1282];&quot;','&quot;;[.B1282];&quot;','&quot;;[.C1282];&quot;');&quot;)" office:value-type="string" office:string-value="INSERT INTO public.&quot;location&quot; (code, &quot;name&quot;, parent_code) VALUES('170452','MALCHINGUI','1704');" calcext:value-type="string">
            <text:p>INSERT INTO public."location" (code, "name", parent_code) VALUES('170452','MALCHINGUI','1704');</text:p>
          </table:table-cell>
        </table:table-row>
        <table:table-row table:style-name="ro1">
          <table:table-cell office:value-type="string" calcext:value-type="string">
            <text:p>170453</text:p>
          </table:table-cell>
          <table:table-cell office:value-type="string" calcext:value-type="string">
            <text:p>TOCACHI</text:p>
          </table:table-cell>
          <table:table-cell office:value-type="string" calcext:value-type="string">
            <text:p>1704</text:p>
          </table:table-cell>
          <table:table-cell table:formula="of:=COM.MICROSOFT.CONCAT([.$D$1];[.A1283];&quot;','&quot;;[.B1283];&quot;','&quot;;[.C1283];&quot;');&quot;)" office:value-type="string" office:string-value="INSERT INTO public.&quot;location&quot; (code, &quot;name&quot;, parent_code) VALUES('170453','TOCACHI','1704');" calcext:value-type="string">
            <text:p>INSERT INTO public."location" (code, "name", parent_code) VALUES('170453','TOCACHI','1704');</text:p>
          </table:table-cell>
        </table:table-row>
        <table:table-row table:style-name="ro1">
          <table:table-cell office:value-type="string" calcext:value-type="string">
            <text:p>170454</text:p>
          </table:table-cell>
          <table:table-cell office:value-type="string" calcext:value-type="string">
            <text:p>TUPIGACHI</text:p>
          </table:table-cell>
          <table:table-cell office:value-type="string" calcext:value-type="string">
            <text:p>1704</text:p>
          </table:table-cell>
          <table:table-cell table:formula="of:=COM.MICROSOFT.CONCAT([.$D$1];[.A1284];&quot;','&quot;;[.B1284];&quot;','&quot;;[.C1284];&quot;');&quot;)" office:value-type="string" office:string-value="INSERT INTO public.&quot;location&quot; (code, &quot;name&quot;, parent_code) VALUES('170454','TUPIGACHI','1704');" calcext:value-type="string">
            <text:p>INSERT INTO public."location" (code, "name", parent_code) VALUES('170454','TUPIGACHI','1704');</text:p>
          </table:table-cell>
        </table:table-row>
        <table:table-row table:style-name="ro1">
          <table:table-cell office:value-type="string" calcext:value-type="string">
            <text:p>170501</text:p>
          </table:table-cell>
          <table:table-cell office:value-type="string" calcext:value-type="string">
            <text:p>SANGOLQUI</text:p>
          </table:table-cell>
          <table:table-cell office:value-type="string" calcext:value-type="string">
            <text:p>1705</text:p>
          </table:table-cell>
          <table:table-cell table:formula="of:=COM.MICROSOFT.CONCAT([.$D$1];[.A1285];&quot;','&quot;;[.B1285];&quot;','&quot;;[.C1285];&quot;');&quot;)" office:value-type="string" office:string-value="INSERT INTO public.&quot;location&quot; (code, &quot;name&quot;, parent_code) VALUES('170501','SANGOLQUI','1705');" calcext:value-type="string">
            <text:p>INSERT INTO public."location" (code, "name", parent_code) VALUES('170501','SANGOLQUI','1705');</text:p>
          </table:table-cell>
        </table:table-row>
        <table:table-row table:style-name="ro1">
          <table:table-cell office:value-type="string" calcext:value-type="string">
            <text:p>170502</text:p>
          </table:table-cell>
          <table:table-cell office:value-type="string" calcext:value-type="string">
            <text:p>SAN PEDRO DE TABOADA</text:p>
          </table:table-cell>
          <table:table-cell office:value-type="string" calcext:value-type="string">
            <text:p>1705</text:p>
          </table:table-cell>
          <table:table-cell table:formula="of:=COM.MICROSOFT.CONCAT([.$D$1];[.A1286];&quot;','&quot;;[.B1286];&quot;','&quot;;[.C1286];&quot;');&quot;)" office:value-type="string" office:string-value="INSERT INTO public.&quot;location&quot; (code, &quot;name&quot;, parent_code) VALUES('170502','SAN PEDRO DE TABOADA','1705');" calcext:value-type="string">
            <text:p>INSERT INTO public."location" (code, "name", parent_code) VALUES('170502','SAN PEDRO DE TABOADA','1705');</text:p>
          </table:table-cell>
        </table:table-row>
        <table:table-row table:style-name="ro1">
          <table:table-cell office:value-type="string" calcext:value-type="string">
            <text:p>170503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1705</text:p>
          </table:table-cell>
          <table:table-cell table:formula="of:=COM.MICROSOFT.CONCAT([.$D$1];[.A1287];&quot;','&quot;;[.B1287];&quot;','&quot;;[.C1287];&quot;');&quot;)" office:value-type="string" office:string-value="INSERT INTO public.&quot;location&quot; (code, &quot;name&quot;, parent_code) VALUES('170503','SAN RAFAEL','1705');" calcext:value-type="string">
            <text:p>INSERT INTO public."location" (code, "name", parent_code) VALUES('170503','SAN RAFAEL','1705');</text:p>
          </table:table-cell>
        </table:table-row>
        <table:table-row table:style-name="ro1">
          <table:table-cell office:value-type="string" calcext:value-type="string">
            <text:p>170550</text:p>
          </table:table-cell>
          <table:table-cell office:value-type="string" calcext:value-type="string">
            <text:p>SANGOLQUI</text:p>
          </table:table-cell>
          <table:table-cell office:value-type="string" calcext:value-type="string">
            <text:p>1705</text:p>
          </table:table-cell>
          <table:table-cell table:formula="of:=COM.MICROSOFT.CONCAT([.$D$1];[.A1288];&quot;','&quot;;[.B1288];&quot;','&quot;;[.C1288];&quot;');&quot;)" office:value-type="string" office:string-value="INSERT INTO public.&quot;location&quot; (code, &quot;name&quot;, parent_code) VALUES('170550','SANGOLQUI','1705');" calcext:value-type="string">
            <text:p>INSERT INTO public."location" (code, "name", parent_code) VALUES('170550','SANGOLQUI','1705');</text:p>
          </table:table-cell>
        </table:table-row>
        <table:table-row table:style-name="ro1">
          <table:table-cell office:value-type="string" calcext:value-type="string">
            <text:p>170551</text:p>
          </table:table-cell>
          <table:table-cell office:value-type="string" calcext:value-type="string">
            <text:p>COTOGCHOA</text:p>
          </table:table-cell>
          <table:table-cell office:value-type="string" calcext:value-type="string">
            <text:p>1705</text:p>
          </table:table-cell>
          <table:table-cell table:formula="of:=COM.MICROSOFT.CONCAT([.$D$1];[.A1289];&quot;','&quot;;[.B1289];&quot;','&quot;;[.C1289];&quot;');&quot;)" office:value-type="string" office:string-value="INSERT INTO public.&quot;location&quot; (code, &quot;name&quot;, parent_code) VALUES('170551','COTOGCHOA','1705');" calcext:value-type="string">
            <text:p>INSERT INTO public."location" (code, "name", parent_code) VALUES('170551','COTOGCHOA','1705');</text:p>
          </table:table-cell>
        </table:table-row>
        <table:table-row table:style-name="ro1">
          <table:table-cell office:value-type="string" calcext:value-type="string">
            <text:p>170552</text:p>
          </table:table-cell>
          <table:table-cell office:value-type="string" calcext:value-type="string">
            <text:p>RUMIPAMBA</text:p>
          </table:table-cell>
          <table:table-cell office:value-type="string" calcext:value-type="string">
            <text:p>1705</text:p>
          </table:table-cell>
          <table:table-cell table:formula="of:=COM.MICROSOFT.CONCAT([.$D$1];[.A1290];&quot;','&quot;;[.B1290];&quot;','&quot;;[.C1290];&quot;');&quot;)" office:value-type="string" office:string-value="INSERT INTO public.&quot;location&quot; (code, &quot;name&quot;, parent_code) VALUES('170552','RUMIPAMBA','1705');" calcext:value-type="string">
            <text:p>INSERT INTO public."location" (code, "name", parent_code) VALUES('170552','RUMIPAMBA','1705');</text:p>
          </table:table-cell>
        </table:table-row>
        <table:table-row table:style-name="ro1">
          <table:table-cell office:value-type="string" calcext:value-type="string">
            <text:p>170750</text:p>
          </table:table-cell>
          <table:table-cell office:value-type="string" calcext:value-type="string">
            <text:p>SAN MIGUEL DE LOS BANCOS</text:p>
          </table:table-cell>
          <table:table-cell office:value-type="string" calcext:value-type="string">
            <text:p>1707</text:p>
          </table:table-cell>
          <table:table-cell table:formula="of:=COM.MICROSOFT.CONCAT([.$D$1];[.A1291];&quot;','&quot;;[.B1291];&quot;','&quot;;[.C1291];&quot;');&quot;)" office:value-type="string" office:string-value="INSERT INTO public.&quot;location&quot; (code, &quot;name&quot;, parent_code) VALUES('170750','SAN MIGUEL DE LOS BANCOS','1707');" calcext:value-type="string">
            <text:p>INSERT INTO public."location" (code, "name", parent_code) VALUES('170750','SAN MIGUEL DE LOS BANCOS','1707');</text:p>
          </table:table-cell>
        </table:table-row>
        <table:table-row table:style-name="ro1">
          <table:table-cell office:value-type="string" calcext:value-type="string">
            <text:p>170751</text:p>
          </table:table-cell>
          <table:table-cell office:value-type="string" calcext:value-type="string">
            <text:p>MINDO</text:p>
          </table:table-cell>
          <table:table-cell office:value-type="string" calcext:value-type="string">
            <text:p>1707</text:p>
          </table:table-cell>
          <table:table-cell table:formula="of:=COM.MICROSOFT.CONCAT([.$D$1];[.A1292];&quot;','&quot;;[.B1292];&quot;','&quot;;[.C1292];&quot;');&quot;)" office:value-type="string" office:string-value="INSERT INTO public.&quot;location&quot; (code, &quot;name&quot;, parent_code) VALUES('170751','MINDO','1707');" calcext:value-type="string">
            <text:p>INSERT INTO public."location" (code, "name", parent_code) VALUES('170751','MINDO','1707');</text:p>
          </table:table-cell>
        </table:table-row>
        <table:table-row table:style-name="ro1">
          <table:table-cell office:value-type="string" calcext:value-type="string">
            <text:p>170850</text:p>
          </table:table-cell>
          <table:table-cell office:value-type="string" calcext:value-type="string">
            <text:p>PEDRO VICENTE MALDONADO</text:p>
          </table:table-cell>
          <table:table-cell office:value-type="string" calcext:value-type="string">
            <text:p>1708</text:p>
          </table:table-cell>
          <table:table-cell table:formula="of:=COM.MICROSOFT.CONCAT([.$D$1];[.A1293];&quot;','&quot;;[.B1293];&quot;','&quot;;[.C1293];&quot;');&quot;)" office:value-type="string" office:string-value="INSERT INTO public.&quot;location&quot; (code, &quot;name&quot;, parent_code) VALUES('170850','PEDRO VICENTE MALDONADO','1708');" calcext:value-type="string">
            <text:p>INSERT INTO public."location" (code, "name", parent_code) VALUES('170850','PEDRO VICENTE MALDONADO','1708');</text:p>
          </table:table-cell>
        </table:table-row>
        <table:table-row table:style-name="ro1">
          <table:table-cell office:value-type="string" calcext:value-type="string">
            <text:p>170950</text:p>
          </table:table-cell>
          <table:table-cell office:value-type="string" calcext:value-type="string">
            <text:p>PUERTO QUITO</text:p>
          </table:table-cell>
          <table:table-cell office:value-type="string" calcext:value-type="string">
            <text:p>1709</text:p>
          </table:table-cell>
          <table:table-cell table:formula="of:=COM.MICROSOFT.CONCAT([.$D$1];[.A1294];&quot;','&quot;;[.B1294];&quot;','&quot;;[.C1294];&quot;');&quot;)" office:value-type="string" office:string-value="INSERT INTO public.&quot;location&quot; (code, &quot;name&quot;, parent_code) VALUES('170950','PUERTO QUITO','1709');" calcext:value-type="string">
            <text:p>INSERT INTO public."location" (code, "name", parent_code) VALUES('170950','PUERTO QUITO','1709');</text:p>
          </table:table-cell>
        </table:table-row>
        <table:table-row table:style-name="ro1">
          <table:table-cell office:value-type="string" calcext:value-type="string">
            <text:p>180101</text:p>
          </table:table-cell>
          <table:table-cell office:value-type="string" calcext:value-type="string">
            <text:p>ATOCHA - FICOA</text:p>
          </table:table-cell>
          <table:table-cell office:value-type="string" calcext:value-type="string">
            <text:p>1801</text:p>
          </table:table-cell>
          <table:table-cell table:formula="of:=COM.MICROSOFT.CONCAT([.$D$1];[.A1295];&quot;','&quot;;[.B1295];&quot;','&quot;;[.C1295];&quot;');&quot;)" office:value-type="string" office:string-value="INSERT INTO public.&quot;location&quot; (code, &quot;name&quot;, parent_code) VALUES('180101','ATOCHA - FICOA','1801');" calcext:value-type="string">
            <text:p>INSERT INTO public."location" (code, "name", parent_code) VALUES('180101','ATOCHA - FICOA','1801');</text:p>
          </table:table-cell>
        </table:table-row>
        <table:table-row table:style-name="ro1">
          <table:table-cell office:value-type="string" calcext:value-type="string">
            <text:p>180102</text:p>
          </table:table-cell>
          <table:table-cell office:value-type="string" calcext:value-type="string">
            <text:p>CELIANO MONGE</text:p>
          </table:table-cell>
          <table:table-cell office:value-type="string" calcext:value-type="string">
            <text:p>1801</text:p>
          </table:table-cell>
          <table:table-cell table:formula="of:=COM.MICROSOFT.CONCAT([.$D$1];[.A1296];&quot;','&quot;;[.B1296];&quot;','&quot;;[.C1296];&quot;');&quot;)" office:value-type="string" office:string-value="INSERT INTO public.&quot;location&quot; (code, &quot;name&quot;, parent_code) VALUES('180102','CELIANO MONGE','1801');" calcext:value-type="string">
            <text:p>INSERT INTO public."location" (code, "name", parent_code) VALUES('180102','CELIANO MONGE','1801');</text:p>
          </table:table-cell>
        </table:table-row>
        <table:table-row table:style-name="ro1">
          <table:table-cell office:value-type="string" calcext:value-type="string">
            <text:p>180103</text:p>
          </table:table-cell>
          <table:table-cell office:value-type="string" calcext:value-type="string">
            <text:p>HUACHI CHICO</text:p>
          </table:table-cell>
          <table:table-cell office:value-type="string" calcext:value-type="string">
            <text:p>1801</text:p>
          </table:table-cell>
          <table:table-cell table:formula="of:=COM.MICROSOFT.CONCAT([.$D$1];[.A1297];&quot;','&quot;;[.B1297];&quot;','&quot;;[.C1297];&quot;');&quot;)" office:value-type="string" office:string-value="INSERT INTO public.&quot;location&quot; (code, &quot;name&quot;, parent_code) VALUES('180103','HUACHI CHICO','1801');" calcext:value-type="string">
            <text:p>INSERT INTO public."location" (code, "name", parent_code) VALUES('180103','HUACHI CHICO','1801');</text:p>
          </table:table-cell>
        </table:table-row>
        <table:table-row table:style-name="ro1">
          <table:table-cell office:value-type="string" calcext:value-type="string">
            <text:p>180104</text:p>
          </table:table-cell>
          <table:table-cell office:value-type="string" calcext:value-type="string">
            <text:p>HUACHI LORETO</text:p>
          </table:table-cell>
          <table:table-cell office:value-type="string" calcext:value-type="string">
            <text:p>1801</text:p>
          </table:table-cell>
          <table:table-cell table:formula="of:=COM.MICROSOFT.CONCAT([.$D$1];[.A1298];&quot;','&quot;;[.B1298];&quot;','&quot;;[.C1298];&quot;');&quot;)" office:value-type="string" office:string-value="INSERT INTO public.&quot;location&quot; (code, &quot;name&quot;, parent_code) VALUES('180104','HUACHI LORETO','1801');" calcext:value-type="string">
            <text:p>INSERT INTO public."location" (code, "name", parent_code) VALUES('180104','HUACHI LORETO','1801');</text:p>
          </table:table-cell>
        </table:table-row>
        <table:table-row table:style-name="ro1">
          <table:table-cell office:value-type="string" calcext:value-type="string">
            <text:p>180105</text:p>
          </table:table-cell>
          <table:table-cell office:value-type="string" calcext:value-type="string">
            <text:p>LA MERCED</text:p>
          </table:table-cell>
          <table:table-cell office:value-type="string" calcext:value-type="string">
            <text:p>1801</text:p>
          </table:table-cell>
          <table:table-cell table:formula="of:=COM.MICROSOFT.CONCAT([.$D$1];[.A1299];&quot;','&quot;;[.B1299];&quot;','&quot;;[.C1299];&quot;');&quot;)" office:value-type="string" office:string-value="INSERT INTO public.&quot;location&quot; (code, &quot;name&quot;, parent_code) VALUES('180105','LA MERCED','1801');" calcext:value-type="string">
            <text:p>INSERT INTO public."location" (code, "name", parent_code) VALUES('180105','LA MERCED','1801');</text:p>
          </table:table-cell>
        </table:table-row>
        <table:table-row table:style-name="ro1">
          <table:table-cell office:value-type="string" calcext:value-type="string">
            <text:p>180106</text:p>
          </table:table-cell>
          <table:table-cell office:value-type="string" calcext:value-type="string">
            <text:p>LA PENINSULA</text:p>
          </table:table-cell>
          <table:table-cell office:value-type="string" calcext:value-type="string">
            <text:p>1801</text:p>
          </table:table-cell>
          <table:table-cell table:formula="of:=COM.MICROSOFT.CONCAT([.$D$1];[.A1300];&quot;','&quot;;[.B1300];&quot;','&quot;;[.C1300];&quot;');&quot;)" office:value-type="string" office:string-value="INSERT INTO public.&quot;location&quot; (code, &quot;name&quot;, parent_code) VALUES('180106','LA PENINSULA','1801');" calcext:value-type="string">
            <text:p>INSERT INTO public."location" (code, "name", parent_code) VALUES('180106','LA PENINSULA','1801');</text:p>
          </table:table-cell>
        </table:table-row>
        <table:table-row table:style-name="ro1">
          <table:table-cell office:value-type="string" calcext:value-type="string">
            <text:p>180107</text:p>
          </table:table-cell>
          <table:table-cell office:value-type="string" calcext:value-type="string">
            <text:p>LA MATRIZ</text:p>
          </table:table-cell>
          <table:table-cell office:value-type="string" calcext:value-type="string">
            <text:p>1801</text:p>
          </table:table-cell>
          <table:table-cell table:formula="of:=COM.MICROSOFT.CONCAT([.$D$1];[.A1301];&quot;','&quot;;[.B1301];&quot;','&quot;;[.C1301];&quot;');&quot;)" office:value-type="string" office:string-value="INSERT INTO public.&quot;location&quot; (code, &quot;name&quot;, parent_code) VALUES('180107','LA MATRIZ','1801');" calcext:value-type="string">
            <text:p>INSERT INTO public."location" (code, "name", parent_code) VALUES('180107','LA MATRIZ','1801');</text:p>
          </table:table-cell>
        </table:table-row>
        <table:table-row table:style-name="ro1">
          <table:table-cell office:value-type="string" calcext:value-type="string">
            <text:p>180108</text:p>
          </table:table-cell>
          <table:table-cell office:value-type="string" calcext:value-type="string">
            <text:p>PISHILATA</text:p>
          </table:table-cell>
          <table:table-cell office:value-type="string" calcext:value-type="string">
            <text:p>1801</text:p>
          </table:table-cell>
          <table:table-cell table:formula="of:=COM.MICROSOFT.CONCAT([.$D$1];[.A1302];&quot;','&quot;;[.B1302];&quot;','&quot;;[.C1302];&quot;');&quot;)" office:value-type="string" office:string-value="INSERT INTO public.&quot;location&quot; (code, &quot;name&quot;, parent_code) VALUES('180108','PISHILATA','1801');" calcext:value-type="string">
            <text:p>INSERT INTO public."location" (code, "name", parent_code) VALUES('180108','PISHILATA','1801');</text:p>
          </table:table-cell>
        </table:table-row>
        <table:table-row table:style-name="ro1">
          <table:table-cell office:value-type="string" calcext:value-type="string">
            <text:p>18010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1801</text:p>
          </table:table-cell>
          <table:table-cell table:formula="of:=COM.MICROSOFT.CONCAT([.$D$1];[.A1303];&quot;','&quot;;[.B1303];&quot;','&quot;;[.C1303];&quot;');&quot;)" office:value-type="string" office:string-value="INSERT INTO public.&quot;location&quot; (code, &quot;name&quot;, parent_code) VALUES('180109','SAN FRANCISCO','1801');" calcext:value-type="string">
            <text:p>INSERT INTO public."location" (code, "name", parent_code) VALUES('180109','SAN FRANCISCO','1801');</text:p>
          </table:table-cell>
        </table:table-row>
        <table:table-row table:style-name="ro1">
          <table:table-cell office:value-type="string" calcext:value-type="string">
            <text:p>180150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1801</text:p>
          </table:table-cell>
          <table:table-cell table:formula="of:=COM.MICROSOFT.CONCAT([.$D$1];[.A1304];&quot;','&quot;;[.B1304];&quot;','&quot;;[.C1304];&quot;');&quot;)" office:value-type="string" office:string-value="INSERT INTO public.&quot;location&quot; (code, &quot;name&quot;, parent_code) VALUES('180150','AMBATO','1801');" calcext:value-type="string">
            <text:p>INSERT INTO public."location" (code, "name", parent_code) VALUES('180150','AMBATO','1801');</text:p>
          </table:table-cell>
        </table:table-row>
        <table:table-row table:style-name="ro1">
          <table:table-cell office:value-type="string" calcext:value-type="string">
            <text:p>180151</text:p>
          </table:table-cell>
          <table:table-cell office:value-type="string" calcext:value-type="string">
            <text:p>AMBATILLO</text:p>
          </table:table-cell>
          <table:table-cell office:value-type="string" calcext:value-type="string">
            <text:p>1801</text:p>
          </table:table-cell>
          <table:table-cell table:formula="of:=COM.MICROSOFT.CONCAT([.$D$1];[.A1305];&quot;','&quot;;[.B1305];&quot;','&quot;;[.C1305];&quot;');&quot;)" office:value-type="string" office:string-value="INSERT INTO public.&quot;location&quot; (code, &quot;name&quot;, parent_code) VALUES('180151','AMBATILLO','1801');" calcext:value-type="string">
            <text:p>INSERT INTO public."location" (code, "name", parent_code) VALUES('180151','AMBATILLO','1801');</text:p>
          </table:table-cell>
        </table:table-row>
        <table:table-row table:style-name="ro1">
          <table:table-cell office:value-type="string" calcext:value-type="string">
            <text:p>180152</text:p>
          </table:table-cell>
          <table:table-cell office:value-type="string" calcext:value-type="string">
            <text:p>ATAHUALPA (CHISALATA)</text:p>
          </table:table-cell>
          <table:table-cell office:value-type="string" calcext:value-type="string">
            <text:p>1801</text:p>
          </table:table-cell>
          <table:table-cell table:formula="of:=COM.MICROSOFT.CONCAT([.$D$1];[.A1306];&quot;','&quot;;[.B1306];&quot;','&quot;;[.C1306];&quot;');&quot;)" office:value-type="string" office:string-value="INSERT INTO public.&quot;location&quot; (code, &quot;name&quot;, parent_code) VALUES('180152','ATAHUALPA (CHISALATA)','1801');" calcext:value-type="string">
            <text:p>INSERT INTO public."location" (code, "name", parent_code) VALUES('180152','ATAHUALPA (CHISALATA)','1801');</text:p>
          </table:table-cell>
        </table:table-row>
        <table:table-row table:style-name="ro1">
          <table:table-cell office:value-type="string" calcext:value-type="string">
            <text:p>180153</text:p>
          </table:table-cell>
          <table:table-cell office:value-type="string" calcext:value-type="string">
            <text:p>AUGUSTO N. MARTINEZ (MUNDUGLEO)</text:p>
          </table:table-cell>
          <table:table-cell office:value-type="string" calcext:value-type="string">
            <text:p>1801</text:p>
          </table:table-cell>
          <table:table-cell table:formula="of:=COM.MICROSOFT.CONCAT([.$D$1];[.A1307];&quot;','&quot;;[.B1307];&quot;','&quot;;[.C1307];&quot;');&quot;)" office:value-type="string" office:string-value="INSERT INTO public.&quot;location&quot; (code, &quot;name&quot;, parent_code) VALUES('180153','AUGUSTO N. MARTINEZ (MUNDUGLEO)','1801');" calcext:value-type="string">
            <text:p>INSERT INTO public."location" (code, "name", parent_code) VALUES('180153','AUGUSTO N. MARTINEZ (MUNDUGLEO)','1801');</text:p>
          </table:table-cell>
        </table:table-row>
        <table:table-row table:style-name="ro1">
          <table:table-cell office:value-type="string" calcext:value-type="string">
            <text:p>180154</text:p>
          </table:table-cell>
          <table:table-cell office:value-type="string" calcext:value-type="string">
            <text:p>CONSTANTINO FERNANDEZ</text:p>
          </table:table-cell>
          <table:table-cell office:value-type="string" calcext:value-type="string">
            <text:p>1801</text:p>
          </table:table-cell>
          <table:table-cell table:formula="of:=COM.MICROSOFT.CONCAT([.$D$1];[.A1308];&quot;','&quot;;[.B1308];&quot;','&quot;;[.C1308];&quot;');&quot;)" office:value-type="string" office:string-value="INSERT INTO public.&quot;location&quot; (code, &quot;name&quot;, parent_code) VALUES('180154','CONSTANTINO FERNANDEZ','1801');" calcext:value-type="string">
            <text:p>INSERT INTO public."location" (code, "name", parent_code) VALUES('180154','CONSTANTINO FERNANDEZ','1801');</text:p>
          </table:table-cell>
        </table:table-row>
        <table:table-row table:style-name="ro1">
          <table:table-cell office:value-type="string" calcext:value-type="string">
            <text:p>180155</text:p>
          </table:table-cell>
          <table:table-cell office:value-type="string" calcext:value-type="string">
            <text:p>HUACHI GRANDE</text:p>
          </table:table-cell>
          <table:table-cell office:value-type="string" calcext:value-type="string">
            <text:p>1801</text:p>
          </table:table-cell>
          <table:table-cell table:formula="of:=COM.MICROSOFT.CONCAT([.$D$1];[.A1309];&quot;','&quot;;[.B1309];&quot;','&quot;;[.C1309];&quot;');&quot;)" office:value-type="string" office:string-value="INSERT INTO public.&quot;location&quot; (code, &quot;name&quot;, parent_code) VALUES('180155','HUACHI GRANDE','1801');" calcext:value-type="string">
            <text:p>INSERT INTO public."location" (code, "name", parent_code) VALUES('180155','HUACHI GRANDE','1801');</text:p>
          </table:table-cell>
        </table:table-row>
        <table:table-row table:style-name="ro1">
          <table:table-cell office:value-type="string" calcext:value-type="string">
            <text:p>180156</text:p>
          </table:table-cell>
          <table:table-cell office:value-type="string" calcext:value-type="string">
            <text:p>IZAMBA</text:p>
          </table:table-cell>
          <table:table-cell office:value-type="string" calcext:value-type="string">
            <text:p>1801</text:p>
          </table:table-cell>
          <table:table-cell table:formula="of:=COM.MICROSOFT.CONCAT([.$D$1];[.A1310];&quot;','&quot;;[.B1310];&quot;','&quot;;[.C1310];&quot;');&quot;)" office:value-type="string" office:string-value="INSERT INTO public.&quot;location&quot; (code, &quot;name&quot;, parent_code) VALUES('180156','IZAMBA','1801');" calcext:value-type="string">
            <text:p>INSERT INTO public."location" (code, "name", parent_code) VALUES('180156','IZAMBA','1801');</text:p>
          </table:table-cell>
        </table:table-row>
        <table:table-row table:style-name="ro1">
          <table:table-cell office:value-type="string" calcext:value-type="string">
            <text:p>180157</text:p>
          </table:table-cell>
          <table:table-cell office:value-type="string" calcext:value-type="string">
            <text:p>JUAN BENIGNO VELA</text:p>
          </table:table-cell>
          <table:table-cell office:value-type="string" calcext:value-type="string">
            <text:p>1801</text:p>
          </table:table-cell>
          <table:table-cell table:formula="of:=COM.MICROSOFT.CONCAT([.$D$1];[.A1311];&quot;','&quot;;[.B1311];&quot;','&quot;;[.C1311];&quot;');&quot;)" office:value-type="string" office:string-value="INSERT INTO public.&quot;location&quot; (code, &quot;name&quot;, parent_code) VALUES('180157','JUAN BENIGNO VELA','1801');" calcext:value-type="string">
            <text:p>INSERT INTO public."location" (code, "name", parent_code) VALUES('180157','JUAN BENIGNO VELA','1801');</text:p>
          </table:table-cell>
        </table:table-row>
        <table:table-row table:style-name="ro1">
          <table:table-cell office:value-type="string" calcext:value-type="string">
            <text:p>180158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1801</text:p>
          </table:table-cell>
          <table:table-cell table:formula="of:=COM.MICROSOFT.CONCAT([.$D$1];[.A1312];&quot;','&quot;;[.B1312];&quot;','&quot;;[.C1312];&quot;');&quot;)" office:value-type="string" office:string-value="INSERT INTO public.&quot;location&quot; (code, &quot;name&quot;, parent_code) VALUES('180158','MONTALVO','1801');" calcext:value-type="string">
            <text:p>INSERT INTO public."location" (code, "name", parent_code) VALUES('180158','MONTALVO','1801');</text:p>
          </table:table-cell>
        </table:table-row>
        <table:table-row table:style-name="ro1">
          <table:table-cell office:value-type="string" calcext:value-type="string">
            <text:p>180159</text:p>
          </table:table-cell>
          <table:table-cell office:value-type="string" calcext:value-type="string">
            <text:p>PASA</text:p>
          </table:table-cell>
          <table:table-cell office:value-type="string" calcext:value-type="string">
            <text:p>1801</text:p>
          </table:table-cell>
          <table:table-cell table:formula="of:=COM.MICROSOFT.CONCAT([.$D$1];[.A1313];&quot;','&quot;;[.B1313];&quot;','&quot;;[.C1313];&quot;');&quot;)" office:value-type="string" office:string-value="INSERT INTO public.&quot;location&quot; (code, &quot;name&quot;, parent_code) VALUES('180159','PASA','1801');" calcext:value-type="string">
            <text:p>INSERT INTO public."location" (code, "name", parent_code) VALUES('180159','PASA','1801');</text:p>
          </table:table-cell>
        </table:table-row>
        <table:table-row table:style-name="ro1">
          <table:table-cell office:value-type="string" calcext:value-type="string">
            <text:p>180160</text:p>
          </table:table-cell>
          <table:table-cell office:value-type="string" calcext:value-type="string">
            <text:p>PICAIGUA</text:p>
          </table:table-cell>
          <table:table-cell office:value-type="string" calcext:value-type="string">
            <text:p>1801</text:p>
          </table:table-cell>
          <table:table-cell table:formula="of:=COM.MICROSOFT.CONCAT([.$D$1];[.A1314];&quot;','&quot;;[.B1314];&quot;','&quot;;[.C1314];&quot;');&quot;)" office:value-type="string" office:string-value="INSERT INTO public.&quot;location&quot; (code, &quot;name&quot;, parent_code) VALUES('180160','PICAIGUA','1801');" calcext:value-type="string">
            <text:p>INSERT INTO public."location" (code, "name", parent_code) VALUES('180160','PICAIGUA','1801');</text:p>
          </table:table-cell>
        </table:table-row>
        <table:table-row table:style-name="ro1">
          <table:table-cell office:value-type="string" calcext:value-type="string">
            <text:p>180161</text:p>
          </table:table-cell>
          <table:table-cell office:value-type="string" calcext:value-type="string">
            <text:p>PILAGUIN (PILAHUIN)</text:p>
          </table:table-cell>
          <table:table-cell office:value-type="string" calcext:value-type="string">
            <text:p>1801</text:p>
          </table:table-cell>
          <table:table-cell table:formula="of:=COM.MICROSOFT.CONCAT([.$D$1];[.A1315];&quot;','&quot;;[.B1315];&quot;','&quot;;[.C1315];&quot;');&quot;)" office:value-type="string" office:string-value="INSERT INTO public.&quot;location&quot; (code, &quot;name&quot;, parent_code) VALUES('180161','PILAGUIN (PILAHUIN)','1801');" calcext:value-type="string">
            <text:p>INSERT INTO public."location" (code, "name", parent_code) VALUES('180161','PILAGUIN (PILAHUIN)','1801');</text:p>
          </table:table-cell>
        </table:table-row>
        <table:table-row table:style-name="ro1">
          <table:table-cell office:value-type="string" calcext:value-type="string">
            <text:p>180162</text:p>
          </table:table-cell>
          <table:table-cell office:value-type="string" calcext:value-type="string">
            <text:p>QUISAPINCHA (QUIZAPINCHA)</text:p>
          </table:table-cell>
          <table:table-cell office:value-type="string" calcext:value-type="string">
            <text:p>1801</text:p>
          </table:table-cell>
          <table:table-cell table:formula="of:=COM.MICROSOFT.CONCAT([.$D$1];[.A1316];&quot;','&quot;;[.B1316];&quot;','&quot;;[.C1316];&quot;');&quot;)" office:value-type="string" office:string-value="INSERT INTO public.&quot;location&quot; (code, &quot;name&quot;, parent_code) VALUES('180162','QUISAPINCHA (QUIZAPINCHA)','1801');" calcext:value-type="string">
            <text:p>INSERT INTO public."location" (code, "name", parent_code) VALUES('180162','QUISAPINCHA (QUIZAPINCHA)','1801');</text:p>
          </table:table-cell>
        </table:table-row>
        <table:table-row table:style-name="ro1">
          <table:table-cell office:value-type="string" calcext:value-type="string">
            <text:p>180163</text:p>
          </table:table-cell>
          <table:table-cell office:value-type="string" calcext:value-type="string">
            <text:p>SAN BARTOLOME DE PINLLOG</text:p>
          </table:table-cell>
          <table:table-cell office:value-type="string" calcext:value-type="string">
            <text:p>1801</text:p>
          </table:table-cell>
          <table:table-cell table:formula="of:=COM.MICROSOFT.CONCAT([.$D$1];[.A1317];&quot;','&quot;;[.B1317];&quot;','&quot;;[.C1317];&quot;');&quot;)" office:value-type="string" office:string-value="INSERT INTO public.&quot;location&quot; (code, &quot;name&quot;, parent_code) VALUES('180163','SAN BARTOLOME DE PINLLOG','1801');" calcext:value-type="string">
            <text:p>INSERT INTO public."location" (code, "name", parent_code) VALUES('180163','SAN BARTOLOME DE PINLLOG','1801');</text:p>
          </table:table-cell>
        </table:table-row>
        <table:table-row table:style-name="ro1">
          <table:table-cell office:value-type="string" calcext:value-type="string">
            <text:p>180164</text:p>
          </table:table-cell>
          <table:table-cell office:value-type="string" calcext:value-type="string">
            <text:p>SAN FERNANDO (PASA SAN FERNANDO)</text:p>
          </table:table-cell>
          <table:table-cell office:value-type="string" calcext:value-type="string">
            <text:p>1801</text:p>
          </table:table-cell>
          <table:table-cell table:formula="of:=COM.MICROSOFT.CONCAT([.$D$1];[.A1318];&quot;','&quot;;[.B1318];&quot;','&quot;;[.C1318];&quot;');&quot;)" office:value-type="string" office:string-value="INSERT INTO public.&quot;location&quot; (code, &quot;name&quot;, parent_code) VALUES('180164','SAN FERNANDO (PASA SAN FERNANDO)','1801');" calcext:value-type="string">
            <text:p>INSERT INTO public."location" (code, "name", parent_code) VALUES('180164','SAN FERNANDO (PASA SAN FERNANDO)','1801');</text:p>
          </table:table-cell>
        </table:table-row>
        <table:table-row table:style-name="ro1">
          <table:table-cell office:value-type="string" calcext:value-type="string">
            <text:p>180165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1801</text:p>
          </table:table-cell>
          <table:table-cell table:formula="of:=COM.MICROSOFT.CONCAT([.$D$1];[.A1319];&quot;','&quot;;[.B1319];&quot;','&quot;;[.C1319];&quot;');&quot;)" office:value-type="string" office:string-value="INSERT INTO public.&quot;location&quot; (code, &quot;name&quot;, parent_code) VALUES('180165','SANTA ROSA','1801');" calcext:value-type="string">
            <text:p>INSERT INTO public."location" (code, "name", parent_code) VALUES('180165','SANTA ROSA','1801');</text:p>
          </table:table-cell>
        </table:table-row>
        <table:table-row table:style-name="ro1">
          <table:table-cell office:value-type="string" calcext:value-type="string">
            <text:p>180166</text:p>
          </table:table-cell>
          <table:table-cell office:value-type="string" calcext:value-type="string">
            <text:p>TOTORAS</text:p>
          </table:table-cell>
          <table:table-cell office:value-type="string" calcext:value-type="string">
            <text:p>1801</text:p>
          </table:table-cell>
          <table:table-cell table:formula="of:=COM.MICROSOFT.CONCAT([.$D$1];[.A1320];&quot;','&quot;;[.B1320];&quot;','&quot;;[.C1320];&quot;');&quot;)" office:value-type="string" office:string-value="INSERT INTO public.&quot;location&quot; (code, &quot;name&quot;, parent_code) VALUES('180166','TOTORAS','1801');" calcext:value-type="string">
            <text:p>INSERT INTO public."location" (code, "name", parent_code) VALUES('180166','TOTORAS','1801');</text:p>
          </table:table-cell>
        </table:table-row>
        <table:table-row table:style-name="ro1">
          <table:table-cell office:value-type="string" calcext:value-type="string">
            <text:p>180167</text:p>
          </table:table-cell>
          <table:table-cell office:value-type="string" calcext:value-type="string">
            <text:p>CUNCHIBAMBA</text:p>
          </table:table-cell>
          <table:table-cell office:value-type="string" calcext:value-type="string">
            <text:p>1801</text:p>
          </table:table-cell>
          <table:table-cell table:formula="of:=COM.MICROSOFT.CONCAT([.$D$1];[.A1321];&quot;','&quot;;[.B1321];&quot;','&quot;;[.C1321];&quot;');&quot;)" office:value-type="string" office:string-value="INSERT INTO public.&quot;location&quot; (code, &quot;name&quot;, parent_code) VALUES('180167','CUNCHIBAMBA','1801');" calcext:value-type="string">
            <text:p>INSERT INTO public."location" (code, "name", parent_code) VALUES('180167','CUNCHIBAMBA','1801');</text:p>
          </table:table-cell>
        </table:table-row>
        <table:table-row table:style-name="ro1">
          <table:table-cell office:value-type="string" calcext:value-type="string">
            <text:p>180168</text:p>
          </table:table-cell>
          <table:table-cell office:value-type="string" calcext:value-type="string">
            <text:p>UNAMUNCHO</text:p>
          </table:table-cell>
          <table:table-cell office:value-type="string" calcext:value-type="string">
            <text:p>1801</text:p>
          </table:table-cell>
          <table:table-cell table:formula="of:=COM.MICROSOFT.CONCAT([.$D$1];[.A1322];&quot;','&quot;;[.B1322];&quot;','&quot;;[.C1322];&quot;');&quot;)" office:value-type="string" office:string-value="INSERT INTO public.&quot;location&quot; (code, &quot;name&quot;, parent_code) VALUES('180168','UNAMUNCHO','1801');" calcext:value-type="string">
            <text:p>INSERT INTO public."location" (code, "name", parent_code) VALUES('180168','UNAMUNCHO','1801');</text:p>
          </table:table-cell>
        </table:table-row>
        <table:table-row table:style-name="ro1">
          <table:table-cell office:value-type="string" calcext:value-type="string">
            <text:p>180250</text:p>
          </table:table-cell>
          <table:table-cell office:value-type="string" calcext:value-type="string">
            <text:p>BAÑOS DE AGUA SANTA</text:p>
          </table:table-cell>
          <table:table-cell office:value-type="string" calcext:value-type="string">
            <text:p>1802</text:p>
          </table:table-cell>
          <table:table-cell table:formula="of:=COM.MICROSOFT.CONCAT([.$D$1];[.A1323];&quot;','&quot;;[.B1323];&quot;','&quot;;[.C1323];&quot;');&quot;)" office:value-type="string" office:string-value="INSERT INTO public.&quot;location&quot; (code, &quot;name&quot;, parent_code) VALUES('180250','BAÑOS DE AGUA SANTA','1802');" calcext:value-type="string">
            <text:p>INSERT INTO public."location" (code, "name", parent_code) VALUES('180250','BAÑOS DE AGUA SANTA','1802');</text:p>
          </table:table-cell>
        </table:table-row>
        <table:table-row table:style-name="ro1">
          <table:table-cell office:value-type="string" calcext:value-type="string">
            <text:p>180251</text:p>
          </table:table-cell>
          <table:table-cell office:value-type="string" calcext:value-type="string">
            <text:p>LLIGUA</text:p>
          </table:table-cell>
          <table:table-cell office:value-type="string" calcext:value-type="string">
            <text:p>1802</text:p>
          </table:table-cell>
          <table:table-cell table:formula="of:=COM.MICROSOFT.CONCAT([.$D$1];[.A1324];&quot;','&quot;;[.B1324];&quot;','&quot;;[.C1324];&quot;');&quot;)" office:value-type="string" office:string-value="INSERT INTO public.&quot;location&quot; (code, &quot;name&quot;, parent_code) VALUES('180251','LLIGUA','1802');" calcext:value-type="string">
            <text:p>INSERT INTO public."location" (code, "name", parent_code) VALUES('180251','LLIGUA','1802');</text:p>
          </table:table-cell>
        </table:table-row>
        <table:table-row table:style-name="ro1">
          <table:table-cell office:value-type="string" calcext:value-type="string">
            <text:p>180252</text:p>
          </table:table-cell>
          <table:table-cell office:value-type="string" calcext:value-type="string">
            <text:p>RIO NEGRO</text:p>
          </table:table-cell>
          <table:table-cell office:value-type="string" calcext:value-type="string">
            <text:p>1802</text:p>
          </table:table-cell>
          <table:table-cell table:formula="of:=COM.MICROSOFT.CONCAT([.$D$1];[.A1325];&quot;','&quot;;[.B1325];&quot;','&quot;;[.C1325];&quot;');&quot;)" office:value-type="string" office:string-value="INSERT INTO public.&quot;location&quot; (code, &quot;name&quot;, parent_code) VALUES('180252','RIO NEGRO','1802');" calcext:value-type="string">
            <text:p>INSERT INTO public."location" (code, "name", parent_code) VALUES('180252','RIO NEGRO','1802');</text:p>
          </table:table-cell>
        </table:table-row>
        <table:table-row table:style-name="ro1">
          <table:table-cell office:value-type="string" calcext:value-type="string">
            <text:p>180253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1802</text:p>
          </table:table-cell>
          <table:table-cell table:formula="of:=COM.MICROSOFT.CONCAT([.$D$1];[.A1326];&quot;','&quot;;[.B1326];&quot;','&quot;;[.C1326];&quot;');&quot;)" office:value-type="string" office:string-value="INSERT INTO public.&quot;location&quot; (code, &quot;name&quot;, parent_code) VALUES('180253','RIO VERDE','1802');" calcext:value-type="string">
            <text:p>INSERT INTO public."location" (code, "name", parent_code) VALUES('180253','RIO VERDE','1802');</text:p>
          </table:table-cell>
        </table:table-row>
        <table:table-row table:style-name="ro1">
          <table:table-cell office:value-type="string" calcext:value-type="string">
            <text:p>180254</text:p>
          </table:table-cell>
          <table:table-cell office:value-type="string" calcext:value-type="string">
            <text:p>ULBA</text:p>
          </table:table-cell>
          <table:table-cell office:value-type="string" calcext:value-type="string">
            <text:p>1802</text:p>
          </table:table-cell>
          <table:table-cell table:formula="of:=COM.MICROSOFT.CONCAT([.$D$1];[.A1327];&quot;','&quot;;[.B1327];&quot;','&quot;;[.C1327];&quot;');&quot;)" office:value-type="string" office:string-value="INSERT INTO public.&quot;location&quot; (code, &quot;name&quot;, parent_code) VALUES('180254','ULBA','1802');" calcext:value-type="string">
            <text:p>INSERT INTO public."location" (code, "name", parent_code) VALUES('180254','ULBA','1802');</text:p>
          </table:table-cell>
        </table:table-row>
        <table:table-row table:style-name="ro1">
          <table:table-cell office:value-type="string" calcext:value-type="string">
            <text:p>180350</text:p>
          </table:table-cell>
          <table:table-cell office:value-type="string" calcext:value-type="string">
            <text:p>CEVALLOS</text:p>
          </table:table-cell>
          <table:table-cell office:value-type="string" calcext:value-type="string">
            <text:p>1803</text:p>
          </table:table-cell>
          <table:table-cell table:formula="of:=COM.MICROSOFT.CONCAT([.$D$1];[.A1328];&quot;','&quot;;[.B1328];&quot;','&quot;;[.C1328];&quot;');&quot;)" office:value-type="string" office:string-value="INSERT INTO public.&quot;location&quot; (code, &quot;name&quot;, parent_code) VALUES('180350','CEVALLOS','1803');" calcext:value-type="string">
            <text:p>INSERT INTO public."location" (code, "name", parent_code) VALUES('180350','CEVALLOS','1803');</text:p>
          </table:table-cell>
        </table:table-row>
        <table:table-row table:style-name="ro1">
          <table:table-cell office:value-type="string" calcext:value-type="string">
            <text:p>180450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1804</text:p>
          </table:table-cell>
          <table:table-cell table:formula="of:=COM.MICROSOFT.CONCAT([.$D$1];[.A1329];&quot;','&quot;;[.B1329];&quot;','&quot;;[.C1329];&quot;');&quot;)" office:value-type="string" office:string-value="INSERT INTO public.&quot;location&quot; (code, &quot;name&quot;, parent_code) VALUES('180450','MOCHA','1804');" calcext:value-type="string">
            <text:p>INSERT INTO public."location" (code, "name", parent_code) VALUES('180450','MOCHA','1804');</text:p>
          </table:table-cell>
        </table:table-row>
        <table:table-row table:style-name="ro1">
          <table:table-cell office:value-type="string" calcext:value-type="string">
            <text:p>180451</text:p>
          </table:table-cell>
          <table:table-cell office:value-type="string" calcext:value-type="string">
            <text:p>PINGUILI</text:p>
          </table:table-cell>
          <table:table-cell office:value-type="string" calcext:value-type="string">
            <text:p>1804</text:p>
          </table:table-cell>
          <table:table-cell table:formula="of:=COM.MICROSOFT.CONCAT([.$D$1];[.A1330];&quot;','&quot;;[.B1330];&quot;','&quot;;[.C1330];&quot;');&quot;)" office:value-type="string" office:string-value="INSERT INTO public.&quot;location&quot; (code, &quot;name&quot;, parent_code) VALUES('180451','PINGUILI','1804');" calcext:value-type="string">
            <text:p>INSERT INTO public."location" (code, "name", parent_code) VALUES('180451','PINGUILI','1804');</text:p>
          </table:table-cell>
        </table:table-row>
        <table:table-row table:style-name="ro1">
          <table:table-cell office:value-type="string" calcext:value-type="string">
            <text:p>180550</text:p>
          </table:table-cell>
          <table:table-cell office:value-type="string" calcext:value-type="string">
            <text:p>PATATE</text:p>
          </table:table-cell>
          <table:table-cell office:value-type="string" calcext:value-type="string">
            <text:p>1805</text:p>
          </table:table-cell>
          <table:table-cell table:formula="of:=COM.MICROSOFT.CONCAT([.$D$1];[.A1331];&quot;','&quot;;[.B1331];&quot;','&quot;;[.C1331];&quot;');&quot;)" office:value-type="string" office:string-value="INSERT INTO public.&quot;location&quot; (code, &quot;name&quot;, parent_code) VALUES('180550','PATATE','1805');" calcext:value-type="string">
            <text:p>INSERT INTO public."location" (code, "name", parent_code) VALUES('180550','PATATE','1805');</text:p>
          </table:table-cell>
        </table:table-row>
        <table:table-row table:style-name="ro1">
          <table:table-cell office:value-type="string" calcext:value-type="string">
            <text:p>180551</text:p>
          </table:table-cell>
          <table:table-cell office:value-type="string" calcext:value-type="string">
            <text:p>EL TRIUNFO</text:p>
          </table:table-cell>
          <table:table-cell office:value-type="string" calcext:value-type="string">
            <text:p>1805</text:p>
          </table:table-cell>
          <table:table-cell table:formula="of:=COM.MICROSOFT.CONCAT([.$D$1];[.A1332];&quot;','&quot;;[.B1332];&quot;','&quot;;[.C1332];&quot;');&quot;)" office:value-type="string" office:string-value="INSERT INTO public.&quot;location&quot; (code, &quot;name&quot;, parent_code) VALUES('180551','EL TRIUNFO','1805');" calcext:value-type="string">
            <text:p>INSERT INTO public."location" (code, "name", parent_code) VALUES('180551','EL TRIUNFO','1805');</text:p>
          </table:table-cell>
        </table:table-row>
        <table:table-row table:style-name="ro1">
          <table:table-cell office:value-type="string" calcext:value-type="string">
            <text:p>180552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1805</text:p>
          </table:table-cell>
          <table:table-cell table:formula="of:=COM.MICROSOFT.CONCAT([.$D$1];[.A1333];&quot;','&quot;;[.B1333];&quot;','&quot;;[.C1333];&quot;');&quot;)" office:value-type="string" office:string-value="INSERT INTO public.&quot;location&quot; (code, &quot;name&quot;, parent_code) VALUES('180552','LOS ANDES','1805');" calcext:value-type="string">
            <text:p>INSERT INTO public."location" (code, "name", parent_code) VALUES('180552','LOS ANDES','1805');</text:p>
          </table:table-cell>
        </table:table-row>
        <table:table-row table:style-name="ro1">
          <table:table-cell office:value-type="string" calcext:value-type="string">
            <text:p>18055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1805</text:p>
          </table:table-cell>
          <table:table-cell table:formula="of:=COM.MICROSOFT.CONCAT([.$D$1];[.A1334];&quot;','&quot;;[.B1334];&quot;','&quot;;[.C1334];&quot;');&quot;)" office:value-type="string" office:string-value="INSERT INTO public.&quot;location&quot; (code, &quot;name&quot;, parent_code) VALUES('180553','SUCRE','1805');" calcext:value-type="string">
            <text:p>INSERT INTO public."location" (code, "name", parent_code) VALUES('180553','SUCRE','1805');</text:p>
          </table:table-cell>
        </table:table-row>
        <table:table-row table:style-name="ro1">
          <table:table-cell office:value-type="string" calcext:value-type="string">
            <text:p>180650</text:p>
          </table:table-cell>
          <table:table-cell office:value-type="string" calcext:value-type="string">
            <text:p>QUERO</text:p>
          </table:table-cell>
          <table:table-cell office:value-type="string" calcext:value-type="string">
            <text:p>1806</text:p>
          </table:table-cell>
          <table:table-cell table:formula="of:=COM.MICROSOFT.CONCAT([.$D$1];[.A1335];&quot;','&quot;;[.B1335];&quot;','&quot;;[.C1335];&quot;');&quot;)" office:value-type="string" office:string-value="INSERT INTO public.&quot;location&quot; (code, &quot;name&quot;, parent_code) VALUES('180650','QUERO','1806');" calcext:value-type="string">
            <text:p>INSERT INTO public."location" (code, "name", parent_code) VALUES('180650','QUERO','1806');</text:p>
          </table:table-cell>
        </table:table-row>
        <table:table-row table:style-name="ro1">
          <table:table-cell office:value-type="string" calcext:value-type="string">
            <text:p>180651</text:p>
          </table:table-cell>
          <table:table-cell office:value-type="string" calcext:value-type="string">
            <text:p>RUMIPAMBA</text:p>
          </table:table-cell>
          <table:table-cell office:value-type="string" calcext:value-type="string">
            <text:p>1806</text:p>
          </table:table-cell>
          <table:table-cell table:formula="of:=COM.MICROSOFT.CONCAT([.$D$1];[.A1336];&quot;','&quot;;[.B1336];&quot;','&quot;;[.C1336];&quot;');&quot;)" office:value-type="string" office:string-value="INSERT INTO public.&quot;location&quot; (code, &quot;name&quot;, parent_code) VALUES('180651','RUMIPAMBA','1806');" calcext:value-type="string">
            <text:p>INSERT INTO public."location" (code, "name", parent_code) VALUES('180651','RUMIPAMBA','1806');</text:p>
          </table:table-cell>
        </table:table-row>
        <table:table-row table:style-name="ro1">
          <table:table-cell office:value-type="string" calcext:value-type="string">
            <text:p>180652</text:p>
          </table:table-cell>
          <table:table-cell office:value-type="string" calcext:value-type="string">
            <text:p>YANAYACU - MOCHAPATA</text:p>
          </table:table-cell>
          <table:table-cell office:value-type="string" calcext:value-type="string">
            <text:p>1806</text:p>
          </table:table-cell>
          <table:table-cell table:formula="of:=COM.MICROSOFT.CONCAT([.$D$1];[.A1337];&quot;','&quot;;[.B1337];&quot;','&quot;;[.C1337];&quot;');&quot;)" office:value-type="string" office:string-value="INSERT INTO public.&quot;location&quot; (code, &quot;name&quot;, parent_code) VALUES('180652','YANAYACU - MOCHAPATA','1806');" calcext:value-type="string">
            <text:p>INSERT INTO public."location" (code, "name", parent_code) VALUES('180652','YANAYACU - MOCHAPATA','1806');</text:p>
          </table:table-cell>
        </table:table-row>
        <table:table-row table:style-name="ro1">
          <table:table-cell office:value-type="string" calcext:value-type="string">
            <text:p>180701</text:p>
          </table:table-cell>
          <table:table-cell office:value-type="string" calcext:value-type="string">
            <text:p>PELILEO</text:p>
          </table:table-cell>
          <table:table-cell office:value-type="string" calcext:value-type="string">
            <text:p>1807</text:p>
          </table:table-cell>
          <table:table-cell table:formula="of:=COM.MICROSOFT.CONCAT([.$D$1];[.A1338];&quot;','&quot;;[.B1338];&quot;','&quot;;[.C1338];&quot;');&quot;)" office:value-type="string" office:string-value="INSERT INTO public.&quot;location&quot; (code, &quot;name&quot;, parent_code) VALUES('180701','PELILEO','1807');" calcext:value-type="string">
            <text:p>INSERT INTO public."location" (code, "name", parent_code) VALUES('180701','PELILEO','1807');</text:p>
          </table:table-cell>
        </table:table-row>
        <table:table-row table:style-name="ro1">
          <table:table-cell office:value-type="string" calcext:value-type="string">
            <text:p>180702</text:p>
          </table:table-cell>
          <table:table-cell office:value-type="string" calcext:value-type="string">
            <text:p>PELILEO GRANDE</text:p>
          </table:table-cell>
          <table:table-cell office:value-type="string" calcext:value-type="string">
            <text:p>1807</text:p>
          </table:table-cell>
          <table:table-cell table:formula="of:=COM.MICROSOFT.CONCAT([.$D$1];[.A1339];&quot;','&quot;;[.B1339];&quot;','&quot;;[.C1339];&quot;');&quot;)" office:value-type="string" office:string-value="INSERT INTO public.&quot;location&quot; (code, &quot;name&quot;, parent_code) VALUES('180702','PELILEO GRANDE','1807');" calcext:value-type="string">
            <text:p>INSERT INTO public."location" (code, "name", parent_code) VALUES('180702','PELILEO GRANDE','1807');</text:p>
          </table:table-cell>
        </table:table-row>
        <table:table-row table:style-name="ro1">
          <table:table-cell office:value-type="string" calcext:value-type="string">
            <text:p>180750</text:p>
          </table:table-cell>
          <table:table-cell office:value-type="string" calcext:value-type="string">
            <text:p>PELILEO</text:p>
          </table:table-cell>
          <table:table-cell office:value-type="string" calcext:value-type="string">
            <text:p>1807</text:p>
          </table:table-cell>
          <table:table-cell table:formula="of:=COM.MICROSOFT.CONCAT([.$D$1];[.A1340];&quot;','&quot;;[.B1340];&quot;','&quot;;[.C1340];&quot;');&quot;)" office:value-type="string" office:string-value="INSERT INTO public.&quot;location&quot; (code, &quot;name&quot;, parent_code) VALUES('180750','PELILEO','1807');" calcext:value-type="string">
            <text:p>INSERT INTO public."location" (code, "name", parent_code) VALUES('180750','PELILEO','1807');</text:p>
          </table:table-cell>
        </table:table-row>
        <table:table-row table:style-name="ro1">
          <table:table-cell office:value-type="string" calcext:value-type="string">
            <text:p>180751</text:p>
          </table:table-cell>
          <table:table-cell office:value-type="string" calcext:value-type="string">
            <text:p>BENITEZ (PACHANLICA)</text:p>
          </table:table-cell>
          <table:table-cell office:value-type="string" calcext:value-type="string">
            <text:p>1807</text:p>
          </table:table-cell>
          <table:table-cell table:formula="of:=COM.MICROSOFT.CONCAT([.$D$1];[.A1341];&quot;','&quot;;[.B1341];&quot;','&quot;;[.C1341];&quot;');&quot;)" office:value-type="string" office:string-value="INSERT INTO public.&quot;location&quot; (code, &quot;name&quot;, parent_code) VALUES('180751','BENITEZ (PACHANLICA)','1807');" calcext:value-type="string">
            <text:p>INSERT INTO public."location" (code, "name", parent_code) VALUES('180751','BENITEZ (PACHANLICA)','1807');</text:p>
          </table:table-cell>
        </table:table-row>
        <table:table-row table:style-name="ro1">
          <table:table-cell office:value-type="string" calcext:value-type="string">
            <text:p>18075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1807</text:p>
          </table:table-cell>
          <table:table-cell table:formula="of:=COM.MICROSOFT.CONCAT([.$D$1];[.A1342];&quot;','&quot;;[.B1342];&quot;','&quot;;[.C1342];&quot;');&quot;)" office:value-type="string" office:string-value="INSERT INTO public.&quot;location&quot; (code, &quot;name&quot;, parent_code) VALUES('180752','BOLIVAR','1807');" calcext:value-type="string">
            <text:p>INSERT INTO public."location" (code, "name", parent_code) VALUES('180752','BOLIVAR','1807');</text:p>
          </table:table-cell>
        </table:table-row>
        <table:table-row table:style-name="ro1">
          <table:table-cell office:value-type="string" calcext:value-type="string">
            <text:p>180753</text:p>
          </table:table-cell>
          <table:table-cell office:value-type="string" calcext:value-type="string">
            <text:p>COTALO</text:p>
          </table:table-cell>
          <table:table-cell office:value-type="string" calcext:value-type="string">
            <text:p>1807</text:p>
          </table:table-cell>
          <table:table-cell table:formula="of:=COM.MICROSOFT.CONCAT([.$D$1];[.A1343];&quot;','&quot;;[.B1343];&quot;','&quot;;[.C1343];&quot;');&quot;)" office:value-type="string" office:string-value="INSERT INTO public.&quot;location&quot; (code, &quot;name&quot;, parent_code) VALUES('180753','COTALO','1807');" calcext:value-type="string">
            <text:p>INSERT INTO public."location" (code, "name", parent_code) VALUES('180753','COTALO','1807');</text:p>
          </table:table-cell>
        </table:table-row>
        <table:table-row table:style-name="ro1">
          <table:table-cell office:value-type="string" calcext:value-type="string">
            <text:p>180754</text:p>
          </table:table-cell>
          <table:table-cell office:value-type="string" calcext:value-type="string">
            <text:p>CHIQUICHA</text:p>
          </table:table-cell>
          <table:table-cell office:value-type="string" calcext:value-type="string">
            <text:p>1807</text:p>
          </table:table-cell>
          <table:table-cell table:formula="of:=COM.MICROSOFT.CONCAT([.$D$1];[.A1344];&quot;','&quot;;[.B1344];&quot;','&quot;;[.C1344];&quot;');&quot;)" office:value-type="string" office:string-value="INSERT INTO public.&quot;location&quot; (code, &quot;name&quot;, parent_code) VALUES('180754','CHIQUICHA','1807');" calcext:value-type="string">
            <text:p>INSERT INTO public."location" (code, "name", parent_code) VALUES('180754','CHIQUICHA','1807');</text:p>
          </table:table-cell>
        </table:table-row>
        <table:table-row table:style-name="ro1">
          <table:table-cell office:value-type="string" calcext:value-type="string">
            <text:p>180755</text:p>
          </table:table-cell>
          <table:table-cell office:value-type="string" calcext:value-type="string">
            <text:p>EL ROSARIO (RUMICHACA)</text:p>
          </table:table-cell>
          <table:table-cell office:value-type="string" calcext:value-type="string">
            <text:p>1807</text:p>
          </table:table-cell>
          <table:table-cell table:formula="of:=COM.MICROSOFT.CONCAT([.$D$1];[.A1345];&quot;','&quot;;[.B1345];&quot;','&quot;;[.C1345];&quot;');&quot;)" office:value-type="string" office:string-value="INSERT INTO public.&quot;location&quot; (code, &quot;name&quot;, parent_code) VALUES('180755','EL ROSARIO (RUMICHACA)','1807');" calcext:value-type="string">
            <text:p>INSERT INTO public."location" (code, "name", parent_code) VALUES('180755','EL ROSARIO (RUMICHACA)','1807');</text:p>
          </table:table-cell>
        </table:table-row>
        <table:table-row table:style-name="ro1">
          <table:table-cell office:value-type="string" calcext:value-type="string">
            <text:p>180756</text:p>
          </table:table-cell>
          <table:table-cell office:value-type="string" calcext:value-type="string">
            <text:p>GARCIA MORENO (CHUMAQUI)</text:p>
          </table:table-cell>
          <table:table-cell office:value-type="string" calcext:value-type="string">
            <text:p>1807</text:p>
          </table:table-cell>
          <table:table-cell table:formula="of:=COM.MICROSOFT.CONCAT([.$D$1];[.A1346];&quot;','&quot;;[.B1346];&quot;','&quot;;[.C1346];&quot;');&quot;)" office:value-type="string" office:string-value="INSERT INTO public.&quot;location&quot; (code, &quot;name&quot;, parent_code) VALUES('180756','GARCIA MORENO (CHUMAQUI)','1807');" calcext:value-type="string">
            <text:p>INSERT INTO public."location" (code, "name", parent_code) VALUES('180756','GARCIA MORENO (CHUMAQUI)','1807');</text:p>
          </table:table-cell>
        </table:table-row>
        <table:table-row table:style-name="ro1">
          <table:table-cell office:value-type="string" calcext:value-type="string">
            <text:p>180757</text:p>
          </table:table-cell>
          <table:table-cell office:value-type="string" calcext:value-type="string">
            <text:p>GUAMBALO (HUAMBALO)</text:p>
          </table:table-cell>
          <table:table-cell office:value-type="string" calcext:value-type="string">
            <text:p>1807</text:p>
          </table:table-cell>
          <table:table-cell table:formula="of:=COM.MICROSOFT.CONCAT([.$D$1];[.A1347];&quot;','&quot;;[.B1347];&quot;','&quot;;[.C1347];&quot;');&quot;)" office:value-type="string" office:string-value="INSERT INTO public.&quot;location&quot; (code, &quot;name&quot;, parent_code) VALUES('180757','GUAMBALO (HUAMBALO)','1807');" calcext:value-type="string">
            <text:p>INSERT INTO public."location" (code, "name", parent_code) VALUES('180757','GUAMBALO (HUAMBALO)','1807');</text:p>
          </table:table-cell>
        </table:table-row>
        <table:table-row table:style-name="ro1">
          <table:table-cell office:value-type="string" calcext:value-type="string">
            <text:p>180758</text:p>
          </table:table-cell>
          <table:table-cell office:value-type="string" calcext:value-type="string">
            <text:p>SALASACA</text:p>
          </table:table-cell>
          <table:table-cell office:value-type="string" calcext:value-type="string">
            <text:p>1807</text:p>
          </table:table-cell>
          <table:table-cell table:formula="of:=COM.MICROSOFT.CONCAT([.$D$1];[.A1348];&quot;','&quot;;[.B1348];&quot;','&quot;;[.C1348];&quot;');&quot;)" office:value-type="string" office:string-value="INSERT INTO public.&quot;location&quot; (code, &quot;name&quot;, parent_code) VALUES('180758','SALASACA','1807');" calcext:value-type="string">
            <text:p>INSERT INTO public."location" (code, "name", parent_code) VALUES('180758','SALASACA','1807');</text:p>
          </table:table-cell>
        </table:table-row>
        <table:table-row table:style-name="ro1">
          <table:table-cell office:value-type="string" calcext:value-type="string">
            <text:p>180801</text:p>
          </table:table-cell>
          <table:table-cell office:value-type="string" calcext:value-type="string">
            <text:p>CIUDAD NUEVA</text:p>
          </table:table-cell>
          <table:table-cell office:value-type="string" calcext:value-type="string">
            <text:p>1808</text:p>
          </table:table-cell>
          <table:table-cell table:formula="of:=COM.MICROSOFT.CONCAT([.$D$1];[.A1349];&quot;','&quot;;[.B1349];&quot;','&quot;;[.C1349];&quot;');&quot;)" office:value-type="string" office:string-value="INSERT INTO public.&quot;location&quot; (code, &quot;name&quot;, parent_code) VALUES('180801','CIUDAD NUEVA','1808');" calcext:value-type="string">
            <text:p>INSERT INTO public."location" (code, "name", parent_code) VALUES('180801','CIUDAD NUEVA','1808');</text:p>
          </table:table-cell>
        </table:table-row>
        <table:table-row table:style-name="ro1">
          <table:table-cell office:value-type="string" calcext:value-type="string">
            <text:p>180802</text:p>
          </table:table-cell>
          <table:table-cell office:value-type="string" calcext:value-type="string">
            <text:p>PILLARO</text:p>
          </table:table-cell>
          <table:table-cell office:value-type="string" calcext:value-type="string">
            <text:p>1808</text:p>
          </table:table-cell>
          <table:table-cell table:formula="of:=COM.MICROSOFT.CONCAT([.$D$1];[.A1350];&quot;','&quot;;[.B1350];&quot;','&quot;;[.C1350];&quot;');&quot;)" office:value-type="string" office:string-value="INSERT INTO public.&quot;location&quot; (code, &quot;name&quot;, parent_code) VALUES('180802','PILLARO','1808');" calcext:value-type="string">
            <text:p>INSERT INTO public."location" (code, "name", parent_code) VALUES('180802','PILLARO','1808');</text:p>
          </table:table-cell>
        </table:table-row>
        <table:table-row table:style-name="ro1">
          <table:table-cell office:value-type="string" calcext:value-type="string">
            <text:p>180850</text:p>
          </table:table-cell>
          <table:table-cell office:value-type="string" calcext:value-type="string">
            <text:p>PILLARO</text:p>
          </table:table-cell>
          <table:table-cell office:value-type="string" calcext:value-type="string">
            <text:p>1808</text:p>
          </table:table-cell>
          <table:table-cell table:formula="of:=COM.MICROSOFT.CONCAT([.$D$1];[.A1351];&quot;','&quot;;[.B1351];&quot;','&quot;;[.C1351];&quot;');&quot;)" office:value-type="string" office:string-value="INSERT INTO public.&quot;location&quot; (code, &quot;name&quot;, parent_code) VALUES('180850','PILLARO','1808');" calcext:value-type="string">
            <text:p>INSERT INTO public."location" (code, "name", parent_code) VALUES('180850','PILLARO','1808');</text:p>
          </table:table-cell>
        </table:table-row>
        <table:table-row table:style-name="ro1">
          <table:table-cell office:value-type="string" calcext:value-type="string">
            <text:p>180851</text:p>
          </table:table-cell>
          <table:table-cell office:value-type="string" calcext:value-type="string">
            <text:p>BAQUERIZO MORENO</text:p>
          </table:table-cell>
          <table:table-cell office:value-type="string" calcext:value-type="string">
            <text:p>1808</text:p>
          </table:table-cell>
          <table:table-cell table:formula="of:=COM.MICROSOFT.CONCAT([.$D$1];[.A1352];&quot;','&quot;;[.B1352];&quot;','&quot;;[.C1352];&quot;');&quot;)" office:value-type="string" office:string-value="INSERT INTO public.&quot;location&quot; (code, &quot;name&quot;, parent_code) VALUES('180851','BAQUERIZO MORENO','1808');" calcext:value-type="string">
            <text:p>INSERT INTO public."location" (code, "name", parent_code) VALUES('180851','BAQUERIZO MORENO','1808');</text:p>
          </table:table-cell>
        </table:table-row>
        <table:table-row table:style-name="ro1">
          <table:table-cell office:value-type="string" calcext:value-type="string">
            <text:p>180852</text:p>
          </table:table-cell>
          <table:table-cell office:value-type="string" calcext:value-type="string">
            <text:p>EMILIO MARIA TERAN (RUMIPAMBA)</text:p>
          </table:table-cell>
          <table:table-cell office:value-type="string" calcext:value-type="string">
            <text:p>1808</text:p>
          </table:table-cell>
          <table:table-cell table:formula="of:=COM.MICROSOFT.CONCAT([.$D$1];[.A1353];&quot;','&quot;;[.B1353];&quot;','&quot;;[.C1353];&quot;');&quot;)" office:value-type="string" office:string-value="INSERT INTO public.&quot;location&quot; (code, &quot;name&quot;, parent_code) VALUES('180852','EMILIO MARIA TERAN (RUMIPAMBA)','1808');" calcext:value-type="string">
            <text:p>INSERT INTO public."location" (code, "name", parent_code) VALUES('180852','EMILIO MARIA TERAN (RUMIPAMBA)','1808');</text:p>
          </table:table-cell>
        </table:table-row>
        <table:table-row table:style-name="ro1">
          <table:table-cell office:value-type="string" calcext:value-type="string">
            <text:p>180853</text:p>
          </table:table-cell>
          <table:table-cell office:value-type="string" calcext:value-type="string">
            <text:p>MARCOS ESPINEL (CHACATA)</text:p>
          </table:table-cell>
          <table:table-cell office:value-type="string" calcext:value-type="string">
            <text:p>1808</text:p>
          </table:table-cell>
          <table:table-cell table:formula="of:=COM.MICROSOFT.CONCAT([.$D$1];[.A1354];&quot;','&quot;;[.B1354];&quot;','&quot;;[.C1354];&quot;');&quot;)" office:value-type="string" office:string-value="INSERT INTO public.&quot;location&quot; (code, &quot;name&quot;, parent_code) VALUES('180853','MARCOS ESPINEL (CHACATA)','1808');" calcext:value-type="string">
            <text:p>INSERT INTO public."location" (code, "name", parent_code) VALUES('180853','MARCOS ESPINEL (CHACATA)','1808');</text:p>
          </table:table-cell>
        </table:table-row>
        <table:table-row table:style-name="ro1">
          <table:table-cell office:value-type="string" calcext:value-type="string">
            <text:p>180854</text:p>
          </table:table-cell>
          <table:table-cell office:value-type="string" calcext:value-type="string">
            <text:p>PRESIDENTE URBINA (CHAGRAPAMBA-PATZUCUL)</text:p>
          </table:table-cell>
          <table:table-cell office:value-type="string" calcext:value-type="string">
            <text:p>1808</text:p>
          </table:table-cell>
          <table:table-cell table:formula="of:=COM.MICROSOFT.CONCAT([.$D$1];[.A1355];&quot;','&quot;;[.B1355];&quot;','&quot;;[.C1355];&quot;');&quot;)" office:value-type="string" office:string-value="INSERT INTO public.&quot;location&quot; (code, &quot;name&quot;, parent_code) VALUES('180854','PRESIDENTE URBINA (CHAGRAPAMBA-PATZUCUL)','1808');" calcext:value-type="string">
            <text:p>INSERT INTO public."location" (code, "name", parent_code) VALUES('180854','PRESIDENTE URBINA (CHAGRAPAMBA-PATZUCUL)','1808');</text:p>
          </table:table-cell>
        </table:table-row>
        <table:table-row table:style-name="ro1">
          <table:table-cell office:value-type="string" calcext:value-type="string">
            <text:p>180855</text:p>
          </table:table-cell>
          <table:table-cell office:value-type="string" calcext:value-type="string">
            <text:p>SAN ANDRES</text:p>
          </table:table-cell>
          <table:table-cell office:value-type="string" calcext:value-type="string">
            <text:p>1808</text:p>
          </table:table-cell>
          <table:table-cell table:formula="of:=COM.MICROSOFT.CONCAT([.$D$1];[.A1356];&quot;','&quot;;[.B1356];&quot;','&quot;;[.C1356];&quot;');&quot;)" office:value-type="string" office:string-value="INSERT INTO public.&quot;location&quot; (code, &quot;name&quot;, parent_code) VALUES('180855','SAN ANDRES','1808');" calcext:value-type="string">
            <text:p>INSERT INTO public."location" (code, "name", parent_code) VALUES('180855','SAN ANDRES','1808');</text:p>
          </table:table-cell>
        </table:table-row>
        <table:table-row table:style-name="ro1">
          <table:table-cell office:value-type="string" calcext:value-type="string">
            <text:p>180856</text:p>
          </table:table-cell>
          <table:table-cell office:value-type="string" calcext:value-type="string">
            <text:p>SAN JOSE DE POALO</text:p>
          </table:table-cell>
          <table:table-cell office:value-type="string" calcext:value-type="string">
            <text:p>1808</text:p>
          </table:table-cell>
          <table:table-cell table:formula="of:=COM.MICROSOFT.CONCAT([.$D$1];[.A1357];&quot;','&quot;;[.B1357];&quot;','&quot;;[.C1357];&quot;');&quot;)" office:value-type="string" office:string-value="INSERT INTO public.&quot;location&quot; (code, &quot;name&quot;, parent_code) VALUES('180856','SAN JOSE DE POALO','1808');" calcext:value-type="string">
            <text:p>INSERT INTO public."location" (code, "name", parent_code) VALUES('180856','SAN JOSE DE POALO','1808');</text:p>
          </table:table-cell>
        </table:table-row>
        <table:table-row table:style-name="ro1">
          <table:table-cell office:value-type="string" calcext:value-type="string">
            <text:p>180857</text:p>
          </table:table-cell>
          <table:table-cell office:value-type="string" calcext:value-type="string">
            <text:p>SAN MIGUELITO</text:p>
          </table:table-cell>
          <table:table-cell office:value-type="string" calcext:value-type="string">
            <text:p>1808</text:p>
          </table:table-cell>
          <table:table-cell table:formula="of:=COM.MICROSOFT.CONCAT([.$D$1];[.A1358];&quot;','&quot;;[.B1358];&quot;','&quot;;[.C1358];&quot;');&quot;)" office:value-type="string" office:string-value="INSERT INTO public.&quot;location&quot; (code, &quot;name&quot;, parent_code) VALUES('180857','SAN MIGUELITO','1808');" calcext:value-type="string">
            <text:p>INSERT INTO public."location" (code, "name", parent_code) VALUES('180857','SAN MIGUELITO','1808');</text:p>
          </table:table-cell>
        </table:table-row>
        <table:table-row table:style-name="ro1">
          <table:table-cell office:value-type="string" calcext:value-type="string">
            <text:p>180950</text:p>
          </table:table-cell>
          <table:table-cell office:value-type="string" calcext:value-type="string">
            <text:p>TISALEO</text:p>
          </table:table-cell>
          <table:table-cell office:value-type="string" calcext:value-type="string">
            <text:p>1809</text:p>
          </table:table-cell>
          <table:table-cell table:formula="of:=COM.MICROSOFT.CONCAT([.$D$1];[.A1359];&quot;','&quot;;[.B1359];&quot;','&quot;;[.C1359];&quot;');&quot;)" office:value-type="string" office:string-value="INSERT INTO public.&quot;location&quot; (code, &quot;name&quot;, parent_code) VALUES('180950','TISALEO','1809');" calcext:value-type="string">
            <text:p>INSERT INTO public."location" (code, "name", parent_code) VALUES('180950','TISALEO','1809');</text:p>
          </table:table-cell>
        </table:table-row>
        <table:table-row table:style-name="ro1">
          <table:table-cell office:value-type="string" calcext:value-type="string">
            <text:p>180951</text:p>
          </table:table-cell>
          <table:table-cell office:value-type="string" calcext:value-type="string">
            <text:p>QUINCHICOTO</text:p>
          </table:table-cell>
          <table:table-cell office:value-type="string" calcext:value-type="string">
            <text:p>1809</text:p>
          </table:table-cell>
          <table:table-cell table:formula="of:=COM.MICROSOFT.CONCAT([.$D$1];[.A1360];&quot;','&quot;;[.B1360];&quot;','&quot;;[.C1360];&quot;');&quot;)" office:value-type="string" office:string-value="INSERT INTO public.&quot;location&quot; (code, &quot;name&quot;, parent_code) VALUES('180951','QUINCHICOTO','1809');" calcext:value-type="string">
            <text:p>INSERT INTO public."location" (code, "name", parent_code) VALUES('180951','QUINCHICOTO','1809');</text:p>
          </table:table-cell>
        </table:table-row>
        <table:table-row table:style-name="ro1">
          <table:table-cell office:value-type="string" calcext:value-type="string">
            <text:p>190101</text:p>
          </table:table-cell>
          <table:table-cell office:value-type="string" calcext:value-type="string">
            <text:p>LIMON</text:p>
          </table:table-cell>
          <table:table-cell office:value-type="string" calcext:value-type="string">
            <text:p>1901</text:p>
          </table:table-cell>
          <table:table-cell table:formula="of:=COM.MICROSOFT.CONCAT([.$D$1];[.A1361];&quot;','&quot;;[.B1361];&quot;','&quot;;[.C1361];&quot;');&quot;)" office:value-type="string" office:string-value="INSERT INTO public.&quot;location&quot; (code, &quot;name&quot;, parent_code) VALUES('190101','LIMON','1901');" calcext:value-type="string">
            <text:p>INSERT INTO public."location" (code, "name", parent_code) VALUES('190101','LIMON','1901');</text:p>
          </table:table-cell>
        </table:table-row>
        <table:table-row table:style-name="ro1">
          <table:table-cell office:value-type="string" calcext:value-type="string">
            <text:p>190102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01</text:p>
          </table:table-cell>
          <table:table-cell table:formula="of:=COM.MICROSOFT.CONCAT([.$D$1];[.A1362];&quot;','&quot;;[.B1362];&quot;','&quot;;[.C1362];&quot;');&quot;)" office:value-type="string" office:string-value="INSERT INTO public.&quot;location&quot; (code, &quot;name&quot;, parent_code) VALUES('190102','ZAMORA','1901');" calcext:value-type="string">
            <text:p>INSERT INTO public."location" (code, "name", parent_code) VALUES('190102','ZAMORA','1901');</text:p>
          </table:table-cell>
        </table:table-row>
        <table:table-row table:style-name="ro1">
          <table:table-cell office:value-type="string" calcext:value-type="string">
            <text:p>190150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1901</text:p>
          </table:table-cell>
          <table:table-cell table:formula="of:=COM.MICROSOFT.CONCAT([.$D$1];[.A1363];&quot;','&quot;;[.B1363];&quot;','&quot;;[.C1363];&quot;');&quot;)" office:value-type="string" office:string-value="INSERT INTO public.&quot;location&quot; (code, &quot;name&quot;, parent_code) VALUES('190150','ZAMORA','1901');" calcext:value-type="string">
            <text:p>INSERT INTO public."location" (code, "name", parent_code) VALUES('190150','ZAMORA','1901');</text:p>
          </table:table-cell>
        </table:table-row>
        <table:table-row table:style-name="ro1">
          <table:table-cell office:value-type="string" calcext:value-type="string">
            <text:p>190151</text:p>
          </table:table-cell>
          <table:table-cell office:value-type="string" calcext:value-type="string">
            <text:p>CUMBARATZA</text:p>
          </table:table-cell>
          <table:table-cell office:value-type="string" calcext:value-type="string">
            <text:p>1901</text:p>
          </table:table-cell>
          <table:table-cell table:formula="of:=COM.MICROSOFT.CONCAT([.$D$1];[.A1364];&quot;','&quot;;[.B1364];&quot;','&quot;;[.C1364];&quot;');&quot;)" office:value-type="string" office:string-value="INSERT INTO public.&quot;location&quot; (code, &quot;name&quot;, parent_code) VALUES('190151','CUMBARATZA','1901');" calcext:value-type="string">
            <text:p>INSERT INTO public."location" (code, "name", parent_code) VALUES('190151','CUMBARATZA','1901');</text:p>
          </table:table-cell>
        </table:table-row>
        <table:table-row table:style-name="ro1">
          <table:table-cell office:value-type="string" calcext:value-type="string">
            <text:p>190152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1901</text:p>
          </table:table-cell>
          <table:table-cell table:formula="of:=COM.MICROSOFT.CONCAT([.$D$1];[.A1365];&quot;','&quot;;[.B1365];&quot;','&quot;;[.C1365];&quot;');&quot;)" office:value-type="string" office:string-value="INSERT INTO public.&quot;location&quot; (code, &quot;name&quot;, parent_code) VALUES('190152','GUADALUPE','1901');" calcext:value-type="string">
            <text:p>INSERT INTO public."location" (code, "name", parent_code) VALUES('190152','GUADALUPE','1901');</text:p>
          </table:table-cell>
        </table:table-row>
        <table:table-row table:style-name="ro1">
          <table:table-cell office:value-type="string" calcext:value-type="string">
            <text:p>190153</text:p>
          </table:table-cell>
          <table:table-cell office:value-type="string" calcext:value-type="string">
            <text:p>IMBANA (LA VICTORIA DE IMBANA)</text:p>
          </table:table-cell>
          <table:table-cell office:value-type="string" calcext:value-type="string">
            <text:p>1901</text:p>
          </table:table-cell>
          <table:table-cell table:formula="of:=COM.MICROSOFT.CONCAT([.$D$1];[.A1366];&quot;','&quot;;[.B1366];&quot;','&quot;;[.C1366];&quot;');&quot;)" office:value-type="string" office:string-value="INSERT INTO public.&quot;location&quot; (code, &quot;name&quot;, parent_code) VALUES('190153','IMBANA (LA VICTORIA DE IMBANA)','1901');" calcext:value-type="string">
            <text:p>INSERT INTO public."location" (code, "name", parent_code) VALUES('190153','IMBANA (LA VICTORIA DE IMBANA)','1901');</text:p>
          </table:table-cell>
        </table:table-row>
        <table:table-row table:style-name="ro1">
          <table:table-cell office:value-type="string" calcext:value-type="string">
            <text:p>190155</text:p>
          </table:table-cell>
          <table:table-cell office:value-type="string" calcext:value-type="string">
            <text:p>SABANILLA</text:p>
          </table:table-cell>
          <table:table-cell office:value-type="string" calcext:value-type="string">
            <text:p>1901</text:p>
          </table:table-cell>
          <table:table-cell table:formula="of:=COM.MICROSOFT.CONCAT([.$D$1];[.A1367];&quot;','&quot;;[.B1367];&quot;','&quot;;[.C1367];&quot;');&quot;)" office:value-type="string" office:string-value="INSERT INTO public.&quot;location&quot; (code, &quot;name&quot;, parent_code) VALUES('190155','SABANILLA','1901');" calcext:value-type="string">
            <text:p>INSERT INTO public."location" (code, "name", parent_code) VALUES('190155','SABANILLA','1901');</text:p>
          </table:table-cell>
        </table:table-row>
        <table:table-row table:style-name="ro1">
          <table:table-cell office:value-type="string" calcext:value-type="string">
            <text:p>190156</text:p>
          </table:table-cell>
          <table:table-cell office:value-type="string" calcext:value-type="string">
            <text:p>TIMBARA</text:p>
          </table:table-cell>
          <table:table-cell office:value-type="string" calcext:value-type="string">
            <text:p>1901</text:p>
          </table:table-cell>
          <table:table-cell table:formula="of:=COM.MICROSOFT.CONCAT([.$D$1];[.A1368];&quot;','&quot;;[.B1368];&quot;','&quot;;[.C1368];&quot;');&quot;)" office:value-type="string" office:string-value="INSERT INTO public.&quot;location&quot; (code, &quot;name&quot;, parent_code) VALUES('190156','TIMBARA','1901');" calcext:value-type="string">
            <text:p>INSERT INTO public."location" (code, "name", parent_code) VALUES('190156','TIMBARA','1901');</text:p>
          </table:table-cell>
        </table:table-row>
        <table:table-row table:style-name="ro1">
          <table:table-cell office:value-type="string" calcext:value-type="string">
            <text:p>190158</text:p>
          </table:table-cell>
          <table:table-cell office:value-type="string" calcext:value-type="string">
            <text:p>SAN CARLOS DE LAS MINAS</text:p>
          </table:table-cell>
          <table:table-cell office:value-type="string" calcext:value-type="string">
            <text:p>1901</text:p>
          </table:table-cell>
          <table:table-cell table:formula="of:=COM.MICROSOFT.CONCAT([.$D$1];[.A1369];&quot;','&quot;;[.B1369];&quot;','&quot;;[.C1369];&quot;');&quot;)" office:value-type="string" office:string-value="INSERT INTO public.&quot;location&quot; (code, &quot;name&quot;, parent_code) VALUES('190158','SAN CARLOS DE LAS MINAS','1901');" calcext:value-type="string">
            <text:p>INSERT INTO public."location" (code, "name", parent_code) VALUES('190158','SAN CARLOS DE LAS MINAS','1901');</text:p>
          </table:table-cell>
        </table:table-row>
        <table:table-row table:style-name="ro1">
          <table:table-cell office:value-type="string" calcext:value-type="string">
            <text:p>190250</text:p>
          </table:table-cell>
          <table:table-cell office:value-type="string" calcext:value-type="string">
            <text:p>ZUMBA</text:p>
          </table:table-cell>
          <table:table-cell office:value-type="string" calcext:value-type="string">
            <text:p>1902</text:p>
          </table:table-cell>
          <table:table-cell table:formula="of:=COM.MICROSOFT.CONCAT([.$D$1];[.A1370];&quot;','&quot;;[.B1370];&quot;','&quot;;[.C1370];&quot;');&quot;)" office:value-type="string" office:string-value="INSERT INTO public.&quot;location&quot; (code, &quot;name&quot;, parent_code) VALUES('190250','ZUMBA','1902');" calcext:value-type="string">
            <text:p>INSERT INTO public."location" (code, "name", parent_code) VALUES('190250','ZUMBA','1902');</text:p>
          </table:table-cell>
        </table:table-row>
        <table:table-row table:style-name="ro1">
          <table:table-cell office:value-type="string" calcext:value-type="string">
            <text:p>190251</text:p>
          </table:table-cell>
          <table:table-cell office:value-type="string" calcext:value-type="string">
            <text:p>CHITO</text:p>
          </table:table-cell>
          <table:table-cell office:value-type="string" calcext:value-type="string">
            <text:p>1902</text:p>
          </table:table-cell>
          <table:table-cell table:formula="of:=COM.MICROSOFT.CONCAT([.$D$1];[.A1371];&quot;','&quot;;[.B1371];&quot;','&quot;;[.C1371];&quot;');&quot;)" office:value-type="string" office:string-value="INSERT INTO public.&quot;location&quot; (code, &quot;name&quot;, parent_code) VALUES('190251','CHITO','1902');" calcext:value-type="string">
            <text:p>INSERT INTO public."location" (code, "name", parent_code) VALUES('190251','CHITO','1902');</text:p>
          </table:table-cell>
        </table:table-row>
        <table:table-row table:style-name="ro1">
          <table:table-cell office:value-type="string" calcext:value-type="string">
            <text:p>190252</text:p>
          </table:table-cell>
          <table:table-cell office:value-type="string" calcext:value-type="string">
            <text:p>EL CHORRO</text:p>
          </table:table-cell>
          <table:table-cell office:value-type="string" calcext:value-type="string">
            <text:p>1902</text:p>
          </table:table-cell>
          <table:table-cell table:formula="of:=COM.MICROSOFT.CONCAT([.$D$1];[.A1372];&quot;','&quot;;[.B1372];&quot;','&quot;;[.C1372];&quot;');&quot;)" office:value-type="string" office:string-value="INSERT INTO public.&quot;location&quot; (code, &quot;name&quot;, parent_code) VALUES('190252','EL CHORRO','1902');" calcext:value-type="string">
            <text:p>INSERT INTO public."location" (code, "name", parent_code) VALUES('190252','EL CHORRO','1902');</text:p>
          </table:table-cell>
        </table:table-row>
        <table:table-row table:style-name="ro1">
          <table:table-cell office:value-type="string" calcext:value-type="string">
            <text:p>190254</text:p>
          </table:table-cell>
          <table:table-cell office:value-type="string" calcext:value-type="string">
            <text:p>LA CHONTA</text:p>
          </table:table-cell>
          <table:table-cell office:value-type="string" calcext:value-type="string">
            <text:p>1902</text:p>
          </table:table-cell>
          <table:table-cell table:formula="of:=COM.MICROSOFT.CONCAT([.$D$1];[.A1373];&quot;','&quot;;[.B1373];&quot;','&quot;;[.C1373];&quot;');&quot;)" office:value-type="string" office:string-value="INSERT INTO public.&quot;location&quot; (code, &quot;name&quot;, parent_code) VALUES('190254','LA CHONTA','1902');" calcext:value-type="string">
            <text:p>INSERT INTO public."location" (code, "name", parent_code) VALUES('190254','LA CHONTA','1902');</text:p>
          </table:table-cell>
        </table:table-row>
        <table:table-row table:style-name="ro1">
          <table:table-cell office:value-type="string" calcext:value-type="string">
            <text:p>190256</text:p>
          </table:table-cell>
          <table:table-cell office:value-type="string" calcext:value-type="string">
            <text:p>PUCAPAMBA</text:p>
          </table:table-cell>
          <table:table-cell office:value-type="string" calcext:value-type="string">
            <text:p>1902</text:p>
          </table:table-cell>
          <table:table-cell table:formula="of:=COM.MICROSOFT.CONCAT([.$D$1];[.A1374];&quot;','&quot;;[.B1374];&quot;','&quot;;[.C1374];&quot;');&quot;)" office:value-type="string" office:string-value="INSERT INTO public.&quot;location&quot; (code, &quot;name&quot;, parent_code) VALUES('190256','PUCAPAMBA','1902');" calcext:value-type="string">
            <text:p>INSERT INTO public."location" (code, "name", parent_code) VALUES('190256','PUCAPAMBA','1902');</text:p>
          </table:table-cell>
        </table:table-row>
        <table:table-row table:style-name="ro1">
          <table:table-cell office:value-type="string" calcext:value-type="string">
            <text:p>190259</text:p>
          </table:table-cell>
          <table:table-cell office:value-type="string" calcext:value-type="string">
            <text:p>SAN ANDRÉS</text:p>
          </table:table-cell>
          <table:table-cell office:value-type="string" calcext:value-type="string">
            <text:p>1902</text:p>
          </table:table-cell>
          <table:table-cell table:formula="of:=COM.MICROSOFT.CONCAT([.$D$1];[.A1375];&quot;','&quot;;[.B1375];&quot;','&quot;;[.C1375];&quot;');&quot;)" office:value-type="string" office:string-value="INSERT INTO public.&quot;location&quot; (code, &quot;name&quot;, parent_code) VALUES('190259','SAN ANDRÉS','1902');" calcext:value-type="string">
            <text:p>INSERT INTO public."location" (code, "name", parent_code) VALUES('190259','SAN ANDRÉS','1902');</text:p>
          </table:table-cell>
        </table:table-row>
        <table:table-row table:style-name="ro1">
          <table:table-cell office:value-type="string" calcext:value-type="string">
            <text:p>190350</text:p>
          </table:table-cell>
          <table:table-cell office:value-type="string" calcext:value-type="string">
            <text:p>GUAYZIMI</text:p>
          </table:table-cell>
          <table:table-cell office:value-type="string" calcext:value-type="string">
            <text:p>1903</text:p>
          </table:table-cell>
          <table:table-cell table:formula="of:=COM.MICROSOFT.CONCAT([.$D$1];[.A1376];&quot;','&quot;;[.B1376];&quot;','&quot;;[.C1376];&quot;');&quot;)" office:value-type="string" office:string-value="INSERT INTO public.&quot;location&quot; (code, &quot;name&quot;, parent_code) VALUES('190350','GUAYZIMI','1903');" calcext:value-type="string">
            <text:p>INSERT INTO public."location" (code, "name", parent_code) VALUES('190350','GUAYZIMI','1903');</text:p>
          </table:table-cell>
        </table:table-row>
        <table:table-row table:style-name="ro1">
          <table:table-cell office:value-type="string" calcext:value-type="string">
            <text:p>190351</text:p>
          </table:table-cell>
          <table:table-cell office:value-type="string" calcext:value-type="string">
            <text:p>ZURMI</text:p>
          </table:table-cell>
          <table:table-cell office:value-type="string" calcext:value-type="string">
            <text:p>1903</text:p>
          </table:table-cell>
          <table:table-cell table:formula="of:=COM.MICROSOFT.CONCAT([.$D$1];[.A1377];&quot;','&quot;;[.B1377];&quot;','&quot;;[.C1377];&quot;');&quot;)" office:value-type="string" office:string-value="INSERT INTO public.&quot;location&quot; (code, &quot;name&quot;, parent_code) VALUES('190351','ZURMI','1903');" calcext:value-type="string">
            <text:p>INSERT INTO public."location" (code, "name", parent_code) VALUES('190351','ZURMI','1903');</text:p>
          </table:table-cell>
        </table:table-row>
        <table:table-row table:style-name="ro1">
          <table:table-cell office:value-type="string" calcext:value-type="string">
            <text:p>190450</text:p>
          </table:table-cell>
          <table:table-cell office:value-type="string" calcext:value-type="string">
            <text:p>28 DE MAYO (SAN JOSE DE YACUAMBI)</text:p>
          </table:table-cell>
          <table:table-cell office:value-type="string" calcext:value-type="string">
            <text:p>1904</text:p>
          </table:table-cell>
          <table:table-cell table:formula="of:=COM.MICROSOFT.CONCAT([.$D$1];[.A1378];&quot;','&quot;;[.B1378];&quot;','&quot;;[.C1378];&quot;');&quot;)" office:value-type="string" office:string-value="INSERT INTO public.&quot;location&quot; (code, &quot;name&quot;, parent_code) VALUES('190450','28 DE MAYO (SAN JOSE DE YACUAMBI)','1904');" calcext:value-type="string">
            <text:p>INSERT INTO public."location" (code, "name", parent_code) VALUES('190450','28 DE MAYO (SAN JOSE DE YACUAMBI)','1904');</text:p>
          </table:table-cell>
        </table:table-row>
        <table:table-row table:style-name="ro1">
          <table:table-cell office:value-type="string" calcext:value-type="string">
            <text:p>190451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1904</text:p>
          </table:table-cell>
          <table:table-cell table:formula="of:=COM.MICROSOFT.CONCAT([.$D$1];[.A1379];&quot;','&quot;;[.B1379];&quot;','&quot;;[.C1379];&quot;');&quot;)" office:value-type="string" office:string-value="INSERT INTO public.&quot;location&quot; (code, &quot;name&quot;, parent_code) VALUES('190451','LA PAZ','1904');" calcext:value-type="string">
            <text:p>INSERT INTO public."location" (code, "name", parent_code) VALUES('190451','LA PAZ','1904');</text:p>
          </table:table-cell>
        </table:table-row>
        <table:table-row table:style-name="ro1">
          <table:table-cell office:value-type="string" calcext:value-type="string">
            <text:p>190452</text:p>
          </table:table-cell>
          <table:table-cell office:value-type="string" calcext:value-type="string">
            <text:p>TUTUPALI</text:p>
          </table:table-cell>
          <table:table-cell office:value-type="string" calcext:value-type="string">
            <text:p>1904</text:p>
          </table:table-cell>
          <table:table-cell table:formula="of:=COM.MICROSOFT.CONCAT([.$D$1];[.A1380];&quot;','&quot;;[.B1380];&quot;','&quot;;[.C1380];&quot;');&quot;)" office:value-type="string" office:string-value="INSERT INTO public.&quot;location&quot; (code, &quot;name&quot;, parent_code) VALUES('190452','TUTUPALI','1904');" calcext:value-type="string">
            <text:p>INSERT INTO public."location" (code, "name", parent_code) VALUES('190452','TUTUPALI','1904');</text:p>
          </table:table-cell>
        </table:table-row>
        <table:table-row table:style-name="ro1">
          <table:table-cell office:value-type="string" calcext:value-type="string">
            <text:p>190550</text:p>
          </table:table-cell>
          <table:table-cell office:value-type="string" calcext:value-type="string">
            <text:p>YANZATZA</text:p>
          </table:table-cell>
          <table:table-cell office:value-type="string" calcext:value-type="string">
            <text:p>1905</text:p>
          </table:table-cell>
          <table:table-cell table:formula="of:=COM.MICROSOFT.CONCAT([.$D$1];[.A1381];&quot;','&quot;;[.B1381];&quot;','&quot;;[.C1381];&quot;');&quot;)" office:value-type="string" office:string-value="INSERT INTO public.&quot;location&quot; (code, &quot;name&quot;, parent_code) VALUES('190550','YANZATZA','1905');" calcext:value-type="string">
            <text:p>INSERT INTO public."location" (code, "name", parent_code) VALUES('190550','YANZATZA','1905');</text:p>
          </table:table-cell>
        </table:table-row>
        <table:table-row table:style-name="ro1">
          <table:table-cell office:value-type="string" calcext:value-type="string">
            <text:p>190551</text:p>
          </table:table-cell>
          <table:table-cell office:value-type="string" calcext:value-type="string">
            <text:p>CHICAÑA</text:p>
          </table:table-cell>
          <table:table-cell office:value-type="string" calcext:value-type="string">
            <text:p>1905</text:p>
          </table:table-cell>
          <table:table-cell table:formula="of:=COM.MICROSOFT.CONCAT([.$D$1];[.A1382];&quot;','&quot;;[.B1382];&quot;','&quot;;[.C1382];&quot;');&quot;)" office:value-type="string" office:string-value="INSERT INTO public.&quot;location&quot; (code, &quot;name&quot;, parent_code) VALUES('190551','CHICAÑA','1905');" calcext:value-type="string">
            <text:p>INSERT INTO public."location" (code, "name", parent_code) VALUES('190551','CHICAÑA','1905');</text:p>
          </table:table-cell>
        </table:table-row>
        <table:table-row table:style-name="ro1">
          <table:table-cell office:value-type="string" calcext:value-type="string">
            <text:p>190553</text:p>
          </table:table-cell>
          <table:table-cell office:value-type="string" calcext:value-type="string">
            <text:p>LOS ENCUENTROS</text:p>
          </table:table-cell>
          <table:table-cell office:value-type="string" calcext:value-type="string">
            <text:p>1905</text:p>
          </table:table-cell>
          <table:table-cell table:formula="of:=COM.MICROSOFT.CONCAT([.$D$1];[.A1383];&quot;','&quot;;[.B1383];&quot;','&quot;;[.C1383];&quot;');&quot;)" office:value-type="string" office:string-value="INSERT INTO public.&quot;location&quot; (code, &quot;name&quot;, parent_code) VALUES('190553','LOS ENCUENTROS','1905');" calcext:value-type="string">
            <text:p>INSERT INTO public."location" (code, "name", parent_code) VALUES('190553','LOS ENCUENTROS','1905');</text:p>
          </table:table-cell>
        </table:table-row>
        <table:table-row table:style-name="ro1">
          <table:table-cell office:value-type="string" calcext:value-type="string">
            <text:p>190650</text:p>
          </table:table-cell>
          <table:table-cell office:value-type="string" calcext:value-type="string">
            <text:p>EL PANGUI</text:p>
          </table:table-cell>
          <table:table-cell office:value-type="string" calcext:value-type="string">
            <text:p>1906</text:p>
          </table:table-cell>
          <table:table-cell table:formula="of:=COM.MICROSOFT.CONCAT([.$D$1];[.A1384];&quot;','&quot;;[.B1384];&quot;','&quot;;[.C1384];&quot;');&quot;)" office:value-type="string" office:string-value="INSERT INTO public.&quot;location&quot; (code, &quot;name&quot;, parent_code) VALUES('190650','EL PANGUI','1906');" calcext:value-type="string">
            <text:p>INSERT INTO public."location" (code, "name", parent_code) VALUES('190650','EL PANGUI','1906');</text:p>
          </table:table-cell>
        </table:table-row>
        <table:table-row table:style-name="ro1">
          <table:table-cell office:value-type="string" calcext:value-type="string">
            <text:p>190651</text:p>
          </table:table-cell>
          <table:table-cell office:value-type="string" calcext:value-type="string">
            <text:p>EL GUISMI</text:p>
          </table:table-cell>
          <table:table-cell office:value-type="string" calcext:value-type="string">
            <text:p>1906</text:p>
          </table:table-cell>
          <table:table-cell table:formula="of:=COM.MICROSOFT.CONCAT([.$D$1];[.A1385];&quot;','&quot;;[.B1385];&quot;','&quot;;[.C1385];&quot;');&quot;)" office:value-type="string" office:string-value="INSERT INTO public.&quot;location&quot; (code, &quot;name&quot;, parent_code) VALUES('190651','EL GUISMI','1906');" calcext:value-type="string">
            <text:p>INSERT INTO public."location" (code, "name", parent_code) VALUES('190651','EL GUISMI','1906');</text:p>
          </table:table-cell>
        </table:table-row>
        <table:table-row table:style-name="ro1">
          <table:table-cell office:value-type="string" calcext:value-type="string">
            <text:p>190652</text:p>
          </table:table-cell>
          <table:table-cell office:value-type="string" calcext:value-type="string">
            <text:p>PACHICUTZA</text:p>
          </table:table-cell>
          <table:table-cell office:value-type="string" calcext:value-type="string">
            <text:p>1906</text:p>
          </table:table-cell>
          <table:table-cell table:formula="of:=COM.MICROSOFT.CONCAT([.$D$1];[.A1386];&quot;','&quot;;[.B1386];&quot;','&quot;;[.C1386];&quot;');&quot;)" office:value-type="string" office:string-value="INSERT INTO public.&quot;location&quot; (code, &quot;name&quot;, parent_code) VALUES('190652','PACHICUTZA','1906');" calcext:value-type="string">
            <text:p>INSERT INTO public."location" (code, "name", parent_code) VALUES('190652','PACHICUTZA','1906');</text:p>
          </table:table-cell>
        </table:table-row>
        <table:table-row table:style-name="ro1">
          <table:table-cell office:value-type="string" calcext:value-type="string">
            <text:p>190653</text:p>
          </table:table-cell>
          <table:table-cell office:value-type="string" calcext:value-type="string">
            <text:p>TUNDAYME</text:p>
          </table:table-cell>
          <table:table-cell office:value-type="string" calcext:value-type="string">
            <text:p>1906</text:p>
          </table:table-cell>
          <table:table-cell table:formula="of:=COM.MICROSOFT.CONCAT([.$D$1];[.A1387];&quot;','&quot;;[.B1387];&quot;','&quot;;[.C1387];&quot;');&quot;)" office:value-type="string" office:string-value="INSERT INTO public.&quot;location&quot; (code, &quot;name&quot;, parent_code) VALUES('190653','TUNDAYME','1906');" calcext:value-type="string">
            <text:p>INSERT INTO public."location" (code, "name", parent_code) VALUES('190653','TUNDAYME','1906');</text:p>
          </table:table-cell>
        </table:table-row>
        <table:table-row table:style-name="ro1">
          <table:table-cell office:value-type="string" calcext:value-type="string">
            <text:p>190750</text:p>
          </table:table-cell>
          <table:table-cell office:value-type="string" calcext:value-type="string">
            <text:p>ZUMBI</text:p>
          </table:table-cell>
          <table:table-cell office:value-type="string" calcext:value-type="string">
            <text:p>1907</text:p>
          </table:table-cell>
          <table:table-cell table:formula="of:=COM.MICROSOFT.CONCAT([.$D$1];[.A1388];&quot;','&quot;;[.B1388];&quot;','&quot;;[.C1388];&quot;');&quot;)" office:value-type="string" office:string-value="INSERT INTO public.&quot;location&quot; (code, &quot;name&quot;, parent_code) VALUES('190750','ZUMBI','1907');" calcext:value-type="string">
            <text:p>INSERT INTO public."location" (code, "name", parent_code) VALUES('190750','ZUMBI','1907');</text:p>
          </table:table-cell>
        </table:table-row>
        <table:table-row table:style-name="ro1">
          <table:table-cell office:value-type="string" calcext:value-type="string">
            <text:p>190850</text:p>
          </table:table-cell>
          <table:table-cell office:value-type="string" calcext:value-type="string">
            <text:p>PALANDA</text:p>
          </table:table-cell>
          <table:table-cell office:value-type="string" calcext:value-type="string">
            <text:p>1908</text:p>
          </table:table-cell>
          <table:table-cell table:formula="of:=COM.MICROSOFT.CONCAT([.$D$1];[.A1389];&quot;','&quot;;[.B1389];&quot;','&quot;;[.C1389];&quot;');&quot;)" office:value-type="string" office:string-value="INSERT INTO public.&quot;location&quot; (code, &quot;name&quot;, parent_code) VALUES('190850','PALANDA','1908');" calcext:value-type="string">
            <text:p>INSERT INTO public."location" (code, "name", parent_code) VALUES('190850','PALANDA','1908');</text:p>
          </table:table-cell>
        </table:table-row>
        <table:table-row table:style-name="ro1">
          <table:table-cell office:value-type="string" calcext:value-type="string">
            <text:p>190851</text:p>
          </table:table-cell>
          <table:table-cell office:value-type="string" calcext:value-type="string">
            <text:p>EL PORVENIR DEL CARMEN</text:p>
          </table:table-cell>
          <table:table-cell office:value-type="string" calcext:value-type="string">
            <text:p>1908</text:p>
          </table:table-cell>
          <table:table-cell table:formula="of:=COM.MICROSOFT.CONCAT([.$D$1];[.A1390];&quot;','&quot;;[.B1390];&quot;','&quot;;[.C1390];&quot;');&quot;)" office:value-type="string" office:string-value="INSERT INTO public.&quot;location&quot; (code, &quot;name&quot;, parent_code) VALUES('190851','EL PORVENIR DEL CARMEN','1908');" calcext:value-type="string">
            <text:p>INSERT INTO public."location" (code, "name", parent_code) VALUES('190851','EL PORVENIR DEL CARMEN','1908');</text:p>
          </table:table-cell>
        </table:table-row>
        <table:table-row table:style-name="ro1">
          <table:table-cell office:value-type="string" calcext:value-type="string">
            <text:p>190852</text:p>
          </table:table-cell>
          <table:table-cell office:value-type="string" calcext:value-type="string">
            <text:p>SAN FRANCISCO DE VERGEL</text:p>
          </table:table-cell>
          <table:table-cell office:value-type="string" calcext:value-type="string">
            <text:p>1908</text:p>
          </table:table-cell>
          <table:table-cell table:formula="of:=COM.MICROSOFT.CONCAT([.$D$1];[.A1391];&quot;','&quot;;[.B1391];&quot;','&quot;;[.C1391];&quot;');&quot;)" office:value-type="string" office:string-value="INSERT INTO public.&quot;location&quot; (code, &quot;name&quot;, parent_code) VALUES('190852','SAN FRANCISCO DE VERGEL','1908');" calcext:value-type="string">
            <text:p>INSERT INTO public."location" (code, "name", parent_code) VALUES('190852','SAN FRANCISCO DE VERGEL','1908');</text:p>
          </table:table-cell>
        </table:table-row>
        <table:table-row table:style-name="ro1">
          <table:table-cell office:value-type="string" calcext:value-type="string">
            <text:p>19085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1908</text:p>
          </table:table-cell>
          <table:table-cell table:formula="of:=COM.MICROSOFT.CONCAT([.$D$1];[.A1392];&quot;','&quot;;[.B1392];&quot;','&quot;;[.C1392];&quot;');&quot;)" office:value-type="string" office:string-value="INSERT INTO public.&quot;location&quot; (code, &quot;name&quot;, parent_code) VALUES('190853','VALLADOLID','1908');" calcext:value-type="string">
            <text:p>INSERT INTO public."location" (code, "name", parent_code) VALUES('190853','VALLADOLID','1908');</text:p>
          </table:table-cell>
        </table:table-row>
        <table:table-row table:style-name="ro1">
          <table:table-cell office:value-type="string" calcext:value-type="string">
            <text:p>190950</text:p>
          </table:table-cell>
          <table:table-cell office:value-type="string" calcext:value-type="string">
            <text:p>PAQUISHA</text:p>
          </table:table-cell>
          <table:table-cell office:value-type="string" calcext:value-type="string">
            <text:p>1909</text:p>
          </table:table-cell>
          <table:table-cell table:formula="of:=COM.MICROSOFT.CONCAT([.$D$1];[.A1393];&quot;','&quot;;[.B1393];&quot;','&quot;;[.C1393];&quot;');&quot;)" office:value-type="string" office:string-value="INSERT INTO public.&quot;location&quot; (code, &quot;name&quot;, parent_code) VALUES('190950','PAQUISHA','1909');" calcext:value-type="string">
            <text:p>INSERT INTO public."location" (code, "name", parent_code) VALUES('190950','PAQUISHA','1909');</text:p>
          </table:table-cell>
        </table:table-row>
        <table:table-row table:style-name="ro1">
          <table:table-cell office:value-type="string" calcext:value-type="string">
            <text:p>190951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1909</text:p>
          </table:table-cell>
          <table:table-cell table:formula="of:=COM.MICROSOFT.CONCAT([.$D$1];[.A1394];&quot;','&quot;;[.B1394];&quot;','&quot;;[.C1394];&quot;');&quot;)" office:value-type="string" office:string-value="INSERT INTO public.&quot;location&quot; (code, &quot;name&quot;, parent_code) VALUES('190951','BELLAVISTA','1909');" calcext:value-type="string">
            <text:p>INSERT INTO public."location" (code, "name", parent_code) VALUES('190951','BELLAVISTA','1909');</text:p>
          </table:table-cell>
        </table:table-row>
        <table:table-row table:style-name="ro1">
          <table:table-cell office:value-type="string" calcext:value-type="string">
            <text:p>190952</text:p>
          </table:table-cell>
          <table:table-cell office:value-type="string" calcext:value-type="string">
            <text:p>NUEVO QUITO</text:p>
          </table:table-cell>
          <table:table-cell office:value-type="string" calcext:value-type="string">
            <text:p>1909</text:p>
          </table:table-cell>
          <table:table-cell table:formula="of:=COM.MICROSOFT.CONCAT([.$D$1];[.A1395];&quot;','&quot;;[.B1395];&quot;','&quot;;[.C1395];&quot;');&quot;)" office:value-type="string" office:string-value="INSERT INTO public.&quot;location&quot; (code, &quot;name&quot;, parent_code) VALUES('190952','NUEVO QUITO','1909');" calcext:value-type="string">
            <text:p>INSERT INTO public."location" (code, "name", parent_code) VALUES('190952','NUEVO QUITO','1909');</text:p>
          </table:table-cell>
        </table:table-row>
        <table:table-row table:style-name="ro1">
          <table:table-cell office:value-type="string" calcext:value-type="string">
            <text:p>200150</text:p>
          </table:table-cell>
          <table:table-cell office:value-type="string" calcext:value-type="string">
            <text:p>PUERTO BAQUERIZO MORENO</text:p>
          </table:table-cell>
          <table:table-cell office:value-type="string" calcext:value-type="string">
            <text:p>2001</text:p>
          </table:table-cell>
          <table:table-cell table:formula="of:=COM.MICROSOFT.CONCAT([.$D$1];[.A1396];&quot;','&quot;;[.B1396];&quot;','&quot;;[.C1396];&quot;');&quot;)" office:value-type="string" office:string-value="INSERT INTO public.&quot;location&quot; (code, &quot;name&quot;, parent_code) VALUES('200150','PUERTO BAQUERIZO MORENO','2001');" calcext:value-type="string">
            <text:p>INSERT INTO public."location" (code, "name", parent_code) VALUES('200150','PUERTO BAQUERIZO MORENO','2001');</text:p>
          </table:table-cell>
        </table:table-row>
        <table:table-row table:style-name="ro1">
          <table:table-cell office:value-type="string" calcext:value-type="string">
            <text:p>200151</text:p>
          </table:table-cell>
          <table:table-cell office:value-type="string" calcext:value-type="string">
            <text:p>EL PROGRESO</text:p>
          </table:table-cell>
          <table:table-cell office:value-type="string" calcext:value-type="string">
            <text:p>2001</text:p>
          </table:table-cell>
          <table:table-cell table:formula="of:=COM.MICROSOFT.CONCAT([.$D$1];[.A1397];&quot;','&quot;;[.B1397];&quot;','&quot;;[.C1397];&quot;');&quot;)" office:value-type="string" office:string-value="INSERT INTO public.&quot;location&quot; (code, &quot;name&quot;, parent_code) VALUES('200151','EL PROGRESO','2001');" calcext:value-type="string">
            <text:p>INSERT INTO public."location" (code, "name", parent_code) VALUES('200151','EL PROGRESO','2001');</text:p>
          </table:table-cell>
        </table:table-row>
        <table:table-row table:style-name="ro1">
          <table:table-cell office:value-type="string" calcext:value-type="string">
            <text:p>200152</text:p>
          </table:table-cell>
          <table:table-cell office:value-type="string" calcext:value-type="string">
            <text:p>ISLA SANTA MARIA (FLOREANA)</text:p>
          </table:table-cell>
          <table:table-cell office:value-type="string" calcext:value-type="string">
            <text:p>2001</text:p>
          </table:table-cell>
          <table:table-cell table:formula="of:=COM.MICROSOFT.CONCAT([.$D$1];[.A1398];&quot;','&quot;;[.B1398];&quot;','&quot;;[.C1398];&quot;');&quot;)" office:value-type="string" office:string-value="INSERT INTO public.&quot;location&quot; (code, &quot;name&quot;, parent_code) VALUES('200152','ISLA SANTA MARIA (FLOREANA)','2001');" calcext:value-type="string">
            <text:p>INSERT INTO public."location" (code, "name", parent_code) VALUES('200152','ISLA SANTA MARIA (FLOREANA)','2001');</text:p>
          </table:table-cell>
        </table:table-row>
        <table:table-row table:style-name="ro1">
          <table:table-cell office:value-type="string" calcext:value-type="string">
            <text:p>200250</text:p>
          </table:table-cell>
          <table:table-cell office:value-type="string" calcext:value-type="string">
            <text:p>PUERTO VILLAMIL</text:p>
          </table:table-cell>
          <table:table-cell office:value-type="string" calcext:value-type="string">
            <text:p>2002</text:p>
          </table:table-cell>
          <table:table-cell table:formula="of:=COM.MICROSOFT.CONCAT([.$D$1];[.A1399];&quot;','&quot;;[.B1399];&quot;','&quot;;[.C1399];&quot;');&quot;)" office:value-type="string" office:string-value="INSERT INTO public.&quot;location&quot; (code, &quot;name&quot;, parent_code) VALUES('200250','PUERTO VILLAMIL','2002');" calcext:value-type="string">
            <text:p>INSERT INTO public."location" (code, "name", parent_code) VALUES('200250','PUERTO VILLAMIL','2002');</text:p>
          </table:table-cell>
        </table:table-row>
        <table:table-row table:style-name="ro1">
          <table:table-cell office:value-type="string" calcext:value-type="string">
            <text:p>200251</text:p>
          </table:table-cell>
          <table:table-cell office:value-type="string" calcext:value-type="string">
            <text:p>TOMAS DE BERLANGA (SANTO TOMAS)</text:p>
          </table:table-cell>
          <table:table-cell office:value-type="string" calcext:value-type="string">
            <text:p>2002</text:p>
          </table:table-cell>
          <table:table-cell table:formula="of:=COM.MICROSOFT.CONCAT([.$D$1];[.A1400];&quot;','&quot;;[.B1400];&quot;','&quot;;[.C1400];&quot;');&quot;)" office:value-type="string" office:string-value="INSERT INTO public.&quot;location&quot; (code, &quot;name&quot;, parent_code) VALUES('200251','TOMAS DE BERLANGA (SANTO TOMAS)','2002');" calcext:value-type="string">
            <text:p>INSERT INTO public."location" (code, "name", parent_code) VALUES('200251','TOMAS DE BERLANGA (SANTO TOMAS)','2002');</text:p>
          </table:table-cell>
        </table:table-row>
        <table:table-row table:style-name="ro1">
          <table:table-cell office:value-type="string" calcext:value-type="string">
            <text:p>200350</text:p>
          </table:table-cell>
          <table:table-cell office:value-type="string" calcext:value-type="string">
            <text:p>PUERTO AYORA</text:p>
          </table:table-cell>
          <table:table-cell office:value-type="string" calcext:value-type="string">
            <text:p>2003</text:p>
          </table:table-cell>
          <table:table-cell table:formula="of:=COM.MICROSOFT.CONCAT([.$D$1];[.A1401];&quot;','&quot;;[.B1401];&quot;','&quot;;[.C1401];&quot;');&quot;)" office:value-type="string" office:string-value="INSERT INTO public.&quot;location&quot; (code, &quot;name&quot;, parent_code) VALUES('200350','PUERTO AYORA','2003');" calcext:value-type="string">
            <text:p>INSERT INTO public."location" (code, "name", parent_code) VALUES('200350','PUERTO AYORA','2003');</text:p>
          </table:table-cell>
        </table:table-row>
        <table:table-row table:style-name="ro1">
          <table:table-cell office:value-type="string" calcext:value-type="string">
            <text:p>200351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2003</text:p>
          </table:table-cell>
          <table:table-cell table:formula="of:=COM.MICROSOFT.CONCAT([.$D$1];[.A1402];&quot;','&quot;;[.B1402];&quot;','&quot;;[.C1402];&quot;');&quot;)" office:value-type="string" office:string-value="INSERT INTO public.&quot;location&quot; (code, &quot;name&quot;, parent_code) VALUES('200351','BELLAVISTA','2003');" calcext:value-type="string">
            <text:p>INSERT INTO public."location" (code, "name", parent_code) VALUES('200351','BELLAVISTA','2003');</text:p>
          </table:table-cell>
        </table:table-row>
        <table:table-row table:style-name="ro1">
          <table:table-cell office:value-type="string" calcext:value-type="string">
            <text:p>20035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2003</text:p>
          </table:table-cell>
          <table:table-cell table:formula="of:=COM.MICROSOFT.CONCAT([.$D$1];[.A1403];&quot;','&quot;;[.B1403];&quot;','&quot;;[.C1403];&quot;');&quot;)" office:value-type="string" office:string-value="INSERT INTO public.&quot;location&quot; (code, &quot;name&quot;, parent_code) VALUES('200352','SANTA ROSA','2003');" calcext:value-type="string">
            <text:p>INSERT INTO public."location" (code, "name", parent_code) VALUES('200352','SANTA ROSA','2003');</text:p>
          </table:table-cell>
        </table:table-row>
        <table:table-row table:style-name="ro1">
          <table:table-cell office:value-type="string" calcext:value-type="string">
            <text:p>210150</text:p>
          </table:table-cell>
          <table:table-cell office:value-type="string" calcext:value-type="string">
            <text:p>NUEVA LOJA</text:p>
          </table:table-cell>
          <table:table-cell office:value-type="string" calcext:value-type="string">
            <text:p>2101</text:p>
          </table:table-cell>
          <table:table-cell table:formula="of:=COM.MICROSOFT.CONCAT([.$D$1];[.A1404];&quot;','&quot;;[.B1404];&quot;','&quot;;[.C1404];&quot;');&quot;)" office:value-type="string" office:string-value="INSERT INTO public.&quot;location&quot; (code, &quot;name&quot;, parent_code) VALUES('210150','NUEVA LOJA','2101');" calcext:value-type="string">
            <text:p>INSERT INTO public."location" (code, "name", parent_code) VALUES('210150','NUEVA LOJA','2101');</text:p>
          </table:table-cell>
        </table:table-row>
        <table:table-row table:style-name="ro1">
          <table:table-cell office:value-type="string" calcext:value-type="string">
            <text:p>210152</text:p>
          </table:table-cell>
          <table:table-cell office:value-type="string" calcext:value-type="string">
            <text:p>DURENO</text:p>
          </table:table-cell>
          <table:table-cell office:value-type="string" calcext:value-type="string">
            <text:p>2101</text:p>
          </table:table-cell>
          <table:table-cell table:formula="of:=COM.MICROSOFT.CONCAT([.$D$1];[.A1405];&quot;','&quot;;[.B1405];&quot;','&quot;;[.C1405];&quot;');&quot;)" office:value-type="string" office:string-value="INSERT INTO public.&quot;location&quot; (code, &quot;name&quot;, parent_code) VALUES('210152','DURENO','2101');" calcext:value-type="string">
            <text:p>INSERT INTO public."location" (code, "name", parent_code) VALUES('210152','DURENO','2101');</text:p>
          </table:table-cell>
        </table:table-row>
        <table:table-row table:style-name="ro1">
          <table:table-cell office:value-type="string" calcext:value-type="string">
            <text:p>210153</text:p>
          </table:table-cell>
          <table:table-cell office:value-type="string" calcext:value-type="string">
            <text:p>GENERAL FARFAN</text:p>
          </table:table-cell>
          <table:table-cell office:value-type="string" calcext:value-type="string">
            <text:p>2101</text:p>
          </table:table-cell>
          <table:table-cell table:formula="of:=COM.MICROSOFT.CONCAT([.$D$1];[.A1406];&quot;','&quot;;[.B1406];&quot;','&quot;;[.C1406];&quot;');&quot;)" office:value-type="string" office:string-value="INSERT INTO public.&quot;location&quot; (code, &quot;name&quot;, parent_code) VALUES('210153','GENERAL FARFAN','2101');" calcext:value-type="string">
            <text:p>INSERT INTO public."location" (code, "name", parent_code) VALUES('210153','GENERAL FARFAN','2101');</text:p>
          </table:table-cell>
        </table:table-row>
        <table:table-row table:style-name="ro1">
          <table:table-cell office:value-type="string" calcext:value-type="string">
            <text:p>210155</text:p>
          </table:table-cell>
          <table:table-cell office:value-type="string" calcext:value-type="string">
            <text:p>EL ENO</text:p>
          </table:table-cell>
          <table:table-cell office:value-type="string" calcext:value-type="string">
            <text:p>2101</text:p>
          </table:table-cell>
          <table:table-cell table:formula="of:=COM.MICROSOFT.CONCAT([.$D$1];[.A1407];&quot;','&quot;;[.B1407];&quot;','&quot;;[.C1407];&quot;');&quot;)" office:value-type="string" office:string-value="INSERT INTO public.&quot;location&quot; (code, &quot;name&quot;, parent_code) VALUES('210155','EL ENO','2101');" calcext:value-type="string">
            <text:p>INSERT INTO public."location" (code, "name", parent_code) VALUES('210155','EL ENO','2101');</text:p>
          </table:table-cell>
        </table:table-row>
        <table:table-row table:style-name="ro1">
          <table:table-cell office:value-type="string" calcext:value-type="string">
            <text:p>210156</text:p>
          </table:table-cell>
          <table:table-cell office:value-type="string" calcext:value-type="string">
            <text:p>PACAYACU</text:p>
          </table:table-cell>
          <table:table-cell office:value-type="string" calcext:value-type="string">
            <text:p>2101</text:p>
          </table:table-cell>
          <table:table-cell table:formula="of:=COM.MICROSOFT.CONCAT([.$D$1];[.A1408];&quot;','&quot;;[.B1408];&quot;','&quot;;[.C1408];&quot;');&quot;)" office:value-type="string" office:string-value="INSERT INTO public.&quot;location&quot; (code, &quot;name&quot;, parent_code) VALUES('210156','PACAYACU','2101');" calcext:value-type="string">
            <text:p>INSERT INTO public."location" (code, "name", parent_code) VALUES('210156','PACAYACU','2101');</text:p>
          </table:table-cell>
        </table:table-row>
        <table:table-row table:style-name="ro1">
          <table:table-cell office:value-type="string" calcext:value-type="string">
            <text:p>210157</text:p>
          </table:table-cell>
          <table:table-cell office:value-type="string" calcext:value-type="string">
            <text:p>JAMBELI</text:p>
          </table:table-cell>
          <table:table-cell office:value-type="string" calcext:value-type="string">
            <text:p>2101</text:p>
          </table:table-cell>
          <table:table-cell table:formula="of:=COM.MICROSOFT.CONCAT([.$D$1];[.A1409];&quot;','&quot;;[.B1409];&quot;','&quot;;[.C1409];&quot;');&quot;)" office:value-type="string" office:string-value="INSERT INTO public.&quot;location&quot; (code, &quot;name&quot;, parent_code) VALUES('210157','JAMBELI','2101');" calcext:value-type="string">
            <text:p>INSERT INTO public."location" (code, "name", parent_code) VALUES('210157','JAMBELI','2101');</text:p>
          </table:table-cell>
        </table:table-row>
        <table:table-row table:style-name="ro1">
          <table:table-cell office:value-type="string" calcext:value-type="string">
            <text:p>210158</text:p>
          </table:table-cell>
          <table:table-cell office:value-type="string" calcext:value-type="string">
            <text:p>SANTA CECILIA</text:p>
          </table:table-cell>
          <table:table-cell office:value-type="string" calcext:value-type="string">
            <text:p>2101</text:p>
          </table:table-cell>
          <table:table-cell table:formula="of:=COM.MICROSOFT.CONCAT([.$D$1];[.A1410];&quot;','&quot;;[.B1410];&quot;','&quot;;[.C1410];&quot;');&quot;)" office:value-type="string" office:string-value="INSERT INTO public.&quot;location&quot; (code, &quot;name&quot;, parent_code) VALUES('210158','SANTA CECILIA','2101');" calcext:value-type="string">
            <text:p>INSERT INTO public."location" (code, "name", parent_code) VALUES('210158','SANTA CECILIA','2101');</text:p>
          </table:table-cell>
        </table:table-row>
        <table:table-row table:style-name="ro1">
          <table:table-cell office:value-type="string" calcext:value-type="string">
            <text:p>210250</text:p>
          </table:table-cell>
          <table:table-cell office:value-type="string" calcext:value-type="string">
            <text:p>EL DORADO DE CASCALES (LUMBAQUI)</text:p>
          </table:table-cell>
          <table:table-cell office:value-type="string" calcext:value-type="string">
            <text:p>2102</text:p>
          </table:table-cell>
          <table:table-cell table:formula="of:=COM.MICROSOFT.CONCAT([.$D$1];[.A1411];&quot;','&quot;;[.B1411];&quot;','&quot;;[.C1411];&quot;');&quot;)" office:value-type="string" office:string-value="INSERT INTO public.&quot;location&quot; (code, &quot;name&quot;, parent_code) VALUES('210250','EL DORADO DE CASCALES (LUMBAQUI)','2102');" calcext:value-type="string">
            <text:p>INSERT INTO public."location" (code, "name", parent_code) VALUES('210250','EL DORADO DE CASCALES (LUMBAQUI)','2102');</text:p>
          </table:table-cell>
        </table:table-row>
        <table:table-row table:style-name="ro1">
          <table:table-cell office:value-type="string" calcext:value-type="string">
            <text:p>210251</text:p>
          </table:table-cell>
          <table:table-cell office:value-type="string" calcext:value-type="string">
            <text:p>EL REVENTADOR</text:p>
          </table:table-cell>
          <table:table-cell office:value-type="string" calcext:value-type="string">
            <text:p>2102</text:p>
          </table:table-cell>
          <table:table-cell table:formula="of:=COM.MICROSOFT.CONCAT([.$D$1];[.A1412];&quot;','&quot;;[.B1412];&quot;','&quot;;[.C1412];&quot;');&quot;)" office:value-type="string" office:string-value="INSERT INTO public.&quot;location&quot; (code, &quot;name&quot;, parent_code) VALUES('210251','EL REVENTADOR','2102');" calcext:value-type="string">
            <text:p>INSERT INTO public."location" (code, "name", parent_code) VALUES('210251','EL REVENTADOR','2102');</text:p>
          </table:table-cell>
        </table:table-row>
        <table:table-row table:style-name="ro1">
          <table:table-cell office:value-type="string" calcext:value-type="string">
            <text:p>210252</text:p>
          </table:table-cell>
          <table:table-cell office:value-type="string" calcext:value-type="string">
            <text:p>GONZALO PIZARRO</text:p>
          </table:table-cell>
          <table:table-cell office:value-type="string" calcext:value-type="string">
            <text:p>2102</text:p>
          </table:table-cell>
          <table:table-cell table:formula="of:=COM.MICROSOFT.CONCAT([.$D$1];[.A1413];&quot;','&quot;;[.B1413];&quot;','&quot;;[.C1413];&quot;');&quot;)" office:value-type="string" office:string-value="INSERT INTO public.&quot;location&quot; (code, &quot;name&quot;, parent_code) VALUES('210252','GONZALO PIZARRO','2102');" calcext:value-type="string">
            <text:p>INSERT INTO public."location" (code, "name", parent_code) VALUES('210252','GONZALO PIZARRO','2102');</text:p>
          </table:table-cell>
        </table:table-row>
        <table:table-row table:style-name="ro1">
          <table:table-cell office:value-type="string" calcext:value-type="string">
            <text:p>210254</text:p>
          </table:table-cell>
          <table:table-cell office:value-type="string" calcext:value-type="string">
            <text:p>PUERTO LIBRE</text:p>
          </table:table-cell>
          <table:table-cell office:value-type="string" calcext:value-type="string">
            <text:p>2102</text:p>
          </table:table-cell>
          <table:table-cell table:formula="of:=COM.MICROSOFT.CONCAT([.$D$1];[.A1414];&quot;','&quot;;[.B1414];&quot;','&quot;;[.C1414];&quot;');&quot;)" office:value-type="string" office:string-value="INSERT INTO public.&quot;location&quot; (code, &quot;name&quot;, parent_code) VALUES('210254','PUERTO LIBRE','2102');" calcext:value-type="string">
            <text:p>INSERT INTO public."location" (code, "name", parent_code) VALUES('210254','PUERTO LIBRE','2102');</text:p>
          </table:table-cell>
        </table:table-row>
        <table:table-row table:style-name="ro1">
          <table:table-cell office:value-type="string" calcext:value-type="string">
            <text:p>210350</text:p>
          </table:table-cell>
          <table:table-cell office:value-type="string" calcext:value-type="string">
            <text:p>PUERTO EL CARMEN DEL PUTUMAYO</text:p>
          </table:table-cell>
          <table:table-cell office:value-type="string" calcext:value-type="string">
            <text:p>2103</text:p>
          </table:table-cell>
          <table:table-cell table:formula="of:=COM.MICROSOFT.CONCAT([.$D$1];[.A1415];&quot;','&quot;;[.B1415];&quot;','&quot;;[.C1415];&quot;');&quot;)" office:value-type="string" office:string-value="INSERT INTO public.&quot;location&quot; (code, &quot;name&quot;, parent_code) VALUES('210350','PUERTO EL CARMEN DEL PUTUMAYO','2103');" calcext:value-type="string">
            <text:p>INSERT INTO public."location" (code, "name", parent_code) VALUES('210350','PUERTO EL CARMEN DEL PUTUMAYO','2103');</text:p>
          </table:table-cell>
        </table:table-row>
        <table:table-row table:style-name="ro1">
          <table:table-cell office:value-type="string" calcext:value-type="string">
            <text:p>210351</text:p>
          </table:table-cell>
          <table:table-cell office:value-type="string" calcext:value-type="string">
            <text:p>PALMA ROJA</text:p>
          </table:table-cell>
          <table:table-cell office:value-type="string" calcext:value-type="string">
            <text:p>2103</text:p>
          </table:table-cell>
          <table:table-cell table:formula="of:=COM.MICROSOFT.CONCAT([.$D$1];[.A1416];&quot;','&quot;;[.B1416];&quot;','&quot;;[.C1416];&quot;');&quot;)" office:value-type="string" office:string-value="INSERT INTO public.&quot;location&quot; (code, &quot;name&quot;, parent_code) VALUES('210351','PALMA ROJA','2103');" calcext:value-type="string">
            <text:p>INSERT INTO public."location" (code, "name", parent_code) VALUES('210351','PALMA ROJA','2103');</text:p>
          </table:table-cell>
        </table:table-row>
        <table:table-row table:style-name="ro1">
          <table:table-cell office:value-type="string" calcext:value-type="string">
            <text:p>210352</text:p>
          </table:table-cell>
          <table:table-cell office:value-type="string" calcext:value-type="string">
            <text:p>PUERTO BOLIVAR (PUERTO MONTUFAR)</text:p>
          </table:table-cell>
          <table:table-cell office:value-type="string" calcext:value-type="string">
            <text:p>2103</text:p>
          </table:table-cell>
          <table:table-cell table:formula="of:=COM.MICROSOFT.CONCAT([.$D$1];[.A1417];&quot;','&quot;;[.B1417];&quot;','&quot;;[.C1417];&quot;');&quot;)" office:value-type="string" office:string-value="INSERT INTO public.&quot;location&quot; (code, &quot;name&quot;, parent_code) VALUES('210352','PUERTO BOLIVAR (PUERTO MONTUFAR)','2103');" calcext:value-type="string">
            <text:p>INSERT INTO public."location" (code, "name", parent_code) VALUES('210352','PUERTO BOLIVAR (PUERTO MONTUFAR)','2103');</text:p>
          </table:table-cell>
        </table:table-row>
        <table:table-row table:style-name="ro1">
          <table:table-cell office:value-type="string" calcext:value-type="string">
            <text:p>210353</text:p>
          </table:table-cell>
          <table:table-cell office:value-type="string" calcext:value-type="string">
            <text:p>PUERTO RODRIGUEZ</text:p>
          </table:table-cell>
          <table:table-cell office:value-type="string" calcext:value-type="string">
            <text:p>2103</text:p>
          </table:table-cell>
          <table:table-cell table:formula="of:=COM.MICROSOFT.CONCAT([.$D$1];[.A1418];&quot;','&quot;;[.B1418];&quot;','&quot;;[.C1418];&quot;');&quot;)" office:value-type="string" office:string-value="INSERT INTO public.&quot;location&quot; (code, &quot;name&quot;, parent_code) VALUES('210353','PUERTO RODRIGUEZ','2103');" calcext:value-type="string">
            <text:p>INSERT INTO public."location" (code, "name", parent_code) VALUES('210353','PUERTO RODRIGUEZ','2103');</text:p>
          </table:table-cell>
        </table:table-row>
        <table:table-row table:style-name="ro1">
          <table:table-cell office:value-type="string" calcext:value-type="string">
            <text:p>210354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103</text:p>
          </table:table-cell>
          <table:table-cell table:formula="of:=COM.MICROSOFT.CONCAT([.$D$1];[.A1419];&quot;','&quot;;[.B1419];&quot;','&quot;;[.C1419];&quot;');&quot;)" office:value-type="string" office:string-value="INSERT INTO public.&quot;location&quot; (code, &quot;name&quot;, parent_code) VALUES('210354','SANTA ELENA','2103');" calcext:value-type="string">
            <text:p>INSERT INTO public."location" (code, "name", parent_code) VALUES('210354','SANTA ELENA','2103');</text:p>
          </table:table-cell>
        </table:table-row>
        <table:table-row table:style-name="ro1">
          <table:table-cell office:value-type="string" calcext:value-type="string">
            <text:p>210450</text:p>
          </table:table-cell>
          <table:table-cell office:value-type="string" calcext:value-type="string">
            <text:p>SHUSHUFINDI</text:p>
          </table:table-cell>
          <table:table-cell office:value-type="string" calcext:value-type="string">
            <text:p>2104</text:p>
          </table:table-cell>
          <table:table-cell table:formula="of:=COM.MICROSOFT.CONCAT([.$D$1];[.A1420];&quot;','&quot;;[.B1420];&quot;','&quot;;[.C1420];&quot;');&quot;)" office:value-type="string" office:string-value="INSERT INTO public.&quot;location&quot; (code, &quot;name&quot;, parent_code) VALUES('210450','SHUSHUFINDI','2104');" calcext:value-type="string">
            <text:p>INSERT INTO public."location" (code, "name", parent_code) VALUES('210450','SHUSHUFINDI','2104');</text:p>
          </table:table-cell>
        </table:table-row>
        <table:table-row table:style-name="ro1">
          <table:table-cell office:value-type="string" calcext:value-type="string">
            <text:p>210451</text:p>
          </table:table-cell>
          <table:table-cell office:value-type="string" calcext:value-type="string">
            <text:p>LIMONCOCHA</text:p>
          </table:table-cell>
          <table:table-cell office:value-type="string" calcext:value-type="string">
            <text:p>2104</text:p>
          </table:table-cell>
          <table:table-cell table:formula="of:=COM.MICROSOFT.CONCAT([.$D$1];[.A1421];&quot;','&quot;;[.B1421];&quot;','&quot;;[.C1421];&quot;');&quot;)" office:value-type="string" office:string-value="INSERT INTO public.&quot;location&quot; (code, &quot;name&quot;, parent_code) VALUES('210451','LIMONCOCHA','2104');" calcext:value-type="string">
            <text:p>INSERT INTO public."location" (code, "name", parent_code) VALUES('210451','LIMONCOCHA','2104');</text:p>
          </table:table-cell>
        </table:table-row>
        <table:table-row table:style-name="ro1">
          <table:table-cell office:value-type="string" calcext:value-type="string">
            <text:p>210452</text:p>
          </table:table-cell>
          <table:table-cell office:value-type="string" calcext:value-type="string">
            <text:p>PAÑACOCHA</text:p>
          </table:table-cell>
          <table:table-cell office:value-type="string" calcext:value-type="string">
            <text:p>2104</text:p>
          </table:table-cell>
          <table:table-cell table:formula="of:=COM.MICROSOFT.CONCAT([.$D$1];[.A1422];&quot;','&quot;;[.B1422];&quot;','&quot;;[.C1422];&quot;');&quot;)" office:value-type="string" office:string-value="INSERT INTO public.&quot;location&quot; (code, &quot;name&quot;, parent_code) VALUES('210452','PAÑACOCHA','2104');" calcext:value-type="string">
            <text:p>INSERT INTO public."location" (code, "name", parent_code) VALUES('210452','PAÑACOCHA','2104');</text:p>
          </table:table-cell>
        </table:table-row>
        <table:table-row table:style-name="ro1">
          <table:table-cell office:value-type="string" calcext:value-type="string">
            <text:p>210453</text:p>
          </table:table-cell>
          <table:table-cell office:value-type="string" calcext:value-type="string">
            <text:p>SAN ROQUE</text:p>
          </table:table-cell>
          <table:table-cell office:value-type="string" calcext:value-type="string">
            <text:p>2104</text:p>
          </table:table-cell>
          <table:table-cell table:formula="of:=COM.MICROSOFT.CONCAT([.$D$1];[.A1423];&quot;','&quot;;[.B1423];&quot;','&quot;;[.C1423];&quot;');&quot;)" office:value-type="string" office:string-value="INSERT INTO public.&quot;location&quot; (code, &quot;name&quot;, parent_code) VALUES('210453','SAN ROQUE','2104');" calcext:value-type="string">
            <text:p>INSERT INTO public."location" (code, "name", parent_code) VALUES('210453','SAN ROQUE','2104');</text:p>
          </table:table-cell>
        </table:table-row>
        <table:table-row table:style-name="ro1">
          <table:table-cell office:value-type="string" calcext:value-type="string">
            <text:p>210454</text:p>
          </table:table-cell>
          <table:table-cell office:value-type="string" calcext:value-type="string">
            <text:p>SAN PEDRO DE LOS COFANES</text:p>
          </table:table-cell>
          <table:table-cell office:value-type="string" calcext:value-type="string">
            <text:p>2104</text:p>
          </table:table-cell>
          <table:table-cell table:formula="of:=COM.MICROSOFT.CONCAT([.$D$1];[.A1424];&quot;','&quot;;[.B1424];&quot;','&quot;;[.C1424];&quot;');&quot;)" office:value-type="string" office:string-value="INSERT INTO public.&quot;location&quot; (code, &quot;name&quot;, parent_code) VALUES('210454','SAN PEDRO DE LOS COFANES','2104');" calcext:value-type="string">
            <text:p>INSERT INTO public."location" (code, "name", parent_code) VALUES('210454','SAN PEDRO DE LOS COFANES','2104');</text:p>
          </table:table-cell>
        </table:table-row>
        <table:table-row table:style-name="ro1">
          <table:table-cell office:value-type="string" calcext:value-type="string">
            <text:p>210455</text:p>
          </table:table-cell>
          <table:table-cell office:value-type="string" calcext:value-type="string">
            <text:p>SIETE DE JULIO</text:p>
          </table:table-cell>
          <table:table-cell office:value-type="string" calcext:value-type="string">
            <text:p>2104</text:p>
          </table:table-cell>
          <table:table-cell table:formula="of:=COM.MICROSOFT.CONCAT([.$D$1];[.A1425];&quot;','&quot;;[.B1425];&quot;','&quot;;[.C1425];&quot;');&quot;)" office:value-type="string" office:string-value="INSERT INTO public.&quot;location&quot; (code, &quot;name&quot;, parent_code) VALUES('210455','SIETE DE JULIO','2104');" calcext:value-type="string">
            <text:p>INSERT INTO public."location" (code, "name", parent_code) VALUES('210455','SIETE DE JULIO','2104');</text:p>
          </table:table-cell>
        </table:table-row>
        <table:table-row table:style-name="ro1">
          <table:table-cell office:value-type="string" calcext:value-type="string">
            <text:p>210550</text:p>
          </table:table-cell>
          <table:table-cell office:value-type="string" calcext:value-type="string">
            <text:p>LA BONITA</text:p>
          </table:table-cell>
          <table:table-cell office:value-type="string" calcext:value-type="string">
            <text:p>2105</text:p>
          </table:table-cell>
          <table:table-cell table:formula="of:=COM.MICROSOFT.CONCAT([.$D$1];[.A1426];&quot;','&quot;;[.B1426];&quot;','&quot;;[.C1426];&quot;');&quot;)" office:value-type="string" office:string-value="INSERT INTO public.&quot;location&quot; (code, &quot;name&quot;, parent_code) VALUES('210550','LA BONITA','2105');" calcext:value-type="string">
            <text:p>INSERT INTO public."location" (code, "name", parent_code) VALUES('210550','LA BONITA','2105');</text:p>
          </table:table-cell>
        </table:table-row>
        <table:table-row table:style-name="ro1">
          <table:table-cell office:value-type="string" calcext:value-type="string">
            <text:p>210551</text:p>
          </table:table-cell>
          <table:table-cell office:value-type="string" calcext:value-type="string">
            <text:p>EL PLAYON DE SAN FRANCISCO</text:p>
          </table:table-cell>
          <table:table-cell office:value-type="string" calcext:value-type="string">
            <text:p>2105</text:p>
          </table:table-cell>
          <table:table-cell table:formula="of:=COM.MICROSOFT.CONCAT([.$D$1];[.A1427];&quot;','&quot;;[.B1427];&quot;','&quot;;[.C1427];&quot;');&quot;)" office:value-type="string" office:string-value="INSERT INTO public.&quot;location&quot; (code, &quot;name&quot;, parent_code) VALUES('210551','EL PLAYON DE SAN FRANCISCO','2105');" calcext:value-type="string">
            <text:p>INSERT INTO public."location" (code, "name", parent_code) VALUES('210551','EL PLAYON DE SAN FRANCISCO','2105');</text:p>
          </table:table-cell>
        </table:table-row>
        <table:table-row table:style-name="ro1">
          <table:table-cell office:value-type="string" calcext:value-type="string">
            <text:p>210552</text:p>
          </table:table-cell>
          <table:table-cell office:value-type="string" calcext:value-type="string">
            <text:p>LA SOFIA</text:p>
          </table:table-cell>
          <table:table-cell office:value-type="string" calcext:value-type="string">
            <text:p>2105</text:p>
          </table:table-cell>
          <table:table-cell table:formula="of:=COM.MICROSOFT.CONCAT([.$D$1];[.A1428];&quot;','&quot;;[.B1428];&quot;','&quot;;[.C1428];&quot;');&quot;)" office:value-type="string" office:string-value="INSERT INTO public.&quot;location&quot; (code, &quot;name&quot;, parent_code) VALUES('210552','LA SOFIA','2105');" calcext:value-type="string">
            <text:p>INSERT INTO public."location" (code, "name", parent_code) VALUES('210552','LA SOFIA','2105');</text:p>
          </table:table-cell>
        </table:table-row>
        <table:table-row table:style-name="ro1">
          <table:table-cell office:value-type="string" calcext:value-type="string">
            <text:p>210553</text:p>
          </table:table-cell>
          <table:table-cell office:value-type="string" calcext:value-type="string">
            <text:p>ROSA FLORIDA</text:p>
          </table:table-cell>
          <table:table-cell office:value-type="string" calcext:value-type="string">
            <text:p>2105</text:p>
          </table:table-cell>
          <table:table-cell table:formula="of:=COM.MICROSOFT.CONCAT([.$D$1];[.A1429];&quot;','&quot;;[.B1429];&quot;','&quot;;[.C1429];&quot;');&quot;)" office:value-type="string" office:string-value="INSERT INTO public.&quot;location&quot; (code, &quot;name&quot;, parent_code) VALUES('210553','ROSA FLORIDA','2105');" calcext:value-type="string">
            <text:p>INSERT INTO public."location" (code, "name", parent_code) VALUES('210553','ROSA FLORIDA','2105');</text:p>
          </table:table-cell>
        </table:table-row>
        <table:table-row table:style-name="ro1">
          <table:table-cell office:value-type="string" calcext:value-type="string">
            <text:p>210554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2105</text:p>
          </table:table-cell>
          <table:table-cell table:formula="of:=COM.MICROSOFT.CONCAT([.$D$1];[.A1430];&quot;','&quot;;[.B1430];&quot;','&quot;;[.C1430];&quot;');&quot;)" office:value-type="string" office:string-value="INSERT INTO public.&quot;location&quot; (code, &quot;name&quot;, parent_code) VALUES('210554','SANTA BARBARA','2105');" calcext:value-type="string">
            <text:p>INSERT INTO public."location" (code, "name", parent_code) VALUES('210554','SANTA BARBARA','2105');</text:p>
          </table:table-cell>
        </table:table-row>
        <table:table-row table:style-name="ro1">
          <table:table-cell office:value-type="string" calcext:value-type="string">
            <text:p>210650</text:p>
          </table:table-cell>
          <table:table-cell office:value-type="string" calcext:value-type="string">
            <text:p>EL DORADO DE CASCALES</text:p>
          </table:table-cell>
          <table:table-cell office:value-type="string" calcext:value-type="string">
            <text:p>2106</text:p>
          </table:table-cell>
          <table:table-cell table:formula="of:=COM.MICROSOFT.CONCAT([.$D$1];[.A1431];&quot;','&quot;;[.B1431];&quot;','&quot;;[.C1431];&quot;');&quot;)" office:value-type="string" office:string-value="INSERT INTO public.&quot;location&quot; (code, &quot;name&quot;, parent_code) VALUES('210650','EL DORADO DE CASCALES','2106');" calcext:value-type="string">
            <text:p>INSERT INTO public."location" (code, "name", parent_code) VALUES('210650','EL DORADO DE CASCALES','2106');</text:p>
          </table:table-cell>
        </table:table-row>
        <table:table-row table:style-name="ro1">
          <table:table-cell office:value-type="string" calcext:value-type="string">
            <text:p>210651</text:p>
          </table:table-cell>
          <table:table-cell office:value-type="string" calcext:value-type="string">
            <text:p>SANTA ROSA DE SUCUMBIOS</text:p>
          </table:table-cell>
          <table:table-cell office:value-type="string" calcext:value-type="string">
            <text:p>2106</text:p>
          </table:table-cell>
          <table:table-cell table:formula="of:=COM.MICROSOFT.CONCAT([.$D$1];[.A1432];&quot;','&quot;;[.B1432];&quot;','&quot;;[.C1432];&quot;');&quot;)" office:value-type="string" office:string-value="INSERT INTO public.&quot;location&quot; (code, &quot;name&quot;, parent_code) VALUES('210651','SANTA ROSA DE SUCUMBIOS','2106');" calcext:value-type="string">
            <text:p>INSERT INTO public."location" (code, "name", parent_code) VALUES('210651','SANTA ROSA DE SUCUMBIOS','2106');</text:p>
          </table:table-cell>
        </table:table-row>
        <table:table-row table:style-name="ro1">
          <table:table-cell office:value-type="string" calcext:value-type="string">
            <text:p>21065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2106</text:p>
          </table:table-cell>
          <table:table-cell table:formula="of:=COM.MICROSOFT.CONCAT([.$D$1];[.A1433];&quot;','&quot;;[.B1433];&quot;','&quot;;[.C1433];&quot;');&quot;)" office:value-type="string" office:string-value="INSERT INTO public.&quot;location&quot; (code, &quot;name&quot;, parent_code) VALUES('210652','SEVILLA','2106');" calcext:value-type="string">
            <text:p>INSERT INTO public."location" (code, "name", parent_code) VALUES('210652','SEVILLA','2106');</text:p>
          </table:table-cell>
        </table:table-row>
        <table:table-row table:style-name="ro1">
          <table:table-cell office:value-type="string" calcext:value-type="string">
            <text:p>210750</text:p>
          </table:table-cell>
          <table:table-cell office:value-type="string" calcext:value-type="string">
            <text:p>TARAPOA</text:p>
          </table:table-cell>
          <table:table-cell office:value-type="string" calcext:value-type="string">
            <text:p>2107</text:p>
          </table:table-cell>
          <table:table-cell table:formula="of:=COM.MICROSOFT.CONCAT([.$D$1];[.A1434];&quot;','&quot;;[.B1434];&quot;','&quot;;[.C1434];&quot;');&quot;)" office:value-type="string" office:string-value="INSERT INTO public.&quot;location&quot; (code, &quot;name&quot;, parent_code) VALUES('210750','TARAPOA','2107');" calcext:value-type="string">
            <text:p>INSERT INTO public."location" (code, "name", parent_code) VALUES('210750','TARAPOA','2107');</text:p>
          </table:table-cell>
        </table:table-row>
        <table:table-row table:style-name="ro1">
          <table:table-cell office:value-type="string" calcext:value-type="string">
            <text:p>210751</text:p>
          </table:table-cell>
          <table:table-cell office:value-type="string" calcext:value-type="string">
            <text:p>CUYABENO</text:p>
          </table:table-cell>
          <table:table-cell office:value-type="string" calcext:value-type="string">
            <text:p>2107</text:p>
          </table:table-cell>
          <table:table-cell table:formula="of:=COM.MICROSOFT.CONCAT([.$D$1];[.A1435];&quot;','&quot;;[.B1435];&quot;','&quot;;[.C1435];&quot;');&quot;)" office:value-type="string" office:string-value="INSERT INTO public.&quot;location&quot; (code, &quot;name&quot;, parent_code) VALUES('210751','CUYABENO','2107');" calcext:value-type="string">
            <text:p>INSERT INTO public."location" (code, "name", parent_code) VALUES('210751','CUYABENO','2107');</text:p>
          </table:table-cell>
        </table:table-row>
        <table:table-row table:style-name="ro1">
          <table:table-cell office:value-type="string" calcext:value-type="string">
            <text:p>210752</text:p>
          </table:table-cell>
          <table:table-cell office:value-type="string" calcext:value-type="string">
            <text:p>AGUAS NEGRAS</text:p>
          </table:table-cell>
          <table:table-cell office:value-type="string" calcext:value-type="string">
            <text:p>2107</text:p>
          </table:table-cell>
          <table:table-cell table:formula="of:=COM.MICROSOFT.CONCAT([.$D$1];[.A1436];&quot;','&quot;;[.B1436];&quot;','&quot;;[.C1436];&quot;');&quot;)" office:value-type="string" office:string-value="INSERT INTO public.&quot;location&quot; (code, &quot;name&quot;, parent_code) VALUES('210752','AGUAS NEGRAS','2107');" calcext:value-type="string">
            <text:p>INSERT INTO public."location" (code, "name", parent_code) VALUES('210752','AGUAS NEGRAS','2107');</text:p>
          </table:table-cell>
        </table:table-row>
        <table:table-row table:style-name="ro1">
          <table:table-cell office:value-type="string" calcext:value-type="string">
            <text:p>220150</text:p>
          </table:table-cell>
          <table:table-cell office:value-type="string" calcext:value-type="string">
            <text:p>PUERTO FRANCISCO DE ORELLANA (COCA)</text:p>
          </table:table-cell>
          <table:table-cell office:value-type="string" calcext:value-type="string">
            <text:p>2201</text:p>
          </table:table-cell>
          <table:table-cell table:formula="of:=COM.MICROSOFT.CONCAT([.$D$1];[.A1437];&quot;','&quot;;[.B1437];&quot;','&quot;;[.C1437];&quot;');&quot;)" office:value-type="string" office:string-value="INSERT INTO public.&quot;location&quot; (code, &quot;name&quot;, parent_code) VALUES('220150','PUERTO FRANCISCO DE ORELLANA (COCA)','2201');" calcext:value-type="string">
            <text:p>INSERT INTO public."location" (code, "name", parent_code) VALUES('220150','PUERTO FRANCISCO DE ORELLANA (COCA)','2201');</text:p>
          </table:table-cell>
        </table:table-row>
        <table:table-row table:style-name="ro1">
          <table:table-cell office:value-type="string" calcext:value-type="string">
            <text:p>220151</text:p>
          </table:table-cell>
          <table:table-cell office:value-type="string" calcext:value-type="string">
            <text:p>ALEJANDRO LABACA</text:p>
          </table:table-cell>
          <table:table-cell office:value-type="string" calcext:value-type="string">
            <text:p>2201</text:p>
          </table:table-cell>
          <table:table-cell table:formula="of:=COM.MICROSOFT.CONCAT([.$D$1];[.A1438];&quot;','&quot;;[.B1438];&quot;','&quot;;[.C1438];&quot;');&quot;)" office:value-type="string" office:string-value="INSERT INTO public.&quot;location&quot; (code, &quot;name&quot;, parent_code) VALUES('220151','ALEJANDRO LABACA','2201');" calcext:value-type="string">
            <text:p>INSERT INTO public."location" (code, "name", parent_code) VALUES('220151','ALEJANDRO LABACA','2201');</text:p>
          </table:table-cell>
        </table:table-row>
        <table:table-row table:style-name="ro1">
          <table:table-cell office:value-type="string" calcext:value-type="string">
            <text:p>220152</text:p>
          </table:table-cell>
          <table:table-cell office:value-type="string" calcext:value-type="string">
            <text:p>DAYUMA</text:p>
          </table:table-cell>
          <table:table-cell office:value-type="string" calcext:value-type="string">
            <text:p>2201</text:p>
          </table:table-cell>
          <table:table-cell table:formula="of:=COM.MICROSOFT.CONCAT([.$D$1];[.A1439];&quot;','&quot;;[.B1439];&quot;','&quot;;[.C1439];&quot;');&quot;)" office:value-type="string" office:string-value="INSERT INTO public.&quot;location&quot; (code, &quot;name&quot;, parent_code) VALUES('220152','DAYUMA','2201');" calcext:value-type="string">
            <text:p>INSERT INTO public."location" (code, "name", parent_code) VALUES('220152','DAYUMA','2201');</text:p>
          </table:table-cell>
        </table:table-row>
        <table:table-row table:style-name="ro1">
          <table:table-cell office:value-type="string" calcext:value-type="string">
            <text:p>220153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2201</text:p>
          </table:table-cell>
          <table:table-cell table:formula="of:=COM.MICROSOFT.CONCAT([.$D$1];[.A1440];&quot;','&quot;;[.B1440];&quot;','&quot;;[.C1440];&quot;');&quot;)" office:value-type="string" office:string-value="INSERT INTO public.&quot;location&quot; (code, &quot;name&quot;, parent_code) VALUES('220153','EL DORADO','2201');" calcext:value-type="string">
            <text:p>INSERT INTO public."location" (code, "name", parent_code) VALUES('220153','EL DORADO','2201');</text:p>
          </table:table-cell>
        </table:table-row>
        <table:table-row table:style-name="ro1">
          <table:table-cell office:value-type="string" calcext:value-type="string">
            <text:p>220154</text:p>
          </table:table-cell>
          <table:table-cell office:value-type="string" calcext:value-type="string">
            <text:p>EL EDEN</text:p>
          </table:table-cell>
          <table:table-cell office:value-type="string" calcext:value-type="string">
            <text:p>2201</text:p>
          </table:table-cell>
          <table:table-cell table:formula="of:=COM.MICROSOFT.CONCAT([.$D$1];[.A1441];&quot;','&quot;;[.B1441];&quot;','&quot;;[.C1441];&quot;');&quot;)" office:value-type="string" office:string-value="INSERT INTO public.&quot;location&quot; (code, &quot;name&quot;, parent_code) VALUES('220154','EL EDEN','2201');" calcext:value-type="string">
            <text:p>INSERT INTO public."location" (code, "name", parent_code) VALUES('220154','EL EDEN','2201');</text:p>
          </table:table-cell>
        </table:table-row>
        <table:table-row table:style-name="ro1">
          <table:table-cell office:value-type="string" calcext:value-type="string">
            <text:p>220155</text:p>
          </table:table-cell>
          <table:table-cell office:value-type="string" calcext:value-type="string">
            <text:p>GARCIA MORENO</text:p>
          </table:table-cell>
          <table:table-cell office:value-type="string" calcext:value-type="string">
            <text:p>2201</text:p>
          </table:table-cell>
          <table:table-cell table:formula="of:=COM.MICROSOFT.CONCAT([.$D$1];[.A1442];&quot;','&quot;;[.B1442];&quot;','&quot;;[.C1442];&quot;');&quot;)" office:value-type="string" office:string-value="INSERT INTO public.&quot;location&quot; (code, &quot;name&quot;, parent_code) VALUES('220155','GARCIA MORENO','2201');" calcext:value-type="string">
            <text:p>INSERT INTO public."location" (code, "name", parent_code) VALUES('220155','GARCIA MORENO','2201');</text:p>
          </table:table-cell>
        </table:table-row>
        <table:table-row table:style-name="ro1">
          <table:table-cell office:value-type="string" calcext:value-type="string">
            <text:p>220156</text:p>
          </table:table-cell>
          <table:table-cell office:value-type="string" calcext:value-type="string">
            <text:p>INES ARANGO</text:p>
          </table:table-cell>
          <table:table-cell office:value-type="string" calcext:value-type="string">
            <text:p>2201</text:p>
          </table:table-cell>
          <table:table-cell table:formula="of:=COM.MICROSOFT.CONCAT([.$D$1];[.A1443];&quot;','&quot;;[.B1443];&quot;','&quot;;[.C1443];&quot;');&quot;)" office:value-type="string" office:string-value="INSERT INTO public.&quot;location&quot; (code, &quot;name&quot;, parent_code) VALUES('220156','INES ARANGO','2201');" calcext:value-type="string">
            <text:p>INSERT INTO public."location" (code, "name", parent_code) VALUES('220156','INES ARANGO','2201');</text:p>
          </table:table-cell>
        </table:table-row>
        <table:table-row table:style-name="ro1">
          <table:table-cell office:value-type="string" calcext:value-type="string">
            <text:p>220157</text:p>
          </table:table-cell>
          <table:table-cell office:value-type="string" calcext:value-type="string">
            <text:p>LA BELLEZA</text:p>
          </table:table-cell>
          <table:table-cell office:value-type="string" calcext:value-type="string">
            <text:p>2201</text:p>
          </table:table-cell>
          <table:table-cell table:formula="of:=COM.MICROSOFT.CONCAT([.$D$1];[.A1444];&quot;','&quot;;[.B1444];&quot;','&quot;;[.C1444];&quot;');&quot;)" office:value-type="string" office:string-value="INSERT INTO public.&quot;location&quot; (code, &quot;name&quot;, parent_code) VALUES('220157','LA BELLEZA','2201');" calcext:value-type="string">
            <text:p>INSERT INTO public."location" (code, "name", parent_code) VALUES('220157','LA BELLEZA','2201');</text:p>
          </table:table-cell>
        </table:table-row>
        <table:table-row table:style-name="ro1">
          <table:table-cell office:value-type="string" calcext:value-type="string">
            <text:p>220158</text:p>
          </table:table-cell>
          <table:table-cell office:value-type="string" calcext:value-type="string">
            <text:p>NUEVO PARAISO</text:p>
          </table:table-cell>
          <table:table-cell office:value-type="string" calcext:value-type="string">
            <text:p>2201</text:p>
          </table:table-cell>
          <table:table-cell table:formula="of:=COM.MICROSOFT.CONCAT([.$D$1];[.A1445];&quot;','&quot;;[.B1445];&quot;','&quot;;[.C1445];&quot;');&quot;)" office:value-type="string" office:string-value="INSERT INTO public.&quot;location&quot; (code, &quot;name&quot;, parent_code) VALUES('220158','NUEVO PARAISO','2201');" calcext:value-type="string">
            <text:p>INSERT INTO public."location" (code, "name", parent_code) VALUES('220158','NUEVO PARAISO','2201');</text:p>
          </table:table-cell>
        </table:table-row>
        <table:table-row table:style-name="ro1">
          <table:table-cell office:value-type="string" calcext:value-type="string">
            <text:p>220159</text:p>
          </table:table-cell>
          <table:table-cell office:value-type="string" calcext:value-type="string">
            <text:p>SAN JOSE DE GUAYUSA</text:p>
          </table:table-cell>
          <table:table-cell office:value-type="string" calcext:value-type="string">
            <text:p>2201</text:p>
          </table:table-cell>
          <table:table-cell table:formula="of:=COM.MICROSOFT.CONCAT([.$D$1];[.A1446];&quot;','&quot;;[.B1446];&quot;','&quot;;[.C1446];&quot;');&quot;)" office:value-type="string" office:string-value="INSERT INTO public.&quot;location&quot; (code, &quot;name&quot;, parent_code) VALUES('220159','SAN JOSE DE GUAYUSA','2201');" calcext:value-type="string">
            <text:p>INSERT INTO public."location" (code, "name", parent_code) VALUES('220159','SAN JOSE DE GUAYUSA','2201');</text:p>
          </table:table-cell>
        </table:table-row>
        <table:table-row table:style-name="ro1">
          <table:table-cell office:value-type="string" calcext:value-type="string">
            <text:p>220160</text:p>
          </table:table-cell>
          <table:table-cell office:value-type="string" calcext:value-type="string">
            <text:p>SAN LUIS DE ARMENIA</text:p>
          </table:table-cell>
          <table:table-cell office:value-type="string" calcext:value-type="string">
            <text:p>2201</text:p>
          </table:table-cell>
          <table:table-cell table:formula="of:=COM.MICROSOFT.CONCAT([.$D$1];[.A1447];&quot;','&quot;;[.B1447];&quot;','&quot;;[.C1447];&quot;');&quot;)" office:value-type="string" office:string-value="INSERT INTO public.&quot;location&quot; (code, &quot;name&quot;, parent_code) VALUES('220160','SAN LUIS DE ARMENIA','2201');" calcext:value-type="string">
            <text:p>INSERT INTO public."location" (code, "name", parent_code) VALUES('220160','SAN LUIS DE ARMENIA','2201');</text:p>
          </table:table-cell>
        </table:table-row>
        <table:table-row table:style-name="ro1">
          <table:table-cell office:value-type="string" calcext:value-type="string">
            <text:p>220161</text:p>
          </table:table-cell>
          <table:table-cell office:value-type="string" calcext:value-type="string">
            <text:p>TARACOA</text:p>
          </table:table-cell>
          <table:table-cell office:value-type="string" calcext:value-type="string">
            <text:p>2201</text:p>
          </table:table-cell>
          <table:table-cell table:formula="of:=COM.MICROSOFT.CONCAT([.$D$1];[.A1448];&quot;','&quot;;[.B1448];&quot;','&quot;;[.C1448];&quot;');&quot;)" office:value-type="string" office:string-value="INSERT INTO public.&quot;location&quot; (code, &quot;name&quot;, parent_code) VALUES('220161','TARACOA','2201');" calcext:value-type="string">
            <text:p>INSERT INTO public."location" (code, "name", parent_code) VALUES('220161','TARACOA','2201');</text:p>
          </table:table-cell>
        </table:table-row>
        <table:table-row table:style-name="ro1">
          <table:table-cell office:value-type="string" calcext:value-type="string">
            <text:p>220250</text:p>
          </table:table-cell>
          <table:table-cell office:value-type="string" calcext:value-type="string">
            <text:p>NUEVO ROCAFUERTE</text:p>
          </table:table-cell>
          <table:table-cell office:value-type="string" calcext:value-type="string">
            <text:p>2202</text:p>
          </table:table-cell>
          <table:table-cell table:formula="of:=COM.MICROSOFT.CONCAT([.$D$1];[.A1449];&quot;','&quot;;[.B1449];&quot;','&quot;;[.C1449];&quot;');&quot;)" office:value-type="string" office:string-value="INSERT INTO public.&quot;location&quot; (code, &quot;name&quot;, parent_code) VALUES('220250','NUEVO ROCAFUERTE','2202');" calcext:value-type="string">
            <text:p>INSERT INTO public."location" (code, "name", parent_code) VALUES('220250','NUEVO ROCAFUERTE','2202');</text:p>
          </table:table-cell>
        </table:table-row>
        <table:table-row table:style-name="ro1">
          <table:table-cell office:value-type="string" calcext:value-type="string">
            <text:p>220251</text:p>
          </table:table-cell>
          <table:table-cell office:value-type="string" calcext:value-type="string">
            <text:p>CAPITAN AUGUSTO RIVADENEIRA</text:p>
          </table:table-cell>
          <table:table-cell office:value-type="string" calcext:value-type="string">
            <text:p>2202</text:p>
          </table:table-cell>
          <table:table-cell table:formula="of:=COM.MICROSOFT.CONCAT([.$D$1];[.A1450];&quot;','&quot;;[.B1450];&quot;','&quot;;[.C1450];&quot;');&quot;)" office:value-type="string" office:string-value="INSERT INTO public.&quot;location&quot; (code, &quot;name&quot;, parent_code) VALUES('220251','CAPITAN AUGUSTO RIVADENEIRA','2202');" calcext:value-type="string">
            <text:p>INSERT INTO public."location" (code, "name", parent_code) VALUES('220251','CAPITAN AUGUSTO RIVADENEIRA','2202');</text:p>
          </table:table-cell>
        </table:table-row>
        <table:table-row table:style-name="ro1">
          <table:table-cell office:value-type="string" calcext:value-type="string">
            <text:p>220252</text:p>
          </table:table-cell>
          <table:table-cell office:value-type="string" calcext:value-type="string">
            <text:p>CONONACO</text:p>
          </table:table-cell>
          <table:table-cell office:value-type="string" calcext:value-type="string">
            <text:p>2202</text:p>
          </table:table-cell>
          <table:table-cell table:formula="of:=COM.MICROSOFT.CONCAT([.$D$1];[.A1451];&quot;','&quot;;[.B1451];&quot;','&quot;;[.C1451];&quot;');&quot;)" office:value-type="string" office:string-value="INSERT INTO public.&quot;location&quot; (code, &quot;name&quot;, parent_code) VALUES('220252','CONONACO','2202');" calcext:value-type="string">
            <text:p>INSERT INTO public."location" (code, "name", parent_code) VALUES('220252','CONONACO','2202');</text:p>
          </table:table-cell>
        </table:table-row>
        <table:table-row table:style-name="ro1">
          <table:table-cell office:value-type="string" calcext:value-type="string">
            <text:p>220253</text:p>
          </table:table-cell>
          <table:table-cell office:value-type="string" calcext:value-type="string">
            <text:p>SANTA MARIA DE HUIRIRIMA</text:p>
          </table:table-cell>
          <table:table-cell office:value-type="string" calcext:value-type="string">
            <text:p>2202</text:p>
          </table:table-cell>
          <table:table-cell table:formula="of:=COM.MICROSOFT.CONCAT([.$D$1];[.A1452];&quot;','&quot;;[.B1452];&quot;','&quot;;[.C1452];&quot;');&quot;)" office:value-type="string" office:string-value="INSERT INTO public.&quot;location&quot; (code, &quot;name&quot;, parent_code) VALUES('220253','SANTA MARIA DE HUIRIRIMA','2202');" calcext:value-type="string">
            <text:p>INSERT INTO public."location" (code, "name", parent_code) VALUES('220253','SANTA MARIA DE HUIRIRIMA','2202');</text:p>
          </table:table-cell>
        </table:table-row>
        <table:table-row table:style-name="ro1">
          <table:table-cell office:value-type="string" calcext:value-type="string">
            <text:p>220254</text:p>
          </table:table-cell>
          <table:table-cell office:value-type="string" calcext:value-type="string">
            <text:p>TIPUTINI</text:p>
          </table:table-cell>
          <table:table-cell office:value-type="string" calcext:value-type="string">
            <text:p>2202</text:p>
          </table:table-cell>
          <table:table-cell table:formula="of:=COM.MICROSOFT.CONCAT([.$D$1];[.A1453];&quot;','&quot;;[.B1453];&quot;','&quot;;[.C1453];&quot;');&quot;)" office:value-type="string" office:string-value="INSERT INTO public.&quot;location&quot; (code, &quot;name&quot;, parent_code) VALUES('220254','TIPUTINI','2202');" calcext:value-type="string">
            <text:p>INSERT INTO public."location" (code, "name", parent_code) VALUES('220254','TIPUTINI','2202');</text:p>
          </table:table-cell>
        </table:table-row>
        <table:table-row table:style-name="ro1">
          <table:table-cell office:value-type="string" calcext:value-type="string">
            <text:p>220255</text:p>
          </table:table-cell>
          <table:table-cell office:value-type="string" calcext:value-type="string">
            <text:p>YASUNI</text:p>
          </table:table-cell>
          <table:table-cell office:value-type="string" calcext:value-type="string">
            <text:p>2202</text:p>
          </table:table-cell>
          <table:table-cell table:formula="of:=COM.MICROSOFT.CONCAT([.$D$1];[.A1454];&quot;','&quot;;[.B1454];&quot;','&quot;;[.C1454];&quot;');&quot;)" office:value-type="string" office:string-value="INSERT INTO public.&quot;location&quot; (code, &quot;name&quot;, parent_code) VALUES('220255','YASUNI','2202');" calcext:value-type="string">
            <text:p>INSERT INTO public."location" (code, "name", parent_code) VALUES('220255','YASUNI','2202');</text:p>
          </table:table-cell>
        </table:table-row>
        <table:table-row table:style-name="ro1">
          <table:table-cell office:value-type="string" calcext:value-type="string">
            <text:p>220350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2203</text:p>
          </table:table-cell>
          <table:table-cell table:formula="of:=COM.MICROSOFT.CONCAT([.$D$1];[.A1455];&quot;','&quot;;[.B1455];&quot;','&quot;;[.C1455];&quot;');&quot;)" office:value-type="string" office:string-value="INSERT INTO public.&quot;location&quot; (code, &quot;name&quot;, parent_code) VALUES('220350','LA JOYA DE LOS SACHAS','2203');" calcext:value-type="string">
            <text:p>INSERT INTO public."location" (code, "name", parent_code) VALUES('220350','LA JOYA DE LOS SACHAS','2203');</text:p>
          </table:table-cell>
        </table:table-row>
        <table:table-row table:style-name="ro1">
          <table:table-cell office:value-type="string" calcext:value-type="string">
            <text:p>220351</text:p>
          </table:table-cell>
          <table:table-cell office:value-type="string" calcext:value-type="string">
            <text:p>ENOKANQUI</text:p>
          </table:table-cell>
          <table:table-cell office:value-type="string" calcext:value-type="string">
            <text:p>2203</text:p>
          </table:table-cell>
          <table:table-cell table:formula="of:=COM.MICROSOFT.CONCAT([.$D$1];[.A1456];&quot;','&quot;;[.B1456];&quot;','&quot;;[.C1456];&quot;');&quot;)" office:value-type="string" office:string-value="INSERT INTO public.&quot;location&quot; (code, &quot;name&quot;, parent_code) VALUES('220351','ENOKANQUI','2203');" calcext:value-type="string">
            <text:p>INSERT INTO public."location" (code, "name", parent_code) VALUES('220351','ENOKANQUI','2203');</text:p>
          </table:table-cell>
        </table:table-row>
        <table:table-row table:style-name="ro1">
          <table:table-cell office:value-type="string" calcext:value-type="string">
            <text:p>220352</text:p>
          </table:table-cell>
          <table:table-cell office:value-type="string" calcext:value-type="string">
            <text:p>LAGO SAN PEDRO</text:p>
          </table:table-cell>
          <table:table-cell office:value-type="string" calcext:value-type="string">
            <text:p>2203</text:p>
          </table:table-cell>
          <table:table-cell table:formula="of:=COM.MICROSOFT.CONCAT([.$D$1];[.A1457];&quot;','&quot;;[.B1457];&quot;','&quot;;[.C1457];&quot;');&quot;)" office:value-type="string" office:string-value="INSERT INTO public.&quot;location&quot; (code, &quot;name&quot;, parent_code) VALUES('220352','LAGO SAN PEDRO','2203');" calcext:value-type="string">
            <text:p>INSERT INTO public."location" (code, "name", parent_code) VALUES('220352','LAGO SAN PEDRO','2203');</text:p>
          </table:table-cell>
        </table:table-row>
        <table:table-row table:style-name="ro1">
          <table:table-cell office:value-type="string" calcext:value-type="string">
            <text:p>220353</text:p>
          </table:table-cell>
          <table:table-cell office:value-type="string" calcext:value-type="string">
            <text:p>POMPEYA</text:p>
          </table:table-cell>
          <table:table-cell office:value-type="string" calcext:value-type="string">
            <text:p>2203</text:p>
          </table:table-cell>
          <table:table-cell table:formula="of:=COM.MICROSOFT.CONCAT([.$D$1];[.A1458];&quot;','&quot;;[.B1458];&quot;','&quot;;[.C1458];&quot;');&quot;)" office:value-type="string" office:string-value="INSERT INTO public.&quot;location&quot; (code, &quot;name&quot;, parent_code) VALUES('220353','POMPEYA','2203');" calcext:value-type="string">
            <text:p>INSERT INTO public."location" (code, "name", parent_code) VALUES('220353','POMPEYA','2203');</text:p>
          </table:table-cell>
        </table:table-row>
        <table:table-row table:style-name="ro1">
          <table:table-cell office:value-type="string" calcext:value-type="string">
            <text:p>220354</text:p>
          </table:table-cell>
          <table:table-cell office:value-type="string" calcext:value-type="string">
            <text:p>RUMIPAMBA</text:p>
          </table:table-cell>
          <table:table-cell office:value-type="string" calcext:value-type="string">
            <text:p>2203</text:p>
          </table:table-cell>
          <table:table-cell table:formula="of:=COM.MICROSOFT.CONCAT([.$D$1];[.A1459];&quot;','&quot;;[.B1459];&quot;','&quot;;[.C1459];&quot;');&quot;)" office:value-type="string" office:string-value="INSERT INTO public.&quot;location&quot; (code, &quot;name&quot;, parent_code) VALUES('220354','RUMIPAMBA','2203');" calcext:value-type="string">
            <text:p>INSERT INTO public."location" (code, "name", parent_code) VALUES('220354','RUMIPAMBA','2203');</text:p>
          </table:table-cell>
        </table:table-row>
        <table:table-row table:style-name="ro1">
          <table:table-cell office:value-type="string" calcext:value-type="string">
            <text:p>220355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2203</text:p>
          </table:table-cell>
          <table:table-cell table:formula="of:=COM.MICROSOFT.CONCAT([.$D$1];[.A1460];&quot;','&quot;;[.B1460];&quot;','&quot;;[.C1460];&quot;');&quot;)" office:value-type="string" office:string-value="INSERT INTO public.&quot;location&quot; (code, &quot;name&quot;, parent_code) VALUES('220355','SAN CARLOS','2203');" calcext:value-type="string">
            <text:p>INSERT INTO public."location" (code, "name", parent_code) VALUES('220355','SAN CARLOS','2203');</text:p>
          </table:table-cell>
        </table:table-row>
        <table:table-row table:style-name="ro1">
          <table:table-cell office:value-type="string" calcext:value-type="string">
            <text:p>220356</text:p>
          </table:table-cell>
          <table:table-cell office:value-type="string" calcext:value-type="string">
            <text:p>SAN SEBASTIAN DEL COCA</text:p>
          </table:table-cell>
          <table:table-cell office:value-type="string" calcext:value-type="string">
            <text:p>2203</text:p>
          </table:table-cell>
          <table:table-cell table:formula="of:=COM.MICROSOFT.CONCAT([.$D$1];[.A1461];&quot;','&quot;;[.B1461];&quot;','&quot;;[.C1461];&quot;');&quot;)" office:value-type="string" office:string-value="INSERT INTO public.&quot;location&quot; (code, &quot;name&quot;, parent_code) VALUES('220356','SAN SEBASTIAN DEL COCA','2203');" calcext:value-type="string">
            <text:p>INSERT INTO public."location" (code, "name", parent_code) VALUES('220356','SAN SEBASTIAN DEL COCA','2203');</text:p>
          </table:table-cell>
        </table:table-row>
        <table:table-row table:style-name="ro1">
          <table:table-cell office:value-type="string" calcext:value-type="string">
            <text:p>220357</text:p>
          </table:table-cell>
          <table:table-cell office:value-type="string" calcext:value-type="string">
            <text:p>TRES DE NOVIEMBRE</text:p>
          </table:table-cell>
          <table:table-cell office:value-type="string" calcext:value-type="string">
            <text:p>2203</text:p>
          </table:table-cell>
          <table:table-cell table:formula="of:=COM.MICROSOFT.CONCAT([.$D$1];[.A1462];&quot;','&quot;;[.B1462];&quot;','&quot;;[.C1462];&quot;');&quot;)" office:value-type="string" office:string-value="INSERT INTO public.&quot;location&quot; (code, &quot;name&quot;, parent_code) VALUES('220357','TRES DE NOVIEMBRE','2203');" calcext:value-type="string">
            <text:p>INSERT INTO public."location" (code, "name", parent_code) VALUES('220357','TRES DE NOVIEMBRE','2203');</text:p>
          </table:table-cell>
        </table:table-row>
        <table:table-row table:style-name="ro1">
          <table:table-cell office:value-type="string" calcext:value-type="string">
            <text:p>220358</text:p>
          </table:table-cell>
          <table:table-cell office:value-type="string" calcext:value-type="string">
            <text:p>UNION MILAGREÑA</text:p>
          </table:table-cell>
          <table:table-cell office:value-type="string" calcext:value-type="string">
            <text:p>2203</text:p>
          </table:table-cell>
          <table:table-cell table:formula="of:=COM.MICROSOFT.CONCAT([.$D$1];[.A1463];&quot;','&quot;;[.B1463];&quot;','&quot;;[.C1463];&quot;');&quot;)" office:value-type="string" office:string-value="INSERT INTO public.&quot;location&quot; (code, &quot;name&quot;, parent_code) VALUES('220358','UNION MILAGREÑA','2203');" calcext:value-type="string">
            <text:p>INSERT INTO public."location" (code, "name", parent_code) VALUES('220358','UNION MILAGREÑA','2203');</text:p>
          </table:table-cell>
        </table:table-row>
        <table:table-row table:style-name="ro1">
          <table:table-cell office:value-type="string" calcext:value-type="string">
            <text:p>220450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2204</text:p>
          </table:table-cell>
          <table:table-cell table:formula="of:=COM.MICROSOFT.CONCAT([.$D$1];[.A1464];&quot;','&quot;;[.B1464];&quot;','&quot;;[.C1464];&quot;');&quot;)" office:value-type="string" office:string-value="INSERT INTO public.&quot;location&quot; (code, &quot;name&quot;, parent_code) VALUES('220450','LORETO','2204');" calcext:value-type="string">
            <text:p>INSERT INTO public."location" (code, "name", parent_code) VALUES('220450','LORETO','2204');</text:p>
          </table:table-cell>
        </table:table-row>
        <table:table-row table:style-name="ro1">
          <table:table-cell office:value-type="string" calcext:value-type="string">
            <text:p>220451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2204</text:p>
          </table:table-cell>
          <table:table-cell table:formula="of:=COM.MICROSOFT.CONCAT([.$D$1];[.A1465];&quot;','&quot;;[.B1465];&quot;','&quot;;[.C1465];&quot;');&quot;)" office:value-type="string" office:string-value="INSERT INTO public.&quot;location&quot; (code, &quot;name&quot;, parent_code) VALUES('220451','AVILA','2204');" calcext:value-type="string">
            <text:p>INSERT INTO public."location" (code, "name", parent_code) VALUES('220451','AVILA','2204');</text:p>
          </table:table-cell>
        </table:table-row>
        <table:table-row table:style-name="ro1">
          <table:table-cell office:value-type="string" calcext:value-type="string">
            <text:p>220452</text:p>
          </table:table-cell>
          <table:table-cell office:value-type="string" calcext:value-type="string">
            <text:p>PUERTO MURIALDO</text:p>
          </table:table-cell>
          <table:table-cell office:value-type="string" calcext:value-type="string">
            <text:p>2204</text:p>
          </table:table-cell>
          <table:table-cell table:formula="of:=COM.MICROSOFT.CONCAT([.$D$1];[.A1466];&quot;','&quot;;[.B1466];&quot;','&quot;;[.C1466];&quot;');&quot;)" office:value-type="string" office:string-value="INSERT INTO public.&quot;location&quot; (code, &quot;name&quot;, parent_code) VALUES('220452','PUERTO MURIALDO','2204');" calcext:value-type="string">
            <text:p>INSERT INTO public."location" (code, "name", parent_code) VALUES('220452','PUERTO MURIALDO','2204');</text:p>
          </table:table-cell>
        </table:table-row>
        <table:table-row table:style-name="ro1">
          <table:table-cell office:value-type="string" calcext:value-type="string">
            <text:p>220453</text:p>
          </table:table-cell>
          <table:table-cell office:value-type="string" calcext:value-type="string">
            <text:p>SAN JOSE DEL PAYAMINO</text:p>
          </table:table-cell>
          <table:table-cell office:value-type="string" calcext:value-type="string">
            <text:p>2204</text:p>
          </table:table-cell>
          <table:table-cell table:formula="of:=COM.MICROSOFT.CONCAT([.$D$1];[.A1467];&quot;','&quot;;[.B1467];&quot;','&quot;;[.C1467];&quot;');&quot;)" office:value-type="string" office:string-value="INSERT INTO public.&quot;location&quot; (code, &quot;name&quot;, parent_code) VALUES('220453','SAN JOSE DEL PAYAMINO','2204');" calcext:value-type="string">
            <text:p>INSERT INTO public."location" (code, "name", parent_code) VALUES('220453','SAN JOSE DEL PAYAMINO','2204');</text:p>
          </table:table-cell>
        </table:table-row>
        <table:table-row table:style-name="ro1">
          <table:table-cell office:value-type="string" calcext:value-type="string">
            <text:p>220454</text:p>
          </table:table-cell>
          <table:table-cell office:value-type="string" calcext:value-type="string">
            <text:p>SAN JOSE DE DAHUANO</text:p>
          </table:table-cell>
          <table:table-cell office:value-type="string" calcext:value-type="string">
            <text:p>2204</text:p>
          </table:table-cell>
          <table:table-cell table:formula="of:=COM.MICROSOFT.CONCAT([.$D$1];[.A1468];&quot;','&quot;;[.B1468];&quot;','&quot;;[.C1468];&quot;');&quot;)" office:value-type="string" office:string-value="INSERT INTO public.&quot;location&quot; (code, &quot;name&quot;, parent_code) VALUES('220454','SAN JOSE DE DAHUANO','2204');" calcext:value-type="string">
            <text:p>INSERT INTO public."location" (code, "name", parent_code) VALUES('220454','SAN JOSE DE DAHUANO','2204');</text:p>
          </table:table-cell>
        </table:table-row>
        <table:table-row table:style-name="ro1">
          <table:table-cell office:value-type="string" calcext:value-type="string">
            <text:p>220455</text:p>
          </table:table-cell>
          <table:table-cell office:value-type="string" calcext:value-type="string">
            <text:p>SAN VICENTE DE HUATICOCHA</text:p>
          </table:table-cell>
          <table:table-cell office:value-type="string" calcext:value-type="string">
            <text:p>2204</text:p>
          </table:table-cell>
          <table:table-cell table:formula="of:=COM.MICROSOFT.CONCAT([.$D$1];[.A1469];&quot;','&quot;;[.B1469];&quot;','&quot;;[.C1469];&quot;');&quot;)" office:value-type="string" office:string-value="INSERT INTO public.&quot;location&quot; (code, &quot;name&quot;, parent_code) VALUES('220455','SAN VICENTE DE HUATICOCHA','2204');" calcext:value-type="string">
            <text:p>INSERT INTO public."location" (code, "name", parent_code) VALUES('220455','SAN VICENTE DE HUATICOCHA','2204');</text:p>
          </table:table-cell>
        </table:table-row>
        <table:table-row table:style-name="ro1">
          <table:table-cell office:value-type="string" calcext:value-type="string">
            <text:p>230101</text:p>
          </table:table-cell>
          <table:table-cell office:value-type="string" calcext:value-type="string">
            <text:p>ABRAHAM CALAZACÓN</text:p>
          </table:table-cell>
          <table:table-cell office:value-type="string" calcext:value-type="string">
            <text:p>2301</text:p>
          </table:table-cell>
          <table:table-cell table:formula="of:=COM.MICROSOFT.CONCAT([.$D$1];[.A1470];&quot;','&quot;;[.B1470];&quot;','&quot;;[.C1470];&quot;');&quot;)" office:value-type="string" office:string-value="INSERT INTO public.&quot;location&quot; (code, &quot;name&quot;, parent_code) VALUES('230101','ABRAHAM CALAZACÓN','2301');" calcext:value-type="string">
            <text:p>INSERT INTO public."location" (code, "name", parent_code) VALUES('230101','ABRAHAM CALAZACÓN','2301');</text:p>
          </table:table-cell>
        </table:table-row>
        <table:table-row table:style-name="ro1">
          <table:table-cell office:value-type="string" calcext:value-type="string">
            <text:p>230102</text:p>
          </table:table-cell>
          <table:table-cell office:value-type="string" calcext:value-type="string">
            <text:p>BOMBOLI</text:p>
          </table:table-cell>
          <table:table-cell office:value-type="string" calcext:value-type="string">
            <text:p>2301</text:p>
          </table:table-cell>
          <table:table-cell table:formula="of:=COM.MICROSOFT.CONCAT([.$D$1];[.A1471];&quot;','&quot;;[.B1471];&quot;','&quot;;[.C1471];&quot;');&quot;)" office:value-type="string" office:string-value="INSERT INTO public.&quot;location&quot; (code, &quot;name&quot;, parent_code) VALUES('230102','BOMBOLI','2301');" calcext:value-type="string">
            <text:p>INSERT INTO public."location" (code, "name", parent_code) VALUES('230102','BOMBOLI','2301');</text:p>
          </table:table-cell>
        </table:table-row>
        <table:table-row table:style-name="ro1">
          <table:table-cell office:value-type="string" calcext:value-type="string">
            <text:p>230103</text:p>
          </table:table-cell>
          <table:table-cell office:value-type="string" calcext:value-type="string">
            <text:p>CHIGUILPE</text:p>
          </table:table-cell>
          <table:table-cell office:value-type="string" calcext:value-type="string">
            <text:p>2301</text:p>
          </table:table-cell>
          <table:table-cell table:formula="of:=COM.MICROSOFT.CONCAT([.$D$1];[.A1472];&quot;','&quot;;[.B1472];&quot;','&quot;;[.C1472];&quot;');&quot;)" office:value-type="string" office:string-value="INSERT INTO public.&quot;location&quot; (code, &quot;name&quot;, parent_code) VALUES('230103','CHIGUILPE','2301');" calcext:value-type="string">
            <text:p>INSERT INTO public."location" (code, "name", parent_code) VALUES('230103','CHIGUILPE','2301');</text:p>
          </table:table-cell>
        </table:table-row>
        <table:table-row table:style-name="ro1">
          <table:table-cell office:value-type="string" calcext:value-type="string">
            <text:p>230104</text:p>
          </table:table-cell>
          <table:table-cell office:value-type="string" calcext:value-type="string">
            <text:p>RÍO TOACHI</text:p>
          </table:table-cell>
          <table:table-cell office:value-type="string" calcext:value-type="string">
            <text:p>2301</text:p>
          </table:table-cell>
          <table:table-cell table:formula="of:=COM.MICROSOFT.CONCAT([.$D$1];[.A1473];&quot;','&quot;;[.B1473];&quot;','&quot;;[.C1473];&quot;');&quot;)" office:value-type="string" office:string-value="INSERT INTO public.&quot;location&quot; (code, &quot;name&quot;, parent_code) VALUES('230104','RÍO TOACHI','2301');" calcext:value-type="string">
            <text:p>INSERT INTO public."location" (code, "name", parent_code) VALUES('230104','RÍO TOACHI','2301');</text:p>
          </table:table-cell>
        </table:table-row>
        <table:table-row table:style-name="ro1">
          <table:table-cell office:value-type="string" calcext:value-type="string">
            <text:p>230105</text:p>
          </table:table-cell>
          <table:table-cell office:value-type="string" calcext:value-type="string">
            <text:p>RÍO VERDE</text:p>
          </table:table-cell>
          <table:table-cell office:value-type="string" calcext:value-type="string">
            <text:p>2301</text:p>
          </table:table-cell>
          <table:table-cell table:formula="of:=COM.MICROSOFT.CONCAT([.$D$1];[.A1474];&quot;','&quot;;[.B1474];&quot;','&quot;;[.C1474];&quot;');&quot;)" office:value-type="string" office:string-value="INSERT INTO public.&quot;location&quot; (code, &quot;name&quot;, parent_code) VALUES('230105','RÍO VERDE','2301');" calcext:value-type="string">
            <text:p>INSERT INTO public."location" (code, "name", parent_code) VALUES('230105','RÍO VERDE','2301');</text:p>
          </table:table-cell>
        </table:table-row>
        <table:table-row table:style-name="ro1">
          <table:table-cell office:value-type="string" calcext:value-type="string">
            <text:p>230106</text:p>
          </table:table-cell>
          <table:table-cell office:value-type="string" calcext:value-type="string">
            <text:p>SANTO DOMINGO DE LOS COLORADOS</text:p>
          </table:table-cell>
          <table:table-cell office:value-type="string" calcext:value-type="string">
            <text:p>2301</text:p>
          </table:table-cell>
          <table:table-cell table:formula="of:=COM.MICROSOFT.CONCAT([.$D$1];[.A1475];&quot;','&quot;;[.B1475];&quot;','&quot;;[.C1475];&quot;');&quot;)" office:value-type="string" office:string-value="INSERT INTO public.&quot;location&quot; (code, &quot;name&quot;, parent_code) VALUES('230106','SANTO DOMINGO DE LOS COLORADOS','2301');" calcext:value-type="string">
            <text:p>INSERT INTO public."location" (code, "name", parent_code) VALUES('230106','SANTO DOMINGO DE LOS COLORADOS','2301');</text:p>
          </table:table-cell>
        </table:table-row>
        <table:table-row table:style-name="ro1">
          <table:table-cell office:value-type="string" calcext:value-type="string">
            <text:p>230107</text:p>
          </table:table-cell>
          <table:table-cell office:value-type="string" calcext:value-type="string">
            <text:p>ZARACAY</text:p>
          </table:table-cell>
          <table:table-cell office:value-type="string" calcext:value-type="string">
            <text:p>2301</text:p>
          </table:table-cell>
          <table:table-cell table:formula="of:=COM.MICROSOFT.CONCAT([.$D$1];[.A1476];&quot;','&quot;;[.B1476];&quot;','&quot;;[.C1476];&quot;');&quot;)" office:value-type="string" office:string-value="INSERT INTO public.&quot;location&quot; (code, &quot;name&quot;, parent_code) VALUES('230107','ZARACAY','2301');" calcext:value-type="string">
            <text:p>INSERT INTO public."location" (code, "name", parent_code) VALUES('230107','ZARACAY','2301');</text:p>
          </table:table-cell>
        </table:table-row>
        <table:table-row table:style-name="ro1">
          <table:table-cell office:value-type="string" calcext:value-type="string">
            <text:p>23015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2301</text:p>
          </table:table-cell>
          <table:table-cell table:formula="of:=COM.MICROSOFT.CONCAT([.$D$1];[.A1477];&quot;','&quot;;[.B1477];&quot;','&quot;;[.C1477];&quot;');&quot;)" office:value-type="string" office:string-value="INSERT INTO public.&quot;location&quot; (code, &quot;name&quot;, parent_code) VALUES('230150','SANTO DOMINGO','2301');" calcext:value-type="string">
            <text:p>INSERT INTO public."location" (code, "name", parent_code) VALUES('230150','SANTO DOMINGO','2301');</text:p>
          </table:table-cell>
        </table:table-row>
        <table:table-row table:style-name="ro1">
          <table:table-cell office:value-type="string" calcext:value-type="string">
            <text:p>230151</text:p>
          </table:table-cell>
          <table:table-cell office:value-type="string" calcext:value-type="string">
            <text:p>ALLURIQUÍN</text:p>
          </table:table-cell>
          <table:table-cell office:value-type="string" calcext:value-type="string">
            <text:p>2301</text:p>
          </table:table-cell>
          <table:table-cell table:formula="of:=COM.MICROSOFT.CONCAT([.$D$1];[.A1478];&quot;','&quot;;[.B1478];&quot;','&quot;;[.C1478];&quot;');&quot;)" office:value-type="string" office:string-value="INSERT INTO public.&quot;location&quot; (code, &quot;name&quot;, parent_code) VALUES('230151','ALLURIQUÍN','2301');" calcext:value-type="string">
            <text:p>INSERT INTO public."location" (code, "name", parent_code) VALUES('230151','ALLURIQUÍN','2301');</text:p>
          </table:table-cell>
        </table:table-row>
        <table:table-row table:style-name="ro1">
          <table:table-cell office:value-type="string" calcext:value-type="string">
            <text:p>230152</text:p>
          </table:table-cell>
          <table:table-cell office:value-type="string" calcext:value-type="string">
            <text:p>PUERTO LIMÓN</text:p>
          </table:table-cell>
          <table:table-cell office:value-type="string" calcext:value-type="string">
            <text:p>2301</text:p>
          </table:table-cell>
          <table:table-cell table:formula="of:=COM.MICROSOFT.CONCAT([.$D$1];[.A1479];&quot;','&quot;;[.B1479];&quot;','&quot;;[.C1479];&quot;');&quot;)" office:value-type="string" office:string-value="INSERT INTO public.&quot;location&quot; (code, &quot;name&quot;, parent_code) VALUES('230152','PUERTO LIMÓN','2301');" calcext:value-type="string">
            <text:p>INSERT INTO public."location" (code, "name", parent_code) VALUES('230152','PUERTO LIMÓN','2301');</text:p>
          </table:table-cell>
        </table:table-row>
        <table:table-row table:style-name="ro1">
          <table:table-cell office:value-type="string" calcext:value-type="string">
            <text:p>230153</text:p>
          </table:table-cell>
          <table:table-cell office:value-type="string" calcext:value-type="string">
            <text:p>LUZ DE AMÉRICA</text:p>
          </table:table-cell>
          <table:table-cell office:value-type="string" calcext:value-type="string">
            <text:p>2301</text:p>
          </table:table-cell>
          <table:table-cell table:formula="of:=COM.MICROSOFT.CONCAT([.$D$1];[.A1480];&quot;','&quot;;[.B1480];&quot;','&quot;;[.C1480];&quot;');&quot;)" office:value-type="string" office:string-value="INSERT INTO public.&quot;location&quot; (code, &quot;name&quot;, parent_code) VALUES('230153','LUZ DE AMÉRICA','2301');" calcext:value-type="string">
            <text:p>INSERT INTO public."location" (code, "name", parent_code) VALUES('230153','LUZ DE AMÉRICA','2301');</text:p>
          </table:table-cell>
        </table:table-row>
        <table:table-row table:style-name="ro1">
          <table:table-cell office:value-type="string" calcext:value-type="string">
            <text:p>230154</text:p>
          </table:table-cell>
          <table:table-cell office:value-type="string" calcext:value-type="string">
            <text:p>SAN JACINTO DEL BUA</text:p>
          </table:table-cell>
          <table:table-cell office:value-type="string" calcext:value-type="string">
            <text:p>2301</text:p>
          </table:table-cell>
          <table:table-cell table:formula="of:=COM.MICROSOFT.CONCAT([.$D$1];[.A1481];&quot;','&quot;;[.B1481];&quot;','&quot;;[.C1481];&quot;');&quot;)" office:value-type="string" office:string-value="INSERT INTO public.&quot;location&quot; (code, &quot;name&quot;, parent_code) VALUES('230154','SAN JACINTO DEL BUA','2301');" calcext:value-type="string">
            <text:p>INSERT INTO public."location" (code, "name", parent_code) VALUES('230154','SAN JACINTO DEL BUA','2301');</text:p>
          </table:table-cell>
        </table:table-row>
        <table:table-row table:style-name="ro1">
          <table:table-cell office:value-type="string" calcext:value-type="string">
            <text:p>230155</text:p>
          </table:table-cell>
          <table:table-cell office:value-type="string" calcext:value-type="string">
            <text:p>VALLE HERMOSO</text:p>
          </table:table-cell>
          <table:table-cell office:value-type="string" calcext:value-type="string">
            <text:p>2301</text:p>
          </table:table-cell>
          <table:table-cell table:formula="of:=COM.MICROSOFT.CONCAT([.$D$1];[.A1482];&quot;','&quot;;[.B1482];&quot;','&quot;;[.C1482];&quot;');&quot;)" office:value-type="string" office:string-value="INSERT INTO public.&quot;location&quot; (code, &quot;name&quot;, parent_code) VALUES('230155','VALLE HERMOSO','2301');" calcext:value-type="string">
            <text:p>INSERT INTO public."location" (code, "name", parent_code) VALUES('230155','VALLE HERMOSO','2301');</text:p>
          </table:table-cell>
        </table:table-row>
        <table:table-row table:style-name="ro1">
          <table:table-cell office:value-type="string" calcext:value-type="string">
            <text:p>230156</text:p>
          </table:table-cell>
          <table:table-cell office:value-type="string" calcext:value-type="string">
            <text:p>EL ESFUERZO</text:p>
          </table:table-cell>
          <table:table-cell office:value-type="string" calcext:value-type="string">
            <text:p>2301</text:p>
          </table:table-cell>
          <table:table-cell table:formula="of:=COM.MICROSOFT.CONCAT([.$D$1];[.A1483];&quot;','&quot;;[.B1483];&quot;','&quot;;[.C1483];&quot;');&quot;)" office:value-type="string" office:string-value="INSERT INTO public.&quot;location&quot; (code, &quot;name&quot;, parent_code) VALUES('230156','EL ESFUERZO','2301');" calcext:value-type="string">
            <text:p>INSERT INTO public."location" (code, "name", parent_code) VALUES('230156','EL ESFUERZO','2301');</text:p>
          </table:table-cell>
        </table:table-row>
        <table:table-row table:style-name="ro1">
          <table:table-cell office:value-type="string" calcext:value-type="string">
            <text:p>230157</text:p>
          </table:table-cell>
          <table:table-cell office:value-type="string" calcext:value-type="string">
            <text:p>SANTA MARÍA DEL TOACHI</text:p>
          </table:table-cell>
          <table:table-cell office:value-type="string" calcext:value-type="string">
            <text:p>2301</text:p>
          </table:table-cell>
          <table:table-cell table:formula="of:=COM.MICROSOFT.CONCAT([.$D$1];[.A1484];&quot;','&quot;;[.B1484];&quot;','&quot;;[.C1484];&quot;');&quot;)" office:value-type="string" office:string-value="INSERT INTO public.&quot;location&quot; (code, &quot;name&quot;, parent_code) VALUES('230157','SANTA MARÍA DEL TOACHI','2301');" calcext:value-type="string">
            <text:p>INSERT INTO public."location" (code, "name", parent_code) VALUES('230157','SANTA MARÍA DEL TOACHI','2301');</text:p>
          </table:table-cell>
        </table:table-row>
        <table:table-row table:style-name="ro1">
          <table:table-cell office:value-type="string" calcext:value-type="string">
            <text:p>080850</text:p>
          </table:table-cell>
          <table:table-cell office:value-type="string" calcext:value-type="string">
            <text:p>LA CONCORDIA</text:p>
          </table:table-cell>
          <table:table-cell office:value-type="string" calcext:value-type="string">
            <text:p>0808</text:p>
          </table:table-cell>
          <table:table-cell table:formula="of:=COM.MICROSOFT.CONCAT([.$D$1];[.A1485];&quot;','&quot;;[.B1485];&quot;','&quot;;[.C1485];&quot;');&quot;)" office:value-type="string" office:string-value="INSERT INTO public.&quot;location&quot; (code, &quot;name&quot;, parent_code) VALUES('080850','LA CONCORDIA','0808');" calcext:value-type="string">
            <text:p>INSERT INTO public."location" (code, "name", parent_code) VALUES('080850','LA CONCORDIA','0808');</text:p>
          </table:table-cell>
        </table:table-row>
        <table:table-row table:style-name="ro1">
          <table:table-cell office:value-type="string" calcext:value-type="string">
            <text:p>080851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0808</text:p>
          </table:table-cell>
          <table:table-cell table:formula="of:=COM.MICROSOFT.CONCAT([.$D$1];[.A1486];&quot;','&quot;;[.B1486];&quot;','&quot;;[.C1486];&quot;');&quot;)" office:value-type="string" office:string-value="INSERT INTO public.&quot;location&quot; (code, &quot;name&quot;, parent_code) VALUES('080851','MONTERREY','0808');" calcext:value-type="string">
            <text:p>INSERT INTO public."location" (code, "name", parent_code) VALUES('080851','MONTERREY','0808');</text:p>
          </table:table-cell>
        </table:table-row>
        <table:table-row table:style-name="ro1">
          <table:table-cell office:value-type="string" calcext:value-type="string">
            <text:p>080853</text:p>
          </table:table-cell>
          <table:table-cell office:value-type="string" calcext:value-type="string">
            <text:p>LAS VILLEGAS</text:p>
          </table:table-cell>
          <table:table-cell office:value-type="string" calcext:value-type="string">
            <text:p>0808</text:p>
          </table:table-cell>
          <table:table-cell table:formula="of:=COM.MICROSOFT.CONCAT([.$D$1];[.A1487];&quot;','&quot;;[.B1487];&quot;','&quot;;[.C1487];&quot;');&quot;)" office:value-type="string" office:string-value="INSERT INTO public.&quot;location&quot; (code, &quot;name&quot;, parent_code) VALUES('080853','LAS VILLEGAS','0808');" calcext:value-type="string">
            <text:p>INSERT INTO public."location" (code, "name", parent_code) VALUES('080853','LAS VILLEGAS','0808');</text:p>
          </table:table-cell>
        </table:table-row>
        <table:table-row table:style-name="ro1">
          <table:table-cell office:value-type="string" calcext:value-type="string">
            <text:p>080854</text:p>
          </table:table-cell>
          <table:table-cell office:value-type="string" calcext:value-type="string">
            <text:p>PLAN PILOTO</text:p>
          </table:table-cell>
          <table:table-cell office:value-type="string" calcext:value-type="string">
            <text:p>0808</text:p>
          </table:table-cell>
          <table:table-cell table:formula="of:=COM.MICROSOFT.CONCAT([.$D$1];[.A1488];&quot;','&quot;;[.B1488];&quot;','&quot;;[.C1488];&quot;');&quot;)" office:value-type="string" office:string-value="INSERT INTO public.&quot;location&quot; (code, &quot;name&quot;, parent_code) VALUES('080854','PLAN PILOTO','0808');" calcext:value-type="string">
            <text:p>INSERT INTO public."location" (code, "name", parent_code) VALUES('080854','PLAN PILOTO','0808');</text:p>
          </table:table-cell>
        </table:table-row>
        <table:table-row table:style-name="ro1">
          <table:table-cell office:value-type="string" calcext:value-type="string">
            <text:p>240101</text:p>
          </table:table-cell>
          <table:table-cell office:value-type="string" calcext:value-type="string">
            <text:p>BALLENITA</text:p>
          </table:table-cell>
          <table:table-cell office:value-type="string" calcext:value-type="string">
            <text:p>2401</text:p>
          </table:table-cell>
          <table:table-cell table:formula="of:=COM.MICROSOFT.CONCAT([.$D$1];[.A1489];&quot;','&quot;;[.B1489];&quot;','&quot;;[.C1489];&quot;');&quot;)" office:value-type="string" office:string-value="INSERT INTO public.&quot;location&quot; (code, &quot;name&quot;, parent_code) VALUES('240101','BALLENITA','2401');" calcext:value-type="string">
            <text:p>INSERT INTO public."location" (code, "name", parent_code) VALUES('240101','BALLENITA','2401');</text:p>
          </table:table-cell>
        </table:table-row>
        <table:table-row table:style-name="ro1">
          <table:table-cell office:value-type="string" calcext:value-type="string">
            <text:p>240102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01</text:p>
          </table:table-cell>
          <table:table-cell table:formula="of:=COM.MICROSOFT.CONCAT([.$D$1];[.A1490];&quot;','&quot;;[.B1490];&quot;','&quot;;[.C1490];&quot;');&quot;)" office:value-type="string" office:string-value="INSERT INTO public.&quot;location&quot; (code, &quot;name&quot;, parent_code) VALUES('240102','SANTA ELENA','2401');" calcext:value-type="string">
            <text:p>INSERT INTO public."location" (code, "name", parent_code) VALUES('240102','SANTA ELENA','2401');</text:p>
          </table:table-cell>
        </table:table-row>
        <table:table-row table:style-name="ro1">
          <table:table-cell office:value-type="string" calcext:value-type="string">
            <text:p>240150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2401</text:p>
          </table:table-cell>
          <table:table-cell table:formula="of:=COM.MICROSOFT.CONCAT([.$D$1];[.A1491];&quot;','&quot;;[.B1491];&quot;','&quot;;[.C1491];&quot;');&quot;)" office:value-type="string" office:string-value="INSERT INTO public.&quot;location&quot; (code, &quot;name&quot;, parent_code) VALUES('240150','SANTA ELENA','2401');" calcext:value-type="string">
            <text:p>INSERT INTO public."location" (code, "name", parent_code) VALUES('240150','SANTA ELENA','2401');</text:p>
          </table:table-cell>
        </table:table-row>
        <table:table-row table:style-name="ro1">
          <table:table-cell office:value-type="string" calcext:value-type="string">
            <text:p>240151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2401</text:p>
          </table:table-cell>
          <table:table-cell table:formula="of:=COM.MICROSOFT.CONCAT([.$D$1];[.A1492];&quot;','&quot;;[.B1492];&quot;','&quot;;[.C1492];&quot;');&quot;)" office:value-type="string" office:string-value="INSERT INTO public.&quot;location&quot; (code, &quot;name&quot;, parent_code) VALUES('240151','ATAHUALPA','2401');" calcext:value-type="string">
            <text:p>INSERT INTO public."location" (code, "name", parent_code) VALUES('240151','ATAHUALPA','2401');</text:p>
          </table:table-cell>
        </table:table-row>
        <table:table-row table:style-name="ro1">
          <table:table-cell office:value-type="string" calcext:value-type="string">
            <text:p>240152</text:p>
          </table:table-cell>
          <table:table-cell office:value-type="string" calcext:value-type="string">
            <text:p>COLONCHE</text:p>
          </table:table-cell>
          <table:table-cell office:value-type="string" calcext:value-type="string">
            <text:p>2401</text:p>
          </table:table-cell>
          <table:table-cell table:formula="of:=COM.MICROSOFT.CONCAT([.$D$1];[.A1493];&quot;','&quot;;[.B1493];&quot;','&quot;;[.C1493];&quot;');&quot;)" office:value-type="string" office:string-value="INSERT INTO public.&quot;location&quot; (code, &quot;name&quot;, parent_code) VALUES('240152','COLONCHE','2401');" calcext:value-type="string">
            <text:p>INSERT INTO public."location" (code, "name", parent_code) VALUES('240152','COLONCHE','2401');</text:p>
          </table:table-cell>
        </table:table-row>
        <table:table-row table:style-name="ro1">
          <table:table-cell office:value-type="string" calcext:value-type="string">
            <text:p>240153</text:p>
          </table:table-cell>
          <table:table-cell office:value-type="string" calcext:value-type="string">
            <text:p>CHANDUY</text:p>
          </table:table-cell>
          <table:table-cell office:value-type="string" calcext:value-type="string">
            <text:p>2401</text:p>
          </table:table-cell>
          <table:table-cell table:formula="of:=COM.MICROSOFT.CONCAT([.$D$1];[.A1494];&quot;','&quot;;[.B1494];&quot;','&quot;;[.C1494];&quot;');&quot;)" office:value-type="string" office:string-value="INSERT INTO public.&quot;location&quot; (code, &quot;name&quot;, parent_code) VALUES('240153','CHANDUY','2401');" calcext:value-type="string">
            <text:p>INSERT INTO public."location" (code, "name", parent_code) VALUES('240153','CHANDUY','2401');</text:p>
          </table:table-cell>
        </table:table-row>
        <table:table-row table:style-name="ro1">
          <table:table-cell office:value-type="string" calcext:value-type="string">
            <text:p>240154</text:p>
          </table:table-cell>
          <table:table-cell office:value-type="string" calcext:value-type="string">
            <text:p>MANGLARALTO</text:p>
          </table:table-cell>
          <table:table-cell office:value-type="string" calcext:value-type="string">
            <text:p>2401</text:p>
          </table:table-cell>
          <table:table-cell table:formula="of:=COM.MICROSOFT.CONCAT([.$D$1];[.A1495];&quot;','&quot;;[.B1495];&quot;','&quot;;[.C1495];&quot;');&quot;)" office:value-type="string" office:string-value="INSERT INTO public.&quot;location&quot; (code, &quot;name&quot;, parent_code) VALUES('240154','MANGLARALTO','2401');" calcext:value-type="string">
            <text:p>INSERT INTO public."location" (code, "name", parent_code) VALUES('240154','MANGLARALTO','2401');</text:p>
          </table:table-cell>
        </table:table-row>
        <table:table-row table:style-name="ro1">
          <table:table-cell office:value-type="string" calcext:value-type="string">
            <text:p>240155</text:p>
          </table:table-cell>
          <table:table-cell office:value-type="string" calcext:value-type="string">
            <text:p>SIMÓN BOLÍVAR (JULIO MORENO)</text:p>
          </table:table-cell>
          <table:table-cell office:value-type="string" calcext:value-type="string">
            <text:p>2401</text:p>
          </table:table-cell>
          <table:table-cell table:formula="of:=COM.MICROSOFT.CONCAT([.$D$1];[.A1496];&quot;','&quot;;[.B1496];&quot;','&quot;;[.C1496];&quot;');&quot;)" office:value-type="string" office:string-value="INSERT INTO public.&quot;location&quot; (code, &quot;name&quot;, parent_code) VALUES('240155','SIMÓN BOLÍVAR (JULIO MORENO)','2401');" calcext:value-type="string">
            <text:p>INSERT INTO public."location" (code, "name", parent_code) VALUES('240155','SIMÓN BOLÍVAR (JULIO MORENO)','2401');</text:p>
          </table:table-cell>
        </table:table-row>
        <table:table-row table:style-name="ro1">
          <table:table-cell office:value-type="string" calcext:value-type="string">
            <text:p>240156</text:p>
          </table:table-cell>
          <table:table-cell office:value-type="string" calcext:value-type="string">
            <text:p>SAN JOSÉ DE ANCÓN</text:p>
          </table:table-cell>
          <table:table-cell office:value-type="string" calcext:value-type="string">
            <text:p>2401</text:p>
          </table:table-cell>
          <table:table-cell table:formula="of:=COM.MICROSOFT.CONCAT([.$D$1];[.A1497];&quot;','&quot;;[.B1497];&quot;','&quot;;[.C1497];&quot;');&quot;)" office:value-type="string" office:string-value="INSERT INTO public.&quot;location&quot; (code, &quot;name&quot;, parent_code) VALUES('240156','SAN JOSÉ DE ANCÓN','2401');" calcext:value-type="string">
            <text:p>INSERT INTO public."location" (code, "name", parent_code) VALUES('240156','SAN JOSÉ DE ANCÓN','2401');</text:p>
          </table:table-cell>
        </table:table-row>
        <table:table-row table:style-name="ro1">
          <table:table-cell office:value-type="string" calcext:value-type="string">
            <text:p>240250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2402</text:p>
          </table:table-cell>
          <table:table-cell table:formula="of:=COM.MICROSOFT.CONCAT([.$D$1];[.A1498];&quot;','&quot;;[.B1498];&quot;','&quot;;[.C1498];&quot;');&quot;)" office:value-type="string" office:string-value="INSERT INTO public.&quot;location&quot; (code, &quot;name&quot;, parent_code) VALUES('240250','LA LIBERTAD','2402');" calcext:value-type="string">
            <text:p>INSERT INTO public."location" (code, "name", parent_code) VALUES('240250','LA LIBERTAD','2402');</text:p>
          </table:table-cell>
        </table:table-row>
        <table:table-row table:style-name="ro1">
          <table:table-cell office:value-type="string" calcext:value-type="string">
            <text:p>240301</text:p>
          </table:table-cell>
          <table:table-cell office:value-type="string" calcext:value-type="string">
            <text:p>CARLOS ESPINOZA LARREA</text:p>
          </table:table-cell>
          <table:table-cell office:value-type="string" calcext:value-type="string">
            <text:p>2403</text:p>
          </table:table-cell>
          <table:table-cell table:formula="of:=COM.MICROSOFT.CONCAT([.$D$1];[.A1499];&quot;','&quot;;[.B1499];&quot;','&quot;;[.C1499];&quot;');&quot;)" office:value-type="string" office:string-value="INSERT INTO public.&quot;location&quot; (code, &quot;name&quot;, parent_code) VALUES('240301','CARLOS ESPINOZA LARREA','2403');" calcext:value-type="string">
            <text:p>INSERT INTO public."location" (code, "name", parent_code) VALUES('240301','CARLOS ESPINOZA LARREA','2403');</text:p>
          </table:table-cell>
        </table:table-row>
        <table:table-row table:style-name="ro1">
          <table:table-cell office:value-type="string" calcext:value-type="string">
            <text:p>240302</text:p>
          </table:table-cell>
          <table:table-cell office:value-type="string" calcext:value-type="string">
            <text:p>GRAL ALBERTO ENRIQUEZ GALLO</text:p>
          </table:table-cell>
          <table:table-cell office:value-type="string" calcext:value-type="string">
            <text:p>2403</text:p>
          </table:table-cell>
          <table:table-cell table:formula="of:=COM.MICROSOFT.CONCAT([.$D$1];[.A1500];&quot;','&quot;;[.B1500];&quot;','&quot;;[.C1500];&quot;');&quot;)" office:value-type="string" office:string-value="INSERT INTO public.&quot;location&quot; (code, &quot;name&quot;, parent_code) VALUES('240302','GRAL ALBERTO ENRIQUEZ GALLO','2403');" calcext:value-type="string">
            <text:p>INSERT INTO public."location" (code, "name", parent_code) VALUES('240302','GRAL ALBERTO ENRIQUEZ GALLO','2403');</text:p>
          </table:table-cell>
        </table:table-row>
        <table:table-row table:style-name="ro1">
          <table:table-cell office:value-type="string" calcext:value-type="string">
            <text:p>240303</text:p>
          </table:table-cell>
          <table:table-cell office:value-type="string" calcext:value-type="string">
            <text:p>VICENTE ROCAFUERTE</text:p>
          </table:table-cell>
          <table:table-cell office:value-type="string" calcext:value-type="string">
            <text:p>2403</text:p>
          </table:table-cell>
          <table:table-cell table:formula="of:=COM.MICROSOFT.CONCAT([.$D$1];[.A1501];&quot;','&quot;;[.B1501];&quot;','&quot;;[.C1501];&quot;');&quot;)" office:value-type="string" office:string-value="INSERT INTO public.&quot;location&quot; (code, &quot;name&quot;, parent_code) VALUES('240303','VICENTE ROCAFUERTE','2403');" calcext:value-type="string">
            <text:p>INSERT INTO public."location" (code, "name", parent_code) VALUES('240303','VICENTE ROCAFUERTE','2403');</text:p>
          </table:table-cell>
        </table:table-row>
        <table:table-row table:style-name="ro1">
          <table:table-cell office:value-type="string" calcext:value-type="string">
            <text:p>240304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2403</text:p>
          </table:table-cell>
          <table:table-cell table:formula="of:=COM.MICROSOFT.CONCAT([.$D$1];[.A1502];&quot;','&quot;;[.B1502];&quot;','&quot;;[.C1502];&quot;');&quot;)" office:value-type="string" office:string-value="INSERT INTO public.&quot;location&quot; (code, &quot;name&quot;, parent_code) VALUES('240304','SANTA ROSA','2403');" calcext:value-type="string">
            <text:p>INSERT INTO public."location" (code, "name", parent_code) VALUES('240304','SANTA ROSA','2403');</text:p>
          </table:table-cell>
        </table:table-row>
        <table:table-row table:style-name="ro1">
          <table:table-cell office:value-type="string" calcext:value-type="string">
            <text:p>240350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2403</text:p>
          </table:table-cell>
          <table:table-cell table:formula="of:=COM.MICROSOFT.CONCAT([.$D$1];[.A1503];&quot;','&quot;;[.B1503];&quot;','&quot;;[.C1503];&quot;');&quot;)" office:value-type="string" office:string-value="INSERT INTO public.&quot;location&quot; (code, &quot;name&quot;, parent_code) VALUES('240350','SALINAS','2403');" calcext:value-type="string">
            <text:p>INSERT INTO public."location" (code, "name", parent_code) VALUES('240350','SALINAS','2403');</text:p>
          </table:table-cell>
        </table:table-row>
        <table:table-row table:style-name="ro1">
          <table:table-cell office:value-type="string" calcext:value-type="string">
            <text:p>240351</text:p>
          </table:table-cell>
          <table:table-cell office:value-type="string" calcext:value-type="string">
            <text:p>ANCONCITO</text:p>
          </table:table-cell>
          <table:table-cell office:value-type="string" calcext:value-type="string">
            <text:p>2403</text:p>
          </table:table-cell>
          <table:table-cell table:formula="of:=COM.MICROSOFT.CONCAT([.$D$1];[.A1504];&quot;','&quot;;[.B1504];&quot;','&quot;;[.C1504];&quot;');&quot;)" office:value-type="string" office:string-value="INSERT INTO public.&quot;location&quot; (code, &quot;name&quot;, parent_code) VALUES('240351','ANCONCITO','2403');" calcext:value-type="string">
            <text:p>INSERT INTO public."location" (code, "name", parent_code) VALUES('240351','ANCONCITO','2403');</text:p>
          </table:table-cell>
        </table:table-row>
        <table:table-row table:style-name="ro1">
          <table:table-cell office:value-type="string" calcext:value-type="string">
            <text:p>240352</text:p>
          </table:table-cell>
          <table:table-cell office:value-type="string" calcext:value-type="string">
            <text:p>JOSÉ LUIS TAMAYO</text:p>
          </table:table-cell>
          <table:table-cell office:value-type="string" calcext:value-type="string">
            <text:p>2403</text:p>
          </table:table-cell>
          <table:table-cell table:formula="of:=COM.MICROSOFT.CONCAT([.$D$1];[.A1505];&quot;','&quot;;[.B1505];&quot;','&quot;;[.C1505];&quot;');&quot;)" office:value-type="string" office:string-value="INSERT INTO public.&quot;location&quot; (code, &quot;name&quot;, parent_code) VALUES('240352','JOSÉ LUIS TAMAYO','2403');" calcext:value-type="string">
            <text:p>INSERT INTO public."location" (code, "name", parent_code) VALUES('240352','JOSÉ LUIS TAMAYO','2403');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ZONAS NO DELIMITADAS</text:p>
          </table:table-cell>
          <table:table-cell/>
          <table:table-cell table:formula="of:=COM.MICROSOFT.CONCAT([.$D$1];[.A1506];&quot;','&quot;;[.B1506];&quot;','&quot;;[.C1506];&quot;');&quot;)" office:value-type="string" office:string-value="INSERT INTO public.&quot;location&quot; (code, &quot;name&quot;, parent_code) VALUES('90','ZONAS NO DELIMITADAS','');" calcext:value-type="string">
            <text:p>INSERT INTO public."location" (code, "name", parent_code) VALUES('90','ZONAS NO DELIMITADAS','');</text:p>
          </table:table-cell>
        </table:table-row>
        <table:table-row table:style-name="ro1">
          <table:table-cell office:value-type="string" calcext:value-type="string">
            <text:p>9001</text:p>
          </table:table-cell>
          <table:table-cell office:value-type="string" calcext:value-type="string">
            <text:p>LAS GOLONDRINAS</text:p>
          </table:table-cell>
          <table:table-cell office:value-type="string" calcext:value-type="string">
            <text:p>90</text:p>
          </table:table-cell>
          <table:table-cell table:formula="of:=COM.MICROSOFT.CONCAT([.$D$1];[.A1507];&quot;','&quot;;[.B1507];&quot;','&quot;;[.C1507];&quot;');&quot;)" office:value-type="string" office:string-value="INSERT INTO public.&quot;location&quot; (code, &quot;name&quot;, parent_code) VALUES('9001','LAS GOLONDRINAS','90');" calcext:value-type="string">
            <text:p>INSERT INTO public."location" (code, "name", parent_code) VALUES('9001','LAS GOLONDRINAS','90');</text:p>
          </table:table-cell>
        </table:table-row>
        <table:table-row table:style-name="ro1">
          <table:table-cell office:value-type="string" calcext:value-type="string">
            <text:p>9002</text:p>
          </table:table-cell>
          <table:table-cell office:value-type="string" calcext:value-type="string">
            <text:p>MANGA DEL CURA</text:p>
          </table:table-cell>
          <table:table-cell office:value-type="string" calcext:value-type="string">
            <text:p>90</text:p>
          </table:table-cell>
          <table:table-cell table:formula="of:=COM.MICROSOFT.CONCAT([.$D$1];[.A1508];&quot;','&quot;;[.B1508];&quot;','&quot;;[.C1508];&quot;');&quot;)" office:value-type="string" office:string-value="INSERT INTO public.&quot;location&quot; (code, &quot;name&quot;, parent_code) VALUES('9002','MANGA DEL CURA','90');" calcext:value-type="string">
            <text:p>INSERT INTO public."location" (code, "name", parent_code) VALUES('9002','MANGA DEL CURA','90');</text:p>
          </table:table-cell>
        </table:table-row>
        <table:table-row table:style-name="ro1">
          <table:table-cell office:value-type="string" calcext:value-type="string">
            <text:p>9003</text:p>
          </table:table-cell>
          <table:table-cell office:value-type="string" calcext:value-type="string">
            <text:p>EL PIEDRERO</text:p>
          </table:table-cell>
          <table:table-cell office:value-type="string" calcext:value-type="string">
            <text:p>90</text:p>
          </table:table-cell>
          <table:table-cell table:formula="of:=COM.MICROSOFT.CONCAT([.$D$1];[.A1509];&quot;','&quot;;[.B1509];&quot;','&quot;;[.C1509];&quot;');&quot;)" office:value-type="string" office:string-value="INSERT INTO public.&quot;location&quot; (code, &quot;name&quot;, parent_code) VALUES('9003','EL PIEDRERO','90');" calcext:value-type="string">
            <text:p>INSERT INTO public."location" (code, "name", parent_code) VALUES('9003','EL PIEDRERO','90');</text:p>
          </table:table-cell>
        </table:table-row>
      </table:table>
      <table:named-expressions/>
      <table:database-ranges>
        <table:database-range table:name="__Anonymous_Sheet_DB__0" table:target-range-address="Sheet1.A1:Sheet1.C3835"/>
        <table:database-range table:name="__Anonymous_Sheet_DB__1" table:target-range-address="Sheet2.A1:Sheet2.C150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17:39:27.815707661</meta:creation-date>
    <dc:date>2021-01-12T19:18:50.771005781</dc:date>
    <meta:editing-duration>PT36M</meta:editing-duration>
    <meta:editing-cycles>3</meta:editing-cycles>
    <meta:generator>LibreOffice/6.1.5.2$Linux_X86_64 LibreOffice_project/10$Build-2</meta:generator>
    <meta:document-statistic meta:table-count="2" meta:cell-count="16238" meta:object-count="0"/>
  </office:meta>
</office:document-meta>
</file>